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color="#000000" fo:font-size="13.5pt" style:font-size-asian="13.5pt" style:font-size-complex="13.5pt"/>
    </style:style>
    <style:style style:name="T2" style:family="text">
      <style:text-properties fo:color="#000000" style:font-name="Mangal" fo:font-size="13.5pt" style:font-size-asian="13.5pt" style:font-name-complex="Mangal" style:font-size-complex="13.5pt"/>
    </style:style>
    <style:style style:name="T3" style:family="text">
      <style:text-properties fo:color="#008000"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apple-style-span"><text:span text:style-name="T1"> </text:span></text:span><text:span text:style-name="apple-style-span"><text:span text:style-name="T3">21</text:span></text:span><text:span text:style-name="apple-converted-space"><text:span text:style-name="T1"> </text:span></text:span><text:span text:style-name="apple-style-span"><text:span text:style-name="T2">हृषीकेशं</text:span></text:span><text:span text:style-name="apple-style-span"><text:span text:style-name="T1"> </text:span></text:span><text:span text:style-name="apple-style-span"><text:span text:style-name="T2">तथा</text:span></text:span><text:span text:style-name="apple-style-span"><text:span text:style-name="T1"> </text:span></text:span><text:span text:style-name="apple-style-span"><text:span text:style-name="T2">वाक्यम</text:span></text:span><text:span text:style-name="apple-style-span"><text:span text:style-name="T1"> </text:span></text:span><text:span text:style-name="apple-style-span"><text:span text:style-name="T2">इथम</text:span></text:span><text:span text:style-name="apple-style-span"><text:span text:style-name="T1"> </text:span></text:span><text:span text:style-name="apple-style-span"><text:span text:style-name="T2">आह</text:span></text:span><text:span text:style-name="apple-style-span"><text:span text:style-name="T1"> </text:span></text:span><text:span text:style-name="apple-style-span"><text:span text:style-name="T2">महीप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सेनयॊर</text:span></text:span><text:span text:style-name="apple-style-span"><text:span text:style-name="T1"> </text:span></text:span><text:span text:style-name="apple-style-span"><text:span text:style-name="T2">उभयॊर</text:span></text:span><text:span text:style-name="apple-style-span"><text:span text:style-name="T1"> </text:span></text:span><text:span text:style-name="apple-style-span"><text:span text:style-name="T2">मध्ये</text:span></text:span><text:span text:style-name="apple-style-span"><text:span text:style-name="T1"> </text:span></text:span><text:span text:style-name="apple-style-span"><text:span text:style-name="T2">रदं</text:span></text:span><text:span text:style-name="apple-style-span"><text:span text:style-name="T1"> </text:span></text:span><text:span text:style-name="apple-style-span"><text:span text:style-name="T2">सदापय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ऽचयुत</text:span></text:span><text:span text:style-name="T1"><text:line-break/></text:span><text:span text:style-name="apple-style-span"><text:span text:style-name="T1"> </text:span></text:span><text:span text:style-name="apple-style-span"><text:span text:style-name="T3">22</text:span></text:span><text:span text:style-name="apple-converted-space"><text:span text:style-name="T1"> </text:span></text:span><text:span text:style-name="apple-style-span"><text:span text:style-name="T2">यावथ</text:span></text:span><text:span text:style-name="apple-style-span"><text:span text:style-name="T1"> </text:span></text:span><text:span text:style-name="apple-style-span"><text:span text:style-name="T2">एतान</text:span></text:span><text:span text:style-name="apple-style-span"><text:span text:style-name="T1"> </text:span></text:span><text:span text:style-name="apple-style-span"><text:span text:style-name="T2">निरीक्षे</text:span></text:span><text:span text:style-name="apple-style-span"><text:span text:style-name="T1"> </text:span></text:span><text:span text:style-name="apple-style-span"><text:span text:style-name="T2">ऽहं</text:span></text:span><text:span text:style-name="apple-style-span"><text:span text:style-name="T1"> </text:span></text:span><text:span text:style-name="apple-style-span"><text:span text:style-name="T2">यॊथ्धुकामान</text:span></text:span><text:span text:style-name="apple-style-span"><text:span text:style-name="T1"> </text:span></text:span><text:span text:style-name="apple-style-span"><text:span text:style-name="T2">अवस्दिता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कैर</text:span></text:span><text:span text:style-name="apple-style-span"><text:span text:style-name="T1"> </text:span></text:span><text:span text:style-name="apple-style-span"><text:span text:style-name="T2">मया</text:span></text:span><text:span text:style-name="apple-style-span"><text:span text:style-name="T1"> </text:span></text:span><text:span text:style-name="apple-style-span"><text:span text:style-name="T2">सह</text:span></text:span><text:span text:style-name="apple-style-span"><text:span text:style-name="T1"> </text:span></text:span><text:span text:style-name="apple-style-span"><text:span text:style-name="T2">यॊथ्धव्यम</text:span></text:span><text:span text:style-name="apple-style-span"><text:span text:style-name="T1"> </text:span></text:span><text:span text:style-name="apple-style-span"><text:span text:style-name="T2">अस्मिन</text:span></text:span><text:span text:style-name="apple-style-span"><text:span text:style-name="T1"> </text:span></text:span><text:span text:style-name="apple-style-span"><text:span text:style-name="T2">रणसमुथ्यमे</text:span></text:span><text:span text:style-name="T1"><text:line-break/></text:span><text:span text:style-name="apple-style-span"><text:span text:style-name="T1"> </text:span></text:span><text:span text:style-name="apple-style-span"><text:span text:style-name="T3">23</text:span></text:span><text:span text:style-name="apple-converted-space"><text:span text:style-name="T1"> </text:span></text:span><text:span text:style-name="apple-style-span"><text:span text:style-name="T2">यॊत्स्यमानान</text:span></text:span><text:span text:style-name="apple-style-span"><text:span text:style-name="T1"> </text:span></text:span><text:span text:style-name="apple-style-span"><text:span text:style-name="T2">अवेक्षे</text:span></text:span><text:span text:style-name="apple-style-span"><text:span text:style-name="T1"> </text:span></text:span><text:span text:style-name="apple-style-span"><text:span text:style-name="T2">ऽहं</text:span></text:span><text:span text:style-name="apple-style-span"><text:span text:style-name="T1"> </text:span></text:span><text:span text:style-name="apple-style-span"><text:span text:style-name="T2">य</text:span></text:span><text:span text:style-name="apple-style-span"><text:span text:style-name="T1"> </text:span></text:span><text:span text:style-name="apple-style-span"><text:span text:style-name="T2">एते</text:span></text:span><text:span text:style-name="apple-style-span"><text:span text:style-name="T1"> </text:span></text:span><text:span text:style-name="apple-style-span"><text:span text:style-name="T2">ऽतर</text:span></text:span><text:span text:style-name="apple-style-span"><text:span text:style-name="T1"> </text:span></text:span><text:span text:style-name="apple-style-span"><text:span text:style-name="T2">समागत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धार्तराष्ट्रस्य</text:span></text:span><text:span text:style-name="apple-style-span"><text:span text:style-name="T1"> </text:span></text:span><text:span text:style-name="apple-style-span"><text:span text:style-name="T2">थुर्बुथ्धेर</text:span></text:span><text:span text:style-name="apple-style-span"><text:span text:style-name="T1"> </text:span></text:span><text:span text:style-name="apple-style-span"><text:span text:style-name="T2">युथ्धे</text:span></text:span><text:span text:style-name="apple-style-span"><text:span text:style-name="T1"> </text:span></text:span><text:span text:style-name="apple-style-span"><text:span text:style-name="T2">परियचिकीर्षवः</text:span></text:span><text:span text:style-name="T1"><text:line-break/></text:span><text:span text:style-name="apple-style-span"><text:span text:style-name="T1"> </text:span></text:span><text:span text:style-name="apple-style-span"><text:span text:style-name="T3">24</text:span></text:span><text:span text:style-name="apple-converted-space"><text:span text:style-name="T1"> </text:span></text:span><text:span text:style-name="apple-style-span"><text:span text:style-name="T2">एवम</text:span></text:span><text:span text:style-name="apple-style-span"><text:span text:style-name="T1"> </text:span></text:span><text:span text:style-name="apple-style-span"><text:span text:style-name="T2">उक्तॊ</text:span></text:span><text:span text:style-name="apple-style-span"><text:span text:style-name="T1"> </text:span></text:span><text:span text:style-name="apple-style-span"><text:span text:style-name="T2">हृषीकेशॊ</text:span></text:span><text:span text:style-name="apple-style-span"><text:span text:style-name="T1"> </text:span></text:span><text:span text:style-name="apple-style-span"><text:span text:style-name="T2">गुडाकेशेन</text:span></text:span><text:span text:style-name="apple-style-span"><text:span text:style-name="T1"> </text:span></text:span><text:span text:style-name="apple-style-span"><text:span text:style-name="T2">भार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सेनयॊर</text:span></text:span><text:span text:style-name="apple-style-span"><text:span text:style-name="T1"> </text:span></text:span><text:span text:style-name="apple-style-span"><text:span text:style-name="T2">उभयॊर</text:span></text:span><text:span text:style-name="apple-style-span"><text:span text:style-name="T1"> </text:span></text:span><text:span text:style-name="apple-style-span"><text:span text:style-name="T2">मध्ये</text:span></text:span><text:span text:style-name="apple-style-span"><text:span text:style-name="T1"> </text:span></text:span><text:span text:style-name="apple-style-span"><text:span text:style-name="T2">सदापयित्वा</text:span></text:span><text:span text:style-name="apple-style-span"><text:span text:style-name="T1"> </text:span></text:span><text:span text:style-name="apple-style-span"><text:span text:style-name="T2">रदॊत्तमम</text:span></text:span><text:span text:style-name="T1"><text:line-break/></text:span><text:span text:style-name="apple-style-span"><text:span text:style-name="T1"> </text:span></text:span><text:span text:style-name="apple-style-span"><text:span text:style-name="T3">25</text:span></text:span><text:span text:style-name="apple-converted-space"><text:span text:style-name="T1"> </text:span></text:span><text:span text:style-name="apple-style-span"><text:span text:style-name="T2">भीष्मथ्रॊणप्रमुखतः</text:span></text:span><text:span text:style-name="apple-style-span"><text:span text:style-name="T1"> </text:span></text:span><text:span text:style-name="apple-style-span"><text:span text:style-name="T2">सर्वेषा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हीक्षिता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उवाच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पश्यैतान</text:span></text:span><text:span text:style-name="apple-style-span"><text:span text:style-name="T1"> </text:span></text:span><text:span text:style-name="apple-style-span"><text:span text:style-name="T2">समवेतान</text:span></text:span><text:span text:style-name="apple-style-span"><text:span text:style-name="T1"> </text:span></text:span><text:span text:style-name="apple-style-span"><text:span text:style-name="T2">कुरून</text:span></text:span><text:span text:style-name="apple-style-span"><text:span text:style-name="T1"> </text:span></text:span><text:span text:style-name="apple-style-span"><text:span text:style-name="T2">इति</text:span></text:span><text:span text:style-name="T1"><text:line-break/></text:span><text:span text:style-name="apple-style-span"><text:span text:style-name="T1"> </text:span></text:span><text:span text:style-name="apple-style-span"><text:span text:style-name="T3">26</text:span></text:span><text:span text:style-name="apple-converted-space"><text:span text:style-name="T1"> </text:span></text:span><text:span text:style-name="apple-style-span"><text:span text:style-name="T2">तत्रापश्यत</text:span></text:span><text:span text:style-name="apple-style-span"><text:span text:style-name="T1"> </text:span></text:span><text:span text:style-name="apple-style-span"><text:span text:style-name="T2">सदितान</text:span></text:span><text:span text:style-name="apple-style-span"><text:span text:style-name="T1"> </text:span></text:span><text:span text:style-name="apple-style-span"><text:span text:style-name="T2">पार्दः</text:span></text:span><text:span text:style-name="apple-style-span"><text:span text:style-name="T1"> </text:span></text:span><text:span text:style-name="apple-style-span"><text:span text:style-name="T2">पितॄन</text:span></text:span><text:span text:style-name="apple-style-span"><text:span text:style-name="T1"> </text:span></text:span><text:span text:style-name="apple-style-span"><text:span text:style-name="T2">अद</text:span></text:span><text:span text:style-name="apple-style-span"><text:span text:style-name="T1"> </text:span></text:span><text:span text:style-name="apple-style-span"><text:span text:style-name="T2">पितामहा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आचार्यान</text:span></text:span><text:span text:style-name="apple-style-span"><text:span text:style-name="T1"> </text:span></text:span><text:span text:style-name="apple-style-span"><text:span text:style-name="T2">मातुलान</text:span></text:span><text:span text:style-name="apple-style-span"><text:span text:style-name="T1"> </text:span></text:span><text:span text:style-name="apple-style-span"><text:span text:style-name="T2">भरातॄन</text:span></text:span><text:span text:style-name="apple-style-span"><text:span text:style-name="T1"> </text:span></text:span><text:span text:style-name="apple-style-span"><text:span text:style-name="T2">पुत्रान</text:span></text:span><text:span text:style-name="apple-style-span"><text:span text:style-name="T1"> </text:span></text:span><text:span text:style-name="apple-style-span"><text:span text:style-name="T2">पौत्रान</text:span></text:span><text:span text:style-name="apple-style-span"><text:span text:style-name="T1"> </text:span></text:span><text:span text:style-name="apple-style-span"><text:span text:style-name="T2">सखींस</text:span></text:span><text:span text:style-name="apple-style-span"><text:span text:style-name="T1"> </text:span></text:span><text:span text:style-name="apple-style-span"><text:span text:style-name="T2">तदा</text:span></text:span><text:span text:style-name="T1"><text:line-break/></text:span><text:span text:style-name="apple-style-span"><text:span text:style-name="T1"> </text:span></text:span><text:span text:style-name="apple-style-span"><text:span text:style-name="T3">27</text:span></text:span><text:span text:style-name="apple-converted-space"><text:span text:style-name="T1"> </text:span></text:span><text:span text:style-name="apple-style-span"><text:span text:style-name="T2">शवशुरान</text:span></text:span><text:span text:style-name="apple-style-span"><text:span text:style-name="T1"> </text:span></text:span><text:span text:style-name="apple-style-span"><text:span text:style-name="T2">सुहृथश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सेनयॊर</text:span></text:span><text:span text:style-name="apple-style-span"><text:span text:style-name="T1"> </text:span></text:span><text:span text:style-name="apple-style-span"><text:span text:style-name="T2">उभयॊर</text:span></text:span><text:span text:style-name="apple-style-span"><text:span text:style-name="T1"> </text:span></text:span><text:span text:style-name="apple-style-span"><text:span text:style-name="T2">अप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ान</text:span></text:span><text:span text:style-name="apple-style-span"><text:span text:style-name="T1"> </text:span></text:span><text:span text:style-name="apple-style-span"><text:span text:style-name="T2">समीक्ष्य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कौन्तेयः</text:span></text:span><text:span text:style-name="apple-style-span"><text:span text:style-name="T1"> </text:span></text:span><text:span text:style-name="apple-style-span"><text:span text:style-name="T2">सर्वान</text:span></text:span><text:span text:style-name="apple-style-span"><text:span text:style-name="T1"> </text:span></text:span><text:span text:style-name="apple-style-span"><text:span text:style-name="T2">बन्धून</text:span></text:span><text:span text:style-name="apple-style-span"><text:span text:style-name="T1"> </text:span></text:span><text:span text:style-name="apple-style-span"><text:span text:style-name="T2">अवस्दितान</text:span></text:span><text:span text:style-name="T1"><text:line-break/></text:span><text:span text:style-name="apple-style-span"><text:span text:style-name="T1"> </text:span></text:span><text:span text:style-name="apple-style-span"><text:span text:style-name="T3">28</text:span></text:span><text:span text:style-name="apple-converted-space"><text:span text:style-name="T1"> </text:span></text:span><text:span text:style-name="apple-style-span"><text:span text:style-name="T2">कृपया</text:span></text:span><text:span text:style-name="apple-style-span"><text:span text:style-name="T1"> </text:span></text:span><text:span text:style-name="apple-style-span"><text:span text:style-name="T2">परयाविष्टॊ</text:span></text:span><text:span text:style-name="apple-style-span"><text:span text:style-name="T1"> </text:span></text:span><text:span text:style-name="apple-style-span"><text:span text:style-name="T2">विषीथन्न</text:span></text:span><text:span text:style-name="apple-style-span"><text:span text:style-name="T1"> </text:span></text:span><text:span text:style-name="apple-style-span"><text:span text:style-name="T2">इथम</text:span></text:span><text:span text:style-name="apple-style-span"><text:span text:style-name="T1"> </text:span></text:span><text:span text:style-name="apple-style-span"><text:span text:style-name="T2">अब्रवी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थृष्ट्वेमं</text:span></text:span><text:span text:style-name="apple-style-span"><text:span text:style-name="T1"> </text:span></text:span><text:span text:style-name="apple-style-span"><text:span text:style-name="T2">सवजनं</text:span></text:span><text:span text:style-name="apple-style-span"><text:span text:style-name="T1"> </text:span></text:span><text:span text:style-name="apple-style-span"><text:span text:style-name="T2">कृष्ण</text:span></text:span><text:span text:style-name="apple-style-span"><text:span text:style-name="T1"> </text:span></text:span><text:span text:style-name="apple-style-span"><text:span text:style-name="T2">युयुत्सुं</text:span></text:span><text:span text:style-name="apple-style-span"><text:span text:style-name="T1"> </text:span></text:span><text:span text:style-name="apple-style-span"><text:span text:style-name="T2">समुपस्दितम</text:span></text:span><text:span text:style-name="T1"><text:line-break/></text:span><text:span text:style-name="apple-style-span"><text:span text:style-name="T1"> </text:span></text:span><text:span text:style-name="apple-style-span"><text:span text:style-name="T3">29</text:span></text:span><text:span text:style-name="apple-converted-space"><text:span text:style-name="T1"> </text:span></text:span><text:span text:style-name="apple-style-span"><text:span text:style-name="T2">सीथन्ति</text:span></text:span><text:span text:style-name="apple-style-span"><text:span text:style-name="T1"> </text:span></text:span><text:span text:style-name="apple-style-span"><text:span text:style-name="T2">मम</text:span></text:span><text:span text:style-name="apple-style-span"><text:span text:style-name="T1"> </text:span></text:span><text:span text:style-name="apple-style-span"><text:span text:style-name="T2">गात्राणि</text:span></text:span><text:span text:style-name="apple-style-span"><text:span text:style-name="T1"> </text:span></text:span><text:span text:style-name="apple-style-span"><text:span text:style-name="T2">मुख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रिशुष्यत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वेपदु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शरीरे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रॊमहर्ष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जायते</text:span></text:span><text:span text:style-name="T1"><text:line-break/></text:span><text:span text:style-name="apple-style-span"><text:span text:style-name="T1"> </text:span></text:span><text:span text:style-name="apple-style-span"><text:span text:style-name="T3">30</text:span></text:span><text:span text:style-name="apple-converted-space"><text:span text:style-name="T1"> </text:span></text:span><text:span text:style-name="apple-style-span"><text:span text:style-name="T2">गाण्डीवं</text:span></text:span><text:span text:style-name="apple-style-span"><text:span text:style-name="T1"> </text:span></text:span><text:span text:style-name="apple-style-span"><text:span text:style-name="T2">सरंसते</text:span></text:span><text:span text:style-name="apple-style-span"><text:span text:style-name="T1"> </text:span></text:span><text:span text:style-name="apple-style-span"><text:span text:style-name="T2">हस्तात</text:span></text:span><text:span text:style-name="apple-style-span"><text:span text:style-name="T1"> </text:span></text:span><text:span text:style-name="apple-style-span"><text:span text:style-name="T2">तवक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परिथह्य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शक्नॊम्य</text:span></text:span><text:span text:style-name="apple-style-span"><text:span text:style-name="T1"> </text:span></text:span><text:span text:style-name="apple-style-span"><text:span text:style-name="T2">अवस्दातुं</text:span></text:span><text:span text:style-name="apple-style-span"><text:span text:style-name="T1"> </text:span></text:span><text:span text:style-name="apple-style-span"><text:span text:style-name="T2">भरमतीव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मनः</text:span></text:span><text:span text:style-name="T1"><text:line-break/></text:span><text:span text:style-name="apple-style-span"><text:span text:style-name="T1"> </text:span></text:span><text:span text:style-name="apple-style-span"><text:span text:style-name="T3">31</text:span></text:span><text:span text:style-name="apple-converted-space"><text:span text:style-name="T1"> </text:span></text:span><text:span text:style-name="apple-style-span"><text:span text:style-name="T2">निमित्तानि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श्यामि</text:span></text:span><text:span text:style-name="apple-style-span"><text:span text:style-name="T1"> </text:span></text:span><text:span text:style-name="apple-style-span"><text:span text:style-name="T2">विपरीतानि</text:span></text:span><text:span text:style-name="apple-style-span"><text:span text:style-name="T1"> </text:span></text:span><text:span text:style-name="apple-style-span"><text:span text:style-name="T2">केशव</text:span></text:span><text:span text:style-name="T1"><text:line-break/></text:span><text:span text:style-name="apple-style-span"><text:span text:style-name="T1">    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शरेयॊ</text:span></text:span><text:span text:style-name="apple-style-span"><text:span text:style-name="T1"> </text:span></text:span><text:span text:style-name="apple-style-span"><text:span text:style-name="T2">ऽनुपश्यामि</text:span></text:span><text:span text:style-name="apple-style-span"><text:span text:style-name="T1"> </text:span></text:span><text:span text:style-name="apple-style-span"><text:span text:style-name="T2">हत्वा</text:span></text:span><text:span text:style-name="apple-style-span"><text:span text:style-name="T1"> </text:span></text:span><text:span text:style-name="apple-style-span"><text:span text:style-name="T2">सवजनम</text:span></text:span><text:span text:style-name="apple-style-span"><text:span text:style-name="T1"> </text:span></text:span><text:span text:style-name="apple-style-span"><text:span text:style-name="T2">आहवे</text:span></text:span><text:span text:style-name="T1"><text:line-break/></text:span><text:span text:style-name="apple-style-span"><text:span text:style-name="T1"> </text:span></text:span><text:span text:style-name="apple-style-span"><text:span text:style-name="T3">32</text:span></text:span><text:span text:style-name="apple-converted-space"><text:span text:style-name="T1"> 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काङ्क्षे</text:span></text:span><text:span text:style-name="apple-style-span"><text:span text:style-name="T1"> </text:span></text:span><text:span text:style-name="apple-style-span"><text:span text:style-name="T2">विजयं</text:span></text:span><text:span text:style-name="apple-style-span"><text:span text:style-name="T1"> </text:span></text:span><text:span text:style-name="apple-style-span"><text:span text:style-name="T2">कृष्ण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राज्यं</text:span></text:span><text:span text:style-name="apple-style-span"><text:span text:style-name="T1"> </text:span></text:span><text:span text:style-name="apple-style-span"><text:span text:style-name="T2">सुखानि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िं</text:span></text:span><text:span text:style-name="apple-style-span"><text:span text:style-name="T1"> </text:span></text:span><text:span text:style-name="apple-style-span"><text:span text:style-name="T2">नॊ</text:span></text:span><text:span text:style-name="apple-style-span"><text:span text:style-name="T1"> </text:span></text:span><text:span text:style-name="apple-style-span"><text:span text:style-name="T2">राज्येन</text:span></text:span><text:span text:style-name="apple-style-span"><text:span text:style-name="T1"> </text:span></text:span><text:span text:style-name="apple-style-span"><text:span text:style-name="T2">गॊविन्थ</text:span></text:span><text:span text:style-name="apple-style-span"><text:span text:style-name="T1"> </text:span></text:span><text:span text:style-name="apple-style-span"><text:span text:style-name="T2">किं</text:span></text:span><text:span text:style-name="apple-style-span"><text:span text:style-name="T1"> </text:span></text:span><text:span text:style-name="apple-style-span"><text:span text:style-name="T2">भॊगैर</text:span></text:span><text:span text:style-name="apple-style-span"><text:span text:style-name="T1"> </text:span></text:span><text:span text:style-name="apple-style-span"><text:span text:style-name="T2">जीवितेन</text:span></text:span><text:span text:style-name="apple-style-span"><text:span text:style-name="T1"> </text:span></text:span><text:span text:style-name="apple-style-span"><text:span text:style-name="T2">वा</text:span></text:span><text:span text:style-name="T1"><text:line-break/></text:span><text:span text:style-name="apple-style-span"><text:span text:style-name="T1"> </text:span></text:span><text:span text:style-name="apple-style-span"><text:span text:style-name="T3">33</text:span></text:span><text:span text:style-name="apple-converted-space"><text:span text:style-name="T1"> </text:span></text:span><text:span text:style-name="apple-style-span"><text:span text:style-name="T2">येषाम</text:span></text:span><text:span text:style-name="apple-style-span"><text:span text:style-name="T1"> </text:span></text:span><text:span text:style-name="apple-style-span"><text:span text:style-name="T2">अर्दे</text:span></text:span><text:span text:style-name="apple-style-span"><text:span text:style-name="T1"> </text:span></text:span><text:span text:style-name="apple-style-span"><text:span text:style-name="T2">काङ्क्षितं</text:span></text:span><text:span text:style-name="apple-style-span"><text:span text:style-name="T1"> </text:span></text:span><text:span text:style-name="apple-style-span"><text:span text:style-name="T2">नॊ</text:span></text:span><text:span text:style-name="apple-style-span"><text:span text:style-name="T1"> </text:span></text:span><text:span text:style-name="apple-style-span"><text:span text:style-name="T2">राज्यं</text:span></text:span><text:span text:style-name="apple-style-span"><text:span text:style-name="T1"> </text:span></text:span><text:span text:style-name="apple-style-span"><text:span text:style-name="T2">भॊगाः</text:span></text:span><text:span text:style-name="apple-style-span"><text:span text:style-name="T1"> </text:span></text:span><text:span text:style-name="apple-style-span"><text:span text:style-name="T2">सुखानि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त</text:span></text:span><text:span text:style-name="apple-style-span"><text:span text:style-name="T1"> </text:span></text:span><text:span text:style-name="apple-style-span"><text:span text:style-name="T2">इमे</text:span></text:span><text:span text:style-name="apple-style-span"><text:span text:style-name="T1"> </text:span></text:span><text:span text:style-name="apple-style-span"><text:span text:style-name="T2">ऽवस्दिता</text:span></text:span><text:span text:style-name="apple-style-span"><text:span text:style-name="T1"> </text:span></text:span><text:span text:style-name="apple-style-span"><text:span text:style-name="T2">युथ्धे</text:span></text:span><text:span text:style-name="apple-style-span"><text:span text:style-name="T1"> </text:span></text:span><text:span text:style-name="apple-style-span"><text:span text:style-name="T2">पराणांस</text:span></text:span><text:span text:style-name="apple-style-span"><text:span text:style-name="T1"> </text:span></text:span><text:span text:style-name="apple-style-span"><text:span text:style-name="T2">तयक्त्वा</text:span></text:span><text:span text:style-name="apple-style-span"><text:span text:style-name="T1"> </text:span></text:span><text:span text:style-name="apple-style-span"><text:span text:style-name="T2">धनानि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</text:span></text:span><text:span text:style-name="apple-style-span"><text:span text:style-name="T3">34</text:span></text:span><text:span text:style-name="apple-converted-space"><text:span text:style-name="T1"> </text:span></text:span><text:span text:style-name="apple-style-span"><text:span text:style-name="T2">आचार्याः</text:span></text:span><text:span text:style-name="apple-style-span"><text:span text:style-name="T1"> </text:span></text:span><text:span text:style-name="apple-style-span"><text:span text:style-name="T2">पितरः</text:span></text:span><text:span text:style-name="apple-style-span"><text:span text:style-name="T1"> </text:span></text:span><text:span text:style-name="apple-style-span"><text:span text:style-name="T2">पुत्रास</text:span></text:span><text:span text:style-name="apple-style-span"><text:span text:style-name="T1"> </text:span></text:span><text:span text:style-name="apple-style-span"><text:span text:style-name="T2">तदैव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ितामह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ातुलाः</text:span></text:span><text:span text:style-name="apple-style-span"><text:span text:style-name="T1"> </text:span></text:span><text:span text:style-name="apple-style-span"><text:span text:style-name="T2">शवशुराः</text:span></text:span><text:span text:style-name="apple-style-span"><text:span text:style-name="T1"> </text:span></text:span><text:span text:style-name="apple-style-span"><text:span text:style-name="T2">पौत्राः</text:span></text:span><text:span text:style-name="apple-style-span"><text:span text:style-name="T1"> </text:span></text:span><text:span text:style-name="apple-style-span"><text:span text:style-name="T2">शयालाः</text:span></text:span><text:span text:style-name="apple-style-span"><text:span text:style-name="T1"> </text:span></text:span><text:span text:style-name="apple-style-span"><text:span text:style-name="T2">संबन्धिनस</text:span></text:span><text:span text:style-name="apple-style-span"><text:span text:style-name="T1"> </text:span></text:span><text:span text:style-name="apple-style-span"><text:span text:style-name="T2">तदा</text:span></text:span><text:span text:style-name="T1"><text:line-break/></text:span><text:span text:style-name="apple-style-span"><text:span text:style-name="T1"> </text:span></text:span><text:span text:style-name="apple-style-span"><text:span text:style-name="T3">35</text:span></text:span><text:span text:style-name="apple-converted-space"><text:span text:style-name="T1"> </text:span></text:span><text:span text:style-name="apple-style-span"><text:span text:style-name="T2">एतान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हन्तुम</text:span></text:span><text:span text:style-name="apple-style-span"><text:span text:style-name="T1"> </text:span></text:span><text:span text:style-name="apple-style-span"><text:span text:style-name="T2">इच्छामि</text:span></text:span><text:span text:style-name="apple-style-span"><text:span text:style-name="T1"> </text:span></text:span><text:span text:style-name="apple-style-span"><text:span text:style-name="T2">घनतॊ</text:span></text:span><text:span text:style-name="apple-style-span"><text:span text:style-name="T1"> </text:span></text:span><text:span text:style-name="apple-style-span"><text:span text:style-name="T2">ऽपि</text:span></text:span><text:span text:style-name="apple-style-span"><text:span text:style-name="T1"> </text:span></text:span><text:span text:style-name="apple-style-span"><text:span text:style-name="T2">मधुसूथ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तरैलॊक्यराज्यस्य</text:span></text:span><text:span text:style-name="apple-style-span"><text:span text:style-name="T1"> </text:span></text:span><text:span text:style-name="apple-style-span"><text:span text:style-name="T2">हेतॊः</text:span></text:span><text:span text:style-name="apple-style-span"><text:span text:style-name="T1"> </text:span></text:span><text:span text:style-name="apple-style-span"><text:span text:style-name="T2">किं</text:span></text:span><text:span text:style-name="apple-style-span"><text:span text:style-name="T1"> </text:span></text:span><text:span text:style-name="apple-style-span"><text:span text:style-name="T2">नु</text:span></text:span><text:span text:style-name="apple-style-span"><text:span text:style-name="T1"> </text:span></text:span><text:span text:style-name="apple-style-span"><text:span text:style-name="T2">महीकृते</text:span></text:span><text:span text:style-name="T1"><text:line-break/></text:span><text:span text:style-name="apple-style-span"><text:span text:style-name="T1"> </text:span></text:span><text:span text:style-name="apple-style-span"><text:span text:style-name="T3">36</text:span></text:span><text:span text:style-name="apple-converted-space"><text:span text:style-name="T1"> </text:span></text:span><text:span text:style-name="apple-style-span"><text:span text:style-name="T2">निहत्य</text:span></text:span><text:span text:style-name="apple-style-span"><text:span text:style-name="T1"> </text:span></text:span><text:span text:style-name="apple-style-span"><text:span text:style-name="T2">धार्तराष्ट्रान</text:span></text:span><text:span text:style-name="apple-style-span"><text:span text:style-name="T1"> </text:span></text:span><text:span text:style-name="apple-style-span"><text:span text:style-name="T2">नः</text:span></text:span><text:span text:style-name="apple-style-span"><text:span text:style-name="T1"> </text:span></text:span><text:span text:style-name="apple-style-span"><text:span text:style-name="T2">का</text:span></text:span><text:span text:style-name="apple-style-span"><text:span text:style-name="T1"> </text:span></text:span><text:span text:style-name="apple-style-span"><text:span text:style-name="T2">परीतिः</text:span></text:span><text:span text:style-name="apple-style-span"><text:span text:style-name="T1"> </text:span></text:span><text:span text:style-name="apple-style-span"><text:span text:style-name="T2">सयाज</text:span></text:span><text:span text:style-name="apple-style-span"><text:span text:style-name="T1"> </text:span></text:span><text:span text:style-name="apple-style-span"><text:span text:style-name="T2">जनार्थ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ापम</text:span></text:span><text:span text:style-name="apple-style-span"><text:span text:style-name="T1"> </text:span></text:span><text:span text:style-name="apple-style-span"><text:span text:style-name="T2">एवाश्रयेथ</text:span></text:span><text:span text:style-name="apple-style-span"><text:span text:style-name="T1"> </text:span></text:span><text:span text:style-name="apple-style-span"><text:span text:style-name="T2">अस्मान</text:span></text:span><text:span text:style-name="apple-style-span"><text:span text:style-name="T1"> </text:span></text:span><text:span text:style-name="apple-style-span"><text:span text:style-name="T2">हत्वैतान</text:span></text:span><text:span text:style-name="apple-style-span"><text:span text:style-name="T1"> </text:span></text:span><text:span text:style-name="apple-style-span"><text:span text:style-name="T2">आततायिनः</text:span></text:span><text:span text:style-name="T1"><text:line-break/></text:span><text:span text:style-name="apple-style-span"><text:span text:style-name="T1"> </text:span></text:span><text:span text:style-name="apple-style-span"><text:span text:style-name="T3">37</text:span></text:span><text:span text:style-name="apple-converted-space"><text:span text:style-name="T1"> </text:span></text:span><text:span text:style-name="apple-style-span"><text:span text:style-name="T2">तस्मान</text:span></text:span><text:span text:style-name="apple-style-span"><text:span text:style-name="T1"> </text:span></text:span><text:span text:style-name="apple-style-span"><text:span text:style-name="T2">नार्हा</text:span></text:span><text:span text:style-name="apple-style-span"><text:span text:style-name="T1"> </text:span></text:span><text:span text:style-name="apple-style-span"><text:span text:style-name="T2">वयं</text:span></text:span><text:span text:style-name="apple-style-span"><text:span text:style-name="T1"> </text:span></text:span><text:span text:style-name="apple-style-span"><text:span text:style-name="T2">हन्तुं</text:span></text:span><text:span text:style-name="apple-style-span"><text:span text:style-name="T1"> </text:span></text:span><text:span text:style-name="apple-style-span"><text:span text:style-name="T2">धार्तराष्ट्रान</text:span></text:span><text:span text:style-name="apple-style-span"><text:span text:style-name="T1"> </text:span></text:span><text:span text:style-name="apple-style-span"><text:span text:style-name="T2">सवबान्धवा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वजनं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कदं</text:span></text:span><text:span text:style-name="apple-style-span"><text:span text:style-name="T1"> </text:span></text:span><text:span text:style-name="apple-style-span"><text:span text:style-name="T2">हत्वा</text:span></text:span><text:span text:style-name="apple-style-span"><text:span text:style-name="T1"> </text:span></text:span><text:span text:style-name="apple-style-span"><text:span text:style-name="T2">सुखिनः</text:span></text:span><text:span text:style-name="apple-style-span"><text:span text:style-name="T1"> </text:span></text:span><text:span text:style-name="apple-style-span"><text:span text:style-name="T2">सयाम</text:span></text:span><text:span text:style-name="apple-style-span"><text:span text:style-name="T1"> </text:span></text:span><text:span text:style-name="apple-style-span"><text:span text:style-name="T2">माधव</text:span></text:span><text:span text:style-name="T1"><text:line-break/></text:span><text:span text:style-name="apple-style-span"><text:span text:style-name="T1"> </text:span></text:span><text:span text:style-name="apple-style-span"><text:span text:style-name="T3">38</text:span></text:span><text:span text:style-name="apple-converted-space"><text:span text:style-name="T1"> </text:span></text:span><text:span text:style-name="apple-style-span"><text:span text:style-name="T2">यथ्य</text:span></text:span><text:span text:style-name="apple-style-span"><text:span text:style-name="T1"> </text:span></text:span><text:span text:style-name="apple-style-span"><text:span text:style-name="T2">अप्य</text:span></text:span><text:span text:style-name="apple-style-span"><text:span text:style-name="T1"> </text:span></text:span><text:span text:style-name="apple-style-span"><text:span text:style-name="T2">एते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पश्यन्ति</text:span></text:span><text:span text:style-name="apple-style-span"><text:span text:style-name="T1"> </text:span></text:span><text:span text:style-name="apple-style-span"><text:span text:style-name="T2">लॊभॊपहतचेतस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कुलक्षयकृतं</text:span></text:span><text:span text:style-name="apple-style-span"><text:span text:style-name="T1"> </text:span></text:span><text:span text:style-name="apple-style-span"><text:span text:style-name="T2">थॊषं</text:span></text:span><text:span text:style-name="apple-style-span"><text:span text:style-name="T1"> </text:span></text:span><text:span text:style-name="apple-style-span"><text:span text:style-name="T2">मित्रथ्रॊहे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ातकम</text:span></text:span><text:span text:style-name="T1"><text:line-break/></text:span><text:soft-page-break/><text:span text:style-name="apple-style-span"><text:span text:style-name="T1"> </text:span></text:span><text:span text:style-name="apple-style-span"><text:span text:style-name="T3">39</text:span></text:span><text:span text:style-name="apple-converted-space"><text:span text:style-name="T1"> </text:span></text:span><text:span text:style-name="apple-style-span"><text:span text:style-name="T2">कदं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जञेयम</text:span></text:span><text:span text:style-name="apple-style-span"><text:span text:style-name="T1"> </text:span></text:span><text:span text:style-name="apple-style-span"><text:span text:style-name="T2">अस्माभिः</text:span></text:span><text:span text:style-name="apple-style-span"><text:span text:style-name="T1"> </text:span></text:span><text:span text:style-name="apple-style-span"><text:span text:style-name="T2">पापाथ</text:span></text:span><text:span text:style-name="apple-style-span"><text:span text:style-name="T1"> </text:span></text:span><text:span text:style-name="apple-style-span"><text:span text:style-name="T2">अस्मान</text:span></text:span><text:span text:style-name="apple-style-span"><text:span text:style-name="T1"> </text:span></text:span><text:span text:style-name="apple-style-span"><text:span text:style-name="T2">निवर्तितु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कुलक्षयकृतं</text:span></text:span><text:span text:style-name="apple-style-span"><text:span text:style-name="T1"> </text:span></text:span><text:span text:style-name="apple-style-span"><text:span text:style-name="T2">थॊषं</text:span></text:span><text:span text:style-name="apple-style-span"><text:span text:style-name="T1"> </text:span></text:span><text:span text:style-name="apple-style-span"><text:span text:style-name="T2">परपश्यथ्भिर</text:span></text:span><text:span text:style-name="apple-style-span"><text:span text:style-name="T1"> </text:span></text:span><text:span text:style-name="apple-style-span"><text:span text:style-name="T2">जनार्थन</text:span></text:span><text:span text:style-name="T1"><text:line-break/></text:span><text:span text:style-name="apple-style-span"><text:span text:style-name="T1"> </text:span></text:span><text:span text:style-name="apple-style-span"><text:span text:style-name="T3">40</text:span></text:span><text:span text:style-name="apple-converted-space"><text:span text:style-name="T1"> </text:span></text:span><text:span text:style-name="apple-style-span"><text:span text:style-name="T2">कुलक्षये</text:span></text:span><text:span text:style-name="apple-style-span"><text:span text:style-name="T1"> </text:span></text:span><text:span text:style-name="apple-style-span"><text:span text:style-name="T2">परणश्यन्ति</text:span></text:span><text:span text:style-name="apple-style-span"><text:span text:style-name="T1"> </text:span></text:span><text:span text:style-name="apple-style-span"><text:span text:style-name="T2">कुलधर्माः</text:span></text:span><text:span text:style-name="apple-style-span"><text:span text:style-name="T1"> </text:span></text:span><text:span text:style-name="apple-style-span"><text:span text:style-name="T2">सनातन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धर्मे</text:span></text:span><text:span text:style-name="apple-style-span"><text:span text:style-name="T1"> </text:span></text:span><text:span text:style-name="apple-style-span"><text:span text:style-name="T2">नष्टे</text:span></text:span><text:span text:style-name="apple-style-span"><text:span text:style-name="T1"> </text:span></text:span><text:span text:style-name="apple-style-span"><text:span text:style-name="T2">कुलं</text:span></text:span><text:span text:style-name="apple-style-span"><text:span text:style-name="T1"> </text:span></text:span><text:span text:style-name="apple-style-span"><text:span text:style-name="T2">कृत्स्नम</text:span></text:span><text:span text:style-name="apple-style-span"><text:span text:style-name="T1"> </text:span></text:span><text:span text:style-name="apple-style-span"><text:span text:style-name="T2">अधर्मॊ</text:span></text:span><text:span text:style-name="apple-style-span"><text:span text:style-name="T1"> </text:span></text:span><text:span text:style-name="apple-style-span"><text:span text:style-name="T2">ऽभिभवत्य</text:span></text:span><text:span text:style-name="apple-style-span"><text:span text:style-name="T1"> </text:span></text:span><text:span text:style-name="apple-style-span"><text:span text:style-name="T2">उत</text:span></text:span><text:span text:style-name="T1"><text:line-break/></text:span><text:span text:style-name="apple-style-span"><text:span text:style-name="T1"> </text:span></text:span><text:span text:style-name="apple-style-span"><text:span text:style-name="T3">41</text:span></text:span><text:span text:style-name="apple-converted-space"><text:span text:style-name="T1"> </text:span></text:span><text:span text:style-name="apple-style-span"><text:span text:style-name="T2">अधर्माभिभवात</text:span></text:span><text:span text:style-name="apple-style-span"><text:span text:style-name="T1"> </text:span></text:span><text:span text:style-name="apple-style-span"><text:span text:style-name="T2">कृष्ण</text:span></text:span><text:span text:style-name="apple-style-span"><text:span text:style-name="T1"> </text:span></text:span><text:span text:style-name="apple-style-span"><text:span text:style-name="T2">परथुष्यन्ति</text:span></text:span><text:span text:style-name="apple-style-span"><text:span text:style-name="T1"> </text:span></text:span><text:span text:style-name="apple-style-span"><text:span text:style-name="T2">कुलस्त्रिय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त्रीषु</text:span></text:span><text:span text:style-name="apple-style-span"><text:span text:style-name="T1"> </text:span></text:span><text:span text:style-name="apple-style-span"><text:span text:style-name="T2">थुष्टासु</text:span></text:span><text:span text:style-name="apple-style-span"><text:span text:style-name="T1"> </text:span></text:span><text:span text:style-name="apple-style-span"><text:span text:style-name="T2">वार्ष्णेय</text:span></text:span><text:span text:style-name="apple-style-span"><text:span text:style-name="T1"> </text:span></text:span><text:span text:style-name="apple-style-span"><text:span text:style-name="T2">जायते</text:span></text:span><text:span text:style-name="apple-style-span"><text:span text:style-name="T1"> </text:span></text:span><text:span text:style-name="apple-style-span"><text:span text:style-name="T2">वर्णसंकरः</text:span></text:span><text:span text:style-name="T1"><text:line-break/></text:span><text:span text:style-name="apple-style-span"><text:span text:style-name="T1"> </text:span></text:span><text:span text:style-name="apple-style-span"><text:span text:style-name="T3">42</text:span></text:span><text:span text:style-name="apple-converted-space"><text:span text:style-name="T1"> </text:span></text:span><text:span text:style-name="apple-style-span"><text:span text:style-name="T2">संकरॊ</text:span></text:span><text:span text:style-name="apple-style-span"><text:span text:style-name="T1"> </text:span></text:span><text:span text:style-name="apple-style-span"><text:span text:style-name="T2">नरकायैव</text:span></text:span><text:span text:style-name="apple-style-span"><text:span text:style-name="T1"> </text:span></text:span><text:span text:style-name="apple-style-span"><text:span text:style-name="T2">कुलघ्नानां</text:span></text:span><text:span text:style-name="apple-style-span"><text:span text:style-name="T1"> </text:span></text:span><text:span text:style-name="apple-style-span"><text:span text:style-name="T2">कुलस्य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तन्ति</text:span></text:span><text:span text:style-name="apple-style-span"><text:span text:style-name="T1"> </text:span></text:span><text:span text:style-name="apple-style-span"><text:span text:style-name="T2">पितरॊ</text:span></text:span><text:span text:style-name="apple-style-span"><text:span text:style-name="T1"> </text:span></text:span><text:span text:style-name="apple-style-span"><text:span text:style-name="T2">हय</text:span></text:span><text:span text:style-name="apple-style-span"><text:span text:style-name="T1"> </text:span></text:span><text:span text:style-name="apple-style-span"><text:span text:style-name="T2">एषां</text:span></text:span><text:span text:style-name="apple-style-span"><text:span text:style-name="T1"> </text:span></text:span><text:span text:style-name="apple-style-span"><text:span text:style-name="T2">लुप्तपिण्डॊथकक्रियाः</text:span></text:span><text:span text:style-name="T1"><text:line-break/></text:span><text:span text:style-name="apple-style-span"><text:span text:style-name="T1"> </text:span></text:span><text:span text:style-name="apple-style-span"><text:span text:style-name="T3">43</text:span></text:span><text:span text:style-name="apple-converted-space"><text:span text:style-name="T1"> </text:span></text:span><text:span text:style-name="apple-style-span"><text:span text:style-name="T2">थॊषैर</text:span></text:span><text:span text:style-name="apple-style-span"><text:span text:style-name="T1"> </text:span></text:span><text:span text:style-name="apple-style-span"><text:span text:style-name="T2">एतैः</text:span></text:span><text:span text:style-name="apple-style-span"><text:span text:style-name="T1"> </text:span></text:span><text:span text:style-name="apple-style-span"><text:span text:style-name="T2">कुलघ्नानां</text:span></text:span><text:span text:style-name="apple-style-span"><text:span text:style-name="T1"> </text:span></text:span><text:span text:style-name="apple-style-span"><text:span text:style-name="T2">वर्णसंकरकारकै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उत्साथ्यन्ते</text:span></text:span><text:span text:style-name="apple-style-span"><text:span text:style-name="T1"> </text:span></text:span><text:span text:style-name="apple-style-span"><text:span text:style-name="T2">जातिधर्माः</text:span></text:span><text:span text:style-name="apple-style-span"><text:span text:style-name="T1"> </text:span></text:span><text:span text:style-name="apple-style-span"><text:span text:style-name="T2">कुलधर्मा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शाश्वताः</text:span></text:span><text:span text:style-name="T1"><text:line-break/></text:span><text:span text:style-name="apple-style-span"><text:span text:style-name="T1"> </text:span></text:span><text:span text:style-name="apple-style-span"><text:span text:style-name="T3">44</text:span></text:span><text:span text:style-name="apple-converted-space"><text:span text:style-name="T1"> </text:span></text:span><text:span text:style-name="apple-style-span"><text:span text:style-name="T2">उत्सन्नकुलधर्माणां</text:span></text:span><text:span text:style-name="apple-style-span"><text:span text:style-name="T1"> </text:span></text:span><text:span text:style-name="apple-style-span"><text:span text:style-name="T2">मनुष्याणां</text:span></text:span><text:span text:style-name="apple-style-span"><text:span text:style-name="T1"> </text:span></text:span><text:span text:style-name="apple-style-span"><text:span text:style-name="T2">जनार्थ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नरके</text:span></text:span><text:span text:style-name="apple-style-span"><text:span text:style-name="T1"> </text:span></text:span><text:span text:style-name="apple-style-span"><text:span text:style-name="T2">नियतं</text:span></text:span><text:span text:style-name="apple-style-span"><text:span text:style-name="T1"> </text:span></text:span><text:span text:style-name="apple-style-span"><text:span text:style-name="T2">वासॊ</text:span></text:span><text:span text:style-name="apple-style-span"><text:span text:style-name="T1"> </text:span></text:span><text:span text:style-name="apple-style-span"><text:span text:style-name="T2">भवतीत्य</text:span></text:span><text:span text:style-name="apple-style-span"><text:span text:style-name="T1"> </text:span></text:span><text:span text:style-name="apple-style-span"><text:span text:style-name="T2">अनुशुश्रुम</text:span></text:span><text:span text:style-name="T1"><text:line-break/></text:span><text:span text:style-name="apple-style-span"><text:span text:style-name="T1"> </text:span></text:span><text:span text:style-name="apple-style-span"><text:span text:style-name="T3">45</text:span></text:span><text:span text:style-name="apple-converted-space"><text:span text:style-name="T1"> </text:span></text:span><text:span text:style-name="apple-style-span"><text:span text:style-name="T2">अहॊ</text:span></text:span><text:span text:style-name="apple-style-span"><text:span text:style-name="T1"> </text:span></text:span><text:span text:style-name="apple-style-span"><text:span text:style-name="T2">बत</text:span></text:span><text:span text:style-name="apple-style-span"><text:span text:style-name="T1"> </text:span></text:span><text:span text:style-name="apple-style-span"><text:span text:style-name="T2">महत</text:span></text:span><text:span text:style-name="apple-style-span"><text:span text:style-name="T1"> </text:span></text:span><text:span text:style-name="apple-style-span"><text:span text:style-name="T2">पापं</text:span></text:span><text:span text:style-name="apple-style-span"><text:span text:style-name="T1"> </text:span></text:span><text:span text:style-name="apple-style-span"><text:span text:style-name="T2">कर्तुं</text:span></text:span><text:span text:style-name="apple-style-span"><text:span text:style-name="T1"> </text:span></text:span><text:span text:style-name="apple-style-span"><text:span text:style-name="T2">वयवसिता</text:span></text:span><text:span text:style-name="apple-style-span"><text:span text:style-name="T1"> </text:span></text:span><text:span text:style-name="apple-style-span"><text:span text:style-name="T2">वय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थ</text:span></text:span><text:span text:style-name="apple-style-span"><text:span text:style-name="T1"> </text:span></text:span><text:span text:style-name="apple-style-span"><text:span text:style-name="T2">राज्यसुखलॊभेन</text:span></text:span><text:span text:style-name="apple-style-span"><text:span text:style-name="T1"> </text:span></text:span><text:span text:style-name="apple-style-span"><text:span text:style-name="T2">हन्तुं</text:span></text:span><text:span text:style-name="apple-style-span"><text:span text:style-name="T1"> </text:span></text:span><text:span text:style-name="apple-style-span"><text:span text:style-name="T2">सवजनम</text:span></text:span><text:span text:style-name="apple-style-span"><text:span text:style-name="T1"> </text:span></text:span><text:span text:style-name="apple-style-span"><text:span text:style-name="T2">उथ्यताः</text:span></text:span><text:span text:style-name="T1"><text:line-break/></text:span><text:span text:style-name="apple-style-span"><text:span text:style-name="T1"> </text:span></text:span><text:span text:style-name="apple-style-span"><text:span text:style-name="T3">46</text:span></text:span><text:span text:style-name="apple-converted-space"><text:span text:style-name="T1"> </text:span></text:span><text:span text:style-name="apple-style-span"><text:span text:style-name="T2">यथि</text:span></text:span><text:span text:style-name="apple-style-span"><text:span text:style-name="T1">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अप्रतीकारम</text:span></text:span><text:span text:style-name="apple-style-span"><text:span text:style-name="T1"> </text:span></text:span><text:span text:style-name="apple-style-span"><text:span text:style-name="T2">अशस्त्रं</text:span></text:span><text:span text:style-name="apple-style-span"><text:span text:style-name="T1"> </text:span></text:span><text:span text:style-name="apple-style-span"><text:span text:style-name="T2">शस्त्रपाणय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धार्तराष्ट्रा</text:span></text:span><text:span text:style-name="apple-style-span"><text:span text:style-name="T1"> </text:span></text:span><text:span text:style-name="apple-style-span"><text:span text:style-name="T2">रणे</text:span></text:span><text:span text:style-name="apple-style-span"><text:span text:style-name="T1"> </text:span></text:span><text:span text:style-name="apple-style-span"><text:span text:style-name="T2">हन्युस</text:span></text:span><text:span text:style-name="apple-style-span"><text:span text:style-name="T1"> </text:span></text:span><text:span text:style-name="apple-style-span"><text:span text:style-name="T2">तन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कषेमतरं</text:span></text:span><text:span text:style-name="apple-style-span"><text:span text:style-name="T1"> </text:span></text:span><text:span text:style-name="apple-style-span"><text:span text:style-name="T2">भवेत</text:span></text:span><text:span text:style-name="T1"><text:line-break/></text:span><text:span text:style-name="apple-style-span"><text:span text:style-name="T1"> </text:span></text:span><text:span text:style-name="apple-style-span"><text:span text:style-name="T3">47</text:span></text:span><text:span text:style-name="apple-converted-space"><text:span text:style-name="T1"> </text:span></text:span><text:span text:style-name="apple-style-span"><text:span text:style-name="T2">एवम</text:span></text:span><text:span text:style-name="apple-style-span"><text:span text:style-name="T1"> </text:span></text:span><text:span text:style-name="apple-style-span"><text:span text:style-name="T2">उक्त्वार्जुनः</text:span></text:span><text:span text:style-name="apple-style-span"><text:span text:style-name="T1"> </text:span></text:span><text:span text:style-name="apple-style-span"><text:span text:style-name="T2">संख्ये</text:span></text:span><text:span text:style-name="apple-style-span"><text:span text:style-name="T1"> </text:span></text:span><text:span text:style-name="apple-style-span"><text:span text:style-name="T2">रदॊपस्द</text:span></text:span><text:span text:style-name="apple-style-span"><text:span text:style-name="T1"> </text:span></text:span><text:span text:style-name="apple-style-span"><text:span text:style-name="T2">उपाविश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विसृज्य</text:span></text:span><text:span text:style-name="apple-style-span"><text:span text:style-name="T1"> </text:span></text:span><text:span text:style-name="apple-style-span"><text:span text:style-name="T2">सशरं</text:span></text:span><text:span text:style-name="apple-style-span"><text:span text:style-name="T1"> </text:span></text:span><text:span text:style-name="apple-style-span"><text:span text:style-name="T2">चापं</text:span></text:span><text:span text:style-name="apple-style-span"><text:span text:style-name="T1"> </text:span></text:span><text:span text:style-name="apple-style-span"><text:span text:style-name="T2">शॊकसंविग्नमानसः</text:span></text:span></text:p>
      <text:p text:style-name="Standard"><text:span text:style-name="apple-style-span"><text:span text:style-name="T2"/></text:span></text:p>
      <text:p text:style-name="Standard"><text:span text:style-name="apple-style-span"><text:span text:style-name="T2">संजय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तं</text:span></text:span><text:span text:style-name="apple-style-span"><text:span text:style-name="T1"> </text:span></text:span><text:span text:style-name="apple-style-span"><text:span text:style-name="T2">तदा</text:span></text:span><text:span text:style-name="apple-style-span"><text:span text:style-name="T1"> </text:span></text:span><text:span text:style-name="apple-style-span"><text:span text:style-name="T2">कृपयाविष्टम</text:span></text:span><text:span text:style-name="apple-style-span"><text:span text:style-name="T1"> </text:span></text:span><text:span text:style-name="apple-style-span"><text:span text:style-name="T2">अश्रुपूर्णाकुलेक्षण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विषीथन्तम</text:span></text:span><text:span text:style-name="apple-style-span"><text:span text:style-name="T1"> </text:span></text:span><text:span text:style-name="apple-style-span"><text:span text:style-name="T2">इथं</text:span></text:span><text:span text:style-name="apple-style-span"><text:span text:style-name="T1"> </text:span></text:span><text:span text:style-name="apple-style-span"><text:span text:style-name="T2">वाक्यम</text:span></text:span><text:span text:style-name="apple-style-span"><text:span text:style-name="T1"> </text:span></text:span><text:span text:style-name="apple-style-span"><text:span text:style-name="T2">उवाच</text:span></text:span><text:span text:style-name="apple-style-span"><text:span text:style-name="T1"> </text:span></text:span><text:span text:style-name="apple-style-span"><text:span text:style-name="T2">मधुसूथनः</text:span></text:span><text:span text:style-name="T1"><text:line-break/></text:span><text:span text:style-name="apple-style-span"><text:span text:style-name="T1">  </text:span></text:span><text:span text:style-name="apple-style-span"><text:span text:style-name="T3">2</text:span></text:span><text:span text:style-name="apple-converted-space"><text:span text:style-name="T1"> </text:span></text:span><text:span text:style-name="apple-style-span"><text:span text:style-name="T2">शरीभगवा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कुतस</text:span></text:span><text:span text:style-name="apple-style-span"><text:span text:style-name="T1"> </text:span></text:span><text:span text:style-name="apple-style-span"><text:span text:style-name="T2">तवा</text:span></text:span><text:span text:style-name="apple-style-span"><text:span text:style-name="T1"> </text:span></text:span><text:span text:style-name="apple-style-span"><text:span text:style-name="T2">कश्मलम</text:span></text:span><text:span text:style-name="apple-style-span"><text:span text:style-name="T1"> </text:span></text:span><text:span text:style-name="apple-style-span"><text:span text:style-name="T2">इथं</text:span></text:span><text:span text:style-name="apple-style-span"><text:span text:style-name="T1"> </text:span></text:span><text:span text:style-name="apple-style-span"><text:span text:style-name="T2">विषमे</text:span></text:span><text:span text:style-name="apple-style-span"><text:span text:style-name="T1"> </text:span></text:span><text:span text:style-name="apple-style-span"><text:span text:style-name="T2">समुपस्दित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अनार्यजुष्टम</text:span></text:span><text:span text:style-name="apple-style-span"><text:span text:style-name="T1"> </text:span></text:span><text:span text:style-name="apple-style-span"><text:span text:style-name="T2">अस्वर्ग्यम</text:span></text:span><text:span text:style-name="apple-style-span"><text:span text:style-name="T1"> </text:span></text:span><text:span text:style-name="apple-style-span"><text:span text:style-name="T2">अकीर्तिकरम</text:span></text:span><text:span text:style-name="apple-style-span"><text:span text:style-name="T1"> </text:span></text:span><text:span text:style-name="apple-style-span"><text:span text:style-name="T2">अर्जुन</text:span></text:span><text:span text:style-name="T1"><text:line-break/></text:span><text:span text:style-name="apple-style-span"><text:span text:style-name="T1">  </text:span></text:span><text:span text:style-name="apple-style-span"><text:span text:style-name="T3">3</text:span></text:span><text:span text:style-name="apple-converted-space"><text:span text:style-name="T1"> </text:span></text:span><text:span text:style-name="apple-style-span"><text:span text:style-name="T2">कलैब्यं</text:span></text:span><text:span text:style-name="apple-style-span"><text:span text:style-name="T1"> </text:span></text:span><text:span text:style-name="apple-style-span"><text:span text:style-name="T2">मा</text:span></text:span><text:span text:style-name="apple-style-span"><text:span text:style-name="T1"> </text:span></text:span><text:span text:style-name="apple-style-span"><text:span text:style-name="T2">सम</text:span></text:span><text:span text:style-name="apple-style-span"><text:span text:style-name="T1"> </text:span></text:span><text:span text:style-name="apple-style-span"><text:span text:style-name="T2">गमः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नैतत</text:span></text:span><text:span text:style-name="apple-style-span"><text:span text:style-name="T1"> </text:span></text:span><text:span text:style-name="apple-style-span"><text:span text:style-name="T2">तवय्य</text:span></text:span><text:span text:style-name="apple-style-span"><text:span text:style-name="T1"> </text:span></text:span><text:span text:style-name="apple-style-span"><text:span text:style-name="T2">उपपथ्यते</text:span></text:span><text:span text:style-name="T1"><text:line-break/></text:span><text:span text:style-name="apple-style-span"><text:span text:style-name="T1">      </text:span></text:span><text:span text:style-name="apple-style-span"><text:span text:style-name="T2">कषुथ्रं</text:span></text:span><text:span text:style-name="apple-style-span"><text:span text:style-name="T1"> </text:span></text:span><text:span text:style-name="apple-style-span"><text:span text:style-name="T2">हृथयथौर्बल्यं</text:span></text:span><text:span text:style-name="apple-style-span"><text:span text:style-name="T1"> </text:span></text:span><text:span text:style-name="apple-style-span"><text:span text:style-name="T2">तयक्त्वॊत्तिष्ठ</text:span></text:span><text:span text:style-name="apple-style-span"><text:span text:style-name="T1"> </text:span></text:span><text:span text:style-name="apple-style-span"><text:span text:style-name="T2">परंतप</text:span></text:span><text:span text:style-name="T1"><text:line-break/></text:span><text:span text:style-name="apple-style-span"><text:span text:style-name="T1">  </text:span></text:span><text:span text:style-name="apple-style-span"><text:span text:style-name="T3">4</text:span></text:span><text:span text:style-name="apple-converted-space"><text:span text:style-name="T1"> </text:span></text:span><text:span text:style-name="apple-style-span"><text:span text:style-name="T2">अर्जु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कदं</text:span></text:span><text:span text:style-name="apple-style-span"><text:span text:style-name="T1"> </text:span></text:span><text:span text:style-name="apple-style-span"><text:span text:style-name="T2">भीष्मम</text:span></text:span><text:span text:style-name="apple-style-span"><text:span text:style-name="T1"> 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संख्ये</text:span></text:span><text:span text:style-name="apple-style-span"><text:span text:style-name="T1"> </text:span></text:span><text:span text:style-name="apple-style-span"><text:span text:style-name="T2">थरॊण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धुसूथन</text:span></text:span><text:span text:style-name="T1"><text:line-break/></text:span><text:span text:style-name="apple-style-span"><text:span text:style-name="T1">      </text:span></text:span><text:span text:style-name="apple-style-span"><text:span text:style-name="T2">इषुभिः</text:span></text:span><text:span text:style-name="apple-style-span"><text:span text:style-name="T1"> </text:span></text:span><text:span text:style-name="apple-style-span"><text:span text:style-name="T2">परतियॊत्स्यामि</text:span></text:span><text:span text:style-name="apple-style-span"><text:span text:style-name="T1"> </text:span></text:span><text:span text:style-name="apple-style-span"><text:span text:style-name="T2">पूजार्हाव</text:span></text:span><text:span text:style-name="apple-style-span"><text:span text:style-name="T1"> </text:span></text:span><text:span text:style-name="apple-style-span"><text:span text:style-name="T2">अरिसूथन</text:span></text:span><text:span text:style-name="T1"><text:line-break/></text:span><text:span text:style-name="apple-style-span"><text:span text:style-name="T1">  </text:span></text:span><text:span text:style-name="apple-style-span"><text:span text:style-name="T3">5</text:span></text:span><text:span text:style-name="apple-converted-space"><text:span text:style-name="T1"> </text:span></text:span><text:span text:style-name="apple-style-span"><text:span text:style-name="T2">गुरून</text:span></text:span><text:span text:style-name="apple-style-span"><text:span text:style-name="T1"> </text:span></text:span><text:span text:style-name="apple-style-span"><text:span text:style-name="T2">अहत्वा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महानुभावाञ</text:span></text:span><text:span text:style-name="apple-style-span"><text:span text:style-name="T1">; </text:span></text:span><text:span text:style-name="apple-style-span"><text:span text:style-name="T2">शरेयॊ</text:span></text:span><text:span text:style-name="apple-style-span"><text:span text:style-name="T1"> </text:span></text:span><text:span text:style-name="apple-style-span"><text:span text:style-name="T2">भॊक्तुं</text:span></text:span><text:span text:style-name="apple-style-span"><text:span text:style-name="T1"> </text:span></text:span><text:span text:style-name="apple-style-span"><text:span text:style-name="T2">भैक्ष्यम</text:span></text:span><text:span text:style-name="apple-style-span"><text:span text:style-name="T1"> </text:span></text:span><text:span text:style-name="apple-style-span"><text:span text:style-name="T2">अपीह</text:span></text:span><text:span text:style-name="apple-style-span"><text:span text:style-name="T1"> </text:span></text:span><text:span text:style-name="apple-style-span"><text:span text:style-name="T2">लॊके</text:span></text:span><text:span text:style-name="T1"><text:line-break/></text:span><text:span text:style-name="apple-style-span"><text:span text:style-name="T1">      </text:span></text:span><text:span text:style-name="apple-style-span"><text:span text:style-name="T2">हत्वार्दकामांस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गुरून</text:span></text:span><text:span text:style-name="apple-style-span"><text:span text:style-name="T1"> </text:span></text:span><text:span text:style-name="apple-style-span"><text:span text:style-name="T2">इहैव</text:span></text:span><text:span text:style-name="apple-style-span"><text:span text:style-name="T1">; </text:span></text:span><text:span text:style-name="apple-style-span"><text:span text:style-name="T2">भुञ्जीय</text:span></text:span><text:span text:style-name="apple-style-span"><text:span text:style-name="T1"> </text:span></text:span><text:span text:style-name="apple-style-span"><text:span text:style-name="T2">भॊगान</text:span></text:span><text:span text:style-name="apple-style-span"><text:span text:style-name="T1"> </text:span></text:span><text:span text:style-name="apple-style-span"><text:span text:style-name="T2">रुधिरप्रथिग्धान</text:span></text:span><text:span text:style-name="T1"><text:line-break/></text:span><text:span text:style-name="apple-style-span"><text:span text:style-name="T1">  </text:span></text:span><text:span text:style-name="apple-style-span"><text:span text:style-name="T3">6</text:span></text:span><text:span text:style-name="apple-converted-space"><text:span text:style-name="T1"> 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चैतथ</text:span></text:span><text:span text:style-name="apple-style-span"><text:span text:style-name="T1"> </text:span></text:span><text:span text:style-name="apple-style-span"><text:span text:style-name="T2">विथ्मः</text:span></text:span><text:span text:style-name="apple-style-span"><text:span text:style-name="T1"> </text:span></text:span><text:span text:style-name="apple-style-span"><text:span text:style-name="T2">कतरन</text:span></text:span><text:span text:style-name="apple-style-span"><text:span text:style-name="T1"> </text:span></text:span><text:span text:style-name="apple-style-span"><text:span text:style-name="T2">नॊ</text:span></text:span><text:span text:style-name="apple-style-span"><text:span text:style-name="T1"> </text:span></text:span><text:span text:style-name="apple-style-span"><text:span text:style-name="T2">गरीयॊ</text:span></text:span><text:span text:style-name="apple-style-span"><text:span text:style-name="T1">; </text:span></text:span><text:span text:style-name="apple-style-span"><text:span text:style-name="T2">यथ</text:span></text:span><text:span text:style-name="apple-style-span"><text:span text:style-name="T1"> </text:span></text:span><text:span text:style-name="apple-style-span"><text:span text:style-name="T2">वा</text:span></text:span><text:span text:style-name="apple-style-span"><text:span text:style-name="T1"> </text:span></text:span><text:span text:style-name="apple-style-span"><text:span text:style-name="T2">जयेम</text:span></text:span><text:span text:style-name="apple-style-span"><text:span text:style-name="T1"> </text:span></text:span><text:span text:style-name="apple-style-span"><text:span text:style-name="T2">यथि</text:span></text:span><text:span text:style-name="apple-style-span"><text:span text:style-name="T1"> </text:span></text:span><text:span text:style-name="apple-style-span"><text:span text:style-name="T2">वा</text:span></text:span><text:span text:style-name="apple-style-span"><text:span text:style-name="T1"> </text:span></text:span><text:span text:style-name="apple-style-span"><text:span text:style-name="T2">नॊ</text:span></text:span><text:span text:style-name="apple-style-span"><text:span text:style-name="T1"> </text:span></text:span><text:span text:style-name="apple-style-span"><text:span text:style-name="T2">जयेयु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यान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हत्वा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जिजीविषामस</text:span></text:span><text:span text:style-name="apple-style-span"><text:span text:style-name="T1">;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ऽवस्दिताः</text:span></text:span><text:span text:style-name="apple-style-span"><text:span text:style-name="T1"> </text:span></text:span><text:span text:style-name="apple-style-span"><text:span text:style-name="T2">परमुखे</text:span></text:span><text:span text:style-name="apple-style-span"><text:span text:style-name="T1"> </text:span></text:span><text:span text:style-name="apple-style-span"><text:span text:style-name="T2">धार्तराष्ट्राः</text:span></text:span><text:span text:style-name="T1"><text:line-break/></text:span><text:span text:style-name="apple-style-span"><text:span text:style-name="T1">  </text:span></text:span><text:span text:style-name="apple-style-span"><text:span text:style-name="T3">7</text:span></text:span><text:span text:style-name="apple-converted-space"><text:span text:style-name="T1"> </text:span></text:span><text:span text:style-name="apple-style-span"><text:span text:style-name="T2">कार्पण्यथॊषॊपहतस्वभावः</text:span></text:span><text:span text:style-name="apple-style-span"><text:span text:style-name="T1">; </text:span></text:span><text:span text:style-name="apple-style-span"><text:span text:style-name="T2">पृच्छामि</text:span></text:span><text:span text:style-name="apple-style-span"><text:span text:style-name="T1"> </text:span></text:span><text:span text:style-name="apple-style-span"><text:span text:style-name="T2">तवां</text:span></text:span><text:span text:style-name="apple-style-span"><text:span text:style-name="T1"> </text:span></text:span><text:span text:style-name="apple-style-span"><text:span text:style-name="T2">धर्मसंमूढचेता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यच</text:span></text:span><text:span text:style-name="apple-style-span"><text:span text:style-name="T1"> </text:span></text:span><text:span text:style-name="apple-style-span"><text:span text:style-name="T2">छरेयः</text:span></text:span><text:span text:style-name="apple-style-span"><text:span text:style-name="T1"> </text:span></text:span><text:span text:style-name="apple-style-span"><text:span text:style-name="T2">सयान</text:span></text:span><text:span text:style-name="apple-style-span"><text:span text:style-name="T1"> </text:span></text:span><text:span text:style-name="apple-style-span"><text:span text:style-name="T2">निश्चितं</text:span></text:span><text:span text:style-name="apple-style-span"><text:span text:style-name="T1"> </text:span></text:span><text:span text:style-name="apple-style-span"><text:span text:style-name="T2">बरूहि</text:span></text:span><text:span text:style-name="apple-style-span"><text:span text:style-name="T1"> </text:span></text:span><text:span text:style-name="apple-style-span"><text:span text:style-name="T2">तन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; </text:span></text:span><text:span text:style-name="apple-style-span"><text:span text:style-name="T2">शिष्यस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ऽहं</text:span></text:span><text:span text:style-name="apple-style-span"><text:span text:style-name="T1"> </text:span></text:span><text:span text:style-name="apple-style-span"><text:span text:style-name="T2">शाधि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तवां</text:span></text:span><text:span text:style-name="apple-style-span"><text:span text:style-name="T1"> </text:span></text:span><text:span text:style-name="apple-style-span"><text:span text:style-name="T2">परपन्नम</text:span></text:span><text:span text:style-name="T1"><text:line-break/></text:span><text:soft-page-break/><text:span text:style-name="apple-style-span"><text:span text:style-name="T1">  </text:span></text:span><text:span text:style-name="apple-style-span"><text:span text:style-name="T3">8</text:span></text:span><text:span text:style-name="apple-converted-space"><text:span text:style-name="T1"> 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परपश्यामि</text:span></text:span><text:span text:style-name="apple-style-span"><text:span text:style-name="T1"> </text:span></text:span><text:span text:style-name="apple-style-span"><text:span text:style-name="T2">ममापनुथ्याथ</text:span></text:span><text:span text:style-name="apple-style-span"><text:span text:style-name="T1">; </text:span></text:span><text:span text:style-name="apple-style-span"><text:span text:style-name="T2">यच</text:span></text:span><text:span text:style-name="apple-style-span"><text:span text:style-name="T1"> </text:span></text:span><text:span text:style-name="apple-style-span"><text:span text:style-name="T2">छॊकम</text:span></text:span><text:span text:style-name="apple-style-span"><text:span text:style-name="T1"> </text:span></text:span><text:span text:style-name="apple-style-span"><text:span text:style-name="T2">उच्छॊषणम</text:span></text:span><text:span text:style-name="apple-style-span"><text:span text:style-name="T1"> </text:span></text:span><text:span text:style-name="apple-style-span"><text:span text:style-name="T2">इन्थ्रियाणा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अवाप्य</text:span></text:span><text:span text:style-name="apple-style-span"><text:span text:style-name="T1"> </text:span></text:span><text:span text:style-name="apple-style-span"><text:span text:style-name="T2">भूमाव</text:span></text:span><text:span text:style-name="apple-style-span"><text:span text:style-name="T1"> </text:span></text:span><text:span text:style-name="apple-style-span"><text:span text:style-name="T2">असपत्नम</text:span></text:span><text:span text:style-name="apple-style-span"><text:span text:style-name="T1"> </text:span></text:span><text:span text:style-name="apple-style-span"><text:span text:style-name="T2">ऋथ्धं</text:span></text:span><text:span text:style-name="apple-style-span"><text:span text:style-name="T1">; </text:span></text:span><text:span text:style-name="apple-style-span"><text:span text:style-name="T2">राज्यं</text:span></text:span><text:span text:style-name="apple-style-span"><text:span text:style-name="T1"> </text:span></text:span><text:span text:style-name="apple-style-span"><text:span text:style-name="T2">सुराणाम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चाधिपत्यम</text:span></text:span><text:span text:style-name="T1"><text:line-break/></text:span><text:span text:style-name="apple-style-span"><text:span text:style-name="T1">  </text:span></text:span><text:span text:style-name="apple-style-span"><text:span text:style-name="T3">9</text:span></text:span><text:span text:style-name="apple-converted-space"><text:span text:style-name="T1"> </text:span></text:span><text:span text:style-name="apple-style-span"><text:span text:style-name="T2">संजय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एवम</text:span></text:span><text:span text:style-name="apple-style-span"><text:span text:style-name="T1"> </text:span></text:span><text:span text:style-name="apple-style-span"><text:span text:style-name="T2">उक्त्वा</text:span></text:span><text:span text:style-name="apple-style-span"><text:span text:style-name="T1"> </text:span></text:span><text:span text:style-name="apple-style-span"><text:span text:style-name="T2">हृषीकेशं</text:span></text:span><text:span text:style-name="apple-style-span"><text:span text:style-name="T1"> </text:span></text:span><text:span text:style-name="apple-style-span"><text:span text:style-name="T2">गुडाकेशः</text:span></text:span><text:span text:style-name="apple-style-span"><text:span text:style-name="T1"> </text:span></text:span><text:span text:style-name="apple-style-span"><text:span text:style-name="T2">परंतप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यॊत्स्य</text:span></text:span><text:span text:style-name="apple-style-span"><text:span text:style-name="T1"> 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गॊविन्थम</text:span></text:span><text:span text:style-name="apple-style-span"><text:span text:style-name="T1"> </text:span></text:span><text:span text:style-name="apple-style-span"><text:span text:style-name="T2">उक्त्वा</text:span></text:span><text:span text:style-name="apple-style-span"><text:span text:style-name="T1"> </text:span></text:span><text:span text:style-name="apple-style-span"><text:span text:style-name="T2">तूष्णीं</text:span></text:span><text:span text:style-name="apple-style-span"><text:span text:style-name="T1"> </text:span></text:span><text:span text:style-name="apple-style-span"><text:span text:style-name="T2">बभूव</text:span></text:span><text:span text:style-name="apple-style-span"><text:span text:style-name="T1"> </text:span></text:span><text:span text:style-name="apple-style-span"><text:span text:style-name="T2">ह</text:span></text:span><text:span text:style-name="T1"><text:line-break/></text:span><text:span text:style-name="apple-style-span"><text:span text:style-name="T1">  </text:span></text:span><text:span text:style-name="apple-style-span"><text:span text:style-name="T3">10</text:span></text:span><text:span text:style-name="apple-converted-space"><text:span text:style-name="T1"> </text:span></text:span><text:span text:style-name="apple-style-span"><text:span text:style-name="T2">तम</text:span></text:span><text:span text:style-name="apple-style-span"><text:span text:style-name="T1"> </text:span></text:span><text:span text:style-name="apple-style-span"><text:span text:style-name="T2">उवाच</text:span></text:span><text:span text:style-name="apple-style-span"><text:span text:style-name="T1"> </text:span></text:span><text:span text:style-name="apple-style-span"><text:span text:style-name="T2">हृषीकेशः</text:span></text:span><text:span text:style-name="apple-style-span"><text:span text:style-name="T1"> </text:span></text:span><text:span text:style-name="apple-style-span"><text:span text:style-name="T2">परहसन्न</text:span></text:span><text:span text:style-name="apple-style-span"><text:span text:style-name="T1"> </text:span></text:span><text:span text:style-name="apple-style-span"><text:span text:style-name="T2">इव</text:span></text:span><text:span text:style-name="apple-style-span"><text:span text:style-name="T1"> </text:span></text:span><text:span text:style-name="apple-style-span"><text:span text:style-name="T2">भार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सेनयॊर</text:span></text:span><text:span text:style-name="apple-style-span"><text:span text:style-name="T1"> </text:span></text:span><text:span text:style-name="apple-style-span"><text:span text:style-name="T2">उभयॊर</text:span></text:span><text:span text:style-name="apple-style-span"><text:span text:style-name="T1"> </text:span></text:span><text:span text:style-name="apple-style-span"><text:span text:style-name="T2">मध्ये</text:span></text:span><text:span text:style-name="apple-style-span"><text:span text:style-name="T1"> </text:span></text:span><text:span text:style-name="apple-style-span"><text:span text:style-name="T2">विषीथन्तम</text:span></text:span><text:span text:style-name="apple-style-span"><text:span text:style-name="T1"> </text:span></text:span><text:span text:style-name="apple-style-span"><text:span text:style-name="T2">इथं</text:span></text:span><text:span text:style-name="apple-style-span"><text:span text:style-name="T1"> </text:span></text:span><text:span text:style-name="apple-style-span"><text:span text:style-name="T2">वचः</text:span></text:span><text:span text:style-name="T1"><text:line-break/></text:span><text:span text:style-name="apple-style-span"><text:span text:style-name="T1"> </text:span></text:span><text:span text:style-name="apple-style-span"><text:span text:style-name="T3">11</text:span></text:span><text:span text:style-name="apple-converted-space"><text:span text:style-name="T1"> </text:span></text:span><text:span text:style-name="apple-style-span"><text:span text:style-name="T2">शरीभगवा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शॊच्यान</text:span></text:span><text:span text:style-name="apple-style-span"><text:span text:style-name="T1"> </text:span></text:span><text:span text:style-name="apple-style-span"><text:span text:style-name="T2">अन्वशॊचस</text:span></text:span><text:span text:style-name="apple-style-span"><text:span text:style-name="T1"> </text:span></text:span><text:span text:style-name="apple-style-span"><text:span text:style-name="T2">तवं</text:span></text:span><text:span text:style-name="apple-style-span"><text:span text:style-name="T1"> </text:span></text:span><text:span text:style-name="apple-style-span"><text:span text:style-name="T2">परज्ञावाथां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भाषस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गतासून</text:span></text:span><text:span text:style-name="apple-style-span"><text:span text:style-name="T1"> </text:span></text:span><text:span text:style-name="apple-style-span"><text:span text:style-name="T2">अगतासूं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नानुशॊचन्ति</text:span></text:span><text:span text:style-name="apple-style-span"><text:span text:style-name="T1"> </text:span></text:span><text:span text:style-name="apple-style-span"><text:span text:style-name="T2">पण्डिताः</text:span></text:span><text:span text:style-name="T1"><text:line-break/></text:span><text:span text:style-name="apple-style-span"><text:span text:style-name="T1"> </text:span></text:span><text:span text:style-name="apple-style-span"><text:span text:style-name="T3">12</text:span></text:span><text:span text:style-name="apple-converted-space"><text:span text:style-name="T1"> 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एवाहं</text:span></text:span><text:span text:style-name="apple-style-span"><text:span text:style-name="T1"> </text:span></text:span><text:span text:style-name="apple-style-span"><text:span text:style-name="T2">जातु</text:span></text:span><text:span text:style-name="apple-style-span"><text:span text:style-name="T1"> </text:span></text:span><text:span text:style-name="apple-style-span"><text:span text:style-name="T2">नासं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तवं</text:span></text:span><text:span text:style-name="apple-style-span"><text:span text:style-name="T1"> </text:span></text:span><text:span text:style-name="apple-style-span"><text:span text:style-name="T2">नेमे</text:span></text:span><text:span text:style-name="apple-style-span"><text:span text:style-name="T1"> </text:span></text:span><text:span text:style-name="apple-style-span"><text:span text:style-name="T2">जनाधिप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भविष्यामः</text:span></text:span><text:span text:style-name="apple-style-span"><text:span text:style-name="T1"> </text:span></text:span><text:span text:style-name="apple-style-span"><text:span text:style-name="T2">सर्वे</text:span></text:span><text:span text:style-name="apple-style-span"><text:span text:style-name="T1"> </text:span></text:span><text:span text:style-name="apple-style-span"><text:span text:style-name="T2">वयम</text:span></text:span><text:span text:style-name="apple-style-span"><text:span text:style-name="T1"> </text:span></text:span><text:span text:style-name="apple-style-span"><text:span text:style-name="T2">अतः</text:span></text:span><text:span text:style-name="apple-style-span"><text:span text:style-name="T1"> </text:span></text:span><text:span text:style-name="apple-style-span"><text:span text:style-name="T2">परम</text:span></text:span><text:span text:style-name="T1"><text:line-break/></text:span><text:span text:style-name="apple-style-span"><text:span text:style-name="T1"> </text:span></text:span><text:span text:style-name="apple-style-span"><text:span text:style-name="T3">13</text:span></text:span><text:span text:style-name="apple-converted-space"><text:span text:style-name="T1"> </text:span></text:span><text:span text:style-name="apple-style-span"><text:span text:style-name="T2">थेहिनॊ</text:span></text:span><text:span text:style-name="apple-style-span"><text:span text:style-name="T1"> </text:span></text:span><text:span text:style-name="apple-style-span"><text:span text:style-name="T2">ऽसमिन</text:span></text:span><text:span text:style-name="apple-style-span"><text:span text:style-name="T1"> </text:span></text:span><text:span text:style-name="apple-style-span"><text:span text:style-name="T2">यदा</text:span></text:span><text:span text:style-name="apple-style-span"><text:span text:style-name="T1"> </text:span></text:span><text:span text:style-name="apple-style-span"><text:span text:style-name="T2">थेहे</text:span></text:span><text:span text:style-name="apple-style-span"><text:span text:style-name="T1"> </text:span></text:span><text:span text:style-name="apple-style-span"><text:span text:style-name="T2">कौमारं</text:span></text:span><text:span text:style-name="apple-style-span"><text:span text:style-name="T1"> </text:span></text:span><text:span text:style-name="apple-style-span"><text:span text:style-name="T2">यौवनं</text:span></text:span><text:span text:style-name="apple-style-span"><text:span text:style-name="T1"> </text:span></text:span><text:span text:style-name="apple-style-span"><text:span text:style-name="T2">जर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दा</text:span></text:span><text:span text:style-name="apple-style-span"><text:span text:style-name="T1"> </text:span></text:span><text:span text:style-name="apple-style-span"><text:span text:style-name="T2">थेहान्तरप्राप्तिर</text:span></text:span><text:span text:style-name="apple-style-span"><text:span text:style-name="T1"> </text:span></text:span><text:span text:style-name="apple-style-span"><text:span text:style-name="T2">धीरस</text:span></text:span><text:span text:style-name="apple-style-span"><text:span text:style-name="T1"> </text:span></text:span><text:span text:style-name="apple-style-span"><text:span text:style-name="T2">तत्र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मुह्यति</text:span></text:span><text:span text:style-name="T1"><text:line-break/></text:span><text:span text:style-name="apple-style-span"><text:span text:style-name="T1"> </text:span></text:span><text:span text:style-name="apple-style-span"><text:span text:style-name="T3">14</text:span></text:span><text:span text:style-name="apple-converted-space"><text:span text:style-name="T1"> </text:span></text:span><text:span text:style-name="apple-style-span"><text:span text:style-name="T2">मात्रास्पर्शास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कौन्तेय</text:span></text:span><text:span text:style-name="apple-style-span"><text:span text:style-name="T1"> </text:span></text:span><text:span text:style-name="apple-style-span"><text:span text:style-name="T2">शीतॊष्णसुखथुःखथ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आगमापायिनॊ</text:span></text:span><text:span text:style-name="apple-style-span"><text:span text:style-name="T1"> </text:span></text:span><text:span text:style-name="apple-style-span"><text:span text:style-name="T2">ऽनित्यास</text:span></text:span><text:span text:style-name="apple-style-span"><text:span text:style-name="T1"> </text:span></text:span><text:span text:style-name="apple-style-span"><text:span text:style-name="T2">तांस</text:span></text:span><text:span text:style-name="apple-style-span"><text:span text:style-name="T1"> </text:span></text:span><text:span text:style-name="apple-style-span"><text:span text:style-name="T2">तितिक्षस्व</text:span></text:span><text:span text:style-name="apple-style-span"><text:span text:style-name="T1"> </text:span></text:span><text:span text:style-name="apple-style-span"><text:span text:style-name="T2">भारत</text:span></text:span><text:span text:style-name="T1"><text:line-break/></text:span><text:span text:style-name="apple-style-span"><text:span text:style-name="T1"> </text:span></text:span><text:span text:style-name="apple-style-span"><text:span text:style-name="T3">15</text:span></text:span><text:span text:style-name="apple-converted-space"><text:span text:style-name="T1"> </text:span></text:span><text:span text:style-name="apple-style-span"><text:span text:style-name="T2">यं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वयदयन्त्य</text:span></text:span><text:span text:style-name="apple-style-span"><text:span text:style-name="T1"> </text:span></text:span><text:span text:style-name="apple-style-span"><text:span text:style-name="T2">एते</text:span></text:span><text:span text:style-name="apple-style-span"><text:span text:style-name="T1"> </text:span></text:span><text:span text:style-name="apple-style-span"><text:span text:style-name="T2">पुरुषं</text:span></text:span><text:span text:style-name="apple-style-span"><text:span text:style-name="T1"> </text:span></text:span><text:span text:style-name="apple-style-span"><text:span text:style-name="T2">पुरुषर्षभ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मथुःखसुखं</text:span></text:span><text:span text:style-name="apple-style-span"><text:span text:style-name="T1"> </text:span></text:span><text:span text:style-name="apple-style-span"><text:span text:style-name="T2">धीरं</text:span></text:span><text:span text:style-name="apple-style-span"><text:span text:style-name="T1"> </text:span></text:span><text:span text:style-name="apple-style-span"><text:span text:style-name="T2">सॊ</text:span></text:span><text:span text:style-name="apple-style-span"><text:span text:style-name="T1"> </text:span></text:span><text:span text:style-name="apple-style-span"><text:span text:style-name="T2">ऽमृतत्वाय</text:span></text:span><text:span text:style-name="apple-style-span"><text:span text:style-name="T1"> </text:span></text:span><text:span text:style-name="apple-style-span"><text:span text:style-name="T2">कल्पते</text:span></text:span><text:span text:style-name="T1"><text:line-break/></text:span><text:span text:style-name="apple-style-span"><text:span text:style-name="T1"> </text:span></text:span><text:span text:style-name="apple-style-span"><text:span text:style-name="T3">16</text:span></text:span><text:span text:style-name="apple-converted-space"><text:span text:style-name="T1"> </text:span></text:span><text:span text:style-name="apple-style-span"><text:span text:style-name="T2">नासतॊ</text:span></text:span><text:span text:style-name="apple-style-span"><text:span text:style-name="T1"> </text:span></text:span><text:span text:style-name="apple-style-span"><text:span text:style-name="T2">विथ्यते</text:span></text:span><text:span text:style-name="apple-style-span"><text:span text:style-name="T1"> </text:span></text:span><text:span text:style-name="apple-style-span"><text:span text:style-name="T2">भावॊ</text:span></text:span><text:span text:style-name="apple-style-span"><text:span text:style-name="T1"> </text:span></text:span><text:span text:style-name="apple-style-span"><text:span text:style-name="T2">नाभावॊ</text:span></text:span><text:span text:style-name="apple-style-span"><text:span text:style-name="T1"> </text:span></text:span><text:span text:style-name="apple-style-span"><text:span text:style-name="T2">विथ्यते</text:span></text:span><text:span text:style-name="apple-style-span"><text:span text:style-name="T1"> </text:span></text:span><text:span text:style-name="apple-style-span"><text:span text:style-name="T2">सत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उभयॊर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थृष्टॊ</text:span></text:span><text:span text:style-name="apple-style-span"><text:span text:style-name="T1"> </text:span></text:span><text:span text:style-name="apple-style-span"><text:span text:style-name="T2">ऽनतस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अनयॊस</text:span></text:span><text:span text:style-name="apple-style-span"><text:span text:style-name="T1"> </text:span></text:span><text:span text:style-name="apple-style-span"><text:span text:style-name="T2">तत्त्वथर्शिभिः</text:span></text:span><text:span text:style-name="T1"><text:line-break/></text:span><text:span text:style-name="apple-style-span"><text:span text:style-name="T1"> </text:span></text:span><text:span text:style-name="apple-style-span"><text:span text:style-name="T3">17</text:span></text:span><text:span text:style-name="apple-converted-space"><text:span text:style-name="T1"> </text:span></text:span><text:span text:style-name="apple-style-span"><text:span text:style-name="T2">अविनाशि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विथ्धि</text:span></text:span><text:span text:style-name="apple-style-span"><text:span text:style-name="T1"> </text:span></text:span><text:span text:style-name="apple-style-span"><text:span text:style-name="T2">येन</text:span></text:span><text:span text:style-name="apple-style-span"><text:span text:style-name="T1"> </text:span></text:span><text:span text:style-name="apple-style-span"><text:span text:style-name="T2">सर्वम</text:span></text:span><text:span text:style-name="apple-style-span"><text:span text:style-name="T1"> </text:span></text:span><text:span text:style-name="apple-style-span"><text:span text:style-name="T2">इथं</text:span></text:span><text:span text:style-name="apple-style-span"><text:span text:style-name="T1"> </text:span></text:span><text:span text:style-name="apple-style-span"><text:span text:style-name="T2">तत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विनाशम</text:span></text:span><text:span text:style-name="apple-style-span"><text:span text:style-name="T1"> </text:span></text:span><text:span text:style-name="apple-style-span"><text:span text:style-name="T2">अव्ययस्यास्य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कश</text:span></text:span><text:span text:style-name="apple-style-span"><text:span text:style-name="T1"> </text:span></text:span><text:span text:style-name="apple-style-span"><text:span text:style-name="T2">चित</text:span></text:span><text:span text:style-name="apple-style-span"><text:span text:style-name="T1"> </text:span></text:span><text:span text:style-name="apple-style-span"><text:span text:style-name="T2">कर्तुम</text:span></text:span><text:span text:style-name="apple-style-span"><text:span text:style-name="T1"> </text:span></text:span><text:span text:style-name="apple-style-span"><text:span text:style-name="T2">अर्हति</text:span></text:span><text:span text:style-name="T1"><text:line-break/></text:span><text:span text:style-name="apple-style-span"><text:span text:style-name="T1"> </text:span></text:span><text:span text:style-name="apple-style-span"><text:span text:style-name="T3">18</text:span></text:span><text:span text:style-name="apple-converted-space"><text:span text:style-name="T1"> </text:span></text:span><text:span text:style-name="apple-style-span"><text:span text:style-name="T2">अन्तवन्त</text:span></text:span><text:span text:style-name="apple-style-span"><text:span text:style-name="T1"> </text:span></text:span><text:span text:style-name="apple-style-span"><text:span text:style-name="T2">इमे</text:span></text:span><text:span text:style-name="apple-style-span"><text:span text:style-name="T1"> </text:span></text:span><text:span text:style-name="apple-style-span"><text:span text:style-name="T2">थेहा</text:span></text:span><text:span text:style-name="apple-style-span"><text:span text:style-name="T1"> </text:span></text:span><text:span text:style-name="apple-style-span"><text:span text:style-name="T2">नित्यस्यॊक्ताः</text:span></text:span><text:span text:style-name="apple-style-span"><text:span text:style-name="T1"> </text:span></text:span><text:span text:style-name="apple-style-span"><text:span text:style-name="T2">शरीरिण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नाशिनॊ</text:span></text:span><text:span text:style-name="apple-style-span"><text:span text:style-name="T1"> </text:span></text:span><text:span text:style-name="apple-style-span"><text:span text:style-name="T2">ऽपरमेयस्य</text:span></text:span><text:span text:style-name="apple-style-span"><text:span text:style-name="T1"> </text:span></text:span><text:span text:style-name="apple-style-span"><text:span text:style-name="T2">तस्माथ</text:span></text:span><text:span text:style-name="apple-style-span"><text:span text:style-name="T1"> </text:span></text:span><text:span text:style-name="apple-style-span"><text:span text:style-name="T2">युध्यस्व</text:span></text:span><text:span text:style-name="apple-style-span"><text:span text:style-name="T1"> </text:span></text:span><text:span text:style-name="apple-style-span"><text:span text:style-name="T2">भारत</text:span></text:span><text:span text:style-name="T1"><text:line-break/></text:span><text:span text:style-name="apple-style-span"><text:span text:style-name="T1"> </text:span></text:span><text:span text:style-name="apple-style-span"><text:span text:style-name="T3">19</text:span></text:span><text:span text:style-name="apple-converted-space"><text:span text:style-name="T1"> </text:span></text:span><text:span text:style-name="apple-style-span"><text:span text:style-name="T2">य</text:span></text:span><text:span text:style-name="apple-style-span"><text:span text:style-name="T1"> </text:span></text:span><text:span text:style-name="apple-style-span"><text:span text:style-name="T2">एनं</text:span></text:span><text:span text:style-name="apple-style-span"><text:span text:style-name="T1"> </text:span></text:span><text:span text:style-name="apple-style-span"><text:span text:style-name="T2">वेत्ति</text:span></text:span><text:span text:style-name="apple-style-span"><text:span text:style-name="T1"> </text:span></text:span><text:span text:style-name="apple-style-span"><text:span text:style-name="T2">हन्तारं</text:span></text:span><text:span text:style-name="apple-style-span"><text:span text:style-name="T1"> </text:span></text:span><text:span text:style-name="apple-style-span"><text:span text:style-name="T2">यश</text:span></text:span><text:span text:style-name="apple-style-span"><text:span text:style-name="T1"> </text:span></text:span><text:span text:style-name="apple-style-span"><text:span text:style-name="T2">चैनं</text:span></text:span><text:span text:style-name="apple-style-span"><text:span text:style-name="T1"> </text:span></text:span><text:span text:style-name="apple-style-span"><text:span text:style-name="T2">मन्यते</text:span></text:span><text:span text:style-name="apple-style-span"><text:span text:style-name="T1"> </text:span></text:span><text:span text:style-name="apple-style-span"><text:span text:style-name="T2">हत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उभौ</text:span></text:span><text:span text:style-name="apple-style-span"><text:span text:style-name="T1"> </text:span></text:span><text:span text:style-name="apple-style-span"><text:span text:style-name="T2">तौ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विजानीतॊ</text:span></text:span><text:span text:style-name="apple-style-span"><text:span text:style-name="T1"> </text:span></text:span><text:span text:style-name="apple-style-span"><text:span text:style-name="T2">नायं</text:span></text:span><text:span text:style-name="apple-style-span"><text:span text:style-name="T1"> </text:span></text:span><text:span text:style-name="apple-style-span"><text:span text:style-name="T2">हन्ति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हन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20</text:span></text:span><text:span text:style-name="apple-converted-space"><text:span text:style-name="T1"> 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जायते</text:span></text:span><text:span text:style-name="apple-style-span"><text:span text:style-name="T1"> </text:span></text:span><text:span text:style-name="apple-style-span"><text:span text:style-name="T2">मरियते</text:span></text:span><text:span text:style-name="apple-style-span"><text:span text:style-name="T1"> </text:span></text:span><text:span text:style-name="apple-style-span"><text:span text:style-name="T2">वा</text:span></text:span><text:span text:style-name="apple-style-span"><text:span text:style-name="T1"> </text:span></text:span><text:span text:style-name="apple-style-span"><text:span text:style-name="T2">कथा</text:span></text:span><text:span text:style-name="apple-style-span"><text:span text:style-name="T1"> </text:span></text:span><text:span text:style-name="apple-style-span"><text:span text:style-name="T2">चिन</text:span></text:span><text:span text:style-name="apple-style-span"><text:span text:style-name="T1">; </text:span></text:span><text:span text:style-name="apple-style-span"><text:span text:style-name="T2">नायं</text:span></text:span><text:span text:style-name="apple-style-span"><text:span text:style-name="T1"> </text:span></text:span><text:span text:style-name="apple-style-span"><text:span text:style-name="T2">भूत्वा</text:span></text:span><text:span text:style-name="apple-style-span"><text:span text:style-name="T1"> </text:span></text:span><text:span text:style-name="apple-style-span"><text:span text:style-name="T2">भविता</text:span></text:span><text:span text:style-name="apple-style-span"><text:span text:style-name="T1"> </text:span></text:span><text:span text:style-name="apple-style-span"><text:span text:style-name="T2">वा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भूय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जॊ</text:span></text:span><text:span text:style-name="apple-style-span"><text:span text:style-name="T1"> </text:span></text:span><text:span text:style-name="apple-style-span"><text:span text:style-name="T2">नित्यः</text:span></text:span><text:span text:style-name="apple-style-span"><text:span text:style-name="T1"> </text:span></text:span><text:span text:style-name="apple-style-span"><text:span text:style-name="T2">शाश्वतॊ</text:span></text:span><text:span text:style-name="apple-style-span"><text:span text:style-name="T1"> </text:span></text:span><text:span text:style-name="apple-style-span"><text:span text:style-name="T2">ऽयं</text:span></text:span><text:span text:style-name="apple-style-span"><text:span text:style-name="T1"> </text:span></text:span><text:span text:style-name="apple-style-span"><text:span text:style-name="T2">पुराणॊ</text:span></text:span><text:span text:style-name="apple-style-span"><text:span text:style-name="T1">;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हन्यते</text:span></text:span><text:span text:style-name="apple-style-span"><text:span text:style-name="T1"> </text:span></text:span><text:span text:style-name="apple-style-span"><text:span text:style-name="T2">हन्यमाने</text:span></text:span><text:span text:style-name="apple-style-span"><text:span text:style-name="T1"> </text:span></text:span><text:span text:style-name="apple-style-span"><text:span text:style-name="T2">शरीरे</text:span></text:span><text:span text:style-name="T1"><text:line-break/></text:span><text:span text:style-name="apple-style-span"><text:span text:style-name="T1"> </text:span></text:span><text:span text:style-name="apple-style-span"><text:span text:style-name="T3">21</text:span></text:span><text:span text:style-name="apple-converted-space"><text:span text:style-name="T1"> </text:span></text:span><text:span text:style-name="apple-style-span"><text:span text:style-name="T2">वेथाविनाशिनं</text:span></text:span><text:span text:style-name="apple-style-span"><text:span text:style-name="T1"> </text:span></text:span><text:span text:style-name="apple-style-span"><text:span text:style-name="T2">नित्यं</text:span></text:span><text:span text:style-name="apple-style-span"><text:span text:style-name="T1"> </text:span></text:span><text:span text:style-name="apple-style-span"><text:span text:style-name="T2">य</text:span></text:span><text:span text:style-name="apple-style-span"><text:span text:style-name="T1"> </text:span></text:span><text:span text:style-name="apple-style-span"><text:span text:style-name="T2">एनम</text:span></text:span><text:span text:style-name="apple-style-span"><text:span text:style-name="T1"> </text:span></text:span><text:span text:style-name="apple-style-span"><text:span text:style-name="T2">अजम</text:span></text:span><text:span text:style-name="apple-style-span"><text:span text:style-name="T1"> </text:span></text:span><text:span text:style-name="apple-style-span"><text:span text:style-name="T2">अव्यय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दं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पुरुषः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कं</text:span></text:span><text:span text:style-name="apple-style-span"><text:span text:style-name="T1"> </text:span></text:span><text:span text:style-name="apple-style-span"><text:span text:style-name="T2">घातयति</text:span></text:span><text:span text:style-name="apple-style-span"><text:span text:style-name="T1"> </text:span></text:span><text:span text:style-name="apple-style-span"><text:span text:style-name="T2">हन्ति</text:span></text:span><text:span text:style-name="apple-style-span"><text:span text:style-name="T1"> </text:span></text:span><text:span text:style-name="apple-style-span"><text:span text:style-name="T2">कम</text:span></text:span><text:span text:style-name="T1"><text:line-break/></text:span><text:span text:style-name="apple-style-span"><text:span text:style-name="T1"> </text:span></text:span><text:span text:style-name="apple-style-span"><text:span text:style-name="T3">22</text:span></text:span><text:span text:style-name="apple-converted-space"><text:span text:style-name="T1"> </text:span></text:span><text:span text:style-name="apple-style-span"><text:span text:style-name="T2">वासांसि</text:span></text:span><text:span text:style-name="apple-style-span"><text:span text:style-name="T1"> </text:span></text:span><text:span text:style-name="apple-style-span"><text:span text:style-name="T2">जीर्णानि</text:span></text:span><text:span text:style-name="apple-style-span"><text:span text:style-name="T1"> </text:span></text:span><text:span text:style-name="apple-style-span"><text:span text:style-name="T2">यदा</text:span></text:span><text:span text:style-name="apple-style-span"><text:span text:style-name="T1"> </text:span></text:span><text:span text:style-name="apple-style-span"><text:span text:style-name="T2">विहाय</text:span></text:span><text:span text:style-name="apple-style-span"><text:span text:style-name="T1">; </text:span></text:span><text:span text:style-name="apple-style-span"><text:span text:style-name="T2">नवानि</text:span></text:span><text:span text:style-name="apple-style-span"><text:span text:style-name="T1"> </text:span></text:span><text:span text:style-name="apple-style-span"><text:span text:style-name="T2">गृह्णाति</text:span></text:span><text:span text:style-name="apple-style-span"><text:span text:style-name="T1"> </text:span></text:span><text:span text:style-name="apple-style-span"><text:span text:style-name="T2">नरॊ</text:span></text:span><text:span text:style-name="apple-style-span"><text:span text:style-name="T1"> </text:span></text:span><text:span text:style-name="apple-style-span"><text:span text:style-name="T2">ऽपराण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दा</text:span></text:span><text:span text:style-name="apple-style-span"><text:span text:style-name="T1"> </text:span></text:span><text:span text:style-name="apple-style-span"><text:span text:style-name="T2">शरीराणि</text:span></text:span><text:span text:style-name="apple-style-span"><text:span text:style-name="T1"> </text:span></text:span><text:span text:style-name="apple-style-span"><text:span text:style-name="T2">विहाय</text:span></text:span><text:span text:style-name="apple-style-span"><text:span text:style-name="T1"> </text:span></text:span><text:span text:style-name="apple-style-span"><text:span text:style-name="T2">जीर्णानि</text:span></text:span><text:span text:style-name="apple-style-span"><text:span text:style-name="T1">; </text:span></text:span><text:span text:style-name="apple-style-span"><text:span text:style-name="T2">अन्यानि</text:span></text:span><text:span text:style-name="apple-style-span"><text:span text:style-name="T1"> </text:span></text:span><text:span text:style-name="apple-style-span"><text:span text:style-name="T2">संयाति</text:span></text:span><text:span text:style-name="apple-style-span"><text:span text:style-name="T1"> </text:span></text:span><text:span text:style-name="apple-style-span"><text:span text:style-name="T2">नवानि</text:span></text:span><text:span text:style-name="apple-style-span"><text:span text:style-name="T1"> </text:span></text:span><text:span text:style-name="apple-style-span"><text:span text:style-name="T2">थेही</text:span></text:span><text:span text:style-name="T1"><text:line-break/></text:span><text:span text:style-name="apple-style-span"><text:span text:style-name="T1"> </text:span></text:span><text:span text:style-name="apple-style-span"><text:span text:style-name="T3">23</text:span></text:span><text:span text:style-name="apple-converted-space"><text:span text:style-name="T1"> </text:span></text:span><text:span text:style-name="apple-style-span"><text:span text:style-name="T2">नैनं</text:span></text:span><text:span text:style-name="apple-style-span"><text:span text:style-name="T1"> </text:span></text:span><text:span text:style-name="apple-style-span"><text:span text:style-name="T2">छिन्थन्ति</text:span></text:span><text:span text:style-name="apple-style-span"><text:span text:style-name="T1"> </text:span></text:span><text:span text:style-name="apple-style-span"><text:span text:style-name="T2">शस्त्राणि</text:span></text:span><text:span text:style-name="apple-style-span"><text:span text:style-name="T1"> </text:span></text:span><text:span text:style-name="apple-style-span"><text:span text:style-name="T2">नैनं</text:span></text:span><text:span text:style-name="apple-style-span"><text:span text:style-name="T1"> </text:span></text:span><text:span text:style-name="apple-style-span"><text:span text:style-name="T2">थहति</text:span></text:span><text:span text:style-name="apple-style-span"><text:span text:style-name="T1"> </text:span></text:span><text:span text:style-name="apple-style-span"><text:span text:style-name="T2">पावक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चैनं</text:span></text:span><text:span text:style-name="apple-style-span"><text:span text:style-name="T1"> </text:span></text:span><text:span text:style-name="apple-style-span"><text:span text:style-name="T2">कलेथयन्त्य</text:span></text:span><text:span text:style-name="apple-style-span"><text:span text:style-name="T1"> </text:span></text:span><text:span text:style-name="apple-style-span"><text:span text:style-name="T2">आपॊ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शॊषयति</text:span></text:span><text:span text:style-name="apple-style-span"><text:span text:style-name="T1"> </text:span></text:span><text:span text:style-name="apple-style-span"><text:span text:style-name="T2">मारुतः</text:span></text:span><text:span text:style-name="T1"><text:line-break/></text:span><text:span text:style-name="apple-style-span"><text:span text:style-name="T1"> </text:span></text:span><text:span text:style-name="apple-style-span"><text:span text:style-name="T3">24</text:span></text:span><text:span text:style-name="apple-converted-space"><text:span text:style-name="T1"> </text:span></text:span><text:span text:style-name="apple-style-span"><text:span text:style-name="T2">अच्छेथ्यॊ</text:span></text:span><text:span text:style-name="apple-style-span"><text:span text:style-name="T1"> </text:span></text:span><text:span text:style-name="apple-style-span"><text:span text:style-name="T2">ऽयम</text:span></text:span><text:span text:style-name="apple-style-span"><text:span text:style-name="T1"> </text:span></text:span><text:span text:style-name="apple-style-span"><text:span text:style-name="T2">अथाह्यॊ</text:span></text:span><text:span text:style-name="apple-style-span"><text:span text:style-name="T1"> </text:span></text:span><text:span text:style-name="apple-style-span"><text:span text:style-name="T2">ऽयम</text:span></text:span><text:span text:style-name="apple-style-span"><text:span text:style-name="T1"> </text:span></text:span><text:span text:style-name="apple-style-span"><text:span text:style-name="T2">अक्लेथ्यॊ</text:span></text:span><text:span text:style-name="apple-style-span"><text:span text:style-name="T1"> </text:span></text:span><text:span text:style-name="apple-style-span"><text:span text:style-name="T2">ऽशॊष्य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नित्यः</text:span></text:span><text:span text:style-name="apple-style-span"><text:span text:style-name="T1"> </text:span></text:span><text:span text:style-name="apple-style-span"><text:span text:style-name="T2">सर्वगतः</text:span></text:span><text:span text:style-name="apple-style-span"><text:span text:style-name="T1"> </text:span></text:span><text:span text:style-name="apple-style-span"><text:span text:style-name="T2">सदाणुर</text:span></text:span><text:span text:style-name="apple-style-span"><text:span text:style-name="T1"> </text:span></text:span><text:span text:style-name="apple-style-span"><text:span text:style-name="T2">अचलॊ</text:span></text:span><text:span text:style-name="apple-style-span"><text:span text:style-name="T1"> </text:span></text:span><text:span text:style-name="apple-style-span"><text:span text:style-name="T2">ऽयं</text:span></text:span><text:span text:style-name="apple-style-span"><text:span text:style-name="T1"> </text:span></text:span><text:span text:style-name="apple-style-span"><text:span text:style-name="T2">सनातनः</text:span></text:span><text:span text:style-name="T1"><text:line-break/></text:span><text:soft-page-break/><text:span text:style-name="apple-style-span"><text:span text:style-name="T1"> </text:span></text:span><text:span text:style-name="apple-style-span"><text:span text:style-name="T3">25</text:span></text:span><text:span text:style-name="apple-converted-space"><text:span text:style-name="T1"> </text:span></text:span><text:span text:style-name="apple-style-span"><text:span text:style-name="T2">अव्यक्तॊ</text:span></text:span><text:span text:style-name="apple-style-span"><text:span text:style-name="T1"> </text:span></text:span><text:span text:style-name="apple-style-span"><text:span text:style-name="T2">ऽयम</text:span></text:span><text:span text:style-name="apple-style-span"><text:span text:style-name="T1"> </text:span></text:span><text:span text:style-name="apple-style-span"><text:span text:style-name="T2">अचिन्त्यॊ</text:span></text:span><text:span text:style-name="apple-style-span"><text:span text:style-name="T1"> </text:span></text:span><text:span text:style-name="apple-style-span"><text:span text:style-name="T2">ऽयम</text:span></text:span><text:span text:style-name="apple-style-span"><text:span text:style-name="T1"> </text:span></text:span><text:span text:style-name="apple-style-span"><text:span text:style-name="T2">अविकार्यॊ</text:span></text:span><text:span text:style-name="apple-style-span"><text:span text:style-name="T1"> </text:span></text:span><text:span text:style-name="apple-style-span"><text:span text:style-name="T2">ऽयम</text:span></text:span><text:span text:style-name="apple-style-span"><text:span text:style-name="T1"> </text:span></text:span><text:span text:style-name="apple-style-span"><text:span text:style-name="T2">उच्य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स्माथ</text:span></text:span><text:span text:style-name="apple-style-span"><text:span text:style-name="T1"> </text:span></text:span><text:span text:style-name="apple-style-span"><text:span text:style-name="T2">एवं</text:span></text:span><text:span text:style-name="apple-style-span"><text:span text:style-name="T1"> </text:span></text:span><text:span text:style-name="apple-style-span"><text:span text:style-name="T2">विथित्वैनं</text:span></text:span><text:span text:style-name="apple-style-span"><text:span text:style-name="T1"> </text:span></text:span><text:span text:style-name="apple-style-span"><text:span text:style-name="T2">नानुशॊचितुम</text:span></text:span><text:span text:style-name="apple-style-span"><text:span text:style-name="T1"> </text:span></text:span><text:span text:style-name="apple-style-span"><text:span text:style-name="T2">अर्हसि</text:span></text:span><text:span text:style-name="T1"><text:line-break/></text:span><text:span text:style-name="apple-style-span"><text:span text:style-name="T1"> </text:span></text:span><text:span text:style-name="apple-style-span"><text:span text:style-name="T3">26</text:span></text:span><text:span text:style-name="apple-converted-space"><text:span text:style-name="T1"> </text:span></text:span><text:span text:style-name="apple-style-span"><text:span text:style-name="T2">अद</text:span></text:span><text:span text:style-name="apple-style-span"><text:span text:style-name="T1"> </text:span></text:span><text:span text:style-name="apple-style-span"><text:span text:style-name="T2">चैनं</text:span></text:span><text:span text:style-name="apple-style-span"><text:span text:style-name="T1"> </text:span></text:span><text:span text:style-name="apple-style-span"><text:span text:style-name="T2">नित्यजातं</text:span></text:span><text:span text:style-name="apple-style-span"><text:span text:style-name="T1"> </text:span></text:span><text:span text:style-name="apple-style-span"><text:span text:style-name="T2">नित्यं</text:span></text:span><text:span text:style-name="apple-style-span"><text:span text:style-name="T1"> </text:span></text:span><text:span text:style-name="apple-style-span"><text:span text:style-name="T2">वा</text:span></text:span><text:span text:style-name="apple-style-span"><text:span text:style-name="T1"> </text:span></text:span><text:span text:style-name="apple-style-span"><text:span text:style-name="T2">मन्यसे</text:span></text:span><text:span text:style-name="apple-style-span"><text:span text:style-name="T1"> </text:span></text:span><text:span text:style-name="apple-style-span"><text:span text:style-name="T2">मृत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दापि</text:span></text:span><text:span text:style-name="apple-style-span"><text:span text:style-name="T1"> </text:span></text:span><text:span text:style-name="apple-style-span"><text:span text:style-name="T2">तवं</text:span></text:span><text:span text:style-name="apple-style-span"><text:span text:style-name="T1"> </text:span></text:span><text:span text:style-name="apple-style-span"><text:span text:style-name="T2">महाबाहॊ</text:span></text:span><text:span text:style-name="apple-style-span"><text:span text:style-name="T1"> </text:span></text:span><text:span text:style-name="apple-style-span"><text:span text:style-name="T2">नैवं</text:span></text:span><text:span text:style-name="apple-style-span"><text:span text:style-name="T1"> </text:span></text:span><text:span text:style-name="apple-style-span"><text:span text:style-name="T2">शॊचितुम</text:span></text:span><text:span text:style-name="apple-style-span"><text:span text:style-name="T1"> </text:span></text:span><text:span text:style-name="apple-style-span"><text:span text:style-name="T2">अर्हसि</text:span></text:span><text:span text:style-name="T1"><text:line-break/></text:span><text:span text:style-name="apple-style-span"><text:span text:style-name="T1"> </text:span></text:span><text:span text:style-name="apple-style-span"><text:span text:style-name="T3">27</text:span></text:span><text:span text:style-name="apple-converted-space"><text:span text:style-name="T1"> </text:span></text:span><text:span text:style-name="apple-style-span"><text:span text:style-name="T2">जातस्य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धरुवॊ</text:span></text:span><text:span text:style-name="apple-style-span"><text:span text:style-name="T1"> </text:span></text:span><text:span text:style-name="apple-style-span"><text:span text:style-name="T2">मृत्युर</text:span></text:span><text:span text:style-name="apple-style-span"><text:span text:style-name="T1"> </text:span></text:span><text:span text:style-name="apple-style-span"><text:span text:style-name="T2">धरुवं</text:span></text:span><text:span text:style-name="apple-style-span"><text:span text:style-name="T1"> </text:span></text:span><text:span text:style-name="apple-style-span"><text:span text:style-name="T2">जन्म</text:span></text:span><text:span text:style-name="apple-style-span"><text:span text:style-name="T1"> </text:span></text:span><text:span text:style-name="apple-style-span"><text:span text:style-name="T2">मृतस्य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स्माथ</text:span></text:span><text:span text:style-name="apple-style-span"><text:span text:style-name="T1"> </text:span></text:span><text:span text:style-name="apple-style-span"><text:span text:style-name="T2">अपरिहार्ये</text:span></text:span><text:span text:style-name="apple-style-span"><text:span text:style-name="T1"> </text:span></text:span><text:span text:style-name="apple-style-span"><text:span text:style-name="T2">ऽरदे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तवं</text:span></text:span><text:span text:style-name="apple-style-span"><text:span text:style-name="T1"> </text:span></text:span><text:span text:style-name="apple-style-span"><text:span text:style-name="T2">शॊचितुम</text:span></text:span><text:span text:style-name="apple-style-span"><text:span text:style-name="T1"> </text:span></text:span><text:span text:style-name="apple-style-span"><text:span text:style-name="T2">अर्हसि</text:span></text:span><text:span text:style-name="T1"><text:line-break/></text:span><text:span text:style-name="apple-style-span"><text:span text:style-name="T1"> </text:span></text:span><text:span text:style-name="apple-style-span"><text:span text:style-name="T3">28</text:span></text:span><text:span text:style-name="apple-converted-space"><text:span text:style-name="T1"> </text:span></text:span><text:span text:style-name="apple-style-span"><text:span text:style-name="T2">अव्यक्ताथीनि</text:span></text:span><text:span text:style-name="apple-style-span"><text:span text:style-name="T1"> </text:span></text:span><text:span text:style-name="apple-style-span"><text:span text:style-name="T2">भूतानि</text:span></text:span><text:span text:style-name="apple-style-span"><text:span text:style-name="T1"> </text:span></text:span><text:span text:style-name="apple-style-span"><text:span text:style-name="T2">वयक्तमध्यानि</text:span></text:span><text:span text:style-name="apple-style-span"><text:span text:style-name="T1"> </text:span></text:span><text:span text:style-name="apple-style-span"><text:span text:style-name="T2">भार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व्यक्तनिधनान्य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तत्र</text:span></text:span><text:span text:style-name="apple-style-span"><text:span text:style-name="T1"> </text:span></text:span><text:span text:style-name="apple-style-span"><text:span text:style-name="T2">का</text:span></text:span><text:span text:style-name="apple-style-span"><text:span text:style-name="T1"> </text:span></text:span><text:span text:style-name="apple-style-span"><text:span text:style-name="T2">परिथेवना</text:span></text:span><text:span text:style-name="T1"><text:line-break/></text:span><text:span text:style-name="apple-style-span"><text:span text:style-name="T1"> </text:span></text:span><text:span text:style-name="apple-style-span"><text:span text:style-name="T3">29</text:span></text:span><text:span text:style-name="apple-converted-space"><text:span text:style-name="T1"> </text:span></text:span><text:span text:style-name="apple-style-span"><text:span text:style-name="T2">आश्चर्यवत</text:span></text:span><text:span text:style-name="apple-style-span"><text:span text:style-name="T1"> </text:span></text:span><text:span text:style-name="apple-style-span"><text:span text:style-name="T2">पश्यति</text:span></text:span><text:span text:style-name="apple-style-span"><text:span text:style-name="T1"> </text:span></text:span><text:span text:style-name="apple-style-span"><text:span text:style-name="T2">कश</text:span></text:span><text:span text:style-name="apple-style-span"><text:span text:style-name="T1"> </text:span></text:span><text:span text:style-name="apple-style-span"><text:span text:style-name="T2">चिथ</text:span></text:span><text:span text:style-name="apple-style-span"><text:span text:style-name="T1"> </text:span></text:span><text:span text:style-name="apple-style-span"><text:span text:style-name="T2">एनम</text:span></text:span><text:span text:style-name="apple-style-span"><text:span text:style-name="T1">; </text:span></text:span><text:span text:style-name="apple-style-span"><text:span text:style-name="T2">आश्चर्यवथ</text:span></text:span><text:span text:style-name="apple-style-span"><text:span text:style-name="T1"> </text:span></text:span><text:span text:style-name="apple-style-span"><text:span text:style-name="T2">वथति</text:span></text:span><text:span text:style-name="apple-style-span"><text:span text:style-name="T1"> </text:span></text:span><text:span text:style-name="apple-style-span"><text:span text:style-name="T2">तदैव</text:span></text:span><text:span text:style-name="apple-style-span"><text:span text:style-name="T1"> </text:span></text:span><text:span text:style-name="apple-style-span"><text:span text:style-name="T2">चान्य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आश्चर्यवच</text:span></text:span><text:span text:style-name="apple-style-span"><text:span text:style-name="T1"> </text:span></text:span><text:span text:style-name="apple-style-span"><text:span text:style-name="T2">चैनम</text:span></text:span><text:span text:style-name="apple-style-span"><text:span text:style-name="T1"> </text:span></text:span><text:span text:style-name="apple-style-span"><text:span text:style-name="T2">अन्यः</text:span></text:span><text:span text:style-name="apple-style-span"><text:span text:style-name="T1"> </text:span></text:span><text:span text:style-name="apple-style-span"><text:span text:style-name="T2">शृणॊति</text:span></text:span><text:span text:style-name="apple-style-span"><text:span text:style-name="T1">; </text:span></text:span><text:span text:style-name="apple-style-span"><text:span text:style-name="T2">शरुत्वाप्य</text:span></text:span><text:span text:style-name="apple-style-span"><text:span text:style-name="T1"> </text:span></text:span><text:span text:style-name="apple-style-span"><text:span text:style-name="T2">एनं</text:span></text:span><text:span text:style-name="apple-style-span"><text:span text:style-name="T1"> </text:span></text:span><text:span text:style-name="apple-style-span"><text:span text:style-name="T2">वेथ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कश</text:span></text:span><text:span text:style-name="apple-style-span"><text:span text:style-name="T1"> </text:span></text:span><text:span text:style-name="apple-style-span"><text:span text:style-name="T2">चित</text:span></text:span><text:span text:style-name="T1"><text:line-break/></text:span><text:span text:style-name="apple-style-span"><text:span text:style-name="T1"> </text:span></text:span><text:span text:style-name="apple-style-span"><text:span text:style-name="T3">30</text:span></text:span><text:span text:style-name="apple-converted-space"><text:span text:style-name="T1"> </text:span></text:span><text:span text:style-name="apple-style-span"><text:span text:style-name="T2">थेही</text:span></text:span><text:span text:style-name="apple-style-span"><text:span text:style-name="T1"> </text:span></text:span><text:span text:style-name="apple-style-span"><text:span text:style-name="T2">नित्यम</text:span></text:span><text:span text:style-name="apple-style-span"><text:span text:style-name="T1"> </text:span></text:span><text:span text:style-name="apple-style-span"><text:span text:style-name="T2">अवध्यॊ</text:span></text:span><text:span text:style-name="apple-style-span"><text:span text:style-name="T1"> </text:span></text:span><text:span text:style-name="apple-style-span"><text:span text:style-name="T2">ऽयं</text:span></text:span><text:span text:style-name="apple-style-span"><text:span text:style-name="T1"> </text:span></text:span><text:span text:style-name="apple-style-span"><text:span text:style-name="T2">थेहे</text:span></text:span><text:span text:style-name="apple-style-span"><text:span text:style-name="T1"> </text:span></text:span><text:span text:style-name="apple-style-span"><text:span text:style-name="T2">सर्वस्य</text:span></text:span><text:span text:style-name="apple-style-span"><text:span text:style-name="T1"> </text:span></text:span><text:span text:style-name="apple-style-span"><text:span text:style-name="T2">भार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स्मात</text:span></text:span><text:span text:style-name="apple-style-span"><text:span text:style-name="T1"> </text:span></text:span><text:span text:style-name="apple-style-span"><text:span text:style-name="T2">सर्वाणि</text:span></text:span><text:span text:style-name="apple-style-span"><text:span text:style-name="T1"> </text:span></text:span><text:span text:style-name="apple-style-span"><text:span text:style-name="T2">भूतानि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तवं</text:span></text:span><text:span text:style-name="apple-style-span"><text:span text:style-name="T1"> </text:span></text:span><text:span text:style-name="apple-style-span"><text:span text:style-name="T2">शॊचितुम</text:span></text:span><text:span text:style-name="apple-style-span"><text:span text:style-name="T1"> </text:span></text:span><text:span text:style-name="apple-style-span"><text:span text:style-name="T2">अर्हसि</text:span></text:span><text:span text:style-name="T1"><text:line-break/></text:span><text:span text:style-name="apple-style-span"><text:span text:style-name="T1"> </text:span></text:span><text:span text:style-name="apple-style-span"><text:span text:style-name="T3">31</text:span></text:span><text:span text:style-name="apple-converted-space"><text:span text:style-name="T1"> </text:span></text:span><text:span text:style-name="apple-style-span"><text:span text:style-name="T2">सवधर्मम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चावेक्ष्य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विकम्पितुम</text:span></text:span><text:span text:style-name="apple-style-span"><text:span text:style-name="T1"> </text:span></text:span><text:span text:style-name="apple-style-span"><text:span text:style-name="T2">अर्हस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धर्म्याथ</text:span></text:span><text:span text:style-name="apple-style-span"><text:span text:style-name="T1"> </text:span></text:span><text:span text:style-name="apple-style-span"><text:span text:style-name="T2">धि</text:span></text:span><text:span text:style-name="apple-style-span"><text:span text:style-name="T1"> </text:span></text:span><text:span text:style-name="apple-style-span"><text:span text:style-name="T2">युथ्धाच</text:span></text:span><text:span text:style-name="apple-style-span"><text:span text:style-name="T1"> </text:span></text:span><text:span text:style-name="apple-style-span"><text:span text:style-name="T2">छरेयॊ</text:span></text:span><text:span text:style-name="apple-style-span"><text:span text:style-name="T1"> </text:span></text:span><text:span text:style-name="apple-style-span"><text:span text:style-name="T2">ऽनयत</text:span></text:span><text:span text:style-name="apple-style-span"><text:span text:style-name="T1"> </text:span></text:span><text:span text:style-name="apple-style-span"><text:span text:style-name="T2">कषत्रियस्य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विथ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32</text:span></text:span><text:span text:style-name="apple-converted-space"><text:span text:style-name="T1"> </text:span></text:span><text:span text:style-name="apple-style-span"><text:span text:style-name="T2">यथृच्छया</text:span></text:span><text:span text:style-name="apple-style-span"><text:span text:style-name="T1"> </text:span></text:span><text:span text:style-name="apple-style-span"><text:span text:style-name="T2">चॊपपन्नं</text:span></text:span><text:span text:style-name="apple-style-span"><text:span text:style-name="T1"> </text:span></text:span><text:span text:style-name="apple-style-span"><text:span text:style-name="T2">सवर्गथ्वारम</text:span></text:span><text:span text:style-name="apple-style-span"><text:span text:style-name="T1"> </text:span></text:span><text:span text:style-name="apple-style-span"><text:span text:style-name="T2">अपावृत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सुखिनः</text:span></text:span><text:span text:style-name="apple-style-span"><text:span text:style-name="T1"> </text:span></text:span><text:span text:style-name="apple-style-span"><text:span text:style-name="T2">कषत्रियाः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लभन्ते</text:span></text:span><text:span text:style-name="apple-style-span"><text:span text:style-name="T1"> </text:span></text:span><text:span text:style-name="apple-style-span"><text:span text:style-name="T2">युथ्धम</text:span></text:span><text:span text:style-name="apple-style-span"><text:span text:style-name="T1"> </text:span></text:span><text:span text:style-name="apple-style-span"><text:span text:style-name="T2">ईथृशम</text:span></text:span><text:span text:style-name="T1"><text:line-break/></text:span><text:span text:style-name="apple-style-span"><text:span text:style-name="T1"> </text:span></text:span><text:span text:style-name="apple-style-span"><text:span text:style-name="T3">33</text:span></text:span><text:span text:style-name="apple-converted-space"><text:span text:style-name="T1"> </text:span></text:span><text:span text:style-name="apple-style-span"><text:span text:style-name="T2">अद</text:span></text:span><text:span text:style-name="apple-style-span"><text:span text:style-name="T1"> </text:span></text:span><text:span text:style-name="apple-style-span"><text:span text:style-name="T2">चेत</text:span></text:span><text:span text:style-name="apple-style-span"><text:span text:style-name="T1"> </text:span></text:span><text:span text:style-name="apple-style-span"><text:span text:style-name="T2">तवम</text:span></text:span><text:span text:style-name="apple-style-span"><text:span text:style-name="T1"> </text:span></text:span><text:span text:style-name="apple-style-span"><text:span text:style-name="T2">इमं</text:span></text:span><text:span text:style-name="apple-style-span"><text:span text:style-name="T1"> </text:span></text:span><text:span text:style-name="apple-style-span"><text:span text:style-name="T2">धर्म्यं</text:span></text:span><text:span text:style-name="apple-style-span"><text:span text:style-name="T1"> </text:span></text:span><text:span text:style-name="apple-style-span"><text:span text:style-name="T2">संग्रामं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करिष्यस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तः</text:span></text:span><text:span text:style-name="apple-style-span"><text:span text:style-name="T1"> </text:span></text:span><text:span text:style-name="apple-style-span"><text:span text:style-name="T2">सवधर्मं</text:span></text:span><text:span text:style-name="apple-style-span"><text:span text:style-name="T1"> </text:span></text:span><text:span text:style-name="apple-style-span"><text:span text:style-name="T2">कीर्ति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हित्वा</text:span></text:span><text:span text:style-name="apple-style-span"><text:span text:style-name="T1"> </text:span></text:span><text:span text:style-name="apple-style-span"><text:span text:style-name="T2">पापम</text:span></text:span><text:span text:style-name="apple-style-span"><text:span text:style-name="T1"> </text:span></text:span><text:span text:style-name="apple-style-span"><text:span text:style-name="T2">अवाप्स्यसि</text:span></text:span><text:span text:style-name="T1"><text:line-break/></text:span><text:span text:style-name="apple-style-span"><text:span text:style-name="T1"> </text:span></text:span><text:span text:style-name="apple-style-span"><text:span text:style-name="T3">34</text:span></text:span><text:span text:style-name="apple-converted-space"><text:span text:style-name="T1"> </text:span></text:span><text:span text:style-name="apple-style-span"><text:span text:style-name="T2">अकीर्तिं</text:span></text:span><text:span text:style-name="apple-style-span"><text:span text:style-name="T1"> </text:span></text:span><text:span text:style-name="apple-style-span"><text:span text:style-name="T2">चापि</text:span></text:span><text:span text:style-name="apple-style-span"><text:span text:style-name="T1"> </text:span></text:span><text:span text:style-name="apple-style-span"><text:span text:style-name="T2">भूतानि</text:span></text:span><text:span text:style-name="apple-style-span"><text:span text:style-name="T1"> </text:span></text:span><text:span text:style-name="apple-style-span"><text:span text:style-name="T2">कदयिष्यन्ति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ऽवयया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ंभावितस्य</text:span></text:span><text:span text:style-name="apple-style-span"><text:span text:style-name="T1"> </text:span></text:span><text:span text:style-name="apple-style-span"><text:span text:style-name="T2">चाकीर्तिर</text:span></text:span><text:span text:style-name="apple-style-span"><text:span text:style-name="T1"> </text:span></text:span><text:span text:style-name="apple-style-span"><text:span text:style-name="T2">मरणाथ</text:span></text:span><text:span text:style-name="apple-style-span"><text:span text:style-name="T1"> </text:span></text:span><text:span text:style-name="apple-style-span"><text:span text:style-name="T2">अतिरिच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35</text:span></text:span><text:span text:style-name="apple-converted-space"><text:span text:style-name="T1"> </text:span></text:span><text:span text:style-name="apple-style-span"><text:span text:style-name="T2">भयाथ</text:span></text:span><text:span text:style-name="apple-style-span"><text:span text:style-name="T1"> </text:span></text:span><text:span text:style-name="apple-style-span"><text:span text:style-name="T2">रणाथ</text:span></text:span><text:span text:style-name="apple-style-span"><text:span text:style-name="T1"> </text:span></text:span><text:span text:style-name="apple-style-span"><text:span text:style-name="T2">उपरतं</text:span></text:span><text:span text:style-name="apple-style-span"><text:span text:style-name="T1"> </text:span></text:span><text:span text:style-name="apple-style-span"><text:span text:style-name="T2">मंस्यन्ते</text:span></text:span><text:span text:style-name="apple-style-span"><text:span text:style-name="T1"> </text:span></text:span><text:span text:style-name="apple-style-span"><text:span text:style-name="T2">तवां</text:span></text:span><text:span text:style-name="apple-style-span"><text:span text:style-name="T1"> </text:span></text:span><text:span text:style-name="apple-style-span"><text:span text:style-name="T2">महारद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येषा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तवं</text:span></text:span><text:span text:style-name="apple-style-span"><text:span text:style-name="T1"> </text:span></text:span><text:span text:style-name="apple-style-span"><text:span text:style-name="T2">बहुमतॊ</text:span></text:span><text:span text:style-name="apple-style-span"><text:span text:style-name="T1"> </text:span></text:span><text:span text:style-name="apple-style-span"><text:span text:style-name="T2">भूत्वा</text:span></text:span><text:span text:style-name="apple-style-span"><text:span text:style-name="T1"> </text:span></text:span><text:span text:style-name="apple-style-span"><text:span text:style-name="T2">यास्यसि</text:span></text:span><text:span text:style-name="apple-style-span"><text:span text:style-name="T1"> </text:span></text:span><text:span text:style-name="apple-style-span"><text:span text:style-name="T2">लाघवम</text:span></text:span><text:span text:style-name="T1"><text:line-break/></text:span><text:span text:style-name="apple-style-span"><text:span text:style-name="T1"> </text:span></text:span><text:span text:style-name="apple-style-span"><text:span text:style-name="T3">36</text:span></text:span><text:span text:style-name="apple-converted-space"><text:span text:style-name="T1"> </text:span></text:span><text:span text:style-name="apple-style-span"><text:span text:style-name="T2">अवाच्यवाथां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बहून</text:span></text:span><text:span text:style-name="apple-style-span"><text:span text:style-name="T1"> </text:span></text:span><text:span text:style-name="apple-style-span"><text:span text:style-name="T2">वथिष्यन्ति</text:span></text:span><text:span text:style-name="apple-style-span"><text:span text:style-name="T1"> </text:span></text:span><text:span text:style-name="apple-style-span"><text:span text:style-name="T2">तवाहित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निन्थन्तस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सामर्द्यं</text:span></text:span><text:span text:style-name="apple-style-span"><text:span text:style-name="T1"> </text:span></text:span><text:span text:style-name="apple-style-span"><text:span text:style-name="T2">ततॊ</text:span></text:span><text:span text:style-name="apple-style-span"><text:span text:style-name="T1"> </text:span></text:span><text:span text:style-name="apple-style-span"><text:span text:style-name="T2">थुःखतरं</text:span></text:span><text:span text:style-name="apple-style-span"><text:span text:style-name="T1"> </text:span></text:span><text:span text:style-name="apple-style-span"><text:span text:style-name="T2">नु</text:span></text:span><text:span text:style-name="apple-style-span"><text:span text:style-name="T1"> </text:span></text:span><text:span text:style-name="apple-style-span"><text:span text:style-name="T2">किम</text:span></text:span><text:span text:style-name="T1"><text:line-break/></text:span><text:span text:style-name="apple-style-span"><text:span text:style-name="T1"> </text:span></text:span><text:span text:style-name="apple-style-span"><text:span text:style-name="T3">37</text:span></text:span><text:span text:style-name="apple-converted-space"><text:span text:style-name="T1"> </text:span></text:span><text:span text:style-name="apple-style-span"><text:span text:style-name="T2">हतॊ</text:span></text:span><text:span text:style-name="apple-style-span"><text:span text:style-name="T1"> </text:span></text:span><text:span text:style-name="apple-style-span"><text:span text:style-name="T2">वा</text:span></text:span><text:span text:style-name="apple-style-span"><text:span text:style-name="T1"> </text:span></text:span><text:span text:style-name="apple-style-span"><text:span text:style-name="T2">पराप्स्यसि</text:span></text:span><text:span text:style-name="apple-style-span"><text:span text:style-name="T1"> </text:span></text:span><text:span text:style-name="apple-style-span"><text:span text:style-name="T2">सवर्गं</text:span></text:span><text:span text:style-name="apple-style-span"><text:span text:style-name="T1"> </text:span></text:span><text:span text:style-name="apple-style-span"><text:span text:style-name="T2">जित्वा</text:span></text:span><text:span text:style-name="apple-style-span"><text:span text:style-name="T1"> </text:span></text:span><text:span text:style-name="apple-style-span"><text:span text:style-name="T2">वा</text:span></text:span><text:span text:style-name="apple-style-span"><text:span text:style-name="T1"> </text:span></text:span><text:span text:style-name="apple-style-span"><text:span text:style-name="T2">भॊक्ष्यसे</text:span></text:span><text:span text:style-name="apple-style-span"><text:span text:style-name="T1"> </text:span></text:span><text:span text:style-name="apple-style-span"><text:span text:style-name="T2">मही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स्माथ</text:span></text:span><text:span text:style-name="apple-style-span"><text:span text:style-name="T1"> </text:span></text:span><text:span text:style-name="apple-style-span"><text:span text:style-name="T2">उत्तिष्ठ</text:span></text:span><text:span text:style-name="apple-style-span"><text:span text:style-name="T1"> </text:span></text:span><text:span text:style-name="apple-style-span"><text:span text:style-name="T2">कौन्तेय</text:span></text:span><text:span text:style-name="apple-style-span"><text:span text:style-name="T1"> </text:span></text:span><text:span text:style-name="apple-style-span"><text:span text:style-name="T2">युथ्धाय</text:span></text:span><text:span text:style-name="apple-style-span"><text:span text:style-name="T1"> </text:span></text:span><text:span text:style-name="apple-style-span"><text:span text:style-name="T2">कृतनिश्चयः</text:span></text:span><text:span text:style-name="T1"><text:line-break/></text:span><text:span text:style-name="apple-style-span"><text:span text:style-name="T1"> </text:span></text:span><text:span text:style-name="apple-style-span"><text:span text:style-name="T3">38</text:span></text:span><text:span text:style-name="apple-converted-space"><text:span text:style-name="T1"> </text:span></text:span><text:span text:style-name="apple-style-span"><text:span text:style-name="T2">सुखथुःखे</text:span></text:span><text:span text:style-name="apple-style-span"><text:span text:style-name="T1"> </text:span></text:span><text:span text:style-name="apple-style-span"><text:span text:style-name="T2">समे</text:span></text:span><text:span text:style-name="apple-style-span"><text:span text:style-name="T1"> </text:span></text:span><text:span text:style-name="apple-style-span"><text:span text:style-name="T2">कृत्वा</text:span></text:span><text:span text:style-name="apple-style-span"><text:span text:style-name="T1"> </text:span></text:span><text:span text:style-name="apple-style-span"><text:span text:style-name="T2">लाभालाभौ</text:span></text:span><text:span text:style-name="apple-style-span"><text:span text:style-name="T1"> </text:span></text:span><text:span text:style-name="apple-style-span"><text:span text:style-name="T2">जयाजयौ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तॊ</text:span></text:span><text:span text:style-name="apple-style-span"><text:span text:style-name="T1"> </text:span></text:span><text:span text:style-name="apple-style-span"><text:span text:style-name="T2">युथ्धाय</text:span></text:span><text:span text:style-name="apple-style-span"><text:span text:style-name="T1"> </text:span></text:span><text:span text:style-name="apple-style-span"><text:span text:style-name="T2">युज्यस्व</text:span></text:span><text:span text:style-name="apple-style-span"><text:span text:style-name="T1"> </text:span></text:span><text:span text:style-name="apple-style-span"><text:span text:style-name="T2">नैवं</text:span></text:span><text:span text:style-name="apple-style-span"><text:span text:style-name="T1"> </text:span></text:span><text:span text:style-name="apple-style-span"><text:span text:style-name="T2">पापम</text:span></text:span><text:span text:style-name="apple-style-span"><text:span text:style-name="T1"> </text:span></text:span><text:span text:style-name="apple-style-span"><text:span text:style-name="T2">अवाप्स्यसि</text:span></text:span><text:span text:style-name="T1"><text:line-break/></text:span><text:span text:style-name="apple-style-span"><text:span text:style-name="T1"> </text:span></text:span><text:span text:style-name="apple-style-span"><text:span text:style-name="T3">39</text:span></text:span><text:span text:style-name="apple-converted-space"><text:span text:style-name="T1"> </text:span></text:span><text:span text:style-name="apple-style-span"><text:span text:style-name="T2">एषा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ऽभिहिता</text:span></text:span><text:span text:style-name="apple-style-span"><text:span text:style-name="T1"> </text:span></text:span><text:span text:style-name="apple-style-span"><text:span text:style-name="T2">सांख्ये</text:span></text:span><text:span text:style-name="apple-style-span"><text:span text:style-name="T1"> </text:span></text:span><text:span text:style-name="apple-style-span"><text:span text:style-name="T2">बुथ्धिर</text:span></text:span><text:span text:style-name="apple-style-span"><text:span text:style-name="T1"> </text:span></text:span><text:span text:style-name="apple-style-span"><text:span text:style-name="T2">यॊगे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इमां</text:span></text:span><text:span text:style-name="apple-style-span"><text:span text:style-name="T1"> </text:span></text:span><text:span text:style-name="apple-style-span"><text:span text:style-name="T2">शृणु</text:span></text:span><text:span text:style-name="T1"><text:line-break/></text:span><text:span text:style-name="apple-style-span"><text:span text:style-name="T1">     </text:span></text:span><text:span text:style-name="apple-style-span"><text:span text:style-name="T2">बुथ्ध्या</text:span></text:span><text:span text:style-name="apple-style-span"><text:span text:style-name="T1"> </text:span></text:span><text:span text:style-name="apple-style-span"><text:span text:style-name="T2">युक्तॊ</text:span></text:span><text:span text:style-name="apple-style-span"><text:span text:style-name="T1"> </text:span></text:span><text:span text:style-name="apple-style-span"><text:span text:style-name="T2">यया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कर्मबन्धं</text:span></text:span><text:span text:style-name="apple-style-span"><text:span text:style-name="T1"> </text:span></text:span><text:span text:style-name="apple-style-span"><text:span text:style-name="T2">परहास्यसि</text:span></text:span><text:span text:style-name="T1"><text:line-break/></text:span><text:span text:style-name="apple-style-span"><text:span text:style-name="T1"> </text:span></text:span><text:span text:style-name="apple-style-span"><text:span text:style-name="T3">40</text:span></text:span><text:span text:style-name="apple-converted-space"><text:span text:style-name="T1"> </text:span></text:span><text:span text:style-name="apple-style-span"><text:span text:style-name="T2">नेहाभिक्रमनाशॊ</text:span></text:span><text:span text:style-name="apple-style-span"><text:span text:style-name="T1"> </text:span></text:span><text:span text:style-name="apple-style-span"><text:span text:style-name="T2">ऽसति</text:span></text:span><text:span text:style-name="apple-style-span"><text:span text:style-name="T1"> </text:span></text:span><text:span text:style-name="apple-style-span"><text:span text:style-name="T2">परत्यवायॊ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विथ्य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वल्पम</text:span></text:span><text:span text:style-name="apple-style-span"><text:span text:style-name="T1"> </text:span></text:span><text:span text:style-name="apple-style-span"><text:span text:style-name="T2">अप्य</text:span></text:span><text:span text:style-name="apple-style-span"><text:span text:style-name="T1"> </text:span></text:span><text:span text:style-name="apple-style-span"><text:span text:style-name="T2">अस्य</text:span></text:span><text:span text:style-name="apple-style-span"><text:span text:style-name="T1"> </text:span></text:span><text:span text:style-name="apple-style-span"><text:span text:style-name="T2">धर्मस्य</text:span></text:span><text:span text:style-name="apple-style-span"><text:span text:style-name="T1"> </text:span></text:span><text:span text:style-name="apple-style-span"><text:span text:style-name="T2">तरायते</text:span></text:span><text:span text:style-name="apple-style-span"><text:span text:style-name="T1"> </text:span></text:span><text:span text:style-name="apple-style-span"><text:span text:style-name="T2">महतॊ</text:span></text:span><text:span text:style-name="apple-style-span"><text:span text:style-name="T1"> </text:span></text:span><text:span text:style-name="apple-style-span"><text:span text:style-name="T2">भयात</text:span></text:span><text:span text:style-name="T1"><text:line-break/></text:span><text:span text:style-name="apple-style-span"><text:span text:style-name="T1"> </text:span></text:span><text:span text:style-name="apple-style-span"><text:span text:style-name="T3">41</text:span></text:span><text:span text:style-name="apple-converted-space"><text:span text:style-name="T1"> </text:span></text:span><text:span text:style-name="apple-style-span"><text:span text:style-name="T2">वयवसायात्मिका</text:span></text:span><text:span text:style-name="apple-style-span"><text:span text:style-name="T1"> </text:span></text:span><text:span text:style-name="apple-style-span"><text:span text:style-name="T2">बुथ्धिर</text:span></text:span><text:span text:style-name="apple-style-span"><text:span text:style-name="T1"> </text:span></text:span><text:span text:style-name="apple-style-span"><text:span text:style-name="T2">एकेह</text:span></text:span><text:span text:style-name="apple-style-span"><text:span text:style-name="T1"> </text:span></text:span><text:span text:style-name="apple-style-span"><text:span text:style-name="T2">कुरुनन्थ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बहुशाखा</text:span></text:span><text:span text:style-name="apple-style-span"><text:span text:style-name="T1"> </text:span></text:span><text:span text:style-name="apple-style-span"><text:span text:style-name="T2">हय</text:span></text:span><text:span text:style-name="apple-style-span"><text:span text:style-name="T1"> </text:span></text:span><text:span text:style-name="apple-style-span"><text:span text:style-name="T2">अनन्ता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बुथ्धयॊ</text:span></text:span><text:span text:style-name="apple-style-span"><text:span text:style-name="T1"> </text:span></text:span><text:span text:style-name="apple-style-span"><text:span text:style-name="T2">ऽवयवसायिनाम</text:span></text:span><text:span text:style-name="T1"><text:line-break/></text:span><text:span text:style-name="apple-style-span"><text:span text:style-name="T1"> </text:span></text:span><text:span text:style-name="apple-style-span"><text:span text:style-name="T3">42</text:span></text:span><text:span text:style-name="apple-converted-space"><text:span text:style-name="T1"> </text:span></text:span><text:span text:style-name="apple-style-span"><text:span text:style-name="T2">याम</text:span></text:span><text:span text:style-name="apple-style-span"><text:span text:style-name="T1"> </text:span></text:span><text:span text:style-name="apple-style-span"><text:span text:style-name="T2">इमां</text:span></text:span><text:span text:style-name="apple-style-span"><text:span text:style-name="T1"> </text:span></text:span><text:span text:style-name="apple-style-span"><text:span text:style-name="T2">पुष्पितां</text:span></text:span><text:span text:style-name="apple-style-span"><text:span text:style-name="T1"> </text:span></text:span><text:span text:style-name="apple-style-span"><text:span text:style-name="T2">वाचं</text:span></text:span><text:span text:style-name="apple-style-span"><text:span text:style-name="T1"> </text:span></text:span><text:span text:style-name="apple-style-span"><text:span text:style-name="T2">परवथन्त्य</text:span></text:span><text:span text:style-name="apple-style-span"><text:span text:style-name="T1"> </text:span></text:span><text:span text:style-name="apple-style-span"><text:span text:style-name="T2">अविपश्चित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वेथवाथरताः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नान्यथ</text:span></text:span><text:span text:style-name="apple-style-span"><text:span text:style-name="T1"> </text:span></text:span><text:span text:style-name="apple-style-span"><text:span text:style-name="T2">अस्तीति</text:span></text:span><text:span text:style-name="apple-style-span"><text:span text:style-name="T1"> </text:span></text:span><text:span text:style-name="apple-style-span"><text:span text:style-name="T2">वाथिनः</text:span></text:span><text:span text:style-name="T1"><text:line-break/></text:span><text:soft-page-break/><text:span text:style-name="apple-style-span"><text:span text:style-name="T1"> </text:span></text:span><text:span text:style-name="apple-style-span"><text:span text:style-name="T3">43</text:span></text:span><text:span text:style-name="apple-converted-space"><text:span text:style-name="T1"> </text:span></text:span><text:span text:style-name="apple-style-span"><text:span text:style-name="T2">कामात्मानः</text:span></text:span><text:span text:style-name="apple-style-span"><text:span text:style-name="T1"> </text:span></text:span><text:span text:style-name="apple-style-span"><text:span text:style-name="T2">सवर्गपरा</text:span></text:span><text:span text:style-name="apple-style-span"><text:span text:style-name="T1"> </text:span></text:span><text:span text:style-name="apple-style-span"><text:span text:style-name="T2">जन्मकर्मफलप्रथा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रियाविशेषबहुलां</text:span></text:span><text:span text:style-name="apple-style-span"><text:span text:style-name="T1"> </text:span></text:span><text:span text:style-name="apple-style-span"><text:span text:style-name="T2">भॊगैश्वर्यगतिं</text:span></text:span><text:span text:style-name="apple-style-span"><text:span text:style-name="T1"> </text:span></text:span><text:span text:style-name="apple-style-span"><text:span text:style-name="T2">परति</text:span></text:span><text:span text:style-name="T1"><text:line-break/></text:span><text:span text:style-name="apple-style-span"><text:span text:style-name="T1"> </text:span></text:span><text:span text:style-name="apple-style-span"><text:span text:style-name="T3">44</text:span></text:span><text:span text:style-name="apple-converted-space"><text:span text:style-name="T1"> </text:span></text:span><text:span text:style-name="apple-style-span"><text:span text:style-name="T2">भॊगैश्वर्यप्रसक्तानां</text:span></text:span><text:span text:style-name="apple-style-span"><text:span text:style-name="T1"> </text:span></text:span><text:span text:style-name="apple-style-span"><text:span text:style-name="T2">तयापहृतचेतसा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वयवसायात्मिका</text:span></text:span><text:span text:style-name="apple-style-span"><text:span text:style-name="T1"> </text:span></text:span><text:span text:style-name="apple-style-span"><text:span text:style-name="T2">बुथ्धिः</text:span></text:span><text:span text:style-name="apple-style-span"><text:span text:style-name="T1"> </text:span></text:span><text:span text:style-name="apple-style-span"><text:span text:style-name="T2">समाधौ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विधीयते</text:span></text:span><text:span text:style-name="T1"><text:line-break/></text:span><text:span text:style-name="apple-style-span"><text:span text:style-name="T1"> </text:span></text:span><text:span text:style-name="apple-style-span"><text:span text:style-name="T3">45</text:span></text:span><text:span text:style-name="apple-converted-space"><text:span text:style-name="T1"> </text:span></text:span><text:span text:style-name="apple-style-span"><text:span text:style-name="T2">तरैगुण्यविषया</text:span></text:span><text:span text:style-name="apple-style-span"><text:span text:style-name="T1"> </text:span></text:span><text:span text:style-name="apple-style-span"><text:span text:style-name="T2">वेथा</text:span></text:span><text:span text:style-name="apple-style-span"><text:span text:style-name="T1"> </text:span></text:span><text:span text:style-name="apple-style-span"><text:span text:style-name="T2">निस्त्रैगुण्यॊ</text:span></text:span><text:span text:style-name="apple-style-span"><text:span text:style-name="T1"> </text:span></text:span><text:span text:style-name="apple-style-span"><text:span text:style-name="T2">भवार्जु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निर्थ्वन्थ्वॊ</text:span></text:span><text:span text:style-name="apple-style-span"><text:span text:style-name="T1"> </text:span></text:span><text:span text:style-name="apple-style-span"><text:span text:style-name="T2">नित्यसत्त्वस्दॊ</text:span></text:span><text:span text:style-name="apple-style-span"><text:span text:style-name="T1"> </text:span></text:span><text:span text:style-name="apple-style-span"><text:span text:style-name="T2">निर्यॊगक्षेम</text:span></text:span><text:span text:style-name="apple-style-span"><text:span text:style-name="T1"> </text:span></text:span><text:span text:style-name="apple-style-span"><text:span text:style-name="T2">आत्मवान</text:span></text:span><text:span text:style-name="T1"><text:line-break/></text:span><text:span text:style-name="apple-style-span"><text:span text:style-name="T1"> </text:span></text:span><text:span text:style-name="apple-style-span"><text:span text:style-name="T3">46</text:span></text:span><text:span text:style-name="apple-converted-space"><text:span text:style-name="T1"> </text:span></text:span><text:span text:style-name="apple-style-span"><text:span text:style-name="T2">यावान</text:span></text:span><text:span text:style-name="apple-style-span"><text:span text:style-name="T1"> </text:span></text:span><text:span text:style-name="apple-style-span"><text:span text:style-name="T2">अर्द</text:span></text:span><text:span text:style-name="apple-style-span"><text:span text:style-name="T1"> </text:span></text:span><text:span text:style-name="apple-style-span"><text:span text:style-name="T2">उथपाने</text:span></text:span><text:span text:style-name="apple-style-span"><text:span text:style-name="T1"> </text:span></text:span><text:span text:style-name="apple-style-span"><text:span text:style-name="T2">सर्वतः</text:span></text:span><text:span text:style-name="apple-style-span"><text:span text:style-name="T1"> </text:span></text:span><text:span text:style-name="apple-style-span"><text:span text:style-name="T2">संप्लुतॊथक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ावान</text:span></text:span><text:span text:style-name="apple-style-span"><text:span text:style-name="T1"> </text:span></text:span><text:span text:style-name="apple-style-span"><text:span text:style-name="T2">सर्वेषु</text:span></text:span><text:span text:style-name="apple-style-span"><text:span text:style-name="T1"> </text:span></text:span><text:span text:style-name="apple-style-span"><text:span text:style-name="T2">वेथेषु</text:span></text:span><text:span text:style-name="apple-style-span"><text:span text:style-name="T1"> </text:span></text:span><text:span text:style-name="apple-style-span"><text:span text:style-name="T2">बराह्मणस्य</text:span></text:span><text:span text:style-name="apple-style-span"><text:span text:style-name="T1"> </text:span></text:span><text:span text:style-name="apple-style-span"><text:span text:style-name="T2">विजानतः</text:span></text:span><text:span text:style-name="T1"><text:line-break/></text:span><text:span text:style-name="apple-style-span"><text:span text:style-name="T1"> </text:span></text:span><text:span text:style-name="apple-style-span"><text:span text:style-name="T3">47</text:span></text:span><text:span text:style-name="apple-converted-space"><text:span text:style-name="T1"> </text:span></text:span><text:span text:style-name="apple-style-span"><text:span text:style-name="T2">कर्मण्य</text:span></text:span><text:span text:style-name="apple-style-span"><text:span text:style-name="T1"> </text:span></text:span><text:span text:style-name="apple-style-span"><text:span text:style-name="T2">एवाधिकारस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मा</text:span></text:span><text:span text:style-name="apple-style-span"><text:span text:style-name="T1"> </text:span></text:span><text:span text:style-name="apple-style-span"><text:span text:style-name="T2">फलेषु</text:span></text:span><text:span text:style-name="apple-style-span"><text:span text:style-name="T1"> </text:span></text:span><text:span text:style-name="apple-style-span"><text:span text:style-name="T2">कथा</text:span></text:span><text:span text:style-name="apple-style-span"><text:span text:style-name="T1"> </text:span></text:span><text:span text:style-name="apple-style-span"><text:span text:style-name="T2">च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ा</text:span></text:span><text:span text:style-name="apple-style-span"><text:span text:style-name="T1"> </text:span></text:span><text:span text:style-name="apple-style-span"><text:span text:style-name="T2">कर्मफलहेतुर</text:span></text:span><text:span text:style-name="apple-style-span"><text:span text:style-name="T1"> </text:span></text:span><text:span text:style-name="apple-style-span"><text:span text:style-name="T2">भूर</text:span></text:span><text:span text:style-name="apple-style-span"><text:span text:style-name="T1"> </text:span></text:span><text:span text:style-name="apple-style-span"><text:span text:style-name="T2">मा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सङ्गॊ</text:span></text:span><text:span text:style-name="apple-style-span"><text:span text:style-name="T1"> </text:span></text:span><text:span text:style-name="apple-style-span"><text:span text:style-name="T2">ऽसत्व</text:span></text:span><text:span text:style-name="apple-style-span"><text:span text:style-name="T1"> </text:span></text:span><text:span text:style-name="apple-style-span"><text:span text:style-name="T2">अकर्मणि</text:span></text:span><text:span text:style-name="T1"><text:line-break/></text:span><text:span text:style-name="apple-style-span"><text:span text:style-name="T1"> </text:span></text:span><text:span text:style-name="apple-style-span"><text:span text:style-name="T3">48</text:span></text:span><text:span text:style-name="apple-converted-space"><text:span text:style-name="T1"> </text:span></text:span><text:span text:style-name="apple-style-span"><text:span text:style-name="T2">यॊगस्दः</text:span></text:span><text:span text:style-name="apple-style-span"><text:span text:style-name="T1"> </text:span></text:span><text:span text:style-name="apple-style-span"><text:span text:style-name="T2">कुरु</text:span></text:span><text:span text:style-name="apple-style-span"><text:span text:style-name="T1"> </text:span></text:span><text:span text:style-name="apple-style-span"><text:span text:style-name="T2">कर्माणि</text:span></text:span><text:span text:style-name="apple-style-span"><text:span text:style-name="T1"> </text:span></text:span><text:span text:style-name="apple-style-span"><text:span text:style-name="T2">सङ्गं</text:span></text:span><text:span text:style-name="apple-style-span"><text:span text:style-name="T1"> </text:span></text:span><text:span text:style-name="apple-style-span"><text:span text:style-name="T2">तयक्त्वा</text:span></text:span><text:span text:style-name="apple-style-span"><text:span text:style-name="T1"> </text:span></text:span><text:span text:style-name="apple-style-span"><text:span text:style-name="T2">धनंजय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िथ्ध्यसिथ्ध्यॊः</text:span></text:span><text:span text:style-name="apple-style-span"><text:span text:style-name="T1"> </text:span></text:span><text:span text:style-name="apple-style-span"><text:span text:style-name="T2">समॊ</text:span></text:span><text:span text:style-name="apple-style-span"><text:span text:style-name="T1"> </text:span></text:span><text:span text:style-name="apple-style-span"><text:span text:style-name="T2">भूत्वा</text:span></text:span><text:span text:style-name="apple-style-span"><text:span text:style-name="T1"> </text:span></text:span><text:span text:style-name="apple-style-span"><text:span text:style-name="T2">समत्वं</text:span></text:span><text:span text:style-name="apple-style-span"><text:span text:style-name="T1"> </text:span></text:span><text:span text:style-name="apple-style-span"><text:span text:style-name="T2">यॊग</text:span></text:span><text:span text:style-name="apple-style-span"><text:span text:style-name="T1"> </text:span></text:span><text:span text:style-name="apple-style-span"><text:span text:style-name="T2">उच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49</text:span></text:span><text:span text:style-name="apple-converted-space"><text:span text:style-name="T1"> </text:span></text:span><text:span text:style-name="apple-style-span"><text:span text:style-name="T2">थूरेण</text:span></text:span><text:span text:style-name="apple-style-span"><text:span text:style-name="T1"> </text:span></text:span><text:span text:style-name="apple-style-span"><text:span text:style-name="T2">हय</text:span></text:span><text:span text:style-name="apple-style-span"><text:span text:style-name="T1"> </text:span></text:span><text:span text:style-name="apple-style-span"><text:span text:style-name="T2">अवरं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बुथ्धियॊगाथ</text:span></text:span><text:span text:style-name="apple-style-span"><text:span text:style-name="T1"> </text:span></text:span><text:span text:style-name="apple-style-span"><text:span text:style-name="T2">धनंजय</text:span></text:span><text:span text:style-name="T1"><text:line-break/></text:span><text:span text:style-name="apple-style-span"><text:span text:style-name="T1">     </text:span></text:span><text:span text:style-name="apple-style-span"><text:span text:style-name="T2">बुथ्धौ</text:span></text:span><text:span text:style-name="apple-style-span"><text:span text:style-name="T1"> </text:span></text:span><text:span text:style-name="apple-style-span"><text:span text:style-name="T2">शरणम</text:span></text:span><text:span text:style-name="apple-style-span"><text:span text:style-name="T1"> </text:span></text:span><text:span text:style-name="apple-style-span"><text:span text:style-name="T2">अन्विच्छ</text:span></text:span><text:span text:style-name="apple-style-span"><text:span text:style-name="T1"> </text:span></text:span><text:span text:style-name="apple-style-span"><text:span text:style-name="T2">कृपणाः</text:span></text:span><text:span text:style-name="apple-style-span"><text:span text:style-name="T1"> </text:span></text:span><text:span text:style-name="apple-style-span"><text:span text:style-name="T2">फलहेतवः</text:span></text:span><text:span text:style-name="T1"><text:line-break/></text:span><text:span text:style-name="apple-style-span"><text:span text:style-name="T1"> </text:span></text:span><text:span text:style-name="apple-style-span"><text:span text:style-name="T3">50</text:span></text:span><text:span text:style-name="apple-converted-space"><text:span text:style-name="T1"> </text:span></text:span><text:span text:style-name="apple-style-span"><text:span text:style-name="T2">बुथ्धियुक्तॊ</text:span></text:span><text:span text:style-name="apple-style-span"><text:span text:style-name="T1"> </text:span></text:span><text:span text:style-name="apple-style-span"><text:span text:style-name="T2">जहातीह</text:span></text:span><text:span text:style-name="apple-style-span"><text:span text:style-name="T1"> </text:span></text:span><text:span text:style-name="apple-style-span"><text:span text:style-name="T2">उभे</text:span></text:span><text:span text:style-name="apple-style-span"><text:span text:style-name="T1"> </text:span></text:span><text:span text:style-name="apple-style-span"><text:span text:style-name="T2">सुकृतथुष्कृ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स्माथ</text:span></text:span><text:span text:style-name="apple-style-span"><text:span text:style-name="T1"> </text:span></text:span><text:span text:style-name="apple-style-span"><text:span text:style-name="T2">यॊगाय</text:span></text:span><text:span text:style-name="apple-style-span"><text:span text:style-name="T1"> </text:span></text:span><text:span text:style-name="apple-style-span"><text:span text:style-name="T2">युज्यस्व</text:span></text:span><text:span text:style-name="apple-style-span"><text:span text:style-name="T1"> </text:span></text:span><text:span text:style-name="apple-style-span"><text:span text:style-name="T2">यॊगः</text:span></text:span><text:span text:style-name="apple-style-span"><text:span text:style-name="T1"> </text:span></text:span><text:span text:style-name="apple-style-span"><text:span text:style-name="T2">कर्मसु</text:span></text:span><text:span text:style-name="apple-style-span"><text:span text:style-name="T1"> </text:span></text:span><text:span text:style-name="apple-style-span"><text:span text:style-name="T2">कौशलम</text:span></text:span><text:span text:style-name="T1"><text:line-break/></text:span><text:span text:style-name="apple-style-span"><text:span text:style-name="T1"> </text:span></text:span><text:span text:style-name="apple-style-span"><text:span text:style-name="T3">51</text:span></text:span><text:span text:style-name="apple-converted-space"><text:span text:style-name="T1"> </text:span></text:span><text:span text:style-name="apple-style-span"><text:span text:style-name="T2">कर्मजं</text:span></text:span><text:span text:style-name="apple-style-span"><text:span text:style-name="T1"> </text:span></text:span><text:span text:style-name="apple-style-span"><text:span text:style-name="T2">बुथ्धियुक्ता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फलं</text:span></text:span><text:span text:style-name="apple-style-span"><text:span text:style-name="T1"> </text:span></text:span><text:span text:style-name="apple-style-span"><text:span text:style-name="T2">तयक्त्वा</text:span></text:span><text:span text:style-name="apple-style-span"><text:span text:style-name="T1"> </text:span></text:span><text:span text:style-name="apple-style-span"><text:span text:style-name="T2">मनीषिण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जन्मबन्धविनिर्मुक्ताः</text:span></text:span><text:span text:style-name="apple-style-span"><text:span text:style-name="T1"> </text:span></text:span><text:span text:style-name="apple-style-span"><text:span text:style-name="T2">पथं</text:span></text:span><text:span text:style-name="apple-style-span"><text:span text:style-name="T1"> </text:span></text:span><text:span text:style-name="apple-style-span"><text:span text:style-name="T2">गच्छन्त्य</text:span></text:span><text:span text:style-name="apple-style-span"><text:span text:style-name="T1"> </text:span></text:span><text:span text:style-name="apple-style-span"><text:span text:style-name="T2">अनामयम</text:span></text:span><text:span text:style-name="T1"><text:line-break/></text:span><text:span text:style-name="apple-style-span"><text:span text:style-name="T1"> </text:span></text:span><text:span text:style-name="apple-style-span"><text:span text:style-name="T3">52</text:span></text:span><text:span text:style-name="apple-converted-space"><text:span text:style-name="T1"> </text:span></text:span><text:span text:style-name="apple-style-span"><text:span text:style-name="T2">यथा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मॊहकलिलं</text:span></text:span><text:span text:style-name="apple-style-span"><text:span text:style-name="T1"> </text:span></text:span><text:span text:style-name="apple-style-span"><text:span text:style-name="T2">बुथ्धिर</text:span></text:span><text:span text:style-name="apple-style-span"><text:span text:style-name="T1"> </text:span></text:span><text:span text:style-name="apple-style-span"><text:span text:style-name="T2">वयतितरिष्यत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था</text:span></text:span><text:span text:style-name="apple-style-span"><text:span text:style-name="T1"> </text:span></text:span><text:span text:style-name="apple-style-span"><text:span text:style-name="T2">गन्तासि</text:span></text:span><text:span text:style-name="apple-style-span"><text:span text:style-name="T1"> </text:span></text:span><text:span text:style-name="apple-style-span"><text:span text:style-name="T2">निर्वेथं</text:span></text:span><text:span text:style-name="apple-style-span"><text:span text:style-name="T1"> </text:span></text:span><text:span text:style-name="apple-style-span"><text:span text:style-name="T2">शरॊतव्यस्य</text:span></text:span><text:span text:style-name="apple-style-span"><text:span text:style-name="T1"> </text:span></text:span><text:span text:style-name="apple-style-span"><text:span text:style-name="T2">शरुतस्य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</text:span></text:span><text:span text:style-name="apple-style-span"><text:span text:style-name="T3">53</text:span></text:span><text:span text:style-name="apple-converted-space"><text:span text:style-name="T1"> </text:span></text:span><text:span text:style-name="apple-style-span"><text:span text:style-name="T2">शरुतिविप्रतिपन्ना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यथा</text:span></text:span><text:span text:style-name="apple-style-span"><text:span text:style-name="T1"> </text:span></text:span><text:span text:style-name="apple-style-span"><text:span text:style-name="T2">सदास्यति</text:span></text:span><text:span text:style-name="apple-style-span"><text:span text:style-name="T1"> </text:span></text:span><text:span text:style-name="apple-style-span"><text:span text:style-name="T2">निश्चल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माधाव</text:span></text:span><text:span text:style-name="apple-style-span"><text:span text:style-name="T1"> </text:span></text:span><text:span text:style-name="apple-style-span"><text:span text:style-name="T2">अचला</text:span></text:span><text:span text:style-name="apple-style-span"><text:span text:style-name="T1"> </text:span></text:span><text:span text:style-name="apple-style-span"><text:span text:style-name="T2">बुथ्धिस</text:span></text:span><text:span text:style-name="apple-style-span"><text:span text:style-name="T1"> </text:span></text:span><text:span text:style-name="apple-style-span"><text:span text:style-name="T2">तथा</text:span></text:span><text:span text:style-name="apple-style-span"><text:span text:style-name="T1"> </text:span></text:span><text:span text:style-name="apple-style-span"><text:span text:style-name="T2">यॊगम</text:span></text:span><text:span text:style-name="apple-style-span"><text:span text:style-name="T1"> </text:span></text:span><text:span text:style-name="apple-style-span"><text:span text:style-name="T2">अवाप्स्यसि</text:span></text:span><text:span text:style-name="T1"><text:line-break/></text:span><text:span text:style-name="apple-style-span"><text:span text:style-name="T1"> </text:span></text:span><text:span text:style-name="apple-style-span"><text:span text:style-name="T3">54</text:span></text:span><text:span text:style-name="apple-converted-space"><text:span text:style-name="T1"> </text:span></text:span><text:span text:style-name="apple-style-span"><text:span text:style-name="T2">अर्जु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दितप्रज्ञस्य</text:span></text:span><text:span text:style-name="apple-style-span"><text:span text:style-name="T1"> </text:span></text:span><text:span text:style-name="apple-style-span"><text:span text:style-name="T2">का</text:span></text:span><text:span text:style-name="apple-style-span"><text:span text:style-name="T1"> </text:span></text:span><text:span text:style-name="apple-style-span"><text:span text:style-name="T2">भाषा</text:span></text:span><text:span text:style-name="apple-style-span"><text:span text:style-name="T1"> </text:span></text:span><text:span text:style-name="apple-style-span"><text:span text:style-name="T2">समाधिस्दस्य</text:span></text:span><text:span text:style-name="apple-style-span"><text:span text:style-name="T1"> </text:span></text:span><text:span text:style-name="apple-style-span"><text:span text:style-name="T2">केशव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दितधीः</text:span></text:span><text:span text:style-name="apple-style-span"><text:span text:style-name="T1"> </text:span></text:span><text:span text:style-name="apple-style-span"><text:span text:style-name="T2">किं</text:span></text:span><text:span text:style-name="apple-style-span"><text:span text:style-name="T1"> </text:span></text:span><text:span text:style-name="apple-style-span"><text:span text:style-name="T2">परभाषेत</text:span></text:span><text:span text:style-name="apple-style-span"><text:span text:style-name="T1"> </text:span></text:span><text:span text:style-name="apple-style-span"><text:span text:style-name="T2">किम</text:span></text:span><text:span text:style-name="apple-style-span"><text:span text:style-name="T1"> </text:span></text:span><text:span text:style-name="apple-style-span"><text:span text:style-name="T2">आसीत</text:span></text:span><text:span text:style-name="apple-style-span"><text:span text:style-name="T1"> </text:span></text:span><text:span text:style-name="apple-style-span"><text:span text:style-name="T2">वरजेत</text:span></text:span><text:span text:style-name="apple-style-span"><text:span text:style-name="T1"> </text:span></text:span><text:span text:style-name="apple-style-span"><text:span text:style-name="T2">किम</text:span></text:span><text:span text:style-name="T1"><text:line-break/></text:span><text:span text:style-name="apple-style-span"><text:span text:style-name="T1"> </text:span></text:span><text:span text:style-name="apple-style-span"><text:span text:style-name="T3">55</text:span></text:span><text:span text:style-name="apple-converted-space"><text:span text:style-name="T1"> </text:span></text:span><text:span text:style-name="apple-style-span"><text:span text:style-name="T2">परजहाति</text:span></text:span><text:span text:style-name="apple-style-span"><text:span text:style-name="T1"> </text:span></text:span><text:span text:style-name="apple-style-span"><text:span text:style-name="T2">यथा</text:span></text:span><text:span text:style-name="apple-style-span"><text:span text:style-name="T1"> </text:span></text:span><text:span text:style-name="apple-style-span"><text:span text:style-name="T2">कामान</text:span></text:span><text:span text:style-name="apple-style-span"><text:span text:style-name="T1"> </text:span></text:span><text:span text:style-name="apple-style-span"><text:span text:style-name="T2">सर्वान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मनॊगता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आत्मन्य</text:span></text:span><text:span text:style-name="apple-style-span"><text:span text:style-name="T1"> </text:span></text:span><text:span text:style-name="apple-style-span"><text:span text:style-name="T2">एवात्मना</text:span></text:span><text:span text:style-name="apple-style-span"><text:span text:style-name="T1"> </text:span></text:span><text:span text:style-name="apple-style-span"><text:span text:style-name="T2">तुष्टः</text:span></text:span><text:span text:style-name="apple-style-span"><text:span text:style-name="T1"> </text:span></text:span><text:span text:style-name="apple-style-span"><text:span text:style-name="T2">सदितप्रज्ञस</text:span></text:span><text:span text:style-name="apple-style-span"><text:span text:style-name="T1"> </text:span></text:span><text:span text:style-name="apple-style-span"><text:span text:style-name="T2">तथॊच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56</text:span></text:span><text:span text:style-name="apple-converted-space"><text:span text:style-name="T1"> </text:span></text:span><text:span text:style-name="apple-style-span"><text:span text:style-name="T2">थुःखेष्व</text:span></text:span><text:span text:style-name="apple-style-span"><text:span text:style-name="T1"> </text:span></text:span><text:span text:style-name="apple-style-span"><text:span text:style-name="T2">अनुथ्विग्नमनाः</text:span></text:span><text:span text:style-name="apple-style-span"><text:span text:style-name="T1"> </text:span></text:span><text:span text:style-name="apple-style-span"><text:span text:style-name="T2">सुखेषु</text:span></text:span><text:span text:style-name="apple-style-span"><text:span text:style-name="T1"> </text:span></text:span><text:span text:style-name="apple-style-span"><text:span text:style-name="T2">विगतस्पृह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वीतरागभयक्रॊधः</text:span></text:span><text:span text:style-name="apple-style-span"><text:span text:style-name="T1"> </text:span></text:span><text:span text:style-name="apple-style-span"><text:span text:style-name="T2">सदितधीर</text:span></text:span><text:span text:style-name="apple-style-span"><text:span text:style-name="T1"> </text:span></text:span><text:span text:style-name="apple-style-span"><text:span text:style-name="T2">मुनिर</text:span></text:span><text:span text:style-name="apple-style-span"><text:span text:style-name="T1"> </text:span></text:span><text:span text:style-name="apple-style-span"><text:span text:style-name="T2">उच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57</text:span></text:span><text:span text:style-name="apple-converted-space"><text:span text:style-name="T1"> </text:span></text:span><text:span text:style-name="apple-style-span"><text:span text:style-name="T2">यः</text:span></text:span><text:span text:style-name="apple-style-span"><text:span text:style-name="T1"> </text:span></text:span><text:span text:style-name="apple-style-span"><text:span text:style-name="T2">सर्वत्रानभिस्नेहस</text:span></text:span><text:span text:style-name="apple-style-span"><text:span text:style-name="T1"> 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पराप्य</text:span></text:span><text:span text:style-name="apple-style-span"><text:span text:style-name="T1"> </text:span></text:span><text:span text:style-name="apple-style-span"><text:span text:style-name="T2">शुभाशुभ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नाभिनन्थति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थवेष्टि</text:span></text:span><text:span text:style-name="apple-style-span"><text:span text:style-name="T1"> </text:span></text:span><text:span text:style-name="apple-style-span"><text:span text:style-name="T2">तस्य</text:span></text:span><text:span text:style-name="apple-style-span"><text:span text:style-name="T1"> </text:span></text:span><text:span text:style-name="apple-style-span"><text:span text:style-name="T2">परज्ञा</text:span></text:span><text:span text:style-name="apple-style-span"><text:span text:style-name="T1"> </text:span></text:span><text:span text:style-name="apple-style-span"><text:span text:style-name="T2">परतिष्ठिता</text:span></text:span><text:span text:style-name="T1"><text:line-break/></text:span><text:span text:style-name="apple-style-span"><text:span text:style-name="T1"> </text:span></text:span><text:span text:style-name="apple-style-span"><text:span text:style-name="T3">58</text:span></text:span><text:span text:style-name="apple-converted-space"><text:span text:style-name="T1"> </text:span></text:span><text:span text:style-name="apple-style-span"><text:span text:style-name="T2">यथा</text:span></text:span><text:span text:style-name="apple-style-span"><text:span text:style-name="T1"> </text:span></text:span><text:span text:style-name="apple-style-span"><text:span text:style-name="T2">संहरते</text:span></text:span><text:span text:style-name="apple-style-span"><text:span text:style-name="T1"> </text:span></text:span><text:span text:style-name="apple-style-span"><text:span text:style-name="T2">चायं</text:span></text:span><text:span text:style-name="apple-style-span"><text:span text:style-name="T1"> </text:span></text:span><text:span text:style-name="apple-style-span"><text:span text:style-name="T2">कूर्मॊ</text:span></text:span><text:span text:style-name="apple-style-span"><text:span text:style-name="T1"> </text:span></text:span><text:span text:style-name="apple-style-span"><text:span text:style-name="T2">ऽङगानीव</text:span></text:span><text:span text:style-name="apple-style-span"><text:span text:style-name="T1"> </text:span></text:span><text:span text:style-name="apple-style-span"><text:span text:style-name="T2">सर्वश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इन्थ्रियाणीन्थ्रियार्देभ्यस</text:span></text:span><text:span text:style-name="apple-style-span"><text:span text:style-name="T1"> </text:span></text:span><text:span text:style-name="apple-style-span"><text:span text:style-name="T2">तस्य</text:span></text:span><text:span text:style-name="apple-style-span"><text:span text:style-name="T1"> </text:span></text:span><text:span text:style-name="apple-style-span"><text:span text:style-name="T2">परज्ञा</text:span></text:span><text:span text:style-name="apple-style-span"><text:span text:style-name="T1"> </text:span></text:span><text:span text:style-name="apple-style-span"><text:span text:style-name="T2">परतिष्ठिता</text:span></text:span><text:span text:style-name="T1"><text:line-break/></text:span><text:span text:style-name="apple-style-span"><text:span text:style-name="T1"> </text:span></text:span><text:span text:style-name="apple-style-span"><text:span text:style-name="T3">59</text:span></text:span><text:span text:style-name="apple-converted-space"><text:span text:style-name="T1"> </text:span></text:span><text:span text:style-name="apple-style-span"><text:span text:style-name="T2">विषया</text:span></text:span><text:span text:style-name="apple-style-span"><text:span text:style-name="T1"> </text:span></text:span><text:span text:style-name="apple-style-span"><text:span text:style-name="T2">विनिवर्तन्ते</text:span></text:span><text:span text:style-name="apple-style-span"><text:span text:style-name="T1"> </text:span></text:span><text:span text:style-name="apple-style-span"><text:span text:style-name="T2">निराहारस्य</text:span></text:span><text:span text:style-name="apple-style-span"><text:span text:style-name="T1"> </text:span></text:span><text:span text:style-name="apple-style-span"><text:span text:style-name="T2">थेहिन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रसवर्जं</text:span></text:span><text:span text:style-name="apple-style-span"><text:span text:style-name="T1"> </text:span></text:span><text:span text:style-name="apple-style-span"><text:span text:style-name="T2">रसॊ</text:span></text:span><text:span text:style-name="apple-style-span"><text:span text:style-name="T1"> </text:span></text:span><text:span text:style-name="apple-style-span"><text:span text:style-name="T2">ऽपय</text:span></text:span><text:span text:style-name="apple-style-span"><text:span text:style-name="T1"> </text:span></text:span><text:span text:style-name="apple-style-span"><text:span text:style-name="T2">अस्य</text:span></text:span><text:span text:style-name="apple-style-span"><text:span text:style-name="T1"> </text:span></text:span><text:span text:style-name="apple-style-span"><text:span text:style-name="T2">परं</text:span></text:span><text:span text:style-name="apple-style-span"><text:span text:style-name="T1"> </text:span></text:span><text:span text:style-name="apple-style-span"><text:span text:style-name="T2">थृष्ट्वा</text:span></text:span><text:span text:style-name="apple-style-span"><text:span text:style-name="T1"> </text:span></text:span><text:span text:style-name="apple-style-span"><text:span text:style-name="T2">निवर्तते</text:span></text:span><text:span text:style-name="T1"><text:line-break/></text:span><text:span text:style-name="apple-style-span"><text:span text:style-name="T1"> </text:span></text:span><text:span text:style-name="apple-style-span"><text:span text:style-name="T3">60</text:span></text:span><text:span text:style-name="apple-converted-space"><text:span text:style-name="T1"> </text:span></text:span><text:span text:style-name="apple-style-span"><text:span text:style-name="T2">यततॊ</text:span></text:span><text:span text:style-name="apple-style-span"><text:span text:style-name="T1"> </text:span></text:span><text:span text:style-name="apple-style-span"><text:span text:style-name="T2">हय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कौन्तेय</text:span></text:span><text:span text:style-name="apple-style-span"><text:span text:style-name="T1"> </text:span></text:span><text:span text:style-name="apple-style-span"><text:span text:style-name="T2">पुरुषस्य</text:span></text:span><text:span text:style-name="apple-style-span"><text:span text:style-name="T1"> </text:span></text:span><text:span text:style-name="apple-style-span"><text:span text:style-name="T2">विपश्चितः</text:span></text:span><text:span text:style-name="T1"><text:line-break/></text:span><text:soft-page-break/><text:span text:style-name="apple-style-span"><text:span text:style-name="T1">     </text:span></text:span><text:span text:style-name="apple-style-span"><text:span text:style-name="T2">इन्थ्रियाणि</text:span></text:span><text:span text:style-name="apple-style-span"><text:span text:style-name="T1"> </text:span></text:span><text:span text:style-name="apple-style-span"><text:span text:style-name="T2">परमादीनि</text:span></text:span><text:span text:style-name="apple-style-span"><text:span text:style-name="T1"> </text:span></text:span><text:span text:style-name="apple-style-span"><text:span text:style-name="T2">हरन्ति</text:span></text:span><text:span text:style-name="apple-style-span"><text:span text:style-name="T1"> </text:span></text:span><text:span text:style-name="apple-style-span"><text:span text:style-name="T2">परसभं</text:span></text:span><text:span text:style-name="apple-style-span"><text:span text:style-name="T1"> </text:span></text:span><text:span text:style-name="apple-style-span"><text:span text:style-name="T2">मनः</text:span></text:span><text:span text:style-name="T1"><text:line-break/></text:span><text:span text:style-name="apple-style-span"><text:span text:style-name="T1"> </text:span></text:span><text:span text:style-name="apple-style-span"><text:span text:style-name="T3">61</text:span></text:span><text:span text:style-name="apple-converted-space"><text:span text:style-name="T1"> </text:span></text:span><text:span text:style-name="apple-style-span"><text:span text:style-name="T2">तानि</text:span></text:span><text:span text:style-name="apple-style-span"><text:span text:style-name="T1"> </text:span></text:span><text:span text:style-name="apple-style-span"><text:span text:style-name="T2">सर्वाणि</text:span></text:span><text:span text:style-name="apple-style-span"><text:span text:style-name="T1"> </text:span></text:span><text:span text:style-name="apple-style-span"><text:span text:style-name="T2">संयम्य</text:span></text:span><text:span text:style-name="apple-style-span"><text:span text:style-name="T1"> </text:span></text:span><text:span text:style-name="apple-style-span"><text:span text:style-name="T2">युक्त</text:span></text:span><text:span text:style-name="apple-style-span"><text:span text:style-name="T1"> </text:span></text:span><text:span text:style-name="apple-style-span"><text:span text:style-name="T2">आसीत</text:span></text:span><text:span text:style-name="apple-style-span"><text:span text:style-name="T1"> </text:span></text:span><text:span text:style-name="apple-style-span"><text:span text:style-name="T2">मत्पर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वशे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यस्येन्थ्रियाणि</text:span></text:span><text:span text:style-name="apple-style-span"><text:span text:style-name="T1"> </text:span></text:span><text:span text:style-name="apple-style-span"><text:span text:style-name="T2">तस्य</text:span></text:span><text:span text:style-name="apple-style-span"><text:span text:style-name="T1"> </text:span></text:span><text:span text:style-name="apple-style-span"><text:span text:style-name="T2">परज्ञा</text:span></text:span><text:span text:style-name="apple-style-span"><text:span text:style-name="T1"> </text:span></text:span><text:span text:style-name="apple-style-span"><text:span text:style-name="T2">परतिष्ठिता</text:span></text:span><text:span text:style-name="T1"><text:line-break/></text:span><text:span text:style-name="apple-style-span"><text:span text:style-name="T1"> </text:span></text:span><text:span text:style-name="apple-style-span"><text:span text:style-name="T3">62</text:span></text:span><text:span text:style-name="apple-converted-space"><text:span text:style-name="T1"> </text:span></text:span><text:span text:style-name="apple-style-span"><text:span text:style-name="T2">धयायतॊ</text:span></text:span><text:span text:style-name="apple-style-span"><text:span text:style-name="T1"> </text:span></text:span><text:span text:style-name="apple-style-span"><text:span text:style-name="T2">विषयान</text:span></text:span><text:span text:style-name="apple-style-span"><text:span text:style-name="T1"> </text:span></text:span><text:span text:style-name="apple-style-span"><text:span text:style-name="T2">पुंसः</text:span></text:span><text:span text:style-name="apple-style-span"><text:span text:style-name="T1"> </text:span></text:span><text:span text:style-name="apple-style-span"><text:span text:style-name="T2">सङ्गस</text:span></text:span><text:span text:style-name="apple-style-span"><text:span text:style-name="T1"> </text:span></text:span><text:span text:style-name="apple-style-span"><text:span text:style-name="T2">तेषूपजाय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ङ्गात</text:span></text:span><text:span text:style-name="apple-style-span"><text:span text:style-name="T1"> </text:span></text:span><text:span text:style-name="apple-style-span"><text:span text:style-name="T2">संजायते</text:span></text:span><text:span text:style-name="apple-style-span"><text:span text:style-name="T1"> </text:span></text:span><text:span text:style-name="apple-style-span"><text:span text:style-name="T2">कामः</text:span></text:span><text:span text:style-name="apple-style-span"><text:span text:style-name="T1"> </text:span></text:span><text:span text:style-name="apple-style-span"><text:span text:style-name="T2">कामात</text:span></text:span><text:span text:style-name="apple-style-span"><text:span text:style-name="T1"> </text:span></text:span><text:span text:style-name="apple-style-span"><text:span text:style-name="T2">करॊधॊ</text:span></text:span><text:span text:style-name="apple-style-span"><text:span text:style-name="T1"> </text:span></text:span><text:span text:style-name="apple-style-span"><text:span text:style-name="T2">ऽभिजायते</text:span></text:span><text:span text:style-name="T1"><text:line-break/></text:span><text:span text:style-name="apple-style-span"><text:span text:style-name="T1"> </text:span></text:span><text:span text:style-name="apple-style-span"><text:span text:style-name="T3">63</text:span></text:span><text:span text:style-name="apple-converted-space"><text:span text:style-name="T1"> </text:span></text:span><text:span text:style-name="apple-style-span"><text:span text:style-name="T2">करॊधाथ</text:span></text:span><text:span text:style-name="apple-style-span"><text:span text:style-name="T1"> </text:span></text:span><text:span text:style-name="apple-style-span"><text:span text:style-name="T2">भवति</text:span></text:span><text:span text:style-name="apple-style-span"><text:span text:style-name="T1"> </text:span></text:span><text:span text:style-name="apple-style-span"><text:span text:style-name="T2">संमॊहः</text:span></text:span><text:span text:style-name="apple-style-span"><text:span text:style-name="T1"> </text:span></text:span><text:span text:style-name="apple-style-span"><text:span text:style-name="T2">संमॊहात</text:span></text:span><text:span text:style-name="apple-style-span"><text:span text:style-name="T1"> </text:span></text:span><text:span text:style-name="apple-style-span"><text:span text:style-name="T2">समृतिविभ्रम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मृतिभ्रंशाथ</text:span></text:span><text:span text:style-name="apple-style-span"><text:span text:style-name="T1"> </text:span></text:span><text:span text:style-name="apple-style-span"><text:span text:style-name="T2">बुथ्धिनाशॊ</text:span></text:span><text:span text:style-name="apple-style-span"><text:span text:style-name="T1"> </text:span></text:span><text:span text:style-name="apple-style-span"><text:span text:style-name="T2">बुथ्धिनाशात</text:span></text:span><text:span text:style-name="apple-style-span"><text:span text:style-name="T1"> </text:span></text:span><text:span text:style-name="apple-style-span"><text:span text:style-name="T2">परणश्यति</text:span></text:span><text:span text:style-name="T1"><text:line-break/></text:span><text:span text:style-name="apple-style-span"><text:span text:style-name="T1"> </text:span></text:span><text:span text:style-name="apple-style-span"><text:span text:style-name="T3">64</text:span></text:span><text:span text:style-name="apple-converted-space"><text:span text:style-name="T1"> </text:span></text:span><text:span text:style-name="apple-style-span"><text:span text:style-name="T2">रागथ्वेषवियुक्तैस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विषयान</text:span></text:span><text:span text:style-name="apple-style-span"><text:span text:style-name="T1"> </text:span></text:span><text:span text:style-name="apple-style-span"><text:span text:style-name="T2">इन्थ्रियैश</text:span></text:span><text:span text:style-name="apple-style-span"><text:span text:style-name="T1"> </text:span></text:span><text:span text:style-name="apple-style-span"><text:span text:style-name="T2">चर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आत्मवश्यैर</text:span></text:span><text:span text:style-name="apple-style-span"><text:span text:style-name="T1"> </text:span></text:span><text:span text:style-name="apple-style-span"><text:span text:style-name="T2">विधेयात्मा</text:span></text:span><text:span text:style-name="apple-style-span"><text:span text:style-name="T1"> </text:span></text:span><text:span text:style-name="apple-style-span"><text:span text:style-name="T2">परसाथम</text:span></text:span><text:span text:style-name="apple-style-span"><text:span text:style-name="T1"> </text:span></text:span><text:span text:style-name="apple-style-span"><text:span text:style-name="T2">अधिगच्छति</text:span></text:span><text:span text:style-name="T1"><text:line-break/></text:span><text:span text:style-name="apple-style-span"><text:span text:style-name="T1"> </text:span></text:span><text:span text:style-name="apple-style-span"><text:span text:style-name="T3">65</text:span></text:span><text:span text:style-name="apple-converted-space"><text:span text:style-name="T1"> </text:span></text:span><text:span text:style-name="apple-style-span"><text:span text:style-name="T2">परसाथे</text:span></text:span><text:span text:style-name="apple-style-span"><text:span text:style-name="T1"> </text:span></text:span><text:span text:style-name="apple-style-span"><text:span text:style-name="T2">सर्वथुःखानां</text:span></text:span><text:span text:style-name="apple-style-span"><text:span text:style-name="T1"> </text:span></text:span><text:span text:style-name="apple-style-span"><text:span text:style-name="T2">हानिर</text:span></text:span><text:span text:style-name="apple-style-span"><text:span text:style-name="T1"> </text:span></text:span><text:span text:style-name="apple-style-span"><text:span text:style-name="T2">अस्यॊपजाय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रसन्नचेतसॊ</text:span></text:span><text:span text:style-name="apple-style-span"><text:span text:style-name="T1"> </text:span></text:span><text:span text:style-name="apple-style-span"><text:span text:style-name="T2">हय</text:span></text:span><text:span text:style-name="apple-style-span"><text:span text:style-name="T1"> </text:span></text:span><text:span text:style-name="apple-style-span"><text:span text:style-name="T2">आशु</text:span></text:span><text:span text:style-name="apple-style-span"><text:span text:style-name="T1"> </text:span></text:span><text:span text:style-name="apple-style-span"><text:span text:style-name="T2">बुथ्धिः</text:span></text:span><text:span text:style-name="apple-style-span"><text:span text:style-name="T1"> </text:span></text:span><text:span text:style-name="apple-style-span"><text:span text:style-name="T2">पर्यवतिष्ठते</text:span></text:span><text:span text:style-name="T1"><text:line-break/></text:span><text:span text:style-name="apple-style-span"><text:span text:style-name="T1"> </text:span></text:span><text:span text:style-name="apple-style-span"><text:span text:style-name="T3">66</text:span></text:span><text:span text:style-name="apple-converted-space"><text:span text:style-name="T1"> </text:span></text:span><text:span text:style-name="apple-style-span"><text:span text:style-name="T2">नास्ति</text:span></text:span><text:span text:style-name="apple-style-span"><text:span text:style-name="T1"> </text:span></text:span><text:span text:style-name="apple-style-span"><text:span text:style-name="T2">बुथ्धिर</text:span></text:span><text:span text:style-name="apple-style-span"><text:span text:style-name="T1"> </text:span></text:span><text:span text:style-name="apple-style-span"><text:span text:style-name="T2">अयुक्तस्य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चायुक्तस्य</text:span></text:span><text:span text:style-name="apple-style-span"><text:span text:style-name="T1"> </text:span></text:span><text:span text:style-name="apple-style-span"><text:span text:style-name="T2">भावन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चाभावयतः</text:span></text:span><text:span text:style-name="apple-style-span"><text:span text:style-name="T1"> </text:span></text:span><text:span text:style-name="apple-style-span"><text:span text:style-name="T2">शान्तिर</text:span></text:span><text:span text:style-name="apple-style-span"><text:span text:style-name="T1"> </text:span></text:span><text:span text:style-name="apple-style-span"><text:span text:style-name="T2">अशान्तस्य</text:span></text:span><text:span text:style-name="apple-style-span"><text:span text:style-name="T1"> </text:span></text:span><text:span text:style-name="apple-style-span"><text:span text:style-name="T2">कुतः</text:span></text:span><text:span text:style-name="apple-style-span"><text:span text:style-name="T1"> </text:span></text:span><text:span text:style-name="apple-style-span"><text:span text:style-name="T2">सुखम</text:span></text:span><text:span text:style-name="T1"><text:line-break/></text:span><text:span text:style-name="apple-style-span"><text:span text:style-name="T1"> </text:span></text:span><text:span text:style-name="apple-style-span"><text:span text:style-name="T3">67</text:span></text:span><text:span text:style-name="apple-converted-space"><text:span text:style-name="T1"> </text:span></text:span><text:span text:style-name="apple-style-span"><text:span text:style-name="T2">इन्थ्रियाणां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चरतां</text:span></text:span><text:span text:style-name="apple-style-span"><text:span text:style-name="T1"> </text:span></text:span><text:span text:style-name="apple-style-span"><text:span text:style-name="T2">यन</text:span></text:span><text:span text:style-name="apple-style-span"><text:span text:style-name="T1"> </text:span></text:span><text:span text:style-name="apple-style-span"><text:span text:style-name="T2">मनॊ</text:span></text:span><text:span text:style-name="apple-style-span"><text:span text:style-name="T1"> </text:span></text:span><text:span text:style-name="apple-style-span"><text:span text:style-name="T2">ऽनुविधीय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अस्य</text:span></text:span><text:span text:style-name="apple-style-span"><text:span text:style-name="T1"> </text:span></text:span><text:span text:style-name="apple-style-span"><text:span text:style-name="T2">हरति</text:span></text:span><text:span text:style-name="apple-style-span"><text:span text:style-name="T1"> </text:span></text:span><text:span text:style-name="apple-style-span"><text:span text:style-name="T2">परज्ञां</text:span></text:span><text:span text:style-name="apple-style-span"><text:span text:style-name="T1"> </text:span></text:span><text:span text:style-name="apple-style-span"><text:span text:style-name="T2">वायुर</text:span></text:span><text:span text:style-name="apple-style-span"><text:span text:style-name="T1"> </text:span></text:span><text:span text:style-name="apple-style-span"><text:span text:style-name="T2">नावम</text:span></text:span><text:span text:style-name="apple-style-span"><text:span text:style-name="T1"> </text:span></text:span><text:span text:style-name="apple-style-span"><text:span text:style-name="T2">इवाम्भसि</text:span></text:span><text:span text:style-name="T1"><text:line-break/></text:span><text:span text:style-name="apple-style-span"><text:span text:style-name="T1"> </text:span></text:span><text:span text:style-name="apple-style-span"><text:span text:style-name="T3">68</text:span></text:span><text:span text:style-name="apple-converted-space"><text:span text:style-name="T1"> </text:span></text:span><text:span text:style-name="apple-style-span"><text:span text:style-name="T2">तस्माथ</text:span></text:span><text:span text:style-name="apple-style-span"><text:span text:style-name="T1"> </text:span></text:span><text:span text:style-name="apple-style-span"><text:span text:style-name="T2">यस्य</text:span></text:span><text:span text:style-name="apple-style-span"><text:span text:style-name="T1"> </text:span></text:span><text:span text:style-name="apple-style-span"><text:span text:style-name="T2">महाबाहॊ</text:span></text:span><text:span text:style-name="apple-style-span"><text:span text:style-name="T1"> </text:span></text:span><text:span text:style-name="apple-style-span"><text:span text:style-name="T2">निगृहीतानि</text:span></text:span><text:span text:style-name="apple-style-span"><text:span text:style-name="T1"> </text:span></text:span><text:span text:style-name="apple-style-span"><text:span text:style-name="T2">सर्वश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इन्थ्रियाणीन्थ्रियार्देभ्यस</text:span></text:span><text:span text:style-name="apple-style-span"><text:span text:style-name="T1"> </text:span></text:span><text:span text:style-name="apple-style-span"><text:span text:style-name="T2">तस्य</text:span></text:span><text:span text:style-name="apple-style-span"><text:span text:style-name="T1"> </text:span></text:span><text:span text:style-name="apple-style-span"><text:span text:style-name="T2">परज्ञा</text:span></text:span><text:span text:style-name="apple-style-span"><text:span text:style-name="T1"> </text:span></text:span><text:span text:style-name="apple-style-span"><text:span text:style-name="T2">परतिष्ठिता</text:span></text:span><text:span text:style-name="T1"><text:line-break/></text:span><text:span text:style-name="apple-style-span"><text:span text:style-name="T1"> </text:span></text:span><text:span text:style-name="apple-style-span"><text:span text:style-name="T3">69</text:span></text:span><text:span text:style-name="apple-converted-space"><text:span text:style-name="T1"> </text:span></text:span><text:span text:style-name="apple-style-span"><text:span text:style-name="T2">या</text:span></text:span><text:span text:style-name="apple-style-span"><text:span text:style-name="T1"> </text:span></text:span><text:span text:style-name="apple-style-span"><text:span text:style-name="T2">निशा</text:span></text:span><text:span text:style-name="apple-style-span"><text:span text:style-name="T1"> </text:span></text:span><text:span text:style-name="apple-style-span"><text:span text:style-name="T2">सर्वभूतानां</text:span></text:span><text:span text:style-name="apple-style-span"><text:span text:style-name="T1"> </text:span></text:span><text:span text:style-name="apple-style-span"><text:span text:style-name="T2">तस्यां</text:span></text:span><text:span text:style-name="apple-style-span"><text:span text:style-name="T1"> </text:span></text:span><text:span text:style-name="apple-style-span"><text:span text:style-name="T2">जागर्ति</text:span></text:span><text:span text:style-name="apple-style-span"><text:span text:style-name="T1"> </text:span></text:span><text:span text:style-name="apple-style-span"><text:span text:style-name="T2">संयमी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स्यां</text:span></text:span><text:span text:style-name="apple-style-span"><text:span text:style-name="T1"> </text:span></text:span><text:span text:style-name="apple-style-span"><text:span text:style-name="T2">जाग्रति</text:span></text:span><text:span text:style-name="apple-style-span"><text:span text:style-name="T1"> </text:span></text:span><text:span text:style-name="apple-style-span"><text:span text:style-name="T2">भूतानि</text:span></text:span><text:span text:style-name="apple-style-span"><text:span text:style-name="T1"> </text:span></text:span><text:span text:style-name="apple-style-span"><text:span text:style-name="T2">सा</text:span></text:span><text:span text:style-name="apple-style-span"><text:span text:style-name="T1"> </text:span></text:span><text:span text:style-name="apple-style-span"><text:span text:style-name="T2">निशा</text:span></text:span><text:span text:style-name="apple-style-span"><text:span text:style-name="T1"> </text:span></text:span><text:span text:style-name="apple-style-span"><text:span text:style-name="T2">पश्यतॊ</text:span></text:span><text:span text:style-name="apple-style-span"><text:span text:style-name="T1"> </text:span></text:span><text:span text:style-name="apple-style-span"><text:span text:style-name="T2">मुनेः</text:span></text:span><text:span text:style-name="T1"><text:line-break/></text:span><text:span text:style-name="apple-style-span"><text:span text:style-name="T1"> </text:span></text:span><text:span text:style-name="apple-style-span"><text:span text:style-name="T3">70</text:span></text:span><text:span text:style-name="apple-converted-space"><text:span text:style-name="T1"> </text:span></text:span><text:span text:style-name="apple-style-span"><text:span text:style-name="T2">आपूर्यमाणम</text:span></text:span><text:span text:style-name="apple-style-span"><text:span text:style-name="T1"> </text:span></text:span><text:span text:style-name="apple-style-span"><text:span text:style-name="T2">अचलप्रतिष्ठं</text:span></text:span><text:span text:style-name="apple-style-span"><text:span text:style-name="T1">; </text:span></text:span><text:span text:style-name="apple-style-span"><text:span text:style-name="T2">समुथ्रम</text:span></text:span><text:span text:style-name="apple-style-span"><text:span text:style-name="T1"> </text:span></text:span><text:span text:style-name="apple-style-span"><text:span text:style-name="T2">आपः</text:span></text:span><text:span text:style-name="apple-style-span"><text:span text:style-name="T1"> </text:span></text:span><text:span text:style-name="apple-style-span"><text:span text:style-name="T2">परविशन्ति</text:span></text:span><text:span text:style-name="apple-style-span"><text:span text:style-name="T1"> </text:span></text:span><text:span text:style-name="apple-style-span"><text:span text:style-name="T2">यथ्व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थ्वत</text:span></text:span><text:span text:style-name="apple-style-span"><text:span text:style-name="T1"> </text:span></text:span><text:span text:style-name="apple-style-span"><text:span text:style-name="T2">कामा</text:span></text:span><text:span text:style-name="apple-style-span"><text:span text:style-name="T1"> </text:span></text:span><text:span text:style-name="apple-style-span"><text:span text:style-name="T2">यं</text:span></text:span><text:span text:style-name="apple-style-span"><text:span text:style-name="T1"> </text:span></text:span><text:span text:style-name="apple-style-span"><text:span text:style-name="T2">परविशन्ति</text:span></text:span><text:span text:style-name="apple-style-span"><text:span text:style-name="T1"> </text:span></text:span><text:span text:style-name="apple-style-span"><text:span text:style-name="T2">सर्वे</text:span></text:span><text:span text:style-name="apple-style-span"><text:span text:style-name="T1">;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शान्तिम</text:span></text:span><text:span text:style-name="apple-style-span"><text:span text:style-name="T1"> </text:span></text:span><text:span text:style-name="apple-style-span"><text:span text:style-name="T2">आप्नॊति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कामकामी</text:span></text:span><text:span text:style-name="T1"><text:line-break/></text:span><text:span text:style-name="apple-style-span"><text:span text:style-name="T1"> </text:span></text:span><text:span text:style-name="apple-style-span"><text:span text:style-name="T3">71</text:span></text:span><text:span text:style-name="apple-converted-space"><text:span text:style-name="T1"> </text:span></text:span><text:span text:style-name="apple-style-span"><text:span text:style-name="T2">विहाय</text:span></text:span><text:span text:style-name="apple-style-span"><text:span text:style-name="T1"> </text:span></text:span><text:span text:style-name="apple-style-span"><text:span text:style-name="T2">कामान</text:span></text:span><text:span text:style-name="apple-style-span"><text:span text:style-name="T1"> </text:span></text:span><text:span text:style-name="apple-style-span"><text:span text:style-name="T2">यः</text:span></text:span><text:span text:style-name="apple-style-span"><text:span text:style-name="T1"> </text:span></text:span><text:span text:style-name="apple-style-span"><text:span text:style-name="T2">सर्वान</text:span></text:span><text:span text:style-name="apple-style-span"><text:span text:style-name="T1"> </text:span></text:span><text:span text:style-name="apple-style-span"><text:span text:style-name="T2">पुमांश</text:span></text:span><text:span text:style-name="apple-style-span"><text:span text:style-name="T1"> </text:span></text:span><text:span text:style-name="apple-style-span"><text:span text:style-name="T2">चरति</text:span></text:span><text:span text:style-name="apple-style-span"><text:span text:style-name="T1"> </text:span></text:span><text:span text:style-name="apple-style-span"><text:span text:style-name="T2">निःस्पृह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निर्ममॊ</text:span></text:span><text:span text:style-name="apple-style-span"><text:span text:style-name="T1"> </text:span></text:span><text:span text:style-name="apple-style-span"><text:span text:style-name="T2">निरहंकारः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शान्तिम</text:span></text:span><text:span text:style-name="apple-style-span"><text:span text:style-name="T1"> </text:span></text:span><text:span text:style-name="apple-style-span"><text:span text:style-name="T2">अधिगच्छति</text:span></text:span><text:span text:style-name="T1"><text:line-break/></text:span><text:span text:style-name="apple-style-span"><text:span text:style-name="T1"> </text:span></text:span><text:span text:style-name="apple-style-span"><text:span text:style-name="T3">72</text:span></text:span><text:span text:style-name="apple-converted-space"><text:span text:style-name="T1"> </text:span></text:span><text:span text:style-name="apple-style-span"><text:span text:style-name="T2">एषा</text:span></text:span><text:span text:style-name="apple-style-span"><text:span text:style-name="T1"> </text:span></text:span><text:span text:style-name="apple-style-span"><text:span text:style-name="T2">बराह्मी</text:span></text:span><text:span text:style-name="apple-style-span"><text:span text:style-name="T1"> </text:span></text:span><text:span text:style-name="apple-style-span"><text:span text:style-name="T2">सदितिः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नैनां</text:span></text:span><text:span text:style-name="apple-style-span"><text:span text:style-name="T1"> </text:span></text:span><text:span text:style-name="apple-style-span"><text:span text:style-name="T2">पराप्य</text:span></text:span><text:span text:style-name="apple-style-span"><text:span text:style-name="T1"> </text:span></text:span><text:span text:style-name="apple-style-span"><text:span text:style-name="T2">विमुह्यत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दित्वास्याम</text:span></text:span><text:span text:style-name="apple-style-span"><text:span text:style-name="T1"> </text:span></text:span><text:span text:style-name="apple-style-span"><text:span text:style-name="T2">अन्तकाले</text:span></text:span><text:span text:style-name="apple-style-span"><text:span text:style-name="T1"> </text:span></text:span><text:span text:style-name="apple-style-span"><text:span text:style-name="T2">ऽपि</text:span></text:span><text:span text:style-name="apple-style-span"><text:span text:style-name="T1"> </text:span></text:span><text:span text:style-name="apple-style-span"><text:span text:style-name="T2">बरह्मनिर्वाणम</text:span></text:span><text:span text:style-name="apple-style-span"><text:span text:style-name="T1"> </text:span></text:span><text:span text:style-name="apple-style-span"><text:span text:style-name="T2">ऋच्छति</text:span></text:span></text:p>
      <text:p text:style-name="Standard"><text:span text:style-name="apple-style-span"><text:span text:style-name="T2"/></text:span></text:p>
      <text:p text:style-name="Standard"><text:span text:style-name="apple-style-span"><text:span text:style-name="T2"/></text:span></text:p>
      <text:p text:style-name="Standard"><text:span text:style-name="apple-style-span"><text:span text:style-name="T2">अर्जु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जयायसी</text:span></text:span><text:span text:style-name="apple-style-span"><text:span text:style-name="T1"> </text:span></text:span><text:span text:style-name="apple-style-span"><text:span text:style-name="T2">चेत</text:span></text:span><text:span text:style-name="apple-style-span"><text:span text:style-name="T1"> </text:span></text:span><text:span text:style-name="apple-style-span"><text:span text:style-name="T2">कर्मणस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मता</text:span></text:span><text:span text:style-name="apple-style-span"><text:span text:style-name="T1"> </text:span></text:span><text:span text:style-name="apple-style-span"><text:span text:style-name="T2">बुथ्धिर</text:span></text:span><text:span text:style-name="apple-style-span"><text:span text:style-name="T1"> </text:span></text:span><text:span text:style-name="apple-style-span"><text:span text:style-name="T2">जनार्थन</text:span></text:span><text:span text:style-name="T1"><text:line-break/></text:span><text:span text:style-name="apple-style-span"><text:span text:style-name="T1">      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किं</text:span></text:span><text:span text:style-name="apple-style-span"><text:span text:style-name="T1"> </text:span></text:span><text:span text:style-name="apple-style-span"><text:span text:style-name="T2">कर्मणि</text:span></text:span><text:span text:style-name="apple-style-span"><text:span text:style-name="T1"> </text:span></text:span><text:span text:style-name="apple-style-span"><text:span text:style-name="T2">घॊरे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नियॊजयसि</text:span></text:span><text:span text:style-name="apple-style-span"><text:span text:style-name="T1"> </text:span></text:span><text:span text:style-name="apple-style-span"><text:span text:style-name="T2">केशव</text:span></text:span><text:span text:style-name="T1"><text:line-break/></text:span><text:span text:style-name="apple-style-span"><text:span text:style-name="T1">  </text:span></text:span><text:span text:style-name="apple-style-span"><text:span text:style-name="T3">2</text:span></text:span><text:span text:style-name="apple-converted-space"><text:span text:style-name="T1"> </text:span></text:span><text:span text:style-name="apple-style-span"><text:span text:style-name="T2">वयामिश्रेणैव</text:span></text:span><text:span text:style-name="apple-style-span"><text:span text:style-name="T1"> </text:span></text:span><text:span text:style-name="apple-style-span"><text:span text:style-name="T2">वाक्येन</text:span></text:span><text:span text:style-name="apple-style-span"><text:span text:style-name="T1"> </text:span></text:span><text:span text:style-name="apple-style-span"><text:span text:style-name="T2">बुथ्धिं</text:span></text:span><text:span text:style-name="apple-style-span"><text:span text:style-name="T1"> </text:span></text:span><text:span text:style-name="apple-style-span"><text:span text:style-name="T2">मॊहयसीव</text:span></text:span><text:span text:style-name="apple-style-span"><text:span text:style-name="T1"> </text:span></text:span><text:span text:style-name="apple-style-span"><text:span text:style-name="T2">मे</text:span></text:span><text:span text:style-name="T1"><text:line-break/></text:span><text:span text:style-name="apple-style-span"><text:span text:style-name="T1">     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एकं</text:span></text:span><text:span text:style-name="apple-style-span"><text:span text:style-name="T1"> </text:span></text:span><text:span text:style-name="apple-style-span"><text:span text:style-name="T2">वथ</text:span></text:span><text:span text:style-name="apple-style-span"><text:span text:style-name="T1"> </text:span></text:span><text:span text:style-name="apple-style-span"><text:span text:style-name="T2">निश्चित्य</text:span></text:span><text:span text:style-name="apple-style-span"><text:span text:style-name="T1"> </text:span></text:span><text:span text:style-name="apple-style-span"><text:span text:style-name="T2">येन</text:span></text:span><text:span text:style-name="apple-style-span"><text:span text:style-name="T1"> </text:span></text:span><text:span text:style-name="apple-style-span"><text:span text:style-name="T2">शरेयॊ</text:span></text:span><text:span text:style-name="apple-style-span"><text:span text:style-name="T1"> </text:span></text:span><text:span text:style-name="apple-style-span"><text:span text:style-name="T2">ऽहम</text:span></text:span><text:span text:style-name="apple-style-span"><text:span text:style-name="T1"> </text:span></text:span><text:span text:style-name="apple-style-span"><text:span text:style-name="T2">आप्नुयाम</text:span></text:span><text:span text:style-name="T1"><text:line-break/></text:span><text:span text:style-name="apple-style-span"><text:span text:style-name="T1">  </text:span></text:span><text:span text:style-name="apple-style-span"><text:span text:style-name="T3">3</text:span></text:span><text:span text:style-name="apple-converted-space"><text:span text:style-name="T1"> </text:span></text:span><text:span text:style-name="apple-style-span"><text:span text:style-name="T2">शरीभगवा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लॊके</text:span></text:span><text:span text:style-name="apple-style-span"><text:span text:style-name="T1"> </text:span></text:span><text:span text:style-name="apple-style-span"><text:span text:style-name="T2">ऽसमिन</text:span></text:span><text:span text:style-name="apple-style-span"><text:span text:style-name="T1"> </text:span></text:span><text:span text:style-name="apple-style-span"><text:span text:style-name="T2">थविविधा</text:span></text:span><text:span text:style-name="apple-style-span"><text:span text:style-name="T1"> </text:span></text:span><text:span text:style-name="apple-style-span"><text:span text:style-name="T2">निष्ठा</text:span></text:span><text:span text:style-name="apple-style-span"><text:span text:style-name="T1"> </text:span></text:span><text:span text:style-name="apple-style-span"><text:span text:style-name="T2">पुरा</text:span></text:span><text:span text:style-name="apple-style-span"><text:span text:style-name="T1"> </text:span></text:span><text:span text:style-name="apple-style-span"><text:span text:style-name="T2">परॊक्ता</text:span></text:span><text:span text:style-name="apple-style-span"><text:span text:style-name="T1"> </text:span></text:span><text:span text:style-name="apple-style-span"><text:span text:style-name="T2">मयानघ</text:span></text:span><text:span text:style-name="T1"><text:line-break/></text:span><text:span text:style-name="apple-style-span"><text:span text:style-name="T1">      </text:span></text:span><text:span text:style-name="apple-style-span"><text:span text:style-name="T2">जञानयॊगेन</text:span></text:span><text:span text:style-name="apple-style-span"><text:span text:style-name="T1"> </text:span></text:span><text:span text:style-name="apple-style-span"><text:span text:style-name="T2">सांख्यानां</text:span></text:span><text:span text:style-name="apple-style-span"><text:span text:style-name="T1"> </text:span></text:span><text:span text:style-name="apple-style-span"><text:span text:style-name="T2">कर्मयॊगेन</text:span></text:span><text:span text:style-name="apple-style-span"><text:span text:style-name="T1"> </text:span></text:span><text:span text:style-name="apple-style-span"><text:span text:style-name="T2">यॊगिनाम</text:span></text:span><text:span text:style-name="T1"><text:line-break/></text:span><text:span text:style-name="apple-style-span"><text:span text:style-name="T1">  </text:span></text:span><text:span text:style-name="apple-style-span"><text:span text:style-name="T3">4</text:span></text:span><text:span text:style-name="apple-converted-space"><text:span text:style-name="T1"> 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कर्मणाम</text:span></text:span><text:span text:style-name="apple-style-span"><text:span text:style-name="T1"> </text:span></text:span><text:span text:style-name="apple-style-span"><text:span text:style-name="T2">अनारम्भान</text:span></text:span><text:span text:style-name="apple-style-span"><text:span text:style-name="T1"> </text:span></text:span><text:span text:style-name="apple-style-span"><text:span text:style-name="T2">नैष्कर्म्यं</text:span></text:span><text:span text:style-name="apple-style-span"><text:span text:style-name="T1"> </text:span></text:span><text:span text:style-name="apple-style-span"><text:span text:style-name="T2">पुरुषॊ</text:span></text:span><text:span text:style-name="apple-style-span"><text:span text:style-name="T1"> </text:span></text:span><text:span text:style-name="apple-style-span"><text:span text:style-name="T2">ऽशनुते</text:span></text:span><text:span text:style-name="T1"><text:line-break/></text:span><text:soft-page-break/><text:span text:style-name="apple-style-span"><text:span text:style-name="T1">     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संन्यसनाथ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सिथ्धिं</text:span></text:span><text:span text:style-name="apple-style-span"><text:span text:style-name="T1"> </text:span></text:span><text:span text:style-name="apple-style-span"><text:span text:style-name="T2">समधिगच्छति</text:span></text:span><text:span text:style-name="T1"><text:line-break/></text:span><text:span text:style-name="apple-style-span"><text:span text:style-name="T1">  </text:span></text:span><text:span text:style-name="apple-style-span"><text:span text:style-name="T3">5</text:span></text:span><text:span text:style-name="apple-converted-space"><text:span text:style-name="T1"> 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कश</text:span></text:span><text:span text:style-name="apple-style-span"><text:span text:style-name="T1"> </text:span></text:span><text:span text:style-name="apple-style-span"><text:span text:style-name="T2">चित</text:span></text:span><text:span text:style-name="apple-style-span"><text:span text:style-name="T1"> </text:span></text:span><text:span text:style-name="apple-style-span"><text:span text:style-name="T2">कषणम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जातु</text:span></text:span><text:span text:style-name="apple-style-span"><text:span text:style-name="T1"> </text:span></text:span><text:span text:style-name="apple-style-span"><text:span text:style-name="T2">तिष्ठत्य</text:span></text:span><text:span text:style-name="apple-style-span"><text:span text:style-name="T1"> </text:span></text:span><text:span text:style-name="apple-style-span"><text:span text:style-name="T2">अकर्मकृत</text:span></text:span><text:span text:style-name="T1"><text:line-break/></text:span><text:span text:style-name="apple-style-span"><text:span text:style-name="T1">      </text:span></text:span><text:span text:style-name="apple-style-span"><text:span text:style-name="T2">कार्यते</text:span></text:span><text:span text:style-name="apple-style-span"><text:span text:style-name="T1"> </text:span></text:span><text:span text:style-name="apple-style-span"><text:span text:style-name="T2">हय</text:span></text:span><text:span text:style-name="apple-style-span"><text:span text:style-name="T1"> </text:span></text:span><text:span text:style-name="apple-style-span"><text:span text:style-name="T2">अवशः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सर्वः</text:span></text:span><text:span text:style-name="apple-style-span"><text:span text:style-name="T1"> </text:span></text:span><text:span text:style-name="apple-style-span"><text:span text:style-name="T2">परकृतिजैर</text:span></text:span><text:span text:style-name="apple-style-span"><text:span text:style-name="T1"> </text:span></text:span><text:span text:style-name="apple-style-span"><text:span text:style-name="T2">गुणैः</text:span></text:span><text:span text:style-name="T1"><text:line-break/></text:span><text:span text:style-name="apple-style-span"><text:span text:style-name="T1">  </text:span></text:span><text:span text:style-name="apple-style-span"><text:span text:style-name="T3">6</text:span></text:span><text:span text:style-name="apple-converted-space"><text:span text:style-name="T1"> </text:span></text:span><text:span text:style-name="apple-style-span"><text:span text:style-name="T2">कर्मेन्थ्रियाणि</text:span></text:span><text:span text:style-name="apple-style-span"><text:span text:style-name="T1"> </text:span></text:span><text:span text:style-name="apple-style-span"><text:span text:style-name="T2">संयम्य</text:span></text:span><text:span text:style-name="apple-style-span"><text:span text:style-name="T1"> </text:span></text:span><text:span text:style-name="apple-style-span"><text:span text:style-name="T2">य</text:span></text:span><text:span text:style-name="apple-style-span"><text:span text:style-name="T1"> </text:span></text:span><text:span text:style-name="apple-style-span"><text:span text:style-name="T2">आस्ते</text:span></text:span><text:span text:style-name="apple-style-span"><text:span text:style-name="T1"> </text:span></text:span><text:span text:style-name="apple-style-span"><text:span text:style-name="T2">मनसा</text:span></text:span><text:span text:style-name="apple-style-span"><text:span text:style-name="T1"> </text:span></text:span><text:span text:style-name="apple-style-span"><text:span text:style-name="T2">समरन</text:span></text:span><text:span text:style-name="T1"><text:line-break/></text:span><text:span text:style-name="apple-style-span"><text:span text:style-name="T1">      </text:span></text:span><text:span text:style-name="apple-style-span"><text:span text:style-name="T2">इन्थ्रियार्दान</text:span></text:span><text:span text:style-name="apple-style-span"><text:span text:style-name="T1"> </text:span></text:span><text:span text:style-name="apple-style-span"><text:span text:style-name="T2">विमूढात्मा</text:span></text:span><text:span text:style-name="apple-style-span"><text:span text:style-name="T1"> </text:span></text:span><text:span text:style-name="apple-style-span"><text:span text:style-name="T2">मिद्याचारः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उच्यते</text:span></text:span><text:span text:style-name="T1"><text:line-break/></text:span><text:span text:style-name="apple-style-span"><text:span text:style-name="T1">  </text:span></text:span><text:span text:style-name="apple-style-span"><text:span text:style-name="T3">7</text:span></text:span><text:span text:style-name="apple-converted-space"><text:span text:style-name="T1"> </text:span></text:span><text:span text:style-name="apple-style-span"><text:span text:style-name="T2">यस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इन्थ्रियाणि</text:span></text:span><text:span text:style-name="apple-style-span"><text:span text:style-name="T1"> </text:span></text:span><text:span text:style-name="apple-style-span"><text:span text:style-name="T2">मनसा</text:span></text:span><text:span text:style-name="apple-style-span"><text:span text:style-name="T1"> </text:span></text:span><text:span text:style-name="apple-style-span"><text:span text:style-name="T2">नियम्यारभते</text:span></text:span><text:span text:style-name="apple-style-span"><text:span text:style-name="T1"> </text:span></text:span><text:span text:style-name="apple-style-span"><text:span text:style-name="T2">ऽरजुन</text:span></text:span><text:span text:style-name="T1"><text:line-break/></text:span><text:span text:style-name="apple-style-span"><text:span text:style-name="T1">      </text:span></text:span><text:span text:style-name="apple-style-span"><text:span text:style-name="T2">कर्मेन्थ्रियैः</text:span></text:span><text:span text:style-name="apple-style-span"><text:span text:style-name="T1"> </text:span></text:span><text:span text:style-name="apple-style-span"><text:span text:style-name="T2">कर्मयॊगम</text:span></text:span><text:span text:style-name="apple-style-span"><text:span text:style-name="T1"> </text:span></text:span><text:span text:style-name="apple-style-span"><text:span text:style-name="T2">असक्तः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विशिष्यते</text:span></text:span><text:span text:style-name="T1"><text:line-break/></text:span><text:span text:style-name="apple-style-span"><text:span text:style-name="T1">  </text:span></text:span><text:span text:style-name="apple-style-span"><text:span text:style-name="T3">8</text:span></text:span><text:span text:style-name="apple-converted-space"><text:span text:style-name="T1"> </text:span></text:span><text:span text:style-name="apple-style-span"><text:span text:style-name="T2">नियतं</text:span></text:span><text:span text:style-name="apple-style-span"><text:span text:style-name="T1"> </text:span></text:span><text:span text:style-name="apple-style-span"><text:span text:style-name="T2">कुरु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तवं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जयायॊ</text:span></text:span><text:span text:style-name="apple-style-span"><text:span text:style-name="T1"> </text:span></text:span><text:span text:style-name="apple-style-span"><text:span text:style-name="T2">हय</text:span></text:span><text:span text:style-name="apple-style-span"><text:span text:style-name="T1"> </text:span></text:span><text:span text:style-name="apple-style-span"><text:span text:style-name="T2">अकर्मण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शरीरयात्रापि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परसिध्येथ</text:span></text:span><text:span text:style-name="apple-style-span"><text:span text:style-name="T1"> </text:span></text:span><text:span text:style-name="apple-style-span"><text:span text:style-name="T2">अकर्मणः</text:span></text:span><text:span text:style-name="T1"><text:line-break/></text:span><text:span text:style-name="apple-style-span"><text:span text:style-name="T1">  </text:span></text:span><text:span text:style-name="apple-style-span"><text:span text:style-name="T3">9</text:span></text:span><text:span text:style-name="apple-converted-space"><text:span text:style-name="T1"> </text:span></text:span><text:span text:style-name="apple-style-span"><text:span text:style-name="T2">यज्ञार्दात</text:span></text:span><text:span text:style-name="apple-style-span"><text:span text:style-name="T1"> </text:span></text:span><text:span text:style-name="apple-style-span"><text:span text:style-name="T2">कर्मणॊ</text:span></text:span><text:span text:style-name="apple-style-span"><text:span text:style-name="T1"> </text:span></text:span><text:span text:style-name="apple-style-span"><text:span text:style-name="T2">ऽनयत्र</text:span></text:span><text:span text:style-name="apple-style-span"><text:span text:style-name="T1"> </text:span></text:span><text:span text:style-name="apple-style-span"><text:span text:style-name="T2">लॊकॊ</text:span></text:span><text:span text:style-name="apple-style-span"><text:span text:style-name="T1"> </text:span></text:span><text:span text:style-name="apple-style-span"><text:span text:style-name="T2">ऽयं</text:span></text:span><text:span text:style-name="apple-style-span"><text:span text:style-name="T1"> </text:span></text:span><text:span text:style-name="apple-style-span"><text:span text:style-name="T2">कर्मबन्धन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तथर्दं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कौन्तेय</text:span></text:span><text:span text:style-name="apple-style-span"><text:span text:style-name="T1"> </text:span></text:span><text:span text:style-name="apple-style-span"><text:span text:style-name="T2">मुक्तसङ्गः</text:span></text:span><text:span text:style-name="apple-style-span"><text:span text:style-name="T1"> </text:span></text:span><text:span text:style-name="apple-style-span"><text:span text:style-name="T2">समाचर</text:span></text:span><text:span text:style-name="T1"><text:line-break/></text:span><text:span text:style-name="apple-style-span"><text:span text:style-name="T1">  </text:span></text:span><text:span text:style-name="apple-style-span"><text:span text:style-name="T3">10</text:span></text:span><text:span text:style-name="apple-converted-space"><text:span text:style-name="T1"> </text:span></text:span><text:span text:style-name="apple-style-span"><text:span text:style-name="T2">सहयज्ञाः</text:span></text:span><text:span text:style-name="apple-style-span"><text:span text:style-name="T1"> </text:span></text:span><text:span text:style-name="apple-style-span"><text:span text:style-name="T2">परजाः</text:span></text:span><text:span text:style-name="apple-style-span"><text:span text:style-name="T1"> </text:span></text:span><text:span text:style-name="apple-style-span"><text:span text:style-name="T2">सृष्ट्वा</text:span></text:span><text:span text:style-name="apple-style-span"><text:span text:style-name="T1"> </text:span></text:span><text:span text:style-name="apple-style-span"><text:span text:style-name="T2">पुरॊवाच</text:span></text:span><text:span text:style-name="apple-style-span"><text:span text:style-name="T1"> </text:span></text:span><text:span text:style-name="apple-style-span"><text:span text:style-name="T2">परजापति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नेन</text:span></text:span><text:span text:style-name="apple-style-span"><text:span text:style-name="T1"> </text:span></text:span><text:span text:style-name="apple-style-span"><text:span text:style-name="T2">परसविष्यध्वम</text:span></text:span><text:span text:style-name="apple-style-span"><text:span text:style-name="T1"> </text:span></text:span><text:span text:style-name="apple-style-span"><text:span text:style-name="T2">एष</text:span></text:span><text:span text:style-name="apple-style-span"><text:span text:style-name="T1"> </text:span></text:span><text:span text:style-name="apple-style-span"><text:span text:style-name="T2">वॊ</text:span></text:span><text:span text:style-name="apple-style-span"><text:span text:style-name="T1"> </text:span></text:span><text:span text:style-name="apple-style-span"><text:span text:style-name="T2">ऽसत्व</text:span></text:span><text:span text:style-name="apple-style-span"><text:span text:style-name="T1"> </text:span></text:span><text:span text:style-name="apple-style-span"><text:span text:style-name="T2">इष्टकामधुक</text:span></text:span><text:span text:style-name="T1"><text:line-break/></text:span><text:span text:style-name="apple-style-span"><text:span text:style-name="T1"> </text:span></text:span><text:span text:style-name="apple-style-span"><text:span text:style-name="T3">11</text:span></text:span><text:span text:style-name="apple-converted-space"><text:span text:style-name="T1"> </text:span></text:span><text:span text:style-name="apple-style-span"><text:span text:style-name="T2">थेवान</text:span></text:span><text:span text:style-name="apple-style-span"><text:span text:style-name="T1"> </text:span></text:span><text:span text:style-name="apple-style-span"><text:span text:style-name="T2">भावयतानेन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थेवा</text:span></text:span><text:span text:style-name="apple-style-span"><text:span text:style-name="T1"> </text:span></text:span><text:span text:style-name="apple-style-span"><text:span text:style-name="T2">भावयन्तु</text:span></text:span><text:span text:style-name="apple-style-span"><text:span text:style-name="T1"> </text:span></text:span><text:span text:style-name="apple-style-span"><text:span text:style-name="T2">व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रस्परं</text:span></text:span><text:span text:style-name="apple-style-span"><text:span text:style-name="T1"> </text:span></text:span><text:span text:style-name="apple-style-span"><text:span text:style-name="T2">भावयन्तः</text:span></text:span><text:span text:style-name="apple-style-span"><text:span text:style-name="T1"> </text:span></text:span><text:span text:style-name="apple-style-span"><text:span text:style-name="T2">शरेयः</text:span></text:span><text:span text:style-name="apple-style-span"><text:span text:style-name="T1"> </text:span></text:span><text:span text:style-name="apple-style-span"><text:span text:style-name="T2">परम</text:span></text:span><text:span text:style-name="apple-style-span"><text:span text:style-name="T1"> </text:span></text:span><text:span text:style-name="apple-style-span"><text:span text:style-name="T2">अवाप्स्यद</text:span></text:span><text:span text:style-name="T1"><text:line-break/></text:span><text:span text:style-name="apple-style-span"><text:span text:style-name="T1"> </text:span></text:span><text:span text:style-name="apple-style-span"><text:span text:style-name="T3">12</text:span></text:span><text:span text:style-name="apple-converted-space"><text:span text:style-name="T1"> </text:span></text:span><text:span text:style-name="apple-style-span"><text:span text:style-name="T2">इष्टान</text:span></text:span><text:span text:style-name="apple-style-span"><text:span text:style-name="T1"> </text:span></text:span><text:span text:style-name="apple-style-span"><text:span text:style-name="T2">भॊगान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वॊ</text:span></text:span><text:span text:style-name="apple-style-span"><text:span text:style-name="T1"> </text:span></text:span><text:span text:style-name="apple-style-span"><text:span text:style-name="T2">थेवा</text:span></text:span><text:span text:style-name="apple-style-span"><text:span text:style-name="T1"> </text:span></text:span><text:span text:style-name="apple-style-span"><text:span text:style-name="T2">थास्यन्ते</text:span></text:span><text:span text:style-name="apple-style-span"><text:span text:style-name="T1"> </text:span></text:span><text:span text:style-name="apple-style-span"><text:span text:style-name="T2">यज्ञभावित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तैर</text:span></text:span><text:span text:style-name="apple-style-span"><text:span text:style-name="T1"> </text:span></text:span><text:span text:style-name="apple-style-span"><text:span text:style-name="T2">थत्तान</text:span></text:span><text:span text:style-name="apple-style-span"><text:span text:style-name="T1"> </text:span></text:span><text:span text:style-name="apple-style-span"><text:span text:style-name="T2">अप्रथायैभ्यॊ</text:span></text:span><text:span text:style-name="apple-style-span"><text:span text:style-name="T1"> 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भुङ्क्ते</text:span></text:span><text:span text:style-name="apple-style-span"><text:span text:style-name="T1"> </text:span></text:span><text:span text:style-name="apple-style-span"><text:span text:style-name="T2">सतेन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सः</text:span></text:span><text:span text:style-name="T1"><text:line-break/></text:span><text:span text:style-name="apple-style-span"><text:span text:style-name="T1"> </text:span></text:span><text:span text:style-name="apple-style-span"><text:span text:style-name="T3">13</text:span></text:span><text:span text:style-name="apple-converted-space"><text:span text:style-name="T1"> </text:span></text:span><text:span text:style-name="apple-style-span"><text:span text:style-name="T2">यज्ञशिष्टाशिनः</text:span></text:span><text:span text:style-name="apple-style-span"><text:span text:style-name="T1"> </text:span></text:span><text:span text:style-name="apple-style-span"><text:span text:style-name="T2">सन्तॊ</text:span></text:span><text:span text:style-name="apple-style-span"><text:span text:style-name="T1"> </text:span></text:span><text:span text:style-name="apple-style-span"><text:span text:style-name="T2">मुच्यन्ते</text:span></text:span><text:span text:style-name="apple-style-span"><text:span text:style-name="T1"> </text:span></text:span><text:span text:style-name="apple-style-span"><text:span text:style-name="T2">सर्वकिल्बिषै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भुञ्जते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अघं</text:span></text:span><text:span text:style-name="apple-style-span"><text:span text:style-name="T1"> </text:span></text:span><text:span text:style-name="apple-style-span"><text:span text:style-name="T2">पापा</text:span></text:span><text:span text:style-name="apple-style-span"><text:span text:style-name="T1"> </text:span></text:span><text:span text:style-name="apple-style-span"><text:span text:style-name="T2">ये</text:span></text:span><text:span text:style-name="apple-style-span"><text:span text:style-name="T1"> </text:span></text:span><text:span text:style-name="apple-style-span"><text:span text:style-name="T2">पचन्त्य</text:span></text:span><text:span text:style-name="apple-style-span"><text:span text:style-name="T1"> </text:span></text:span><text:span text:style-name="apple-style-span"><text:span text:style-name="T2">आत्मकारणात</text:span></text:span><text:span text:style-name="T1"><text:line-break/></text:span><text:span text:style-name="apple-style-span"><text:span text:style-name="T1"> </text:span></text:span><text:span text:style-name="apple-style-span"><text:span text:style-name="T3">14</text:span></text:span><text:span text:style-name="apple-converted-space"><text:span text:style-name="T1"> </text:span></text:span><text:span text:style-name="apple-style-span"><text:span text:style-name="T2">अन्नाथ</text:span></text:span><text:span text:style-name="apple-style-span"><text:span text:style-name="T1"> </text:span></text:span><text:span text:style-name="apple-style-span"><text:span text:style-name="T2">भवन्ति</text:span></text:span><text:span text:style-name="apple-style-span"><text:span text:style-name="T1"> </text:span></text:span><text:span text:style-name="apple-style-span"><text:span text:style-name="T2">भूतानि</text:span></text:span><text:span text:style-name="apple-style-span"><text:span text:style-name="T1"> </text:span></text:span><text:span text:style-name="apple-style-span"><text:span text:style-name="T2">पर्जन्याथ</text:span></text:span><text:span text:style-name="apple-style-span"><text:span text:style-name="T1"> </text:span></text:span><text:span text:style-name="apple-style-span"><text:span text:style-name="T2">अन्नसंभव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ज्ञाथ</text:span></text:span><text:span text:style-name="apple-style-span"><text:span text:style-name="T1"> </text:span></text:span><text:span text:style-name="apple-style-span"><text:span text:style-name="T2">भवति</text:span></text:span><text:span text:style-name="apple-style-span"><text:span text:style-name="T1"> </text:span></text:span><text:span text:style-name="apple-style-span"><text:span text:style-name="T2">पर्जन्यॊ</text:span></text:span><text:span text:style-name="apple-style-span"><text:span text:style-name="T1"> </text:span></text:span><text:span text:style-name="apple-style-span"><text:span text:style-name="T2">यज्ञः</text:span></text:span><text:span text:style-name="apple-style-span"><text:span text:style-name="T1"> </text:span></text:span><text:span text:style-name="apple-style-span"><text:span text:style-name="T2">कर्मसमुथ्भवः</text:span></text:span><text:span text:style-name="T1"><text:line-break/></text:span><text:span text:style-name="apple-style-span"><text:span text:style-name="T1"> </text:span></text:span><text:span text:style-name="apple-style-span"><text:span text:style-name="T3">15</text:span></text:span><text:span text:style-name="apple-converted-space"><text:span text:style-name="T1"> 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बरह्मॊथ्भवं</text:span></text:span><text:span text:style-name="apple-style-span"><text:span text:style-name="T1"> </text:span></text:span><text:span text:style-name="apple-style-span"><text:span text:style-name="T2">विथ्धि</text:span></text:span><text:span text:style-name="apple-style-span"><text:span text:style-name="T1"> </text:span></text:span><text:span text:style-name="apple-style-span"><text:span text:style-name="T2">बरह्माक्षरसमुथ्भव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स्मात</text:span></text:span><text:span text:style-name="apple-style-span"><text:span text:style-name="T1"> </text:span></text:span><text:span text:style-name="apple-style-span"><text:span text:style-name="T2">सर्वगतं</text:span></text:span><text:span text:style-name="apple-style-span"><text:span text:style-name="T1"> </text:span></text:span><text:span text:style-name="apple-style-span"><text:span text:style-name="T2">बरह्म</text:span></text:span><text:span text:style-name="apple-style-span"><text:span text:style-name="T1"> </text:span></text:span><text:span text:style-name="apple-style-span"><text:span text:style-name="T2">नित्यं</text:span></text:span><text:span text:style-name="apple-style-span"><text:span text:style-name="T1"> </text:span></text:span><text:span text:style-name="apple-style-span"><text:span text:style-name="T2">यज्ञे</text:span></text:span><text:span text:style-name="apple-style-span"><text:span text:style-name="T1"> </text:span></text:span><text:span text:style-name="apple-style-span"><text:span text:style-name="T2">परतिष्ठितम</text:span></text:span><text:span text:style-name="T1"><text:line-break/></text:span><text:span text:style-name="apple-style-span"><text:span text:style-name="T1"> </text:span></text:span><text:span text:style-name="apple-style-span"><text:span text:style-name="T3">16</text:span></text:span><text:span text:style-name="apple-converted-space"><text:span text:style-name="T1"> </text:span></text:span><text:span text:style-name="apple-style-span"><text:span text:style-name="T2">एवं</text:span></text:span><text:span text:style-name="apple-style-span"><text:span text:style-name="T1"> </text:span></text:span><text:span text:style-name="apple-style-span"><text:span text:style-name="T2">परवर्तितं</text:span></text:span><text:span text:style-name="apple-style-span"><text:span text:style-name="T1"> </text:span></text:span><text:span text:style-name="apple-style-span"><text:span text:style-name="T2">चक्रं</text:span></text:span><text:span text:style-name="apple-style-span"><text:span text:style-name="T1"> </text:span></text:span><text:span text:style-name="apple-style-span"><text:span text:style-name="T2">नानुवर्तयतीह</text:span></text:span><text:span text:style-name="apple-style-span"><text:span text:style-name="T1"> </text:span></text:span><text:span text:style-name="apple-style-span"><text:span text:style-name="T2">य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घायुर</text:span></text:span><text:span text:style-name="apple-style-span"><text:span text:style-name="T1"> </text:span></text:span><text:span text:style-name="apple-style-span"><text:span text:style-name="T2">इन्थ्रियारामॊ</text:span></text:span><text:span text:style-name="apple-style-span"><text:span text:style-name="T1"> </text:span></text:span><text:span text:style-name="apple-style-span"><text:span text:style-name="T2">मॊघं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जीवति</text:span></text:span><text:span text:style-name="T1"><text:line-break/></text:span><text:span text:style-name="apple-style-span"><text:span text:style-name="T1"> </text:span></text:span><text:span text:style-name="apple-style-span"><text:span text:style-name="T3">17</text:span></text:span><text:span text:style-name="apple-converted-space"><text:span text:style-name="T1"> </text:span></text:span><text:span text:style-name="apple-style-span"><text:span text:style-name="T2">यस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आत्मरतिर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सयाथ</text:span></text:span><text:span text:style-name="apple-style-span"><text:span text:style-name="T1"> </text:span></text:span><text:span text:style-name="apple-style-span"><text:span text:style-name="T2">आत्मतृप्त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ानव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आत्मन्य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संतुष्टस</text:span></text:span><text:span text:style-name="apple-style-span"><text:span text:style-name="T1"> </text:span></text:span><text:span text:style-name="apple-style-span"><text:span text:style-name="T2">तस्य</text:span></text:span><text:span text:style-name="apple-style-span"><text:span text:style-name="T1"> </text:span></text:span><text:span text:style-name="apple-style-span"><text:span text:style-name="T2">कार्यं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विथ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18</text:span></text:span><text:span text:style-name="apple-converted-space"><text:span text:style-name="T1"> </text:span></text:span><text:span text:style-name="apple-style-span"><text:span text:style-name="T2">नैव</text:span></text:span><text:span text:style-name="apple-style-span"><text:span text:style-name="T1"> </text:span></text:span><text:span text:style-name="apple-style-span"><text:span text:style-name="T2">तस्य</text:span></text:span><text:span text:style-name="apple-style-span"><text:span text:style-name="T1"> </text:span></text:span><text:span text:style-name="apple-style-span"><text:span text:style-name="T2">कृतेनार्दॊ</text:span></text:span><text:span text:style-name="apple-style-span"><text:span text:style-name="T1"> </text:span></text:span><text:span text:style-name="apple-style-span"><text:span text:style-name="T2">नाकृतेनेह</text:span></text:span><text:span text:style-name="apple-style-span"><text:span text:style-name="T1"> </text:span></text:span><text:span text:style-name="apple-style-span"><text:span text:style-name="T2">कश</text:span></text:span><text:span text:style-name="apple-style-span"><text:span text:style-name="T1"> </text:span></text:span><text:span text:style-name="apple-style-span"><text:span text:style-name="T2">च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चास्य</text:span></text:span><text:span text:style-name="apple-style-span"><text:span text:style-name="T1"> </text:span></text:span><text:span text:style-name="apple-style-span"><text:span text:style-name="T2">सर्वभूतेषु</text:span></text:span><text:span text:style-name="apple-style-span"><text:span text:style-name="T1"> </text:span></text:span><text:span text:style-name="apple-style-span"><text:span text:style-name="T2">कश</text:span></text:span><text:span text:style-name="apple-style-span"><text:span text:style-name="T1"> </text:span></text:span><text:span text:style-name="apple-style-span"><text:span text:style-name="T2">चिथ</text:span></text:span><text:span text:style-name="apple-style-span"><text:span text:style-name="T1"> </text:span></text:span><text:span text:style-name="apple-style-span"><text:span text:style-name="T2">अर्दव्यपाश्रयः</text:span></text:span><text:span text:style-name="T1"><text:line-break/></text:span><text:span text:style-name="apple-style-span"><text:span text:style-name="T1"> </text:span></text:span><text:span text:style-name="apple-style-span"><text:span text:style-name="T3">19</text:span></text:span><text:span text:style-name="apple-converted-space"><text:span text:style-name="T1"> </text:span></text:span><text:span text:style-name="apple-style-span"><text:span text:style-name="T2">तस्माथ</text:span></text:span><text:span text:style-name="apple-style-span"><text:span text:style-name="T1"> </text:span></text:span><text:span text:style-name="apple-style-span"><text:span text:style-name="T2">असक्तः</text:span></text:span><text:span text:style-name="apple-style-span"><text:span text:style-name="T1"> </text:span></text:span><text:span text:style-name="apple-style-span"><text:span text:style-name="T2">सततं</text:span></text:span><text:span text:style-name="apple-style-span"><text:span text:style-name="T1"> </text:span></text:span><text:span text:style-name="apple-style-span"><text:span text:style-name="T2">कार्यं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समाचर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सक्तॊ</text:span></text:span><text:span text:style-name="apple-style-span"><text:span text:style-name="T1"> </text:span></text:span><text:span text:style-name="apple-style-span"><text:span text:style-name="T2">हय</text:span></text:span><text:span text:style-name="apple-style-span"><text:span text:style-name="T1"> </text:span></text:span><text:span text:style-name="apple-style-span"><text:span text:style-name="T2">आचरन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परम</text:span></text:span><text:span text:style-name="apple-style-span"><text:span text:style-name="T1"> </text:span></text:span><text:span text:style-name="apple-style-span"><text:span text:style-name="T2">आप्नॊति</text:span></text:span><text:span text:style-name="apple-style-span"><text:span text:style-name="T1"> </text:span></text:span><text:span text:style-name="apple-style-span"><text:span text:style-name="T2">पूरुषः</text:span></text:span><text:span text:style-name="T1"><text:line-break/></text:span><text:span text:style-name="apple-style-span"><text:span text:style-name="T1"> </text:span></text:span><text:span text:style-name="apple-style-span"><text:span text:style-name="T3">20</text:span></text:span><text:span text:style-name="apple-converted-space"><text:span text:style-name="T1"> </text:span></text:span><text:span text:style-name="apple-style-span"><text:span text:style-name="T2">कर्मणैव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संसिथ्धिम</text:span></text:span><text:span text:style-name="apple-style-span"><text:span text:style-name="T1"> </text:span></text:span><text:span text:style-name="apple-style-span"><text:span text:style-name="T2">आस्दिता</text:span></text:span><text:span text:style-name="apple-style-span"><text:span text:style-name="T1"> </text:span></text:span><text:span text:style-name="apple-style-span"><text:span text:style-name="T2">जनकाथय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लॊकसंग्रहम</text:span></text:span><text:span text:style-name="apple-style-span"><text:span text:style-name="T1"> </text:span></text:span><text:span text:style-name="apple-style-span"><text:span text:style-name="T2">एवापि</text:span></text:span><text:span text:style-name="apple-style-span"><text:span text:style-name="T1"> </text:span></text:span><text:span text:style-name="apple-style-span"><text:span text:style-name="T2">संपश्यन</text:span></text:span><text:span text:style-name="apple-style-span"><text:span text:style-name="T1"> </text:span></text:span><text:span text:style-name="apple-style-span"><text:span text:style-name="T2">कर्तुम</text:span></text:span><text:span text:style-name="apple-style-span"><text:span text:style-name="T1"> </text:span></text:span><text:span text:style-name="apple-style-span"><text:span text:style-name="T2">अर्हसि</text:span></text:span><text:span text:style-name="T1"><text:line-break/></text:span><text:span text:style-name="apple-style-span"><text:span text:style-name="T1"> </text:span></text:span><text:span text:style-name="apple-style-span"><text:span text:style-name="T3">21</text:span></text:span><text:span text:style-name="apple-converted-space"><text:span text:style-name="T1"> </text:span></text:span><text:span text:style-name="apple-style-span"><text:span text:style-name="T2">यथ</text:span></text:span><text:span text:style-name="apple-style-span"><text:span text:style-name="T1"> </text:span></text:span><text:span text:style-name="apple-style-span"><text:span text:style-name="T2">यथ</text:span></text:span><text:span text:style-name="apple-style-span"><text:span text:style-name="T1"> </text:span></text:span><text:span text:style-name="apple-style-span"><text:span text:style-name="T2">आचरति</text:span></text:span><text:span text:style-name="apple-style-span"><text:span text:style-name="T1"> </text:span></text:span><text:span text:style-name="apple-style-span"><text:span text:style-name="T2">शरेष्ठस</text:span></text:span><text:span text:style-name="apple-style-span"><text:span text:style-name="T1"> 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एवेतरॊ</text:span></text:span><text:span text:style-name="apple-style-span"><text:span text:style-name="T1"> </text:span></text:span><text:span text:style-name="apple-style-span"><text:span text:style-name="T2">जन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यत</text:span></text:span><text:span text:style-name="apple-style-span"><text:span text:style-name="T1"> </text:span></text:span><text:span text:style-name="apple-style-span"><text:span text:style-name="T2">परमाणं</text:span></text:span><text:span text:style-name="apple-style-span"><text:span text:style-name="T1"> </text:span></text:span><text:span text:style-name="apple-style-span"><text:span text:style-name="T2">कुरुते</text:span></text:span><text:span text:style-name="apple-style-span"><text:span text:style-name="T1"> </text:span></text:span><text:span text:style-name="apple-style-span"><text:span text:style-name="T2">लॊकस</text:span></text:span><text:span text:style-name="apple-style-span"><text:span text:style-name="T1">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अनुवर्तते</text:span></text:span><text:span text:style-name="T1"><text:line-break/></text:span><text:span text:style-name="apple-style-span"><text:span text:style-name="T1"> </text:span></text:span><text:span text:style-name="apple-style-span"><text:span text:style-name="T3">22</text:span></text:span><text:span text:style-name="apple-converted-space"><text:span text:style-name="T1"> 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पार्दास्ति</text:span></text:span><text:span text:style-name="apple-style-span"><text:span text:style-name="T1"> </text:span></text:span><text:span text:style-name="apple-style-span"><text:span text:style-name="T2">कर्तव्यं</text:span></text:span><text:span text:style-name="apple-style-span"><text:span text:style-name="T1"> </text:span></text:span><text:span text:style-name="apple-style-span"><text:span text:style-name="T2">तरिषु</text:span></text:span><text:span text:style-name="apple-style-span"><text:span text:style-name="T1"> </text:span></text:span><text:span text:style-name="apple-style-span"><text:span text:style-name="T2">लॊकेषु</text:span></text:span><text:span text:style-name="apple-style-span"><text:span text:style-name="T1"> </text:span></text:span><text:span text:style-name="apple-style-span"><text:span text:style-name="T2">किं</text:span></text:span><text:span text:style-name="apple-style-span"><text:span text:style-name="T1"> </text:span></text:span><text:span text:style-name="apple-style-span"><text:span text:style-name="T2">चन</text:span></text:span><text:span text:style-name="T1"><text:line-break/></text:span><text:soft-page-break/><text:span text:style-name="apple-style-span"><text:span text:style-name="T1">     </text:span></text:span><text:span text:style-name="apple-style-span"><text:span text:style-name="T2">नानवाप्तम</text:span></text:span><text:span text:style-name="apple-style-span"><text:span text:style-name="T1"> </text:span></text:span><text:span text:style-name="apple-style-span"><text:span text:style-name="T2">अवाप्तव्यं</text:span></text:span><text:span text:style-name="apple-style-span"><text:span text:style-name="T1"> </text:span></text:span><text:span text:style-name="apple-style-span"><text:span text:style-name="T2">वर्त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कर्मणि</text:span></text:span><text:span text:style-name="T1"><text:line-break/></text:span><text:span text:style-name="apple-style-span"><text:span text:style-name="T1"> </text:span></text:span><text:span text:style-name="apple-style-span"><text:span text:style-name="T3">23</text:span></text:span><text:span text:style-name="apple-converted-space"><text:span text:style-name="T1"> </text:span></text:span><text:span text:style-name="apple-style-span"><text:span text:style-name="T2">यथि</text:span></text:span><text:span text:style-name="apple-style-span"><text:span text:style-name="T1"> </text:span></text:span><text:span text:style-name="apple-style-span"><text:span text:style-name="T2">हय</text:span></text:span><text:span text:style-name="apple-style-span"><text:span text:style-name="T1"> 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वर्तेयं</text:span></text:span><text:span text:style-name="apple-style-span"><text:span text:style-name="T1"> </text:span></text:span><text:span text:style-name="apple-style-span"><text:span text:style-name="T2">जातु</text:span></text:span><text:span text:style-name="apple-style-span"><text:span text:style-name="T1"> </text:span></text:span><text:span text:style-name="apple-style-span"><text:span text:style-name="T2">कर्मण्य</text:span></text:span><text:span text:style-name="apple-style-span"><text:span text:style-name="T1"> </text:span></text:span><text:span text:style-name="apple-style-span"><text:span text:style-name="T2">अतन्थ्रित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म</text:span></text:span><text:span text:style-name="apple-style-span"><text:span text:style-name="T1"> </text:span></text:span><text:span text:style-name="apple-style-span"><text:span text:style-name="T2">वर्त्मानुवर्तन्ते</text:span></text:span><text:span text:style-name="apple-style-span"><text:span text:style-name="T1"> </text:span></text:span><text:span text:style-name="apple-style-span"><text:span text:style-name="T2">मनुष्याः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सर्वशः</text:span></text:span><text:span text:style-name="T1"><text:line-break/></text:span><text:span text:style-name="apple-style-span"><text:span text:style-name="T1"> </text:span></text:span><text:span text:style-name="apple-style-span"><text:span text:style-name="T3">24</text:span></text:span><text:span text:style-name="apple-converted-space"><text:span text:style-name="T1"> </text:span></text:span><text:span text:style-name="apple-style-span"><text:span text:style-name="T2">उत्सीथेयुर</text:span></text:span><text:span text:style-name="apple-style-span"><text:span text:style-name="T1"> </text:span></text:span><text:span text:style-name="apple-style-span"><text:span text:style-name="T2">इमे</text:span></text:span><text:span text:style-name="apple-style-span"><text:span text:style-name="T1"> </text:span></text:span><text:span text:style-name="apple-style-span"><text:span text:style-name="T2">लॊका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कुर्यां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चेथ</text:span></text:span><text:span text:style-name="apple-style-span"><text:span text:style-name="T1"> </text:span></text:span><text:span text:style-name="apple-style-span"><text:span text:style-name="T2">अह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ंकरस्य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कर्ता</text:span></text:span><text:span text:style-name="apple-style-span"><text:span text:style-name="T1"> </text:span></text:span><text:span text:style-name="apple-style-span"><text:span text:style-name="T2">सयाम</text:span></text:span><text:span text:style-name="apple-style-span"><text:span text:style-name="T1"> </text:span></text:span><text:span text:style-name="apple-style-span"><text:span text:style-name="T2">उपहन्याम</text:span></text:span><text:span text:style-name="apple-style-span"><text:span text:style-name="T1"> </text:span></text:span><text:span text:style-name="apple-style-span"><text:span text:style-name="T2">इमाः</text:span></text:span><text:span text:style-name="apple-style-span"><text:span text:style-name="T1"> </text:span></text:span><text:span text:style-name="apple-style-span"><text:span text:style-name="T2">परजाः</text:span></text:span><text:span text:style-name="T1"><text:line-break/></text:span><text:span text:style-name="apple-style-span"><text:span text:style-name="T1"> </text:span></text:span><text:span text:style-name="apple-style-span"><text:span text:style-name="T3">25</text:span></text:span><text:span text:style-name="apple-converted-space"><text:span text:style-name="T1"> </text:span></text:span><text:span text:style-name="apple-style-span"><text:span text:style-name="T2">सक्ताः</text:span></text:span><text:span text:style-name="apple-style-span"><text:span text:style-name="T1"> </text:span></text:span><text:span text:style-name="apple-style-span"><text:span text:style-name="T2">कर्मण्य</text:span></text:span><text:span text:style-name="apple-style-span"><text:span text:style-name="T1"> </text:span></text:span><text:span text:style-name="apple-style-span"><text:span text:style-name="T2">अविथ्वांसॊ</text:span></text:span><text:span text:style-name="apple-style-span"><text:span text:style-name="T1"> </text:span></text:span><text:span text:style-name="apple-style-span"><text:span text:style-name="T2">यदा</text:span></text:span><text:span text:style-name="apple-style-span"><text:span text:style-name="T1"> </text:span></text:span><text:span text:style-name="apple-style-span"><text:span text:style-name="T2">कुर्वन्ति</text:span></text:span><text:span text:style-name="apple-style-span"><text:span text:style-name="T1"> </text:span></text:span><text:span text:style-name="apple-style-span"><text:span text:style-name="T2">भार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कुर्याथ</text:span></text:span><text:span text:style-name="apple-style-span"><text:span text:style-name="T1"> </text:span></text:span><text:span text:style-name="apple-style-span"><text:span text:style-name="T2">विथ्वांस</text:span></text:span><text:span text:style-name="apple-style-span"><text:span text:style-name="T1"> </text:span></text:span><text:span text:style-name="apple-style-span"><text:span text:style-name="T2">तदासक्तश</text:span></text:span><text:span text:style-name="apple-style-span"><text:span text:style-name="T1"> </text:span></text:span><text:span text:style-name="apple-style-span"><text:span text:style-name="T2">चिकीर्षुर</text:span></text:span><text:span text:style-name="apple-style-span"><text:span text:style-name="T1"> </text:span></text:span><text:span text:style-name="apple-style-span"><text:span text:style-name="T2">लॊकसंग्रहम</text:span></text:span><text:span text:style-name="T1"><text:line-break/></text:span><text:span text:style-name="apple-style-span"><text:span text:style-name="T1"> </text:span></text:span><text:span text:style-name="apple-style-span"><text:span text:style-name="T3">26</text:span></text:span><text:span text:style-name="apple-converted-space"><text:span text:style-name="T1"> 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बुथ्धिभेथं</text:span></text:span><text:span text:style-name="apple-style-span"><text:span text:style-name="T1"> </text:span></text:span><text:span text:style-name="apple-style-span"><text:span text:style-name="T2">जनयेथ</text:span></text:span><text:span text:style-name="apple-style-span"><text:span text:style-name="T1"> </text:span></text:span><text:span text:style-name="apple-style-span"><text:span text:style-name="T2">अज्ञानां</text:span></text:span><text:span text:style-name="apple-style-span"><text:span text:style-name="T1"> </text:span></text:span><text:span text:style-name="apple-style-span"><text:span text:style-name="T2">कर्मसङ्गिना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जॊषयेत</text:span></text:span><text:span text:style-name="apple-style-span"><text:span text:style-name="T1"> </text:span></text:span><text:span text:style-name="apple-style-span"><text:span text:style-name="T2">सर्वकर्माणि</text:span></text:span><text:span text:style-name="apple-style-span"><text:span text:style-name="T1"> </text:span></text:span><text:span text:style-name="apple-style-span"><text:span text:style-name="T2">विथ्वान</text:span></text:span><text:span text:style-name="apple-style-span"><text:span text:style-name="T1"> </text:span></text:span><text:span text:style-name="apple-style-span"><text:span text:style-name="T2">युक्तः</text:span></text:span><text:span text:style-name="apple-style-span"><text:span text:style-name="T1"> </text:span></text:span><text:span text:style-name="apple-style-span"><text:span text:style-name="T2">समाचरन</text:span></text:span><text:span text:style-name="T1"><text:line-break/></text:span><text:span text:style-name="apple-style-span"><text:span text:style-name="T1"> </text:span></text:span><text:span text:style-name="apple-style-span"><text:span text:style-name="T3">27</text:span></text:span><text:span text:style-name="apple-converted-space"><text:span text:style-name="T1"> </text:span></text:span><text:span text:style-name="apple-style-span"><text:span text:style-name="T2">परकृतेः</text:span></text:span><text:span text:style-name="apple-style-span"><text:span text:style-name="T1"> </text:span></text:span><text:span text:style-name="apple-style-span"><text:span text:style-name="T2">करियमाणानि</text:span></text:span><text:span text:style-name="apple-style-span"><text:span text:style-name="T1"> </text:span></text:span><text:span text:style-name="apple-style-span"><text:span text:style-name="T2">गुणैः</text:span></text:span><text:span text:style-name="apple-style-span"><text:span text:style-name="T1"> </text:span></text:span><text:span text:style-name="apple-style-span"><text:span text:style-name="T2">कर्माणि</text:span></text:span><text:span text:style-name="apple-style-span"><text:span text:style-name="T1"> </text:span></text:span><text:span text:style-name="apple-style-span"><text:span text:style-name="T2">सर्वश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हंकारविमूढात्मा</text:span></text:span><text:span text:style-name="apple-style-span"><text:span text:style-name="T1"> </text:span></text:span><text:span text:style-name="apple-style-span"><text:span text:style-name="T2">कर्ताहम</text:span></text:span><text:span text:style-name="apple-style-span"><text:span text:style-name="T1"> 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मन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28</text:span></text:span><text:span text:style-name="apple-converted-space"><text:span text:style-name="T1"> </text:span></text:span><text:span text:style-name="apple-style-span"><text:span text:style-name="T2">तत्त्ववित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महाबाहॊ</text:span></text:span><text:span text:style-name="apple-style-span"><text:span text:style-name="T1"> </text:span></text:span><text:span text:style-name="apple-style-span"><text:span text:style-name="T2">गुणकर्मविभागयॊ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गुणा</text:span></text:span><text:span text:style-name="apple-style-span"><text:span text:style-name="T1"> </text:span></text:span><text:span text:style-name="apple-style-span"><text:span text:style-name="T2">गुणेषु</text:span></text:span><text:span text:style-name="apple-style-span"><text:span text:style-name="T1"> </text:span></text:span><text:span text:style-name="apple-style-span"><text:span text:style-name="T2">वर्तन्त</text:span></text:span><text:span text:style-name="apple-style-span"><text:span text:style-name="T1"> 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मत्वा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सज्जते</text:span></text:span><text:span text:style-name="T1"><text:line-break/></text:span><text:span text:style-name="apple-style-span"><text:span text:style-name="T1"> </text:span></text:span><text:span text:style-name="apple-style-span"><text:span text:style-name="T3">29</text:span></text:span><text:span text:style-name="apple-converted-space"><text:span text:style-name="T1"> </text:span></text:span><text:span text:style-name="apple-style-span"><text:span text:style-name="T2">परकृतेर</text:span></text:span><text:span text:style-name="apple-style-span"><text:span text:style-name="T1"> </text:span></text:span><text:span text:style-name="apple-style-span"><text:span text:style-name="T2">गुणसंमूढाः</text:span></text:span><text:span text:style-name="apple-style-span"><text:span text:style-name="T1"> </text:span></text:span><text:span text:style-name="apple-style-span"><text:span text:style-name="T2">सज्जन्ते</text:span></text:span><text:span text:style-name="apple-style-span"><text:span text:style-name="T1"> </text:span></text:span><text:span text:style-name="apple-style-span"><text:span text:style-name="T2">गुणकर्मसु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ान</text:span></text:span><text:span text:style-name="apple-style-span"><text:span text:style-name="T1"> </text:span></text:span><text:span text:style-name="apple-style-span"><text:span text:style-name="T2">अकृत्स्नविथॊ</text:span></text:span><text:span text:style-name="apple-style-span"><text:span text:style-name="T1"> </text:span></text:span><text:span text:style-name="apple-style-span"><text:span text:style-name="T2">मन्थान</text:span></text:span><text:span text:style-name="apple-style-span"><text:span text:style-name="T1"> </text:span></text:span><text:span text:style-name="apple-style-span"><text:span text:style-name="T2">कृत्स्नविन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विचालयेत</text:span></text:span><text:span text:style-name="T1"><text:line-break/></text:span><text:span text:style-name="apple-style-span"><text:span text:style-name="T1"> </text:span></text:span><text:span text:style-name="apple-style-span"><text:span text:style-name="T3">30</text:span></text:span><text:span text:style-name="apple-converted-space"><text:span text:style-name="T1"> </text:span></text:span><text:span text:style-name="apple-style-span"><text:span text:style-name="T2">मयि</text:span></text:span><text:span text:style-name="apple-style-span"><text:span text:style-name="T1"> </text:span></text:span><text:span text:style-name="apple-style-span"><text:span text:style-name="T2">सर्वाणि</text:span></text:span><text:span text:style-name="apple-style-span"><text:span text:style-name="T1"> </text:span></text:span><text:span text:style-name="apple-style-span"><text:span text:style-name="T2">कर्माणि</text:span></text:span><text:span text:style-name="apple-style-span"><text:span text:style-name="T1"> </text:span></text:span><text:span text:style-name="apple-style-span"><text:span text:style-name="T2">संन्यस्याध्यात्मचेतस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निराशीर</text:span></text:span><text:span text:style-name="apple-style-span"><text:span text:style-name="T1"> </text:span></text:span><text:span text:style-name="apple-style-span"><text:span text:style-name="T2">निर्ममॊ</text:span></text:span><text:span text:style-name="apple-style-span"><text:span text:style-name="T1"> </text:span></text:span><text:span text:style-name="apple-style-span"><text:span text:style-name="T2">भूत्वा</text:span></text:span><text:span text:style-name="apple-style-span"><text:span text:style-name="T1"> </text:span></text:span><text:span text:style-name="apple-style-span"><text:span text:style-name="T2">युध्यस्व</text:span></text:span><text:span text:style-name="apple-style-span"><text:span text:style-name="T1"> </text:span></text:span><text:span text:style-name="apple-style-span"><text:span text:style-name="T2">विगतज्वरः</text:span></text:span><text:span text:style-name="T1"><text:line-break/></text:span><text:span text:style-name="apple-style-span"><text:span text:style-name="T1"> </text:span></text:span><text:span text:style-name="apple-style-span"><text:span text:style-name="T3">31</text:span></text:span><text:span text:style-name="apple-converted-space"><text:span text:style-name="T1"> </text:span></text:span><text:span text:style-name="apple-style-span"><text:span text:style-name="T2">ये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मतम</text:span></text:span><text:span text:style-name="apple-style-span"><text:span text:style-name="T1"> </text:span></text:span><text:span text:style-name="apple-style-span"><text:span text:style-name="T2">इथं</text:span></text:span><text:span text:style-name="apple-style-span"><text:span text:style-name="T1"> </text:span></text:span><text:span text:style-name="apple-style-span"><text:span text:style-name="T2">नित्यम</text:span></text:span><text:span text:style-name="apple-style-span"><text:span text:style-name="T1"> </text:span></text:span><text:span text:style-name="apple-style-span"><text:span text:style-name="T2">अनुतिष्ठन्ति</text:span></text:span><text:span text:style-name="apple-style-span"><text:span text:style-name="T1"> </text:span></text:span><text:span text:style-name="apple-style-span"><text:span text:style-name="T2">मानव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शरथ्धावन्तॊ</text:span></text:span><text:span text:style-name="apple-style-span"><text:span text:style-name="T1"> </text:span></text:span><text:span text:style-name="apple-style-span"><text:span text:style-name="T2">ऽनसूयन्तॊ</text:span></text:span><text:span text:style-name="apple-style-span"><text:span text:style-name="T1"> </text:span></text:span><text:span text:style-name="apple-style-span"><text:span text:style-name="T2">मुच्यन्ते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ऽपि</text:span></text:span><text:span text:style-name="apple-style-span"><text:span text:style-name="T1"> </text:span></text:span><text:span text:style-name="apple-style-span"><text:span text:style-name="T2">कर्मभिः</text:span></text:span><text:span text:style-name="T1"><text:line-break/></text:span><text:span text:style-name="apple-style-span"><text:span text:style-name="T1"> </text:span></text:span><text:span text:style-name="apple-style-span"><text:span text:style-name="T3">32</text:span></text:span><text:span text:style-name="apple-converted-space"><text:span text:style-name="T1"> </text:span></text:span><text:span text:style-name="apple-style-span"><text:span text:style-name="T2">ये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एतथ</text:span></text:span><text:span text:style-name="apple-style-span"><text:span text:style-name="T1"> </text:span></text:span><text:span text:style-name="apple-style-span"><text:span text:style-name="T2">अभ्यसूयन्तॊ</text:span></text:span><text:span text:style-name="apple-style-span"><text:span text:style-name="T1"> </text:span></text:span><text:span text:style-name="apple-style-span"><text:span text:style-name="T2">नानुतिष्ठन्ति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मत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र्वज्ञानविमूढांस</text:span></text:span><text:span text:style-name="apple-style-span"><text:span text:style-name="T1"> </text:span></text:span><text:span text:style-name="apple-style-span"><text:span text:style-name="T2">तान</text:span></text:span><text:span text:style-name="apple-style-span"><text:span text:style-name="T1"> </text:span></text:span><text:span text:style-name="apple-style-span"><text:span text:style-name="T2">विथ्धि</text:span></text:span><text:span text:style-name="apple-style-span"><text:span text:style-name="T1"> </text:span></text:span><text:span text:style-name="apple-style-span"><text:span text:style-name="T2">नष्टान</text:span></text:span><text:span text:style-name="apple-style-span"><text:span text:style-name="T1"> </text:span></text:span><text:span text:style-name="apple-style-span"><text:span text:style-name="T2">अचेतसः</text:span></text:span><text:span text:style-name="T1"><text:line-break/></text:span><text:span text:style-name="apple-style-span"><text:span text:style-name="T1"> </text:span></text:span><text:span text:style-name="apple-style-span"><text:span text:style-name="T3">33</text:span></text:span><text:span text:style-name="apple-converted-space"><text:span text:style-name="T1"> </text:span></text:span><text:span text:style-name="apple-style-span"><text:span text:style-name="T2">सथृशं</text:span></text:span><text:span text:style-name="apple-style-span"><text:span text:style-name="T1"> </text:span></text:span><text:span text:style-name="apple-style-span"><text:span text:style-name="T2">चेष्टते</text:span></text:span><text:span text:style-name="apple-style-span"><text:span text:style-name="T1"> </text:span></text:span><text:span text:style-name="apple-style-span"><text:span text:style-name="T2">सवस्याः</text:span></text:span><text:span text:style-name="apple-style-span"><text:span text:style-name="T1"> </text:span></text:span><text:span text:style-name="apple-style-span"><text:span text:style-name="T2">परकृतेर</text:span></text:span><text:span text:style-name="apple-style-span"><text:span text:style-name="T1"> </text:span></text:span><text:span text:style-name="apple-style-span"><text:span text:style-name="T2">जञानवान</text:span></text:span><text:span text:style-name="apple-style-span"><text:span text:style-name="T1"> </text:span></text:span><text:span text:style-name="apple-style-span"><text:span text:style-name="T2">अप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रकृतिं</text:span></text:span><text:span text:style-name="apple-style-span"><text:span text:style-name="T1"> </text:span></text:span><text:span text:style-name="apple-style-span"><text:span text:style-name="T2">यान्ति</text:span></text:span><text:span text:style-name="apple-style-span"><text:span text:style-name="T1"> </text:span></text:span><text:span text:style-name="apple-style-span"><text:span text:style-name="T2">भूतानि</text:span></text:span><text:span text:style-name="apple-style-span"><text:span text:style-name="T1"> </text:span></text:span><text:span text:style-name="apple-style-span"><text:span text:style-name="T2">निग्रहः</text:span></text:span><text:span text:style-name="apple-style-span"><text:span text:style-name="T1"> </text:span></text:span><text:span text:style-name="apple-style-span"><text:span text:style-name="T2">किं</text:span></text:span><text:span text:style-name="apple-style-span"><text:span text:style-name="T1"> </text:span></text:span><text:span text:style-name="apple-style-span"><text:span text:style-name="T2">करिष्यति</text:span></text:span><text:span text:style-name="T1"><text:line-break/></text:span><text:span text:style-name="apple-style-span"><text:span text:style-name="T1"> </text:span></text:span><text:span text:style-name="apple-style-span"><text:span text:style-name="T3">34</text:span></text:span><text:span text:style-name="apple-converted-space"><text:span text:style-name="T1"> </text:span></text:span><text:span text:style-name="apple-style-span"><text:span text:style-name="T2">इन्थ्रियस्येन्थ्रियस्यार्दे</text:span></text:span><text:span text:style-name="apple-style-span"><text:span text:style-name="T1"> </text:span></text:span><text:span text:style-name="apple-style-span"><text:span text:style-name="T2">रागथ्वेषौ</text:span></text:span><text:span text:style-name="apple-style-span"><text:span text:style-name="T1"> </text:span></text:span><text:span text:style-name="apple-style-span"><text:span text:style-name="T2">वयवस्दितौ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यॊर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वशम</text:span></text:span><text:span text:style-name="apple-style-span"><text:span text:style-name="T1"> </text:span></text:span><text:span text:style-name="apple-style-span"><text:span text:style-name="T2">आगच्छेत</text:span></text:span><text:span text:style-name="apple-style-span"><text:span text:style-name="T1"> </text:span></text:span><text:span text:style-name="apple-style-span"><text:span text:style-name="T2">तौ</text:span></text:span><text:span text:style-name="apple-style-span"><text:span text:style-name="T1"> </text:span></text:span><text:span text:style-name="apple-style-span"><text:span text:style-name="T2">हय</text:span></text:span><text:span text:style-name="apple-style-span"><text:span text:style-name="T1"> </text:span></text:span><text:span text:style-name="apple-style-span"><text:span text:style-name="T2">अस्य</text:span></text:span><text:span text:style-name="apple-style-span"><text:span text:style-name="T1"> </text:span></text:span><text:span text:style-name="apple-style-span"><text:span text:style-name="T2">परिपन्दिनौ</text:span></text:span><text:span text:style-name="T1"><text:line-break/></text:span><text:span text:style-name="apple-style-span"><text:span text:style-name="T1"> </text:span></text:span><text:span text:style-name="apple-style-span"><text:span text:style-name="T3">35</text:span></text:span><text:span text:style-name="apple-converted-space"><text:span text:style-name="T1"> </text:span></text:span><text:span text:style-name="apple-style-span"><text:span text:style-name="T2">शरेयान</text:span></text:span><text:span text:style-name="apple-style-span"><text:span text:style-name="T1"> </text:span></text:span><text:span text:style-name="apple-style-span"><text:span text:style-name="T2">सवधर्मॊ</text:span></text:span><text:span text:style-name="apple-style-span"><text:span text:style-name="T1"> </text:span></text:span><text:span text:style-name="apple-style-span"><text:span text:style-name="T2">विगुणः</text:span></text:span><text:span text:style-name="apple-style-span"><text:span text:style-name="T1"> </text:span></text:span><text:span text:style-name="apple-style-span"><text:span text:style-name="T2">परधर्मात</text:span></text:span><text:span text:style-name="apple-style-span"><text:span text:style-name="T1"> </text:span></text:span><text:span text:style-name="apple-style-span"><text:span text:style-name="T2">सवनुष्ठिता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वधर्मे</text:span></text:span><text:span text:style-name="apple-style-span"><text:span text:style-name="T1"> </text:span></text:span><text:span text:style-name="apple-style-span"><text:span text:style-name="T2">निधनं</text:span></text:span><text:span text:style-name="apple-style-span"><text:span text:style-name="T1"> </text:span></text:span><text:span text:style-name="apple-style-span"><text:span text:style-name="T2">शरेयः</text:span></text:span><text:span text:style-name="apple-style-span"><text:span text:style-name="T1"> </text:span></text:span><text:span text:style-name="apple-style-span"><text:span text:style-name="T2">परधर्मॊ</text:span></text:span><text:span text:style-name="apple-style-span"><text:span text:style-name="T1"> </text:span></text:span><text:span text:style-name="apple-style-span"><text:span text:style-name="T2">भयावहः</text:span></text:span><text:span text:style-name="T1"><text:line-break/></text:span><text:span text:style-name="apple-style-span"><text:span text:style-name="T1"> </text:span></text:span><text:span text:style-name="apple-style-span"><text:span text:style-name="T3">36</text:span></text:span><text:span text:style-name="apple-converted-space"><text:span text:style-name="T1"> </text:span></text:span><text:span text:style-name="apple-style-span"><text:span text:style-name="T2">अर्जु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द</text:span></text:span><text:span text:style-name="apple-style-span"><text:span text:style-name="T1"> </text:span></text:span><text:span text:style-name="apple-style-span"><text:span text:style-name="T2">केन</text:span></text:span><text:span text:style-name="apple-style-span"><text:span text:style-name="T1"> </text:span></text:span><text:span text:style-name="apple-style-span"><text:span text:style-name="T2">परयुक्तॊ</text:span></text:span><text:span text:style-name="apple-style-span"><text:span text:style-name="T1"> </text:span></text:span><text:span text:style-name="apple-style-span"><text:span text:style-name="T2">ऽयं</text:span></text:span><text:span text:style-name="apple-style-span"><text:span text:style-name="T1"> </text:span></text:span><text:span text:style-name="apple-style-span"><text:span text:style-name="T2">पापं</text:span></text:span><text:span text:style-name="apple-style-span"><text:span text:style-name="T1"> </text:span></text:span><text:span text:style-name="apple-style-span"><text:span text:style-name="T2">चरति</text:span></text:span><text:span text:style-name="apple-style-span"><text:span text:style-name="T1"> </text:span></text:span><text:span text:style-name="apple-style-span"><text:span text:style-name="T2">पूरुष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निच्छन्न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वार्ष्णेय</text:span></text:span><text:span text:style-name="apple-style-span"><text:span text:style-name="T1"> </text:span></text:span><text:span text:style-name="apple-style-span"><text:span text:style-name="T2">बलाथ</text:span></text:span><text:span text:style-name="apple-style-span"><text:span text:style-name="T1"> </text:span></text:span><text:span text:style-name="apple-style-span"><text:span text:style-name="T2">इव</text:span></text:span><text:span text:style-name="apple-style-span"><text:span text:style-name="T1"> </text:span></text:span><text:span text:style-name="apple-style-span"><text:span text:style-name="T2">नियॊजितः</text:span></text:span><text:span text:style-name="T1"><text:line-break/></text:span><text:span text:style-name="apple-style-span"><text:span text:style-name="T1"> </text:span></text:span><text:span text:style-name="apple-style-span"><text:span text:style-name="T3">37</text:span></text:span><text:span text:style-name="apple-converted-space"><text:span text:style-name="T1"> </text:span></text:span><text:span text:style-name="apple-style-span"><text:span text:style-name="T2">शरीभगवा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ाम</text:span></text:span><text:span text:style-name="apple-style-span"><text:span text:style-name="T1"> </text:span></text:span><text:span text:style-name="apple-style-span"><text:span text:style-name="T2">एष</text:span></text:span><text:span text:style-name="apple-style-span"><text:span text:style-name="T1"> </text:span></text:span><text:span text:style-name="apple-style-span"><text:span text:style-name="T2">करॊध</text:span></text:span><text:span text:style-name="apple-style-span"><text:span text:style-name="T1"> </text:span></text:span><text:span text:style-name="apple-style-span"><text:span text:style-name="T2">एष</text:span></text:span><text:span text:style-name="apple-style-span"><text:span text:style-name="T1"> </text:span></text:span><text:span text:style-name="apple-style-span"><text:span text:style-name="T2">रजॊगुणसमुथ्भव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हाशनॊ</text:span></text:span><text:span text:style-name="apple-style-span"><text:span text:style-name="T1"> </text:span></text:span><text:span text:style-name="apple-style-span"><text:span text:style-name="T2">महापाप्मा</text:span></text:span><text:span text:style-name="apple-style-span"><text:span text:style-name="T1"> </text:span></text:span><text:span text:style-name="apple-style-span"><text:span text:style-name="T2">विथ्ध्य</text:span></text:span><text:span text:style-name="apple-style-span"><text:span text:style-name="T1"> </text:span></text:span><text:span text:style-name="apple-style-span"><text:span text:style-name="T2">एनम</text:span></text:span><text:span text:style-name="apple-style-span"><text:span text:style-name="T1"> </text:span></text:span><text:span text:style-name="apple-style-span"><text:span text:style-name="T2">इह</text:span></text:span><text:span text:style-name="apple-style-span"><text:span text:style-name="T1"> </text:span></text:span><text:span text:style-name="apple-style-span"><text:span text:style-name="T2">वैरिणम</text:span></text:span><text:span text:style-name="T1"><text:line-break/></text:span><text:span text:style-name="apple-style-span"><text:span text:style-name="T1"> </text:span></text:span><text:span text:style-name="apple-style-span"><text:span text:style-name="T3">38</text:span></text:span><text:span text:style-name="apple-converted-space"><text:span text:style-name="T1"> </text:span></text:span><text:span text:style-name="apple-style-span"><text:span text:style-name="T2">धूमेनाव्रियते</text:span></text:span><text:span text:style-name="apple-style-span"><text:span text:style-name="T1"> </text:span></text:span><text:span text:style-name="apple-style-span"><text:span text:style-name="T2">वह्निर</text:span></text:span><text:span text:style-name="apple-style-span"><text:span text:style-name="T1"> </text:span></text:span><text:span text:style-name="apple-style-span"><text:span text:style-name="T2">यदाथर्शॊ</text:span></text:span><text:span text:style-name="apple-style-span"><text:span text:style-name="T1"> </text:span></text:span><text:span text:style-name="apple-style-span"><text:span text:style-name="T2">मलेन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दॊल्बेनावृतॊ</text:span></text:span><text:span text:style-name="apple-style-span"><text:span text:style-name="T1"> </text:span></text:span><text:span text:style-name="apple-style-span"><text:span text:style-name="T2">गर्भस</text:span></text:span><text:span text:style-name="apple-style-span"><text:span text:style-name="T1"> </text:span></text:span><text:span text:style-name="apple-style-span"><text:span text:style-name="T2">तदा</text:span></text:span><text:span text:style-name="apple-style-span"><text:span text:style-name="T1"> </text:span></text:span><text:span text:style-name="apple-style-span"><text:span text:style-name="T2">तेनेथम</text:span></text:span><text:span text:style-name="apple-style-span"><text:span text:style-name="T1"> </text:span></text:span><text:span text:style-name="apple-style-span"><text:span text:style-name="T2">आवृतम</text:span></text:span><text:span text:style-name="T1"><text:line-break/></text:span><text:span text:style-name="apple-style-span"><text:span text:style-name="T1"> </text:span></text:span><text:span text:style-name="apple-style-span"><text:span text:style-name="T3">39</text:span></text:span><text:span text:style-name="apple-converted-space"><text:span text:style-name="T1"> </text:span></text:span><text:span text:style-name="apple-style-span"><text:span text:style-name="T2">आवृतं</text:span></text:span><text:span text:style-name="apple-style-span"><text:span text:style-name="T1"> </text:span></text:span><text:span text:style-name="apple-style-span"><text:span text:style-name="T2">जञानम</text:span></text:span><text:span text:style-name="apple-style-span"><text:span text:style-name="T1"> </text:span></text:span><text:span text:style-name="apple-style-span"><text:span text:style-name="T2">एतेन</text:span></text:span><text:span text:style-name="apple-style-span"><text:span text:style-name="T1"> </text:span></text:span><text:span text:style-name="apple-style-span"><text:span text:style-name="T2">जञानिनॊ</text:span></text:span><text:span text:style-name="apple-style-span"><text:span text:style-name="T1"> </text:span></text:span><text:span text:style-name="apple-style-span"><text:span text:style-name="T2">नित्यवैरिणा</text:span></text:span><text:span text:style-name="T1"><text:line-break/></text:span><text:soft-page-break/><text:span text:style-name="apple-style-span"><text:span text:style-name="T1">     </text:span></text:span><text:span text:style-name="apple-style-span"><text:span text:style-name="T2">कामरूपेण</text:span></text:span><text:span text:style-name="apple-style-span"><text:span text:style-name="T1"> </text:span></text:span><text:span text:style-name="apple-style-span"><text:span text:style-name="T2">कौन्तेय</text:span></text:span><text:span text:style-name="apple-style-span"><text:span text:style-name="T1"> </text:span></text:span><text:span text:style-name="apple-style-span"><text:span text:style-name="T2">थुष्पूरेणानलेन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</text:span></text:span><text:span text:style-name="apple-style-span"><text:span text:style-name="T3">40</text:span></text:span><text:span text:style-name="apple-converted-space"><text:span text:style-name="T1"> </text:span></text:span><text:span text:style-name="apple-style-span"><text:span text:style-name="T2">इन्थ्रियाणि</text:span></text:span><text:span text:style-name="apple-style-span"><text:span text:style-name="T1"> </text:span></text:span><text:span text:style-name="apple-style-span"><text:span text:style-name="T2">मनॊ</text:span></text:span><text:span text:style-name="apple-style-span"><text:span text:style-name="T1"> </text:span></text:span><text:span text:style-name="apple-style-span"><text:span text:style-name="T2">बुथ्धिर</text:span></text:span><text:span text:style-name="apple-style-span"><text:span text:style-name="T1"> </text:span></text:span><text:span text:style-name="apple-style-span"><text:span text:style-name="T2">अस्याधिष्ठानम</text:span></text:span><text:span text:style-name="apple-style-span"><text:span text:style-name="T1"> </text:span></text:span><text:span text:style-name="apple-style-span"><text:span text:style-name="T2">उच्य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एतैर</text:span></text:span><text:span text:style-name="apple-style-span"><text:span text:style-name="T1"> </text:span></text:span><text:span text:style-name="apple-style-span"><text:span text:style-name="T2">विमॊहयत्य</text:span></text:span><text:span text:style-name="apple-style-span"><text:span text:style-name="T1"> </text:span></text:span><text:span text:style-name="apple-style-span"><text:span text:style-name="T2">एष</text:span></text:span><text:span text:style-name="apple-style-span"><text:span text:style-name="T1"> </text:span></text:span><text:span text:style-name="apple-style-span"><text:span text:style-name="T2">जञानम</text:span></text:span><text:span text:style-name="apple-style-span"><text:span text:style-name="T1"> </text:span></text:span><text:span text:style-name="apple-style-span"><text:span text:style-name="T2">आवृत्य</text:span></text:span><text:span text:style-name="apple-style-span"><text:span text:style-name="T1"> </text:span></text:span><text:span text:style-name="apple-style-span"><text:span text:style-name="T2">थेहिनम</text:span></text:span><text:span text:style-name="T1"><text:line-break/></text:span><text:span text:style-name="apple-style-span"><text:span text:style-name="T1"> </text:span></text:span><text:span text:style-name="apple-style-span"><text:span text:style-name="T3">41</text:span></text:span><text:span text:style-name="apple-converted-space"><text:span text:style-name="T1"> </text:span></text:span><text:span text:style-name="apple-style-span"><text:span text:style-name="T2">तस्मात</text:span></text:span><text:span text:style-name="apple-style-span"><text:span text:style-name="T1"> </text:span></text:span><text:span text:style-name="apple-style-span"><text:span text:style-name="T2">तवम</text:span></text:span><text:span text:style-name="apple-style-span"><text:span text:style-name="T1"> </text:span></text:span><text:span text:style-name="apple-style-span"><text:span text:style-name="T2">इन्थ्रियाण्य</text:span></text:span><text:span text:style-name="apple-style-span"><text:span text:style-name="T1"> </text:span></text:span><text:span text:style-name="apple-style-span"><text:span text:style-name="T2">आथौ</text:span></text:span><text:span text:style-name="apple-style-span"><text:span text:style-name="T1"> </text:span></text:span><text:span text:style-name="apple-style-span"><text:span text:style-name="T2">नियम्य</text:span></text:span><text:span text:style-name="apple-style-span"><text:span text:style-name="T1"> </text:span></text:span><text:span text:style-name="apple-style-span"><text:span text:style-name="T2">भरतर्षभ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ाप्मानं</text:span></text:span><text:span text:style-name="apple-style-span"><text:span text:style-name="T1"> </text:span></text:span><text:span text:style-name="apple-style-span"><text:span text:style-name="T2">परजहि</text:span></text:span><text:span text:style-name="apple-style-span"><text:span text:style-name="T1"> </text:span></text:span><text:span text:style-name="apple-style-span"><text:span text:style-name="T2">हय</text:span></text:span><text:span text:style-name="apple-style-span"><text:span text:style-name="T1"> </text:span></text:span><text:span text:style-name="apple-style-span"><text:span text:style-name="T2">एनं</text:span></text:span><text:span text:style-name="apple-style-span"><text:span text:style-name="T1"> </text:span></text:span><text:span text:style-name="apple-style-span"><text:span text:style-name="T2">जञानविज्ञाननाशनम</text:span></text:span><text:span text:style-name="T1"><text:line-break/></text:span><text:span text:style-name="apple-style-span"><text:span text:style-name="T1"> </text:span></text:span><text:span text:style-name="apple-style-span"><text:span text:style-name="T3">42</text:span></text:span><text:span text:style-name="apple-converted-space"><text:span text:style-name="T1"> </text:span></text:span><text:span text:style-name="apple-style-span"><text:span text:style-name="T2">इन्थ्रियाणि</text:span></text:span><text:span text:style-name="apple-style-span"><text:span text:style-name="T1"> </text:span></text:span><text:span text:style-name="apple-style-span"><text:span text:style-name="T2">पराण्य</text:span></text:span><text:span text:style-name="apple-style-span"><text:span text:style-name="T1"> </text:span></text:span><text:span text:style-name="apple-style-span"><text:span text:style-name="T2">आहुर</text:span></text:span><text:span text:style-name="apple-style-span"><text:span text:style-name="T1"> </text:span></text:span><text:span text:style-name="apple-style-span"><text:span text:style-name="T2">इन्थ्रियेभ्यः</text:span></text:span><text:span text:style-name="apple-style-span"><text:span text:style-name="T1"> </text:span></text:span><text:span text:style-name="apple-style-span"><text:span text:style-name="T2">परं</text:span></text:span><text:span text:style-name="apple-style-span"><text:span text:style-name="T1"> </text:span></text:span><text:span text:style-name="apple-style-span"><text:span text:style-name="T2">मन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नसस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परा</text:span></text:span><text:span text:style-name="apple-style-span"><text:span text:style-name="T1"> </text:span></text:span><text:span text:style-name="apple-style-span"><text:span text:style-name="T2">बुथ्धिर</text:span></text:span><text:span text:style-name="apple-style-span"><text:span text:style-name="T1"> 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बुथ्धेः</text:span></text:span><text:span text:style-name="apple-style-span"><text:span text:style-name="T1"> </text:span></text:span><text:span text:style-name="apple-style-span"><text:span text:style-name="T2">परतस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सः</text:span></text:span><text:span text:style-name="T1"><text:line-break/></text:span><text:span text:style-name="apple-style-span"><text:span text:style-name="T1"> </text:span></text:span><text:span text:style-name="apple-style-span"><text:span text:style-name="T3">43</text:span></text:span><text:span text:style-name="apple-converted-space"><text:span text:style-name="T1"> </text:span></text:span><text:span text:style-name="apple-style-span"><text:span text:style-name="T2">एवं</text:span></text:span><text:span text:style-name="apple-style-span"><text:span text:style-name="T1"> </text:span></text:span><text:span text:style-name="apple-style-span"><text:span text:style-name="T2">बुथ्धेः</text:span></text:span><text:span text:style-name="apple-style-span"><text:span text:style-name="T1"> </text:span></text:span><text:span text:style-name="apple-style-span"><text:span text:style-name="T2">परं</text:span></text:span><text:span text:style-name="apple-style-span"><text:span text:style-name="T1"> </text:span></text:span><text:span text:style-name="apple-style-span"><text:span text:style-name="T2">बुथ्ध्वा</text:span></text:span><text:span text:style-name="apple-style-span"><text:span text:style-name="T1"> </text:span></text:span><text:span text:style-name="apple-style-span"><text:span text:style-name="T2">संस्तभ्यात्मानम</text:span></text:span><text:span text:style-name="apple-style-span"><text:span text:style-name="T1"> </text:span></text:span><text:span text:style-name="apple-style-span"><text:span text:style-name="T2">आत्मन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जहि</text:span></text:span><text:span text:style-name="apple-style-span"><text:span text:style-name="T1"> </text:span></text:span><text:span text:style-name="apple-style-span"><text:span text:style-name="T2">शत्रुं</text:span></text:span><text:span text:style-name="apple-style-span"><text:span text:style-name="T1"> </text:span></text:span><text:span text:style-name="apple-style-span"><text:span text:style-name="T2">महाबाहॊ</text:span></text:span><text:span text:style-name="apple-style-span"><text:span text:style-name="T1"> </text:span></text:span><text:span text:style-name="apple-style-span"><text:span text:style-name="T2">कामरूपं</text:span></text:span><text:span text:style-name="apple-style-span"><text:span text:style-name="T1"> </text:span></text:span><text:span text:style-name="apple-style-span"><text:span text:style-name="T2">थुरासथम</text:span></text:span></text:p>
      <text:p text:style-name="Standard"><text:span text:style-name="apple-style-span"><text:span text:style-name="T2"/></text:span></text:p>
      <text:p text:style-name="Standard"><text:span text:style-name="apple-style-span"><text:span text:style-name="T2">शरीभगवा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इमं</text:span></text:span><text:span text:style-name="apple-style-span"><text:span text:style-name="T1"> </text:span></text:span><text:span text:style-name="apple-style-span"><text:span text:style-name="T2">विवस्वते</text:span></text:span><text:span text:style-name="apple-style-span"><text:span text:style-name="T1"> </text:span></text:span><text:span text:style-name="apple-style-span"><text:span text:style-name="T2">यॊगं</text:span></text:span><text:span text:style-name="apple-style-span"><text:span text:style-name="T1"> </text:span></text:span><text:span text:style-name="apple-style-span"><text:span text:style-name="T2">परॊक्तवान</text:span></text:span><text:span text:style-name="apple-style-span"><text:span text:style-name="T1"> </text:span></text:span><text:span text:style-name="apple-style-span"><text:span text:style-name="T2">अहम</text:span></text:span><text:span text:style-name="apple-style-span"><text:span text:style-name="T1"> </text:span></text:span><text:span text:style-name="apple-style-span"><text:span text:style-name="T2">अव्यय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विवस्वान</text:span></text:span><text:span text:style-name="apple-style-span"><text:span text:style-name="T1"> </text:span></text:span><text:span text:style-name="apple-style-span"><text:span text:style-name="T2">मनवे</text:span></text:span><text:span text:style-name="apple-style-span"><text:span text:style-name="T1"> </text:span></text:span><text:span text:style-name="apple-style-span"><text:span text:style-name="T2">पराह</text:span></text:span><text:span text:style-name="apple-style-span"><text:span text:style-name="T1"> </text:span></text:span><text:span text:style-name="apple-style-span"><text:span text:style-name="T2">मनुर</text:span></text:span><text:span text:style-name="apple-style-span"><text:span text:style-name="T1"> </text:span></text:span><text:span text:style-name="apple-style-span"><text:span text:style-name="T2">इक्ष्वाकवे</text:span></text:span><text:span text:style-name="apple-style-span"><text:span text:style-name="T1"> </text:span></text:span><text:span text:style-name="apple-style-span"><text:span text:style-name="T2">ऽबरवीत</text:span></text:span><text:span text:style-name="T1"><text:line-break/></text:span><text:span text:style-name="apple-style-span"><text:span text:style-name="T1">  </text:span></text:span><text:span text:style-name="apple-style-span"><text:span text:style-name="T3">2</text:span></text:span><text:span text:style-name="apple-converted-space"><text:span text:style-name="T1"> </text:span></text:span><text:span text:style-name="apple-style-span"><text:span text:style-name="T2">एवं</text:span></text:span><text:span text:style-name="apple-style-span"><text:span text:style-name="T1"> </text:span></text:span><text:span text:style-name="apple-style-span"><text:span text:style-name="T2">परम्पराप्राप्तम</text:span></text:span><text:span text:style-name="apple-style-span"><text:span text:style-name="T1"> </text:span></text:span><text:span text:style-name="apple-style-span"><text:span text:style-name="T2">इमं</text:span></text:span><text:span text:style-name="apple-style-span"><text:span text:style-name="T1"> </text:span></text:span><text:span text:style-name="apple-style-span"><text:span text:style-name="T2">राजर्षयॊ</text:span></text:span><text:span text:style-name="apple-style-span"><text:span text:style-name="T1"> </text:span></text:span><text:span text:style-name="apple-style-span"><text:span text:style-name="T2">विथु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कालेनेह</text:span></text:span><text:span text:style-name="apple-style-span"><text:span text:style-name="T1"> </text:span></text:span><text:span text:style-name="apple-style-span"><text:span text:style-name="T2">महता</text:span></text:span><text:span text:style-name="apple-style-span"><text:span text:style-name="T1"> </text:span></text:span><text:span text:style-name="apple-style-span"><text:span text:style-name="T2">यॊगॊ</text:span></text:span><text:span text:style-name="apple-style-span"><text:span text:style-name="T1"> </text:span></text:span><text:span text:style-name="apple-style-span"><text:span text:style-name="T2">नष्टः</text:span></text:span><text:span text:style-name="apple-style-span"><text:span text:style-name="T1"> </text:span></text:span><text:span text:style-name="apple-style-span"><text:span text:style-name="T2">परंतप</text:span></text:span><text:span text:style-name="T1"><text:line-break/></text:span><text:span text:style-name="apple-style-span"><text:span text:style-name="T1">  </text:span></text:span><text:span text:style-name="apple-style-span"><text:span text:style-name="T3">3</text:span></text:span><text:span text:style-name="apple-converted-space"><text:span text:style-name="T1"> 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एवायं</text:span></text:span><text:span text:style-name="apple-style-span"><text:span text:style-name="T1"> </text:span></text:span><text:span text:style-name="apple-style-span"><text:span text:style-name="T2">मया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ऽथय</text:span></text:span><text:span text:style-name="apple-style-span"><text:span text:style-name="T1"> </text:span></text:span><text:span text:style-name="apple-style-span"><text:span text:style-name="T2">यॊगः</text:span></text:span><text:span text:style-name="apple-style-span"><text:span text:style-name="T1"> </text:span></text:span><text:span text:style-name="apple-style-span"><text:span text:style-name="T2">परॊक्तः</text:span></text:span><text:span text:style-name="apple-style-span"><text:span text:style-name="T1"> </text:span></text:span><text:span text:style-name="apple-style-span"><text:span text:style-name="T2">पुरातन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भक्तॊ</text:span></text:span><text:span text:style-name="apple-style-span"><text:span text:style-name="T1"> </text:span></text:span><text:span text:style-name="apple-style-span"><text:span text:style-name="T2">ऽसि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सखा</text:span></text:span><text:span text:style-name="apple-style-span"><text:span text:style-name="T1"> </text:span></text:span><text:span text:style-name="apple-style-span"><text:span text:style-name="T2">चेति</text:span></text:span><text:span text:style-name="apple-style-span"><text:span text:style-name="T1"> </text:span></text:span><text:span text:style-name="apple-style-span"><text:span text:style-name="T2">रहस्यं</text:span></text:span><text:span text:style-name="apple-style-span"><text:span text:style-name="T1"> </text:span></text:span><text:span text:style-name="apple-style-span"><text:span text:style-name="T2">हय</text:span></text:span><text:span text:style-name="apple-style-span"><text:span text:style-name="T1"> </text:span></text:span><text:span text:style-name="apple-style-span"><text:span text:style-name="T2">एतथ</text:span></text:span><text:span text:style-name="apple-style-span"><text:span text:style-name="T1"> </text:span></text:span><text:span text:style-name="apple-style-span"><text:span text:style-name="T2">उत्तमम</text:span></text:span><text:span text:style-name="T1"><text:line-break/></text:span><text:span text:style-name="apple-style-span"><text:span text:style-name="T1">  </text:span></text:span><text:span text:style-name="apple-style-span"><text:span text:style-name="T3">4</text:span></text:span><text:span text:style-name="apple-converted-space"><text:span text:style-name="T1"> </text:span></text:span><text:span text:style-name="apple-style-span"><text:span text:style-name="T2">अर्जु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अपरं</text:span></text:span><text:span text:style-name="apple-style-span"><text:span text:style-name="T1"> </text:span></text:span><text:span text:style-name="apple-style-span"><text:span text:style-name="T2">भवतॊ</text:span></text:span><text:span text:style-name="apple-style-span"><text:span text:style-name="T1"> </text:span></text:span><text:span text:style-name="apple-style-span"><text:span text:style-name="T2">जन्म</text:span></text:span><text:span text:style-name="apple-style-span"><text:span text:style-name="T1"> </text:span></text:span><text:span text:style-name="apple-style-span"><text:span text:style-name="T2">परं</text:span></text:span><text:span text:style-name="apple-style-span"><text:span text:style-name="T1"> </text:span></text:span><text:span text:style-name="apple-style-span"><text:span text:style-name="T2">जन्म</text:span></text:span><text:span text:style-name="apple-style-span"><text:span text:style-name="T1"> </text:span></text:span><text:span text:style-name="apple-style-span"><text:span text:style-name="T2">विवस्वत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कदम</text:span></text:span><text:span text:style-name="apple-style-span"><text:span text:style-name="T1"> </text:span></text:span><text:span text:style-name="apple-style-span"><text:span text:style-name="T2">एतथ</text:span></text:span><text:span text:style-name="apple-style-span"><text:span text:style-name="T1"> </text:span></text:span><text:span text:style-name="apple-style-span"><text:span text:style-name="T2">विजानीयां</text:span></text:span><text:span text:style-name="apple-style-span"><text:span text:style-name="T1"> </text:span></text:span><text:span text:style-name="apple-style-span"><text:span text:style-name="T2">तवम</text:span></text:span><text:span text:style-name="apple-style-span"><text:span text:style-name="T1"> </text:span></text:span><text:span text:style-name="apple-style-span"><text:span text:style-name="T2">आथौ</text:span></text:span><text:span text:style-name="apple-style-span"><text:span text:style-name="T1"> </text:span></text:span><text:span text:style-name="apple-style-span"><text:span text:style-name="T2">परॊक्तवान</text:span></text:span><text:span text:style-name="apple-style-span"><text:span text:style-name="T1"> </text:span></text:span><text:span text:style-name="apple-style-span"><text:span text:style-name="T2">इति</text:span></text:span><text:span text:style-name="T1"><text:line-break/></text:span><text:span text:style-name="apple-style-span"><text:span text:style-name="T1">  </text:span></text:span><text:span text:style-name="apple-style-span"><text:span text:style-name="T3">5</text:span></text:span><text:span text:style-name="apple-converted-space"><text:span text:style-name="T1"> </text:span></text:span><text:span text:style-name="apple-style-span"><text:span text:style-name="T2">शरीभगवा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बहूनि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वयतीतानि</text:span></text:span><text:span text:style-name="apple-style-span"><text:span text:style-name="T1"> </text:span></text:span><text:span text:style-name="apple-style-span"><text:span text:style-name="T2">जन्मानि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चार्जुन</text:span></text:span><text:span text:style-name="T1"><text:line-break/></text:span><text:span text:style-name="apple-style-span"><text:span text:style-name="T1">      </text:span></text:span><text:span text:style-name="apple-style-span"><text:span text:style-name="T2">तान्य</text:span></text:span><text:span text:style-name="apple-style-span"><text:span text:style-name="T1"> 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वेथ</text:span></text:span><text:span text:style-name="apple-style-span"><text:span text:style-name="T1"> </text:span></text:span><text:span text:style-name="apple-style-span"><text:span text:style-name="T2">सर्वाणि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तवं</text:span></text:span><text:span text:style-name="apple-style-span"><text:span text:style-name="T1"> </text:span></text:span><text:span text:style-name="apple-style-span"><text:span text:style-name="T2">वेत्द</text:span></text:span><text:span text:style-name="apple-style-span"><text:span text:style-name="T1"> </text:span></text:span><text:span text:style-name="apple-style-span"><text:span text:style-name="T2">परंतप</text:span></text:span><text:span text:style-name="T1"><text:line-break/></text:span><text:span text:style-name="apple-style-span"><text:span text:style-name="T1">  </text:span></text:span><text:span text:style-name="apple-style-span"><text:span text:style-name="T3">6</text:span></text:span><text:span text:style-name="apple-converted-space"><text:span text:style-name="T1"> </text:span></text:span><text:span text:style-name="apple-style-span"><text:span text:style-name="T2">अजॊ</text:span></text:span><text:span text:style-name="apple-style-span"><text:span text:style-name="T1"> </text:span></text:span><text:span text:style-name="apple-style-span"><text:span text:style-name="T2">ऽपि</text:span></text:span><text:span text:style-name="apple-style-span"><text:span text:style-name="T1"> </text:span></text:span><text:span text:style-name="apple-style-span"><text:span text:style-name="T2">सन्न</text:span></text:span><text:span text:style-name="apple-style-span"><text:span text:style-name="T1"> </text:span></text:span><text:span text:style-name="apple-style-span"><text:span text:style-name="T2">अव्ययात्मा</text:span></text:span><text:span text:style-name="apple-style-span"><text:span text:style-name="T1"> </text:span></text:span><text:span text:style-name="apple-style-span"><text:span text:style-name="T2">भूतानाम</text:span></text:span><text:span text:style-name="apple-style-span"><text:span text:style-name="T1"> </text:span></text:span><text:span text:style-name="apple-style-span"><text:span text:style-name="T2">ईश्वरॊ</text:span></text:span><text:span text:style-name="apple-style-span"><text:span text:style-name="T1"> </text:span></text:span><text:span text:style-name="apple-style-span"><text:span text:style-name="T2">ऽपि</text:span></text:span><text:span text:style-name="apple-style-span"><text:span text:style-name="T1"> </text:span></text:span><text:span text:style-name="apple-style-span"><text:span text:style-name="T2">सन</text:span></text:span><text:span text:style-name="T1"><text:line-break/></text:span><text:span text:style-name="apple-style-span"><text:span text:style-name="T1">      </text:span></text:span><text:span text:style-name="apple-style-span"><text:span text:style-name="T2">परकृतिं</text:span></text:span><text:span text:style-name="apple-style-span"><text:span text:style-name="T1"> </text:span></text:span><text:span text:style-name="apple-style-span"><text:span text:style-name="T2">सवाम</text:span></text:span><text:span text:style-name="apple-style-span"><text:span text:style-name="T1"> </text:span></text:span><text:span text:style-name="apple-style-span"><text:span text:style-name="T2">अधिष्ठाय</text:span></text:span><text:span text:style-name="apple-style-span"><text:span text:style-name="T1"> </text:span></text:span><text:span text:style-name="apple-style-span"><text:span text:style-name="T2">संभवाम्य</text:span></text:span><text:span text:style-name="apple-style-span"><text:span text:style-name="T1"> </text:span></text:span><text:span text:style-name="apple-style-span"><text:span text:style-name="T2">आत्ममायया</text:span></text:span><text:span text:style-name="T1"><text:line-break/></text:span><text:span text:style-name="apple-style-span"><text:span text:style-name="T1">  </text:span></text:span><text:span text:style-name="apple-style-span"><text:span text:style-name="T3">7</text:span></text:span><text:span text:style-name="apple-converted-space"><text:span text:style-name="T1"> </text:span></text:span><text:span text:style-name="apple-style-span"><text:span text:style-name="T2">यथा</text:span></text:span><text:span text:style-name="apple-style-span"><text:span text:style-name="T1"> </text:span></text:span><text:span text:style-name="apple-style-span"><text:span text:style-name="T2">यथा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धर्मस्य</text:span></text:span><text:span text:style-name="apple-style-span"><text:span text:style-name="T1"> </text:span></text:span><text:span text:style-name="apple-style-span"><text:span text:style-name="T2">गलानिर</text:span></text:span><text:span text:style-name="apple-style-span"><text:span text:style-name="T1"> </text:span></text:span><text:span text:style-name="apple-style-span"><text:span text:style-name="T2">भवति</text:span></text:span><text:span text:style-name="apple-style-span"><text:span text:style-name="T1"> </text:span></text:span><text:span text:style-name="apple-style-span"><text:span text:style-name="T2">भारत</text:span></text:span><text:span text:style-name="T1"><text:line-break/></text:span><text:span text:style-name="apple-style-span"><text:span text:style-name="T1">      </text:span></text:span><text:span text:style-name="apple-style-span"><text:span text:style-name="T2">अभ्युत्दानम</text:span></text:span><text:span text:style-name="apple-style-span"><text:span text:style-name="T1"> </text:span></text:span><text:span text:style-name="apple-style-span"><text:span text:style-name="T2">अधर्मस्य</text:span></text:span><text:span text:style-name="apple-style-span"><text:span text:style-name="T1"> </text:span></text:span><text:span text:style-name="apple-style-span"><text:span text:style-name="T2">तथात्मानं</text:span></text:span><text:span text:style-name="apple-style-span"><text:span text:style-name="T1"> </text:span></text:span><text:span text:style-name="apple-style-span"><text:span text:style-name="T2">सृजाम्य</text:span></text:span><text:span text:style-name="apple-style-span"><text:span text:style-name="T1"> </text:span></text:span><text:span text:style-name="apple-style-span"><text:span text:style-name="T2">अहम</text:span></text:span><text:span text:style-name="T1"><text:line-break/></text:span><text:span text:style-name="apple-style-span"><text:span text:style-name="T1">  </text:span></text:span><text:span text:style-name="apple-style-span"><text:span text:style-name="T3">8</text:span></text:span><text:span text:style-name="apple-converted-space"><text:span text:style-name="T1"> </text:span></text:span><text:span text:style-name="apple-style-span"><text:span text:style-name="T2">परित्राणाय</text:span></text:span><text:span text:style-name="apple-style-span"><text:span text:style-name="T1"> </text:span></text:span><text:span text:style-name="apple-style-span"><text:span text:style-name="T2">साधूनां</text:span></text:span><text:span text:style-name="apple-style-span"><text:span text:style-name="T1"> </text:span></text:span><text:span text:style-name="apple-style-span"><text:span text:style-name="T2">विनाशाय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थुष्कृता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धर्मसंस्दापनार्दाय</text:span></text:span><text:span text:style-name="apple-style-span"><text:span text:style-name="T1"> </text:span></text:span><text:span text:style-name="apple-style-span"><text:span text:style-name="T2">संभवामि</text:span></text:span><text:span text:style-name="apple-style-span"><text:span text:style-name="T1"> </text:span></text:span><text:span text:style-name="apple-style-span"><text:span text:style-name="T2">युगे</text:span></text:span><text:span text:style-name="apple-style-span"><text:span text:style-name="T1"> </text:span></text:span><text:span text:style-name="apple-style-span"><text:span text:style-name="T2">युगे</text:span></text:span><text:span text:style-name="T1"><text:line-break/></text:span><text:span text:style-name="apple-style-span"><text:span text:style-name="T1">  </text:span></text:span><text:span text:style-name="apple-style-span"><text:span text:style-name="T3">9</text:span></text:span><text:span text:style-name="apple-converted-space"><text:span text:style-name="T1"> </text:span></text:span><text:span text:style-name="apple-style-span"><text:span text:style-name="T2">जन्म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थिव्यम</text:span></text:span><text:span text:style-name="apple-style-span"><text:span text:style-name="T1"> </text:span></text:span><text:span text:style-name="apple-style-span"><text:span text:style-name="T2">एवं</text:span></text:span><text:span text:style-name="apple-style-span"><text:span text:style-name="T1"> 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वेत्ति</text:span></text:span><text:span text:style-name="apple-style-span"><text:span text:style-name="T1"> </text:span></text:span><text:span text:style-name="apple-style-span"><text:span text:style-name="T2">तत्त्वत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तयक्त्वा</text:span></text:span><text:span text:style-name="apple-style-span"><text:span text:style-name="T1"> </text:span></text:span><text:span text:style-name="apple-style-span"><text:span text:style-name="T2">थेहं</text:span></text:span><text:span text:style-name="apple-style-span"><text:span text:style-name="T1"> </text:span></text:span><text:span text:style-name="apple-style-span"><text:span text:style-name="T2">पुनर्जन्म</text:span></text:span><text:span text:style-name="apple-style-span"><text:span text:style-name="T1"> </text:span></text:span><text:span text:style-name="apple-style-span"><text:span text:style-name="T2">नैति</text:span></text:span><text:span text:style-name="apple-style-span"><text:span text:style-name="T1">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एति</text:span></text:span><text:span text:style-name="apple-style-span"><text:span text:style-name="T1"> </text:span></text:span><text:span text:style-name="apple-style-span"><text:span text:style-name="T2">सॊ</text:span></text:span><text:span text:style-name="apple-style-span"><text:span text:style-name="T1"> </text:span></text:span><text:span text:style-name="apple-style-span"><text:span text:style-name="T2">ऽरजुन</text:span></text:span><text:span text:style-name="T1"><text:line-break/></text:span><text:span text:style-name="apple-style-span"><text:span text:style-name="T1">  </text:span></text:span><text:span text:style-name="apple-style-span"><text:span text:style-name="T3">10</text:span></text:span><text:span text:style-name="apple-converted-space"><text:span text:style-name="T1"> </text:span></text:span><text:span text:style-name="apple-style-span"><text:span text:style-name="T2">वीतरागभयक्रॊधा</text:span></text:span><text:span text:style-name="apple-style-span"><text:span text:style-name="T1"> </text:span></text:span><text:span text:style-name="apple-style-span"><text:span text:style-name="T2">मन्मया</text:span></text:span><text:span text:style-name="apple-style-span"><text:span text:style-name="T1">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उपाश्रित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बहवॊ</text:span></text:span><text:span text:style-name="apple-style-span"><text:span text:style-name="T1"> </text:span></text:span><text:span text:style-name="apple-style-span"><text:span text:style-name="T2">जञानतपसा</text:span></text:span><text:span text:style-name="apple-style-span"><text:span text:style-name="T1"> </text:span></text:span><text:span text:style-name="apple-style-span"><text:span text:style-name="T2">पूता</text:span></text:span><text:span text:style-name="apple-style-span"><text:span text:style-name="T1"> </text:span></text:span><text:span text:style-name="apple-style-span"><text:span text:style-name="T2">मथ्भावम</text:span></text:span><text:span text:style-name="apple-style-span"><text:span text:style-name="T1"> </text:span></text:span><text:span text:style-name="apple-style-span"><text:span text:style-name="T2">आगताः</text:span></text:span><text:span text:style-name="T1"><text:line-break/></text:span><text:span text:style-name="apple-style-span"><text:span text:style-name="T1"> </text:span></text:span><text:span text:style-name="apple-style-span"><text:span text:style-name="T3">11</text:span></text:span><text:span text:style-name="apple-converted-space"><text:span text:style-name="T1"> </text:span></text:span><text:span text:style-name="apple-style-span"><text:span text:style-name="T2">ये</text:span></text:span><text:span text:style-name="apple-style-span"><text:span text:style-name="T1"> </text:span></text:span><text:span text:style-name="apple-style-span"><text:span text:style-name="T2">यदा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परपथ्यन्ते</text:span></text:span><text:span text:style-name="apple-style-span"><text:span text:style-name="T1"> </text:span></text:span><text:span text:style-name="apple-style-span"><text:span text:style-name="T2">तांस</text:span></text:span><text:span text:style-name="apple-style-span"><text:span text:style-name="T1"> </text:span></text:span><text:span text:style-name="apple-style-span"><text:span text:style-name="T2">तदैव</text:span></text:span><text:span text:style-name="apple-style-span"><text:span text:style-name="T1"> </text:span></text:span><text:span text:style-name="apple-style-span"><text:span text:style-name="T2">भजाम्य</text:span></text:span><text:span text:style-name="apple-style-span"><text:span text:style-name="T1"> </text:span></text:span><text:span text:style-name="apple-style-span"><text:span text:style-name="T2">अह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म</text:span></text:span><text:span text:style-name="apple-style-span"><text:span text:style-name="T1"> </text:span></text:span><text:span text:style-name="apple-style-span"><text:span text:style-name="T2">वर्त्मानुवर्तन्ते</text:span></text:span><text:span text:style-name="apple-style-span"><text:span text:style-name="T1"> </text:span></text:span><text:span text:style-name="apple-style-span"><text:span text:style-name="T2">मनुष्याः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सर्वशः</text:span></text:span><text:span text:style-name="T1"><text:line-break/></text:span><text:span text:style-name="apple-style-span"><text:span text:style-name="T1"> </text:span></text:span><text:span text:style-name="apple-style-span"><text:span text:style-name="T3">12</text:span></text:span><text:span text:style-name="apple-converted-space"><text:span text:style-name="T1"> </text:span></text:span><text:span text:style-name="apple-style-span"><text:span text:style-name="T2">काङ्क्षन्तः</text:span></text:span><text:span text:style-name="apple-style-span"><text:span text:style-name="T1"> </text:span></text:span><text:span text:style-name="apple-style-span"><text:span text:style-name="T2">कर्मणां</text:span></text:span><text:span text:style-name="apple-style-span"><text:span text:style-name="T1"> </text:span></text:span><text:span text:style-name="apple-style-span"><text:span text:style-name="T2">सिथ्धिं</text:span></text:span><text:span text:style-name="apple-style-span"><text:span text:style-name="T1"> </text:span></text:span><text:span text:style-name="apple-style-span"><text:span text:style-name="T2">यजन्त</text:span></text:span><text:span text:style-name="apple-style-span"><text:span text:style-name="T1"> </text:span></text:span><text:span text:style-name="apple-style-span"><text:span text:style-name="T2">इह</text:span></text:span><text:span text:style-name="apple-style-span"><text:span text:style-name="T1"> </text:span></text:span><text:span text:style-name="apple-style-span"><text:span text:style-name="T2">थेवताः</text:span></text:span><text:span text:style-name="T1"><text:line-break/></text:span><text:soft-page-break/><text:span text:style-name="apple-style-span"><text:span text:style-name="T1">     </text:span></text:span><text:span text:style-name="apple-style-span"><text:span text:style-name="T2">कषिप्रं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मानुषे</text:span></text:span><text:span text:style-name="apple-style-span"><text:span text:style-name="T1"> </text:span></text:span><text:span text:style-name="apple-style-span"><text:span text:style-name="T2">लॊके</text:span></text:span><text:span text:style-name="apple-style-span"><text:span text:style-name="T1"> </text:span></text:span><text:span text:style-name="apple-style-span"><text:span text:style-name="T2">सिथ्धिर</text:span></text:span><text:span text:style-name="apple-style-span"><text:span text:style-name="T1"> </text:span></text:span><text:span text:style-name="apple-style-span"><text:span text:style-name="T2">भवति</text:span></text:span><text:span text:style-name="apple-style-span"><text:span text:style-name="T1"> </text:span></text:span><text:span text:style-name="apple-style-span"><text:span text:style-name="T2">कर्मजा</text:span></text:span><text:span text:style-name="T1"><text:line-break/></text:span><text:span text:style-name="apple-style-span"><text:span text:style-name="T1"> </text:span></text:span><text:span text:style-name="apple-style-span"><text:span text:style-name="T3">13</text:span></text:span><text:span text:style-name="apple-converted-space"><text:span text:style-name="T1"> </text:span></text:span><text:span text:style-name="apple-style-span"><text:span text:style-name="T2">चातुर्वर्ण्यं</text:span></text:span><text:span text:style-name="apple-style-span"><text:span text:style-name="T1"> </text:span></text:span><text:span text:style-name="apple-style-span"><text:span text:style-name="T2">मया</text:span></text:span><text:span text:style-name="apple-style-span"><text:span text:style-name="T1"> </text:span></text:span><text:span text:style-name="apple-style-span"><text:span text:style-name="T2">सृष्टं</text:span></text:span><text:span text:style-name="apple-style-span"><text:span text:style-name="T1"> </text:span></text:span><text:span text:style-name="apple-style-span"><text:span text:style-name="T2">गुणकर्मविभागश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स्य</text:span></text:span><text:span text:style-name="apple-style-span"><text:span text:style-name="T1"> </text:span></text:span><text:span text:style-name="apple-style-span"><text:span text:style-name="T2">कर्तारम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विथ्ध्य</text:span></text:span><text:span text:style-name="apple-style-span"><text:span text:style-name="T1"> </text:span></text:span><text:span text:style-name="apple-style-span"><text:span text:style-name="T2">अकर्तारम</text:span></text:span><text:span text:style-name="apple-style-span"><text:span text:style-name="T1"> </text:span></text:span><text:span text:style-name="apple-style-span"><text:span text:style-name="T2">अव्ययम</text:span></text:span><text:span text:style-name="T1"><text:line-break/></text:span><text:span text:style-name="apple-style-span"><text:span text:style-name="T1"> </text:span></text:span><text:span text:style-name="apple-style-span"><text:span text:style-name="T3">14</text:span></text:span><text:span text:style-name="apple-converted-space"><text:span text:style-name="T1"> 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कर्माणि</text:span></text:span><text:span text:style-name="apple-style-span"><text:span text:style-name="T1"> </text:span></text:span><text:span text:style-name="apple-style-span"><text:span text:style-name="T2">लिम्पन्ति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कर्मफले</text:span></text:span><text:span text:style-name="apple-style-span"><text:span text:style-name="T1"> </text:span></text:span><text:span text:style-name="apple-style-span"><text:span text:style-name="T2">सपृह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ऽभिजानाति</text:span></text:span><text:span text:style-name="apple-style-span"><text:span text:style-name="T1"> </text:span></text:span><text:span text:style-name="apple-style-span"><text:span text:style-name="T2">कर्मभिर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बध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15</text:span></text:span><text:span text:style-name="apple-converted-space"><text:span text:style-name="T1"> </text:span></text:span><text:span text:style-name="apple-style-span"><text:span text:style-name="T2">एवं</text:span></text:span><text:span text:style-name="apple-style-span"><text:span text:style-name="T1"> </text:span></text:span><text:span text:style-name="apple-style-span"><text:span text:style-name="T2">जञात्वा</text:span></text:span><text:span text:style-name="apple-style-span"><text:span text:style-name="T1"> </text:span></text:span><text:span text:style-name="apple-style-span"><text:span text:style-name="T2">कृतं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पूर्वैर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मुमुक्षुभि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कुरु</text:span></text:span><text:span text:style-name="apple-style-span"><text:span text:style-name="T1"> </text:span></text:span><text:span text:style-name="apple-style-span"><text:span text:style-name="T2">कर्मैव</text:span></text:span><text:span text:style-name="apple-style-span"><text:span text:style-name="T1"> </text:span></text:span><text:span text:style-name="apple-style-span"><text:span text:style-name="T2">तस्मात</text:span></text:span><text:span text:style-name="apple-style-span"><text:span text:style-name="T1"> </text:span></text:span><text:span text:style-name="apple-style-span"><text:span text:style-name="T2">तवं</text:span></text:span><text:span text:style-name="apple-style-span"><text:span text:style-name="T1"> </text:span></text:span><text:span text:style-name="apple-style-span"><text:span text:style-name="T2">पूर्वैः</text:span></text:span><text:span text:style-name="apple-style-span"><text:span text:style-name="T1"> </text:span></text:span><text:span text:style-name="apple-style-span"><text:span text:style-name="T2">पूर्वतरं</text:span></text:span><text:span text:style-name="apple-style-span"><text:span text:style-name="T1"> </text:span></text:span><text:span text:style-name="apple-style-span"><text:span text:style-name="T2">कृतम</text:span></text:span><text:span text:style-name="T1"><text:line-break/></text:span><text:span text:style-name="apple-style-span"><text:span text:style-name="T1"> </text:span></text:span><text:span text:style-name="apple-style-span"><text:span text:style-name="T3">16</text:span></text:span><text:span text:style-name="apple-converted-space"><text:span text:style-name="T1"> </text:span></text:span><text:span text:style-name="apple-style-span"><text:span text:style-name="T2">किं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किमकर्मेति</text:span></text:span><text:span text:style-name="apple-style-span"><text:span text:style-name="T1"> </text:span></text:span><text:span text:style-name="apple-style-span"><text:span text:style-name="T2">कवयॊ</text:span></text:span><text:span text:style-name="apple-style-span"><text:span text:style-name="T1"> </text:span></text:span><text:span text:style-name="apple-style-span"><text:span text:style-name="T2">ऽपय</text:span></text:span><text:span text:style-name="apple-style-span"><text:span text:style-name="T1"> </text:span></text:span><text:span text:style-name="apple-style-span"><text:span text:style-name="T2">अत्र</text:span></text:span><text:span text:style-name="apple-style-span"><text:span text:style-name="T1"> </text:span></text:span><text:span text:style-name="apple-style-span"><text:span text:style-name="T2">मॊहित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परवक्ष्यामि</text:span></text:span><text:span text:style-name="apple-style-span"><text:span text:style-name="T1"> </text:span></text:span><text:span text:style-name="apple-style-span"><text:span text:style-name="T2">यज</text:span></text:span><text:span text:style-name="apple-style-span"><text:span text:style-name="T1"> </text:span></text:span><text:span text:style-name="apple-style-span"><text:span text:style-name="T2">जञात्वा</text:span></text:span><text:span text:style-name="apple-style-span"><text:span text:style-name="T1"> </text:span></text:span><text:span text:style-name="apple-style-span"><text:span text:style-name="T2">मॊक्ष्यसे</text:span></text:span><text:span text:style-name="apple-style-span"><text:span text:style-name="T1"> </text:span></text:span><text:span text:style-name="apple-style-span"><text:span text:style-name="T2">ऽशुभात</text:span></text:span><text:span text:style-name="T1"><text:line-break/></text:span><text:span text:style-name="apple-style-span"><text:span text:style-name="T1"> </text:span></text:span><text:span text:style-name="apple-style-span"><text:span text:style-name="T3">17</text:span></text:span><text:span text:style-name="apple-converted-space"><text:span text:style-name="T1"> </text:span></text:span><text:span text:style-name="apple-style-span"><text:span text:style-name="T2">कर्मणॊ</text:span></text:span><text:span text:style-name="apple-style-span"><text:span text:style-name="T1"> </text:span></text:span><text:span text:style-name="apple-style-span"><text:span text:style-name="T2">हय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बॊथ्धव्यं</text:span></text:span><text:span text:style-name="apple-style-span"><text:span text:style-name="T1"> </text:span></text:span><text:span text:style-name="apple-style-span"><text:span text:style-name="T2">बॊथ्धव्य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विकर्मण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कर्मण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बॊथ्धव्यं</text:span></text:span><text:span text:style-name="apple-style-span"><text:span text:style-name="T1"> </text:span></text:span><text:span text:style-name="apple-style-span"><text:span text:style-name="T2">गहना</text:span></text:span><text:span text:style-name="apple-style-span"><text:span text:style-name="T1"> </text:span></text:span><text:span text:style-name="apple-style-span"><text:span text:style-name="T2">कर्मणॊ</text:span></text:span><text:span text:style-name="apple-style-span"><text:span text:style-name="T1"> </text:span></text:span><text:span text:style-name="apple-style-span"><text:span text:style-name="T2">गतिः</text:span></text:span><text:span text:style-name="T1"><text:line-break/></text:span><text:span text:style-name="apple-style-span"><text:span text:style-name="T1"> </text:span></text:span><text:span text:style-name="apple-style-span"><text:span text:style-name="T3">18</text:span></text:span><text:span text:style-name="apple-converted-space"><text:span text:style-name="T1"> </text:span></text:span><text:span text:style-name="apple-style-span"><text:span text:style-name="T2">कर्मण्य</text:span></text:span><text:span text:style-name="apple-style-span"><text:span text:style-name="T1"> </text:span></text:span><text:span text:style-name="apple-style-span"><text:span text:style-name="T2">अकर्म</text:span></text:span><text:span text:style-name="apple-style-span"><text:span text:style-name="T1"> </text:span></text:span><text:span text:style-name="apple-style-span"><text:span text:style-name="T2">यः</text:span></text:span><text:span text:style-name="apple-style-span"><text:span text:style-name="T1"> </text:span></text:span><text:span text:style-name="apple-style-span"><text:span text:style-name="T2">पश्येथ</text:span></text:span><text:span text:style-name="apple-style-span"><text:span text:style-name="T1"> </text:span></text:span><text:span text:style-name="apple-style-span"><text:span text:style-name="T2">अकर्मणि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य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बुथ्धिमान</text:span></text:span><text:span text:style-name="apple-style-span"><text:span text:style-name="T1"> </text:span></text:span><text:span text:style-name="apple-style-span"><text:span text:style-name="T2">मनुष्येषु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युक्तः</text:span></text:span><text:span text:style-name="apple-style-span"><text:span text:style-name="T1"> </text:span></text:span><text:span text:style-name="apple-style-span"><text:span text:style-name="T2">कृत्स्नकर्मकृत</text:span></text:span><text:span text:style-name="T1"><text:line-break/></text:span><text:span text:style-name="apple-style-span"><text:span text:style-name="T1"> </text:span></text:span><text:span text:style-name="apple-style-span"><text:span text:style-name="T3">19</text:span></text:span><text:span text:style-name="apple-converted-space"><text:span text:style-name="T1"> </text:span></text:span><text:span text:style-name="apple-style-span"><text:span text:style-name="T2">यस्य</text:span></text:span><text:span text:style-name="apple-style-span"><text:span text:style-name="T1"> </text:span></text:span><text:span text:style-name="apple-style-span"><text:span text:style-name="T2">सर्वे</text:span></text:span><text:span text:style-name="apple-style-span"><text:span text:style-name="T1"> </text:span></text:span><text:span text:style-name="apple-style-span"><text:span text:style-name="T2">समारम्भाः</text:span></text:span><text:span text:style-name="apple-style-span"><text:span text:style-name="T1"> </text:span></text:span><text:span text:style-name="apple-style-span"><text:span text:style-name="T2">कामसंकल्पवर्जित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जञानाग्निथग्धकर्माणं</text:span></text:span><text:span text:style-name="apple-style-span"><text:span text:style-name="T1"> </text:span></text:span><text:span text:style-name="apple-style-span"><text:span text:style-name="T2">तम</text:span></text:span><text:span text:style-name="apple-style-span"><text:span text:style-name="T1"> </text:span></text:span><text:span text:style-name="apple-style-span"><text:span text:style-name="T2">आहुः</text:span></text:span><text:span text:style-name="apple-style-span"><text:span text:style-name="T1"> </text:span></text:span><text:span text:style-name="apple-style-span"><text:span text:style-name="T2">पण्डितं</text:span></text:span><text:span text:style-name="apple-style-span"><text:span text:style-name="T1"> </text:span></text:span><text:span text:style-name="apple-style-span"><text:span text:style-name="T2">बुधाः</text:span></text:span><text:span text:style-name="T1"><text:line-break/></text:span><text:span text:style-name="apple-style-span"><text:span text:style-name="T1"> </text:span></text:span><text:span text:style-name="apple-style-span"><text:span text:style-name="T3">20</text:span></text:span><text:span text:style-name="apple-converted-space"><text:span text:style-name="T1"> </text:span></text:span><text:span text:style-name="apple-style-span"><text:span text:style-name="T2">तयक्त्वा</text:span></text:span><text:span text:style-name="apple-style-span"><text:span text:style-name="T1"> </text:span></text:span><text:span text:style-name="apple-style-span"><text:span text:style-name="T2">कर्मफलासङ्गं</text:span></text:span><text:span text:style-name="apple-style-span"><text:span text:style-name="T1"> </text:span></text:span><text:span text:style-name="apple-style-span"><text:span text:style-name="T2">नित्यतृप्तॊ</text:span></text:span><text:span text:style-name="apple-style-span"><text:span text:style-name="T1"> </text:span></text:span><text:span text:style-name="apple-style-span"><text:span text:style-name="T2">निराश्रय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र्मण्य</text:span></text:span><text:span text:style-name="apple-style-span"><text:span text:style-name="T1"> </text:span></text:span><text:span text:style-name="apple-style-span"><text:span text:style-name="T2">अभिप्रवृत्तॊ</text:span></text:span><text:span text:style-name="apple-style-span"><text:span text:style-name="T1"> </text:span></text:span><text:span text:style-name="apple-style-span"><text:span text:style-name="T2">ऽपि</text:span></text:span><text:span text:style-name="apple-style-span"><text:span text:style-name="T1"> </text:span></text:span><text:span text:style-name="apple-style-span"><text:span text:style-name="T2">नैव</text:span></text:span><text:span text:style-name="apple-style-span"><text:span text:style-name="T1"> </text:span></text:span><text:span text:style-name="apple-style-span"><text:span text:style-name="T2">किं</text:span></text:span><text:span text:style-name="apple-style-span"><text:span text:style-name="T1"> </text:span></text:span><text:span text:style-name="apple-style-span"><text:span text:style-name="T2">चित</text:span></text:span><text:span text:style-name="apple-style-span"><text:span text:style-name="T1"> </text:span></text:span><text:span text:style-name="apple-style-span"><text:span text:style-name="T2">करॊति</text:span></text:span><text:span text:style-name="apple-style-span"><text:span text:style-name="T1"> </text:span></text:span><text:span text:style-name="apple-style-span"><text:span text:style-name="T2">सः</text:span></text:span><text:span text:style-name="T1"><text:line-break/></text:span><text:span text:style-name="apple-style-span"><text:span text:style-name="T1"> </text:span></text:span><text:span text:style-name="apple-style-span"><text:span text:style-name="T3">21</text:span></text:span><text:span text:style-name="apple-converted-space"><text:span text:style-name="T1"> </text:span></text:span><text:span text:style-name="apple-style-span"><text:span text:style-name="T2">निराशीर</text:span></text:span><text:span text:style-name="apple-style-span"><text:span text:style-name="T1"> </text:span></text:span><text:span text:style-name="apple-style-span"><text:span text:style-name="T2">यतचित्तात्मा</text:span></text:span><text:span text:style-name="apple-style-span"><text:span text:style-name="T1"> </text:span></text:span><text:span text:style-name="apple-style-span"><text:span text:style-name="T2">तयक्तसर्वपरिग्रह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शारीरं</text:span></text:span><text:span text:style-name="apple-style-span"><text:span text:style-name="T1"> </text:span></text:span><text:span text:style-name="apple-style-span"><text:span text:style-name="T2">केवलं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कुर्वन</text:span></text:span><text:span text:style-name="apple-style-span"><text:span text:style-name="T1"> </text:span></text:span><text:span text:style-name="apple-style-span"><text:span text:style-name="T2">नाप्नॊति</text:span></text:span><text:span text:style-name="apple-style-span"><text:span text:style-name="T1"> </text:span></text:span><text:span text:style-name="apple-style-span"><text:span text:style-name="T2">किल्बिषम</text:span></text:span><text:span text:style-name="T1"><text:line-break/></text:span><text:span text:style-name="apple-style-span"><text:span text:style-name="T1"> </text:span></text:span><text:span text:style-name="apple-style-span"><text:span text:style-name="T3">22</text:span></text:span><text:span text:style-name="apple-converted-space"><text:span text:style-name="T1"> </text:span></text:span><text:span text:style-name="apple-style-span"><text:span text:style-name="T2">यथृच्छालाभसंतुष्टॊ</text:span></text:span><text:span text:style-name="apple-style-span"><text:span text:style-name="T1"> </text:span></text:span><text:span text:style-name="apple-style-span"><text:span text:style-name="T2">थवन्थ्वातीतॊ</text:span></text:span><text:span text:style-name="apple-style-span"><text:span text:style-name="T1"> </text:span></text:span><text:span text:style-name="apple-style-span"><text:span text:style-name="T2">विमत्सर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मः</text:span></text:span><text:span text:style-name="apple-style-span"><text:span text:style-name="T1"> </text:span></text:span><text:span text:style-name="apple-style-span"><text:span text:style-name="T2">सिथ्धाव</text:span></text:span><text:span text:style-name="apple-style-span"><text:span text:style-name="T1"> </text:span></text:span><text:span text:style-name="apple-style-span"><text:span text:style-name="T2">असिथ्धौ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कृत्वापि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निबध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23</text:span></text:span><text:span text:style-name="apple-converted-space"><text:span text:style-name="T1"> </text:span></text:span><text:span text:style-name="apple-style-span"><text:span text:style-name="T2">गतसङ्गस्य</text:span></text:span><text:span text:style-name="apple-style-span"><text:span text:style-name="T1"> </text:span></text:span><text:span text:style-name="apple-style-span"><text:span text:style-name="T2">मुक्तस्य</text:span></text:span><text:span text:style-name="apple-style-span"><text:span text:style-name="T1"> </text:span></text:span><text:span text:style-name="apple-style-span"><text:span text:style-name="T2">जञानावस्दितचेतस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ज्ञायाचरतः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समग्रं</text:span></text:span><text:span text:style-name="apple-style-span"><text:span text:style-name="T1"> </text:span></text:span><text:span text:style-name="apple-style-span"><text:span text:style-name="T2">परविलीयते</text:span></text:span><text:span text:style-name="T1"><text:line-break/></text:span><text:span text:style-name="apple-style-span"><text:span text:style-name="T1"> </text:span></text:span><text:span text:style-name="apple-style-span"><text:span text:style-name="T3">24</text:span></text:span><text:span text:style-name="apple-converted-space"><text:span text:style-name="T1"> </text:span></text:span><text:span text:style-name="apple-style-span"><text:span text:style-name="T2">बरह्मार्पणं</text:span></text:span><text:span text:style-name="apple-style-span"><text:span text:style-name="T1"> </text:span></text:span><text:span text:style-name="apple-style-span"><text:span text:style-name="T2">बरह्म</text:span></text:span><text:span text:style-name="apple-style-span"><text:span text:style-name="T1"> </text:span></text:span><text:span text:style-name="apple-style-span"><text:span text:style-name="T2">हविर</text:span></text:span><text:span text:style-name="apple-style-span"><text:span text:style-name="T1"> </text:span></text:span><text:span text:style-name="apple-style-span"><text:span text:style-name="T2">बरह्माग्नौ</text:span></text:span><text:span text:style-name="apple-style-span"><text:span text:style-name="T1"> </text:span></text:span><text:span text:style-name="apple-style-span"><text:span text:style-name="T2">बरह्मणा</text:span></text:span><text:span text:style-name="apple-style-span"><text:span text:style-name="T1"> </text:span></text:span><text:span text:style-name="apple-style-span"><text:span text:style-name="T2">हुत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बरह्मैव</text:span></text:span><text:span text:style-name="apple-style-span"><text:span text:style-name="T1"> </text:span></text:span><text:span text:style-name="apple-style-span"><text:span text:style-name="T2">तेन</text:span></text:span><text:span text:style-name="apple-style-span"><text:span text:style-name="T1"> </text:span></text:span><text:span text:style-name="apple-style-span"><text:span text:style-name="T2">गन्तव्यं</text:span></text:span><text:span text:style-name="apple-style-span"><text:span text:style-name="T1"> </text:span></text:span><text:span text:style-name="apple-style-span"><text:span text:style-name="T2">बरह्मकर्मसमाधिना</text:span></text:span><text:span text:style-name="T1"><text:line-break/></text:span><text:span text:style-name="apple-style-span"><text:span text:style-name="T1"> </text:span></text:span><text:span text:style-name="apple-style-span"><text:span text:style-name="T3">25</text:span></text:span><text:span text:style-name="apple-converted-space"><text:span text:style-name="T1"> </text:span></text:span><text:span text:style-name="apple-style-span"><text:span text:style-name="T2">थैवम</text:span></text:span><text:span text:style-name="apple-style-span"><text:span text:style-name="T1"> </text:span></text:span><text:span text:style-name="apple-style-span"><text:span text:style-name="T2">एवापरे</text:span></text:span><text:span text:style-name="apple-style-span"><text:span text:style-name="T1"> </text:span></text:span><text:span text:style-name="apple-style-span"><text:span text:style-name="T2">यज्ञं</text:span></text:span><text:span text:style-name="apple-style-span"><text:span text:style-name="T1"> </text:span></text:span><text:span text:style-name="apple-style-span"><text:span text:style-name="T2">यॊगिनः</text:span></text:span><text:span text:style-name="apple-style-span"><text:span text:style-name="T1"> </text:span></text:span><text:span text:style-name="apple-style-span"><text:span text:style-name="T2">पर्युपास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बरह्माग्नाव</text:span></text:span><text:span text:style-name="apple-style-span"><text:span text:style-name="T1"> </text:span></text:span><text:span text:style-name="apple-style-span"><text:span text:style-name="T2">अपरे</text:span></text:span><text:span text:style-name="apple-style-span"><text:span text:style-name="T1"> </text:span></text:span><text:span text:style-name="apple-style-span"><text:span text:style-name="T2">यज्ञं</text:span></text:span><text:span text:style-name="apple-style-span"><text:span text:style-name="T1"> </text:span></text:span><text:span text:style-name="apple-style-span"><text:span text:style-name="T2">यज्ञेनैवॊपजुह्वति</text:span></text:span><text:span text:style-name="T1"><text:line-break/></text:span><text:span text:style-name="apple-style-span"><text:span text:style-name="T1"> </text:span></text:span><text:span text:style-name="apple-style-span"><text:span text:style-name="T3">26</text:span></text:span><text:span text:style-name="apple-converted-space"><text:span text:style-name="T1"> </text:span></text:span><text:span text:style-name="apple-style-span"><text:span text:style-name="T2">शरॊत्राथीनीन्थ्रियाण्य</text:span></text:span><text:span text:style-name="apple-style-span"><text:span text:style-name="T1"> </text:span></text:span><text:span text:style-name="apple-style-span"><text:span text:style-name="T2">अन्ये</text:span></text:span><text:span text:style-name="apple-style-span"><text:span text:style-name="T1"> </text:span></text:span><text:span text:style-name="apple-style-span"><text:span text:style-name="T2">संयमाग्निषु</text:span></text:span><text:span text:style-name="apple-style-span"><text:span text:style-name="T1"> </text:span></text:span><text:span text:style-name="apple-style-span"><text:span text:style-name="T2">जुह्वत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शब्थाथीन</text:span></text:span><text:span text:style-name="apple-style-span"><text:span text:style-name="T1"> </text:span></text:span><text:span text:style-name="apple-style-span"><text:span text:style-name="T2">विषयान</text:span></text:span><text:span text:style-name="apple-style-span"><text:span text:style-name="T1"> </text:span></text:span><text:span text:style-name="apple-style-span"><text:span text:style-name="T2">अन्य</text:span></text:span><text:span text:style-name="apple-style-span"><text:span text:style-name="T1"> </text:span></text:span><text:span text:style-name="apple-style-span"><text:span text:style-name="T2">इन्थ्रियाग्निषु</text:span></text:span><text:span text:style-name="apple-style-span"><text:span text:style-name="T1"> </text:span></text:span><text:span text:style-name="apple-style-span"><text:span text:style-name="T2">जुह्वति</text:span></text:span><text:span text:style-name="T1"><text:line-break/></text:span><text:span text:style-name="apple-style-span"><text:span text:style-name="T1"> </text:span></text:span><text:span text:style-name="apple-style-span"><text:span text:style-name="T3">27</text:span></text:span><text:span text:style-name="apple-converted-space"><text:span text:style-name="T1"> </text:span></text:span><text:span text:style-name="apple-style-span"><text:span text:style-name="T2">सर्वाणीन्थ्रियकर्माणि</text:span></text:span><text:span text:style-name="apple-style-span"><text:span text:style-name="T1"> </text:span></text:span><text:span text:style-name="apple-style-span"><text:span text:style-name="T2">पराणकर्माणि</text:span></text:span><text:span text:style-name="apple-style-span"><text:span text:style-name="T1"> </text:span></text:span><text:span text:style-name="apple-style-span"><text:span text:style-name="T2">चापर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आत्मसंयमयॊगाग्नौ</text:span></text:span><text:span text:style-name="apple-style-span"><text:span text:style-name="T1"> </text:span></text:span><text:span text:style-name="apple-style-span"><text:span text:style-name="T2">जुह्वति</text:span></text:span><text:span text:style-name="apple-style-span"><text:span text:style-name="T1"> </text:span></text:span><text:span text:style-name="apple-style-span"><text:span text:style-name="T2">जञानथीपिते</text:span></text:span><text:span text:style-name="T1"><text:line-break/></text:span><text:span text:style-name="apple-style-span"><text:span text:style-name="T1"> </text:span></text:span><text:span text:style-name="apple-style-span"><text:span text:style-name="T3">28</text:span></text:span><text:span text:style-name="apple-converted-space"><text:span text:style-name="T1"> </text:span></text:span><text:span text:style-name="apple-style-span"><text:span text:style-name="T2">थरव्ययज्ञास</text:span></text:span><text:span text:style-name="apple-style-span"><text:span text:style-name="T1"> </text:span></text:span><text:span text:style-name="apple-style-span"><text:span text:style-name="T2">तपॊयज्ञा</text:span></text:span><text:span text:style-name="apple-style-span"><text:span text:style-name="T1"> </text:span></text:span><text:span text:style-name="apple-style-span"><text:span text:style-name="T2">यॊगयज्ञास</text:span></text:span><text:span text:style-name="apple-style-span"><text:span text:style-name="T1"> </text:span></text:span><text:span text:style-name="apple-style-span"><text:span text:style-name="T2">तदापर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वाध्यायज्ञानयज्ञा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यतयः</text:span></text:span><text:span text:style-name="apple-style-span"><text:span text:style-name="T1"> </text:span></text:span><text:span text:style-name="apple-style-span"><text:span text:style-name="T2">संशितव्रताः</text:span></text:span><text:span text:style-name="T1"><text:line-break/></text:span><text:span text:style-name="apple-style-span"><text:span text:style-name="T1"> </text:span></text:span><text:span text:style-name="apple-style-span"><text:span text:style-name="T3">29</text:span></text:span><text:span text:style-name="apple-converted-space"><text:span text:style-name="T1"> </text:span></text:span><text:span text:style-name="apple-style-span"><text:span text:style-name="T2">अपाने</text:span></text:span><text:span text:style-name="apple-style-span"><text:span text:style-name="T1"> </text:span></text:span><text:span text:style-name="apple-style-span"><text:span text:style-name="T2">जुह्वति</text:span></text:span><text:span text:style-name="apple-style-span"><text:span text:style-name="T1"> </text:span></text:span><text:span text:style-name="apple-style-span"><text:span text:style-name="T2">पराणं</text:span></text:span><text:span text:style-name="apple-style-span"><text:span text:style-name="T1"> </text:span></text:span><text:span text:style-name="apple-style-span"><text:span text:style-name="T2">पराणे</text:span></text:span><text:span text:style-name="apple-style-span"><text:span text:style-name="T1"> </text:span></text:span><text:span text:style-name="apple-style-span"><text:span text:style-name="T2">ऽपानं</text:span></text:span><text:span text:style-name="apple-style-span"><text:span text:style-name="T1"> </text:span></text:span><text:span text:style-name="apple-style-span"><text:span text:style-name="T2">तदापर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राणापानगती</text:span></text:span><text:span text:style-name="apple-style-span"><text:span text:style-name="T1"> </text:span></text:span><text:span text:style-name="apple-style-span"><text:span text:style-name="T2">रुथ्ध्वा</text:span></text:span><text:span text:style-name="apple-style-span"><text:span text:style-name="T1"> </text:span></text:span><text:span text:style-name="apple-style-span"><text:span text:style-name="T2">पराणायामपरायणाः</text:span></text:span><text:span text:style-name="T1"><text:line-break/></text:span><text:span text:style-name="apple-style-span"><text:span text:style-name="T1"> </text:span></text:span><text:span text:style-name="apple-style-span"><text:span text:style-name="T3">30</text:span></text:span><text:span text:style-name="apple-converted-space"><text:span text:style-name="T1"> </text:span></text:span><text:span text:style-name="apple-style-span"><text:span text:style-name="T2">अपरे</text:span></text:span><text:span text:style-name="apple-style-span"><text:span text:style-name="T1"> </text:span></text:span><text:span text:style-name="apple-style-span"><text:span text:style-name="T2">नियताहाराः</text:span></text:span><text:span text:style-name="apple-style-span"><text:span text:style-name="T1"> </text:span></text:span><text:span text:style-name="apple-style-span"><text:span text:style-name="T2">पराणान</text:span></text:span><text:span text:style-name="apple-style-span"><text:span text:style-name="T1"> </text:span></text:span><text:span text:style-name="apple-style-span"><text:span text:style-name="T2">पराणेषु</text:span></text:span><text:span text:style-name="apple-style-span"><text:span text:style-name="T1"> </text:span></text:span><text:span text:style-name="apple-style-span"><text:span text:style-name="T2">जुह्वति</text:span></text:span><text:span text:style-name="T1"><text:line-break/></text:span><text:soft-page-break/><text:span text:style-name="apple-style-span"><text:span text:style-name="T1">     </text:span></text:span><text:span text:style-name="apple-style-span"><text:span text:style-name="T2">सर्वे</text:span></text:span><text:span text:style-name="apple-style-span"><text:span text:style-name="T1"> </text:span></text:span><text:span text:style-name="apple-style-span"><text:span text:style-name="T2">ऽपय</text:span></text:span><text:span text:style-name="apple-style-span"><text:span text:style-name="T1"> </text:span></text:span><text:span text:style-name="apple-style-span"><text:span text:style-name="T2">एते</text:span></text:span><text:span text:style-name="apple-style-span"><text:span text:style-name="T1"> </text:span></text:span><text:span text:style-name="apple-style-span"><text:span text:style-name="T2">यज्ञविथॊ</text:span></text:span><text:span text:style-name="apple-style-span"><text:span text:style-name="T1"> </text:span></text:span><text:span text:style-name="apple-style-span"><text:span text:style-name="T2">यज्ञक्षपितकल्मषाः</text:span></text:span><text:span text:style-name="T1"><text:line-break/></text:span><text:span text:style-name="apple-style-span"><text:span text:style-name="T1"> </text:span></text:span><text:span text:style-name="apple-style-span"><text:span text:style-name="T3">31</text:span></text:span><text:span text:style-name="apple-converted-space"><text:span text:style-name="T1"> </text:span></text:span><text:span text:style-name="apple-style-span"><text:span text:style-name="T2">यज्ञशिष्टामृतभुजॊ</text:span></text:span><text:span text:style-name="apple-style-span"><text:span text:style-name="T1"> </text:span></text:span><text:span text:style-name="apple-style-span"><text:span text:style-name="T2">यान्ति</text:span></text:span><text:span text:style-name="apple-style-span"><text:span text:style-name="T1"> </text:span></text:span><text:span text:style-name="apple-style-span"><text:span text:style-name="T2">बरह्म</text:span></text:span><text:span text:style-name="apple-style-span"><text:span text:style-name="T1"> </text:span></text:span><text:span text:style-name="apple-style-span"><text:span text:style-name="T2">सनातन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नायं</text:span></text:span><text:span text:style-name="apple-style-span"><text:span text:style-name="T1"> </text:span></text:span><text:span text:style-name="apple-style-span"><text:span text:style-name="T2">लॊकॊ</text:span></text:span><text:span text:style-name="apple-style-span"><text:span text:style-name="T1"> </text:span></text:span><text:span text:style-name="apple-style-span"><text:span text:style-name="T2">ऽसत्य</text:span></text:span><text:span text:style-name="apple-style-span"><text:span text:style-name="T1"> </text:span></text:span><text:span text:style-name="apple-style-span"><text:span text:style-name="T2">अयज्ञस्य</text:span></text:span><text:span text:style-name="apple-style-span"><text:span text:style-name="T1"> </text:span></text:span><text:span text:style-name="apple-style-span"><text:span text:style-name="T2">कुतॊ</text:span></text:span><text:span text:style-name="apple-style-span"><text:span text:style-name="T1"> </text:span></text:span><text:span text:style-name="apple-style-span"><text:span text:style-name="T2">ऽनयः</text:span></text:span><text:span text:style-name="apple-style-span"><text:span text:style-name="T1"> </text:span></text:span><text:span text:style-name="apple-style-span"><text:span text:style-name="T2">कुरुसत्तम</text:span></text:span><text:span text:style-name="T1"><text:line-break/></text:span><text:span text:style-name="apple-style-span"><text:span text:style-name="T1"> </text:span></text:span><text:span text:style-name="apple-style-span"><text:span text:style-name="T3">32</text:span></text:span><text:span text:style-name="apple-converted-space"><text:span text:style-name="T1"> </text:span></text:span><text:span text:style-name="apple-style-span"><text:span text:style-name="T2">एवं</text:span></text:span><text:span text:style-name="apple-style-span"><text:span text:style-name="T1"> </text:span></text:span><text:span text:style-name="apple-style-span"><text:span text:style-name="T2">बहुविधा</text:span></text:span><text:span text:style-name="apple-style-span"><text:span text:style-name="T1"> </text:span></text:span><text:span text:style-name="apple-style-span"><text:span text:style-name="T2">यज्ञा</text:span></text:span><text:span text:style-name="apple-style-span"><text:span text:style-name="T1"> </text:span></text:span><text:span text:style-name="apple-style-span"><text:span text:style-name="T2">वितता</text:span></text:span><text:span text:style-name="apple-style-span"><text:span text:style-name="T1"> </text:span></text:span><text:span text:style-name="apple-style-span"><text:span text:style-name="T2">बरह्मणॊ</text:span></text:span><text:span text:style-name="apple-style-span"><text:span text:style-name="T1"> </text:span></text:span><text:span text:style-name="apple-style-span"><text:span text:style-name="T2">मुख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र्मजान</text:span></text:span><text:span text:style-name="apple-style-span"><text:span text:style-name="T1"> </text:span></text:span><text:span text:style-name="apple-style-span"><text:span text:style-name="T2">विथ्धि</text:span></text:span><text:span text:style-name="apple-style-span"><text:span text:style-name="T1"> </text:span></text:span><text:span text:style-name="apple-style-span"><text:span text:style-name="T2">तान</text:span></text:span><text:span text:style-name="apple-style-span"><text:span text:style-name="T1"> </text:span></text:span><text:span text:style-name="apple-style-span"><text:span text:style-name="T2">सर्वान</text:span></text:span><text:span text:style-name="apple-style-span"><text:span text:style-name="T1"> </text:span></text:span><text:span text:style-name="apple-style-span"><text:span text:style-name="T2">एवं</text:span></text:span><text:span text:style-name="apple-style-span"><text:span text:style-name="T1"> </text:span></text:span><text:span text:style-name="apple-style-span"><text:span text:style-name="T2">जञात्वा</text:span></text:span><text:span text:style-name="apple-style-span"><text:span text:style-name="T1"> </text:span></text:span><text:span text:style-name="apple-style-span"><text:span text:style-name="T2">विमॊक्ष्यसे</text:span></text:span><text:span text:style-name="T1"><text:line-break/></text:span><text:span text:style-name="apple-style-span"><text:span text:style-name="T1"> </text:span></text:span><text:span text:style-name="apple-style-span"><text:span text:style-name="T3">33</text:span></text:span><text:span text:style-name="apple-converted-space"><text:span text:style-name="T1"> </text:span></text:span><text:span text:style-name="apple-style-span"><text:span text:style-name="T2">शरेयान</text:span></text:span><text:span text:style-name="apple-style-span"><text:span text:style-name="T1"> </text:span></text:span><text:span text:style-name="apple-style-span"><text:span text:style-name="T2">थरव्यमयाथ</text:span></text:span><text:span text:style-name="apple-style-span"><text:span text:style-name="T1"> </text:span></text:span><text:span text:style-name="apple-style-span"><text:span text:style-name="T2">यज्ञाज</text:span></text:span><text:span text:style-name="apple-style-span"><text:span text:style-name="T1"> </text:span></text:span><text:span text:style-name="apple-style-span"><text:span text:style-name="T2">जञानयज्ञः</text:span></text:span><text:span text:style-name="apple-style-span"><text:span text:style-name="T1"> </text:span></text:span><text:span text:style-name="apple-style-span"><text:span text:style-name="T2">परंतप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र्वं</text:span></text:span><text:span text:style-name="apple-style-span"><text:span text:style-name="T1"> </text:span></text:span><text:span text:style-name="apple-style-span"><text:span text:style-name="T2">कर्माखिलं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जञाने</text:span></text:span><text:span text:style-name="apple-style-span"><text:span text:style-name="T1"> </text:span></text:span><text:span text:style-name="apple-style-span"><text:span text:style-name="T2">परिसमाप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34</text:span></text:span><text:span text:style-name="apple-converted-space"><text:span text:style-name="T1"> 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विथ्धि</text:span></text:span><text:span text:style-name="apple-style-span"><text:span text:style-name="T1"> </text:span></text:span><text:span text:style-name="apple-style-span"><text:span text:style-name="T2">परणिपातेन</text:span></text:span><text:span text:style-name="apple-style-span"><text:span text:style-name="T1"> </text:span></text:span><text:span text:style-name="apple-style-span"><text:span text:style-name="T2">परिप्रश्नेन</text:span></text:span><text:span text:style-name="apple-style-span"><text:span text:style-name="T1"> </text:span></text:span><text:span text:style-name="apple-style-span"><text:span text:style-name="T2">सेवय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उपथेक्ष्यन्ति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जञानं</text:span></text:span><text:span text:style-name="apple-style-span"><text:span text:style-name="T1"> </text:span></text:span><text:span text:style-name="apple-style-span"><text:span text:style-name="T2">जञानिनस</text:span></text:span><text:span text:style-name="apple-style-span"><text:span text:style-name="T1"> </text:span></text:span><text:span text:style-name="apple-style-span"><text:span text:style-name="T2">तत्त्वथर्शिनः</text:span></text:span><text:span text:style-name="T1"><text:line-break/></text:span><text:span text:style-name="apple-style-span"><text:span text:style-name="T1"> </text:span></text:span><text:span text:style-name="apple-style-span"><text:span text:style-name="T3">35</text:span></text:span><text:span text:style-name="apple-converted-space"><text:span text:style-name="T1"> </text:span></text:span><text:span text:style-name="apple-style-span"><text:span text:style-name="T2">यज</text:span></text:span><text:span text:style-name="apple-style-span"><text:span text:style-name="T1"> </text:span></text:span><text:span text:style-name="apple-style-span"><text:span text:style-name="T2">जञात्वा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पुनर</text:span></text:span><text:span text:style-name="apple-style-span"><text:span text:style-name="T1"> </text:span></text:span><text:span text:style-name="apple-style-span"><text:span text:style-name="T2">मॊहम</text:span></text:span><text:span text:style-name="apple-style-span"><text:span text:style-name="T1"> </text:span></text:span><text:span text:style-name="apple-style-span"><text:span text:style-name="T2">एवं</text:span></text:span><text:span text:style-name="apple-style-span"><text:span text:style-name="T1"> </text:span></text:span><text:span text:style-name="apple-style-span"><text:span text:style-name="T2">यास्यसि</text:span></text:span><text:span text:style-name="apple-style-span"><text:span text:style-name="T1"> </text:span></text:span><text:span text:style-name="apple-style-span"><text:span text:style-name="T2">पाण्डव</text:span></text:span><text:span text:style-name="T1"><text:line-break/></text:span><text:span text:style-name="apple-style-span"><text:span text:style-name="T1">     </text:span></text:span><text:span text:style-name="apple-style-span"><text:span text:style-name="T2">येन</text:span></text:span><text:span text:style-name="apple-style-span"><text:span text:style-name="T1"> </text:span></text:span><text:span text:style-name="apple-style-span"><text:span text:style-name="T2">भूतान्य</text:span></text:span><text:span text:style-name="apple-style-span"><text:span text:style-name="T1"> </text:span></text:span><text:span text:style-name="apple-style-span"><text:span text:style-name="T2">अशेषेण</text:span></text:span><text:span text:style-name="apple-style-span"><text:span text:style-name="T1"> </text:span></text:span><text:span text:style-name="apple-style-span"><text:span text:style-name="T2">थरक्ष्यस्य</text:span></text:span><text:span text:style-name="apple-style-span"><text:span text:style-name="T1"> </text:span></text:span><text:span text:style-name="apple-style-span"><text:span text:style-name="T2">आत्मन्य</text:span></text:span><text:span text:style-name="apple-style-span"><text:span text:style-name="T1"> </text:span></text:span><text:span text:style-name="apple-style-span"><text:span text:style-name="T2">अदॊ</text:span></text:span><text:span text:style-name="apple-style-span"><text:span text:style-name="T1"> </text:span></text:span><text:span text:style-name="apple-style-span"><text:span text:style-name="T2">मयि</text:span></text:span><text:span text:style-name="T1"><text:line-break/></text:span><text:span text:style-name="apple-style-span"><text:span text:style-name="T1"> </text:span></text:span><text:span text:style-name="apple-style-span"><text:span text:style-name="T3">36</text:span></text:span><text:span text:style-name="apple-converted-space"><text:span text:style-name="T1"> 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चेथ</text:span></text:span><text:span text:style-name="apple-style-span"><text:span text:style-name="T1"> </text:span></text:span><text:span text:style-name="apple-style-span"><text:span text:style-name="T2">असि</text:span></text:span><text:span text:style-name="apple-style-span"><text:span text:style-name="T1"> </text:span></text:span><text:span text:style-name="apple-style-span"><text:span text:style-name="T2">पापेभ्यः</text:span></text:span><text:span text:style-name="apple-style-span"><text:span text:style-name="T1"> </text:span></text:span><text:span text:style-name="apple-style-span"><text:span text:style-name="T2">सर्वेभ्यः</text:span></text:span><text:span text:style-name="apple-style-span"><text:span text:style-name="T1"> </text:span></text:span><text:span text:style-name="apple-style-span"><text:span text:style-name="T2">पापकृत्तम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र्वं</text:span></text:span><text:span text:style-name="apple-style-span"><text:span text:style-name="T1"> </text:span></text:span><text:span text:style-name="apple-style-span"><text:span text:style-name="T2">जञानप्लवेनैव</text:span></text:span><text:span text:style-name="apple-style-span"><text:span text:style-name="T1"> </text:span></text:span><text:span text:style-name="apple-style-span"><text:span text:style-name="T2">वृजिनं</text:span></text:span><text:span text:style-name="apple-style-span"><text:span text:style-name="T1"> </text:span></text:span><text:span text:style-name="apple-style-span"><text:span text:style-name="T2">संतरिष्यसि</text:span></text:span><text:span text:style-name="T1"><text:line-break/></text:span><text:span text:style-name="apple-style-span"><text:span text:style-name="T1"> </text:span></text:span><text:span text:style-name="apple-style-span"><text:span text:style-name="T3">37</text:span></text:span><text:span text:style-name="apple-converted-space"><text:span text:style-name="T1"> </text:span></text:span><text:span text:style-name="apple-style-span"><text:span text:style-name="T2">यदैधांसि</text:span></text:span><text:span text:style-name="apple-style-span"><text:span text:style-name="T1"> </text:span></text:span><text:span text:style-name="apple-style-span"><text:span text:style-name="T2">समिथ्धॊ</text:span></text:span><text:span text:style-name="apple-style-span"><text:span text:style-name="T1"> </text:span></text:span><text:span text:style-name="apple-style-span"><text:span text:style-name="T2">ऽगनिर</text:span></text:span><text:span text:style-name="apple-style-span"><text:span text:style-name="T1"> </text:span></text:span><text:span text:style-name="apple-style-span"><text:span text:style-name="T2">भस्मसात</text:span></text:span><text:span text:style-name="apple-style-span"><text:span text:style-name="T1"> </text:span></text:span><text:span text:style-name="apple-style-span"><text:span text:style-name="T2">कुरुते</text:span></text:span><text:span text:style-name="apple-style-span"><text:span text:style-name="T1"> </text:span></text:span><text:span text:style-name="apple-style-span"><text:span text:style-name="T2">ऽरजु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जञानाग्निः</text:span></text:span><text:span text:style-name="apple-style-span"><text:span text:style-name="T1"> </text:span></text:span><text:span text:style-name="apple-style-span"><text:span text:style-name="T2">सर्वकर्माणि</text:span></text:span><text:span text:style-name="apple-style-span"><text:span text:style-name="T1"> </text:span></text:span><text:span text:style-name="apple-style-span"><text:span text:style-name="T2">भस्मसात</text:span></text:span><text:span text:style-name="apple-style-span"><text:span text:style-name="T1"> </text:span></text:span><text:span text:style-name="apple-style-span"><text:span text:style-name="T2">कुरुते</text:span></text:span><text:span text:style-name="apple-style-span"><text:span text:style-name="T1"> </text:span></text:span><text:span text:style-name="apple-style-span"><text:span text:style-name="T2">तदा</text:span></text:span><text:span text:style-name="T1"><text:line-break/></text:span><text:span text:style-name="apple-style-span"><text:span text:style-name="T1"> </text:span></text:span><text:span text:style-name="apple-style-span"><text:span text:style-name="T3">38</text:span></text:span><text:span text:style-name="apple-converted-space"><text:span text:style-name="T1"> 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जञानेन</text:span></text:span><text:span text:style-name="apple-style-span"><text:span text:style-name="T1"> </text:span></text:span><text:span text:style-name="apple-style-span"><text:span text:style-name="T2">सथृशं</text:span></text:span><text:span text:style-name="apple-style-span"><text:span text:style-name="T1"> </text:span></text:span><text:span text:style-name="apple-style-span"><text:span text:style-name="T2">पवित्रम</text:span></text:span><text:span text:style-name="apple-style-span"><text:span text:style-name="T1"> </text:span></text:span><text:span text:style-name="apple-style-span"><text:span text:style-name="T2">इह</text:span></text:span><text:span text:style-name="apple-style-span"><text:span text:style-name="T1"> </text:span></text:span><text:span text:style-name="apple-style-span"><text:span text:style-name="T2">विथ्य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सवयं</text:span></text:span><text:span text:style-name="apple-style-span"><text:span text:style-name="T1"> </text:span></text:span><text:span text:style-name="apple-style-span"><text:span text:style-name="T2">यॊगसंसिथ्धः</text:span></text:span><text:span text:style-name="apple-style-span"><text:span text:style-name="T1"> </text:span></text:span><text:span text:style-name="apple-style-span"><text:span text:style-name="T2">कालेनात्मनि</text:span></text:span><text:span text:style-name="apple-style-span"><text:span text:style-name="T1"> </text:span></text:span><text:span text:style-name="apple-style-span"><text:span text:style-name="T2">विन्थति</text:span></text:span><text:span text:style-name="T1"><text:line-break/></text:span><text:span text:style-name="apple-style-span"><text:span text:style-name="T1"> </text:span></text:span><text:span text:style-name="apple-style-span"><text:span text:style-name="T3">39</text:span></text:span><text:span text:style-name="apple-converted-space"><text:span text:style-name="T1"> </text:span></text:span><text:span text:style-name="apple-style-span"><text:span text:style-name="T2">शरथ्धावाँल</text:span></text:span><text:span text:style-name="apple-style-span"><text:span text:style-name="T1"> </text:span></text:span><text:span text:style-name="apple-style-span"><text:span text:style-name="T2">लभते</text:span></text:span><text:span text:style-name="apple-style-span"><text:span text:style-name="T1"> </text:span></text:span><text:span text:style-name="apple-style-span"><text:span text:style-name="T2">जञानं</text:span></text:span><text:span text:style-name="apple-style-span"><text:span text:style-name="T1"> </text:span></text:span><text:span text:style-name="apple-style-span"><text:span text:style-name="T2">तत्परः</text:span></text:span><text:span text:style-name="apple-style-span"><text:span text:style-name="T1"> </text:span></text:span><text:span text:style-name="apple-style-span"><text:span text:style-name="T2">संयतेन्थ्रिय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जञानं</text:span></text:span><text:span text:style-name="apple-style-span"><text:span text:style-name="T1"> </text:span></text:span><text:span text:style-name="apple-style-span"><text:span text:style-name="T2">लब्ध्वा</text:span></text:span><text:span text:style-name="apple-style-span"><text:span text:style-name="T1"> </text:span></text:span><text:span text:style-name="apple-style-span"><text:span text:style-name="T2">परां</text:span></text:span><text:span text:style-name="apple-style-span"><text:span text:style-name="T1"> </text:span></text:span><text:span text:style-name="apple-style-span"><text:span text:style-name="T2">शान्तिम</text:span></text:span><text:span text:style-name="apple-style-span"><text:span text:style-name="T1"> </text:span></text:span><text:span text:style-name="apple-style-span"><text:span text:style-name="T2">अचिरेणाधिगच्छति</text:span></text:span><text:span text:style-name="T1"><text:line-break/></text:span><text:span text:style-name="apple-style-span"><text:span text:style-name="T1"> </text:span></text:span><text:span text:style-name="apple-style-span"><text:span text:style-name="T3">40</text:span></text:span><text:span text:style-name="apple-converted-space"><text:span text:style-name="T1"> </text:span></text:span><text:span text:style-name="apple-style-span"><text:span text:style-name="T2">अज्ञश</text:span></text:span><text:span text:style-name="apple-style-span"><text:span text:style-name="T1"> </text:span></text:span><text:span text:style-name="apple-style-span"><text:span text:style-name="T2">चाश्रथ्थधान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संशयात्मा</text:span></text:span><text:span text:style-name="apple-style-span"><text:span text:style-name="T1"> </text:span></text:span><text:span text:style-name="apple-style-span"><text:span text:style-name="T2">विनश्यत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नायं</text:span></text:span><text:span text:style-name="apple-style-span"><text:span text:style-name="T1"> </text:span></text:span><text:span text:style-name="apple-style-span"><text:span text:style-name="T2">लॊकॊ</text:span></text:span><text:span text:style-name="apple-style-span"><text:span text:style-name="T1"> </text:span></text:span><text:span text:style-name="apple-style-span"><text:span text:style-name="T2">ऽसति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परॊ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सुखं</text:span></text:span><text:span text:style-name="apple-style-span"><text:span text:style-name="T1"> </text:span></text:span><text:span text:style-name="apple-style-span"><text:span text:style-name="T2">संशयात्मनः</text:span></text:span><text:span text:style-name="T1"><text:line-break/></text:span><text:span text:style-name="apple-style-span"><text:span text:style-name="T1"> </text:span></text:span><text:span text:style-name="apple-style-span"><text:span text:style-name="T3">41</text:span></text:span><text:span text:style-name="apple-converted-space"><text:span text:style-name="T1"> </text:span></text:span><text:span text:style-name="apple-style-span"><text:span text:style-name="T2">यॊगसंन्यस्तकर्माणं</text:span></text:span><text:span text:style-name="apple-style-span"><text:span text:style-name="T1"> </text:span></text:span><text:span text:style-name="apple-style-span"><text:span text:style-name="T2">जञानसंछिन्नसंशय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आत्मवन्तं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कर्माणि</text:span></text:span><text:span text:style-name="apple-style-span"><text:span text:style-name="T1"> </text:span></text:span><text:span text:style-name="apple-style-span"><text:span text:style-name="T2">निबध्नन्ति</text:span></text:span><text:span text:style-name="apple-style-span"><text:span text:style-name="T1"> </text:span></text:span><text:span text:style-name="apple-style-span"><text:span text:style-name="T2">धनंजय</text:span></text:span><text:span text:style-name="T1"><text:line-break/></text:span><text:span text:style-name="apple-style-span"><text:span text:style-name="T1"> </text:span></text:span><text:span text:style-name="apple-style-span"><text:span text:style-name="T3">42</text:span></text:span><text:span text:style-name="apple-converted-space"><text:span text:style-name="T1"> </text:span></text:span><text:span text:style-name="apple-style-span"><text:span text:style-name="T2">तस्माथ</text:span></text:span><text:span text:style-name="apple-style-span"><text:span text:style-name="T1"> </text:span></text:span><text:span text:style-name="apple-style-span"><text:span text:style-name="T2">अज्ञानसंभूतं</text:span></text:span><text:span text:style-name="apple-style-span"><text:span text:style-name="T1"> </text:span></text:span><text:span text:style-name="apple-style-span"><text:span text:style-name="T2">हृत्स्दं</text:span></text:span><text:span text:style-name="apple-style-span"><text:span text:style-name="T1"> </text:span></text:span><text:span text:style-name="apple-style-span"><text:span text:style-name="T2">जञानासिनात्मन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छित्त्वैनं</text:span></text:span><text:span text:style-name="apple-style-span"><text:span text:style-name="T1"> </text:span></text:span><text:span text:style-name="apple-style-span"><text:span text:style-name="T2">संशयं</text:span></text:span><text:span text:style-name="apple-style-span"><text:span text:style-name="T1"> </text:span></text:span><text:span text:style-name="apple-style-span"><text:span text:style-name="T2">यॊगम</text:span></text:span><text:span text:style-name="apple-style-span"><text:span text:style-name="T1"> </text:span></text:span><text:span text:style-name="apple-style-span"><text:span text:style-name="T2">आतिष्ठॊत्तिष्ठ</text:span></text:span><text:span text:style-name="apple-style-span"><text:span text:style-name="T1"> </text:span></text:span><text:span text:style-name="apple-style-span"><text:span text:style-name="T2">भारत</text:span></text:span></text:p>
      <text:p text:style-name="Standard"><text:span text:style-name="apple-style-span"><text:span text:style-name="T2"/></text:span></text:p>
      <text:p text:style-name="Standard"><text:span text:style-name="apple-style-span"><text:span text:style-name="T2">अर्जु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संन्यासं</text:span></text:span><text:span text:style-name="apple-style-span"><text:span text:style-name="T1"> </text:span></text:span><text:span text:style-name="apple-style-span"><text:span text:style-name="T2">कर्मणां</text:span></text:span><text:span text:style-name="apple-style-span"><text:span text:style-name="T1"> </text:span></text:span><text:span text:style-name="apple-style-span"><text:span text:style-name="T2">कृष्ण</text:span></text:span><text:span text:style-name="apple-style-span"><text:span text:style-name="T1"> </text:span></text:span><text:span text:style-name="apple-style-span"><text:span text:style-name="T2">पुनर</text:span></text:span><text:span text:style-name="apple-style-span"><text:span text:style-name="T1"> </text:span></text:span><text:span text:style-name="apple-style-span"><text:span text:style-name="T2">यॊग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शंससि</text:span></text:span><text:span text:style-name="T1"><text:line-break/></text:span><text:span text:style-name="apple-style-span"><text:span text:style-name="T1">      </text:span></text:span><text:span text:style-name="apple-style-span"><text:span text:style-name="T2">यच</text:span></text:span><text:span text:style-name="apple-style-span"><text:span text:style-name="T1"> </text:span></text:span><text:span text:style-name="apple-style-span"><text:span text:style-name="T2">छरेय</text:span></text:span><text:span text:style-name="apple-style-span"><text:span text:style-name="T1"> </text:span></text:span><text:span text:style-name="apple-style-span"><text:span text:style-name="T2">एतयॊर</text:span></text:span><text:span text:style-name="apple-style-span"><text:span text:style-name="T1"> </text:span></text:span><text:span text:style-name="apple-style-span"><text:span text:style-name="T2">एकं</text:span></text:span><text:span text:style-name="apple-style-span"><text:span text:style-name="T1"> </text:span></text:span><text:span text:style-name="apple-style-span"><text:span text:style-name="T2">तन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बरूहि</text:span></text:span><text:span text:style-name="apple-style-span"><text:span text:style-name="T1"> </text:span></text:span><text:span text:style-name="apple-style-span"><text:span text:style-name="T2">सुनिश्चितम</text:span></text:span><text:span text:style-name="T1"><text:line-break/></text:span><text:span text:style-name="apple-style-span"><text:span text:style-name="T1">  </text:span></text:span><text:span text:style-name="apple-style-span"><text:span text:style-name="T3">2</text:span></text:span><text:span text:style-name="apple-converted-space"><text:span text:style-name="T1"> </text:span></text:span><text:span text:style-name="apple-style-span"><text:span text:style-name="T2">शरीभगवा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संन्यासः</text:span></text:span><text:span text:style-name="apple-style-span"><text:span text:style-name="T1"> </text:span></text:span><text:span text:style-name="apple-style-span"><text:span text:style-name="T2">कर्मयॊग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निःश्रेयसकराव</text:span></text:span><text:span text:style-name="apple-style-span"><text:span text:style-name="T1"> </text:span></text:span><text:span text:style-name="apple-style-span"><text:span text:style-name="T2">उभौ</text:span></text:span><text:span text:style-name="T1"><text:line-break/></text:span><text:span text:style-name="apple-style-span"><text:span text:style-name="T1">      </text:span></text:span><text:span text:style-name="apple-style-span"><text:span text:style-name="T2">तयॊस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कर्मसंन्यासात</text:span></text:span><text:span text:style-name="apple-style-span"><text:span text:style-name="T1"> </text:span></text:span><text:span text:style-name="apple-style-span"><text:span text:style-name="T2">कर्मयॊगॊ</text:span></text:span><text:span text:style-name="apple-style-span"><text:span text:style-name="T1"> </text:span></text:span><text:span text:style-name="apple-style-span"><text:span text:style-name="T2">विशिष्यते</text:span></text:span><text:span text:style-name="T1"><text:line-break/></text:span><text:span text:style-name="apple-style-span"><text:span text:style-name="T1">  </text:span></text:span><text:span text:style-name="apple-style-span"><text:span text:style-name="T3">3</text:span></text:span><text:span text:style-name="apple-converted-space"><text:span text:style-name="T1"> </text:span></text:span><text:span text:style-name="apple-style-span"><text:span text:style-name="T2">जञेयः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नित्यसंन्यासी</text:span></text:span><text:span text:style-name="apple-style-span"><text:span text:style-name="T1"> 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थवेष्टि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काङ्क्षति</text:span></text:span><text:span text:style-name="T1"><text:line-break/></text:span><text:span text:style-name="apple-style-span"><text:span text:style-name="T1">      </text:span></text:span><text:span text:style-name="apple-style-span"><text:span text:style-name="T2">निर्थ्वन्थ्वॊ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महाबाहॊ</text:span></text:span><text:span text:style-name="apple-style-span"><text:span text:style-name="T1"> </text:span></text:span><text:span text:style-name="apple-style-span"><text:span text:style-name="T2">सुखं</text:span></text:span><text:span text:style-name="apple-style-span"><text:span text:style-name="T1"> </text:span></text:span><text:span text:style-name="apple-style-span"><text:span text:style-name="T2">बन्धात</text:span></text:span><text:span text:style-name="apple-style-span"><text:span text:style-name="T1"> </text:span></text:span><text:span text:style-name="apple-style-span"><text:span text:style-name="T2">परमुच्यते</text:span></text:span><text:span text:style-name="T1"><text:line-break/></text:span><text:span text:style-name="apple-style-span"><text:span text:style-name="T1">  </text:span></text:span><text:span text:style-name="apple-style-span"><text:span text:style-name="T3">4</text:span></text:span><text:span text:style-name="apple-converted-space"><text:span text:style-name="T1"> </text:span></text:span><text:span text:style-name="apple-style-span"><text:span text:style-name="T2">सांख्ययॊगौ</text:span></text:span><text:span text:style-name="apple-style-span"><text:span text:style-name="T1"> </text:span></text:span><text:span text:style-name="apple-style-span"><text:span text:style-name="T2">पृदग</text:span></text:span><text:span text:style-name="apple-style-span"><text:span text:style-name="T1"> </text:span></text:span><text:span text:style-name="apple-style-span"><text:span text:style-name="T2">बालाः</text:span></text:span><text:span text:style-name="apple-style-span"><text:span text:style-name="T1"> </text:span></text:span><text:span text:style-name="apple-style-span"><text:span text:style-name="T2">परवथन्ति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पण्डिता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एकम</text:span></text:span><text:span text:style-name="apple-style-span"><text:span text:style-name="T1"> </text:span></text:span><text:span text:style-name="apple-style-span"><text:span text:style-name="T2">अप्य</text:span></text:span><text:span text:style-name="apple-style-span"><text:span text:style-name="T1"> </text:span></text:span><text:span text:style-name="apple-style-span"><text:span text:style-name="T2">आस्दितः</text:span></text:span><text:span text:style-name="apple-style-span"><text:span text:style-name="T1"> </text:span></text:span><text:span text:style-name="apple-style-span"><text:span text:style-name="T2">सम्यग</text:span></text:span><text:span text:style-name="apple-style-span"><text:span text:style-name="T1"> </text:span></text:span><text:span text:style-name="apple-style-span"><text:span text:style-name="T2">उभयॊर</text:span></text:span><text:span text:style-name="apple-style-span"><text:span text:style-name="T1"> </text:span></text:span><text:span text:style-name="apple-style-span"><text:span text:style-name="T2">विन्थते</text:span></text:span><text:span text:style-name="apple-style-span"><text:span text:style-name="T1"> </text:span></text:span><text:span text:style-name="apple-style-span"><text:span text:style-name="T2">फलम</text:span></text:span><text:span text:style-name="T1"><text:line-break/></text:span><text:soft-page-break/><text:span text:style-name="apple-style-span"><text:span text:style-name="T1">  </text:span></text:span><text:span text:style-name="apple-style-span"><text:span text:style-name="T3">5</text:span></text:span><text:span text:style-name="apple-converted-space"><text:span text:style-name="T1"> </text:span></text:span><text:span text:style-name="apple-style-span"><text:span text:style-name="T2">यत</text:span></text:span><text:span text:style-name="apple-style-span"><text:span text:style-name="T1"> </text:span></text:span><text:span text:style-name="apple-style-span"><text:span text:style-name="T2">सांख्यैः</text:span></text:span><text:span text:style-name="apple-style-span"><text:span text:style-name="T1"> </text:span></text:span><text:span text:style-name="apple-style-span"><text:span text:style-name="T2">पराप्यते</text:span></text:span><text:span text:style-name="apple-style-span"><text:span text:style-name="T1"> </text:span></text:span><text:span text:style-name="apple-style-span"><text:span text:style-name="T2">सदानं</text:span></text:span><text:span text:style-name="apple-style-span"><text:span text:style-name="T1">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यॊगैर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गम्यते</text:span></text:span><text:span text:style-name="T1"><text:line-break/></text:span><text:span text:style-name="apple-style-span"><text:span text:style-name="T1">      </text:span></text:span><text:span text:style-name="apple-style-span"><text:span text:style-name="T2">एकं</text:span></text:span><text:span text:style-name="apple-style-span"><text:span text:style-name="T1"> </text:span></text:span><text:span text:style-name="apple-style-span"><text:span text:style-name="T2">सांख्य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यॊग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यः</text:span></text:span><text:span text:style-name="apple-style-span"><text:span text:style-name="T1"> </text:span></text:span><text:span text:style-name="apple-style-span"><text:span text:style-name="T2">पश्यति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पश्यति</text:span></text:span><text:span text:style-name="T1"><text:line-break/></text:span><text:span text:style-name="apple-style-span"><text:span text:style-name="T1">  </text:span></text:span><text:span text:style-name="apple-style-span"><text:span text:style-name="T3">6</text:span></text:span><text:span text:style-name="apple-converted-space"><text:span text:style-name="T1"> </text:span></text:span><text:span text:style-name="apple-style-span"><text:span text:style-name="T2">संन्यासस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महाबाहॊ</text:span></text:span><text:span text:style-name="apple-style-span"><text:span text:style-name="T1"> </text:span></text:span><text:span text:style-name="apple-style-span"><text:span text:style-name="T2">थुःखम</text:span></text:span><text:span text:style-name="apple-style-span"><text:span text:style-name="T1"> </text:span></text:span><text:span text:style-name="apple-style-span"><text:span text:style-name="T2">आप्तुम</text:span></text:span><text:span text:style-name="apple-style-span"><text:span text:style-name="T1"> </text:span></text:span><text:span text:style-name="apple-style-span"><text:span text:style-name="T2">अयॊगत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यॊगयुक्तॊ</text:span></text:span><text:span text:style-name="apple-style-span"><text:span text:style-name="T1"> </text:span></text:span><text:span text:style-name="apple-style-span"><text:span text:style-name="T2">मुनिर</text:span></text:span><text:span text:style-name="apple-style-span"><text:span text:style-name="T1"> </text:span></text:span><text:span text:style-name="apple-style-span"><text:span text:style-name="T2">बरह्म</text:span></text:span><text:span text:style-name="apple-style-span"><text:span text:style-name="T1"> </text:span></text:span><text:span text:style-name="apple-style-span"><text:span text:style-name="T2">नचिरेणाधिगच्छति</text:span></text:span><text:span text:style-name="T1"><text:line-break/></text:span><text:span text:style-name="apple-style-span"><text:span text:style-name="T1">  </text:span></text:span><text:span text:style-name="apple-style-span"><text:span text:style-name="T3">7</text:span></text:span><text:span text:style-name="apple-converted-space"><text:span text:style-name="T1"> </text:span></text:span><text:span text:style-name="apple-style-span"><text:span text:style-name="T2">यॊगयुक्तॊ</text:span></text:span><text:span text:style-name="apple-style-span"><text:span text:style-name="T1"> </text:span></text:span><text:span text:style-name="apple-style-span"><text:span text:style-name="T2">विशुथ्धात्मा</text:span></text:span><text:span text:style-name="apple-style-span"><text:span text:style-name="T1"> </text:span></text:span><text:span text:style-name="apple-style-span"><text:span text:style-name="T2">विजितात्मा</text:span></text:span><text:span text:style-name="apple-style-span"><text:span text:style-name="T1"> </text:span></text:span><text:span text:style-name="apple-style-span"><text:span text:style-name="T2">जितेन्थ्रिय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सर्वभूतात्मभूतात्मा</text:span></text:span><text:span text:style-name="apple-style-span"><text:span text:style-name="T1"> </text:span></text:span><text:span text:style-name="apple-style-span"><text:span text:style-name="T2">कुर्वन्न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लिप्यते</text:span></text:span><text:span text:style-name="T1"><text:line-break/></text:span><text:span text:style-name="apple-style-span"><text:span text:style-name="T1">  </text:span></text:span><text:span text:style-name="apple-style-span"><text:span text:style-name="T3">8</text:span></text:span><text:span text:style-name="apple-converted-space"><text:span text:style-name="T1"> </text:span></text:span><text:span text:style-name="apple-style-span"><text:span text:style-name="T2">नैव</text:span></text:span><text:span text:style-name="apple-style-span"><text:span text:style-name="T1"> </text:span></text:span><text:span text:style-name="apple-style-span"><text:span text:style-name="T2">किं</text:span></text:span><text:span text:style-name="apple-style-span"><text:span text:style-name="T1"> </text:span></text:span><text:span text:style-name="apple-style-span"><text:span text:style-name="T2">चित</text:span></text:span><text:span text:style-name="apple-style-span"><text:span text:style-name="T1"> </text:span></text:span><text:span text:style-name="apple-style-span"><text:span text:style-name="T2">करॊमीति</text:span></text:span><text:span text:style-name="apple-style-span"><text:span text:style-name="T1"> </text:span></text:span><text:span text:style-name="apple-style-span"><text:span text:style-name="T2">युक्तॊ</text:span></text:span><text:span text:style-name="apple-style-span"><text:span text:style-name="T1"> </text:span></text:span><text:span text:style-name="apple-style-span"><text:span text:style-name="T2">मन्येत</text:span></text:span><text:span text:style-name="apple-style-span"><text:span text:style-name="T1"> </text:span></text:span><text:span text:style-name="apple-style-span"><text:span text:style-name="T2">तत्त्ववित</text:span></text:span><text:span text:style-name="T1"><text:line-break/></text:span><text:span text:style-name="apple-style-span"><text:span text:style-name="T1">      </text:span></text:span><text:span text:style-name="apple-style-span"><text:span text:style-name="T2">पश्यञ</text:span></text:span><text:span text:style-name="apple-style-span"><text:span text:style-name="T1"> </text:span></text:span><text:span text:style-name="apple-style-span"><text:span text:style-name="T2">शृण्वन</text:span></text:span><text:span text:style-name="apple-style-span"><text:span text:style-name="T1"> </text:span></text:span><text:span text:style-name="apple-style-span"><text:span text:style-name="T2">सपृशञ</text:span></text:span><text:span text:style-name="apple-style-span"><text:span text:style-name="T1"> </text:span></text:span><text:span text:style-name="apple-style-span"><text:span text:style-name="T2">जिघ्रन्न</text:span></text:span><text:span text:style-name="apple-style-span"><text:span text:style-name="T1"> </text:span></text:span><text:span text:style-name="apple-style-span"><text:span text:style-name="T2">अश्नन</text:span></text:span><text:span text:style-name="apple-style-span"><text:span text:style-name="T1"> </text:span></text:span><text:span text:style-name="apple-style-span"><text:span text:style-name="T2">गच्छन</text:span></text:span><text:span text:style-name="apple-style-span"><text:span text:style-name="T1"> </text:span></text:span><text:span text:style-name="apple-style-span"><text:span text:style-name="T2">सवपञ</text:span></text:span><text:span text:style-name="apple-style-span"><text:span text:style-name="T1"> </text:span></text:span><text:span text:style-name="apple-style-span"><text:span text:style-name="T2">शवसन</text:span></text:span><text:span text:style-name="T1"><text:line-break/></text:span><text:span text:style-name="apple-style-span"><text:span text:style-name="T1">  </text:span></text:span><text:span text:style-name="apple-style-span"><text:span text:style-name="T3">9</text:span></text:span><text:span text:style-name="apple-converted-space"><text:span text:style-name="T1"> </text:span></text:span><text:span text:style-name="apple-style-span"><text:span text:style-name="T2">परलपन</text:span></text:span><text:span text:style-name="apple-style-span"><text:span text:style-name="T1"> </text:span></text:span><text:span text:style-name="apple-style-span"><text:span text:style-name="T2">विसृजन</text:span></text:span><text:span text:style-name="apple-style-span"><text:span text:style-name="T1"> </text:span></text:span><text:span text:style-name="apple-style-span"><text:span text:style-name="T2">गृह्णन्न</text:span></text:span><text:span text:style-name="apple-style-span"><text:span text:style-name="T1"> </text:span></text:span><text:span text:style-name="apple-style-span"><text:span text:style-name="T2">उन्मिषन</text:span></text:span><text:span text:style-name="apple-style-span"><text:span text:style-name="T1"> </text:span></text:span><text:span text:style-name="apple-style-span"><text:span text:style-name="T2">निमिषन्न</text:span></text:span><text:span text:style-name="apple-style-span"><text:span text:style-name="T1"> </text:span></text:span><text:span text:style-name="apple-style-span"><text:span text:style-name="T2">अपि</text:span></text:span><text:span text:style-name="T1"><text:line-break/></text:span><text:span text:style-name="apple-style-span"><text:span text:style-name="T1">      </text:span></text:span><text:span text:style-name="apple-style-span"><text:span text:style-name="T2">इन्थ्रियाणीन्थ्रियार्देषु</text:span></text:span><text:span text:style-name="apple-style-span"><text:span text:style-name="T1"> </text:span></text:span><text:span text:style-name="apple-style-span"><text:span text:style-name="T2">वर्तन्त</text:span></text:span><text:span text:style-name="apple-style-span"><text:span text:style-name="T1"> 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धारयन</text:span></text:span><text:span text:style-name="T1"><text:line-break/></text:span><text:span text:style-name="apple-style-span"><text:span text:style-name="T1">  </text:span></text:span><text:span text:style-name="apple-style-span"><text:span text:style-name="T3">10</text:span></text:span><text:span text:style-name="apple-converted-space"><text:span text:style-name="T1"> </text:span></text:span><text:span text:style-name="apple-style-span"><text:span text:style-name="T2">बरह्मण्य</text:span></text:span><text:span text:style-name="apple-style-span"><text:span text:style-name="T1"> </text:span></text:span><text:span text:style-name="apple-style-span"><text:span text:style-name="T2">आधाय</text:span></text:span><text:span text:style-name="apple-style-span"><text:span text:style-name="T1"> </text:span></text:span><text:span text:style-name="apple-style-span"><text:span text:style-name="T2">कर्माणि</text:span></text:span><text:span text:style-name="apple-style-span"><text:span text:style-name="T1"> </text:span></text:span><text:span text:style-name="apple-style-span"><text:span text:style-name="T2">सङ्गं</text:span></text:span><text:span text:style-name="apple-style-span"><text:span text:style-name="T1"> </text:span></text:span><text:span text:style-name="apple-style-span"><text:span text:style-name="T2">तयक्त्वा</text:span></text:span><text:span text:style-name="apple-style-span"><text:span text:style-name="T1"> </text:span></text:span><text:span text:style-name="apple-style-span"><text:span text:style-name="T2">करॊति</text:span></text:span><text:span text:style-name="apple-style-span"><text:span text:style-name="T1"> </text:span></text:span><text:span text:style-name="apple-style-span"><text:span text:style-name="T2">य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लिप्यते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पापेन</text:span></text:span><text:span text:style-name="apple-style-span"><text:span text:style-name="T1"> </text:span></text:span><text:span text:style-name="apple-style-span"><text:span text:style-name="T2">पथ्मपत्रम</text:span></text:span><text:span text:style-name="apple-style-span"><text:span text:style-name="T1"> </text:span></text:span><text:span text:style-name="apple-style-span"><text:span text:style-name="T2">इवाम्भसा</text:span></text:span><text:span text:style-name="T1"><text:line-break/></text:span><text:span text:style-name="apple-style-span"><text:span text:style-name="T1"> </text:span></text:span><text:span text:style-name="apple-style-span"><text:span text:style-name="T3">11</text:span></text:span><text:span text:style-name="apple-converted-space"><text:span text:style-name="T1"> </text:span></text:span><text:span text:style-name="apple-style-span"><text:span text:style-name="T2">कायेन</text:span></text:span><text:span text:style-name="apple-style-span"><text:span text:style-name="T1"> </text:span></text:span><text:span text:style-name="apple-style-span"><text:span text:style-name="T2">मनसा</text:span></text:span><text:span text:style-name="apple-style-span"><text:span text:style-name="T1"> </text:span></text:span><text:span text:style-name="apple-style-span"><text:span text:style-name="T2">बुथ्ध्या</text:span></text:span><text:span text:style-name="apple-style-span"><text:span text:style-name="T1"> </text:span></text:span><text:span text:style-name="apple-style-span"><text:span text:style-name="T2">केवलैर</text:span></text:span><text:span text:style-name="apple-style-span"><text:span text:style-name="T1"> </text:span></text:span><text:span text:style-name="apple-style-span"><text:span text:style-name="T2">इन्थ्रियैर</text:span></text:span><text:span text:style-name="apple-style-span"><text:span text:style-name="T1"> </text:span></text:span><text:span text:style-name="apple-style-span"><text:span text:style-name="T2">अप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यॊगिनः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कुर्वन्ति</text:span></text:span><text:span text:style-name="apple-style-span"><text:span text:style-name="T1"> </text:span></text:span><text:span text:style-name="apple-style-span"><text:span text:style-name="T2">सङ्गं</text:span></text:span><text:span text:style-name="apple-style-span"><text:span text:style-name="T1"> </text:span></text:span><text:span text:style-name="apple-style-span"><text:span text:style-name="T2">तयक्त्वात्मशुथ्धये</text:span></text:span><text:span text:style-name="T1"><text:line-break/></text:span><text:span text:style-name="apple-style-span"><text:span text:style-name="T1"> </text:span></text:span><text:span text:style-name="apple-style-span"><text:span text:style-name="T3">12</text:span></text:span><text:span text:style-name="apple-converted-space"><text:span text:style-name="T1"> </text:span></text:span><text:span text:style-name="apple-style-span"><text:span text:style-name="T2">युक्तः</text:span></text:span><text:span text:style-name="apple-style-span"><text:span text:style-name="T1"> </text:span></text:span><text:span text:style-name="apple-style-span"><text:span text:style-name="T2">कर्मफलं</text:span></text:span><text:span text:style-name="apple-style-span"><text:span text:style-name="T1"> </text:span></text:span><text:span text:style-name="apple-style-span"><text:span text:style-name="T2">तयक्त्वा</text:span></text:span><text:span text:style-name="apple-style-span"><text:span text:style-name="T1"> </text:span></text:span><text:span text:style-name="apple-style-span"><text:span text:style-name="T2">शान्तिम</text:span></text:span><text:span text:style-name="apple-style-span"><text:span text:style-name="T1"> </text:span></text:span><text:span text:style-name="apple-style-span"><text:span text:style-name="T2">आप्नॊति</text:span></text:span><text:span text:style-name="apple-style-span"><text:span text:style-name="T1"> </text:span></text:span><text:span text:style-name="apple-style-span"><text:span text:style-name="T2">नैष्ठिकी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युक्तः</text:span></text:span><text:span text:style-name="apple-style-span"><text:span text:style-name="T1"> </text:span></text:span><text:span text:style-name="apple-style-span"><text:span text:style-name="T2">कामकारेण</text:span></text:span><text:span text:style-name="apple-style-span"><text:span text:style-name="T1"> </text:span></text:span><text:span text:style-name="apple-style-span"><text:span text:style-name="T2">फले</text:span></text:span><text:span text:style-name="apple-style-span"><text:span text:style-name="T1"> </text:span></text:span><text:span text:style-name="apple-style-span"><text:span text:style-name="T2">सक्तॊ</text:span></text:span><text:span text:style-name="apple-style-span"><text:span text:style-name="T1"> </text:span></text:span><text:span text:style-name="apple-style-span"><text:span text:style-name="T2">निबध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13</text:span></text:span><text:span text:style-name="apple-converted-space"><text:span text:style-name="T1"> </text:span></text:span><text:span text:style-name="apple-style-span"><text:span text:style-name="T2">सर्वकर्माणि</text:span></text:span><text:span text:style-name="apple-style-span"><text:span text:style-name="T1"> </text:span></text:span><text:span text:style-name="apple-style-span"><text:span text:style-name="T2">मनसा</text:span></text:span><text:span text:style-name="apple-style-span"><text:span text:style-name="T1"> </text:span></text:span><text:span text:style-name="apple-style-span"><text:span text:style-name="T2">संन्यस्यास्ते</text:span></text:span><text:span text:style-name="apple-style-span"><text:span text:style-name="T1"> </text:span></text:span><text:span text:style-name="apple-style-span"><text:span text:style-name="T2">सुखं</text:span></text:span><text:span text:style-name="apple-style-span"><text:span text:style-name="T1"> </text:span></text:span><text:span text:style-name="apple-style-span"><text:span text:style-name="T2">वशी</text:span></text:span><text:span text:style-name="T1"><text:line-break/></text:span><text:span text:style-name="apple-style-span"><text:span text:style-name="T1">     </text:span></text:span><text:span text:style-name="apple-style-span"><text:span text:style-name="T2">नवथ्वारे</text:span></text:span><text:span text:style-name="apple-style-span"><text:span text:style-name="T1"> </text:span></text:span><text:span text:style-name="apple-style-span"><text:span text:style-name="T2">पुरे</text:span></text:span><text:span text:style-name="apple-style-span"><text:span text:style-name="T1"> </text:span></text:span><text:span text:style-name="apple-style-span"><text:span text:style-name="T2">थेही</text:span></text:span><text:span text:style-name="apple-style-span"><text:span text:style-name="T1"> </text:span></text:span><text:span text:style-name="apple-style-span"><text:span text:style-name="T2">नैव</text:span></text:span><text:span text:style-name="apple-style-span"><text:span text:style-name="T1"> </text:span></text:span><text:span text:style-name="apple-style-span"><text:span text:style-name="T2">कुर्वन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कारयन</text:span></text:span><text:span text:style-name="T1"><text:line-break/></text:span><text:span text:style-name="apple-style-span"><text:span text:style-name="T1"> </text:span></text:span><text:span text:style-name="apple-style-span"><text:span text:style-name="T3">14</text:span></text:span><text:span text:style-name="apple-converted-space"><text:span text:style-name="T1"> 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कर्तृत्वं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कर्माणि</text:span></text:span><text:span text:style-name="apple-style-span"><text:span text:style-name="T1"> </text:span></text:span><text:span text:style-name="apple-style-span"><text:span text:style-name="T2">लॊकस्य</text:span></text:span><text:span text:style-name="apple-style-span"><text:span text:style-name="T1"> </text:span></text:span><text:span text:style-name="apple-style-span"><text:span text:style-name="T2">सृजति</text:span></text:span><text:span text:style-name="apple-style-span"><text:span text:style-name="T1"> </text:span></text:span><text:span text:style-name="apple-style-span"><text:span text:style-name="T2">परभु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कर्मफलसंयॊगं</text:span></text:span><text:span text:style-name="apple-style-span"><text:span text:style-name="T1"> </text:span></text:span><text:span text:style-name="apple-style-span"><text:span text:style-name="T2">सवभावस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परवर्तते</text:span></text:span><text:span text:style-name="T1"><text:line-break/></text:span><text:span text:style-name="apple-style-span"><text:span text:style-name="T1"> </text:span></text:span><text:span text:style-name="apple-style-span"><text:span text:style-name="T3">15</text:span></text:span><text:span text:style-name="apple-converted-space"><text:span text:style-name="T1"> </text:span></text:span><text:span text:style-name="apple-style-span"><text:span text:style-name="T2">नाथत्ते</text:span></text:span><text:span text:style-name="apple-style-span"><text:span text:style-name="T1"> </text:span></text:span><text:span text:style-name="apple-style-span"><text:span text:style-name="T2">कस्य</text:span></text:span><text:span text:style-name="apple-style-span"><text:span text:style-name="T1"> </text:span></text:span><text:span text:style-name="apple-style-span"><text:span text:style-name="T2">चित</text:span></text:span><text:span text:style-name="apple-style-span"><text:span text:style-name="T1"> </text:span></text:span><text:span text:style-name="apple-style-span"><text:span text:style-name="T2">पापं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सुकृतं</text:span></text:span><text:span text:style-name="apple-style-span"><text:span text:style-name="T1"> </text:span></text:span><text:span text:style-name="apple-style-span"><text:span text:style-name="T2">विभु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ज्ञानेनावृतं</text:span></text:span><text:span text:style-name="apple-style-span"><text:span text:style-name="T1"> </text:span></text:span><text:span text:style-name="apple-style-span"><text:span text:style-name="T2">जञानं</text:span></text:span><text:span text:style-name="apple-style-span"><text:span text:style-name="T1"> </text:span></text:span><text:span text:style-name="apple-style-span"><text:span text:style-name="T2">तेन</text:span></text:span><text:span text:style-name="apple-style-span"><text:span text:style-name="T1"> </text:span></text:span><text:span text:style-name="apple-style-span"><text:span text:style-name="T2">मुह्यन्ति</text:span></text:span><text:span text:style-name="apple-style-span"><text:span text:style-name="T1"> </text:span></text:span><text:span text:style-name="apple-style-span"><text:span text:style-name="T2">जन्तवः</text:span></text:span><text:span text:style-name="T1"><text:line-break/></text:span><text:span text:style-name="apple-style-span"><text:span text:style-name="T1"> </text:span></text:span><text:span text:style-name="apple-style-span"><text:span text:style-name="T3">16</text:span></text:span><text:span text:style-name="apple-converted-space"><text:span text:style-name="T1"> </text:span></text:span><text:span text:style-name="apple-style-span"><text:span text:style-name="T2">जञानेन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अज्ञानं</text:span></text:span><text:span text:style-name="apple-style-span"><text:span text:style-name="T1"> </text:span></text:span><text:span text:style-name="apple-style-span"><text:span text:style-name="T2">येषां</text:span></text:span><text:span text:style-name="apple-style-span"><text:span text:style-name="T1"> </text:span></text:span><text:span text:style-name="apple-style-span"><text:span text:style-name="T2">नाशितम</text:span></text:span><text:span text:style-name="apple-style-span"><text:span text:style-name="T1"> </text:span></text:span><text:span text:style-name="apple-style-span"><text:span text:style-name="T2">आत्मन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तेषाम</text:span></text:span><text:span text:style-name="apple-style-span"><text:span text:style-name="T1"> </text:span></text:span><text:span text:style-name="apple-style-span"><text:span text:style-name="T2">आथित्यवज</text:span></text:span><text:span text:style-name="apple-style-span"><text:span text:style-name="T1"> </text:span></text:span><text:span text:style-name="apple-style-span"><text:span text:style-name="T2">जञानं</text:span></text:span><text:span text:style-name="apple-style-span"><text:span text:style-name="T1"> </text:span></text:span><text:span text:style-name="apple-style-span"><text:span text:style-name="T2">परकाशयति</text:span></text:span><text:span text:style-name="apple-style-span"><text:span text:style-name="T1"> </text:span></text:span><text:span text:style-name="apple-style-span"><text:span text:style-name="T2">तत्परम</text:span></text:span><text:span text:style-name="T1"><text:line-break/></text:span><text:span text:style-name="apple-style-span"><text:span text:style-name="T1"> </text:span></text:span><text:span text:style-name="apple-style-span"><text:span text:style-name="T3">17</text:span></text:span><text:span text:style-name="apple-converted-space"><text:span text:style-name="T1"> </text:span></text:span><text:span text:style-name="apple-style-span"><text:span text:style-name="T2">तथ्बुथ्धयस</text:span></text:span><text:span text:style-name="apple-style-span"><text:span text:style-name="T1"> </text:span></text:span><text:span text:style-name="apple-style-span"><text:span text:style-name="T2">तथात्मानस</text:span></text:span><text:span text:style-name="apple-style-span"><text:span text:style-name="T1"> </text:span></text:span><text:span text:style-name="apple-style-span"><text:span text:style-name="T2">तन्निष्ठास</text:span></text:span><text:span text:style-name="apple-style-span"><text:span text:style-name="T1"> </text:span></text:span><text:span text:style-name="apple-style-span"><text:span text:style-name="T2">तत्परायण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गच्छन्त्य</text:span></text:span><text:span text:style-name="apple-style-span"><text:span text:style-name="T1"> </text:span></text:span><text:span text:style-name="apple-style-span"><text:span text:style-name="T2">अपुनरावृत्तिं</text:span></text:span><text:span text:style-name="apple-style-span"><text:span text:style-name="T1"> </text:span></text:span><text:span text:style-name="apple-style-span"><text:span text:style-name="T2">जञाननिर्धूतकल्मषाः</text:span></text:span><text:span text:style-name="T1"><text:line-break/></text:span><text:span text:style-name="apple-style-span"><text:span text:style-name="T1"> </text:span></text:span><text:span text:style-name="apple-style-span"><text:span text:style-name="T3">18</text:span></text:span><text:span text:style-name="apple-converted-space"><text:span text:style-name="T1"> </text:span></text:span><text:span text:style-name="apple-style-span"><text:span text:style-name="T2">विथ्याविनयसंपन्ने</text:span></text:span><text:span text:style-name="apple-style-span"><text:span text:style-name="T1"> </text:span></text:span><text:span text:style-name="apple-style-span"><text:span text:style-name="T2">बराह्मणे</text:span></text:span><text:span text:style-name="apple-style-span"><text:span text:style-name="T1"> </text:span></text:span><text:span text:style-name="apple-style-span"><text:span text:style-name="T2">गवि</text:span></text:span><text:span text:style-name="apple-style-span"><text:span text:style-name="T1"> </text:span></text:span><text:span text:style-name="apple-style-span"><text:span text:style-name="T2">हस्तिन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शुनि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शवपाके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ण्डिताः</text:span></text:span><text:span text:style-name="apple-style-span"><text:span text:style-name="T1"> </text:span></text:span><text:span text:style-name="apple-style-span"><text:span text:style-name="T2">समथर्शिनः</text:span></text:span><text:span text:style-name="T1"><text:line-break/></text:span><text:span text:style-name="apple-style-span"><text:span text:style-name="T1"> </text:span></text:span><text:span text:style-name="apple-style-span"><text:span text:style-name="T3">19</text:span></text:span><text:span text:style-name="apple-converted-space"><text:span text:style-name="T1"> </text:span></text:span><text:span text:style-name="apple-style-span"><text:span text:style-name="T2">इहैव</text:span></text:span><text:span text:style-name="apple-style-span"><text:span text:style-name="T1"> </text:span></text:span><text:span text:style-name="apple-style-span"><text:span text:style-name="T2">तैर</text:span></text:span><text:span text:style-name="apple-style-span"><text:span text:style-name="T1"> </text:span></text:span><text:span text:style-name="apple-style-span"><text:span text:style-name="T2">जितः</text:span></text:span><text:span text:style-name="apple-style-span"><text:span text:style-name="T1"> </text:span></text:span><text:span text:style-name="apple-style-span"><text:span text:style-name="T2">सर्गॊ</text:span></text:span><text:span text:style-name="apple-style-span"><text:span text:style-name="T1"> </text:span></text:span><text:span text:style-name="apple-style-span"><text:span text:style-name="T2">येषां</text:span></text:span><text:span text:style-name="apple-style-span"><text:span text:style-name="T1"> </text:span></text:span><text:span text:style-name="apple-style-span"><text:span text:style-name="T2">साम्ये</text:span></text:span><text:span text:style-name="apple-style-span"><text:span text:style-name="T1"> </text:span></text:span><text:span text:style-name="apple-style-span"><text:span text:style-name="T2">सदितं</text:span></text:span><text:span text:style-name="apple-style-span"><text:span text:style-name="T1"> </text:span></text:span><text:span text:style-name="apple-style-span"><text:span text:style-name="T2">मन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निर्थॊषं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समं</text:span></text:span><text:span text:style-name="apple-style-span"><text:span text:style-name="T1"> </text:span></text:span><text:span text:style-name="apple-style-span"><text:span text:style-name="T2">बरह्म</text:span></text:span><text:span text:style-name="apple-style-span"><text:span text:style-name="T1"> </text:span></text:span><text:span text:style-name="apple-style-span"><text:span text:style-name="T2">तस्माथ</text:span></text:span><text:span text:style-name="apple-style-span"><text:span text:style-name="T1"> </text:span></text:span><text:span text:style-name="apple-style-span"><text:span text:style-name="T2">बरह्मणि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सदिताः</text:span></text:span><text:span text:style-name="T1"><text:line-break/></text:span><text:span text:style-name="apple-style-span"><text:span text:style-name="T1"> </text:span></text:span><text:span text:style-name="apple-style-span"><text:span text:style-name="T3">20</text:span></text:span><text:span text:style-name="apple-converted-space"><text:span text:style-name="T1"> 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परहृष्येत</text:span></text:span><text:span text:style-name="apple-style-span"><text:span text:style-name="T1"> </text:span></text:span><text:span text:style-name="apple-style-span"><text:span text:style-name="T2">परियं</text:span></text:span><text:span text:style-name="apple-style-span"><text:span text:style-name="T1"> </text:span></text:span><text:span text:style-name="apple-style-span"><text:span text:style-name="T2">पराप्य</text:span></text:span><text:span text:style-name="apple-style-span"><text:span text:style-name="T1"> </text:span></text:span><text:span text:style-name="apple-style-span"><text:span text:style-name="T2">नॊथ्विजेत</text:span></text:span><text:span text:style-name="apple-style-span"><text:span text:style-name="T1"> </text:span></text:span><text:span text:style-name="apple-style-span"><text:span text:style-name="T2">पराप्य</text:span></text:span><text:span text:style-name="apple-style-span"><text:span text:style-name="T1"> </text:span></text:span><text:span text:style-name="apple-style-span"><text:span text:style-name="T2">चाप्रिय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दिरबुथ्धिर</text:span></text:span><text:span text:style-name="apple-style-span"><text:span text:style-name="T1"> </text:span></text:span><text:span text:style-name="apple-style-span"><text:span text:style-name="T2">असंमूढॊ</text:span></text:span><text:span text:style-name="apple-style-span"><text:span text:style-name="T1"> </text:span></text:span><text:span text:style-name="apple-style-span"><text:span text:style-name="T2">बरह्मविथ</text:span></text:span><text:span text:style-name="apple-style-span"><text:span text:style-name="T1"> </text:span></text:span><text:span text:style-name="apple-style-span"><text:span text:style-name="T2">बरह्मणि</text:span></text:span><text:span text:style-name="apple-style-span"><text:span text:style-name="T1"> </text:span></text:span><text:span text:style-name="apple-style-span"><text:span text:style-name="T2">सदितः</text:span></text:span><text:span text:style-name="T1"><text:line-break/></text:span><text:span text:style-name="apple-style-span"><text:span text:style-name="T1"> </text:span></text:span><text:span text:style-name="apple-style-span"><text:span text:style-name="T3">21</text:span></text:span><text:span text:style-name="apple-converted-space"><text:span text:style-name="T1"> </text:span></text:span><text:span text:style-name="apple-style-span"><text:span text:style-name="T2">बाह्यस्पर्शेष्व</text:span></text:span><text:span text:style-name="apple-style-span"><text:span text:style-name="T1"> </text:span></text:span><text:span text:style-name="apple-style-span"><text:span text:style-name="T2">असक्तात्मा</text:span></text:span><text:span text:style-name="apple-style-span"><text:span text:style-name="T1"> </text:span></text:span><text:span text:style-name="apple-style-span"><text:span text:style-name="T2">विन्थत्य</text:span></text:span><text:span text:style-name="apple-style-span"><text:span text:style-name="T1"> </text:span></text:span><text:span text:style-name="apple-style-span"><text:span text:style-name="T2">आत्मनि</text:span></text:span><text:span text:style-name="apple-style-span"><text:span text:style-name="T1"> </text:span></text:span><text:span text:style-name="apple-style-span"><text:span text:style-name="T2">यत</text:span></text:span><text:span text:style-name="apple-style-span"><text:span text:style-name="T1"> </text:span></text:span><text:span text:style-name="apple-style-span"><text:span text:style-name="T2">सुख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बरह्मयॊगयुक्तात्मा</text:span></text:span><text:span text:style-name="apple-style-span"><text:span text:style-name="T1"> </text:span></text:span><text:span text:style-name="apple-style-span"><text:span text:style-name="T2">सुखम</text:span></text:span><text:span text:style-name="apple-style-span"><text:span text:style-name="T1"> </text:span></text:span><text:span text:style-name="apple-style-span"><text:span text:style-name="T2">अक्षयम</text:span></text:span><text:span text:style-name="apple-style-span"><text:span text:style-name="T1"> </text:span></text:span><text:span text:style-name="apple-style-span"><text:span text:style-name="T2">अश्नुते</text:span></text:span><text:span text:style-name="T1"><text:line-break/></text:span><text:span text:style-name="apple-style-span"><text:span text:style-name="T1"> </text:span></text:span><text:span text:style-name="apple-style-span"><text:span text:style-name="T3">22</text:span></text:span><text:span text:style-name="apple-converted-space"><text:span text:style-name="T1"> </text:span></text:span><text:span text:style-name="apple-style-span"><text:span text:style-name="T2">ये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संस्पर्शजा</text:span></text:span><text:span text:style-name="apple-style-span"><text:span text:style-name="T1"> </text:span></text:span><text:span text:style-name="apple-style-span"><text:span text:style-name="T2">भॊगा</text:span></text:span><text:span text:style-name="apple-style-span"><text:span text:style-name="T1"> </text:span></text:span><text:span text:style-name="apple-style-span"><text:span text:style-name="T2">थुःखयॊनय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आथ्यन्तवन्तः</text:span></text:span><text:span text:style-name="apple-style-span"><text:span text:style-name="T1"> </text:span></text:span><text:span text:style-name="apple-style-span"><text:span text:style-name="T2">कौन्तेय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तेषु</text:span></text:span><text:span text:style-name="apple-style-span"><text:span text:style-name="T1"> </text:span></text:span><text:span text:style-name="apple-style-span"><text:span text:style-name="T2">रमते</text:span></text:span><text:span text:style-name="apple-style-span"><text:span text:style-name="T1"> </text:span></text:span><text:span text:style-name="apple-style-span"><text:span text:style-name="T2">बुधः</text:span></text:span><text:span text:style-name="T1"><text:line-break/></text:span><text:soft-page-break/><text:span text:style-name="apple-style-span"><text:span text:style-name="T1"> </text:span></text:span><text:span text:style-name="apple-style-span"><text:span text:style-name="T3">23</text:span></text:span><text:span text:style-name="apple-converted-space"><text:span text:style-name="T1"> </text:span></text:span><text:span text:style-name="apple-style-span"><text:span text:style-name="T2">शक्नॊतीहैव</text:span></text:span><text:span text:style-name="apple-style-span"><text:span text:style-name="T1"> </text:span></text:span><text:span text:style-name="apple-style-span"><text:span text:style-name="T2">यः</text:span></text:span><text:span text:style-name="apple-style-span"><text:span text:style-name="T1"> </text:span></text:span><text:span text:style-name="apple-style-span"><text:span text:style-name="T2">सॊढुं</text:span></text:span><text:span text:style-name="apple-style-span"><text:span text:style-name="T1"> </text:span></text:span><text:span text:style-name="apple-style-span"><text:span text:style-name="T2">पराक</text:span></text:span><text:span text:style-name="apple-style-span"><text:span text:style-name="T1"> </text:span></text:span><text:span text:style-name="apple-style-span"><text:span text:style-name="T2">शरीरविमॊक्षणा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ामक्रॊधॊथ्भवं</text:span></text:span><text:span text:style-name="apple-style-span"><text:span text:style-name="T1"> </text:span></text:span><text:span text:style-name="apple-style-span"><text:span text:style-name="T2">वेगं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युक्तः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सुखी</text:span></text:span><text:span text:style-name="apple-style-span"><text:span text:style-name="T1"> </text:span></text:span><text:span text:style-name="apple-style-span"><text:span text:style-name="T2">नरः</text:span></text:span><text:span text:style-name="T1"><text:line-break/></text:span><text:span text:style-name="apple-style-span"><text:span text:style-name="T1"> </text:span></text:span><text:span text:style-name="apple-style-span"><text:span text:style-name="T3">24</text:span></text:span><text:span text:style-name="apple-converted-space"><text:span text:style-name="T1"> 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ऽनतःसुखॊ</text:span></text:span><text:span text:style-name="apple-style-span"><text:span text:style-name="T1"> </text:span></text:span><text:span text:style-name="apple-style-span"><text:span text:style-name="T2">ऽनतरारामस</text:span></text:span><text:span text:style-name="apple-style-span"><text:span text:style-name="T1"> </text:span></text:span><text:span text:style-name="apple-style-span"><text:span text:style-name="T2">तदान्तर्ज्यॊतिर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य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यॊगी</text:span></text:span><text:span text:style-name="apple-style-span"><text:span text:style-name="T1"> </text:span></text:span><text:span text:style-name="apple-style-span"><text:span text:style-name="T2">बरह्मनिर्वाणं</text:span></text:span><text:span text:style-name="apple-style-span"><text:span text:style-name="T1"> </text:span></text:span><text:span text:style-name="apple-style-span"><text:span text:style-name="T2">बरह्मभूतॊ</text:span></text:span><text:span text:style-name="apple-style-span"><text:span text:style-name="T1"> </text:span></text:span><text:span text:style-name="apple-style-span"><text:span text:style-name="T2">ऽधिगच्छति</text:span></text:span><text:span text:style-name="T1"><text:line-break/></text:span><text:span text:style-name="apple-style-span"><text:span text:style-name="T1"> </text:span></text:span><text:span text:style-name="apple-style-span"><text:span text:style-name="T3">25</text:span></text:span><text:span text:style-name="apple-converted-space"><text:span text:style-name="T1"> </text:span></text:span><text:span text:style-name="apple-style-span"><text:span text:style-name="T2">लभन्ते</text:span></text:span><text:span text:style-name="apple-style-span"><text:span text:style-name="T1"> </text:span></text:span><text:span text:style-name="apple-style-span"><text:span text:style-name="T2">बरह्मनिर्वाणम</text:span></text:span><text:span text:style-name="apple-style-span"><text:span text:style-name="T1"> </text:span></text:span><text:span text:style-name="apple-style-span"><text:span text:style-name="T2">ऋषयः</text:span></text:span><text:span text:style-name="apple-style-span"><text:span text:style-name="T1"> </text:span></text:span><text:span text:style-name="apple-style-span"><text:span text:style-name="T2">कषीणकल्मष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छिन्नथ्वैधा</text:span></text:span><text:span text:style-name="apple-style-span"><text:span text:style-name="T1"> </text:span></text:span><text:span text:style-name="apple-style-span"><text:span text:style-name="T2">यतात्मानः</text:span></text:span><text:span text:style-name="apple-style-span"><text:span text:style-name="T1"> </text:span></text:span><text:span text:style-name="apple-style-span"><text:span text:style-name="T2">सर्वभूतहिते</text:span></text:span><text:span text:style-name="apple-style-span"><text:span text:style-name="T1"> </text:span></text:span><text:span text:style-name="apple-style-span"><text:span text:style-name="T2">रताः</text:span></text:span><text:span text:style-name="T1"><text:line-break/></text:span><text:span text:style-name="apple-style-span"><text:span text:style-name="T1"> </text:span></text:span><text:span text:style-name="apple-style-span"><text:span text:style-name="T3">26</text:span></text:span><text:span text:style-name="apple-converted-space"><text:span text:style-name="T1"> </text:span></text:span><text:span text:style-name="apple-style-span"><text:span text:style-name="T2">कामक्रॊधवियुक्तानां</text:span></text:span><text:span text:style-name="apple-style-span"><text:span text:style-name="T1"> </text:span></text:span><text:span text:style-name="apple-style-span"><text:span text:style-name="T2">यतीनां</text:span></text:span><text:span text:style-name="apple-style-span"><text:span text:style-name="T1"> </text:span></text:span><text:span text:style-name="apple-style-span"><text:span text:style-name="T2">यतचेतसा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भितॊ</text:span></text:span><text:span text:style-name="apple-style-span"><text:span text:style-name="T1"> </text:span></text:span><text:span text:style-name="apple-style-span"><text:span text:style-name="T2">बरह्मनिर्वाणं</text:span></text:span><text:span text:style-name="apple-style-span"><text:span text:style-name="T1"> </text:span></text:span><text:span text:style-name="apple-style-span"><text:span text:style-name="T2">वर्तते</text:span></text:span><text:span text:style-name="apple-style-span"><text:span text:style-name="T1"> </text:span></text:span><text:span text:style-name="apple-style-span"><text:span text:style-name="T2">विथितात्मनाम</text:span></text:span><text:span text:style-name="T1"><text:line-break/></text:span><text:span text:style-name="apple-style-span"><text:span text:style-name="T1"> </text:span></text:span><text:span text:style-name="apple-style-span"><text:span text:style-name="T3">27</text:span></text:span><text:span text:style-name="apple-converted-space"><text:span text:style-name="T1"> </text:span></text:span><text:span text:style-name="apple-style-span"><text:span text:style-name="T2">सपर्शान</text:span></text:span><text:span text:style-name="apple-style-span"><text:span text:style-name="T1"> </text:span></text:span><text:span text:style-name="apple-style-span"><text:span text:style-name="T2">कृत्वा</text:span></text:span><text:span text:style-name="apple-style-span"><text:span text:style-name="T1"> </text:span></text:span><text:span text:style-name="apple-style-span"><text:span text:style-name="T2">बहिर</text:span></text:span><text:span text:style-name="apple-style-span"><text:span text:style-name="T1"> </text:span></text:span><text:span text:style-name="apple-style-span"><text:span text:style-name="T2">बाह्यांश</text:span></text:span><text:span text:style-name="apple-style-span"><text:span text:style-name="T1"> </text:span></text:span><text:span text:style-name="apple-style-span"><text:span text:style-name="T2">चक्षुश</text:span></text:span><text:span text:style-name="apple-style-span"><text:span text:style-name="T1"> </text:span></text:span><text:span text:style-name="apple-style-span"><text:span text:style-name="T2">चैवान्तरे</text:span></text:span><text:span text:style-name="apple-style-span"><text:span text:style-name="T1"> </text:span></text:span><text:span text:style-name="apple-style-span"><text:span text:style-name="T2">भरुवॊ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राणापानौ</text:span></text:span><text:span text:style-name="apple-style-span"><text:span text:style-name="T1"> </text:span></text:span><text:span text:style-name="apple-style-span"><text:span text:style-name="T2">समौ</text:span></text:span><text:span text:style-name="apple-style-span"><text:span text:style-name="T1"> </text:span></text:span><text:span text:style-name="apple-style-span"><text:span text:style-name="T2">कृत्वा</text:span></text:span><text:span text:style-name="apple-style-span"><text:span text:style-name="T1"> </text:span></text:span><text:span text:style-name="apple-style-span"><text:span text:style-name="T2">नासाभ्यन्तरचारिणौ</text:span></text:span><text:span text:style-name="T1"><text:line-break/></text:span><text:span text:style-name="apple-style-span"><text:span text:style-name="T1"> </text:span></text:span><text:span text:style-name="apple-style-span"><text:span text:style-name="T3">28</text:span></text:span><text:span text:style-name="apple-converted-space"><text:span text:style-name="T1"> </text:span></text:span><text:span text:style-name="apple-style-span"><text:span text:style-name="T2">यतेन्थ्रियमनॊबुथ्धिर</text:span></text:span><text:span text:style-name="apple-style-span"><text:span text:style-name="T1"> </text:span></text:span><text:span text:style-name="apple-style-span"><text:span text:style-name="T2">मुनिर</text:span></text:span><text:span text:style-name="apple-style-span"><text:span text:style-name="T1"> </text:span></text:span><text:span text:style-name="apple-style-span"><text:span text:style-name="T2">मॊक्षपरायण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विगतेच्छाभयक्रॊधॊ</text:span></text:span><text:span text:style-name="apple-style-span"><text:span text:style-name="T1"> </text:span></text:span><text:span text:style-name="apple-style-span"><text:span text:style-name="T2">यः</text:span></text:span><text:span text:style-name="apple-style-span"><text:span text:style-name="T1"> </text:span></text:span><text:span text:style-name="apple-style-span"><text:span text:style-name="T2">सथा</text:span></text:span><text:span text:style-name="apple-style-span"><text:span text:style-name="T1"> </text:span></text:span><text:span text:style-name="apple-style-span"><text:span text:style-name="T2">मुक्त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सः</text:span></text:span><text:span text:style-name="T1"><text:line-break/></text:span><text:span text:style-name="apple-style-span"><text:span text:style-name="T1"> </text:span></text:span><text:span text:style-name="apple-style-span"><text:span text:style-name="T3">29</text:span></text:span><text:span text:style-name="apple-converted-space"><text:span text:style-name="T1"> </text:span></text:span><text:span text:style-name="apple-style-span"><text:span text:style-name="T2">भॊक्तारं</text:span></text:span><text:span text:style-name="apple-style-span"><text:span text:style-name="T1"> </text:span></text:span><text:span text:style-name="apple-style-span"><text:span text:style-name="T2">यज्ञतपसां</text:span></text:span><text:span text:style-name="apple-style-span"><text:span text:style-name="T1"> </text:span></text:span><text:span text:style-name="apple-style-span"><text:span text:style-name="T2">सर्वलॊकमहेश्वरम</text:span></text:span><text:span text:style-name="T1"><text:line-break/></text:span><text:span text:style-name="apple-style-span"><text:span text:style-name="T1"> </text:span></text:span><text:span text:style-name="apple-style-span"><text:span text:style-name="T3">5</text:span></text:span><text:span text:style-name="apple-converted-space"><text:span text:style-name="T1"> </text:span></text:span><text:span text:style-name="apple-style-span"><text:span text:style-name="T2">सुहृथं</text:span></text:span><text:span text:style-name="apple-style-span"><text:span text:style-name="T1"> </text:span></text:span><text:span text:style-name="apple-style-span"><text:span text:style-name="T2">सर्वभूतानां</text:span></text:span><text:span text:style-name="apple-style-span"><text:span text:style-name="T1"> </text:span></text:span><text:span text:style-name="apple-style-span"><text:span text:style-name="T2">जञात्वा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शान्तिम</text:span></text:span><text:span text:style-name="apple-style-span"><text:span text:style-name="T1"> </text:span></text:span><text:span text:style-name="apple-style-span"><text:span text:style-name="T2">ऋच्छति</text:span></text:span></text:p>
      <text:p text:style-name="Standard"><text:span text:style-name="apple-style-span"><text:span text:style-name="T2"/></text:span></text:p>
      <text:p text:style-name="Standard"><text:span text:style-name="apple-style-span"><text:span text:style-name="T2">शरीभगवा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अनाश्रितः</text:span></text:span><text:span text:style-name="apple-style-span"><text:span text:style-name="T1"> </text:span></text:span><text:span text:style-name="apple-style-span"><text:span text:style-name="T2">कर्मफलं</text:span></text:span><text:span text:style-name="apple-style-span"><text:span text:style-name="T1"> </text:span></text:span><text:span text:style-name="apple-style-span"><text:span text:style-name="T2">कार्यं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करॊति</text:span></text:span><text:span text:style-name="apple-style-span"><text:span text:style-name="T1"> </text:span></text:span><text:span text:style-name="apple-style-span"><text:span text:style-name="T2">य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संन्यासी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यॊगी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निरग्निर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चाक्रियः</text:span></text:span><text:span text:style-name="T1"><text:line-break/></text:span><text:span text:style-name="apple-style-span"><text:span text:style-name="T1">  </text:span></text:span><text:span text:style-name="apple-style-span"><text:span text:style-name="T3">2</text:span></text:span><text:span text:style-name="apple-converted-space"><text:span text:style-name="T1"> </text:span></text:span><text:span text:style-name="apple-style-span"><text:span text:style-name="T2">यं</text:span></text:span><text:span text:style-name="apple-style-span"><text:span text:style-name="T1"> </text:span></text:span><text:span text:style-name="apple-style-span"><text:span text:style-name="T2">संन्यासम</text:span></text:span><text:span text:style-name="apple-style-span"><text:span text:style-name="T1"> 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पराहुर</text:span></text:span><text:span text:style-name="apple-style-span"><text:span text:style-name="T1"> </text:span></text:span><text:span text:style-name="apple-style-span"><text:span text:style-name="T2">यॊगं</text:span></text:span><text:span text:style-name="apple-style-span"><text:span text:style-name="T1"> </text:span></text:span><text:span text:style-name="apple-style-span"><text:span text:style-name="T2">तं</text:span></text:span><text:span text:style-name="apple-style-span"><text:span text:style-name="T1"> </text:span></text:span><text:span text:style-name="apple-style-span"><text:span text:style-name="T2">विथ्धि</text:span></text:span><text:span text:style-name="apple-style-span"><text:span text:style-name="T1"> </text:span></text:span><text:span text:style-name="apple-style-span"><text:span text:style-name="T2">पाण्डव</text:span></text:span><text:span text:style-name="T1"><text:line-break/></text:span><text:span text:style-name="apple-style-span"><text:span text:style-name="T1">     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हय</text:span></text:span><text:span text:style-name="apple-style-span"><text:span text:style-name="T1"> </text:span></text:span><text:span text:style-name="apple-style-span"><text:span text:style-name="T2">असंन्यस्तसंकल्पॊ</text:span></text:span><text:span text:style-name="apple-style-span"><text:span text:style-name="T1"> </text:span></text:span><text:span text:style-name="apple-style-span"><text:span text:style-name="T2">यॊगी</text:span></text:span><text:span text:style-name="apple-style-span"><text:span text:style-name="T1"> </text:span></text:span><text:span text:style-name="apple-style-span"><text:span text:style-name="T2">भवति</text:span></text:span><text:span text:style-name="apple-style-span"><text:span text:style-name="T1"> </text:span></text:span><text:span text:style-name="apple-style-span"><text:span text:style-name="T2">कश</text:span></text:span><text:span text:style-name="apple-style-span"><text:span text:style-name="T1"> </text:span></text:span><text:span text:style-name="apple-style-span"><text:span text:style-name="T2">चन</text:span></text:span><text:span text:style-name="T1"><text:line-break/></text:span><text:span text:style-name="apple-style-span"><text:span text:style-name="T1">  </text:span></text:span><text:span text:style-name="apple-style-span"><text:span text:style-name="T3">3</text:span></text:span><text:span text:style-name="apple-converted-space"><text:span text:style-name="T1"> </text:span></text:span><text:span text:style-name="apple-style-span"><text:span text:style-name="T2">आरुरुक्षॊर</text:span></text:span><text:span text:style-name="apple-style-span"><text:span text:style-name="T1"> </text:span></text:span><text:span text:style-name="apple-style-span"><text:span text:style-name="T2">मुनेर</text:span></text:span><text:span text:style-name="apple-style-span"><text:span text:style-name="T1"> </text:span></text:span><text:span text:style-name="apple-style-span"><text:span text:style-name="T2">यॊगं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कारणम</text:span></text:span><text:span text:style-name="apple-style-span"><text:span text:style-name="T1"> </text:span></text:span><text:span text:style-name="apple-style-span"><text:span text:style-name="T2">उच्यते</text:span></text:span><text:span text:style-name="T1"><text:line-break/></text:span><text:span text:style-name="apple-style-span"><text:span text:style-name="T1">      </text:span></text:span><text:span text:style-name="apple-style-span"><text:span text:style-name="T2">यॊगारूढस्य</text:span></text:span><text:span text:style-name="apple-style-span"><text:span text:style-name="T1"> </text:span></text:span><text:span text:style-name="apple-style-span"><text:span text:style-name="T2">तस्यैव</text:span></text:span><text:span text:style-name="apple-style-span"><text:span text:style-name="T1"> </text:span></text:span><text:span text:style-name="apple-style-span"><text:span text:style-name="T2">शमः</text:span></text:span><text:span text:style-name="apple-style-span"><text:span text:style-name="T1"> </text:span></text:span><text:span text:style-name="apple-style-span"><text:span text:style-name="T2">कारणम</text:span></text:span><text:span text:style-name="apple-style-span"><text:span text:style-name="T1"> </text:span></text:span><text:span text:style-name="apple-style-span"><text:span text:style-name="T2">उच्यते</text:span></text:span><text:span text:style-name="T1"><text:line-break/></text:span><text:span text:style-name="apple-style-span"><text:span text:style-name="T1">  </text:span></text:span><text:span text:style-name="apple-style-span"><text:span text:style-name="T3">4</text:span></text:span><text:span text:style-name="apple-converted-space"><text:span text:style-name="T1"> </text:span></text:span><text:span text:style-name="apple-style-span"><text:span text:style-name="T2">यथा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नेन्थ्रियार्देषु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कर्मस्व</text:span></text:span><text:span text:style-name="apple-style-span"><text:span text:style-name="T1"> </text:span></text:span><text:span text:style-name="apple-style-span"><text:span text:style-name="T2">अनुषज्जते</text:span></text:span><text:span text:style-name="T1"><text:line-break/></text:span><text:span text:style-name="apple-style-span"><text:span text:style-name="T1">      </text:span></text:span><text:span text:style-name="apple-style-span"><text:span text:style-name="T2">सर्वसंकल्पसंन्यासी</text:span></text:span><text:span text:style-name="apple-style-span"><text:span text:style-name="T1"> </text:span></text:span><text:span text:style-name="apple-style-span"><text:span text:style-name="T2">यॊगारूढस</text:span></text:span><text:span text:style-name="apple-style-span"><text:span text:style-name="T1"> </text:span></text:span><text:span text:style-name="apple-style-span"><text:span text:style-name="T2">तथॊच्यते</text:span></text:span><text:span text:style-name="T1"><text:line-break/></text:span><text:span text:style-name="apple-style-span"><text:span text:style-name="T1">  </text:span></text:span><text:span text:style-name="apple-style-span"><text:span text:style-name="T3">5</text:span></text:span><text:span text:style-name="apple-converted-space"><text:span text:style-name="T1"> </text:span></text:span><text:span text:style-name="apple-style-span"><text:span text:style-name="T2">उथ्धरेथ</text:span></text:span><text:span text:style-name="apple-style-span"><text:span text:style-name="T1"> </text:span></text:span><text:span text:style-name="apple-style-span"><text:span text:style-name="T2">आत्मनात्मानं</text:span></text:span><text:span text:style-name="apple-style-span"><text:span text:style-name="T1"> </text:span></text:span><text:span text:style-name="apple-style-span"><text:span text:style-name="T2">नात्मानम</text:span></text:span><text:span text:style-name="apple-style-span"><text:span text:style-name="T1"> </text:span></text:span><text:span text:style-name="apple-style-span"><text:span text:style-name="T2">अवसाथयेत</text:span></text:span><text:span text:style-name="T1"><text:line-break/></text:span><text:span text:style-name="apple-style-span"><text:span text:style-name="T1">      </text:span></text:span><text:span text:style-name="apple-style-span"><text:span text:style-name="T2">आत्मैव</text:span></text:span><text:span text:style-name="apple-style-span"><text:span text:style-name="T1"> </text:span></text:span><text:span text:style-name="apple-style-span"><text:span text:style-name="T2">हय</text:span></text:span><text:span text:style-name="apple-style-span"><text:span text:style-name="T1"> </text:span></text:span><text:span text:style-name="apple-style-span"><text:span text:style-name="T2">आत्मनॊ</text:span></text:span><text:span text:style-name="apple-style-span"><text:span text:style-name="T1"> </text:span></text:span><text:span text:style-name="apple-style-span"><text:span text:style-name="T2">बन्धुर</text:span></text:span><text:span text:style-name="apple-style-span"><text:span text:style-name="T1"> </text:span></text:span><text:span text:style-name="apple-style-span"><text:span text:style-name="T2">आत्मैव</text:span></text:span><text:span text:style-name="apple-style-span"><text:span text:style-name="T1"> </text:span></text:span><text:span text:style-name="apple-style-span"><text:span text:style-name="T2">रिपुर</text:span></text:span><text:span text:style-name="apple-style-span"><text:span text:style-name="T1"> </text:span></text:span><text:span text:style-name="apple-style-span"><text:span text:style-name="T2">आत्मनः</text:span></text:span><text:span text:style-name="T1"><text:line-break/></text:span><text:span text:style-name="apple-style-span"><text:span text:style-name="T1">  </text:span></text:span><text:span text:style-name="apple-style-span"><text:span text:style-name="T3">6</text:span></text:span><text:span text:style-name="apple-converted-space"><text:span text:style-name="T1"> </text:span></text:span><text:span text:style-name="apple-style-span"><text:span text:style-name="T2">बन्धुर</text:span></text:span><text:span text:style-name="apple-style-span"><text:span text:style-name="T1"> </text:span></text:span><text:span text:style-name="apple-style-span"><text:span text:style-name="T2">आत्मात्मनस</text:span></text:span><text:span text:style-name="apple-style-span"><text:span text:style-name="T1"> </text:span></text:span><text:span text:style-name="apple-style-span"><text:span text:style-name="T2">तस्य</text:span></text:span><text:span text:style-name="apple-style-span"><text:span text:style-name="T1"> </text:span></text:span><text:span text:style-name="apple-style-span"><text:span text:style-name="T2">येनात्मैवात्मना</text:span></text:span><text:span text:style-name="apple-style-span"><text:span text:style-name="T1"> </text:span></text:span><text:span text:style-name="apple-style-span"><text:span text:style-name="T2">जित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अनात्मनस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शत्रुत्वे</text:span></text:span><text:span text:style-name="apple-style-span"><text:span text:style-name="T1"> </text:span></text:span><text:span text:style-name="apple-style-span"><text:span text:style-name="T2">वर्तेतात्मैव</text:span></text:span><text:span text:style-name="apple-style-span"><text:span text:style-name="T1"> </text:span></text:span><text:span text:style-name="apple-style-span"><text:span text:style-name="T2">शत्रुवत</text:span></text:span><text:span text:style-name="T1"><text:line-break/></text:span><text:span text:style-name="apple-style-span"><text:span text:style-name="T1">  </text:span></text:span><text:span text:style-name="apple-style-span"><text:span text:style-name="T3">7</text:span></text:span><text:span text:style-name="apple-converted-space"><text:span text:style-name="T1"> </text:span></text:span><text:span text:style-name="apple-style-span"><text:span text:style-name="T2">जितात्मनः</text:span></text:span><text:span text:style-name="apple-style-span"><text:span text:style-name="T1"> </text:span></text:span><text:span text:style-name="apple-style-span"><text:span text:style-name="T2">परशान्तस्य</text:span></text:span><text:span text:style-name="apple-style-span"><text:span text:style-name="T1"> </text:span></text:span><text:span text:style-name="apple-style-span"><text:span text:style-name="T2">परमात्मा</text:span></text:span><text:span text:style-name="apple-style-span"><text:span text:style-name="T1"> </text:span></text:span><text:span text:style-name="apple-style-span"><text:span text:style-name="T2">समाहित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शीतॊष्णसुखथुःखेषु</text:span></text:span><text:span text:style-name="apple-style-span"><text:span text:style-name="T1"> </text:span></text:span><text:span text:style-name="apple-style-span"><text:span text:style-name="T2">तदा</text:span></text:span><text:span text:style-name="apple-style-span"><text:span text:style-name="T1"> </text:span></text:span><text:span text:style-name="apple-style-span"><text:span text:style-name="T2">मानापमानयॊः</text:span></text:span><text:span text:style-name="T1"><text:line-break/></text:span><text:span text:style-name="apple-style-span"><text:span text:style-name="T1">  </text:span></text:span><text:span text:style-name="apple-style-span"><text:span text:style-name="T3">8</text:span></text:span><text:span text:style-name="apple-converted-space"><text:span text:style-name="T1"> </text:span></text:span><text:span text:style-name="apple-style-span"><text:span text:style-name="T2">जञानविज्ञानतृप्तात्मा</text:span></text:span><text:span text:style-name="apple-style-span"><text:span text:style-name="T1"> </text:span></text:span><text:span text:style-name="apple-style-span"><text:span text:style-name="T2">कूटस्दॊ</text:span></text:span><text:span text:style-name="apple-style-span"><text:span text:style-name="T1"> </text:span></text:span><text:span text:style-name="apple-style-span"><text:span text:style-name="T2">विजितेन्थ्रिय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युक्त</text:span></text:span><text:span text:style-name="apple-style-span"><text:span text:style-name="T1"> </text:span></text:span><text:span text:style-name="apple-style-span"><text:span text:style-name="T2">इत्य</text:span></text:span><text:span text:style-name="apple-style-span"><text:span text:style-name="T1"> </text:span></text:span><text:span text:style-name="apple-style-span"><text:span text:style-name="T2">उच्यते</text:span></text:span><text:span text:style-name="apple-style-span"><text:span text:style-name="T1"> </text:span></text:span><text:span text:style-name="apple-style-span"><text:span text:style-name="T2">यॊगी</text:span></text:span><text:span text:style-name="apple-style-span"><text:span text:style-name="T1"> </text:span></text:span><text:span text:style-name="apple-style-span"><text:span text:style-name="T2">समलॊष्टाश्मकाञ्चनः</text:span></text:span><text:span text:style-name="T1"><text:line-break/></text:span><text:span text:style-name="apple-style-span"><text:span text:style-name="T1">  </text:span></text:span><text:span text:style-name="apple-style-span"><text:span text:style-name="T3">9</text:span></text:span><text:span text:style-name="apple-converted-space"><text:span text:style-name="T1"> </text:span></text:span><text:span text:style-name="apple-style-span"><text:span text:style-name="T2">सुहृन्मित्रार्युथासीनमध्यस्दथ्वेष्यबन्धुषु</text:span></text:span><text:span text:style-name="T1"><text:line-break/></text:span><text:span text:style-name="apple-style-span"><text:span text:style-name="T1">      </text:span></text:span><text:span text:style-name="apple-style-span"><text:span text:style-name="T2">साधुष्व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ापेषु</text:span></text:span><text:span text:style-name="apple-style-span"><text:span text:style-name="T1"> </text:span></text:span><text:span text:style-name="apple-style-span"><text:span text:style-name="T2">समबुथ्धिर</text:span></text:span><text:span text:style-name="apple-style-span"><text:span text:style-name="T1"> </text:span></text:span><text:span text:style-name="apple-style-span"><text:span text:style-name="T2">विशिष्यते</text:span></text:span><text:span text:style-name="T1"><text:line-break/></text:span><text:span text:style-name="apple-style-span"><text:span text:style-name="T1">  </text:span></text:span><text:span text:style-name="apple-style-span"><text:span text:style-name="T3">10</text:span></text:span><text:span text:style-name="apple-converted-space"><text:span text:style-name="T1"> </text:span></text:span><text:span text:style-name="apple-style-span"><text:span text:style-name="T2">यॊगी</text:span></text:span><text:span text:style-name="apple-style-span"><text:span text:style-name="T1"> </text:span></text:span><text:span text:style-name="apple-style-span"><text:span text:style-name="T2">युञ्जीत</text:span></text:span><text:span text:style-name="apple-style-span"><text:span text:style-name="T1"> </text:span></text:span><text:span text:style-name="apple-style-span"><text:span text:style-name="T2">सततम</text:span></text:span><text:span text:style-name="apple-style-span"><text:span text:style-name="T1"> </text:span></text:span><text:span text:style-name="apple-style-span"><text:span text:style-name="T2">आत्मानं</text:span></text:span><text:span text:style-name="apple-style-span"><text:span text:style-name="T1"> </text:span></text:span><text:span text:style-name="apple-style-span"><text:span text:style-name="T2">रहसि</text:span></text:span><text:span text:style-name="apple-style-span"><text:span text:style-name="T1"> </text:span></text:span><text:span text:style-name="apple-style-span"><text:span text:style-name="T2">सदित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एकाकी</text:span></text:span><text:span text:style-name="apple-style-span"><text:span text:style-name="T1"> </text:span></text:span><text:span text:style-name="apple-style-span"><text:span text:style-name="T2">यतचित्तात्मा</text:span></text:span><text:span text:style-name="apple-style-span"><text:span text:style-name="T1"> </text:span></text:span><text:span text:style-name="apple-style-span"><text:span text:style-name="T2">निराशीर</text:span></text:span><text:span text:style-name="apple-style-span"><text:span text:style-name="T1"> </text:span></text:span><text:span text:style-name="apple-style-span"><text:span text:style-name="T2">अपरिग्रहः</text:span></text:span><text:span text:style-name="T1"><text:line-break/></text:span><text:soft-page-break/><text:span text:style-name="apple-style-span"><text:span text:style-name="T1"> </text:span></text:span><text:span text:style-name="apple-style-span"><text:span text:style-name="T3">11</text:span></text:span><text:span text:style-name="apple-converted-space"><text:span text:style-name="T1"> </text:span></text:span><text:span text:style-name="apple-style-span"><text:span text:style-name="T2">शुचौ</text:span></text:span><text:span text:style-name="apple-style-span"><text:span text:style-name="T1"> </text:span></text:span><text:span text:style-name="apple-style-span"><text:span text:style-name="T2">थेशे</text:span></text:span><text:span text:style-name="apple-style-span"><text:span text:style-name="T1"> </text:span></text:span><text:span text:style-name="apple-style-span"><text:span text:style-name="T2">परतिष्ठाप्य</text:span></text:span><text:span text:style-name="apple-style-span"><text:span text:style-name="T1"> </text:span></text:span><text:span text:style-name="apple-style-span"><text:span text:style-name="T2">सदिरम</text:span></text:span><text:span text:style-name="apple-style-span"><text:span text:style-name="T1"> </text:span></text:span><text:span text:style-name="apple-style-span"><text:span text:style-name="T2">आसनम</text:span></text:span><text:span text:style-name="apple-style-span"><text:span text:style-name="T1"> </text:span></text:span><text:span text:style-name="apple-style-span"><text:span text:style-name="T2">आत्मन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नात्युच्छ्रितं</text:span></text:span><text:span text:style-name="apple-style-span"><text:span text:style-name="T1"> </text:span></text:span><text:span text:style-name="apple-style-span"><text:span text:style-name="T2">नातिनीचं</text:span></text:span><text:span text:style-name="apple-style-span"><text:span text:style-name="T1"> </text:span></text:span><text:span text:style-name="apple-style-span"><text:span text:style-name="T2">चैलाजिनकुशॊत्तरम</text:span></text:span><text:span text:style-name="T1"><text:line-break/></text:span><text:span text:style-name="apple-style-span"><text:span text:style-name="T1"> </text:span></text:span><text:span text:style-name="apple-style-span"><text:span text:style-name="T3">12</text:span></text:span><text:span text:style-name="apple-converted-space"><text:span text:style-name="T1"> </text:span></text:span><text:span text:style-name="apple-style-span"><text:span text:style-name="T2">तत्रैकाग्रं</text:span></text:span><text:span text:style-name="apple-style-span"><text:span text:style-name="T1"> </text:span></text:span><text:span text:style-name="apple-style-span"><text:span text:style-name="T2">मनः</text:span></text:span><text:span text:style-name="apple-style-span"><text:span text:style-name="T1"> </text:span></text:span><text:span text:style-name="apple-style-span"><text:span text:style-name="T2">कृत्वा</text:span></text:span><text:span text:style-name="apple-style-span"><text:span text:style-name="T1"> </text:span></text:span><text:span text:style-name="apple-style-span"><text:span text:style-name="T2">यतचित्तेन्थ्रियक्रिय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उपविश्यासने</text:span></text:span><text:span text:style-name="apple-style-span"><text:span text:style-name="T1"> </text:span></text:span><text:span text:style-name="apple-style-span"><text:span text:style-name="T2">युञ्ज्याथ</text:span></text:span><text:span text:style-name="apple-style-span"><text:span text:style-name="T1"> </text:span></text:span><text:span text:style-name="apple-style-span"><text:span text:style-name="T2">यॊगम</text:span></text:span><text:span text:style-name="apple-style-span"><text:span text:style-name="T1"> </text:span></text:span><text:span text:style-name="apple-style-span"><text:span text:style-name="T2">आत्मविशुथ्धये</text:span></text:span><text:span text:style-name="T1"><text:line-break/></text:span><text:span text:style-name="apple-style-span"><text:span text:style-name="T1"> </text:span></text:span><text:span text:style-name="apple-style-span"><text:span text:style-name="T3">13</text:span></text:span><text:span text:style-name="apple-converted-space"><text:span text:style-name="T1"> </text:span></text:span><text:span text:style-name="apple-style-span"><text:span text:style-name="T2">समं</text:span></text:span><text:span text:style-name="apple-style-span"><text:span text:style-name="T1"> </text:span></text:span><text:span text:style-name="apple-style-span"><text:span text:style-name="T2">कायशिरॊग्रीवं</text:span></text:span><text:span text:style-name="apple-style-span"><text:span text:style-name="T1"> </text:span></text:span><text:span text:style-name="apple-style-span"><text:span text:style-name="T2">धारयन्न</text:span></text:span><text:span text:style-name="apple-style-span"><text:span text:style-name="T1"> </text:span></text:span><text:span text:style-name="apple-style-span"><text:span text:style-name="T2">अचलं</text:span></text:span><text:span text:style-name="apple-style-span"><text:span text:style-name="T1"> </text:span></text:span><text:span text:style-name="apple-style-span"><text:span text:style-name="T2">सदिर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ंप्रेक्ष्य</text:span></text:span><text:span text:style-name="apple-style-span"><text:span text:style-name="T1"> </text:span></text:span><text:span text:style-name="apple-style-span"><text:span text:style-name="T2">नासिकाग्रं</text:span></text:span><text:span text:style-name="apple-style-span"><text:span text:style-name="T1"> </text:span></text:span><text:span text:style-name="apple-style-span"><text:span text:style-name="T2">सवं</text:span></text:span><text:span text:style-name="apple-style-span"><text:span text:style-name="T1"> </text:span></text:span><text:span text:style-name="apple-style-span"><text:span text:style-name="T2">थिशश</text:span></text:span><text:span text:style-name="apple-style-span"><text:span text:style-name="T1"> </text:span></text:span><text:span text:style-name="apple-style-span"><text:span text:style-name="T2">चानवलॊकयन</text:span></text:span><text:span text:style-name="T1"><text:line-break/></text:span><text:span text:style-name="apple-style-span"><text:span text:style-name="T1"> </text:span></text:span><text:span text:style-name="apple-style-span"><text:span text:style-name="T3">14</text:span></text:span><text:span text:style-name="apple-converted-space"><text:span text:style-name="T1"> </text:span></text:span><text:span text:style-name="apple-style-span"><text:span text:style-name="T2">परशान्तात्मा</text:span></text:span><text:span text:style-name="apple-style-span"><text:span text:style-name="T1"> </text:span></text:span><text:span text:style-name="apple-style-span"><text:span text:style-name="T2">विगतभीर</text:span></text:span><text:span text:style-name="apple-style-span"><text:span text:style-name="T1"> </text:span></text:span><text:span text:style-name="apple-style-span"><text:span text:style-name="T2">बरह्मचारिव्रते</text:span></text:span><text:span text:style-name="apple-style-span"><text:span text:style-name="T1"> </text:span></text:span><text:span text:style-name="apple-style-span"><text:span text:style-name="T2">सदित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नः</text:span></text:span><text:span text:style-name="apple-style-span"><text:span text:style-name="T1"> </text:span></text:span><text:span text:style-name="apple-style-span"><text:span text:style-name="T2">संयम्य</text:span></text:span><text:span text:style-name="apple-style-span"><text:span text:style-name="T1"> </text:span></text:span><text:span text:style-name="apple-style-span"><text:span text:style-name="T2">मच्चित्तॊ</text:span></text:span><text:span text:style-name="apple-style-span"><text:span text:style-name="T1"> </text:span></text:span><text:span text:style-name="apple-style-span"><text:span text:style-name="T2">युक्त</text:span></text:span><text:span text:style-name="apple-style-span"><text:span text:style-name="T1"> </text:span></text:span><text:span text:style-name="apple-style-span"><text:span text:style-name="T2">आसीत</text:span></text:span><text:span text:style-name="apple-style-span"><text:span text:style-name="T1"> </text:span></text:span><text:span text:style-name="apple-style-span"><text:span text:style-name="T2">मत्परः</text:span></text:span><text:span text:style-name="T1"><text:line-break/></text:span><text:span text:style-name="apple-style-span"><text:span text:style-name="T1"> </text:span></text:span><text:span text:style-name="apple-style-span"><text:span text:style-name="T3">15</text:span></text:span><text:span text:style-name="apple-converted-space"><text:span text:style-name="T1"> </text:span></text:span><text:span text:style-name="apple-style-span"><text:span text:style-name="T2">युञ्जन्न</text:span></text:span><text:span text:style-name="apple-style-span"><text:span text:style-name="T1"> </text:span></text:span><text:span text:style-name="apple-style-span"><text:span text:style-name="T2">एवं</text:span></text:span><text:span text:style-name="apple-style-span"><text:span text:style-name="T1"> </text:span></text:span><text:span text:style-name="apple-style-span"><text:span text:style-name="T2">सथात्मानं</text:span></text:span><text:span text:style-name="apple-style-span"><text:span text:style-name="T1"> </text:span></text:span><text:span text:style-name="apple-style-span"><text:span text:style-name="T2">यॊगी</text:span></text:span><text:span text:style-name="apple-style-span"><text:span text:style-name="T1"> </text:span></text:span><text:span text:style-name="apple-style-span"><text:span text:style-name="T2">नियतमानस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शान्तिं</text:span></text:span><text:span text:style-name="apple-style-span"><text:span text:style-name="T1"> </text:span></text:span><text:span text:style-name="apple-style-span"><text:span text:style-name="T2">निर्वाणपरमां</text:span></text:span><text:span text:style-name="apple-style-span"><text:span text:style-name="T1"> </text:span></text:span><text:span text:style-name="apple-style-span"><text:span text:style-name="T2">मत्संस्दाम</text:span></text:span><text:span text:style-name="apple-style-span"><text:span text:style-name="T1"> </text:span></text:span><text:span text:style-name="apple-style-span"><text:span text:style-name="T2">अधिगच्छति</text:span></text:span><text:span text:style-name="T1"><text:line-break/></text:span><text:span text:style-name="apple-style-span"><text:span text:style-name="T1"> </text:span></text:span><text:span text:style-name="apple-style-span"><text:span text:style-name="T3">16</text:span></text:span><text:span text:style-name="apple-converted-space"><text:span text:style-name="T1"> </text:span></text:span><text:span text:style-name="apple-style-span"><text:span text:style-name="T2">नात्यश्नतस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यॊगॊ</text:span></text:span><text:span text:style-name="apple-style-span"><text:span text:style-name="T1"> </text:span></text:span><text:span text:style-name="apple-style-span"><text:span text:style-name="T2">ऽसति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चैकान्तम</text:span></text:span><text:span text:style-name="apple-style-span"><text:span text:style-name="T1"> </text:span></text:span><text:span text:style-name="apple-style-span"><text:span text:style-name="T2">अनश्नत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चातिस्वप्नशीलस्य</text:span></text:span><text:span text:style-name="apple-style-span"><text:span text:style-name="T1"> </text:span></text:span><text:span text:style-name="apple-style-span"><text:span text:style-name="T2">जाग्रतॊ</text:span></text:span><text:span text:style-name="apple-style-span"><text:span text:style-name="T1"> </text:span></text:span><text:span text:style-name="apple-style-span"><text:span text:style-name="T2">नैव</text:span></text:span><text:span text:style-name="apple-style-span"><text:span text:style-name="T1"> </text:span></text:span><text:span text:style-name="apple-style-span"><text:span text:style-name="T2">चार्जुन</text:span></text:span><text:span text:style-name="T1"><text:line-break/></text:span><text:span text:style-name="apple-style-span"><text:span text:style-name="T1"> </text:span></text:span><text:span text:style-name="apple-style-span"><text:span text:style-name="T3">17</text:span></text:span><text:span text:style-name="apple-converted-space"><text:span text:style-name="T1"> </text:span></text:span><text:span text:style-name="apple-style-span"><text:span text:style-name="T2">युक्ताहारविहारस्य</text:span></text:span><text:span text:style-name="apple-style-span"><text:span text:style-name="T1"> </text:span></text:span><text:span text:style-name="apple-style-span"><text:span text:style-name="T2">युक्तचेष्टस्य</text:span></text:span><text:span text:style-name="apple-style-span"><text:span text:style-name="T1"> </text:span></text:span><text:span text:style-name="apple-style-span"><text:span text:style-name="T2">कर्मसु</text:span></text:span><text:span text:style-name="T1"><text:line-break/></text:span><text:span text:style-name="apple-style-span"><text:span text:style-name="T1">     </text:span></text:span><text:span text:style-name="apple-style-span"><text:span text:style-name="T2">युक्तस्वप्नावबॊधस्य</text:span></text:span><text:span text:style-name="apple-style-span"><text:span text:style-name="T1"> </text:span></text:span><text:span text:style-name="apple-style-span"><text:span text:style-name="T2">यॊगॊ</text:span></text:span><text:span text:style-name="apple-style-span"><text:span text:style-name="T1"> </text:span></text:span><text:span text:style-name="apple-style-span"><text:span text:style-name="T2">भवति</text:span></text:span><text:span text:style-name="apple-style-span"><text:span text:style-name="T1"> </text:span></text:span><text:span text:style-name="apple-style-span"><text:span text:style-name="T2">थुःखहा</text:span></text:span><text:span text:style-name="T1"><text:line-break/></text:span><text:span text:style-name="apple-style-span"><text:span text:style-name="T1"> </text:span></text:span><text:span text:style-name="apple-style-span"><text:span text:style-name="T3">18</text:span></text:span><text:span text:style-name="apple-converted-space"><text:span text:style-name="T1"> </text:span></text:span><text:span text:style-name="apple-style-span"><text:span text:style-name="T2">यथा</text:span></text:span><text:span text:style-name="apple-style-span"><text:span text:style-name="T1"> </text:span></text:span><text:span text:style-name="apple-style-span"><text:span text:style-name="T2">विनियतं</text:span></text:span><text:span text:style-name="apple-style-span"><text:span text:style-name="T1"> </text:span></text:span><text:span text:style-name="apple-style-span"><text:span text:style-name="T2">चित्तम</text:span></text:span><text:span text:style-name="apple-style-span"><text:span text:style-name="T1"> </text:span></text:span><text:span text:style-name="apple-style-span"><text:span text:style-name="T2">आत्मन्य</text:span></text:span><text:span text:style-name="apple-style-span"><text:span text:style-name="T1"> </text:span></text:span><text:span text:style-name="apple-style-span"><text:span text:style-name="T2">एवावतिष्ठ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निःस्पृहः</text:span></text:span><text:span text:style-name="apple-style-span"><text:span text:style-name="T1"> </text:span></text:span><text:span text:style-name="apple-style-span"><text:span text:style-name="T2">सर्वकामेभ्यॊ</text:span></text:span><text:span text:style-name="apple-style-span"><text:span text:style-name="T1"> </text:span></text:span><text:span text:style-name="apple-style-span"><text:span text:style-name="T2">युक्त</text:span></text:span><text:span text:style-name="apple-style-span"><text:span text:style-name="T1"> </text:span></text:span><text:span text:style-name="apple-style-span"><text:span text:style-name="T2">इत्य</text:span></text:span><text:span text:style-name="apple-style-span"><text:span text:style-name="T1"> </text:span></text:span><text:span text:style-name="apple-style-span"><text:span text:style-name="T2">उच्यते</text:span></text:span><text:span text:style-name="apple-style-span"><text:span text:style-name="T1"> </text:span></text:span><text:span text:style-name="apple-style-span"><text:span text:style-name="T2">तथा</text:span></text:span><text:span text:style-name="T1"><text:line-break/></text:span><text:span text:style-name="apple-style-span"><text:span text:style-name="T1"> </text:span></text:span><text:span text:style-name="apple-style-span"><text:span text:style-name="T3">19</text:span></text:span><text:span text:style-name="apple-converted-space"><text:span text:style-name="T1"> </text:span></text:span><text:span text:style-name="apple-style-span"><text:span text:style-name="T2">यदा</text:span></text:span><text:span text:style-name="apple-style-span"><text:span text:style-name="T1"> </text:span></text:span><text:span text:style-name="apple-style-span"><text:span text:style-name="T2">थीपॊ</text:span></text:span><text:span text:style-name="apple-style-span"><text:span text:style-name="T1"> </text:span></text:span><text:span text:style-name="apple-style-span"><text:span text:style-name="T2">निवातस्दॊ</text:span></text:span><text:span text:style-name="apple-style-span"><text:span text:style-name="T1"> </text:span></text:span><text:span text:style-name="apple-style-span"><text:span text:style-name="T2">नेङ्गते</text:span></text:span><text:span text:style-name="apple-style-span"><text:span text:style-name="T1"> </text:span></text:span><text:span text:style-name="apple-style-span"><text:span text:style-name="T2">सॊपमा</text:span></text:span><text:span text:style-name="apple-style-span"><text:span text:style-name="T1"> </text:span></text:span><text:span text:style-name="apple-style-span"><text:span text:style-name="T2">समृत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यॊगिनॊ</text:span></text:span><text:span text:style-name="apple-style-span"><text:span text:style-name="T1"> </text:span></text:span><text:span text:style-name="apple-style-span"><text:span text:style-name="T2">यतचित्तस्य</text:span></text:span><text:span text:style-name="apple-style-span"><text:span text:style-name="T1"> </text:span></text:span><text:span text:style-name="apple-style-span"><text:span text:style-name="T2">युञ्जतॊ</text:span></text:span><text:span text:style-name="apple-style-span"><text:span text:style-name="T1"> </text:span></text:span><text:span text:style-name="apple-style-span"><text:span text:style-name="T2">यॊगम</text:span></text:span><text:span text:style-name="apple-style-span"><text:span text:style-name="T1"> </text:span></text:span><text:span text:style-name="apple-style-span"><text:span text:style-name="T2">आत्मनः</text:span></text:span><text:span text:style-name="T1"><text:line-break/></text:span><text:span text:style-name="apple-style-span"><text:span text:style-name="T1"> </text:span></text:span><text:span text:style-name="apple-style-span"><text:span text:style-name="T3">20</text:span></text:span><text:span text:style-name="apple-converted-space"><text:span text:style-name="T1"> </text:span></text:span><text:span text:style-name="apple-style-span"><text:span text:style-name="T2">यत्रॊपरमते</text:span></text:span><text:span text:style-name="apple-style-span"><text:span text:style-name="T1"> </text:span></text:span><text:span text:style-name="apple-style-span"><text:span text:style-name="T2">चित्तं</text:span></text:span><text:span text:style-name="apple-style-span"><text:span text:style-name="T1"> </text:span></text:span><text:span text:style-name="apple-style-span"><text:span text:style-name="T2">निरुथ्धं</text:span></text:span><text:span text:style-name="apple-style-span"><text:span text:style-name="T1"> </text:span></text:span><text:span text:style-name="apple-style-span"><text:span text:style-name="T2">यॊगसेवय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त्र</text:span></text:span><text:span text:style-name="apple-style-span"><text:span text:style-name="T1"> </text:span></text:span><text:span text:style-name="apple-style-span"><text:span text:style-name="T2">चैवात्मनात्मानं</text:span></text:span><text:span text:style-name="apple-style-span"><text:span text:style-name="T1"> </text:span></text:span><text:span text:style-name="apple-style-span"><text:span text:style-name="T2">पश्यन्न</text:span></text:span><text:span text:style-name="apple-style-span"><text:span text:style-name="T1"> </text:span></text:span><text:span text:style-name="apple-style-span"><text:span text:style-name="T2">आत्मनि</text:span></text:span><text:span text:style-name="apple-style-span"><text:span text:style-name="T1"> </text:span></text:span><text:span text:style-name="apple-style-span"><text:span text:style-name="T2">तुष्यति</text:span></text:span><text:span text:style-name="T1"><text:line-break/></text:span><text:span text:style-name="apple-style-span"><text:span text:style-name="T1"> </text:span></text:span><text:span text:style-name="apple-style-span"><text:span text:style-name="T3">21</text:span></text:span><text:span text:style-name="apple-converted-space"><text:span text:style-name="T1"> </text:span></text:span><text:span text:style-name="apple-style-span"><text:span text:style-name="T2">सुखम</text:span></text:span><text:span text:style-name="apple-style-span"><text:span text:style-name="T1"> </text:span></text:span><text:span text:style-name="apple-style-span"><text:span text:style-name="T2">आत्यन्तिकं</text:span></text:span><text:span text:style-name="apple-style-span"><text:span text:style-name="T1"> </text:span></text:span><text:span text:style-name="apple-style-span"><text:span text:style-name="T2">यत</text:span></text:span><text:span text:style-name="apple-style-span"><text:span text:style-name="T1">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बुथ्धिग्राह्यम</text:span></text:span><text:span text:style-name="apple-style-span"><text:span text:style-name="T1"> </text:span></text:span><text:span text:style-name="apple-style-span"><text:span text:style-name="T2">अतीन्थ्रिय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वेत्ति</text:span></text:span><text:span text:style-name="apple-style-span"><text:span text:style-name="T1"> </text:span></text:span><text:span text:style-name="apple-style-span"><text:span text:style-name="T2">यत्र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चैवायं</text:span></text:span><text:span text:style-name="apple-style-span"><text:span text:style-name="T1"> </text:span></text:span><text:span text:style-name="apple-style-span"><text:span text:style-name="T2">सदितश</text:span></text:span><text:span text:style-name="apple-style-span"><text:span text:style-name="T1"> </text:span></text:span><text:span text:style-name="apple-style-span"><text:span text:style-name="T2">चलति</text:span></text:span><text:span text:style-name="apple-style-span"><text:span text:style-name="T1"> </text:span></text:span><text:span text:style-name="apple-style-span"><text:span text:style-name="T2">तत्त्वतः</text:span></text:span><text:span text:style-name="T1"><text:line-break/></text:span><text:span text:style-name="apple-style-span"><text:span text:style-name="T1"> </text:span></text:span><text:span text:style-name="apple-style-span"><text:span text:style-name="T3">22</text:span></text:span><text:span text:style-name="apple-converted-space"><text:span text:style-name="T1"> </text:span></text:span><text:span text:style-name="apple-style-span"><text:span text:style-name="T2">यं</text:span></text:span><text:span text:style-name="apple-style-span"><text:span text:style-name="T1"> </text:span></text:span><text:span text:style-name="apple-style-span"><text:span text:style-name="T2">लब्ध्वा</text:span></text:span><text:span text:style-name="apple-style-span"><text:span text:style-name="T1"> </text:span></text:span><text:span text:style-name="apple-style-span"><text:span text:style-name="T2">चापरं</text:span></text:span><text:span text:style-name="apple-style-span"><text:span text:style-name="T1"> </text:span></text:span><text:span text:style-name="apple-style-span"><text:span text:style-name="T2">लाभं</text:span></text:span><text:span text:style-name="apple-style-span"><text:span text:style-name="T1"> </text:span></text:span><text:span text:style-name="apple-style-span"><text:span text:style-name="T2">मन्यते</text:span></text:span><text:span text:style-name="apple-style-span"><text:span text:style-name="T1"> </text:span></text:span><text:span text:style-name="apple-style-span"><text:span text:style-name="T2">नाधिकं</text:span></text:span><text:span text:style-name="apple-style-span"><text:span text:style-name="T1"> </text:span></text:span><text:span text:style-name="apple-style-span"><text:span text:style-name="T2">तत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स्मिन</text:span></text:span><text:span text:style-name="apple-style-span"><text:span text:style-name="T1"> </text:span></text:span><text:span text:style-name="apple-style-span"><text:span text:style-name="T2">सदितॊ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थुःखेन</text:span></text:span><text:span text:style-name="apple-style-span"><text:span text:style-name="T1"> </text:span></text:span><text:span text:style-name="apple-style-span"><text:span text:style-name="T2">गुरुणापि</text:span></text:span><text:span text:style-name="apple-style-span"><text:span text:style-name="T1"> </text:span></text:span><text:span text:style-name="apple-style-span"><text:span text:style-name="T2">विचाल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23</text:span></text:span><text:span text:style-name="apple-converted-space"><text:span text:style-name="T1"> </text:span></text:span><text:span text:style-name="apple-style-span"><text:span text:style-name="T2">तं</text:span></text:span><text:span text:style-name="apple-style-span"><text:span text:style-name="T1"> </text:span></text:span><text:span text:style-name="apple-style-span"><text:span text:style-name="T2">विथ्याथ</text:span></text:span><text:span text:style-name="apple-style-span"><text:span text:style-name="T1"> </text:span></text:span><text:span text:style-name="apple-style-span"><text:span text:style-name="T2">थुःखसंयॊगवियॊगं</text:span></text:span><text:span text:style-name="apple-style-span"><text:span text:style-name="T1"> </text:span></text:span><text:span text:style-name="apple-style-span"><text:span text:style-name="T2">यॊगसंज्ञित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निश्चयेन</text:span></text:span><text:span text:style-name="apple-style-span"><text:span text:style-name="T1"> </text:span></text:span><text:span text:style-name="apple-style-span"><text:span text:style-name="T2">यॊक्तव्यॊ</text:span></text:span><text:span text:style-name="apple-style-span"><text:span text:style-name="T1"> </text:span></text:span><text:span text:style-name="apple-style-span"><text:span text:style-name="T2">यॊगॊ</text:span></text:span><text:span text:style-name="apple-style-span"><text:span text:style-name="T1"> </text:span></text:span><text:span text:style-name="apple-style-span"><text:span text:style-name="T2">ऽनिर्विण्णचेतसा</text:span></text:span><text:span text:style-name="T1"><text:line-break/></text:span><text:span text:style-name="apple-style-span"><text:span text:style-name="T1"> </text:span></text:span><text:span text:style-name="apple-style-span"><text:span text:style-name="T3">24</text:span></text:span><text:span text:style-name="apple-converted-space"><text:span text:style-name="T1"> </text:span></text:span><text:span text:style-name="apple-style-span"><text:span text:style-name="T2">संकल्पप्रभवान</text:span></text:span><text:span text:style-name="apple-style-span"><text:span text:style-name="T1"> </text:span></text:span><text:span text:style-name="apple-style-span"><text:span text:style-name="T2">कामांस</text:span></text:span><text:span text:style-name="apple-style-span"><text:span text:style-name="T1"> </text:span></text:span><text:span text:style-name="apple-style-span"><text:span text:style-name="T2">तयक्त्वा</text:span></text:span><text:span text:style-name="apple-style-span"><text:span text:style-name="T1"> </text:span></text:span><text:span text:style-name="apple-style-span"><text:span text:style-name="T2">सर्वान</text:span></text:span><text:span text:style-name="apple-style-span"><text:span text:style-name="T1"> </text:span></text:span><text:span text:style-name="apple-style-span"><text:span text:style-name="T2">अशेषत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नसैवेन्थ्रियग्रामं</text:span></text:span><text:span text:style-name="apple-style-span"><text:span text:style-name="T1"> </text:span></text:span><text:span text:style-name="apple-style-span"><text:span text:style-name="T2">विनियम्य</text:span></text:span><text:span text:style-name="apple-style-span"><text:span text:style-name="T1"> </text:span></text:span><text:span text:style-name="apple-style-span"><text:span text:style-name="T2">समन्ततः</text:span></text:span><text:span text:style-name="T1"><text:line-break/></text:span><text:span text:style-name="apple-style-span"><text:span text:style-name="T1"> </text:span></text:span><text:span text:style-name="apple-style-span"><text:span text:style-name="T3">25</text:span></text:span><text:span text:style-name="apple-converted-space"><text:span text:style-name="T1"> </text:span></text:span><text:span text:style-name="apple-style-span"><text:span text:style-name="T2">शनैः</text:span></text:span><text:span text:style-name="apple-style-span"><text:span text:style-name="T1"> </text:span></text:span><text:span text:style-name="apple-style-span"><text:span text:style-name="T2">शनैर</text:span></text:span><text:span text:style-name="apple-style-span"><text:span text:style-name="T1"> </text:span></text:span><text:span text:style-name="apple-style-span"><text:span text:style-name="T2">उपरमेथ</text:span></text:span><text:span text:style-name="apple-style-span"><text:span text:style-name="T1"> </text:span></text:span><text:span text:style-name="apple-style-span"><text:span text:style-name="T2">बुथ्ध्या</text:span></text:span><text:span text:style-name="apple-style-span"><text:span text:style-name="T1"> </text:span></text:span><text:span text:style-name="apple-style-span"><text:span text:style-name="T2">धृतिगृहीतय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आत्मसंस्दं</text:span></text:span><text:span text:style-name="apple-style-span"><text:span text:style-name="T1"> </text:span></text:span><text:span text:style-name="apple-style-span"><text:span text:style-name="T2">मनः</text:span></text:span><text:span text:style-name="apple-style-span"><text:span text:style-name="T1"> </text:span></text:span><text:span text:style-name="apple-style-span"><text:span text:style-name="T2">कृत्वा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किं</text:span></text:span><text:span text:style-name="apple-style-span"><text:span text:style-name="T1"> </text:span></text:span><text:span text:style-name="apple-style-span"><text:span text:style-name="T2">चिथ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चिन्तयेत</text:span></text:span><text:span text:style-name="T1"><text:line-break/></text:span><text:span text:style-name="apple-style-span"><text:span text:style-name="T1"> </text:span></text:span><text:span text:style-name="apple-style-span"><text:span text:style-name="T3">26</text:span></text:span><text:span text:style-name="apple-converted-space"><text:span text:style-name="T1"> </text:span></text:span><text:span text:style-name="apple-style-span"><text:span text:style-name="T2">यतॊ</text:span></text:span><text:span text:style-name="apple-style-span"><text:span text:style-name="T1"> </text:span></text:span><text:span text:style-name="apple-style-span"><text:span text:style-name="T2">यतॊ</text:span></text:span><text:span text:style-name="apple-style-span"><text:span text:style-name="T1"> </text:span></text:span><text:span text:style-name="apple-style-span"><text:span text:style-name="T2">निश्चरति</text:span></text:span><text:span text:style-name="apple-style-span"><text:span text:style-name="T1"> </text:span></text:span><text:span text:style-name="apple-style-span"><text:span text:style-name="T2">मनश</text:span></text:span><text:span text:style-name="apple-style-span"><text:span text:style-name="T1"> </text:span></text:span><text:span text:style-name="apple-style-span"><text:span text:style-name="T2">चञ्चलम</text:span></text:span><text:span text:style-name="apple-style-span"><text:span text:style-name="T1"> </text:span></text:span><text:span text:style-name="apple-style-span"><text:span text:style-name="T2">अस्दिर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तस</text:span></text:span><text:span text:style-name="apple-style-span"><text:span text:style-name="T1"> </text:span></text:span><text:span text:style-name="apple-style-span"><text:span text:style-name="T2">ततॊ</text:span></text:span><text:span text:style-name="apple-style-span"><text:span text:style-name="T1"> </text:span></text:span><text:span text:style-name="apple-style-span"><text:span text:style-name="T2">नियम्यैतथ</text:span></text:span><text:span text:style-name="apple-style-span"><text:span text:style-name="T1"> </text:span></text:span><text:span text:style-name="apple-style-span"><text:span text:style-name="T2">आत्मन्य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वशं</text:span></text:span><text:span text:style-name="apple-style-span"><text:span text:style-name="T1"> </text:span></text:span><text:span text:style-name="apple-style-span"><text:span text:style-name="T2">नयेत</text:span></text:span><text:span text:style-name="T1"><text:line-break/></text:span><text:span text:style-name="apple-style-span"><text:span text:style-name="T1"> </text:span></text:span><text:span text:style-name="apple-style-span"><text:span text:style-name="T3">27</text:span></text:span><text:span text:style-name="apple-converted-space"><text:span text:style-name="T1"> </text:span></text:span><text:span text:style-name="apple-style-span"><text:span text:style-name="T2">परशान्तमनसं</text:span></text:span><text:span text:style-name="apple-style-span"><text:span text:style-name="T1"> </text:span></text:span><text:span text:style-name="apple-style-span"><text:span text:style-name="T2">हय</text:span></text:span><text:span text:style-name="apple-style-span"><text:span text:style-name="T1"> </text:span></text:span><text:span text:style-name="apple-style-span"><text:span text:style-name="T2">एनं</text:span></text:span><text:span text:style-name="apple-style-span"><text:span text:style-name="T1"> </text:span></text:span><text:span text:style-name="apple-style-span"><text:span text:style-name="T2">यॊगिनं</text:span></text:span><text:span text:style-name="apple-style-span"><text:span text:style-name="T1"> </text:span></text:span><text:span text:style-name="apple-style-span"><text:span text:style-name="T2">सुखम</text:span></text:span><text:span text:style-name="apple-style-span"><text:span text:style-name="T1"> </text:span></text:span><text:span text:style-name="apple-style-span"><text:span text:style-name="T2">उत्तम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उपैति</text:span></text:span><text:span text:style-name="apple-style-span"><text:span text:style-name="T1"> </text:span></text:span><text:span text:style-name="apple-style-span"><text:span text:style-name="T2">शान्तरजसं</text:span></text:span><text:span text:style-name="apple-style-span"><text:span text:style-name="T1"> </text:span></text:span><text:span text:style-name="apple-style-span"><text:span text:style-name="T2">बरह्मभूतम</text:span></text:span><text:span text:style-name="apple-style-span"><text:span text:style-name="T1"> </text:span></text:span><text:span text:style-name="apple-style-span"><text:span text:style-name="T2">अकल्मषम</text:span></text:span><text:span text:style-name="T1"><text:line-break/></text:span><text:span text:style-name="apple-style-span"><text:span text:style-name="T1"> </text:span></text:span><text:span text:style-name="apple-style-span"><text:span text:style-name="T3">28</text:span></text:span><text:span text:style-name="apple-converted-space"><text:span text:style-name="T1"> </text:span></text:span><text:span text:style-name="apple-style-span"><text:span text:style-name="T2">युञ्जन्न</text:span></text:span><text:span text:style-name="apple-style-span"><text:span text:style-name="T1"> </text:span></text:span><text:span text:style-name="apple-style-span"><text:span text:style-name="T2">एवं</text:span></text:span><text:span text:style-name="apple-style-span"><text:span text:style-name="T1"> </text:span></text:span><text:span text:style-name="apple-style-span"><text:span text:style-name="T2">सथात्मानं</text:span></text:span><text:span text:style-name="apple-style-span"><text:span text:style-name="T1"> </text:span></text:span><text:span text:style-name="apple-style-span"><text:span text:style-name="T2">यॊगी</text:span></text:span><text:span text:style-name="apple-style-span"><text:span text:style-name="T1"> </text:span></text:span><text:span text:style-name="apple-style-span"><text:span text:style-name="T2">विगतकल्मष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सुखेन</text:span></text:span><text:span text:style-name="apple-style-span"><text:span text:style-name="T1"> </text:span></text:span><text:span text:style-name="apple-style-span"><text:span text:style-name="T2">बरह्मसंस्पर्शम</text:span></text:span><text:span text:style-name="apple-style-span"><text:span text:style-name="T1"> </text:span></text:span><text:span text:style-name="apple-style-span"><text:span text:style-name="T2">अत्यन्तं</text:span></text:span><text:span text:style-name="apple-style-span"><text:span text:style-name="T1"> </text:span></text:span><text:span text:style-name="apple-style-span"><text:span text:style-name="T2">सुखम</text:span></text:span><text:span text:style-name="apple-style-span"><text:span text:style-name="T1"> </text:span></text:span><text:span text:style-name="apple-style-span"><text:span text:style-name="T2">अश्नुते</text:span></text:span><text:span text:style-name="T1"><text:line-break/></text:span><text:soft-page-break/><text:span text:style-name="apple-style-span"><text:span text:style-name="T1"> </text:span></text:span><text:span text:style-name="apple-style-span"><text:span text:style-name="T3">29</text:span></text:span><text:span text:style-name="apple-converted-space"><text:span text:style-name="T1"> </text:span></text:span><text:span text:style-name="apple-style-span"><text:span text:style-name="T2">सर्वभूतस्दम</text:span></text:span><text:span text:style-name="apple-style-span"><text:span text:style-name="T1"> </text:span></text:span><text:span text:style-name="apple-style-span"><text:span text:style-name="T2">आत्मानं</text:span></text:span><text:span text:style-name="apple-style-span"><text:span text:style-name="T1"> </text:span></text:span><text:span text:style-name="apple-style-span"><text:span text:style-name="T2">सर्वभूतानि</text:span></text:span><text:span text:style-name="apple-style-span"><text:span text:style-name="T1"> </text:span></text:span><text:span text:style-name="apple-style-span"><text:span text:style-name="T2">चात्मन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ईक्षते</text:span></text:span><text:span text:style-name="apple-style-span"><text:span text:style-name="T1"> </text:span></text:span><text:span text:style-name="apple-style-span"><text:span text:style-name="T2">यॊगयुक्तात्मा</text:span></text:span><text:span text:style-name="apple-style-span"><text:span text:style-name="T1"> </text:span></text:span><text:span text:style-name="apple-style-span"><text:span text:style-name="T2">सर्वत्र</text:span></text:span><text:span text:style-name="apple-style-span"><text:span text:style-name="T1"> </text:span></text:span><text:span text:style-name="apple-style-span"><text:span text:style-name="T2">समथर्शनः</text:span></text:span><text:span text:style-name="T1"><text:line-break/></text:span><text:span text:style-name="apple-style-span"><text:span text:style-name="T1"> </text:span></text:span><text:span text:style-name="apple-style-span"><text:span text:style-name="T3">30</text:span></text:span><text:span text:style-name="apple-converted-space"><text:span text:style-name="T1"> 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पश्यति</text:span></text:span><text:span text:style-name="apple-style-span"><text:span text:style-name="T1"> </text:span></text:span><text:span text:style-name="apple-style-span"><text:span text:style-name="T2">सर्वत्र</text:span></text:span><text:span text:style-name="apple-style-span"><text:span text:style-name="T1"> </text:span></text:span><text:span text:style-name="apple-style-span"><text:span text:style-name="T2">सर्व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यि</text:span></text:span><text:span text:style-name="apple-style-span"><text:span text:style-name="T1"> </text:span></text:span><text:span text:style-name="apple-style-span"><text:span text:style-name="T2">पश्यत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स्याहं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परणश्यामि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परणश्यति</text:span></text:span><text:span text:style-name="T1"><text:line-break/></text:span><text:span text:style-name="apple-style-span"><text:span text:style-name="T1"> </text:span></text:span><text:span text:style-name="apple-style-span"><text:span text:style-name="T3">31</text:span></text:span><text:span text:style-name="apple-converted-space"><text:span text:style-name="T1"> </text:span></text:span><text:span text:style-name="apple-style-span"><text:span text:style-name="T2">सर्वभूतस्दितं</text:span></text:span><text:span text:style-name="apple-style-span"><text:span text:style-name="T1"> 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भजत्य</text:span></text:span><text:span text:style-name="apple-style-span"><text:span text:style-name="T1"> </text:span></text:span><text:span text:style-name="apple-style-span"><text:span text:style-name="T2">एकत्वम</text:span></text:span><text:span text:style-name="apple-style-span"><text:span text:style-name="T1"> </text:span></text:span><text:span text:style-name="apple-style-span"><text:span text:style-name="T2">आस्दित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र्वदा</text:span></text:span><text:span text:style-name="apple-style-span"><text:span text:style-name="T1"> </text:span></text:span><text:span text:style-name="apple-style-span"><text:span text:style-name="T2">वर्तमानॊ</text:span></text:span><text:span text:style-name="apple-style-span"><text:span text:style-name="T1"> </text:span></text:span><text:span text:style-name="apple-style-span"><text:span text:style-name="T2">ऽपि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यॊगी</text:span></text:span><text:span text:style-name="apple-style-span"><text:span text:style-name="T1"> </text:span></text:span><text:span text:style-name="apple-style-span"><text:span text:style-name="T2">मयि</text:span></text:span><text:span text:style-name="apple-style-span"><text:span text:style-name="T1"> </text:span></text:span><text:span text:style-name="apple-style-span"><text:span text:style-name="T2">वर्तते</text:span></text:span><text:span text:style-name="T1"><text:line-break/></text:span><text:span text:style-name="apple-style-span"><text:span text:style-name="T1"> </text:span></text:span><text:span text:style-name="apple-style-span"><text:span text:style-name="T3">32</text:span></text:span><text:span text:style-name="apple-converted-space"><text:span text:style-name="T1"> </text:span></text:span><text:span text:style-name="apple-style-span"><text:span text:style-name="T2">आत्मौपम्येन</text:span></text:span><text:span text:style-name="apple-style-span"><text:span text:style-name="T1"> </text:span></text:span><text:span text:style-name="apple-style-span"><text:span text:style-name="T2">सर्वत्र</text:span></text:span><text:span text:style-name="apple-style-span"><text:span text:style-name="T1"> </text:span></text:span><text:span text:style-name="apple-style-span"><text:span text:style-name="T2">समं</text:span></text:span><text:span text:style-name="apple-style-span"><text:span text:style-name="T1"> </text:span></text:span><text:span text:style-name="apple-style-span"><text:span text:style-name="T2">पश्यति</text:span></text:span><text:span text:style-name="apple-style-span"><text:span text:style-name="T1"> 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ऽरजु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सुखं</text:span></text:span><text:span text:style-name="apple-style-span"><text:span text:style-name="T1"> </text:span></text:span><text:span text:style-name="apple-style-span"><text:span text:style-name="T2">वा</text:span></text:span><text:span text:style-name="apple-style-span"><text:span text:style-name="T1"> </text:span></text:span><text:span text:style-name="apple-style-span"><text:span text:style-name="T2">यथि</text:span></text:span><text:span text:style-name="apple-style-span"><text:span text:style-name="T1"> </text:span></text:span><text:span text:style-name="apple-style-span"><text:span text:style-name="T2">वा</text:span></text:span><text:span text:style-name="apple-style-span"><text:span text:style-name="T1"> </text:span></text:span><text:span text:style-name="apple-style-span"><text:span text:style-name="T2">थुःखं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यॊगी</text:span></text:span><text:span text:style-name="apple-style-span"><text:span text:style-name="T1"> </text:span></text:span><text:span text:style-name="apple-style-span"><text:span text:style-name="T2">परमॊ</text:span></text:span><text:span text:style-name="apple-style-span"><text:span text:style-name="T1"> </text:span></text:span><text:span text:style-name="apple-style-span"><text:span text:style-name="T2">मतः</text:span></text:span><text:span text:style-name="T1"><text:line-break/></text:span><text:span text:style-name="apple-style-span"><text:span text:style-name="T1"> </text:span></text:span><text:span text:style-name="apple-style-span"><text:span text:style-name="T3">33</text:span></text:span><text:span text:style-name="apple-converted-space"><text:span text:style-name="T1"> </text:span></text:span><text:span text:style-name="apple-style-span"><text:span text:style-name="T2">अर्जु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ऽयं</text:span></text:span><text:span text:style-name="apple-style-span"><text:span text:style-name="T1"> </text:span></text:span><text:span text:style-name="apple-style-span"><text:span text:style-name="T2">यॊगस</text:span></text:span><text:span text:style-name="apple-style-span"><text:span text:style-name="T1"> </text:span></text:span><text:span text:style-name="apple-style-span"><text:span text:style-name="T2">तवया</text:span></text:span><text:span text:style-name="apple-style-span"><text:span text:style-name="T1"> </text:span></text:span><text:span text:style-name="apple-style-span"><text:span text:style-name="T2">परॊक्तः</text:span></text:span><text:span text:style-name="apple-style-span"><text:span text:style-name="T1"> </text:span></text:span><text:span text:style-name="apple-style-span"><text:span text:style-name="T2">साम्येन</text:span></text:span><text:span text:style-name="apple-style-span"><text:span text:style-name="T1"> </text:span></text:span><text:span text:style-name="apple-style-span"><text:span text:style-name="T2">मधुसूथ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एतस्याहं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पश्यामि</text:span></text:span><text:span text:style-name="apple-style-span"><text:span text:style-name="T1"> </text:span></text:span><text:span text:style-name="apple-style-span"><text:span text:style-name="T2">चञ्चलत्वात</text:span></text:span><text:span text:style-name="apple-style-span"><text:span text:style-name="T1"> </text:span></text:span><text:span text:style-name="apple-style-span"><text:span text:style-name="T2">सदितिं</text:span></text:span><text:span text:style-name="apple-style-span"><text:span text:style-name="T1"> </text:span></text:span><text:span text:style-name="apple-style-span"><text:span text:style-name="T2">सदिराम</text:span></text:span><text:span text:style-name="T1"><text:line-break/></text:span><text:span text:style-name="apple-style-span"><text:span text:style-name="T1"> </text:span></text:span><text:span text:style-name="apple-style-span"><text:span text:style-name="T3">34</text:span></text:span><text:span text:style-name="apple-converted-space"><text:span text:style-name="T1"> </text:span></text:span><text:span text:style-name="apple-style-span"><text:span text:style-name="T2">चञ्चलं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मनः</text:span></text:span><text:span text:style-name="apple-style-span"><text:span text:style-name="T1"> </text:span></text:span><text:span text:style-name="apple-style-span"><text:span text:style-name="T2">कृष्ण</text:span></text:span><text:span text:style-name="apple-style-span"><text:span text:style-name="T1"> </text:span></text:span><text:span text:style-name="apple-style-span"><text:span text:style-name="T2">परमादि</text:span></text:span><text:span text:style-name="apple-style-span"><text:span text:style-name="T1"> </text:span></text:span><text:span text:style-name="apple-style-span"><text:span text:style-name="T2">बलवथ</text:span></text:span><text:span text:style-name="apple-style-span"><text:span text:style-name="T1"> </text:span></text:span><text:span text:style-name="apple-style-span"><text:span text:style-name="T2">थृढ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स्याहं</text:span></text:span><text:span text:style-name="apple-style-span"><text:span text:style-name="T1"> </text:span></text:span><text:span text:style-name="apple-style-span"><text:span text:style-name="T2">निग्रहं</text:span></text:span><text:span text:style-name="apple-style-span"><text:span text:style-name="T1"> </text:span></text:span><text:span text:style-name="apple-style-span"><text:span text:style-name="T2">मन्ये</text:span></text:span><text:span text:style-name="apple-style-span"><text:span text:style-name="T1"> </text:span></text:span><text:span text:style-name="apple-style-span"><text:span text:style-name="T2">वायॊर</text:span></text:span><text:span text:style-name="apple-style-span"><text:span text:style-name="T1"> </text:span></text:span><text:span text:style-name="apple-style-span"><text:span text:style-name="T2">इव</text:span></text:span><text:span text:style-name="apple-style-span"><text:span text:style-name="T1"> </text:span></text:span><text:span text:style-name="apple-style-span"><text:span text:style-name="T2">सुथुष्करम</text:span></text:span><text:span text:style-name="T1"><text:line-break/></text:span><text:span text:style-name="apple-style-span"><text:span text:style-name="T1"> </text:span></text:span><text:span text:style-name="apple-style-span"><text:span text:style-name="T3">35</text:span></text:span><text:span text:style-name="apple-converted-space"><text:span text:style-name="T1"> </text:span></text:span><text:span text:style-name="apple-style-span"><text:span text:style-name="T2">शरीभगवा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संशयं</text:span></text:span><text:span text:style-name="apple-style-span"><text:span text:style-name="T1"> </text:span></text:span><text:span text:style-name="apple-style-span"><text:span text:style-name="T2">महाबाहॊ</text:span></text:span><text:span text:style-name="apple-style-span"><text:span text:style-name="T1"> </text:span></text:span><text:span text:style-name="apple-style-span"><text:span text:style-name="T2">मनॊ</text:span></text:span><text:span text:style-name="apple-style-span"><text:span text:style-name="T1"> </text:span></text:span><text:span text:style-name="apple-style-span"><text:span text:style-name="T2">थुर्णिग्रहं</text:span></text:span><text:span text:style-name="apple-style-span"><text:span text:style-name="T1"> </text:span></text:span><text:span text:style-name="apple-style-span"><text:span text:style-name="T2">चल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भ्यासेन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कौन्तेय</text:span></text:span><text:span text:style-name="apple-style-span"><text:span text:style-name="T1"> </text:span></text:span><text:span text:style-name="apple-style-span"><text:span text:style-name="T2">वैराग्येण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गृह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36</text:span></text:span><text:span text:style-name="apple-converted-space"><text:span text:style-name="T1"> </text:span></text:span><text:span text:style-name="apple-style-span"><text:span text:style-name="T2">असंयतात्मना</text:span></text:span><text:span text:style-name="apple-style-span"><text:span text:style-name="T1"> </text:span></text:span><text:span text:style-name="apple-style-span"><text:span text:style-name="T2">यॊगॊ</text:span></text:span><text:span text:style-name="apple-style-span"><text:span text:style-name="T1"> </text:span></text:span><text:span text:style-name="apple-style-span"><text:span text:style-name="T2">थुष्प्राप</text:span></text:span><text:span text:style-name="apple-style-span"><text:span text:style-name="T1"> 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मति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वश्यात्मना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यतता</text:span></text:span><text:span text:style-name="apple-style-span"><text:span text:style-name="T1"> </text:span></text:span><text:span text:style-name="apple-style-span"><text:span text:style-name="T2">शक्यॊ</text:span></text:span><text:span text:style-name="apple-style-span"><text:span text:style-name="T1"> </text:span></text:span><text:span text:style-name="apple-style-span"><text:span text:style-name="T2">ऽवाप्तुम</text:span></text:span><text:span text:style-name="apple-style-span"><text:span text:style-name="T1"> </text:span></text:span><text:span text:style-name="apple-style-span"><text:span text:style-name="T2">उपायतः</text:span></text:span><text:span text:style-name="T1"><text:line-break/></text:span><text:span text:style-name="apple-style-span"><text:span text:style-name="T1"> </text:span></text:span><text:span text:style-name="apple-style-span"><text:span text:style-name="T3">37</text:span></text:span><text:span text:style-name="apple-converted-space"><text:span text:style-name="T1"> </text:span></text:span><text:span text:style-name="apple-style-span"><text:span text:style-name="T2">अर्जु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यतिः</text:span></text:span><text:span text:style-name="apple-style-span"><text:span text:style-name="T1"> </text:span></text:span><text:span text:style-name="apple-style-span"><text:span text:style-name="T2">शरथ्धयॊपेतॊ</text:span></text:span><text:span text:style-name="apple-style-span"><text:span text:style-name="T1"> </text:span></text:span><text:span text:style-name="apple-style-span"><text:span text:style-name="T2">यॊगाच</text:span></text:span><text:span text:style-name="apple-style-span"><text:span text:style-name="T1"> </text:span></text:span><text:span text:style-name="apple-style-span"><text:span text:style-name="T2">चलितमानस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प्राप्य</text:span></text:span><text:span text:style-name="apple-style-span"><text:span text:style-name="T1"> </text:span></text:span><text:span text:style-name="apple-style-span"><text:span text:style-name="T2">यॊगसंसिथ्धिं</text:span></text:span><text:span text:style-name="apple-style-span"><text:span text:style-name="T1"> </text:span></text:span><text:span text:style-name="apple-style-span"><text:span text:style-name="T2">कां</text:span></text:span><text:span text:style-name="apple-style-span"><text:span text:style-name="T1"> </text:span></text:span><text:span text:style-name="apple-style-span"><text:span text:style-name="T2">गतिं</text:span></text:span><text:span text:style-name="apple-style-span"><text:span text:style-name="T1"> </text:span></text:span><text:span text:style-name="apple-style-span"><text:span text:style-name="T2">कृष्ण</text:span></text:span><text:span text:style-name="apple-style-span"><text:span text:style-name="T1"> </text:span></text:span><text:span text:style-name="apple-style-span"><text:span text:style-name="T2">गच्छति</text:span></text:span><text:span text:style-name="T1"><text:line-break/></text:span><text:span text:style-name="apple-style-span"><text:span text:style-name="T1"> </text:span></text:span><text:span text:style-name="apple-style-span"><text:span text:style-name="T3">38</text:span></text:span><text:span text:style-name="apple-converted-space"><text:span text:style-name="T1"> </text:span></text:span><text:span text:style-name="apple-style-span"><text:span text:style-name="T2">कच</text:span></text:span><text:span text:style-name="apple-style-span"><text:span text:style-name="T1"> </text:span></text:span><text:span text:style-name="apple-style-span"><text:span text:style-name="T2">चिन</text:span></text:span><text:span text:style-name="apple-style-span"><text:span text:style-name="T1"> </text:span></text:span><text:span text:style-name="apple-style-span"><text:span text:style-name="T2">नॊभयविभ्रष्टश</text:span></text:span><text:span text:style-name="apple-style-span"><text:span text:style-name="T1"> </text:span></text:span><text:span text:style-name="apple-style-span"><text:span text:style-name="T2">छिन्नाभ्रम</text:span></text:span><text:span text:style-name="apple-style-span"><text:span text:style-name="T1"> </text:span></text:span><text:span text:style-name="apple-style-span"><text:span text:style-name="T2">इव</text:span></text:span><text:span text:style-name="apple-style-span"><text:span text:style-name="T1"> </text:span></text:span><text:span text:style-name="apple-style-span"><text:span text:style-name="T2">नश्यत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प्रतिष्ठॊ</text:span></text:span><text:span text:style-name="apple-style-span"><text:span text:style-name="T1"> </text:span></text:span><text:span text:style-name="apple-style-span"><text:span text:style-name="T2">महाबाहॊ</text:span></text:span><text:span text:style-name="apple-style-span"><text:span text:style-name="T1"> </text:span></text:span><text:span text:style-name="apple-style-span"><text:span text:style-name="T2">विमूढॊ</text:span></text:span><text:span text:style-name="apple-style-span"><text:span text:style-name="T1"> </text:span></text:span><text:span text:style-name="apple-style-span"><text:span text:style-name="T2">बरह्मणः</text:span></text:span><text:span text:style-name="apple-style-span"><text:span text:style-name="T1"> </text:span></text:span><text:span text:style-name="apple-style-span"><text:span text:style-name="T2">पदि</text:span></text:span><text:span text:style-name="T1"><text:line-break/></text:span><text:span text:style-name="apple-style-span"><text:span text:style-name="T1"> </text:span></text:span><text:span text:style-name="apple-style-span"><text:span text:style-name="T3">39</text:span></text:span><text:span text:style-name="apple-converted-space"><text:span text:style-name="T1"> </text:span></text:span><text:span text:style-name="apple-style-span"><text:span text:style-name="T2">एतन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संशयं</text:span></text:span><text:span text:style-name="apple-style-span"><text:span text:style-name="T1"> </text:span></text:span><text:span text:style-name="apple-style-span"><text:span text:style-name="T2">कृष्ण</text:span></text:span><text:span text:style-name="apple-style-span"><text:span text:style-name="T1"> </text:span></text:span><text:span text:style-name="apple-style-span"><text:span text:style-name="T2">छेत्तुम</text:span></text:span><text:span text:style-name="apple-style-span"><text:span text:style-name="T1"> </text:span></text:span><text:span text:style-name="apple-style-span"><text:span text:style-name="T2">अर्हस्य</text:span></text:span><text:span text:style-name="apple-style-span"><text:span text:style-name="T1"> </text:span></text:span><text:span text:style-name="apple-style-span"><text:span text:style-name="T2">अशेषत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वथन्यः</text:span></text:span><text:span text:style-name="apple-style-span"><text:span text:style-name="T1"> </text:span></text:span><text:span text:style-name="apple-style-span"><text:span text:style-name="T2">संशयस्यास्य</text:span></text:span><text:span text:style-name="apple-style-span"><text:span text:style-name="T1"> </text:span></text:span><text:span text:style-name="apple-style-span"><text:span text:style-name="T2">छेत्ता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हय</text:span></text:span><text:span text:style-name="apple-style-span"><text:span text:style-name="T1"> </text:span></text:span><text:span text:style-name="apple-style-span"><text:span text:style-name="T2">उपपथ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40</text:span></text:span><text:span text:style-name="apple-converted-space"><text:span text:style-name="T1"> </text:span></text:span><text:span text:style-name="apple-style-span"><text:span text:style-name="T2">शरीभगवा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नैवेह</text:span></text:span><text:span text:style-name="apple-style-span"><text:span text:style-name="T1"> </text:span></text:span><text:span text:style-name="apple-style-span"><text:span text:style-name="T2">नामुत्र</text:span></text:span><text:span text:style-name="apple-style-span"><text:span text:style-name="T1"> </text:span></text:span><text:span text:style-name="apple-style-span"><text:span text:style-name="T2">विनाशस</text:span></text:span><text:span text:style-name="apple-style-span"><text:span text:style-name="T1"> </text:span></text:span><text:span text:style-name="apple-style-span"><text:span text:style-name="T2">तस्य</text:span></text:span><text:span text:style-name="apple-style-span"><text:span text:style-name="T1"> </text:span></text:span><text:span text:style-name="apple-style-span"><text:span text:style-name="T2">विथ्य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कल्याणकृत</text:span></text:span><text:span text:style-name="apple-style-span"><text:span text:style-name="T1"> </text:span></text:span><text:span text:style-name="apple-style-span"><text:span text:style-name="T2">कश</text:span></text:span><text:span text:style-name="apple-style-span"><text:span text:style-name="T1"> </text:span></text:span><text:span text:style-name="apple-style-span"><text:span text:style-name="T2">चिथ</text:span></text:span><text:span text:style-name="apple-style-span"><text:span text:style-name="T1"> </text:span></text:span><text:span text:style-name="apple-style-span"><text:span text:style-name="T2">थुर्गतिं</text:span></text:span><text:span text:style-name="apple-style-span"><text:span text:style-name="T1"> </text:span></text:span><text:span text:style-name="apple-style-span"><text:span text:style-name="T2">तात</text:span></text:span><text:span text:style-name="apple-style-span"><text:span text:style-name="T1"> </text:span></text:span><text:span text:style-name="apple-style-span"><text:span text:style-name="T2">गच्छति</text:span></text:span><text:span text:style-name="T1"><text:line-break/></text:span><text:span text:style-name="apple-style-span"><text:span text:style-name="T1"> </text:span></text:span><text:span text:style-name="apple-style-span"><text:span text:style-name="T3">41</text:span></text:span><text:span text:style-name="apple-converted-space"><text:span text:style-name="T1"> </text:span></text:span><text:span text:style-name="apple-style-span"><text:span text:style-name="T2">पराप्य</text:span></text:span><text:span text:style-name="apple-style-span"><text:span text:style-name="T1"> </text:span></text:span><text:span text:style-name="apple-style-span"><text:span text:style-name="T2">पुण्यकृतां</text:span></text:span><text:span text:style-name="apple-style-span"><text:span text:style-name="T1"> </text:span></text:span><text:span text:style-name="apple-style-span"><text:span text:style-name="T2">लॊकान</text:span></text:span><text:span text:style-name="apple-style-span"><text:span text:style-name="T1"> </text:span></text:span><text:span text:style-name="apple-style-span"><text:span text:style-name="T2">उषित्वा</text:span></text:span><text:span text:style-name="apple-style-span"><text:span text:style-name="T1"> </text:span></text:span><text:span text:style-name="apple-style-span"><text:span text:style-name="T2">शाश्वतीः</text:span></text:span><text:span text:style-name="apple-style-span"><text:span text:style-name="T1"> </text:span></text:span><text:span text:style-name="apple-style-span"><text:span text:style-name="T2">सम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शुचीनां</text:span></text:span><text:span text:style-name="apple-style-span"><text:span text:style-name="T1"> </text:span></text:span><text:span text:style-name="apple-style-span"><text:span text:style-name="T2">शरीमतां</text:span></text:span><text:span text:style-name="apple-style-span"><text:span text:style-name="T1"> </text:span></text:span><text:span text:style-name="apple-style-span"><text:span text:style-name="T2">गेहे</text:span></text:span><text:span text:style-name="apple-style-span"><text:span text:style-name="T1"> </text:span></text:span><text:span text:style-name="apple-style-span"><text:span text:style-name="T2">यॊगभ्रष्टॊ</text:span></text:span><text:span text:style-name="apple-style-span"><text:span text:style-name="T1"> </text:span></text:span><text:span text:style-name="apple-style-span"><text:span text:style-name="T2">ऽभिजायते</text:span></text:span><text:span text:style-name="T1"><text:line-break/></text:span><text:span text:style-name="apple-style-span"><text:span text:style-name="T1"> </text:span></text:span><text:span text:style-name="apple-style-span"><text:span text:style-name="T3">42</text:span></text:span><text:span text:style-name="apple-converted-space"><text:span text:style-name="T1"> </text:span></text:span><text:span text:style-name="apple-style-span"><text:span text:style-name="T2">अद</text:span></text:span><text:span text:style-name="apple-style-span"><text:span text:style-name="T1"> </text:span></text:span><text:span text:style-name="apple-style-span"><text:span text:style-name="T2">वा</text:span></text:span><text:span text:style-name="apple-style-span"><text:span text:style-name="T1"> </text:span></text:span><text:span text:style-name="apple-style-span"><text:span text:style-name="T2">यॊगिनाम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कुले</text:span></text:span><text:span text:style-name="apple-style-span"><text:span text:style-name="T1"> </text:span></text:span><text:span text:style-name="apple-style-span"><text:span text:style-name="T2">भवति</text:span></text:span><text:span text:style-name="apple-style-span"><text:span text:style-name="T1"> </text:span></text:span><text:span text:style-name="apple-style-span"><text:span text:style-name="T2">धीमता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एतथ</text:span></text:span><text:span text:style-name="apple-style-span"><text:span text:style-name="T1"> </text:span></text:span><text:span text:style-name="apple-style-span"><text:span text:style-name="T2">धि</text:span></text:span><text:span text:style-name="apple-style-span"><text:span text:style-name="T1"> </text:span></text:span><text:span text:style-name="apple-style-span"><text:span text:style-name="T2">थुर्लभतरं</text:span></text:span><text:span text:style-name="apple-style-span"><text:span text:style-name="T1"> </text:span></text:span><text:span text:style-name="apple-style-span"><text:span text:style-name="T2">लॊके</text:span></text:span><text:span text:style-name="apple-style-span"><text:span text:style-name="T1"> </text:span></text:span><text:span text:style-name="apple-style-span"><text:span text:style-name="T2">जन्म</text:span></text:span><text:span text:style-name="apple-style-span"><text:span text:style-name="T1"> </text:span></text:span><text:span text:style-name="apple-style-span"><text:span text:style-name="T2">यथ</text:span></text:span><text:span text:style-name="apple-style-span"><text:span text:style-name="T1"> </text:span></text:span><text:span text:style-name="apple-style-span"><text:span text:style-name="T2">ईथृशम</text:span></text:span><text:span text:style-name="T1"><text:line-break/></text:span><text:span text:style-name="apple-style-span"><text:span text:style-name="T1"> </text:span></text:span><text:span text:style-name="apple-style-span"><text:span text:style-name="T3">43</text:span></text:span><text:span text:style-name="apple-converted-space"><text:span text:style-name="T1"> </text:span></text:span><text:span text:style-name="apple-style-span"><text:span text:style-name="T2">तत्र</text:span></text:span><text:span text:style-name="apple-style-span"><text:span text:style-name="T1"> </text:span></text:span><text:span text:style-name="apple-style-span"><text:span text:style-name="T2">तं</text:span></text:span><text:span text:style-name="apple-style-span"><text:span text:style-name="T1"> </text:span></text:span><text:span text:style-name="apple-style-span"><text:span text:style-name="T2">बुथ्धिसंयॊगं</text:span></text:span><text:span text:style-name="apple-style-span"><text:span text:style-name="T1"> </text:span></text:span><text:span text:style-name="apple-style-span"><text:span text:style-name="T2">लभते</text:span></text:span><text:span text:style-name="apple-style-span"><text:span text:style-name="T1"> </text:span></text:span><text:span text:style-name="apple-style-span"><text:span text:style-name="T2">पौर्वथेहिक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तते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ततॊ</text:span></text:span><text:span text:style-name="apple-style-span"><text:span text:style-name="T1"> </text:span></text:span><text:span text:style-name="apple-style-span"><text:span text:style-name="T2">भूयः</text:span></text:span><text:span text:style-name="apple-style-span"><text:span text:style-name="T1"> </text:span></text:span><text:span text:style-name="apple-style-span"><text:span text:style-name="T2">संसिथ्धौ</text:span></text:span><text:span text:style-name="apple-style-span"><text:span text:style-name="T1"> </text:span></text:span><text:span text:style-name="apple-style-span"><text:span text:style-name="T2">कुरुनन्थन</text:span></text:span><text:span text:style-name="T1"><text:line-break/></text:span><text:span text:style-name="apple-style-span"><text:span text:style-name="T1"> </text:span></text:span><text:span text:style-name="apple-style-span"><text:span text:style-name="T3">44</text:span></text:span><text:span text:style-name="apple-converted-space"><text:span text:style-name="T1"> </text:span></text:span><text:span text:style-name="apple-style-span"><text:span text:style-name="T2">पूर्वाभ्यासेन</text:span></text:span><text:span text:style-name="apple-style-span"><text:span text:style-name="T1"> </text:span></text:span><text:span text:style-name="apple-style-span"><text:span text:style-name="T2">तेनैव</text:span></text:span><text:span text:style-name="apple-style-span"><text:span text:style-name="T1"> </text:span></text:span><text:span text:style-name="apple-style-span"><text:span text:style-name="T2">हरियते</text:span></text:span><text:span text:style-name="apple-style-span"><text:span text:style-name="T1"> </text:span></text:span><text:span text:style-name="apple-style-span"><text:span text:style-name="T2">हय</text:span></text:span><text:span text:style-name="apple-style-span"><text:span text:style-name="T1"> </text:span></text:span><text:span text:style-name="apple-style-span"><text:span text:style-name="T2">अवशॊ</text:span></text:span><text:span text:style-name="apple-style-span"><text:span text:style-name="T1"> </text:span></text:span><text:span text:style-name="apple-style-span"><text:span text:style-name="T2">ऽपि</text:span></text:span><text:span text:style-name="apple-style-span"><text:span text:style-name="T1"> </text:span></text:span><text:span text:style-name="apple-style-span"><text:span text:style-name="T2">स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जिज्ञासुर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यॊगस्य</text:span></text:span><text:span text:style-name="apple-style-span"><text:span text:style-name="T1"> </text:span></text:span><text:span text:style-name="apple-style-span"><text:span text:style-name="T2">शब्थब्रह्मातिवर्तते</text:span></text:span><text:span text:style-name="T1"><text:line-break/></text:span><text:soft-page-break/><text:span text:style-name="apple-style-span"><text:span text:style-name="T1"> </text:span></text:span><text:span text:style-name="apple-style-span"><text:span text:style-name="T3">45</text:span></text:span><text:span text:style-name="apple-converted-space"><text:span text:style-name="T1"> </text:span></text:span><text:span text:style-name="apple-style-span"><text:span text:style-name="T2">परयत्नाथ</text:span></text:span><text:span text:style-name="apple-style-span"><text:span text:style-name="T1"> </text:span></text:span><text:span text:style-name="apple-style-span"><text:span text:style-name="T2">यतमानस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यॊगी</text:span></text:span><text:span text:style-name="apple-style-span"><text:span text:style-name="T1"> </text:span></text:span><text:span text:style-name="apple-style-span"><text:span text:style-name="T2">संशुथ्धकिल्बिष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नेकजन्मसंसिथ्धस</text:span></text:span><text:span text:style-name="apple-style-span"><text:span text:style-name="T1"> </text:span></text:span><text:span text:style-name="apple-style-span"><text:span text:style-name="T2">ततॊ</text:span></text:span><text:span text:style-name="apple-style-span"><text:span text:style-name="T1"> </text:span></text:span><text:span text:style-name="apple-style-span"><text:span text:style-name="T2">याति</text:span></text:span><text:span text:style-name="apple-style-span"><text:span text:style-name="T1"> </text:span></text:span><text:span text:style-name="apple-style-span"><text:span text:style-name="T2">परां</text:span></text:span><text:span text:style-name="apple-style-span"><text:span text:style-name="T1"> </text:span></text:span><text:span text:style-name="apple-style-span"><text:span text:style-name="T2">गतिम</text:span></text:span><text:span text:style-name="T1"><text:line-break/></text:span><text:span text:style-name="apple-style-span"><text:span text:style-name="T1"> </text:span></text:span><text:span text:style-name="apple-style-span"><text:span text:style-name="T3">46</text:span></text:span><text:span text:style-name="apple-converted-space"><text:span text:style-name="T1"> </text:span></text:span><text:span text:style-name="apple-style-span"><text:span text:style-name="T2">तपस्विभ्यॊ</text:span></text:span><text:span text:style-name="apple-style-span"><text:span text:style-name="T1"> </text:span></text:span><text:span text:style-name="apple-style-span"><text:span text:style-name="T2">ऽधिकॊ</text:span></text:span><text:span text:style-name="apple-style-span"><text:span text:style-name="T1"> </text:span></text:span><text:span text:style-name="apple-style-span"><text:span text:style-name="T2">यॊगी</text:span></text:span><text:span text:style-name="apple-style-span"><text:span text:style-name="T1"> </text:span></text:span><text:span text:style-name="apple-style-span"><text:span text:style-name="T2">जञानिभ्यॊ</text:span></text:span><text:span text:style-name="apple-style-span"><text:span text:style-name="T1"> </text:span></text:span><text:span text:style-name="apple-style-span"><text:span text:style-name="T2">ऽपि</text:span></text:span><text:span text:style-name="apple-style-span"><text:span text:style-name="T1"> </text:span></text:span><text:span text:style-name="apple-style-span"><text:span text:style-name="T2">मतॊ</text:span></text:span><text:span text:style-name="apple-style-span"><text:span text:style-name="T1"> </text:span></text:span><text:span text:style-name="apple-style-span"><text:span text:style-name="T2">ऽधिक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र्मिभ्यश</text:span></text:span><text:span text:style-name="apple-style-span"><text:span text:style-name="T1"> </text:span></text:span><text:span text:style-name="apple-style-span"><text:span text:style-name="T2">चाधिकॊ</text:span></text:span><text:span text:style-name="apple-style-span"><text:span text:style-name="T1"> </text:span></text:span><text:span text:style-name="apple-style-span"><text:span text:style-name="T2">यॊगी</text:span></text:span><text:span text:style-name="apple-style-span"><text:span text:style-name="T1"> </text:span></text:span><text:span text:style-name="apple-style-span"><text:span text:style-name="T2">तस्माथ</text:span></text:span><text:span text:style-name="apple-style-span"><text:span text:style-name="T1"> </text:span></text:span><text:span text:style-name="apple-style-span"><text:span text:style-name="T2">यॊगी</text:span></text:span><text:span text:style-name="apple-style-span"><text:span text:style-name="T1"> </text:span></text:span><text:span text:style-name="apple-style-span"><text:span text:style-name="T2">भवार्जुन</text:span></text:span><text:span text:style-name="T1"><text:line-break/></text:span><text:span text:style-name="apple-style-span"><text:span text:style-name="T1"> </text:span></text:span><text:span text:style-name="apple-style-span"><text:span text:style-name="T3">47</text:span></text:span><text:span text:style-name="apple-converted-space"><text:span text:style-name="T1"> </text:span></text:span><text:span text:style-name="apple-style-span"><text:span text:style-name="T2">यॊगिनाम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सर्वेषां</text:span></text:span><text:span text:style-name="apple-style-span"><text:span text:style-name="T1"> </text:span></text:span><text:span text:style-name="apple-style-span"><text:span text:style-name="T2">मथ्गतेनान्तरात्मन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शरथ्धावान</text:span></text:span><text:span text:style-name="apple-style-span"><text:span text:style-name="T1"> </text:span></text:span><text:span text:style-name="apple-style-span"><text:span text:style-name="T2">भजते</text:span></text:span><text:span text:style-name="apple-style-span"><text:span text:style-name="T1"> 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युक्ततमॊ</text:span></text:span><text:span text:style-name="apple-style-span"><text:span text:style-name="T1"> </text:span></text:span><text:span text:style-name="apple-style-span"><text:span text:style-name="T2">मतः</text:span></text:span></text:p>
      <text:p text:style-name="Standard"><text:span text:style-name="apple-style-span"><text:span text:style-name="T2"/></text:span></text:p>
      <text:p text:style-name="Standard"><text:span text:style-name="apple-style-span"><text:span text:style-name="T2">शरीभगवा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मय्य</text:span></text:span><text:span text:style-name="apple-style-span"><text:span text:style-name="T1"> </text:span></text:span><text:span text:style-name="apple-style-span"><text:span text:style-name="T2">आसक्तमनाः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यॊगं</text:span></text:span><text:span text:style-name="apple-style-span"><text:span text:style-name="T1"> </text:span></text:span><text:span text:style-name="apple-style-span"><text:span text:style-name="T2">युञ्जन</text:span></text:span><text:span text:style-name="apple-style-span"><text:span text:style-name="T1"> </text:span></text:span><text:span text:style-name="apple-style-span"><text:span text:style-name="T2">मथाश्रय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असंशयं</text:span></text:span><text:span text:style-name="apple-style-span"><text:span text:style-name="T1"> </text:span></text:span><text:span text:style-name="apple-style-span"><text:span text:style-name="T2">समग्रं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यदा</text:span></text:span><text:span text:style-name="apple-style-span"><text:span text:style-name="T1"> </text:span></text:span><text:span text:style-name="apple-style-span"><text:span text:style-name="T2">जञास्यसि</text:span></text:span><text:span text:style-name="apple-style-span"><text:span text:style-name="T1"> </text:span></text:span><text:span text:style-name="apple-style-span"><text:span text:style-name="T2">तच</text:span></text:span><text:span text:style-name="apple-style-span"><text:span text:style-name="T1"> </text:span></text:span><text:span text:style-name="apple-style-span"><text:span text:style-name="T2">छृणु</text:span></text:span><text:span text:style-name="T1"><text:line-break/></text:span><text:span text:style-name="apple-style-span"><text:span text:style-name="T1">  </text:span></text:span><text:span text:style-name="apple-style-span"><text:span text:style-name="T3">2</text:span></text:span><text:span text:style-name="apple-converted-space"><text:span text:style-name="T1"> </text:span></text:span><text:span text:style-name="apple-style-span"><text:span text:style-name="T2">जञानं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ऽहं</text:span></text:span><text:span text:style-name="apple-style-span"><text:span text:style-name="T1"> </text:span></text:span><text:span text:style-name="apple-style-span"><text:span text:style-name="T2">सविज्ञानम</text:span></text:span><text:span text:style-name="apple-style-span"><text:span text:style-name="T1"> </text:span></text:span><text:span text:style-name="apple-style-span"><text:span text:style-name="T2">इथं</text:span></text:span><text:span text:style-name="apple-style-span"><text:span text:style-name="T1"> </text:span></text:span><text:span text:style-name="apple-style-span"><text:span text:style-name="T2">वक्ष्याम्य</text:span></text:span><text:span text:style-name="apple-style-span"><text:span text:style-name="T1"> </text:span></text:span><text:span text:style-name="apple-style-span"><text:span text:style-name="T2">अशेषत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यज</text:span></text:span><text:span text:style-name="apple-style-span"><text:span text:style-name="T1"> </text:span></text:span><text:span text:style-name="apple-style-span"><text:span text:style-name="T2">जञात्वा</text:span></text:span><text:span text:style-name="apple-style-span"><text:span text:style-name="T1"> </text:span></text:span><text:span text:style-name="apple-style-span"><text:span text:style-name="T2">नेह</text:span></text:span><text:span text:style-name="apple-style-span"><text:span text:style-name="T1"> </text:span></text:span><text:span text:style-name="apple-style-span"><text:span text:style-name="T2">भूयॊ</text:span></text:span><text:span text:style-name="apple-style-span"><text:span text:style-name="T1"> </text:span></text:span><text:span text:style-name="apple-style-span"><text:span text:style-name="T2">ऽनयज</text:span></text:span><text:span text:style-name="apple-style-span"><text:span text:style-name="T1"> </text:span></text:span><text:span text:style-name="apple-style-span"><text:span text:style-name="T2">जञातव्यम</text:span></text:span><text:span text:style-name="apple-style-span"><text:span text:style-name="T1"> </text:span></text:span><text:span text:style-name="apple-style-span"><text:span text:style-name="T2">अवशिष्यते</text:span></text:span><text:span text:style-name="T1"><text:line-break/></text:span><text:span text:style-name="apple-style-span"><text:span text:style-name="T1">  </text:span></text:span><text:span text:style-name="apple-style-span"><text:span text:style-name="T3">3</text:span></text:span><text:span text:style-name="apple-converted-space"><text:span text:style-name="T1"> </text:span></text:span><text:span text:style-name="apple-style-span"><text:span text:style-name="T2">मनुष्याणां</text:span></text:span><text:span text:style-name="apple-style-span"><text:span text:style-name="T1"> </text:span></text:span><text:span text:style-name="apple-style-span"><text:span text:style-name="T2">सहस्रेषु</text:span></text:span><text:span text:style-name="apple-style-span"><text:span text:style-name="T1"> </text:span></text:span><text:span text:style-name="apple-style-span"><text:span text:style-name="T2">कश</text:span></text:span><text:span text:style-name="apple-style-span"><text:span text:style-name="T1"> </text:span></text:span><text:span text:style-name="apple-style-span"><text:span text:style-name="T2">चिथ</text:span></text:span><text:span text:style-name="apple-style-span"><text:span text:style-name="T1"> </text:span></text:span><text:span text:style-name="apple-style-span"><text:span text:style-name="T2">यतति</text:span></text:span><text:span text:style-name="apple-style-span"><text:span text:style-name="T1"> </text:span></text:span><text:span text:style-name="apple-style-span"><text:span text:style-name="T2">सिथ्धये</text:span></text:span><text:span text:style-name="T1"><text:line-break/></text:span><text:span text:style-name="apple-style-span"><text:span text:style-name="T1">      </text:span></text:span><text:span text:style-name="apple-style-span"><text:span text:style-name="T2">यतताम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सिथ्धानां</text:span></text:span><text:span text:style-name="apple-style-span"><text:span text:style-name="T1"> </text:span></text:span><text:span text:style-name="apple-style-span"><text:span text:style-name="T2">कश</text:span></text:span><text:span text:style-name="apple-style-span"><text:span text:style-name="T1"> </text:span></text:span><text:span text:style-name="apple-style-span"><text:span text:style-name="T2">चिन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वेत्ति</text:span></text:span><text:span text:style-name="apple-style-span"><text:span text:style-name="T1"> </text:span></text:span><text:span text:style-name="apple-style-span"><text:span text:style-name="T2">तत्त्वतः</text:span></text:span><text:span text:style-name="T1"><text:line-break/></text:span><text:span text:style-name="apple-style-span"><text:span text:style-name="T1">  </text:span></text:span><text:span text:style-name="apple-style-span"><text:span text:style-name="T3">4</text:span></text:span><text:span text:style-name="apple-converted-space"><text:span text:style-name="T1"> </text:span></text:span><text:span text:style-name="apple-style-span"><text:span text:style-name="T2">भूमिर</text:span></text:span><text:span text:style-name="apple-style-span"><text:span text:style-name="T1"> </text:span></text:span><text:span text:style-name="apple-style-span"><text:span text:style-name="T2">आपॊ</text:span></text:span><text:span text:style-name="apple-style-span"><text:span text:style-name="T1"> </text:span></text:span><text:span text:style-name="apple-style-span"><text:span text:style-name="T2">ऽनलॊ</text:span></text:span><text:span text:style-name="apple-style-span"><text:span text:style-name="T1"> </text:span></text:span><text:span text:style-name="apple-style-span"><text:span text:style-name="T2">वायुः</text:span></text:span><text:span text:style-name="apple-style-span"><text:span text:style-name="T1"> </text:span></text:span><text:span text:style-name="apple-style-span"><text:span text:style-name="T2">खं</text:span></text:span><text:span text:style-name="apple-style-span"><text:span text:style-name="T1"> </text:span></text:span><text:span text:style-name="apple-style-span"><text:span text:style-name="T2">मनॊ</text:span></text:span><text:span text:style-name="apple-style-span"><text:span text:style-name="T1"> </text:span></text:span><text:span text:style-name="apple-style-span"><text:span text:style-name="T2">बुथ्धिर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अहंकार</text:span></text:span><text:span text:style-name="apple-style-span"><text:span text:style-name="T1"> </text:span></text:span><text:span text:style-name="apple-style-span"><text:span text:style-name="T2">इतीयं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भिन्ना</text:span></text:span><text:span text:style-name="apple-style-span"><text:span text:style-name="T1"> </text:span></text:span><text:span text:style-name="apple-style-span"><text:span text:style-name="T2">परकृतिर</text:span></text:span><text:span text:style-name="apple-style-span"><text:span text:style-name="T1"> </text:span></text:span><text:span text:style-name="apple-style-span"><text:span text:style-name="T2">अष्टधा</text:span></text:span><text:span text:style-name="T1"><text:line-break/></text:span><text:span text:style-name="apple-style-span"><text:span text:style-name="T1">  </text:span></text:span><text:span text:style-name="apple-style-span"><text:span text:style-name="T3">5</text:span></text:span><text:span text:style-name="apple-converted-space"><text:span text:style-name="T1"> </text:span></text:span><text:span text:style-name="apple-style-span"><text:span text:style-name="T2">अपरेयम</text:span></text:span><text:span text:style-name="apple-style-span"><text:span text:style-name="T1"> </text:span></text:span><text:span text:style-name="apple-style-span"><text:span text:style-name="T2">इतस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अन्यां</text:span></text:span><text:span text:style-name="apple-style-span"><text:span text:style-name="T1"> </text:span></text:span><text:span text:style-name="apple-style-span"><text:span text:style-name="T2">परकृतिं</text:span></text:span><text:span text:style-name="apple-style-span"><text:span text:style-name="T1"> </text:span></text:span><text:span text:style-name="apple-style-span"><text:span text:style-name="T2">विथ्धि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परा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जीवभूतां</text:span></text:span><text:span text:style-name="apple-style-span"><text:span text:style-name="T1"> </text:span></text:span><text:span text:style-name="apple-style-span"><text:span text:style-name="T2">महाबाहॊ</text:span></text:span><text:span text:style-name="apple-style-span"><text:span text:style-name="T1"> </text:span></text:span><text:span text:style-name="apple-style-span"><text:span text:style-name="T2">ययेथं</text:span></text:span><text:span text:style-name="apple-style-span"><text:span text:style-name="T1"> </text:span></text:span><text:span text:style-name="apple-style-span"><text:span text:style-name="T2">धार्यते</text:span></text:span><text:span text:style-name="apple-style-span"><text:span text:style-name="T1"> </text:span></text:span><text:span text:style-name="apple-style-span"><text:span text:style-name="T2">जगत</text:span></text:span><text:span text:style-name="T1"><text:line-break/></text:span><text:span text:style-name="apple-style-span"><text:span text:style-name="T1">  </text:span></text:span><text:span text:style-name="apple-style-span"><text:span text:style-name="T3">6</text:span></text:span><text:span text:style-name="apple-converted-space"><text:span text:style-name="T1"> </text:span></text:span><text:span text:style-name="apple-style-span"><text:span text:style-name="T2">एतथ्यॊनीनि</text:span></text:span><text:span text:style-name="apple-style-span"><text:span text:style-name="T1"> </text:span></text:span><text:span text:style-name="apple-style-span"><text:span text:style-name="T2">भूतानि</text:span></text:span><text:span text:style-name="apple-style-span"><text:span text:style-name="T1"> </text:span></text:span><text:span text:style-name="apple-style-span"><text:span text:style-name="T2">सर्वाणीत्य</text:span></text:span><text:span text:style-name="apple-style-span"><text:span text:style-name="T1"> </text:span></text:span><text:span text:style-name="apple-style-span"><text:span text:style-name="T2">उपधारय</text:span></text:span><text:span text:style-name="T1"><text:line-break/></text:span><text:span text:style-name="apple-style-span"><text:span text:style-name="T1">      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कृत्स्नस्य</text:span></text:span><text:span text:style-name="apple-style-span"><text:span text:style-name="T1"> </text:span></text:span><text:span text:style-name="apple-style-span"><text:span text:style-name="T2">जगतः</text:span></text:span><text:span text:style-name="apple-style-span"><text:span text:style-name="T1"> </text:span></text:span><text:span text:style-name="apple-style-span"><text:span text:style-name="T2">परभवः</text:span></text:span><text:span text:style-name="apple-style-span"><text:span text:style-name="T1"> </text:span></text:span><text:span text:style-name="apple-style-span"><text:span text:style-name="T2">परलयस</text:span></text:span><text:span text:style-name="apple-style-span"><text:span text:style-name="T1"> </text:span></text:span><text:span text:style-name="apple-style-span"><text:span text:style-name="T2">तदा</text:span></text:span><text:span text:style-name="T1"><text:line-break/></text:span><text:span text:style-name="apple-style-span"><text:span text:style-name="T1">  </text:span></text:span><text:span text:style-name="apple-style-span"><text:span text:style-name="T3">7</text:span></text:span><text:span text:style-name="apple-converted-space"><text:span text:style-name="T1"> </text:span></text:span><text:span text:style-name="apple-style-span"><text:span text:style-name="T2">मत्तः</text:span></text:span><text:span text:style-name="apple-style-span"><text:span text:style-name="T1"> </text:span></text:span><text:span text:style-name="apple-style-span"><text:span text:style-name="T2">परतरं</text:span></text:span><text:span text:style-name="apple-style-span"><text:span text:style-name="T1"> </text:span></text:span><text:span text:style-name="apple-style-span"><text:span text:style-name="T2">नान्यत</text:span></text:span><text:span text:style-name="apple-style-span"><text:span text:style-name="T1"> </text:span></text:span><text:span text:style-name="apple-style-span"><text:span text:style-name="T2">किं</text:span></text:span><text:span text:style-name="apple-style-span"><text:span text:style-name="T1"> </text:span></text:span><text:span text:style-name="apple-style-span"><text:span text:style-name="T2">चिथ</text:span></text:span><text:span text:style-name="apple-style-span"><text:span text:style-name="T1"> </text:span></text:span><text:span text:style-name="apple-style-span"><text:span text:style-name="T2">अस्ति</text:span></text:span><text:span text:style-name="apple-style-span"><text:span text:style-name="T1"> </text:span></text:span><text:span text:style-name="apple-style-span"><text:span text:style-name="T2">धनंजय</text:span></text:span><text:span text:style-name="T1"><text:line-break/></text:span><text:span text:style-name="apple-style-span"><text:span text:style-name="T1">      </text:span></text:span><text:span text:style-name="apple-style-span"><text:span text:style-name="T2">मयि</text:span></text:span><text:span text:style-name="apple-style-span"><text:span text:style-name="T1"> </text:span></text:span><text:span text:style-name="apple-style-span"><text:span text:style-name="T2">सर्वम</text:span></text:span><text:span text:style-name="apple-style-span"><text:span text:style-name="T1"> </text:span></text:span><text:span text:style-name="apple-style-span"><text:span text:style-name="T2">इथं</text:span></text:span><text:span text:style-name="apple-style-span"><text:span text:style-name="T1"> </text:span></text:span><text:span text:style-name="apple-style-span"><text:span text:style-name="T2">परॊतं</text:span></text:span><text:span text:style-name="apple-style-span"><text:span text:style-name="T1"> </text:span></text:span><text:span text:style-name="apple-style-span"><text:span text:style-name="T2">सूत्रे</text:span></text:span><text:span text:style-name="apple-style-span"><text:span text:style-name="T1"> </text:span></text:span><text:span text:style-name="apple-style-span"><text:span text:style-name="T2">मणिगणा</text:span></text:span><text:span text:style-name="apple-style-span"><text:span text:style-name="T1"> </text:span></text:span><text:span text:style-name="apple-style-span"><text:span text:style-name="T2">इव</text:span></text:span><text:span text:style-name="T1"><text:line-break/></text:span><text:span text:style-name="apple-style-span"><text:span text:style-name="T1">  </text:span></text:span><text:span text:style-name="apple-style-span"><text:span text:style-name="T3">8</text:span></text:span><text:span text:style-name="apple-converted-space"><text:span text:style-name="T1"> </text:span></text:span><text:span text:style-name="apple-style-span"><text:span text:style-name="T2">रसॊ</text:span></text:span><text:span text:style-name="apple-style-span"><text:span text:style-name="T1"> </text:span></text:span><text:span text:style-name="apple-style-span"><text:span text:style-name="T2">ऽहम</text:span></text:span><text:span text:style-name="apple-style-span"><text:span text:style-name="T1"> </text:span></text:span><text:span text:style-name="apple-style-span"><text:span text:style-name="T2">अप्सु</text:span></text:span><text:span text:style-name="apple-style-span"><text:span text:style-name="T1"> </text:span></text:span><text:span text:style-name="apple-style-span"><text:span text:style-name="T2">कौन्तेय</text:span></text:span><text:span text:style-name="apple-style-span"><text:span text:style-name="T1"> </text:span></text:span><text:span text:style-name="apple-style-span"><text:span text:style-name="T2">परभास्मि</text:span></text:span><text:span text:style-name="apple-style-span"><text:span text:style-name="T1"> </text:span></text:span><text:span text:style-name="apple-style-span"><text:span text:style-name="T2">शशिसूर्ययॊ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परणवः</text:span></text:span><text:span text:style-name="apple-style-span"><text:span text:style-name="T1"> </text:span></text:span><text:span text:style-name="apple-style-span"><text:span text:style-name="T2">सर्ववेथेषु</text:span></text:span><text:span text:style-name="apple-style-span"><text:span text:style-name="T1"> </text:span></text:span><text:span text:style-name="apple-style-span"><text:span text:style-name="T2">शब्थः</text:span></text:span><text:span text:style-name="apple-style-span"><text:span text:style-name="T1"> </text:span></text:span><text:span text:style-name="apple-style-span"><text:span text:style-name="T2">खे</text:span></text:span><text:span text:style-name="apple-style-span"><text:span text:style-name="T1"> </text:span></text:span><text:span text:style-name="apple-style-span"><text:span text:style-name="T2">पौरुषं</text:span></text:span><text:span text:style-name="apple-style-span"><text:span text:style-name="T1"> </text:span></text:span><text:span text:style-name="apple-style-span"><text:span text:style-name="T2">नृषु</text:span></text:span><text:span text:style-name="T1"><text:line-break/></text:span><text:span text:style-name="apple-style-span"><text:span text:style-name="T1">  </text:span></text:span><text:span text:style-name="apple-style-span"><text:span text:style-name="T3">9</text:span></text:span><text:span text:style-name="apple-converted-space"><text:span text:style-name="T1"> </text:span></text:span><text:span text:style-name="apple-style-span"><text:span text:style-name="T2">पुण्यॊ</text:span></text:span><text:span text:style-name="apple-style-span"><text:span text:style-name="T1"> </text:span></text:span><text:span text:style-name="apple-style-span"><text:span text:style-name="T2">गन्धः</text:span></text:span><text:span text:style-name="apple-style-span"><text:span text:style-name="T1"> </text:span></text:span><text:span text:style-name="apple-style-span"><text:span text:style-name="T2">पृदिव्या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तेजश</text:span></text:span><text:span text:style-name="apple-style-span"><text:span text:style-name="T1"> </text:span></text:span><text:span text:style-name="apple-style-span"><text:span text:style-name="T2">चास्मि</text:span></text:span><text:span text:style-name="apple-style-span"><text:span text:style-name="T1"> </text:span></text:span><text:span text:style-name="apple-style-span"><text:span text:style-name="T2">विभावसौ</text:span></text:span><text:span text:style-name="T1"><text:line-break/></text:span><text:span text:style-name="apple-style-span"><text:span text:style-name="T1">      </text:span></text:span><text:span text:style-name="apple-style-span"><text:span text:style-name="T2">जीवनं</text:span></text:span><text:span text:style-name="apple-style-span"><text:span text:style-name="T1"> </text:span></text:span><text:span text:style-name="apple-style-span"><text:span text:style-name="T2">सर्वभूतेषु</text:span></text:span><text:span text:style-name="apple-style-span"><text:span text:style-name="T1"> </text:span></text:span><text:span text:style-name="apple-style-span"><text:span text:style-name="T2">तपश</text:span></text:span><text:span text:style-name="apple-style-span"><text:span text:style-name="T1"> </text:span></text:span><text:span text:style-name="apple-style-span"><text:span text:style-name="T2">चास्मि</text:span></text:span><text:span text:style-name="apple-style-span"><text:span text:style-name="T1"> </text:span></text:span><text:span text:style-name="apple-style-span"><text:span text:style-name="T2">तपस्विषु</text:span></text:span><text:span text:style-name="T1"><text:line-break/></text:span><text:span text:style-name="apple-style-span"><text:span text:style-name="T1">  </text:span></text:span><text:span text:style-name="apple-style-span"><text:span text:style-name="T3">10</text:span></text:span><text:span text:style-name="apple-converted-space"><text:span text:style-name="T1"> </text:span></text:span><text:span text:style-name="apple-style-span"><text:span text:style-name="T2">बीजं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सर्वभूतानां</text:span></text:span><text:span text:style-name="apple-style-span"><text:span text:style-name="T1"> </text:span></text:span><text:span text:style-name="apple-style-span"><text:span text:style-name="T2">विथ्धि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सनातन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बुथ्धिर</text:span></text:span><text:span text:style-name="apple-style-span"><text:span text:style-name="T1"> </text:span></text:span><text:span text:style-name="apple-style-span"><text:span text:style-name="T2">बुथ्धिमताम</text:span></text:span><text:span text:style-name="apple-style-span"><text:span text:style-name="T1"> </text:span></text:span><text:span text:style-name="apple-style-span"><text:span text:style-name="T2">अस्मि</text:span></text:span><text:span text:style-name="apple-style-span"><text:span text:style-name="T1"> </text:span></text:span><text:span text:style-name="apple-style-span"><text:span text:style-name="T2">तेजस</text:span></text:span><text:span text:style-name="apple-style-span"><text:span text:style-name="T1"> </text:span></text:span><text:span text:style-name="apple-style-span"><text:span text:style-name="T2">तेजस्विनाम</text:span></text:span><text:span text:style-name="apple-style-span"><text:span text:style-name="T1"> </text:span></text:span><text:span text:style-name="apple-style-span"><text:span text:style-name="T2">अहम</text:span></text:span><text:span text:style-name="T1"><text:line-break/></text:span><text:span text:style-name="apple-style-span"><text:span text:style-name="T1"> </text:span></text:span><text:span text:style-name="apple-style-span"><text:span text:style-name="T3">11</text:span></text:span><text:span text:style-name="apple-converted-space"><text:span text:style-name="T1"> </text:span></text:span><text:span text:style-name="apple-style-span"><text:span text:style-name="T2">बलं</text:span></text:span><text:span text:style-name="apple-style-span"><text:span text:style-name="T1"> </text:span></text:span><text:span text:style-name="apple-style-span"><text:span text:style-name="T2">बलवतां</text:span></text:span><text:span text:style-name="apple-style-span"><text:span text:style-name="T1"> </text:span></text:span><text:span text:style-name="apple-style-span"><text:span text:style-name="T2">चाहं</text:span></text:span><text:span text:style-name="apple-style-span"><text:span text:style-name="T1"> </text:span></text:span><text:span text:style-name="apple-style-span"><text:span text:style-name="T2">कामरागविवर्जित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धर्माविरुथ्धॊ</text:span></text:span><text:span text:style-name="apple-style-span"><text:span text:style-name="T1"> </text:span></text:span><text:span text:style-name="apple-style-span"><text:span text:style-name="T2">भूतेषु</text:span></text:span><text:span text:style-name="apple-style-span"><text:span text:style-name="T1"> </text:span></text:span><text:span text:style-name="apple-style-span"><text:span text:style-name="T2">कामॊ</text:span></text:span><text:span text:style-name="apple-style-span"><text:span text:style-name="T1"> </text:span></text:span><text:span text:style-name="apple-style-span"><text:span text:style-name="T2">ऽसमि</text:span></text:span><text:span text:style-name="apple-style-span"><text:span text:style-name="T1"> </text:span></text:span><text:span text:style-name="apple-style-span"><text:span text:style-name="T2">भरतर्षभ</text:span></text:span><text:span text:style-name="T1"><text:line-break/></text:span><text:span text:style-name="apple-style-span"><text:span text:style-name="T1"> </text:span></text:span><text:span text:style-name="apple-style-span"><text:span text:style-name="T3">12</text:span></text:span><text:span text:style-name="apple-converted-space"><text:span text:style-name="T1"> </text:span></text:span><text:span text:style-name="apple-style-span"><text:span text:style-name="T2">ये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सात्त्विका</text:span></text:span><text:span text:style-name="apple-style-span"><text:span text:style-name="T1"> </text:span></text:span><text:span text:style-name="apple-style-span"><text:span text:style-name="T2">भावा</text:span></text:span><text:span text:style-name="apple-style-span"><text:span text:style-name="T1"> </text:span></text:span><text:span text:style-name="apple-style-span"><text:span text:style-name="T2">राजसास</text:span></text:span><text:span text:style-name="apple-style-span"><text:span text:style-name="T1"> </text:span></text:span><text:span text:style-name="apple-style-span"><text:span text:style-name="T2">तामसा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य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त्त</text:span></text:span><text:span text:style-name="apple-style-span"><text:span text:style-name="T1"> </text:span></text:span><text:span text:style-name="apple-style-span"><text:span text:style-name="T2">एवेति</text:span></text:span><text:span text:style-name="apple-style-span"><text:span text:style-name="T1"> </text:span></text:span><text:span text:style-name="apple-style-span"><text:span text:style-name="T2">तान</text:span></text:span><text:span text:style-name="apple-style-span"><text:span text:style-name="T1"> </text:span></text:span><text:span text:style-name="apple-style-span"><text:span text:style-name="T2">विथ्धि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तेषु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मयि</text:span></text:span><text:span text:style-name="T1"><text:line-break/></text:span><text:span text:style-name="apple-style-span"><text:span text:style-name="T1"> </text:span></text:span><text:span text:style-name="apple-style-span"><text:span text:style-name="T3">13</text:span></text:span><text:span text:style-name="apple-converted-space"><text:span text:style-name="T1"> </text:span></text:span><text:span text:style-name="apple-style-span"><text:span text:style-name="T2">तरिभिर</text:span></text:span><text:span text:style-name="apple-style-span"><text:span text:style-name="T1"> </text:span></text:span><text:span text:style-name="apple-style-span"><text:span text:style-name="T2">गुणमयैर</text:span></text:span><text:span text:style-name="apple-style-span"><text:span text:style-name="T1"> </text:span></text:span><text:span text:style-name="apple-style-span"><text:span text:style-name="T2">भावैर</text:span></text:span><text:span text:style-name="apple-style-span"><text:span text:style-name="T1"> </text:span></text:span><text:span text:style-name="apple-style-span"><text:span text:style-name="T2">एभिः</text:span></text:span><text:span text:style-name="apple-style-span"><text:span text:style-name="T1"> </text:span></text:span><text:span text:style-name="apple-style-span"><text:span text:style-name="T2">सर्वम</text:span></text:span><text:span text:style-name="apple-style-span"><text:span text:style-name="T1"> </text:span></text:span><text:span text:style-name="apple-style-span"><text:span text:style-name="T2">इथं</text:span></text:span><text:span text:style-name="apple-style-span"><text:span text:style-name="T1"> </text:span></text:span><text:span text:style-name="apple-style-span"><text:span text:style-name="T2">जग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मॊहितं</text:span></text:span><text:span text:style-name="apple-style-span"><text:span text:style-name="T1"> </text:span></text:span><text:span text:style-name="apple-style-span"><text:span text:style-name="T2">नाभिजानाति</text:span></text:span><text:span text:style-name="apple-style-span"><text:span text:style-name="T1">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एभ्यः</text:span></text:span><text:span text:style-name="apple-style-span"><text:span text:style-name="T1"> </text:span></text:span><text:span text:style-name="apple-style-span"><text:span text:style-name="T2">परम</text:span></text:span><text:span text:style-name="apple-style-span"><text:span text:style-name="T1"> </text:span></text:span><text:span text:style-name="apple-style-span"><text:span text:style-name="T2">अव्ययम</text:span></text:span><text:span text:style-name="T1"><text:line-break/></text:span><text:span text:style-name="apple-style-span"><text:span text:style-name="T1"> </text:span></text:span><text:span text:style-name="apple-style-span"><text:span text:style-name="T3">14</text:span></text:span><text:span text:style-name="apple-converted-space"><text:span text:style-name="T1"> </text:span></text:span><text:span text:style-name="apple-style-span"><text:span text:style-name="T2">थैवी</text:span></text:span><text:span text:style-name="apple-style-span"><text:span text:style-name="T1"> </text:span></text:span><text:span text:style-name="apple-style-span"><text:span text:style-name="T2">हय</text:span></text:span><text:span text:style-name="apple-style-span"><text:span text:style-name="T1"> </text:span></text:span><text:span text:style-name="apple-style-span"><text:span text:style-name="T2">एषा</text:span></text:span><text:span text:style-name="apple-style-span"><text:span text:style-name="T1"> </text:span></text:span><text:span text:style-name="apple-style-span"><text:span text:style-name="T2">गुणमयी</text:span></text:span><text:span text:style-name="apple-style-span"><text:span text:style-name="T1"> </text:span></text:span><text:span text:style-name="apple-style-span"><text:span text:style-name="T2">मम</text:span></text:span><text:span text:style-name="apple-style-span"><text:span text:style-name="T1"> </text:span></text:span><text:span text:style-name="apple-style-span"><text:span text:style-name="T2">माया</text:span></text:span><text:span text:style-name="apple-style-span"><text:span text:style-name="T1"> </text:span></text:span><text:span text:style-name="apple-style-span"><text:span text:style-name="T2">थुरत्यय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ये</text:span></text:span><text:span text:style-name="apple-style-span"><text:span text:style-name="T1"> </text:span></text:span><text:span text:style-name="apple-style-span"><text:span text:style-name="T2">परपथ्यन्ते</text:span></text:span><text:span text:style-name="apple-style-span"><text:span text:style-name="T1"> </text:span></text:span><text:span text:style-name="apple-style-span"><text:span text:style-name="T2">मायाम</text:span></text:span><text:span text:style-name="apple-style-span"><text:span text:style-name="T1"> </text:span></text:span><text:span text:style-name="apple-style-span"><text:span text:style-name="T2">एतां</text:span></text:span><text:span text:style-name="apple-style-span"><text:span text:style-name="T1"> </text:span></text:span><text:span text:style-name="apple-style-span"><text:span text:style-name="T2">तरन्ति</text:span></text:span><text:span text:style-name="apple-style-span"><text:span text:style-name="T1"> </text:span></text:span><text:span text:style-name="apple-style-span"><text:span text:style-name="T2">ते</text:span></text:span><text:span text:style-name="T1"><text:line-break/></text:span><text:soft-page-break/><text:span text:style-name="apple-style-span"><text:span text:style-name="T1"> </text:span></text:span><text:span text:style-name="apple-style-span"><text:span text:style-name="T3">15</text:span></text:span><text:span text:style-name="apple-converted-space"><text:span text:style-name="T1"> 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थुष्कृतिनॊ</text:span></text:span><text:span text:style-name="apple-style-span"><text:span text:style-name="T1"> </text:span></text:span><text:span text:style-name="apple-style-span"><text:span text:style-name="T2">मूढाः</text:span></text:span><text:span text:style-name="apple-style-span"><text:span text:style-name="T1"> </text:span></text:span><text:span text:style-name="apple-style-span"><text:span text:style-name="T2">परपथ्यन्ते</text:span></text:span><text:span text:style-name="apple-style-span"><text:span text:style-name="T1"> </text:span></text:span><text:span text:style-name="apple-style-span"><text:span text:style-name="T2">नराधम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ाययापहृतज्ञाना</text:span></text:span><text:span text:style-name="apple-style-span"><text:span text:style-name="T1"> </text:span></text:span><text:span text:style-name="apple-style-span"><text:span text:style-name="T2">आसुरं</text:span></text:span><text:span text:style-name="apple-style-span"><text:span text:style-name="T1"> </text:span></text:span><text:span text:style-name="apple-style-span"><text:span text:style-name="T2">भावम</text:span></text:span><text:span text:style-name="apple-style-span"><text:span text:style-name="T1"> </text:span></text:span><text:span text:style-name="apple-style-span"><text:span text:style-name="T2">आश्रिताः</text:span></text:span><text:span text:style-name="T1"><text:line-break/></text:span><text:span text:style-name="apple-style-span"><text:span text:style-name="T1"> </text:span></text:span><text:span text:style-name="apple-style-span"><text:span text:style-name="T3">16</text:span></text:span><text:span text:style-name="apple-converted-space"><text:span text:style-name="T1"> </text:span></text:span><text:span text:style-name="apple-style-span"><text:span text:style-name="T2">चतुर्विधा</text:span></text:span><text:span text:style-name="apple-style-span"><text:span text:style-name="T1"> </text:span></text:span><text:span text:style-name="apple-style-span"><text:span text:style-name="T2">भजन्ते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जनाः</text:span></text:span><text:span text:style-name="apple-style-span"><text:span text:style-name="T1"> </text:span></text:span><text:span text:style-name="apple-style-span"><text:span text:style-name="T2">सुकृतिनॊ</text:span></text:span><text:span text:style-name="apple-style-span"><text:span text:style-name="T1"> </text:span></text:span><text:span text:style-name="apple-style-span"><text:span text:style-name="T2">ऽरजु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आर्तॊ</text:span></text:span><text:span text:style-name="apple-style-span"><text:span text:style-name="T1"> </text:span></text:span><text:span text:style-name="apple-style-span"><text:span text:style-name="T2">जिज्ञासुर</text:span></text:span><text:span text:style-name="apple-style-span"><text:span text:style-name="T1"> </text:span></text:span><text:span text:style-name="apple-style-span"><text:span text:style-name="T2">अर्दार्दी</text:span></text:span><text:span text:style-name="apple-style-span"><text:span text:style-name="T1"> </text:span></text:span><text:span text:style-name="apple-style-span"><text:span text:style-name="T2">जञानी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भरतर्षभ</text:span></text:span><text:span text:style-name="T1"><text:line-break/></text:span><text:span text:style-name="apple-style-span"><text:span text:style-name="T1"> </text:span></text:span><text:span text:style-name="apple-style-span"><text:span text:style-name="T3">17</text:span></text:span><text:span text:style-name="apple-converted-space"><text:span text:style-name="T1"> </text:span></text:span><text:span text:style-name="apple-style-span"><text:span text:style-name="T2">तेषां</text:span></text:span><text:span text:style-name="apple-style-span"><text:span text:style-name="T1"> </text:span></text:span><text:span text:style-name="apple-style-span"><text:span text:style-name="T2">जञानी</text:span></text:span><text:span text:style-name="apple-style-span"><text:span text:style-name="T1"> </text:span></text:span><text:span text:style-name="apple-style-span"><text:span text:style-name="T2">नित्ययुक्त</text:span></text:span><text:span text:style-name="apple-style-span"><text:span text:style-name="T1"> </text:span></text:span><text:span text:style-name="apple-style-span"><text:span text:style-name="T2">एकभक्तिर</text:span></text:span><text:span text:style-name="apple-style-span"><text:span text:style-name="T1"> </text:span></text:span><text:span text:style-name="apple-style-span"><text:span text:style-name="T2">विशिष्य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रियॊ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जञानिनॊ</text:span></text:span><text:span text:style-name="apple-style-span"><text:span text:style-name="T1"> </text:span></text:span><text:span text:style-name="apple-style-span"><text:span text:style-name="T2">ऽतयर्दम</text:span></text:span><text:span text:style-name="apple-style-span"><text:span text:style-name="T1"> 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म</text:span></text:span><text:span text:style-name="apple-style-span"><text:span text:style-name="T1"> </text:span></text:span><text:span text:style-name="apple-style-span"><text:span text:style-name="T2">परियः</text:span></text:span><text:span text:style-name="T1"><text:line-break/></text:span><text:span text:style-name="apple-style-span"><text:span text:style-name="T1"> </text:span></text:span><text:span text:style-name="apple-style-span"><text:span text:style-name="T3">18</text:span></text:span><text:span text:style-name="apple-converted-space"><text:span text:style-name="T1"> </text:span></text:span><text:span text:style-name="apple-style-span"><text:span text:style-name="T2">उथाराः</text:span></text:span><text:span text:style-name="apple-style-span"><text:span text:style-name="T1"> </text:span></text:span><text:span text:style-name="apple-style-span"><text:span text:style-name="T2">सर्व</text:span></text:span><text:span text:style-name="apple-style-span"><text:span text:style-name="T1"> </text:span></text:span><text:span text:style-name="apple-style-span"><text:span text:style-name="T2">एवैते</text:span></text:span><text:span text:style-name="apple-style-span"><text:span text:style-name="T1"> </text:span></text:span><text:span text:style-name="apple-style-span"><text:span text:style-name="T2">जञानी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आत्मैव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मत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आस्दितः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युक्तात्मा</text:span></text:span><text:span text:style-name="apple-style-span"><text:span text:style-name="T1">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एवानुत्तमां</text:span></text:span><text:span text:style-name="apple-style-span"><text:span text:style-name="T1"> </text:span></text:span><text:span text:style-name="apple-style-span"><text:span text:style-name="T2">गतिम</text:span></text:span><text:span text:style-name="T1"><text:line-break/></text:span><text:span text:style-name="apple-style-span"><text:span text:style-name="T1"> </text:span></text:span><text:span text:style-name="apple-style-span"><text:span text:style-name="T3">19</text:span></text:span><text:span text:style-name="apple-converted-space"><text:span text:style-name="T1"> </text:span></text:span><text:span text:style-name="apple-style-span"><text:span text:style-name="T2">बहूनां</text:span></text:span><text:span text:style-name="apple-style-span"><text:span text:style-name="T1"> </text:span></text:span><text:span text:style-name="apple-style-span"><text:span text:style-name="T2">जन्मनाम</text:span></text:span><text:span text:style-name="apple-style-span"><text:span text:style-name="T1"> </text:span></text:span><text:span text:style-name="apple-style-span"><text:span text:style-name="T2">अन्ते</text:span></text:span><text:span text:style-name="apple-style-span"><text:span text:style-name="T1"> </text:span></text:span><text:span text:style-name="apple-style-span"><text:span text:style-name="T2">जञानवान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परपथ्य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वासुथेवः</text:span></text:span><text:span text:style-name="apple-style-span"><text:span text:style-name="T1"> </text:span></text:span><text:span text:style-name="apple-style-span"><text:span text:style-name="T2">सर्वम</text:span></text:span><text:span text:style-name="apple-style-span"><text:span text:style-name="T1"> 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महात्मा</text:span></text:span><text:span text:style-name="apple-style-span"><text:span text:style-name="T1"> </text:span></text:span><text:span text:style-name="apple-style-span"><text:span text:style-name="T2">सुथुर्लभः</text:span></text:span><text:span text:style-name="T1"><text:line-break/></text:span><text:span text:style-name="apple-style-span"><text:span text:style-name="T1"> </text:span></text:span><text:span text:style-name="apple-style-span"><text:span text:style-name="T3">20</text:span></text:span><text:span text:style-name="apple-converted-space"><text:span text:style-name="T1"> </text:span></text:span><text:span text:style-name="apple-style-span"><text:span text:style-name="T2">कामैस</text:span></text:span><text:span text:style-name="apple-style-span"><text:span text:style-name="T1"> </text:span></text:span><text:span text:style-name="apple-style-span"><text:span text:style-name="T2">तैस</text:span></text:span><text:span text:style-name="apple-style-span"><text:span text:style-name="T1"> </text:span></text:span><text:span text:style-name="apple-style-span"><text:span text:style-name="T2">तैर</text:span></text:span><text:span text:style-name="apple-style-span"><text:span text:style-name="T1"> </text:span></text:span><text:span text:style-name="apple-style-span"><text:span text:style-name="T2">हृतज्ञानाः</text:span></text:span><text:span text:style-name="apple-style-span"><text:span text:style-name="T1"> </text:span></text:span><text:span text:style-name="apple-style-span"><text:span text:style-name="T2">परपथ्यन्ते</text:span></text:span><text:span text:style-name="apple-style-span"><text:span text:style-name="T1"> </text:span></text:span><text:span text:style-name="apple-style-span"><text:span text:style-name="T2">ऽनयथेवत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ं</text:span></text:span><text:span text:style-name="apple-style-span"><text:span text:style-name="T1"> </text:span></text:span><text:span text:style-name="apple-style-span"><text:span text:style-name="T2">तं</text:span></text:span><text:span text:style-name="apple-style-span"><text:span text:style-name="T1"> </text:span></text:span><text:span text:style-name="apple-style-span"><text:span text:style-name="T2">नियमम</text:span></text:span><text:span text:style-name="apple-style-span"><text:span text:style-name="T1"> </text:span></text:span><text:span text:style-name="apple-style-span"><text:span text:style-name="T2">आस्दाय</text:span></text:span><text:span text:style-name="apple-style-span"><text:span text:style-name="T1"> </text:span></text:span><text:span text:style-name="apple-style-span"><text:span text:style-name="T2">परकृत्या</text:span></text:span><text:span text:style-name="apple-style-span"><text:span text:style-name="T1"> </text:span></text:span><text:span text:style-name="apple-style-span"><text:span text:style-name="T2">नियताः</text:span></text:span><text:span text:style-name="apple-style-span"><text:span text:style-name="T1"> </text:span></text:span><text:span text:style-name="apple-style-span"><text:span text:style-name="T2">सवया</text:span></text:span><text:span text:style-name="T1"><text:line-break/></text:span><text:span text:style-name="apple-style-span"><text:span text:style-name="T1"> </text:span></text:span><text:span text:style-name="apple-style-span"><text:span text:style-name="T3">21</text:span></text:span><text:span text:style-name="apple-converted-space"><text:span text:style-name="T1"> 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यां</text:span></text:span><text:span text:style-name="apple-style-span"><text:span text:style-name="T1"> </text:span></text:span><text:span text:style-name="apple-style-span"><text:span text:style-name="T2">यां</text:span></text:span><text:span text:style-name="apple-style-span"><text:span text:style-name="T1"> </text:span></text:span><text:span text:style-name="apple-style-span"><text:span text:style-name="T2">तनुं</text:span></text:span><text:span text:style-name="apple-style-span"><text:span text:style-name="T1"> </text:span></text:span><text:span text:style-name="apple-style-span"><text:span text:style-name="T2">भक्तः</text:span></text:span><text:span text:style-name="apple-style-span"><text:span text:style-name="T1"> </text:span></text:span><text:span text:style-name="apple-style-span"><text:span text:style-name="T2">शरथ्धयार्चितुम</text:span></text:span><text:span text:style-name="apple-style-span"><text:span text:style-name="T1"> </text:span></text:span><text:span text:style-name="apple-style-span"><text:span text:style-name="T2">इच्छत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स्य</text:span></text:span><text:span text:style-name="apple-style-span"><text:span text:style-name="T1"> </text:span></text:span><text:span text:style-name="apple-style-span"><text:span text:style-name="T2">तस्याचलां</text:span></text:span><text:span text:style-name="apple-style-span"><text:span text:style-name="T1"> </text:span></text:span><text:span text:style-name="apple-style-span"><text:span text:style-name="T2">शरथ्धां</text:span></text:span><text:span text:style-name="apple-style-span"><text:span text:style-name="T1"> </text:span></text:span><text:span text:style-name="apple-style-span"><text:span text:style-name="T2">ताम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विथधाम्य</text:span></text:span><text:span text:style-name="apple-style-span"><text:span text:style-name="T1"> </text:span></text:span><text:span text:style-name="apple-style-span"><text:span text:style-name="T2">अहम</text:span></text:span><text:span text:style-name="T1"><text:line-break/></text:span><text:span text:style-name="apple-style-span"><text:span text:style-name="T1"> </text:span></text:span><text:span text:style-name="apple-style-span"><text:span text:style-name="T3">22</text:span></text:span><text:span text:style-name="apple-converted-space"><text:span text:style-name="T1"> 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तया</text:span></text:span><text:span text:style-name="apple-style-span"><text:span text:style-name="T1"> </text:span></text:span><text:span text:style-name="apple-style-span"><text:span text:style-name="T2">शरथ्धया</text:span></text:span><text:span text:style-name="apple-style-span"><text:span text:style-name="T1"> </text:span></text:span><text:span text:style-name="apple-style-span"><text:span text:style-name="T2">युक्तस</text:span></text:span><text:span text:style-name="apple-style-span"><text:span text:style-name="T1"> </text:span></text:span><text:span text:style-name="apple-style-span"><text:span text:style-name="T2">तस्या</text:span></text:span><text:span text:style-name="apple-style-span"><text:span text:style-name="T1"> </text:span></text:span><text:span text:style-name="apple-style-span"><text:span text:style-name="T2">राधनम</text:span></text:span><text:span text:style-name="apple-style-span"><text:span text:style-name="T1"> </text:span></text:span><text:span text:style-name="apple-style-span"><text:span text:style-name="T2">ईह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लभते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ततः</text:span></text:span><text:span text:style-name="apple-style-span"><text:span text:style-name="T1"> </text:span></text:span><text:span text:style-name="apple-style-span"><text:span text:style-name="T2">कामान</text:span></text:span><text:span text:style-name="apple-style-span"><text:span text:style-name="T1"> </text:span></text:span><text:span text:style-name="apple-style-span"><text:span text:style-name="T2">मयैव</text:span></text:span><text:span text:style-name="apple-style-span"><text:span text:style-name="T1"> </text:span></text:span><text:span text:style-name="apple-style-span"><text:span text:style-name="T2">विहितान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तान</text:span></text:span><text:span text:style-name="T1"><text:line-break/></text:span><text:span text:style-name="apple-style-span"><text:span text:style-name="T1"> </text:span></text:span><text:span text:style-name="apple-style-span"><text:span text:style-name="T3">23</text:span></text:span><text:span text:style-name="apple-converted-space"><text:span text:style-name="T1"> </text:span></text:span><text:span text:style-name="apple-style-span"><text:span text:style-name="T2">अन्तवत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फलं</text:span></text:span><text:span text:style-name="apple-style-span"><text:span text:style-name="T1"> </text:span></text:span><text:span text:style-name="apple-style-span"><text:span text:style-name="T2">तेषां</text:span></text:span><text:span text:style-name="apple-style-span"><text:span text:style-name="T1">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भवत्य</text:span></text:span><text:span text:style-name="apple-style-span"><text:span text:style-name="T1"> </text:span></text:span><text:span text:style-name="apple-style-span"><text:span text:style-name="T2">अल्पमेधसा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थेवान</text:span></text:span><text:span text:style-name="apple-style-span"><text:span text:style-name="T1"> </text:span></text:span><text:span text:style-name="apple-style-span"><text:span text:style-name="T2">थेवयजॊ</text:span></text:span><text:span text:style-name="apple-style-span"><text:span text:style-name="T1"> </text:span></text:span><text:span text:style-name="apple-style-span"><text:span text:style-name="T2">यान्ति</text:span></text:span><text:span text:style-name="apple-style-span"><text:span text:style-name="T1"> </text:span></text:span><text:span text:style-name="apple-style-span"><text:span text:style-name="T2">मथ्भक्ता</text:span></text:span><text:span text:style-name="apple-style-span"><text:span text:style-name="T1"> </text:span></text:span><text:span text:style-name="apple-style-span"><text:span text:style-name="T2">यान्ति</text:span></text:span><text:span text:style-name="apple-style-span"><text:span text:style-name="T1">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अपि</text:span></text:span><text:span text:style-name="T1"><text:line-break/></text:span><text:span text:style-name="apple-style-span"><text:span text:style-name="T1"> </text:span></text:span><text:span text:style-name="apple-style-span"><text:span text:style-name="T3">24</text:span></text:span><text:span text:style-name="apple-converted-space"><text:span text:style-name="T1"> </text:span></text:span><text:span text:style-name="apple-style-span"><text:span text:style-name="T2">अव्यक्तं</text:span></text:span><text:span text:style-name="apple-style-span"><text:span text:style-name="T1"> </text:span></text:span><text:span text:style-name="apple-style-span"><text:span text:style-name="T2">वयक्तिम</text:span></text:span><text:span text:style-name="apple-style-span"><text:span text:style-name="T1"> </text:span></text:span><text:span text:style-name="apple-style-span"><text:span text:style-name="T2">आपन्नं</text:span></text:span><text:span text:style-name="apple-style-span"><text:span text:style-name="T1"> </text:span></text:span><text:span text:style-name="apple-style-span"><text:span text:style-name="T2">मन्यन्ते</text:span></text:span><text:span text:style-name="apple-style-span"><text:span text:style-name="T1">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अबुथ्धय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रं</text:span></text:span><text:span text:style-name="apple-style-span"><text:span text:style-name="T1"> </text:span></text:span><text:span text:style-name="apple-style-span"><text:span text:style-name="T2">भावम</text:span></text:span><text:span text:style-name="apple-style-span"><text:span text:style-name="T1"> </text:span></text:span><text:span text:style-name="apple-style-span"><text:span text:style-name="T2">अजानन्तॊ</text:span></text:span><text:span text:style-name="apple-style-span"><text:span text:style-name="T1"> </text:span></text:span><text:span text:style-name="apple-style-span"><text:span text:style-name="T2">ममाव्ययम</text:span></text:span><text:span text:style-name="apple-style-span"><text:span text:style-name="T1"> </text:span></text:span><text:span text:style-name="apple-style-span"><text:span text:style-name="T2">अनुत्तमम</text:span></text:span><text:span text:style-name="T1"><text:line-break/></text:span><text:span text:style-name="apple-style-span"><text:span text:style-name="T1"> </text:span></text:span><text:span text:style-name="apple-style-span"><text:span text:style-name="T3">25</text:span></text:span><text:span text:style-name="apple-converted-space"><text:span text:style-name="T1"> </text:span></text:span><text:span text:style-name="apple-style-span"><text:span text:style-name="T2">नाहं</text:span></text:span><text:span text:style-name="apple-style-span"><text:span text:style-name="T1"> </text:span></text:span><text:span text:style-name="apple-style-span"><text:span text:style-name="T2">परकाशः</text:span></text:span><text:span text:style-name="apple-style-span"><text:span text:style-name="T1"> </text:span></text:span><text:span text:style-name="apple-style-span"><text:span text:style-name="T2">सर्वस्य</text:span></text:span><text:span text:style-name="apple-style-span"><text:span text:style-name="T1"> </text:span></text:span><text:span text:style-name="apple-style-span"><text:span text:style-name="T2">यॊगमायासमावृत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मूढॊ</text:span></text:span><text:span text:style-name="apple-style-span"><text:span text:style-name="T1"> </text:span></text:span><text:span text:style-name="apple-style-span"><text:span text:style-name="T2">ऽयं</text:span></text:span><text:span text:style-name="apple-style-span"><text:span text:style-name="T1"> </text:span></text:span><text:span text:style-name="apple-style-span"><text:span text:style-name="T2">नाभिजानाति</text:span></text:span><text:span text:style-name="apple-style-span"><text:span text:style-name="T1"> </text:span></text:span><text:span text:style-name="apple-style-span"><text:span text:style-name="T2">लॊकॊ</text:span></text:span><text:span text:style-name="apple-style-span"><text:span text:style-name="T1">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अजम</text:span></text:span><text:span text:style-name="apple-style-span"><text:span text:style-name="T1"> </text:span></text:span><text:span text:style-name="apple-style-span"><text:span text:style-name="T2">अव्ययम</text:span></text:span><text:span text:style-name="T1"><text:line-break/></text:span><text:span text:style-name="apple-style-span"><text:span text:style-name="T1"> </text:span></text:span><text:span text:style-name="apple-style-span"><text:span text:style-name="T3">26</text:span></text:span><text:span text:style-name="apple-converted-space"><text:span text:style-name="T1"> </text:span></text:span><text:span text:style-name="apple-style-span"><text:span text:style-name="T2">वेथाहं</text:span></text:span><text:span text:style-name="apple-style-span"><text:span text:style-name="T1"> </text:span></text:span><text:span text:style-name="apple-style-span"><text:span text:style-name="T2">समतीतानि</text:span></text:span><text:span text:style-name="apple-style-span"><text:span text:style-name="T1"> </text:span></text:span><text:span text:style-name="apple-style-span"><text:span text:style-name="T2">वर्तमानानि</text:span></text:span><text:span text:style-name="apple-style-span"><text:span text:style-name="T1"> </text:span></text:span><text:span text:style-name="apple-style-span"><text:span text:style-name="T2">चार्जु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भविष्याणि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भूतानि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वेथ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कश</text:span></text:span><text:span text:style-name="apple-style-span"><text:span text:style-name="T1"> </text:span></text:span><text:span text:style-name="apple-style-span"><text:span text:style-name="T2">चन</text:span></text:span><text:span text:style-name="T1"><text:line-break/></text:span><text:span text:style-name="apple-style-span"><text:span text:style-name="T1"> </text:span></text:span><text:span text:style-name="apple-style-span"><text:span text:style-name="T3">27</text:span></text:span><text:span text:style-name="apple-converted-space"><text:span text:style-name="T1"> </text:span></text:span><text:span text:style-name="apple-style-span"><text:span text:style-name="T2">इच्छाथ्वेषसमुत्देन</text:span></text:span><text:span text:style-name="apple-style-span"><text:span text:style-name="T1"> </text:span></text:span><text:span text:style-name="apple-style-span"><text:span text:style-name="T2">थवन्थ्वमॊहेन</text:span></text:span><text:span text:style-name="apple-style-span"><text:span text:style-name="T1"> </text:span></text:span><text:span text:style-name="apple-style-span"><text:span text:style-name="T2">भार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र्वभूतानि</text:span></text:span><text:span text:style-name="apple-style-span"><text:span text:style-name="T1"> </text:span></text:span><text:span text:style-name="apple-style-span"><text:span text:style-name="T2">संमॊहं</text:span></text:span><text:span text:style-name="apple-style-span"><text:span text:style-name="T1"> </text:span></text:span><text:span text:style-name="apple-style-span"><text:span text:style-name="T2">सर्गे</text:span></text:span><text:span text:style-name="apple-style-span"><text:span text:style-name="T1"> </text:span></text:span><text:span text:style-name="apple-style-span"><text:span text:style-name="T2">यान्ति</text:span></text:span><text:span text:style-name="apple-style-span"><text:span text:style-name="T1"> </text:span></text:span><text:span text:style-name="apple-style-span"><text:span text:style-name="T2">परंतप</text:span></text:span><text:span text:style-name="T1"><text:line-break/></text:span><text:span text:style-name="apple-style-span"><text:span text:style-name="T1"> </text:span></text:span><text:span text:style-name="apple-style-span"><text:span text:style-name="T3">28</text:span></text:span><text:span text:style-name="apple-converted-space"><text:span text:style-name="T1"> </text:span></text:span><text:span text:style-name="apple-style-span"><text:span text:style-name="T2">येषां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अन्तगतं</text:span></text:span><text:span text:style-name="apple-style-span"><text:span text:style-name="T1"> </text:span></text:span><text:span text:style-name="apple-style-span"><text:span text:style-name="T2">पापं</text:span></text:span><text:span text:style-name="apple-style-span"><text:span text:style-name="T1"> </text:span></text:span><text:span text:style-name="apple-style-span"><text:span text:style-name="T2">जनानां</text:span></text:span><text:span text:style-name="apple-style-span"><text:span text:style-name="T1"> </text:span></text:span><text:span text:style-name="apple-style-span"><text:span text:style-name="T2">पुण्यकर्मणा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थवन्थ्वमॊहनिर्मुक्ता</text:span></text:span><text:span text:style-name="apple-style-span"><text:span text:style-name="T1"> </text:span></text:span><text:span text:style-name="apple-style-span"><text:span text:style-name="T2">भजन्ते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थृढव्रताः</text:span></text:span><text:span text:style-name="T1"><text:line-break/></text:span><text:span text:style-name="apple-style-span"><text:span text:style-name="T1"> </text:span></text:span><text:span text:style-name="apple-style-span"><text:span text:style-name="T3">29</text:span></text:span><text:span text:style-name="apple-converted-space"><text:span text:style-name="T1"> </text:span></text:span><text:span text:style-name="apple-style-span"><text:span text:style-name="T2">जरामरणमॊक्षाय</text:span></text:span><text:span text:style-name="apple-style-span"><text:span text:style-name="T1">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आश्रित्य</text:span></text:span><text:span text:style-name="apple-style-span"><text:span text:style-name="T1"> </text:span></text:span><text:span text:style-name="apple-style-span"><text:span text:style-name="T2">यतन्ति</text:span></text:span><text:span text:style-name="apple-style-span"><text:span text:style-name="T1"> </text:span></text:span><text:span text:style-name="apple-style-span"><text:span text:style-name="T2">य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बरह्म</text:span></text:span><text:span text:style-name="apple-style-span"><text:span text:style-name="T1">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विथुः</text:span></text:span><text:span text:style-name="apple-style-span"><text:span text:style-name="T1"> </text:span></text:span><text:span text:style-name="apple-style-span"><text:span text:style-name="T2">कृत्स्नम</text:span></text:span><text:span text:style-name="apple-style-span"><text:span text:style-name="T1"> </text:span></text:span><text:span text:style-name="apple-style-span"><text:span text:style-name="T2">अध्यात्मं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चाखिलम</text:span></text:span><text:span text:style-name="T1"><text:line-break/></text:span><text:span text:style-name="apple-style-span"><text:span text:style-name="T1"> </text:span></text:span><text:span text:style-name="apple-style-span"><text:span text:style-name="T3">30</text:span></text:span><text:span text:style-name="apple-converted-space"><text:span text:style-name="T1"> </text:span></text:span><text:span text:style-name="apple-style-span"><text:span text:style-name="T2">साधिभूताधिथैवं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साधियज्ञ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ये</text:span></text:span><text:span text:style-name="apple-style-span"><text:span text:style-name="T1"> </text:span></text:span><text:span text:style-name="apple-style-span"><text:span text:style-name="T2">विथु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रयाणकाले</text:span></text:span><text:span text:style-name="apple-style-span"><text:span text:style-name="T1"> </text:span></text:span><text:span text:style-name="apple-style-span"><text:span text:style-name="T2">ऽपि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विथुर</text:span></text:span><text:span text:style-name="apple-style-span"><text:span text:style-name="T1"> </text:span></text:span><text:span text:style-name="apple-style-span"><text:span text:style-name="T2">युक्तचेतसः</text:span></text:span></text:p>
      <text:p text:style-name="Standard"><text:span text:style-name="apple-style-span"><text:span text:style-name="T2"/></text:span></text:p>
      <text:p text:style-name="Standard"><text:span text:style-name="apple-style-span"><text:span text:style-name="T2">अर्जु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किं</text:span></text:span><text:span text:style-name="apple-style-span"><text:span text:style-name="T1">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बरह्म</text:span></text:span><text:span text:style-name="apple-style-span"><text:span text:style-name="T1"> </text:span></text:span><text:span text:style-name="apple-style-span"><text:span text:style-name="T2">किम</text:span></text:span><text:span text:style-name="apple-style-span"><text:span text:style-name="T1"> </text:span></text:span><text:span text:style-name="apple-style-span"><text:span text:style-name="T2">अध्यात्मं</text:span></text:span><text:span text:style-name="apple-style-span"><text:span text:style-name="T1"> </text:span></text:span><text:span text:style-name="apple-style-span"><text:span text:style-name="T2">किं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पुरुषॊत्त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अधिभूत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किं</text:span></text:span><text:span text:style-name="apple-style-span"><text:span text:style-name="T1"> </text:span></text:span><text:span text:style-name="apple-style-span"><text:span text:style-name="T2">परॊक्तम</text:span></text:span><text:span text:style-name="apple-style-span"><text:span text:style-name="T1"> </text:span></text:span><text:span text:style-name="apple-style-span"><text:span text:style-name="T2">अधिथैवं</text:span></text:span><text:span text:style-name="apple-style-span"><text:span text:style-name="T1"> </text:span></text:span><text:span text:style-name="apple-style-span"><text:span text:style-name="T2">किम</text:span></text:span><text:span text:style-name="apple-style-span"><text:span text:style-name="T1"> </text:span></text:span><text:span text:style-name="apple-style-span"><text:span text:style-name="T2">उच्यते</text:span></text:span><text:span text:style-name="T1"><text:line-break/></text:span><text:soft-page-break/><text:span text:style-name="apple-style-span"><text:span text:style-name="T1">  </text:span></text:span><text:span text:style-name="apple-style-span"><text:span text:style-name="T3">2</text:span></text:span><text:span text:style-name="apple-converted-space"><text:span text:style-name="T1"> </text:span></text:span><text:span text:style-name="apple-style-span"><text:span text:style-name="T2">अधियज्ञः</text:span></text:span><text:span text:style-name="apple-style-span"><text:span text:style-name="T1"> </text:span></text:span><text:span text:style-name="apple-style-span"><text:span text:style-name="T2">कदं</text:span></text:span><text:span text:style-name="apple-style-span"><text:span text:style-name="T1"> </text:span></text:span><text:span text:style-name="apple-style-span"><text:span text:style-name="T2">कॊ</text:span></text:span><text:span text:style-name="apple-style-span"><text:span text:style-name="T1"> </text:span></text:span><text:span text:style-name="apple-style-span"><text:span text:style-name="T2">ऽतर</text:span></text:span><text:span text:style-name="apple-style-span"><text:span text:style-name="T1"> </text:span></text:span><text:span text:style-name="apple-style-span"><text:span text:style-name="T2">थेहे</text:span></text:span><text:span text:style-name="apple-style-span"><text:span text:style-name="T1"> </text:span></text:span><text:span text:style-name="apple-style-span"><text:span text:style-name="T2">ऽसमिन</text:span></text:span><text:span text:style-name="apple-style-span"><text:span text:style-name="T1"> </text:span></text:span><text:span text:style-name="apple-style-span"><text:span text:style-name="T2">मधुसूथन</text:span></text:span><text:span text:style-name="T1"><text:line-break/></text:span><text:span text:style-name="apple-style-span"><text:span text:style-name="T1">      </text:span></text:span><text:span text:style-name="apple-style-span"><text:span text:style-name="T2">परयाणकाले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कदं</text:span></text:span><text:span text:style-name="apple-style-span"><text:span text:style-name="T1"> </text:span></text:span><text:span text:style-name="apple-style-span"><text:span text:style-name="T2">जञेयॊ</text:span></text:span><text:span text:style-name="apple-style-span"><text:span text:style-name="T1"> </text:span></text:span><text:span text:style-name="apple-style-span"><text:span text:style-name="T2">ऽसि</text:span></text:span><text:span text:style-name="apple-style-span"><text:span text:style-name="T1"> </text:span></text:span><text:span text:style-name="apple-style-span"><text:span text:style-name="T2">नियतात्मभिः</text:span></text:span><text:span text:style-name="T1"><text:line-break/></text:span><text:span text:style-name="apple-style-span"><text:span text:style-name="T1">  </text:span></text:span><text:span text:style-name="apple-style-span"><text:span text:style-name="T3">3</text:span></text:span><text:span text:style-name="apple-converted-space"><text:span text:style-name="T1"> </text:span></text:span><text:span text:style-name="apple-style-span"><text:span text:style-name="T2">शरीभगवा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अक्षरं</text:span></text:span><text:span text:style-name="apple-style-span"><text:span text:style-name="T1"> </text:span></text:span><text:span text:style-name="apple-style-span"><text:span text:style-name="T2">बरह्म</text:span></text:span><text:span text:style-name="apple-style-span"><text:span text:style-name="T1"> </text:span></text:span><text:span text:style-name="apple-style-span"><text:span text:style-name="T2">परमं</text:span></text:span><text:span text:style-name="apple-style-span"><text:span text:style-name="T1"> </text:span></text:span><text:span text:style-name="apple-style-span"><text:span text:style-name="T2">सवभावॊ</text:span></text:span><text:span text:style-name="apple-style-span"><text:span text:style-name="T1"> </text:span></text:span><text:span text:style-name="apple-style-span"><text:span text:style-name="T2">ऽधयात्मम</text:span></text:span><text:span text:style-name="apple-style-span"><text:span text:style-name="T1"> </text:span></text:span><text:span text:style-name="apple-style-span"><text:span text:style-name="T2">उच्यते</text:span></text:span><text:span text:style-name="T1"><text:line-break/></text:span><text:span text:style-name="apple-style-span"><text:span text:style-name="T1">      </text:span></text:span><text:span text:style-name="apple-style-span"><text:span text:style-name="T2">भूतभावॊथ्भवकरॊ</text:span></text:span><text:span text:style-name="apple-style-span"><text:span text:style-name="T1"> </text:span></text:span><text:span text:style-name="apple-style-span"><text:span text:style-name="T2">विसर्गः</text:span></text:span><text:span text:style-name="apple-style-span"><text:span text:style-name="T1"> </text:span></text:span><text:span text:style-name="apple-style-span"><text:span text:style-name="T2">कर्मसंज्ञितः</text:span></text:span><text:span text:style-name="T1"><text:line-break/></text:span><text:span text:style-name="apple-style-span"><text:span text:style-name="T1">  </text:span></text:span><text:span text:style-name="apple-style-span"><text:span text:style-name="T3">4</text:span></text:span><text:span text:style-name="apple-converted-space"><text:span text:style-name="T1"> </text:span></text:span><text:span text:style-name="apple-style-span"><text:span text:style-name="T2">अधिभूतं</text:span></text:span><text:span text:style-name="apple-style-span"><text:span text:style-name="T1"> </text:span></text:span><text:span text:style-name="apple-style-span"><text:span text:style-name="T2">कषरॊ</text:span></text:span><text:span text:style-name="apple-style-span"><text:span text:style-name="T1"> </text:span></text:span><text:span text:style-name="apple-style-span"><text:span text:style-name="T2">भावः</text:span></text:span><text:span text:style-name="apple-style-span"><text:span text:style-name="T1"> </text:span></text:span><text:span text:style-name="apple-style-span"><text:span text:style-name="T2">पुरुषश</text:span></text:span><text:span text:style-name="apple-style-span"><text:span text:style-name="T1"> </text:span></text:span><text:span text:style-name="apple-style-span"><text:span text:style-name="T2">चाधिथैवत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अधियज्ञॊ</text:span></text:span><text:span text:style-name="apple-style-span"><text:span text:style-name="T1"> </text:span></text:span><text:span text:style-name="apple-style-span"><text:span text:style-name="T2">ऽहम</text:span></text:span><text:span text:style-name="apple-style-span"><text:span text:style-name="T1"> </text:span></text:span><text:span text:style-name="apple-style-span"><text:span text:style-name="T2">एवात्र</text:span></text:span><text:span text:style-name="apple-style-span"><text:span text:style-name="T1"> </text:span></text:span><text:span text:style-name="apple-style-span"><text:span text:style-name="T2">थेहे</text:span></text:span><text:span text:style-name="apple-style-span"><text:span text:style-name="T1"> </text:span></text:span><text:span text:style-name="apple-style-span"><text:span text:style-name="T2">थेहभृतां</text:span></text:span><text:span text:style-name="apple-style-span"><text:span text:style-name="T1"> </text:span></text:span><text:span text:style-name="apple-style-span"><text:span text:style-name="T2">वर</text:span></text:span><text:span text:style-name="T1"><text:line-break/></text:span><text:span text:style-name="apple-style-span"><text:span text:style-name="T1">  </text:span></text:span><text:span text:style-name="apple-style-span"><text:span text:style-name="T3">5</text:span></text:span><text:span text:style-name="apple-converted-space"><text:span text:style-name="T1"> </text:span></text:span><text:span text:style-name="apple-style-span"><text:span text:style-name="T2">अन्तकाले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समरन</text:span></text:span><text:span text:style-name="apple-style-span"><text:span text:style-name="T1"> </text:span></text:span><text:span text:style-name="apple-style-span"><text:span text:style-name="T2">मुक्त्वा</text:span></text:span><text:span text:style-name="apple-style-span"><text:span text:style-name="T1"> </text:span></text:span><text:span text:style-name="apple-style-span"><text:span text:style-name="T2">कलेवर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यः</text:span></text:span><text:span text:style-name="apple-style-span"><text:span text:style-name="T1"> </text:span></text:span><text:span text:style-name="apple-style-span"><text:span text:style-name="T2">परयाति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मथ्भावं</text:span></text:span><text:span text:style-name="apple-style-span"><text:span text:style-name="T1"> </text:span></text:span><text:span text:style-name="apple-style-span"><text:span text:style-name="T2">याति</text:span></text:span><text:span text:style-name="apple-style-span"><text:span text:style-name="T1"> </text:span></text:span><text:span text:style-name="apple-style-span"><text:span text:style-name="T2">नास्त्य</text:span></text:span><text:span text:style-name="apple-style-span"><text:span text:style-name="T1"> </text:span></text:span><text:span text:style-name="apple-style-span"><text:span text:style-name="T2">अत्र</text:span></text:span><text:span text:style-name="apple-style-span"><text:span text:style-name="T1"> </text:span></text:span><text:span text:style-name="apple-style-span"><text:span text:style-name="T2">संशयः</text:span></text:span><text:span text:style-name="T1"><text:line-break/></text:span><text:span text:style-name="apple-style-span"><text:span text:style-name="T1">  </text:span></text:span><text:span text:style-name="apple-style-span"><text:span text:style-name="T3">6</text:span></text:span><text:span text:style-name="apple-converted-space"><text:span text:style-name="T1"> </text:span></text:span><text:span text:style-name="apple-style-span"><text:span text:style-name="T2">यं</text:span></text:span><text:span text:style-name="apple-style-span"><text:span text:style-name="T1"> </text:span></text:span><text:span text:style-name="apple-style-span"><text:span text:style-name="T2">यं</text:span></text:span><text:span text:style-name="apple-style-span"><text:span text:style-name="T1"> </text:span></text:span><text:span text:style-name="apple-style-span"><text:span text:style-name="T2">वापि</text:span></text:span><text:span text:style-name="apple-style-span"><text:span text:style-name="T1"> </text:span></text:span><text:span text:style-name="apple-style-span"><text:span text:style-name="T2">समरन</text:span></text:span><text:span text:style-name="apple-style-span"><text:span text:style-name="T1"> </text:span></text:span><text:span text:style-name="apple-style-span"><text:span text:style-name="T2">भावं</text:span></text:span><text:span text:style-name="apple-style-span"><text:span text:style-name="T1"> </text:span></text:span><text:span text:style-name="apple-style-span"><text:span text:style-name="T2">तयजत्य</text:span></text:span><text:span text:style-name="apple-style-span"><text:span text:style-name="T1"> </text:span></text:span><text:span text:style-name="apple-style-span"><text:span text:style-name="T2">अन्ते</text:span></text:span><text:span text:style-name="apple-style-span"><text:span text:style-name="T1"> </text:span></text:span><text:span text:style-name="apple-style-span"><text:span text:style-name="T2">कलेवर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तं</text:span></text:span><text:span text:style-name="apple-style-span"><text:span text:style-name="T1"> </text:span></text:span><text:span text:style-name="apple-style-span"><text:span text:style-name="T2">तम</text:span></text:span><text:span text:style-name="apple-style-span"><text:span text:style-name="T1"> </text:span></text:span><text:span text:style-name="apple-style-span"><text:span text:style-name="T2">एवैति</text:span></text:span><text:span text:style-name="apple-style-span"><text:span text:style-name="T1"> </text:span></text:span><text:span text:style-name="apple-style-span"><text:span text:style-name="T2">कौन्तेय</text:span></text:span><text:span text:style-name="apple-style-span"><text:span text:style-name="T1"> </text:span></text:span><text:span text:style-name="apple-style-span"><text:span text:style-name="T2">सथा</text:span></text:span><text:span text:style-name="apple-style-span"><text:span text:style-name="T1"> </text:span></text:span><text:span text:style-name="apple-style-span"><text:span text:style-name="T2">तथ्भावभावितः</text:span></text:span><text:span text:style-name="T1"><text:line-break/></text:span><text:span text:style-name="apple-style-span"><text:span text:style-name="T1">  </text:span></text:span><text:span text:style-name="apple-style-span"><text:span text:style-name="T3">7</text:span></text:span><text:span text:style-name="apple-converted-space"><text:span text:style-name="T1"> </text:span></text:span><text:span text:style-name="apple-style-span"><text:span text:style-name="T2">तस्मात</text:span></text:span><text:span text:style-name="apple-style-span"><text:span text:style-name="T1"> </text:span></text:span><text:span text:style-name="apple-style-span"><text:span text:style-name="T2">सर्वेषु</text:span></text:span><text:span text:style-name="apple-style-span"><text:span text:style-name="T1"> </text:span></text:span><text:span text:style-name="apple-style-span"><text:span text:style-name="T2">कालेषु</text:span></text:span><text:span text:style-name="apple-style-span"><text:span text:style-name="T1">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अनुस्मर</text:span></text:span><text:span text:style-name="apple-style-span"><text:span text:style-name="T1"> </text:span></text:span><text:span text:style-name="apple-style-span"><text:span text:style-name="T2">युध्य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मय्य</text:span></text:span><text:span text:style-name="apple-style-span"><text:span text:style-name="T1"> </text:span></text:span><text:span text:style-name="apple-style-span"><text:span text:style-name="T2">अर्पितमनॊबुथ्धिर</text:span></text:span><text:span text:style-name="apple-style-span"><text:span text:style-name="T1">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एवैष्यस्य</text:span></text:span><text:span text:style-name="apple-style-span"><text:span text:style-name="T1"> </text:span></text:span><text:span text:style-name="apple-style-span"><text:span text:style-name="T2">असंशयः</text:span></text:span><text:span text:style-name="T1"><text:line-break/></text:span><text:span text:style-name="apple-style-span"><text:span text:style-name="T1">  </text:span></text:span><text:span text:style-name="apple-style-span"><text:span text:style-name="T3">8</text:span></text:span><text:span text:style-name="apple-converted-space"><text:span text:style-name="T1"> </text:span></text:span><text:span text:style-name="apple-style-span"><text:span text:style-name="T2">अभ्यासयॊगयुक्तेन</text:span></text:span><text:span text:style-name="apple-style-span"><text:span text:style-name="T1"> </text:span></text:span><text:span text:style-name="apple-style-span"><text:span text:style-name="T2">चेतसा</text:span></text:span><text:span text:style-name="apple-style-span"><text:span text:style-name="T1"> </text:span></text:span><text:span text:style-name="apple-style-span"><text:span text:style-name="T2">नान्यगामिना</text:span></text:span><text:span text:style-name="T1"><text:line-break/></text:span><text:span text:style-name="apple-style-span"><text:span text:style-name="T1">      </text:span></text:span><text:span text:style-name="apple-style-span"><text:span text:style-name="T2">परमं</text:span></text:span><text:span text:style-name="apple-style-span"><text:span text:style-name="T1"> </text:span></text:span><text:span text:style-name="apple-style-span"><text:span text:style-name="T2">पुरुषं</text:span></text:span><text:span text:style-name="apple-style-span"><text:span text:style-name="T1"> </text:span></text:span><text:span text:style-name="apple-style-span"><text:span text:style-name="T2">थिव्यं</text:span></text:span><text:span text:style-name="apple-style-span"><text:span text:style-name="T1"> </text:span></text:span><text:span text:style-name="apple-style-span"><text:span text:style-name="T2">याति</text:span></text:span><text:span text:style-name="apple-style-span"><text:span text:style-name="T1"> </text:span></text:span><text:span text:style-name="apple-style-span"><text:span text:style-name="T2">पार्दानुचिन्तयन</text:span></text:span><text:span text:style-name="T1"><text:line-break/></text:span><text:span text:style-name="apple-style-span"><text:span text:style-name="T1">  </text:span></text:span><text:span text:style-name="apple-style-span"><text:span text:style-name="T3">9</text:span></text:span><text:span text:style-name="apple-converted-space"><text:span text:style-name="T1"> </text:span></text:span><text:span text:style-name="apple-style-span"><text:span text:style-name="T2">कविं</text:span></text:span><text:span text:style-name="apple-style-span"><text:span text:style-name="T1"> </text:span></text:span><text:span text:style-name="apple-style-span"><text:span text:style-name="T2">पुराणम</text:span></text:span><text:span text:style-name="apple-style-span"><text:span text:style-name="T1"> </text:span></text:span><text:span text:style-name="apple-style-span"><text:span text:style-name="T2">अनुशासितारम</text:span></text:span><text:span text:style-name="apple-style-span"><text:span text:style-name="T1">; </text:span></text:span><text:span text:style-name="apple-style-span"><text:span text:style-name="T2">अणॊर</text:span></text:span><text:span text:style-name="apple-style-span"><text:span text:style-name="T1"> </text:span></text:span><text:span text:style-name="apple-style-span"><text:span text:style-name="T2">अणीयांसम</text:span></text:span><text:span text:style-name="apple-style-span"><text:span text:style-name="T1"> </text:span></text:span><text:span text:style-name="apple-style-span"><text:span text:style-name="T2">अनुस्मरेथ</text:span></text:span><text:span text:style-name="apple-style-span"><text:span text:style-name="T1"> </text:span></text:span><text:span text:style-name="apple-style-span"><text:span text:style-name="T2">य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सर्वस्य</text:span></text:span><text:span text:style-name="apple-style-span"><text:span text:style-name="T1"> </text:span></text:span><text:span text:style-name="apple-style-span"><text:span text:style-name="T2">धातारम</text:span></text:span><text:span text:style-name="apple-style-span"><text:span text:style-name="T1"> </text:span></text:span><text:span text:style-name="apple-style-span"><text:span text:style-name="T2">अचिन्त्यरूपम</text:span></text:span><text:span text:style-name="apple-style-span"><text:span text:style-name="T1">; </text:span></text:span><text:span text:style-name="apple-style-span"><text:span text:style-name="T2">आथित्यवर्णं</text:span></text:span><text:span text:style-name="apple-style-span"><text:span text:style-name="T1"> </text:span></text:span><text:span text:style-name="apple-style-span"><text:span text:style-name="T2">तमसः</text:span></text:span><text:span text:style-name="apple-style-span"><text:span text:style-name="T1"> </text:span></text:span><text:span text:style-name="apple-style-span"><text:span text:style-name="T2">परस्तात</text:span></text:span><text:span text:style-name="T1"><text:line-break/></text:span><text:span text:style-name="apple-style-span"><text:span text:style-name="T1">  </text:span></text:span><text:span text:style-name="apple-style-span"><text:span text:style-name="T3">10</text:span></text:span><text:span text:style-name="apple-converted-space"><text:span text:style-name="T1"> </text:span></text:span><text:span text:style-name="apple-style-span"><text:span text:style-name="T2">परयाणकाले</text:span></text:span><text:span text:style-name="apple-style-span"><text:span text:style-name="T1"> </text:span></text:span><text:span text:style-name="apple-style-span"><text:span text:style-name="T2">मनसाचलेन</text:span></text:span><text:span text:style-name="apple-style-span"><text:span text:style-name="T1">; </text:span></text:span><text:span text:style-name="apple-style-span"><text:span text:style-name="T2">भक्त्या</text:span></text:span><text:span text:style-name="apple-style-span"><text:span text:style-name="T1"> </text:span></text:span><text:span text:style-name="apple-style-span"><text:span text:style-name="T2">युक्तॊ</text:span></text:span><text:span text:style-name="apple-style-span"><text:span text:style-name="T1"> </text:span></text:span><text:span text:style-name="apple-style-span"><text:span text:style-name="T2">यॊगबलेन</text:span></text:span><text:span text:style-name="apple-style-span"><text:span text:style-name="T1"> </text:span></text:span><text:span text:style-name="apple-style-span"><text:span text:style-name="T2">चैव</text:span></text:span><text:span text:style-name="T1"><text:line-break/></text:span><text:span text:style-name="apple-style-span"><text:span text:style-name="T1">     </text:span></text:span><text:span text:style-name="apple-style-span"><text:span text:style-name="T2">भरुवॊर</text:span></text:span><text:span text:style-name="apple-style-span"><text:span text:style-name="T1"> </text:span></text:span><text:span text:style-name="apple-style-span"><text:span text:style-name="T2">मध्ये</text:span></text:span><text:span text:style-name="apple-style-span"><text:span text:style-name="T1"> </text:span></text:span><text:span text:style-name="apple-style-span"><text:span text:style-name="T2">पराणम</text:span></text:span><text:span text:style-name="apple-style-span"><text:span text:style-name="T1"> </text:span></text:span><text:span text:style-name="apple-style-span"><text:span text:style-name="T2">आवेश्य</text:span></text:span><text:span text:style-name="apple-style-span"><text:span text:style-name="T1"> </text:span></text:span><text:span text:style-name="apple-style-span"><text:span text:style-name="T2">सम्यक</text:span></text:span><text:span text:style-name="apple-style-span"><text:span text:style-name="T1">;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तं</text:span></text:span><text:span text:style-name="apple-style-span"><text:span text:style-name="T1"> </text:span></text:span><text:span text:style-name="apple-style-span"><text:span text:style-name="T2">परं</text:span></text:span><text:span text:style-name="apple-style-span"><text:span text:style-name="T1"> </text:span></text:span><text:span text:style-name="apple-style-span"><text:span text:style-name="T2">पुरुषम</text:span></text:span><text:span text:style-name="apple-style-span"><text:span text:style-name="T1"> </text:span></text:span><text:span text:style-name="apple-style-span"><text:span text:style-name="T2">उपैति</text:span></text:span><text:span text:style-name="apple-style-span"><text:span text:style-name="T1"> </text:span></text:span><text:span text:style-name="apple-style-span"><text:span text:style-name="T2">थिव्यम</text:span></text:span><text:span text:style-name="T1"><text:line-break/></text:span><text:span text:style-name="apple-style-span"><text:span text:style-name="T1"> </text:span></text:span><text:span text:style-name="apple-style-span"><text:span text:style-name="T3">11</text:span></text:span><text:span text:style-name="apple-converted-space"><text:span text:style-name="T1"> </text:span></text:span><text:span text:style-name="apple-style-span"><text:span text:style-name="T2">यथ</text:span></text:span><text:span text:style-name="apple-style-span"><text:span text:style-name="T1"> </text:span></text:span><text:span text:style-name="apple-style-span"><text:span text:style-name="T2">अक्षरं</text:span></text:span><text:span text:style-name="apple-style-span"><text:span text:style-name="T1"> </text:span></text:span><text:span text:style-name="apple-style-span"><text:span text:style-name="T2">वेथविथॊ</text:span></text:span><text:span text:style-name="apple-style-span"><text:span text:style-name="T1"> </text:span></text:span><text:span text:style-name="apple-style-span"><text:span text:style-name="T2">वथन्ति</text:span></text:span><text:span text:style-name="apple-style-span"><text:span text:style-name="T1">; </text:span></text:span><text:span text:style-name="apple-style-span"><text:span text:style-name="T2">विशन्ति</text:span></text:span><text:span text:style-name="apple-style-span"><text:span text:style-name="T1"> </text:span></text:span><text:span text:style-name="apple-style-span"><text:span text:style-name="T2">यथ</text:span></text:span><text:span text:style-name="apple-style-span"><text:span text:style-name="T1"> </text:span></text:span><text:span text:style-name="apple-style-span"><text:span text:style-name="T2">यतयॊ</text:span></text:span><text:span text:style-name="apple-style-span"><text:span text:style-name="T1"> </text:span></text:span><text:span text:style-name="apple-style-span"><text:span text:style-name="T2">वीतराग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थ</text:span></text:span><text:span text:style-name="apple-style-span"><text:span text:style-name="T1"> </text:span></text:span><text:span text:style-name="apple-style-span"><text:span text:style-name="T2">इच्छन्तॊ</text:span></text:span><text:span text:style-name="apple-style-span"><text:span text:style-name="T1"> </text:span></text:span><text:span text:style-name="apple-style-span"><text:span text:style-name="T2">बरह्मचर्यं</text:span></text:span><text:span text:style-name="apple-style-span"><text:span text:style-name="T1"> </text:span></text:span><text:span text:style-name="apple-style-span"><text:span text:style-name="T2">चरन्ति</text:span></text:span><text:span text:style-name="apple-style-span"><text:span text:style-name="T1">; 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पथं</text:span></text:span><text:span text:style-name="apple-style-span"><text:span text:style-name="T1"> </text:span></text:span><text:span text:style-name="apple-style-span"><text:span text:style-name="T2">संग्रहेण</text:span></text:span><text:span text:style-name="apple-style-span"><text:span text:style-name="T1"> </text:span></text:span><text:span text:style-name="apple-style-span"><text:span text:style-name="T2">परवक्ष्ये</text:span></text:span><text:span text:style-name="T1"><text:line-break/></text:span><text:span text:style-name="apple-style-span"><text:span text:style-name="T1"> </text:span></text:span><text:span text:style-name="apple-style-span"><text:span text:style-name="T3">12</text:span></text:span><text:span text:style-name="apple-converted-space"><text:span text:style-name="T1"> </text:span></text:span><text:span text:style-name="apple-style-span"><text:span text:style-name="T2">सर्वथ्वाराणि</text:span></text:span><text:span text:style-name="apple-style-span"><text:span text:style-name="T1"> </text:span></text:span><text:span text:style-name="apple-style-span"><text:span text:style-name="T2">संयम्य</text:span></text:span><text:span text:style-name="apple-style-span"><text:span text:style-name="T1"> </text:span></text:span><text:span text:style-name="apple-style-span"><text:span text:style-name="T2">मनॊ</text:span></text:span><text:span text:style-name="apple-style-span"><text:span text:style-name="T1"> </text:span></text:span><text:span text:style-name="apple-style-span"><text:span text:style-name="T2">हृथि</text:span></text:span><text:span text:style-name="apple-style-span"><text:span text:style-name="T1"> </text:span></text:span><text:span text:style-name="apple-style-span"><text:span text:style-name="T2">निरुध्य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मूर्ध्न्य</text:span></text:span><text:span text:style-name="apple-style-span"><text:span text:style-name="T1"> </text:span></text:span><text:span text:style-name="apple-style-span"><text:span text:style-name="T2">आधायात्मनः</text:span></text:span><text:span text:style-name="apple-style-span"><text:span text:style-name="T1"> </text:span></text:span><text:span text:style-name="apple-style-span"><text:span text:style-name="T2">पराणम</text:span></text:span><text:span text:style-name="apple-style-span"><text:span text:style-name="T1"> </text:span></text:span><text:span text:style-name="apple-style-span"><text:span text:style-name="T2">आस्दितॊ</text:span></text:span><text:span text:style-name="apple-style-span"><text:span text:style-name="T1"> </text:span></text:span><text:span text:style-name="apple-style-span"><text:span text:style-name="T2">यॊगधारणाम</text:span></text:span><text:span text:style-name="T1"><text:line-break/></text:span><text:span text:style-name="apple-style-span"><text:span text:style-name="T1"> </text:span></text:span><text:span text:style-name="apple-style-span"><text:span text:style-name="T3">13</text:span></text:span><text:span text:style-name="apple-converted-space"><text:span text:style-name="T1"> </text:span></text:span><text:span text:style-name="apple-style-span"><text:span text:style-name="T2">ओम</text:span></text:span><text:span text:style-name="apple-style-span"><text:span text:style-name="T1"> </text:span></text:span><text:span text:style-name="apple-style-span"><text:span text:style-name="T2">इत्य</text:span></text:span><text:span text:style-name="apple-style-span"><text:span text:style-name="T1"> </text:span></text:span><text:span text:style-name="apple-style-span"><text:span text:style-name="T2">एकाक्षरं</text:span></text:span><text:span text:style-name="apple-style-span"><text:span text:style-name="T1"> </text:span></text:span><text:span text:style-name="apple-style-span"><text:span text:style-name="T2">बरह्म</text:span></text:span><text:span text:style-name="apple-style-span"><text:span text:style-name="T1"> </text:span></text:span><text:span text:style-name="apple-style-span"><text:span text:style-name="T2">वयाहरन</text:span></text:span><text:span text:style-name="apple-style-span"><text:span text:style-name="T1">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अनुस्मर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ः</text:span></text:span><text:span text:style-name="apple-style-span"><text:span text:style-name="T1"> </text:span></text:span><text:span text:style-name="apple-style-span"><text:span text:style-name="T2">परयाति</text:span></text:span><text:span text:style-name="apple-style-span"><text:span text:style-name="T1"> </text:span></text:span><text:span text:style-name="apple-style-span"><text:span text:style-name="T2">तयजन</text:span></text:span><text:span text:style-name="apple-style-span"><text:span text:style-name="T1"> </text:span></text:span><text:span text:style-name="apple-style-span"><text:span text:style-name="T2">थेहं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याति</text:span></text:span><text:span text:style-name="apple-style-span"><text:span text:style-name="T1"> </text:span></text:span><text:span text:style-name="apple-style-span"><text:span text:style-name="T2">परमां</text:span></text:span><text:span text:style-name="apple-style-span"><text:span text:style-name="T1"> </text:span></text:span><text:span text:style-name="apple-style-span"><text:span text:style-name="T2">गतिम</text:span></text:span><text:span text:style-name="T1"><text:line-break/></text:span><text:span text:style-name="apple-style-span"><text:span text:style-name="T1"> </text:span></text:span><text:span text:style-name="apple-style-span"><text:span text:style-name="T3">14</text:span></text:span><text:span text:style-name="apple-converted-space"><text:span text:style-name="T1"> </text:span></text:span><text:span text:style-name="apple-style-span"><text:span text:style-name="T2">अनन्यचेताः</text:span></text:span><text:span text:style-name="apple-style-span"><text:span text:style-name="T1"> </text:span></text:span><text:span text:style-name="apple-style-span"><text:span text:style-name="T2">सततं</text:span></text:span><text:span text:style-name="apple-style-span"><text:span text:style-name="T1"> 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समरति</text:span></text:span><text:span text:style-name="apple-style-span"><text:span text:style-name="T1"> </text:span></text:span><text:span text:style-name="apple-style-span"><text:span text:style-name="T2">नित्यश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स्याहं</text:span></text:span><text:span text:style-name="apple-style-span"><text:span text:style-name="T1"> </text:span></text:span><text:span text:style-name="apple-style-span"><text:span text:style-name="T2">सुलभः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नित्ययुक्तस्य</text:span></text:span><text:span text:style-name="apple-style-span"><text:span text:style-name="T1"> </text:span></text:span><text:span text:style-name="apple-style-span"><text:span text:style-name="T2">यॊगिनः</text:span></text:span><text:span text:style-name="T1"><text:line-break/></text:span><text:span text:style-name="apple-style-span"><text:span text:style-name="T1"> </text:span></text:span><text:span text:style-name="apple-style-span"><text:span text:style-name="T3">15</text:span></text:span><text:span text:style-name="apple-converted-space"><text:span text:style-name="T1"> 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उपेत्य</text:span></text:span><text:span text:style-name="apple-style-span"><text:span text:style-name="T1"> </text:span></text:span><text:span text:style-name="apple-style-span"><text:span text:style-name="T2">पुनर्जन्म</text:span></text:span><text:span text:style-name="apple-style-span"><text:span text:style-name="T1"> </text:span></text:span><text:span text:style-name="apple-style-span"><text:span text:style-name="T2">थुःखालयम</text:span></text:span><text:span text:style-name="apple-style-span"><text:span text:style-name="T1"> </text:span></text:span><text:span text:style-name="apple-style-span"><text:span text:style-name="T2">अशाश्वत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नाप्नुवन्ति</text:span></text:span><text:span text:style-name="apple-style-span"><text:span text:style-name="T1"> </text:span></text:span><text:span text:style-name="apple-style-span"><text:span text:style-name="T2">महात्मानः</text:span></text:span><text:span text:style-name="apple-style-span"><text:span text:style-name="T1"> </text:span></text:span><text:span text:style-name="apple-style-span"><text:span text:style-name="T2">संसिथ्धिं</text:span></text:span><text:span text:style-name="apple-style-span"><text:span text:style-name="T1"> </text:span></text:span><text:span text:style-name="apple-style-span"><text:span text:style-name="T2">परमां</text:span></text:span><text:span text:style-name="apple-style-span"><text:span text:style-name="T1"> </text:span></text:span><text:span text:style-name="apple-style-span"><text:span text:style-name="T2">गताः</text:span></text:span><text:span text:style-name="T1"><text:line-break/></text:span><text:span text:style-name="apple-style-span"><text:span text:style-name="T1"> </text:span></text:span><text:span text:style-name="apple-style-span"><text:span text:style-name="T3">16</text:span></text:span><text:span text:style-name="apple-converted-space"><text:span text:style-name="T1"> </text:span></text:span><text:span text:style-name="apple-style-span"><text:span text:style-name="T2">आ</text:span></text:span><text:span text:style-name="apple-style-span"><text:span text:style-name="T1"> </text:span></text:span><text:span text:style-name="apple-style-span"><text:span text:style-name="T2">बरह्मभुवनाल</text:span></text:span><text:span text:style-name="apple-style-span"><text:span text:style-name="T1"> </text:span></text:span><text:span text:style-name="apple-style-span"><text:span text:style-name="T2">लॊकाः</text:span></text:span><text:span text:style-name="apple-style-span"><text:span text:style-name="T1"> </text:span></text:span><text:span text:style-name="apple-style-span"><text:span text:style-name="T2">पुनरावर्तिनॊ</text:span></text:span><text:span text:style-name="apple-style-span"><text:span text:style-name="T1"> </text:span></text:span><text:span text:style-name="apple-style-span"><text:span text:style-name="T2">ऽरजु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उपेत्य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कौन्तेय</text:span></text:span><text:span text:style-name="apple-style-span"><text:span text:style-name="T1"> </text:span></text:span><text:span text:style-name="apple-style-span"><text:span text:style-name="T2">पुनर्जन्म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विथ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17</text:span></text:span><text:span text:style-name="apple-converted-space"><text:span text:style-name="T1"> </text:span></text:span><text:span text:style-name="apple-style-span"><text:span text:style-name="T2">सहस्रयुगपर्यन्तम</text:span></text:span><text:span text:style-name="apple-style-span"><text:span text:style-name="T1"> </text:span></text:span><text:span text:style-name="apple-style-span"><text:span text:style-name="T2">अहर</text:span></text:span><text:span text:style-name="apple-style-span"><text:span text:style-name="T1"> </text:span></text:span><text:span text:style-name="apple-style-span"><text:span text:style-name="T2">यथ</text:span></text:span><text:span text:style-name="apple-style-span"><text:span text:style-name="T1"> </text:span></text:span><text:span text:style-name="apple-style-span"><text:span text:style-name="T2">बरह्मणॊ</text:span></text:span><text:span text:style-name="apple-style-span"><text:span text:style-name="T1"> </text:span></text:span><text:span text:style-name="apple-style-span"><text:span text:style-name="T2">विथु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रात्रिं</text:span></text:span><text:span text:style-name="apple-style-span"><text:span text:style-name="T1"> </text:span></text:span><text:span text:style-name="apple-style-span"><text:span text:style-name="T2">युगसहस्रान्तां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ऽहॊरात्रविथॊ</text:span></text:span><text:span text:style-name="apple-style-span"><text:span text:style-name="T1"> </text:span></text:span><text:span text:style-name="apple-style-span"><text:span text:style-name="T2">जनाः</text:span></text:span><text:span text:style-name="T1"><text:line-break/></text:span><text:span text:style-name="apple-style-span"><text:span text:style-name="T1"> </text:span></text:span><text:span text:style-name="apple-style-span"><text:span text:style-name="T3">18</text:span></text:span><text:span text:style-name="apple-converted-space"><text:span text:style-name="T1"> </text:span></text:span><text:span text:style-name="apple-style-span"><text:span text:style-name="T2">अव्यक्ताथ</text:span></text:span><text:span text:style-name="apple-style-span"><text:span text:style-name="T1"> </text:span></text:span><text:span text:style-name="apple-style-span"><text:span text:style-name="T2">वयक्तयः</text:span></text:span><text:span text:style-name="apple-style-span"><text:span text:style-name="T1"> </text:span></text:span><text:span text:style-name="apple-style-span"><text:span text:style-name="T2">सर्वाः</text:span></text:span><text:span text:style-name="apple-style-span"><text:span text:style-name="T1"> </text:span></text:span><text:span text:style-name="apple-style-span"><text:span text:style-name="T2">परभवन्त्य</text:span></text:span><text:span text:style-name="apple-style-span"><text:span text:style-name="T1"> </text:span></text:span><text:span text:style-name="apple-style-span"><text:span text:style-name="T2">अहरागम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रात्र्यागमे</text:span></text:span><text:span text:style-name="apple-style-span"><text:span text:style-name="T1"> </text:span></text:span><text:span text:style-name="apple-style-span"><text:span text:style-name="T2">परलीयन्ते</text:span></text:span><text:span text:style-name="apple-style-span"><text:span text:style-name="T1"> </text:span></text:span><text:span text:style-name="apple-style-span"><text:span text:style-name="T2">तत्रैवाव्यक्तसंज्ञके</text:span></text:span><text:span text:style-name="T1"><text:line-break/></text:span><text:span text:style-name="apple-style-span"><text:span text:style-name="T1"> </text:span></text:span><text:span text:style-name="apple-style-span"><text:span text:style-name="T3">19</text:span></text:span><text:span text:style-name="apple-converted-space"><text:span text:style-name="T1"> </text:span></text:span><text:span text:style-name="apple-style-span"><text:span text:style-name="T2">भूतग्रामः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एवायं</text:span></text:span><text:span text:style-name="apple-style-span"><text:span text:style-name="T1"> </text:span></text:span><text:span text:style-name="apple-style-span"><text:span text:style-name="T2">भूत्वा</text:span></text:span><text:span text:style-name="apple-style-span"><text:span text:style-name="T1"> </text:span></text:span><text:span text:style-name="apple-style-span"><text:span text:style-name="T2">भूत्वा</text:span></text:span><text:span text:style-name="apple-style-span"><text:span text:style-name="T1"> </text:span></text:span><text:span text:style-name="apple-style-span"><text:span text:style-name="T2">परलीयते</text:span></text:span><text:span text:style-name="T1"><text:line-break/></text:span><text:soft-page-break/><text:span text:style-name="apple-style-span"><text:span text:style-name="T1">     </text:span></text:span><text:span text:style-name="apple-style-span"><text:span text:style-name="T2">रात्र्यागमे</text:span></text:span><text:span text:style-name="apple-style-span"><text:span text:style-name="T1"> </text:span></text:span><text:span text:style-name="apple-style-span"><text:span text:style-name="T2">ऽवशः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परभवत्य</text:span></text:span><text:span text:style-name="apple-style-span"><text:span text:style-name="T1"> </text:span></text:span><text:span text:style-name="apple-style-span"><text:span text:style-name="T2">अहरागमे</text:span></text:span><text:span text:style-name="T1"><text:line-break/></text:span><text:span text:style-name="apple-style-span"><text:span text:style-name="T1"> </text:span></text:span><text:span text:style-name="apple-style-span"><text:span text:style-name="T3">20</text:span></text:span><text:span text:style-name="apple-converted-space"><text:span text:style-name="T1"> </text:span></text:span><text:span text:style-name="apple-style-span"><text:span text:style-name="T2">परस</text:span></text:span><text:span text:style-name="apple-style-span"><text:span text:style-name="T1"> </text:span></text:span><text:span text:style-name="apple-style-span"><text:span text:style-name="T2">तस्मात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भावॊ</text:span></text:span><text:span text:style-name="apple-style-span"><text:span text:style-name="T1"> </text:span></text:span><text:span text:style-name="apple-style-span"><text:span text:style-name="T2">ऽनयॊ</text:span></text:span><text:span text:style-name="apple-style-span"><text:span text:style-name="T1"> </text:span></text:span><text:span text:style-name="apple-style-span"><text:span text:style-name="T2">ऽवयक्तॊ</text:span></text:span><text:span text:style-name="apple-style-span"><text:span text:style-name="T1"> </text:span></text:span><text:span text:style-name="apple-style-span"><text:span text:style-name="T2">ऽवयक्तात</text:span></text:span><text:span text:style-name="apple-style-span"><text:span text:style-name="T1"> </text:span></text:span><text:span text:style-name="apple-style-span"><text:span text:style-name="T2">सनातन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ः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सर्वेषु</text:span></text:span><text:span text:style-name="apple-style-span"><text:span text:style-name="T1"> </text:span></text:span><text:span text:style-name="apple-style-span"><text:span text:style-name="T2">भूतेषु</text:span></text:span><text:span text:style-name="apple-style-span"><text:span text:style-name="T1"> </text:span></text:span><text:span text:style-name="apple-style-span"><text:span text:style-name="T2">नश्यत्सु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विनश्यति</text:span></text:span><text:span text:style-name="T1"><text:line-break/></text:span><text:span text:style-name="apple-style-span"><text:span text:style-name="T1"> </text:span></text:span><text:span text:style-name="apple-style-span"><text:span text:style-name="T3">21</text:span></text:span><text:span text:style-name="apple-converted-space"><text:span text:style-name="T1"> </text:span></text:span><text:span text:style-name="apple-style-span"><text:span text:style-name="T2">अव्यक्तॊ</text:span></text:span><text:span text:style-name="apple-style-span"><text:span text:style-name="T1"> </text:span></text:span><text:span text:style-name="apple-style-span"><text:span text:style-name="T2">ऽकषर</text:span></text:span><text:span text:style-name="apple-style-span"><text:span text:style-name="T1"> </text:span></text:span><text:span text:style-name="apple-style-span"><text:span text:style-name="T2">इत्य</text:span></text:span><text:span text:style-name="apple-style-span"><text:span text:style-name="T1"> </text:span></text:span><text:span text:style-name="apple-style-span"><text:span text:style-name="T2">उक्तस</text:span></text:span><text:span text:style-name="apple-style-span"><text:span text:style-name="T1"> </text:span></text:span><text:span text:style-name="apple-style-span"><text:span text:style-name="T2">तम</text:span></text:span><text:span text:style-name="apple-style-span"><text:span text:style-name="T1"> </text:span></text:span><text:span text:style-name="apple-style-span"><text:span text:style-name="T2">आहुः</text:span></text:span><text:span text:style-name="apple-style-span"><text:span text:style-name="T1"> </text:span></text:span><text:span text:style-name="apple-style-span"><text:span text:style-name="T2">परमां</text:span></text:span><text:span text:style-name="apple-style-span"><text:span text:style-name="T1"> </text:span></text:span><text:span text:style-name="apple-style-span"><text:span text:style-name="T2">गति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ं</text:span></text:span><text:span text:style-name="apple-style-span"><text:span text:style-name="T1"> </text:span></text:span><text:span text:style-name="apple-style-span"><text:span text:style-name="T2">पराप्य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निवर्तन्ते</text:span></text:span><text:span text:style-name="apple-style-span"><text:span text:style-name="T1">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धाम</text:span></text:span><text:span text:style-name="apple-style-span"><text:span text:style-name="T1"> </text:span></text:span><text:span text:style-name="apple-style-span"><text:span text:style-name="T2">परमं</text:span></text:span><text:span text:style-name="apple-style-span"><text:span text:style-name="T1"> </text:span></text:span><text:span text:style-name="apple-style-span"><text:span text:style-name="T2">मम</text:span></text:span><text:span text:style-name="T1"><text:line-break/></text:span><text:span text:style-name="apple-style-span"><text:span text:style-name="T1"> </text:span></text:span><text:span text:style-name="apple-style-span"><text:span text:style-name="T3">22</text:span></text:span><text:span text:style-name="apple-converted-space"><text:span text:style-name="T1"> </text:span></text:span><text:span text:style-name="apple-style-span"><text:span text:style-name="T2">पुरुषः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परः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भक्त्या</text:span></text:span><text:span text:style-name="apple-style-span"><text:span text:style-name="T1"> </text:span></text:span><text:span text:style-name="apple-style-span"><text:span text:style-name="T2">लभ्यस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अनन्यय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स्यान्तःस्दानि</text:span></text:span><text:span text:style-name="apple-style-span"><text:span text:style-name="T1"> </text:span></text:span><text:span text:style-name="apple-style-span"><text:span text:style-name="T2">भूतानि</text:span></text:span><text:span text:style-name="apple-style-span"><text:span text:style-name="T1"> </text:span></text:span><text:span text:style-name="apple-style-span"><text:span text:style-name="T2">येन</text:span></text:span><text:span text:style-name="apple-style-span"><text:span text:style-name="T1"> </text:span></text:span><text:span text:style-name="apple-style-span"><text:span text:style-name="T2">सर्वम</text:span></text:span><text:span text:style-name="apple-style-span"><text:span text:style-name="T1"> </text:span></text:span><text:span text:style-name="apple-style-span"><text:span text:style-name="T2">इथं</text:span></text:span><text:span text:style-name="apple-style-span"><text:span text:style-name="T1"> </text:span></text:span><text:span text:style-name="apple-style-span"><text:span text:style-name="T2">ततम</text:span></text:span><text:span text:style-name="T1"><text:line-break/></text:span><text:span text:style-name="apple-style-span"><text:span text:style-name="T1"> </text:span></text:span><text:span text:style-name="apple-style-span"><text:span text:style-name="T3">23</text:span></text:span><text:span text:style-name="apple-converted-space"><text:span text:style-name="T1"> </text:span></text:span><text:span text:style-name="apple-style-span"><text:span text:style-name="T2">यत्र</text:span></text:span><text:span text:style-name="apple-style-span"><text:span text:style-name="T1"> </text:span></text:span><text:span text:style-name="apple-style-span"><text:span text:style-name="T2">काले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अनावृत्तिम</text:span></text:span><text:span text:style-name="apple-style-span"><text:span text:style-name="T1"> </text:span></text:span><text:span text:style-name="apple-style-span"><text:span text:style-name="T2">आवृत्तिं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यॊगिन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रयाता</text:span></text:span><text:span text:style-name="apple-style-span"><text:span text:style-name="T1"> </text:span></text:span><text:span text:style-name="apple-style-span"><text:span text:style-name="T2">यान्ति</text:span></text:span><text:span text:style-name="apple-style-span"><text:span text:style-name="T1"> </text:span></text:span><text:span text:style-name="apple-style-span"><text:span text:style-name="T2">तं</text:span></text:span><text:span text:style-name="apple-style-span"><text:span text:style-name="T1"> </text:span></text:span><text:span text:style-name="apple-style-span"><text:span text:style-name="T2">कालं</text:span></text:span><text:span text:style-name="apple-style-span"><text:span text:style-name="T1"> </text:span></text:span><text:span text:style-name="apple-style-span"><text:span text:style-name="T2">वक्ष्यामि</text:span></text:span><text:span text:style-name="apple-style-span"><text:span text:style-name="T1"> </text:span></text:span><text:span text:style-name="apple-style-span"><text:span text:style-name="T2">भरतर्षभ</text:span></text:span><text:span text:style-name="T1"><text:line-break/></text:span><text:span text:style-name="apple-style-span"><text:span text:style-name="T1"> </text:span></text:span><text:span text:style-name="apple-style-span"><text:span text:style-name="T3">24</text:span></text:span><text:span text:style-name="apple-converted-space"><text:span text:style-name="T1"> </text:span></text:span><text:span text:style-name="apple-style-span"><text:span text:style-name="T2">अग्निर</text:span></text:span><text:span text:style-name="apple-style-span"><text:span text:style-name="T1"> </text:span></text:span><text:span text:style-name="apple-style-span"><text:span text:style-name="T2">जयॊतिर</text:span></text:span><text:span text:style-name="apple-style-span"><text:span text:style-name="T1"> </text:span></text:span><text:span text:style-name="apple-style-span"><text:span text:style-name="T2">अहः</text:span></text:span><text:span text:style-name="apple-style-span"><text:span text:style-name="T1"> </text:span></text:span><text:span text:style-name="apple-style-span"><text:span text:style-name="T2">शुक्लः</text:span></text:span><text:span text:style-name="apple-style-span"><text:span text:style-name="T1"> </text:span></text:span><text:span text:style-name="apple-style-span"><text:span text:style-name="T2">षण्मासा</text:span></text:span><text:span text:style-name="apple-style-span"><text:span text:style-name="T1"> </text:span></text:span><text:span text:style-name="apple-style-span"><text:span text:style-name="T2">उत्तरायण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त्र</text:span></text:span><text:span text:style-name="apple-style-span"><text:span text:style-name="T1"> </text:span></text:span><text:span text:style-name="apple-style-span"><text:span text:style-name="T2">परयाता</text:span></text:span><text:span text:style-name="apple-style-span"><text:span text:style-name="T1"> </text:span></text:span><text:span text:style-name="apple-style-span"><text:span text:style-name="T2">गच्छन्ति</text:span></text:span><text:span text:style-name="apple-style-span"><text:span text:style-name="T1"> </text:span></text:span><text:span text:style-name="apple-style-span"><text:span text:style-name="T2">बरह्म</text:span></text:span><text:span text:style-name="apple-style-span"><text:span text:style-name="T1"> </text:span></text:span><text:span text:style-name="apple-style-span"><text:span text:style-name="T2">बरह्मविथॊ</text:span></text:span><text:span text:style-name="apple-style-span"><text:span text:style-name="T1"> </text:span></text:span><text:span text:style-name="apple-style-span"><text:span text:style-name="T2">जनाः</text:span></text:span><text:span text:style-name="T1"><text:line-break/></text:span><text:span text:style-name="apple-style-span"><text:span text:style-name="T1"> </text:span></text:span><text:span text:style-name="apple-style-span"><text:span text:style-name="T3">25</text:span></text:span><text:span text:style-name="apple-converted-space"><text:span text:style-name="T1"> </text:span></text:span><text:span text:style-name="apple-style-span"><text:span text:style-name="T2">धूमॊ</text:span></text:span><text:span text:style-name="apple-style-span"><text:span text:style-name="T1"> </text:span></text:span><text:span text:style-name="apple-style-span"><text:span text:style-name="T2">रात्रिस</text:span></text:span><text:span text:style-name="apple-style-span"><text:span text:style-name="T1"> </text:span></text:span><text:span text:style-name="apple-style-span"><text:span text:style-name="T2">तदा</text:span></text:span><text:span text:style-name="apple-style-span"><text:span text:style-name="T1"> </text:span></text:span><text:span text:style-name="apple-style-span"><text:span text:style-name="T2">कृष्णः</text:span></text:span><text:span text:style-name="apple-style-span"><text:span text:style-name="T1"> </text:span></text:span><text:span text:style-name="apple-style-span"><text:span text:style-name="T2">षण्मासा</text:span></text:span><text:span text:style-name="apple-style-span"><text:span text:style-name="T1"> </text:span></text:span><text:span text:style-name="apple-style-span"><text:span text:style-name="T2">थक्षिणायन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त्र</text:span></text:span><text:span text:style-name="apple-style-span"><text:span text:style-name="T1"> </text:span></text:span><text:span text:style-name="apple-style-span"><text:span text:style-name="T2">चान्थ्रमसं</text:span></text:span><text:span text:style-name="apple-style-span"><text:span text:style-name="T1"> </text:span></text:span><text:span text:style-name="apple-style-span"><text:span text:style-name="T2">जयॊतिर</text:span></text:span><text:span text:style-name="apple-style-span"><text:span text:style-name="T1"> </text:span></text:span><text:span text:style-name="apple-style-span"><text:span text:style-name="T2">यॊगी</text:span></text:span><text:span text:style-name="apple-style-span"><text:span text:style-name="T1"> </text:span></text:span><text:span text:style-name="apple-style-span"><text:span text:style-name="T2">पराप्य</text:span></text:span><text:span text:style-name="apple-style-span"><text:span text:style-name="T1"> </text:span></text:span><text:span text:style-name="apple-style-span"><text:span text:style-name="T2">निवर्तते</text:span></text:span><text:span text:style-name="T1"><text:line-break/></text:span><text:span text:style-name="apple-style-span"><text:span text:style-name="T1"> </text:span></text:span><text:span text:style-name="apple-style-span"><text:span text:style-name="T3">26</text:span></text:span><text:span text:style-name="apple-converted-space"><text:span text:style-name="T1"> </text:span></text:span><text:span text:style-name="apple-style-span"><text:span text:style-name="T2">शुक्लकृष्णे</text:span></text:span><text:span text:style-name="apple-style-span"><text:span text:style-name="T1"> </text:span></text:span><text:span text:style-name="apple-style-span"><text:span text:style-name="T2">गती</text:span></text:span><text:span text:style-name="apple-style-span"><text:span text:style-name="T1"> </text:span></text:span><text:span text:style-name="apple-style-span"><text:span text:style-name="T2">हय</text:span></text:span><text:span text:style-name="apple-style-span"><text:span text:style-name="T1"> </text:span></text:span><text:span text:style-name="apple-style-span"><text:span text:style-name="T2">एते</text:span></text:span><text:span text:style-name="apple-style-span"><text:span text:style-name="T1"> </text:span></text:span><text:span text:style-name="apple-style-span"><text:span text:style-name="T2">जगतः</text:span></text:span><text:span text:style-name="apple-style-span"><text:span text:style-name="T1"> </text:span></text:span><text:span text:style-name="apple-style-span"><text:span text:style-name="T2">शाश्वते</text:span></text:span><text:span text:style-name="apple-style-span"><text:span text:style-name="T1"> </text:span></text:span><text:span text:style-name="apple-style-span"><text:span text:style-name="T2">म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एकया</text:span></text:span><text:span text:style-name="apple-style-span"><text:span text:style-name="T1"> </text:span></text:span><text:span text:style-name="apple-style-span"><text:span text:style-name="T2">यात्य</text:span></text:span><text:span text:style-name="apple-style-span"><text:span text:style-name="T1"> </text:span></text:span><text:span text:style-name="apple-style-span"><text:span text:style-name="T2">अनावृत्तिम</text:span></text:span><text:span text:style-name="apple-style-span"><text:span text:style-name="T1"> </text:span></text:span><text:span text:style-name="apple-style-span"><text:span text:style-name="T2">अन्ययावर्तते</text:span></text:span><text:span text:style-name="apple-style-span"><text:span text:style-name="T1"> </text:span></text:span><text:span text:style-name="apple-style-span"><text:span text:style-name="T2">पुनः</text:span></text:span><text:span text:style-name="T1"><text:line-break/></text:span><text:span text:style-name="apple-style-span"><text:span text:style-name="T1"> </text:span></text:span><text:span text:style-name="apple-style-span"><text:span text:style-name="T3">27</text:span></text:span><text:span text:style-name="apple-converted-space"><text:span text:style-name="T1"> </text:span></text:span><text:span text:style-name="apple-style-span"><text:span text:style-name="T2">नैते</text:span></text:span><text:span text:style-name="apple-style-span"><text:span text:style-name="T1"> </text:span></text:span><text:span text:style-name="apple-style-span"><text:span text:style-name="T2">सृती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जानन</text:span></text:span><text:span text:style-name="apple-style-span"><text:span text:style-name="T1"> </text:span></text:span><text:span text:style-name="apple-style-span"><text:span text:style-name="T2">यॊगी</text:span></text:span><text:span text:style-name="apple-style-span"><text:span text:style-name="T1"> </text:span></text:span><text:span text:style-name="apple-style-span"><text:span text:style-name="T2">मुह्यति</text:span></text:span><text:span text:style-name="apple-style-span"><text:span text:style-name="T1"> </text:span></text:span><text:span text:style-name="apple-style-span"><text:span text:style-name="T2">कश</text:span></text:span><text:span text:style-name="apple-style-span"><text:span text:style-name="T1"> </text:span></text:span><text:span text:style-name="apple-style-span"><text:span text:style-name="T2">च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स्मात</text:span></text:span><text:span text:style-name="apple-style-span"><text:span text:style-name="T1"> </text:span></text:span><text:span text:style-name="apple-style-span"><text:span text:style-name="T2">सर्वेषु</text:span></text:span><text:span text:style-name="apple-style-span"><text:span text:style-name="T1"> </text:span></text:span><text:span text:style-name="apple-style-span"><text:span text:style-name="T2">कालेषु</text:span></text:span><text:span text:style-name="apple-style-span"><text:span text:style-name="T1"> </text:span></text:span><text:span text:style-name="apple-style-span"><text:span text:style-name="T2">यॊगयुक्तॊ</text:span></text:span><text:span text:style-name="apple-style-span"><text:span text:style-name="T1"> </text:span></text:span><text:span text:style-name="apple-style-span"><text:span text:style-name="T2">भवार्जुन</text:span></text:span><text:span text:style-name="T1"><text:line-break/></text:span><text:span text:style-name="apple-style-span"><text:span text:style-name="T1"> </text:span></text:span><text:span text:style-name="apple-style-span"><text:span text:style-name="T3">28</text:span></text:span><text:span text:style-name="apple-converted-space"><text:span text:style-name="T1"> </text:span></text:span><text:span text:style-name="apple-style-span"><text:span text:style-name="T2">वेथेषु</text:span></text:span><text:span text:style-name="apple-style-span"><text:span text:style-name="T1"> </text:span></text:span><text:span text:style-name="apple-style-span"><text:span text:style-name="T2">यज्ञेषु</text:span></text:span><text:span text:style-name="apple-style-span"><text:span text:style-name="T1"> </text:span></text:span><text:span text:style-name="apple-style-span"><text:span text:style-name="T2">तपःसु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; </text:span></text:span><text:span text:style-name="apple-style-span"><text:span text:style-name="T2">थानेषु</text:span></text:span><text:span text:style-name="apple-style-span"><text:span text:style-name="T1"> </text:span></text:span><text:span text:style-name="apple-style-span"><text:span text:style-name="T2">यत</text:span></text:span><text:span text:style-name="apple-style-span"><text:span text:style-name="T1"> </text:span></text:span><text:span text:style-name="apple-style-span"><text:span text:style-name="T2">पुण्यफलं</text:span></text:span><text:span text:style-name="apple-style-span"><text:span text:style-name="T1"> </text:span></text:span><text:span text:style-name="apple-style-span"><text:span text:style-name="T2">परथिष्ट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त्येति</text:span></text:span><text:span text:style-name="apple-style-span"><text:span text:style-name="T1"> 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सर्वम</text:span></text:span><text:span text:style-name="apple-style-span"><text:span text:style-name="T1"> </text:span></text:span><text:span text:style-name="apple-style-span"><text:span text:style-name="T2">इथं</text:span></text:span><text:span text:style-name="apple-style-span"><text:span text:style-name="T1"> </text:span></text:span><text:span text:style-name="apple-style-span"><text:span text:style-name="T2">विथित्वा</text:span></text:span><text:span text:style-name="apple-style-span"><text:span text:style-name="T1">; </text:span></text:span><text:span text:style-name="apple-style-span"><text:span text:style-name="T2">यॊगी</text:span></text:span><text:span text:style-name="apple-style-span"><text:span text:style-name="T1"> </text:span></text:span><text:span text:style-name="apple-style-span"><text:span text:style-name="T2">परं</text:span></text:span><text:span text:style-name="apple-style-span"><text:span text:style-name="T1"> </text:span></text:span><text:span text:style-name="apple-style-span"><text:span text:style-name="T2">सदानम</text:span></text:span><text:span text:style-name="apple-style-span"><text:span text:style-name="T1"> </text:span></text:span><text:span text:style-name="apple-style-span"><text:span text:style-name="T2">उपैति</text:span></text:span><text:span text:style-name="apple-style-span"><text:span text:style-name="T1"> </text:span></text:span><text:span text:style-name="apple-style-span"><text:span text:style-name="T2">चाथ्यम</text:span></text:span></text:p>
      <text:p text:style-name="Standard"><text:span text:style-name="apple-style-span"><text:span text:style-name="T2"/></text:span></text:p>
      <text:p text:style-name="Standard"><text:span text:style-name="apple-style-span"><text:span text:style-name="T2">शरीभगवा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इथं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गुह्यतमं</text:span></text:span><text:span text:style-name="apple-style-span"><text:span text:style-name="T1"> </text:span></text:span><text:span text:style-name="apple-style-span"><text:span text:style-name="T2">परवक्ष्याम्य</text:span></text:span><text:span text:style-name="apple-style-span"><text:span text:style-name="T1"> </text:span></text:span><text:span text:style-name="apple-style-span"><text:span text:style-name="T2">अनसूयवे</text:span></text:span><text:span text:style-name="T1"><text:line-break/></text:span><text:span text:style-name="apple-style-span"><text:span text:style-name="T1">      </text:span></text:span><text:span text:style-name="apple-style-span"><text:span text:style-name="T2">जञानं</text:span></text:span><text:span text:style-name="apple-style-span"><text:span text:style-name="T1"> </text:span></text:span><text:span text:style-name="apple-style-span"><text:span text:style-name="T2">विज्ञानसहितं</text:span></text:span><text:span text:style-name="apple-style-span"><text:span text:style-name="T1"> </text:span></text:span><text:span text:style-name="apple-style-span"><text:span text:style-name="T2">यज</text:span></text:span><text:span text:style-name="apple-style-span"><text:span text:style-name="T1"> </text:span></text:span><text:span text:style-name="apple-style-span"><text:span text:style-name="T2">जञात्वा</text:span></text:span><text:span text:style-name="apple-style-span"><text:span text:style-name="T1"> </text:span></text:span><text:span text:style-name="apple-style-span"><text:span text:style-name="T2">मॊक्ष्यसे</text:span></text:span><text:span text:style-name="apple-style-span"><text:span text:style-name="T1"> </text:span></text:span><text:span text:style-name="apple-style-span"><text:span text:style-name="T2">ऽशुभात</text:span></text:span><text:span text:style-name="T1"><text:line-break/></text:span><text:span text:style-name="apple-style-span"><text:span text:style-name="T1">  </text:span></text:span><text:span text:style-name="apple-style-span"><text:span text:style-name="T3">2</text:span></text:span><text:span text:style-name="apple-converted-space"><text:span text:style-name="T1"> </text:span></text:span><text:span text:style-name="apple-style-span"><text:span text:style-name="T2">राजविथ्या</text:span></text:span><text:span text:style-name="apple-style-span"><text:span text:style-name="T1"> </text:span></text:span><text:span text:style-name="apple-style-span"><text:span text:style-name="T2">राजगुह्यं</text:span></text:span><text:span text:style-name="apple-style-span"><text:span text:style-name="T1"> </text:span></text:span><text:span text:style-name="apple-style-span"><text:span text:style-name="T2">पवित्रम</text:span></text:span><text:span text:style-name="apple-style-span"><text:span text:style-name="T1"> </text:span></text:span><text:span text:style-name="apple-style-span"><text:span text:style-name="T2">इथम</text:span></text:span><text:span text:style-name="apple-style-span"><text:span text:style-name="T1"> </text:span></text:span><text:span text:style-name="apple-style-span"><text:span text:style-name="T2">उत्तम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परत्यक्षावगमं</text:span></text:span><text:span text:style-name="apple-style-span"><text:span text:style-name="T1"> </text:span></text:span><text:span text:style-name="apple-style-span"><text:span text:style-name="T2">धर्म्यं</text:span></text:span><text:span text:style-name="apple-style-span"><text:span text:style-name="T1"> </text:span></text:span><text:span text:style-name="apple-style-span"><text:span text:style-name="T2">सुसुखं</text:span></text:span><text:span text:style-name="apple-style-span"><text:span text:style-name="T1"> </text:span></text:span><text:span text:style-name="apple-style-span"><text:span text:style-name="T2">कर्तुम</text:span></text:span><text:span text:style-name="apple-style-span"><text:span text:style-name="T1"> </text:span></text:span><text:span text:style-name="apple-style-span"><text:span text:style-name="T2">अव्ययम</text:span></text:span><text:span text:style-name="T1"><text:line-break/></text:span><text:span text:style-name="apple-style-span"><text:span text:style-name="T1">  </text:span></text:span><text:span text:style-name="apple-style-span"><text:span text:style-name="T3">3</text:span></text:span><text:span text:style-name="apple-converted-space"><text:span text:style-name="T1"> </text:span></text:span><text:span text:style-name="apple-style-span"><text:span text:style-name="T2">अश्रथ्थधानाः</text:span></text:span><text:span text:style-name="apple-style-span"><text:span text:style-name="T1"> </text:span></text:span><text:span text:style-name="apple-style-span"><text:span text:style-name="T2">पुरुषा</text:span></text:span><text:span text:style-name="apple-style-span"><text:span text:style-name="T1"> </text:span></text:span><text:span text:style-name="apple-style-span"><text:span text:style-name="T2">धर्मस्यास्य</text:span></text:span><text:span text:style-name="apple-style-span"><text:span text:style-name="T1"> </text:span></text:span><text:span text:style-name="apple-style-span"><text:span text:style-name="T2">परंतप</text:span></text:span><text:span text:style-name="T1"><text:line-break/></text:span><text:span text:style-name="apple-style-span"><text:span text:style-name="T1">      </text:span></text:span><text:span text:style-name="apple-style-span"><text:span text:style-name="T2">अप्राप्य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निवर्तन्ते</text:span></text:span><text:span text:style-name="apple-style-span"><text:span text:style-name="T1"> </text:span></text:span><text:span text:style-name="apple-style-span"><text:span text:style-name="T2">मृत्युसंसारवर्त्मनि</text:span></text:span><text:span text:style-name="T1"><text:line-break/></text:span><text:span text:style-name="apple-style-span"><text:span text:style-name="T1">  </text:span></text:span><text:span text:style-name="apple-style-span"><text:span text:style-name="T3">4</text:span></text:span><text:span text:style-name="apple-converted-space"><text:span text:style-name="T1"> </text:span></text:span><text:span text:style-name="apple-style-span"><text:span text:style-name="T2">मया</text:span></text:span><text:span text:style-name="apple-style-span"><text:span text:style-name="T1"> </text:span></text:span><text:span text:style-name="apple-style-span"><text:span text:style-name="T2">ततम</text:span></text:span><text:span text:style-name="apple-style-span"><text:span text:style-name="T1"> </text:span></text:span><text:span text:style-name="apple-style-span"><text:span text:style-name="T2">इथं</text:span></text:span><text:span text:style-name="apple-style-span"><text:span text:style-name="T1"> </text:span></text:span><text:span text:style-name="apple-style-span"><text:span text:style-name="T2">सर्वं</text:span></text:span><text:span text:style-name="apple-style-span"><text:span text:style-name="T1"> </text:span></text:span><text:span text:style-name="apple-style-span"><text:span text:style-name="T2">जगथ</text:span></text:span><text:span text:style-name="apple-style-span"><text:span text:style-name="T1"> </text:span></text:span><text:span text:style-name="apple-style-span"><text:span text:style-name="T2">अव्यक्तमूर्तिना</text:span></text:span><text:span text:style-name="T1"><text:line-break/></text:span><text:span text:style-name="apple-style-span"><text:span text:style-name="T1">      </text:span></text:span><text:span text:style-name="apple-style-span"><text:span text:style-name="T2">मत्स्दानि</text:span></text:span><text:span text:style-name="apple-style-span"><text:span text:style-name="T1"> </text:span></text:span><text:span text:style-name="apple-style-span"><text:span text:style-name="T2">सर्वभूतानि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चाहं</text:span></text:span><text:span text:style-name="apple-style-span"><text:span text:style-name="T1"> </text:span></text:span><text:span text:style-name="apple-style-span"><text:span text:style-name="T2">तेष्व</text:span></text:span><text:span text:style-name="apple-style-span"><text:span text:style-name="T1"> </text:span></text:span><text:span text:style-name="apple-style-span"><text:span text:style-name="T2">अवस्दितः</text:span></text:span><text:span text:style-name="T1"><text:line-break/></text:span><text:span text:style-name="apple-style-span"><text:span text:style-name="T1">  </text:span></text:span><text:span text:style-name="apple-style-span"><text:span text:style-name="T3">5</text:span></text:span><text:span text:style-name="apple-converted-space"><text:span text:style-name="T1"> 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त्स्दानि</text:span></text:span><text:span text:style-name="apple-style-span"><text:span text:style-name="T1"> </text:span></text:span><text:span text:style-name="apple-style-span"><text:span text:style-name="T2">भूतानि</text:span></text:span><text:span text:style-name="apple-style-span"><text:span text:style-name="T1"> </text:span></text:span><text:span text:style-name="apple-style-span"><text:span text:style-name="T2">पश्य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यॊगम</text:span></text:span><text:span text:style-name="apple-style-span"><text:span text:style-name="T1"> </text:span></text:span><text:span text:style-name="apple-style-span"><text:span text:style-name="T2">ऐश्वर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भूतभृन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भूतस्दॊ</text:span></text:span><text:span text:style-name="apple-style-span"><text:span text:style-name="T1"> </text:span></text:span><text:span text:style-name="apple-style-span"><text:span text:style-name="T2">ममात्मा</text:span></text:span><text:span text:style-name="apple-style-span"><text:span text:style-name="T1"> </text:span></text:span><text:span text:style-name="apple-style-span"><text:span text:style-name="T2">भूतभावनः</text:span></text:span><text:span text:style-name="T1"><text:line-break/></text:span><text:span text:style-name="apple-style-span"><text:span text:style-name="T1">  </text:span></text:span><text:span text:style-name="apple-style-span"><text:span text:style-name="T3">6</text:span></text:span><text:span text:style-name="apple-converted-space"><text:span text:style-name="T1"> </text:span></text:span><text:span text:style-name="apple-style-span"><text:span text:style-name="T2">यदाकाशस्दितॊ</text:span></text:span><text:span text:style-name="apple-style-span"><text:span text:style-name="T1"> </text:span></text:span><text:span text:style-name="apple-style-span"><text:span text:style-name="T2">नित्यं</text:span></text:span><text:span text:style-name="apple-style-span"><text:span text:style-name="T1"> </text:span></text:span><text:span text:style-name="apple-style-span"><text:span text:style-name="T2">वायुः</text:span></text:span><text:span text:style-name="apple-style-span"><text:span text:style-name="T1"> </text:span></text:span><text:span text:style-name="apple-style-span"><text:span text:style-name="T2">सर्वत्रगॊ</text:span></text:span><text:span text:style-name="apple-style-span"><text:span text:style-name="T1"> </text:span></text:span><text:span text:style-name="apple-style-span"><text:span text:style-name="T2">महान</text:span></text:span><text:span text:style-name="T1"><text:line-break/></text:span><text:span text:style-name="apple-style-span"><text:span text:style-name="T1">      </text:span></text:span><text:span text:style-name="apple-style-span"><text:span text:style-name="T2">तदा</text:span></text:span><text:span text:style-name="apple-style-span"><text:span text:style-name="T1"> </text:span></text:span><text:span text:style-name="apple-style-span"><text:span text:style-name="T2">सर्वाणि</text:span></text:span><text:span text:style-name="apple-style-span"><text:span text:style-name="T1"> </text:span></text:span><text:span text:style-name="apple-style-span"><text:span text:style-name="T2">भूतानि</text:span></text:span><text:span text:style-name="apple-style-span"><text:span text:style-name="T1"> </text:span></text:span><text:span text:style-name="apple-style-span"><text:span text:style-name="T2">मत्स्दानीत्य</text:span></text:span><text:span text:style-name="apple-style-span"><text:span text:style-name="T1"> </text:span></text:span><text:span text:style-name="apple-style-span"><text:span text:style-name="T2">उपधारय</text:span></text:span><text:span text:style-name="T1"><text:line-break/></text:span><text:span text:style-name="apple-style-span"><text:span text:style-name="T1">  </text:span></text:span><text:span text:style-name="apple-style-span"><text:span text:style-name="T3">7</text:span></text:span><text:span text:style-name="apple-converted-space"><text:span text:style-name="T1"> </text:span></text:span><text:span text:style-name="apple-style-span"><text:span text:style-name="T2">सर्वभूतानि</text:span></text:span><text:span text:style-name="apple-style-span"><text:span text:style-name="T1"> </text:span></text:span><text:span text:style-name="apple-style-span"><text:span text:style-name="T2">कौन्तेय</text:span></text:span><text:span text:style-name="apple-style-span"><text:span text:style-name="T1"> </text:span></text:span><text:span text:style-name="apple-style-span"><text:span text:style-name="T2">परकृतिं</text:span></text:span><text:span text:style-name="apple-style-span"><text:span text:style-name="T1"> </text:span></text:span><text:span text:style-name="apple-style-span"><text:span text:style-name="T2">यान्ति</text:span></text:span><text:span text:style-name="apple-style-span"><text:span text:style-name="T1"> </text:span></text:span><text:span text:style-name="apple-style-span"><text:span text:style-name="T2">मामिका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कल्पक्षये</text:span></text:span><text:span text:style-name="apple-style-span"><text:span text:style-name="T1"> </text:span></text:span><text:span text:style-name="apple-style-span"><text:span text:style-name="T2">पुनस</text:span></text:span><text:span text:style-name="apple-style-span"><text:span text:style-name="T1"> </text:span></text:span><text:span text:style-name="apple-style-span"><text:span text:style-name="T2">तानि</text:span></text:span><text:span text:style-name="apple-style-span"><text:span text:style-name="T1"> </text:span></text:span><text:span text:style-name="apple-style-span"><text:span text:style-name="T2">कल्पाथौ</text:span></text:span><text:span text:style-name="apple-style-span"><text:span text:style-name="T1"> </text:span></text:span><text:span text:style-name="apple-style-span"><text:span text:style-name="T2">विसृजाम्य</text:span></text:span><text:span text:style-name="apple-style-span"><text:span text:style-name="T1"> </text:span></text:span><text:span text:style-name="apple-style-span"><text:span text:style-name="T2">अहम</text:span></text:span><text:span text:style-name="T1"><text:line-break/></text:span><text:span text:style-name="apple-style-span"><text:span text:style-name="T1">  </text:span></text:span><text:span text:style-name="apple-style-span"><text:span text:style-name="T3">8</text:span></text:span><text:span text:style-name="apple-converted-space"><text:span text:style-name="T1"> </text:span></text:span><text:span text:style-name="apple-style-span"><text:span text:style-name="T2">परकृतिं</text:span></text:span><text:span text:style-name="apple-style-span"><text:span text:style-name="T1"> </text:span></text:span><text:span text:style-name="apple-style-span"><text:span text:style-name="T2">सवाम</text:span></text:span><text:span text:style-name="apple-style-span"><text:span text:style-name="T1"> </text:span></text:span><text:span text:style-name="apple-style-span"><text:span text:style-name="T2">अवष्टभ्य</text:span></text:span><text:span text:style-name="apple-style-span"><text:span text:style-name="T1"> </text:span></text:span><text:span text:style-name="apple-style-span"><text:span text:style-name="T2">विसृजामि</text:span></text:span><text:span text:style-name="apple-style-span"><text:span text:style-name="T1"> </text:span></text:span><text:span text:style-name="apple-style-span"><text:span text:style-name="T2">पुनः</text:span></text:span><text:span text:style-name="apple-style-span"><text:span text:style-name="T1"> </text:span></text:span><text:span text:style-name="apple-style-span"><text:span text:style-name="T2">पुनः</text:span></text:span><text:span text:style-name="T1"><text:line-break/></text:span><text:soft-page-break/><text:span text:style-name="apple-style-span"><text:span text:style-name="T1">      </text:span></text:span><text:span text:style-name="apple-style-span"><text:span text:style-name="T2">भूतग्रामम</text:span></text:span><text:span text:style-name="apple-style-span"><text:span text:style-name="T1"> </text:span></text:span><text:span text:style-name="apple-style-span"><text:span text:style-name="T2">इमं</text:span></text:span><text:span text:style-name="apple-style-span"><text:span text:style-name="T1"> </text:span></text:span><text:span text:style-name="apple-style-span"><text:span text:style-name="T2">कृत्स्नम</text:span></text:span><text:span text:style-name="apple-style-span"><text:span text:style-name="T1"> </text:span></text:span><text:span text:style-name="apple-style-span"><text:span text:style-name="T2">अवशं</text:span></text:span><text:span text:style-name="apple-style-span"><text:span text:style-name="T1"> </text:span></text:span><text:span text:style-name="apple-style-span"><text:span text:style-name="T2">परकृतेर</text:span></text:span><text:span text:style-name="apple-style-span"><text:span text:style-name="T1"> </text:span></text:span><text:span text:style-name="apple-style-span"><text:span text:style-name="T2">वशात</text:span></text:span><text:span text:style-name="T1"><text:line-break/></text:span><text:span text:style-name="apple-style-span"><text:span text:style-name="T1">  </text:span></text:span><text:span text:style-name="apple-style-span"><text:span text:style-name="T3">9</text:span></text:span><text:span text:style-name="apple-converted-space"><text:span text:style-name="T1"> 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तानि</text:span></text:span><text:span text:style-name="apple-style-span"><text:span text:style-name="T1"> </text:span></text:span><text:span text:style-name="apple-style-span"><text:span text:style-name="T2">कर्माणि</text:span></text:span><text:span text:style-name="apple-style-span"><text:span text:style-name="T1"> </text:span></text:span><text:span text:style-name="apple-style-span"><text:span text:style-name="T2">निबध्नन्ति</text:span></text:span><text:span text:style-name="apple-style-span"><text:span text:style-name="T1"> </text:span></text:span><text:span text:style-name="apple-style-span"><text:span text:style-name="T2">धनंजय</text:span></text:span><text:span text:style-name="T1"><text:line-break/></text:span><text:span text:style-name="apple-style-span"><text:span text:style-name="T1">      </text:span></text:span><text:span text:style-name="apple-style-span"><text:span text:style-name="T2">उथासीनवथ</text:span></text:span><text:span text:style-name="apple-style-span"><text:span text:style-name="T1"> </text:span></text:span><text:span text:style-name="apple-style-span"><text:span text:style-name="T2">आसीनम</text:span></text:span><text:span text:style-name="apple-style-span"><text:span text:style-name="T1"> </text:span></text:span><text:span text:style-name="apple-style-span"><text:span text:style-name="T2">असक्तं</text:span></text:span><text:span text:style-name="apple-style-span"><text:span text:style-name="T1"> </text:span></text:span><text:span text:style-name="apple-style-span"><text:span text:style-name="T2">तेषु</text:span></text:span><text:span text:style-name="apple-style-span"><text:span text:style-name="T1"> </text:span></text:span><text:span text:style-name="apple-style-span"><text:span text:style-name="T2">कर्मसु</text:span></text:span><text:span text:style-name="T1"><text:line-break/></text:span><text:span text:style-name="apple-style-span"><text:span text:style-name="T1">  </text:span></text:span><text:span text:style-name="apple-style-span"><text:span text:style-name="T3">10</text:span></text:span><text:span text:style-name="apple-converted-space"><text:span text:style-name="T1"> </text:span></text:span><text:span text:style-name="apple-style-span"><text:span text:style-name="T2">मयाध्यक्षेण</text:span></text:span><text:span text:style-name="apple-style-span"><text:span text:style-name="T1"> </text:span></text:span><text:span text:style-name="apple-style-span"><text:span text:style-name="T2">परकृतिः</text:span></text:span><text:span text:style-name="apple-style-span"><text:span text:style-name="T1"> </text:span></text:span><text:span text:style-name="apple-style-span"><text:span text:style-name="T2">सूयते</text:span></text:span><text:span text:style-name="apple-style-span"><text:span text:style-name="T1"> </text:span></text:span><text:span text:style-name="apple-style-span"><text:span text:style-name="T2">सचराचर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हेतुनानेन</text:span></text:span><text:span text:style-name="apple-style-span"><text:span text:style-name="T1"> </text:span></text:span><text:span text:style-name="apple-style-span"><text:span text:style-name="T2">कौन्तेय</text:span></text:span><text:span text:style-name="apple-style-span"><text:span text:style-name="T1"> </text:span></text:span><text:span text:style-name="apple-style-span"><text:span text:style-name="T2">जगथ</text:span></text:span><text:span text:style-name="apple-style-span"><text:span text:style-name="T1"> </text:span></text:span><text:span text:style-name="apple-style-span"><text:span text:style-name="T2">विपरिवर्तते</text:span></text:span><text:span text:style-name="T1"><text:line-break/></text:span><text:span text:style-name="apple-style-span"><text:span text:style-name="T1"> </text:span></text:span><text:span text:style-name="apple-style-span"><text:span text:style-name="T3">11</text:span></text:span><text:span text:style-name="apple-converted-space"><text:span text:style-name="T1"> </text:span></text:span><text:span text:style-name="apple-style-span"><text:span text:style-name="T2">अवजानन्ति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मूढा</text:span></text:span><text:span text:style-name="apple-style-span"><text:span text:style-name="T1"> </text:span></text:span><text:span text:style-name="apple-style-span"><text:span text:style-name="T2">मानुषीं</text:span></text:span><text:span text:style-name="apple-style-span"><text:span text:style-name="T1"> </text:span></text:span><text:span text:style-name="apple-style-span"><text:span text:style-name="T2">तनुम</text:span></text:span><text:span text:style-name="apple-style-span"><text:span text:style-name="T1"> </text:span></text:span><text:span text:style-name="apple-style-span"><text:span text:style-name="T2">आश्रित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रं</text:span></text:span><text:span text:style-name="apple-style-span"><text:span text:style-name="T1"> </text:span></text:span><text:span text:style-name="apple-style-span"><text:span text:style-name="T2">भावम</text:span></text:span><text:span text:style-name="apple-style-span"><text:span text:style-name="T1"> </text:span></text:span><text:span text:style-name="apple-style-span"><text:span text:style-name="T2">अजानन्तॊ</text:span></text:span><text:span text:style-name="apple-style-span"><text:span text:style-name="T1"> </text:span></text:span><text:span text:style-name="apple-style-span"><text:span text:style-name="T2">मम</text:span></text:span><text:span text:style-name="apple-style-span"><text:span text:style-name="T1"> </text:span></text:span><text:span text:style-name="apple-style-span"><text:span text:style-name="T2">भूतमहेश्वरम</text:span></text:span><text:span text:style-name="T1"><text:line-break/></text:span><text:span text:style-name="apple-style-span"><text:span text:style-name="T1"> </text:span></text:span><text:span text:style-name="apple-style-span"><text:span text:style-name="T3">12</text:span></text:span><text:span text:style-name="apple-converted-space"><text:span text:style-name="T1"> </text:span></text:span><text:span text:style-name="apple-style-span"><text:span text:style-name="T2">मॊघाशा</text:span></text:span><text:span text:style-name="apple-style-span"><text:span text:style-name="T1"> </text:span></text:span><text:span text:style-name="apple-style-span"><text:span text:style-name="T2">मॊघकर्माणॊ</text:span></text:span><text:span text:style-name="apple-style-span"><text:span text:style-name="T1"> </text:span></text:span><text:span text:style-name="apple-style-span"><text:span text:style-name="T2">मॊघज्ञाना</text:span></text:span><text:span text:style-name="apple-style-span"><text:span text:style-name="T1"> </text:span></text:span><text:span text:style-name="apple-style-span"><text:span text:style-name="T2">विचेतस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राक्षसीम</text:span></text:span><text:span text:style-name="apple-style-span"><text:span text:style-name="T1"> </text:span></text:span><text:span text:style-name="apple-style-span"><text:span text:style-name="T2">आसुरीं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परकृतिं</text:span></text:span><text:span text:style-name="apple-style-span"><text:span text:style-name="T1"> </text:span></text:span><text:span text:style-name="apple-style-span"><text:span text:style-name="T2">मॊहिनीं</text:span></text:span><text:span text:style-name="apple-style-span"><text:span text:style-name="T1"> </text:span></text:span><text:span text:style-name="apple-style-span"><text:span text:style-name="T2">शरिताः</text:span></text:span><text:span text:style-name="T1"><text:line-break/></text:span><text:span text:style-name="apple-style-span"><text:span text:style-name="T1"> </text:span></text:span><text:span text:style-name="apple-style-span"><text:span text:style-name="T3">13</text:span></text:span><text:span text:style-name="apple-converted-space"><text:span text:style-name="T1"> </text:span></text:span><text:span text:style-name="apple-style-span"><text:span text:style-name="T2">महात्मानस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थैवीं</text:span></text:span><text:span text:style-name="apple-style-span"><text:span text:style-name="T1"> </text:span></text:span><text:span text:style-name="apple-style-span"><text:span text:style-name="T2">परकृतिम</text:span></text:span><text:span text:style-name="apple-style-span"><text:span text:style-name="T1"> </text:span></text:span><text:span text:style-name="apple-style-span"><text:span text:style-name="T2">आश्रित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भजन्त्य</text:span></text:span><text:span text:style-name="apple-style-span"><text:span text:style-name="T1"> </text:span></text:span><text:span text:style-name="apple-style-span"><text:span text:style-name="T2">अनन्यमनसॊ</text:span></text:span><text:span text:style-name="apple-style-span"><text:span text:style-name="T1"> </text:span></text:span><text:span text:style-name="apple-style-span"><text:span text:style-name="T2">जञात्वा</text:span></text:span><text:span text:style-name="apple-style-span"><text:span text:style-name="T1"> </text:span></text:span><text:span text:style-name="apple-style-span"><text:span text:style-name="T2">भूताथिम</text:span></text:span><text:span text:style-name="apple-style-span"><text:span text:style-name="T1"> </text:span></text:span><text:span text:style-name="apple-style-span"><text:span text:style-name="T2">अव्ययम</text:span></text:span><text:span text:style-name="T1"><text:line-break/></text:span><text:span text:style-name="apple-style-span"><text:span text:style-name="T1"> </text:span></text:span><text:span text:style-name="apple-style-span"><text:span text:style-name="T3">14</text:span></text:span><text:span text:style-name="apple-converted-space"><text:span text:style-name="T1"> </text:span></text:span><text:span text:style-name="apple-style-span"><text:span text:style-name="T2">सततं</text:span></text:span><text:span text:style-name="apple-style-span"><text:span text:style-name="T1"> </text:span></text:span><text:span text:style-name="apple-style-span"><text:span text:style-name="T2">कीर्तयन्तॊ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यतन्त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थृढव्रत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नमस्यन्त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भक्त्या</text:span></text:span><text:span text:style-name="apple-style-span"><text:span text:style-name="T1"> </text:span></text:span><text:span text:style-name="apple-style-span"><text:span text:style-name="T2">नित्ययुक्ता</text:span></text:span><text:span text:style-name="apple-style-span"><text:span text:style-name="T1"> </text:span></text:span><text:span text:style-name="apple-style-span"><text:span text:style-name="T2">उपासते</text:span></text:span><text:span text:style-name="T1"><text:line-break/></text:span><text:span text:style-name="apple-style-span"><text:span text:style-name="T1"> </text:span></text:span><text:span text:style-name="apple-style-span"><text:span text:style-name="T3">15</text:span></text:span><text:span text:style-name="apple-converted-space"><text:span text:style-name="T1"> </text:span></text:span><text:span text:style-name="apple-style-span"><text:span text:style-name="T2">जञानयज्ञेन</text:span></text:span><text:span text:style-name="apple-style-span"><text:span text:style-name="T1"> </text:span></text:span><text:span text:style-name="apple-style-span"><text:span text:style-name="T2">चाप्य</text:span></text:span><text:span text:style-name="apple-style-span"><text:span text:style-name="T1"> </text:span></text:span><text:span text:style-name="apple-style-span"><text:span text:style-name="T2">अन्ये</text:span></text:span><text:span text:style-name="apple-style-span"><text:span text:style-name="T1"> </text:span></text:span><text:span text:style-name="apple-style-span"><text:span text:style-name="T2">यजन्तॊ</text:span></text:span><text:span text:style-name="apple-style-span"><text:span text:style-name="T1">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उपास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एकत्वेन</text:span></text:span><text:span text:style-name="apple-style-span"><text:span text:style-name="T1"> </text:span></text:span><text:span text:style-name="apple-style-span"><text:span text:style-name="T2">पृदक्त्वेन</text:span></text:span><text:span text:style-name="apple-style-span"><text:span text:style-name="T1"> </text:span></text:span><text:span text:style-name="apple-style-span"><text:span text:style-name="T2">बहुधा</text:span></text:span><text:span text:style-name="apple-style-span"><text:span text:style-name="T1"> </text:span></text:span><text:span text:style-name="apple-style-span"><text:span text:style-name="T2">विश्वतॊमुखम</text:span></text:span><text:span text:style-name="T1"><text:line-break/></text:span><text:span text:style-name="apple-style-span"><text:span text:style-name="T1"> </text:span></text:span><text:span text:style-name="apple-style-span"><text:span text:style-name="T3">16</text:span></text:span><text:span text:style-name="apple-converted-space"><text:span text:style-name="T1"> 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करतुर</text:span></text:span><text:span text:style-name="apple-style-span"><text:span text:style-name="T1"> 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यज्ञः</text:span></text:span><text:span text:style-name="apple-style-span"><text:span text:style-name="T1"> </text:span></text:span><text:span text:style-name="apple-style-span"><text:span text:style-name="T2">सवधाहम</text:span></text:span><text:span text:style-name="apple-style-span"><text:span text:style-name="T1"> </text:span></text:span><text:span text:style-name="apple-style-span"><text:span text:style-name="T2">अहम</text:span></text:span><text:span text:style-name="apple-style-span"><text:span text:style-name="T1"> </text:span></text:span><text:span text:style-name="apple-style-span"><text:span text:style-name="T2">औषध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न्त्रॊ</text:span></text:span><text:span text:style-name="apple-style-span"><text:span text:style-name="T1"> </text:span></text:span><text:span text:style-name="apple-style-span"><text:span text:style-name="T2">ऽहम</text:span></text:span><text:span text:style-name="apple-style-span"><text:span text:style-name="T1"> </text:span></text:span><text:span text:style-name="apple-style-span"><text:span text:style-name="T2">अहम</text:span></text:span><text:span text:style-name="apple-style-span"><text:span text:style-name="T1"> </text:span></text:span><text:span text:style-name="apple-style-span"><text:span text:style-name="T2">एवाज्यम</text:span></text:span><text:span text:style-name="apple-style-span"><text:span text:style-name="T1"> </text:span></text:span><text:span text:style-name="apple-style-span"><text:span text:style-name="T2">अहम</text:span></text:span><text:span text:style-name="apple-style-span"><text:span text:style-name="T1"> </text:span></text:span><text:span text:style-name="apple-style-span"><text:span text:style-name="T2">अग्निर</text:span></text:span><text:span text:style-name="apple-style-span"><text:span text:style-name="T1"> 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हुतम</text:span></text:span><text:span text:style-name="T1"><text:line-break/></text:span><text:span text:style-name="apple-style-span"><text:span text:style-name="T1"> </text:span></text:span><text:span text:style-name="apple-style-span"><text:span text:style-name="T3">17</text:span></text:span><text:span text:style-name="apple-converted-space"><text:span text:style-name="T1"> </text:span></text:span><text:span text:style-name="apple-style-span"><text:span text:style-name="T2">पिताहम</text:span></text:span><text:span text:style-name="apple-style-span"><text:span text:style-name="T1"> </text:span></text:span><text:span text:style-name="apple-style-span"><text:span text:style-name="T2">अस्य</text:span></text:span><text:span text:style-name="apple-style-span"><text:span text:style-name="T1"> </text:span></text:span><text:span text:style-name="apple-style-span"><text:span text:style-name="T2">जगतॊ</text:span></text:span><text:span text:style-name="apple-style-span"><text:span text:style-name="T1"> </text:span></text:span><text:span text:style-name="apple-style-span"><text:span text:style-name="T2">माता</text:span></text:span><text:span text:style-name="apple-style-span"><text:span text:style-name="T1"> </text:span></text:span><text:span text:style-name="apple-style-span"><text:span text:style-name="T2">धाता</text:span></text:span><text:span text:style-name="apple-style-span"><text:span text:style-name="T1"> </text:span></text:span><text:span text:style-name="apple-style-span"><text:span text:style-name="T2">पितामह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वेथ्यं</text:span></text:span><text:span text:style-name="apple-style-span"><text:span text:style-name="T1"> </text:span></text:span><text:span text:style-name="apple-style-span"><text:span text:style-name="T2">पवित्रम</text:span></text:span><text:span text:style-name="apple-style-span"><text:span text:style-name="T1"> </text:span></text:span><text:span text:style-name="apple-style-span"><text:span text:style-name="T2">ओंकार</text:span></text:span><text:span text:style-name="apple-style-span"><text:span text:style-name="T1"> </text:span></text:span><text:span text:style-name="apple-style-span"><text:span text:style-name="T2">ऋक</text:span></text:span><text:span text:style-name="apple-style-span"><text:span text:style-name="T1"> </text:span></text:span><text:span text:style-name="apple-style-span"><text:span text:style-name="T2">साम</text:span></text:span><text:span text:style-name="apple-style-span"><text:span text:style-name="T1"> </text:span></text:span><text:span text:style-name="apple-style-span"><text:span text:style-name="T2">यजुर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</text:span></text:span><text:span text:style-name="apple-style-span"><text:span text:style-name="T3">18</text:span></text:span><text:span text:style-name="apple-converted-space"><text:span text:style-name="T1"> </text:span></text:span><text:span text:style-name="apple-style-span"><text:span text:style-name="T2">गतिर</text:span></text:span><text:span text:style-name="apple-style-span"><text:span text:style-name="T1"> </text:span></text:span><text:span text:style-name="apple-style-span"><text:span text:style-name="T2">भर्ता</text:span></text:span><text:span text:style-name="apple-style-span"><text:span text:style-name="T1"> </text:span></text:span><text:span text:style-name="apple-style-span"><text:span text:style-name="T2">परभुः</text:span></text:span><text:span text:style-name="apple-style-span"><text:span text:style-name="T1"> </text:span></text:span><text:span text:style-name="apple-style-span"><text:span text:style-name="T2">साक्षी</text:span></text:span><text:span text:style-name="apple-style-span"><text:span text:style-name="T1"> </text:span></text:span><text:span text:style-name="apple-style-span"><text:span text:style-name="T2">निवासः</text:span></text:span><text:span text:style-name="apple-style-span"><text:span text:style-name="T1"> </text:span></text:span><text:span text:style-name="apple-style-span"><text:span text:style-name="T2">शरणं</text:span></text:span><text:span text:style-name="apple-style-span"><text:span text:style-name="T1"> </text:span></text:span><text:span text:style-name="apple-style-span"><text:span text:style-name="T2">सुहृ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रभवः</text:span></text:span><text:span text:style-name="apple-style-span"><text:span text:style-name="T1"> </text:span></text:span><text:span text:style-name="apple-style-span"><text:span text:style-name="T2">परलयः</text:span></text:span><text:span text:style-name="apple-style-span"><text:span text:style-name="T1"> </text:span></text:span><text:span text:style-name="apple-style-span"><text:span text:style-name="T2">सदानं</text:span></text:span><text:span text:style-name="apple-style-span"><text:span text:style-name="T1"> </text:span></text:span><text:span text:style-name="apple-style-span"><text:span text:style-name="T2">निधानं</text:span></text:span><text:span text:style-name="apple-style-span"><text:span text:style-name="T1"> </text:span></text:span><text:span text:style-name="apple-style-span"><text:span text:style-name="T2">बीजम</text:span></text:span><text:span text:style-name="apple-style-span"><text:span text:style-name="T1"> </text:span></text:span><text:span text:style-name="apple-style-span"><text:span text:style-name="T2">अव्ययम</text:span></text:span><text:span text:style-name="T1"><text:line-break/></text:span><text:span text:style-name="apple-style-span"><text:span text:style-name="T1"> </text:span></text:span><text:span text:style-name="apple-style-span"><text:span text:style-name="T3">19</text:span></text:span><text:span text:style-name="apple-converted-space"><text:span text:style-name="T1"> </text:span></text:span><text:span text:style-name="apple-style-span"><text:span text:style-name="T2">तपाम्य</text:span></text:span><text:span text:style-name="apple-style-span"><text:span text:style-name="T1"> </text:span></text:span><text:span text:style-name="apple-style-span"><text:span text:style-name="T2">अहम</text:span></text:span><text:span text:style-name="apple-style-span"><text:span text:style-name="T1"> 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वर्षं</text:span></text:span><text:span text:style-name="apple-style-span"><text:span text:style-name="T1"> </text:span></text:span><text:span text:style-name="apple-style-span"><text:span text:style-name="T2">निगृह्णाम्य</text:span></text:span><text:span text:style-name="apple-style-span"><text:span text:style-name="T1"> </text:span></text:span><text:span text:style-name="apple-style-span"><text:span text:style-name="T2">उत्सृजामि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मृतं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मृत्यु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सथ</text:span></text:span><text:span text:style-name="apple-style-span"><text:span text:style-name="T1"> </text:span></text:span><text:span text:style-name="apple-style-span"><text:span text:style-name="T2">असच</text:span></text:span><text:span text:style-name="apple-style-span"><text:span text:style-name="T1"> </text:span></text:span><text:span text:style-name="apple-style-span"><text:span text:style-name="T2">चाहम</text:span></text:span><text:span text:style-name="apple-style-span"><text:span text:style-name="T1"> </text:span></text:span><text:span text:style-name="apple-style-span"><text:span text:style-name="T2">अर्जुन</text:span></text:span><text:span text:style-name="T1"><text:line-break/></text:span><text:span text:style-name="apple-style-span"><text:span text:style-name="T1"> </text:span></text:span><text:span text:style-name="apple-style-span"><text:span text:style-name="T3">20</text:span></text:span><text:span text:style-name="apple-converted-space"><text:span text:style-name="T1"> </text:span></text:span><text:span text:style-name="apple-style-span"><text:span text:style-name="T2">तरैविथ्या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सॊमपाः</text:span></text:span><text:span text:style-name="apple-style-span"><text:span text:style-name="T1"> </text:span></text:span><text:span text:style-name="apple-style-span"><text:span text:style-name="T2">पूतपापा</text:span></text:span><text:span text:style-name="apple-style-span"><text:span text:style-name="T1">; </text:span></text:span><text:span text:style-name="apple-style-span"><text:span text:style-name="T2">यज्ञैर</text:span></text:span><text:span text:style-name="apple-style-span"><text:span text:style-name="T1"> </text:span></text:span><text:span text:style-name="apple-style-span"><text:span text:style-name="T2">इष्ट्वा</text:span></text:span><text:span text:style-name="apple-style-span"><text:span text:style-name="T1"> </text:span></text:span><text:span text:style-name="apple-style-span"><text:span text:style-name="T2">सवर्गतिं</text:span></text:span><text:span text:style-name="apple-style-span"><text:span text:style-name="T1"> </text:span></text:span><text:span text:style-name="apple-style-span"><text:span text:style-name="T2">परार्दयन्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पुण्यम</text:span></text:span><text:span text:style-name="apple-style-span"><text:span text:style-name="T1"> </text:span></text:span><text:span text:style-name="apple-style-span"><text:span text:style-name="T2">आसाथ्य</text:span></text:span><text:span text:style-name="apple-style-span"><text:span text:style-name="T1"> </text:span></text:span><text:span text:style-name="apple-style-span"><text:span text:style-name="T2">सुरेन्थ्रलॊकम</text:span></text:span><text:span text:style-name="apple-style-span"><text:span text:style-name="T1">; </text:span></text:span><text:span text:style-name="apple-style-span"><text:span text:style-name="T2">अश्नन्ति</text:span></text:span><text:span text:style-name="apple-style-span"><text:span text:style-name="T1"> </text:span></text:span><text:span text:style-name="apple-style-span"><text:span text:style-name="T2">थिव्यान</text:span></text:span><text:span text:style-name="apple-style-span"><text:span text:style-name="T1"> </text:span></text:span><text:span text:style-name="apple-style-span"><text:span text:style-name="T2">थिवि</text:span></text:span><text:span text:style-name="apple-style-span"><text:span text:style-name="T1"> </text:span></text:span><text:span text:style-name="apple-style-span"><text:span text:style-name="T2">थेवभॊगान</text:span></text:span><text:span text:style-name="T1"><text:line-break/></text:span><text:span text:style-name="apple-style-span"><text:span text:style-name="T1"> </text:span></text:span><text:span text:style-name="apple-style-span"><text:span text:style-name="T3">21</text:span></text:span><text:span text:style-name="apple-converted-space"><text:span text:style-name="T1"> 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तं</text:span></text:span><text:span text:style-name="apple-style-span"><text:span text:style-name="T1"> </text:span></text:span><text:span text:style-name="apple-style-span"><text:span text:style-name="T2">भुक्त्वा</text:span></text:span><text:span text:style-name="apple-style-span"><text:span text:style-name="T1"> </text:span></text:span><text:span text:style-name="apple-style-span"><text:span text:style-name="T2">सवर्गलॊकं</text:span></text:span><text:span text:style-name="apple-style-span"><text:span text:style-name="T1"> </text:span></text:span><text:span text:style-name="apple-style-span"><text:span text:style-name="T2">विशालं</text:span></text:span><text:span text:style-name="apple-style-span"><text:span text:style-name="T1">; </text:span></text:span><text:span text:style-name="apple-style-span"><text:span text:style-name="T2">कषीणे</text:span></text:span><text:span text:style-name="apple-style-span"><text:span text:style-name="T1"> </text:span></text:span><text:span text:style-name="apple-style-span"><text:span text:style-name="T2">पुण्ये</text:span></text:span><text:span text:style-name="apple-style-span"><text:span text:style-name="T1"> </text:span></text:span><text:span text:style-name="apple-style-span"><text:span text:style-name="T2">मर्त्यलॊकं</text:span></text:span><text:span text:style-name="apple-style-span"><text:span text:style-name="T1"> </text:span></text:span><text:span text:style-name="apple-style-span"><text:span text:style-name="T2">विशन्त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एवं</text:span></text:span><text:span text:style-name="apple-style-span"><text:span text:style-name="T1"> </text:span></text:span><text:span text:style-name="apple-style-span"><text:span text:style-name="T2">तरयीधर्मम</text:span></text:span><text:span text:style-name="apple-style-span"><text:span text:style-name="T1"> </text:span></text:span><text:span text:style-name="apple-style-span"><text:span text:style-name="T2">अनुप्रपन्ना</text:span></text:span><text:span text:style-name="apple-style-span"><text:span text:style-name="T1">; </text:span></text:span><text:span text:style-name="apple-style-span"><text:span text:style-name="T2">गतागतं</text:span></text:span><text:span text:style-name="apple-style-span"><text:span text:style-name="T1"> </text:span></text:span><text:span text:style-name="apple-style-span"><text:span text:style-name="T2">कामकामा</text:span></text:span><text:span text:style-name="apple-style-span"><text:span text:style-name="T1"> </text:span></text:span><text:span text:style-name="apple-style-span"><text:span text:style-name="T2">लभन्ते</text:span></text:span><text:span text:style-name="T1"><text:line-break/></text:span><text:span text:style-name="apple-style-span"><text:span text:style-name="T1"> </text:span></text:span><text:span text:style-name="apple-style-span"><text:span text:style-name="T3">22</text:span></text:span><text:span text:style-name="apple-converted-space"><text:span text:style-name="T1"> </text:span></text:span><text:span text:style-name="apple-style-span"><text:span text:style-name="T2">अनन्याश</text:span></text:span><text:span text:style-name="apple-style-span"><text:span text:style-name="T1"> </text:span></text:span><text:span text:style-name="apple-style-span"><text:span text:style-name="T2">चिन्तयन्तॊ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ये</text:span></text:span><text:span text:style-name="apple-style-span"><text:span text:style-name="T1"> </text:span></text:span><text:span text:style-name="apple-style-span"><text:span text:style-name="T2">जनाः</text:span></text:span><text:span text:style-name="apple-style-span"><text:span text:style-name="T1"> </text:span></text:span><text:span text:style-name="apple-style-span"><text:span text:style-name="T2">पर्युपास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तेषां</text:span></text:span><text:span text:style-name="apple-style-span"><text:span text:style-name="T1"> </text:span></text:span><text:span text:style-name="apple-style-span"><text:span text:style-name="T2">नित्याभियुक्तानां</text:span></text:span><text:span text:style-name="apple-style-span"><text:span text:style-name="T1"> </text:span></text:span><text:span text:style-name="apple-style-span"><text:span text:style-name="T2">यॊगक्षेमं</text:span></text:span><text:span text:style-name="apple-style-span"><text:span text:style-name="T1"> </text:span></text:span><text:span text:style-name="apple-style-span"><text:span text:style-name="T2">वहाम्य</text:span></text:span><text:span text:style-name="apple-style-span"><text:span text:style-name="T1"> </text:span></text:span><text:span text:style-name="apple-style-span"><text:span text:style-name="T2">अहम</text:span></text:span><text:span text:style-name="T1"><text:line-break/></text:span><text:span text:style-name="apple-style-span"><text:span text:style-name="T1"> </text:span></text:span><text:span text:style-name="apple-style-span"><text:span text:style-name="T3">23</text:span></text:span><text:span text:style-name="apple-converted-space"><text:span text:style-name="T1"> </text:span></text:span><text:span text:style-name="apple-style-span"><text:span text:style-name="T2">ये</text:span></text:span><text:span text:style-name="apple-style-span"><text:span text:style-name="T1"> </text:span></text:span><text:span text:style-name="apple-style-span"><text:span text:style-name="T2">ऽपय</text:span></text:span><text:span text:style-name="apple-style-span"><text:span text:style-name="T1"> </text:span></text:span><text:span text:style-name="apple-style-span"><text:span text:style-name="T2">अन्यथेवताभक्ता</text:span></text:span><text:span text:style-name="apple-style-span"><text:span text:style-name="T1"> </text:span></text:span><text:span text:style-name="apple-style-span"><text:span text:style-name="T2">यजन्ते</text:span></text:span><text:span text:style-name="apple-style-span"><text:span text:style-name="T1"> </text:span></text:span><text:span text:style-name="apple-style-span"><text:span text:style-name="T2">शरथ्धयान्वित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ऽपि</text:span></text:span><text:span text:style-name="apple-style-span"><text:span text:style-name="T1">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कौन्तेय</text:span></text:span><text:span text:style-name="apple-style-span"><text:span text:style-name="T1"> </text:span></text:span><text:span text:style-name="apple-style-span"><text:span text:style-name="T2">यजन्त्य</text:span></text:span><text:span text:style-name="apple-style-span"><text:span text:style-name="T1"> </text:span></text:span><text:span text:style-name="apple-style-span"><text:span text:style-name="T2">अविधिपूर्वकम</text:span></text:span><text:span text:style-name="T1"><text:line-break/></text:span><text:span text:style-name="apple-style-span"><text:span text:style-name="T1"> </text:span></text:span><text:span text:style-name="apple-style-span"><text:span text:style-name="T3">24</text:span></text:span><text:span text:style-name="apple-converted-space"><text:span text:style-name="T1"> 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सर्वयज्ञानां</text:span></text:span><text:span text:style-name="apple-style-span"><text:span text:style-name="T1"> </text:span></text:span><text:span text:style-name="apple-style-span"><text:span text:style-name="T2">भॊक्ता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रभुर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अभिजानन्ति</text:span></text:span><text:span text:style-name="apple-style-span"><text:span text:style-name="T1"> </text:span></text:span><text:span text:style-name="apple-style-span"><text:span text:style-name="T2">तत्त्वेनातश</text:span></text:span><text:span text:style-name="apple-style-span"><text:span text:style-name="T1"> </text:span></text:span><text:span text:style-name="apple-style-span"><text:span text:style-name="T2">चयवन्ति</text:span></text:span><text:span text:style-name="apple-style-span"><text:span text:style-name="T1"> </text:span></text:span><text:span text:style-name="apple-style-span"><text:span text:style-name="T2">ते</text:span></text:span><text:span text:style-name="T1"><text:line-break/></text:span><text:span text:style-name="apple-style-span"><text:span text:style-name="T1"> </text:span></text:span><text:span text:style-name="apple-style-span"><text:span text:style-name="T3">25</text:span></text:span><text:span text:style-name="apple-converted-space"><text:span text:style-name="T1"> </text:span></text:span><text:span text:style-name="apple-style-span"><text:span text:style-name="T2">यान्ति</text:span></text:span><text:span text:style-name="apple-style-span"><text:span text:style-name="T1"> </text:span></text:span><text:span text:style-name="apple-style-span"><text:span text:style-name="T2">थेवव्रता</text:span></text:span><text:span text:style-name="apple-style-span"><text:span text:style-name="T1"> </text:span></text:span><text:span text:style-name="apple-style-span"><text:span text:style-name="T2">थेवान</text:span></text:span><text:span text:style-name="apple-style-span"><text:span text:style-name="T1"> </text:span></text:span><text:span text:style-name="apple-style-span"><text:span text:style-name="T2">पितॄन</text:span></text:span><text:span text:style-name="apple-style-span"><text:span text:style-name="T1"> </text:span></text:span><text:span text:style-name="apple-style-span"><text:span text:style-name="T2">यान्ति</text:span></text:span><text:span text:style-name="apple-style-span"><text:span text:style-name="T1"> </text:span></text:span><text:span text:style-name="apple-style-span"><text:span text:style-name="T2">पितृव्रत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भूतानि</text:span></text:span><text:span text:style-name="apple-style-span"><text:span text:style-name="T1"> </text:span></text:span><text:span text:style-name="apple-style-span"><text:span text:style-name="T2">यान्ति</text:span></text:span><text:span text:style-name="apple-style-span"><text:span text:style-name="T1"> </text:span></text:span><text:span text:style-name="apple-style-span"><text:span text:style-name="T2">भूतेज्या</text:span></text:span><text:span text:style-name="apple-style-span"><text:span text:style-name="T1"> </text:span></text:span><text:span text:style-name="apple-style-span"><text:span text:style-name="T2">यान्ति</text:span></text:span><text:span text:style-name="apple-style-span"><text:span text:style-name="T1"> </text:span></text:span><text:span text:style-name="apple-style-span"><text:span text:style-name="T2">मथ्याजिनॊ</text:span></text:span><text:span text:style-name="apple-style-span"><text:span text:style-name="T1"> </text:span></text:span><text:span text:style-name="apple-style-span"><text:span text:style-name="T2">ऽपि</text:span></text:span><text:span text:style-name="apple-style-span"><text:span text:style-name="T1"> </text:span></text:span><text:span text:style-name="apple-style-span"><text:span text:style-name="T2">माम</text:span></text:span><text:span text:style-name="T1"><text:line-break/></text:span><text:span text:style-name="apple-style-span"><text:span text:style-name="T1"> </text:span></text:span><text:span text:style-name="apple-style-span"><text:span text:style-name="T3">26</text:span></text:span><text:span text:style-name="apple-converted-space"><text:span text:style-name="T1"> </text:span></text:span><text:span text:style-name="apple-style-span"><text:span text:style-name="T2">पत्रं</text:span></text:span><text:span text:style-name="apple-style-span"><text:span text:style-name="T1"> </text:span></text:span><text:span text:style-name="apple-style-span"><text:span text:style-name="T2">पुष्पं</text:span></text:span><text:span text:style-name="apple-style-span"><text:span text:style-name="T1"> </text:span></text:span><text:span text:style-name="apple-style-span"><text:span text:style-name="T2">फलं</text:span></text:span><text:span text:style-name="apple-style-span"><text:span text:style-name="T1"> </text:span></text:span><text:span text:style-name="apple-style-span"><text:span text:style-name="T2">तॊयं</text:span></text:span><text:span text:style-name="apple-style-span"><text:span text:style-name="T1"> 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भक्त्या</text:span></text:span><text:span text:style-name="apple-style-span"><text:span text:style-name="T1"> </text:span></text:span><text:span text:style-name="apple-style-span"><text:span text:style-name="T2">परयच्छति</text:span></text:span><text:span text:style-name="T1"><text:line-break/></text:span><text:soft-page-break/><text:span text:style-name="apple-style-span"><text:span text:style-name="T1">    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भक्त्युपहृतम</text:span></text:span><text:span text:style-name="apple-style-span"><text:span text:style-name="T1"> </text:span></text:span><text:span text:style-name="apple-style-span"><text:span text:style-name="T2">अश्नामि</text:span></text:span><text:span text:style-name="apple-style-span"><text:span text:style-name="T1"> </text:span></text:span><text:span text:style-name="apple-style-span"><text:span text:style-name="T2">परयतात्मनः</text:span></text:span><text:span text:style-name="T1"><text:line-break/></text:span><text:span text:style-name="apple-style-span"><text:span text:style-name="T1"> </text:span></text:span><text:span text:style-name="apple-style-span"><text:span text:style-name="T3">27</text:span></text:span><text:span text:style-name="apple-converted-space"><text:span text:style-name="T1"> </text:span></text:span><text:span text:style-name="apple-style-span"><text:span text:style-name="T2">यत</text:span></text:span><text:span text:style-name="apple-style-span"><text:span text:style-name="T1"> </text:span></text:span><text:span text:style-name="apple-style-span"><text:span text:style-name="T2">करॊषि</text:span></text:span><text:span text:style-name="apple-style-span"><text:span text:style-name="T1"> </text:span></text:span><text:span text:style-name="apple-style-span"><text:span text:style-name="T2">यथ</text:span></text:span><text:span text:style-name="apple-style-span"><text:span text:style-name="T1"> </text:span></text:span><text:span text:style-name="apple-style-span"><text:span text:style-name="T2">अश्नासि</text:span></text:span><text:span text:style-name="apple-style-span"><text:span text:style-name="T1"> </text:span></text:span><text:span text:style-name="apple-style-span"><text:span text:style-name="T2">यज</text:span></text:span><text:span text:style-name="apple-style-span"><text:span text:style-name="T1"> </text:span></text:span><text:span text:style-name="apple-style-span"><text:span text:style-name="T2">जुहॊषि</text:span></text:span><text:span text:style-name="apple-style-span"><text:span text:style-name="T1"> </text:span></text:span><text:span text:style-name="apple-style-span"><text:span text:style-name="T2">थथासि</text:span></text:span><text:span text:style-name="apple-style-span"><text:span text:style-name="T1"> </text:span></text:span><text:span text:style-name="apple-style-span"><text:span text:style-name="T2">य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त</text:span></text:span><text:span text:style-name="apple-style-span"><text:span text:style-name="T1"> </text:span></text:span><text:span text:style-name="apple-style-span"><text:span text:style-name="T2">तपस्यसि</text:span></text:span><text:span text:style-name="apple-style-span"><text:span text:style-name="T1"> </text:span></text:span><text:span text:style-name="apple-style-span"><text:span text:style-name="T2">कौन्तेय</text:span></text:span><text:span text:style-name="apple-style-span"><text:span text:style-name="T1"> 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कुरुष्व</text:span></text:span><text:span text:style-name="apple-style-span"><text:span text:style-name="T1"> </text:span></text:span><text:span text:style-name="apple-style-span"><text:span text:style-name="T2">मथर्पणम</text:span></text:span><text:span text:style-name="T1"><text:line-break/></text:span><text:span text:style-name="apple-style-span"><text:span text:style-name="T1"> </text:span></text:span><text:span text:style-name="apple-style-span"><text:span text:style-name="T3">28</text:span></text:span><text:span text:style-name="apple-converted-space"><text:span text:style-name="T1"> </text:span></text:span><text:span text:style-name="apple-style-span"><text:span text:style-name="T2">शुभाशुभफलैर</text:span></text:span><text:span text:style-name="apple-style-span"><text:span text:style-name="T1"> </text:span></text:span><text:span text:style-name="apple-style-span"><text:span text:style-name="T2">एवं</text:span></text:span><text:span text:style-name="apple-style-span"><text:span text:style-name="T1"> </text:span></text:span><text:span text:style-name="apple-style-span"><text:span text:style-name="T2">मॊक्ष्यसे</text:span></text:span><text:span text:style-name="apple-style-span"><text:span text:style-name="T1"> </text:span></text:span><text:span text:style-name="apple-style-span"><text:span text:style-name="T2">कर्मबन्धनै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ंन्यासयॊगयुक्तात्मा</text:span></text:span><text:span text:style-name="apple-style-span"><text:span text:style-name="T1"> </text:span></text:span><text:span text:style-name="apple-style-span"><text:span text:style-name="T2">विमुक्तॊ</text:span></text:span><text:span text:style-name="apple-style-span"><text:span text:style-name="T1">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उपैष्यसि</text:span></text:span><text:span text:style-name="T1"><text:line-break/></text:span><text:span text:style-name="apple-style-span"><text:span text:style-name="T1"> </text:span></text:span><text:span text:style-name="apple-style-span"><text:span text:style-name="T3">29</text:span></text:span><text:span text:style-name="apple-converted-space"><text:span text:style-name="T1"> </text:span></text:span><text:span text:style-name="apple-style-span"><text:span text:style-name="T2">समॊ</text:span></text:span><text:span text:style-name="apple-style-span"><text:span text:style-name="T1"> </text:span></text:span><text:span text:style-name="apple-style-span"><text:span text:style-name="T2">ऽहं</text:span></text:span><text:span text:style-name="apple-style-span"><text:span text:style-name="T1"> </text:span></text:span><text:span text:style-name="apple-style-span"><text:span text:style-name="T2">सर्वभूतेषु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थवेष्यॊ</text:span></text:span><text:span text:style-name="apple-style-span"><text:span text:style-name="T1"> </text:span></text:span><text:span text:style-name="apple-style-span"><text:span text:style-name="T2">ऽसति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परिय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ये</text:span></text:span><text:span text:style-name="apple-style-span"><text:span text:style-name="T1"> </text:span></text:span><text:span text:style-name="apple-style-span"><text:span text:style-name="T2">भजन्ति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भक्त्या</text:span></text:span><text:span text:style-name="apple-style-span"><text:span text:style-name="T1"> </text:span></text:span><text:span text:style-name="apple-style-span"><text:span text:style-name="T2">मयि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तेषु</text:span></text:span><text:span text:style-name="apple-style-span"><text:span text:style-name="T1"> </text:span></text:span><text:span text:style-name="apple-style-span"><text:span text:style-name="T2">चाप्य</text:span></text:span><text:span text:style-name="apple-style-span"><text:span text:style-name="T1"> </text:span></text:span><text:span text:style-name="apple-style-span"><text:span text:style-name="T2">अहम</text:span></text:span><text:span text:style-name="T1"><text:line-break/></text:span><text:span text:style-name="apple-style-span"><text:span text:style-name="T1"> </text:span></text:span><text:span text:style-name="apple-style-span"><text:span text:style-name="T3">30</text:span></text:span><text:span text:style-name="apple-converted-space"><text:span text:style-name="T1"> 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चेत</text:span></text:span><text:span text:style-name="apple-style-span"><text:span text:style-name="T1"> </text:span></text:span><text:span text:style-name="apple-style-span"><text:span text:style-name="T2">सुथुराचारॊ</text:span></text:span><text:span text:style-name="apple-style-span"><text:span text:style-name="T1"> </text:span></text:span><text:span text:style-name="apple-style-span"><text:span text:style-name="T2">भजते</text:span></text:span><text:span text:style-name="apple-style-span"><text:span text:style-name="T1">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अनन्यभाक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ाधुर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मन्तव्यः</text:span></text:span><text:span text:style-name="apple-style-span"><text:span text:style-name="T1"> </text:span></text:span><text:span text:style-name="apple-style-span"><text:span text:style-name="T2">सम्यग</text:span></text:span><text:span text:style-name="apple-style-span"><text:span text:style-name="T1"> </text:span></text:span><text:span text:style-name="apple-style-span"><text:span text:style-name="T2">वयवसितॊ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सः</text:span></text:span><text:span text:style-name="T1"><text:line-break/></text:span><text:span text:style-name="apple-style-span"><text:span text:style-name="T1"> </text:span></text:span><text:span text:style-name="apple-style-span"><text:span text:style-name="T3">31</text:span></text:span><text:span text:style-name="apple-converted-space"><text:span text:style-name="T1"> </text:span></text:span><text:span text:style-name="apple-style-span"><text:span text:style-name="T2">कषिप्रं</text:span></text:span><text:span text:style-name="apple-style-span"><text:span text:style-name="T1"> </text:span></text:span><text:span text:style-name="apple-style-span"><text:span text:style-name="T2">भवति</text:span></text:span><text:span text:style-name="apple-style-span"><text:span text:style-name="T1"> </text:span></text:span><text:span text:style-name="apple-style-span"><text:span text:style-name="T2">धर्मात्मा</text:span></text:span><text:span text:style-name="apple-style-span"><text:span text:style-name="T1"> </text:span></text:span><text:span text:style-name="apple-style-span"><text:span text:style-name="T2">शश्वच्छान्तिं</text:span></text:span><text:span text:style-name="apple-style-span"><text:span text:style-name="T1"> </text:span></text:span><text:span text:style-name="apple-style-span"><text:span text:style-name="T2">निगच्छत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कौन्तेय</text:span></text:span><text:span text:style-name="apple-style-span"><text:span text:style-name="T1"> </text:span></text:span><text:span text:style-name="apple-style-span"><text:span text:style-name="T2">परतिजानीहि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भक्तः</text:span></text:span><text:span text:style-name="apple-style-span"><text:span text:style-name="T1"> </text:span></text:span><text:span text:style-name="apple-style-span"><text:span text:style-name="T2">परणश्यति</text:span></text:span><text:span text:style-name="T1"><text:line-break/></text:span><text:span text:style-name="apple-style-span"><text:span text:style-name="T1"> </text:span></text:span><text:span text:style-name="apple-style-span"><text:span text:style-name="T3">32</text:span></text:span><text:span text:style-name="apple-converted-space"><text:span text:style-name="T1"> 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वयपाश्रित्य</text:span></text:span><text:span text:style-name="apple-style-span"><text:span text:style-name="T1"> </text:span></text:span><text:span text:style-name="apple-style-span"><text:span text:style-name="T2">ये</text:span></text:span><text:span text:style-name="apple-style-span"><text:span text:style-name="T1"> </text:span></text:span><text:span text:style-name="apple-style-span"><text:span text:style-name="T2">ऽपि</text:span></text:span><text:span text:style-name="apple-style-span"><text:span text:style-name="T1"> </text:span></text:span><text:span text:style-name="apple-style-span"><text:span text:style-name="T2">सयुः</text:span></text:span><text:span text:style-name="apple-style-span"><text:span text:style-name="T1"> </text:span></text:span><text:span text:style-name="apple-style-span"><text:span text:style-name="T2">पापयॊनय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त्रियॊ</text:span></text:span><text:span text:style-name="apple-style-span"><text:span text:style-name="T1"> </text:span></text:span><text:span text:style-name="apple-style-span"><text:span text:style-name="T2">वैश्यास</text:span></text:span><text:span text:style-name="apple-style-span"><text:span text:style-name="T1"> </text:span></text:span><text:span text:style-name="apple-style-span"><text:span text:style-name="T2">तदा</text:span></text:span><text:span text:style-name="apple-style-span"><text:span text:style-name="T1"> </text:span></text:span><text:span text:style-name="apple-style-span"><text:span text:style-name="T2">शूथ्रास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ऽपि</text:span></text:span><text:span text:style-name="apple-style-span"><text:span text:style-name="T1"> </text:span></text:span><text:span text:style-name="apple-style-span"><text:span text:style-name="T2">यान्ति</text:span></text:span><text:span text:style-name="apple-style-span"><text:span text:style-name="T1"> </text:span></text:span><text:span text:style-name="apple-style-span"><text:span text:style-name="T2">परां</text:span></text:span><text:span text:style-name="apple-style-span"><text:span text:style-name="T1"> </text:span></text:span><text:span text:style-name="apple-style-span"><text:span text:style-name="T2">गतिम</text:span></text:span><text:span text:style-name="T1"><text:line-break/></text:span><text:span text:style-name="apple-style-span"><text:span text:style-name="T1"> </text:span></text:span><text:span text:style-name="apple-style-span"><text:span text:style-name="T3">33</text:span></text:span><text:span text:style-name="apple-converted-space"><text:span text:style-name="T1"> </text:span></text:span><text:span text:style-name="apple-style-span"><text:span text:style-name="T2">किं</text:span></text:span><text:span text:style-name="apple-style-span"><text:span text:style-name="T1"> </text:span></text:span><text:span text:style-name="apple-style-span"><text:span text:style-name="T2">पुनर</text:span></text:span><text:span text:style-name="apple-style-span"><text:span text:style-name="T1"> </text:span></text:span><text:span text:style-name="apple-style-span"><text:span text:style-name="T2">बराह्मणाः</text:span></text:span><text:span text:style-name="apple-style-span"><text:span text:style-name="T1"> </text:span></text:span><text:span text:style-name="apple-style-span"><text:span text:style-name="T2">पुण्या</text:span></text:span><text:span text:style-name="apple-style-span"><text:span text:style-name="T1"> </text:span></text:span><text:span text:style-name="apple-style-span"><text:span text:style-name="T2">भक्ता</text:span></text:span><text:span text:style-name="apple-style-span"><text:span text:style-name="T1"> </text:span></text:span><text:span text:style-name="apple-style-span"><text:span text:style-name="T2">राजर्षयस</text:span></text:span><text:span text:style-name="apple-style-span"><text:span text:style-name="T1"> </text:span></text:span><text:span text:style-name="apple-style-span"><text:span text:style-name="T2">तद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नित्यम</text:span></text:span><text:span text:style-name="apple-style-span"><text:span text:style-name="T1"> </text:span></text:span><text:span text:style-name="apple-style-span"><text:span text:style-name="T2">असुखं</text:span></text:span><text:span text:style-name="apple-style-span"><text:span text:style-name="T1"> </text:span></text:span><text:span text:style-name="apple-style-span"><text:span text:style-name="T2">लॊकम</text:span></text:span><text:span text:style-name="apple-style-span"><text:span text:style-name="T1"> </text:span></text:span><text:span text:style-name="apple-style-span"><text:span text:style-name="T2">इमं</text:span></text:span><text:span text:style-name="apple-style-span"><text:span text:style-name="T1"> </text:span></text:span><text:span text:style-name="apple-style-span"><text:span text:style-name="T2">पराप्य</text:span></text:span><text:span text:style-name="apple-style-span"><text:span text:style-name="T1"> </text:span></text:span><text:span text:style-name="apple-style-span"><text:span text:style-name="T2">भजस्व</text:span></text:span><text:span text:style-name="apple-style-span"><text:span text:style-name="T1"> </text:span></text:span><text:span text:style-name="apple-style-span"><text:span text:style-name="T2">माम</text:span></text:span><text:span text:style-name="T1"><text:line-break/></text:span><text:span text:style-name="apple-style-span"><text:span text:style-name="T1"> </text:span></text:span><text:span text:style-name="apple-style-span"><text:span text:style-name="T3">34</text:span></text:span><text:span text:style-name="apple-converted-space"><text:span text:style-name="T1"> </text:span></text:span><text:span text:style-name="apple-style-span"><text:span text:style-name="T2">मन्मना</text:span></text:span><text:span text:style-name="apple-style-span"><text:span text:style-name="T1"> </text:span></text:span><text:span text:style-name="apple-style-span"><text:span text:style-name="T2">भव</text:span></text:span><text:span text:style-name="apple-style-span"><text:span text:style-name="T1"> </text:span></text:span><text:span text:style-name="apple-style-span"><text:span text:style-name="T2">मथ्भक्तॊ</text:span></text:span><text:span text:style-name="apple-style-span"><text:span text:style-name="T1"> </text:span></text:span><text:span text:style-name="apple-style-span"><text:span text:style-name="T2">मथ्याजी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नमस्कुरु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एवैष्यसि</text:span></text:span><text:span text:style-name="apple-style-span"><text:span text:style-name="T1"> </text:span></text:span><text:span text:style-name="apple-style-span"><text:span text:style-name="T2">युक्त्वैवम</text:span></text:span><text:span text:style-name="apple-style-span"><text:span text:style-name="T1"> </text:span></text:span><text:span text:style-name="apple-style-span"><text:span text:style-name="T2">आत्मानं</text:span></text:span><text:span text:style-name="apple-style-span"><text:span text:style-name="T1"> </text:span></text:span><text:span text:style-name="apple-style-span"><text:span text:style-name="T2">मत्परायणः</text:span></text:span></text:p>
      <text:p text:style-name="Standard"><text:span text:style-name="apple-style-span"><text:span text:style-name="T2"/></text:span></text:p>
      <text:p text:style-name="Standard"><text:span text:style-name="apple-style-span"><text:span text:style-name="T2">शरीभगवा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भूय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महाबाहॊ</text:span></text:span><text:span text:style-name="apple-style-span"><text:span text:style-name="T1"> </text:span></text:span><text:span text:style-name="apple-style-span"><text:span text:style-name="T2">शृणु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परमं</text:span></text:span><text:span text:style-name="apple-style-span"><text:span text:style-name="T1"> </text:span></text:span><text:span text:style-name="apple-style-span"><text:span text:style-name="T2">वच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यत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ऽहं</text:span></text:span><text:span text:style-name="apple-style-span"><text:span text:style-name="T1"> </text:span></text:span><text:span text:style-name="apple-style-span"><text:span text:style-name="T2">परीयमाणाय</text:span></text:span><text:span text:style-name="apple-style-span"><text:span text:style-name="T1"> </text:span></text:span><text:span text:style-name="apple-style-span"><text:span text:style-name="T2">वक्ष्यामि</text:span></text:span><text:span text:style-name="apple-style-span"><text:span text:style-name="T1"> </text:span></text:span><text:span text:style-name="apple-style-span"><text:span text:style-name="T2">हितकाम्यया</text:span></text:span><text:span text:style-name="T1"><text:line-break/></text:span><text:span text:style-name="apple-style-span"><text:span text:style-name="T1">  </text:span></text:span><text:span text:style-name="apple-style-span"><text:span text:style-name="T3">2</text:span></text:span><text:span text:style-name="apple-converted-space"><text:span text:style-name="T1"> 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विथुः</text:span></text:span><text:span text:style-name="apple-style-span"><text:span text:style-name="T1"> </text:span></text:span><text:span text:style-name="apple-style-span"><text:span text:style-name="T2">सुरगणाः</text:span></text:span><text:span text:style-name="apple-style-span"><text:span text:style-name="T1"> </text:span></text:span><text:span text:style-name="apple-style-span"><text:span text:style-name="T2">परभवं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महर्षय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अहम</text:span></text:span><text:span text:style-name="apple-style-span"><text:span text:style-name="T1"> </text:span></text:span><text:span text:style-name="apple-style-span"><text:span text:style-name="T2">आथिर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थेवानां</text:span></text:span><text:span text:style-name="apple-style-span"><text:span text:style-name="T1"> </text:span></text:span><text:span text:style-name="apple-style-span"><text:span text:style-name="T2">महर्षीणा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सर्वशः</text:span></text:span><text:span text:style-name="T1"><text:line-break/></text:span><text:span text:style-name="apple-style-span"><text:span text:style-name="T1">  </text:span></text:span><text:span text:style-name="apple-style-span"><text:span text:style-name="T3">3</text:span></text:span><text:span text:style-name="apple-converted-space"><text:span text:style-name="T1"> 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अजम</text:span></text:span><text:span text:style-name="apple-style-span"><text:span text:style-name="T1"> </text:span></text:span><text:span text:style-name="apple-style-span"><text:span text:style-name="T2">अनाथि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वेत्ति</text:span></text:span><text:span text:style-name="apple-style-span"><text:span text:style-name="T1"> </text:span></text:span><text:span text:style-name="apple-style-span"><text:span text:style-name="T2">लॊकमहेश्वर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असंमूढः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मर्त्येषु</text:span></text:span><text:span text:style-name="apple-style-span"><text:span text:style-name="T1"> </text:span></text:span><text:span text:style-name="apple-style-span"><text:span text:style-name="T2">सर्वपापैः</text:span></text:span><text:span text:style-name="apple-style-span"><text:span text:style-name="T1"> </text:span></text:span><text:span text:style-name="apple-style-span"><text:span text:style-name="T2">परमुच्यते</text:span></text:span><text:span text:style-name="T1"><text:line-break/></text:span><text:span text:style-name="apple-style-span"><text:span text:style-name="T1">  </text:span></text:span><text:span text:style-name="apple-style-span"><text:span text:style-name="T3">4</text:span></text:span><text:span text:style-name="apple-converted-space"><text:span text:style-name="T1"> </text:span></text:span><text:span text:style-name="apple-style-span"><text:span text:style-name="T2">बुथ्धिर</text:span></text:span><text:span text:style-name="apple-style-span"><text:span text:style-name="T1"> </text:span></text:span><text:span text:style-name="apple-style-span"><text:span text:style-name="T2">जञानम</text:span></text:span><text:span text:style-name="apple-style-span"><text:span text:style-name="T1"> </text:span></text:span><text:span text:style-name="apple-style-span"><text:span text:style-name="T2">असंमॊहः</text:span></text:span><text:span text:style-name="apple-style-span"><text:span text:style-name="T1"> </text:span></text:span><text:span text:style-name="apple-style-span"><text:span text:style-name="T2">कषमा</text:span></text:span><text:span text:style-name="apple-style-span"><text:span text:style-name="T1"> </text:span></text:span><text:span text:style-name="apple-style-span"><text:span text:style-name="T2">सत्यं</text:span></text:span><text:span text:style-name="apple-style-span"><text:span text:style-name="T1"> </text:span></text:span><text:span text:style-name="apple-style-span"><text:span text:style-name="T2">थमः</text:span></text:span><text:span text:style-name="apple-style-span"><text:span text:style-name="T1"> </text:span></text:span><text:span text:style-name="apple-style-span"><text:span text:style-name="T2">शम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सुखं</text:span></text:span><text:span text:style-name="apple-style-span"><text:span text:style-name="T1"> </text:span></text:span><text:span text:style-name="apple-style-span"><text:span text:style-name="T2">थुःखं</text:span></text:span><text:span text:style-name="apple-style-span"><text:span text:style-name="T1"> </text:span></text:span><text:span text:style-name="apple-style-span"><text:span text:style-name="T2">भवॊ</text:span></text:span><text:span text:style-name="apple-style-span"><text:span text:style-name="T1"> </text:span></text:span><text:span text:style-name="apple-style-span"><text:span text:style-name="T2">ऽभावॊ</text:span></text:span><text:span text:style-name="apple-style-span"><text:span text:style-name="T1"> </text:span></text:span><text:span text:style-name="apple-style-span"><text:span text:style-name="T2">भयं</text:span></text:span><text:span text:style-name="apple-style-span"><text:span text:style-name="T1"> </text:span></text:span><text:span text:style-name="apple-style-span"><text:span text:style-name="T2">चाभयम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</text:span></text:span><text:span text:style-name="apple-style-span"><text:span text:style-name="T3">5</text:span></text:span><text:span text:style-name="apple-converted-space"><text:span text:style-name="T1"> </text:span></text:span><text:span text:style-name="apple-style-span"><text:span text:style-name="T2">अहिंसा</text:span></text:span><text:span text:style-name="apple-style-span"><text:span text:style-name="T1"> </text:span></text:span><text:span text:style-name="apple-style-span"><text:span text:style-name="T2">समता</text:span></text:span><text:span text:style-name="apple-style-span"><text:span text:style-name="T1"> </text:span></text:span><text:span text:style-name="apple-style-span"><text:span text:style-name="T2">तुष्टिस</text:span></text:span><text:span text:style-name="apple-style-span"><text:span text:style-name="T1"> </text:span></text:span><text:span text:style-name="apple-style-span"><text:span text:style-name="T2">तपॊ</text:span></text:span><text:span text:style-name="apple-style-span"><text:span text:style-name="T1"> </text:span></text:span><text:span text:style-name="apple-style-span"><text:span text:style-name="T2">थानं</text:span></text:span><text:span text:style-name="apple-style-span"><text:span text:style-name="T1"> </text:span></text:span><text:span text:style-name="apple-style-span"><text:span text:style-name="T2">यशॊ</text:span></text:span><text:span text:style-name="apple-style-span"><text:span text:style-name="T1"> </text:span></text:span><text:span text:style-name="apple-style-span"><text:span text:style-name="T2">ऽयश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भवन्ति</text:span></text:span><text:span text:style-name="apple-style-span"><text:span text:style-name="T1"> </text:span></text:span><text:span text:style-name="apple-style-span"><text:span text:style-name="T2">भावा</text:span></text:span><text:span text:style-name="apple-style-span"><text:span text:style-name="T1"> </text:span></text:span><text:span text:style-name="apple-style-span"><text:span text:style-name="T2">भूतानां</text:span></text:span><text:span text:style-name="apple-style-span"><text:span text:style-name="T1"> </text:span></text:span><text:span text:style-name="apple-style-span"><text:span text:style-name="T2">मत्त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पृदग्विधाः</text:span></text:span><text:span text:style-name="T1"><text:line-break/></text:span><text:span text:style-name="apple-style-span"><text:span text:style-name="T1">  </text:span></text:span><text:span text:style-name="apple-style-span"><text:span text:style-name="T3">6</text:span></text:span><text:span text:style-name="apple-converted-space"><text:span text:style-name="T1"> </text:span></text:span><text:span text:style-name="apple-style-span"><text:span text:style-name="T2">महर्षयः</text:span></text:span><text:span text:style-name="apple-style-span"><text:span text:style-name="T1"> </text:span></text:span><text:span text:style-name="apple-style-span"><text:span text:style-name="T2">सप्त</text:span></text:span><text:span text:style-name="apple-style-span"><text:span text:style-name="T1"> </text:span></text:span><text:span text:style-name="apple-style-span"><text:span text:style-name="T2">पूर्वे</text:span></text:span><text:span text:style-name="apple-style-span"><text:span text:style-name="T1"> </text:span></text:span><text:span text:style-name="apple-style-span"><text:span text:style-name="T2">चत्वारॊ</text:span></text:span><text:span text:style-name="apple-style-span"><text:span text:style-name="T1"> </text:span></text:span><text:span text:style-name="apple-style-span"><text:span text:style-name="T2">मनवस</text:span></text:span><text:span text:style-name="apple-style-span"><text:span text:style-name="T1"> </text:span></text:span><text:span text:style-name="apple-style-span"><text:span text:style-name="T2">तदा</text:span></text:span><text:span text:style-name="T1"><text:line-break/></text:span><text:span text:style-name="apple-style-span"><text:span text:style-name="T1">      </text:span></text:span><text:span text:style-name="apple-style-span"><text:span text:style-name="T2">मथ्भावा</text:span></text:span><text:span text:style-name="apple-style-span"><text:span text:style-name="T1"> </text:span></text:span><text:span text:style-name="apple-style-span"><text:span text:style-name="T2">मानसा</text:span></text:span><text:span text:style-name="apple-style-span"><text:span text:style-name="T1"> </text:span></text:span><text:span text:style-name="apple-style-span"><text:span text:style-name="T2">जाता</text:span></text:span><text:span text:style-name="apple-style-span"><text:span text:style-name="T1"> </text:span></text:span><text:span text:style-name="apple-style-span"><text:span text:style-name="T2">येषां</text:span></text:span><text:span text:style-name="apple-style-span"><text:span text:style-name="T1"> </text:span></text:span><text:span text:style-name="apple-style-span"><text:span text:style-name="T2">लॊक</text:span></text:span><text:span text:style-name="apple-style-span"><text:span text:style-name="T1"> </text:span></text:span><text:span text:style-name="apple-style-span"><text:span text:style-name="T2">इमाः</text:span></text:span><text:span text:style-name="apple-style-span"><text:span text:style-name="T1"> </text:span></text:span><text:span text:style-name="apple-style-span"><text:span text:style-name="T2">परजाः</text:span></text:span><text:span text:style-name="T1"><text:line-break/></text:span><text:span text:style-name="apple-style-span"><text:span text:style-name="T1">  </text:span></text:span><text:span text:style-name="apple-style-span"><text:span text:style-name="T3">7</text:span></text:span><text:span text:style-name="apple-converted-space"><text:span text:style-name="T1"> </text:span></text:span><text:span text:style-name="apple-style-span"><text:span text:style-name="T2">एतां</text:span></text:span><text:span text:style-name="apple-style-span"><text:span text:style-name="T1"> </text:span></text:span><text:span text:style-name="apple-style-span"><text:span text:style-name="T2">विभूतिं</text:span></text:span><text:span text:style-name="apple-style-span"><text:span text:style-name="T1"> </text:span></text:span><text:span text:style-name="apple-style-span"><text:span text:style-name="T2">यॊग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म</text:span></text:span><text:span text:style-name="apple-style-span"><text:span text:style-name="T1"> 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वेत्ति</text:span></text:span><text:span text:style-name="apple-style-span"><text:span text:style-name="T1"> </text:span></text:span><text:span text:style-name="apple-style-span"><text:span text:style-name="T2">तत्त्वत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सॊ</text:span></text:span><text:span text:style-name="apple-style-span"><text:span text:style-name="T1"> </text:span></text:span><text:span text:style-name="apple-style-span"><text:span text:style-name="T2">ऽविकम्पेन</text:span></text:span><text:span text:style-name="apple-style-span"><text:span text:style-name="T1"> </text:span></text:span><text:span text:style-name="apple-style-span"><text:span text:style-name="T2">यॊगेन</text:span></text:span><text:span text:style-name="apple-style-span"><text:span text:style-name="T1"> </text:span></text:span><text:span text:style-name="apple-style-span"><text:span text:style-name="T2">युज्यते</text:span></text:span><text:span text:style-name="apple-style-span"><text:span text:style-name="T1"> </text:span></text:span><text:span text:style-name="apple-style-span"><text:span text:style-name="T2">नात्र</text:span></text:span><text:span text:style-name="apple-style-span"><text:span text:style-name="T1"> </text:span></text:span><text:span text:style-name="apple-style-span"><text:span text:style-name="T2">संशयः</text:span></text:span><text:span text:style-name="T1"><text:line-break/></text:span><text:span text:style-name="apple-style-span"><text:span text:style-name="T1">  </text:span></text:span><text:span text:style-name="apple-style-span"><text:span text:style-name="T3">8</text:span></text:span><text:span text:style-name="apple-converted-space"><text:span text:style-name="T1"> 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सर्वस्य</text:span></text:span><text:span text:style-name="apple-style-span"><text:span text:style-name="T1"> </text:span></text:span><text:span text:style-name="apple-style-span"><text:span text:style-name="T2">परभवॊ</text:span></text:span><text:span text:style-name="apple-style-span"><text:span text:style-name="T1"> </text:span></text:span><text:span text:style-name="apple-style-span"><text:span text:style-name="T2">मत्तः</text:span></text:span><text:span text:style-name="apple-style-span"><text:span text:style-name="T1"> </text:span></text:span><text:span text:style-name="apple-style-span"><text:span text:style-name="T2">सर्वं</text:span></text:span><text:span text:style-name="apple-style-span"><text:span text:style-name="T1"> </text:span></text:span><text:span text:style-name="apple-style-span"><text:span text:style-name="T2">परवर्तते</text:span></text:span><text:span text:style-name="T1"><text:line-break/></text:span><text:span text:style-name="apple-style-span"><text:span text:style-name="T1">      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मत्वा</text:span></text:span><text:span text:style-name="apple-style-span"><text:span text:style-name="T1"> </text:span></text:span><text:span text:style-name="apple-style-span"><text:span text:style-name="T2">भजन्ते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बुधा</text:span></text:span><text:span text:style-name="apple-style-span"><text:span text:style-name="T1"> </text:span></text:span><text:span text:style-name="apple-style-span"><text:span text:style-name="T2">भावसमन्विताः</text:span></text:span><text:span text:style-name="T1"><text:line-break/></text:span><text:span text:style-name="apple-style-span"><text:span text:style-name="T1">  </text:span></text:span><text:span text:style-name="apple-style-span"><text:span text:style-name="T3">9</text:span></text:span><text:span text:style-name="apple-converted-space"><text:span text:style-name="T1"> </text:span></text:span><text:span text:style-name="apple-style-span"><text:span text:style-name="T2">मच्चित्ता</text:span></text:span><text:span text:style-name="apple-style-span"><text:span text:style-name="T1"> </text:span></text:span><text:span text:style-name="apple-style-span"><text:span text:style-name="T2">मथ्गतप्राणा</text:span></text:span><text:span text:style-name="apple-style-span"><text:span text:style-name="T1"> </text:span></text:span><text:span text:style-name="apple-style-span"><text:span text:style-name="T2">बॊधयन्तः</text:span></text:span><text:span text:style-name="apple-style-span"><text:span text:style-name="T1"> </text:span></text:span><text:span text:style-name="apple-style-span"><text:span text:style-name="T2">परस्परम</text:span></text:span><text:span text:style-name="T1"><text:line-break/></text:span><text:soft-page-break/><text:span text:style-name="apple-style-span"><text:span text:style-name="T1">      </text:span></text:span><text:span text:style-name="apple-style-span"><text:span text:style-name="T2">कदयन्त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नित्यं</text:span></text:span><text:span text:style-name="apple-style-span"><text:span text:style-name="T1"> </text:span></text:span><text:span text:style-name="apple-style-span"><text:span text:style-name="T2">तुष्यन्ति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रमन्ति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</text:span></text:span><text:span text:style-name="apple-style-span"><text:span text:style-name="T3">10</text:span></text:span><text:span text:style-name="apple-converted-space"><text:span text:style-name="T1"> </text:span></text:span><text:span text:style-name="apple-style-span"><text:span text:style-name="T2">तेषां</text:span></text:span><text:span text:style-name="apple-style-span"><text:span text:style-name="T1"> </text:span></text:span><text:span text:style-name="apple-style-span"><text:span text:style-name="T2">सततयुक्तानां</text:span></text:span><text:span text:style-name="apple-style-span"><text:span text:style-name="T1"> </text:span></text:span><text:span text:style-name="apple-style-span"><text:span text:style-name="T2">भजतां</text:span></text:span><text:span text:style-name="apple-style-span"><text:span text:style-name="T1"> </text:span></text:span><text:span text:style-name="apple-style-span"><text:span text:style-name="T2">परीतिपूर्वक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थथामि</text:span></text:span><text:span text:style-name="apple-style-span"><text:span text:style-name="T1"> </text:span></text:span><text:span text:style-name="apple-style-span"><text:span text:style-name="T2">बुथ्धियॊगं</text:span></text:span><text:span text:style-name="apple-style-span"><text:span text:style-name="T1"> </text:span></text:span><text:span text:style-name="apple-style-span"><text:span text:style-name="T2">तं</text:span></text:span><text:span text:style-name="apple-style-span"><text:span text:style-name="T1"> </text:span></text:span><text:span text:style-name="apple-style-span"><text:span text:style-name="T2">येन</text:span></text:span><text:span text:style-name="apple-style-span"><text:span text:style-name="T1">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उपयान्ति</text:span></text:span><text:span text:style-name="apple-style-span"><text:span text:style-name="T1"> </text:span></text:span><text:span text:style-name="apple-style-span"><text:span text:style-name="T2">ते</text:span></text:span><text:span text:style-name="T1"><text:line-break/></text:span><text:span text:style-name="apple-style-span"><text:span text:style-name="T1"> </text:span></text:span><text:span text:style-name="apple-style-span"><text:span text:style-name="T3">11</text:span></text:span><text:span text:style-name="apple-converted-space"><text:span text:style-name="T1"> </text:span></text:span><text:span text:style-name="apple-style-span"><text:span text:style-name="T2">तेषाम</text:span></text:span><text:span text:style-name="apple-style-span"><text:span text:style-name="T1"> </text:span></text:span><text:span text:style-name="apple-style-span"><text:span text:style-name="T2">एवानुकम्पार्दम</text:span></text:span><text:span text:style-name="apple-style-span"><text:span text:style-name="T1"> </text:span></text:span><text:span text:style-name="apple-style-span"><text:span text:style-name="T2">अहम</text:span></text:span><text:span text:style-name="apple-style-span"><text:span text:style-name="T1"> </text:span></text:span><text:span text:style-name="apple-style-span"><text:span text:style-name="T2">अज्ञानजं</text:span></text:span><text:span text:style-name="apple-style-span"><text:span text:style-name="T1"> </text:span></text:span><text:span text:style-name="apple-style-span"><text:span text:style-name="T2">तम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नाशयाम्य</text:span></text:span><text:span text:style-name="apple-style-span"><text:span text:style-name="T1"> </text:span></text:span><text:span text:style-name="apple-style-span"><text:span text:style-name="T2">आत्मभावस्दॊ</text:span></text:span><text:span text:style-name="apple-style-span"><text:span text:style-name="T1"> </text:span></text:span><text:span text:style-name="apple-style-span"><text:span text:style-name="T2">जञानथीपेन</text:span></text:span><text:span text:style-name="apple-style-span"><text:span text:style-name="T1"> </text:span></text:span><text:span text:style-name="apple-style-span"><text:span text:style-name="T2">भास्वता</text:span></text:span><text:span text:style-name="T1"><text:line-break/></text:span><text:span text:style-name="apple-style-span"><text:span text:style-name="T1"> </text:span></text:span><text:span text:style-name="apple-style-span"><text:span text:style-name="T3">12</text:span></text:span><text:span text:style-name="apple-converted-space"><text:span text:style-name="T1"> </text:span></text:span><text:span text:style-name="apple-style-span"><text:span text:style-name="T2">अर्जु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रं</text:span></text:span><text:span text:style-name="apple-style-span"><text:span text:style-name="T1"> </text:span></text:span><text:span text:style-name="apple-style-span"><text:span text:style-name="T2">बरह्म</text:span></text:span><text:span text:style-name="apple-style-span"><text:span text:style-name="T1"> </text:span></text:span><text:span text:style-name="apple-style-span"><text:span text:style-name="T2">परं</text:span></text:span><text:span text:style-name="apple-style-span"><text:span text:style-name="T1"> </text:span></text:span><text:span text:style-name="apple-style-span"><text:span text:style-name="T2">धाम</text:span></text:span><text:span text:style-name="apple-style-span"><text:span text:style-name="T1"> </text:span></text:span><text:span text:style-name="apple-style-span"><text:span text:style-name="T2">पवित्रं</text:span></text:span><text:span text:style-name="apple-style-span"><text:span text:style-name="T1"> </text:span></text:span><text:span text:style-name="apple-style-span"><text:span text:style-name="T2">परमं</text:span></text:span><text:span text:style-name="apple-style-span"><text:span text:style-name="T1"> </text:span></text:span><text:span text:style-name="apple-style-span"><text:span text:style-name="T2">भवा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पुरुषं</text:span></text:span><text:span text:style-name="apple-style-span"><text:span text:style-name="T1"> </text:span></text:span><text:span text:style-name="apple-style-span"><text:span text:style-name="T2">शाश्वतं</text:span></text:span><text:span text:style-name="apple-style-span"><text:span text:style-name="T1"> </text:span></text:span><text:span text:style-name="apple-style-span"><text:span text:style-name="T2">थिव्यम</text:span></text:span><text:span text:style-name="apple-style-span"><text:span text:style-name="T1"> </text:span></text:span><text:span text:style-name="apple-style-span"><text:span text:style-name="T2">आथिथेवम</text:span></text:span><text:span text:style-name="apple-style-span"><text:span text:style-name="T1"> </text:span></text:span><text:span text:style-name="apple-style-span"><text:span text:style-name="T2">अजं</text:span></text:span><text:span text:style-name="apple-style-span"><text:span text:style-name="T1"> </text:span></text:span><text:span text:style-name="apple-style-span"><text:span text:style-name="T2">विभुम</text:span></text:span><text:span text:style-name="T1"><text:line-break/></text:span><text:span text:style-name="apple-style-span"><text:span text:style-name="T1"> </text:span></text:span><text:span text:style-name="apple-style-span"><text:span text:style-name="T3">13</text:span></text:span><text:span text:style-name="apple-converted-space"><text:span text:style-name="T1"> </text:span></text:span><text:span text:style-name="apple-style-span"><text:span text:style-name="T2">आहुस</text:span></text:span><text:span text:style-name="apple-style-span"><text:span text:style-name="T1"> </text:span></text:span><text:span text:style-name="apple-style-span"><text:span text:style-name="T2">तवाम</text:span></text:span><text:span text:style-name="apple-style-span"><text:span text:style-name="T1"> </text:span></text:span><text:span text:style-name="apple-style-span"><text:span text:style-name="T2">ऋषयः</text:span></text:span><text:span text:style-name="apple-style-span"><text:span text:style-name="T1"> </text:span></text:span><text:span text:style-name="apple-style-span"><text:span text:style-name="T2">सर्वे</text:span></text:span><text:span text:style-name="apple-style-span"><text:span text:style-name="T1"> </text:span></text:span><text:span text:style-name="apple-style-span"><text:span text:style-name="T2">थेवर्षिर</text:span></text:span><text:span text:style-name="apple-style-span"><text:span text:style-name="T1"> </text:span></text:span><text:span text:style-name="apple-style-span"><text:span text:style-name="T2">नारथस</text:span></text:span><text:span text:style-name="apple-style-span"><text:span text:style-name="T1"> </text:span></text:span><text:span text:style-name="apple-style-span"><text:span text:style-name="T2">तद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सितॊ</text:span></text:span><text:span text:style-name="apple-style-span"><text:span text:style-name="T1"> </text:span></text:span><text:span text:style-name="apple-style-span"><text:span text:style-name="T2">थेवलॊ</text:span></text:span><text:span text:style-name="apple-style-span"><text:span text:style-name="T1"> </text:span></text:span><text:span text:style-name="apple-style-span"><text:span text:style-name="T2">वयासः</text:span></text:span><text:span text:style-name="apple-style-span"><text:span text:style-name="T1"> </text:span></text:span><text:span text:style-name="apple-style-span"><text:span text:style-name="T2">सवयं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बरवीषि</text:span></text:span><text:span text:style-name="apple-style-span"><text:span text:style-name="T1"> </text:span></text:span><text:span text:style-name="apple-style-span"><text:span text:style-name="T2">मे</text:span></text:span><text:span text:style-name="T1"><text:line-break/></text:span><text:span text:style-name="apple-style-span"><text:span text:style-name="T1"> </text:span></text:span><text:span text:style-name="apple-style-span"><text:span text:style-name="T3">14</text:span></text:span><text:span text:style-name="apple-converted-space"><text:span text:style-name="T1"> </text:span></text:span><text:span text:style-name="apple-style-span"><text:span text:style-name="T2">सर्वम</text:span></text:span><text:span text:style-name="apple-style-span"><text:span text:style-name="T1"> </text:span></text:span><text:span text:style-name="apple-style-span"><text:span text:style-name="T2">एतथ</text:span></text:span><text:span text:style-name="apple-style-span"><text:span text:style-name="T1"> </text:span></text:span><text:span text:style-name="apple-style-span"><text:span text:style-name="T2">ऋतं</text:span></text:span><text:span text:style-name="apple-style-span"><text:span text:style-name="T1"> </text:span></text:span><text:span text:style-name="apple-style-span"><text:span text:style-name="T2">मन्ये</text:span></text:span><text:span text:style-name="apple-style-span"><text:span text:style-name="T1"> </text:span></text:span><text:span text:style-name="apple-style-span"><text:span text:style-name="T2">यन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वथसि</text:span></text:span><text:span text:style-name="apple-style-span"><text:span text:style-name="T1"> </text:span></text:span><text:span text:style-name="apple-style-span"><text:span text:style-name="T2">केशव</text:span></text:span><text:span text:style-name="T1"><text:line-break/></text:span><text:span text:style-name="apple-style-span"><text:span text:style-name="T1">    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भगवन</text:span></text:span><text:span text:style-name="apple-style-span"><text:span text:style-name="T1"> </text:span></text:span><text:span text:style-name="apple-style-span"><text:span text:style-name="T2">वयक्तिं</text:span></text:span><text:span text:style-name="apple-style-span"><text:span text:style-name="T1"> </text:span></text:span><text:span text:style-name="apple-style-span"><text:span text:style-name="T2">विथुर</text:span></text:span><text:span text:style-name="apple-style-span"><text:span text:style-name="T1"> </text:span></text:span><text:span text:style-name="apple-style-span"><text:span text:style-name="T2">थेवा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थानवाः</text:span></text:span><text:span text:style-name="T1"><text:line-break/></text:span><text:span text:style-name="apple-style-span"><text:span text:style-name="T1"> </text:span></text:span><text:span text:style-name="apple-style-span"><text:span text:style-name="T3">15</text:span></text:span><text:span text:style-name="apple-converted-space"><text:span text:style-name="T1"> </text:span></text:span><text:span text:style-name="apple-style-span"><text:span text:style-name="T2">सवयम</text:span></text:span><text:span text:style-name="apple-style-span"><text:span text:style-name="T1"> </text:span></text:span><text:span text:style-name="apple-style-span"><text:span text:style-name="T2">एवात्मनात्मानं</text:span></text:span><text:span text:style-name="apple-style-span"><text:span text:style-name="T1"> </text:span></text:span><text:span text:style-name="apple-style-span"><text:span text:style-name="T2">वेत्द</text:span></text:span><text:span text:style-name="apple-style-span"><text:span text:style-name="T1"> </text:span></text:span><text:span text:style-name="apple-style-span"><text:span text:style-name="T2">तवं</text:span></text:span><text:span text:style-name="apple-style-span"><text:span text:style-name="T1"> </text:span></text:span><text:span text:style-name="apple-style-span"><text:span text:style-name="T2">पुरुषॊत्त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भूतभावन</text:span></text:span><text:span text:style-name="apple-style-span"><text:span text:style-name="T1"> </text:span></text:span><text:span text:style-name="apple-style-span"><text:span text:style-name="T2">भूतेश</text:span></text:span><text:span text:style-name="apple-style-span"><text:span text:style-name="T1"> </text:span></text:span><text:span text:style-name="apple-style-span"><text:span text:style-name="T2">थेवथेव</text:span></text:span><text:span text:style-name="apple-style-span"><text:span text:style-name="T1"> </text:span></text:span><text:span text:style-name="apple-style-span"><text:span text:style-name="T2">जगत्पते</text:span></text:span><text:span text:style-name="T1"><text:line-break/></text:span><text:span text:style-name="apple-style-span"><text:span text:style-name="T1"> </text:span></text:span><text:span text:style-name="apple-style-span"><text:span text:style-name="T3">16</text:span></text:span><text:span text:style-name="apple-converted-space"><text:span text:style-name="T1"> </text:span></text:span><text:span text:style-name="apple-style-span"><text:span text:style-name="T2">वक्तुम</text:span></text:span><text:span text:style-name="apple-style-span"><text:span text:style-name="T1"> </text:span></text:span><text:span text:style-name="apple-style-span"><text:span text:style-name="T2">अर्हस्य</text:span></text:span><text:span text:style-name="apple-style-span"><text:span text:style-name="T1"> </text:span></text:span><text:span text:style-name="apple-style-span"><text:span text:style-name="T2">अशेषेण</text:span></text:span><text:span text:style-name="apple-style-span"><text:span text:style-name="T1"> </text:span></text:span><text:span text:style-name="apple-style-span"><text:span text:style-name="T2">थिव्या</text:span></text:span><text:span text:style-name="apple-style-span"><text:span text:style-name="T1"> </text:span></text:span><text:span text:style-name="apple-style-span"><text:span text:style-name="T2">हय</text:span></text:span><text:span text:style-name="apple-style-span"><text:span text:style-name="T1"> </text:span></text:span><text:span text:style-name="apple-style-span"><text:span text:style-name="T2">आत्मविभूतय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ाभिर</text:span></text:span><text:span text:style-name="apple-style-span"><text:span text:style-name="T1"> </text:span></text:span><text:span text:style-name="apple-style-span"><text:span text:style-name="T2">विभूतिभिर</text:span></text:span><text:span text:style-name="apple-style-span"><text:span text:style-name="T1"> </text:span></text:span><text:span text:style-name="apple-style-span"><text:span text:style-name="T2">लॊकान</text:span></text:span><text:span text:style-name="apple-style-span"><text:span text:style-name="T1"> </text:span></text:span><text:span text:style-name="apple-style-span"><text:span text:style-name="T2">इमांस</text:span></text:span><text:span text:style-name="apple-style-span"><text:span text:style-name="T1"> </text:span></text:span><text:span text:style-name="apple-style-span"><text:span text:style-name="T2">तवं</text:span></text:span><text:span text:style-name="apple-style-span"><text:span text:style-name="T1"> </text:span></text:span><text:span text:style-name="apple-style-span"><text:span text:style-name="T2">वयाप्य</text:span></text:span><text:span text:style-name="apple-style-span"><text:span text:style-name="T1"> </text:span></text:span><text:span text:style-name="apple-style-span"><text:span text:style-name="T2">तिष्ठसि</text:span></text:span><text:span text:style-name="T1"><text:line-break/></text:span><text:span text:style-name="apple-style-span"><text:span text:style-name="T1"> </text:span></text:span><text:span text:style-name="apple-style-span"><text:span text:style-name="T3">17</text:span></text:span><text:span text:style-name="apple-converted-space"><text:span text:style-name="T1"> </text:span></text:span><text:span text:style-name="apple-style-span"><text:span text:style-name="T2">कदं</text:span></text:span><text:span text:style-name="apple-style-span"><text:span text:style-name="T1"> </text:span></text:span><text:span text:style-name="apple-style-span"><text:span text:style-name="T2">विथ्याम</text:span></text:span><text:span text:style-name="apple-style-span"><text:span text:style-name="T1"> 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यॊगिंस</text:span></text:span><text:span text:style-name="apple-style-span"><text:span text:style-name="T1"> </text:span></text:span><text:span text:style-name="apple-style-span"><text:span text:style-name="T2">तवां</text:span></text:span><text:span text:style-name="apple-style-span"><text:span text:style-name="T1"> </text:span></text:span><text:span text:style-name="apple-style-span"><text:span text:style-name="T2">सथा</text:span></text:span><text:span text:style-name="apple-style-span"><text:span text:style-name="T1"> </text:span></text:span><text:span text:style-name="apple-style-span"><text:span text:style-name="T2">परिचिन्तय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केषु</text:span></text:span><text:span text:style-name="apple-style-span"><text:span text:style-name="T1"> </text:span></text:span><text:span text:style-name="apple-style-span"><text:span text:style-name="T2">केषु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भावेषु</text:span></text:span><text:span text:style-name="apple-style-span"><text:span text:style-name="T1"> </text:span></text:span><text:span text:style-name="apple-style-span"><text:span text:style-name="T2">चिन्त्यॊ</text:span></text:span><text:span text:style-name="apple-style-span"><text:span text:style-name="T1"> </text:span></text:span><text:span text:style-name="apple-style-span"><text:span text:style-name="T2">ऽसि</text:span></text:span><text:span text:style-name="apple-style-span"><text:span text:style-name="T1"> </text:span></text:span><text:span text:style-name="apple-style-span"><text:span text:style-name="T2">भगवन</text:span></text:span><text:span text:style-name="apple-style-span"><text:span text:style-name="T1"> </text:span></text:span><text:span text:style-name="apple-style-span"><text:span text:style-name="T2">मया</text:span></text:span><text:span text:style-name="T1"><text:line-break/></text:span><text:span text:style-name="apple-style-span"><text:span text:style-name="T1"> </text:span></text:span><text:span text:style-name="apple-style-span"><text:span text:style-name="T3">18</text:span></text:span><text:span text:style-name="apple-converted-space"><text:span text:style-name="T1"> </text:span></text:span><text:span text:style-name="apple-style-span"><text:span text:style-name="T2">विस्तरेणात्मनॊ</text:span></text:span><text:span text:style-name="apple-style-span"><text:span text:style-name="T1"> </text:span></text:span><text:span text:style-name="apple-style-span"><text:span text:style-name="T2">यॊगं</text:span></text:span><text:span text:style-name="apple-style-span"><text:span text:style-name="T1"> </text:span></text:span><text:span text:style-name="apple-style-span"><text:span text:style-name="T2">विभूति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जनार्थ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भूयः</text:span></text:span><text:span text:style-name="apple-style-span"><text:span text:style-name="T1"> </text:span></text:span><text:span text:style-name="apple-style-span"><text:span text:style-name="T2">कदय</text:span></text:span><text:span text:style-name="apple-style-span"><text:span text:style-name="T1"> </text:span></text:span><text:span text:style-name="apple-style-span"><text:span text:style-name="T2">तृप्तिर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शृण्वतॊ</text:span></text:span><text:span text:style-name="apple-style-span"><text:span text:style-name="T1"> </text:span></text:span><text:span text:style-name="apple-style-span"><text:span text:style-name="T2">नास्ति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ऽमृतम</text:span></text:span><text:span text:style-name="T1"><text:line-break/></text:span><text:span text:style-name="apple-style-span"><text:span text:style-name="T1"> </text:span></text:span><text:span text:style-name="apple-style-span"><text:span text:style-name="T3">19</text:span></text:span><text:span text:style-name="apple-converted-space"><text:span text:style-name="T1"> </text:span></text:span><text:span text:style-name="apple-style-span"><text:span text:style-name="T2">शरीभगवा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हन्त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कदयिष्यामि</text:span></text:span><text:span text:style-name="apple-style-span"><text:span text:style-name="T1"> </text:span></text:span><text:span text:style-name="apple-style-span"><text:span text:style-name="T2">थिव्या</text:span></text:span><text:span text:style-name="apple-style-span"><text:span text:style-name="T1"> </text:span></text:span><text:span text:style-name="apple-style-span"><text:span text:style-name="T2">हय</text:span></text:span><text:span text:style-name="apple-style-span"><text:span text:style-name="T1"> </text:span></text:span><text:span text:style-name="apple-style-span"><text:span text:style-name="T2">आत्मविभूतय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राधान्यतः</text:span></text:span><text:span text:style-name="apple-style-span"><text:span text:style-name="T1"> </text:span></text:span><text:span text:style-name="apple-style-span"><text:span text:style-name="T2">कुरुश्रेष्ठ</text:span></text:span><text:span text:style-name="apple-style-span"><text:span text:style-name="T1"> </text:span></text:span><text:span text:style-name="apple-style-span"><text:span text:style-name="T2">नास्त्य</text:span></text:span><text:span text:style-name="apple-style-span"><text:span text:style-name="T1"> </text:span></text:span><text:span text:style-name="apple-style-span"><text:span text:style-name="T2">अन्तॊ</text:span></text:span><text:span text:style-name="apple-style-span"><text:span text:style-name="T1"> </text:span></text:span><text:span text:style-name="apple-style-span"><text:span text:style-name="T2">विस्तरस्य</text:span></text:span><text:span text:style-name="apple-style-span"><text:span text:style-name="T1"> </text:span></text:span><text:span text:style-name="apple-style-span"><text:span text:style-name="T2">मे</text:span></text:span><text:span text:style-name="T1"><text:line-break/></text:span><text:span text:style-name="apple-style-span"><text:span text:style-name="T1"> </text:span></text:span><text:span text:style-name="apple-style-span"><text:span text:style-name="T3">20</text:span></text:span><text:span text:style-name="apple-converted-space"><text:span text:style-name="T1"> </text:span></text:span><text:span text:style-name="apple-style-span"><text:span text:style-name="T2">अहम</text:span></text:span><text:span text:style-name="apple-style-span"><text:span text:style-name="T1"> </text:span></text:span><text:span text:style-name="apple-style-span"><text:span text:style-name="T2">आत्मा</text:span></text:span><text:span text:style-name="apple-style-span"><text:span text:style-name="T1"> </text:span></text:span><text:span text:style-name="apple-style-span"><text:span text:style-name="T2">गुडाकेश</text:span></text:span><text:span text:style-name="apple-style-span"><text:span text:style-name="T1"> </text:span></text:span><text:span text:style-name="apple-style-span"><text:span text:style-name="T2">सर्वभूताशयस्दित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हम</text:span></text:span><text:span text:style-name="apple-style-span"><text:span text:style-name="T1"> </text:span></text:span><text:span text:style-name="apple-style-span"><text:span text:style-name="T2">आथि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ध्य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भूतानाम</text:span></text:span><text:span text:style-name="apple-style-span"><text:span text:style-name="T1"> </text:span></text:span><text:span text:style-name="apple-style-span"><text:span text:style-name="T2">अन्त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</text:span></text:span><text:span text:style-name="apple-style-span"><text:span text:style-name="T3">21</text:span></text:span><text:span text:style-name="apple-converted-space"><text:span text:style-name="T1"> </text:span></text:span><text:span text:style-name="apple-style-span"><text:span text:style-name="T2">आथित्यानाम</text:span></text:span><text:span text:style-name="apple-style-span"><text:span text:style-name="T1"> 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विष्णुर</text:span></text:span><text:span text:style-name="apple-style-span"><text:span text:style-name="T1"> </text:span></text:span><text:span text:style-name="apple-style-span"><text:span text:style-name="T2">जयॊतिषां</text:span></text:span><text:span text:style-name="apple-style-span"><text:span text:style-name="T1"> </text:span></text:span><text:span text:style-name="apple-style-span"><text:span text:style-name="T2">रविर</text:span></text:span><text:span text:style-name="apple-style-span"><text:span text:style-name="T1"> </text:span></text:span><text:span text:style-name="apple-style-span"><text:span text:style-name="T2">अंशुमा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रीचिर</text:span></text:span><text:span text:style-name="apple-style-span"><text:span text:style-name="T1"> </text:span></text:span><text:span text:style-name="apple-style-span"><text:span text:style-name="T2">मरुताम</text:span></text:span><text:span text:style-name="apple-style-span"><text:span text:style-name="T1"> </text:span></text:span><text:span text:style-name="apple-style-span"><text:span text:style-name="T2">अस्मि</text:span></text:span><text:span text:style-name="apple-style-span"><text:span text:style-name="T1"> </text:span></text:span><text:span text:style-name="apple-style-span"><text:span text:style-name="T2">नक्षत्राणाम</text:span></text:span><text:span text:style-name="apple-style-span"><text:span text:style-name="T1"> 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शशी</text:span></text:span><text:span text:style-name="T1"><text:line-break/></text:span><text:span text:style-name="apple-style-span"><text:span text:style-name="T1"> </text:span></text:span><text:span text:style-name="apple-style-span"><text:span text:style-name="T3">22</text:span></text:span><text:span text:style-name="apple-converted-space"><text:span text:style-name="T1"> </text:span></text:span><text:span text:style-name="apple-style-span"><text:span text:style-name="T2">वेथानां</text:span></text:span><text:span text:style-name="apple-style-span"><text:span text:style-name="T1"> </text:span></text:span><text:span text:style-name="apple-style-span"><text:span text:style-name="T2">सामवेथॊ</text:span></text:span><text:span text:style-name="apple-style-span"><text:span text:style-name="T1"> </text:span></text:span><text:span text:style-name="apple-style-span"><text:span text:style-name="T2">ऽसमि</text:span></text:span><text:span text:style-name="apple-style-span"><text:span text:style-name="T1"> </text:span></text:span><text:span text:style-name="apple-style-span"><text:span text:style-name="T2">थेवानाम</text:span></text:span><text:span text:style-name="apple-style-span"><text:span text:style-name="T1"> </text:span></text:span><text:span text:style-name="apple-style-span"><text:span text:style-name="T2">अस्मि</text:span></text:span><text:span text:style-name="apple-style-span"><text:span text:style-name="T1"> </text:span></text:span><text:span text:style-name="apple-style-span"><text:span text:style-name="T2">वासव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इन्थ्रियाणां</text:span></text:span><text:span text:style-name="apple-style-span"><text:span text:style-name="T1"> </text:span></text:span><text:span text:style-name="apple-style-span"><text:span text:style-name="T2">मनश</text:span></text:span><text:span text:style-name="apple-style-span"><text:span text:style-name="T1"> </text:span></text:span><text:span text:style-name="apple-style-span"><text:span text:style-name="T2">चास्मि</text:span></text:span><text:span text:style-name="apple-style-span"><text:span text:style-name="T1"> </text:span></text:span><text:span text:style-name="apple-style-span"><text:span text:style-name="T2">भूतानाम</text:span></text:span><text:span text:style-name="apple-style-span"><text:span text:style-name="T1"> </text:span></text:span><text:span text:style-name="apple-style-span"><text:span text:style-name="T2">अस्मि</text:span></text:span><text:span text:style-name="apple-style-span"><text:span text:style-name="T1"> </text:span></text:span><text:span text:style-name="apple-style-span"><text:span text:style-name="T2">चेतना</text:span></text:span><text:span text:style-name="T1"><text:line-break/></text:span><text:span text:style-name="apple-style-span"><text:span text:style-name="T1"> </text:span></text:span><text:span text:style-name="apple-style-span"><text:span text:style-name="T3">23</text:span></text:span><text:span text:style-name="apple-converted-space"><text:span text:style-name="T1"> </text:span></text:span><text:span text:style-name="apple-style-span"><text:span text:style-name="T2">रुथ्राणां</text:span></text:span><text:span text:style-name="apple-style-span"><text:span text:style-name="T1"> </text:span></text:span><text:span text:style-name="apple-style-span"><text:span text:style-name="T2">शंकरश</text:span></text:span><text:span text:style-name="apple-style-span"><text:span text:style-name="T1"> </text:span></text:span><text:span text:style-name="apple-style-span"><text:span text:style-name="T2">चास्मि</text:span></text:span><text:span text:style-name="apple-style-span"><text:span text:style-name="T1"> </text:span></text:span><text:span text:style-name="apple-style-span"><text:span text:style-name="T2">वित्तेशॊ</text:span></text:span><text:span text:style-name="apple-style-span"><text:span text:style-name="T1"> </text:span></text:span><text:span text:style-name="apple-style-span"><text:span text:style-name="T2">यक्षरक्षसा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वसूनां</text:span></text:span><text:span text:style-name="apple-style-span"><text:span text:style-name="T1"> </text:span></text:span><text:span text:style-name="apple-style-span"><text:span text:style-name="T2">पावकश</text:span></text:span><text:span text:style-name="apple-style-span"><text:span text:style-name="T1"> </text:span></text:span><text:span text:style-name="apple-style-span"><text:span text:style-name="T2">चास्मि</text:span></text:span><text:span text:style-name="apple-style-span"><text:span text:style-name="T1"> </text:span></text:span><text:span text:style-name="apple-style-span"><text:span text:style-name="T2">मेरुः</text:span></text:span><text:span text:style-name="apple-style-span"><text:span text:style-name="T1"> </text:span></text:span><text:span text:style-name="apple-style-span"><text:span text:style-name="T2">शिखरिणाम</text:span></text:span><text:span text:style-name="apple-style-span"><text:span text:style-name="T1"> </text:span></text:span><text:span text:style-name="apple-style-span"><text:span text:style-name="T2">अहम</text:span></text:span><text:span text:style-name="T1"><text:line-break/></text:span><text:span text:style-name="apple-style-span"><text:span text:style-name="T1"> </text:span></text:span><text:span text:style-name="apple-style-span"><text:span text:style-name="T3">24</text:span></text:span><text:span text:style-name="apple-converted-space"><text:span text:style-name="T1"> </text:span></text:span><text:span text:style-name="apple-style-span"><text:span text:style-name="T2">पुरॊधसा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ुख्यं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विथ्धि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बृहस्पति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सेनानीनाम</text:span></text:span><text:span text:style-name="apple-style-span"><text:span text:style-name="T1"> 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सकन्थः</text:span></text:span><text:span text:style-name="apple-style-span"><text:span text:style-name="T1"> </text:span></text:span><text:span text:style-name="apple-style-span"><text:span text:style-name="T2">सरसाम</text:span></text:span><text:span text:style-name="apple-style-span"><text:span text:style-name="T1"> </text:span></text:span><text:span text:style-name="apple-style-span"><text:span text:style-name="T2">अस्मि</text:span></text:span><text:span text:style-name="apple-style-span"><text:span text:style-name="T1"> </text:span></text:span><text:span text:style-name="apple-style-span"><text:span text:style-name="T2">सागरः</text:span></text:span><text:span text:style-name="T1"><text:line-break/></text:span><text:span text:style-name="apple-style-span"><text:span text:style-name="T1"> </text:span></text:span><text:span text:style-name="apple-style-span"><text:span text:style-name="T3">25</text:span></text:span><text:span text:style-name="apple-converted-space"><text:span text:style-name="T1"> </text:span></text:span><text:span text:style-name="apple-style-span"><text:span text:style-name="T2">महर्षीणां</text:span></text:span><text:span text:style-name="apple-style-span"><text:span text:style-name="T1"> </text:span></text:span><text:span text:style-name="apple-style-span"><text:span text:style-name="T2">भृगुर</text:span></text:span><text:span text:style-name="apple-style-span"><text:span text:style-name="T1"> 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गिराम</text:span></text:span><text:span text:style-name="apple-style-span"><text:span text:style-name="T1"> </text:span></text:span><text:span text:style-name="apple-style-span"><text:span text:style-name="T2">अस्म्य</text:span></text:span><text:span text:style-name="apple-style-span"><text:span text:style-name="T1"> </text:span></text:span><text:span text:style-name="apple-style-span"><text:span text:style-name="T2">एकम</text:span></text:span><text:span text:style-name="apple-style-span"><text:span text:style-name="T1"> </text:span></text:span><text:span text:style-name="apple-style-span"><text:span text:style-name="T2">अक्षर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ज्ञानां</text:span></text:span><text:span text:style-name="apple-style-span"><text:span text:style-name="T1"> </text:span></text:span><text:span text:style-name="apple-style-span"><text:span text:style-name="T2">जपयज्ञॊ</text:span></text:span><text:span text:style-name="apple-style-span"><text:span text:style-name="T1"> </text:span></text:span><text:span text:style-name="apple-style-span"><text:span text:style-name="T2">ऽसमि</text:span></text:span><text:span text:style-name="apple-style-span"><text:span text:style-name="T1"> </text:span></text:span><text:span text:style-name="apple-style-span"><text:span text:style-name="T2">सदावराणां</text:span></text:span><text:span text:style-name="apple-style-span"><text:span text:style-name="T1"> </text:span></text:span><text:span text:style-name="apple-style-span"><text:span text:style-name="T2">हिमालयः</text:span></text:span><text:span text:style-name="T1"><text:line-break/></text:span><text:span text:style-name="apple-style-span"><text:span text:style-name="T1"> </text:span></text:span><text:span text:style-name="apple-style-span"><text:span text:style-name="T3">26</text:span></text:span><text:span text:style-name="apple-converted-space"><text:span text:style-name="T1"> </text:span></text:span><text:span text:style-name="apple-style-span"><text:span text:style-name="T2">अश्वत्दः</text:span></text:span><text:span text:style-name="apple-style-span"><text:span text:style-name="T1"> </text:span></text:span><text:span text:style-name="apple-style-span"><text:span text:style-name="T2">सर्ववृक्षाणां</text:span></text:span><text:span text:style-name="apple-style-span"><text:span text:style-name="T1"> </text:span></text:span><text:span text:style-name="apple-style-span"><text:span text:style-name="T2">थेवर्षीणा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नारथः</text:span></text:span><text:span text:style-name="T1"><text:line-break/></text:span><text:soft-page-break/><text:span text:style-name="apple-style-span"><text:span text:style-name="T1">     </text:span></text:span><text:span text:style-name="apple-style-span"><text:span text:style-name="T2">गन्धर्वाणां</text:span></text:span><text:span text:style-name="apple-style-span"><text:span text:style-name="T1"> </text:span></text:span><text:span text:style-name="apple-style-span"><text:span text:style-name="T2">चित्ररदः</text:span></text:span><text:span text:style-name="apple-style-span"><text:span text:style-name="T1"> </text:span></text:span><text:span text:style-name="apple-style-span"><text:span text:style-name="T2">सिथ्धानां</text:span></text:span><text:span text:style-name="apple-style-span"><text:span text:style-name="T1"> </text:span></text:span><text:span text:style-name="apple-style-span"><text:span text:style-name="T2">कपिलॊ</text:span></text:span><text:span text:style-name="apple-style-span"><text:span text:style-name="T1"> </text:span></text:span><text:span text:style-name="apple-style-span"><text:span text:style-name="T2">मुनिः</text:span></text:span><text:span text:style-name="T1"><text:line-break/></text:span><text:span text:style-name="apple-style-span"><text:span text:style-name="T1"> </text:span></text:span><text:span text:style-name="apple-style-span"><text:span text:style-name="T3">27</text:span></text:span><text:span text:style-name="apple-converted-space"><text:span text:style-name="T1"> </text:span></text:span><text:span text:style-name="apple-style-span"><text:span text:style-name="T2">उच्चैःश्रवसम</text:span></text:span><text:span text:style-name="apple-style-span"><text:span text:style-name="T1"> </text:span></text:span><text:span text:style-name="apple-style-span"><text:span text:style-name="T2">अश्वानां</text:span></text:span><text:span text:style-name="apple-style-span"><text:span text:style-name="T1"> </text:span></text:span><text:span text:style-name="apple-style-span"><text:span text:style-name="T2">विथ्धि</text:span></text:span><text:span text:style-name="apple-style-span"><text:span text:style-name="T1">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अमृतॊथ्भव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ऐरावतं</text:span></text:span><text:span text:style-name="apple-style-span"><text:span text:style-name="T1"> </text:span></text:span><text:span text:style-name="apple-style-span"><text:span text:style-name="T2">गजेन्थ्राणां</text:span></text:span><text:span text:style-name="apple-style-span"><text:span text:style-name="T1"> </text:span></text:span><text:span text:style-name="apple-style-span"><text:span text:style-name="T2">नराणा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नराधिपम</text:span></text:span><text:span text:style-name="T1"><text:line-break/></text:span><text:span text:style-name="apple-style-span"><text:span text:style-name="T1"> </text:span></text:span><text:span text:style-name="apple-style-span"><text:span text:style-name="T3">28</text:span></text:span><text:span text:style-name="apple-converted-space"><text:span text:style-name="T1"> </text:span></text:span><text:span text:style-name="apple-style-span"><text:span text:style-name="T2">आयुधानाम</text:span></text:span><text:span text:style-name="apple-style-span"><text:span text:style-name="T1"> 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वज्रं</text:span></text:span><text:span text:style-name="apple-style-span"><text:span text:style-name="T1"> </text:span></text:span><text:span text:style-name="apple-style-span"><text:span text:style-name="T2">धेनूनाम</text:span></text:span><text:span text:style-name="apple-style-span"><text:span text:style-name="T1"> </text:span></text:span><text:span text:style-name="apple-style-span"><text:span text:style-name="T2">अस्मि</text:span></text:span><text:span text:style-name="apple-style-span"><text:span text:style-name="T1"> </text:span></text:span><text:span text:style-name="apple-style-span"><text:span text:style-name="T2">कामधुक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रजनश</text:span></text:span><text:span text:style-name="apple-style-span"><text:span text:style-name="T1"> </text:span></text:span><text:span text:style-name="apple-style-span"><text:span text:style-name="T2">चास्मि</text:span></text:span><text:span text:style-name="apple-style-span"><text:span text:style-name="T1"> </text:span></text:span><text:span text:style-name="apple-style-span"><text:span text:style-name="T2">कन्थर्पः</text:span></text:span><text:span text:style-name="apple-style-span"><text:span text:style-name="T1"> </text:span></text:span><text:span text:style-name="apple-style-span"><text:span text:style-name="T2">सर्पाणाम</text:span></text:span><text:span text:style-name="apple-style-span"><text:span text:style-name="T1"> </text:span></text:span><text:span text:style-name="apple-style-span"><text:span text:style-name="T2">अस्मि</text:span></text:span><text:span text:style-name="apple-style-span"><text:span text:style-name="T1"> </text:span></text:span><text:span text:style-name="apple-style-span"><text:span text:style-name="T2">वासुकिः</text:span></text:span><text:span text:style-name="T1"><text:line-break/></text:span><text:span text:style-name="apple-style-span"><text:span text:style-name="T1"> </text:span></text:span><text:span text:style-name="apple-style-span"><text:span text:style-name="T3">29</text:span></text:span><text:span text:style-name="apple-converted-space"><text:span text:style-name="T1"> </text:span></text:span><text:span text:style-name="apple-style-span"><text:span text:style-name="T2">अनन्तश</text:span></text:span><text:span text:style-name="apple-style-span"><text:span text:style-name="T1"> </text:span></text:span><text:span text:style-name="apple-style-span"><text:span text:style-name="T2">चास्मि</text:span></text:span><text:span text:style-name="apple-style-span"><text:span text:style-name="T1"> </text:span></text:span><text:span text:style-name="apple-style-span"><text:span text:style-name="T2">नागानां</text:span></text:span><text:span text:style-name="apple-style-span"><text:span text:style-name="T1"> </text:span></text:span><text:span text:style-name="apple-style-span"><text:span text:style-name="T2">वरुणॊ</text:span></text:span><text:span text:style-name="apple-style-span"><text:span text:style-name="T1"> </text:span></text:span><text:span text:style-name="apple-style-span"><text:span text:style-name="T2">याथसाम</text:span></text:span><text:span text:style-name="apple-style-span"><text:span text:style-name="T1"> </text:span></text:span><text:span text:style-name="apple-style-span"><text:span text:style-name="T2">अह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ितॄणाम</text:span></text:span><text:span text:style-name="apple-style-span"><text:span text:style-name="T1"> </text:span></text:span><text:span text:style-name="apple-style-span"><text:span text:style-name="T2">अर्यमा</text:span></text:span><text:span text:style-name="apple-style-span"><text:span text:style-name="T1"> </text:span></text:span><text:span text:style-name="apple-style-span"><text:span text:style-name="T2">चास्मि</text:span></text:span><text:span text:style-name="apple-style-span"><text:span text:style-name="T1"> </text:span></text:span><text:span text:style-name="apple-style-span"><text:span text:style-name="T2">यमः</text:span></text:span><text:span text:style-name="apple-style-span"><text:span text:style-name="T1"> </text:span></text:span><text:span text:style-name="apple-style-span"><text:span text:style-name="T2">संयमताम</text:span></text:span><text:span text:style-name="apple-style-span"><text:span text:style-name="T1"> </text:span></text:span><text:span text:style-name="apple-style-span"><text:span text:style-name="T2">अहम</text:span></text:span><text:span text:style-name="T1"><text:line-break/></text:span><text:span text:style-name="apple-style-span"><text:span text:style-name="T1"> </text:span></text:span><text:span text:style-name="apple-style-span"><text:span text:style-name="T3">30</text:span></text:span><text:span text:style-name="apple-converted-space"><text:span text:style-name="T1"> </text:span></text:span><text:span text:style-name="apple-style-span"><text:span text:style-name="T2">परह्लाथश</text:span></text:span><text:span text:style-name="apple-style-span"><text:span text:style-name="T1"> </text:span></text:span><text:span text:style-name="apple-style-span"><text:span text:style-name="T2">चास्मि</text:span></text:span><text:span text:style-name="apple-style-span"><text:span text:style-name="T1"> </text:span></text:span><text:span text:style-name="apple-style-span"><text:span text:style-name="T2">थैत्यानां</text:span></text:span><text:span text:style-name="apple-style-span"><text:span text:style-name="T1"> </text:span></text:span><text:span text:style-name="apple-style-span"><text:span text:style-name="T2">कालः</text:span></text:span><text:span text:style-name="apple-style-span"><text:span text:style-name="T1"> </text:span></text:span><text:span text:style-name="apple-style-span"><text:span text:style-name="T2">कलयताम</text:span></text:span><text:span text:style-name="apple-style-span"><text:span text:style-name="T1"> </text:span></text:span><text:span text:style-name="apple-style-span"><text:span text:style-name="T2">अह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मृगाणा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ृगेन्थ्रॊ</text:span></text:span><text:span text:style-name="apple-style-span"><text:span text:style-name="T1"> </text:span></text:span><text:span text:style-name="apple-style-span"><text:span text:style-name="T2">ऽहं</text:span></text:span><text:span text:style-name="apple-style-span"><text:span text:style-name="T1"> </text:span></text:span><text:span text:style-name="apple-style-span"><text:span text:style-name="T2">वैनतेय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क्षिणाम</text:span></text:span><text:span text:style-name="T1"><text:line-break/></text:span><text:span text:style-name="apple-style-span"><text:span text:style-name="T1"> </text:span></text:span><text:span text:style-name="apple-style-span"><text:span text:style-name="T3">31</text:span></text:span><text:span text:style-name="apple-converted-space"><text:span text:style-name="T1"> </text:span></text:span><text:span text:style-name="apple-style-span"><text:span text:style-name="T2">पवनः</text:span></text:span><text:span text:style-name="apple-style-span"><text:span text:style-name="T1"> </text:span></text:span><text:span text:style-name="apple-style-span"><text:span text:style-name="T2">पवताम</text:span></text:span><text:span text:style-name="apple-style-span"><text:span text:style-name="T1"> </text:span></text:span><text:span text:style-name="apple-style-span"><text:span text:style-name="T2">अस्मि</text:span></text:span><text:span text:style-name="apple-style-span"><text:span text:style-name="T1"> </text:span></text:span><text:span text:style-name="apple-style-span"><text:span text:style-name="T2">रामः</text:span></text:span><text:span text:style-name="apple-style-span"><text:span text:style-name="T1"> </text:span></text:span><text:span text:style-name="apple-style-span"><text:span text:style-name="T2">शस्त्रभृताम</text:span></text:span><text:span text:style-name="apple-style-span"><text:span text:style-name="T1"> </text:span></text:span><text:span text:style-name="apple-style-span"><text:span text:style-name="T2">अह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झषाणां</text:span></text:span><text:span text:style-name="apple-style-span"><text:span text:style-name="T1"> </text:span></text:span><text:span text:style-name="apple-style-span"><text:span text:style-name="T2">मकरश</text:span></text:span><text:span text:style-name="apple-style-span"><text:span text:style-name="T1"> </text:span></text:span><text:span text:style-name="apple-style-span"><text:span text:style-name="T2">चास्मि</text:span></text:span><text:span text:style-name="apple-style-span"><text:span text:style-name="T1"> </text:span></text:span><text:span text:style-name="apple-style-span"><text:span text:style-name="T2">सरॊतसाम</text:span></text:span><text:span text:style-name="apple-style-span"><text:span text:style-name="T1"> </text:span></text:span><text:span text:style-name="apple-style-span"><text:span text:style-name="T2">अस्मि</text:span></text:span><text:span text:style-name="apple-style-span"><text:span text:style-name="T1"> </text:span></text:span><text:span text:style-name="apple-style-span"><text:span text:style-name="T2">जाह्नवी</text:span></text:span><text:span text:style-name="T1"><text:line-break/></text:span><text:span text:style-name="apple-style-span"><text:span text:style-name="T1"> </text:span></text:span><text:span text:style-name="apple-style-span"><text:span text:style-name="T3">32</text:span></text:span><text:span text:style-name="apple-converted-space"><text:span text:style-name="T1"> </text:span></text:span><text:span text:style-name="apple-style-span"><text:span text:style-name="T2">सर्गाणाम</text:span></text:span><text:span text:style-name="apple-style-span"><text:span text:style-name="T1"> </text:span></text:span><text:span text:style-name="apple-style-span"><text:span text:style-name="T2">आथिर</text:span></text:span><text:span text:style-name="apple-style-span"><text:span text:style-name="T1"> </text:span></text:span><text:span text:style-name="apple-style-span"><text:span text:style-name="T2">अन्त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ध्यं</text:span></text:span><text:span text:style-name="apple-style-span"><text:span text:style-name="T1"> </text:span></text:span><text:span text:style-name="apple-style-span"><text:span text:style-name="T2">चैवाहम</text:span></text:span><text:span text:style-name="apple-style-span"><text:span text:style-name="T1"> </text:span></text:span><text:span text:style-name="apple-style-span"><text:span text:style-name="T2">अर्जु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ध्यात्मविथ्या</text:span></text:span><text:span text:style-name="apple-style-span"><text:span text:style-name="T1"> </text:span></text:span><text:span text:style-name="apple-style-span"><text:span text:style-name="T2">विथ्यानां</text:span></text:span><text:span text:style-name="apple-style-span"><text:span text:style-name="T1"> </text:span></text:span><text:span text:style-name="apple-style-span"><text:span text:style-name="T2">वाथः</text:span></text:span><text:span text:style-name="apple-style-span"><text:span text:style-name="T1"> </text:span></text:span><text:span text:style-name="apple-style-span"><text:span text:style-name="T2">परवथताम</text:span></text:span><text:span text:style-name="apple-style-span"><text:span text:style-name="T1"> </text:span></text:span><text:span text:style-name="apple-style-span"><text:span text:style-name="T2">अहम</text:span></text:span><text:span text:style-name="T1"><text:line-break/></text:span><text:span text:style-name="apple-style-span"><text:span text:style-name="T1"> </text:span></text:span><text:span text:style-name="apple-style-span"><text:span text:style-name="T3">33</text:span></text:span><text:span text:style-name="apple-converted-space"><text:span text:style-name="T1"> </text:span></text:span><text:span text:style-name="apple-style-span"><text:span text:style-name="T2">अक्षराणाम</text:span></text:span><text:span text:style-name="apple-style-span"><text:span text:style-name="T1"> </text:span></text:span><text:span text:style-name="apple-style-span"><text:span text:style-name="T2">अकारॊ</text:span></text:span><text:span text:style-name="apple-style-span"><text:span text:style-name="T1"> </text:span></text:span><text:span text:style-name="apple-style-span"><text:span text:style-name="T2">ऽसमि</text:span></text:span><text:span text:style-name="apple-style-span"><text:span text:style-name="T1"> </text:span></text:span><text:span text:style-name="apple-style-span"><text:span text:style-name="T2">थवन्थ्वः</text:span></text:span><text:span text:style-name="apple-style-span"><text:span text:style-name="T1"> </text:span></text:span><text:span text:style-name="apple-style-span"><text:span text:style-name="T2">सामासिकस्य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हम</text:span></text:span><text:span text:style-name="apple-style-span"><text:span text:style-name="T1"> </text:span></text:span><text:span text:style-name="apple-style-span"><text:span text:style-name="T2">एवाक्षयः</text:span></text:span><text:span text:style-name="apple-style-span"><text:span text:style-name="T1"> </text:span></text:span><text:span text:style-name="apple-style-span"><text:span text:style-name="T2">कालॊ</text:span></text:span><text:span text:style-name="apple-style-span"><text:span text:style-name="T1"> </text:span></text:span><text:span text:style-name="apple-style-span"><text:span text:style-name="T2">धाताहं</text:span></text:span><text:span text:style-name="apple-style-span"><text:span text:style-name="T1"> </text:span></text:span><text:span text:style-name="apple-style-span"><text:span text:style-name="T2">विश्वतॊमुखः</text:span></text:span><text:span text:style-name="T1"><text:line-break/></text:span><text:span text:style-name="apple-style-span"><text:span text:style-name="T1"> </text:span></text:span><text:span text:style-name="apple-style-span"><text:span text:style-name="T3">34</text:span></text:span><text:span text:style-name="apple-converted-space"><text:span text:style-name="T1"> </text:span></text:span><text:span text:style-name="apple-style-span"><text:span text:style-name="T2">मृत्युः</text:span></text:span><text:span text:style-name="apple-style-span"><text:span text:style-name="T1"> </text:span></text:span><text:span text:style-name="apple-style-span"><text:span text:style-name="T2">सर्वहरश</text:span></text:span><text:span text:style-name="apple-style-span"><text:span text:style-name="T1"> </text:span></text:span><text:span text:style-name="apple-style-span"><text:span text:style-name="T2">चाहम</text:span></text:span><text:span text:style-name="apple-style-span"><text:span text:style-name="T1"> </text:span></text:span><text:span text:style-name="apple-style-span"><text:span text:style-name="T2">उथ्भव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भविष्यता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कीर्तिः</text:span></text:span><text:span text:style-name="apple-style-span"><text:span text:style-name="T1"> </text:span></text:span><text:span text:style-name="apple-style-span"><text:span text:style-name="T2">शरीर</text:span></text:span><text:span text:style-name="apple-style-span"><text:span text:style-name="T1"> </text:span></text:span><text:span text:style-name="apple-style-span"><text:span text:style-name="T2">वाक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नारीणां</text:span></text:span><text:span text:style-name="apple-style-span"><text:span text:style-name="T1"> </text:span></text:span><text:span text:style-name="apple-style-span"><text:span text:style-name="T2">समृतिर</text:span></text:span><text:span text:style-name="apple-style-span"><text:span text:style-name="T1"> </text:span></text:span><text:span text:style-name="apple-style-span"><text:span text:style-name="T2">मेधा</text:span></text:span><text:span text:style-name="apple-style-span"><text:span text:style-name="T1"> </text:span></text:span><text:span text:style-name="apple-style-span"><text:span text:style-name="T2">धृतिः</text:span></text:span><text:span text:style-name="apple-style-span"><text:span text:style-name="T1"> </text:span></text:span><text:span text:style-name="apple-style-span"><text:span text:style-name="T2">कषमा</text:span></text:span><text:span text:style-name="T1"><text:line-break/></text:span><text:span text:style-name="apple-style-span"><text:span text:style-name="T1"> </text:span></text:span><text:span text:style-name="apple-style-span"><text:span text:style-name="T3">35</text:span></text:span><text:span text:style-name="apple-converted-space"><text:span text:style-name="T1"> </text:span></text:span><text:span text:style-name="apple-style-span"><text:span text:style-name="T2">बृहत्साम</text:span></text:span><text:span text:style-name="apple-style-span"><text:span text:style-name="T1"> </text:span></text:span><text:span text:style-name="apple-style-span"><text:span text:style-name="T2">तदा</text:span></text:span><text:span text:style-name="apple-style-span"><text:span text:style-name="T1"> </text:span></text:span><text:span text:style-name="apple-style-span"><text:span text:style-name="T2">साम्नां</text:span></text:span><text:span text:style-name="apple-style-span"><text:span text:style-name="T1"> </text:span></text:span><text:span text:style-name="apple-style-span"><text:span text:style-name="T2">गायत्री</text:span></text:span><text:span text:style-name="apple-style-span"><text:span text:style-name="T1"> </text:span></text:span><text:span text:style-name="apple-style-span"><text:span text:style-name="T2">छन्थसाम</text:span></text:span><text:span text:style-name="apple-style-span"><text:span text:style-name="T1"> </text:span></text:span><text:span text:style-name="apple-style-span"><text:span text:style-name="T2">अह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ासानां</text:span></text:span><text:span text:style-name="apple-style-span"><text:span text:style-name="T1"> </text:span></text:span><text:span text:style-name="apple-style-span"><text:span text:style-name="T2">मार्गशीर्षॊ</text:span></text:span><text:span text:style-name="apple-style-span"><text:span text:style-name="T1"> </text:span></text:span><text:span text:style-name="apple-style-span"><text:span text:style-name="T2">ऽहम</text:span></text:span><text:span text:style-name="apple-style-span"><text:span text:style-name="T1"> </text:span></text:span><text:span text:style-name="apple-style-span"><text:span text:style-name="T2">ऋतूनां</text:span></text:span><text:span text:style-name="apple-style-span"><text:span text:style-name="T1"> </text:span></text:span><text:span text:style-name="apple-style-span"><text:span text:style-name="T2">कुसुमाकरः</text:span></text:span><text:span text:style-name="T1"><text:line-break/></text:span><text:span text:style-name="apple-style-span"><text:span text:style-name="T1"> </text:span></text:span><text:span text:style-name="apple-style-span"><text:span text:style-name="T3">36</text:span></text:span><text:span text:style-name="apple-converted-space"><text:span text:style-name="T1"> </text:span></text:span><text:span text:style-name="apple-style-span"><text:span text:style-name="T2">थयूतं</text:span></text:span><text:span text:style-name="apple-style-span"><text:span text:style-name="T1"> </text:span></text:span><text:span text:style-name="apple-style-span"><text:span text:style-name="T2">छलयताम</text:span></text:span><text:span text:style-name="apple-style-span"><text:span text:style-name="T1"> </text:span></text:span><text:span text:style-name="apple-style-span"><text:span text:style-name="T2">अस्मि</text:span></text:span><text:span text:style-name="apple-style-span"><text:span text:style-name="T1"> </text:span></text:span><text:span text:style-name="apple-style-span"><text:span text:style-name="T2">तेजस</text:span></text:span><text:span text:style-name="apple-style-span"><text:span text:style-name="T1"> </text:span></text:span><text:span text:style-name="apple-style-span"><text:span text:style-name="T2">तेजस्विनाम</text:span></text:span><text:span text:style-name="apple-style-span"><text:span text:style-name="T1"> </text:span></text:span><text:span text:style-name="apple-style-span"><text:span text:style-name="T2">अह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जयॊ</text:span></text:span><text:span text:style-name="apple-style-span"><text:span text:style-name="T1"> </text:span></text:span><text:span text:style-name="apple-style-span"><text:span text:style-name="T2">ऽसमि</text:span></text:span><text:span text:style-name="apple-style-span"><text:span text:style-name="T1"> </text:span></text:span><text:span text:style-name="apple-style-span"><text:span text:style-name="T2">वयवसायॊ</text:span></text:span><text:span text:style-name="apple-style-span"><text:span text:style-name="T1"> </text:span></text:span><text:span text:style-name="apple-style-span"><text:span text:style-name="T2">ऽसमि</text:span></text:span><text:span text:style-name="apple-style-span"><text:span text:style-name="T1"> </text:span></text:span><text:span text:style-name="apple-style-span"><text:span text:style-name="T2">सत्त्वं</text:span></text:span><text:span text:style-name="apple-style-span"><text:span text:style-name="T1"> </text:span></text:span><text:span text:style-name="apple-style-span"><text:span text:style-name="T2">सत्त्ववताम</text:span></text:span><text:span text:style-name="apple-style-span"><text:span text:style-name="T1"> </text:span></text:span><text:span text:style-name="apple-style-span"><text:span text:style-name="T2">अहम</text:span></text:span><text:span text:style-name="T1"><text:line-break/></text:span><text:span text:style-name="apple-style-span"><text:span text:style-name="T1"> </text:span></text:span><text:span text:style-name="apple-style-span"><text:span text:style-name="T3">37</text:span></text:span><text:span text:style-name="apple-converted-space"><text:span text:style-name="T1"> </text:span></text:span><text:span text:style-name="apple-style-span"><text:span text:style-name="T2">वृष्णीनां</text:span></text:span><text:span text:style-name="apple-style-span"><text:span text:style-name="T1"> </text:span></text:span><text:span text:style-name="apple-style-span"><text:span text:style-name="T2">वासुथेवॊ</text:span></text:span><text:span text:style-name="apple-style-span"><text:span text:style-name="T1"> </text:span></text:span><text:span text:style-name="apple-style-span"><text:span text:style-name="T2">ऽसमि</text:span></text:span><text:span text:style-name="apple-style-span"><text:span text:style-name="T1"> </text:span></text:span><text:span text:style-name="apple-style-span"><text:span text:style-name="T2">पाण्डवानां</text:span></text:span><text:span text:style-name="apple-style-span"><text:span text:style-name="T1"> </text:span></text:span><text:span text:style-name="apple-style-span"><text:span text:style-name="T2">धनंजय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मुनीनाम</text:span></text:span><text:span text:style-name="apple-style-span"><text:span text:style-name="T1"> </text:span></text:span><text:span text:style-name="apple-style-span"><text:span text:style-name="T2">अप्य</text:span></text:span><text:span text:style-name="apple-style-span"><text:span text:style-name="T1"> 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वयासः</text:span></text:span><text:span text:style-name="apple-style-span"><text:span text:style-name="T1"> </text:span></text:span><text:span text:style-name="apple-style-span"><text:span text:style-name="T2">कवीनाम</text:span></text:span><text:span text:style-name="apple-style-span"><text:span text:style-name="T1"> </text:span></text:span><text:span text:style-name="apple-style-span"><text:span text:style-name="T2">उशना</text:span></text:span><text:span text:style-name="apple-style-span"><text:span text:style-name="T1"> </text:span></text:span><text:span text:style-name="apple-style-span"><text:span text:style-name="T2">कविः</text:span></text:span><text:span text:style-name="T1"><text:line-break/></text:span><text:span text:style-name="apple-style-span"><text:span text:style-name="T1"> </text:span></text:span><text:span text:style-name="apple-style-span"><text:span text:style-name="T3">38</text:span></text:span><text:span text:style-name="apple-converted-space"><text:span text:style-name="T1"> </text:span></text:span><text:span text:style-name="apple-style-span"><text:span text:style-name="T2">थण्डॊ</text:span></text:span><text:span text:style-name="apple-style-span"><text:span text:style-name="T1"> </text:span></text:span><text:span text:style-name="apple-style-span"><text:span text:style-name="T2">थमयताम</text:span></text:span><text:span text:style-name="apple-style-span"><text:span text:style-name="T1"> </text:span></text:span><text:span text:style-name="apple-style-span"><text:span text:style-name="T2">अस्मि</text:span></text:span><text:span text:style-name="apple-style-span"><text:span text:style-name="T1"> </text:span></text:span><text:span text:style-name="apple-style-span"><text:span text:style-name="T2">नीतिर</text:span></text:span><text:span text:style-name="apple-style-span"><text:span text:style-name="T1"> </text:span></text:span><text:span text:style-name="apple-style-span"><text:span text:style-name="T2">अस्मि</text:span></text:span><text:span text:style-name="apple-style-span"><text:span text:style-name="T1"> </text:span></text:span><text:span text:style-name="apple-style-span"><text:span text:style-name="T2">जिगीषता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मौनं</text:span></text:span><text:span text:style-name="apple-style-span"><text:span text:style-name="T1"> </text:span></text:span><text:span text:style-name="apple-style-span"><text:span text:style-name="T2">चैवास्मि</text:span></text:span><text:span text:style-name="apple-style-span"><text:span text:style-name="T1"> </text:span></text:span><text:span text:style-name="apple-style-span"><text:span text:style-name="T2">गुह्यानां</text:span></text:span><text:span text:style-name="apple-style-span"><text:span text:style-name="T1"> </text:span></text:span><text:span text:style-name="apple-style-span"><text:span text:style-name="T2">जञानं</text:span></text:span><text:span text:style-name="apple-style-span"><text:span text:style-name="T1"> </text:span></text:span><text:span text:style-name="apple-style-span"><text:span text:style-name="T2">जञानवताम</text:span></text:span><text:span text:style-name="apple-style-span"><text:span text:style-name="T1"> </text:span></text:span><text:span text:style-name="apple-style-span"><text:span text:style-name="T2">अहम</text:span></text:span><text:span text:style-name="T1"><text:line-break/></text:span><text:span text:style-name="apple-style-span"><text:span text:style-name="T1"> </text:span></text:span><text:span text:style-name="apple-style-span"><text:span text:style-name="T3">39</text:span></text:span><text:span text:style-name="apple-converted-space"><text:span text:style-name="T1"> </text:span></text:span><text:span text:style-name="apple-style-span"><text:span text:style-name="T2">यच</text:span></text:span><text:span text:style-name="apple-style-span"><text:span text:style-name="T1"> </text:span></text:span><text:span text:style-name="apple-style-span"><text:span text:style-name="T2">चापि</text:span></text:span><text:span text:style-name="apple-style-span"><text:span text:style-name="T1"> </text:span></text:span><text:span text:style-name="apple-style-span"><text:span text:style-name="T2">सर्वभूतानां</text:span></text:span><text:span text:style-name="apple-style-span"><text:span text:style-name="T1"> </text:span></text:span><text:span text:style-name="apple-style-span"><text:span text:style-name="T2">बीजं</text:span></text:span><text:span text:style-name="apple-style-span"><text:span text:style-name="T1">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अहम</text:span></text:span><text:span text:style-name="apple-style-span"><text:span text:style-name="T1"> </text:span></text:span><text:span text:style-name="apple-style-span"><text:span text:style-name="T2">अर्जु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अस्ति</text:span></text:span><text:span text:style-name="apple-style-span"><text:span text:style-name="T1"> </text:span></text:span><text:span text:style-name="apple-style-span"><text:span text:style-name="T2">विना</text:span></text:span><text:span text:style-name="apple-style-span"><text:span text:style-name="T1"> </text:span></text:span><text:span text:style-name="apple-style-span"><text:span text:style-name="T2">यत</text:span></text:span><text:span text:style-name="apple-style-span"><text:span text:style-name="T1"> </text:span></text:span><text:span text:style-name="apple-style-span"><text:span text:style-name="T2">सयान</text:span></text:span><text:span text:style-name="apple-style-span"><text:span text:style-name="T1"> </text:span></text:span><text:span text:style-name="apple-style-span"><text:span text:style-name="T2">मया</text:span></text:span><text:span text:style-name="apple-style-span"><text:span text:style-name="T1"> </text:span></text:span><text:span text:style-name="apple-style-span"><text:span text:style-name="T2">भूतं</text:span></text:span><text:span text:style-name="apple-style-span"><text:span text:style-name="T1"> </text:span></text:span><text:span text:style-name="apple-style-span"><text:span text:style-name="T2">चराचरम</text:span></text:span><text:span text:style-name="T1"><text:line-break/></text:span><text:span text:style-name="apple-style-span"><text:span text:style-name="T1"> </text:span></text:span><text:span text:style-name="apple-style-span"><text:span text:style-name="T3">40</text:span></text:span><text:span text:style-name="apple-converted-space"><text:span text:style-name="T1"> </text:span></text:span><text:span text:style-name="apple-style-span"><text:span text:style-name="T2">नान्तॊ</text:span></text:span><text:span text:style-name="apple-style-span"><text:span text:style-name="T1"> </text:span></text:span><text:span text:style-name="apple-style-span"><text:span text:style-name="T2">ऽसति</text:span></text:span><text:span text:style-name="apple-style-span"><text:span text:style-name="T1"> </text:span></text:span><text:span text:style-name="apple-style-span"><text:span text:style-name="T2">मम</text:span></text:span><text:span text:style-name="apple-style-span"><text:span text:style-name="T1"> </text:span></text:span><text:span text:style-name="apple-style-span"><text:span text:style-name="T2">थिव्यानां</text:span></text:span><text:span text:style-name="apple-style-span"><text:span text:style-name="T1"> </text:span></text:span><text:span text:style-name="apple-style-span"><text:span text:style-name="T2">विभूतीनां</text:span></text:span><text:span text:style-name="apple-style-span"><text:span text:style-name="T1"> </text:span></text:span><text:span text:style-name="apple-style-span"><text:span text:style-name="T2">परंतप</text:span></text:span><text:span text:style-name="T1"><text:line-break/></text:span><text:span text:style-name="apple-style-span"><text:span text:style-name="T1">     </text:span></text:span><text:span text:style-name="apple-style-span"><text:span text:style-name="T2">एष</text:span></text:span><text:span text:style-name="apple-style-span"><text:span text:style-name="T1"> </text:span></text:span><text:span text:style-name="apple-style-span"><text:span text:style-name="T2">तूथ्थेशतः</text:span></text:span><text:span text:style-name="apple-style-span"><text:span text:style-name="T1"> </text:span></text:span><text:span text:style-name="apple-style-span"><text:span text:style-name="T2">परॊक्तॊ</text:span></text:span><text:span text:style-name="apple-style-span"><text:span text:style-name="T1"> </text:span></text:span><text:span text:style-name="apple-style-span"><text:span text:style-name="T2">विभूतेर</text:span></text:span><text:span text:style-name="apple-style-span"><text:span text:style-name="T1"> </text:span></text:span><text:span text:style-name="apple-style-span"><text:span text:style-name="T2">विस्तरॊ</text:span></text:span><text:span text:style-name="apple-style-span"><text:span text:style-name="T1"> </text:span></text:span><text:span text:style-name="apple-style-span"><text:span text:style-name="T2">मया</text:span></text:span><text:span text:style-name="T1"><text:line-break/></text:span><text:span text:style-name="apple-style-span"><text:span text:style-name="T1"> </text:span></text:span><text:span text:style-name="apple-style-span"><text:span text:style-name="T3">41</text:span></text:span><text:span text:style-name="apple-converted-space"><text:span text:style-name="T1"> </text:span></text:span><text:span text:style-name="apple-style-span"><text:span text:style-name="T2">यथ</text:span></text:span><text:span text:style-name="apple-style-span"><text:span text:style-name="T1"> </text:span></text:span><text:span text:style-name="apple-style-span"><text:span text:style-name="T2">यथ</text:span></text:span><text:span text:style-name="apple-style-span"><text:span text:style-name="T1"> </text:span></text:span><text:span text:style-name="apple-style-span"><text:span text:style-name="T2">विभूतिमत</text:span></text:span><text:span text:style-name="apple-style-span"><text:span text:style-name="T1"> </text:span></text:span><text:span text:style-name="apple-style-span"><text:span text:style-name="T2">सत्त्वं</text:span></text:span><text:span text:style-name="apple-style-span"><text:span text:style-name="T1"> </text:span></text:span><text:span text:style-name="apple-style-span"><text:span text:style-name="T2">शरीमथ</text:span></text:span><text:span text:style-name="apple-style-span"><text:span text:style-name="T1"> </text:span></text:span><text:span text:style-name="apple-style-span"><text:span text:style-name="T2">ऊर्जितम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व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एवावगच्छ</text:span></text:span><text:span text:style-name="apple-style-span"><text:span text:style-name="T1"> </text:span></text:span><text:span text:style-name="apple-style-span"><text:span text:style-name="T2">तवं</text:span></text:span><text:span text:style-name="apple-style-span"><text:span text:style-name="T1"> </text:span></text:span><text:span text:style-name="apple-style-span"><text:span text:style-name="T2">मम</text:span></text:span><text:span text:style-name="apple-style-span"><text:span text:style-name="T1"> </text:span></text:span><text:span text:style-name="apple-style-span"><text:span text:style-name="T2">तेजॊ</text:span></text:span><text:span text:style-name="apple-style-span"><text:span text:style-name="T1"> </text:span></text:span><text:span text:style-name="apple-style-span"><text:span text:style-name="T2">ऽंशसंभवम</text:span></text:span><text:span text:style-name="T1"><text:line-break/></text:span><text:span text:style-name="apple-style-span"><text:span text:style-name="T1"> </text:span></text:span><text:span text:style-name="apple-style-span"><text:span text:style-name="T3">42</text:span></text:span><text:span text:style-name="apple-converted-space"><text:span text:style-name="T1"> </text:span></text:span><text:span text:style-name="apple-style-span"><text:span text:style-name="T2">अद</text:span></text:span><text:span text:style-name="apple-style-span"><text:span text:style-name="T1"> </text:span></text:span><text:span text:style-name="apple-style-span"><text:span text:style-name="T2">वा</text:span></text:span><text:span text:style-name="apple-style-span"><text:span text:style-name="T1"> </text:span></text:span><text:span text:style-name="apple-style-span"><text:span text:style-name="T2">बहुनैतेन</text:span></text:span><text:span text:style-name="apple-style-span"><text:span text:style-name="T1"> </text:span></text:span><text:span text:style-name="apple-style-span"><text:span text:style-name="T2">किं</text:span></text:span><text:span text:style-name="apple-style-span"><text:span text:style-name="T1"> </text:span></text:span><text:span text:style-name="apple-style-span"><text:span text:style-name="T2">जञातेन</text:span></text:span><text:span text:style-name="apple-style-span"><text:span text:style-name="T1"> </text:span></text:span><text:span text:style-name="apple-style-span"><text:span text:style-name="T2">तवार्जु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विष्टभ्याहम</text:span></text:span><text:span text:style-name="apple-style-span"><text:span text:style-name="T1"> </text:span></text:span><text:span text:style-name="apple-style-span"><text:span text:style-name="T2">इथं</text:span></text:span><text:span text:style-name="apple-style-span"><text:span text:style-name="T1"> </text:span></text:span><text:span text:style-name="apple-style-span"><text:span text:style-name="T2">कृत्स्नम</text:span></text:span><text:span text:style-name="apple-style-span"><text:span text:style-name="T1"> </text:span></text:span><text:span text:style-name="apple-style-span"><text:span text:style-name="T2">एकांशेन</text:span></text:span><text:span text:style-name="apple-style-span"><text:span text:style-name="T1"> </text:span></text:span><text:span text:style-name="apple-style-span"><text:span text:style-name="T2">सदितॊ</text:span></text:span><text:span text:style-name="apple-style-span"><text:span text:style-name="T1"> </text:span></text:span><text:span text:style-name="apple-style-span"><text:span text:style-name="T2">जगत</text:span></text:span></text:p>
      <text:p text:style-name="Standard"><text:span text:style-name="apple-style-span"><text:span text:style-name="T2"/></text:span></text:p>
      <text:p text:style-name="Standard"><text:span text:style-name="apple-style-span"><text:span text:style-name="T2">अर्जु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मथनुग्रहाय</text:span></text:span><text:span text:style-name="apple-style-span"><text:span text:style-name="T1"> </text:span></text:span><text:span text:style-name="apple-style-span"><text:span text:style-name="T2">परमं</text:span></text:span><text:span text:style-name="apple-style-span"><text:span text:style-name="T1"> </text:span></text:span><text:span text:style-name="apple-style-span"><text:span text:style-name="T2">गुह्यम</text:span></text:span><text:span text:style-name="apple-style-span"><text:span text:style-name="T1"> </text:span></text:span><text:span text:style-name="apple-style-span"><text:span text:style-name="T2">अध्यात्मसंज्ञितम</text:span></text:span><text:span text:style-name="T1"><text:line-break/></text:span><text:soft-page-break/><text:span text:style-name="apple-style-span"><text:span text:style-name="T1">      </text:span></text:span><text:span text:style-name="apple-style-span"><text:span text:style-name="T2">यत</text:span></text:span><text:span text:style-name="apple-style-span"><text:span text:style-name="T1"> </text:span></text:span><text:span text:style-name="apple-style-span"><text:span text:style-name="T2">तवयॊक्तं</text:span></text:span><text:span text:style-name="apple-style-span"><text:span text:style-name="T1"> </text:span></text:span><text:span text:style-name="apple-style-span"><text:span text:style-name="T2">वचस</text:span></text:span><text:span text:style-name="apple-style-span"><text:span text:style-name="T1"> </text:span></text:span><text:span text:style-name="apple-style-span"><text:span text:style-name="T2">तेन</text:span></text:span><text:span text:style-name="apple-style-span"><text:span text:style-name="T1"> </text:span></text:span><text:span text:style-name="apple-style-span"><text:span text:style-name="T2">मॊहॊ</text:span></text:span><text:span text:style-name="apple-style-span"><text:span text:style-name="T1"> </text:span></text:span><text:span text:style-name="apple-style-span"><text:span text:style-name="T2">ऽयं</text:span></text:span><text:span text:style-name="apple-style-span"><text:span text:style-name="T1"> </text:span></text:span><text:span text:style-name="apple-style-span"><text:span text:style-name="T2">विगतॊ</text:span></text:span><text:span text:style-name="apple-style-span"><text:span text:style-name="T1"> </text:span></text:span><text:span text:style-name="apple-style-span"><text:span text:style-name="T2">मम</text:span></text:span><text:span text:style-name="T1"><text:line-break/></text:span><text:span text:style-name="apple-style-span"><text:span text:style-name="T1">  </text:span></text:span><text:span text:style-name="apple-style-span"><text:span text:style-name="T3">2</text:span></text:span><text:span text:style-name="apple-converted-space"><text:span text:style-name="T1"> </text:span></text:span><text:span text:style-name="apple-style-span"><text:span text:style-name="T2">भवाप्ययौ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भूतानां</text:span></text:span><text:span text:style-name="apple-style-span"><text:span text:style-name="T1"> </text:span></text:span><text:span text:style-name="apple-style-span"><text:span text:style-name="T2">शरुतौ</text:span></text:span><text:span text:style-name="apple-style-span"><text:span text:style-name="T1"> </text:span></text:span><text:span text:style-name="apple-style-span"><text:span text:style-name="T2">विस्तरशॊ</text:span></text:span><text:span text:style-name="apple-style-span"><text:span text:style-name="T1"> </text:span></text:span><text:span text:style-name="apple-style-span"><text:span text:style-name="T2">मया</text:span></text:span><text:span text:style-name="T1"><text:line-break/></text:span><text:span text:style-name="apple-style-span"><text:span text:style-name="T1">      </text:span></text:span><text:span text:style-name="apple-style-span"><text:span text:style-name="T2">तवत्तः</text:span></text:span><text:span text:style-name="apple-style-span"><text:span text:style-name="T1"> </text:span></text:span><text:span text:style-name="apple-style-span"><text:span text:style-name="T2">कमलपत्राक्ष</text:span></text:span><text:span text:style-name="apple-style-span"><text:span text:style-name="T1"> </text:span></text:span><text:span text:style-name="apple-style-span"><text:span text:style-name="T2">माहात्म्यम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चाव्ययम</text:span></text:span><text:span text:style-name="T1"><text:line-break/></text:span><text:span text:style-name="apple-style-span"><text:span text:style-name="T1">  </text:span></text:span><text:span text:style-name="apple-style-span"><text:span text:style-name="T3">3</text:span></text:span><text:span text:style-name="apple-converted-space"><text:span text:style-name="T1"> </text:span></text:span><text:span text:style-name="apple-style-span"><text:span text:style-name="T2">एवम</text:span></text:span><text:span text:style-name="apple-style-span"><text:span text:style-name="T1"> </text:span></text:span><text:span text:style-name="apple-style-span"><text:span text:style-name="T2">एतथ</text:span></text:span><text:span text:style-name="apple-style-span"><text:span text:style-name="T1"> </text:span></text:span><text:span text:style-name="apple-style-span"><text:span text:style-name="T2">यदात्द</text:span></text:span><text:span text:style-name="apple-style-span"><text:span text:style-name="T1"> </text:span></text:span><text:span text:style-name="apple-style-span"><text:span text:style-name="T2">तवम</text:span></text:span><text:span text:style-name="apple-style-span"><text:span text:style-name="T1"> </text:span></text:span><text:span text:style-name="apple-style-span"><text:span text:style-name="T2">आत्मानं</text:span></text:span><text:span text:style-name="apple-style-span"><text:span text:style-name="T1"> </text:span></text:span><text:span text:style-name="apple-style-span"><text:span text:style-name="T2">परमेश्वर</text:span></text:span><text:span text:style-name="T1"><text:line-break/></text:span><text:span text:style-name="apple-style-span"><text:span text:style-name="T1">      </text:span></text:span><text:span text:style-name="apple-style-span"><text:span text:style-name="T2">थरष्टुम</text:span></text:span><text:span text:style-name="apple-style-span"><text:span text:style-name="T1"> </text:span></text:span><text:span text:style-name="apple-style-span"><text:span text:style-name="T2">इच्छामि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रूपम</text:span></text:span><text:span text:style-name="apple-style-span"><text:span text:style-name="T1"> </text:span></text:span><text:span text:style-name="apple-style-span"><text:span text:style-name="T2">ऐश्वरं</text:span></text:span><text:span text:style-name="apple-style-span"><text:span text:style-name="T1"> </text:span></text:span><text:span text:style-name="apple-style-span"><text:span text:style-name="T2">पुरुषॊत्तम</text:span></text:span><text:span text:style-name="T1"><text:line-break/></text:span><text:span text:style-name="apple-style-span"><text:span text:style-name="T1">  </text:span></text:span><text:span text:style-name="apple-style-span"><text:span text:style-name="T3">4</text:span></text:span><text:span text:style-name="apple-converted-space"><text:span text:style-name="T1"> </text:span></text:span><text:span text:style-name="apple-style-span"><text:span text:style-name="T2">मन्यसे</text:span></text:span><text:span text:style-name="apple-style-span"><text:span text:style-name="T1"> </text:span></text:span><text:span text:style-name="apple-style-span"><text:span text:style-name="T2">यथि</text:span></text:span><text:span text:style-name="apple-style-span"><text:span text:style-name="T1"> </text:span></text:span><text:span text:style-name="apple-style-span"><text:span text:style-name="T2">तच</text:span></text:span><text:span text:style-name="apple-style-span"><text:span text:style-name="T1"> </text:span></text:span><text:span text:style-name="apple-style-span"><text:span text:style-name="T2">छक्यं</text:span></text:span><text:span text:style-name="apple-style-span"><text:span text:style-name="T1"> </text:span></text:span><text:span text:style-name="apple-style-span"><text:span text:style-name="T2">मया</text:span></text:span><text:span text:style-name="apple-style-span"><text:span text:style-name="T1"> </text:span></text:span><text:span text:style-name="apple-style-span"><text:span text:style-name="T2">थरष्टुम</text:span></text:span><text:span text:style-name="apple-style-span"><text:span text:style-name="T1"> 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परभॊ</text:span></text:span><text:span text:style-name="T1"><text:line-break/></text:span><text:span text:style-name="apple-style-span"><text:span text:style-name="T1">      </text:span></text:span><text:span text:style-name="apple-style-span"><text:span text:style-name="T2">यॊगेश्वर</text:span></text:span><text:span text:style-name="apple-style-span"><text:span text:style-name="T1"> </text:span></text:span><text:span text:style-name="apple-style-span"><text:span text:style-name="T2">ततॊ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तवं</text:span></text:span><text:span text:style-name="apple-style-span"><text:span text:style-name="T1"> </text:span></text:span><text:span text:style-name="apple-style-span"><text:span text:style-name="T2">थर्शयात्मानम</text:span></text:span><text:span text:style-name="apple-style-span"><text:span text:style-name="T1"> </text:span></text:span><text:span text:style-name="apple-style-span"><text:span text:style-name="T2">अव्ययम</text:span></text:span><text:span text:style-name="T1"><text:line-break/></text:span><text:span text:style-name="apple-style-span"><text:span text:style-name="T1">  </text:span></text:span><text:span text:style-name="apple-style-span"><text:span text:style-name="T3">5</text:span></text:span><text:span text:style-name="apple-converted-space"><text:span text:style-name="T1"> </text:span></text:span><text:span text:style-name="apple-style-span"><text:span text:style-name="T2">शरीभगवा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पश्य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रूपाणि</text:span></text:span><text:span text:style-name="apple-style-span"><text:span text:style-name="T1"> </text:span></text:span><text:span text:style-name="apple-style-span"><text:span text:style-name="T2">शतशॊ</text:span></text:span><text:span text:style-name="apple-style-span"><text:span text:style-name="T1"> </text:span></text:span><text:span text:style-name="apple-style-span"><text:span text:style-name="T2">ऽद</text:span></text:span><text:span text:style-name="apple-style-span"><text:span text:style-name="T1"> </text:span></text:span><text:span text:style-name="apple-style-span"><text:span text:style-name="T2">सहस्रश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नानाविधानि</text:span></text:span><text:span text:style-name="apple-style-span"><text:span text:style-name="T1"> </text:span></text:span><text:span text:style-name="apple-style-span"><text:span text:style-name="T2">थिव्यानि</text:span></text:span><text:span text:style-name="apple-style-span"><text:span text:style-name="T1"> </text:span></text:span><text:span text:style-name="apple-style-span"><text:span text:style-name="T2">नानावर्णाकृतीनि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</text:span></text:span><text:span text:style-name="apple-style-span"><text:span text:style-name="T3">6</text:span></text:span><text:span text:style-name="apple-converted-space"><text:span text:style-name="T1"> </text:span></text:span><text:span text:style-name="apple-style-span"><text:span text:style-name="T2">पश्याथित्यान</text:span></text:span><text:span text:style-name="apple-style-span"><text:span text:style-name="T1"> </text:span></text:span><text:span text:style-name="apple-style-span"><text:span text:style-name="T2">वसून</text:span></text:span><text:span text:style-name="apple-style-span"><text:span text:style-name="T1"> </text:span></text:span><text:span text:style-name="apple-style-span"><text:span text:style-name="T2">रुथ्रान</text:span></text:span><text:span text:style-name="apple-style-span"><text:span text:style-name="T1"> </text:span></text:span><text:span text:style-name="apple-style-span"><text:span text:style-name="T2">अश्विनौ</text:span></text:span><text:span text:style-name="apple-style-span"><text:span text:style-name="T1"> </text:span></text:span><text:span text:style-name="apple-style-span"><text:span text:style-name="T2">मरुतस</text:span></text:span><text:span text:style-name="apple-style-span"><text:span text:style-name="T1"> </text:span></text:span><text:span text:style-name="apple-style-span"><text:span text:style-name="T2">तदा</text:span></text:span><text:span text:style-name="T1"><text:line-break/></text:span><text:span text:style-name="apple-style-span"><text:span text:style-name="T1">      </text:span></text:span><text:span text:style-name="apple-style-span"><text:span text:style-name="T2">बहून्य</text:span></text:span><text:span text:style-name="apple-style-span"><text:span text:style-name="T1"> </text:span></text:span><text:span text:style-name="apple-style-span"><text:span text:style-name="T2">अथृष्टपूर्वाणि</text:span></text:span><text:span text:style-name="apple-style-span"><text:span text:style-name="T1"> </text:span></text:span><text:span text:style-name="apple-style-span"><text:span text:style-name="T2">पश्याश्चर्याणि</text:span></text:span><text:span text:style-name="apple-style-span"><text:span text:style-name="T1"> </text:span></text:span><text:span text:style-name="apple-style-span"><text:span text:style-name="T2">भारत</text:span></text:span><text:span text:style-name="T1"><text:line-break/></text:span><text:span text:style-name="apple-style-span"><text:span text:style-name="T1">  </text:span></text:span><text:span text:style-name="apple-style-span"><text:span text:style-name="T3">7</text:span></text:span><text:span text:style-name="apple-converted-space"><text:span text:style-name="T1"> </text:span></text:span><text:span text:style-name="apple-style-span"><text:span text:style-name="T2">इहैकस्दं</text:span></text:span><text:span text:style-name="apple-style-span"><text:span text:style-name="T1"> </text:span></text:span><text:span text:style-name="apple-style-span"><text:span text:style-name="T2">जगत</text:span></text:span><text:span text:style-name="apple-style-span"><text:span text:style-name="T1"> </text:span></text:span><text:span text:style-name="apple-style-span"><text:span text:style-name="T2">कृत्स्नं</text:span></text:span><text:span text:style-name="apple-style-span"><text:span text:style-name="T1"> </text:span></text:span><text:span text:style-name="apple-style-span"><text:span text:style-name="T2">पश्याथ्य</text:span></text:span><text:span text:style-name="apple-style-span"><text:span text:style-name="T1"> </text:span></text:span><text:span text:style-name="apple-style-span"><text:span text:style-name="T2">सचराचर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मम</text:span></text:span><text:span text:style-name="apple-style-span"><text:span text:style-name="T1"> </text:span></text:span><text:span text:style-name="apple-style-span"><text:span text:style-name="T2">थेहे</text:span></text:span><text:span text:style-name="apple-style-span"><text:span text:style-name="T1"> </text:span></text:span><text:span text:style-name="apple-style-span"><text:span text:style-name="T2">गुडाकेश</text:span></text:span><text:span text:style-name="apple-style-span"><text:span text:style-name="T1"> </text:span></text:span><text:span text:style-name="apple-style-span"><text:span text:style-name="T2">यच</text:span></text:span><text:span text:style-name="apple-style-span"><text:span text:style-name="T1"> </text:span></text:span><text:span text:style-name="apple-style-span"><text:span text:style-name="T2">चान्यथ</text:span></text:span><text:span text:style-name="apple-style-span"><text:span text:style-name="T1"> </text:span></text:span><text:span text:style-name="apple-style-span"><text:span text:style-name="T2">थरष्टुम</text:span></text:span><text:span text:style-name="apple-style-span"><text:span text:style-name="T1"> </text:span></text:span><text:span text:style-name="apple-style-span"><text:span text:style-name="T2">इच्छसि</text:span></text:span><text:span text:style-name="T1"><text:line-break/></text:span><text:span text:style-name="apple-style-span"><text:span text:style-name="T1">  </text:span></text:span><text:span text:style-name="apple-style-span"><text:span text:style-name="T3">8</text:span></text:span><text:span text:style-name="apple-converted-space"><text:span text:style-name="T1"> 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शक्यसे</text:span></text:span><text:span text:style-name="apple-style-span"><text:span text:style-name="T1"> </text:span></text:span><text:span text:style-name="apple-style-span"><text:span text:style-name="T2">थरष्टुम</text:span></text:span><text:span text:style-name="apple-style-span"><text:span text:style-name="T1"> </text:span></text:span><text:span text:style-name="apple-style-span"><text:span text:style-name="T2">अनेनैव</text:span></text:span><text:span text:style-name="apple-style-span"><text:span text:style-name="T1"> </text:span></text:span><text:span text:style-name="apple-style-span"><text:span text:style-name="T2">सवचक्षुषा</text:span></text:span><text:span text:style-name="T1"><text:line-break/></text:span><text:span text:style-name="apple-style-span"><text:span text:style-name="T1">      </text:span></text:span><text:span text:style-name="apple-style-span"><text:span text:style-name="T2">थिव्यं</text:span></text:span><text:span text:style-name="apple-style-span"><text:span text:style-name="T1"> </text:span></text:span><text:span text:style-name="apple-style-span"><text:span text:style-name="T2">थथामि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चक्षुः</text:span></text:span><text:span text:style-name="apple-style-span"><text:span text:style-name="T1"> </text:span></text:span><text:span text:style-name="apple-style-span"><text:span text:style-name="T2">पश्य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यॊगम</text:span></text:span><text:span text:style-name="apple-style-span"><text:span text:style-name="T1"> </text:span></text:span><text:span text:style-name="apple-style-span"><text:span text:style-name="T2">ऐश्वरम</text:span></text:span><text:span text:style-name="T1"><text:line-break/></text:span><text:span text:style-name="apple-style-span"><text:span text:style-name="T1">  </text:span></text:span><text:span text:style-name="apple-style-span"><text:span text:style-name="T3">9</text:span></text:span><text:span text:style-name="apple-converted-space"><text:span text:style-name="T1"> </text:span></text:span><text:span text:style-name="apple-style-span"><text:span text:style-name="T2">संजय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एवम</text:span></text:span><text:span text:style-name="apple-style-span"><text:span text:style-name="T1"> </text:span></text:span><text:span text:style-name="apple-style-span"><text:span text:style-name="T2">उक्त्वा</text:span></text:span><text:span text:style-name="apple-style-span"><text:span text:style-name="T1"> </text:span></text:span><text:span text:style-name="apple-style-span"><text:span text:style-name="T2">ततॊ</text:span></text:span><text:span text:style-name="apple-style-span"><text:span text:style-name="T1"> </text:span></text:span><text:span text:style-name="apple-style-span"><text:span text:style-name="T2">राजन</text:span></text:span><text:span text:style-name="apple-style-span"><text:span text:style-name="T1"> </text:span></text:span><text:span text:style-name="apple-style-span"><text:span text:style-name="T2">महायॊगेश्वरॊ</text:span></text:span><text:span text:style-name="apple-style-span"><text:span text:style-name="T1"> </text:span></text:span><text:span text:style-name="apple-style-span"><text:span text:style-name="T2">हरि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थर्शयाम</text:span></text:span><text:span text:style-name="apple-style-span"><text:span text:style-name="T1"> </text:span></text:span><text:span text:style-name="apple-style-span"><text:span text:style-name="T2">आस</text:span></text:span><text:span text:style-name="apple-style-span"><text:span text:style-name="T1"> </text:span></text:span><text:span text:style-name="apple-style-span"><text:span text:style-name="T2">पार्दाय</text:span></text:span><text:span text:style-name="apple-style-span"><text:span text:style-name="T1"> </text:span></text:span><text:span text:style-name="apple-style-span"><text:span text:style-name="T2">परमं</text:span></text:span><text:span text:style-name="apple-style-span"><text:span text:style-name="T1"> </text:span></text:span><text:span text:style-name="apple-style-span"><text:span text:style-name="T2">रूपम</text:span></text:span><text:span text:style-name="apple-style-span"><text:span text:style-name="T1"> </text:span></text:span><text:span text:style-name="apple-style-span"><text:span text:style-name="T2">ऐश्वरम</text:span></text:span><text:span text:style-name="T1"><text:line-break/></text:span><text:span text:style-name="apple-style-span"><text:span text:style-name="T1">  </text:span></text:span><text:span text:style-name="apple-style-span"><text:span text:style-name="T3">10</text:span></text:span><text:span text:style-name="apple-converted-space"><text:span text:style-name="T1"> </text:span></text:span><text:span text:style-name="apple-style-span"><text:span text:style-name="T2">अनेकवक्त्रनयनम</text:span></text:span><text:span text:style-name="apple-style-span"><text:span text:style-name="T1"> </text:span></text:span><text:span text:style-name="apple-style-span"><text:span text:style-name="T2">अनेकाथ्भुतथर्शन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नेकथिव्याभरणं</text:span></text:span><text:span text:style-name="apple-style-span"><text:span text:style-name="T1"> </text:span></text:span><text:span text:style-name="apple-style-span"><text:span text:style-name="T2">थिव्यानेकॊथ्यतायुधम</text:span></text:span><text:span text:style-name="T1"><text:line-break/></text:span><text:span text:style-name="apple-style-span"><text:span text:style-name="T1"> </text:span></text:span><text:span text:style-name="apple-style-span"><text:span text:style-name="T3">11</text:span></text:span><text:span text:style-name="apple-converted-space"><text:span text:style-name="T1"> </text:span></text:span><text:span text:style-name="apple-style-span"><text:span text:style-name="T2">थिव्यमाल्याम्बरधरं</text:span></text:span><text:span text:style-name="apple-style-span"><text:span text:style-name="T1"> </text:span></text:span><text:span text:style-name="apple-style-span"><text:span text:style-name="T2">थिव्यगन्धानुलेपन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र्वाश्चर्यमयं</text:span></text:span><text:span text:style-name="apple-style-span"><text:span text:style-name="T1"> </text:span></text:span><text:span text:style-name="apple-style-span"><text:span text:style-name="T2">थेवम</text:span></text:span><text:span text:style-name="apple-style-span"><text:span text:style-name="T1"> </text:span></text:span><text:span text:style-name="apple-style-span"><text:span text:style-name="T2">अनन्तं</text:span></text:span><text:span text:style-name="apple-style-span"><text:span text:style-name="T1"> </text:span></text:span><text:span text:style-name="apple-style-span"><text:span text:style-name="T2">विश्वतॊमुखम</text:span></text:span><text:span text:style-name="T1"><text:line-break/></text:span><text:span text:style-name="apple-style-span"><text:span text:style-name="T1"> </text:span></text:span><text:span text:style-name="apple-style-span"><text:span text:style-name="T3">12</text:span></text:span><text:span text:style-name="apple-converted-space"><text:span text:style-name="T1"> </text:span></text:span><text:span text:style-name="apple-style-span"><text:span text:style-name="T2">थिवि</text:span></text:span><text:span text:style-name="apple-style-span"><text:span text:style-name="T1"> </text:span></text:span><text:span text:style-name="apple-style-span"><text:span text:style-name="T2">सूर्यसहस्रस्य</text:span></text:span><text:span text:style-name="apple-style-span"><text:span text:style-name="T1"> </text:span></text:span><text:span text:style-name="apple-style-span"><text:span text:style-name="T2">भवेथ</text:span></text:span><text:span text:style-name="apple-style-span"><text:span text:style-name="T1"> </text:span></text:span><text:span text:style-name="apple-style-span"><text:span text:style-name="T2">युगपथ</text:span></text:span><text:span text:style-name="apple-style-span"><text:span text:style-name="T1"> </text:span></text:span><text:span text:style-name="apple-style-span"><text:span text:style-name="T2">उत्दित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थि</text:span></text:span><text:span text:style-name="apple-style-span"><text:span text:style-name="T1"> </text:span></text:span><text:span text:style-name="apple-style-span"><text:span text:style-name="T2">भाः</text:span></text:span><text:span text:style-name="apple-style-span"><text:span text:style-name="T1"> </text:span></text:span><text:span text:style-name="apple-style-span"><text:span text:style-name="T2">सथृशी</text:span></text:span><text:span text:style-name="apple-style-span"><text:span text:style-name="T1"> </text:span></text:span><text:span text:style-name="apple-style-span"><text:span text:style-name="T2">सा</text:span></text:span><text:span text:style-name="apple-style-span"><text:span text:style-name="T1"> </text:span></text:span><text:span text:style-name="apple-style-span"><text:span text:style-name="T2">सयाथ</text:span></text:span><text:span text:style-name="apple-style-span"><text:span text:style-name="T1"> </text:span></text:span><text:span text:style-name="apple-style-span"><text:span text:style-name="T2">भासस</text:span></text:span><text:span text:style-name="apple-style-span"><text:span text:style-name="T1"> </text:span></text:span><text:span text:style-name="apple-style-span"><text:span text:style-name="T2">तस्य</text:span></text:span><text:span text:style-name="apple-style-span"><text:span text:style-name="T1"> </text:span></text:span><text:span text:style-name="apple-style-span"><text:span text:style-name="T2">महात्मनः</text:span></text:span><text:span text:style-name="T1"><text:line-break/></text:span><text:span text:style-name="apple-style-span"><text:span text:style-name="T1"> </text:span></text:span><text:span text:style-name="apple-style-span"><text:span text:style-name="T3">13</text:span></text:span><text:span text:style-name="apple-converted-space"><text:span text:style-name="T1"> </text:span></text:span><text:span text:style-name="apple-style-span"><text:span text:style-name="T2">तत्रैकस्दं</text:span></text:span><text:span text:style-name="apple-style-span"><text:span text:style-name="T1"> </text:span></text:span><text:span text:style-name="apple-style-span"><text:span text:style-name="T2">जगत</text:span></text:span><text:span text:style-name="apple-style-span"><text:span text:style-name="T1"> </text:span></text:span><text:span text:style-name="apple-style-span"><text:span text:style-name="T2">कृत्स्नं</text:span></text:span><text:span text:style-name="apple-style-span"><text:span text:style-name="T1"> </text:span></text:span><text:span text:style-name="apple-style-span"><text:span text:style-name="T2">परविभक्तम</text:span></text:span><text:span text:style-name="apple-style-span"><text:span text:style-name="T1"> </text:span></text:span><text:span text:style-name="apple-style-span"><text:span text:style-name="T2">अनेकध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पश्यथ</text:span></text:span><text:span text:style-name="apple-style-span"><text:span text:style-name="T1"> </text:span></text:span><text:span text:style-name="apple-style-span"><text:span text:style-name="T2">थेवथेवस्य</text:span></text:span><text:span text:style-name="apple-style-span"><text:span text:style-name="T1"> </text:span></text:span><text:span text:style-name="apple-style-span"><text:span text:style-name="T2">शरीरे</text:span></text:span><text:span text:style-name="apple-style-span"><text:span text:style-name="T1"> </text:span></text:span><text:span text:style-name="apple-style-span"><text:span text:style-name="T2">पाण्डवस</text:span></text:span><text:span text:style-name="apple-style-span"><text:span text:style-name="T1"> </text:span></text:span><text:span text:style-name="apple-style-span"><text:span text:style-name="T2">तथा</text:span></text:span><text:span text:style-name="T1"><text:line-break/></text:span><text:span text:style-name="apple-style-span"><text:span text:style-name="T1"> </text:span></text:span><text:span text:style-name="apple-style-span"><text:span text:style-name="T3">14</text:span></text:span><text:span text:style-name="apple-converted-space"><text:span text:style-name="T1"> </text:span></text:span><text:span text:style-name="apple-style-span"><text:span text:style-name="T2">ततः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विस्मयाविष्टॊ</text:span></text:span><text:span text:style-name="apple-style-span"><text:span text:style-name="T1"> </text:span></text:span><text:span text:style-name="apple-style-span"><text:span text:style-name="T2">हृष्टरॊमा</text:span></text:span><text:span text:style-name="apple-style-span"><text:span text:style-name="T1"> </text:span></text:span><text:span text:style-name="apple-style-span"><text:span text:style-name="T2">धनंजय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रणम्य</text:span></text:span><text:span text:style-name="apple-style-span"><text:span text:style-name="T1"> </text:span></text:span><text:span text:style-name="apple-style-span"><text:span text:style-name="T2">शिरसा</text:span></text:span><text:span text:style-name="apple-style-span"><text:span text:style-name="T1"> </text:span></text:span><text:span text:style-name="apple-style-span"><text:span text:style-name="T2">थेवं</text:span></text:span><text:span text:style-name="apple-style-span"><text:span text:style-name="T1"> </text:span></text:span><text:span text:style-name="apple-style-span"><text:span text:style-name="T2">कृताञ्जलिर</text:span></text:span><text:span text:style-name="apple-style-span"><text:span text:style-name="T1"> </text:span></text:span><text:span text:style-name="apple-style-span"><text:span text:style-name="T2">अभाषत</text:span></text:span><text:span text:style-name="T1"><text:line-break/></text:span><text:span text:style-name="apple-style-span"><text:span text:style-name="T1"> </text:span></text:span><text:span text:style-name="apple-style-span"><text:span text:style-name="T3">15</text:span></text:span><text:span text:style-name="apple-converted-space"><text:span text:style-name="T1"> </text:span></text:span><text:span text:style-name="apple-style-span"><text:span text:style-name="T2">अर्जु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श्यामि</text:span></text:span><text:span text:style-name="apple-style-span"><text:span text:style-name="T1"> </text:span></text:span><text:span text:style-name="apple-style-span"><text:span text:style-name="T2">थेवांस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थेव</text:span></text:span><text:span text:style-name="apple-style-span"><text:span text:style-name="T1"> </text:span></text:span><text:span text:style-name="apple-style-span"><text:span text:style-name="T2">थेहे</text:span></text:span><text:span text:style-name="apple-style-span"><text:span text:style-name="T1">; </text:span></text:span><text:span text:style-name="apple-style-span"><text:span text:style-name="T2">सर्वांस</text:span></text:span><text:span text:style-name="apple-style-span"><text:span text:style-name="T1"> </text:span></text:span><text:span text:style-name="apple-style-span"><text:span text:style-name="T2">तदा</text:span></text:span><text:span text:style-name="apple-style-span"><text:span text:style-name="T1"> </text:span></text:span><text:span text:style-name="apple-style-span"><text:span text:style-name="T2">भूतविशेषसंघा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बरह्माणम</text:span></text:span><text:span text:style-name="apple-style-span"><text:span text:style-name="T1"> </text:span></text:span><text:span text:style-name="apple-style-span"><text:span text:style-name="T2">ईशं</text:span></text:span><text:span text:style-name="apple-style-span"><text:span text:style-name="T1"> </text:span></text:span><text:span text:style-name="apple-style-span"><text:span text:style-name="T2">कमलासनस्दम</text:span></text:span><text:span text:style-name="apple-style-span"><text:span text:style-name="T1">; </text:span></text:span><text:span text:style-name="apple-style-span"><text:span text:style-name="T2">ऋषीं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सर्वान</text:span></text:span><text:span text:style-name="apple-style-span"><text:span text:style-name="T1"> </text:span></text:span><text:span text:style-name="apple-style-span"><text:span text:style-name="T2">उरगां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थिव्यान</text:span></text:span><text:span text:style-name="T1"><text:line-break/></text:span><text:span text:style-name="apple-style-span"><text:span text:style-name="T1"> </text:span></text:span><text:span text:style-name="apple-style-span"><text:span text:style-name="T3">16</text:span></text:span><text:span text:style-name="apple-converted-space"><text:span text:style-name="T1"> </text:span></text:span><text:span text:style-name="apple-style-span"><text:span text:style-name="T2">अनेकबाहूथरवक्त्रनेत्रं</text:span></text:span><text:span text:style-name="apple-style-span"><text:span text:style-name="T1">; </text:span></text:span><text:span text:style-name="apple-style-span"><text:span text:style-name="T2">पश्यामि</text:span></text:span><text:span text:style-name="apple-style-span"><text:span text:style-name="T1"> </text:span></text:span><text:span text:style-name="apple-style-span"><text:span text:style-name="T2">तवा</text:span></text:span><text:span text:style-name="apple-style-span"><text:span text:style-name="T1"> </text:span></text:span><text:span text:style-name="apple-style-span"><text:span text:style-name="T2">सर्वतॊ</text:span></text:span><text:span text:style-name="apple-style-span"><text:span text:style-name="T1"> </text:span></text:span><text:span text:style-name="apple-style-span"><text:span text:style-name="T2">ऽनन्तरूप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नान्तं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मध्यं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पुनस</text:span></text:span><text:span text:style-name="apple-style-span"><text:span text:style-name="T1"> </text:span></text:span><text:span text:style-name="apple-style-span"><text:span text:style-name="T2">तवाथिं</text:span></text:span><text:span text:style-name="apple-style-span"><text:span text:style-name="T1">; </text:span></text:span><text:span text:style-name="apple-style-span"><text:span text:style-name="T2">पश्यामि</text:span></text:span><text:span text:style-name="apple-style-span"><text:span text:style-name="T1"> </text:span></text:span><text:span text:style-name="apple-style-span"><text:span text:style-name="T2">विश्वेश्वर</text:span></text:span><text:span text:style-name="apple-style-span"><text:span text:style-name="T1"> </text:span></text:span><text:span text:style-name="apple-style-span"><text:span text:style-name="T2">विश्वरूप</text:span></text:span><text:span text:style-name="T1"><text:line-break/></text:span><text:span text:style-name="apple-style-span"><text:span text:style-name="T1"> </text:span></text:span><text:span text:style-name="apple-style-span"><text:span text:style-name="T3">17</text:span></text:span><text:span text:style-name="apple-converted-space"><text:span text:style-name="T1"> </text:span></text:span><text:span text:style-name="apple-style-span"><text:span text:style-name="T2">किरीटिनं</text:span></text:span><text:span text:style-name="apple-style-span"><text:span text:style-name="T1"> </text:span></text:span><text:span text:style-name="apple-style-span"><text:span text:style-name="T2">गथिनं</text:span></text:span><text:span text:style-name="apple-style-span"><text:span text:style-name="T1"> </text:span></text:span><text:span text:style-name="apple-style-span"><text:span text:style-name="T2">चक्रिण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; </text:span></text:span><text:span text:style-name="apple-style-span"><text:span text:style-name="T2">तेजॊराशिं</text:span></text:span><text:span text:style-name="apple-style-span"><text:span text:style-name="T1"> </text:span></text:span><text:span text:style-name="apple-style-span"><text:span text:style-name="T2">सर्वतॊ</text:span></text:span><text:span text:style-name="apple-style-span"><text:span text:style-name="T1"> </text:span></text:span><text:span text:style-name="apple-style-span"><text:span text:style-name="T2">थीप्तिमन्त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श्यामि</text:span></text:span><text:span text:style-name="apple-style-span"><text:span text:style-name="T1"> </text:span></text:span><text:span text:style-name="apple-style-span"><text:span text:style-name="T2">तवां</text:span></text:span><text:span text:style-name="apple-style-span"><text:span text:style-name="T1"> </text:span></text:span><text:span text:style-name="apple-style-span"><text:span text:style-name="T2">थुर्निरीक्ष्यं</text:span></text:span><text:span text:style-name="apple-style-span"><text:span text:style-name="T1"> </text:span></text:span><text:span text:style-name="apple-style-span"><text:span text:style-name="T2">समन्ताथ</text:span></text:span><text:span text:style-name="apple-style-span"><text:span text:style-name="T1">; </text:span></text:span><text:span text:style-name="apple-style-span"><text:span text:style-name="T2">थीप्तानलार्कथ्युतिम</text:span></text:span><text:span text:style-name="apple-style-span"><text:span text:style-name="T1"> </text:span></text:span><text:span text:style-name="apple-style-span"><text:span text:style-name="T2">अप्रमेयम</text:span></text:span><text:span text:style-name="T1"><text:line-break/></text:span><text:soft-page-break/><text:span text:style-name="apple-style-span"><text:span text:style-name="T1"> </text:span></text:span><text:span text:style-name="apple-style-span"><text:span text:style-name="T3">18</text:span></text:span><text:span text:style-name="apple-converted-space"><text:span text:style-name="T1"> </text:span></text:span><text:span text:style-name="apple-style-span"><text:span text:style-name="T2">तवम</text:span></text:span><text:span text:style-name="apple-style-span"><text:span text:style-name="T1"> </text:span></text:span><text:span text:style-name="apple-style-span"><text:span text:style-name="T2">अक्षरं</text:span></text:span><text:span text:style-name="apple-style-span"><text:span text:style-name="T1"> </text:span></text:span><text:span text:style-name="apple-style-span"><text:span text:style-name="T2">परमं</text:span></text:span><text:span text:style-name="apple-style-span"><text:span text:style-name="T1"> </text:span></text:span><text:span text:style-name="apple-style-span"><text:span text:style-name="T2">वेथितव्यं</text:span></text:span><text:span text:style-name="apple-style-span"><text:span text:style-name="T1">; </text:span></text:span><text:span text:style-name="apple-style-span"><text:span text:style-name="T2">तवम</text:span></text:span><text:span text:style-name="apple-style-span"><text:span text:style-name="T1"> </text:span></text:span><text:span text:style-name="apple-style-span"><text:span text:style-name="T2">अस्य</text:span></text:span><text:span text:style-name="apple-style-span"><text:span text:style-name="T1"> </text:span></text:span><text:span text:style-name="apple-style-span"><text:span text:style-name="T2">विश्वस्य</text:span></text:span><text:span text:style-name="apple-style-span"><text:span text:style-name="T1"> </text:span></text:span><text:span text:style-name="apple-style-span"><text:span text:style-name="T2">परं</text:span></text:span><text:span text:style-name="apple-style-span"><text:span text:style-name="T1"> </text:span></text:span><text:span text:style-name="apple-style-span"><text:span text:style-name="T2">निधान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वम</text:span></text:span><text:span text:style-name="apple-style-span"><text:span text:style-name="T1"> </text:span></text:span><text:span text:style-name="apple-style-span"><text:span text:style-name="T2">अव्ययः</text:span></text:span><text:span text:style-name="apple-style-span"><text:span text:style-name="T1"> </text:span></text:span><text:span text:style-name="apple-style-span"><text:span text:style-name="T2">शाश्वतधर्मगॊप्ता</text:span></text:span><text:span text:style-name="apple-style-span"><text:span text:style-name="T1">; </text:span></text:span><text:span text:style-name="apple-style-span"><text:span text:style-name="T2">सनातनस</text:span></text:span><text:span text:style-name="apple-style-span"><text:span text:style-name="T1"> </text:span></text:span><text:span text:style-name="apple-style-span"><text:span text:style-name="T2">तवं</text:span></text:span><text:span text:style-name="apple-style-span"><text:span text:style-name="T1"> </text:span></text:span><text:span text:style-name="apple-style-span"><text:span text:style-name="T2">पुरुषॊ</text:span></text:span><text:span text:style-name="apple-style-span"><text:span text:style-name="T1"> </text:span></text:span><text:span text:style-name="apple-style-span"><text:span text:style-name="T2">मतॊ</text:span></text:span><text:span text:style-name="apple-style-span"><text:span text:style-name="T1"> </text:span></text:span><text:span text:style-name="apple-style-span"><text:span text:style-name="T2">मे</text:span></text:span><text:span text:style-name="T1"><text:line-break/></text:span><text:span text:style-name="apple-style-span"><text:span text:style-name="T1"> </text:span></text:span><text:span text:style-name="apple-style-span"><text:span text:style-name="T3">19</text:span></text:span><text:span text:style-name="apple-converted-space"><text:span text:style-name="T1"> </text:span></text:span><text:span text:style-name="apple-style-span"><text:span text:style-name="T2">अनाथिमध्यान्तम</text:span></text:span><text:span text:style-name="apple-style-span"><text:span text:style-name="T1"> </text:span></text:span><text:span text:style-name="apple-style-span"><text:span text:style-name="T2">अनन्तवीर्यम</text:span></text:span><text:span text:style-name="apple-style-span"><text:span text:style-name="T1">; </text:span></text:span><text:span text:style-name="apple-style-span"><text:span text:style-name="T2">अनन्तबाहुं</text:span></text:span><text:span text:style-name="apple-style-span"><text:span text:style-name="T1"> </text:span></text:span><text:span text:style-name="apple-style-span"><text:span text:style-name="T2">शशिसूर्यनेत्र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श्यामि</text:span></text:span><text:span text:style-name="apple-style-span"><text:span text:style-name="T1"> </text:span></text:span><text:span text:style-name="apple-style-span"><text:span text:style-name="T2">तवां</text:span></text:span><text:span text:style-name="apple-style-span"><text:span text:style-name="T1"> </text:span></text:span><text:span text:style-name="apple-style-span"><text:span text:style-name="T2">थीप्तहुताशवक्त्रं</text:span></text:span><text:span text:style-name="apple-style-span"><text:span text:style-name="T1">; </text:span></text:span><text:span text:style-name="apple-style-span"><text:span text:style-name="T2">सवतेजसा</text:span></text:span><text:span text:style-name="apple-style-span"><text:span text:style-name="T1"> </text:span></text:span><text:span text:style-name="apple-style-span"><text:span text:style-name="T2">विश्वम</text:span></text:span><text:span text:style-name="apple-style-span"><text:span text:style-name="T1"> </text:span></text:span><text:span text:style-name="apple-style-span"><text:span text:style-name="T2">इथं</text:span></text:span><text:span text:style-name="apple-style-span"><text:span text:style-name="T1"> </text:span></text:span><text:span text:style-name="apple-style-span"><text:span text:style-name="T2">तपन्तम</text:span></text:span><text:span text:style-name="T1"><text:line-break/></text:span><text:span text:style-name="apple-style-span"><text:span text:style-name="T1"> </text:span></text:span><text:span text:style-name="apple-style-span"><text:span text:style-name="T3">20</text:span></text:span><text:span text:style-name="apple-converted-space"><text:span text:style-name="T1"> </text:span></text:span><text:span text:style-name="apple-style-span"><text:span text:style-name="T2">थयावापृदिव्यॊर</text:span></text:span><text:span text:style-name="apple-style-span"><text:span text:style-name="T1"> </text:span></text:span><text:span text:style-name="apple-style-span"><text:span text:style-name="T2">इथम</text:span></text:span><text:span text:style-name="apple-style-span"><text:span text:style-name="T1"> </text:span></text:span><text:span text:style-name="apple-style-span"><text:span text:style-name="T2">अन्तरं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; </text:span></text:span><text:span text:style-name="apple-style-span"><text:span text:style-name="T2">वयाप्तं</text:span></text:span><text:span text:style-name="apple-style-span"><text:span text:style-name="T1"> </text:span></text:span><text:span text:style-name="apple-style-span"><text:span text:style-name="T2">तवयैकेन</text:span></text:span><text:span text:style-name="apple-style-span"><text:span text:style-name="T1"> </text:span></text:span><text:span text:style-name="apple-style-span"><text:span text:style-name="T2">थिश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सर्व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थृष्ट्वाथ्भुतं</text:span></text:span><text:span text:style-name="apple-style-span"><text:span text:style-name="T1"> </text:span></text:span><text:span text:style-name="apple-style-span"><text:span text:style-name="T2">रूपम</text:span></text:span><text:span text:style-name="apple-style-span"><text:span text:style-name="T1"> </text:span></text:span><text:span text:style-name="apple-style-span"><text:span text:style-name="T2">इथं</text:span></text:span><text:span text:style-name="apple-style-span"><text:span text:style-name="T1"> </text:span></text:span><text:span text:style-name="apple-style-span"><text:span text:style-name="T2">तवॊग्रं</text:span></text:span><text:span text:style-name="apple-style-span"><text:span text:style-name="T1">; </text:span></text:span><text:span text:style-name="apple-style-span"><text:span text:style-name="T2">लॊकत्रयं</text:span></text:span><text:span text:style-name="apple-style-span"><text:span text:style-name="T1"> </text:span></text:span><text:span text:style-name="apple-style-span"><text:span text:style-name="T2">परव्यदितं</text:span></text:span><text:span text:style-name="apple-style-span"><text:span text:style-name="T1"> </text:span></text:span><text:span text:style-name="apple-style-span"><text:span text:style-name="T2">महात्मन</text:span></text:span><text:span text:style-name="T1"><text:line-break/></text:span><text:span text:style-name="apple-style-span"><text:span text:style-name="T1"> </text:span></text:span><text:span text:style-name="apple-style-span"><text:span text:style-name="T3">21</text:span></text:span><text:span text:style-name="apple-converted-space"><text:span text:style-name="T1"> </text:span></text:span><text:span text:style-name="apple-style-span"><text:span text:style-name="T2">अमी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तवा</text:span></text:span><text:span text:style-name="apple-style-span"><text:span text:style-name="T1"> </text:span></text:span><text:span text:style-name="apple-style-span"><text:span text:style-name="T2">सुरसंघा</text:span></text:span><text:span text:style-name="apple-style-span"><text:span text:style-name="T1"> </text:span></text:span><text:span text:style-name="apple-style-span"><text:span text:style-name="T2">विशन्ति</text:span></text:span><text:span text:style-name="apple-style-span"><text:span text:style-name="T1">; </text:span></text:span><text:span text:style-name="apple-style-span"><text:span text:style-name="T2">के</text:span></text:span><text:span text:style-name="apple-style-span"><text:span text:style-name="T1"> </text:span></text:span><text:span text:style-name="apple-style-span"><text:span text:style-name="T2">चिथ</text:span></text:span><text:span text:style-name="apple-style-span"><text:span text:style-name="T1"> </text:span></text:span><text:span text:style-name="apple-style-span"><text:span text:style-name="T2">भीताः</text:span></text:span><text:span text:style-name="apple-style-span"><text:span text:style-name="T1"> </text:span></text:span><text:span text:style-name="apple-style-span"><text:span text:style-name="T2">पराञ्जलयॊ</text:span></text:span><text:span text:style-name="apple-style-span"><text:span text:style-name="T1"> </text:span></text:span><text:span text:style-name="apple-style-span"><text:span text:style-name="T2">गृणन्त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वस्तीत्य</text:span></text:span><text:span text:style-name="apple-style-span"><text:span text:style-name="T1"> </text:span></text:span><text:span text:style-name="apple-style-span"><text:span text:style-name="T2">उक्त्वा</text:span></text:span><text:span text:style-name="apple-style-span"><text:span text:style-name="T1"> </text:span></text:span><text:span text:style-name="apple-style-span"><text:span text:style-name="T2">महर्षिसिथ्धसंघाः</text:span></text:span><text:span text:style-name="apple-style-span"><text:span text:style-name="T1">; </text:span></text:span><text:span text:style-name="apple-style-span"><text:span text:style-name="T2">सतुवन्ति</text:span></text:span><text:span text:style-name="apple-style-span"><text:span text:style-name="T1"> </text:span></text:span><text:span text:style-name="apple-style-span"><text:span text:style-name="T2">तवां</text:span></text:span><text:span text:style-name="apple-style-span"><text:span text:style-name="T1"> </text:span></text:span><text:span text:style-name="apple-style-span"><text:span text:style-name="T2">सतुतिभिः</text:span></text:span><text:span text:style-name="apple-style-span"><text:span text:style-name="T1"> </text:span></text:span><text:span text:style-name="apple-style-span"><text:span text:style-name="T2">पुष्कलाभिः</text:span></text:span><text:span text:style-name="T1"><text:line-break/></text:span><text:span text:style-name="apple-style-span"><text:span text:style-name="T1"> </text:span></text:span><text:span text:style-name="apple-style-span"><text:span text:style-name="T3">22</text:span></text:span><text:span text:style-name="apple-converted-space"><text:span text:style-name="T1"> </text:span></text:span><text:span text:style-name="apple-style-span"><text:span text:style-name="T2">रुथ्राथित्या</text:span></text:span><text:span text:style-name="apple-style-span"><text:span text:style-name="T1"> </text:span></text:span><text:span text:style-name="apple-style-span"><text:span text:style-name="T2">वसवॊ</text:span></text:span><text:span text:style-name="apple-style-span"><text:span text:style-name="T1"> </text:span></text:span><text:span text:style-name="apple-style-span"><text:span text:style-name="T2">ये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साध्या</text:span></text:span><text:span text:style-name="apple-style-span"><text:span text:style-name="T1">; </text:span></text:span><text:span text:style-name="apple-style-span"><text:span text:style-name="T2">विश्वे</text:span></text:span><text:span text:style-name="apple-style-span"><text:span text:style-name="T1"> </text:span></text:span><text:span text:style-name="apple-style-span"><text:span text:style-name="T2">ऽशविनौ</text:span></text:span><text:span text:style-name="apple-style-span"><text:span text:style-name="T1"> </text:span></text:span><text:span text:style-name="apple-style-span"><text:span text:style-name="T2">मरुतश</text:span></text:span><text:span text:style-name="apple-style-span"><text:span text:style-name="T1"> </text:span></text:span><text:span text:style-name="apple-style-span"><text:span text:style-name="T2">चॊष्मपाश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गन्धर्वयक्षासुरसिथ्धसंघा</text:span></text:span><text:span text:style-name="apple-style-span"><text:span text:style-name="T1">; </text:span></text:span><text:span text:style-name="apple-style-span"><text:span text:style-name="T2">वीक्षन्ते</text:span></text:span><text:span text:style-name="apple-style-span"><text:span text:style-name="T1"> </text:span></text:span><text:span text:style-name="apple-style-span"><text:span text:style-name="T2">तवां</text:span></text:span><text:span text:style-name="apple-style-span"><text:span text:style-name="T1"> </text:span></text:span><text:span text:style-name="apple-style-span"><text:span text:style-name="T2">विस्मिताश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सर्वे</text:span></text:span><text:span text:style-name="T1"><text:line-break/></text:span><text:span text:style-name="apple-style-span"><text:span text:style-name="T1"> </text:span></text:span><text:span text:style-name="apple-style-span"><text:span text:style-name="T3">23</text:span></text:span><text:span text:style-name="apple-converted-space"><text:span text:style-name="T1"> </text:span></text:span><text:span text:style-name="apple-style-span"><text:span text:style-name="T2">रूपं</text:span></text:span><text:span text:style-name="apple-style-span"><text:span text:style-name="T1"> </text:span></text:span><text:span text:style-name="apple-style-span"><text:span text:style-name="T2">महत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बहुवक्त्रनेत्रं</text:span></text:span><text:span text:style-name="apple-style-span"><text:span text:style-name="T1">; </text:span></text:span><text:span text:style-name="apple-style-span"><text:span text:style-name="T2">महाबाहॊ</text:span></text:span><text:span text:style-name="apple-style-span"><text:span text:style-name="T1"> </text:span></text:span><text:span text:style-name="apple-style-span"><text:span text:style-name="T2">बहुबाहूरुपाथ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बहूथरं</text:span></text:span><text:span text:style-name="apple-style-span"><text:span text:style-name="T1"> </text:span></text:span><text:span text:style-name="apple-style-span"><text:span text:style-name="T2">बहुथंष्ट्राकरालं</text:span></text:span><text:span text:style-name="apple-style-span"><text:span text:style-name="T1">; </text:span></text:span><text:span text:style-name="apple-style-span"><text:span text:style-name="T2">थृष्ट्वा</text:span></text:span><text:span text:style-name="apple-style-span"><text:span text:style-name="T1"> </text:span></text:span><text:span text:style-name="apple-style-span"><text:span text:style-name="T2">लॊकाः</text:span></text:span><text:span text:style-name="apple-style-span"><text:span text:style-name="T1"> </text:span></text:span><text:span text:style-name="apple-style-span"><text:span text:style-name="T2">परव्यदितास</text:span></text:span><text:span text:style-name="apple-style-span"><text:span text:style-name="T1"> </text:span></text:span><text:span text:style-name="apple-style-span"><text:span text:style-name="T2">तदाहम</text:span></text:span><text:span text:style-name="T1"><text:line-break/></text:span><text:span text:style-name="apple-style-span"><text:span text:style-name="T1"> </text:span></text:span><text:span text:style-name="apple-style-span"><text:span text:style-name="T3">24</text:span></text:span><text:span text:style-name="apple-converted-space"><text:span text:style-name="T1"> </text:span></text:span><text:span text:style-name="apple-style-span"><text:span text:style-name="T2">नभःस्पृशं</text:span></text:span><text:span text:style-name="apple-style-span"><text:span text:style-name="T1"> </text:span></text:span><text:span text:style-name="apple-style-span"><text:span text:style-name="T2">थीप्तम</text:span></text:span><text:span text:style-name="apple-style-span"><text:span text:style-name="T1"> </text:span></text:span><text:span text:style-name="apple-style-span"><text:span text:style-name="T2">अनेकवर्णं</text:span></text:span><text:span text:style-name="apple-style-span"><text:span text:style-name="T1">; </text:span></text:span><text:span text:style-name="apple-style-span"><text:span text:style-name="T2">वयात्ताननं</text:span></text:span><text:span text:style-name="apple-style-span"><text:span text:style-name="T1"> </text:span></text:span><text:span text:style-name="apple-style-span"><text:span text:style-name="T2">थीप्तविशालनेत्र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थृष्ट्वा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तवां</text:span></text:span><text:span text:style-name="apple-style-span"><text:span text:style-name="T1"> </text:span></text:span><text:span text:style-name="apple-style-span"><text:span text:style-name="T2">परव्यदितान्तरात्मा</text:span></text:span><text:span text:style-name="apple-style-span"><text:span text:style-name="T1">; </text:span></text:span><text:span text:style-name="apple-style-span"><text:span text:style-name="T2">धृतिं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विन्थामि</text:span></text:span><text:span text:style-name="apple-style-span"><text:span text:style-name="T1"> </text:span></text:span><text:span text:style-name="apple-style-span"><text:span text:style-name="T2">शम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विष्णॊ</text:span></text:span><text:span text:style-name="T1"><text:line-break/></text:span><text:span text:style-name="apple-style-span"><text:span text:style-name="T1"> </text:span></text:span><text:span text:style-name="apple-style-span"><text:span text:style-name="T3">25</text:span></text:span><text:span text:style-name="apple-converted-space"><text:span text:style-name="T1"> </text:span></text:span><text:span text:style-name="apple-style-span"><text:span text:style-name="T2">थंष्ट्राकरालानि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मुखानि</text:span></text:span><text:span text:style-name="apple-style-span"><text:span text:style-name="T1">; </text:span></text:span><text:span text:style-name="apple-style-span"><text:span text:style-name="T2">थृष्ट्वैव</text:span></text:span><text:span text:style-name="apple-style-span"><text:span text:style-name="T1"> </text:span></text:span><text:span text:style-name="apple-style-span"><text:span text:style-name="T2">कालानलसंनिभान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थिशॊ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जाने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लभे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शर्म</text:span></text:span><text:span text:style-name="apple-style-span"><text:span text:style-name="T1">; </text:span></text:span><text:span text:style-name="apple-style-span"><text:span text:style-name="T2">परसीथ</text:span></text:span><text:span text:style-name="apple-style-span"><text:span text:style-name="T1"> </text:span></text:span><text:span text:style-name="apple-style-span"><text:span text:style-name="T2">थेवेश</text:span></text:span><text:span text:style-name="apple-style-span"><text:span text:style-name="T1"> </text:span></text:span><text:span text:style-name="apple-style-span"><text:span text:style-name="T2">जगन्निवास</text:span></text:span><text:span text:style-name="T1"><text:line-break/></text:span><text:span text:style-name="apple-style-span"><text:span text:style-name="T1"> </text:span></text:span><text:span text:style-name="apple-style-span"><text:span text:style-name="T3">26</text:span></text:span><text:span text:style-name="apple-converted-space"><text:span text:style-name="T1"> </text:span></text:span><text:span text:style-name="apple-style-span"><text:span text:style-name="T2">अमी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तवां</text:span></text:span><text:span text:style-name="apple-style-span"><text:span text:style-name="T1"> </text:span></text:span><text:span text:style-name="apple-style-span"><text:span text:style-name="T2">धृतराष्ट्रस्य</text:span></text:span><text:span text:style-name="apple-style-span"><text:span text:style-name="T1"> </text:span></text:span><text:span text:style-name="apple-style-span"><text:span text:style-name="T2">पुत्राः</text:span></text:span><text:span text:style-name="apple-style-span"><text:span text:style-name="T1">; </text:span></text:span><text:span text:style-name="apple-style-span"><text:span text:style-name="T2">सर्वे</text:span></text:span><text:span text:style-name="apple-style-span"><text:span text:style-name="T1"> </text:span></text:span><text:span text:style-name="apple-style-span"><text:span text:style-name="T2">सहैवावनिपालसंघै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भीष्मॊ</text:span></text:span><text:span text:style-name="apple-style-span"><text:span text:style-name="T1"> </text:span></text:span><text:span text:style-name="apple-style-span"><text:span text:style-name="T2">थरॊणः</text:span></text:span><text:span text:style-name="apple-style-span"><text:span text:style-name="T1"> </text:span></text:span><text:span text:style-name="apple-style-span"><text:span text:style-name="T2">सूतपुत्रस</text:span></text:span><text:span text:style-name="apple-style-span"><text:span text:style-name="T1"> </text:span></text:span><text:span text:style-name="apple-style-span"><text:span text:style-name="T2">तदासौ</text:span></text:span><text:span text:style-name="apple-style-span"><text:span text:style-name="T1">; </text:span></text:span><text:span text:style-name="apple-style-span"><text:span text:style-name="T2">सहास्मथीयैर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यॊधमुख्यैः</text:span></text:span><text:span text:style-name="T1"><text:line-break/></text:span><text:span text:style-name="apple-style-span"><text:span text:style-name="T1"> </text:span></text:span><text:span text:style-name="apple-style-span"><text:span text:style-name="T3">27</text:span></text:span><text:span text:style-name="apple-converted-space"><text:span text:style-name="T1"> </text:span></text:span><text:span text:style-name="apple-style-span"><text:span text:style-name="T2">वक्त्राणि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तवरमाणा</text:span></text:span><text:span text:style-name="apple-style-span"><text:span text:style-name="T1"> </text:span></text:span><text:span text:style-name="apple-style-span"><text:span text:style-name="T2">विशन्ति</text:span></text:span><text:span text:style-name="apple-style-span"><text:span text:style-name="T1">; </text:span></text:span><text:span text:style-name="apple-style-span"><text:span text:style-name="T2">थंष्ट्राकरालानि</text:span></text:span><text:span text:style-name="apple-style-span"><text:span text:style-name="T1"> </text:span></text:span><text:span text:style-name="apple-style-span"><text:span text:style-name="T2">भयानकान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के</text:span></text:span><text:span text:style-name="apple-style-span"><text:span text:style-name="T1"> </text:span></text:span><text:span text:style-name="apple-style-span"><text:span text:style-name="T2">चिथ</text:span></text:span><text:span text:style-name="apple-style-span"><text:span text:style-name="T1"> </text:span></text:span><text:span text:style-name="apple-style-span"><text:span text:style-name="T2">विलग्ना</text:span></text:span><text:span text:style-name="apple-style-span"><text:span text:style-name="T1"> </text:span></text:span><text:span text:style-name="apple-style-span"><text:span text:style-name="T2">थशनान्तरेषु</text:span></text:span><text:span text:style-name="apple-style-span"><text:span text:style-name="T1">; </text:span></text:span><text:span text:style-name="apple-style-span"><text:span text:style-name="T2">संथृश्यन्ते</text:span></text:span><text:span text:style-name="apple-style-span"><text:span text:style-name="T1"> </text:span></text:span><text:span text:style-name="apple-style-span"><text:span text:style-name="T2">चूर्णितैर</text:span></text:span><text:span text:style-name="apple-style-span"><text:span text:style-name="T1"> </text:span></text:span><text:span text:style-name="apple-style-span"><text:span text:style-name="T2">उत्तमाङ्गैः</text:span></text:span><text:span text:style-name="T1"><text:line-break/></text:span><text:span text:style-name="apple-style-span"><text:span text:style-name="T1"> </text:span></text:span><text:span text:style-name="apple-style-span"><text:span text:style-name="T3">28</text:span></text:span><text:span text:style-name="apple-converted-space"><text:span text:style-name="T1"> </text:span></text:span><text:span text:style-name="apple-style-span"><text:span text:style-name="T2">यदा</text:span></text:span><text:span text:style-name="apple-style-span"><text:span text:style-name="T1"> </text:span></text:span><text:span text:style-name="apple-style-span"><text:span text:style-name="T2">नथीनां</text:span></text:span><text:span text:style-name="apple-style-span"><text:span text:style-name="T1"> </text:span></text:span><text:span text:style-name="apple-style-span"><text:span text:style-name="T2">बहवॊ</text:span></text:span><text:span text:style-name="apple-style-span"><text:span text:style-name="T1"> </text:span></text:span><text:span text:style-name="apple-style-span"><text:span text:style-name="T2">ऽमबुवेगाः</text:span></text:span><text:span text:style-name="apple-style-span"><text:span text:style-name="T1">; </text:span></text:span><text:span text:style-name="apple-style-span"><text:span text:style-name="T2">समुथ्रम</text:span></text:span><text:span text:style-name="apple-style-span"><text:span text:style-name="T1"> </text:span></text:span><text:span text:style-name="apple-style-span"><text:span text:style-name="T2">एवाभिमुखा</text:span></text:span><text:span text:style-name="apple-style-span"><text:span text:style-name="T1"> </text:span></text:span><text:span text:style-name="apple-style-span"><text:span text:style-name="T2">थरवन्त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दा</text:span></text:span><text:span text:style-name="apple-style-span"><text:span text:style-name="T1"> </text:span></text:span><text:span text:style-name="apple-style-span"><text:span text:style-name="T2">तवामी</text:span></text:span><text:span text:style-name="apple-style-span"><text:span text:style-name="T1"> </text:span></text:span><text:span text:style-name="apple-style-span"><text:span text:style-name="T2">नरलॊकवीरा</text:span></text:span><text:span text:style-name="apple-style-span"><text:span text:style-name="T1">; </text:span></text:span><text:span text:style-name="apple-style-span"><text:span text:style-name="T2">विशन्ति</text:span></text:span><text:span text:style-name="apple-style-span"><text:span text:style-name="T1"> </text:span></text:span><text:span text:style-name="apple-style-span"><text:span text:style-name="T2">वक्त्राण्य</text:span></text:span><text:span text:style-name="apple-style-span"><text:span text:style-name="T1"> </text:span></text:span><text:span text:style-name="apple-style-span"><text:span text:style-name="T2">अभिविज्वलन्ति</text:span></text:span><text:span text:style-name="T1"><text:line-break/></text:span><text:span text:style-name="apple-style-span"><text:span text:style-name="T1"> </text:span></text:span><text:span text:style-name="apple-style-span"><text:span text:style-name="T3">29</text:span></text:span><text:span text:style-name="apple-converted-space"><text:span text:style-name="T1"> </text:span></text:span><text:span text:style-name="apple-style-span"><text:span text:style-name="T2">यदा</text:span></text:span><text:span text:style-name="apple-style-span"><text:span text:style-name="T1"> </text:span></text:span><text:span text:style-name="apple-style-span"><text:span text:style-name="T2">परथीप्तं</text:span></text:span><text:span text:style-name="apple-style-span"><text:span text:style-name="T1"> </text:span></text:span><text:span text:style-name="apple-style-span"><text:span text:style-name="T2">जवलनं</text:span></text:span><text:span text:style-name="apple-style-span"><text:span text:style-name="T1"> </text:span></text:span><text:span text:style-name="apple-style-span"><text:span text:style-name="T2">पतंगा</text:span></text:span><text:span text:style-name="apple-style-span"><text:span text:style-name="T1">; </text:span></text:span><text:span text:style-name="apple-style-span"><text:span text:style-name="T2">विशन्ति</text:span></text:span><text:span text:style-name="apple-style-span"><text:span text:style-name="T1"> </text:span></text:span><text:span text:style-name="apple-style-span"><text:span text:style-name="T2">नाशाय</text:span></text:span><text:span text:style-name="apple-style-span"><text:span text:style-name="T1"> </text:span></text:span><text:span text:style-name="apple-style-span"><text:span text:style-name="T2">समृथ्धवेग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दैव</text:span></text:span><text:span text:style-name="apple-style-span"><text:span text:style-name="T1"> </text:span></text:span><text:span text:style-name="apple-style-span"><text:span text:style-name="T2">नाशाय</text:span></text:span><text:span text:style-name="apple-style-span"><text:span text:style-name="T1"> </text:span></text:span><text:span text:style-name="apple-style-span"><text:span text:style-name="T2">विशन्ति</text:span></text:span><text:span text:style-name="apple-style-span"><text:span text:style-name="T1"> </text:span></text:span><text:span text:style-name="apple-style-span"><text:span text:style-name="T2">लॊकास</text:span></text:span><text:span text:style-name="apple-style-span"><text:span text:style-name="T1">; </text:span></text:span><text:span text:style-name="apple-style-span"><text:span text:style-name="T2">तवापि</text:span></text:span><text:span text:style-name="apple-style-span"><text:span text:style-name="T1"> </text:span></text:span><text:span text:style-name="apple-style-span"><text:span text:style-name="T2">वक्त्राणि</text:span></text:span><text:span text:style-name="apple-style-span"><text:span text:style-name="T1"> </text:span></text:span><text:span text:style-name="apple-style-span"><text:span text:style-name="T2">समृथ्धवेगाः</text:span></text:span><text:span text:style-name="T1"><text:line-break/></text:span><text:span text:style-name="apple-style-span"><text:span text:style-name="T1"> </text:span></text:span><text:span text:style-name="apple-style-span"><text:span text:style-name="T3">30</text:span></text:span><text:span text:style-name="apple-converted-space"><text:span text:style-name="T1"> </text:span></text:span><text:span text:style-name="apple-style-span"><text:span text:style-name="T2">लेलिह्यसे</text:span></text:span><text:span text:style-name="apple-style-span"><text:span text:style-name="T1"> </text:span></text:span><text:span text:style-name="apple-style-span"><text:span text:style-name="T2">गरसमानः</text:span></text:span><text:span text:style-name="apple-style-span"><text:span text:style-name="T1"> </text:span></text:span><text:span text:style-name="apple-style-span"><text:span text:style-name="T2">समन्ताल</text:span></text:span><text:span text:style-name="apple-style-span"><text:span text:style-name="T1">; </text:span></text:span><text:span text:style-name="apple-style-span"><text:span text:style-name="T2">लॊकान</text:span></text:span><text:span text:style-name="apple-style-span"><text:span text:style-name="T1"> </text:span></text:span><text:span text:style-name="apple-style-span"><text:span text:style-name="T2">समग्रान</text:span></text:span><text:span text:style-name="apple-style-span"><text:span text:style-name="T1"> </text:span></text:span><text:span text:style-name="apple-style-span"><text:span text:style-name="T2">वथनैर</text:span></text:span><text:span text:style-name="apple-style-span"><text:span text:style-name="T1"> </text:span></text:span><text:span text:style-name="apple-style-span"><text:span text:style-name="T2">जवलथ्भि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तेजॊभिर</text:span></text:span><text:span text:style-name="apple-style-span"><text:span text:style-name="T1"> </text:span></text:span><text:span text:style-name="apple-style-span"><text:span text:style-name="T2">आपूर्य</text:span></text:span><text:span text:style-name="apple-style-span"><text:span text:style-name="T1"> </text:span></text:span><text:span text:style-name="apple-style-span"><text:span text:style-name="T2">जगत</text:span></text:span><text:span text:style-name="apple-style-span"><text:span text:style-name="T1"> </text:span></text:span><text:span text:style-name="apple-style-span"><text:span text:style-name="T2">समग्रं</text:span></text:span><text:span text:style-name="apple-style-span"><text:span text:style-name="T1">; </text:span></text:span><text:span text:style-name="apple-style-span"><text:span text:style-name="T2">भासस</text:span></text:span><text:span text:style-name="apple-style-span"><text:span text:style-name="T1"> </text:span></text:span><text:span text:style-name="apple-style-span"><text:span text:style-name="T2">तवॊग्राः</text:span></text:span><text:span text:style-name="apple-style-span"><text:span text:style-name="T1"> </text:span></text:span><text:span text:style-name="apple-style-span"><text:span text:style-name="T2">परतपन्ति</text:span></text:span><text:span text:style-name="apple-style-span"><text:span text:style-name="T1"> </text:span></text:span><text:span text:style-name="apple-style-span"><text:span text:style-name="T2">विष्णॊ</text:span></text:span><text:span text:style-name="T1"><text:line-break/></text:span><text:span text:style-name="apple-style-span"><text:span text:style-name="T1"> </text:span></text:span><text:span text:style-name="apple-style-span"><text:span text:style-name="T3">31</text:span></text:span><text:span text:style-name="apple-converted-space"><text:span text:style-name="T1"> </text:span></text:span><text:span text:style-name="apple-style-span"><text:span text:style-name="T2">आख्याहि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कॊ</text:span></text:span><text:span text:style-name="apple-style-span"><text:span text:style-name="T1"> </text:span></text:span><text:span text:style-name="apple-style-span"><text:span text:style-name="T2">भवान</text:span></text:span><text:span text:style-name="apple-style-span"><text:span text:style-name="T1"> </text:span></text:span><text:span text:style-name="apple-style-span"><text:span text:style-name="T2">उग्ररूपॊ</text:span></text:span><text:span text:style-name="apple-style-span"><text:span text:style-name="T1">; </text:span></text:span><text:span text:style-name="apple-style-span"><text:span text:style-name="T2">नमॊ</text:span></text:span><text:span text:style-name="apple-style-span"><text:span text:style-name="T1"> </text:span></text:span><text:span text:style-name="apple-style-span"><text:span text:style-name="T2">ऽसतु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थेववर</text:span></text:span><text:span text:style-name="apple-style-span"><text:span text:style-name="T1"> </text:span></text:span><text:span text:style-name="apple-style-span"><text:span text:style-name="T2">परसीथ</text:span></text:span><text:span text:style-name="T1"><text:line-break/></text:span><text:span text:style-name="apple-style-span"><text:span text:style-name="T1">     </text:span></text:span><text:span text:style-name="apple-style-span"><text:span text:style-name="T2">विज्ञातुम</text:span></text:span><text:span text:style-name="apple-style-span"><text:span text:style-name="T1"> </text:span></text:span><text:span text:style-name="apple-style-span"><text:span text:style-name="T2">इच्छामि</text:span></text:span><text:span text:style-name="apple-style-span"><text:span text:style-name="T1"> </text:span></text:span><text:span text:style-name="apple-style-span"><text:span text:style-name="T2">भवन्तम</text:span></text:span><text:span text:style-name="apple-style-span"><text:span text:style-name="T1"> </text:span></text:span><text:span text:style-name="apple-style-span"><text:span text:style-name="T2">आथ्यं</text:span></text:span><text:span text:style-name="apple-style-span"><text:span text:style-name="T1">;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परजानामि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परवृत्तिम</text:span></text:span><text:span text:style-name="T1"><text:line-break/></text:span><text:span text:style-name="apple-style-span"><text:span text:style-name="T1"> </text:span></text:span><text:span text:style-name="apple-style-span"><text:span text:style-name="T3">32</text:span></text:span><text:span text:style-name="apple-converted-space"><text:span text:style-name="T1"> </text:span></text:span><text:span text:style-name="apple-style-span"><text:span text:style-name="T2">शरीभगवा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ालॊ</text:span></text:span><text:span text:style-name="apple-style-span"><text:span text:style-name="T1"> </text:span></text:span><text:span text:style-name="apple-style-span"><text:span text:style-name="T2">ऽसमि</text:span></text:span><text:span text:style-name="apple-style-span"><text:span text:style-name="T1"> </text:span></text:span><text:span text:style-name="apple-style-span"><text:span text:style-name="T2">लॊकक्षयकृत</text:span></text:span><text:span text:style-name="apple-style-span"><text:span text:style-name="T1"> </text:span></text:span><text:span text:style-name="apple-style-span"><text:span text:style-name="T2">परवृथ्धॊ</text:span></text:span><text:span text:style-name="apple-style-span"><text:span text:style-name="T1">; </text:span></text:span><text:span text:style-name="apple-style-span"><text:span text:style-name="T2">लॊकान</text:span></text:span><text:span text:style-name="apple-style-span"><text:span text:style-name="T1"> </text:span></text:span><text:span text:style-name="apple-style-span"><text:span text:style-name="T2">समाहर्तुम</text:span></text:span><text:span text:style-name="apple-style-span"><text:span text:style-name="T1"> </text:span></text:span><text:span text:style-name="apple-style-span"><text:span text:style-name="T2">इह</text:span></text:span><text:span text:style-name="apple-style-span"><text:span text:style-name="T1"> </text:span></text:span><text:span text:style-name="apple-style-span"><text:span text:style-name="T2">परवृत्त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ऋते</text:span></text:span><text:span text:style-name="apple-style-span"><text:span text:style-name="T1"> </text:span></text:span><text:span text:style-name="apple-style-span"><text:span text:style-name="T2">ऽपि</text:span></text:span><text:span text:style-name="apple-style-span"><text:span text:style-name="T1"> </text:span></text:span><text:span text:style-name="apple-style-span"><text:span text:style-name="T2">तवा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भविष्यन्ति</text:span></text:span><text:span text:style-name="apple-style-span"><text:span text:style-name="T1"> </text:span></text:span><text:span text:style-name="apple-style-span"><text:span text:style-name="T2">सर्वे</text:span></text:span><text:span text:style-name="apple-style-span"><text:span text:style-name="T1">; </text:span></text:span><text:span text:style-name="apple-style-span"><text:span text:style-name="T2">ये</text:span></text:span><text:span text:style-name="apple-style-span"><text:span text:style-name="T1"> </text:span></text:span><text:span text:style-name="apple-style-span"><text:span text:style-name="T2">ऽवस्दिताः</text:span></text:span><text:span text:style-name="apple-style-span"><text:span text:style-name="T1"> </text:span></text:span><text:span text:style-name="apple-style-span"><text:span text:style-name="T2">परत्यनीकेषु</text:span></text:span><text:span text:style-name="apple-style-span"><text:span text:style-name="T1"> </text:span></text:span><text:span text:style-name="apple-style-span"><text:span text:style-name="T2">यॊधाः</text:span></text:span><text:span text:style-name="T1"><text:line-break/></text:span><text:span text:style-name="apple-style-span"><text:span text:style-name="T1"> </text:span></text:span><text:span text:style-name="apple-style-span"><text:span text:style-name="T3">33</text:span></text:span><text:span text:style-name="apple-converted-space"><text:span text:style-name="T1"> </text:span></text:span><text:span text:style-name="apple-style-span"><text:span text:style-name="T2">तस्मात</text:span></text:span><text:span text:style-name="apple-style-span"><text:span text:style-name="T1"> </text:span></text:span><text:span text:style-name="apple-style-span"><text:span text:style-name="T2">तवम</text:span></text:span><text:span text:style-name="apple-style-span"><text:span text:style-name="T1"> </text:span></text:span><text:span text:style-name="apple-style-span"><text:span text:style-name="T2">उत्तिष्ठ</text:span></text:span><text:span text:style-name="apple-style-span"><text:span text:style-name="T1"> </text:span></text:span><text:span text:style-name="apple-style-span"><text:span text:style-name="T2">यशॊ</text:span></text:span><text:span text:style-name="apple-style-span"><text:span text:style-name="T1"> </text:span></text:span><text:span text:style-name="apple-style-span"><text:span text:style-name="T2">लभस्व</text:span></text:span><text:span text:style-name="apple-style-span"><text:span text:style-name="T1">; </text:span></text:span><text:span text:style-name="apple-style-span"><text:span text:style-name="T2">जित्वा</text:span></text:span><text:span text:style-name="apple-style-span"><text:span text:style-name="T1"> </text:span></text:span><text:span text:style-name="apple-style-span"><text:span text:style-name="T2">शत्रून</text:span></text:span><text:span text:style-name="apple-style-span"><text:span text:style-name="T1"> </text:span></text:span><text:span text:style-name="apple-style-span"><text:span text:style-name="T2">भुङ्क्ष्व</text:span></text:span><text:span text:style-name="apple-style-span"><text:span text:style-name="T1"> </text:span></text:span><text:span text:style-name="apple-style-span"><text:span text:style-name="T2">राज्यं</text:span></text:span><text:span text:style-name="apple-style-span"><text:span text:style-name="T1"> </text:span></text:span><text:span text:style-name="apple-style-span"><text:span text:style-name="T2">समृथ्ध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यैवैते</text:span></text:span><text:span text:style-name="apple-style-span"><text:span text:style-name="T1"> </text:span></text:span><text:span text:style-name="apple-style-span"><text:span text:style-name="T2">निहताः</text:span></text:span><text:span text:style-name="apple-style-span"><text:span text:style-name="T1"> </text:span></text:span><text:span text:style-name="apple-style-span"><text:span text:style-name="T2">पूर्वम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; </text:span></text:span><text:span text:style-name="apple-style-span"><text:span text:style-name="T2">निमित्तमात्रं</text:span></text:span><text:span text:style-name="apple-style-span"><text:span text:style-name="T1"> </text:span></text:span><text:span text:style-name="apple-style-span"><text:span text:style-name="T2">भव</text:span></text:span><text:span text:style-name="apple-style-span"><text:span text:style-name="T1"> </text:span></text:span><text:span text:style-name="apple-style-span"><text:span text:style-name="T2">सव्यसाचिन</text:span></text:span><text:span text:style-name="T1"><text:line-break/></text:span><text:span text:style-name="apple-style-span"><text:span text:style-name="T1"> </text:span></text:span><text:span text:style-name="apple-style-span"><text:span text:style-name="T3">34</text:span></text:span><text:span text:style-name="apple-converted-space"><text:span text:style-name="T1"> </text:span></text:span><text:span text:style-name="apple-style-span"><text:span text:style-name="T2">थरॊण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भीष्म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जयथ्रद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; </text:span></text:span><text:span text:style-name="apple-style-span"><text:span text:style-name="T2">कर्णं</text:span></text:span><text:span text:style-name="apple-style-span"><text:span text:style-name="T1"> </text:span></text:span><text:span text:style-name="apple-style-span"><text:span text:style-name="T2">तदान्यान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यॊधवीरा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या</text:span></text:span><text:span text:style-name="apple-style-span"><text:span text:style-name="T1"> </text:span></text:span><text:span text:style-name="apple-style-span"><text:span text:style-name="T2">हतांस</text:span></text:span><text:span text:style-name="apple-style-span"><text:span text:style-name="T1"> </text:span></text:span><text:span text:style-name="apple-style-span"><text:span text:style-name="T2">तवं</text:span></text:span><text:span text:style-name="apple-style-span"><text:span text:style-name="T1"> </text:span></text:span><text:span text:style-name="apple-style-span"><text:span text:style-name="T2">जहि</text:span></text:span><text:span text:style-name="apple-style-span"><text:span text:style-name="T1"> </text:span></text:span><text:span text:style-name="apple-style-span"><text:span text:style-name="T2">मा</text:span></text:span><text:span text:style-name="apple-style-span"><text:span text:style-name="T1"> </text:span></text:span><text:span text:style-name="apple-style-span"><text:span text:style-name="T2">वयदिष्ठा</text:span></text:span><text:span text:style-name="apple-style-span"><text:span text:style-name="T1">; </text:span></text:span><text:span text:style-name="apple-style-span"><text:span text:style-name="T2">युध्यस्व</text:span></text:span><text:span text:style-name="apple-style-span"><text:span text:style-name="T1"> </text:span></text:span><text:span text:style-name="apple-style-span"><text:span text:style-name="T2">जेतासि</text:span></text:span><text:span text:style-name="apple-style-span"><text:span text:style-name="T1"> </text:span></text:span><text:span text:style-name="apple-style-span"><text:span text:style-name="T2">रणे</text:span></text:span><text:span text:style-name="apple-style-span"><text:span text:style-name="T1"> </text:span></text:span><text:span text:style-name="apple-style-span"><text:span text:style-name="T2">सपत्नान</text:span></text:span><text:span text:style-name="T1"><text:line-break/></text:span><text:span text:style-name="apple-style-span"><text:span text:style-name="T1"> </text:span></text:span><text:span text:style-name="apple-style-span"><text:span text:style-name="T3">35</text:span></text:span><text:span text:style-name="apple-converted-space"><text:span text:style-name="T1"> </text:span></text:span><text:span text:style-name="apple-style-span"><text:span text:style-name="T2">संजय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oft-page-break/><text:span text:style-name="apple-style-span"><text:span text:style-name="T1">     </text:span></text:span><text:span text:style-name="apple-style-span"><text:span text:style-name="T2">एतच</text:span></text:span><text:span text:style-name="apple-style-span"><text:span text:style-name="T1"> </text:span></text:span><text:span text:style-name="apple-style-span"><text:span text:style-name="T2">छरुत्वा</text:span></text:span><text:span text:style-name="apple-style-span"><text:span text:style-name="T1"> </text:span></text:span><text:span text:style-name="apple-style-span"><text:span text:style-name="T2">वचनं</text:span></text:span><text:span text:style-name="apple-style-span"><text:span text:style-name="T1"> </text:span></text:span><text:span text:style-name="apple-style-span"><text:span text:style-name="T2">केशवस्य</text:span></text:span><text:span text:style-name="apple-style-span"><text:span text:style-name="T1">; </text:span></text:span><text:span text:style-name="apple-style-span"><text:span text:style-name="T2">कृताञ्जलिर</text:span></text:span><text:span text:style-name="apple-style-span"><text:span text:style-name="T1"> </text:span></text:span><text:span text:style-name="apple-style-span"><text:span text:style-name="T2">वेपमानः</text:span></text:span><text:span text:style-name="apple-style-span"><text:span text:style-name="T1"> </text:span></text:span><text:span text:style-name="apple-style-span"><text:span text:style-name="T2">किरीटी</text:span></text:span><text:span text:style-name="T1"><text:line-break/></text:span><text:span text:style-name="apple-style-span"><text:span text:style-name="T1">     </text:span></text:span><text:span text:style-name="apple-style-span"><text:span text:style-name="T2">नमस्कृत्वा</text:span></text:span><text:span text:style-name="apple-style-span"><text:span text:style-name="T1"> </text:span></text:span><text:span text:style-name="apple-style-span"><text:span text:style-name="T2">भूय</text:span></text:span><text:span text:style-name="apple-style-span"><text:span text:style-name="T1"> </text:span></text:span><text:span text:style-name="apple-style-span"><text:span text:style-name="T2">एवाह</text:span></text:span><text:span text:style-name="apple-style-span"><text:span text:style-name="T1"> </text:span></text:span><text:span text:style-name="apple-style-span"><text:span text:style-name="T2">कृष्णं</text:span></text:span><text:span text:style-name="apple-style-span"><text:span text:style-name="T1">; </text:span></text:span><text:span text:style-name="apple-style-span"><text:span text:style-name="T2">सगथ्गथं</text:span></text:span><text:span text:style-name="apple-style-span"><text:span text:style-name="T1"> </text:span></text:span><text:span text:style-name="apple-style-span"><text:span text:style-name="T2">भीतभीतः</text:span></text:span><text:span text:style-name="apple-style-span"><text:span text:style-name="T1"> </text:span></text:span><text:span text:style-name="apple-style-span"><text:span text:style-name="T2">परणम्य</text:span></text:span><text:span text:style-name="T1"><text:line-break/></text:span><text:span text:style-name="apple-style-span"><text:span text:style-name="T1"> </text:span></text:span><text:span text:style-name="apple-style-span"><text:span text:style-name="T3">36</text:span></text:span><text:span text:style-name="apple-converted-space"><text:span text:style-name="T1"> </text:span></text:span><text:span text:style-name="apple-style-span"><text:span text:style-name="T2">अर्जु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दाने</text:span></text:span><text:span text:style-name="apple-style-span"><text:span text:style-name="T1"> </text:span></text:span><text:span text:style-name="apple-style-span"><text:span text:style-name="T2">हृषीकेश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परकीर्त्या</text:span></text:span><text:span text:style-name="apple-style-span"><text:span text:style-name="T1">; </text:span></text:span><text:span text:style-name="apple-style-span"><text:span text:style-name="T2">जगत</text:span></text:span><text:span text:style-name="apple-style-span"><text:span text:style-name="T1"> </text:span></text:span><text:span text:style-name="apple-style-span"><text:span text:style-name="T2">परहृष्यत्य</text:span></text:span><text:span text:style-name="apple-style-span"><text:span text:style-name="T1"> </text:span></text:span><text:span text:style-name="apple-style-span"><text:span text:style-name="T2">अनुरज्यते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रक्षांसि</text:span></text:span><text:span text:style-name="apple-style-span"><text:span text:style-name="T1"> </text:span></text:span><text:span text:style-name="apple-style-span"><text:span text:style-name="T2">भीतानि</text:span></text:span><text:span text:style-name="apple-style-span"><text:span text:style-name="T1"> </text:span></text:span><text:span text:style-name="apple-style-span"><text:span text:style-name="T2">थिशॊ</text:span></text:span><text:span text:style-name="apple-style-span"><text:span text:style-name="T1"> </text:span></text:span><text:span text:style-name="apple-style-span"><text:span text:style-name="T2">थरवन्ति</text:span></text:span><text:span text:style-name="apple-style-span"><text:span text:style-name="T1">; </text:span></text:span><text:span text:style-name="apple-style-span"><text:span text:style-name="T2">सर्वे</text:span></text:span><text:span text:style-name="apple-style-span"><text:span text:style-name="T1"> </text:span></text:span><text:span text:style-name="apple-style-span"><text:span text:style-name="T2">नमस्यन्ति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सिथ्धसंघाः</text:span></text:span><text:span text:style-name="T1"><text:line-break/></text:span><text:span text:style-name="apple-style-span"><text:span text:style-name="T1"> </text:span></text:span><text:span text:style-name="apple-style-span"><text:span text:style-name="T3">37</text:span></text:span><text:span text:style-name="apple-converted-space"><text:span text:style-name="T1"> </text:span></text:span><text:span text:style-name="apple-style-span"><text:span text:style-name="T2">कस्माच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नमेरन</text:span></text:span><text:span text:style-name="apple-style-span"><text:span text:style-name="T1"> </text:span></text:span><text:span text:style-name="apple-style-span"><text:span text:style-name="T2">महात्मन</text:span></text:span><text:span text:style-name="apple-style-span"><text:span text:style-name="T1">; </text:span></text:span><text:span text:style-name="apple-style-span"><text:span text:style-name="T2">गरीयसे</text:span></text:span><text:span text:style-name="apple-style-span"><text:span text:style-name="T1"> </text:span></text:span><text:span text:style-name="apple-style-span"><text:span text:style-name="T2">बरह्मणॊ</text:span></text:span><text:span text:style-name="apple-style-span"><text:span text:style-name="T1"> </text:span></text:span><text:span text:style-name="apple-style-span"><text:span text:style-name="T2">ऽपय</text:span></text:span><text:span text:style-name="apple-style-span"><text:span text:style-name="T1"> </text:span></text:span><text:span text:style-name="apple-style-span"><text:span text:style-name="T2">आथिकर्त्र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नन्त</text:span></text:span><text:span text:style-name="apple-style-span"><text:span text:style-name="T1"> </text:span></text:span><text:span text:style-name="apple-style-span"><text:span text:style-name="T2">थेवेश</text:span></text:span><text:span text:style-name="apple-style-span"><text:span text:style-name="T1"> </text:span></text:span><text:span text:style-name="apple-style-span"><text:span text:style-name="T2">जगन्निवास</text:span></text:span><text:span text:style-name="apple-style-span"><text:span text:style-name="T1">; </text:span></text:span><text:span text:style-name="apple-style-span"><text:span text:style-name="T2">तवम</text:span></text:span><text:span text:style-name="apple-style-span"><text:span text:style-name="T1"> </text:span></text:span><text:span text:style-name="apple-style-span"><text:span text:style-name="T2">अक्षरं</text:span></text:span><text:span text:style-name="apple-style-span"><text:span text:style-name="T1"> </text:span></text:span><text:span text:style-name="apple-style-span"><text:span text:style-name="T2">सथ</text:span></text:span><text:span text:style-name="apple-style-span"><text:span text:style-name="T1"> </text:span></text:span><text:span text:style-name="apple-style-span"><text:span text:style-name="T2">असत</text:span></text:span><text:span text:style-name="apple-style-span"><text:span text:style-name="T1"> </text:span></text:span><text:span text:style-name="apple-style-span"><text:span text:style-name="T2">तत्परं</text:span></text:span><text:span text:style-name="apple-style-span"><text:span text:style-name="T1"> </text:span></text:span><text:span text:style-name="apple-style-span"><text:span text:style-name="T2">यत</text:span></text:span><text:span text:style-name="T1"><text:line-break/></text:span><text:span text:style-name="apple-style-span"><text:span text:style-name="T1"> </text:span></text:span><text:span text:style-name="apple-style-span"><text:span text:style-name="T3">38</text:span></text:span><text:span text:style-name="apple-converted-space"><text:span text:style-name="T1"> </text:span></text:span><text:span text:style-name="apple-style-span"><text:span text:style-name="T2">तवम</text:span></text:span><text:span text:style-name="apple-style-span"><text:span text:style-name="T1"> </text:span></text:span><text:span text:style-name="apple-style-span"><text:span text:style-name="T2">आथिथेवः</text:span></text:span><text:span text:style-name="apple-style-span"><text:span text:style-name="T1"> </text:span></text:span><text:span text:style-name="apple-style-span"><text:span text:style-name="T2">पुरुषः</text:span></text:span><text:span text:style-name="apple-style-span"><text:span text:style-name="T1"> </text:span></text:span><text:span text:style-name="apple-style-span"><text:span text:style-name="T2">पुराणस</text:span></text:span><text:span text:style-name="apple-style-span"><text:span text:style-name="T1">; </text:span></text:span><text:span text:style-name="apple-style-span"><text:span text:style-name="T2">तवम</text:span></text:span><text:span text:style-name="apple-style-span"><text:span text:style-name="T1"> </text:span></text:span><text:span text:style-name="apple-style-span"><text:span text:style-name="T2">अस्य</text:span></text:span><text:span text:style-name="apple-style-span"><text:span text:style-name="T1"> </text:span></text:span><text:span text:style-name="apple-style-span"><text:span text:style-name="T2">विश्वस्य</text:span></text:span><text:span text:style-name="apple-style-span"><text:span text:style-name="T1"> </text:span></text:span><text:span text:style-name="apple-style-span"><text:span text:style-name="T2">परं</text:span></text:span><text:span text:style-name="apple-style-span"><text:span text:style-name="T1"> </text:span></text:span><text:span text:style-name="apple-style-span"><text:span text:style-name="T2">निधान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वेत्तासि</text:span></text:span><text:span text:style-name="apple-style-span"><text:span text:style-name="T1"> </text:span></text:span><text:span text:style-name="apple-style-span"><text:span text:style-name="T2">वेथ्य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र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धाम</text:span></text:span><text:span text:style-name="apple-style-span"><text:span text:style-name="T1">; </text:span></text:span><text:span text:style-name="apple-style-span"><text:span text:style-name="T2">तवया</text:span></text:span><text:span text:style-name="apple-style-span"><text:span text:style-name="T1"> </text:span></text:span><text:span text:style-name="apple-style-span"><text:span text:style-name="T2">ततं</text:span></text:span><text:span text:style-name="apple-style-span"><text:span text:style-name="T1"> </text:span></text:span><text:span text:style-name="apple-style-span"><text:span text:style-name="T2">विश्वम</text:span></text:span><text:span text:style-name="apple-style-span"><text:span text:style-name="T1"> </text:span></text:span><text:span text:style-name="apple-style-span"><text:span text:style-name="T2">अनन्तरूप</text:span></text:span><text:span text:style-name="T1"><text:line-break/></text:span><text:span text:style-name="apple-style-span"><text:span text:style-name="T1"> </text:span></text:span><text:span text:style-name="apple-style-span"><text:span text:style-name="T3">39</text:span></text:span><text:span text:style-name="apple-converted-space"><text:span text:style-name="T1"> </text:span></text:span><text:span text:style-name="apple-style-span"><text:span text:style-name="T2">वायुर</text:span></text:span><text:span text:style-name="apple-style-span"><text:span text:style-name="T1"> </text:span></text:span><text:span text:style-name="apple-style-span"><text:span text:style-name="T2">यमॊ</text:span></text:span><text:span text:style-name="apple-style-span"><text:span text:style-name="T1"> </text:span></text:span><text:span text:style-name="apple-style-span"><text:span text:style-name="T2">ऽगनिर</text:span></text:span><text:span text:style-name="apple-style-span"><text:span text:style-name="T1"> </text:span></text:span><text:span text:style-name="apple-style-span"><text:span text:style-name="T2">वरुणः</text:span></text:span><text:span text:style-name="apple-style-span"><text:span text:style-name="T1"> </text:span></text:span><text:span text:style-name="apple-style-span"><text:span text:style-name="T2">शशाङ्कः</text:span></text:span><text:span text:style-name="apple-style-span"><text:span text:style-name="T1">; </text:span></text:span><text:span text:style-name="apple-style-span"><text:span text:style-name="T2">परजापतिस</text:span></text:span><text:span text:style-name="apple-style-span"><text:span text:style-name="T1"> </text:span></text:span><text:span text:style-name="apple-style-span"><text:span text:style-name="T2">तवं</text:span></text:span><text:span text:style-name="apple-style-span"><text:span text:style-name="T1"> </text:span></text:span><text:span text:style-name="apple-style-span"><text:span text:style-name="T2">परपितामहश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नमॊ</text:span></text:span><text:span text:style-name="apple-style-span"><text:span text:style-name="T1"> </text:span></text:span><text:span text:style-name="apple-style-span"><text:span text:style-name="T2">नमस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ऽसतु</text:span></text:span><text:span text:style-name="apple-style-span"><text:span text:style-name="T1"> </text:span></text:span><text:span text:style-name="apple-style-span"><text:span text:style-name="T2">सहस्रकृत्वः</text:span></text:span><text:span text:style-name="apple-style-span"><text:span text:style-name="T1">; </text:span></text:span><text:span text:style-name="apple-style-span"><text:span text:style-name="T2">पुन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भूयॊ</text:span></text:span><text:span text:style-name="apple-style-span"><text:span text:style-name="T1"> </text:span></text:span><text:span text:style-name="apple-style-span"><text:span text:style-name="T2">ऽपि</text:span></text:span><text:span text:style-name="apple-style-span"><text:span text:style-name="T1"> </text:span></text:span><text:span text:style-name="apple-style-span"><text:span text:style-name="T2">नमॊ</text:span></text:span><text:span text:style-name="apple-style-span"><text:span text:style-name="T1"> </text:span></text:span><text:span text:style-name="apple-style-span"><text:span text:style-name="T2">नमस</text:span></text:span><text:span text:style-name="apple-style-span"><text:span text:style-name="T1"> </text:span></text:span><text:span text:style-name="apple-style-span"><text:span text:style-name="T2">ते</text:span></text:span><text:span text:style-name="T1"><text:line-break/></text:span><text:span text:style-name="apple-style-span"><text:span text:style-name="T1"> </text:span></text:span><text:span text:style-name="apple-style-span"><text:span text:style-name="T3">40</text:span></text:span><text:span text:style-name="apple-converted-space"><text:span text:style-name="T1"> </text:span></text:span><text:span text:style-name="apple-style-span"><text:span text:style-name="T2">नमः</text:span></text:span><text:span text:style-name="apple-style-span"><text:span text:style-name="T1"> </text:span></text:span><text:span text:style-name="apple-style-span"><text:span text:style-name="T2">पुरस्ताथ</text:span></text:span><text:span text:style-name="apple-style-span"><text:span text:style-name="T1"> </text:span></text:span><text:span text:style-name="apple-style-span"><text:span text:style-name="T2">अद</text:span></text:span><text:span text:style-name="apple-style-span"><text:span text:style-name="T1"> </text:span></text:span><text:span text:style-name="apple-style-span"><text:span text:style-name="T2">पृष्ठतस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; </text:span></text:span><text:span text:style-name="apple-style-span"><text:span text:style-name="T2">नमॊ</text:span></text:span><text:span text:style-name="apple-style-span"><text:span text:style-name="T1"> </text:span></text:span><text:span text:style-name="apple-style-span"><text:span text:style-name="T2">ऽसतु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सर्वत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सर्व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नन्तवीर्यामितविक्रमस</text:span></text:span><text:span text:style-name="apple-style-span"><text:span text:style-name="T1"> </text:span></text:span><text:span text:style-name="apple-style-span"><text:span text:style-name="T2">तवं</text:span></text:span><text:span text:style-name="apple-style-span"><text:span text:style-name="T1">; </text:span></text:span><text:span text:style-name="apple-style-span"><text:span text:style-name="T2">सर्वं</text:span></text:span><text:span text:style-name="apple-style-span"><text:span text:style-name="T1"> </text:span></text:span><text:span text:style-name="apple-style-span"><text:span text:style-name="T2">समाप्नॊषि</text:span></text:span><text:span text:style-name="apple-style-span"><text:span text:style-name="T1"> </text:span></text:span><text:span text:style-name="apple-style-span"><text:span text:style-name="T2">ततॊ</text:span></text:span><text:span text:style-name="apple-style-span"><text:span text:style-name="T1"> </text:span></text:span><text:span text:style-name="apple-style-span"><text:span text:style-name="T2">ऽसि</text:span></text:span><text:span text:style-name="apple-style-span"><text:span text:style-name="T1"> </text:span></text:span><text:span text:style-name="apple-style-span"><text:span text:style-name="T2">सर्वः</text:span></text:span><text:span text:style-name="T1"><text:line-break/></text:span><text:span text:style-name="apple-style-span"><text:span text:style-name="T1"> </text:span></text:span><text:span text:style-name="apple-style-span"><text:span text:style-name="T3">41</text:span></text:span><text:span text:style-name="apple-converted-space"><text:span text:style-name="T1"> </text:span></text:span><text:span text:style-name="apple-style-span"><text:span text:style-name="T2">सखेति</text:span></text:span><text:span text:style-name="apple-style-span"><text:span text:style-name="T1"> </text:span></text:span><text:span text:style-name="apple-style-span"><text:span text:style-name="T2">मत्वा</text:span></text:span><text:span text:style-name="apple-style-span"><text:span text:style-name="T1"> </text:span></text:span><text:span text:style-name="apple-style-span"><text:span text:style-name="T2">परसभं</text:span></text:span><text:span text:style-name="apple-style-span"><text:span text:style-name="T1"> </text:span></text:span><text:span text:style-name="apple-style-span"><text:span text:style-name="T2">यथ</text:span></text:span><text:span text:style-name="apple-style-span"><text:span text:style-name="T1"> </text:span></text:span><text:span text:style-name="apple-style-span"><text:span text:style-name="T2">उक्तं</text:span></text:span><text:span text:style-name="apple-style-span"><text:span text:style-name="T1">; </text:span></text:span><text:span text:style-name="apple-style-span"><text:span text:style-name="T2">हे</text:span></text:span><text:span text:style-name="apple-style-span"><text:span text:style-name="T1"> </text:span></text:span><text:span text:style-name="apple-style-span"><text:span text:style-name="T2">कृष्ण</text:span></text:span><text:span text:style-name="apple-style-span"><text:span text:style-name="T1"> </text:span></text:span><text:span text:style-name="apple-style-span"><text:span text:style-name="T2">हे</text:span></text:span><text:span text:style-name="apple-style-span"><text:span text:style-name="T1"> </text:span></text:span><text:span text:style-name="apple-style-span"><text:span text:style-name="T2">याथव</text:span></text:span><text:span text:style-name="apple-style-span"><text:span text:style-name="T1"> </text:span></text:span><text:span text:style-name="apple-style-span"><text:span text:style-name="T2">हे</text:span></text:span><text:span text:style-name="apple-style-span"><text:span text:style-name="T1"> </text:span></text:span><text:span text:style-name="apple-style-span"><text:span text:style-name="T2">सखेत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जानता</text:span></text:span><text:span text:style-name="apple-style-span"><text:span text:style-name="T1"> </text:span></text:span><text:span text:style-name="apple-style-span"><text:span text:style-name="T2">महिमानं</text:span></text:span><text:span text:style-name="apple-style-span"><text:span text:style-name="T1"> </text:span></text:span><text:span text:style-name="apple-style-span"><text:span text:style-name="T2">तवेथं</text:span></text:span><text:span text:style-name="apple-style-span"><text:span text:style-name="T1">; </text:span></text:span><text:span text:style-name="apple-style-span"><text:span text:style-name="T2">मया</text:span></text:span><text:span text:style-name="apple-style-span"><text:span text:style-name="T1"> </text:span></text:span><text:span text:style-name="apple-style-span"><text:span text:style-name="T2">परमाथात</text:span></text:span><text:span text:style-name="apple-style-span"><text:span text:style-name="T1"> </text:span></text:span><text:span text:style-name="apple-style-span"><text:span text:style-name="T2">परणयेन</text:span></text:span><text:span text:style-name="apple-style-span"><text:span text:style-name="T1"> </text:span></text:span><text:span text:style-name="apple-style-span"><text:span text:style-name="T2">वापि</text:span></text:span><text:span text:style-name="T1"><text:line-break/></text:span><text:span text:style-name="apple-style-span"><text:span text:style-name="T1"> </text:span></text:span><text:span text:style-name="apple-style-span"><text:span text:style-name="T3">42</text:span></text:span><text:span text:style-name="apple-converted-space"><text:span text:style-name="T1"> </text:span></text:span><text:span text:style-name="apple-style-span"><text:span text:style-name="T2">यच</text:span></text:span><text:span text:style-name="apple-style-span"><text:span text:style-name="T1"> </text:span></text:span><text:span text:style-name="apple-style-span"><text:span text:style-name="T2">चावहासार्दम</text:span></text:span><text:span text:style-name="apple-style-span"><text:span text:style-name="T1"> </text:span></text:span><text:span text:style-name="apple-style-span"><text:span text:style-name="T2">असत्कृतॊ</text:span></text:span><text:span text:style-name="apple-style-span"><text:span text:style-name="T1"> </text:span></text:span><text:span text:style-name="apple-style-span"><text:span text:style-name="T2">ऽसि</text:span></text:span><text:span text:style-name="apple-style-span"><text:span text:style-name="T1">; </text:span></text:span><text:span text:style-name="apple-style-span"><text:span text:style-name="T2">विहारशय्यासनभॊजनेषु</text:span></text:span><text:span text:style-name="T1"><text:line-break/></text:span><text:span text:style-name="apple-style-span"><text:span text:style-name="T1">     </text:span></text:span><text:span text:style-name="apple-style-span"><text:span text:style-name="T2">एकॊ</text:span></text:span><text:span text:style-name="apple-style-span"><text:span text:style-name="T1"> </text:span></text:span><text:span text:style-name="apple-style-span"><text:span text:style-name="T2">ऽद</text:span></text:span><text:span text:style-name="apple-style-span"><text:span text:style-name="T1"> </text:span></text:span><text:span text:style-name="apple-style-span"><text:span text:style-name="T2">वाप्य</text:span></text:span><text:span text:style-name="apple-style-span"><text:span text:style-name="T1"> </text:span></text:span><text:span text:style-name="apple-style-span"><text:span text:style-name="T2">अच्युत</text:span></text:span><text:span text:style-name="apple-style-span"><text:span text:style-name="T1"> </text:span></text:span><text:span text:style-name="apple-style-span"><text:span text:style-name="T2">तत्समक्षं</text:span></text:span><text:span text:style-name="apple-style-span"><text:span text:style-name="T1">; 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कषामये</text:span></text:span><text:span text:style-name="apple-style-span"><text:span text:style-name="T1"> </text:span></text:span><text:span text:style-name="apple-style-span"><text:span text:style-name="T2">तवाम</text:span></text:span><text:span text:style-name="apple-style-span"><text:span text:style-name="T1"> </text:span></text:span><text:span text:style-name="apple-style-span"><text:span text:style-name="T2">अहम</text:span></text:span><text:span text:style-name="apple-style-span"><text:span text:style-name="T1"> </text:span></text:span><text:span text:style-name="apple-style-span"><text:span text:style-name="T2">अप्रमेयम</text:span></text:span><text:span text:style-name="T1"><text:line-break/></text:span><text:span text:style-name="apple-style-span"><text:span text:style-name="T1"> </text:span></text:span><text:span text:style-name="apple-style-span"><text:span text:style-name="T3">43</text:span></text:span><text:span text:style-name="apple-converted-space"><text:span text:style-name="T1"> </text:span></text:span><text:span text:style-name="apple-style-span"><text:span text:style-name="T2">पितासि</text:span></text:span><text:span text:style-name="apple-style-span"><text:span text:style-name="T1"> </text:span></text:span><text:span text:style-name="apple-style-span"><text:span text:style-name="T2">लॊकस्य</text:span></text:span><text:span text:style-name="apple-style-span"><text:span text:style-name="T1"> </text:span></text:span><text:span text:style-name="apple-style-span"><text:span text:style-name="T2">चराचरस्य</text:span></text:span><text:span text:style-name="apple-style-span"><text:span text:style-name="T1">; </text:span></text:span><text:span text:style-name="apple-style-span"><text:span text:style-name="T2">तवम</text:span></text:span><text:span text:style-name="apple-style-span"><text:span text:style-name="T1"> </text:span></text:span><text:span text:style-name="apple-style-span"><text:span text:style-name="T2">अस्य</text:span></text:span><text:span text:style-name="apple-style-span"><text:span text:style-name="T1"> </text:span></text:span><text:span text:style-name="apple-style-span"><text:span text:style-name="T2">पूज्य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गुरुर</text:span></text:span><text:span text:style-name="apple-style-span"><text:span text:style-name="T1"> </text:span></text:span><text:span text:style-name="apple-style-span"><text:span text:style-name="T2">गरीया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तवत्समॊ</text:span></text:span><text:span text:style-name="apple-style-span"><text:span text:style-name="T1"> </text:span></text:span><text:span text:style-name="apple-style-span"><text:span text:style-name="T2">ऽसत्य</text:span></text:span><text:span text:style-name="apple-style-span"><text:span text:style-name="T1"> </text:span></text:span><text:span text:style-name="apple-style-span"><text:span text:style-name="T2">अभ्यधिकः</text:span></text:span><text:span text:style-name="apple-style-span"><text:span text:style-name="T1"> </text:span></text:span><text:span text:style-name="apple-style-span"><text:span text:style-name="T2">कुतॊ</text:span></text:span><text:span text:style-name="apple-style-span"><text:span text:style-name="T1"> </text:span></text:span><text:span text:style-name="apple-style-span"><text:span text:style-name="T2">ऽनयॊ</text:span></text:span><text:span text:style-name="apple-style-span"><text:span text:style-name="T1">; </text:span></text:span><text:span text:style-name="apple-style-span"><text:span text:style-name="T2">लॊकत्रये</text:span></text:span><text:span text:style-name="apple-style-span"><text:span text:style-name="T1"> </text:span></text:span><text:span text:style-name="apple-style-span"><text:span text:style-name="T2">ऽपय</text:span></text:span><text:span text:style-name="apple-style-span"><text:span text:style-name="T1"> </text:span></text:span><text:span text:style-name="apple-style-span"><text:span text:style-name="T2">अप्रतिमप्रभाव</text:span></text:span><text:span text:style-name="T1"><text:line-break/></text:span><text:span text:style-name="apple-style-span"><text:span text:style-name="T1"> </text:span></text:span><text:span text:style-name="apple-style-span"><text:span text:style-name="T3">44</text:span></text:span><text:span text:style-name="apple-converted-space"><text:span text:style-name="T1"> </text:span></text:span><text:span text:style-name="apple-style-span"><text:span text:style-name="T2">तस्मात</text:span></text:span><text:span text:style-name="apple-style-span"><text:span text:style-name="T1"> </text:span></text:span><text:span text:style-name="apple-style-span"><text:span text:style-name="T2">परणम्य</text:span></text:span><text:span text:style-name="apple-style-span"><text:span text:style-name="T1"> </text:span></text:span><text:span text:style-name="apple-style-span"><text:span text:style-name="T2">परणिधाय</text:span></text:span><text:span text:style-name="apple-style-span"><text:span text:style-name="T1"> </text:span></text:span><text:span text:style-name="apple-style-span"><text:span text:style-name="T2">कायं</text:span></text:span><text:span text:style-name="apple-style-span"><text:span text:style-name="T1">; </text:span></text:span><text:span text:style-name="apple-style-span"><text:span text:style-name="T2">परसाथये</text:span></text:span><text:span text:style-name="apple-style-span"><text:span text:style-name="T1"> </text:span></text:span><text:span text:style-name="apple-style-span"><text:span text:style-name="T2">तवाम</text:span></text:span><text:span text:style-name="apple-style-span"><text:span text:style-name="T1"> </text:span></text:span><text:span text:style-name="apple-style-span"><text:span text:style-name="T2">अहम</text:span></text:span><text:span text:style-name="apple-style-span"><text:span text:style-name="T1"> </text:span></text:span><text:span text:style-name="apple-style-span"><text:span text:style-name="T2">ईशम</text:span></text:span><text:span text:style-name="apple-style-span"><text:span text:style-name="T1"> </text:span></text:span><text:span text:style-name="apple-style-span"><text:span text:style-name="T2">ईड्य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ितेव</text:span></text:span><text:span text:style-name="apple-style-span"><text:span text:style-name="T1"> </text:span></text:span><text:span text:style-name="apple-style-span"><text:span text:style-name="T2">पुत्रस्य</text:span></text:span><text:span text:style-name="apple-style-span"><text:span text:style-name="T1"> </text:span></text:span><text:span text:style-name="apple-style-span"><text:span text:style-name="T2">सखेव</text:span></text:span><text:span text:style-name="apple-style-span"><text:span text:style-name="T1"> </text:span></text:span><text:span text:style-name="apple-style-span"><text:span text:style-name="T2">सख्युः</text:span></text:span><text:span text:style-name="apple-style-span"><text:span text:style-name="T1">; </text:span></text:span><text:span text:style-name="apple-style-span"><text:span text:style-name="T2">परियः</text:span></text:span><text:span text:style-name="apple-style-span"><text:span text:style-name="T1"> </text:span></text:span><text:span text:style-name="apple-style-span"><text:span text:style-name="T2">परियायार्हसि</text:span></text:span><text:span text:style-name="apple-style-span"><text:span text:style-name="T1"> </text:span></text:span><text:span text:style-name="apple-style-span"><text:span text:style-name="T2">थेव</text:span></text:span><text:span text:style-name="apple-style-span"><text:span text:style-name="T1"> </text:span></text:span><text:span text:style-name="apple-style-span"><text:span text:style-name="T2">सॊढुम</text:span></text:span><text:span text:style-name="T1"><text:line-break/></text:span><text:span text:style-name="apple-style-span"><text:span text:style-name="T1"> </text:span></text:span><text:span text:style-name="apple-style-span"><text:span text:style-name="T3">45</text:span></text:span><text:span text:style-name="apple-converted-space"><text:span text:style-name="T1"> </text:span></text:span><text:span text:style-name="apple-style-span"><text:span text:style-name="T2">अथृष्टपूर्वं</text:span></text:span><text:span text:style-name="apple-style-span"><text:span text:style-name="T1"> </text:span></text:span><text:span text:style-name="apple-style-span"><text:span text:style-name="T2">हृषितॊ</text:span></text:span><text:span text:style-name="apple-style-span"><text:span text:style-name="T1"> </text:span></text:span><text:span text:style-name="apple-style-span"><text:span text:style-name="T2">ऽसमि</text:span></text:span><text:span text:style-name="apple-style-span"><text:span text:style-name="T1"> </text:span></text:span><text:span text:style-name="apple-style-span"><text:span text:style-name="T2">थृष्ट्वा</text:span></text:span><text:span text:style-name="apple-style-span"><text:span text:style-name="T1">; </text:span></text:span><text:span text:style-name="apple-style-span"><text:span text:style-name="T2">भयेन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रव्यदितं</text:span></text:span><text:span text:style-name="apple-style-span"><text:span text:style-name="T1"> </text:span></text:span><text:span text:style-name="apple-style-span"><text:span text:style-name="T2">मनॊ</text:span></text:span><text:span text:style-name="apple-style-span"><text:span text:style-name="T1"> </text:span></text:span><text:span text:style-name="apple-style-span"><text:span text:style-name="T2">म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थर्शय</text:span></text:span><text:span text:style-name="apple-style-span"><text:span text:style-name="T1"> </text:span></text:span><text:span text:style-name="apple-style-span"><text:span text:style-name="T2">थेव</text:span></text:span><text:span text:style-name="apple-style-span"><text:span text:style-name="T1"> </text:span></text:span><text:span text:style-name="apple-style-span"><text:span text:style-name="T2">रूपं</text:span></text:span><text:span text:style-name="apple-style-span"><text:span text:style-name="T1">; </text:span></text:span><text:span text:style-name="apple-style-span"><text:span text:style-name="T2">परसीथ</text:span></text:span><text:span text:style-name="apple-style-span"><text:span text:style-name="T1"> </text:span></text:span><text:span text:style-name="apple-style-span"><text:span text:style-name="T2">थेवेश</text:span></text:span><text:span text:style-name="apple-style-span"><text:span text:style-name="T1"> </text:span></text:span><text:span text:style-name="apple-style-span"><text:span text:style-name="T2">जगन्निवास</text:span></text:span><text:span text:style-name="T1"><text:line-break/></text:span><text:span text:style-name="apple-style-span"><text:span text:style-name="T1"> </text:span></text:span><text:span text:style-name="apple-style-span"><text:span text:style-name="T3">46</text:span></text:span><text:span text:style-name="apple-converted-space"><text:span text:style-name="T1"> </text:span></text:span><text:span text:style-name="apple-style-span"><text:span text:style-name="T2">किरीटिनं</text:span></text:span><text:span text:style-name="apple-style-span"><text:span text:style-name="T1"> </text:span></text:span><text:span text:style-name="apple-style-span"><text:span text:style-name="T2">गथिनं</text:span></text:span><text:span text:style-name="apple-style-span"><text:span text:style-name="T1"> </text:span></text:span><text:span text:style-name="apple-style-span"><text:span text:style-name="T2">चक्रहस्तम</text:span></text:span><text:span text:style-name="apple-style-span"><text:span text:style-name="T1">; </text:span></text:span><text:span text:style-name="apple-style-span"><text:span text:style-name="T2">इच्छामि</text:span></text:span><text:span text:style-name="apple-style-span"><text:span text:style-name="T1"> </text:span></text:span><text:span text:style-name="apple-style-span"><text:span text:style-name="T2">तवां</text:span></text:span><text:span text:style-name="apple-style-span"><text:span text:style-name="T1"> </text:span></text:span><text:span text:style-name="apple-style-span"><text:span text:style-name="T2">थरष्टुम</text:span></text:span><text:span text:style-name="apple-style-span"><text:span text:style-name="T1"> 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तदैव</text:span></text:span><text:span text:style-name="T1"><text:line-break/></text:span><text:span text:style-name="apple-style-span"><text:span text:style-name="T1">     </text:span></text:span><text:span text:style-name="apple-style-span"><text:span text:style-name="T2">तेनैव</text:span></text:span><text:span text:style-name="apple-style-span"><text:span text:style-name="T1"> </text:span></text:span><text:span text:style-name="apple-style-span"><text:span text:style-name="T2">रूपेण</text:span></text:span><text:span text:style-name="apple-style-span"><text:span text:style-name="T1"> </text:span></text:span><text:span text:style-name="apple-style-span"><text:span text:style-name="T2">चतुर्भुजेन</text:span></text:span><text:span text:style-name="apple-style-span"><text:span text:style-name="T1">; </text:span></text:span><text:span text:style-name="apple-style-span"><text:span text:style-name="T2">सहस्रबाहॊ</text:span></text:span><text:span text:style-name="apple-style-span"><text:span text:style-name="T1"> </text:span></text:span><text:span text:style-name="apple-style-span"><text:span text:style-name="T2">भव</text:span></text:span><text:span text:style-name="apple-style-span"><text:span text:style-name="T1"> </text:span></text:span><text:span text:style-name="apple-style-span"><text:span text:style-name="T2">विश्वमूर्ते</text:span></text:span><text:span text:style-name="T1"><text:line-break/></text:span><text:span text:style-name="apple-style-span"><text:span text:style-name="T1"> </text:span></text:span><text:span text:style-name="apple-style-span"><text:span text:style-name="T3">47</text:span></text:span><text:span text:style-name="apple-converted-space"><text:span text:style-name="T1"> </text:span></text:span><text:span text:style-name="apple-style-span"><text:span text:style-name="T2">शरीभगवा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या</text:span></text:span><text:span text:style-name="apple-style-span"><text:span text:style-name="T1"> </text:span></text:span><text:span text:style-name="apple-style-span"><text:span text:style-name="T2">परसन्नेन</text:span></text:span><text:span text:style-name="apple-style-span"><text:span text:style-name="T1"> </text:span></text:span><text:span text:style-name="apple-style-span"><text:span text:style-name="T2">तवार्जुनेथं</text:span></text:span><text:span text:style-name="apple-style-span"><text:span text:style-name="T1">; </text:span></text:span><text:span text:style-name="apple-style-span"><text:span text:style-name="T2">रूपं</text:span></text:span><text:span text:style-name="apple-style-span"><text:span text:style-name="T1"> </text:span></text:span><text:span text:style-name="apple-style-span"><text:span text:style-name="T2">परं</text:span></text:span><text:span text:style-name="apple-style-span"><text:span text:style-name="T1"> </text:span></text:span><text:span text:style-name="apple-style-span"><text:span text:style-name="T2">थर्शितम</text:span></text:span><text:span text:style-name="apple-style-span"><text:span text:style-name="T1"> </text:span></text:span><text:span text:style-name="apple-style-span"><text:span text:style-name="T2">आत्मयॊगा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तेजॊमयं</text:span></text:span><text:span text:style-name="apple-style-span"><text:span text:style-name="T1"> </text:span></text:span><text:span text:style-name="apple-style-span"><text:span text:style-name="T2">विश्वम</text:span></text:span><text:span text:style-name="apple-style-span"><text:span text:style-name="T1"> </text:span></text:span><text:span text:style-name="apple-style-span"><text:span text:style-name="T2">अनन्तम</text:span></text:span><text:span text:style-name="apple-style-span"><text:span text:style-name="T1">; </text:span></text:span><text:span text:style-name="apple-style-span"><text:span text:style-name="T2">आथ्यं</text:span></text:span><text:span text:style-name="apple-style-span"><text:span text:style-name="T1"> </text:span></text:span><text:span text:style-name="apple-style-span"><text:span text:style-name="T2">यन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तवथन्येन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थृष्टपूर्वम</text:span></text:span><text:span text:style-name="T1"><text:line-break/></text:span><text:span text:style-name="apple-style-span"><text:span text:style-name="T1"> </text:span></text:span><text:span text:style-name="apple-style-span"><text:span text:style-name="T3">48</text:span></text:span><text:span text:style-name="apple-converted-space"><text:span text:style-name="T1"> 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वेथ</text:span></text:span><text:span text:style-name="apple-style-span"><text:span text:style-name="T1"> </text:span></text:span><text:span text:style-name="apple-style-span"><text:span text:style-name="T2">यज्ञाध्ययनैर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थानैर</text:span></text:span><text:span text:style-name="apple-style-span"><text:span text:style-name="T1">;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करियाभिर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तपॊभिर</text:span></text:span><text:span text:style-name="apple-style-span"><text:span text:style-name="T1"> </text:span></text:span><text:span text:style-name="apple-style-span"><text:span text:style-name="T2">उग्रै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एवंरूपः</text:span></text:span><text:span text:style-name="apple-style-span"><text:span text:style-name="T1"> </text:span></text:span><text:span text:style-name="apple-style-span"><text:span text:style-name="T2">शक्य</text:span></text:span><text:span text:style-name="apple-style-span"><text:span text:style-name="T1"> 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नृलॊके</text:span></text:span><text:span text:style-name="apple-style-span"><text:span text:style-name="T1">; </text:span></text:span><text:span text:style-name="apple-style-span"><text:span text:style-name="T2">थरष्टुं</text:span></text:span><text:span text:style-name="apple-style-span"><text:span text:style-name="T1"> </text:span></text:span><text:span text:style-name="apple-style-span"><text:span text:style-name="T2">तवथन्येन</text:span></text:span><text:span text:style-name="apple-style-span"><text:span text:style-name="T1"> </text:span></text:span><text:span text:style-name="apple-style-span"><text:span text:style-name="T2">कुरुप्रवीर</text:span></text:span><text:span text:style-name="T1"><text:line-break/></text:span><text:span text:style-name="apple-style-span"><text:span text:style-name="T1"> </text:span></text:span><text:span text:style-name="apple-style-span"><text:span text:style-name="T3">49</text:span></text:span><text:span text:style-name="apple-converted-space"><text:span text:style-name="T1"> </text:span></text:span><text:span text:style-name="apple-style-span"><text:span text:style-name="T2">मा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वयदा</text:span></text:span><text:span text:style-name="apple-style-span"><text:span text:style-name="T1"> </text:span></text:span><text:span text:style-name="apple-style-span"><text:span text:style-name="T2">मा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विमूढभावॊ</text:span></text:span><text:span text:style-name="apple-style-span"><text:span text:style-name="T1">; </text:span></text:span><text:span text:style-name="apple-style-span"><text:span text:style-name="T2">थृष्ट्वा</text:span></text:span><text:span text:style-name="apple-style-span"><text:span text:style-name="T1"> </text:span></text:span><text:span text:style-name="apple-style-span"><text:span text:style-name="T2">रूपं</text:span></text:span><text:span text:style-name="apple-style-span"><text:span text:style-name="T1"> </text:span></text:span><text:span text:style-name="apple-style-span"><text:span text:style-name="T2">घॊरम</text:span></text:span><text:span text:style-name="apple-style-span"><text:span text:style-name="T1"> </text:span></text:span><text:span text:style-name="apple-style-span"><text:span text:style-name="T2">ईथृङ</text:span></text:span><text:span text:style-name="apple-style-span"><text:span text:style-name="T1"> </text:span></text:span><text:span text:style-name="apple-style-span"><text:span text:style-name="T2">ममेथ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वयपेतभीः</text:span></text:span><text:span text:style-name="apple-style-span"><text:span text:style-name="T1"> </text:span></text:span><text:span text:style-name="apple-style-span"><text:span text:style-name="T2">परीतमनाः</text:span></text:span><text:span text:style-name="apple-style-span"><text:span text:style-name="T1"> </text:span></text:span><text:span text:style-name="apple-style-span"><text:span text:style-name="T2">पुनस</text:span></text:span><text:span text:style-name="apple-style-span"><text:span text:style-name="T1"> </text:span></text:span><text:span text:style-name="apple-style-span"><text:span text:style-name="T2">तवं</text:span></text:span><text:span text:style-name="apple-style-span"><text:span text:style-name="T1">;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रूपम</text:span></text:span><text:span text:style-name="apple-style-span"><text:span text:style-name="T1"> </text:span></text:span><text:span text:style-name="apple-style-span"><text:span text:style-name="T2">इथं</text:span></text:span><text:span text:style-name="apple-style-span"><text:span text:style-name="T1"> </text:span></text:span><text:span text:style-name="apple-style-span"><text:span text:style-name="T2">परपश्य</text:span></text:span><text:span text:style-name="T1"><text:line-break/></text:span><text:span text:style-name="apple-style-span"><text:span text:style-name="T1"> </text:span></text:span><text:span text:style-name="apple-style-span"><text:span text:style-name="T3">50</text:span></text:span><text:span text:style-name="apple-converted-space"><text:span text:style-name="T1"> </text:span></text:span><text:span text:style-name="apple-style-span"><text:span text:style-name="T2">संजय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इत्य</text:span></text:span><text:span text:style-name="apple-style-span"><text:span text:style-name="T1"> </text:span></text:span><text:span text:style-name="apple-style-span"><text:span text:style-name="T2">अर्जुनं</text:span></text:span><text:span text:style-name="apple-style-span"><text:span text:style-name="T1"> </text:span></text:span><text:span text:style-name="apple-style-span"><text:span text:style-name="T2">वासुथेवस</text:span></text:span><text:span text:style-name="apple-style-span"><text:span text:style-name="T1"> </text:span></text:span><text:span text:style-name="apple-style-span"><text:span text:style-name="T2">तदॊक्त्वा</text:span></text:span><text:span text:style-name="apple-style-span"><text:span text:style-name="T1">; </text:span></text:span><text:span text:style-name="apple-style-span"><text:span text:style-name="T2">सवकं</text:span></text:span><text:span text:style-name="apple-style-span"><text:span text:style-name="T1"> </text:span></text:span><text:span text:style-name="apple-style-span"><text:span text:style-name="T2">रूपं</text:span></text:span><text:span text:style-name="apple-style-span"><text:span text:style-name="T1"> </text:span></text:span><text:span text:style-name="apple-style-span"><text:span text:style-name="T2">थर्शयाम</text:span></text:span><text:span text:style-name="apple-style-span"><text:span text:style-name="T1"> </text:span></text:span><text:span text:style-name="apple-style-span"><text:span text:style-name="T2">आस</text:span></text:span><text:span text:style-name="apple-style-span"><text:span text:style-name="T1"> </text:span></text:span><text:span text:style-name="apple-style-span"><text:span text:style-name="T2">भूय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आश्वासयाम</text:span></text:span><text:span text:style-name="apple-style-span"><text:span text:style-name="T1"> </text:span></text:span><text:span text:style-name="apple-style-span"><text:span text:style-name="T2">आस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भीतम</text:span></text:span><text:span text:style-name="apple-style-span"><text:span text:style-name="T1"> </text:span></text:span><text:span text:style-name="apple-style-span"><text:span text:style-name="T2">एनं</text:span></text:span><text:span text:style-name="apple-style-span"><text:span text:style-name="T1">; </text:span></text:span><text:span text:style-name="apple-style-span"><text:span text:style-name="T2">भूत्वा</text:span></text:span><text:span text:style-name="apple-style-span"><text:span text:style-name="T1"> </text:span></text:span><text:span text:style-name="apple-style-span"><text:span text:style-name="T2">पुनः</text:span></text:span><text:span text:style-name="apple-style-span"><text:span text:style-name="T1"> </text:span></text:span><text:span text:style-name="apple-style-span"><text:span text:style-name="T2">सौम्यवपुर</text:span></text:span><text:span text:style-name="apple-style-span"><text:span text:style-name="T1"> </text:span></text:span><text:span text:style-name="apple-style-span"><text:span text:style-name="T2">महात्मा</text:span></text:span><text:span text:style-name="T1"><text:line-break/></text:span><text:span text:style-name="apple-style-span"><text:span text:style-name="T1"> </text:span></text:span><text:span text:style-name="apple-style-span"><text:span text:style-name="T3">51</text:span></text:span><text:span text:style-name="apple-converted-space"><text:span text:style-name="T1"> </text:span></text:span><text:span text:style-name="apple-style-span"><text:span text:style-name="T2">अर्जु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oft-page-break/><text:span text:style-name="apple-style-span"><text:span text:style-name="T1">     </text:span></text:span><text:span text:style-name="apple-style-span"><text:span text:style-name="T2">थृष्ट्वेथं</text:span></text:span><text:span text:style-name="apple-style-span"><text:span text:style-name="T1"> </text:span></text:span><text:span text:style-name="apple-style-span"><text:span text:style-name="T2">मानुषं</text:span></text:span><text:span text:style-name="apple-style-span"><text:span text:style-name="T1"> </text:span></text:span><text:span text:style-name="apple-style-span"><text:span text:style-name="T2">रूपं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सौम्यं</text:span></text:span><text:span text:style-name="apple-style-span"><text:span text:style-name="T1"> </text:span></text:span><text:span text:style-name="apple-style-span"><text:span text:style-name="T2">जनार्थ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इथानीम</text:span></text:span><text:span text:style-name="apple-style-span"><text:span text:style-name="T1"> </text:span></text:span><text:span text:style-name="apple-style-span"><text:span text:style-name="T2">अस्मि</text:span></text:span><text:span text:style-name="apple-style-span"><text:span text:style-name="T1"> </text:span></text:span><text:span text:style-name="apple-style-span"><text:span text:style-name="T2">संवृत्तः</text:span></text:span><text:span text:style-name="apple-style-span"><text:span text:style-name="T1"> </text:span></text:span><text:span text:style-name="apple-style-span"><text:span text:style-name="T2">सचेताः</text:span></text:span><text:span text:style-name="apple-style-span"><text:span text:style-name="T1"> </text:span></text:span><text:span text:style-name="apple-style-span"><text:span text:style-name="T2">परकृतिं</text:span></text:span><text:span text:style-name="apple-style-span"><text:span text:style-name="T1"> </text:span></text:span><text:span text:style-name="apple-style-span"><text:span text:style-name="T2">गतः</text:span></text:span><text:span text:style-name="T1"><text:line-break/></text:span><text:span text:style-name="apple-style-span"><text:span text:style-name="T1"> </text:span></text:span><text:span text:style-name="apple-style-span"><text:span text:style-name="T3">52</text:span></text:span><text:span text:style-name="apple-converted-space"><text:span text:style-name="T1"> </text:span></text:span><text:span text:style-name="apple-style-span"><text:span text:style-name="T2">शरीभगवा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सुथुर्थर्शम</text:span></text:span><text:span text:style-name="apple-style-span"><text:span text:style-name="T1"> </text:span></text:span><text:span text:style-name="apple-style-span"><text:span text:style-name="T2">इथं</text:span></text:span><text:span text:style-name="apple-style-span"><text:span text:style-name="T1"> </text:span></text:span><text:span text:style-name="apple-style-span"><text:span text:style-name="T2">रूपं</text:span></text:span><text:span text:style-name="apple-style-span"><text:span text:style-name="T1"> </text:span></text:span><text:span text:style-name="apple-style-span"><text:span text:style-name="T2">थृष्टवान</text:span></text:span><text:span text:style-name="apple-style-span"><text:span text:style-name="T1"> </text:span></text:span><text:span text:style-name="apple-style-span"><text:span text:style-name="T2">असि</text:span></text:span><text:span text:style-name="apple-style-span"><text:span text:style-name="T1"> </text:span></text:span><text:span text:style-name="apple-style-span"><text:span text:style-name="T2">यन</text:span></text:span><text:span text:style-name="apple-style-span"><text:span text:style-name="T1"> </text:span></text:span><text:span text:style-name="apple-style-span"><text:span text:style-name="T2">म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थेवा</text:span></text:span><text:span text:style-name="apple-style-span"><text:span text:style-name="T1"> </text:span></text:span><text:span text:style-name="apple-style-span"><text:span text:style-name="T2">अप्य</text:span></text:span><text:span text:style-name="apple-style-span"><text:span text:style-name="T1"> </text:span></text:span><text:span text:style-name="apple-style-span"><text:span text:style-name="T2">अस्य</text:span></text:span><text:span text:style-name="apple-style-span"><text:span text:style-name="T1"> </text:span></text:span><text:span text:style-name="apple-style-span"><text:span text:style-name="T2">रूपस्य</text:span></text:span><text:span text:style-name="apple-style-span"><text:span text:style-name="T1"> </text:span></text:span><text:span text:style-name="apple-style-span"><text:span text:style-name="T2">नित्यं</text:span></text:span><text:span text:style-name="apple-style-span"><text:span text:style-name="T1"> </text:span></text:span><text:span text:style-name="apple-style-span"><text:span text:style-name="T2">थर्शनकाङ्क्षिणः</text:span></text:span><text:span text:style-name="T1"><text:line-break/></text:span><text:span text:style-name="apple-style-span"><text:span text:style-name="T1"> </text:span></text:span><text:span text:style-name="apple-style-span"><text:span text:style-name="T3">53</text:span></text:span><text:span text:style-name="apple-converted-space"><text:span text:style-name="T1"> </text:span></text:span><text:span text:style-name="apple-style-span"><text:span text:style-name="T2">नाहं</text:span></text:span><text:span text:style-name="apple-style-span"><text:span text:style-name="T1"> </text:span></text:span><text:span text:style-name="apple-style-span"><text:span text:style-name="T2">वेथैर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तपसा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थानेन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चेज्यय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शक्य</text:span></text:span><text:span text:style-name="apple-style-span"><text:span text:style-name="T1"> </text:span></text:span><text:span text:style-name="apple-style-span"><text:span text:style-name="T2">एवंविधॊ</text:span></text:span><text:span text:style-name="apple-style-span"><text:span text:style-name="T1"> </text:span></text:span><text:span text:style-name="apple-style-span"><text:span text:style-name="T2">थरष्टुं</text:span></text:span><text:span text:style-name="apple-style-span"><text:span text:style-name="T1"> </text:span></text:span><text:span text:style-name="apple-style-span"><text:span text:style-name="T2">थृष्टवान</text:span></text:span><text:span text:style-name="apple-style-span"><text:span text:style-name="T1"> </text:span></text:span><text:span text:style-name="apple-style-span"><text:span text:style-name="T2">असि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यदा</text:span></text:span><text:span text:style-name="T1"><text:line-break/></text:span><text:span text:style-name="apple-style-span"><text:span text:style-name="T1"> </text:span></text:span><text:span text:style-name="apple-style-span"><text:span text:style-name="T3">54</text:span></text:span><text:span text:style-name="apple-converted-space"><text:span text:style-name="T1"> </text:span></text:span><text:span text:style-name="apple-style-span"><text:span text:style-name="T2">भक्त्या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अनन्यया</text:span></text:span><text:span text:style-name="apple-style-span"><text:span text:style-name="T1"> </text:span></text:span><text:span text:style-name="apple-style-span"><text:span text:style-name="T2">शक्य</text:span></text:span><text:span text:style-name="apple-style-span"><text:span text:style-name="T1"> </text:span></text:span><text:span text:style-name="apple-style-span"><text:span text:style-name="T2">अहम</text:span></text:span><text:span text:style-name="apple-style-span"><text:span text:style-name="T1"> </text:span></text:span><text:span text:style-name="apple-style-span"><text:span text:style-name="T2">एवंविधॊ</text:span></text:span><text:span text:style-name="apple-style-span"><text:span text:style-name="T1"> </text:span></text:span><text:span text:style-name="apple-style-span"><text:span text:style-name="T2">ऽरजु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जञातुं</text:span></text:span><text:span text:style-name="apple-style-span"><text:span text:style-name="T1"> </text:span></text:span><text:span text:style-name="apple-style-span"><text:span text:style-name="T2">थरष्टु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तत्त्वेन</text:span></text:span><text:span text:style-name="apple-style-span"><text:span text:style-name="T1"> </text:span></text:span><text:span text:style-name="apple-style-span"><text:span text:style-name="T2">परवेष्टु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रंतप</text:span></text:span><text:span text:style-name="T1"><text:line-break/></text:span><text:span text:style-name="apple-style-span"><text:span text:style-name="T1"> </text:span></text:span><text:span text:style-name="apple-style-span"><text:span text:style-name="T3">55</text:span></text:span><text:span text:style-name="apple-converted-space"><text:span text:style-name="T1"> </text:span></text:span><text:span text:style-name="apple-style-span"><text:span text:style-name="T2">मत्कर्मकृन</text:span></text:span><text:span text:style-name="apple-style-span"><text:span text:style-name="T1"> </text:span></text:span><text:span text:style-name="apple-style-span"><text:span text:style-name="T2">मत्परमॊ</text:span></text:span><text:span text:style-name="apple-style-span"><text:span text:style-name="T1"> </text:span></text:span><text:span text:style-name="apple-style-span"><text:span text:style-name="T2">मथ्भक्तः</text:span></text:span><text:span text:style-name="apple-style-span"><text:span text:style-name="T1"> </text:span></text:span><text:span text:style-name="apple-style-span"><text:span text:style-name="T2">सङ्गवर्जित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निर्वैरः</text:span></text:span><text:span text:style-name="apple-style-span"><text:span text:style-name="T1"> </text:span></text:span><text:span text:style-name="apple-style-span"><text:span text:style-name="T2">सर्वभूतेषु</text:span></text:span><text:span text:style-name="apple-style-span"><text:span text:style-name="T1"> </text:span></text:span><text:span text:style-name="apple-style-span"><text:span text:style-name="T2">यः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एति</text:span></text:span><text:span text:style-name="apple-style-span"><text:span text:style-name="T1"> </text:span></text:span><text:span text:style-name="apple-style-span"><text:span text:style-name="T2">पाण्डव</text:span></text:span></text:p>
      <text:p text:style-name="Standard"><text:span text:style-name="apple-style-span"><text:span text:style-name="T2"/></text:span></text:p>
      <text:p text:style-name="Standard"><text:span text:style-name="apple-style-span"><text:span text:style-name="T2">अर्जु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एवं</text:span></text:span><text:span text:style-name="apple-style-span"><text:span text:style-name="T1"> </text:span></text:span><text:span text:style-name="apple-style-span"><text:span text:style-name="T2">सततयुक्ता</text:span></text:span><text:span text:style-name="apple-style-span"><text:span text:style-name="T1"> </text:span></text:span><text:span text:style-name="apple-style-span"><text:span text:style-name="T2">ये</text:span></text:span><text:span text:style-name="apple-style-span"><text:span text:style-name="T1"> </text:span></text:span><text:span text:style-name="apple-style-span"><text:span text:style-name="T2">भक्तास</text:span></text:span><text:span text:style-name="apple-style-span"><text:span text:style-name="T1"> </text:span></text:span><text:span text:style-name="apple-style-span"><text:span text:style-name="T2">तवां</text:span></text:span><text:span text:style-name="apple-style-span"><text:span text:style-name="T1"> </text:span></text:span><text:span text:style-name="apple-style-span"><text:span text:style-name="T2">पर्युपासते</text:span></text:span><text:span text:style-name="T1"><text:line-break/></text:span><text:span text:style-name="apple-style-span"><text:span text:style-name="T1">      </text:span></text:span><text:span text:style-name="apple-style-span"><text:span text:style-name="T2">ये</text:span></text:span><text:span text:style-name="apple-style-span"><text:span text:style-name="T1"> </text:span></text:span><text:span text:style-name="apple-style-span"><text:span text:style-name="T2">चाप्य</text:span></text:span><text:span text:style-name="apple-style-span"><text:span text:style-name="T1"> </text:span></text:span><text:span text:style-name="apple-style-span"><text:span text:style-name="T2">अक्षरम</text:span></text:span><text:span text:style-name="apple-style-span"><text:span text:style-name="T1"> </text:span></text:span><text:span text:style-name="apple-style-span"><text:span text:style-name="T2">अव्यक्तं</text:span></text:span><text:span text:style-name="apple-style-span"><text:span text:style-name="T1"> </text:span></text:span><text:span text:style-name="apple-style-span"><text:span text:style-name="T2">तेषां</text:span></text:span><text:span text:style-name="apple-style-span"><text:span text:style-name="T1"> </text:span></text:span><text:span text:style-name="apple-style-span"><text:span text:style-name="T2">के</text:span></text:span><text:span text:style-name="apple-style-span"><text:span text:style-name="T1"> </text:span></text:span><text:span text:style-name="apple-style-span"><text:span text:style-name="T2">यॊगवित्तमाः</text:span></text:span><text:span text:style-name="T1"><text:line-break/></text:span><text:span text:style-name="apple-style-span"><text:span text:style-name="T1">  </text:span></text:span><text:span text:style-name="apple-style-span"><text:span text:style-name="T3">2</text:span></text:span><text:span text:style-name="apple-converted-space"><text:span text:style-name="T1"> </text:span></text:span><text:span text:style-name="apple-style-span"><text:span text:style-name="T2">शरीभगवा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मय्य</text:span></text:span><text:span text:style-name="apple-style-span"><text:span text:style-name="T1"> </text:span></text:span><text:span text:style-name="apple-style-span"><text:span text:style-name="T2">आवेश्य</text:span></text:span><text:span text:style-name="apple-style-span"><text:span text:style-name="T1"> </text:span></text:span><text:span text:style-name="apple-style-span"><text:span text:style-name="T2">मनॊ</text:span></text:span><text:span text:style-name="apple-style-span"><text:span text:style-name="T1"> </text:span></text:span><text:span text:style-name="apple-style-span"><text:span text:style-name="T2">ये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नित्ययुक्ता</text:span></text:span><text:span text:style-name="apple-style-span"><text:span text:style-name="T1"> </text:span></text:span><text:span text:style-name="apple-style-span"><text:span text:style-name="T2">उपासते</text:span></text:span><text:span text:style-name="T1"><text:line-break/></text:span><text:span text:style-name="apple-style-span"><text:span text:style-name="T1">      </text:span></text:span><text:span text:style-name="apple-style-span"><text:span text:style-name="T2">शरथ्धया</text:span></text:span><text:span text:style-name="apple-style-span"><text:span text:style-name="T1"> </text:span></text:span><text:span text:style-name="apple-style-span"><text:span text:style-name="T2">परयॊपेतास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युक्ततमा</text:span></text:span><text:span text:style-name="apple-style-span"><text:span text:style-name="T1"> </text:span></text:span><text:span text:style-name="apple-style-span"><text:span text:style-name="T2">मताः</text:span></text:span><text:span text:style-name="T1"><text:line-break/></text:span><text:span text:style-name="apple-style-span"><text:span text:style-name="T1">  </text:span></text:span><text:span text:style-name="apple-style-span"><text:span text:style-name="T3">3</text:span></text:span><text:span text:style-name="apple-converted-space"><text:span text:style-name="T1"> </text:span></text:span><text:span text:style-name="apple-style-span"><text:span text:style-name="T2">ये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अक्षरम</text:span></text:span><text:span text:style-name="apple-style-span"><text:span text:style-name="T1"> </text:span></text:span><text:span text:style-name="apple-style-span"><text:span text:style-name="T2">अनिर्थेश्यम</text:span></text:span><text:span text:style-name="apple-style-span"><text:span text:style-name="T1"> </text:span></text:span><text:span text:style-name="apple-style-span"><text:span text:style-name="T2">अव्यक्तं</text:span></text:span><text:span text:style-name="apple-style-span"><text:span text:style-name="T1"> </text:span></text:span><text:span text:style-name="apple-style-span"><text:span text:style-name="T2">पर्युपासते</text:span></text:span><text:span text:style-name="T1"><text:line-break/></text:span><text:span text:style-name="apple-style-span"><text:span text:style-name="T1">      </text:span></text:span><text:span text:style-name="apple-style-span"><text:span text:style-name="T2">सर्वत्रगम</text:span></text:span><text:span text:style-name="apple-style-span"><text:span text:style-name="T1"> </text:span></text:span><text:span text:style-name="apple-style-span"><text:span text:style-name="T2">अचिन्त्य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कूटस्दम</text:span></text:span><text:span text:style-name="apple-style-span"><text:span text:style-name="T1"> </text:span></text:span><text:span text:style-name="apple-style-span"><text:span text:style-name="T2">अचलं</text:span></text:span><text:span text:style-name="apple-style-span"><text:span text:style-name="T1"> </text:span></text:span><text:span text:style-name="apple-style-span"><text:span text:style-name="T2">धरुवम</text:span></text:span><text:span text:style-name="T1"><text:line-break/></text:span><text:span text:style-name="apple-style-span"><text:span text:style-name="T1">  </text:span></text:span><text:span text:style-name="apple-style-span"><text:span text:style-name="T3">4</text:span></text:span><text:span text:style-name="apple-converted-space"><text:span text:style-name="T1"> </text:span></text:span><text:span text:style-name="apple-style-span"><text:span text:style-name="T2">संनियम्येन्थ्रियग्रामं</text:span></text:span><text:span text:style-name="apple-style-span"><text:span text:style-name="T1"> </text:span></text:span><text:span text:style-name="apple-style-span"><text:span text:style-name="T2">सर्वत्र</text:span></text:span><text:span text:style-name="apple-style-span"><text:span text:style-name="T1"> </text:span></text:span><text:span text:style-name="apple-style-span"><text:span text:style-name="T2">समबुथ्धय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पराप्नुवन्ति</text:span></text:span><text:span text:style-name="apple-style-span"><text:span text:style-name="T1">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सर्वभूतहिते</text:span></text:span><text:span text:style-name="apple-style-span"><text:span text:style-name="T1"> </text:span></text:span><text:span text:style-name="apple-style-span"><text:span text:style-name="T2">रताः</text:span></text:span><text:span text:style-name="T1"><text:line-break/></text:span><text:span text:style-name="apple-style-span"><text:span text:style-name="T1">  </text:span></text:span><text:span text:style-name="apple-style-span"><text:span text:style-name="T3">5</text:span></text:span><text:span text:style-name="apple-converted-space"><text:span text:style-name="T1"> </text:span></text:span><text:span text:style-name="apple-style-span"><text:span text:style-name="T2">कलेशॊ</text:span></text:span><text:span text:style-name="apple-style-span"><text:span text:style-name="T1"> </text:span></text:span><text:span text:style-name="apple-style-span"><text:span text:style-name="T2">ऽधिकतरस</text:span></text:span><text:span text:style-name="apple-style-span"><text:span text:style-name="T1"> </text:span></text:span><text:span text:style-name="apple-style-span"><text:span text:style-name="T2">तेषाम</text:span></text:span><text:span text:style-name="apple-style-span"><text:span text:style-name="T1"> </text:span></text:span><text:span text:style-name="apple-style-span"><text:span text:style-name="T2">अव्यक्तासक्तचेतसा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अव्यक्ता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गतिर</text:span></text:span><text:span text:style-name="apple-style-span"><text:span text:style-name="T1"> </text:span></text:span><text:span text:style-name="apple-style-span"><text:span text:style-name="T2">थुःखं</text:span></text:span><text:span text:style-name="apple-style-span"><text:span text:style-name="T1"> </text:span></text:span><text:span text:style-name="apple-style-span"><text:span text:style-name="T2">थेहवथ्भिर</text:span></text:span><text:span text:style-name="apple-style-span"><text:span text:style-name="T1"> </text:span></text:span><text:span text:style-name="apple-style-span"><text:span text:style-name="T2">अवाप्यते</text:span></text:span><text:span text:style-name="T1"><text:line-break/></text:span><text:span text:style-name="apple-style-span"><text:span text:style-name="T1">  </text:span></text:span><text:span text:style-name="apple-style-span"><text:span text:style-name="T3">6</text:span></text:span><text:span text:style-name="apple-converted-space"><text:span text:style-name="T1"> </text:span></text:span><text:span text:style-name="apple-style-span"><text:span text:style-name="T2">ये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सर्वाणि</text:span></text:span><text:span text:style-name="apple-style-span"><text:span text:style-name="T1"> </text:span></text:span><text:span text:style-name="apple-style-span"><text:span text:style-name="T2">कर्माणि</text:span></text:span><text:span text:style-name="apple-style-span"><text:span text:style-name="T1"> </text:span></text:span><text:span text:style-name="apple-style-span"><text:span text:style-name="T2">मयि</text:span></text:span><text:span text:style-name="apple-style-span"><text:span text:style-name="T1"> </text:span></text:span><text:span text:style-name="apple-style-span"><text:span text:style-name="T2">संन्यस्य</text:span></text:span><text:span text:style-name="apple-style-span"><text:span text:style-name="T1"> </text:span></text:span><text:span text:style-name="apple-style-span"><text:span text:style-name="T2">मत्परा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अनन्येनैव</text:span></text:span><text:span text:style-name="apple-style-span"><text:span text:style-name="T1"> </text:span></text:span><text:span text:style-name="apple-style-span"><text:span text:style-name="T2">यॊगेन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धयायन्त</text:span></text:span><text:span text:style-name="apple-style-span"><text:span text:style-name="T1"> </text:span></text:span><text:span text:style-name="apple-style-span"><text:span text:style-name="T2">उपासते</text:span></text:span><text:span text:style-name="T1"><text:line-break/></text:span><text:span text:style-name="apple-style-span"><text:span text:style-name="T1">  </text:span></text:span><text:span text:style-name="apple-style-span"><text:span text:style-name="T3">7</text:span></text:span><text:span text:style-name="apple-converted-space"><text:span text:style-name="T1"> </text:span></text:span><text:span text:style-name="apple-style-span"><text:span text:style-name="T2">तेषाम</text:span></text:span><text:span text:style-name="apple-style-span"><text:span text:style-name="T1"> 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समुथ्धर्ता</text:span></text:span><text:span text:style-name="apple-style-span"><text:span text:style-name="T1"> </text:span></text:span><text:span text:style-name="apple-style-span"><text:span text:style-name="T2">मृत्युसंसारसागरात</text:span></text:span><text:span text:style-name="T1"><text:line-break/></text:span><text:span text:style-name="apple-style-span"><text:span text:style-name="T1">      </text:span></text:span><text:span text:style-name="apple-style-span"><text:span text:style-name="T2">भवामि</text:span></text:span><text:span text:style-name="apple-style-span"><text:span text:style-name="T1"> </text:span></text:span><text:span text:style-name="apple-style-span"><text:span text:style-name="T2">नचिरात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मय्य</text:span></text:span><text:span text:style-name="apple-style-span"><text:span text:style-name="T1"> </text:span></text:span><text:span text:style-name="apple-style-span"><text:span text:style-name="T2">आवेशितचेतसाम</text:span></text:span><text:span text:style-name="T1"><text:line-break/></text:span><text:span text:style-name="apple-style-span"><text:span text:style-name="T1">  </text:span></text:span><text:span text:style-name="apple-style-span"><text:span text:style-name="T3">8</text:span></text:span><text:span text:style-name="apple-converted-space"><text:span text:style-name="T1"> </text:span></text:span><text:span text:style-name="apple-style-span"><text:span text:style-name="T2">मय्य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मन</text:span></text:span><text:span text:style-name="apple-style-span"><text:span text:style-name="T1"> </text:span></text:span><text:span text:style-name="apple-style-span"><text:span text:style-name="T2">आधत्स्व</text:span></text:span><text:span text:style-name="apple-style-span"><text:span text:style-name="T1"> </text:span></text:span><text:span text:style-name="apple-style-span"><text:span text:style-name="T2">मयि</text:span></text:span><text:span text:style-name="apple-style-span"><text:span text:style-name="T1"> </text:span></text:span><text:span text:style-name="apple-style-span"><text:span text:style-name="T2">बुथ्धिं</text:span></text:span><text:span text:style-name="apple-style-span"><text:span text:style-name="T1"> </text:span></text:span><text:span text:style-name="apple-style-span"><text:span text:style-name="T2">निवेशय</text:span></text:span><text:span text:style-name="T1"><text:line-break/></text:span><text:span text:style-name="apple-style-span"><text:span text:style-name="T1">      </text:span></text:span><text:span text:style-name="apple-style-span"><text:span text:style-name="T2">निवसिष्यसि</text:span></text:span><text:span text:style-name="apple-style-span"><text:span text:style-name="T1"> </text:span></text:span><text:span text:style-name="apple-style-span"><text:span text:style-name="T2">मय्य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अत</text:span></text:span><text:span text:style-name="apple-style-span"><text:span text:style-name="T1"> </text:span></text:span><text:span text:style-name="apple-style-span"><text:span text:style-name="T2">ऊर्ध्वं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संशयः</text:span></text:span><text:span text:style-name="T1"><text:line-break/></text:span><text:span text:style-name="apple-style-span"><text:span text:style-name="T1">  </text:span></text:span><text:span text:style-name="apple-style-span"><text:span text:style-name="T3">9</text:span></text:span><text:span text:style-name="apple-converted-space"><text:span text:style-name="T1"> </text:span></text:span><text:span text:style-name="apple-style-span"><text:span text:style-name="T2">अद</text:span></text:span><text:span text:style-name="apple-style-span"><text:span text:style-name="T1"> </text:span></text:span><text:span text:style-name="apple-style-span"><text:span text:style-name="T2">चित्तं</text:span></text:span><text:span text:style-name="apple-style-span"><text:span text:style-name="T1"> </text:span></text:span><text:span text:style-name="apple-style-span"><text:span text:style-name="T2">समाधातुं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शक्नॊषि</text:span></text:span><text:span text:style-name="apple-style-span"><text:span text:style-name="T1"> </text:span></text:span><text:span text:style-name="apple-style-span"><text:span text:style-name="T2">मयि</text:span></text:span><text:span text:style-name="apple-style-span"><text:span text:style-name="T1"> </text:span></text:span><text:span text:style-name="apple-style-span"><text:span text:style-name="T2">सदिर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अभ्यासयॊगेन</text:span></text:span><text:span text:style-name="apple-style-span"><text:span text:style-name="T1"> </text:span></text:span><text:span text:style-name="apple-style-span"><text:span text:style-name="T2">ततॊ</text:span></text:span><text:span text:style-name="apple-style-span"><text:span text:style-name="T1">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इच्छाप्तुं</text:span></text:span><text:span text:style-name="apple-style-span"><text:span text:style-name="T1"> </text:span></text:span><text:span text:style-name="apple-style-span"><text:span text:style-name="T2">धनंजय</text:span></text:span><text:span text:style-name="T1"><text:line-break/></text:span><text:span text:style-name="apple-style-span"><text:span text:style-name="T1">  </text:span></text:span><text:span text:style-name="apple-style-span"><text:span text:style-name="T3">10</text:span></text:span><text:span text:style-name="apple-converted-space"><text:span text:style-name="T1"> </text:span></text:span><text:span text:style-name="apple-style-span"><text:span text:style-name="T2">अभ्यासे</text:span></text:span><text:span text:style-name="apple-style-span"><text:span text:style-name="T1"> </text:span></text:span><text:span text:style-name="apple-style-span"><text:span text:style-name="T2">ऽपय</text:span></text:span><text:span text:style-name="apple-style-span"><text:span text:style-name="T1"> </text:span></text:span><text:span text:style-name="apple-style-span"><text:span text:style-name="T2">असमर्दॊ</text:span></text:span><text:span text:style-name="apple-style-span"><text:span text:style-name="T1"> </text:span></text:span><text:span text:style-name="apple-style-span"><text:span text:style-name="T2">ऽसि</text:span></text:span><text:span text:style-name="apple-style-span"><text:span text:style-name="T1"> </text:span></text:span><text:span text:style-name="apple-style-span"><text:span text:style-name="T2">मत्कर्मपरमॊ</text:span></text:span><text:span text:style-name="apple-style-span"><text:span text:style-name="T1"> </text:span></text:span><text:span text:style-name="apple-style-span"><text:span text:style-name="T2">भव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थर्दम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कर्माणि</text:span></text:span><text:span text:style-name="apple-style-span"><text:span text:style-name="T1"> </text:span></text:span><text:span text:style-name="apple-style-span"><text:span text:style-name="T2">कुर्वन</text:span></text:span><text:span text:style-name="apple-style-span"><text:span text:style-name="T1"> </text:span></text:span><text:span text:style-name="apple-style-span"><text:span text:style-name="T2">सिथ्धिम</text:span></text:span><text:span text:style-name="apple-style-span"><text:span text:style-name="T1"> </text:span></text:span><text:span text:style-name="apple-style-span"><text:span text:style-name="T2">अवाप्स्यसि</text:span></text:span><text:span text:style-name="T1"><text:line-break/></text:span><text:span text:style-name="apple-style-span"><text:span text:style-name="T1"> </text:span></text:span><text:span text:style-name="apple-style-span"><text:span text:style-name="T3">11</text:span></text:span><text:span text:style-name="apple-converted-space"><text:span text:style-name="T1"> </text:span></text:span><text:span text:style-name="apple-style-span"><text:span text:style-name="T2">अदैतथ</text:span></text:span><text:span text:style-name="apple-style-span"><text:span text:style-name="T1"> </text:span></text:span><text:span text:style-name="apple-style-span"><text:span text:style-name="T2">अप्य</text:span></text:span><text:span text:style-name="apple-style-span"><text:span text:style-name="T1"> </text:span></text:span><text:span text:style-name="apple-style-span"><text:span text:style-name="T2">अशक्तॊ</text:span></text:span><text:span text:style-name="apple-style-span"><text:span text:style-name="T1"> </text:span></text:span><text:span text:style-name="apple-style-span"><text:span text:style-name="T2">ऽसि</text:span></text:span><text:span text:style-name="apple-style-span"><text:span text:style-name="T1"> </text:span></text:span><text:span text:style-name="apple-style-span"><text:span text:style-name="T2">कर्तुं</text:span></text:span><text:span text:style-name="apple-style-span"><text:span text:style-name="T1"> </text:span></text:span><text:span text:style-name="apple-style-span"><text:span text:style-name="T2">मथ्यॊगम</text:span></text:span><text:span text:style-name="apple-style-span"><text:span text:style-name="T1"> </text:span></text:span><text:span text:style-name="apple-style-span"><text:span text:style-name="T2">आश्रित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र्वकर्मफलत्यागं</text:span></text:span><text:span text:style-name="apple-style-span"><text:span text:style-name="T1"> </text:span></text:span><text:span text:style-name="apple-style-span"><text:span text:style-name="T2">ततः</text:span></text:span><text:span text:style-name="apple-style-span"><text:span text:style-name="T1"> </text:span></text:span><text:span text:style-name="apple-style-span"><text:span text:style-name="T2">कुरु</text:span></text:span><text:span text:style-name="apple-style-span"><text:span text:style-name="T1"> </text:span></text:span><text:span text:style-name="apple-style-span"><text:span text:style-name="T2">यतात्मवान</text:span></text:span><text:span text:style-name="T1"><text:line-break/></text:span><text:soft-page-break/><text:span text:style-name="apple-style-span"><text:span text:style-name="T1"> </text:span></text:span><text:span text:style-name="apple-style-span"><text:span text:style-name="T3">12</text:span></text:span><text:span text:style-name="apple-converted-space"><text:span text:style-name="T1"> </text:span></text:span><text:span text:style-name="apple-style-span"><text:span text:style-name="T2">शरेयॊ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जञानम</text:span></text:span><text:span text:style-name="apple-style-span"><text:span text:style-name="T1"> </text:span></text:span><text:span text:style-name="apple-style-span"><text:span text:style-name="T2">अभ्यासाज</text:span></text:span><text:span text:style-name="apple-style-span"><text:span text:style-name="T1"> </text:span></text:span><text:span text:style-name="apple-style-span"><text:span text:style-name="T2">जञानाथ</text:span></text:span><text:span text:style-name="apple-style-span"><text:span text:style-name="T1"> </text:span></text:span><text:span text:style-name="apple-style-span"><text:span text:style-name="T2">धयानं</text:span></text:span><text:span text:style-name="apple-style-span"><text:span text:style-name="T1"> </text:span></text:span><text:span text:style-name="apple-style-span"><text:span text:style-name="T2">विशिष्य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धयानात</text:span></text:span><text:span text:style-name="apple-style-span"><text:span text:style-name="T1"> </text:span></text:span><text:span text:style-name="apple-style-span"><text:span text:style-name="T2">कर्मफलत्यागस</text:span></text:span><text:span text:style-name="apple-style-span"><text:span text:style-name="T1"> </text:span></text:span><text:span text:style-name="apple-style-span"><text:span text:style-name="T2">तयागाच</text:span></text:span><text:span text:style-name="apple-style-span"><text:span text:style-name="T1"> </text:span></text:span><text:span text:style-name="apple-style-span"><text:span text:style-name="T2">छान्तिर</text:span></text:span><text:span text:style-name="apple-style-span"><text:span text:style-name="T1"> </text:span></text:span><text:span text:style-name="apple-style-span"><text:span text:style-name="T2">अनन्तरम</text:span></text:span><text:span text:style-name="T1"><text:line-break/></text:span><text:span text:style-name="apple-style-span"><text:span text:style-name="T1"> </text:span></text:span><text:span text:style-name="apple-style-span"><text:span text:style-name="T3">13</text:span></text:span><text:span text:style-name="apple-converted-space"><text:span text:style-name="T1"> </text:span></text:span><text:span text:style-name="apple-style-span"><text:span text:style-name="T2">अथ्वेष्टा</text:span></text:span><text:span text:style-name="apple-style-span"><text:span text:style-name="T1"> </text:span></text:span><text:span text:style-name="apple-style-span"><text:span text:style-name="T2">सर्वभूतानां</text:span></text:span><text:span text:style-name="apple-style-span"><text:span text:style-name="T1"> </text:span></text:span><text:span text:style-name="apple-style-span"><text:span text:style-name="T2">मैत्रः</text:span></text:span><text:span text:style-name="apple-style-span"><text:span text:style-name="T1"> </text:span></text:span><text:span text:style-name="apple-style-span"><text:span text:style-name="T2">करुण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निर्ममॊ</text:span></text:span><text:span text:style-name="apple-style-span"><text:span text:style-name="T1"> </text:span></text:span><text:span text:style-name="apple-style-span"><text:span text:style-name="T2">निरहंकारः</text:span></text:span><text:span text:style-name="apple-style-span"><text:span text:style-name="T1"> </text:span></text:span><text:span text:style-name="apple-style-span"><text:span text:style-name="T2">समथुःखसुखः</text:span></text:span><text:span text:style-name="apple-style-span"><text:span text:style-name="T1"> </text:span></text:span><text:span text:style-name="apple-style-span"><text:span text:style-name="T2">कषमी</text:span></text:span><text:span text:style-name="T1"><text:line-break/></text:span><text:span text:style-name="apple-style-span"><text:span text:style-name="T1"> </text:span></text:span><text:span text:style-name="apple-style-span"><text:span text:style-name="T3">14</text:span></text:span><text:span text:style-name="apple-converted-space"><text:span text:style-name="T1"> </text:span></text:span><text:span text:style-name="apple-style-span"><text:span text:style-name="T2">संतुष्टः</text:span></text:span><text:span text:style-name="apple-style-span"><text:span text:style-name="T1"> </text:span></text:span><text:span text:style-name="apple-style-span"><text:span text:style-name="T2">सततं</text:span></text:span><text:span text:style-name="apple-style-span"><text:span text:style-name="T1"> </text:span></text:span><text:span text:style-name="apple-style-span"><text:span text:style-name="T2">यॊगी</text:span></text:span><text:span text:style-name="apple-style-span"><text:span text:style-name="T1"> </text:span></text:span><text:span text:style-name="apple-style-span"><text:span text:style-name="T2">यतात्मा</text:span></text:span><text:span text:style-name="apple-style-span"><text:span text:style-name="T1"> </text:span></text:span><text:span text:style-name="apple-style-span"><text:span text:style-name="T2">थृढनिश्चय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य्य</text:span></text:span><text:span text:style-name="apple-style-span"><text:span text:style-name="T1"> </text:span></text:span><text:span text:style-name="apple-style-span"><text:span text:style-name="T2">अर्पितमनॊबुथ्धिर</text:span></text:span><text:span text:style-name="apple-style-span"><text:span text:style-name="T1"> 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मथ्भक्तः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परियः</text:span></text:span><text:span text:style-name="T1"><text:line-break/></text:span><text:span text:style-name="apple-style-span"><text:span text:style-name="T1"> </text:span></text:span><text:span text:style-name="apple-style-span"><text:span text:style-name="T3">15</text:span></text:span><text:span text:style-name="apple-converted-space"><text:span text:style-name="T1"> </text:span></text:span><text:span text:style-name="apple-style-span"><text:span text:style-name="T2">यस्मान</text:span></text:span><text:span text:style-name="apple-style-span"><text:span text:style-name="T1"> </text:span></text:span><text:span text:style-name="apple-style-span"><text:span text:style-name="T2">नॊथ्विजते</text:span></text:span><text:span text:style-name="apple-style-span"><text:span text:style-name="T1"> </text:span></text:span><text:span text:style-name="apple-style-span"><text:span text:style-name="T2">लॊकॊ</text:span></text:span><text:span text:style-name="apple-style-span"><text:span text:style-name="T1"> </text:span></text:span><text:span text:style-name="apple-style-span"><text:span text:style-name="T2">लॊकान</text:span></text:span><text:span text:style-name="apple-style-span"><text:span text:style-name="T1"> </text:span></text:span><text:span text:style-name="apple-style-span"><text:span text:style-name="T2">नॊथ्विजते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य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हर्षामर्षभयॊथ्वेगैर</text:span></text:span><text:span text:style-name="apple-style-span"><text:span text:style-name="T1"> </text:span></text:span><text:span text:style-name="apple-style-span"><text:span text:style-name="T2">मुक्तॊ</text:span></text:span><text:span text:style-name="apple-style-span"><text:span text:style-name="T1"> </text:span></text:span><text:span text:style-name="apple-style-span"><text:span text:style-name="T2">यः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परियः</text:span></text:span><text:span text:style-name="T1"><text:line-break/></text:span><text:span text:style-name="apple-style-span"><text:span text:style-name="T1"> </text:span></text:span><text:span text:style-name="apple-style-span"><text:span text:style-name="T3">16</text:span></text:span><text:span text:style-name="apple-converted-space"><text:span text:style-name="T1"> </text:span></text:span><text:span text:style-name="apple-style-span"><text:span text:style-name="T2">अनपेक्षः</text:span></text:span><text:span text:style-name="apple-style-span"><text:span text:style-name="T1"> </text:span></text:span><text:span text:style-name="apple-style-span"><text:span text:style-name="T2">शुचिर</text:span></text:span><text:span text:style-name="apple-style-span"><text:span text:style-name="T1"> </text:span></text:span><text:span text:style-name="apple-style-span"><text:span text:style-name="T2">थक्ष</text:span></text:span><text:span text:style-name="apple-style-span"><text:span text:style-name="T1"> </text:span></text:span><text:span text:style-name="apple-style-span"><text:span text:style-name="T2">उथासीनॊ</text:span></text:span><text:span text:style-name="apple-style-span"><text:span text:style-name="T1"> </text:span></text:span><text:span text:style-name="apple-style-span"><text:span text:style-name="T2">गतव्यद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र्वारम्भपरित्यागी</text:span></text:span><text:span text:style-name="apple-style-span"><text:span text:style-name="T1"> 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मथ्भक्तः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परियः</text:span></text:span><text:span text:style-name="T1"><text:line-break/></text:span><text:span text:style-name="apple-style-span"><text:span text:style-name="T1"> </text:span></text:span><text:span text:style-name="apple-style-span"><text:span text:style-name="T3">17</text:span></text:span><text:span text:style-name="apple-converted-space"><text:span text:style-name="T1"> 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हृष्यति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थवेष्टि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शॊचति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काङ्क्षत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शुभाशुभपरित्यागी</text:span></text:span><text:span text:style-name="apple-style-span"><text:span text:style-name="T1"> </text:span></text:span><text:span text:style-name="apple-style-span"><text:span text:style-name="T2">भक्तिमान</text:span></text:span><text:span text:style-name="apple-style-span"><text:span text:style-name="T1"> </text:span></text:span><text:span text:style-name="apple-style-span"><text:span text:style-name="T2">यः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परियः</text:span></text:span><text:span text:style-name="T1"><text:line-break/></text:span><text:span text:style-name="apple-style-span"><text:span text:style-name="T1"> </text:span></text:span><text:span text:style-name="apple-style-span"><text:span text:style-name="T3">18</text:span></text:span><text:span text:style-name="apple-converted-space"><text:span text:style-name="T1"> </text:span></text:span><text:span text:style-name="apple-style-span"><text:span text:style-name="T2">समः</text:span></text:span><text:span text:style-name="apple-style-span"><text:span text:style-name="T1"> </text:span></text:span><text:span text:style-name="apple-style-span"><text:span text:style-name="T2">शत्रौ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ित्रे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तदा</text:span></text:span><text:span text:style-name="apple-style-span"><text:span text:style-name="T1"> </text:span></text:span><text:span text:style-name="apple-style-span"><text:span text:style-name="T2">मानापमानयॊ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शीतॊष्णसुखथुःखेषु</text:span></text:span><text:span text:style-name="apple-style-span"><text:span text:style-name="T1"> </text:span></text:span><text:span text:style-name="apple-style-span"><text:span text:style-name="T2">समः</text:span></text:span><text:span text:style-name="apple-style-span"><text:span text:style-name="T1"> </text:span></text:span><text:span text:style-name="apple-style-span"><text:span text:style-name="T2">सङ्गविवर्जितः</text:span></text:span><text:span text:style-name="T1"><text:line-break/></text:span><text:span text:style-name="apple-style-span"><text:span text:style-name="T1"> </text:span></text:span><text:span text:style-name="apple-style-span"><text:span text:style-name="T3">19</text:span></text:span><text:span text:style-name="apple-converted-space"><text:span text:style-name="T1"> </text:span></text:span><text:span text:style-name="apple-style-span"><text:span text:style-name="T2">तुल्यनिन्थास्तुतिर</text:span></text:span><text:span text:style-name="apple-style-span"><text:span text:style-name="T1"> </text:span></text:span><text:span text:style-name="apple-style-span"><text:span text:style-name="T2">मौनी</text:span></text:span><text:span text:style-name="apple-style-span"><text:span text:style-name="T1"> </text:span></text:span><text:span text:style-name="apple-style-span"><text:span text:style-name="T2">संतुष्टॊ</text:span></text:span><text:span text:style-name="apple-style-span"><text:span text:style-name="T1"> </text:span></text:span><text:span text:style-name="apple-style-span"><text:span text:style-name="T2">येन</text:span></text:span><text:span text:style-name="apple-style-span"><text:span text:style-name="T1"> </text:span></text:span><text:span text:style-name="apple-style-span"><text:span text:style-name="T2">केन</text:span></text:span><text:span text:style-name="apple-style-span"><text:span text:style-name="T1"> </text:span></text:span><text:span text:style-name="apple-style-span"><text:span text:style-name="T2">चि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निकेतः</text:span></text:span><text:span text:style-name="apple-style-span"><text:span text:style-name="T1"> </text:span></text:span><text:span text:style-name="apple-style-span"><text:span text:style-name="T2">सदिरमतिर</text:span></text:span><text:span text:style-name="apple-style-span"><text:span text:style-name="T1"> </text:span></text:span><text:span text:style-name="apple-style-span"><text:span text:style-name="T2">भक्तिमान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परियॊ</text:span></text:span><text:span text:style-name="apple-style-span"><text:span text:style-name="T1"> </text:span></text:span><text:span text:style-name="apple-style-span"><text:span text:style-name="T2">नरः</text:span></text:span><text:span text:style-name="T1"><text:line-break/></text:span><text:span text:style-name="apple-style-span"><text:span text:style-name="T1"> </text:span></text:span><text:span text:style-name="apple-style-span"><text:span text:style-name="T3">20</text:span></text:span><text:span text:style-name="apple-converted-space"><text:span text:style-name="T1"> </text:span></text:span><text:span text:style-name="apple-style-span"><text:span text:style-name="T2">ये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धर्म्यामृतम</text:span></text:span><text:span text:style-name="apple-style-span"><text:span text:style-name="T1"> </text:span></text:span><text:span text:style-name="apple-style-span"><text:span text:style-name="T2">इथं</text:span></text:span><text:span text:style-name="apple-style-span"><text:span text:style-name="T1"> </text:span></text:span><text:span text:style-name="apple-style-span"><text:span text:style-name="T2">यदॊक्तं</text:span></text:span><text:span text:style-name="apple-style-span"><text:span text:style-name="T1"> </text:span></text:span><text:span text:style-name="apple-style-span"><text:span text:style-name="T2">पर्युपास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शरथ्थधाना</text:span></text:span><text:span text:style-name="apple-style-span"><text:span text:style-name="T1"> </text:span></text:span><text:span text:style-name="apple-style-span"><text:span text:style-name="T2">मत्परमा</text:span></text:span><text:span text:style-name="apple-style-span"><text:span text:style-name="T1"> </text:span></text:span><text:span text:style-name="apple-style-span"><text:span text:style-name="T2">भक्तास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ऽतीव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परियाः</text:span></text:span></text:p>
      <text:p text:style-name="Standard"><text:span text:style-name="apple-style-span"><text:span text:style-name="T2"/></text:span></text:p>
      <text:p text:style-name="Standard"><text:span text:style-name="apple-style-span"><text:span text:style-name="T2">शरीभगवा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इथं</text:span></text:span><text:span text:style-name="apple-style-span"><text:span text:style-name="T1"> </text:span></text:span><text:span text:style-name="apple-style-span"><text:span text:style-name="T2">शरीरं</text:span></text:span><text:span text:style-name="apple-style-span"><text:span text:style-name="T1"> </text:span></text:span><text:span text:style-name="apple-style-span"><text:span text:style-name="T2">कौन्तेय</text:span></text:span><text:span text:style-name="apple-style-span"><text:span text:style-name="T1"> </text:span></text:span><text:span text:style-name="apple-style-span"><text:span text:style-name="T2">कषेत्रम</text:span></text:span><text:span text:style-name="apple-style-span"><text:span text:style-name="T1"> </text:span></text:span><text:span text:style-name="apple-style-span"><text:span text:style-name="T2">इत्य</text:span></text:span><text:span text:style-name="apple-style-span"><text:span text:style-name="T1"> </text:span></text:span><text:span text:style-name="apple-style-span"><text:span text:style-name="T2">अभिधीयते</text:span></text:span><text:span text:style-name="T1"><text:line-break/></text:span><text:span text:style-name="apple-style-span"><text:span text:style-name="T1">      </text:span></text:span><text:span text:style-name="apple-style-span"><text:span text:style-name="T2">एतथ</text:span></text:span><text:span text:style-name="apple-style-span"><text:span text:style-name="T1"> 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वेत्ति</text:span></text:span><text:span text:style-name="apple-style-span"><text:span text:style-name="T1"> </text:span></text:span><text:span text:style-name="apple-style-span"><text:span text:style-name="T2">तं</text:span></text:span><text:span text:style-name="apple-style-span"><text:span text:style-name="T1"> </text:span></text:span><text:span text:style-name="apple-style-span"><text:span text:style-name="T2">पराहुः</text:span></text:span><text:span text:style-name="apple-style-span"><text:span text:style-name="T1"> </text:span></text:span><text:span text:style-name="apple-style-span"><text:span text:style-name="T2">कषेत्रज्ञ</text:span></text:span><text:span text:style-name="apple-style-span"><text:span text:style-name="T1"> 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तथ्विथः</text:span></text:span><text:span text:style-name="T1"><text:line-break/></text:span><text:span text:style-name="apple-style-span"><text:span text:style-name="T1">  </text:span></text:span><text:span text:style-name="apple-style-span"><text:span text:style-name="T3">2</text:span></text:span><text:span text:style-name="apple-converted-space"><text:span text:style-name="T1"> </text:span></text:span><text:span text:style-name="apple-style-span"><text:span text:style-name="T2">कषेत्रज्ञं</text:span></text:span><text:span text:style-name="apple-style-span"><text:span text:style-name="T1"> </text:span></text:span><text:span text:style-name="apple-style-span"><text:span text:style-name="T2">चापि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विथ्धि</text:span></text:span><text:span text:style-name="apple-style-span"><text:span text:style-name="T1"> </text:span></text:span><text:span text:style-name="apple-style-span"><text:span text:style-name="T2">सर्वक्षेत्रेषु</text:span></text:span><text:span text:style-name="apple-style-span"><text:span text:style-name="T1"> </text:span></text:span><text:span text:style-name="apple-style-span"><text:span text:style-name="T2">भारत</text:span></text:span><text:span text:style-name="T1"><text:line-break/></text:span><text:span text:style-name="apple-style-span"><text:span text:style-name="T1">      </text:span></text:span><text:span text:style-name="apple-style-span"><text:span text:style-name="T2">कषेत्रक्षेत्रज्ञयॊर</text:span></text:span><text:span text:style-name="apple-style-span"><text:span text:style-name="T1"> </text:span></text:span><text:span text:style-name="apple-style-span"><text:span text:style-name="T2">जञानं</text:span></text:span><text:span text:style-name="apple-style-span"><text:span text:style-name="T1"> </text:span></text:span><text:span text:style-name="apple-style-span"><text:span text:style-name="T2">यत</text:span></text:span><text:span text:style-name="apple-style-span"><text:span text:style-name="T1"> </text:span></text:span><text:span text:style-name="apple-style-span"><text:span text:style-name="T2">तज</text:span></text:span><text:span text:style-name="apple-style-span"><text:span text:style-name="T1"> </text:span></text:span><text:span text:style-name="apple-style-span"><text:span text:style-name="T2">जञानं</text:span></text:span><text:span text:style-name="apple-style-span"><text:span text:style-name="T1"> </text:span></text:span><text:span text:style-name="apple-style-span"><text:span text:style-name="T2">मतं</text:span></text:span><text:span text:style-name="apple-style-span"><text:span text:style-name="T1"> </text:span></text:span><text:span text:style-name="apple-style-span"><text:span text:style-name="T2">मम</text:span></text:span><text:span text:style-name="T1"><text:line-break/></text:span><text:span text:style-name="apple-style-span"><text:span text:style-name="T1">  </text:span></text:span><text:span text:style-name="apple-style-span"><text:span text:style-name="T3">3</text:span></text:span><text:span text:style-name="apple-converted-space"><text:span text:style-name="T1"> 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कषेत्रं</text:span></text:span><text:span text:style-name="apple-style-span"><text:span text:style-name="T1"> </text:span></text:span><text:span text:style-name="apple-style-span"><text:span text:style-name="T2">यच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याथृक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यथ्विकारि</text:span></text:span><text:span text:style-name="apple-style-span"><text:span text:style-name="T1"> </text:span></text:span><text:span text:style-name="apple-style-span"><text:span text:style-name="T2">यत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यत</text:span></text:span><text:span text:style-name="T1"><text:line-break/></text:span><text:span text:style-name="apple-style-span"><text:span text:style-name="T1">     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यत्प्रभाव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समासेन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शृणु</text:span></text:span><text:span text:style-name="T1"><text:line-break/></text:span><text:span text:style-name="apple-style-span"><text:span text:style-name="T1">  </text:span></text:span><text:span text:style-name="apple-style-span"><text:span text:style-name="T3">4</text:span></text:span><text:span text:style-name="apple-converted-space"><text:span text:style-name="T1"> </text:span></text:span><text:span text:style-name="apple-style-span"><text:span text:style-name="T2">ऋषिभिर</text:span></text:span><text:span text:style-name="apple-style-span"><text:span text:style-name="T1"> </text:span></text:span><text:span text:style-name="apple-style-span"><text:span text:style-name="T2">बहुधा</text:span></text:span><text:span text:style-name="apple-style-span"><text:span text:style-name="T1"> </text:span></text:span><text:span text:style-name="apple-style-span"><text:span text:style-name="T2">गीतं</text:span></text:span><text:span text:style-name="apple-style-span"><text:span text:style-name="T1"> </text:span></text:span><text:span text:style-name="apple-style-span"><text:span text:style-name="T2">छन्थॊभिर</text:span></text:span><text:span text:style-name="apple-style-span"><text:span text:style-name="T1"> </text:span></text:span><text:span text:style-name="apple-style-span"><text:span text:style-name="T2">विविधैः</text:span></text:span><text:span text:style-name="apple-style-span"><text:span text:style-name="T1"> </text:span></text:span><text:span text:style-name="apple-style-span"><text:span text:style-name="T2">पृदक</text:span></text:span><text:span text:style-name="T1"><text:line-break/></text:span><text:span text:style-name="apple-style-span"><text:span text:style-name="T1">      </text:span></text:span><text:span text:style-name="apple-style-span"><text:span text:style-name="T2">बरह्मसूत्रपथैश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हेतुमथ्भिर</text:span></text:span><text:span text:style-name="apple-style-span"><text:span text:style-name="T1"> </text:span></text:span><text:span text:style-name="apple-style-span"><text:span text:style-name="T2">विनिश्चितैः</text:span></text:span><text:span text:style-name="T1"><text:line-break/></text:span><text:span text:style-name="apple-style-span"><text:span text:style-name="T1">  </text:span></text:span><text:span text:style-name="apple-style-span"><text:span text:style-name="T3">5</text:span></text:span><text:span text:style-name="apple-converted-space"><text:span text:style-name="T1"> </text:span></text:span><text:span text:style-name="apple-style-span"><text:span text:style-name="T2">महाभूतान्य</text:span></text:span><text:span text:style-name="apple-style-span"><text:span text:style-name="T1"> </text:span></text:span><text:span text:style-name="apple-style-span"><text:span text:style-name="T2">अहंकारॊ</text:span></text:span><text:span text:style-name="apple-style-span"><text:span text:style-name="T1"> </text:span></text:span><text:span text:style-name="apple-style-span"><text:span text:style-name="T2">बुथ्धिर</text:span></text:span><text:span text:style-name="apple-style-span"><text:span text:style-name="T1"> </text:span></text:span><text:span text:style-name="apple-style-span"><text:span text:style-name="T2">अव्यक्तम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इन्थ्रियाणि</text:span></text:span><text:span text:style-name="apple-style-span"><text:span text:style-name="T1"> </text:span></text:span><text:span text:style-name="apple-style-span"><text:span text:style-name="T2">थशैक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ञ्च</text:span></text:span><text:span text:style-name="apple-style-span"><text:span text:style-name="T1"> </text:span></text:span><text:span text:style-name="apple-style-span"><text:span text:style-name="T2">चेन्थ्रियगॊचराः</text:span></text:span><text:span text:style-name="T1"><text:line-break/></text:span><text:span text:style-name="apple-style-span"><text:span text:style-name="T1">  </text:span></text:span><text:span text:style-name="apple-style-span"><text:span text:style-name="T3">6</text:span></text:span><text:span text:style-name="apple-converted-space"><text:span text:style-name="T1"> </text:span></text:span><text:span text:style-name="apple-style-span"><text:span text:style-name="T2">इच्छा</text:span></text:span><text:span text:style-name="apple-style-span"><text:span text:style-name="T1"> </text:span></text:span><text:span text:style-name="apple-style-span"><text:span text:style-name="T2">थवेषः</text:span></text:span><text:span text:style-name="apple-style-span"><text:span text:style-name="T1"> </text:span></text:span><text:span text:style-name="apple-style-span"><text:span text:style-name="T2">सुखं</text:span></text:span><text:span text:style-name="apple-style-span"><text:span text:style-name="T1"> </text:span></text:span><text:span text:style-name="apple-style-span"><text:span text:style-name="T2">थुःखं</text:span></text:span><text:span text:style-name="apple-style-span"><text:span text:style-name="T1"> </text:span></text:span><text:span text:style-name="apple-style-span"><text:span text:style-name="T2">संघातश</text:span></text:span><text:span text:style-name="apple-style-span"><text:span text:style-name="T1"> </text:span></text:span><text:span text:style-name="apple-style-span"><text:span text:style-name="T2">चेतना</text:span></text:span><text:span text:style-name="apple-style-span"><text:span text:style-name="T1"> </text:span></text:span><text:span text:style-name="apple-style-span"><text:span text:style-name="T2">धृति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एतत</text:span></text:span><text:span text:style-name="apple-style-span"><text:span text:style-name="T1"> </text:span></text:span><text:span text:style-name="apple-style-span"><text:span text:style-name="T2">कषेत्रं</text:span></text:span><text:span text:style-name="apple-style-span"><text:span text:style-name="T1"> </text:span></text:span><text:span text:style-name="apple-style-span"><text:span text:style-name="T2">समासेन</text:span></text:span><text:span text:style-name="apple-style-span"><text:span text:style-name="T1"> </text:span></text:span><text:span text:style-name="apple-style-span"><text:span text:style-name="T2">सविकारम</text:span></text:span><text:span text:style-name="apple-style-span"><text:span text:style-name="T1"> </text:span></text:span><text:span text:style-name="apple-style-span"><text:span text:style-name="T2">उथाहृतम</text:span></text:span><text:span text:style-name="T1"><text:line-break/></text:span><text:span text:style-name="apple-style-span"><text:span text:style-name="T1">  </text:span></text:span><text:span text:style-name="apple-style-span"><text:span text:style-name="T3">7</text:span></text:span><text:span text:style-name="apple-converted-space"><text:span text:style-name="T1"> </text:span></text:span><text:span text:style-name="apple-style-span"><text:span text:style-name="T2">अमानित्वम</text:span></text:span><text:span text:style-name="apple-style-span"><text:span text:style-name="T1"> </text:span></text:span><text:span text:style-name="apple-style-span"><text:span text:style-name="T2">अथम्भित्वम</text:span></text:span><text:span text:style-name="apple-style-span"><text:span text:style-name="T1"> </text:span></text:span><text:span text:style-name="apple-style-span"><text:span text:style-name="T2">अहिंसा</text:span></text:span><text:span text:style-name="apple-style-span"><text:span text:style-name="T1"> </text:span></text:span><text:span text:style-name="apple-style-span"><text:span text:style-name="T2">कषान्तिर</text:span></text:span><text:span text:style-name="apple-style-span"><text:span text:style-name="T1"> </text:span></text:span><text:span text:style-name="apple-style-span"><text:span text:style-name="T2">आर्जव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आचार्यॊपासनं</text:span></text:span><text:span text:style-name="apple-style-span"><text:span text:style-name="T1"> </text:span></text:span><text:span text:style-name="apple-style-span"><text:span text:style-name="T2">शौचं</text:span></text:span><text:span text:style-name="apple-style-span"><text:span text:style-name="T1"> </text:span></text:span><text:span text:style-name="apple-style-span"><text:span text:style-name="T2">सदैर्यम</text:span></text:span><text:span text:style-name="apple-style-span"><text:span text:style-name="T1"> </text:span></text:span><text:span text:style-name="apple-style-span"><text:span text:style-name="T2">आत्मविनिग्रहः</text:span></text:span><text:span text:style-name="T1"><text:line-break/></text:span><text:span text:style-name="apple-style-span"><text:span text:style-name="T1">  </text:span></text:span><text:span text:style-name="apple-style-span"><text:span text:style-name="T3">8</text:span></text:span><text:span text:style-name="apple-converted-space"><text:span text:style-name="T1"> </text:span></text:span><text:span text:style-name="apple-style-span"><text:span text:style-name="T2">इन्थ्रियार्देषु</text:span></text:span><text:span text:style-name="apple-style-span"><text:span text:style-name="T1"> </text:span></text:span><text:span text:style-name="apple-style-span"><text:span text:style-name="T2">वैराग्यम</text:span></text:span><text:span text:style-name="apple-style-span"><text:span text:style-name="T1"> </text:span></text:span><text:span text:style-name="apple-style-span"><text:span text:style-name="T2">अनहंकार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जन्ममृत्युजराव्याधिथुःखथॊषानुथर्शनम</text:span></text:span><text:span text:style-name="T1"><text:line-break/></text:span><text:soft-page-break/><text:span text:style-name="apple-style-span"><text:span text:style-name="T1">  </text:span></text:span><text:span text:style-name="apple-style-span"><text:span text:style-name="T3">9</text:span></text:span><text:span text:style-name="apple-converted-space"><text:span text:style-name="T1"> </text:span></text:span><text:span text:style-name="apple-style-span"><text:span text:style-name="T2">असक्तिर</text:span></text:span><text:span text:style-name="apple-style-span"><text:span text:style-name="T1"> </text:span></text:span><text:span text:style-name="apple-style-span"><text:span text:style-name="T2">अनभिष्वङ्गः</text:span></text:span><text:span text:style-name="apple-style-span"><text:span text:style-name="T1"> </text:span></text:span><text:span text:style-name="apple-style-span"><text:span text:style-name="T2">पुत्रथारगृहाथिषु</text:span></text:span><text:span text:style-name="T1"><text:line-break/></text:span><text:span text:style-name="apple-style-span"><text:span text:style-name="T1">      </text:span></text:span><text:span text:style-name="apple-style-span"><text:span text:style-name="T2">नित्य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समचित्तत्वम</text:span></text:span><text:span text:style-name="apple-style-span"><text:span text:style-name="T1"> </text:span></text:span><text:span text:style-name="apple-style-span"><text:span text:style-name="T2">इष्टानिष्टॊपपत्तिषु</text:span></text:span><text:span text:style-name="T1"><text:line-break/></text:span><text:span text:style-name="apple-style-span"><text:span text:style-name="T1">  </text:span></text:span><text:span text:style-name="apple-style-span"><text:span text:style-name="T3">10</text:span></text:span><text:span text:style-name="apple-converted-space"><text:span text:style-name="T1"> </text:span></text:span><text:span text:style-name="apple-style-span"><text:span text:style-name="T2">मयि</text:span></text:span><text:span text:style-name="apple-style-span"><text:span text:style-name="T1"> </text:span></text:span><text:span text:style-name="apple-style-span"><text:span text:style-name="T2">चानन्ययॊगेन</text:span></text:span><text:span text:style-name="apple-style-span"><text:span text:style-name="T1"> </text:span></text:span><text:span text:style-name="apple-style-span"><text:span text:style-name="T2">भक्तिर</text:span></text:span><text:span text:style-name="apple-style-span"><text:span text:style-name="T1"> </text:span></text:span><text:span text:style-name="apple-style-span"><text:span text:style-name="T2">अव्यभिचारिणी</text:span></text:span><text:span text:style-name="T1"><text:line-break/></text:span><text:span text:style-name="apple-style-span"><text:span text:style-name="T1">     </text:span></text:span><text:span text:style-name="apple-style-span"><text:span text:style-name="T2">विविक्तथेशसेवित्वम</text:span></text:span><text:span text:style-name="apple-style-span"><text:span text:style-name="T1"> </text:span></text:span><text:span text:style-name="apple-style-span"><text:span text:style-name="T2">अरतिर</text:span></text:span><text:span text:style-name="apple-style-span"><text:span text:style-name="T1"> </text:span></text:span><text:span text:style-name="apple-style-span"><text:span text:style-name="T2">जनसंसथि</text:span></text:span><text:span text:style-name="T1"><text:line-break/></text:span><text:span text:style-name="apple-style-span"><text:span text:style-name="T1"> </text:span></text:span><text:span text:style-name="apple-style-span"><text:span text:style-name="T3">11</text:span></text:span><text:span text:style-name="apple-converted-space"><text:span text:style-name="T1"> </text:span></text:span><text:span text:style-name="apple-style-span"><text:span text:style-name="T2">अध्यात्मज्ञाननित्यत्वं</text:span></text:span><text:span text:style-name="apple-style-span"><text:span text:style-name="T1"> </text:span></text:span><text:span text:style-name="apple-style-span"><text:span text:style-name="T2">तत्त्वज्ञानार्दथर्शन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एतज</text:span></text:span><text:span text:style-name="apple-style-span"><text:span text:style-name="T1"> </text:span></text:span><text:span text:style-name="apple-style-span"><text:span text:style-name="T2">जञानम</text:span></text:span><text:span text:style-name="apple-style-span"><text:span text:style-name="T1"> 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परॊक्तम</text:span></text:span><text:span text:style-name="apple-style-span"><text:span text:style-name="T1"> </text:span></text:span><text:span text:style-name="apple-style-span"><text:span text:style-name="T2">अज्ञानं</text:span></text:span><text:span text:style-name="apple-style-span"><text:span text:style-name="T1"> </text:span></text:span><text:span text:style-name="apple-style-span"><text:span text:style-name="T2">यथ</text:span></text:span><text:span text:style-name="apple-style-span"><text:span text:style-name="T1"> </text:span></text:span><text:span text:style-name="apple-style-span"><text:span text:style-name="T2">अतॊ</text:span></text:span><text:span text:style-name="apple-style-span"><text:span text:style-name="T1"> </text:span></text:span><text:span text:style-name="apple-style-span"><text:span text:style-name="T2">ऽनयदा</text:span></text:span><text:span text:style-name="T1"><text:line-break/></text:span><text:span text:style-name="apple-style-span"><text:span text:style-name="T1"> </text:span></text:span><text:span text:style-name="apple-style-span"><text:span text:style-name="T3">12</text:span></text:span><text:span text:style-name="apple-converted-space"><text:span text:style-name="T1"> </text:span></text:span><text:span text:style-name="apple-style-span"><text:span text:style-name="T2">जञेयं</text:span></text:span><text:span text:style-name="apple-style-span"><text:span text:style-name="T1"> </text:span></text:span><text:span text:style-name="apple-style-span"><text:span text:style-name="T2">यत</text:span></text:span><text:span text:style-name="apple-style-span"><text:span text:style-name="T1"> 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परवक्ष्यामि</text:span></text:span><text:span text:style-name="apple-style-span"><text:span text:style-name="T1"> </text:span></text:span><text:span text:style-name="apple-style-span"><text:span text:style-name="T2">यज</text:span></text:span><text:span text:style-name="apple-style-span"><text:span text:style-name="T1"> </text:span></text:span><text:span text:style-name="apple-style-span"><text:span text:style-name="T2">जञात्वामृतम</text:span></text:span><text:span text:style-name="apple-style-span"><text:span text:style-name="T1"> </text:span></text:span><text:span text:style-name="apple-style-span"><text:span text:style-name="T2">अश्नु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नाथिमत</text:span></text:span><text:span text:style-name="apple-style-span"><text:span text:style-name="T1"> </text:span></text:span><text:span text:style-name="apple-style-span"><text:span text:style-name="T2">परं</text:span></text:span><text:span text:style-name="apple-style-span"><text:span text:style-name="T1"> </text:span></text:span><text:span text:style-name="apple-style-span"><text:span text:style-name="T2">बरह्म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सत</text:span></text:span><text:span text:style-name="apple-style-span"><text:span text:style-name="T1"> </text:span></text:span><text:span text:style-name="apple-style-span"><text:span text:style-name="T2">तन</text:span></text:span><text:span text:style-name="apple-style-span"><text:span text:style-name="T1"> </text:span></text:span><text:span text:style-name="apple-style-span"><text:span text:style-name="T2">नासथ</text:span></text:span><text:span text:style-name="apple-style-span"><text:span text:style-name="T1"> </text:span></text:span><text:span text:style-name="apple-style-span"><text:span text:style-name="T2">उच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13</text:span></text:span><text:span text:style-name="apple-converted-space"><text:span text:style-name="T1"> </text:span></text:span><text:span text:style-name="apple-style-span"><text:span text:style-name="T2">सर्वतः</text:span></text:span><text:span text:style-name="apple-style-span"><text:span text:style-name="T1"> </text:span></text:span><text:span text:style-name="apple-style-span"><text:span text:style-name="T2">पाणिपाथं</text:span></text:span><text:span text:style-name="apple-style-span"><text:span text:style-name="T1"> 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सर्वतॊ</text:span></text:span><text:span text:style-name="apple-style-span"><text:span text:style-name="T1"> </text:span></text:span><text:span text:style-name="apple-style-span"><text:span text:style-name="T2">ऽकषिशिरॊमुख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र्वतः</text:span></text:span><text:span text:style-name="apple-style-span"><text:span text:style-name="T1"> </text:span></text:span><text:span text:style-name="apple-style-span"><text:span text:style-name="T2">शरुतिमल</text:span></text:span><text:span text:style-name="apple-style-span"><text:span text:style-name="T1"> </text:span></text:span><text:span text:style-name="apple-style-span"><text:span text:style-name="T2">लॊके</text:span></text:span><text:span text:style-name="apple-style-span"><text:span text:style-name="T1"> </text:span></text:span><text:span text:style-name="apple-style-span"><text:span text:style-name="T2">सर्वम</text:span></text:span><text:span text:style-name="apple-style-span"><text:span text:style-name="T1"> </text:span></text:span><text:span text:style-name="apple-style-span"><text:span text:style-name="T2">आवृत्य</text:span></text:span><text:span text:style-name="apple-style-span"><text:span text:style-name="T1"> </text:span></text:span><text:span text:style-name="apple-style-span"><text:span text:style-name="T2">तिष्ठति</text:span></text:span><text:span text:style-name="T1"><text:line-break/></text:span><text:span text:style-name="apple-style-span"><text:span text:style-name="T1"> </text:span></text:span><text:span text:style-name="apple-style-span"><text:span text:style-name="T3">14</text:span></text:span><text:span text:style-name="apple-converted-space"><text:span text:style-name="T1"> </text:span></text:span><text:span text:style-name="apple-style-span"><text:span text:style-name="T2">सर्वेन्थ्रियगुणाभासं</text:span></text:span><text:span text:style-name="apple-style-span"><text:span text:style-name="T1"> </text:span></text:span><text:span text:style-name="apple-style-span"><text:span text:style-name="T2">सर्वेन्थ्रियविवर्जित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सक्तं</text:span></text:span><text:span text:style-name="apple-style-span"><text:span text:style-name="T1"> </text:span></text:span><text:span text:style-name="apple-style-span"><text:span text:style-name="T2">सर्वभृच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निर्गुणं</text:span></text:span><text:span text:style-name="apple-style-span"><text:span text:style-name="T1"> </text:span></text:span><text:span text:style-name="apple-style-span"><text:span text:style-name="T2">गुणभॊक्तृ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</text:span></text:span><text:span text:style-name="apple-style-span"><text:span text:style-name="T3">15</text:span></text:span><text:span text:style-name="apple-converted-space"><text:span text:style-name="T1"> </text:span></text:span><text:span text:style-name="apple-style-span"><text:span text:style-name="T2">बहिर</text:span></text:span><text:span text:style-name="apple-style-span"><text:span text:style-name="T1"> </text:span></text:span><text:span text:style-name="apple-style-span"><text:span text:style-name="T2">अन्त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भूतानाम</text:span></text:span><text:span text:style-name="apple-style-span"><text:span text:style-name="T1"> </text:span></text:span><text:span text:style-name="apple-style-span"><text:span text:style-name="T2">अचरं</text:span></text:span><text:span text:style-name="apple-style-span"><text:span text:style-name="T1"> </text:span></text:span><text:span text:style-name="apple-style-span"><text:span text:style-name="T2">चरम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सूक्ष्मत्वात</text:span></text:span><text:span text:style-name="apple-style-span"><text:span text:style-name="T1">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अविज्ञेयं</text:span></text:span><text:span text:style-name="apple-style-span"><text:span text:style-name="T1"> </text:span></text:span><text:span text:style-name="apple-style-span"><text:span text:style-name="T2">थूरस्दं</text:span></text:span><text:span text:style-name="apple-style-span"><text:span text:style-name="T1"> </text:span></text:span><text:span text:style-name="apple-style-span"><text:span text:style-name="T2">चान्तिके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तत</text:span></text:span><text:span text:style-name="T1"><text:line-break/></text:span><text:span text:style-name="apple-style-span"><text:span text:style-name="T1"> </text:span></text:span><text:span text:style-name="apple-style-span"><text:span text:style-name="T3">16</text:span></text:span><text:span text:style-name="apple-converted-space"><text:span text:style-name="T1"> </text:span></text:span><text:span text:style-name="apple-style-span"><text:span text:style-name="T2">अविभक्त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भूतेषु</text:span></text:span><text:span text:style-name="apple-style-span"><text:span text:style-name="T1"> </text:span></text:span><text:span text:style-name="apple-style-span"><text:span text:style-name="T2">विभक्तम</text:span></text:span><text:span text:style-name="apple-style-span"><text:span text:style-name="T1"> </text:span></text:span><text:span text:style-name="apple-style-span"><text:span text:style-name="T2">इव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सदित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भूतभर्तृ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तज</text:span></text:span><text:span text:style-name="apple-style-span"><text:span text:style-name="T1"> </text:span></text:span><text:span text:style-name="apple-style-span"><text:span text:style-name="T2">जञेयं</text:span></text:span><text:span text:style-name="apple-style-span"><text:span text:style-name="T1"> </text:span></text:span><text:span text:style-name="apple-style-span"><text:span text:style-name="T2">गरसिष्णु</text:span></text:span><text:span text:style-name="apple-style-span"><text:span text:style-name="T1"> </text:span></text:span><text:span text:style-name="apple-style-span"><text:span text:style-name="T2">परभविष्णु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</text:span></text:span><text:span text:style-name="apple-style-span"><text:span text:style-name="T3">17</text:span></text:span><text:span text:style-name="apple-converted-space"><text:span text:style-name="T1"> </text:span></text:span><text:span text:style-name="apple-style-span"><text:span text:style-name="T2">जयॊतिषाम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तज</text:span></text:span><text:span text:style-name="apple-style-span"><text:span text:style-name="T1"> </text:span></text:span><text:span text:style-name="apple-style-span"><text:span text:style-name="T2">जयॊतिस</text:span></text:span><text:span text:style-name="apple-style-span"><text:span text:style-name="T1"> </text:span></text:span><text:span text:style-name="apple-style-span"><text:span text:style-name="T2">तमसः</text:span></text:span><text:span text:style-name="apple-style-span"><text:span text:style-name="T1"> </text:span></text:span><text:span text:style-name="apple-style-span"><text:span text:style-name="T2">परम</text:span></text:span><text:span text:style-name="apple-style-span"><text:span text:style-name="T1"> </text:span></text:span><text:span text:style-name="apple-style-span"><text:span text:style-name="T2">उच्य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जञानं</text:span></text:span><text:span text:style-name="apple-style-span"><text:span text:style-name="T1"> </text:span></text:span><text:span text:style-name="apple-style-span"><text:span text:style-name="T2">जञेयं</text:span></text:span><text:span text:style-name="apple-style-span"><text:span text:style-name="T1"> </text:span></text:span><text:span text:style-name="apple-style-span"><text:span text:style-name="T2">जञानगम्यं</text:span></text:span><text:span text:style-name="apple-style-span"><text:span text:style-name="T1"> </text:span></text:span><text:span text:style-name="apple-style-span"><text:span text:style-name="T2">हृथि</text:span></text:span><text:span text:style-name="apple-style-span"><text:span text:style-name="T1"> </text:span></text:span><text:span text:style-name="apple-style-span"><text:span text:style-name="T2">सर्वस्य</text:span></text:span><text:span text:style-name="apple-style-span"><text:span text:style-name="T1"> </text:span></text:span><text:span text:style-name="apple-style-span"><text:span text:style-name="T2">विष्ठितम</text:span></text:span><text:span text:style-name="T1"><text:line-break/></text:span><text:span text:style-name="apple-style-span"><text:span text:style-name="T1"> </text:span></text:span><text:span text:style-name="apple-style-span"><text:span text:style-name="T3">18</text:span></text:span><text:span text:style-name="apple-converted-space"><text:span text:style-name="T1"> 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कषेत्रं</text:span></text:span><text:span text:style-name="apple-style-span"><text:span text:style-name="T1"> </text:span></text:span><text:span text:style-name="apple-style-span"><text:span text:style-name="T2">तदा</text:span></text:span><text:span text:style-name="apple-style-span"><text:span text:style-name="T1"> </text:span></text:span><text:span text:style-name="apple-style-span"><text:span text:style-name="T2">जञानं</text:span></text:span><text:span text:style-name="apple-style-span"><text:span text:style-name="T1"> </text:span></text:span><text:span text:style-name="apple-style-span"><text:span text:style-name="T2">जञेयं</text:span></text:span><text:span text:style-name="apple-style-span"><text:span text:style-name="T1"> </text:span></text:span><text:span text:style-name="apple-style-span"><text:span text:style-name="T2">चॊक्तं</text:span></text:span><text:span text:style-name="apple-style-span"><text:span text:style-name="T1"> </text:span></text:span><text:span text:style-name="apple-style-span"><text:span text:style-name="T2">समासत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थ्भक्त</text:span></text:span><text:span text:style-name="apple-style-span"><text:span text:style-name="T1"> </text:span></text:span><text:span text:style-name="apple-style-span"><text:span text:style-name="T2">एतथ</text:span></text:span><text:span text:style-name="apple-style-span"><text:span text:style-name="T1"> </text:span></text:span><text:span text:style-name="apple-style-span"><text:span text:style-name="T2">विज्ञाय</text:span></text:span><text:span text:style-name="apple-style-span"><text:span text:style-name="T1"> </text:span></text:span><text:span text:style-name="apple-style-span"><text:span text:style-name="T2">मथ्भावायॊपपथ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19</text:span></text:span><text:span text:style-name="apple-converted-space"><text:span text:style-name="T1"> </text:span></text:span><text:span text:style-name="apple-style-span"><text:span text:style-name="T2">परकृतिं</text:span></text:span><text:span text:style-name="apple-style-span"><text:span text:style-name="T1"> </text:span></text:span><text:span text:style-name="apple-style-span"><text:span text:style-name="T2">पुरुषं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विथ्ध्य</text:span></text:span><text:span text:style-name="apple-style-span"><text:span text:style-name="T1"> </text:span></text:span><text:span text:style-name="apple-style-span"><text:span text:style-name="T2">अनाथी</text:span></text:span><text:span text:style-name="apple-style-span"><text:span text:style-name="T1"> </text:span></text:span><text:span text:style-name="apple-style-span"><text:span text:style-name="T2">उभाव</text:span></text:span><text:span text:style-name="apple-style-span"><text:span text:style-name="T1"> </text:span></text:span><text:span text:style-name="apple-style-span"><text:span text:style-name="T2">अप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विकारां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गुणांश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विथ्धि</text:span></text:span><text:span text:style-name="apple-style-span"><text:span text:style-name="T1"> </text:span></text:span><text:span text:style-name="apple-style-span"><text:span text:style-name="T2">परकृतिसंभवान</text:span></text:span><text:span text:style-name="T1"><text:line-break/></text:span><text:span text:style-name="apple-style-span"><text:span text:style-name="T1"> </text:span></text:span><text:span text:style-name="apple-style-span"><text:span text:style-name="T3">20</text:span></text:span><text:span text:style-name="apple-converted-space"><text:span text:style-name="T1"> </text:span></text:span><text:span text:style-name="apple-style-span"><text:span text:style-name="T2">कार्यकारणकर्तृत्वे</text:span></text:span><text:span text:style-name="apple-style-span"><text:span text:style-name="T1"> </text:span></text:span><text:span text:style-name="apple-style-span"><text:span text:style-name="T2">हेतुः</text:span></text:span><text:span text:style-name="apple-style-span"><text:span text:style-name="T1"> </text:span></text:span><text:span text:style-name="apple-style-span"><text:span text:style-name="T2">परकृतिर</text:span></text:span><text:span text:style-name="apple-style-span"><text:span text:style-name="T1"> </text:span></text:span><text:span text:style-name="apple-style-span"><text:span text:style-name="T2">उच्य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पुरुषः</text:span></text:span><text:span text:style-name="apple-style-span"><text:span text:style-name="T1"> </text:span></text:span><text:span text:style-name="apple-style-span"><text:span text:style-name="T2">सुखथुःखानां</text:span></text:span><text:span text:style-name="apple-style-span"><text:span text:style-name="T1"> </text:span></text:span><text:span text:style-name="apple-style-span"><text:span text:style-name="T2">भॊक्तृत्वे</text:span></text:span><text:span text:style-name="apple-style-span"><text:span text:style-name="T1"> </text:span></text:span><text:span text:style-name="apple-style-span"><text:span text:style-name="T2">हेतुर</text:span></text:span><text:span text:style-name="apple-style-span"><text:span text:style-name="T1"> </text:span></text:span><text:span text:style-name="apple-style-span"><text:span text:style-name="T2">उच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21</text:span></text:span><text:span text:style-name="apple-converted-space"><text:span text:style-name="T1"> </text:span></text:span><text:span text:style-name="apple-style-span"><text:span text:style-name="T2">पुरुषः</text:span></text:span><text:span text:style-name="apple-style-span"><text:span text:style-name="T1"> </text:span></text:span><text:span text:style-name="apple-style-span"><text:span text:style-name="T2">परकृतिस्दॊ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भुङ्क्ते</text:span></text:span><text:span text:style-name="apple-style-span"><text:span text:style-name="T1"> </text:span></text:span><text:span text:style-name="apple-style-span"><text:span text:style-name="T2">परकृतिजान</text:span></text:span><text:span text:style-name="apple-style-span"><text:span text:style-name="T1"> </text:span></text:span><text:span text:style-name="apple-style-span"><text:span text:style-name="T2">गुणा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ारणं</text:span></text:span><text:span text:style-name="apple-style-span"><text:span text:style-name="T1"> </text:span></text:span><text:span text:style-name="apple-style-span"><text:span text:style-name="T2">गुणसङ्गॊ</text:span></text:span><text:span text:style-name="apple-style-span"><text:span text:style-name="T1"> </text:span></text:span><text:span text:style-name="apple-style-span"><text:span text:style-name="T2">ऽसय</text:span></text:span><text:span text:style-name="apple-style-span"><text:span text:style-name="T1"> </text:span></text:span><text:span text:style-name="apple-style-span"><text:span text:style-name="T2">सथसथ्यॊनिजन्मसु</text:span></text:span><text:span text:style-name="T1"><text:line-break/></text:span><text:span text:style-name="apple-style-span"><text:span text:style-name="T1"> </text:span></text:span><text:span text:style-name="apple-style-span"><text:span text:style-name="T3">22</text:span></text:span><text:span text:style-name="apple-converted-space"><text:span text:style-name="T1"> </text:span></text:span><text:span text:style-name="apple-style-span"><text:span text:style-name="T2">उपथ्रष्टानुमन्ता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भर्ता</text:span></text:span><text:span text:style-name="apple-style-span"><text:span text:style-name="T1"> </text:span></text:span><text:span text:style-name="apple-style-span"><text:span text:style-name="T2">भॊक्ता</text:span></text:span><text:span text:style-name="apple-style-span"><text:span text:style-name="T1"> </text:span></text:span><text:span text:style-name="apple-style-span"><text:span text:style-name="T2">महेश्वर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रमात्मेति</text:span></text:span><text:span text:style-name="apple-style-span"><text:span text:style-name="T1"> </text:span></text:span><text:span text:style-name="apple-style-span"><text:span text:style-name="T2">चाप्य</text:span></text:span><text:span text:style-name="apple-style-span"><text:span text:style-name="T1"> </text:span></text:span><text:span text:style-name="apple-style-span"><text:span text:style-name="T2">उक्तॊ</text:span></text:span><text:span text:style-name="apple-style-span"><text:span text:style-name="T1"> </text:span></text:span><text:span text:style-name="apple-style-span"><text:span text:style-name="T2">थेहे</text:span></text:span><text:span text:style-name="apple-style-span"><text:span text:style-name="T1"> </text:span></text:span><text:span text:style-name="apple-style-span"><text:span text:style-name="T2">ऽसमिन</text:span></text:span><text:span text:style-name="apple-style-span"><text:span text:style-name="T1"> </text:span></text:span><text:span text:style-name="apple-style-span"><text:span text:style-name="T2">पुरुषः</text:span></text:span><text:span text:style-name="apple-style-span"><text:span text:style-name="T1"> </text:span></text:span><text:span text:style-name="apple-style-span"><text:span text:style-name="T2">परः</text:span></text:span><text:span text:style-name="T1"><text:line-break/></text:span><text:span text:style-name="apple-style-span"><text:span text:style-name="T1"> </text:span></text:span><text:span text:style-name="apple-style-span"><text:span text:style-name="T3">23</text:span></text:span><text:span text:style-name="apple-converted-space"><text:span text:style-name="T1"> </text:span></text:span><text:span text:style-name="apple-style-span"><text:span text:style-name="T2">य</text:span></text:span><text:span text:style-name="apple-style-span"><text:span text:style-name="T1"> </text:span></text:span><text:span text:style-name="apple-style-span"><text:span text:style-name="T2">एवं</text:span></text:span><text:span text:style-name="apple-style-span"><text:span text:style-name="T1"> </text:span></text:span><text:span text:style-name="apple-style-span"><text:span text:style-name="T2">वेत्ति</text:span></text:span><text:span text:style-name="apple-style-span"><text:span text:style-name="T1"> </text:span></text:span><text:span text:style-name="apple-style-span"><text:span text:style-name="T2">पुरुषं</text:span></text:span><text:span text:style-name="apple-style-span"><text:span text:style-name="T1"> </text:span></text:span><text:span text:style-name="apple-style-span"><text:span text:style-name="T2">परकृति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गुणैः</text:span></text:span><text:span text:style-name="apple-style-span"><text:span text:style-name="T1"> </text:span></text:span><text:span text:style-name="apple-style-span"><text:span text:style-name="T2">सह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र्वदा</text:span></text:span><text:span text:style-name="apple-style-span"><text:span text:style-name="T1"> </text:span></text:span><text:span text:style-name="apple-style-span"><text:span text:style-name="T2">वर्तमानॊ</text:span></text:span><text:span text:style-name="apple-style-span"><text:span text:style-name="T1"> </text:span></text:span><text:span text:style-name="apple-style-span"><text:span text:style-name="T2">ऽपि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भूयॊ</text:span></text:span><text:span text:style-name="apple-style-span"><text:span text:style-name="T1"> </text:span></text:span><text:span text:style-name="apple-style-span"><text:span text:style-name="T2">ऽभिजायते</text:span></text:span><text:span text:style-name="T1"><text:line-break/></text:span><text:span text:style-name="apple-style-span"><text:span text:style-name="T1"> </text:span></text:span><text:span text:style-name="apple-style-span"><text:span text:style-name="T3">24</text:span></text:span><text:span text:style-name="apple-converted-space"><text:span text:style-name="T1"> </text:span></text:span><text:span text:style-name="apple-style-span"><text:span text:style-name="T2">धयानेनात्मनि</text:span></text:span><text:span text:style-name="apple-style-span"><text:span text:style-name="T1"> </text:span></text:span><text:span text:style-name="apple-style-span"><text:span text:style-name="T2">पश्यन्ति</text:span></text:span><text:span text:style-name="apple-style-span"><text:span text:style-name="T1"> </text:span></text:span><text:span text:style-name="apple-style-span"><text:span text:style-name="T2">के</text:span></text:span><text:span text:style-name="apple-style-span"><text:span text:style-name="T1"> </text:span></text:span><text:span text:style-name="apple-style-span"><text:span text:style-name="T2">चिथ</text:span></text:span><text:span text:style-name="apple-style-span"><text:span text:style-name="T1"> </text:span></text:span><text:span text:style-name="apple-style-span"><text:span text:style-name="T2">आत्मानम</text:span></text:span><text:span text:style-name="apple-style-span"><text:span text:style-name="T1"> </text:span></text:span><text:span text:style-name="apple-style-span"><text:span text:style-name="T2">आत्मन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न्ये</text:span></text:span><text:span text:style-name="apple-style-span"><text:span text:style-name="T1"> </text:span></text:span><text:span text:style-name="apple-style-span"><text:span text:style-name="T2">सांख्येन</text:span></text:span><text:span text:style-name="apple-style-span"><text:span text:style-name="T1"> </text:span></text:span><text:span text:style-name="apple-style-span"><text:span text:style-name="T2">यॊगेन</text:span></text:span><text:span text:style-name="apple-style-span"><text:span text:style-name="T1"> </text:span></text:span><text:span text:style-name="apple-style-span"><text:span text:style-name="T2">कर्मयॊगेन</text:span></text:span><text:span text:style-name="apple-style-span"><text:span text:style-name="T1"> </text:span></text:span><text:span text:style-name="apple-style-span"><text:span text:style-name="T2">चापरे</text:span></text:span><text:span text:style-name="T1"><text:line-break/></text:span><text:span text:style-name="apple-style-span"><text:span text:style-name="T1"> </text:span></text:span><text:span text:style-name="apple-style-span"><text:span text:style-name="T3">25</text:span></text:span><text:span text:style-name="apple-converted-space"><text:span text:style-name="T1"> </text:span></text:span><text:span text:style-name="apple-style-span"><text:span text:style-name="T2">अन्ये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एवम</text:span></text:span><text:span text:style-name="apple-style-span"><text:span text:style-name="T1"> </text:span></text:span><text:span text:style-name="apple-style-span"><text:span text:style-name="T2">अजानन्तः</text:span></text:span><text:span text:style-name="apple-style-span"><text:span text:style-name="T1"> </text:span></text:span><text:span text:style-name="apple-style-span"><text:span text:style-name="T2">शरुत्वान्येभ्य</text:span></text:span><text:span text:style-name="apple-style-span"><text:span text:style-name="T1"> </text:span></text:span><text:span text:style-name="apple-style-span"><text:span text:style-name="T2">उपास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ऽपि</text:span></text:span><text:span text:style-name="apple-style-span"><text:span text:style-name="T1"> </text:span></text:span><text:span text:style-name="apple-style-span"><text:span text:style-name="T2">चातितरन्त्य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मृत्युं</text:span></text:span><text:span text:style-name="apple-style-span"><text:span text:style-name="T1"> </text:span></text:span><text:span text:style-name="apple-style-span"><text:span text:style-name="T2">शरुतिपरायणाः</text:span></text:span><text:span text:style-name="T1"><text:line-break/></text:span><text:span text:style-name="apple-style-span"><text:span text:style-name="T1"> </text:span></text:span><text:span text:style-name="apple-style-span"><text:span text:style-name="T3">26</text:span></text:span><text:span text:style-name="apple-converted-space"><text:span text:style-name="T1"> </text:span></text:span><text:span text:style-name="apple-style-span"><text:span text:style-name="T2">यावत</text:span></text:span><text:span text:style-name="apple-style-span"><text:span text:style-name="T1"> </text:span></text:span><text:span text:style-name="apple-style-span"><text:span text:style-name="T2">संजायते</text:span></text:span><text:span text:style-name="apple-style-span"><text:span text:style-name="T1"> </text:span></text:span><text:span text:style-name="apple-style-span"><text:span text:style-name="T2">किं</text:span></text:span><text:span text:style-name="apple-style-span"><text:span text:style-name="T1"> </text:span></text:span><text:span text:style-name="apple-style-span"><text:span text:style-name="T2">चित</text:span></text:span><text:span text:style-name="apple-style-span"><text:span text:style-name="T1"> </text:span></text:span><text:span text:style-name="apple-style-span"><text:span text:style-name="T2">सत्त्वं</text:span></text:span><text:span text:style-name="apple-style-span"><text:span text:style-name="T1"> </text:span></text:span><text:span text:style-name="apple-style-span"><text:span text:style-name="T2">सदावरजङ्गम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षेत्रक्षेत्रज्ञसंयॊगात</text:span></text:span><text:span text:style-name="apple-style-span"><text:span text:style-name="T1">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विथ्धि</text:span></text:span><text:span text:style-name="apple-style-span"><text:span text:style-name="T1"> </text:span></text:span><text:span text:style-name="apple-style-span"><text:span text:style-name="T2">भरतर्षभ</text:span></text:span><text:span text:style-name="T1"><text:line-break/></text:span><text:soft-page-break/><text:span text:style-name="apple-style-span"><text:span text:style-name="T1"> </text:span></text:span><text:span text:style-name="apple-style-span"><text:span text:style-name="T3">27</text:span></text:span><text:span text:style-name="apple-converted-space"><text:span text:style-name="T1"> </text:span></text:span><text:span text:style-name="apple-style-span"><text:span text:style-name="T2">समं</text:span></text:span><text:span text:style-name="apple-style-span"><text:span text:style-name="T1"> </text:span></text:span><text:span text:style-name="apple-style-span"><text:span text:style-name="T2">सर्वेषु</text:span></text:span><text:span text:style-name="apple-style-span"><text:span text:style-name="T1"> </text:span></text:span><text:span text:style-name="apple-style-span"><text:span text:style-name="T2">भूतेषु</text:span></text:span><text:span text:style-name="apple-style-span"><text:span text:style-name="T1"> </text:span></text:span><text:span text:style-name="apple-style-span"><text:span text:style-name="T2">तिष्ठन्तं</text:span></text:span><text:span text:style-name="apple-style-span"><text:span text:style-name="T1"> </text:span></text:span><text:span text:style-name="apple-style-span"><text:span text:style-name="T2">परमेश्वर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विनश्यत्स्व</text:span></text:span><text:span text:style-name="apple-style-span"><text:span text:style-name="T1"> </text:span></text:span><text:span text:style-name="apple-style-span"><text:span text:style-name="T2">अविनश्यन्तं</text:span></text:span><text:span text:style-name="apple-style-span"><text:span text:style-name="T1"> </text:span></text:span><text:span text:style-name="apple-style-span"><text:span text:style-name="T2">यः</text:span></text:span><text:span text:style-name="apple-style-span"><text:span text:style-name="T1"> </text:span></text:span><text:span text:style-name="apple-style-span"><text:span text:style-name="T2">पश्यति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पश्यति</text:span></text:span><text:span text:style-name="T1"><text:line-break/></text:span><text:span text:style-name="apple-style-span"><text:span text:style-name="T1"> </text:span></text:span><text:span text:style-name="apple-style-span"><text:span text:style-name="T3">28</text:span></text:span><text:span text:style-name="apple-converted-space"><text:span text:style-name="T1"> </text:span></text:span><text:span text:style-name="apple-style-span"><text:span text:style-name="T2">समं</text:span></text:span><text:span text:style-name="apple-style-span"><text:span text:style-name="T1"> </text:span></text:span><text:span text:style-name="apple-style-span"><text:span text:style-name="T2">पश्यन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सर्वत्र</text:span></text:span><text:span text:style-name="apple-style-span"><text:span text:style-name="T1"> </text:span></text:span><text:span text:style-name="apple-style-span"><text:span text:style-name="T2">समवस्दितम</text:span></text:span><text:span text:style-name="apple-style-span"><text:span text:style-name="T1"> </text:span></text:span><text:span text:style-name="apple-style-span"><text:span text:style-name="T2">ईश्वर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हिनस्त्य</text:span></text:span><text:span text:style-name="apple-style-span"><text:span text:style-name="T1"> </text:span></text:span><text:span text:style-name="apple-style-span"><text:span text:style-name="T2">आत्मनात्मानं</text:span></text:span><text:span text:style-name="apple-style-span"><text:span text:style-name="T1"> </text:span></text:span><text:span text:style-name="apple-style-span"><text:span text:style-name="T2">ततॊ</text:span></text:span><text:span text:style-name="apple-style-span"><text:span text:style-name="T1"> </text:span></text:span><text:span text:style-name="apple-style-span"><text:span text:style-name="T2">याति</text:span></text:span><text:span text:style-name="apple-style-span"><text:span text:style-name="T1"> </text:span></text:span><text:span text:style-name="apple-style-span"><text:span text:style-name="T2">परां</text:span></text:span><text:span text:style-name="apple-style-span"><text:span text:style-name="T1"> </text:span></text:span><text:span text:style-name="apple-style-span"><text:span text:style-name="T2">गतिम</text:span></text:span><text:span text:style-name="T1"><text:line-break/></text:span><text:span text:style-name="apple-style-span"><text:span text:style-name="T1"> </text:span></text:span><text:span text:style-name="apple-style-span"><text:span text:style-name="T3">29</text:span></text:span><text:span text:style-name="apple-converted-space"><text:span text:style-name="T1"> </text:span></text:span><text:span text:style-name="apple-style-span"><text:span text:style-name="T2">परकृत्यैव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कर्माणि</text:span></text:span><text:span text:style-name="apple-style-span"><text:span text:style-name="T1"> </text:span></text:span><text:span text:style-name="apple-style-span"><text:span text:style-name="T2">करियमाणानि</text:span></text:span><text:span text:style-name="apple-style-span"><text:span text:style-name="T1"> </text:span></text:span><text:span text:style-name="apple-style-span"><text:span text:style-name="T2">सर्वश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ः</text:span></text:span><text:span text:style-name="apple-style-span"><text:span text:style-name="T1"> </text:span></text:span><text:span text:style-name="apple-style-span"><text:span text:style-name="T2">पश्यति</text:span></text:span><text:span text:style-name="apple-style-span"><text:span text:style-name="T1"> </text:span></text:span><text:span text:style-name="apple-style-span"><text:span text:style-name="T2">तदात्मानम</text:span></text:span><text:span text:style-name="apple-style-span"><text:span text:style-name="T1"> </text:span></text:span><text:span text:style-name="apple-style-span"><text:span text:style-name="T2">अकर्तारं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पश्यति</text:span></text:span><text:span text:style-name="T1"><text:line-break/></text:span><text:span text:style-name="apple-style-span"><text:span text:style-name="T1"> </text:span></text:span><text:span text:style-name="apple-style-span"><text:span text:style-name="T3">30</text:span></text:span><text:span text:style-name="apple-converted-space"><text:span text:style-name="T1"> </text:span></text:span><text:span text:style-name="apple-style-span"><text:span text:style-name="T2">यथा</text:span></text:span><text:span text:style-name="apple-style-span"><text:span text:style-name="T1"> </text:span></text:span><text:span text:style-name="apple-style-span"><text:span text:style-name="T2">भूतपृदग्भावम</text:span></text:span><text:span text:style-name="apple-style-span"><text:span text:style-name="T1"> </text:span></text:span><text:span text:style-name="apple-style-span"><text:span text:style-name="T2">एकस्दम</text:span></text:span><text:span text:style-name="apple-style-span"><text:span text:style-name="T1"> </text:span></text:span><text:span text:style-name="apple-style-span"><text:span text:style-name="T2">अनुपश्यत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विस्तारं</text:span></text:span><text:span text:style-name="apple-style-span"><text:span text:style-name="T1"> </text:span></text:span><text:span text:style-name="apple-style-span"><text:span text:style-name="T2">बरह्म</text:span></text:span><text:span text:style-name="apple-style-span"><text:span text:style-name="T1"> </text:span></text:span><text:span text:style-name="apple-style-span"><text:span text:style-name="T2">संपथ्यते</text:span></text:span><text:span text:style-name="apple-style-span"><text:span text:style-name="T1"> </text:span></text:span><text:span text:style-name="apple-style-span"><text:span text:style-name="T2">तथा</text:span></text:span><text:span text:style-name="T1"><text:line-break/></text:span><text:span text:style-name="apple-style-span"><text:span text:style-name="T1"> </text:span></text:span><text:span text:style-name="apple-style-span"><text:span text:style-name="T3">31</text:span></text:span><text:span text:style-name="apple-converted-space"><text:span text:style-name="T1"> </text:span></text:span><text:span text:style-name="apple-style-span"><text:span text:style-name="T2">अनाथित्वान</text:span></text:span><text:span text:style-name="apple-style-span"><text:span text:style-name="T1"> </text:span></text:span><text:span text:style-name="apple-style-span"><text:span text:style-name="T2">निर्गुणत्वात</text:span></text:span><text:span text:style-name="apple-style-span"><text:span text:style-name="T1"> </text:span></text:span><text:span text:style-name="apple-style-span"><text:span text:style-name="T2">परमात्मायम</text:span></text:span><text:span text:style-name="apple-style-span"><text:span text:style-name="T1"> </text:span></text:span><text:span text:style-name="apple-style-span"><text:span text:style-name="T2">अव्यय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शरीरस्दॊ</text:span></text:span><text:span text:style-name="apple-style-span"><text:span text:style-name="T1"> </text:span></text:span><text:span text:style-name="apple-style-span"><text:span text:style-name="T2">ऽपि</text:span></text:span><text:span text:style-name="apple-style-span"><text:span text:style-name="T1"> </text:span></text:span><text:span text:style-name="apple-style-span"><text:span text:style-name="T2">कौन्तेय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करॊति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लिप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32</text:span></text:span><text:span text:style-name="apple-converted-space"><text:span text:style-name="T1"> </text:span></text:span><text:span text:style-name="apple-style-span"><text:span text:style-name="T2">यदा</text:span></text:span><text:span text:style-name="apple-style-span"><text:span text:style-name="T1"> </text:span></text:span><text:span text:style-name="apple-style-span"><text:span text:style-name="T2">सर्वगतं</text:span></text:span><text:span text:style-name="apple-style-span"><text:span text:style-name="T1"> </text:span></text:span><text:span text:style-name="apple-style-span"><text:span text:style-name="T2">सौक्ष्म्याथ</text:span></text:span><text:span text:style-name="apple-style-span"><text:span text:style-name="T1"> </text:span></text:span><text:span text:style-name="apple-style-span"><text:span text:style-name="T2">आकाशं</text:span></text:span><text:span text:style-name="apple-style-span"><text:span text:style-name="T1"> </text:span></text:span><text:span text:style-name="apple-style-span"><text:span text:style-name="T2">नॊपलिप्य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र्वत्रावस्दितॊ</text:span></text:span><text:span text:style-name="apple-style-span"><text:span text:style-name="T1"> </text:span></text:span><text:span text:style-name="apple-style-span"><text:span text:style-name="T2">थेहे</text:span></text:span><text:span text:style-name="apple-style-span"><text:span text:style-name="T1"> </text:span></text:span><text:span text:style-name="apple-style-span"><text:span text:style-name="T2">तदात्मा</text:span></text:span><text:span text:style-name="apple-style-span"><text:span text:style-name="T1"> </text:span></text:span><text:span text:style-name="apple-style-span"><text:span text:style-name="T2">नॊपलिप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33</text:span></text:span><text:span text:style-name="apple-converted-space"><text:span text:style-name="T1"> </text:span></text:span><text:span text:style-name="apple-style-span"><text:span text:style-name="T2">यदा</text:span></text:span><text:span text:style-name="apple-style-span"><text:span text:style-name="T1"> </text:span></text:span><text:span text:style-name="apple-style-span"><text:span text:style-name="T2">परकाशयत्य</text:span></text:span><text:span text:style-name="apple-style-span"><text:span text:style-name="T1"> </text:span></text:span><text:span text:style-name="apple-style-span"><text:span text:style-name="T2">एकः</text:span></text:span><text:span text:style-name="apple-style-span"><text:span text:style-name="T1"> </text:span></text:span><text:span text:style-name="apple-style-span"><text:span text:style-name="T2">कृत्स्नं</text:span></text:span><text:span text:style-name="apple-style-span"><text:span text:style-name="T1"> </text:span></text:span><text:span text:style-name="apple-style-span"><text:span text:style-name="T2">लॊकम</text:span></text:span><text:span text:style-name="apple-style-span"><text:span text:style-name="T1"> </text:span></text:span><text:span text:style-name="apple-style-span"><text:span text:style-name="T2">इमं</text:span></text:span><text:span text:style-name="apple-style-span"><text:span text:style-name="T1"> </text:span></text:span><text:span text:style-name="apple-style-span"><text:span text:style-name="T2">रवि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षेत्रं</text:span></text:span><text:span text:style-name="apple-style-span"><text:span text:style-name="T1"> </text:span></text:span><text:span text:style-name="apple-style-span"><text:span text:style-name="T2">कषेत्री</text:span></text:span><text:span text:style-name="apple-style-span"><text:span text:style-name="T1"> </text:span></text:span><text:span text:style-name="apple-style-span"><text:span text:style-name="T2">तदा</text:span></text:span><text:span text:style-name="apple-style-span"><text:span text:style-name="T1"> </text:span></text:span><text:span text:style-name="apple-style-span"><text:span text:style-name="T2">कृत्स्नं</text:span></text:span><text:span text:style-name="apple-style-span"><text:span text:style-name="T1"> </text:span></text:span><text:span text:style-name="apple-style-span"><text:span text:style-name="T2">परकाशयति</text:span></text:span><text:span text:style-name="apple-style-span"><text:span text:style-name="T1"> </text:span></text:span><text:span text:style-name="apple-style-span"><text:span text:style-name="T2">भारत</text:span></text:span><text:span text:style-name="T1"><text:line-break/></text:span><text:span text:style-name="apple-style-span"><text:span text:style-name="T1"> </text:span></text:span><text:span text:style-name="apple-style-span"><text:span text:style-name="T3">34</text:span></text:span><text:span text:style-name="apple-converted-space"><text:span text:style-name="T1"> </text:span></text:span><text:span text:style-name="apple-style-span"><text:span text:style-name="T2">कषेत्रक्षेत्रज्ञयॊर</text:span></text:span><text:span text:style-name="apple-style-span"><text:span text:style-name="T1"> </text:span></text:span><text:span text:style-name="apple-style-span"><text:span text:style-name="T2">एवम</text:span></text:span><text:span text:style-name="apple-style-span"><text:span text:style-name="T1"> </text:span></text:span><text:span text:style-name="apple-style-span"><text:span text:style-name="T2">अन्तरं</text:span></text:span><text:span text:style-name="apple-style-span"><text:span text:style-name="T1"> </text:span></text:span><text:span text:style-name="apple-style-span"><text:span text:style-name="T2">जञानचक्षुष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भूतप्रकृतिमॊक्ष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ये</text:span></text:span><text:span text:style-name="apple-style-span"><text:span text:style-name="T1"> </text:span></text:span><text:span text:style-name="apple-style-span"><text:span text:style-name="T2">विथुर</text:span></text:span><text:span text:style-name="apple-style-span"><text:span text:style-name="T1"> </text:span></text:span><text:span text:style-name="apple-style-span"><text:span text:style-name="T2">यान्ति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परम</text:span></text:span></text:p>
      <text:p text:style-name="Standard"><text:span text:style-name="apple-style-span"><text:span text:style-name="T2"/></text:span></text:p>
      <text:p text:style-name="Standard"><text:span text:style-name="apple-style-span"><text:span text:style-name="T2">शरीभगवा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परं</text:span></text:span><text:span text:style-name="apple-style-span"><text:span text:style-name="T1"> </text:span></text:span><text:span text:style-name="apple-style-span"><text:span text:style-name="T2">भूयः</text:span></text:span><text:span text:style-name="apple-style-span"><text:span text:style-name="T1"> </text:span></text:span><text:span text:style-name="apple-style-span"><text:span text:style-name="T2">परवक्ष्यामि</text:span></text:span><text:span text:style-name="apple-style-span"><text:span text:style-name="T1"> </text:span></text:span><text:span text:style-name="apple-style-span"><text:span text:style-name="T2">जञानानां</text:span></text:span><text:span text:style-name="apple-style-span"><text:span text:style-name="T1"> </text:span></text:span><text:span text:style-name="apple-style-span"><text:span text:style-name="T2">जञानम</text:span></text:span><text:span text:style-name="apple-style-span"><text:span text:style-name="T1"> </text:span></text:span><text:span text:style-name="apple-style-span"><text:span text:style-name="T2">उत्तम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यज</text:span></text:span><text:span text:style-name="apple-style-span"><text:span text:style-name="T1"> </text:span></text:span><text:span text:style-name="apple-style-span"><text:span text:style-name="T2">जञात्वा</text:span></text:span><text:span text:style-name="apple-style-span"><text:span text:style-name="T1"> </text:span></text:span><text:span text:style-name="apple-style-span"><text:span text:style-name="T2">मुनयः</text:span></text:span><text:span text:style-name="apple-style-span"><text:span text:style-name="T1"> </text:span></text:span><text:span text:style-name="apple-style-span"><text:span text:style-name="T2">सर्वे</text:span></text:span><text:span text:style-name="apple-style-span"><text:span text:style-name="T1"> </text:span></text:span><text:span text:style-name="apple-style-span"><text:span text:style-name="T2">परां</text:span></text:span><text:span text:style-name="apple-style-span"><text:span text:style-name="T1"> </text:span></text:span><text:span text:style-name="apple-style-span"><text:span text:style-name="T2">सिथ्धिम</text:span></text:span><text:span text:style-name="apple-style-span"><text:span text:style-name="T1"> </text:span></text:span><text:span text:style-name="apple-style-span"><text:span text:style-name="T2">इतॊ</text:span></text:span><text:span text:style-name="apple-style-span"><text:span text:style-name="T1"> </text:span></text:span><text:span text:style-name="apple-style-span"><text:span text:style-name="T2">गताः</text:span></text:span><text:span text:style-name="T1"><text:line-break/></text:span><text:span text:style-name="apple-style-span"><text:span text:style-name="T1">  </text:span></text:span><text:span text:style-name="apple-style-span"><text:span text:style-name="T3">2</text:span></text:span><text:span text:style-name="apple-converted-space"><text:span text:style-name="T1"> </text:span></text:span><text:span text:style-name="apple-style-span"><text:span text:style-name="T2">इथं</text:span></text:span><text:span text:style-name="apple-style-span"><text:span text:style-name="T1"> </text:span></text:span><text:span text:style-name="apple-style-span"><text:span text:style-name="T2">जञानम</text:span></text:span><text:span text:style-name="apple-style-span"><text:span text:style-name="T1"> </text:span></text:span><text:span text:style-name="apple-style-span"><text:span text:style-name="T2">उपाश्रित्य</text:span></text:span><text:span text:style-name="apple-style-span"><text:span text:style-name="T1"> </text:span></text:span><text:span text:style-name="apple-style-span"><text:span text:style-name="T2">मम</text:span></text:span><text:span text:style-name="apple-style-span"><text:span text:style-name="T1"> </text:span></text:span><text:span text:style-name="apple-style-span"><text:span text:style-name="T2">साधर्म्यम</text:span></text:span><text:span text:style-name="apple-style-span"><text:span text:style-name="T1"> </text:span></text:span><text:span text:style-name="apple-style-span"><text:span text:style-name="T2">आगता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सर्गे</text:span></text:span><text:span text:style-name="apple-style-span"><text:span text:style-name="T1"> </text:span></text:span><text:span text:style-name="apple-style-span"><text:span text:style-name="T2">ऽपि</text:span></text:span><text:span text:style-name="apple-style-span"><text:span text:style-name="T1"> </text:span></text:span><text:span text:style-name="apple-style-span"><text:span text:style-name="T2">नॊपजायन्ते</text:span></text:span><text:span text:style-name="apple-style-span"><text:span text:style-name="T1"> </text:span></text:span><text:span text:style-name="apple-style-span"><text:span text:style-name="T2">परलये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वयदन्ति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</text:span></text:span><text:span text:style-name="apple-style-span"><text:span text:style-name="T3">3</text:span></text:span><text:span text:style-name="apple-converted-space"><text:span text:style-name="T1"> </text:span></text:span><text:span text:style-name="apple-style-span"><text:span text:style-name="T2">मम</text:span></text:span><text:span text:style-name="apple-style-span"><text:span text:style-name="T1"> </text:span></text:span><text:span text:style-name="apple-style-span"><text:span text:style-name="T2">यॊनिर</text:span></text:span><text:span text:style-name="apple-style-span"><text:span text:style-name="T1"> </text:span></text:span><text:span text:style-name="apple-style-span"><text:span text:style-name="T2">महथ</text:span></text:span><text:span text:style-name="apple-style-span"><text:span text:style-name="T1"> </text:span></text:span><text:span text:style-name="apple-style-span"><text:span text:style-name="T2">बरह्म</text:span></text:span><text:span text:style-name="apple-style-span"><text:span text:style-name="T1"> </text:span></text:span><text:span text:style-name="apple-style-span"><text:span text:style-name="T2">तस्मिन</text:span></text:span><text:span text:style-name="apple-style-span"><text:span text:style-name="T1"> </text:span></text:span><text:span text:style-name="apple-style-span"><text:span text:style-name="T2">गर्भं</text:span></text:span><text:span text:style-name="apple-style-span"><text:span text:style-name="T1"> </text:span></text:span><text:span text:style-name="apple-style-span"><text:span text:style-name="T2">थधाम्य</text:span></text:span><text:span text:style-name="apple-style-span"><text:span text:style-name="T1"> </text:span></text:span><text:span text:style-name="apple-style-span"><text:span text:style-name="T2">अह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संभवः</text:span></text:span><text:span text:style-name="apple-style-span"><text:span text:style-name="T1"> </text:span></text:span><text:span text:style-name="apple-style-span"><text:span text:style-name="T2">सर्वभूतानां</text:span></text:span><text:span text:style-name="apple-style-span"><text:span text:style-name="T1"> </text:span></text:span><text:span text:style-name="apple-style-span"><text:span text:style-name="T2">ततॊ</text:span></text:span><text:span text:style-name="apple-style-span"><text:span text:style-name="T1"> </text:span></text:span><text:span text:style-name="apple-style-span"><text:span text:style-name="T2">भवति</text:span></text:span><text:span text:style-name="apple-style-span"><text:span text:style-name="T1"> </text:span></text:span><text:span text:style-name="apple-style-span"><text:span text:style-name="T2">भारत</text:span></text:span><text:span text:style-name="T1"><text:line-break/></text:span><text:span text:style-name="apple-style-span"><text:span text:style-name="T1">  </text:span></text:span><text:span text:style-name="apple-style-span"><text:span text:style-name="T3">4</text:span></text:span><text:span text:style-name="apple-converted-space"><text:span text:style-name="T1"> </text:span></text:span><text:span text:style-name="apple-style-span"><text:span text:style-name="T2">सर्वयॊनिषु</text:span></text:span><text:span text:style-name="apple-style-span"><text:span text:style-name="T1"> </text:span></text:span><text:span text:style-name="apple-style-span"><text:span text:style-name="T2">कौन्तेय</text:span></text:span><text:span text:style-name="apple-style-span"><text:span text:style-name="T1"> </text:span></text:span><text:span text:style-name="apple-style-span"><text:span text:style-name="T2">मूर्तयः</text:span></text:span><text:span text:style-name="apple-style-span"><text:span text:style-name="T1"> </text:span></text:span><text:span text:style-name="apple-style-span"><text:span text:style-name="T2">संभवन्ति</text:span></text:span><text:span text:style-name="apple-style-span"><text:span text:style-name="T1"> </text:span></text:span><text:span text:style-name="apple-style-span"><text:span text:style-name="T2">या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तासां</text:span></text:span><text:span text:style-name="apple-style-span"><text:span text:style-name="T1"> </text:span></text:span><text:span text:style-name="apple-style-span"><text:span text:style-name="T2">बरह्म</text:span></text:span><text:span text:style-name="apple-style-span"><text:span text:style-name="T1"> </text:span></text:span><text:span text:style-name="apple-style-span"><text:span text:style-name="T2">महथ</text:span></text:span><text:span text:style-name="apple-style-span"><text:span text:style-name="T1"> </text:span></text:span><text:span text:style-name="apple-style-span"><text:span text:style-name="T2">यॊनिर</text:span></text:span><text:span text:style-name="apple-style-span"><text:span text:style-name="T1"> 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बीजप्रथः</text:span></text:span><text:span text:style-name="apple-style-span"><text:span text:style-name="T1"> </text:span></text:span><text:span text:style-name="apple-style-span"><text:span text:style-name="T2">पिता</text:span></text:span><text:span text:style-name="T1"><text:line-break/></text:span><text:span text:style-name="apple-style-span"><text:span text:style-name="T1">  </text:span></text:span><text:span text:style-name="apple-style-span"><text:span text:style-name="T3">5</text:span></text:span><text:span text:style-name="apple-converted-space"><text:span text:style-name="T1"> </text:span></text:span><text:span text:style-name="apple-style-span"><text:span text:style-name="T2">सत्त्वं</text:span></text:span><text:span text:style-name="apple-style-span"><text:span text:style-name="T1"> </text:span></text:span><text:span text:style-name="apple-style-span"><text:span text:style-name="T2">रजस</text:span></text:span><text:span text:style-name="apple-style-span"><text:span text:style-name="T1"> </text:span></text:span><text:span text:style-name="apple-style-span"><text:span text:style-name="T2">तम</text:span></text:span><text:span text:style-name="apple-style-span"><text:span text:style-name="T1"> 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गुणाः</text:span></text:span><text:span text:style-name="apple-style-span"><text:span text:style-name="T1"> </text:span></text:span><text:span text:style-name="apple-style-span"><text:span text:style-name="T2">परकृतिसंभवा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निबध्नन्ति</text:span></text:span><text:span text:style-name="apple-style-span"><text:span text:style-name="T1"> </text:span></text:span><text:span text:style-name="apple-style-span"><text:span text:style-name="T2">महाबाहॊ</text:span></text:span><text:span text:style-name="apple-style-span"><text:span text:style-name="T1"> </text:span></text:span><text:span text:style-name="apple-style-span"><text:span text:style-name="T2">थेहे</text:span></text:span><text:span text:style-name="apple-style-span"><text:span text:style-name="T1"> </text:span></text:span><text:span text:style-name="apple-style-span"><text:span text:style-name="T2">थेहिनम</text:span></text:span><text:span text:style-name="apple-style-span"><text:span text:style-name="T1"> </text:span></text:span><text:span text:style-name="apple-style-span"><text:span text:style-name="T2">अव्ययम</text:span></text:span><text:span text:style-name="T1"><text:line-break/></text:span><text:span text:style-name="apple-style-span"><text:span text:style-name="T1">  </text:span></text:span><text:span text:style-name="apple-style-span"><text:span text:style-name="T3">6</text:span></text:span><text:span text:style-name="apple-converted-space"><text:span text:style-name="T1"> </text:span></text:span><text:span text:style-name="apple-style-span"><text:span text:style-name="T2">तत्र</text:span></text:span><text:span text:style-name="apple-style-span"><text:span text:style-name="T1"> </text:span></text:span><text:span text:style-name="apple-style-span"><text:span text:style-name="T2">सत्त्वं</text:span></text:span><text:span text:style-name="apple-style-span"><text:span text:style-name="T1"> </text:span></text:span><text:span text:style-name="apple-style-span"><text:span text:style-name="T2">निर्मलत्वात</text:span></text:span><text:span text:style-name="apple-style-span"><text:span text:style-name="T1"> </text:span></text:span><text:span text:style-name="apple-style-span"><text:span text:style-name="T2">परकाशकम</text:span></text:span><text:span text:style-name="apple-style-span"><text:span text:style-name="T1"> </text:span></text:span><text:span text:style-name="apple-style-span"><text:span text:style-name="T2">अनामय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सुखसङ्गेन</text:span></text:span><text:span text:style-name="apple-style-span"><text:span text:style-name="T1"> </text:span></text:span><text:span text:style-name="apple-style-span"><text:span text:style-name="T2">बध्नाति</text:span></text:span><text:span text:style-name="apple-style-span"><text:span text:style-name="T1"> </text:span></text:span><text:span text:style-name="apple-style-span"><text:span text:style-name="T2">जञानसङ्गेन</text:span></text:span><text:span text:style-name="apple-style-span"><text:span text:style-name="T1"> </text:span></text:span><text:span text:style-name="apple-style-span"><text:span text:style-name="T2">चानघ</text:span></text:span><text:span text:style-name="T1"><text:line-break/></text:span><text:span text:style-name="apple-style-span"><text:span text:style-name="T1">  </text:span></text:span><text:span text:style-name="apple-style-span"><text:span text:style-name="T3">7</text:span></text:span><text:span text:style-name="apple-converted-space"><text:span text:style-name="T1"> </text:span></text:span><text:span text:style-name="apple-style-span"><text:span text:style-name="T2">रजॊ</text:span></text:span><text:span text:style-name="apple-style-span"><text:span text:style-name="T1"> </text:span></text:span><text:span text:style-name="apple-style-span"><text:span text:style-name="T2">रागात्मकं</text:span></text:span><text:span text:style-name="apple-style-span"><text:span text:style-name="T1"> </text:span></text:span><text:span text:style-name="apple-style-span"><text:span text:style-name="T2">विथ्धि</text:span></text:span><text:span text:style-name="apple-style-span"><text:span text:style-name="T1"> </text:span></text:span><text:span text:style-name="apple-style-span"><text:span text:style-name="T2">तृष्णासङ्गसमुथ्भव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तन</text:span></text:span><text:span text:style-name="apple-style-span"><text:span text:style-name="T1"> </text:span></text:span><text:span text:style-name="apple-style-span"><text:span text:style-name="T2">निबध्नाति</text:span></text:span><text:span text:style-name="apple-style-span"><text:span text:style-name="T1"> </text:span></text:span><text:span text:style-name="apple-style-span"><text:span text:style-name="T2">कौन्तेय</text:span></text:span><text:span text:style-name="apple-style-span"><text:span text:style-name="T1"> </text:span></text:span><text:span text:style-name="apple-style-span"><text:span text:style-name="T2">कर्मसङ्गेन</text:span></text:span><text:span text:style-name="apple-style-span"><text:span text:style-name="T1"> </text:span></text:span><text:span text:style-name="apple-style-span"><text:span text:style-name="T2">थेहिनम</text:span></text:span><text:span text:style-name="T1"><text:line-break/></text:span><text:span text:style-name="apple-style-span"><text:span text:style-name="T1">  </text:span></text:span><text:span text:style-name="apple-style-span"><text:span text:style-name="T3">8</text:span></text:span><text:span text:style-name="apple-converted-space"><text:span text:style-name="T1"> </text:span></text:span><text:span text:style-name="apple-style-span"><text:span text:style-name="T2">तमस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अज्ञानजं</text:span></text:span><text:span text:style-name="apple-style-span"><text:span text:style-name="T1"> </text:span></text:span><text:span text:style-name="apple-style-span"><text:span text:style-name="T2">विथ्धि</text:span></text:span><text:span text:style-name="apple-style-span"><text:span text:style-name="T1"> </text:span></text:span><text:span text:style-name="apple-style-span"><text:span text:style-name="T2">मॊहनं</text:span></text:span><text:span text:style-name="apple-style-span"><text:span text:style-name="T1"> </text:span></text:span><text:span text:style-name="apple-style-span"><text:span text:style-name="T2">सर्वथेहिना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परमाथालस्यनिथ्राभिस</text:span></text:span><text:span text:style-name="apple-style-span"><text:span text:style-name="T1"> </text:span></text:span><text:span text:style-name="apple-style-span"><text:span text:style-name="T2">तन</text:span></text:span><text:span text:style-name="apple-style-span"><text:span text:style-name="T1"> </text:span></text:span><text:span text:style-name="apple-style-span"><text:span text:style-name="T2">निबध्नाति</text:span></text:span><text:span text:style-name="apple-style-span"><text:span text:style-name="T1"> </text:span></text:span><text:span text:style-name="apple-style-span"><text:span text:style-name="T2">भारत</text:span></text:span><text:span text:style-name="T1"><text:line-break/></text:span><text:span text:style-name="apple-style-span"><text:span text:style-name="T1">  </text:span></text:span><text:span text:style-name="apple-style-span"><text:span text:style-name="T3">9</text:span></text:span><text:span text:style-name="apple-converted-space"><text:span text:style-name="T1"> </text:span></text:span><text:span text:style-name="apple-style-span"><text:span text:style-name="T2">सत्त्वं</text:span></text:span><text:span text:style-name="apple-style-span"><text:span text:style-name="T1"> </text:span></text:span><text:span text:style-name="apple-style-span"><text:span text:style-name="T2">सुखे</text:span></text:span><text:span text:style-name="apple-style-span"><text:span text:style-name="T1"> </text:span></text:span><text:span text:style-name="apple-style-span"><text:span text:style-name="T2">संजयति</text:span></text:span><text:span text:style-name="apple-style-span"><text:span text:style-name="T1"> </text:span></text:span><text:span text:style-name="apple-style-span"><text:span text:style-name="T2">रजः</text:span></text:span><text:span text:style-name="apple-style-span"><text:span text:style-name="T1"> </text:span></text:span><text:span text:style-name="apple-style-span"><text:span text:style-name="T2">कर्मणि</text:span></text:span><text:span text:style-name="apple-style-span"><text:span text:style-name="T1"> </text:span></text:span><text:span text:style-name="apple-style-span"><text:span text:style-name="T2">भारत</text:span></text:span><text:span text:style-name="T1"><text:line-break/></text:span><text:span text:style-name="apple-style-span"><text:span text:style-name="T1">      </text:span></text:span><text:span text:style-name="apple-style-span"><text:span text:style-name="T2">जञानम</text:span></text:span><text:span text:style-name="apple-style-span"><text:span text:style-name="T1"> </text:span></text:span><text:span text:style-name="apple-style-span"><text:span text:style-name="T2">आवृत्य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तमः</text:span></text:span><text:span text:style-name="apple-style-span"><text:span text:style-name="T1"> </text:span></text:span><text:span text:style-name="apple-style-span"><text:span text:style-name="T2">परमाथे</text:span></text:span><text:span text:style-name="apple-style-span"><text:span text:style-name="T1"> </text:span></text:span><text:span text:style-name="apple-style-span"><text:span text:style-name="T2">संजयत्य</text:span></text:span><text:span text:style-name="apple-style-span"><text:span text:style-name="T1"> </text:span></text:span><text:span text:style-name="apple-style-span"><text:span text:style-name="T2">उत</text:span></text:span><text:span text:style-name="T1"><text:line-break/></text:span><text:soft-page-break/><text:span text:style-name="apple-style-span"><text:span text:style-name="T1">  </text:span></text:span><text:span text:style-name="apple-style-span"><text:span text:style-name="T3">10</text:span></text:span><text:span text:style-name="apple-converted-space"><text:span text:style-name="T1"> </text:span></text:span><text:span text:style-name="apple-style-span"><text:span text:style-name="T2">रजस</text:span></text:span><text:span text:style-name="apple-style-span"><text:span text:style-name="T1"> </text:span></text:span><text:span text:style-name="apple-style-span"><text:span text:style-name="T2">तमश</text:span></text:span><text:span text:style-name="apple-style-span"><text:span text:style-name="T1"> </text:span></text:span><text:span text:style-name="apple-style-span"><text:span text:style-name="T2">चाभिभूय</text:span></text:span><text:span text:style-name="apple-style-span"><text:span text:style-name="T1"> </text:span></text:span><text:span text:style-name="apple-style-span"><text:span text:style-name="T2">सत्त्वं</text:span></text:span><text:span text:style-name="apple-style-span"><text:span text:style-name="T1"> </text:span></text:span><text:span text:style-name="apple-style-span"><text:span text:style-name="T2">भवति</text:span></text:span><text:span text:style-name="apple-style-span"><text:span text:style-name="T1"> </text:span></text:span><text:span text:style-name="apple-style-span"><text:span text:style-name="T2">भार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रजः</text:span></text:span><text:span text:style-name="apple-style-span"><text:span text:style-name="T1"> </text:span></text:span><text:span text:style-name="apple-style-span"><text:span text:style-name="T2">सत्त्वं</text:span></text:span><text:span text:style-name="apple-style-span"><text:span text:style-name="T1"> </text:span></text:span><text:span text:style-name="apple-style-span"><text:span text:style-name="T2">तमश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तमः</text:span></text:span><text:span text:style-name="apple-style-span"><text:span text:style-name="T1"> </text:span></text:span><text:span text:style-name="apple-style-span"><text:span text:style-name="T2">सत्त्वं</text:span></text:span><text:span text:style-name="apple-style-span"><text:span text:style-name="T1"> </text:span></text:span><text:span text:style-name="apple-style-span"><text:span text:style-name="T2">रजस</text:span></text:span><text:span text:style-name="apple-style-span"><text:span text:style-name="T1"> </text:span></text:span><text:span text:style-name="apple-style-span"><text:span text:style-name="T2">तदा</text:span></text:span><text:span text:style-name="T1"><text:line-break/></text:span><text:span text:style-name="apple-style-span"><text:span text:style-name="T1"> </text:span></text:span><text:span text:style-name="apple-style-span"><text:span text:style-name="T3">11</text:span></text:span><text:span text:style-name="apple-converted-space"><text:span text:style-name="T1"> </text:span></text:span><text:span text:style-name="apple-style-span"><text:span text:style-name="T2">सर्वथ्वारेषु</text:span></text:span><text:span text:style-name="apple-style-span"><text:span text:style-name="T1"> </text:span></text:span><text:span text:style-name="apple-style-span"><text:span text:style-name="T2">थेहे</text:span></text:span><text:span text:style-name="apple-style-span"><text:span text:style-name="T1"> </text:span></text:span><text:span text:style-name="apple-style-span"><text:span text:style-name="T2">ऽसमिन</text:span></text:span><text:span text:style-name="apple-style-span"><text:span text:style-name="T1"> </text:span></text:span><text:span text:style-name="apple-style-span"><text:span text:style-name="T2">परकाश</text:span></text:span><text:span text:style-name="apple-style-span"><text:span text:style-name="T1"> </text:span></text:span><text:span text:style-name="apple-style-span"><text:span text:style-name="T2">उपजाय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जञानं</text:span></text:span><text:span text:style-name="apple-style-span"><text:span text:style-name="T1"> </text:span></text:span><text:span text:style-name="apple-style-span"><text:span text:style-name="T2">यथा</text:span></text:span><text:span text:style-name="apple-style-span"><text:span text:style-name="T1"> </text:span></text:span><text:span text:style-name="apple-style-span"><text:span text:style-name="T2">तथा</text:span></text:span><text:span text:style-name="apple-style-span"><text:span text:style-name="T1"> </text:span></text:span><text:span text:style-name="apple-style-span"><text:span text:style-name="T2">विथ्याथ</text:span></text:span><text:span text:style-name="apple-style-span"><text:span text:style-name="T1"> </text:span></text:span><text:span text:style-name="apple-style-span"><text:span text:style-name="T2">विवृथ्धं</text:span></text:span><text:span text:style-name="apple-style-span"><text:span text:style-name="T1"> </text:span></text:span><text:span text:style-name="apple-style-span"><text:span text:style-name="T2">सत्त्वम</text:span></text:span><text:span text:style-name="apple-style-span"><text:span text:style-name="T1"> </text:span></text:span><text:span text:style-name="apple-style-span"><text:span text:style-name="T2">इत्य</text:span></text:span><text:span text:style-name="apple-style-span"><text:span text:style-name="T1"> </text:span></text:span><text:span text:style-name="apple-style-span"><text:span text:style-name="T2">उत</text:span></text:span><text:span text:style-name="T1"><text:line-break/></text:span><text:span text:style-name="apple-style-span"><text:span text:style-name="T1"> </text:span></text:span><text:span text:style-name="apple-style-span"><text:span text:style-name="T3">12</text:span></text:span><text:span text:style-name="apple-converted-space"><text:span text:style-name="T1"> </text:span></text:span><text:span text:style-name="apple-style-span"><text:span text:style-name="T2">लॊभः</text:span></text:span><text:span text:style-name="apple-style-span"><text:span text:style-name="T1"> </text:span></text:span><text:span text:style-name="apple-style-span"><text:span text:style-name="T2">परवृत्तिर</text:span></text:span><text:span text:style-name="apple-style-span"><text:span text:style-name="T1"> </text:span></text:span><text:span text:style-name="apple-style-span"><text:span text:style-name="T2">आरम्भः</text:span></text:span><text:span text:style-name="apple-style-span"><text:span text:style-name="T1"> </text:span></text:span><text:span text:style-name="apple-style-span"><text:span text:style-name="T2">कर्मणाम</text:span></text:span><text:span text:style-name="apple-style-span"><text:span text:style-name="T1"> </text:span></text:span><text:span text:style-name="apple-style-span"><text:span text:style-name="T2">अशमः</text:span></text:span><text:span text:style-name="apple-style-span"><text:span text:style-name="T1"> </text:span></text:span><text:span text:style-name="apple-style-span"><text:span text:style-name="T2">सपृह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रजस्य</text:span></text:span><text:span text:style-name="apple-style-span"><text:span text:style-name="T1"> </text:span></text:span><text:span text:style-name="apple-style-span"><text:span text:style-name="T2">एतानि</text:span></text:span><text:span text:style-name="apple-style-span"><text:span text:style-name="T1"> </text:span></text:span><text:span text:style-name="apple-style-span"><text:span text:style-name="T2">जायन्ते</text:span></text:span><text:span text:style-name="apple-style-span"><text:span text:style-name="T1"> </text:span></text:span><text:span text:style-name="apple-style-span"><text:span text:style-name="T2">विवृथ्धे</text:span></text:span><text:span text:style-name="apple-style-span"><text:span text:style-name="T1"> </text:span></text:span><text:span text:style-name="apple-style-span"><text:span text:style-name="T2">भरतर्षभ</text:span></text:span><text:span text:style-name="T1"><text:line-break/></text:span><text:span text:style-name="apple-style-span"><text:span text:style-name="T1"> </text:span></text:span><text:span text:style-name="apple-style-span"><text:span text:style-name="T3">13</text:span></text:span><text:span text:style-name="apple-converted-space"><text:span text:style-name="T1"> </text:span></text:span><text:span text:style-name="apple-style-span"><text:span text:style-name="T2">अप्रकाशॊ</text:span></text:span><text:span text:style-name="apple-style-span"><text:span text:style-name="T1"> </text:span></text:span><text:span text:style-name="apple-style-span"><text:span text:style-name="T2">ऽपरवृत्ति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रमाथॊ</text:span></text:span><text:span text:style-name="apple-style-span"><text:span text:style-name="T1"> </text:span></text:span><text:span text:style-name="apple-style-span"><text:span text:style-name="T2">मॊह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मस्य</text:span></text:span><text:span text:style-name="apple-style-span"><text:span text:style-name="T1"> </text:span></text:span><text:span text:style-name="apple-style-span"><text:span text:style-name="T2">एतानि</text:span></text:span><text:span text:style-name="apple-style-span"><text:span text:style-name="T1"> </text:span></text:span><text:span text:style-name="apple-style-span"><text:span text:style-name="T2">जायन्ते</text:span></text:span><text:span text:style-name="apple-style-span"><text:span text:style-name="T1"> </text:span></text:span><text:span text:style-name="apple-style-span"><text:span text:style-name="T2">विवृथ्धे</text:span></text:span><text:span text:style-name="apple-style-span"><text:span text:style-name="T1"> </text:span></text:span><text:span text:style-name="apple-style-span"><text:span text:style-name="T2">कुरुनन्थन</text:span></text:span><text:span text:style-name="T1"><text:line-break/></text:span><text:span text:style-name="apple-style-span"><text:span text:style-name="T1"> </text:span></text:span><text:span text:style-name="apple-style-span"><text:span text:style-name="T3">14</text:span></text:span><text:span text:style-name="apple-converted-space"><text:span text:style-name="T1"> </text:span></text:span><text:span text:style-name="apple-style-span"><text:span text:style-name="T2">यथा</text:span></text:span><text:span text:style-name="apple-style-span"><text:span text:style-name="T1"> </text:span></text:span><text:span text:style-name="apple-style-span"><text:span text:style-name="T2">सत्त्वे</text:span></text:span><text:span text:style-name="apple-style-span"><text:span text:style-name="T1"> </text:span></text:span><text:span text:style-name="apple-style-span"><text:span text:style-name="T2">परवृथ्धे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परलयं</text:span></text:span><text:span text:style-name="apple-style-span"><text:span text:style-name="T1"> </text:span></text:span><text:span text:style-name="apple-style-span"><text:span text:style-name="T2">याति</text:span></text:span><text:span text:style-name="apple-style-span"><text:span text:style-name="T1"> </text:span></text:span><text:span text:style-name="apple-style-span"><text:span text:style-name="T2">थेहभृ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थॊत्तमविथां</text:span></text:span><text:span text:style-name="apple-style-span"><text:span text:style-name="T1"> </text:span></text:span><text:span text:style-name="apple-style-span"><text:span text:style-name="T2">लॊकान</text:span></text:span><text:span text:style-name="apple-style-span"><text:span text:style-name="T1"> </text:span></text:span><text:span text:style-name="apple-style-span"><text:span text:style-name="T2">अमलान</text:span></text:span><text:span text:style-name="apple-style-span"><text:span text:style-name="T1"> </text:span></text:span><text:span text:style-name="apple-style-span"><text:span text:style-name="T2">परतिपथ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15</text:span></text:span><text:span text:style-name="apple-converted-space"><text:span text:style-name="T1"> </text:span></text:span><text:span text:style-name="apple-style-span"><text:span text:style-name="T2">रजसि</text:span></text:span><text:span text:style-name="apple-style-span"><text:span text:style-name="T1"> </text:span></text:span><text:span text:style-name="apple-style-span"><text:span text:style-name="T2">परलयं</text:span></text:span><text:span text:style-name="apple-style-span"><text:span text:style-name="T1"> </text:span></text:span><text:span text:style-name="apple-style-span"><text:span text:style-name="T2">गत्वा</text:span></text:span><text:span text:style-name="apple-style-span"><text:span text:style-name="T1"> </text:span></text:span><text:span text:style-name="apple-style-span"><text:span text:style-name="T2">कर्मसङ्गिषु</text:span></text:span><text:span text:style-name="apple-style-span"><text:span text:style-name="T1"> </text:span></text:span><text:span text:style-name="apple-style-span"><text:span text:style-name="T2">जाय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दा</text:span></text:span><text:span text:style-name="apple-style-span"><text:span text:style-name="T1"> </text:span></text:span><text:span text:style-name="apple-style-span"><text:span text:style-name="T2">परलीनस</text:span></text:span><text:span text:style-name="apple-style-span"><text:span text:style-name="T1"> </text:span></text:span><text:span text:style-name="apple-style-span"><text:span text:style-name="T2">तमसि</text:span></text:span><text:span text:style-name="apple-style-span"><text:span text:style-name="T1"> </text:span></text:span><text:span text:style-name="apple-style-span"><text:span text:style-name="T2">मूढयॊनिषु</text:span></text:span><text:span text:style-name="apple-style-span"><text:span text:style-name="T1"> </text:span></text:span><text:span text:style-name="apple-style-span"><text:span text:style-name="T2">जायते</text:span></text:span><text:span text:style-name="T1"><text:line-break/></text:span><text:span text:style-name="apple-style-span"><text:span text:style-name="T1"> </text:span></text:span><text:span text:style-name="apple-style-span"><text:span text:style-name="T3">16</text:span></text:span><text:span text:style-name="apple-converted-space"><text:span text:style-name="T1"> </text:span></text:span><text:span text:style-name="apple-style-span"><text:span text:style-name="T2">कर्मणः</text:span></text:span><text:span text:style-name="apple-style-span"><text:span text:style-name="T1"> </text:span></text:span><text:span text:style-name="apple-style-span"><text:span text:style-name="T2">सुकृतस्याहुः</text:span></text:span><text:span text:style-name="apple-style-span"><text:span text:style-name="T1"> </text:span></text:span><text:span text:style-name="apple-style-span"><text:span text:style-name="T2">सात्त्विकं</text:span></text:span><text:span text:style-name="apple-style-span"><text:span text:style-name="T1"> </text:span></text:span><text:span text:style-name="apple-style-span"><text:span text:style-name="T2">निर्मलं</text:span></text:span><text:span text:style-name="apple-style-span"><text:span text:style-name="T1"> </text:span></text:span><text:span text:style-name="apple-style-span"><text:span text:style-name="T2">फल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रजसस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फलं</text:span></text:span><text:span text:style-name="apple-style-span"><text:span text:style-name="T1"> </text:span></text:span><text:span text:style-name="apple-style-span"><text:span text:style-name="T2">थुःखम</text:span></text:span><text:span text:style-name="apple-style-span"><text:span text:style-name="T1"> </text:span></text:span><text:span text:style-name="apple-style-span"><text:span text:style-name="T2">अज्ञानं</text:span></text:span><text:span text:style-name="apple-style-span"><text:span text:style-name="T1"> </text:span></text:span><text:span text:style-name="apple-style-span"><text:span text:style-name="T2">तमसः</text:span></text:span><text:span text:style-name="apple-style-span"><text:span text:style-name="T1"> </text:span></text:span><text:span text:style-name="apple-style-span"><text:span text:style-name="T2">फलम</text:span></text:span><text:span text:style-name="T1"><text:line-break/></text:span><text:span text:style-name="apple-style-span"><text:span text:style-name="T1"> </text:span></text:span><text:span text:style-name="apple-style-span"><text:span text:style-name="T3">17</text:span></text:span><text:span text:style-name="apple-converted-space"><text:span text:style-name="T1"> </text:span></text:span><text:span text:style-name="apple-style-span"><text:span text:style-name="T2">सत्त्वात</text:span></text:span><text:span text:style-name="apple-style-span"><text:span text:style-name="T1"> </text:span></text:span><text:span text:style-name="apple-style-span"><text:span text:style-name="T2">संजायते</text:span></text:span><text:span text:style-name="apple-style-span"><text:span text:style-name="T1"> </text:span></text:span><text:span text:style-name="apple-style-span"><text:span text:style-name="T2">जञानं</text:span></text:span><text:span text:style-name="apple-style-span"><text:span text:style-name="T1"> </text:span></text:span><text:span text:style-name="apple-style-span"><text:span text:style-name="T2">रजसॊ</text:span></text:span><text:span text:style-name="apple-style-span"><text:span text:style-name="T1"> </text:span></text:span><text:span text:style-name="apple-style-span"><text:span text:style-name="T2">लॊभ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रमाथमॊहौ</text:span></text:span><text:span text:style-name="apple-style-span"><text:span text:style-name="T1"> </text:span></text:span><text:span text:style-name="apple-style-span"><text:span text:style-name="T2">तमसॊ</text:span></text:span><text:span text:style-name="apple-style-span"><text:span text:style-name="T1"> </text:span></text:span><text:span text:style-name="apple-style-span"><text:span text:style-name="T2">भवतॊ</text:span></text:span><text:span text:style-name="apple-style-span"><text:span text:style-name="T1"> </text:span></text:span><text:span text:style-name="apple-style-span"><text:span text:style-name="T2">ऽजञानम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</text:span></text:span><text:span text:style-name="apple-style-span"><text:span text:style-name="T3">18</text:span></text:span><text:span text:style-name="apple-converted-space"><text:span text:style-name="T1"> </text:span></text:span><text:span text:style-name="apple-style-span"><text:span text:style-name="T2">ऊर्ध्वं</text:span></text:span><text:span text:style-name="apple-style-span"><text:span text:style-name="T1"> </text:span></text:span><text:span text:style-name="apple-style-span"><text:span text:style-name="T2">गच्छन्ति</text:span></text:span><text:span text:style-name="apple-style-span"><text:span text:style-name="T1"> </text:span></text:span><text:span text:style-name="apple-style-span"><text:span text:style-name="T2">सत्त्वस्दा</text:span></text:span><text:span text:style-name="apple-style-span"><text:span text:style-name="T1"> </text:span></text:span><text:span text:style-name="apple-style-span"><text:span text:style-name="T2">मध्ये</text:span></text:span><text:span text:style-name="apple-style-span"><text:span text:style-name="T1"> </text:span></text:span><text:span text:style-name="apple-style-span"><text:span text:style-name="T2">तिष्ठन्ति</text:span></text:span><text:span text:style-name="apple-style-span"><text:span text:style-name="T1"> </text:span></text:span><text:span text:style-name="apple-style-span"><text:span text:style-name="T2">राजस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जघन्यगुणवृत्तस्दा</text:span></text:span><text:span text:style-name="apple-style-span"><text:span text:style-name="T1"> </text:span></text:span><text:span text:style-name="apple-style-span"><text:span text:style-name="T2">अधॊ</text:span></text:span><text:span text:style-name="apple-style-span"><text:span text:style-name="T1"> </text:span></text:span><text:span text:style-name="apple-style-span"><text:span text:style-name="T2">गच्छन्ति</text:span></text:span><text:span text:style-name="apple-style-span"><text:span text:style-name="T1"> </text:span></text:span><text:span text:style-name="apple-style-span"><text:span text:style-name="T2">तामसाः</text:span></text:span><text:span text:style-name="T1"><text:line-break/></text:span><text:span text:style-name="apple-style-span"><text:span text:style-name="T1"> </text:span></text:span><text:span text:style-name="apple-style-span"><text:span text:style-name="T3">19</text:span></text:span><text:span text:style-name="apple-converted-space"><text:span text:style-name="T1"> </text:span></text:span><text:span text:style-name="apple-style-span"><text:span text:style-name="T2">नान्यं</text:span></text:span><text:span text:style-name="apple-style-span"><text:span text:style-name="T1"> </text:span></text:span><text:span text:style-name="apple-style-span"><text:span text:style-name="T2">गुणेभ्यः</text:span></text:span><text:span text:style-name="apple-style-span"><text:span text:style-name="T1"> </text:span></text:span><text:span text:style-name="apple-style-span"><text:span text:style-name="T2">कर्तारं</text:span></text:span><text:span text:style-name="apple-style-span"><text:span text:style-name="T1"> </text:span></text:span><text:span text:style-name="apple-style-span"><text:span text:style-name="T2">यथा</text:span></text:span><text:span text:style-name="apple-style-span"><text:span text:style-name="T1"> </text:span></text:span><text:span text:style-name="apple-style-span"><text:span text:style-name="T2">थरष्टानुपश्यत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गुणेभ्य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रं</text:span></text:span><text:span text:style-name="apple-style-span"><text:span text:style-name="T1"> </text:span></text:span><text:span text:style-name="apple-style-span"><text:span text:style-name="T2">वेत्ति</text:span></text:span><text:span text:style-name="apple-style-span"><text:span text:style-name="T1"> </text:span></text:span><text:span text:style-name="apple-style-span"><text:span text:style-name="T2">मथ्भावं</text:span></text:span><text:span text:style-name="apple-style-span"><text:span text:style-name="T1"> </text:span></text:span><text:span text:style-name="apple-style-span"><text:span text:style-name="T2">सॊ</text:span></text:span><text:span text:style-name="apple-style-span"><text:span text:style-name="T1"> </text:span></text:span><text:span text:style-name="apple-style-span"><text:span text:style-name="T2">ऽधिगच्छति</text:span></text:span><text:span text:style-name="T1"><text:line-break/></text:span><text:span text:style-name="apple-style-span"><text:span text:style-name="T1"> </text:span></text:span><text:span text:style-name="apple-style-span"><text:span text:style-name="T3">20</text:span></text:span><text:span text:style-name="apple-converted-space"><text:span text:style-name="T1"> </text:span></text:span><text:span text:style-name="apple-style-span"><text:span text:style-name="T2">गुणान</text:span></text:span><text:span text:style-name="apple-style-span"><text:span text:style-name="T1"> </text:span></text:span><text:span text:style-name="apple-style-span"><text:span text:style-name="T2">एतान</text:span></text:span><text:span text:style-name="apple-style-span"><text:span text:style-name="T1"> </text:span></text:span><text:span text:style-name="apple-style-span"><text:span text:style-name="T2">अतीत्य</text:span></text:span><text:span text:style-name="apple-style-span"><text:span text:style-name="T1"> </text:span></text:span><text:span text:style-name="apple-style-span"><text:span text:style-name="T2">तरीन</text:span></text:span><text:span text:style-name="apple-style-span"><text:span text:style-name="T1"> </text:span></text:span><text:span text:style-name="apple-style-span"><text:span text:style-name="T2">थेही</text:span></text:span><text:span text:style-name="apple-style-span"><text:span text:style-name="T1"> </text:span></text:span><text:span text:style-name="apple-style-span"><text:span text:style-name="T2">थेहसमुथ्भवा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जन्ममृत्युजराथुःखैर</text:span></text:span><text:span text:style-name="apple-style-span"><text:span text:style-name="T1"> </text:span></text:span><text:span text:style-name="apple-style-span"><text:span text:style-name="T2">विमुक्तॊ</text:span></text:span><text:span text:style-name="apple-style-span"><text:span text:style-name="T1"> </text:span></text:span><text:span text:style-name="apple-style-span"><text:span text:style-name="T2">ऽमृतम</text:span></text:span><text:span text:style-name="apple-style-span"><text:span text:style-name="T1"> </text:span></text:span><text:span text:style-name="apple-style-span"><text:span text:style-name="T2">अश्नुते</text:span></text:span><text:span text:style-name="T1"><text:line-break/></text:span><text:span text:style-name="apple-style-span"><text:span text:style-name="T1"> </text:span></text:span><text:span text:style-name="apple-style-span"><text:span text:style-name="T3">21</text:span></text:span><text:span text:style-name="apple-converted-space"><text:span text:style-name="T1"> </text:span></text:span><text:span text:style-name="apple-style-span"><text:span text:style-name="T2">अर्जु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कैर</text:span></text:span><text:span text:style-name="apple-style-span"><text:span text:style-name="T1"> </text:span></text:span><text:span text:style-name="apple-style-span"><text:span text:style-name="T2">लिङ्गैस</text:span></text:span><text:span text:style-name="apple-style-span"><text:span text:style-name="T1"> </text:span></text:span><text:span text:style-name="apple-style-span"><text:span text:style-name="T2">तरीन</text:span></text:span><text:span text:style-name="apple-style-span"><text:span text:style-name="T1"> </text:span></text:span><text:span text:style-name="apple-style-span"><text:span text:style-name="T2">गुणान</text:span></text:span><text:span text:style-name="apple-style-span"><text:span text:style-name="T1"> </text:span></text:span><text:span text:style-name="apple-style-span"><text:span text:style-name="T2">एतान</text:span></text:span><text:span text:style-name="apple-style-span"><text:span text:style-name="T1"> </text:span></text:span><text:span text:style-name="apple-style-span"><text:span text:style-name="T2">अतीतॊ</text:span></text:span><text:span text:style-name="apple-style-span"><text:span text:style-name="T1"> </text:span></text:span><text:span text:style-name="apple-style-span"><text:span text:style-name="T2">भवति</text:span></text:span><text:span text:style-name="apple-style-span"><text:span text:style-name="T1"> </text:span></text:span><text:span text:style-name="apple-style-span"><text:span text:style-name="T2">परभॊ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िमाचारः</text:span></text:span><text:span text:style-name="apple-style-span"><text:span text:style-name="T1"> </text:span></text:span><text:span text:style-name="apple-style-span"><text:span text:style-name="T2">कदं</text:span></text:span><text:span text:style-name="apple-style-span"><text:span text:style-name="T1"> </text:span></text:span><text:span text:style-name="apple-style-span"><text:span text:style-name="T2">चैतांस</text:span></text:span><text:span text:style-name="apple-style-span"><text:span text:style-name="T1"> </text:span></text:span><text:span text:style-name="apple-style-span"><text:span text:style-name="T2">तरीन</text:span></text:span><text:span text:style-name="apple-style-span"><text:span text:style-name="T1"> </text:span></text:span><text:span text:style-name="apple-style-span"><text:span text:style-name="T2">गुणान</text:span></text:span><text:span text:style-name="apple-style-span"><text:span text:style-name="T1"> </text:span></text:span><text:span text:style-name="apple-style-span"><text:span text:style-name="T2">अतिवर्तते</text:span></text:span><text:span text:style-name="T1"><text:line-break/></text:span><text:span text:style-name="apple-style-span"><text:span text:style-name="T1"> </text:span></text:span><text:span text:style-name="apple-style-span"><text:span text:style-name="T3">22</text:span></text:span><text:span text:style-name="apple-converted-space"><text:span text:style-name="T1"> </text:span></text:span><text:span text:style-name="apple-style-span"><text:span text:style-name="T2">शरीभगवा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रकाश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रवृत्ति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ॊहम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ाण्डव</text:span></text:span><text:span text:style-name="T1"><text:line-break/></text:span><text:span text:style-name="apple-style-span"><text:span text:style-name="T1">    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थवेष्टि</text:span></text:span><text:span text:style-name="apple-style-span"><text:span text:style-name="T1"> </text:span></text:span><text:span text:style-name="apple-style-span"><text:span text:style-name="T2">संप्रवृत्तानि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निवृत्तानि</text:span></text:span><text:span text:style-name="apple-style-span"><text:span text:style-name="T1"> </text:span></text:span><text:span text:style-name="apple-style-span"><text:span text:style-name="T2">काङ्क्षति</text:span></text:span><text:span text:style-name="T1"><text:line-break/></text:span><text:span text:style-name="apple-style-span"><text:span text:style-name="T1"> </text:span></text:span><text:span text:style-name="apple-style-span"><text:span text:style-name="T3">23</text:span></text:span><text:span text:style-name="apple-converted-space"><text:span text:style-name="T1"> </text:span></text:span><text:span text:style-name="apple-style-span"><text:span text:style-name="T2">उथासीनवथ</text:span></text:span><text:span text:style-name="apple-style-span"><text:span text:style-name="T1"> </text:span></text:span><text:span text:style-name="apple-style-span"><text:span text:style-name="T2">आसीनॊ</text:span></text:span><text:span text:style-name="apple-style-span"><text:span text:style-name="T1"> </text:span></text:span><text:span text:style-name="apple-style-span"><text:span text:style-name="T2">गुणैर</text:span></text:span><text:span text:style-name="apple-style-span"><text:span text:style-name="T1"> 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विचाल्य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गुणा</text:span></text:span><text:span text:style-name="apple-style-span"><text:span text:style-name="T1"> </text:span></text:span><text:span text:style-name="apple-style-span"><text:span text:style-name="T2">वर्तन्त</text:span></text:span><text:span text:style-name="apple-style-span"><text:span text:style-name="T1"> </text:span></text:span><text:span text:style-name="apple-style-span"><text:span text:style-name="T2">इत्य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ऽवतिष्ठति</text:span></text:span><text:span text:style-name="apple-style-span"><text:span text:style-name="T1"> </text:span></text:span><text:span text:style-name="apple-style-span"><text:span text:style-name="T2">नेङ्गते</text:span></text:span><text:span text:style-name="T1"><text:line-break/></text:span><text:span text:style-name="apple-style-span"><text:span text:style-name="T1"> </text:span></text:span><text:span text:style-name="apple-style-span"><text:span text:style-name="T3">24</text:span></text:span><text:span text:style-name="apple-converted-space"><text:span text:style-name="T1"> </text:span></text:span><text:span text:style-name="apple-style-span"><text:span text:style-name="T2">समथुःखसुखः</text:span></text:span><text:span text:style-name="apple-style-span"><text:span text:style-name="T1"> </text:span></text:span><text:span text:style-name="apple-style-span"><text:span text:style-name="T2">सवस्दः</text:span></text:span><text:span text:style-name="apple-style-span"><text:span text:style-name="T1"> </text:span></text:span><text:span text:style-name="apple-style-span"><text:span text:style-name="T2">समलॊष्टाश्मकाञ्चन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तुल्यप्रियाप्रियॊ</text:span></text:span><text:span text:style-name="apple-style-span"><text:span text:style-name="T1"> </text:span></text:span><text:span text:style-name="apple-style-span"><text:span text:style-name="T2">धीरस</text:span></text:span><text:span text:style-name="apple-style-span"><text:span text:style-name="T1"> </text:span></text:span><text:span text:style-name="apple-style-span"><text:span text:style-name="T2">तुल्यनिन्थात्मसंस्तुतिः</text:span></text:span><text:span text:style-name="T1"><text:line-break/></text:span><text:span text:style-name="apple-style-span"><text:span text:style-name="T1"> </text:span></text:span><text:span text:style-name="apple-style-span"><text:span text:style-name="T3">25</text:span></text:span><text:span text:style-name="apple-converted-space"><text:span text:style-name="T1"> </text:span></text:span><text:span text:style-name="apple-style-span"><text:span text:style-name="T2">मानापमानयॊस</text:span></text:span><text:span text:style-name="apple-style-span"><text:span text:style-name="T1"> </text:span></text:span><text:span text:style-name="apple-style-span"><text:span text:style-name="T2">तुल्यस</text:span></text:span><text:span text:style-name="apple-style-span"><text:span text:style-name="T1"> </text:span></text:span><text:span text:style-name="apple-style-span"><text:span text:style-name="T2">तुल्यॊ</text:span></text:span><text:span text:style-name="apple-style-span"><text:span text:style-name="T1"> </text:span></text:span><text:span text:style-name="apple-style-span"><text:span text:style-name="T2">मित्रारिपक्षयॊ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र्वारम्भपरित्यागी</text:span></text:span><text:span text:style-name="apple-style-span"><text:span text:style-name="T1"> </text:span></text:span><text:span text:style-name="apple-style-span"><text:span text:style-name="T2">गुणातीतः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उच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26</text:span></text:span><text:span text:style-name="apple-converted-space"><text:span text:style-name="T1"> 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ऽवयभिचारेण</text:span></text:span><text:span text:style-name="apple-style-span"><text:span text:style-name="T1"> </text:span></text:span><text:span text:style-name="apple-style-span"><text:span text:style-name="T2">भक्तियॊगेन</text:span></text:span><text:span text:style-name="apple-style-span"><text:span text:style-name="T1"> </text:span></text:span><text:span text:style-name="apple-style-span"><text:span text:style-name="T2">सेव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गुणान</text:span></text:span><text:span text:style-name="apple-style-span"><text:span text:style-name="T1"> </text:span></text:span><text:span text:style-name="apple-style-span"><text:span text:style-name="T2">समतीत्यैतान</text:span></text:span><text:span text:style-name="apple-style-span"><text:span text:style-name="T1"> </text:span></text:span><text:span text:style-name="apple-style-span"><text:span text:style-name="T2">बरह्मभूयाय</text:span></text:span><text:span text:style-name="apple-style-span"><text:span text:style-name="T1"> </text:span></text:span><text:span text:style-name="apple-style-span"><text:span text:style-name="T2">कल्पते</text:span></text:span><text:span text:style-name="T1"><text:line-break/></text:span><text:soft-page-break/><text:span text:style-name="apple-style-span"><text:span text:style-name="T1"> </text:span></text:span><text:span text:style-name="apple-style-span"><text:span text:style-name="T3">27</text:span></text:span><text:span text:style-name="apple-converted-space"><text:span text:style-name="T1"> </text:span></text:span><text:span text:style-name="apple-style-span"><text:span text:style-name="T2">बरह्मणॊ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परतिष्ठाहम</text:span></text:span><text:span text:style-name="apple-style-span"><text:span text:style-name="T1"> </text:span></text:span><text:span text:style-name="apple-style-span"><text:span text:style-name="T2">अमृतस्याव्ययस्य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शाश्वतस्य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धर्मस्य</text:span></text:span><text:span text:style-name="apple-style-span"><text:span text:style-name="T1"> </text:span></text:span><text:span text:style-name="apple-style-span"><text:span text:style-name="T2">सुखस्यैकान्तिकस्य</text:span></text:span><text:span text:style-name="apple-style-span"><text:span text:style-name="T1"> </text:span></text:span><text:span text:style-name="apple-style-span"><text:span text:style-name="T2">च</text:span></text:span></text:p>
      <text:p text:style-name="Standard"><text:span text:style-name="apple-style-span"><text:span text:style-name="T2"/></text:span></text:p>
      <text:p text:style-name="Standard"><text:span text:style-name="apple-style-span"><text:span text:style-name="T2">शरीभगवा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ऊर्ध्वमूलम</text:span></text:span><text:span text:style-name="apple-style-span"><text:span text:style-name="T1"> </text:span></text:span><text:span text:style-name="apple-style-span"><text:span text:style-name="T2">अधःशाखम</text:span></text:span><text:span text:style-name="apple-style-span"><text:span text:style-name="T1"> </text:span></text:span><text:span text:style-name="apple-style-span"><text:span text:style-name="T2">अश्वत्दं</text:span></text:span><text:span text:style-name="apple-style-span"><text:span text:style-name="T1"> </text:span></text:span><text:span text:style-name="apple-style-span"><text:span text:style-name="T2">पराहुर</text:span></text:span><text:span text:style-name="apple-style-span"><text:span text:style-name="T1"> </text:span></text:span><text:span text:style-name="apple-style-span"><text:span text:style-name="T2">अव्यय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छन्थांसि</text:span></text:span><text:span text:style-name="apple-style-span"><text:span text:style-name="T1"> </text:span></text:span><text:span text:style-name="apple-style-span"><text:span text:style-name="T2">यस्य</text:span></text:span><text:span text:style-name="apple-style-span"><text:span text:style-name="T1"> </text:span></text:span><text:span text:style-name="apple-style-span"><text:span text:style-name="T2">पर्णानि</text:span></text:span><text:span text:style-name="apple-style-span"><text:span text:style-name="T1"> </text:span></text:span><text:span text:style-name="apple-style-span"><text:span text:style-name="T2">यस</text:span></text:span><text:span text:style-name="apple-style-span"><text:span text:style-name="T1"> </text:span></text:span><text:span text:style-name="apple-style-span"><text:span text:style-name="T2">तं</text:span></text:span><text:span text:style-name="apple-style-span"><text:span text:style-name="T1"> </text:span></text:span><text:span text:style-name="apple-style-span"><text:span text:style-name="T2">वेथ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वेथवित</text:span></text:span><text:span text:style-name="T1"><text:line-break/></text:span><text:span text:style-name="apple-style-span"><text:span text:style-name="T1">  </text:span></text:span><text:span text:style-name="apple-style-span"><text:span text:style-name="T3">2</text:span></text:span><text:span text:style-name="apple-converted-space"><text:span text:style-name="T1"> </text:span></text:span><text:span text:style-name="apple-style-span"><text:span text:style-name="T2">अधश</text:span></text:span><text:span text:style-name="apple-style-span"><text:span text:style-name="T1"> </text:span></text:span><text:span text:style-name="apple-style-span"><text:span text:style-name="T2">चॊर्ध्वं</text:span></text:span><text:span text:style-name="apple-style-span"><text:span text:style-name="T1"> </text:span></text:span><text:span text:style-name="apple-style-span"><text:span text:style-name="T2">परसृतास</text:span></text:span><text:span text:style-name="apple-style-span"><text:span text:style-name="T1"> </text:span></text:span><text:span text:style-name="apple-style-span"><text:span text:style-name="T2">तस्य</text:span></text:span><text:span text:style-name="apple-style-span"><text:span text:style-name="T1"> </text:span></text:span><text:span text:style-name="apple-style-span"><text:span text:style-name="T2">शाखा</text:span></text:span><text:span text:style-name="apple-style-span"><text:span text:style-name="T1">; </text:span></text:span><text:span text:style-name="apple-style-span"><text:span text:style-name="T2">गुणप्रवृथ्धा</text:span></text:span><text:span text:style-name="apple-style-span"><text:span text:style-name="T1"> </text:span></text:span><text:span text:style-name="apple-style-span"><text:span text:style-name="T2">विषयप्रवाला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अध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ूलान्य</text:span></text:span><text:span text:style-name="apple-style-span"><text:span text:style-name="T1"> </text:span></text:span><text:span text:style-name="apple-style-span"><text:span text:style-name="T2">अनुसंततानि</text:span></text:span><text:span text:style-name="apple-style-span"><text:span text:style-name="T1">; </text:span></text:span><text:span text:style-name="apple-style-span"><text:span text:style-name="T2">कर्मानुबन्धीनि</text:span></text:span><text:span text:style-name="apple-style-span"><text:span text:style-name="T1"> </text:span></text:span><text:span text:style-name="apple-style-span"><text:span text:style-name="T2">मनुष्यलॊके</text:span></text:span><text:span text:style-name="T1"><text:line-break/></text:span><text:span text:style-name="apple-style-span"><text:span text:style-name="T1">  </text:span></text:span><text:span text:style-name="apple-style-span"><text:span text:style-name="T3">3</text:span></text:span><text:span text:style-name="apple-converted-space"><text:span text:style-name="T1"> 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रूपम</text:span></text:span><text:span text:style-name="apple-style-span"><text:span text:style-name="T1"> </text:span></text:span><text:span text:style-name="apple-style-span"><text:span text:style-name="T2">अस्येह</text:span></text:span><text:span text:style-name="apple-style-span"><text:span text:style-name="T1"> </text:span></text:span><text:span text:style-name="apple-style-span"><text:span text:style-name="T2">तदॊपलभ्यते</text:span></text:span><text:span text:style-name="apple-style-span"><text:span text:style-name="T1">; </text:span></text:span><text:span text:style-name="apple-style-span"><text:span text:style-name="T2">नान्तॊ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चाथिर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संप्रतिष्ठा</text:span></text:span><text:span text:style-name="T1"><text:line-break/></text:span><text:span text:style-name="apple-style-span"><text:span text:style-name="T1">      </text:span></text:span><text:span text:style-name="apple-style-span"><text:span text:style-name="T2">अश्वत्दम</text:span></text:span><text:span text:style-name="apple-style-span"><text:span text:style-name="T1"> </text:span></text:span><text:span text:style-name="apple-style-span"><text:span text:style-name="T2">एनं</text:span></text:span><text:span text:style-name="apple-style-span"><text:span text:style-name="T1"> </text:span></text:span><text:span text:style-name="apple-style-span"><text:span text:style-name="T2">सुविरूढमूलम</text:span></text:span><text:span text:style-name="apple-style-span"><text:span text:style-name="T1">; </text:span></text:span><text:span text:style-name="apple-style-span"><text:span text:style-name="T2">असङ्गशस्त्रेण</text:span></text:span><text:span text:style-name="apple-style-span"><text:span text:style-name="T1"> </text:span></text:span><text:span text:style-name="apple-style-span"><text:span text:style-name="T2">थृढेन</text:span></text:span><text:span text:style-name="apple-style-span"><text:span text:style-name="T1"> </text:span></text:span><text:span text:style-name="apple-style-span"><text:span text:style-name="T2">छित्त्वा</text:span></text:span><text:span text:style-name="T1"><text:line-break/></text:span><text:span text:style-name="apple-style-span"><text:span text:style-name="T1">  </text:span></text:span><text:span text:style-name="apple-style-span"><text:span text:style-name="T3">4</text:span></text:span><text:span text:style-name="apple-converted-space"><text:span text:style-name="T1"> </text:span></text:span><text:span text:style-name="apple-style-span"><text:span text:style-name="T2">ततः</text:span></text:span><text:span text:style-name="apple-style-span"><text:span text:style-name="T1"> </text:span></text:span><text:span text:style-name="apple-style-span"><text:span text:style-name="T2">पथं</text:span></text:span><text:span text:style-name="apple-style-span"><text:span text:style-name="T1"> </text:span></text:span><text:span text:style-name="apple-style-span"><text:span text:style-name="T2">तत्परिमार्गितव्यं</text:span></text:span><text:span text:style-name="apple-style-span"><text:span text:style-name="T1">; </text:span></text:span><text:span text:style-name="apple-style-span"><text:span text:style-name="T2">यस्मिन</text:span></text:span><text:span text:style-name="apple-style-span"><text:span text:style-name="T1"> </text:span></text:span><text:span text:style-name="apple-style-span"><text:span text:style-name="T2">गता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निवर्तन्ति</text:span></text:span><text:span text:style-name="apple-style-span"><text:span text:style-name="T1"> </text:span></text:span><text:span text:style-name="apple-style-span"><text:span text:style-name="T2">भूय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तम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चाथ्यं</text:span></text:span><text:span text:style-name="apple-style-span"><text:span text:style-name="T1"> </text:span></text:span><text:span text:style-name="apple-style-span"><text:span text:style-name="T2">पुरुषं</text:span></text:span><text:span text:style-name="apple-style-span"><text:span text:style-name="T1"> </text:span></text:span><text:span text:style-name="apple-style-span"><text:span text:style-name="T2">परपथ्ये</text:span></text:span><text:span text:style-name="apple-style-span"><text:span text:style-name="T1">; </text:span></text:span><text:span text:style-name="apple-style-span"><text:span text:style-name="T2">यतः</text:span></text:span><text:span text:style-name="apple-style-span"><text:span text:style-name="T1"> </text:span></text:span><text:span text:style-name="apple-style-span"><text:span text:style-name="T2">परवृत्तिः</text:span></text:span><text:span text:style-name="apple-style-span"><text:span text:style-name="T1"> </text:span></text:span><text:span text:style-name="apple-style-span"><text:span text:style-name="T2">परसृता</text:span></text:span><text:span text:style-name="apple-style-span"><text:span text:style-name="T1"> </text:span></text:span><text:span text:style-name="apple-style-span"><text:span text:style-name="T2">पुराणी</text:span></text:span><text:span text:style-name="T1"><text:line-break/></text:span><text:span text:style-name="apple-style-span"><text:span text:style-name="T1">  </text:span></text:span><text:span text:style-name="apple-style-span"><text:span text:style-name="T3">5</text:span></text:span><text:span text:style-name="apple-converted-space"><text:span text:style-name="T1"> </text:span></text:span><text:span text:style-name="apple-style-span"><text:span text:style-name="T2">निर्मानमॊहा</text:span></text:span><text:span text:style-name="apple-style-span"><text:span text:style-name="T1"> </text:span></text:span><text:span text:style-name="apple-style-span"><text:span text:style-name="T2">जितसङ्गथॊषा</text:span></text:span><text:span text:style-name="apple-style-span"><text:span text:style-name="T1">; </text:span></text:span><text:span text:style-name="apple-style-span"><text:span text:style-name="T2">अध्यात्मनित्या</text:span></text:span><text:span text:style-name="apple-style-span"><text:span text:style-name="T1"> </text:span></text:span><text:span text:style-name="apple-style-span"><text:span text:style-name="T2">विनिवृत्तकामा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थवन्थ्वैर</text:span></text:span><text:span text:style-name="apple-style-span"><text:span text:style-name="T1"> </text:span></text:span><text:span text:style-name="apple-style-span"><text:span text:style-name="T2">विमुक्ताः</text:span></text:span><text:span text:style-name="apple-style-span"><text:span text:style-name="T1"> </text:span></text:span><text:span text:style-name="apple-style-span"><text:span text:style-name="T2">सुखथुःखसंज्ञैर</text:span></text:span><text:span text:style-name="apple-style-span"><text:span text:style-name="T1">; </text:span></text:span><text:span text:style-name="apple-style-span"><text:span text:style-name="T2">गच्छन्त्य</text:span></text:span><text:span text:style-name="apple-style-span"><text:span text:style-name="T1"> </text:span></text:span><text:span text:style-name="apple-style-span"><text:span text:style-name="T2">अमूढाः</text:span></text:span><text:span text:style-name="apple-style-span"><text:span text:style-name="T1"> </text:span></text:span><text:span text:style-name="apple-style-span"><text:span text:style-name="T2">पथम</text:span></text:span><text:span text:style-name="apple-style-span"><text:span text:style-name="T1"> </text:span></text:span><text:span text:style-name="apple-style-span"><text:span text:style-name="T2">अव्ययं</text:span></text:span><text:span text:style-name="apple-style-span"><text:span text:style-name="T1"> </text:span></text:span><text:span text:style-name="apple-style-span"><text:span text:style-name="T2">तत</text:span></text:span><text:span text:style-name="T1"><text:line-break/></text:span><text:span text:style-name="apple-style-span"><text:span text:style-name="T1">  </text:span></text:span><text:span text:style-name="apple-style-span"><text:span text:style-name="T3">6</text:span></text:span><text:span text:style-name="apple-converted-space"><text:span text:style-name="T1"> 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भासयते</text:span></text:span><text:span text:style-name="apple-style-span"><text:span text:style-name="T1"> </text:span></text:span><text:span text:style-name="apple-style-span"><text:span text:style-name="T2">सूर्यॊ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शशाङ्कॊ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पावक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यथ</text:span></text:span><text:span text:style-name="apple-style-span"><text:span text:style-name="T1"> </text:span></text:span><text:span text:style-name="apple-style-span"><text:span text:style-name="T2">गत्वा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निवर्तन्ते</text:span></text:span><text:span text:style-name="apple-style-span"><text:span text:style-name="T1">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धाम</text:span></text:span><text:span text:style-name="apple-style-span"><text:span text:style-name="T1"> </text:span></text:span><text:span text:style-name="apple-style-span"><text:span text:style-name="T2">परमं</text:span></text:span><text:span text:style-name="apple-style-span"><text:span text:style-name="T1"> </text:span></text:span><text:span text:style-name="apple-style-span"><text:span text:style-name="T2">मम</text:span></text:span><text:span text:style-name="T1"><text:line-break/></text:span><text:span text:style-name="apple-style-span"><text:span text:style-name="T1">  </text:span></text:span><text:span text:style-name="apple-style-span"><text:span text:style-name="T3">7</text:span></text:span><text:span text:style-name="apple-converted-space"><text:span text:style-name="T1"> </text:span></text:span><text:span text:style-name="apple-style-span"><text:span text:style-name="T2">ममैवांशॊ</text:span></text:span><text:span text:style-name="apple-style-span"><text:span text:style-name="T1"> </text:span></text:span><text:span text:style-name="apple-style-span"><text:span text:style-name="T2">जीवलॊके</text:span></text:span><text:span text:style-name="apple-style-span"><text:span text:style-name="T1"> </text:span></text:span><text:span text:style-name="apple-style-span"><text:span text:style-name="T2">जीवभूतः</text:span></text:span><text:span text:style-name="apple-style-span"><text:span text:style-name="T1"> </text:span></text:span><text:span text:style-name="apple-style-span"><text:span text:style-name="T2">सनातन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मनःषष्ठानीन्थ्रियाणि</text:span></text:span><text:span text:style-name="apple-style-span"><text:span text:style-name="T1"> </text:span></text:span><text:span text:style-name="apple-style-span"><text:span text:style-name="T2">परकृतिस्दानि</text:span></text:span><text:span text:style-name="apple-style-span"><text:span text:style-name="T1"> </text:span></text:span><text:span text:style-name="apple-style-span"><text:span text:style-name="T2">कर्षति</text:span></text:span><text:span text:style-name="T1"><text:line-break/></text:span><text:span text:style-name="apple-style-span"><text:span text:style-name="T1">  </text:span></text:span><text:span text:style-name="apple-style-span"><text:span text:style-name="T3">8</text:span></text:span><text:span text:style-name="apple-converted-space"><text:span text:style-name="T1"> </text:span></text:span><text:span text:style-name="apple-style-span"><text:span text:style-name="T2">शरीरं</text:span></text:span><text:span text:style-name="apple-style-span"><text:span text:style-name="T1"> </text:span></text:span><text:span text:style-name="apple-style-span"><text:span text:style-name="T2">यथ</text:span></text:span><text:span text:style-name="apple-style-span"><text:span text:style-name="T1"> </text:span></text:span><text:span text:style-name="apple-style-span"><text:span text:style-name="T2">अवाप्नॊति</text:span></text:span><text:span text:style-name="apple-style-span"><text:span text:style-name="T1"> </text:span></text:span><text:span text:style-name="apple-style-span"><text:span text:style-name="T2">यच</text:span></text:span><text:span text:style-name="apple-style-span"><text:span text:style-name="T1"> </text:span></text:span><text:span text:style-name="apple-style-span"><text:span text:style-name="T2">चाप्य</text:span></text:span><text:span text:style-name="apple-style-span"><text:span text:style-name="T1"> </text:span></text:span><text:span text:style-name="apple-style-span"><text:span text:style-name="T2">उत्क्रामतीश्वर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गृहीत्वैतानि</text:span></text:span><text:span text:style-name="apple-style-span"><text:span text:style-name="T1"> </text:span></text:span><text:span text:style-name="apple-style-span"><text:span text:style-name="T2">संयाति</text:span></text:span><text:span text:style-name="apple-style-span"><text:span text:style-name="T1"> </text:span></text:span><text:span text:style-name="apple-style-span"><text:span text:style-name="T2">वायुर</text:span></text:span><text:span text:style-name="apple-style-span"><text:span text:style-name="T1"> </text:span></text:span><text:span text:style-name="apple-style-span"><text:span text:style-name="T2">गन्धान</text:span></text:span><text:span text:style-name="apple-style-span"><text:span text:style-name="T1"> </text:span></text:span><text:span text:style-name="apple-style-span"><text:span text:style-name="T2">इवाशयात</text:span></text:span><text:span text:style-name="T1"><text:line-break/></text:span><text:span text:style-name="apple-style-span"><text:span text:style-name="T1">  </text:span></text:span><text:span text:style-name="apple-style-span"><text:span text:style-name="T3">9</text:span></text:span><text:span text:style-name="apple-converted-space"><text:span text:style-name="T1"> </text:span></text:span><text:span text:style-name="apple-style-span"><text:span text:style-name="T2">शरॊत्रं</text:span></text:span><text:span text:style-name="apple-style-span"><text:span text:style-name="T1"> </text:span></text:span><text:span text:style-name="apple-style-span"><text:span text:style-name="T2">चक्षुः</text:span></text:span><text:span text:style-name="apple-style-span"><text:span text:style-name="T1"> </text:span></text:span><text:span text:style-name="apple-style-span"><text:span text:style-name="T2">सपर्शन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रसनं</text:span></text:span><text:span text:style-name="apple-style-span"><text:span text:style-name="T1"> </text:span></text:span><text:span text:style-name="apple-style-span"><text:span text:style-name="T2">घराणम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अधिष्ठाय</text:span></text:span><text:span text:style-name="apple-style-span"><text:span text:style-name="T1"> </text:span></text:span><text:span text:style-name="apple-style-span"><text:span text:style-name="T2">मनश</text:span></text:span><text:span text:style-name="apple-style-span"><text:span text:style-name="T1"> </text:span></text:span><text:span text:style-name="apple-style-span"><text:span text:style-name="T2">चायं</text:span></text:span><text:span text:style-name="apple-style-span"><text:span text:style-name="T1"> </text:span></text:span><text:span text:style-name="apple-style-span"><text:span text:style-name="T2">विषयान</text:span></text:span><text:span text:style-name="apple-style-span"><text:span text:style-name="T1"> </text:span></text:span><text:span text:style-name="apple-style-span"><text:span text:style-name="T2">उपसेवते</text:span></text:span><text:span text:style-name="T1"><text:line-break/></text:span><text:span text:style-name="apple-style-span"><text:span text:style-name="T1">  </text:span></text:span><text:span text:style-name="apple-style-span"><text:span text:style-name="T3">10</text:span></text:span><text:span text:style-name="apple-converted-space"><text:span text:style-name="T1"> </text:span></text:span><text:span text:style-name="apple-style-span"><text:span text:style-name="T2">उत्क्रामन्तं</text:span></text:span><text:span text:style-name="apple-style-span"><text:span text:style-name="T1"> </text:span></text:span><text:span text:style-name="apple-style-span"><text:span text:style-name="T2">सदितं</text:span></text:span><text:span text:style-name="apple-style-span"><text:span text:style-name="T1"> </text:span></text:span><text:span text:style-name="apple-style-span"><text:span text:style-name="T2">वापि</text:span></text:span><text:span text:style-name="apple-style-span"><text:span text:style-name="T1"> </text:span></text:span><text:span text:style-name="apple-style-span"><text:span text:style-name="T2">भुञ्जानं</text:span></text:span><text:span text:style-name="apple-style-span"><text:span text:style-name="T1"> </text:span></text:span><text:span text:style-name="apple-style-span"><text:span text:style-name="T2">वा</text:span></text:span><text:span text:style-name="apple-style-span"><text:span text:style-name="T1"> </text:span></text:span><text:span text:style-name="apple-style-span"><text:span text:style-name="T2">गुणान्वित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विमूढा</text:span></text:span><text:span text:style-name="apple-style-span"><text:span text:style-name="T1"> </text:span></text:span><text:span text:style-name="apple-style-span"><text:span text:style-name="T2">नानुपश्यन्ति</text:span></text:span><text:span text:style-name="apple-style-span"><text:span text:style-name="T1"> </text:span></text:span><text:span text:style-name="apple-style-span"><text:span text:style-name="T2">पश्यन्ति</text:span></text:span><text:span text:style-name="apple-style-span"><text:span text:style-name="T1"> </text:span></text:span><text:span text:style-name="apple-style-span"><text:span text:style-name="T2">जञानचक्षुषः</text:span></text:span><text:span text:style-name="T1"><text:line-break/></text:span><text:span text:style-name="apple-style-span"><text:span text:style-name="T1"> </text:span></text:span><text:span text:style-name="apple-style-span"><text:span text:style-name="T3">11</text:span></text:span><text:span text:style-name="apple-converted-space"><text:span text:style-name="T1"> </text:span></text:span><text:span text:style-name="apple-style-span"><text:span text:style-name="T2">यतन्तॊ</text:span></text:span><text:span text:style-name="apple-style-span"><text:span text:style-name="T1"> </text:span></text:span><text:span text:style-name="apple-style-span"><text:span text:style-name="T2">यॊगिनश</text:span></text:span><text:span text:style-name="apple-style-span"><text:span text:style-name="T1"> </text:span></text:span><text:span text:style-name="apple-style-span"><text:span text:style-name="T2">चैनं</text:span></text:span><text:span text:style-name="apple-style-span"><text:span text:style-name="T1"> </text:span></text:span><text:span text:style-name="apple-style-span"><text:span text:style-name="T2">पश्यन्त्य</text:span></text:span><text:span text:style-name="apple-style-span"><text:span text:style-name="T1"> </text:span></text:span><text:span text:style-name="apple-style-span"><text:span text:style-name="T2">आत्मन्य</text:span></text:span><text:span text:style-name="apple-style-span"><text:span text:style-name="T1"> </text:span></text:span><text:span text:style-name="apple-style-span"><text:span text:style-name="T2">अवस्दित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तन्तॊ</text:span></text:span><text:span text:style-name="apple-style-span"><text:span text:style-name="T1"> </text:span></text:span><text:span text:style-name="apple-style-span"><text:span text:style-name="T2">ऽपय</text:span></text:span><text:span text:style-name="apple-style-span"><text:span text:style-name="T1"> </text:span></text:span><text:span text:style-name="apple-style-span"><text:span text:style-name="T2">अकृतात्मानॊ</text:span></text:span><text:span text:style-name="apple-style-span"><text:span text:style-name="T1"> </text:span></text:span><text:span text:style-name="apple-style-span"><text:span text:style-name="T2">नैनं</text:span></text:span><text:span text:style-name="apple-style-span"><text:span text:style-name="T1"> </text:span></text:span><text:span text:style-name="apple-style-span"><text:span text:style-name="T2">पश्यन्त्य</text:span></text:span><text:span text:style-name="apple-style-span"><text:span text:style-name="T1"> </text:span></text:span><text:span text:style-name="apple-style-span"><text:span text:style-name="T2">अचेतसः</text:span></text:span><text:span text:style-name="T1"><text:line-break/></text:span><text:span text:style-name="apple-style-span"><text:span text:style-name="T1"> </text:span></text:span><text:span text:style-name="apple-style-span"><text:span text:style-name="T3">12</text:span></text:span><text:span text:style-name="apple-converted-space"><text:span text:style-name="T1"> </text:span></text:span><text:span text:style-name="apple-style-span"><text:span text:style-name="T2">यथ</text:span></text:span><text:span text:style-name="apple-style-span"><text:span text:style-name="T1"> </text:span></text:span><text:span text:style-name="apple-style-span"><text:span text:style-name="T2">आथित्यगतं</text:span></text:span><text:span text:style-name="apple-style-span"><text:span text:style-name="T1"> </text:span></text:span><text:span text:style-name="apple-style-span"><text:span text:style-name="T2">तेजॊ</text:span></text:span><text:span text:style-name="apple-style-span"><text:span text:style-name="T1"> </text:span></text:span><text:span text:style-name="apple-style-span"><text:span text:style-name="T2">जगथ</text:span></text:span><text:span text:style-name="apple-style-span"><text:span text:style-name="T1"> </text:span></text:span><text:span text:style-name="apple-style-span"><text:span text:style-name="T2">भासयते</text:span></text:span><text:span text:style-name="apple-style-span"><text:span text:style-name="T1"> </text:span></text:span><text:span text:style-name="apple-style-span"><text:span text:style-name="T2">ऽखिल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च</text:span></text:span><text:span text:style-name="apple-style-span"><text:span text:style-name="T1"> </text:span></text:span><text:span text:style-name="apple-style-span"><text:span text:style-name="T2">चन्थ्रमसि</text:span></text:span><text:span text:style-name="apple-style-span"><text:span text:style-name="T1"> </text:span></text:span><text:span text:style-name="apple-style-span"><text:span text:style-name="T2">यच</text:span></text:span><text:span text:style-name="apple-style-span"><text:span text:style-name="T1"> </text:span></text:span><text:span text:style-name="apple-style-span"><text:span text:style-name="T2">चाग्नौ</text:span></text:span><text:span text:style-name="apple-style-span"><text:span text:style-name="T1"> 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तेजॊ</text:span></text:span><text:span text:style-name="apple-style-span"><text:span text:style-name="T1"> </text:span></text:span><text:span text:style-name="apple-style-span"><text:span text:style-name="T2">विथ्धि</text:span></text:span><text:span text:style-name="apple-style-span"><text:span text:style-name="T1"> </text:span></text:span><text:span text:style-name="apple-style-span"><text:span text:style-name="T2">मामकम</text:span></text:span><text:span text:style-name="T1"><text:line-break/></text:span><text:span text:style-name="apple-style-span"><text:span text:style-name="T1"> </text:span></text:span><text:span text:style-name="apple-style-span"><text:span text:style-name="T3">13</text:span></text:span><text:span text:style-name="apple-converted-space"><text:span text:style-name="T1"> </text:span></text:span><text:span text:style-name="apple-style-span"><text:span text:style-name="T2">गाम</text:span></text:span><text:span text:style-name="apple-style-span"><text:span text:style-name="T1"> </text:span></text:span><text:span text:style-name="apple-style-span"><text:span text:style-name="T2">आविश्य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भूतानि</text:span></text:span><text:span text:style-name="apple-style-span"><text:span text:style-name="T1"> </text:span></text:span><text:span text:style-name="apple-style-span"><text:span text:style-name="T2">धारयाम्य</text:span></text:span><text:span text:style-name="apple-style-span"><text:span text:style-name="T1"> </text:span></text:span><text:span text:style-name="apple-style-span"><text:span text:style-name="T2">अहम</text:span></text:span><text:span text:style-name="apple-style-span"><text:span text:style-name="T1"> </text:span></text:span><text:span text:style-name="apple-style-span"><text:span text:style-name="T2">ओजस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पुष्णामि</text:span></text:span><text:span text:style-name="apple-style-span"><text:span text:style-name="T1"> </text:span></text:span><text:span text:style-name="apple-style-span"><text:span text:style-name="T2">चौषधीः</text:span></text:span><text:span text:style-name="apple-style-span"><text:span text:style-name="T1"> </text:span></text:span><text:span text:style-name="apple-style-span"><text:span text:style-name="T2">सर्वाः</text:span></text:span><text:span text:style-name="apple-style-span"><text:span text:style-name="T1"> </text:span></text:span><text:span text:style-name="apple-style-span"><text:span text:style-name="T2">सॊमॊ</text:span></text:span><text:span text:style-name="apple-style-span"><text:span text:style-name="T1"> </text:span></text:span><text:span text:style-name="apple-style-span"><text:span text:style-name="T2">भूत्वा</text:span></text:span><text:span text:style-name="apple-style-span"><text:span text:style-name="T1"> </text:span></text:span><text:span text:style-name="apple-style-span"><text:span text:style-name="T2">रसात्मकः</text:span></text:span><text:span text:style-name="T1"><text:line-break/></text:span><text:span text:style-name="apple-style-span"><text:span text:style-name="T1"> </text:span></text:span><text:span text:style-name="apple-style-span"><text:span text:style-name="T3">14</text:span></text:span><text:span text:style-name="apple-converted-space"><text:span text:style-name="T1"> 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वैश्वानरॊ</text:span></text:span><text:span text:style-name="apple-style-span"><text:span text:style-name="T1"> </text:span></text:span><text:span text:style-name="apple-style-span"><text:span text:style-name="T2">भूत्वा</text:span></text:span><text:span text:style-name="apple-style-span"><text:span text:style-name="T1"> </text:span></text:span><text:span text:style-name="apple-style-span"><text:span text:style-name="T2">पराणिनां</text:span></text:span><text:span text:style-name="apple-style-span"><text:span text:style-name="T1"> </text:span></text:span><text:span text:style-name="apple-style-span"><text:span text:style-name="T2">थेहम</text:span></text:span><text:span text:style-name="apple-style-span"><text:span text:style-name="T1"> </text:span></text:span><text:span text:style-name="apple-style-span"><text:span text:style-name="T2">आश्रित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राणापानसमायुक्तः</text:span></text:span><text:span text:style-name="apple-style-span"><text:span text:style-name="T1"> </text:span></text:span><text:span text:style-name="apple-style-span"><text:span text:style-name="T2">पचाम्य</text:span></text:span><text:span text:style-name="apple-style-span"><text:span text:style-name="T1"> </text:span></text:span><text:span text:style-name="apple-style-span"><text:span text:style-name="T2">अन्नं</text:span></text:span><text:span text:style-name="apple-style-span"><text:span text:style-name="T1"> </text:span></text:span><text:span text:style-name="apple-style-span"><text:span text:style-name="T2">चतुर्विधम</text:span></text:span><text:span text:style-name="T1"><text:line-break/></text:span><text:span text:style-name="apple-style-span"><text:span text:style-name="T1"> </text:span></text:span><text:span text:style-name="apple-style-span"><text:span text:style-name="T3">15</text:span></text:span><text:span text:style-name="apple-converted-space"><text:span text:style-name="T1"> </text:span></text:span><text:span text:style-name="apple-style-span"><text:span text:style-name="T2">सर्वस्य</text:span></text:span><text:span text:style-name="apple-style-span"><text:span text:style-name="T1"> </text:span></text:span><text:span text:style-name="apple-style-span"><text:span text:style-name="T2">चाहं</text:span></text:span><text:span text:style-name="apple-style-span"><text:span text:style-name="T1"> </text:span></text:span><text:span text:style-name="apple-style-span"><text:span text:style-name="T2">हृथि</text:span></text:span><text:span text:style-name="apple-style-span"><text:span text:style-name="T1"> </text:span></text:span><text:span text:style-name="apple-style-span"><text:span text:style-name="T2">संनिविष्टॊ</text:span></text:span><text:span text:style-name="apple-style-span"><text:span text:style-name="T1">; </text:span></text:span><text:span text:style-name="apple-style-span"><text:span text:style-name="T2">मत्तः</text:span></text:span><text:span text:style-name="apple-style-span"><text:span text:style-name="T1"> </text:span></text:span><text:span text:style-name="apple-style-span"><text:span text:style-name="T2">समृतिर</text:span></text:span><text:span text:style-name="apple-style-span"><text:span text:style-name="T1"> </text:span></text:span><text:span text:style-name="apple-style-span"><text:span text:style-name="T2">जञानम</text:span></text:span><text:span text:style-name="apple-style-span"><text:span text:style-name="T1"> </text:span></text:span><text:span text:style-name="apple-style-span"><text:span text:style-name="T2">अपॊहनं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वेथै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सर्वैर</text:span></text:span><text:span text:style-name="apple-style-span"><text:span text:style-name="T1"> </text:span></text:span><text:span text:style-name="apple-style-span"><text:span text:style-name="T2">अहम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वेथ्यॊ</text:span></text:span><text:span text:style-name="apple-style-span"><text:span text:style-name="T1">; </text:span></text:span><text:span text:style-name="apple-style-span"><text:span text:style-name="T2">वेथान्तकृथ</text:span></text:span><text:span text:style-name="apple-style-span"><text:span text:style-name="T1"> </text:span></text:span><text:span text:style-name="apple-style-span"><text:span text:style-name="T2">वेथविथ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चाहम</text:span></text:span><text:span text:style-name="T1"><text:line-break/></text:span><text:span text:style-name="apple-style-span"><text:span text:style-name="T1"> </text:span></text:span><text:span text:style-name="apple-style-span"><text:span text:style-name="T3">16</text:span></text:span><text:span text:style-name="apple-converted-space"><text:span text:style-name="T1"> </text:span></text:span><text:span text:style-name="apple-style-span"><text:span text:style-name="T2">थवाव</text:span></text:span><text:span text:style-name="apple-style-span"><text:span text:style-name="T1"> </text:span></text:span><text:span text:style-name="apple-style-span"><text:span text:style-name="T2">इमौ</text:span></text:span><text:span text:style-name="apple-style-span"><text:span text:style-name="T1"> </text:span></text:span><text:span text:style-name="apple-style-span"><text:span text:style-name="T2">पुरुषौ</text:span></text:span><text:span text:style-name="apple-style-span"><text:span text:style-name="T1"> </text:span></text:span><text:span text:style-name="apple-style-span"><text:span text:style-name="T2">लॊके</text:span></text:span><text:span text:style-name="apple-style-span"><text:span text:style-name="T1"> </text:span></text:span><text:span text:style-name="apple-style-span"><text:span text:style-name="T2">कषरश</text:span></text:span><text:span text:style-name="apple-style-span"><text:span text:style-name="T1"> </text:span></text:span><text:span text:style-name="apple-style-span"><text:span text:style-name="T2">चाक्षर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षरः</text:span></text:span><text:span text:style-name="apple-style-span"><text:span text:style-name="T1"> </text:span></text:span><text:span text:style-name="apple-style-span"><text:span text:style-name="T2">सर्वाणि</text:span></text:span><text:span text:style-name="apple-style-span"><text:span text:style-name="T1"> </text:span></text:span><text:span text:style-name="apple-style-span"><text:span text:style-name="T2">भूतानि</text:span></text:span><text:span text:style-name="apple-style-span"><text:span text:style-name="T1"> </text:span></text:span><text:span text:style-name="apple-style-span"><text:span text:style-name="T2">कूटस्दॊ</text:span></text:span><text:span text:style-name="apple-style-span"><text:span text:style-name="T1"> </text:span></text:span><text:span text:style-name="apple-style-span"><text:span text:style-name="T2">ऽकषर</text:span></text:span><text:span text:style-name="apple-style-span"><text:span text:style-name="T1"> </text:span></text:span><text:span text:style-name="apple-style-span"><text:span text:style-name="T2">उच्यते</text:span></text:span><text:span text:style-name="T1"><text:line-break/></text:span><text:soft-page-break/><text:span text:style-name="apple-style-span"><text:span text:style-name="T1"> </text:span></text:span><text:span text:style-name="apple-style-span"><text:span text:style-name="T3">17</text:span></text:span><text:span text:style-name="apple-converted-space"><text:span text:style-name="T1"> </text:span></text:span><text:span text:style-name="apple-style-span"><text:span text:style-name="T2">उत्तमः</text:span></text:span><text:span text:style-name="apple-style-span"><text:span text:style-name="T1"> </text:span></text:span><text:span text:style-name="apple-style-span"><text:span text:style-name="T2">पुरुषस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अन्यः</text:span></text:span><text:span text:style-name="apple-style-span"><text:span text:style-name="T1"> </text:span></text:span><text:span text:style-name="apple-style-span"><text:span text:style-name="T2">परमात्मेत्य</text:span></text:span><text:span text:style-name="apple-style-span"><text:span text:style-name="T1"> </text:span></text:span><text:span text:style-name="apple-style-span"><text:span text:style-name="T2">उथाहृत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लॊकत्रयम</text:span></text:span><text:span text:style-name="apple-style-span"><text:span text:style-name="T1"> </text:span></text:span><text:span text:style-name="apple-style-span"><text:span text:style-name="T2">आविश्य</text:span></text:span><text:span text:style-name="apple-style-span"><text:span text:style-name="T1"> </text:span></text:span><text:span text:style-name="apple-style-span"><text:span text:style-name="T2">बिभर्त्य</text:span></text:span><text:span text:style-name="apple-style-span"><text:span text:style-name="T1"> </text:span></text:span><text:span text:style-name="apple-style-span"><text:span text:style-name="T2">अव्यय</text:span></text:span><text:span text:style-name="apple-style-span"><text:span text:style-name="T1"> </text:span></text:span><text:span text:style-name="apple-style-span"><text:span text:style-name="T2">ईश्वरः</text:span></text:span><text:span text:style-name="T1"><text:line-break/></text:span><text:span text:style-name="apple-style-span"><text:span text:style-name="T1"> </text:span></text:span><text:span text:style-name="apple-style-span"><text:span text:style-name="T3">18</text:span></text:span><text:span text:style-name="apple-converted-space"><text:span text:style-name="T1"> </text:span></text:span><text:span text:style-name="apple-style-span"><text:span text:style-name="T2">यस्मात</text:span></text:span><text:span text:style-name="apple-style-span"><text:span text:style-name="T1"> </text:span></text:span><text:span text:style-name="apple-style-span"><text:span text:style-name="T2">कषरम</text:span></text:span><text:span text:style-name="apple-style-span"><text:span text:style-name="T1"> </text:span></text:span><text:span text:style-name="apple-style-span"><text:span text:style-name="T2">अतीतॊ</text:span></text:span><text:span text:style-name="apple-style-span"><text:span text:style-name="T1"> </text:span></text:span><text:span text:style-name="apple-style-span"><text:span text:style-name="T2">ऽहम</text:span></text:span><text:span text:style-name="apple-style-span"><text:span text:style-name="T1"> </text:span></text:span><text:span text:style-name="apple-style-span"><text:span text:style-name="T2">अक्षराथ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चॊत्तम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तॊ</text:span></text:span><text:span text:style-name="apple-style-span"><text:span text:style-name="T1"> </text:span></text:span><text:span text:style-name="apple-style-span"><text:span text:style-name="T2">ऽसमि</text:span></text:span><text:span text:style-name="apple-style-span"><text:span text:style-name="T1"> </text:span></text:span><text:span text:style-name="apple-style-span"><text:span text:style-name="T2">लॊके</text:span></text:span><text:span text:style-name="apple-style-span"><text:span text:style-name="T1"> </text:span></text:span><text:span text:style-name="apple-style-span"><text:span text:style-name="T2">वेथे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रदितः</text:span></text:span><text:span text:style-name="apple-style-span"><text:span text:style-name="T1"> </text:span></text:span><text:span text:style-name="apple-style-span"><text:span text:style-name="T2">पुरुषॊत्तमः</text:span></text:span><text:span text:style-name="T1"><text:line-break/></text:span><text:span text:style-name="apple-style-span"><text:span text:style-name="T1"> </text:span></text:span><text:span text:style-name="apple-style-span"><text:span text:style-name="T3">19</text:span></text:span><text:span text:style-name="apple-converted-space"><text:span text:style-name="T1"> 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एवम</text:span></text:span><text:span text:style-name="apple-style-span"><text:span text:style-name="T1"> </text:span></text:span><text:span text:style-name="apple-style-span"><text:span text:style-name="T2">असंमूढॊ</text:span></text:span><text:span text:style-name="apple-style-span"><text:span text:style-name="T1"> </text:span></text:span><text:span text:style-name="apple-style-span"><text:span text:style-name="T2">जानाति</text:span></text:span><text:span text:style-name="apple-style-span"><text:span text:style-name="T1"> </text:span></text:span><text:span text:style-name="apple-style-span"><text:span text:style-name="T2">पुरुषॊत्तम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सर्वविथ</text:span></text:span><text:span text:style-name="apple-style-span"><text:span text:style-name="T1"> </text:span></text:span><text:span text:style-name="apple-style-span"><text:span text:style-name="T2">भजति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सर्वभावेन</text:span></text:span><text:span text:style-name="apple-style-span"><text:span text:style-name="T1"> </text:span></text:span><text:span text:style-name="apple-style-span"><text:span text:style-name="T2">भारत</text:span></text:span><text:span text:style-name="T1"><text:line-break/></text:span><text:span text:style-name="apple-style-span"><text:span text:style-name="T1"> </text:span></text:span><text:span text:style-name="apple-style-span"><text:span text:style-name="T3">20</text:span></text:span><text:span text:style-name="apple-converted-space"><text:span text:style-name="T1"> 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गुह्यतमं</text:span></text:span><text:span text:style-name="apple-style-span"><text:span text:style-name="T1"> </text:span></text:span><text:span text:style-name="apple-style-span"><text:span text:style-name="T2">शास्त्रम</text:span></text:span><text:span text:style-name="apple-style-span"><text:span text:style-name="T1"> </text:span></text:span><text:span text:style-name="apple-style-span"><text:span text:style-name="T2">इथम</text:span></text:span><text:span text:style-name="apple-style-span"><text:span text:style-name="T1"> </text:span></text:span><text:span text:style-name="apple-style-span"><text:span text:style-name="T2">उक्तं</text:span></text:span><text:span text:style-name="apple-style-span"><text:span text:style-name="T1"> </text:span></text:span><text:span text:style-name="apple-style-span"><text:span text:style-name="T2">मयानघ</text:span></text:span><text:span text:style-name="T1"><text:line-break/></text:span><text:span text:style-name="apple-style-span"><text:span text:style-name="T1">     </text:span></text:span><text:span text:style-name="apple-style-span"><text:span text:style-name="T2">एतथ</text:span></text:span><text:span text:style-name="apple-style-span"><text:span text:style-name="T1"> </text:span></text:span><text:span text:style-name="apple-style-span"><text:span text:style-name="T2">बुथ्ध्वा</text:span></text:span><text:span text:style-name="apple-style-span"><text:span text:style-name="T1"> </text:span></text:span><text:span text:style-name="apple-style-span"><text:span text:style-name="T2">बुथ्धिमान</text:span></text:span><text:span text:style-name="apple-style-span"><text:span text:style-name="T1"> </text:span></text:span><text:span text:style-name="apple-style-span"><text:span text:style-name="T2">सयात</text:span></text:span><text:span text:style-name="apple-style-span"><text:span text:style-name="T1"> </text:span></text:span><text:span text:style-name="apple-style-span"><text:span text:style-name="T2">कृतकृत्य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भारत</text:span></text:span></text:p>
      <text:p text:style-name="Standard"><text:span text:style-name="apple-style-span"><text:span text:style-name="T2"/></text:span></text:p>
      <text:p text:style-name="Standard"><text:span text:style-name="apple-style-span"><text:span text:style-name="T2">शरीभगवा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अभयं</text:span></text:span><text:span text:style-name="apple-style-span"><text:span text:style-name="T1"> </text:span></text:span><text:span text:style-name="apple-style-span"><text:span text:style-name="T2">सत्त्वसंशुथ्धिर</text:span></text:span><text:span text:style-name="apple-style-span"><text:span text:style-name="T1"> </text:span></text:span><text:span text:style-name="apple-style-span"><text:span text:style-name="T2">जञानयॊगव्यवस्दिति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थानं</text:span></text:span><text:span text:style-name="apple-style-span"><text:span text:style-name="T1"> </text:span></text:span><text:span text:style-name="apple-style-span"><text:span text:style-name="T2">थम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यज्ञ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सवाध्यायस</text:span></text:span><text:span text:style-name="apple-style-span"><text:span text:style-name="T1"> </text:span></text:span><text:span text:style-name="apple-style-span"><text:span text:style-name="T2">तप</text:span></text:span><text:span text:style-name="apple-style-span"><text:span text:style-name="T1"> </text:span></text:span><text:span text:style-name="apple-style-span"><text:span text:style-name="T2">आर्जवम</text:span></text:span><text:span text:style-name="T1"><text:line-break/></text:span><text:span text:style-name="apple-style-span"><text:span text:style-name="T1">  </text:span></text:span><text:span text:style-name="apple-style-span"><text:span text:style-name="T3">2</text:span></text:span><text:span text:style-name="apple-converted-space"><text:span text:style-name="T1"> </text:span></text:span><text:span text:style-name="apple-style-span"><text:span text:style-name="T2">अहिंसा</text:span></text:span><text:span text:style-name="apple-style-span"><text:span text:style-name="T1"> </text:span></text:span><text:span text:style-name="apple-style-span"><text:span text:style-name="T2">सत्यम</text:span></text:span><text:span text:style-name="apple-style-span"><text:span text:style-name="T1"> </text:span></text:span><text:span text:style-name="apple-style-span"><text:span text:style-name="T2">अक्रॊधस</text:span></text:span><text:span text:style-name="apple-style-span"><text:span text:style-name="T1"> </text:span></text:span><text:span text:style-name="apple-style-span"><text:span text:style-name="T2">तयागः</text:span></text:span><text:span text:style-name="apple-style-span"><text:span text:style-name="T1"> </text:span></text:span><text:span text:style-name="apple-style-span"><text:span text:style-name="T2">शान्तिर</text:span></text:span><text:span text:style-name="apple-style-span"><text:span text:style-name="T1"> </text:span></text:span><text:span text:style-name="apple-style-span"><text:span text:style-name="T2">अपैशुन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थया</text:span></text:span><text:span text:style-name="apple-style-span"><text:span text:style-name="T1"> </text:span></text:span><text:span text:style-name="apple-style-span"><text:span text:style-name="T2">भूतेष्व</text:span></text:span><text:span text:style-name="apple-style-span"><text:span text:style-name="T1"> </text:span></text:span><text:span text:style-name="apple-style-span"><text:span text:style-name="T2">अलॊलुप्त्वं</text:span></text:span><text:span text:style-name="apple-style-span"><text:span text:style-name="T1"> </text:span></text:span><text:span text:style-name="apple-style-span"><text:span text:style-name="T2">मार्थवं</text:span></text:span><text:span text:style-name="apple-style-span"><text:span text:style-name="T1"> </text:span></text:span><text:span text:style-name="apple-style-span"><text:span text:style-name="T2">हरीर</text:span></text:span><text:span text:style-name="apple-style-span"><text:span text:style-name="T1"> </text:span></text:span><text:span text:style-name="apple-style-span"><text:span text:style-name="T2">अचापलम</text:span></text:span><text:span text:style-name="T1"><text:line-break/></text:span><text:span text:style-name="apple-style-span"><text:span text:style-name="T1">  </text:span></text:span><text:span text:style-name="apple-style-span"><text:span text:style-name="T3">3</text:span></text:span><text:span text:style-name="apple-converted-space"><text:span text:style-name="T1"> </text:span></text:span><text:span text:style-name="apple-style-span"><text:span text:style-name="T2">तेजः</text:span></text:span><text:span text:style-name="apple-style-span"><text:span text:style-name="T1"> </text:span></text:span><text:span text:style-name="apple-style-span"><text:span text:style-name="T2">कषमा</text:span></text:span><text:span text:style-name="apple-style-span"><text:span text:style-name="T1"> </text:span></text:span><text:span text:style-name="apple-style-span"><text:span text:style-name="T2">धृतिः</text:span></text:span><text:span text:style-name="apple-style-span"><text:span text:style-name="T1"> </text:span></text:span><text:span text:style-name="apple-style-span"><text:span text:style-name="T2">शौचम</text:span></text:span><text:span text:style-name="apple-style-span"><text:span text:style-name="T1"> </text:span></text:span><text:span text:style-name="apple-style-span"><text:span text:style-name="T2">अथ्रॊहॊ</text:span></text:span><text:span text:style-name="apple-style-span"><text:span text:style-name="T1"> </text:span></text:span><text:span text:style-name="apple-style-span"><text:span text:style-name="T2">नातिमानिता</text:span></text:span><text:span text:style-name="T1"><text:line-break/></text:span><text:span text:style-name="apple-style-span"><text:span text:style-name="T1">      </text:span></text:span><text:span text:style-name="apple-style-span"><text:span text:style-name="T2">भवन्ति</text:span></text:span><text:span text:style-name="apple-style-span"><text:span text:style-name="T1"> </text:span></text:span><text:span text:style-name="apple-style-span"><text:span text:style-name="T2">संपथं</text:span></text:span><text:span text:style-name="apple-style-span"><text:span text:style-name="T1"> </text:span></text:span><text:span text:style-name="apple-style-span"><text:span text:style-name="T2">थैवीम</text:span></text:span><text:span text:style-name="apple-style-span"><text:span text:style-name="T1"> </text:span></text:span><text:span text:style-name="apple-style-span"><text:span text:style-name="T2">अभिजातस्य</text:span></text:span><text:span text:style-name="apple-style-span"><text:span text:style-name="T1"> </text:span></text:span><text:span text:style-name="apple-style-span"><text:span text:style-name="T2">भारत</text:span></text:span><text:span text:style-name="T1"><text:line-break/></text:span><text:span text:style-name="apple-style-span"><text:span text:style-name="T1">  </text:span></text:span><text:span text:style-name="apple-style-span"><text:span text:style-name="T3">4</text:span></text:span><text:span text:style-name="apple-converted-space"><text:span text:style-name="T1"> </text:span></text:span><text:span text:style-name="apple-style-span"><text:span text:style-name="T2">थम्भॊ</text:span></text:span><text:span text:style-name="apple-style-span"><text:span text:style-name="T1"> </text:span></text:span><text:span text:style-name="apple-style-span"><text:span text:style-name="T2">थर्पॊ</text:span></text:span><text:span text:style-name="apple-style-span"><text:span text:style-name="T1"> </text:span></text:span><text:span text:style-name="apple-style-span"><text:span text:style-name="T2">ऽतिमान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करॊधः</text:span></text:span><text:span text:style-name="apple-style-span"><text:span text:style-name="T1"> </text:span></text:span><text:span text:style-name="apple-style-span"><text:span text:style-name="T2">पारुष्यम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अज्ञानं</text:span></text:span><text:span text:style-name="apple-style-span"><text:span text:style-name="T1"> </text:span></text:span><text:span text:style-name="apple-style-span"><text:span text:style-name="T2">चाभिजातस्य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संपथम</text:span></text:span><text:span text:style-name="apple-style-span"><text:span text:style-name="T1"> </text:span></text:span><text:span text:style-name="apple-style-span"><text:span text:style-name="T2">आसुरीम</text:span></text:span><text:span text:style-name="T1"><text:line-break/></text:span><text:span text:style-name="apple-style-span"><text:span text:style-name="T1">  </text:span></text:span><text:span text:style-name="apple-style-span"><text:span text:style-name="T3">5</text:span></text:span><text:span text:style-name="apple-converted-space"><text:span text:style-name="T1"> </text:span></text:span><text:span text:style-name="apple-style-span"><text:span text:style-name="T2">थैवी</text:span></text:span><text:span text:style-name="apple-style-span"><text:span text:style-name="T1"> </text:span></text:span><text:span text:style-name="apple-style-span"><text:span text:style-name="T2">संपथ</text:span></text:span><text:span text:style-name="apple-style-span"><text:span text:style-name="T1"> </text:span></text:span><text:span text:style-name="apple-style-span"><text:span text:style-name="T2">विमॊक्षाय</text:span></text:span><text:span text:style-name="apple-style-span"><text:span text:style-name="T1"> </text:span></text:span><text:span text:style-name="apple-style-span"><text:span text:style-name="T2">निबन्धायासुरी</text:span></text:span><text:span text:style-name="apple-style-span"><text:span text:style-name="T1"> </text:span></text:span><text:span text:style-name="apple-style-span"><text:span text:style-name="T2">मता</text:span></text:span><text:span text:style-name="T1"><text:line-break/></text:span><text:span text:style-name="apple-style-span"><text:span text:style-name="T1">      </text:span></text:span><text:span text:style-name="apple-style-span"><text:span text:style-name="T2">मा</text:span></text:span><text:span text:style-name="apple-style-span"><text:span text:style-name="T1"> </text:span></text:span><text:span text:style-name="apple-style-span"><text:span text:style-name="T2">शुचः</text:span></text:span><text:span text:style-name="apple-style-span"><text:span text:style-name="T1"> </text:span></text:span><text:span text:style-name="apple-style-span"><text:span text:style-name="T2">संपथं</text:span></text:span><text:span text:style-name="apple-style-span"><text:span text:style-name="T1"> </text:span></text:span><text:span text:style-name="apple-style-span"><text:span text:style-name="T2">थैवीम</text:span></text:span><text:span text:style-name="apple-style-span"><text:span text:style-name="T1"> </text:span></text:span><text:span text:style-name="apple-style-span"><text:span text:style-name="T2">अभिजातॊ</text:span></text:span><text:span text:style-name="apple-style-span"><text:span text:style-name="T1"> </text:span></text:span><text:span text:style-name="apple-style-span"><text:span text:style-name="T2">ऽसि</text:span></text:span><text:span text:style-name="apple-style-span"><text:span text:style-name="T1"> </text:span></text:span><text:span text:style-name="apple-style-span"><text:span text:style-name="T2">पाण्डव</text:span></text:span><text:span text:style-name="T1"><text:line-break/></text:span><text:span text:style-name="apple-style-span"><text:span text:style-name="T1">  </text:span></text:span><text:span text:style-name="apple-style-span"><text:span text:style-name="T3">6</text:span></text:span><text:span text:style-name="apple-converted-space"><text:span text:style-name="T1"> </text:span></text:span><text:span text:style-name="apple-style-span"><text:span text:style-name="T2">थवौ</text:span></text:span><text:span text:style-name="apple-style-span"><text:span text:style-name="T1"> </text:span></text:span><text:span text:style-name="apple-style-span"><text:span text:style-name="T2">भूतसर्गौ</text:span></text:span><text:span text:style-name="apple-style-span"><text:span text:style-name="T1"> </text:span></text:span><text:span text:style-name="apple-style-span"><text:span text:style-name="T2">लॊके</text:span></text:span><text:span text:style-name="apple-style-span"><text:span text:style-name="T1"> </text:span></text:span><text:span text:style-name="apple-style-span"><text:span text:style-name="T2">ऽसमिन</text:span></text:span><text:span text:style-name="apple-style-span"><text:span text:style-name="T1"> </text:span></text:span><text:span text:style-name="apple-style-span"><text:span text:style-name="T2">थैव</text:span></text:span><text:span text:style-name="apple-style-span"><text:span text:style-name="T1"> </text:span></text:span><text:span text:style-name="apple-style-span"><text:span text:style-name="T2">आसुर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थैवॊ</text:span></text:span><text:span text:style-name="apple-style-span"><text:span text:style-name="T1"> </text:span></text:span><text:span text:style-name="apple-style-span"><text:span text:style-name="T2">विस्तरशः</text:span></text:span><text:span text:style-name="apple-style-span"><text:span text:style-name="T1"> </text:span></text:span><text:span text:style-name="apple-style-span"><text:span text:style-name="T2">परॊक्त</text:span></text:span><text:span text:style-name="apple-style-span"><text:span text:style-name="T1"> </text:span></text:span><text:span text:style-name="apple-style-span"><text:span text:style-name="T2">आसुरं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शृणु</text:span></text:span><text:span text:style-name="T1"><text:line-break/></text:span><text:span text:style-name="apple-style-span"><text:span text:style-name="T1">  </text:span></text:span><text:span text:style-name="apple-style-span"><text:span text:style-name="T3">7</text:span></text:span><text:span text:style-name="apple-converted-space"><text:span text:style-name="T1"> </text:span></text:span><text:span text:style-name="apple-style-span"><text:span text:style-name="T2">परवृत्ति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निवृत्ति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जना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विथुर</text:span></text:span><text:span text:style-name="apple-style-span"><text:span text:style-name="T1"> </text:span></text:span><text:span text:style-name="apple-style-span"><text:span text:style-name="T2">आसुरा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शौचं</text:span></text:span><text:span text:style-name="apple-style-span"><text:span text:style-name="T1"> </text:span></text:span><text:span text:style-name="apple-style-span"><text:span text:style-name="T2">नापि</text:span></text:span><text:span text:style-name="apple-style-span"><text:span text:style-name="T1"> </text:span></text:span><text:span text:style-name="apple-style-span"><text:span text:style-name="T2">चाचारॊ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सत्यं</text:span></text:span><text:span text:style-name="apple-style-span"><text:span text:style-name="T1"> </text:span></text:span><text:span text:style-name="apple-style-span"><text:span text:style-name="T2">तेषु</text:span></text:span><text:span text:style-name="apple-style-span"><text:span text:style-name="T1"> </text:span></text:span><text:span text:style-name="apple-style-span"><text:span text:style-name="T2">विथ्यते</text:span></text:span><text:span text:style-name="T1"><text:line-break/></text:span><text:span text:style-name="apple-style-span"><text:span text:style-name="T1">  </text:span></text:span><text:span text:style-name="apple-style-span"><text:span text:style-name="T3">8</text:span></text:span><text:span text:style-name="apple-converted-space"><text:span text:style-name="T1"> </text:span></text:span><text:span text:style-name="apple-style-span"><text:span text:style-name="T2">असत्यम</text:span></text:span><text:span text:style-name="apple-style-span"><text:span text:style-name="T1"> </text:span></text:span><text:span text:style-name="apple-style-span"><text:span text:style-name="T2">अप्रतिष्ठं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जगथ</text:span></text:span><text:span text:style-name="apple-style-span"><text:span text:style-name="T1"> </text:span></text:span><text:span text:style-name="apple-style-span"><text:span text:style-name="T2">आहुर</text:span></text:span><text:span text:style-name="apple-style-span"><text:span text:style-name="T1"> </text:span></text:span><text:span text:style-name="apple-style-span"><text:span text:style-name="T2">अनीश्वर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अपरस्परसंभूतं</text:span></text:span><text:span text:style-name="apple-style-span"><text:span text:style-name="T1"> </text:span></text:span><text:span text:style-name="apple-style-span"><text:span text:style-name="T2">किम</text:span></text:span><text:span text:style-name="apple-style-span"><text:span text:style-name="T1"> </text:span></text:span><text:span text:style-name="apple-style-span"><text:span text:style-name="T2">अन्यत</text:span></text:span><text:span text:style-name="apple-style-span"><text:span text:style-name="T1"> </text:span></text:span><text:span text:style-name="apple-style-span"><text:span text:style-name="T2">कामहैतुकम</text:span></text:span><text:span text:style-name="T1"><text:line-break/></text:span><text:span text:style-name="apple-style-span"><text:span text:style-name="T1">  </text:span></text:span><text:span text:style-name="apple-style-span"><text:span text:style-name="T3">9</text:span></text:span><text:span text:style-name="apple-converted-space"><text:span text:style-name="T1"> </text:span></text:span><text:span text:style-name="apple-style-span"><text:span text:style-name="T2">एतां</text:span></text:span><text:span text:style-name="apple-style-span"><text:span text:style-name="T1"> </text:span></text:span><text:span text:style-name="apple-style-span"><text:span text:style-name="T2">थृष्टिम</text:span></text:span><text:span text:style-name="apple-style-span"><text:span text:style-name="T1"> </text:span></text:span><text:span text:style-name="apple-style-span"><text:span text:style-name="T2">अवष्टभ्य</text:span></text:span><text:span text:style-name="apple-style-span"><text:span text:style-name="T1"> </text:span></text:span><text:span text:style-name="apple-style-span"><text:span text:style-name="T2">नष्टात्मानॊ</text:span></text:span><text:span text:style-name="apple-style-span"><text:span text:style-name="T1"> </text:span></text:span><text:span text:style-name="apple-style-span"><text:span text:style-name="T2">ऽलपबुथ्धय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परभवन्त्य</text:span></text:span><text:span text:style-name="apple-style-span"><text:span text:style-name="T1"> </text:span></text:span><text:span text:style-name="apple-style-span"><text:span text:style-name="T2">उग्रकर्माणः</text:span></text:span><text:span text:style-name="apple-style-span"><text:span text:style-name="T1"> </text:span></text:span><text:span text:style-name="apple-style-span"><text:span text:style-name="T2">कषयाय</text:span></text:span><text:span text:style-name="apple-style-span"><text:span text:style-name="T1"> </text:span></text:span><text:span text:style-name="apple-style-span"><text:span text:style-name="T2">जगतॊ</text:span></text:span><text:span text:style-name="apple-style-span"><text:span text:style-name="T1"> </text:span></text:span><text:span text:style-name="apple-style-span"><text:span text:style-name="T2">ऽहिताः</text:span></text:span><text:span text:style-name="T1"><text:line-break/></text:span><text:span text:style-name="apple-style-span"><text:span text:style-name="T1">  </text:span></text:span><text:span text:style-name="apple-style-span"><text:span text:style-name="T3">10</text:span></text:span><text:span text:style-name="apple-converted-space"><text:span text:style-name="T1"> </text:span></text:span><text:span text:style-name="apple-style-span"><text:span text:style-name="T2">कामम</text:span></text:span><text:span text:style-name="apple-style-span"><text:span text:style-name="T1"> </text:span></text:span><text:span text:style-name="apple-style-span"><text:span text:style-name="T2">आश्रित्य</text:span></text:span><text:span text:style-name="apple-style-span"><text:span text:style-name="T1"> </text:span></text:span><text:span text:style-name="apple-style-span"><text:span text:style-name="T2">थुष्पूरं</text:span></text:span><text:span text:style-name="apple-style-span"><text:span text:style-name="T1"> </text:span></text:span><text:span text:style-name="apple-style-span"><text:span text:style-name="T2">थम्भमानमथान्वित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मॊहाथ</text:span></text:span><text:span text:style-name="apple-style-span"><text:span text:style-name="T1"> </text:span></text:span><text:span text:style-name="apple-style-span"><text:span text:style-name="T2">गृहीत्वासथ्ग्राहान</text:span></text:span><text:span text:style-name="apple-style-span"><text:span text:style-name="T1"> </text:span></text:span><text:span text:style-name="apple-style-span"><text:span text:style-name="T2">परवर्तन्ते</text:span></text:span><text:span text:style-name="apple-style-span"><text:span text:style-name="T1"> </text:span></text:span><text:span text:style-name="apple-style-span"><text:span text:style-name="T2">ऽशुचिव्रताः</text:span></text:span><text:span text:style-name="T1"><text:line-break/></text:span><text:span text:style-name="apple-style-span"><text:span text:style-name="T1"> </text:span></text:span><text:span text:style-name="apple-style-span"><text:span text:style-name="T3">11</text:span></text:span><text:span text:style-name="apple-converted-space"><text:span text:style-name="T1"> </text:span></text:span><text:span text:style-name="apple-style-span"><text:span text:style-name="T2">चिन्ताम</text:span></text:span><text:span text:style-name="apple-style-span"><text:span text:style-name="T1"> </text:span></text:span><text:span text:style-name="apple-style-span"><text:span text:style-name="T2">अपरिमेया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रलयान्ताम</text:span></text:span><text:span text:style-name="apple-style-span"><text:span text:style-name="T1"> </text:span></text:span><text:span text:style-name="apple-style-span"><text:span text:style-name="T2">उपाश्रित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ामॊपभॊगपरमा</text:span></text:span><text:span text:style-name="apple-style-span"><text:span text:style-name="T1"> </text:span></text:span><text:span text:style-name="apple-style-span"><text:span text:style-name="T2">एतावथ</text:span></text:span><text:span text:style-name="apple-style-span"><text:span text:style-name="T1"> 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निश्चिताः</text:span></text:span><text:span text:style-name="T1"><text:line-break/></text:span><text:span text:style-name="apple-style-span"><text:span text:style-name="T1"> </text:span></text:span><text:span text:style-name="apple-style-span"><text:span text:style-name="T3">12</text:span></text:span><text:span text:style-name="apple-converted-space"><text:span text:style-name="T1"> </text:span></text:span><text:span text:style-name="apple-style-span"><text:span text:style-name="T2">आशापाशशतैर</text:span></text:span><text:span text:style-name="apple-style-span"><text:span text:style-name="T1"> </text:span></text:span><text:span text:style-name="apple-style-span"><text:span text:style-name="T2">बथ्धाः</text:span></text:span><text:span text:style-name="apple-style-span"><text:span text:style-name="T1"> </text:span></text:span><text:span text:style-name="apple-style-span"><text:span text:style-name="T2">कामक्रॊधपरायण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ईहन्ते</text:span></text:span><text:span text:style-name="apple-style-span"><text:span text:style-name="T1"> </text:span></text:span><text:span text:style-name="apple-style-span"><text:span text:style-name="T2">कामभॊगार्दम</text:span></text:span><text:span text:style-name="apple-style-span"><text:span text:style-name="T1"> </text:span></text:span><text:span text:style-name="apple-style-span"><text:span text:style-name="T2">अन्यायेनार्दसंचयान</text:span></text:span><text:span text:style-name="T1"><text:line-break/></text:span><text:span text:style-name="apple-style-span"><text:span text:style-name="T1"> </text:span></text:span><text:span text:style-name="apple-style-span"><text:span text:style-name="T3">13</text:span></text:span><text:span text:style-name="apple-converted-space"><text:span text:style-name="T1"> </text:span></text:span><text:span text:style-name="apple-style-span"><text:span text:style-name="T2">इथम</text:span></text:span><text:span text:style-name="apple-style-span"><text:span text:style-name="T1"> </text:span></text:span><text:span text:style-name="apple-style-span"><text:span text:style-name="T2">अथ्य</text:span></text:span><text:span text:style-name="apple-style-span"><text:span text:style-name="T1"> </text:span></text:span><text:span text:style-name="apple-style-span"><text:span text:style-name="T2">मया</text:span></text:span><text:span text:style-name="apple-style-span"><text:span text:style-name="T1"> </text:span></text:span><text:span text:style-name="apple-style-span"><text:span text:style-name="T2">लब्धम</text:span></text:span><text:span text:style-name="apple-style-span"><text:span text:style-name="T1"> </text:span></text:span><text:span text:style-name="apple-style-span"><text:span text:style-name="T2">इथं</text:span></text:span><text:span text:style-name="apple-style-span"><text:span text:style-name="T1"> </text:span></text:span><text:span text:style-name="apple-style-span"><text:span text:style-name="T2">पराप्स्ये</text:span></text:span><text:span text:style-name="apple-style-span"><text:span text:style-name="T1"> </text:span></text:span><text:span text:style-name="apple-style-span"><text:span text:style-name="T2">मनॊरद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इथम</text:span></text:span><text:span text:style-name="apple-style-span"><text:span text:style-name="T1"> </text:span></text:span><text:span text:style-name="apple-style-span"><text:span text:style-name="T2">अस्तीथम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भविष्यति</text:span></text:span><text:span text:style-name="apple-style-span"><text:span text:style-name="T1"> </text:span></text:span><text:span text:style-name="apple-style-span"><text:span text:style-name="T2">पुनर</text:span></text:span><text:span text:style-name="apple-style-span"><text:span text:style-name="T1"> </text:span></text:span><text:span text:style-name="apple-style-span"><text:span text:style-name="T2">धनम</text:span></text:span><text:span text:style-name="T1"><text:line-break/></text:span><text:soft-page-break/><text:span text:style-name="apple-style-span"><text:span text:style-name="T1"> </text:span></text:span><text:span text:style-name="apple-style-span"><text:span text:style-name="T3">14</text:span></text:span><text:span text:style-name="apple-converted-space"><text:span text:style-name="T1"> </text:span></text:span><text:span text:style-name="apple-style-span"><text:span text:style-name="T2">असौ</text:span></text:span><text:span text:style-name="apple-style-span"><text:span text:style-name="T1"> </text:span></text:span><text:span text:style-name="apple-style-span"><text:span text:style-name="T2">मया</text:span></text:span><text:span text:style-name="apple-style-span"><text:span text:style-name="T1"> </text:span></text:span><text:span text:style-name="apple-style-span"><text:span text:style-name="T2">हतः</text:span></text:span><text:span text:style-name="apple-style-span"><text:span text:style-name="T1"> </text:span></text:span><text:span text:style-name="apple-style-span"><text:span text:style-name="T2">शत्रुर</text:span></text:span><text:span text:style-name="apple-style-span"><text:span text:style-name="T1"> </text:span></text:span><text:span text:style-name="apple-style-span"><text:span text:style-name="T2">हनिष्ये</text:span></text:span><text:span text:style-name="apple-style-span"><text:span text:style-name="T1"> </text:span></text:span><text:span text:style-name="apple-style-span"><text:span text:style-name="T2">चापरान</text:span></text:span><text:span text:style-name="apple-style-span"><text:span text:style-name="T1"> </text:span></text:span><text:span text:style-name="apple-style-span"><text:span text:style-name="T2">अप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ईश्वरॊ</text:span></text:span><text:span text:style-name="apple-style-span"><text:span text:style-name="T1"> </text:span></text:span><text:span text:style-name="apple-style-span"><text:span text:style-name="T2">ऽहम</text:span></text:span><text:span text:style-name="apple-style-span"><text:span text:style-name="T1"> 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भॊगी</text:span></text:span><text:span text:style-name="apple-style-span"><text:span text:style-name="T1"> </text:span></text:span><text:span text:style-name="apple-style-span"><text:span text:style-name="T2">सिथ्धॊ</text:span></text:span><text:span text:style-name="apple-style-span"><text:span text:style-name="T1"> </text:span></text:span><text:span text:style-name="apple-style-span"><text:span text:style-name="T2">ऽहं</text:span></text:span><text:span text:style-name="apple-style-span"><text:span text:style-name="T1"> </text:span></text:span><text:span text:style-name="apple-style-span"><text:span text:style-name="T2">बलवान</text:span></text:span><text:span text:style-name="apple-style-span"><text:span text:style-name="T1"> </text:span></text:span><text:span text:style-name="apple-style-span"><text:span text:style-name="T2">सुखी</text:span></text:span><text:span text:style-name="T1"><text:line-break/></text:span><text:span text:style-name="apple-style-span"><text:span text:style-name="T1"> </text:span></text:span><text:span text:style-name="apple-style-span"><text:span text:style-name="T3">15</text:span></text:span><text:span text:style-name="apple-converted-space"><text:span text:style-name="T1"> </text:span></text:span><text:span text:style-name="apple-style-span"><text:span text:style-name="T2">आढ्यॊ</text:span></text:span><text:span text:style-name="apple-style-span"><text:span text:style-name="T1"> </text:span></text:span><text:span text:style-name="apple-style-span"><text:span text:style-name="T2">ऽभिजनवान</text:span></text:span><text:span text:style-name="apple-style-span"><text:span text:style-name="T1"> </text:span></text:span><text:span text:style-name="apple-style-span"><text:span text:style-name="T2">अस्मि</text:span></text:span><text:span text:style-name="apple-style-span"><text:span text:style-name="T1"> </text:span></text:span><text:span text:style-name="apple-style-span"><text:span text:style-name="T2">कॊ</text:span></text:span><text:span text:style-name="apple-style-span"><text:span text:style-name="T1"> </text:span></text:span><text:span text:style-name="apple-style-span"><text:span text:style-name="T2">ऽनयॊ</text:span></text:span><text:span text:style-name="apple-style-span"><text:span text:style-name="T1"> </text:span></text:span><text:span text:style-name="apple-style-span"><text:span text:style-name="T2">ऽसति</text:span></text:span><text:span text:style-name="apple-style-span"><text:span text:style-name="T1"> </text:span></text:span><text:span text:style-name="apple-style-span"><text:span text:style-name="T2">सथृशॊ</text:span></text:span><text:span text:style-name="apple-style-span"><text:span text:style-name="T1"> </text:span></text:span><text:span text:style-name="apple-style-span"><text:span text:style-name="T2">मय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क्ष्ये</text:span></text:span><text:span text:style-name="apple-style-span"><text:span text:style-name="T1"> </text:span></text:span><text:span text:style-name="apple-style-span"><text:span text:style-name="T2">थास्यामि</text:span></text:span><text:span text:style-name="apple-style-span"><text:span text:style-name="T1"> </text:span></text:span><text:span text:style-name="apple-style-span"><text:span text:style-name="T2">मॊथिष्य</text:span></text:span><text:span text:style-name="apple-style-span"><text:span text:style-name="T1"> </text:span></text:span><text:span text:style-name="apple-style-span"><text:span text:style-name="T2">इत्य</text:span></text:span><text:span text:style-name="apple-style-span"><text:span text:style-name="T1"> </text:span></text:span><text:span text:style-name="apple-style-span"><text:span text:style-name="T2">अज्ञानविमॊहिताः</text:span></text:span><text:span text:style-name="T1"><text:line-break/></text:span><text:span text:style-name="apple-style-span"><text:span text:style-name="T1"> </text:span></text:span><text:span text:style-name="apple-style-span"><text:span text:style-name="T3">16</text:span></text:span><text:span text:style-name="apple-converted-space"><text:span text:style-name="T1"> </text:span></text:span><text:span text:style-name="apple-style-span"><text:span text:style-name="T2">अनेकचित्तविभ्रान्ता</text:span></text:span><text:span text:style-name="apple-style-span"><text:span text:style-name="T1"> </text:span></text:span><text:span text:style-name="apple-style-span"><text:span text:style-name="T2">मॊहजालसमावृत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रसक्ताः</text:span></text:span><text:span text:style-name="apple-style-span"><text:span text:style-name="T1"> </text:span></text:span><text:span text:style-name="apple-style-span"><text:span text:style-name="T2">कामभॊगेषु</text:span></text:span><text:span text:style-name="apple-style-span"><text:span text:style-name="T1"> </text:span></text:span><text:span text:style-name="apple-style-span"><text:span text:style-name="T2">पतन्ति</text:span></text:span><text:span text:style-name="apple-style-span"><text:span text:style-name="T1"> </text:span></text:span><text:span text:style-name="apple-style-span"><text:span text:style-name="T2">नरके</text:span></text:span><text:span text:style-name="apple-style-span"><text:span text:style-name="T1"> </text:span></text:span><text:span text:style-name="apple-style-span"><text:span text:style-name="T2">ऽशुचौ</text:span></text:span><text:span text:style-name="T1"><text:line-break/></text:span><text:span text:style-name="apple-style-span"><text:span text:style-name="T1"> </text:span></text:span><text:span text:style-name="apple-style-span"><text:span text:style-name="T3">17</text:span></text:span><text:span text:style-name="apple-converted-space"><text:span text:style-name="T1"> </text:span></text:span><text:span text:style-name="apple-style-span"><text:span text:style-name="T2">आत्मसंभाविताः</text:span></text:span><text:span text:style-name="apple-style-span"><text:span text:style-name="T1"> </text:span></text:span><text:span text:style-name="apple-style-span"><text:span text:style-name="T2">सतब्धा</text:span></text:span><text:span text:style-name="apple-style-span"><text:span text:style-name="T1"> </text:span></text:span><text:span text:style-name="apple-style-span"><text:span text:style-name="T2">धनमानमथान्वित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जन्ते</text:span></text:span><text:span text:style-name="apple-style-span"><text:span text:style-name="T1"> </text:span></text:span><text:span text:style-name="apple-style-span"><text:span text:style-name="T2">नामयज्ञैस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थम्भेनाविधिपूर्वकम</text:span></text:span><text:span text:style-name="T1"><text:line-break/></text:span><text:span text:style-name="apple-style-span"><text:span text:style-name="T1"> </text:span></text:span><text:span text:style-name="apple-style-span"><text:span text:style-name="T3">18</text:span></text:span><text:span text:style-name="apple-converted-space"><text:span text:style-name="T1"> </text:span></text:span><text:span text:style-name="apple-style-span"><text:span text:style-name="T2">अहंकारं</text:span></text:span><text:span text:style-name="apple-style-span"><text:span text:style-name="T1"> </text:span></text:span><text:span text:style-name="apple-style-span"><text:span text:style-name="T2">बलं</text:span></text:span><text:span text:style-name="apple-style-span"><text:span text:style-name="T1"> </text:span></text:span><text:span text:style-name="apple-style-span"><text:span text:style-name="T2">थर्पं</text:span></text:span><text:span text:style-name="apple-style-span"><text:span text:style-name="T1"> </text:span></text:span><text:span text:style-name="apple-style-span"><text:span text:style-name="T2">कामं</text:span></text:span><text:span text:style-name="apple-style-span"><text:span text:style-name="T1"> </text:span></text:span><text:span text:style-name="apple-style-span"><text:span text:style-name="T2">करॊध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संश्रित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आत्मपरथेहेषु</text:span></text:span><text:span text:style-name="apple-style-span"><text:span text:style-name="T1"> </text:span></text:span><text:span text:style-name="apple-style-span"><text:span text:style-name="T2">परथ्विषन्तॊ</text:span></text:span><text:span text:style-name="apple-style-span"><text:span text:style-name="T1"> </text:span></text:span><text:span text:style-name="apple-style-span"><text:span text:style-name="T2">ऽभयसूयकाः</text:span></text:span><text:span text:style-name="T1"><text:line-break/></text:span><text:span text:style-name="apple-style-span"><text:span text:style-name="T1"> </text:span></text:span><text:span text:style-name="apple-style-span"><text:span text:style-name="T3">19</text:span></text:span><text:span text:style-name="apple-converted-space"><text:span text:style-name="T1"> </text:span></text:span><text:span text:style-name="apple-style-span"><text:span text:style-name="T2">तान</text:span></text:span><text:span text:style-name="apple-style-span"><text:span text:style-name="T1"> 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थविषतः</text:span></text:span><text:span text:style-name="apple-style-span"><text:span text:style-name="T1"> </text:span></text:span><text:span text:style-name="apple-style-span"><text:span text:style-name="T2">करूरान</text:span></text:span><text:span text:style-name="apple-style-span"><text:span text:style-name="T1"> </text:span></text:span><text:span text:style-name="apple-style-span"><text:span text:style-name="T2">संसारेषु</text:span></text:span><text:span text:style-name="apple-style-span"><text:span text:style-name="T1"> </text:span></text:span><text:span text:style-name="apple-style-span"><text:span text:style-name="T2">नराधमा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षिपाम्य</text:span></text:span><text:span text:style-name="apple-style-span"><text:span text:style-name="T1"> </text:span></text:span><text:span text:style-name="apple-style-span"><text:span text:style-name="T2">अजस्रम</text:span></text:span><text:span text:style-name="apple-style-span"><text:span text:style-name="T1"> </text:span></text:span><text:span text:style-name="apple-style-span"><text:span text:style-name="T2">अशुभान</text:span></text:span><text:span text:style-name="apple-style-span"><text:span text:style-name="T1"> </text:span></text:span><text:span text:style-name="apple-style-span"><text:span text:style-name="T2">आसुरीष्व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यॊनिषु</text:span></text:span><text:span text:style-name="T1"><text:line-break/></text:span><text:span text:style-name="apple-style-span"><text:span text:style-name="T1"> </text:span></text:span><text:span text:style-name="apple-style-span"><text:span text:style-name="T3">20</text:span></text:span><text:span text:style-name="apple-converted-space"><text:span text:style-name="T1"> </text:span></text:span><text:span text:style-name="apple-style-span"><text:span text:style-name="T2">आसुरीं</text:span></text:span><text:span text:style-name="apple-style-span"><text:span text:style-name="T1"> </text:span></text:span><text:span text:style-name="apple-style-span"><text:span text:style-name="T2">यॊनिम</text:span></text:span><text:span text:style-name="apple-style-span"><text:span text:style-name="T1"> </text:span></text:span><text:span text:style-name="apple-style-span"><text:span text:style-name="T2">आपन्ना</text:span></text:span><text:span text:style-name="apple-style-span"><text:span text:style-name="T1"> </text:span></text:span><text:span text:style-name="apple-style-span"><text:span text:style-name="T2">मूढा</text:span></text:span><text:span text:style-name="apple-style-span"><text:span text:style-name="T1"> </text:span></text:span><text:span text:style-name="apple-style-span"><text:span text:style-name="T2">जन्मनि</text:span></text:span><text:span text:style-name="apple-style-span"><text:span text:style-name="T1"> </text:span></text:span><text:span text:style-name="apple-style-span"><text:span text:style-name="T2">जन्मन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अप्राप्यैव</text:span></text:span><text:span text:style-name="apple-style-span"><text:span text:style-name="T1"> </text:span></text:span><text:span text:style-name="apple-style-span"><text:span text:style-name="T2">कौन्तेय</text:span></text:span><text:span text:style-name="apple-style-span"><text:span text:style-name="T1"> </text:span></text:span><text:span text:style-name="apple-style-span"><text:span text:style-name="T2">ततॊ</text:span></text:span><text:span text:style-name="apple-style-span"><text:span text:style-name="T1"> </text:span></text:span><text:span text:style-name="apple-style-span"><text:span text:style-name="T2">यान्त्य</text:span></text:span><text:span text:style-name="apple-style-span"><text:span text:style-name="T1"> </text:span></text:span><text:span text:style-name="apple-style-span"><text:span text:style-name="T2">अधमां</text:span></text:span><text:span text:style-name="apple-style-span"><text:span text:style-name="T1"> </text:span></text:span><text:span text:style-name="apple-style-span"><text:span text:style-name="T2">गतिम</text:span></text:span><text:span text:style-name="T1"><text:line-break/></text:span><text:span text:style-name="apple-style-span"><text:span text:style-name="T1"> </text:span></text:span><text:span text:style-name="apple-style-span"><text:span text:style-name="T3">21</text:span></text:span><text:span text:style-name="apple-converted-space"><text:span text:style-name="T1"> </text:span></text:span><text:span text:style-name="apple-style-span"><text:span text:style-name="T2">तरिविधं</text:span></text:span><text:span text:style-name="apple-style-span"><text:span text:style-name="T1"> </text:span></text:span><text:span text:style-name="apple-style-span"><text:span text:style-name="T2">नरकस्येथं</text:span></text:span><text:span text:style-name="apple-style-span"><text:span text:style-name="T1"> </text:span></text:span><text:span text:style-name="apple-style-span"><text:span text:style-name="T2">थवारं</text:span></text:span><text:span text:style-name="apple-style-span"><text:span text:style-name="T1"> </text:span></text:span><text:span text:style-name="apple-style-span"><text:span text:style-name="T2">नाशनम</text:span></text:span><text:span text:style-name="apple-style-span"><text:span text:style-name="T1"> </text:span></text:span><text:span text:style-name="apple-style-span"><text:span text:style-name="T2">आत्मन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ामः</text:span></text:span><text:span text:style-name="apple-style-span"><text:span text:style-name="T1"> </text:span></text:span><text:span text:style-name="apple-style-span"><text:span text:style-name="T2">करॊधस</text:span></text:span><text:span text:style-name="apple-style-span"><text:span text:style-name="T1"> </text:span></text:span><text:span text:style-name="apple-style-span"><text:span text:style-name="T2">तदा</text:span></text:span><text:span text:style-name="apple-style-span"><text:span text:style-name="T1"> </text:span></text:span><text:span text:style-name="apple-style-span"><text:span text:style-name="T2">लॊभस</text:span></text:span><text:span text:style-name="apple-style-span"><text:span text:style-name="T1"> </text:span></text:span><text:span text:style-name="apple-style-span"><text:span text:style-name="T2">तस्माथ</text:span></text:span><text:span text:style-name="apple-style-span"><text:span text:style-name="T1"> </text:span></text:span><text:span text:style-name="apple-style-span"><text:span text:style-name="T2">एतत</text:span></text:span><text:span text:style-name="apple-style-span"><text:span text:style-name="T1"> </text:span></text:span><text:span text:style-name="apple-style-span"><text:span text:style-name="T2">तरयं</text:span></text:span><text:span text:style-name="apple-style-span"><text:span text:style-name="T1"> </text:span></text:span><text:span text:style-name="apple-style-span"><text:span text:style-name="T2">तयजेत</text:span></text:span><text:span text:style-name="T1"><text:line-break/></text:span><text:span text:style-name="apple-style-span"><text:span text:style-name="T1"> </text:span></text:span><text:span text:style-name="apple-style-span"><text:span text:style-name="T3">22</text:span></text:span><text:span text:style-name="apple-converted-space"><text:span text:style-name="T1"> </text:span></text:span><text:span text:style-name="apple-style-span"><text:span text:style-name="T2">एतैर</text:span></text:span><text:span text:style-name="apple-style-span"><text:span text:style-name="T1"> </text:span></text:span><text:span text:style-name="apple-style-span"><text:span text:style-name="T2">विमुक्तः</text:span></text:span><text:span text:style-name="apple-style-span"><text:span text:style-name="T1"> </text:span></text:span><text:span text:style-name="apple-style-span"><text:span text:style-name="T2">कौन्तेय</text:span></text:span><text:span text:style-name="apple-style-span"><text:span text:style-name="T1"> </text:span></text:span><text:span text:style-name="apple-style-span"><text:span text:style-name="T2">तमॊथ्वारैस</text:span></text:span><text:span text:style-name="apple-style-span"><text:span text:style-name="T1"> </text:span></text:span><text:span text:style-name="apple-style-span"><text:span text:style-name="T2">तरिभिर</text:span></text:span><text:span text:style-name="apple-style-span"><text:span text:style-name="T1"> </text:span></text:span><text:span text:style-name="apple-style-span"><text:span text:style-name="T2">नर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आचरत्य</text:span></text:span><text:span text:style-name="apple-style-span"><text:span text:style-name="T1"> </text:span></text:span><text:span text:style-name="apple-style-span"><text:span text:style-name="T2">आत्मनः</text:span></text:span><text:span text:style-name="apple-style-span"><text:span text:style-name="T1"> </text:span></text:span><text:span text:style-name="apple-style-span"><text:span text:style-name="T2">शरेयस</text:span></text:span><text:span text:style-name="apple-style-span"><text:span text:style-name="T1"> </text:span></text:span><text:span text:style-name="apple-style-span"><text:span text:style-name="T2">ततॊ</text:span></text:span><text:span text:style-name="apple-style-span"><text:span text:style-name="T1"> </text:span></text:span><text:span text:style-name="apple-style-span"><text:span text:style-name="T2">याति</text:span></text:span><text:span text:style-name="apple-style-span"><text:span text:style-name="T1"> </text:span></text:span><text:span text:style-name="apple-style-span"><text:span text:style-name="T2">परां</text:span></text:span><text:span text:style-name="apple-style-span"><text:span text:style-name="T1"> </text:span></text:span><text:span text:style-name="apple-style-span"><text:span text:style-name="T2">गतिम</text:span></text:span><text:span text:style-name="T1"><text:line-break/></text:span><text:span text:style-name="apple-style-span"><text:span text:style-name="T1"> </text:span></text:span><text:span text:style-name="apple-style-span"><text:span text:style-name="T3">23</text:span></text:span><text:span text:style-name="apple-converted-space"><text:span text:style-name="T1"> </text:span></text:span><text:span text:style-name="apple-style-span"><text:span text:style-name="T2">यः</text:span></text:span><text:span text:style-name="apple-style-span"><text:span text:style-name="T1"> </text:span></text:span><text:span text:style-name="apple-style-span"><text:span text:style-name="T2">शास्त्रविधिम</text:span></text:span><text:span text:style-name="apple-style-span"><text:span text:style-name="T1"> </text:span></text:span><text:span text:style-name="apple-style-span"><text:span text:style-name="T2">उत्सृज्य</text:span></text:span><text:span text:style-name="apple-style-span"><text:span text:style-name="T1"> </text:span></text:span><text:span text:style-name="apple-style-span"><text:span text:style-name="T2">वर्तते</text:span></text:span><text:span text:style-name="apple-style-span"><text:span text:style-name="T1"> </text:span></text:span><text:span text:style-name="apple-style-span"><text:span text:style-name="T2">कामकारत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सिथ्धिम</text:span></text:span><text:span text:style-name="apple-style-span"><text:span text:style-name="T1"> </text:span></text:span><text:span text:style-name="apple-style-span"><text:span text:style-name="T2">अवाप्नॊति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सुखं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परां</text:span></text:span><text:span text:style-name="apple-style-span"><text:span text:style-name="T1"> </text:span></text:span><text:span text:style-name="apple-style-span"><text:span text:style-name="T2">गतिम</text:span></text:span><text:span text:style-name="T1"><text:line-break/></text:span><text:span text:style-name="apple-style-span"><text:span text:style-name="T1"> </text:span></text:span><text:span text:style-name="apple-style-span"><text:span text:style-name="T3">24</text:span></text:span><text:span text:style-name="apple-converted-space"><text:span text:style-name="T1"> </text:span></text:span><text:span text:style-name="apple-style-span"><text:span text:style-name="T2">तस्माच</text:span></text:span><text:span text:style-name="apple-style-span"><text:span text:style-name="T1"> </text:span></text:span><text:span text:style-name="apple-style-span"><text:span text:style-name="T2">छास्त्रं</text:span></text:span><text:span text:style-name="apple-style-span"><text:span text:style-name="T1"> </text:span></text:span><text:span text:style-name="apple-style-span"><text:span text:style-name="T2">परमाणं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कार्याकार्यव्यवस्दितौ</text:span></text:span><text:span text:style-name="T1"><text:line-break/></text:span><text:span text:style-name="apple-style-span"><text:span text:style-name="T1">     </text:span></text:span><text:span text:style-name="apple-style-span"><text:span text:style-name="T2">जञात्वा</text:span></text:span><text:span text:style-name="apple-style-span"><text:span text:style-name="T1"> </text:span></text:span><text:span text:style-name="apple-style-span"><text:span text:style-name="T2">शास्त्रविधानॊक्तं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कर्तुम</text:span></text:span><text:span text:style-name="apple-style-span"><text:span text:style-name="T1"> </text:span></text:span><text:span text:style-name="apple-style-span"><text:span text:style-name="T2">इहार्हसि</text:span></text:span></text:p>
      <text:p text:style-name="Standard"><text:span text:style-name="apple-style-span"><text:span text:style-name="T2"/></text:span></text:p>
      <text:p text:style-name="Standard"><text:span text:style-name="apple-style-span"><text:span text:style-name="T2">अर्जु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ये</text:span></text:span><text:span text:style-name="apple-style-span"><text:span text:style-name="T1"> </text:span></text:span><text:span text:style-name="apple-style-span"><text:span text:style-name="T2">शास्त्रविधिम</text:span></text:span><text:span text:style-name="apple-style-span"><text:span text:style-name="T1"> </text:span></text:span><text:span text:style-name="apple-style-span"><text:span text:style-name="T2">उत्सृज्य</text:span></text:span><text:span text:style-name="apple-style-span"><text:span text:style-name="T1"> </text:span></text:span><text:span text:style-name="apple-style-span"><text:span text:style-name="T2">यजन्ते</text:span></text:span><text:span text:style-name="apple-style-span"><text:span text:style-name="T1"> </text:span></text:span><text:span text:style-name="apple-style-span"><text:span text:style-name="T2">शरथ्धयान्विता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तेषां</text:span></text:span><text:span text:style-name="apple-style-span"><text:span text:style-name="T1"> </text:span></text:span><text:span text:style-name="apple-style-span"><text:span text:style-name="T2">निष्ठा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का</text:span></text:span><text:span text:style-name="apple-style-span"><text:span text:style-name="T1"> </text:span></text:span><text:span text:style-name="apple-style-span"><text:span text:style-name="T2">कृष्ण</text:span></text:span><text:span text:style-name="apple-style-span"><text:span text:style-name="T1"> </text:span></text:span><text:span text:style-name="apple-style-span"><text:span text:style-name="T2">सत्त्वम</text:span></text:span><text:span text:style-name="apple-style-span"><text:span text:style-name="T1"> </text:span></text:span><text:span text:style-name="apple-style-span"><text:span text:style-name="T2">आहॊ</text:span></text:span><text:span text:style-name="apple-style-span"><text:span text:style-name="T1"> </text:span></text:span><text:span text:style-name="apple-style-span"><text:span text:style-name="T2">रजस</text:span></text:span><text:span text:style-name="apple-style-span"><text:span text:style-name="T1"> </text:span></text:span><text:span text:style-name="apple-style-span"><text:span text:style-name="T2">तमः</text:span></text:span><text:span text:style-name="T1"><text:line-break/></text:span><text:span text:style-name="apple-style-span"><text:span text:style-name="T1">  </text:span></text:span><text:span text:style-name="apple-style-span"><text:span text:style-name="T3">2</text:span></text:span><text:span text:style-name="apple-converted-space"><text:span text:style-name="T1"> </text:span></text:span><text:span text:style-name="apple-style-span"><text:span text:style-name="T2">शरीभगवा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तरिविधा</text:span></text:span><text:span text:style-name="apple-style-span"><text:span text:style-name="T1"> </text:span></text:span><text:span text:style-name="apple-style-span"><text:span text:style-name="T2">भवति</text:span></text:span><text:span text:style-name="apple-style-span"><text:span text:style-name="T1"> </text:span></text:span><text:span text:style-name="apple-style-span"><text:span text:style-name="T2">शरथ्धा</text:span></text:span><text:span text:style-name="apple-style-span"><text:span text:style-name="T1"> </text:span></text:span><text:span text:style-name="apple-style-span"><text:span text:style-name="T2">थेहिनां</text:span></text:span><text:span text:style-name="apple-style-span"><text:span text:style-name="T1"> </text:span></text:span><text:span text:style-name="apple-style-span"><text:span text:style-name="T2">सा</text:span></text:span><text:span text:style-name="apple-style-span"><text:span text:style-name="T1"> </text:span></text:span><text:span text:style-name="apple-style-span"><text:span text:style-name="T2">सवभावजा</text:span></text:span><text:span text:style-name="T1"><text:line-break/></text:span><text:span text:style-name="apple-style-span"><text:span text:style-name="T1">      </text:span></text:span><text:span text:style-name="apple-style-span"><text:span text:style-name="T2">सात्त्विकी</text:span></text:span><text:span text:style-name="apple-style-span"><text:span text:style-name="T1"> </text:span></text:span><text:span text:style-name="apple-style-span"><text:span text:style-name="T2">राजसी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तामसी</text:span></text:span><text:span text:style-name="apple-style-span"><text:span text:style-name="T1"> </text:span></text:span><text:span text:style-name="apple-style-span"><text:span text:style-name="T2">चेति</text:span></text:span><text:span text:style-name="apple-style-span"><text:span text:style-name="T1"> </text:span></text:span><text:span text:style-name="apple-style-span"><text:span text:style-name="T2">तां</text:span></text:span><text:span text:style-name="apple-style-span"><text:span text:style-name="T1"> </text:span></text:span><text:span text:style-name="apple-style-span"><text:span text:style-name="T2">शृणु</text:span></text:span><text:span text:style-name="T1"><text:line-break/></text:span><text:span text:style-name="apple-style-span"><text:span text:style-name="T1">  </text:span></text:span><text:span text:style-name="apple-style-span"><text:span text:style-name="T3">3</text:span></text:span><text:span text:style-name="apple-converted-space"><text:span text:style-name="T1"> </text:span></text:span><text:span text:style-name="apple-style-span"><text:span text:style-name="T2">सत्त्वानुरूपा</text:span></text:span><text:span text:style-name="apple-style-span"><text:span text:style-name="T1"> </text:span></text:span><text:span text:style-name="apple-style-span"><text:span text:style-name="T2">सर्वस्य</text:span></text:span><text:span text:style-name="apple-style-span"><text:span text:style-name="T1"> </text:span></text:span><text:span text:style-name="apple-style-span"><text:span text:style-name="T2">शरथ्धा</text:span></text:span><text:span text:style-name="apple-style-span"><text:span text:style-name="T1"> </text:span></text:span><text:span text:style-name="apple-style-span"><text:span text:style-name="T2">भवति</text:span></text:span><text:span text:style-name="apple-style-span"><text:span text:style-name="T1"> </text:span></text:span><text:span text:style-name="apple-style-span"><text:span text:style-name="T2">भारत</text:span></text:span><text:span text:style-name="T1"><text:line-break/></text:span><text:span text:style-name="apple-style-span"><text:span text:style-name="T1">      </text:span></text:span><text:span text:style-name="apple-style-span"><text:span text:style-name="T2">शरथ्धामयॊ</text:span></text:span><text:span text:style-name="apple-style-span"><text:span text:style-name="T1"> </text:span></text:span><text:span text:style-name="apple-style-span"><text:span text:style-name="T2">ऽयं</text:span></text:span><text:span text:style-name="apple-style-span"><text:span text:style-name="T1"> </text:span></text:span><text:span text:style-name="apple-style-span"><text:span text:style-name="T2">पुरुषॊ</text:span></text:span><text:span text:style-name="apple-style-span"><text:span text:style-name="T1"> 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यच्छ्रथ्धः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सः</text:span></text:span><text:span text:style-name="T1"><text:line-break/></text:span><text:span text:style-name="apple-style-span"><text:span text:style-name="T1">  </text:span></text:span><text:span text:style-name="apple-style-span"><text:span text:style-name="T3">4</text:span></text:span><text:span text:style-name="apple-converted-space"><text:span text:style-name="T1"> </text:span></text:span><text:span text:style-name="apple-style-span"><text:span text:style-name="T2">यजन्ते</text:span></text:span><text:span text:style-name="apple-style-span"><text:span text:style-name="T1"> </text:span></text:span><text:span text:style-name="apple-style-span"><text:span text:style-name="T2">सात्त्विका</text:span></text:span><text:span text:style-name="apple-style-span"><text:span text:style-name="T1"> </text:span></text:span><text:span text:style-name="apple-style-span"><text:span text:style-name="T2">थेवान</text:span></text:span><text:span text:style-name="apple-style-span"><text:span text:style-name="T1"> </text:span></text:span><text:span text:style-name="apple-style-span"><text:span text:style-name="T2">यक्षरक्षांसि</text:span></text:span><text:span text:style-name="apple-style-span"><text:span text:style-name="T1"> </text:span></text:span><text:span text:style-name="apple-style-span"><text:span text:style-name="T2">राजसा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परेतान</text:span></text:span><text:span text:style-name="apple-style-span"><text:span text:style-name="T1"> </text:span></text:span><text:span text:style-name="apple-style-span"><text:span text:style-name="T2">भूतगणांश</text:span></text:span><text:span text:style-name="apple-style-span"><text:span text:style-name="T1"> </text:span></text:span><text:span text:style-name="apple-style-span"><text:span text:style-name="T2">चान्ये</text:span></text:span><text:span text:style-name="apple-style-span"><text:span text:style-name="T1"> </text:span></text:span><text:span text:style-name="apple-style-span"><text:span text:style-name="T2">यजन्ते</text:span></text:span><text:span text:style-name="apple-style-span"><text:span text:style-name="T1"> </text:span></text:span><text:span text:style-name="apple-style-span"><text:span text:style-name="T2">तामसा</text:span></text:span><text:span text:style-name="apple-style-span"><text:span text:style-name="T1"> </text:span></text:span><text:span text:style-name="apple-style-span"><text:span text:style-name="T2">जनाः</text:span></text:span><text:span text:style-name="T1"><text:line-break/></text:span><text:span text:style-name="apple-style-span"><text:span text:style-name="T1">  </text:span></text:span><text:span text:style-name="apple-style-span"><text:span text:style-name="T3">5</text:span></text:span><text:span text:style-name="apple-converted-space"><text:span text:style-name="T1"> </text:span></text:span><text:span text:style-name="apple-style-span"><text:span text:style-name="T2">अशास्त्रविहितं</text:span></text:span><text:span text:style-name="apple-style-span"><text:span text:style-name="T1"> </text:span></text:span><text:span text:style-name="apple-style-span"><text:span text:style-name="T2">घॊरं</text:span></text:span><text:span text:style-name="apple-style-span"><text:span text:style-name="T1"> </text:span></text:span><text:span text:style-name="apple-style-span"><text:span text:style-name="T2">तप्यन्ते</text:span></text:span><text:span text:style-name="apple-style-span"><text:span text:style-name="T1"> </text:span></text:span><text:span text:style-name="apple-style-span"><text:span text:style-name="T2">ये</text:span></text:span><text:span text:style-name="apple-style-span"><text:span text:style-name="T1"> </text:span></text:span><text:span text:style-name="apple-style-span"><text:span text:style-name="T2">तपॊ</text:span></text:span><text:span text:style-name="apple-style-span"><text:span text:style-name="T1"> </text:span></text:span><text:span text:style-name="apple-style-span"><text:span text:style-name="T2">जना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थम्भाहंकारसंयुक्ताः</text:span></text:span><text:span text:style-name="apple-style-span"><text:span text:style-name="T1"> </text:span></text:span><text:span text:style-name="apple-style-span"><text:span text:style-name="T2">कामरागबलान्विताः</text:span></text:span><text:span text:style-name="T1"><text:line-break/></text:span><text:span text:style-name="apple-style-span"><text:span text:style-name="T1">  </text:span></text:span><text:span text:style-name="apple-style-span"><text:span text:style-name="T3">6</text:span></text:span><text:span text:style-name="apple-converted-space"><text:span text:style-name="T1"> </text:span></text:span><text:span text:style-name="apple-style-span"><text:span text:style-name="T2">कर्शयन्तः</text:span></text:span><text:span text:style-name="apple-style-span"><text:span text:style-name="T1"> </text:span></text:span><text:span text:style-name="apple-style-span"><text:span text:style-name="T2">शरीरस्दं</text:span></text:span><text:span text:style-name="apple-style-span"><text:span text:style-name="T1"> </text:span></text:span><text:span text:style-name="apple-style-span"><text:span text:style-name="T2">भूतग्रामम</text:span></text:span><text:span text:style-name="apple-style-span"><text:span text:style-name="T1"> </text:span></text:span><text:span text:style-name="apple-style-span"><text:span text:style-name="T2">अचेतसः</text:span></text:span><text:span text:style-name="T1"><text:line-break/></text:span><text:soft-page-break/><text:span text:style-name="apple-style-span"><text:span text:style-name="T1">     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चैवान्तःशरीरस्दं</text:span></text:span><text:span text:style-name="apple-style-span"><text:span text:style-name="T1"> </text:span></text:span><text:span text:style-name="apple-style-span"><text:span text:style-name="T2">तान</text:span></text:span><text:span text:style-name="apple-style-span"><text:span text:style-name="T1"> </text:span></text:span><text:span text:style-name="apple-style-span"><text:span text:style-name="T2">विथ्ध्य</text:span></text:span><text:span text:style-name="apple-style-span"><text:span text:style-name="T1"> </text:span></text:span><text:span text:style-name="apple-style-span"><text:span text:style-name="T2">आसुरनिश्चयान</text:span></text:span><text:span text:style-name="T1"><text:line-break/></text:span><text:span text:style-name="apple-style-span"><text:span text:style-name="T1">  </text:span></text:span><text:span text:style-name="apple-style-span"><text:span text:style-name="T3">7</text:span></text:span><text:span text:style-name="apple-converted-space"><text:span text:style-name="T1"> </text:span></text:span><text:span text:style-name="apple-style-span"><text:span text:style-name="T2">आहारस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सर्वस्य</text:span></text:span><text:span text:style-name="apple-style-span"><text:span text:style-name="T1"> </text:span></text:span><text:span text:style-name="apple-style-span"><text:span text:style-name="T2">तरिविधॊ</text:span></text:span><text:span text:style-name="apple-style-span"><text:span text:style-name="T1"> </text:span></text:span><text:span text:style-name="apple-style-span"><text:span text:style-name="T2">भवति</text:span></text:span><text:span text:style-name="apple-style-span"><text:span text:style-name="T1"> </text:span></text:span><text:span text:style-name="apple-style-span"><text:span text:style-name="T2">परिय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यज्ञस</text:span></text:span><text:span text:style-name="apple-style-span"><text:span text:style-name="T1"> </text:span></text:span><text:span text:style-name="apple-style-span"><text:span text:style-name="T2">तपस</text:span></text:span><text:span text:style-name="apple-style-span"><text:span text:style-name="T1"> </text:span></text:span><text:span text:style-name="apple-style-span"><text:span text:style-name="T2">तदा</text:span></text:span><text:span text:style-name="apple-style-span"><text:span text:style-name="T1"> </text:span></text:span><text:span text:style-name="apple-style-span"><text:span text:style-name="T2">थानं</text:span></text:span><text:span text:style-name="apple-style-span"><text:span text:style-name="T1"> </text:span></text:span><text:span text:style-name="apple-style-span"><text:span text:style-name="T2">तेषां</text:span></text:span><text:span text:style-name="apple-style-span"><text:span text:style-name="T1"> </text:span></text:span><text:span text:style-name="apple-style-span"><text:span text:style-name="T2">भेथम</text:span></text:span><text:span text:style-name="apple-style-span"><text:span text:style-name="T1"> </text:span></text:span><text:span text:style-name="apple-style-span"><text:span text:style-name="T2">इमं</text:span></text:span><text:span text:style-name="apple-style-span"><text:span text:style-name="T1"> </text:span></text:span><text:span text:style-name="apple-style-span"><text:span text:style-name="T2">शृणु</text:span></text:span><text:span text:style-name="T1"><text:line-break/></text:span><text:span text:style-name="apple-style-span"><text:span text:style-name="T1">  </text:span></text:span><text:span text:style-name="apple-style-span"><text:span text:style-name="T3">8</text:span></text:span><text:span text:style-name="apple-converted-space"><text:span text:style-name="T1"> </text:span></text:span><text:span text:style-name="apple-style-span"><text:span text:style-name="T2">आयुःसत्त्वबलारॊग्यसुखप्रीतिविवर्धना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रस्याः</text:span></text:span><text:span text:style-name="apple-style-span"><text:span text:style-name="T1"> </text:span></text:span><text:span text:style-name="apple-style-span"><text:span text:style-name="T2">सनिग्धाः</text:span></text:span><text:span text:style-name="apple-style-span"><text:span text:style-name="T1"> </text:span></text:span><text:span text:style-name="apple-style-span"><text:span text:style-name="T2">सदिरा</text:span></text:span><text:span text:style-name="apple-style-span"><text:span text:style-name="T1"> </text:span></text:span><text:span text:style-name="apple-style-span"><text:span text:style-name="T2">हृथ्या</text:span></text:span><text:span text:style-name="apple-style-span"><text:span text:style-name="T1"> </text:span></text:span><text:span text:style-name="apple-style-span"><text:span text:style-name="T2">आहाराः</text:span></text:span><text:span text:style-name="apple-style-span"><text:span text:style-name="T1"> </text:span></text:span><text:span text:style-name="apple-style-span"><text:span text:style-name="T2">सात्त्विकप्रियाः</text:span></text:span><text:span text:style-name="T1"><text:line-break/></text:span><text:span text:style-name="apple-style-span"><text:span text:style-name="T1">  </text:span></text:span><text:span text:style-name="apple-style-span"><text:span text:style-name="T3">9</text:span></text:span><text:span text:style-name="apple-converted-space"><text:span text:style-name="T1"> </text:span></text:span><text:span text:style-name="apple-style-span"><text:span text:style-name="T2">कट्वम्ललवणात्युष्णतीक्ष्णरूक्षविथाहिन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आहारा</text:span></text:span><text:span text:style-name="apple-style-span"><text:span text:style-name="T1"> </text:span></text:span><text:span text:style-name="apple-style-span"><text:span text:style-name="T2">राजसस्येष्टा</text:span></text:span><text:span text:style-name="apple-style-span"><text:span text:style-name="T1"> </text:span></text:span><text:span text:style-name="apple-style-span"><text:span text:style-name="T2">थुःखशॊकामयप्रथाः</text:span></text:span><text:span text:style-name="T1"><text:line-break/></text:span><text:span text:style-name="apple-style-span"><text:span text:style-name="T1">  </text:span></text:span><text:span text:style-name="apple-style-span"><text:span text:style-name="T3">10</text:span></text:span><text:span text:style-name="apple-converted-space"><text:span text:style-name="T1"> </text:span></text:span><text:span text:style-name="apple-style-span"><text:span text:style-name="T2">यातयामं</text:span></text:span><text:span text:style-name="apple-style-span"><text:span text:style-name="T1"> </text:span></text:span><text:span text:style-name="apple-style-span"><text:span text:style-name="T2">गतरसं</text:span></text:span><text:span text:style-name="apple-style-span"><text:span text:style-name="T1"> </text:span></text:span><text:span text:style-name="apple-style-span"><text:span text:style-name="T2">पूति</text:span></text:span><text:span text:style-name="apple-style-span"><text:span text:style-name="T1"> </text:span></text:span><text:span text:style-name="apple-style-span"><text:span text:style-name="T2">पर्युषित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य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उच्छिष्टम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चामेध्यं</text:span></text:span><text:span text:style-name="apple-style-span"><text:span text:style-name="T1"> </text:span></text:span><text:span text:style-name="apple-style-span"><text:span text:style-name="T2">भॊजनं</text:span></text:span><text:span text:style-name="apple-style-span"><text:span text:style-name="T1"> </text:span></text:span><text:span text:style-name="apple-style-span"><text:span text:style-name="T2">तामसप्रियम</text:span></text:span><text:span text:style-name="T1"><text:line-break/></text:span><text:span text:style-name="apple-style-span"><text:span text:style-name="T1"> </text:span></text:span><text:span text:style-name="apple-style-span"><text:span text:style-name="T3">11</text:span></text:span><text:span text:style-name="apple-converted-space"><text:span text:style-name="T1"> </text:span></text:span><text:span text:style-name="apple-style-span"><text:span text:style-name="T2">अफलाकाङ्क्षिभिर</text:span></text:span><text:span text:style-name="apple-style-span"><text:span text:style-name="T1"> </text:span></text:span><text:span text:style-name="apple-style-span"><text:span text:style-name="T2">यज्ञॊ</text:span></text:span><text:span text:style-name="apple-style-span"><text:span text:style-name="T1"> </text:span></text:span><text:span text:style-name="apple-style-span"><text:span text:style-name="T2">विधिथृष्टॊ</text:span></text:span><text:span text:style-name="apple-style-span"><text:span text:style-name="T1"> </text:span></text:span><text:span text:style-name="apple-style-span"><text:span text:style-name="T2">य</text:span></text:span><text:span text:style-name="apple-style-span"><text:span text:style-name="T1"> </text:span></text:span><text:span text:style-name="apple-style-span"><text:span text:style-name="T2">इज्य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ष्टव्यम</text:span></text:span><text:span text:style-name="apple-style-span"><text:span text:style-name="T1"> </text:span></text:span><text:span text:style-name="apple-style-span"><text:span text:style-name="T2">एवेति</text:span></text:span><text:span text:style-name="apple-style-span"><text:span text:style-name="T1"> </text:span></text:span><text:span text:style-name="apple-style-span"><text:span text:style-name="T2">मनः</text:span></text:span><text:span text:style-name="apple-style-span"><text:span text:style-name="T1"> </text:span></text:span><text:span text:style-name="apple-style-span"><text:span text:style-name="T2">समाधाय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सात्त्विकः</text:span></text:span><text:span text:style-name="T1"><text:line-break/></text:span><text:span text:style-name="apple-style-span"><text:span text:style-name="T1"> </text:span></text:span><text:span text:style-name="apple-style-span"><text:span text:style-name="T3">12</text:span></text:span><text:span text:style-name="apple-converted-space"><text:span text:style-name="T1"> </text:span></text:span><text:span text:style-name="apple-style-span"><text:span text:style-name="T2">अभिसंधाय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फलं</text:span></text:span><text:span text:style-name="apple-style-span"><text:span text:style-name="T1"> </text:span></text:span><text:span text:style-name="apple-style-span"><text:span text:style-name="T2">थम्भार्दम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य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इज्यते</text:span></text:span><text:span text:style-name="apple-style-span"><text:span text:style-name="T1"> </text:span></text:span><text:span text:style-name="apple-style-span"><text:span text:style-name="T2">भरतश्रेष्ठ</text:span></text:span><text:span text:style-name="apple-style-span"><text:span text:style-name="T1"> </text:span></text:span><text:span text:style-name="apple-style-span"><text:span text:style-name="T2">तं</text:span></text:span><text:span text:style-name="apple-style-span"><text:span text:style-name="T1"> </text:span></text:span><text:span text:style-name="apple-style-span"><text:span text:style-name="T2">यज्ञं</text:span></text:span><text:span text:style-name="apple-style-span"><text:span text:style-name="T1"> </text:span></text:span><text:span text:style-name="apple-style-span"><text:span text:style-name="T2">विथ्धि</text:span></text:span><text:span text:style-name="apple-style-span"><text:span text:style-name="T1"> </text:span></text:span><text:span text:style-name="apple-style-span"><text:span text:style-name="T2">राजसम</text:span></text:span><text:span text:style-name="T1"><text:line-break/></text:span><text:span text:style-name="apple-style-span"><text:span text:style-name="T1"> </text:span></text:span><text:span text:style-name="apple-style-span"><text:span text:style-name="T3">13</text:span></text:span><text:span text:style-name="apple-converted-space"><text:span text:style-name="T1"> </text:span></text:span><text:span text:style-name="apple-style-span"><text:span text:style-name="T2">विधिहीनम</text:span></text:span><text:span text:style-name="apple-style-span"><text:span text:style-name="T1"> </text:span></text:span><text:span text:style-name="apple-style-span"><text:span text:style-name="T2">असृष्टान्नं</text:span></text:span><text:span text:style-name="apple-style-span"><text:span text:style-name="T1"> </text:span></text:span><text:span text:style-name="apple-style-span"><text:span text:style-name="T2">मन्त्रहीनम</text:span></text:span><text:span text:style-name="apple-style-span"><text:span text:style-name="T1"> </text:span></text:span><text:span text:style-name="apple-style-span"><text:span text:style-name="T2">अथक्षिण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शरथ्धाविरहितं</text:span></text:span><text:span text:style-name="apple-style-span"><text:span text:style-name="T1"> </text:span></text:span><text:span text:style-name="apple-style-span"><text:span text:style-name="T2">यज्ञं</text:span></text:span><text:span text:style-name="apple-style-span"><text:span text:style-name="T1"> </text:span></text:span><text:span text:style-name="apple-style-span"><text:span text:style-name="T2">तामसं</text:span></text:span><text:span text:style-name="apple-style-span"><text:span text:style-name="T1"> </text:span></text:span><text:span text:style-name="apple-style-span"><text:span text:style-name="T2">परिचक्षते</text:span></text:span><text:span text:style-name="T1"><text:line-break/></text:span><text:span text:style-name="apple-style-span"><text:span text:style-name="T1"> </text:span></text:span><text:span text:style-name="apple-style-span"><text:span text:style-name="T3">14</text:span></text:span><text:span text:style-name="apple-converted-space"><text:span text:style-name="T1"> </text:span></text:span><text:span text:style-name="apple-style-span"><text:span text:style-name="T2">थेवथ्विजगुरुप्राज्ञपूजनं</text:span></text:span><text:span text:style-name="apple-style-span"><text:span text:style-name="T1"> </text:span></text:span><text:span text:style-name="apple-style-span"><text:span text:style-name="T2">शौचम</text:span></text:span><text:span text:style-name="apple-style-span"><text:span text:style-name="T1"> </text:span></text:span><text:span text:style-name="apple-style-span"><text:span text:style-name="T2">आर्जव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बरह्मचर्यम</text:span></text:span><text:span text:style-name="apple-style-span"><text:span text:style-name="T1"> </text:span></text:span><text:span text:style-name="apple-style-span"><text:span text:style-name="T2">अहिंसा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शारीरं</text:span></text:span><text:span text:style-name="apple-style-span"><text:span text:style-name="T1"> </text:span></text:span><text:span text:style-name="apple-style-span"><text:span text:style-name="T2">तप</text:span></text:span><text:span text:style-name="apple-style-span"><text:span text:style-name="T1"> </text:span></text:span><text:span text:style-name="apple-style-span"><text:span text:style-name="T2">उच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15</text:span></text:span><text:span text:style-name="apple-converted-space"><text:span text:style-name="T1"> </text:span></text:span><text:span text:style-name="apple-style-span"><text:span text:style-name="T2">अनुथ्वेगकरं</text:span></text:span><text:span text:style-name="apple-style-span"><text:span text:style-name="T1"> </text:span></text:span><text:span text:style-name="apple-style-span"><text:span text:style-name="T2">वाक्यं</text:span></text:span><text:span text:style-name="apple-style-span"><text:span text:style-name="T1"> </text:span></text:span><text:span text:style-name="apple-style-span"><text:span text:style-name="T2">सत्यं</text:span></text:span><text:span text:style-name="apple-style-span"><text:span text:style-name="T1"> </text:span></text:span><text:span text:style-name="apple-style-span"><text:span text:style-name="T2">परियहित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य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वाध्यायाभ्यसनं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वाङ्मयं</text:span></text:span><text:span text:style-name="apple-style-span"><text:span text:style-name="T1"> </text:span></text:span><text:span text:style-name="apple-style-span"><text:span text:style-name="T2">तप</text:span></text:span><text:span text:style-name="apple-style-span"><text:span text:style-name="T1"> </text:span></text:span><text:span text:style-name="apple-style-span"><text:span text:style-name="T2">उच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16</text:span></text:span><text:span text:style-name="apple-converted-space"><text:span text:style-name="T1"> </text:span></text:span><text:span text:style-name="apple-style-span"><text:span text:style-name="T2">मनःप्रसाथः</text:span></text:span><text:span text:style-name="apple-style-span"><text:span text:style-name="T1"> </text:span></text:span><text:span text:style-name="apple-style-span"><text:span text:style-name="T2">सौम्यत्वं</text:span></text:span><text:span text:style-name="apple-style-span"><text:span text:style-name="T1"> </text:span></text:span><text:span text:style-name="apple-style-span"><text:span text:style-name="T2">मौनम</text:span></text:span><text:span text:style-name="apple-style-span"><text:span text:style-name="T1"> </text:span></text:span><text:span text:style-name="apple-style-span"><text:span text:style-name="T2">आत्मविनिग्रह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भावसंशुथ्धिर</text:span></text:span><text:span text:style-name="apple-style-span"><text:span text:style-name="T1"> </text:span></text:span><text:span text:style-name="apple-style-span"><text:span text:style-name="T2">इत्य</text:span></text:span><text:span text:style-name="apple-style-span"><text:span text:style-name="T1"> </text:span></text:span><text:span text:style-name="apple-style-span"><text:span text:style-name="T2">एतत</text:span></text:span><text:span text:style-name="apple-style-span"><text:span text:style-name="T1"> </text:span></text:span><text:span text:style-name="apple-style-span"><text:span text:style-name="T2">तपॊ</text:span></text:span><text:span text:style-name="apple-style-span"><text:span text:style-name="T1"> </text:span></text:span><text:span text:style-name="apple-style-span"><text:span text:style-name="T2">मानसम</text:span></text:span><text:span text:style-name="apple-style-span"><text:span text:style-name="T1"> </text:span></text:span><text:span text:style-name="apple-style-span"><text:span text:style-name="T2">उच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17</text:span></text:span><text:span text:style-name="apple-converted-space"><text:span text:style-name="T1"> </text:span></text:span><text:span text:style-name="apple-style-span"><text:span text:style-name="T2">शरथ्धया</text:span></text:span><text:span text:style-name="apple-style-span"><text:span text:style-name="T1"> </text:span></text:span><text:span text:style-name="apple-style-span"><text:span text:style-name="T2">परया</text:span></text:span><text:span text:style-name="apple-style-span"><text:span text:style-name="T1"> </text:span></text:span><text:span text:style-name="apple-style-span"><text:span text:style-name="T2">तप्तं</text:span></text:span><text:span text:style-name="apple-style-span"><text:span text:style-name="T1"> </text:span></text:span><text:span text:style-name="apple-style-span"><text:span text:style-name="T2">तपस</text:span></text:span><text:span text:style-name="apple-style-span"><text:span text:style-name="T1"> 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तरिविधं</text:span></text:span><text:span text:style-name="apple-style-span"><text:span text:style-name="T1"> </text:span></text:span><text:span text:style-name="apple-style-span"><text:span text:style-name="T2">नरै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फलाकाङ्क्षिभिर</text:span></text:span><text:span text:style-name="apple-style-span"><text:span text:style-name="T1"> </text:span></text:span><text:span text:style-name="apple-style-span"><text:span text:style-name="T2">युक्तैः</text:span></text:span><text:span text:style-name="apple-style-span"><text:span text:style-name="T1"> </text:span></text:span><text:span text:style-name="apple-style-span"><text:span text:style-name="T2">सात्त्विकं</text:span></text:span><text:span text:style-name="apple-style-span"><text:span text:style-name="T1"> </text:span></text:span><text:span text:style-name="apple-style-span"><text:span text:style-name="T2">परिचक्षते</text:span></text:span><text:span text:style-name="T1"><text:line-break/></text:span><text:span text:style-name="apple-style-span"><text:span text:style-name="T1"> </text:span></text:span><text:span text:style-name="apple-style-span"><text:span text:style-name="T3">18</text:span></text:span><text:span text:style-name="apple-converted-space"><text:span text:style-name="T1"> </text:span></text:span><text:span text:style-name="apple-style-span"><text:span text:style-name="T2">सत्कारमानपूजार्दं</text:span></text:span><text:span text:style-name="apple-style-span"><text:span text:style-name="T1"> </text:span></text:span><text:span text:style-name="apple-style-span"><text:span text:style-name="T2">तपॊ</text:span></text:span><text:span text:style-name="apple-style-span"><text:span text:style-name="T1"> </text:span></text:span><text:span text:style-name="apple-style-span"><text:span text:style-name="T2">थम्भेन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य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रियते</text:span></text:span><text:span text:style-name="apple-style-span"><text:span text:style-name="T1">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इह</text:span></text:span><text:span text:style-name="apple-style-span"><text:span text:style-name="T1"> </text:span></text:span><text:span text:style-name="apple-style-span"><text:span text:style-name="T2">परॊक्तं</text:span></text:span><text:span text:style-name="apple-style-span"><text:span text:style-name="T1"> </text:span></text:span><text:span text:style-name="apple-style-span"><text:span text:style-name="T2">राजसं</text:span></text:span><text:span text:style-name="apple-style-span"><text:span text:style-name="T1"> </text:span></text:span><text:span text:style-name="apple-style-span"><text:span text:style-name="T2">चलम</text:span></text:span><text:span text:style-name="apple-style-span"><text:span text:style-name="T1"> </text:span></text:span><text:span text:style-name="apple-style-span"><text:span text:style-name="T2">अध्रुवम</text:span></text:span><text:span text:style-name="T1"><text:line-break/></text:span><text:span text:style-name="apple-style-span"><text:span text:style-name="T1"> </text:span></text:span><text:span text:style-name="apple-style-span"><text:span text:style-name="T3">19</text:span></text:span><text:span text:style-name="apple-converted-space"><text:span text:style-name="T1"> </text:span></text:span><text:span text:style-name="apple-style-span"><text:span text:style-name="T2">मूढग्राहेणात्मनॊ</text:span></text:span><text:span text:style-name="apple-style-span"><text:span text:style-name="T1"> </text:span></text:span><text:span text:style-name="apple-style-span"><text:span text:style-name="T2">यत</text:span></text:span><text:span text:style-name="apple-style-span"><text:span text:style-name="T1"> </text:span></text:span><text:span text:style-name="apple-style-span"><text:span text:style-name="T2">पीडया</text:span></text:span><text:span text:style-name="apple-style-span"><text:span text:style-name="T1"> </text:span></text:span><text:span text:style-name="apple-style-span"><text:span text:style-name="T2">करियते</text:span></text:span><text:span text:style-name="apple-style-span"><text:span text:style-name="T1"> </text:span></text:span><text:span text:style-name="apple-style-span"><text:span text:style-name="T2">तप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रस्यॊत्साथनार्दं</text:span></text:span><text:span text:style-name="apple-style-span"><text:span text:style-name="T1"> </text:span></text:span><text:span text:style-name="apple-style-span"><text:span text:style-name="T2">वा</text:span></text:span><text:span text:style-name="apple-style-span"><text:span text:style-name="T1"> 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तामसम</text:span></text:span><text:span text:style-name="apple-style-span"><text:span text:style-name="T1"> </text:span></text:span><text:span text:style-name="apple-style-span"><text:span text:style-name="T2">उथाहृतम</text:span></text:span><text:span text:style-name="T1"><text:line-break/></text:span><text:span text:style-name="apple-style-span"><text:span text:style-name="T1"> </text:span></text:span><text:span text:style-name="apple-style-span"><text:span text:style-name="T3">20</text:span></text:span><text:span text:style-name="apple-converted-space"><text:span text:style-name="T1"> </text:span></text:span><text:span text:style-name="apple-style-span"><text:span text:style-name="T2">थातव्यम</text:span></text:span><text:span text:style-name="apple-style-span"><text:span text:style-name="T1"> 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यथ</text:span></text:span><text:span text:style-name="apple-style-span"><text:span text:style-name="T1"> </text:span></text:span><text:span text:style-name="apple-style-span"><text:span text:style-name="T2">थानं</text:span></text:span><text:span text:style-name="apple-style-span"><text:span text:style-name="T1"> </text:span></text:span><text:span text:style-name="apple-style-span"><text:span text:style-name="T2">थीयते</text:span></text:span><text:span text:style-name="apple-style-span"><text:span text:style-name="T1"> </text:span></text:span><text:span text:style-name="apple-style-span"><text:span text:style-name="T2">ऽनुपकारिण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थेशे</text:span></text:span><text:span text:style-name="apple-style-span"><text:span text:style-name="T1"> </text:span></text:span><text:span text:style-name="apple-style-span"><text:span text:style-name="T2">काले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ात्रे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थानं</text:span></text:span><text:span text:style-name="apple-style-span"><text:span text:style-name="T1"> </text:span></text:span><text:span text:style-name="apple-style-span"><text:span text:style-name="T2">सात्त्विकं</text:span></text:span><text:span text:style-name="apple-style-span"><text:span text:style-name="T1"> </text:span></text:span><text:span text:style-name="apple-style-span"><text:span text:style-name="T2">समृतम</text:span></text:span><text:span text:style-name="T1"><text:line-break/></text:span><text:span text:style-name="apple-style-span"><text:span text:style-name="T1"> </text:span></text:span><text:span text:style-name="apple-style-span"><text:span text:style-name="T3">21</text:span></text:span><text:span text:style-name="apple-converted-space"><text:span text:style-name="T1"> </text:span></text:span><text:span text:style-name="apple-style-span"><text:span text:style-name="T2">यत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परत्युपकारार्दं</text:span></text:span><text:span text:style-name="apple-style-span"><text:span text:style-name="T1"> </text:span></text:span><text:span text:style-name="apple-style-span"><text:span text:style-name="T2">फलम</text:span></text:span><text:span text:style-name="apple-style-span"><text:span text:style-name="T1"> </text:span></text:span><text:span text:style-name="apple-style-span"><text:span text:style-name="T2">उथ्थिश्य</text:span></text:span><text:span text:style-name="apple-style-span"><text:span text:style-name="T1"> </text:span></text:span><text:span text:style-name="apple-style-span"><text:span text:style-name="T2">वा</text:span></text:span><text:span text:style-name="apple-style-span"><text:span text:style-name="T1"> </text:span></text:span><text:span text:style-name="apple-style-span"><text:span text:style-name="T2">पुन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थीयते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रिक्लिष्टं</text:span></text:span><text:span text:style-name="apple-style-span"><text:span text:style-name="T1">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थानं</text:span></text:span><text:span text:style-name="apple-style-span"><text:span text:style-name="T1"> </text:span></text:span><text:span text:style-name="apple-style-span"><text:span text:style-name="T2">राजसं</text:span></text:span><text:span text:style-name="apple-style-span"><text:span text:style-name="T1"> </text:span></text:span><text:span text:style-name="apple-style-span"><text:span text:style-name="T2">समृतम</text:span></text:span><text:span text:style-name="T1"><text:line-break/></text:span><text:span text:style-name="apple-style-span"><text:span text:style-name="T1"> </text:span></text:span><text:span text:style-name="apple-style-span"><text:span text:style-name="T3">22</text:span></text:span><text:span text:style-name="apple-converted-space"><text:span text:style-name="T1"> </text:span></text:span><text:span text:style-name="apple-style-span"><text:span text:style-name="T2">अथेशकाले</text:span></text:span><text:span text:style-name="apple-style-span"><text:span text:style-name="T1"> </text:span></text:span><text:span text:style-name="apple-style-span"><text:span text:style-name="T2">यथ</text:span></text:span><text:span text:style-name="apple-style-span"><text:span text:style-name="T1"> </text:span></text:span><text:span text:style-name="apple-style-span"><text:span text:style-name="T2">थानम</text:span></text:span><text:span text:style-name="apple-style-span"><text:span text:style-name="T1"> </text:span></text:span><text:span text:style-name="apple-style-span"><text:span text:style-name="T2">अपात्रेभ्य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थीय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सत्कृतम</text:span></text:span><text:span text:style-name="apple-style-span"><text:span text:style-name="T1"> </text:span></text:span><text:span text:style-name="apple-style-span"><text:span text:style-name="T2">अवज्ञातं</text:span></text:span><text:span text:style-name="apple-style-span"><text:span text:style-name="T1"> 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तामसम</text:span></text:span><text:span text:style-name="apple-style-span"><text:span text:style-name="T1"> </text:span></text:span><text:span text:style-name="apple-style-span"><text:span text:style-name="T2">उथाहृतम</text:span></text:span><text:span text:style-name="T1"><text:line-break/></text:span><text:span text:style-name="apple-style-span"><text:span text:style-name="T1"> </text:span></text:span><text:span text:style-name="apple-style-span"><text:span text:style-name="T3">23</text:span></text:span><text:span text:style-name="apple-converted-space"><text:span text:style-name="T1"> </text:span></text:span><text:span text:style-name="apple-style-span"><text:span text:style-name="T2">ओं</text:span></text:span><text:span text:style-name="apple-style-span"><text:span text:style-name="T1"> 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सथ</text:span></text:span><text:span text:style-name="apple-style-span"><text:span text:style-name="T1"> 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निर्थेशॊ</text:span></text:span><text:span text:style-name="apple-style-span"><text:span text:style-name="T1"> </text:span></text:span><text:span text:style-name="apple-style-span"><text:span text:style-name="T2">बरह्मणस</text:span></text:span><text:span text:style-name="apple-style-span"><text:span text:style-name="T1"> </text:span></text:span><text:span text:style-name="apple-style-span"><text:span text:style-name="T2">तरिविधः</text:span></text:span><text:span text:style-name="apple-style-span"><text:span text:style-name="T1"> </text:span></text:span><text:span text:style-name="apple-style-span"><text:span text:style-name="T2">समृत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बराह्मणास</text:span></text:span><text:span text:style-name="apple-style-span"><text:span text:style-name="T1"> </text:span></text:span><text:span text:style-name="apple-style-span"><text:span text:style-name="T2">तेन</text:span></text:span><text:span text:style-name="apple-style-span"><text:span text:style-name="T1"> </text:span></text:span><text:span text:style-name="apple-style-span"><text:span text:style-name="T2">वेथा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यज्ञा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विहिताः</text:span></text:span><text:span text:style-name="apple-style-span"><text:span text:style-name="T1"> </text:span></text:span><text:span text:style-name="apple-style-span"><text:span text:style-name="T2">पुरा</text:span></text:span><text:span text:style-name="T1"><text:line-break/></text:span><text:span text:style-name="apple-style-span"><text:span text:style-name="T1"> </text:span></text:span><text:span text:style-name="apple-style-span"><text:span text:style-name="T3">24</text:span></text:span><text:span text:style-name="apple-converted-space"><text:span text:style-name="T1"> </text:span></text:span><text:span text:style-name="apple-style-span"><text:span text:style-name="T2">तस्माथ</text:span></text:span><text:span text:style-name="apple-style-span"><text:span text:style-name="T1"> </text:span></text:span><text:span text:style-name="apple-style-span"><text:span text:style-name="T2">ओम</text:span></text:span><text:span text:style-name="apple-style-span"><text:span text:style-name="T1"> </text:span></text:span><text:span text:style-name="apple-style-span"><text:span text:style-name="T2">इत्य</text:span></text:span><text:span text:style-name="apple-style-span"><text:span text:style-name="T1"> </text:span></text:span><text:span text:style-name="apple-style-span"><text:span text:style-name="T2">उथाहृत्य</text:span></text:span><text:span text:style-name="apple-style-span"><text:span text:style-name="T1"> </text:span></text:span><text:span text:style-name="apple-style-span"><text:span text:style-name="T2">यज्ञथानतपःक्रियाः</text:span></text:span><text:span text:style-name="T1"><text:line-break/></text:span><text:soft-page-break/><text:span text:style-name="apple-style-span"><text:span text:style-name="T1">     </text:span></text:span><text:span text:style-name="apple-style-span"><text:span text:style-name="T2">परवर्तन्ते</text:span></text:span><text:span text:style-name="apple-style-span"><text:span text:style-name="T1"> </text:span></text:span><text:span text:style-name="apple-style-span"><text:span text:style-name="T2">विधानॊक्ताः</text:span></text:span><text:span text:style-name="apple-style-span"><text:span text:style-name="T1"> </text:span></text:span><text:span text:style-name="apple-style-span"><text:span text:style-name="T2">सततं</text:span></text:span><text:span text:style-name="apple-style-span"><text:span text:style-name="T1"> </text:span></text:span><text:span text:style-name="apple-style-span"><text:span text:style-name="T2">बरह्मवाथिनाम</text:span></text:span><text:span text:style-name="T1"><text:line-break/></text:span><text:span text:style-name="apple-style-span"><text:span text:style-name="T1"> </text:span></text:span><text:span text:style-name="apple-style-span"><text:span text:style-name="T3">25</text:span></text:span><text:span text:style-name="apple-converted-space"><text:span text:style-name="T1"> 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इत्य</text:span></text:span><text:span text:style-name="apple-style-span"><text:span text:style-name="T1"> </text:span></text:span><text:span text:style-name="apple-style-span"><text:span text:style-name="T2">अनभिसंधाय</text:span></text:span><text:span text:style-name="apple-style-span"><text:span text:style-name="T1"> </text:span></text:span><text:span text:style-name="apple-style-span"><text:span text:style-name="T2">फलं</text:span></text:span><text:span text:style-name="apple-style-span"><text:span text:style-name="T1"> </text:span></text:span><text:span text:style-name="apple-style-span"><text:span text:style-name="T2">यज्ञतपःक्रिय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थानक्रिया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विविधाः</text:span></text:span><text:span text:style-name="apple-style-span"><text:span text:style-name="T1"> </text:span></text:span><text:span text:style-name="apple-style-span"><text:span text:style-name="T2">करियन्ते</text:span></text:span><text:span text:style-name="apple-style-span"><text:span text:style-name="T1"> </text:span></text:span><text:span text:style-name="apple-style-span"><text:span text:style-name="T2">मॊक्षकाङ्क्षिभिः</text:span></text:span><text:span text:style-name="T1"><text:line-break/></text:span><text:span text:style-name="apple-style-span"><text:span text:style-name="T1"> </text:span></text:span><text:span text:style-name="apple-style-span"><text:span text:style-name="T3">26</text:span></text:span><text:span text:style-name="apple-converted-space"><text:span text:style-name="T1"> </text:span></text:span><text:span text:style-name="apple-style-span"><text:span text:style-name="T2">सथ्भावे</text:span></text:span><text:span text:style-name="apple-style-span"><text:span text:style-name="T1"> </text:span></text:span><text:span text:style-name="apple-style-span"><text:span text:style-name="T2">साधुभावे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सथ</text:span></text:span><text:span text:style-name="apple-style-span"><text:span text:style-name="T1"> </text:span></text:span><text:span text:style-name="apple-style-span"><text:span text:style-name="T2">इत्य</text:span></text:span><text:span text:style-name="apple-style-span"><text:span text:style-name="T1"> </text:span></text:span><text:span text:style-name="apple-style-span"><text:span text:style-name="T2">एतत</text:span></text:span><text:span text:style-name="apple-style-span"><text:span text:style-name="T1"> </text:span></text:span><text:span text:style-name="apple-style-span"><text:span text:style-name="T2">परयुज्य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रशस्ते</text:span></text:span><text:span text:style-name="apple-style-span"><text:span text:style-name="T1"> </text:span></text:span><text:span text:style-name="apple-style-span"><text:span text:style-name="T2">कर्मणि</text:span></text:span><text:span text:style-name="apple-style-span"><text:span text:style-name="T1"> </text:span></text:span><text:span text:style-name="apple-style-span"><text:span text:style-name="T2">तदा</text:span></text:span><text:span text:style-name="apple-style-span"><text:span text:style-name="T1"> </text:span></text:span><text:span text:style-name="apple-style-span"><text:span text:style-name="T2">सच्छब्थः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युज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27</text:span></text:span><text:span text:style-name="apple-converted-space"><text:span text:style-name="T1"> </text:span></text:span><text:span text:style-name="apple-style-span"><text:span text:style-name="T2">यज्ञे</text:span></text:span><text:span text:style-name="apple-style-span"><text:span text:style-name="T1"> </text:span></text:span><text:span text:style-name="apple-style-span"><text:span text:style-name="T2">तपसि</text:span></text:span><text:span text:style-name="apple-style-span"><text:span text:style-name="T1"> </text:span></text:span><text:span text:style-name="apple-style-span"><text:span text:style-name="T2">थाने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सदितिः</text:span></text:span><text:span text:style-name="apple-style-span"><text:span text:style-name="T1"> </text:span></text:span><text:span text:style-name="apple-style-span"><text:span text:style-name="T2">सथ</text:span></text:span><text:span text:style-name="apple-style-span"><text:span text:style-name="T1"> 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चॊच्य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तथर्दीयं</text:span></text:span><text:span text:style-name="apple-style-span"><text:span text:style-name="T1"> </text:span></text:span><text:span text:style-name="apple-style-span"><text:span text:style-name="T2">सथ</text:span></text:span><text:span text:style-name="apple-style-span"><text:span text:style-name="T1"> </text:span></text:span><text:span text:style-name="apple-style-span"><text:span text:style-name="T2">इत्य</text:span></text:span><text:span text:style-name="apple-style-span"><text:span text:style-name="T1"> </text:span></text:span><text:span text:style-name="apple-style-span"><text:span text:style-name="T2">एवाभिधीयते</text:span></text:span><text:span text:style-name="T1"><text:line-break/></text:span><text:span text:style-name="apple-style-span"><text:span text:style-name="T1"> </text:span></text:span><text:span text:style-name="apple-style-span"><text:span text:style-name="T3">28</text:span></text:span><text:span text:style-name="apple-converted-space"><text:span text:style-name="T1"> </text:span></text:span><text:span text:style-name="apple-style-span"><text:span text:style-name="T2">अश्रथ्धया</text:span></text:span><text:span text:style-name="apple-style-span"><text:span text:style-name="T1"> </text:span></text:span><text:span text:style-name="apple-style-span"><text:span text:style-name="T2">हुतं</text:span></text:span><text:span text:style-name="apple-style-span"><text:span text:style-name="T1"> </text:span></text:span><text:span text:style-name="apple-style-span"><text:span text:style-name="T2">थत्तं</text:span></text:span><text:span text:style-name="apple-style-span"><text:span text:style-name="T1"> </text:span></text:span><text:span text:style-name="apple-style-span"><text:span text:style-name="T2">तपस</text:span></text:span><text:span text:style-name="apple-style-span"><text:span text:style-name="T1"> </text:span></text:span><text:span text:style-name="apple-style-span"><text:span text:style-name="T2">तप्तं</text:span></text:span><text:span text:style-name="apple-style-span"><text:span text:style-name="T1"> </text:span></text:span><text:span text:style-name="apple-style-span"><text:span text:style-name="T2">कृत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य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सथ</text:span></text:span><text:span text:style-name="apple-style-span"><text:span text:style-name="T1"> </text:span></text:span><text:span text:style-name="apple-style-span"><text:span text:style-name="T2">इत्य</text:span></text:span><text:span text:style-name="apple-style-span"><text:span text:style-name="T1"> </text:span></text:span><text:span text:style-name="apple-style-span"><text:span text:style-name="T2">उच्यते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परेत्य</text:span></text:span><text:span text:style-name="apple-style-span"><text:span text:style-name="T1"> </text:span></text:span><text:span text:style-name="apple-style-span"><text:span text:style-name="T2">नॊ</text:span></text:span><text:span text:style-name="apple-style-span"><text:span text:style-name="T1"> </text:span></text:span><text:span text:style-name="apple-style-span"><text:span text:style-name="T2">इह</text:span></text:span></text:p>
      <text:p text:style-name="Standard"><text:span text:style-name="apple-style-span"><text:span text:style-name="T2"/></text:span></text:p>
      <text:p text:style-name="Standard"><text:span text:style-name="apple-style-span"><text:span text:style-name="T2">अर्जु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संन्यासस्य</text:span></text:span><text:span text:style-name="apple-style-span"><text:span text:style-name="T1"> </text:span></text:span><text:span text:style-name="apple-style-span"><text:span text:style-name="T2">महाबाहॊ</text:span></text:span><text:span text:style-name="apple-style-span"><text:span text:style-name="T1"> </text:span></text:span><text:span text:style-name="apple-style-span"><text:span text:style-name="T2">तत्त्वम</text:span></text:span><text:span text:style-name="apple-style-span"><text:span text:style-name="T1"> </text:span></text:span><text:span text:style-name="apple-style-span"><text:span text:style-name="T2">इच्छामि</text:span></text:span><text:span text:style-name="apple-style-span"><text:span text:style-name="T1"> </text:span></text:span><text:span text:style-name="apple-style-span"><text:span text:style-name="T2">वेथितु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तयागस्य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हृषीकेश</text:span></text:span><text:span text:style-name="apple-style-span"><text:span text:style-name="T1"> </text:span></text:span><text:span text:style-name="apple-style-span"><text:span text:style-name="T2">पृदक</text:span></text:span><text:span text:style-name="apple-style-span"><text:span text:style-name="T1"> </text:span></text:span><text:span text:style-name="apple-style-span"><text:span text:style-name="T2">केशिनिषूथन</text:span></text:span><text:span text:style-name="T1"><text:line-break/></text:span><text:span text:style-name="apple-style-span"><text:span text:style-name="T1">  </text:span></text:span><text:span text:style-name="apple-style-span"><text:span text:style-name="T3">2</text:span></text:span><text:span text:style-name="apple-converted-space"><text:span text:style-name="T1"> </text:span></text:span><text:span text:style-name="apple-style-span"><text:span text:style-name="T2">शरीभगवा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काम्यानां</text:span></text:span><text:span text:style-name="apple-style-span"><text:span text:style-name="T1"> </text:span></text:span><text:span text:style-name="apple-style-span"><text:span text:style-name="T2">कर्मणां</text:span></text:span><text:span text:style-name="apple-style-span"><text:span text:style-name="T1"> </text:span></text:span><text:span text:style-name="apple-style-span"><text:span text:style-name="T2">नयासं</text:span></text:span><text:span text:style-name="apple-style-span"><text:span text:style-name="T1"> </text:span></text:span><text:span text:style-name="apple-style-span"><text:span text:style-name="T2">संन्यासं</text:span></text:span><text:span text:style-name="apple-style-span"><text:span text:style-name="T1"> </text:span></text:span><text:span text:style-name="apple-style-span"><text:span text:style-name="T2">कवयॊ</text:span></text:span><text:span text:style-name="apple-style-span"><text:span text:style-name="T1"> </text:span></text:span><text:span text:style-name="apple-style-span"><text:span text:style-name="T2">विथु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सर्वकर्मफलत्यागं</text:span></text:span><text:span text:style-name="apple-style-span"><text:span text:style-name="T1"> </text:span></text:span><text:span text:style-name="apple-style-span"><text:span text:style-name="T2">पराहुस</text:span></text:span><text:span text:style-name="apple-style-span"><text:span text:style-name="T1"> </text:span></text:span><text:span text:style-name="apple-style-span"><text:span text:style-name="T2">तयागं</text:span></text:span><text:span text:style-name="apple-style-span"><text:span text:style-name="T1"> </text:span></text:span><text:span text:style-name="apple-style-span"><text:span text:style-name="T2">विचक्षणाः</text:span></text:span><text:span text:style-name="T1"><text:line-break/></text:span><text:span text:style-name="apple-style-span"><text:span text:style-name="T1">  </text:span></text:span><text:span text:style-name="apple-style-span"><text:span text:style-name="T3">3</text:span></text:span><text:span text:style-name="apple-converted-space"><text:span text:style-name="T1"> </text:span></text:span><text:span text:style-name="apple-style-span"><text:span text:style-name="T2">तयाज्यं</text:span></text:span><text:span text:style-name="apple-style-span"><text:span text:style-name="T1"> </text:span></text:span><text:span text:style-name="apple-style-span"><text:span text:style-name="T2">थॊषवथ</text:span></text:span><text:span text:style-name="apple-style-span"><text:span text:style-name="T1"> </text:span></text:span><text:span text:style-name="apple-style-span"><text:span text:style-name="T2">इत्य</text:span></text:span><text:span text:style-name="apple-style-span"><text:span text:style-name="T1"> </text:span></text:span><text:span text:style-name="apple-style-span"><text:span text:style-name="T2">एके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पराहुर</text:span></text:span><text:span text:style-name="apple-style-span"><text:span text:style-name="T1"> </text:span></text:span><text:span text:style-name="apple-style-span"><text:span text:style-name="T2">मनीषिण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यज्ञथानतपःकर्म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तयाज्यम</text:span></text:span><text:span text:style-name="apple-style-span"><text:span text:style-name="T1"> 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चापरे</text:span></text:span><text:span text:style-name="T1"><text:line-break/></text:span><text:span text:style-name="apple-style-span"><text:span text:style-name="T1">  </text:span></text:span><text:span text:style-name="apple-style-span"><text:span text:style-name="T3">4</text:span></text:span><text:span text:style-name="apple-converted-space"><text:span text:style-name="T1"> </text:span></text:span><text:span text:style-name="apple-style-span"><text:span text:style-name="T2">निश्चयं</text:span></text:span><text:span text:style-name="apple-style-span"><text:span text:style-name="T1"> </text:span></text:span><text:span text:style-name="apple-style-span"><text:span text:style-name="T2">शृणु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तत्र</text:span></text:span><text:span text:style-name="apple-style-span"><text:span text:style-name="T1"> </text:span></text:span><text:span text:style-name="apple-style-span"><text:span text:style-name="T2">तयागे</text:span></text:span><text:span text:style-name="apple-style-span"><text:span text:style-name="T1"> </text:span></text:span><text:span text:style-name="apple-style-span"><text:span text:style-name="T2">भरतसत्त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तयागॊ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पुरुषव्याघ्र</text:span></text:span><text:span text:style-name="apple-style-span"><text:span text:style-name="T1"> </text:span></text:span><text:span text:style-name="apple-style-span"><text:span text:style-name="T2">तरिविधः</text:span></text:span><text:span text:style-name="apple-style-span"><text:span text:style-name="T1"> </text:span></text:span><text:span text:style-name="apple-style-span"><text:span text:style-name="T2">संप्रकीर्तितः</text:span></text:span><text:span text:style-name="T1"><text:line-break/></text:span><text:span text:style-name="apple-style-span"><text:span text:style-name="T1">  </text:span></text:span><text:span text:style-name="apple-style-span"><text:span text:style-name="T3">5</text:span></text:span><text:span text:style-name="apple-converted-space"><text:span text:style-name="T1"> </text:span></text:span><text:span text:style-name="apple-style-span"><text:span text:style-name="T2">यज्ञथानतपःकर्म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तयाज्यं</text:span></text:span><text:span text:style-name="apple-style-span"><text:span text:style-name="T1"> </text:span></text:span><text:span text:style-name="apple-style-span"><text:span text:style-name="T2">कार्यम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तत</text:span></text:span><text:span text:style-name="T1"><text:line-break/></text:span><text:span text:style-name="apple-style-span"><text:span text:style-name="T1">      </text:span></text:span><text:span text:style-name="apple-style-span"><text:span text:style-name="T2">यज्ञॊ</text:span></text:span><text:span text:style-name="apple-style-span"><text:span text:style-name="T1"> </text:span></text:span><text:span text:style-name="apple-style-span"><text:span text:style-name="T2">थानं</text:span></text:span><text:span text:style-name="apple-style-span"><text:span text:style-name="T1"> </text:span></text:span><text:span text:style-name="apple-style-span"><text:span text:style-name="T2">तपश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पावनानि</text:span></text:span><text:span text:style-name="apple-style-span"><text:span text:style-name="T1"> </text:span></text:span><text:span text:style-name="apple-style-span"><text:span text:style-name="T2">मनीषिणाम</text:span></text:span><text:span text:style-name="T1"><text:line-break/></text:span><text:span text:style-name="apple-style-span"><text:span text:style-name="T1">  </text:span></text:span><text:span text:style-name="apple-style-span"><text:span text:style-name="T3">6</text:span></text:span><text:span text:style-name="apple-converted-space"><text:span text:style-name="T1"> </text:span></text:span><text:span text:style-name="apple-style-span"><text:span text:style-name="T2">एतान्य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कर्माणि</text:span></text:span><text:span text:style-name="apple-style-span"><text:span text:style-name="T1"> </text:span></text:span><text:span text:style-name="apple-style-span"><text:span text:style-name="T2">सङ्गं</text:span></text:span><text:span text:style-name="apple-style-span"><text:span text:style-name="T1"> </text:span></text:span><text:span text:style-name="apple-style-span"><text:span text:style-name="T2">तयक्त्वा</text:span></text:span><text:span text:style-name="apple-style-span"><text:span text:style-name="T1"> </text:span></text:span><text:span text:style-name="apple-style-span"><text:span text:style-name="T2">फलानि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कर्तव्यानीति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निश्चितं</text:span></text:span><text:span text:style-name="apple-style-span"><text:span text:style-name="T1"> </text:span></text:span><text:span text:style-name="apple-style-span"><text:span text:style-name="T2">मतम</text:span></text:span><text:span text:style-name="apple-style-span"><text:span text:style-name="T1"> </text:span></text:span><text:span text:style-name="apple-style-span"><text:span text:style-name="T2">उत्तमम</text:span></text:span><text:span text:style-name="T1"><text:line-break/></text:span><text:span text:style-name="apple-style-span"><text:span text:style-name="T1">  </text:span></text:span><text:span text:style-name="apple-style-span"><text:span text:style-name="T3">7</text:span></text:span><text:span text:style-name="apple-converted-space"><text:span text:style-name="T1"> </text:span></text:span><text:span text:style-name="apple-style-span"><text:span text:style-name="T2">नियतस्य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संन्यासः</text:span></text:span><text:span text:style-name="apple-style-span"><text:span text:style-name="T1"> </text:span></text:span><text:span text:style-name="apple-style-span"><text:span text:style-name="T2">कर्मणॊ</text:span></text:span><text:span text:style-name="apple-style-span"><text:span text:style-name="T1"> </text:span></text:span><text:span text:style-name="apple-style-span"><text:span text:style-name="T2">नॊपपथ्यते</text:span></text:span><text:span text:style-name="T1"><text:line-break/></text:span><text:span text:style-name="apple-style-span"><text:span text:style-name="T1">      </text:span></text:span><text:span text:style-name="apple-style-span"><text:span text:style-name="T2">मॊहात</text:span></text:span><text:span text:style-name="apple-style-span"><text:span text:style-name="T1"> </text:span></text:span><text:span text:style-name="apple-style-span"><text:span text:style-name="T2">तस्य</text:span></text:span><text:span text:style-name="apple-style-span"><text:span text:style-name="T1"> </text:span></text:span><text:span text:style-name="apple-style-span"><text:span text:style-name="T2">परित्यागस</text:span></text:span><text:span text:style-name="apple-style-span"><text:span text:style-name="T1"> </text:span></text:span><text:span text:style-name="apple-style-span"><text:span text:style-name="T2">तामसः</text:span></text:span><text:span text:style-name="apple-style-span"><text:span text:style-name="T1"> </text:span></text:span><text:span text:style-name="apple-style-span"><text:span text:style-name="T2">परिकीर्तितः</text:span></text:span><text:span text:style-name="T1"><text:line-break/></text:span><text:span text:style-name="apple-style-span"><text:span text:style-name="T1">  </text:span></text:span><text:span text:style-name="apple-style-span"><text:span text:style-name="T3">8</text:span></text:span><text:span text:style-name="apple-converted-space"><text:span text:style-name="T1"> </text:span></text:span><text:span text:style-name="apple-style-span"><text:span text:style-name="T2">थुःखम</text:span></text:span><text:span text:style-name="apple-style-span"><text:span text:style-name="T1"> </text:span></text:span><text:span text:style-name="apple-style-span"><text:span text:style-name="T2">इत्य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यत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कायक्लेशभयात</text:span></text:span><text:span text:style-name="apple-style-span"><text:span text:style-name="T1"> </text:span></text:span><text:span text:style-name="apple-style-span"><text:span text:style-name="T2">तयजेत</text:span></text:span><text:span text:style-name="T1"><text:line-break/></text:span><text:span text:style-name="apple-style-span"><text:span text:style-name="T1">     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कृत्वा</text:span></text:span><text:span text:style-name="apple-style-span"><text:span text:style-name="T1"> </text:span></text:span><text:span text:style-name="apple-style-span"><text:span text:style-name="T2">राजसं</text:span></text:span><text:span text:style-name="apple-style-span"><text:span text:style-name="T1"> </text:span></text:span><text:span text:style-name="apple-style-span"><text:span text:style-name="T2">तयागं</text:span></text:span><text:span text:style-name="apple-style-span"><text:span text:style-name="T1"> </text:span></text:span><text:span text:style-name="apple-style-span"><text:span text:style-name="T2">नैव</text:span></text:span><text:span text:style-name="apple-style-span"><text:span text:style-name="T1"> </text:span></text:span><text:span text:style-name="apple-style-span"><text:span text:style-name="T2">तयागफलं</text:span></text:span><text:span text:style-name="apple-style-span"><text:span text:style-name="T1"> </text:span></text:span><text:span text:style-name="apple-style-span"><text:span text:style-name="T2">लभेत</text:span></text:span><text:span text:style-name="T1"><text:line-break/></text:span><text:span text:style-name="apple-style-span"><text:span text:style-name="T1">  </text:span></text:span><text:span text:style-name="apple-style-span"><text:span text:style-name="T3">9</text:span></text:span><text:span text:style-name="apple-converted-space"><text:span text:style-name="T1"> </text:span></text:span><text:span text:style-name="apple-style-span"><text:span text:style-name="T2">कार्यम</text:span></text:span><text:span text:style-name="apple-style-span"><text:span text:style-name="T1"> </text:span></text:span><text:span text:style-name="apple-style-span"><text:span text:style-name="T2">इत्य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यत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नियतं</text:span></text:span><text:span text:style-name="apple-style-span"><text:span text:style-name="T1"> </text:span></text:span><text:span text:style-name="apple-style-span"><text:span text:style-name="T2">करियते</text:span></text:span><text:span text:style-name="apple-style-span"><text:span text:style-name="T1"> </text:span></text:span><text:span text:style-name="apple-style-span"><text:span text:style-name="T2">ऽरजुन</text:span></text:span><text:span text:style-name="T1"><text:line-break/></text:span><text:span text:style-name="apple-style-span"><text:span text:style-name="T1">      </text:span></text:span><text:span text:style-name="apple-style-span"><text:span text:style-name="T2">सङ्गं</text:span></text:span><text:span text:style-name="apple-style-span"><text:span text:style-name="T1"> </text:span></text:span><text:span text:style-name="apple-style-span"><text:span text:style-name="T2">तयक्त्वा</text:span></text:span><text:span text:style-name="apple-style-span"><text:span text:style-name="T1"> </text:span></text:span><text:span text:style-name="apple-style-span"><text:span text:style-name="T2">फलं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तयागः</text:span></text:span><text:span text:style-name="apple-style-span"><text:span text:style-name="T1"> </text:span></text:span><text:span text:style-name="apple-style-span"><text:span text:style-name="T2">सात्त्विकॊ</text:span></text:span><text:span text:style-name="apple-style-span"><text:span text:style-name="T1"> </text:span></text:span><text:span text:style-name="apple-style-span"><text:span text:style-name="T2">मतः</text:span></text:span><text:span text:style-name="T1"><text:line-break/></text:span><text:span text:style-name="apple-style-span"><text:span text:style-name="T1">  </text:span></text:span><text:span text:style-name="apple-style-span"><text:span text:style-name="T3">10</text:span></text:span><text:span text:style-name="apple-converted-space"><text:span text:style-name="T1"> 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थवेष्ट्य</text:span></text:span><text:span text:style-name="apple-style-span"><text:span text:style-name="T1"> </text:span></text:span><text:span text:style-name="apple-style-span"><text:span text:style-name="T2">अकुशलं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कुशले</text:span></text:span><text:span text:style-name="apple-style-span"><text:span text:style-name="T1"> </text:span></text:span><text:span text:style-name="apple-style-span"><text:span text:style-name="T2">नानुषज्ज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यागी</text:span></text:span><text:span text:style-name="apple-style-span"><text:span text:style-name="T1"> </text:span></text:span><text:span text:style-name="apple-style-span"><text:span text:style-name="T2">सत्त्वसमाविष्टॊ</text:span></text:span><text:span text:style-name="apple-style-span"><text:span text:style-name="T1"> </text:span></text:span><text:span text:style-name="apple-style-span"><text:span text:style-name="T2">मेधावी</text:span></text:span><text:span text:style-name="apple-style-span"><text:span text:style-name="T1"> </text:span></text:span><text:span text:style-name="apple-style-span"><text:span text:style-name="T2">छिन्नसंशयः</text:span></text:span><text:span text:style-name="T1"><text:line-break/></text:span><text:span text:style-name="apple-style-span"><text:span text:style-name="T1"> </text:span></text:span><text:span text:style-name="apple-style-span"><text:span text:style-name="T3">11</text:span></text:span><text:span text:style-name="apple-converted-space"><text:span text:style-name="T1"> 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थेहभृता</text:span></text:span><text:span text:style-name="apple-style-span"><text:span text:style-name="T1"> </text:span></text:span><text:span text:style-name="apple-style-span"><text:span text:style-name="T2">शक्यं</text:span></text:span><text:span text:style-name="apple-style-span"><text:span text:style-name="T1"> </text:span></text:span><text:span text:style-name="apple-style-span"><text:span text:style-name="T2">तयक्तुं</text:span></text:span><text:span text:style-name="apple-style-span"><text:span text:style-name="T1"> </text:span></text:span><text:span text:style-name="apple-style-span"><text:span text:style-name="T2">कर्माण्य</text:span></text:span><text:span text:style-name="apple-style-span"><text:span text:style-name="T1"> </text:span></text:span><text:span text:style-name="apple-style-span"><text:span text:style-name="T2">अशेषत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स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कर्मफलत्यागी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तयागीत्य</text:span></text:span><text:span text:style-name="apple-style-span"><text:span text:style-name="T1"> </text:span></text:span><text:span text:style-name="apple-style-span"><text:span text:style-name="T2">अभिधीयते</text:span></text:span><text:span text:style-name="T1"><text:line-break/></text:span><text:span text:style-name="apple-style-span"><text:span text:style-name="T1"> </text:span></text:span><text:span text:style-name="apple-style-span"><text:span text:style-name="T3">12</text:span></text:span><text:span text:style-name="apple-converted-space"><text:span text:style-name="T1"> </text:span></text:span><text:span text:style-name="apple-style-span"><text:span text:style-name="T2">अनिष्टम</text:span></text:span><text:span text:style-name="apple-style-span"><text:span text:style-name="T1"> </text:span></text:span><text:span text:style-name="apple-style-span"><text:span text:style-name="T2">इष्टं</text:span></text:span><text:span text:style-name="apple-style-span"><text:span text:style-name="T1"> </text:span></text:span><text:span text:style-name="apple-style-span"><text:span text:style-name="T2">मिश्र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तरिविधं</text:span></text:span><text:span text:style-name="apple-style-span"><text:span text:style-name="T1"> </text:span></text:span><text:span text:style-name="apple-style-span"><text:span text:style-name="T2">कर्मणः</text:span></text:span><text:span text:style-name="apple-style-span"><text:span text:style-name="T1"> </text:span></text:span><text:span text:style-name="apple-style-span"><text:span text:style-name="T2">फल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भवत्य</text:span></text:span><text:span text:style-name="apple-style-span"><text:span text:style-name="T1"> </text:span></text:span><text:span text:style-name="apple-style-span"><text:span text:style-name="T2">अत्यागिनां</text:span></text:span><text:span text:style-name="apple-style-span"><text:span text:style-name="T1"> </text:span></text:span><text:span text:style-name="apple-style-span"><text:span text:style-name="T2">परेत्य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संन्यासिनां</text:span></text:span><text:span text:style-name="apple-style-span"><text:span text:style-name="T1"> </text:span></text:span><text:span text:style-name="apple-style-span"><text:span text:style-name="T2">कव</text:span></text:span><text:span text:style-name="apple-style-span"><text:span text:style-name="T1"> </text:span></text:span><text:span text:style-name="apple-style-span"><text:span text:style-name="T2">चित</text:span></text:span><text:span text:style-name="T1"><text:line-break/></text:span><text:soft-page-break/><text:span text:style-name="apple-style-span"><text:span text:style-name="T1"> </text:span></text:span><text:span text:style-name="apple-style-span"><text:span text:style-name="T3">13</text:span></text:span><text:span text:style-name="apple-converted-space"><text:span text:style-name="T1"> </text:span></text:span><text:span text:style-name="apple-style-span"><text:span text:style-name="T2">पञ्चैतानि</text:span></text:span><text:span text:style-name="apple-style-span"><text:span text:style-name="T1"> </text:span></text:span><text:span text:style-name="apple-style-span"><text:span text:style-name="T2">महाबाहॊ</text:span></text:span><text:span text:style-name="apple-style-span"><text:span text:style-name="T1"> </text:span></text:span><text:span text:style-name="apple-style-span"><text:span text:style-name="T2">कारणानि</text:span></text:span><text:span text:style-name="apple-style-span"><text:span text:style-name="T1"> </text:span></text:span><text:span text:style-name="apple-style-span"><text:span text:style-name="T2">निबॊध</text:span></text:span><text:span text:style-name="apple-style-span"><text:span text:style-name="T1"> </text:span></text:span><text:span text:style-name="apple-style-span"><text:span text:style-name="T2">म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ांख्ये</text:span></text:span><text:span text:style-name="apple-style-span"><text:span text:style-name="T1"> </text:span></text:span><text:span text:style-name="apple-style-span"><text:span text:style-name="T2">कृतान्ते</text:span></text:span><text:span text:style-name="apple-style-span"><text:span text:style-name="T1"> </text:span></text:span><text:span text:style-name="apple-style-span"><text:span text:style-name="T2">परॊक्तानि</text:span></text:span><text:span text:style-name="apple-style-span"><text:span text:style-name="T1"> </text:span></text:span><text:span text:style-name="apple-style-span"><text:span text:style-name="T2">सिथ्धये</text:span></text:span><text:span text:style-name="apple-style-span"><text:span text:style-name="T1"> </text:span></text:span><text:span text:style-name="apple-style-span"><text:span text:style-name="T2">सर्वकर्मणाम</text:span></text:span><text:span text:style-name="T1"><text:line-break/></text:span><text:span text:style-name="apple-style-span"><text:span text:style-name="T1"> </text:span></text:span><text:span text:style-name="apple-style-span"><text:span text:style-name="T3">14</text:span></text:span><text:span text:style-name="apple-converted-space"><text:span text:style-name="T1"> </text:span></text:span><text:span text:style-name="apple-style-span"><text:span text:style-name="T2">अधिष्ठानं</text:span></text:span><text:span text:style-name="apple-style-span"><text:span text:style-name="T1"> </text:span></text:span><text:span text:style-name="apple-style-span"><text:span text:style-name="T2">तदा</text:span></text:span><text:span text:style-name="apple-style-span"><text:span text:style-name="T1"> </text:span></text:span><text:span text:style-name="apple-style-span"><text:span text:style-name="T2">कर्ता</text:span></text:span><text:span text:style-name="apple-style-span"><text:span text:style-name="T1"> </text:span></text:span><text:span text:style-name="apple-style-span"><text:span text:style-name="T2">करण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ृदग्विध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विविधा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ृदक्चेष्टा</text:span></text:span><text:span text:style-name="apple-style-span"><text:span text:style-name="T1"> </text:span></text:span><text:span text:style-name="apple-style-span"><text:span text:style-name="T2">थैवं</text:span></text:span><text:span text:style-name="apple-style-span"><text:span text:style-name="T1"> </text:span></text:span><text:span text:style-name="apple-style-span"><text:span text:style-name="T2">चैवात्र</text:span></text:span><text:span text:style-name="apple-style-span"><text:span text:style-name="T1"> </text:span></text:span><text:span text:style-name="apple-style-span"><text:span text:style-name="T2">पञ्चमम</text:span></text:span><text:span text:style-name="T1"><text:line-break/></text:span><text:span text:style-name="apple-style-span"><text:span text:style-name="T1"> </text:span></text:span><text:span text:style-name="apple-style-span"><text:span text:style-name="T3">15</text:span></text:span><text:span text:style-name="apple-converted-space"><text:span text:style-name="T1"> </text:span></text:span><text:span text:style-name="apple-style-span"><text:span text:style-name="T2">शरीरवाङ्मनॊभिर</text:span></text:span><text:span text:style-name="apple-style-span"><text:span text:style-name="T1"> </text:span></text:span><text:span text:style-name="apple-style-span"><text:span text:style-name="T2">यत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परारभते</text:span></text:span><text:span text:style-name="apple-style-span"><text:span text:style-name="T1"> </text:span></text:span><text:span text:style-name="apple-style-span"><text:span text:style-name="T2">नर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नयाय्यं</text:span></text:span><text:span text:style-name="apple-style-span"><text:span text:style-name="T1"> </text:span></text:span><text:span text:style-name="apple-style-span"><text:span text:style-name="T2">वा</text:span></text:span><text:span text:style-name="apple-style-span"><text:span text:style-name="T1"> </text:span></text:span><text:span text:style-name="apple-style-span"><text:span text:style-name="T2">विपरीतं</text:span></text:span><text:span text:style-name="apple-style-span"><text:span text:style-name="T1"> </text:span></text:span><text:span text:style-name="apple-style-span"><text:span text:style-name="T2">वा</text:span></text:span><text:span text:style-name="apple-style-span"><text:span text:style-name="T1"> </text:span></text:span><text:span text:style-name="apple-style-span"><text:span text:style-name="T2">पञ्चैते</text:span></text:span><text:span text:style-name="apple-style-span"><text:span text:style-name="T1"> </text:span></text:span><text:span text:style-name="apple-style-span"><text:span text:style-name="T2">तस्य</text:span></text:span><text:span text:style-name="apple-style-span"><text:span text:style-name="T1"> </text:span></text:span><text:span text:style-name="apple-style-span"><text:span text:style-name="T2">हेतवः</text:span></text:span><text:span text:style-name="T1"><text:line-break/></text:span><text:span text:style-name="apple-style-span"><text:span text:style-name="T1"> </text:span></text:span><text:span text:style-name="apple-style-span"><text:span text:style-name="T3">16</text:span></text:span><text:span text:style-name="apple-converted-space"><text:span text:style-name="T1"> </text:span></text:span><text:span text:style-name="apple-style-span"><text:span text:style-name="T2">तत्रैवं</text:span></text:span><text:span text:style-name="apple-style-span"><text:span text:style-name="T1"> </text:span></text:span><text:span text:style-name="apple-style-span"><text:span text:style-name="T2">सति</text:span></text:span><text:span text:style-name="apple-style-span"><text:span text:style-name="T1"> </text:span></text:span><text:span text:style-name="apple-style-span"><text:span text:style-name="T2">कर्तारम</text:span></text:span><text:span text:style-name="apple-style-span"><text:span text:style-name="T1"> </text:span></text:span><text:span text:style-name="apple-style-span"><text:span text:style-name="T2">आत्मानं</text:span></text:span><text:span text:style-name="apple-style-span"><text:span text:style-name="T1"> </text:span></text:span><text:span text:style-name="apple-style-span"><text:span text:style-name="T2">केवलं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य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श्यत्य</text:span></text:span><text:span text:style-name="apple-style-span"><text:span text:style-name="T1"> </text:span></text:span><text:span text:style-name="apple-style-span"><text:span text:style-name="T2">अकृतबुथ्धित्वान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पश्यति</text:span></text:span><text:span text:style-name="apple-style-span"><text:span text:style-name="T1"> </text:span></text:span><text:span text:style-name="apple-style-span"><text:span text:style-name="T2">थुर्मतिः</text:span></text:span><text:span text:style-name="T1"><text:line-break/></text:span><text:span text:style-name="apple-style-span"><text:span text:style-name="T1"> </text:span></text:span><text:span text:style-name="apple-style-span"><text:span text:style-name="T3">17</text:span></text:span><text:span text:style-name="apple-converted-space"><text:span text:style-name="T1"> </text:span></text:span><text:span text:style-name="apple-style-span"><text:span text:style-name="T2">यस्य</text:span></text:span><text:span text:style-name="apple-style-span"><text:span text:style-name="T1"> </text:span></text:span><text:span text:style-name="apple-style-span"><text:span text:style-name="T2">नाहंकृतॊ</text:span></text:span><text:span text:style-name="apple-style-span"><text:span text:style-name="T1"> </text:span></text:span><text:span text:style-name="apple-style-span"><text:span text:style-name="T2">भावॊ</text:span></text:span><text:span text:style-name="apple-style-span"><text:span text:style-name="T1"> </text:span></text:span><text:span text:style-name="apple-style-span"><text:span text:style-name="T2">बुथ्धिर</text:span></text:span><text:span text:style-name="apple-style-span"><text:span text:style-name="T1"> </text:span></text:span><text:span text:style-name="apple-style-span"><text:span text:style-name="T2">यस्य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लिप्य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हत्वापि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इमाँल</text:span></text:span><text:span text:style-name="apple-style-span"><text:span text:style-name="T1"> </text:span></text:span><text:span text:style-name="apple-style-span"><text:span text:style-name="T2">लॊकान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हन्ति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निबध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18</text:span></text:span><text:span text:style-name="apple-converted-space"><text:span text:style-name="T1"> </text:span></text:span><text:span text:style-name="apple-style-span"><text:span text:style-name="T2">जञानं</text:span></text:span><text:span text:style-name="apple-style-span"><text:span text:style-name="T1"> </text:span></text:span><text:span text:style-name="apple-style-span"><text:span text:style-name="T2">जञेयं</text:span></text:span><text:span text:style-name="apple-style-span"><text:span text:style-name="T1"> </text:span></text:span><text:span text:style-name="apple-style-span"><text:span text:style-name="T2">परिज्ञाता</text:span></text:span><text:span text:style-name="apple-style-span"><text:span text:style-name="T1"> </text:span></text:span><text:span text:style-name="apple-style-span"><text:span text:style-name="T2">तरिविधा</text:span></text:span><text:span text:style-name="apple-style-span"><text:span text:style-name="T1"> </text:span></text:span><text:span text:style-name="apple-style-span"><text:span text:style-name="T2">कर्मचॊथन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रणं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कर्तेति</text:span></text:span><text:span text:style-name="apple-style-span"><text:span text:style-name="T1"> </text:span></text:span><text:span text:style-name="apple-style-span"><text:span text:style-name="T2">तरिविधः</text:span></text:span><text:span text:style-name="apple-style-span"><text:span text:style-name="T1"> </text:span></text:span><text:span text:style-name="apple-style-span"><text:span text:style-name="T2">कर्मसंग्रहः</text:span></text:span><text:span text:style-name="T1"><text:line-break/></text:span><text:span text:style-name="apple-style-span"><text:span text:style-name="T1"> </text:span></text:span><text:span text:style-name="apple-style-span"><text:span text:style-name="T3">19</text:span></text:span><text:span text:style-name="apple-converted-space"><text:span text:style-name="T1"> </text:span></text:span><text:span text:style-name="apple-style-span"><text:span text:style-name="T2">जञानं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कर्ता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तरिधैव</text:span></text:span><text:span text:style-name="apple-style-span"><text:span text:style-name="T1"> </text:span></text:span><text:span text:style-name="apple-style-span"><text:span text:style-name="T2">गुणभेथत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रॊच्यते</text:span></text:span><text:span text:style-name="apple-style-span"><text:span text:style-name="T1"> </text:span></text:span><text:span text:style-name="apple-style-span"><text:span text:style-name="T2">गुणसंख्याने</text:span></text:span><text:span text:style-name="apple-style-span"><text:span text:style-name="T1"> </text:span></text:span><text:span text:style-name="apple-style-span"><text:span text:style-name="T2">यदावच</text:span></text:span><text:span text:style-name="apple-style-span"><text:span text:style-name="T1"> </text:span></text:span><text:span text:style-name="apple-style-span"><text:span text:style-name="T2">छृणु</text:span></text:span><text:span text:style-name="apple-style-span"><text:span text:style-name="T1"> </text:span></text:span><text:span text:style-name="apple-style-span"><text:span text:style-name="T2">तान्य</text:span></text:span><text:span text:style-name="apple-style-span"><text:span text:style-name="T1"> </text:span></text:span><text:span text:style-name="apple-style-span"><text:span text:style-name="T2">अपि</text:span></text:span><text:span text:style-name="T1"><text:line-break/></text:span><text:span text:style-name="apple-style-span"><text:span text:style-name="T1"> </text:span></text:span><text:span text:style-name="apple-style-span"><text:span text:style-name="T3">20</text:span></text:span><text:span text:style-name="apple-converted-space"><text:span text:style-name="T1"> </text:span></text:span><text:span text:style-name="apple-style-span"><text:span text:style-name="T2">सर्वभूतेषु</text:span></text:span><text:span text:style-name="apple-style-span"><text:span text:style-name="T1"> </text:span></text:span><text:span text:style-name="apple-style-span"><text:span text:style-name="T2">येनैकं</text:span></text:span><text:span text:style-name="apple-style-span"><text:span text:style-name="T1"> </text:span></text:span><text:span text:style-name="apple-style-span"><text:span text:style-name="T2">भावम</text:span></text:span><text:span text:style-name="apple-style-span"><text:span text:style-name="T1"> </text:span></text:span><text:span text:style-name="apple-style-span"><text:span text:style-name="T2">अव्ययम</text:span></text:span><text:span text:style-name="apple-style-span"><text:span text:style-name="T1"> </text:span></text:span><text:span text:style-name="apple-style-span"><text:span text:style-name="T2">ईक्ष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विभक्तं</text:span></text:span><text:span text:style-name="apple-style-span"><text:span text:style-name="T1"> </text:span></text:span><text:span text:style-name="apple-style-span"><text:span text:style-name="T2">विभक्तेषु</text:span></text:span><text:span text:style-name="apple-style-span"><text:span text:style-name="T1"> </text:span></text:span><text:span text:style-name="apple-style-span"><text:span text:style-name="T2">तज</text:span></text:span><text:span text:style-name="apple-style-span"><text:span text:style-name="T1"> </text:span></text:span><text:span text:style-name="apple-style-span"><text:span text:style-name="T2">जञानं</text:span></text:span><text:span text:style-name="apple-style-span"><text:span text:style-name="T1"> </text:span></text:span><text:span text:style-name="apple-style-span"><text:span text:style-name="T2">विथ्धि</text:span></text:span><text:span text:style-name="apple-style-span"><text:span text:style-name="T1"> </text:span></text:span><text:span text:style-name="apple-style-span"><text:span text:style-name="T2">सात्त्विकम</text:span></text:span><text:span text:style-name="T1"><text:line-break/></text:span><text:span text:style-name="apple-style-span"><text:span text:style-name="T1"> </text:span></text:span><text:span text:style-name="apple-style-span"><text:span text:style-name="T3">21</text:span></text:span><text:span text:style-name="apple-converted-space"><text:span text:style-name="T1"> </text:span></text:span><text:span text:style-name="apple-style-span"><text:span text:style-name="T2">पृदक्त्वेन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यज</text:span></text:span><text:span text:style-name="apple-style-span"><text:span text:style-name="T1"> </text:span></text:span><text:span text:style-name="apple-style-span"><text:span text:style-name="T2">जञानं</text:span></text:span><text:span text:style-name="apple-style-span"><text:span text:style-name="T1"> </text:span></text:span><text:span text:style-name="apple-style-span"><text:span text:style-name="T2">नानाभावान</text:span></text:span><text:span text:style-name="apple-style-span"><text:span text:style-name="T1"> </text:span></text:span><text:span text:style-name="apple-style-span"><text:span text:style-name="T2">पृदग्विधा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वेत्ति</text:span></text:span><text:span text:style-name="apple-style-span"><text:span text:style-name="T1"> </text:span></text:span><text:span text:style-name="apple-style-span"><text:span text:style-name="T2">सर्वेषु</text:span></text:span><text:span text:style-name="apple-style-span"><text:span text:style-name="T1"> </text:span></text:span><text:span text:style-name="apple-style-span"><text:span text:style-name="T2">भूतेषु</text:span></text:span><text:span text:style-name="apple-style-span"><text:span text:style-name="T1"> </text:span></text:span><text:span text:style-name="apple-style-span"><text:span text:style-name="T2">तज</text:span></text:span><text:span text:style-name="apple-style-span"><text:span text:style-name="T1"> </text:span></text:span><text:span text:style-name="apple-style-span"><text:span text:style-name="T2">जञानं</text:span></text:span><text:span text:style-name="apple-style-span"><text:span text:style-name="T1"> </text:span></text:span><text:span text:style-name="apple-style-span"><text:span text:style-name="T2">विथ्धि</text:span></text:span><text:span text:style-name="apple-style-span"><text:span text:style-name="T1"> </text:span></text:span><text:span text:style-name="apple-style-span"><text:span text:style-name="T2">राजसम</text:span></text:span><text:span text:style-name="T1"><text:line-break/></text:span><text:span text:style-name="apple-style-span"><text:span text:style-name="T1"> </text:span></text:span><text:span text:style-name="apple-style-span"><text:span text:style-name="T3">22</text:span></text:span><text:span text:style-name="apple-converted-space"><text:span text:style-name="T1"> </text:span></text:span><text:span text:style-name="apple-style-span"><text:span text:style-name="T2">यत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कृत्स्नवथ</text:span></text:span><text:span text:style-name="apple-style-span"><text:span text:style-name="T1"> </text:span></text:span><text:span text:style-name="apple-style-span"><text:span text:style-name="T2">एकस्मिन</text:span></text:span><text:span text:style-name="apple-style-span"><text:span text:style-name="T1"> </text:span></text:span><text:span text:style-name="apple-style-span"><text:span text:style-name="T2">कार्ये</text:span></text:span><text:span text:style-name="apple-style-span"><text:span text:style-name="T1"> </text:span></text:span><text:span text:style-name="apple-style-span"><text:span text:style-name="T2">सक्तम</text:span></text:span><text:span text:style-name="apple-style-span"><text:span text:style-name="T1"> </text:span></text:span><text:span text:style-name="apple-style-span"><text:span text:style-name="T2">अहैतुक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तत्त्वार्दवथ</text:span></text:span><text:span text:style-name="apple-style-span"><text:span text:style-name="T1"> </text:span></text:span><text:span text:style-name="apple-style-span"><text:span text:style-name="T2">अल्प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तामसम</text:span></text:span><text:span text:style-name="apple-style-span"><text:span text:style-name="T1"> </text:span></text:span><text:span text:style-name="apple-style-span"><text:span text:style-name="T2">उथाहृतम</text:span></text:span><text:span text:style-name="T1"><text:line-break/></text:span><text:span text:style-name="apple-style-span"><text:span text:style-name="T1"> </text:span></text:span><text:span text:style-name="apple-style-span"><text:span text:style-name="T3">23</text:span></text:span><text:span text:style-name="apple-converted-space"><text:span text:style-name="T1"> </text:span></text:span><text:span text:style-name="apple-style-span"><text:span text:style-name="T2">नियतं</text:span></text:span><text:span text:style-name="apple-style-span"><text:span text:style-name="T1"> </text:span></text:span><text:span text:style-name="apple-style-span"><text:span text:style-name="T2">सङ्गरहितम</text:span></text:span><text:span text:style-name="apple-style-span"><text:span text:style-name="T1"> </text:span></text:span><text:span text:style-name="apple-style-span"><text:span text:style-name="T2">अरागथ्वेषतः</text:span></text:span><text:span text:style-name="apple-style-span"><text:span text:style-name="T1"> </text:span></text:span><text:span text:style-name="apple-style-span"><text:span text:style-name="T2">कृत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फलप्रेप्सुना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यत</text:span></text:span><text:span text:style-name="apple-style-span"><text:span text:style-name="T1"> 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सात्त्विकम</text:span></text:span><text:span text:style-name="apple-style-span"><text:span text:style-name="T1"> </text:span></text:span><text:span text:style-name="apple-style-span"><text:span text:style-name="T2">उच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24</text:span></text:span><text:span text:style-name="apple-converted-space"><text:span text:style-name="T1"> </text:span></text:span><text:span text:style-name="apple-style-span"><text:span text:style-name="T2">यत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कामेप्सुना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साहंकारेण</text:span></text:span><text:span text:style-name="apple-style-span"><text:span text:style-name="T1"> </text:span></text:span><text:span text:style-name="apple-style-span"><text:span text:style-name="T2">वा</text:span></text:span><text:span text:style-name="apple-style-span"><text:span text:style-name="T1"> </text:span></text:span><text:span text:style-name="apple-style-span"><text:span text:style-name="T2">पुन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रियते</text:span></text:span><text:span text:style-name="apple-style-span"><text:span text:style-name="T1"> </text:span></text:span><text:span text:style-name="apple-style-span"><text:span text:style-name="T2">बहुलायासं</text:span></text:span><text:span text:style-name="apple-style-span"><text:span text:style-name="T1">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राजसम</text:span></text:span><text:span text:style-name="apple-style-span"><text:span text:style-name="T1"> </text:span></text:span><text:span text:style-name="apple-style-span"><text:span text:style-name="T2">उथाहृतम</text:span></text:span><text:span text:style-name="T1"><text:line-break/></text:span><text:span text:style-name="apple-style-span"><text:span text:style-name="T1"> </text:span></text:span><text:span text:style-name="apple-style-span"><text:span text:style-name="T3">25</text:span></text:span><text:span text:style-name="apple-converted-space"><text:span text:style-name="T1"> </text:span></text:span><text:span text:style-name="apple-style-span"><text:span text:style-name="T2">अनुबन्धं</text:span></text:span><text:span text:style-name="apple-style-span"><text:span text:style-name="T1"> </text:span></text:span><text:span text:style-name="apple-style-span"><text:span text:style-name="T2">कषयं</text:span></text:span><text:span text:style-name="apple-style-span"><text:span text:style-name="T1"> </text:span></text:span><text:span text:style-name="apple-style-span"><text:span text:style-name="T2">हिंसाम</text:span></text:span><text:span text:style-name="apple-style-span"><text:span text:style-name="T1"> </text:span></text:span><text:span text:style-name="apple-style-span"><text:span text:style-name="T2">अनपेक्ष्य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ौरुष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मॊहाथ</text:span></text:span><text:span text:style-name="apple-style-span"><text:span text:style-name="T1"> </text:span></text:span><text:span text:style-name="apple-style-span"><text:span text:style-name="T2">आरभ्यते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यत</text:span></text:span><text:span text:style-name="apple-style-span"><text:span text:style-name="T1"> 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तामसम</text:span></text:span><text:span text:style-name="apple-style-span"><text:span text:style-name="T1"> </text:span></text:span><text:span text:style-name="apple-style-span"><text:span text:style-name="T2">उच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26</text:span></text:span><text:span text:style-name="apple-converted-space"><text:span text:style-name="T1"> </text:span></text:span><text:span text:style-name="apple-style-span"><text:span text:style-name="T2">मुक्तसङ्गॊ</text:span></text:span><text:span text:style-name="apple-style-span"><text:span text:style-name="T1"> </text:span></text:span><text:span text:style-name="apple-style-span"><text:span text:style-name="T2">ऽनहंवाथी</text:span></text:span><text:span text:style-name="apple-style-span"><text:span text:style-name="T1"> </text:span></text:span><text:span text:style-name="apple-style-span"><text:span text:style-name="T2">धृत्युत्साहसमन्वित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िथ्ध्यसिथ्ध्यॊर</text:span></text:span><text:span text:style-name="apple-style-span"><text:span text:style-name="T1"> </text:span></text:span><text:span text:style-name="apple-style-span"><text:span text:style-name="T2">निर्विकारः</text:span></text:span><text:span text:style-name="apple-style-span"><text:span text:style-name="T1"> </text:span></text:span><text:span text:style-name="apple-style-span"><text:span text:style-name="T2">कर्ता</text:span></text:span><text:span text:style-name="apple-style-span"><text:span text:style-name="T1"> </text:span></text:span><text:span text:style-name="apple-style-span"><text:span text:style-name="T2">सात्त्विक</text:span></text:span><text:span text:style-name="apple-style-span"><text:span text:style-name="T1"> </text:span></text:span><text:span text:style-name="apple-style-span"><text:span text:style-name="T2">उच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27</text:span></text:span><text:span text:style-name="apple-converted-space"><text:span text:style-name="T1"> </text:span></text:span><text:span text:style-name="apple-style-span"><text:span text:style-name="T2">रागी</text:span></text:span><text:span text:style-name="apple-style-span"><text:span text:style-name="T1"> </text:span></text:span><text:span text:style-name="apple-style-span"><text:span text:style-name="T2">कर्मफलप्रेप्सुर</text:span></text:span><text:span text:style-name="apple-style-span"><text:span text:style-name="T1"> </text:span></text:span><text:span text:style-name="apple-style-span"><text:span text:style-name="T2">लुब्धॊ</text:span></text:span><text:span text:style-name="apple-style-span"><text:span text:style-name="T1"> </text:span></text:span><text:span text:style-name="apple-style-span"><text:span text:style-name="T2">हिंसात्मकॊ</text:span></text:span><text:span text:style-name="apple-style-span"><text:span text:style-name="T1"> </text:span></text:span><text:span text:style-name="apple-style-span"><text:span text:style-name="T2">ऽशुचि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हर्षशॊकान्वितः</text:span></text:span><text:span text:style-name="apple-style-span"><text:span text:style-name="T1"> </text:span></text:span><text:span text:style-name="apple-style-span"><text:span text:style-name="T2">कर्ता</text:span></text:span><text:span text:style-name="apple-style-span"><text:span text:style-name="T1"> </text:span></text:span><text:span text:style-name="apple-style-span"><text:span text:style-name="T2">राजसः</text:span></text:span><text:span text:style-name="apple-style-span"><text:span text:style-name="T1"> </text:span></text:span><text:span text:style-name="apple-style-span"><text:span text:style-name="T2">परिकीर्तितः</text:span></text:span><text:span text:style-name="T1"><text:line-break/></text:span><text:span text:style-name="apple-style-span"><text:span text:style-name="T1"> </text:span></text:span><text:span text:style-name="apple-style-span"><text:span text:style-name="T3">28</text:span></text:span><text:span text:style-name="apple-converted-space"><text:span text:style-name="T1"> </text:span></text:span><text:span text:style-name="apple-style-span"><text:span text:style-name="T2">अयुक्तः</text:span></text:span><text:span text:style-name="apple-style-span"><text:span text:style-name="T1"> </text:span></text:span><text:span text:style-name="apple-style-span"><text:span text:style-name="T2">पराकृतः</text:span></text:span><text:span text:style-name="apple-style-span"><text:span text:style-name="T1"> </text:span></text:span><text:span text:style-name="apple-style-span"><text:span text:style-name="T2">सतब्धः</text:span></text:span><text:span text:style-name="apple-style-span"><text:span text:style-name="T1"> </text:span></text:span><text:span text:style-name="apple-style-span"><text:span text:style-name="T2">शठॊ</text:span></text:span><text:span text:style-name="apple-style-span"><text:span text:style-name="T1"> </text:span></text:span><text:span text:style-name="apple-style-span"><text:span text:style-name="T2">नैकृतिकॊ</text:span></text:span><text:span text:style-name="apple-style-span"><text:span text:style-name="T1"> </text:span></text:span><text:span text:style-name="apple-style-span"><text:span text:style-name="T2">ऽलस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विषाथी</text:span></text:span><text:span text:style-name="apple-style-span"><text:span text:style-name="T1"> </text:span></text:span><text:span text:style-name="apple-style-span"><text:span text:style-name="T2">थीर्घसूत्री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कर्ता</text:span></text:span><text:span text:style-name="apple-style-span"><text:span text:style-name="T1"> </text:span></text:span><text:span text:style-name="apple-style-span"><text:span text:style-name="T2">तामस</text:span></text:span><text:span text:style-name="apple-style-span"><text:span text:style-name="T1"> </text:span></text:span><text:span text:style-name="apple-style-span"><text:span text:style-name="T2">उच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29</text:span></text:span><text:span text:style-name="apple-converted-space"><text:span text:style-name="T1"> </text:span></text:span><text:span text:style-name="apple-style-span"><text:span text:style-name="T2">बुथ्धेर</text:span></text:span><text:span text:style-name="apple-style-span"><text:span text:style-name="T1"> </text:span></text:span><text:span text:style-name="apple-style-span"><text:span text:style-name="T2">भेथं</text:span></text:span><text:span text:style-name="apple-style-span"><text:span text:style-name="T1"> </text:span></text:span><text:span text:style-name="apple-style-span"><text:span text:style-name="T2">धृतेश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गुणतस</text:span></text:span><text:span text:style-name="apple-style-span"><text:span text:style-name="T1"> </text:span></text:span><text:span text:style-name="apple-style-span"><text:span text:style-name="T2">तरिविधं</text:span></text:span><text:span text:style-name="apple-style-span"><text:span text:style-name="T1"> </text:span></text:span><text:span text:style-name="apple-style-span"><text:span text:style-name="T2">शृणु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रॊच्यमानम</text:span></text:span><text:span text:style-name="apple-style-span"><text:span text:style-name="T1"> </text:span></text:span><text:span text:style-name="apple-style-span"><text:span text:style-name="T2">अशेषेण</text:span></text:span><text:span text:style-name="apple-style-span"><text:span text:style-name="T1"> </text:span></text:span><text:span text:style-name="apple-style-span"><text:span text:style-name="T2">पृदक्त्वेन</text:span></text:span><text:span text:style-name="apple-style-span"><text:span text:style-name="T1"> </text:span></text:span><text:span text:style-name="apple-style-span"><text:span text:style-name="T2">धनंजय</text:span></text:span><text:span text:style-name="T1"><text:line-break/></text:span><text:span text:style-name="apple-style-span"><text:span text:style-name="T1"> </text:span></text:span><text:span text:style-name="apple-style-span"><text:span text:style-name="T3">30</text:span></text:span><text:span text:style-name="apple-converted-space"><text:span text:style-name="T1"> </text:span></text:span><text:span text:style-name="apple-style-span"><text:span text:style-name="T2">परवृत्ति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निवृत्ति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कार्याकार्ये</text:span></text:span><text:span text:style-name="apple-style-span"><text:span text:style-name="T1"> </text:span></text:span><text:span text:style-name="apple-style-span"><text:span text:style-name="T2">भयाभय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बन्धं</text:span></text:span><text:span text:style-name="apple-style-span"><text:span text:style-name="T1"> </text:span></text:span><text:span text:style-name="apple-style-span"><text:span text:style-name="T2">मॊक्ष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या</text:span></text:span><text:span text:style-name="apple-style-span"><text:span text:style-name="T1"> </text:span></text:span><text:span text:style-name="apple-style-span"><text:span text:style-name="T2">वेत्ति</text:span></text:span><text:span text:style-name="apple-style-span"><text:span text:style-name="T1"> </text:span></text:span><text:span text:style-name="apple-style-span"><text:span text:style-name="T2">बुथ्धिः</text:span></text:span><text:span text:style-name="apple-style-span"><text:span text:style-name="T1"> </text:span></text:span><text:span text:style-name="apple-style-span"><text:span text:style-name="T2">सा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सात्त्विकी</text:span></text:span><text:span text:style-name="T1"><text:line-break/></text:span><text:soft-page-break/><text:span text:style-name="apple-style-span"><text:span text:style-name="T1"> </text:span></text:span><text:span text:style-name="apple-style-span"><text:span text:style-name="T3">31</text:span></text:span><text:span text:style-name="apple-converted-space"><text:span text:style-name="T1"> </text:span></text:span><text:span text:style-name="apple-style-span"><text:span text:style-name="T2">यया</text:span></text:span><text:span text:style-name="apple-style-span"><text:span text:style-name="T1"> </text:span></text:span><text:span text:style-name="apple-style-span"><text:span text:style-name="T2">धर्मम</text:span></text:span><text:span text:style-name="apple-style-span"><text:span text:style-name="T1"> </text:span></text:span><text:span text:style-name="apple-style-span"><text:span text:style-name="T2">अधर्म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कार्यं</text:span></text:span><text:span text:style-name="apple-style-span"><text:span text:style-name="T1"> </text:span></text:span><text:span text:style-name="apple-style-span"><text:span text:style-name="T2">चाकार्यम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यदावत</text:span></text:span><text:span text:style-name="apple-style-span"><text:span text:style-name="T1"> </text:span></text:span><text:span text:style-name="apple-style-span"><text:span text:style-name="T2">परजानाति</text:span></text:span><text:span text:style-name="apple-style-span"><text:span text:style-name="T1"> </text:span></text:span><text:span text:style-name="apple-style-span"><text:span text:style-name="T2">बुथ्धिः</text:span></text:span><text:span text:style-name="apple-style-span"><text:span text:style-name="T1"> </text:span></text:span><text:span text:style-name="apple-style-span"><text:span text:style-name="T2">सा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राजसी</text:span></text:span><text:span text:style-name="T1"><text:line-break/></text:span><text:span text:style-name="apple-style-span"><text:span text:style-name="T1"> </text:span></text:span><text:span text:style-name="apple-style-span"><text:span text:style-name="T3">32</text:span></text:span><text:span text:style-name="apple-converted-space"><text:span text:style-name="T1"> </text:span></text:span><text:span text:style-name="apple-style-span"><text:span text:style-name="T2">अधर्मं</text:span></text:span><text:span text:style-name="apple-style-span"><text:span text:style-name="T1"> </text:span></text:span><text:span text:style-name="apple-style-span"><text:span text:style-name="T2">धर्मम</text:span></text:span><text:span text:style-name="apple-style-span"><text:span text:style-name="T1"> 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या</text:span></text:span><text:span text:style-name="apple-style-span"><text:span text:style-name="T1"> </text:span></text:span><text:span text:style-name="apple-style-span"><text:span text:style-name="T2">मन्यते</text:span></text:span><text:span text:style-name="apple-style-span"><text:span text:style-name="T1"> </text:span></text:span><text:span text:style-name="apple-style-span"><text:span text:style-name="T2">तमसावृत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र्वार्दान</text:span></text:span><text:span text:style-name="apple-style-span"><text:span text:style-name="T1"> </text:span></text:span><text:span text:style-name="apple-style-span"><text:span text:style-name="T2">विपरीतां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बुथ्धिः</text:span></text:span><text:span text:style-name="apple-style-span"><text:span text:style-name="T1"> </text:span></text:span><text:span text:style-name="apple-style-span"><text:span text:style-name="T2">सा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तामसी</text:span></text:span><text:span text:style-name="T1"><text:line-break/></text:span><text:span text:style-name="apple-style-span"><text:span text:style-name="T1"> </text:span></text:span><text:span text:style-name="apple-style-span"><text:span text:style-name="T3">33</text:span></text:span><text:span text:style-name="apple-converted-space"><text:span text:style-name="T1"> </text:span></text:span><text:span text:style-name="apple-style-span"><text:span text:style-name="T2">धृत्या</text:span></text:span><text:span text:style-name="apple-style-span"><text:span text:style-name="T1"> </text:span></text:span><text:span text:style-name="apple-style-span"><text:span text:style-name="T2">यया</text:span></text:span><text:span text:style-name="apple-style-span"><text:span text:style-name="T1"> </text:span></text:span><text:span text:style-name="apple-style-span"><text:span text:style-name="T2">धारयते</text:span></text:span><text:span text:style-name="apple-style-span"><text:span text:style-name="T1"> </text:span></text:span><text:span text:style-name="apple-style-span"><text:span text:style-name="T2">मनःप्राणेन्थ्रियक्रिय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यॊगेनाव्यभिचारिण्या</text:span></text:span><text:span text:style-name="apple-style-span"><text:span text:style-name="T1"> </text:span></text:span><text:span text:style-name="apple-style-span"><text:span text:style-name="T2">धृतिः</text:span></text:span><text:span text:style-name="apple-style-span"><text:span text:style-name="T1"> </text:span></text:span><text:span text:style-name="apple-style-span"><text:span text:style-name="T2">सा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सात्त्विकी</text:span></text:span><text:span text:style-name="T1"><text:line-break/></text:span><text:span text:style-name="apple-style-span"><text:span text:style-name="T1"> </text:span></text:span><text:span text:style-name="apple-style-span"><text:span text:style-name="T3">34</text:span></text:span><text:span text:style-name="apple-converted-space"><text:span text:style-name="T1"> </text:span></text:span><text:span text:style-name="apple-style-span"><text:span text:style-name="T2">यया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धर्मकामार्दान</text:span></text:span><text:span text:style-name="apple-style-span"><text:span text:style-name="T1"> </text:span></text:span><text:span text:style-name="apple-style-span"><text:span text:style-name="T2">धृत्या</text:span></text:span><text:span text:style-name="apple-style-span"><text:span text:style-name="T1"> </text:span></text:span><text:span text:style-name="apple-style-span"><text:span text:style-name="T2">धारयते</text:span></text:span><text:span text:style-name="apple-style-span"><text:span text:style-name="T1"> </text:span></text:span><text:span text:style-name="apple-style-span"><text:span text:style-name="T2">ऽरजु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रसङ्गेन</text:span></text:span><text:span text:style-name="apple-style-span"><text:span text:style-name="T1"> </text:span></text:span><text:span text:style-name="apple-style-span"><text:span text:style-name="T2">फलाकाङ्क्षी</text:span></text:span><text:span text:style-name="apple-style-span"><text:span text:style-name="T1"> </text:span></text:span><text:span text:style-name="apple-style-span"><text:span text:style-name="T2">धृतिः</text:span></text:span><text:span text:style-name="apple-style-span"><text:span text:style-name="T1"> </text:span></text:span><text:span text:style-name="apple-style-span"><text:span text:style-name="T2">सा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राजसी</text:span></text:span><text:span text:style-name="T1"><text:line-break/></text:span><text:span text:style-name="apple-style-span"><text:span text:style-name="T1"> </text:span></text:span><text:span text:style-name="apple-style-span"><text:span text:style-name="T3">35</text:span></text:span><text:span text:style-name="apple-converted-space"><text:span text:style-name="T1"> </text:span></text:span><text:span text:style-name="apple-style-span"><text:span text:style-name="T2">यया</text:span></text:span><text:span text:style-name="apple-style-span"><text:span text:style-name="T1"> </text:span></text:span><text:span text:style-name="apple-style-span"><text:span text:style-name="T2">सवप्नं</text:span></text:span><text:span text:style-name="apple-style-span"><text:span text:style-name="T1"> </text:span></text:span><text:span text:style-name="apple-style-span"><text:span text:style-name="T2">भयं</text:span></text:span><text:span text:style-name="apple-style-span"><text:span text:style-name="T1"> </text:span></text:span><text:span text:style-name="apple-style-span"><text:span text:style-name="T2">शॊकं</text:span></text:span><text:span text:style-name="apple-style-span"><text:span text:style-name="T1"> </text:span></text:span><text:span text:style-name="apple-style-span"><text:span text:style-name="T2">विषाथं</text:span></text:span><text:span text:style-name="apple-style-span"><text:span text:style-name="T1"> </text:span></text:span><text:span text:style-name="apple-style-span"><text:span text:style-name="T2">मथम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विमुञ्चति</text:span></text:span><text:span text:style-name="apple-style-span"><text:span text:style-name="T1"> </text:span></text:span><text:span text:style-name="apple-style-span"><text:span text:style-name="T2">थुर्मेधा</text:span></text:span><text:span text:style-name="apple-style-span"><text:span text:style-name="T1"> </text:span></text:span><text:span text:style-name="apple-style-span"><text:span text:style-name="T2">धृतिः</text:span></text:span><text:span text:style-name="apple-style-span"><text:span text:style-name="T1"> </text:span></text:span><text:span text:style-name="apple-style-span"><text:span text:style-name="T2">सा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तामसी</text:span></text:span><text:span text:style-name="T1"><text:line-break/></text:span><text:span text:style-name="apple-style-span"><text:span text:style-name="T1"> </text:span></text:span><text:span text:style-name="apple-style-span"><text:span text:style-name="T3">36</text:span></text:span><text:span text:style-name="apple-converted-space"><text:span text:style-name="T1"> </text:span></text:span><text:span text:style-name="apple-style-span"><text:span text:style-name="T2">सुखं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इथानीं</text:span></text:span><text:span text:style-name="apple-style-span"><text:span text:style-name="T1"> </text:span></text:span><text:span text:style-name="apple-style-span"><text:span text:style-name="T2">तरिविधं</text:span></text:span><text:span text:style-name="apple-style-span"><text:span text:style-name="T1"> </text:span></text:span><text:span text:style-name="apple-style-span"><text:span text:style-name="T2">शृणु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भरतर्षभ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भ्यासाथ</text:span></text:span><text:span text:style-name="apple-style-span"><text:span text:style-name="T1"> </text:span></text:span><text:span text:style-name="apple-style-span"><text:span text:style-name="T2">रमते</text:span></text:span><text:span text:style-name="apple-style-span"><text:span text:style-name="T1"> </text:span></text:span><text:span text:style-name="apple-style-span"><text:span text:style-name="T2">यत्र</text:span></text:span><text:span text:style-name="apple-style-span"><text:span text:style-name="T1"> </text:span></text:span><text:span text:style-name="apple-style-span"><text:span text:style-name="T2">थुःखान्त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निगच्छति</text:span></text:span><text:span text:style-name="T1"><text:line-break/></text:span><text:span text:style-name="apple-style-span"><text:span text:style-name="T1"> </text:span></text:span><text:span text:style-name="apple-style-span"><text:span text:style-name="T3">37</text:span></text:span><text:span text:style-name="apple-converted-space"><text:span text:style-name="T1"> </text:span></text:span><text:span text:style-name="apple-style-span"><text:span text:style-name="T2">यत</text:span></text:span><text:span text:style-name="apple-style-span"><text:span text:style-name="T1"> </text:span></text:span><text:span text:style-name="apple-style-span"><text:span text:style-name="T2">तथग्रे</text:span></text:span><text:span text:style-name="apple-style-span"><text:span text:style-name="T1"> </text:span></text:span><text:span text:style-name="apple-style-span"><text:span text:style-name="T2">विषम</text:span></text:span><text:span text:style-name="apple-style-span"><text:span text:style-name="T1"> </text:span></text:span><text:span text:style-name="apple-style-span"><text:span text:style-name="T2">इव</text:span></text:span><text:span text:style-name="apple-style-span"><text:span text:style-name="T1"> </text:span></text:span><text:span text:style-name="apple-style-span"><text:span text:style-name="T2">परिणामे</text:span></text:span><text:span text:style-name="apple-style-span"><text:span text:style-name="T1"> </text:span></text:span><text:span text:style-name="apple-style-span"><text:span text:style-name="T2">ऽमृतॊपम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सुखं</text:span></text:span><text:span text:style-name="apple-style-span"><text:span text:style-name="T1"> </text:span></text:span><text:span text:style-name="apple-style-span"><text:span text:style-name="T2">सात्त्विकं</text:span></text:span><text:span text:style-name="apple-style-span"><text:span text:style-name="T1"> </text:span></text:span><text:span text:style-name="apple-style-span"><text:span text:style-name="T2">परॊक्तम</text:span></text:span><text:span text:style-name="apple-style-span"><text:span text:style-name="T1"> </text:span></text:span><text:span text:style-name="apple-style-span"><text:span text:style-name="T2">आत्मबुथ्धिप्रसाथजम</text:span></text:span><text:span text:style-name="T1"><text:line-break/></text:span><text:span text:style-name="apple-style-span"><text:span text:style-name="T1"> </text:span></text:span><text:span text:style-name="apple-style-span"><text:span text:style-name="T3">38</text:span></text:span><text:span text:style-name="apple-converted-space"><text:span text:style-name="T1"> </text:span></text:span><text:span text:style-name="apple-style-span"><text:span text:style-name="T2">विषयेन्थ्रियसंयॊगाथ</text:span></text:span><text:span text:style-name="apple-style-span"><text:span text:style-name="T1"> </text:span></text:span><text:span text:style-name="apple-style-span"><text:span text:style-name="T2">यत</text:span></text:span><text:span text:style-name="apple-style-span"><text:span text:style-name="T1"> </text:span></text:span><text:span text:style-name="apple-style-span"><text:span text:style-name="T2">तथग्रे</text:span></text:span><text:span text:style-name="apple-style-span"><text:span text:style-name="T1"> </text:span></text:span><text:span text:style-name="apple-style-span"><text:span text:style-name="T2">ऽमृतॊपम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रिणामे</text:span></text:span><text:span text:style-name="apple-style-span"><text:span text:style-name="T1"> </text:span></text:span><text:span text:style-name="apple-style-span"><text:span text:style-name="T2">विषम</text:span></text:span><text:span text:style-name="apple-style-span"><text:span text:style-name="T1"> </text:span></text:span><text:span text:style-name="apple-style-span"><text:span text:style-name="T2">इव</text:span></text:span><text:span text:style-name="apple-style-span"><text:span text:style-name="T1"> 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सुखं</text:span></text:span><text:span text:style-name="apple-style-span"><text:span text:style-name="T1"> </text:span></text:span><text:span text:style-name="apple-style-span"><text:span text:style-name="T2">राजसं</text:span></text:span><text:span text:style-name="apple-style-span"><text:span text:style-name="T1"> </text:span></text:span><text:span text:style-name="apple-style-span"><text:span text:style-name="T2">समृतम</text:span></text:span><text:span text:style-name="T1"><text:line-break/></text:span><text:span text:style-name="apple-style-span"><text:span text:style-name="T1"> </text:span></text:span><text:span text:style-name="apple-style-span"><text:span text:style-name="T3">39</text:span></text:span><text:span text:style-name="apple-converted-space"><text:span text:style-name="T1"> </text:span></text:span><text:span text:style-name="apple-style-span"><text:span text:style-name="T2">यथ</text:span></text:span><text:span text:style-name="apple-style-span"><text:span text:style-name="T1"> </text:span></text:span><text:span text:style-name="apple-style-span"><text:span text:style-name="T2">अग्रे</text:span></text:span><text:span text:style-name="apple-style-span"><text:span text:style-name="T1"> </text:span></text:span><text:span text:style-name="apple-style-span"><text:span text:style-name="T2">चानुबन्धे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सुखं</text:span></text:span><text:span text:style-name="apple-style-span"><text:span text:style-name="T1"> </text:span></text:span><text:span text:style-name="apple-style-span"><text:span text:style-name="T2">मॊहनम</text:span></text:span><text:span text:style-name="apple-style-span"><text:span text:style-name="T1"> </text:span></text:span><text:span text:style-name="apple-style-span"><text:span text:style-name="T2">आत्मन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निथ्रालस्यप्रमाथॊत्दं</text:span></text:span><text:span text:style-name="apple-style-span"><text:span text:style-name="T1"> 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तामसम</text:span></text:span><text:span text:style-name="apple-style-span"><text:span text:style-name="T1"> </text:span></text:span><text:span text:style-name="apple-style-span"><text:span text:style-name="T2">उथाहृतम</text:span></text:span><text:span text:style-name="T1"><text:line-break/></text:span><text:span text:style-name="apple-style-span"><text:span text:style-name="T1"> </text:span></text:span><text:span text:style-name="apple-style-span"><text:span text:style-name="T3">40</text:span></text:span><text:span text:style-name="apple-converted-space"><text:span text:style-name="T1"> 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अस्ति</text:span></text:span><text:span text:style-name="apple-style-span"><text:span text:style-name="T1"> </text:span></text:span><text:span text:style-name="apple-style-span"><text:span text:style-name="T2">पृदिव्यां</text:span></text:span><text:span text:style-name="apple-style-span"><text:span text:style-name="T1"> </text:span></text:span><text:span text:style-name="apple-style-span"><text:span text:style-name="T2">वा</text:span></text:span><text:span text:style-name="apple-style-span"><text:span text:style-name="T1"> </text:span></text:span><text:span text:style-name="apple-style-span"><text:span text:style-name="T2">थिवि</text:span></text:span><text:span text:style-name="apple-style-span"><text:span text:style-name="T1"> </text:span></text:span><text:span text:style-name="apple-style-span"><text:span text:style-name="T2">थेवेषु</text:span></text:span><text:span text:style-name="apple-style-span"><text:span text:style-name="T1"> </text:span></text:span><text:span text:style-name="apple-style-span"><text:span text:style-name="T2">वा</text:span></text:span><text:span text:style-name="apple-style-span"><text:span text:style-name="T1"> </text:span></text:span><text:span text:style-name="apple-style-span"><text:span text:style-name="T2">पुन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त्त्वं</text:span></text:span><text:span text:style-name="apple-style-span"><text:span text:style-name="T1"> </text:span></text:span><text:span text:style-name="apple-style-span"><text:span text:style-name="T2">परकृतिजैर</text:span></text:span><text:span text:style-name="apple-style-span"><text:span text:style-name="T1"> </text:span></text:span><text:span text:style-name="apple-style-span"><text:span text:style-name="T2">मुक्तं</text:span></text:span><text:span text:style-name="apple-style-span"><text:span text:style-name="T1"> </text:span></text:span><text:span text:style-name="apple-style-span"><text:span text:style-name="T2">यथ</text:span></text:span><text:span text:style-name="apple-style-span"><text:span text:style-name="T1"> </text:span></text:span><text:span text:style-name="apple-style-span"><text:span text:style-name="T2">एभिः</text:span></text:span><text:span text:style-name="apple-style-span"><text:span text:style-name="T1"> </text:span></text:span><text:span text:style-name="apple-style-span"><text:span text:style-name="T2">सयात</text:span></text:span><text:span text:style-name="apple-style-span"><text:span text:style-name="T1"> </text:span></text:span><text:span text:style-name="apple-style-span"><text:span text:style-name="T2">तरिभिर</text:span></text:span><text:span text:style-name="apple-style-span"><text:span text:style-name="T1"> </text:span></text:span><text:span text:style-name="apple-style-span"><text:span text:style-name="T2">गुणैः</text:span></text:span><text:span text:style-name="T1"><text:line-break/></text:span><text:span text:style-name="apple-style-span"><text:span text:style-name="T1"> </text:span></text:span><text:span text:style-name="apple-style-span"><text:span text:style-name="T3">41</text:span></text:span><text:span text:style-name="apple-converted-space"><text:span text:style-name="T1"> </text:span></text:span><text:span text:style-name="apple-style-span"><text:span text:style-name="T2">बराह्मणक्षत्रियविशां</text:span></text:span><text:span text:style-name="apple-style-span"><text:span text:style-name="T1"> </text:span></text:span><text:span text:style-name="apple-style-span"><text:span text:style-name="T2">शूथ्राणा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रंतप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र्माणि</text:span></text:span><text:span text:style-name="apple-style-span"><text:span text:style-name="T1"> </text:span></text:span><text:span text:style-name="apple-style-span"><text:span text:style-name="T2">परविभक्तानि</text:span></text:span><text:span text:style-name="apple-style-span"><text:span text:style-name="T1"> </text:span></text:span><text:span text:style-name="apple-style-span"><text:span text:style-name="T2">सवभावप्रभवैर</text:span></text:span><text:span text:style-name="apple-style-span"><text:span text:style-name="T1"> </text:span></text:span><text:span text:style-name="apple-style-span"><text:span text:style-name="T2">गुणैः</text:span></text:span><text:span text:style-name="T1"><text:line-break/></text:span><text:span text:style-name="apple-style-span"><text:span text:style-name="T1"> </text:span></text:span><text:span text:style-name="apple-style-span"><text:span text:style-name="T3">42</text:span></text:span><text:span text:style-name="apple-converted-space"><text:span text:style-name="T1"> </text:span></text:span><text:span text:style-name="apple-style-span"><text:span text:style-name="T2">शमॊ</text:span></text:span><text:span text:style-name="apple-style-span"><text:span text:style-name="T1"> </text:span></text:span><text:span text:style-name="apple-style-span"><text:span text:style-name="T2">थमस</text:span></text:span><text:span text:style-name="apple-style-span"><text:span text:style-name="T1"> </text:span></text:span><text:span text:style-name="apple-style-span"><text:span text:style-name="T2">तपः</text:span></text:span><text:span text:style-name="apple-style-span"><text:span text:style-name="T1"> </text:span></text:span><text:span text:style-name="apple-style-span"><text:span text:style-name="T2">शौचं</text:span></text:span><text:span text:style-name="apple-style-span"><text:span text:style-name="T1"> </text:span></text:span><text:span text:style-name="apple-style-span"><text:span text:style-name="T2">कषान्तिर</text:span></text:span><text:span text:style-name="apple-style-span"><text:span text:style-name="T1"> </text:span></text:span><text:span text:style-name="apple-style-span"><text:span text:style-name="T2">आर्जवम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जञानं</text:span></text:span><text:span text:style-name="apple-style-span"><text:span text:style-name="T1"> </text:span></text:span><text:span text:style-name="apple-style-span"><text:span text:style-name="T2">विज्ञानम</text:span></text:span><text:span text:style-name="apple-style-span"><text:span text:style-name="T1"> </text:span></text:span><text:span text:style-name="apple-style-span"><text:span text:style-name="T2">आस्तिक्यं</text:span></text:span><text:span text:style-name="apple-style-span"><text:span text:style-name="T1"> </text:span></text:span><text:span text:style-name="apple-style-span"><text:span text:style-name="T2">बरह्मकर्म</text:span></text:span><text:span text:style-name="apple-style-span"><text:span text:style-name="T1"> </text:span></text:span><text:span text:style-name="apple-style-span"><text:span text:style-name="T2">सवभावजम</text:span></text:span><text:span text:style-name="T1"><text:line-break/></text:span><text:span text:style-name="apple-style-span"><text:span text:style-name="T1"> </text:span></text:span><text:span text:style-name="apple-style-span"><text:span text:style-name="T3">43</text:span></text:span><text:span text:style-name="apple-converted-space"><text:span text:style-name="T1"> </text:span></text:span><text:span text:style-name="apple-style-span"><text:span text:style-name="T2">शौर्यं</text:span></text:span><text:span text:style-name="apple-style-span"><text:span text:style-name="T1"> </text:span></text:span><text:span text:style-name="apple-style-span"><text:span text:style-name="T2">तेजॊ</text:span></text:span><text:span text:style-name="apple-style-span"><text:span text:style-name="T1"> </text:span></text:span><text:span text:style-name="apple-style-span"><text:span text:style-name="T2">धृतिर</text:span></text:span><text:span text:style-name="apple-style-span"><text:span text:style-name="T1"> </text:span></text:span><text:span text:style-name="apple-style-span"><text:span text:style-name="T2">थाक्ष्यं</text:span></text:span><text:span text:style-name="apple-style-span"><text:span text:style-name="T1"> </text:span></text:span><text:span text:style-name="apple-style-span"><text:span text:style-name="T2">युथ्धे</text:span></text:span><text:span text:style-name="apple-style-span"><text:span text:style-name="T1"> </text:span></text:span><text:span text:style-name="apple-style-span"><text:span text:style-name="T2">चाप्य</text:span></text:span><text:span text:style-name="apple-style-span"><text:span text:style-name="T1"> </text:span></text:span><text:span text:style-name="apple-style-span"><text:span text:style-name="T2">अपलायन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थानम</text:span></text:span><text:span text:style-name="apple-style-span"><text:span text:style-name="T1"> </text:span></text:span><text:span text:style-name="apple-style-span"><text:span text:style-name="T2">ईश्वरभाव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कषात्रं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सवभावजम</text:span></text:span><text:span text:style-name="T1"><text:line-break/></text:span><text:span text:style-name="apple-style-span"><text:span text:style-name="T1"> </text:span></text:span><text:span text:style-name="apple-style-span"><text:span text:style-name="T3">44</text:span></text:span><text:span text:style-name="apple-converted-space"><text:span text:style-name="T1"> </text:span></text:span><text:span text:style-name="apple-style-span"><text:span text:style-name="T2">कृषिगॊरक्ष्यवाणिज्यं</text:span></text:span><text:span text:style-name="apple-style-span"><text:span text:style-name="T1"> </text:span></text:span><text:span text:style-name="apple-style-span"><text:span text:style-name="T2">वैश्यकर्म</text:span></text:span><text:span text:style-name="apple-style-span"><text:span text:style-name="T1"> </text:span></text:span><text:span text:style-name="apple-style-span"><text:span text:style-name="T2">सवभावज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रिचर्यात्मकं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शूथ्रस्यापि</text:span></text:span><text:span text:style-name="apple-style-span"><text:span text:style-name="T1"> </text:span></text:span><text:span text:style-name="apple-style-span"><text:span text:style-name="T2">सवभावजम</text:span></text:span><text:span text:style-name="T1"><text:line-break/></text:span><text:span text:style-name="apple-style-span"><text:span text:style-name="T1"> </text:span></text:span><text:span text:style-name="apple-style-span"><text:span text:style-name="T3">45</text:span></text:span><text:span text:style-name="apple-converted-space"><text:span text:style-name="T1"> </text:span></text:span><text:span text:style-name="apple-style-span"><text:span text:style-name="T2">सवे</text:span></text:span><text:span text:style-name="apple-style-span"><text:span text:style-name="T1"> </text:span></text:span><text:span text:style-name="apple-style-span"><text:span text:style-name="T2">सवे</text:span></text:span><text:span text:style-name="apple-style-span"><text:span text:style-name="T1"> </text:span></text:span><text:span text:style-name="apple-style-span"><text:span text:style-name="T2">कर्मण्य</text:span></text:span><text:span text:style-name="apple-style-span"><text:span text:style-name="T1"> </text:span></text:span><text:span text:style-name="apple-style-span"><text:span text:style-name="T2">अभिरतः</text:span></text:span><text:span text:style-name="apple-style-span"><text:span text:style-name="T1"> </text:span></text:span><text:span text:style-name="apple-style-span"><text:span text:style-name="T2">संसिथ्धिं</text:span></text:span><text:span text:style-name="apple-style-span"><text:span text:style-name="T1"> </text:span></text:span><text:span text:style-name="apple-style-span"><text:span text:style-name="T2">लभते</text:span></text:span><text:span text:style-name="apple-style-span"><text:span text:style-name="T1"> </text:span></text:span><text:span text:style-name="apple-style-span"><text:span text:style-name="T2">नर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वकर्मनिरतः</text:span></text:span><text:span text:style-name="apple-style-span"><text:span text:style-name="T1"> </text:span></text:span><text:span text:style-name="apple-style-span"><text:span text:style-name="T2">सिथ्धिं</text:span></text:span><text:span text:style-name="apple-style-span"><text:span text:style-name="T1"> </text:span></text:span><text:span text:style-name="apple-style-span"><text:span text:style-name="T2">यदा</text:span></text:span><text:span text:style-name="apple-style-span"><text:span text:style-name="T1"> </text:span></text:span><text:span text:style-name="apple-style-span"><text:span text:style-name="T2">विन्थति</text:span></text:span><text:span text:style-name="apple-style-span"><text:span text:style-name="T1"> </text:span></text:span><text:span text:style-name="apple-style-span"><text:span text:style-name="T2">तच</text:span></text:span><text:span text:style-name="apple-style-span"><text:span text:style-name="T1"> </text:span></text:span><text:span text:style-name="apple-style-span"><text:span text:style-name="T2">छृणु</text:span></text:span><text:span text:style-name="T1"><text:line-break/></text:span><text:span text:style-name="apple-style-span"><text:span text:style-name="T1"> </text:span></text:span><text:span text:style-name="apple-style-span"><text:span text:style-name="T3">46</text:span></text:span><text:span text:style-name="apple-converted-space"><text:span text:style-name="T1"> </text:span></text:span><text:span text:style-name="apple-style-span"><text:span text:style-name="T2">यतः</text:span></text:span><text:span text:style-name="apple-style-span"><text:span text:style-name="T1"> </text:span></text:span><text:span text:style-name="apple-style-span"><text:span text:style-name="T2">परवृत्तिर</text:span></text:span><text:span text:style-name="apple-style-span"><text:span text:style-name="T1"> </text:span></text:span><text:span text:style-name="apple-style-span"><text:span text:style-name="T2">भूतानां</text:span></text:span><text:span text:style-name="apple-style-span"><text:span text:style-name="T1"> </text:span></text:span><text:span text:style-name="apple-style-span"><text:span text:style-name="T2">येन</text:span></text:span><text:span text:style-name="apple-style-span"><text:span text:style-name="T1"> </text:span></text:span><text:span text:style-name="apple-style-span"><text:span text:style-name="T2">सर्वम</text:span></text:span><text:span text:style-name="apple-style-span"><text:span text:style-name="T1"> </text:span></text:span><text:span text:style-name="apple-style-span"><text:span text:style-name="T2">इथं</text:span></text:span><text:span text:style-name="apple-style-span"><text:span text:style-name="T1"> </text:span></text:span><text:span text:style-name="apple-style-span"><text:span text:style-name="T2">तत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वकर्मणा</text:span></text:span><text:span text:style-name="apple-style-span"><text:span text:style-name="T1"> </text:span></text:span><text:span text:style-name="apple-style-span"><text:span text:style-name="T2">तम</text:span></text:span><text:span text:style-name="apple-style-span"><text:span text:style-name="T1"> </text:span></text:span><text:span text:style-name="apple-style-span"><text:span text:style-name="T2">अभ्यर्च्य</text:span></text:span><text:span text:style-name="apple-style-span"><text:span text:style-name="T1"> </text:span></text:span><text:span text:style-name="apple-style-span"><text:span text:style-name="T2">सिथ्धिं</text:span></text:span><text:span text:style-name="apple-style-span"><text:span text:style-name="T1"> </text:span></text:span><text:span text:style-name="apple-style-span"><text:span text:style-name="T2">विन्थति</text:span></text:span><text:span text:style-name="apple-style-span"><text:span text:style-name="T1"> </text:span></text:span><text:span text:style-name="apple-style-span"><text:span text:style-name="T2">मानवः</text:span></text:span><text:span text:style-name="T1"><text:line-break/></text:span><text:span text:style-name="apple-style-span"><text:span text:style-name="T1"> </text:span></text:span><text:span text:style-name="apple-style-span"><text:span text:style-name="T3">47</text:span></text:span><text:span text:style-name="apple-converted-space"><text:span text:style-name="T1"> </text:span></text:span><text:span text:style-name="apple-style-span"><text:span text:style-name="T2">शरेयान</text:span></text:span><text:span text:style-name="apple-style-span"><text:span text:style-name="T1"> </text:span></text:span><text:span text:style-name="apple-style-span"><text:span text:style-name="T2">सवधर्मॊ</text:span></text:span><text:span text:style-name="apple-style-span"><text:span text:style-name="T1"> </text:span></text:span><text:span text:style-name="apple-style-span"><text:span text:style-name="T2">विगुणः</text:span></text:span><text:span text:style-name="apple-style-span"><text:span text:style-name="T1"> </text:span></text:span><text:span text:style-name="apple-style-span"><text:span text:style-name="T2">परधर्मात</text:span></text:span><text:span text:style-name="apple-style-span"><text:span text:style-name="T1"> </text:span></text:span><text:span text:style-name="apple-style-span"><text:span text:style-name="T2">सवनुष्ठिता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वभावनियतं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कुर्वन</text:span></text:span><text:span text:style-name="apple-style-span"><text:span text:style-name="T1"> </text:span></text:span><text:span text:style-name="apple-style-span"><text:span text:style-name="T2">नाप्नॊति</text:span></text:span><text:span text:style-name="apple-style-span"><text:span text:style-name="T1"> </text:span></text:span><text:span text:style-name="apple-style-span"><text:span text:style-name="T2">किल्बिषम</text:span></text:span><text:span text:style-name="T1"><text:line-break/></text:span><text:span text:style-name="apple-style-span"><text:span text:style-name="T1"> </text:span></text:span><text:span text:style-name="apple-style-span"><text:span text:style-name="T3">48</text:span></text:span><text:span text:style-name="apple-converted-space"><text:span text:style-name="T1"> </text:span></text:span><text:span text:style-name="apple-style-span"><text:span text:style-name="T2">सहजं</text:span></text:span><text:span text:style-name="apple-style-span"><text:span text:style-name="T1"> </text:span></text:span><text:span text:style-name="apple-style-span"><text:span text:style-name="T2">कर्म</text:span></text:span><text:span text:style-name="apple-style-span"><text:span text:style-name="T1"> </text:span></text:span><text:span text:style-name="apple-style-span"><text:span text:style-name="T2">कौन्तेय</text:span></text:span><text:span text:style-name="apple-style-span"><text:span text:style-name="T1"> </text:span></text:span><text:span text:style-name="apple-style-span"><text:span text:style-name="T2">सथॊषम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तयजे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र्वारम्भा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थॊषेण</text:span></text:span><text:span text:style-name="apple-style-span"><text:span text:style-name="T1"> </text:span></text:span><text:span text:style-name="apple-style-span"><text:span text:style-name="T2">धूमेनाग्निर</text:span></text:span><text:span text:style-name="apple-style-span"><text:span text:style-name="T1"> </text:span></text:span><text:span text:style-name="apple-style-span"><text:span text:style-name="T2">इवावृताः</text:span></text:span><text:span text:style-name="T1"><text:line-break/></text:span><text:soft-page-break/><text:span text:style-name="apple-style-span"><text:span text:style-name="T1"> </text:span></text:span><text:span text:style-name="apple-style-span"><text:span text:style-name="T3">49</text:span></text:span><text:span text:style-name="apple-converted-space"><text:span text:style-name="T1"> </text:span></text:span><text:span text:style-name="apple-style-span"><text:span text:style-name="T2">असक्तबुथ्धिः</text:span></text:span><text:span text:style-name="apple-style-span"><text:span text:style-name="T1"> </text:span></text:span><text:span text:style-name="apple-style-span"><text:span text:style-name="T2">सर्वत्र</text:span></text:span><text:span text:style-name="apple-style-span"><text:span text:style-name="T1"> </text:span></text:span><text:span text:style-name="apple-style-span"><text:span text:style-name="T2">जितात्मा</text:span></text:span><text:span text:style-name="apple-style-span"><text:span text:style-name="T1"> </text:span></text:span><text:span text:style-name="apple-style-span"><text:span text:style-name="T2">विगतस्पृह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नैष्कर्म्यसिथ्धिं</text:span></text:span><text:span text:style-name="apple-style-span"><text:span text:style-name="T1"> </text:span></text:span><text:span text:style-name="apple-style-span"><text:span text:style-name="T2">परमां</text:span></text:span><text:span text:style-name="apple-style-span"><text:span text:style-name="T1"> </text:span></text:span><text:span text:style-name="apple-style-span"><text:span text:style-name="T2">संन्यासेनाधिगच्छति</text:span></text:span><text:span text:style-name="T1"><text:line-break/></text:span><text:span text:style-name="apple-style-span"><text:span text:style-name="T1"> </text:span></text:span><text:span text:style-name="apple-style-span"><text:span text:style-name="T3">50</text:span></text:span><text:span text:style-name="apple-converted-space"><text:span text:style-name="T1"> </text:span></text:span><text:span text:style-name="apple-style-span"><text:span text:style-name="T2">सिथ्धिं</text:span></text:span><text:span text:style-name="apple-style-span"><text:span text:style-name="T1"> </text:span></text:span><text:span text:style-name="apple-style-span"><text:span text:style-name="T2">पराप्तॊ</text:span></text:span><text:span text:style-name="apple-style-span"><text:span text:style-name="T1"> </text:span></text:span><text:span text:style-name="apple-style-span"><text:span text:style-name="T2">यदा</text:span></text:span><text:span text:style-name="apple-style-span"><text:span text:style-name="T1"> </text:span></text:span><text:span text:style-name="apple-style-span"><text:span text:style-name="T2">बरह्म</text:span></text:span><text:span text:style-name="apple-style-span"><text:span text:style-name="T1"> </text:span></text:span><text:span text:style-name="apple-style-span"><text:span text:style-name="T2">तदाप्नॊति</text:span></text:span><text:span text:style-name="apple-style-span"><text:span text:style-name="T1"> </text:span></text:span><text:span text:style-name="apple-style-span"><text:span text:style-name="T2">निबॊध</text:span></text:span><text:span text:style-name="apple-style-span"><text:span text:style-name="T1"> </text:span></text:span><text:span text:style-name="apple-style-span"><text:span text:style-name="T2">म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मासेनैव</text:span></text:span><text:span text:style-name="apple-style-span"><text:span text:style-name="T1"> </text:span></text:span><text:span text:style-name="apple-style-span"><text:span text:style-name="T2">कौन्तेय</text:span></text:span><text:span text:style-name="apple-style-span"><text:span text:style-name="T1"> </text:span></text:span><text:span text:style-name="apple-style-span"><text:span text:style-name="T2">निष्ठा</text:span></text:span><text:span text:style-name="apple-style-span"><text:span text:style-name="T1"> </text:span></text:span><text:span text:style-name="apple-style-span"><text:span text:style-name="T2">जञानस्य</text:span></text:span><text:span text:style-name="apple-style-span"><text:span text:style-name="T1"> </text:span></text:span><text:span text:style-name="apple-style-span"><text:span text:style-name="T2">या</text:span></text:span><text:span text:style-name="apple-style-span"><text:span text:style-name="T1"> </text:span></text:span><text:span text:style-name="apple-style-span"><text:span text:style-name="T2">परा</text:span></text:span><text:span text:style-name="T1"><text:line-break/></text:span><text:span text:style-name="apple-style-span"><text:span text:style-name="T1"> </text:span></text:span><text:span text:style-name="apple-style-span"><text:span text:style-name="T3">51</text:span></text:span><text:span text:style-name="apple-converted-space"><text:span text:style-name="T1"> </text:span></text:span><text:span text:style-name="apple-style-span"><text:span text:style-name="T2">बुथ्ध्या</text:span></text:span><text:span text:style-name="apple-style-span"><text:span text:style-name="T1"> </text:span></text:span><text:span text:style-name="apple-style-span"><text:span text:style-name="T2">विशुथ्धया</text:span></text:span><text:span text:style-name="apple-style-span"><text:span text:style-name="T1"> </text:span></text:span><text:span text:style-name="apple-style-span"><text:span text:style-name="T2">युक्तॊ</text:span></text:span><text:span text:style-name="apple-style-span"><text:span text:style-name="T1"> </text:span></text:span><text:span text:style-name="apple-style-span"><text:span text:style-name="T2">धृत्यात्मानं</text:span></text:span><text:span text:style-name="apple-style-span"><text:span text:style-name="T1"> </text:span></text:span><text:span text:style-name="apple-style-span"><text:span text:style-name="T2">नियम्य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शब्थाथीन</text:span></text:span><text:span text:style-name="apple-style-span"><text:span text:style-name="T1"> </text:span></text:span><text:span text:style-name="apple-style-span"><text:span text:style-name="T2">विषयांस</text:span></text:span><text:span text:style-name="apple-style-span"><text:span text:style-name="T1"> </text:span></text:span><text:span text:style-name="apple-style-span"><text:span text:style-name="T2">तयक्त्वा</text:span></text:span><text:span text:style-name="apple-style-span"><text:span text:style-name="T1"> </text:span></text:span><text:span text:style-name="apple-style-span"><text:span text:style-name="T2">रागथ्वेषौ</text:span></text:span><text:span text:style-name="apple-style-span"><text:span text:style-name="T1"> </text:span></text:span><text:span text:style-name="apple-style-span"><text:span text:style-name="T2">वयुथस्य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</text:span></text:span><text:span text:style-name="apple-style-span"><text:span text:style-name="T3">52</text:span></text:span><text:span text:style-name="apple-converted-space"><text:span text:style-name="T1"> </text:span></text:span><text:span text:style-name="apple-style-span"><text:span text:style-name="T2">विविक्तसेवी</text:span></text:span><text:span text:style-name="apple-style-span"><text:span text:style-name="T1"> </text:span></text:span><text:span text:style-name="apple-style-span"><text:span text:style-name="T2">लघ्वाशी</text:span></text:span><text:span text:style-name="apple-style-span"><text:span text:style-name="T1"> </text:span></text:span><text:span text:style-name="apple-style-span"><text:span text:style-name="T2">यतवाक्कायमानस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धयानयॊगपरॊ</text:span></text:span><text:span text:style-name="apple-style-span"><text:span text:style-name="T1"> </text:span></text:span><text:span text:style-name="apple-style-span"><text:span text:style-name="T2">नित्यं</text:span></text:span><text:span text:style-name="apple-style-span"><text:span text:style-name="T1"> </text:span></text:span><text:span text:style-name="apple-style-span"><text:span text:style-name="T2">वैराग्यं</text:span></text:span><text:span text:style-name="apple-style-span"><text:span text:style-name="T1"> </text:span></text:span><text:span text:style-name="apple-style-span"><text:span text:style-name="T2">समुपाश्रितः</text:span></text:span><text:span text:style-name="T1"><text:line-break/></text:span><text:span text:style-name="apple-style-span"><text:span text:style-name="T1"> </text:span></text:span><text:span text:style-name="apple-style-span"><text:span text:style-name="T3">53</text:span></text:span><text:span text:style-name="apple-converted-space"><text:span text:style-name="T1"> </text:span></text:span><text:span text:style-name="apple-style-span"><text:span text:style-name="T2">अहंकारं</text:span></text:span><text:span text:style-name="apple-style-span"><text:span text:style-name="T1"> </text:span></text:span><text:span text:style-name="apple-style-span"><text:span text:style-name="T2">बलं</text:span></text:span><text:span text:style-name="apple-style-span"><text:span text:style-name="T1"> </text:span></text:span><text:span text:style-name="apple-style-span"><text:span text:style-name="T2">थर्पं</text:span></text:span><text:span text:style-name="apple-style-span"><text:span text:style-name="T1"> </text:span></text:span><text:span text:style-name="apple-style-span"><text:span text:style-name="T2">कामं</text:span></text:span><text:span text:style-name="apple-style-span"><text:span text:style-name="T1"> </text:span></text:span><text:span text:style-name="apple-style-span"><text:span text:style-name="T2">करॊधं</text:span></text:span><text:span text:style-name="apple-style-span"><text:span text:style-name="T1"> </text:span></text:span><text:span text:style-name="apple-style-span"><text:span text:style-name="T2">परिग्रह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विमुच्य</text:span></text:span><text:span text:style-name="apple-style-span"><text:span text:style-name="T1"> </text:span></text:span><text:span text:style-name="apple-style-span"><text:span text:style-name="T2">निर्ममः</text:span></text:span><text:span text:style-name="apple-style-span"><text:span text:style-name="T1"> </text:span></text:span><text:span text:style-name="apple-style-span"><text:span text:style-name="T2">शान्तॊ</text:span></text:span><text:span text:style-name="apple-style-span"><text:span text:style-name="T1"> </text:span></text:span><text:span text:style-name="apple-style-span"><text:span text:style-name="T2">बरह्मभूयाय</text:span></text:span><text:span text:style-name="apple-style-span"><text:span text:style-name="T1"> </text:span></text:span><text:span text:style-name="apple-style-span"><text:span text:style-name="T2">कल्पते</text:span></text:span><text:span text:style-name="T1"><text:line-break/></text:span><text:span text:style-name="apple-style-span"><text:span text:style-name="T1"> </text:span></text:span><text:span text:style-name="apple-style-span"><text:span text:style-name="T3">54</text:span></text:span><text:span text:style-name="apple-converted-space"><text:span text:style-name="T1"> </text:span></text:span><text:span text:style-name="apple-style-span"><text:span text:style-name="T2">बरह्मभूतः</text:span></text:span><text:span text:style-name="apple-style-span"><text:span text:style-name="T1"> </text:span></text:span><text:span text:style-name="apple-style-span"><text:span text:style-name="T2">परसन्नात्मा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शॊचति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काङ्क्षत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मः</text:span></text:span><text:span text:style-name="apple-style-span"><text:span text:style-name="T1"> </text:span></text:span><text:span text:style-name="apple-style-span"><text:span text:style-name="T2">सर्वेषु</text:span></text:span><text:span text:style-name="apple-style-span"><text:span text:style-name="T1"> </text:span></text:span><text:span text:style-name="apple-style-span"><text:span text:style-name="T2">भूतेषु</text:span></text:span><text:span text:style-name="apple-style-span"><text:span text:style-name="T1"> </text:span></text:span><text:span text:style-name="apple-style-span"><text:span text:style-name="T2">मथ्भक्तिं</text:span></text:span><text:span text:style-name="apple-style-span"><text:span text:style-name="T1"> </text:span></text:span><text:span text:style-name="apple-style-span"><text:span text:style-name="T2">लभते</text:span></text:span><text:span text:style-name="apple-style-span"><text:span text:style-name="T1"> </text:span></text:span><text:span text:style-name="apple-style-span"><text:span text:style-name="T2">पराम</text:span></text:span><text:span text:style-name="T1"><text:line-break/></text:span><text:span text:style-name="apple-style-span"><text:span text:style-name="T1"> </text:span></text:span><text:span text:style-name="apple-style-span"><text:span text:style-name="T3">55</text:span></text:span><text:span text:style-name="apple-converted-space"><text:span text:style-name="T1"> </text:span></text:span><text:span text:style-name="apple-style-span"><text:span text:style-name="T2">भक्त्या</text:span></text:span><text:span text:style-name="apple-style-span"><text:span text:style-name="T1">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अभिजानाति</text:span></text:span><text:span text:style-name="apple-style-span"><text:span text:style-name="T1"> </text:span></text:span><text:span text:style-name="apple-style-span"><text:span text:style-name="T2">यावान</text:span></text:span><text:span text:style-name="apple-style-span"><text:span text:style-name="T1"> </text:span></text:span><text:span text:style-name="apple-style-span"><text:span text:style-name="T2">यश</text:span></text:span><text:span text:style-name="apple-style-span"><text:span text:style-name="T1"> </text:span></text:span><text:span text:style-name="apple-style-span"><text:span text:style-name="T2">चास्मि</text:span></text:span><text:span text:style-name="apple-style-span"><text:span text:style-name="T1"> </text:span></text:span><text:span text:style-name="apple-style-span"><text:span text:style-name="T2">तत्त्वत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तॊ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तत्त्वतॊ</text:span></text:span><text:span text:style-name="apple-style-span"><text:span text:style-name="T1"> </text:span></text:span><text:span text:style-name="apple-style-span"><text:span text:style-name="T2">जञात्वा</text:span></text:span><text:span text:style-name="apple-style-span"><text:span text:style-name="T1"> </text:span></text:span><text:span text:style-name="apple-style-span"><text:span text:style-name="T2">विशते</text:span></text:span><text:span text:style-name="apple-style-span"><text:span text:style-name="T1"> </text:span></text:span><text:span text:style-name="apple-style-span"><text:span text:style-name="T2">तथनन्तरम</text:span></text:span><text:span text:style-name="T1"><text:line-break/></text:span><text:span text:style-name="apple-style-span"><text:span text:style-name="T1"> </text:span></text:span><text:span text:style-name="apple-style-span"><text:span text:style-name="T3">56</text:span></text:span><text:span text:style-name="apple-converted-space"><text:span text:style-name="T1"> </text:span></text:span><text:span text:style-name="apple-style-span"><text:span text:style-name="T2">सर्वकर्माण्य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सथा</text:span></text:span><text:span text:style-name="apple-style-span"><text:span text:style-name="T1"> </text:span></text:span><text:span text:style-name="apple-style-span"><text:span text:style-name="T2">कुर्वाणॊ</text:span></text:span><text:span text:style-name="apple-style-span"><text:span text:style-name="T1"> </text:span></text:span><text:span text:style-name="apple-style-span"><text:span text:style-name="T2">मथ्व्यपाश्रय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त्प्रसाथाथ</text:span></text:span><text:span text:style-name="apple-style-span"><text:span text:style-name="T1"> </text:span></text:span><text:span text:style-name="apple-style-span"><text:span text:style-name="T2">अवाप्नॊति</text:span></text:span><text:span text:style-name="apple-style-span"><text:span text:style-name="T1"> </text:span></text:span><text:span text:style-name="apple-style-span"><text:span text:style-name="T2">शाश्वतं</text:span></text:span><text:span text:style-name="apple-style-span"><text:span text:style-name="T1"> </text:span></text:span><text:span text:style-name="apple-style-span"><text:span text:style-name="T2">पथम</text:span></text:span><text:span text:style-name="apple-style-span"><text:span text:style-name="T1"> </text:span></text:span><text:span text:style-name="apple-style-span"><text:span text:style-name="T2">अव्ययम</text:span></text:span><text:span text:style-name="T1"><text:line-break/></text:span><text:span text:style-name="apple-style-span"><text:span text:style-name="T1"> </text:span></text:span><text:span text:style-name="apple-style-span"><text:span text:style-name="T3">57</text:span></text:span><text:span text:style-name="apple-converted-space"><text:span text:style-name="T1"> </text:span></text:span><text:span text:style-name="apple-style-span"><text:span text:style-name="T2">चेतसा</text:span></text:span><text:span text:style-name="apple-style-span"><text:span text:style-name="T1"> </text:span></text:span><text:span text:style-name="apple-style-span"><text:span text:style-name="T2">सर्वकर्माणि</text:span></text:span><text:span text:style-name="apple-style-span"><text:span text:style-name="T1"> </text:span></text:span><text:span text:style-name="apple-style-span"><text:span text:style-name="T2">मयि</text:span></text:span><text:span text:style-name="apple-style-span"><text:span text:style-name="T1"> </text:span></text:span><text:span text:style-name="apple-style-span"><text:span text:style-name="T2">संन्यस्य</text:span></text:span><text:span text:style-name="apple-style-span"><text:span text:style-name="T1"> </text:span></text:span><text:span text:style-name="apple-style-span"><text:span text:style-name="T2">मत्पर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बुथ्धियॊगम</text:span></text:span><text:span text:style-name="apple-style-span"><text:span text:style-name="T1"> </text:span></text:span><text:span text:style-name="apple-style-span"><text:span text:style-name="T2">उपाश्रित्य</text:span></text:span><text:span text:style-name="apple-style-span"><text:span text:style-name="T1"> </text:span></text:span><text:span text:style-name="apple-style-span"><text:span text:style-name="T2">मच्चित्तः</text:span></text:span><text:span text:style-name="apple-style-span"><text:span text:style-name="T1"> </text:span></text:span><text:span text:style-name="apple-style-span"><text:span text:style-name="T2">सततं</text:span></text:span><text:span text:style-name="apple-style-span"><text:span text:style-name="T1"> </text:span></text:span><text:span text:style-name="apple-style-span"><text:span text:style-name="T2">भव</text:span></text:span><text:span text:style-name="T1"><text:line-break/></text:span><text:span text:style-name="apple-style-span"><text:span text:style-name="T1"> </text:span></text:span><text:span text:style-name="apple-style-span"><text:span text:style-name="T3">58</text:span></text:span><text:span text:style-name="apple-converted-space"><text:span text:style-name="T1"> </text:span></text:span><text:span text:style-name="apple-style-span"><text:span text:style-name="T2">मच्चित्तः</text:span></text:span><text:span text:style-name="apple-style-span"><text:span text:style-name="T1"> </text:span></text:span><text:span text:style-name="apple-style-span"><text:span text:style-name="T2">सर्वथुर्गाणि</text:span></text:span><text:span text:style-name="apple-style-span"><text:span text:style-name="T1"> </text:span></text:span><text:span text:style-name="apple-style-span"><text:span text:style-name="T2">मत्प्रसाथात</text:span></text:span><text:span text:style-name="apple-style-span"><text:span text:style-name="T1"> </text:span></text:span><text:span text:style-name="apple-style-span"><text:span text:style-name="T2">तरिष्यस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द</text:span></text:span><text:span text:style-name="apple-style-span"><text:span text:style-name="T1"> </text:span></text:span><text:span text:style-name="apple-style-span"><text:span text:style-name="T2">चेत</text:span></text:span><text:span text:style-name="apple-style-span"><text:span text:style-name="T1"> </text:span></text:span><text:span text:style-name="apple-style-span"><text:span text:style-name="T2">तवम</text:span></text:span><text:span text:style-name="apple-style-span"><text:span text:style-name="T1"> </text:span></text:span><text:span text:style-name="apple-style-span"><text:span text:style-name="T2">अहंकारान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शरॊष्यसि</text:span></text:span><text:span text:style-name="apple-style-span"><text:span text:style-name="T1"> </text:span></text:span><text:span text:style-name="apple-style-span"><text:span text:style-name="T2">विनङ्क्ष्यसि</text:span></text:span><text:span text:style-name="T1"><text:line-break/></text:span><text:span text:style-name="apple-style-span"><text:span text:style-name="T1"> </text:span></text:span><text:span text:style-name="apple-style-span"><text:span text:style-name="T3">59</text:span></text:span><text:span text:style-name="apple-converted-space"><text:span text:style-name="T1"> </text:span></text:span><text:span text:style-name="apple-style-span"><text:span text:style-name="T2">यथ</text:span></text:span><text:span text:style-name="apple-style-span"><text:span text:style-name="T1"> </text:span></text:span><text:span text:style-name="apple-style-span"><text:span text:style-name="T2">अहंकारम</text:span></text:span><text:span text:style-name="apple-style-span"><text:span text:style-name="T1"> </text:span></text:span><text:span text:style-name="apple-style-span"><text:span text:style-name="T2">आश्रित्य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यॊत्स्य</text:span></text:span><text:span text:style-name="apple-style-span"><text:span text:style-name="T1"> 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मन्यस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िद्यैष</text:span></text:span><text:span text:style-name="apple-style-span"><text:span text:style-name="T1"> </text:span></text:span><text:span text:style-name="apple-style-span"><text:span text:style-name="T2">वयवसायस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परकृतिस</text:span></text:span><text:span text:style-name="apple-style-span"><text:span text:style-name="T1"> </text:span></text:span><text:span text:style-name="apple-style-span"><text:span text:style-name="T2">तवां</text:span></text:span><text:span text:style-name="apple-style-span"><text:span text:style-name="T1"> </text:span></text:span><text:span text:style-name="apple-style-span"><text:span text:style-name="T2">नियॊक्ष्यति</text:span></text:span><text:span text:style-name="T1"><text:line-break/></text:span><text:span text:style-name="apple-style-span"><text:span text:style-name="T1"> </text:span></text:span><text:span text:style-name="apple-style-span"><text:span text:style-name="T3">60</text:span></text:span><text:span text:style-name="apple-converted-space"><text:span text:style-name="T1"> </text:span></text:span><text:span text:style-name="apple-style-span"><text:span text:style-name="T2">सवभावजेन</text:span></text:span><text:span text:style-name="apple-style-span"><text:span text:style-name="T1"> </text:span></text:span><text:span text:style-name="apple-style-span"><text:span text:style-name="T2">कौन्तेय</text:span></text:span><text:span text:style-name="apple-style-span"><text:span text:style-name="T1"> </text:span></text:span><text:span text:style-name="apple-style-span"><text:span text:style-name="T2">निबथ्धः</text:span></text:span><text:span text:style-name="apple-style-span"><text:span text:style-name="T1"> </text:span></text:span><text:span text:style-name="apple-style-span"><text:span text:style-name="T2">सवेन</text:span></text:span><text:span text:style-name="apple-style-span"><text:span text:style-name="T1"> </text:span></text:span><text:span text:style-name="apple-style-span"><text:span text:style-name="T2">कर्मण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र्तुं</text:span></text:span><text:span text:style-name="apple-style-span"><text:span text:style-name="T1"> </text:span></text:span><text:span text:style-name="apple-style-span"><text:span text:style-name="T2">नेच्छसि</text:span></text:span><text:span text:style-name="apple-style-span"><text:span text:style-name="T1"> </text:span></text:span><text:span text:style-name="apple-style-span"><text:span text:style-name="T2">यन</text:span></text:span><text:span text:style-name="apple-style-span"><text:span text:style-name="T1"> </text:span></text:span><text:span text:style-name="apple-style-span"><text:span text:style-name="T2">मॊहात</text:span></text:span><text:span text:style-name="apple-style-span"><text:span text:style-name="T1"> </text:span></text:span><text:span text:style-name="apple-style-span"><text:span text:style-name="T2">करिष्यस्य</text:span></text:span><text:span text:style-name="apple-style-span"><text:span text:style-name="T1"> </text:span></text:span><text:span text:style-name="apple-style-span"><text:span text:style-name="T2">अवशॊ</text:span></text:span><text:span text:style-name="apple-style-span"><text:span text:style-name="T1"> </text:span></text:span><text:span text:style-name="apple-style-span"><text:span text:style-name="T2">ऽपि</text:span></text:span><text:span text:style-name="apple-style-span"><text:span text:style-name="T1"> </text:span></text:span><text:span text:style-name="apple-style-span"><text:span text:style-name="T2">तत</text:span></text:span><text:span text:style-name="T1"><text:line-break/></text:span><text:span text:style-name="apple-style-span"><text:span text:style-name="T1"> </text:span></text:span><text:span text:style-name="apple-style-span"><text:span text:style-name="T3">61</text:span></text:span><text:span text:style-name="apple-converted-space"><text:span text:style-name="T1"> </text:span></text:span><text:span text:style-name="apple-style-span"><text:span text:style-name="T2">ईश्वरः</text:span></text:span><text:span text:style-name="apple-style-span"><text:span text:style-name="T1"> </text:span></text:span><text:span text:style-name="apple-style-span"><text:span text:style-name="T2">सर्वभूतानां</text:span></text:span><text:span text:style-name="apple-style-span"><text:span text:style-name="T1"> </text:span></text:span><text:span text:style-name="apple-style-span"><text:span text:style-name="T2">हृथ्थेशे</text:span></text:span><text:span text:style-name="apple-style-span"><text:span text:style-name="T1"> </text:span></text:span><text:span text:style-name="apple-style-span"><text:span text:style-name="T2">ऽरजुन</text:span></text:span><text:span text:style-name="apple-style-span"><text:span text:style-name="T1"> </text:span></text:span><text:span text:style-name="apple-style-span"><text:span text:style-name="T2">तिष्ठत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भरामयन</text:span></text:span><text:span text:style-name="apple-style-span"><text:span text:style-name="T1"> </text:span></text:span><text:span text:style-name="apple-style-span"><text:span text:style-name="T2">सर्वभूतानि</text:span></text:span><text:span text:style-name="apple-style-span"><text:span text:style-name="T1"> </text:span></text:span><text:span text:style-name="apple-style-span"><text:span text:style-name="T2">यन्त्रारूढानि</text:span></text:span><text:span text:style-name="apple-style-span"><text:span text:style-name="T1"> </text:span></text:span><text:span text:style-name="apple-style-span"><text:span text:style-name="T2">मायया</text:span></text:span><text:span text:style-name="T1"><text:line-break/></text:span><text:span text:style-name="apple-style-span"><text:span text:style-name="T1"> </text:span></text:span><text:span text:style-name="apple-style-span"><text:span text:style-name="T3">62</text:span></text:span><text:span text:style-name="apple-converted-space"><text:span text:style-name="T1"> </text:span></text:span><text:span text:style-name="apple-style-span"><text:span text:style-name="T2">तम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शरणं</text:span></text:span><text:span text:style-name="apple-style-span"><text:span text:style-name="T1"> </text:span></text:span><text:span text:style-name="apple-style-span"><text:span text:style-name="T2">गच्छ</text:span></text:span><text:span text:style-name="apple-style-span"><text:span text:style-name="T1"> </text:span></text:span><text:span text:style-name="apple-style-span"><text:span text:style-name="T2">सर्वभावेन</text:span></text:span><text:span text:style-name="apple-style-span"><text:span text:style-name="T1"> </text:span></text:span><text:span text:style-name="apple-style-span"><text:span text:style-name="T2">भार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त्प्रसाथात</text:span></text:span><text:span text:style-name="apple-style-span"><text:span text:style-name="T1"> </text:span></text:span><text:span text:style-name="apple-style-span"><text:span text:style-name="T2">परां</text:span></text:span><text:span text:style-name="apple-style-span"><text:span text:style-name="T1"> </text:span></text:span><text:span text:style-name="apple-style-span"><text:span text:style-name="T2">शान्तिं</text:span></text:span><text:span text:style-name="apple-style-span"><text:span text:style-name="T1"> </text:span></text:span><text:span text:style-name="apple-style-span"><text:span text:style-name="T2">सदानं</text:span></text:span><text:span text:style-name="apple-style-span"><text:span text:style-name="T1"> </text:span></text:span><text:span text:style-name="apple-style-span"><text:span text:style-name="T2">पराप्स्यसि</text:span></text:span><text:span text:style-name="apple-style-span"><text:span text:style-name="T1"> </text:span></text:span><text:span text:style-name="apple-style-span"><text:span text:style-name="T2">शाश्वतम</text:span></text:span><text:span text:style-name="T1"><text:line-break/></text:span><text:span text:style-name="apple-style-span"><text:span text:style-name="T1"> </text:span></text:span><text:span text:style-name="apple-style-span"><text:span text:style-name="T3">63</text:span></text:span><text:span text:style-name="apple-converted-space"><text:span text:style-name="T1"> 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जञानम</text:span></text:span><text:span text:style-name="apple-style-span"><text:span text:style-name="T1"> </text:span></text:span><text:span text:style-name="apple-style-span"><text:span text:style-name="T2">आख्यातं</text:span></text:span><text:span text:style-name="apple-style-span"><text:span text:style-name="T1"> </text:span></text:span><text:span text:style-name="apple-style-span"><text:span text:style-name="T2">गुह्याथ</text:span></text:span><text:span text:style-name="apple-style-span"><text:span text:style-name="T1"> </text:span></text:span><text:span text:style-name="apple-style-span"><text:span text:style-name="T2">गुह्यतरं</text:span></text:span><text:span text:style-name="apple-style-span"><text:span text:style-name="T1"> </text:span></text:span><text:span text:style-name="apple-style-span"><text:span text:style-name="T2">मय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विमृश्यैतथ</text:span></text:span><text:span text:style-name="apple-style-span"><text:span text:style-name="T1"> </text:span></text:span><text:span text:style-name="apple-style-span"><text:span text:style-name="T2">अशेषेण</text:span></text:span><text:span text:style-name="apple-style-span"><text:span text:style-name="T1"> </text:span></text:span><text:span text:style-name="apple-style-span"><text:span text:style-name="T2">यदेच्छसि</text:span></text:span><text:span text:style-name="apple-style-span"><text:span text:style-name="T1"> </text:span></text:span><text:span text:style-name="apple-style-span"><text:span text:style-name="T2">तदा</text:span></text:span><text:span text:style-name="apple-style-span"><text:span text:style-name="T1"> </text:span></text:span><text:span text:style-name="apple-style-span"><text:span text:style-name="T2">कुरु</text:span></text:span><text:span text:style-name="T1"><text:line-break/></text:span><text:span text:style-name="apple-style-span"><text:span text:style-name="T1"> </text:span></text:span><text:span text:style-name="apple-style-span"><text:span text:style-name="T3">64</text:span></text:span><text:span text:style-name="apple-converted-space"><text:span text:style-name="T1"> </text:span></text:span><text:span text:style-name="apple-style-span"><text:span text:style-name="T2">सर्वगुह्यतमं</text:span></text:span><text:span text:style-name="apple-style-span"><text:span text:style-name="T1"> </text:span></text:span><text:span text:style-name="apple-style-span"><text:span text:style-name="T2">भूयः</text:span></text:span><text:span text:style-name="apple-style-span"><text:span text:style-name="T1"> </text:span></text:span><text:span text:style-name="apple-style-span"><text:span text:style-name="T2">शृणु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परमं</text:span></text:span><text:span text:style-name="apple-style-span"><text:span text:style-name="T1"> </text:span></text:span><text:span text:style-name="apple-style-span"><text:span text:style-name="T2">वच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इष्टॊ</text:span></text:span><text:span text:style-name="apple-style-span"><text:span text:style-name="T1"> </text:span></text:span><text:span text:style-name="apple-style-span"><text:span text:style-name="T2">ऽसि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थृढम</text:span></text:span><text:span text:style-name="apple-style-span"><text:span text:style-name="T1"> 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ततॊ</text:span></text:span><text:span text:style-name="apple-style-span"><text:span text:style-name="T1"> </text:span></text:span><text:span text:style-name="apple-style-span"><text:span text:style-name="T2">वक्ष्यामि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हितम</text:span></text:span><text:span text:style-name="T1"><text:line-break/></text:span><text:span text:style-name="apple-style-span"><text:span text:style-name="T1"> </text:span></text:span><text:span text:style-name="apple-style-span"><text:span text:style-name="T3">65</text:span></text:span><text:span text:style-name="apple-converted-space"><text:span text:style-name="T1"> </text:span></text:span><text:span text:style-name="apple-style-span"><text:span text:style-name="T2">मन्मना</text:span></text:span><text:span text:style-name="apple-style-span"><text:span text:style-name="T1"> </text:span></text:span><text:span text:style-name="apple-style-span"><text:span text:style-name="T2">भव</text:span></text:span><text:span text:style-name="apple-style-span"><text:span text:style-name="T1"> </text:span></text:span><text:span text:style-name="apple-style-span"><text:span text:style-name="T2">मथ्भक्तॊ</text:span></text:span><text:span text:style-name="apple-style-span"><text:span text:style-name="T1"> </text:span></text:span><text:span text:style-name="apple-style-span"><text:span text:style-name="T2">मथ्याजी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नमस्कुरु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एवैष्यसि</text:span></text:span><text:span text:style-name="apple-style-span"><text:span text:style-name="T1"> </text:span></text:span><text:span text:style-name="apple-style-span"><text:span text:style-name="T2">सत्यं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परतिजाने</text:span></text:span><text:span text:style-name="apple-style-span"><text:span text:style-name="T1"> </text:span></text:span><text:span text:style-name="apple-style-span"><text:span text:style-name="T2">परियॊ</text:span></text:span><text:span text:style-name="apple-style-span"><text:span text:style-name="T1"> </text:span></text:span><text:span text:style-name="apple-style-span"><text:span text:style-name="T2">ऽसि</text:span></text:span><text:span text:style-name="apple-style-span"><text:span text:style-name="T1"> </text:span></text:span><text:span text:style-name="apple-style-span"><text:span text:style-name="T2">मे</text:span></text:span><text:span text:style-name="T1"><text:line-break/></text:span><text:span text:style-name="apple-style-span"><text:span text:style-name="T1"> </text:span></text:span><text:span text:style-name="apple-style-span"><text:span text:style-name="T3">66</text:span></text:span><text:span text:style-name="apple-converted-space"><text:span text:style-name="T1"> </text:span></text:span><text:span text:style-name="apple-style-span"><text:span text:style-name="T2">सर्वधर्मान</text:span></text:span><text:span text:style-name="apple-style-span"><text:span text:style-name="T1"> </text:span></text:span><text:span text:style-name="apple-style-span"><text:span text:style-name="T2">परित्यज्य</text:span></text:span><text:span text:style-name="apple-style-span"><text:span text:style-name="T1">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एकं</text:span></text:span><text:span text:style-name="apple-style-span"><text:span text:style-name="T1"> </text:span></text:span><text:span text:style-name="apple-style-span"><text:span text:style-name="T2">शरणं</text:span></text:span><text:span text:style-name="apple-style-span"><text:span text:style-name="T1"> </text:span></text:span><text:span text:style-name="apple-style-span"><text:span text:style-name="T2">वरज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तवा</text:span></text:span><text:span text:style-name="apple-style-span"><text:span text:style-name="T1"> </text:span></text:span><text:span text:style-name="apple-style-span"><text:span text:style-name="T2">सर्वपापेभ्यॊ</text:span></text:span><text:span text:style-name="apple-style-span"><text:span text:style-name="T1"> </text:span></text:span><text:span text:style-name="apple-style-span"><text:span text:style-name="T2">मॊक्षयिष्यामि</text:span></text:span><text:span text:style-name="apple-style-span"><text:span text:style-name="T1"> </text:span></text:span><text:span text:style-name="apple-style-span"><text:span text:style-name="T2">मा</text:span></text:span><text:span text:style-name="apple-style-span"><text:span text:style-name="T1"> </text:span></text:span><text:span text:style-name="apple-style-span"><text:span text:style-name="T2">शुचः</text:span></text:span><text:span text:style-name="T1"><text:line-break/></text:span><text:soft-page-break/><text:span text:style-name="apple-style-span"><text:span text:style-name="T1"> </text:span></text:span><text:span text:style-name="apple-style-span"><text:span text:style-name="T3">67</text:span></text:span><text:span text:style-name="apple-converted-space"><text:span text:style-name="T1"> </text:span></text:span><text:span text:style-name="apple-style-span"><text:span text:style-name="T2">इथं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नातपस्काय</text:span></text:span><text:span text:style-name="apple-style-span"><text:span text:style-name="T1"> </text:span></text:span><text:span text:style-name="apple-style-span"><text:span text:style-name="T2">नाभक्ताय</text:span></text:span><text:span text:style-name="apple-style-span"><text:span text:style-name="T1"> </text:span></text:span><text:span text:style-name="apple-style-span"><text:span text:style-name="T2">कथा</text:span></text:span><text:span text:style-name="apple-style-span"><text:span text:style-name="T1"> </text:span></text:span><text:span text:style-name="apple-style-span"><text:span text:style-name="T2">च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चाशुश्रूषवे</text:span></text:span><text:span text:style-name="apple-style-span"><text:span text:style-name="T1"> </text:span></text:span><text:span text:style-name="apple-style-span"><text:span text:style-name="T2">वाच्यं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ऽभयसूयति</text:span></text:span><text:span text:style-name="T1"><text:line-break/></text:span><text:span text:style-name="apple-style-span"><text:span text:style-name="T1"> </text:span></text:span><text:span text:style-name="apple-style-span"><text:span text:style-name="T3">68</text:span></text:span><text:span text:style-name="apple-converted-space"><text:span text:style-name="T1"> </text:span></text:span><text:span text:style-name="apple-style-span"><text:span text:style-name="T2">य</text:span></text:span><text:span text:style-name="apple-style-span"><text:span text:style-name="T1"> </text:span></text:span><text:span text:style-name="apple-style-span"><text:span text:style-name="T2">इथं</text:span></text:span><text:span text:style-name="apple-style-span"><text:span text:style-name="T1"> </text:span></text:span><text:span text:style-name="apple-style-span"><text:span text:style-name="T2">परमं</text:span></text:span><text:span text:style-name="apple-style-span"><text:span text:style-name="T1"> </text:span></text:span><text:span text:style-name="apple-style-span"><text:span text:style-name="T2">गुह्यं</text:span></text:span><text:span text:style-name="apple-style-span"><text:span text:style-name="T1"> </text:span></text:span><text:span text:style-name="apple-style-span"><text:span text:style-name="T2">मथ्भक्तेष्व</text:span></text:span><text:span text:style-name="apple-style-span"><text:span text:style-name="T1"> </text:span></text:span><text:span text:style-name="apple-style-span"><text:span text:style-name="T2">अभिधास्यत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भक्तिं</text:span></text:span><text:span text:style-name="apple-style-span"><text:span text:style-name="T1"> </text:span></text:span><text:span text:style-name="apple-style-span"><text:span text:style-name="T2">मयि</text:span></text:span><text:span text:style-name="apple-style-span"><text:span text:style-name="T1"> </text:span></text:span><text:span text:style-name="apple-style-span"><text:span text:style-name="T2">परां</text:span></text:span><text:span text:style-name="apple-style-span"><text:span text:style-name="T1"> </text:span></text:span><text:span text:style-name="apple-style-span"><text:span text:style-name="T2">कृत्वा</text:span></text:span><text:span text:style-name="apple-style-span"><text:span text:style-name="T1"> </text:span></text:span><text:span text:style-name="apple-style-span"><text:span text:style-name="T2">माम</text:span></text:span><text:span text:style-name="apple-style-span"><text:span text:style-name="T1"> </text:span></text:span><text:span text:style-name="apple-style-span"><text:span text:style-name="T2">एवैष्यत्य</text:span></text:span><text:span text:style-name="apple-style-span"><text:span text:style-name="T1"> </text:span></text:span><text:span text:style-name="apple-style-span"><text:span text:style-name="T2">असंशयः</text:span></text:span><text:span text:style-name="T1"><text:line-break/></text:span><text:span text:style-name="apple-style-span"><text:span text:style-name="T1"> </text:span></text:span><text:span text:style-name="apple-style-span"><text:span text:style-name="T3">69</text:span></text:span><text:span text:style-name="apple-converted-space"><text:span text:style-name="T1"> 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तस्मान</text:span></text:span><text:span text:style-name="apple-style-span"><text:span text:style-name="T1"> </text:span></text:span><text:span text:style-name="apple-style-span"><text:span text:style-name="T2">मनुष्येषु</text:span></text:span><text:span text:style-name="apple-style-span"><text:span text:style-name="T1"> </text:span></text:span><text:span text:style-name="apple-style-span"><text:span text:style-name="T2">कश</text:span></text:span><text:span text:style-name="apple-style-span"><text:span text:style-name="T1"> </text:span></text:span><text:span text:style-name="apple-style-span"><text:span text:style-name="T2">चिन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परियकृत्तम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भविता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तस्माथ</text:span></text:span><text:span text:style-name="apple-style-span"><text:span text:style-name="T1"> </text:span></text:span><text:span text:style-name="apple-style-span"><text:span text:style-name="T2">अन्यः</text:span></text:span><text:span text:style-name="apple-style-span"><text:span text:style-name="T1"> </text:span></text:span><text:span text:style-name="apple-style-span"><text:span text:style-name="T2">परियतरॊ</text:span></text:span><text:span text:style-name="apple-style-span"><text:span text:style-name="T1"> </text:span></text:span><text:span text:style-name="apple-style-span"><text:span text:style-name="T2">भुवि</text:span></text:span><text:span text:style-name="T1"><text:line-break/></text:span><text:span text:style-name="apple-style-span"><text:span text:style-name="T1"> </text:span></text:span><text:span text:style-name="apple-style-span"><text:span text:style-name="T3">70</text:span></text:span><text:span text:style-name="apple-converted-space"><text:span text:style-name="T1"> </text:span></text:span><text:span text:style-name="apple-style-span"><text:span text:style-name="T2">अध्येष्यते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य</text:span></text:span><text:span text:style-name="apple-style-span"><text:span text:style-name="T1"> </text:span></text:span><text:span text:style-name="apple-style-span"><text:span text:style-name="T2">इमं</text:span></text:span><text:span text:style-name="apple-style-span"><text:span text:style-name="T1"> </text:span></text:span><text:span text:style-name="apple-style-span"><text:span text:style-name="T2">धर्म्यं</text:span></text:span><text:span text:style-name="apple-style-span"><text:span text:style-name="T1"> </text:span></text:span><text:span text:style-name="apple-style-span"><text:span text:style-name="T2">संवाथम</text:span></text:span><text:span text:style-name="apple-style-span"><text:span text:style-name="T1"> </text:span></text:span><text:span text:style-name="apple-style-span"><text:span text:style-name="T2">आवयॊ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जञानयज्ञेन</text:span></text:span><text:span text:style-name="apple-style-span"><text:span text:style-name="T1"> </text:span></text:span><text:span text:style-name="apple-style-span"><text:span text:style-name="T2">तेनाहम</text:span></text:span><text:span text:style-name="apple-style-span"><text:span text:style-name="T1"> </text:span></text:span><text:span text:style-name="apple-style-span"><text:span text:style-name="T2">इष्टः</text:span></text:span><text:span text:style-name="apple-style-span"><text:span text:style-name="T1"> </text:span></text:span><text:span text:style-name="apple-style-span"><text:span text:style-name="T2">सयाम</text:span></text:span><text:span text:style-name="apple-style-span"><text:span text:style-name="T1"> 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मतिः</text:span></text:span><text:span text:style-name="T1"><text:line-break/></text:span><text:span text:style-name="apple-style-span"><text:span text:style-name="T1"> </text:span></text:span><text:span text:style-name="apple-style-span"><text:span text:style-name="T3">71</text:span></text:span><text:span text:style-name="apple-converted-space"><text:span text:style-name="T1"> </text:span></text:span><text:span text:style-name="apple-style-span"><text:span text:style-name="T2">शरथ्धावान</text:span></text:span><text:span text:style-name="apple-style-span"><text:span text:style-name="T1"> </text:span></text:span><text:span text:style-name="apple-style-span"><text:span text:style-name="T2">अनसूय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शृणुयाथ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नर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सॊ</text:span></text:span><text:span text:style-name="apple-style-span"><text:span text:style-name="T1"> </text:span></text:span><text:span text:style-name="apple-style-span"><text:span text:style-name="T2">ऽपि</text:span></text:span><text:span text:style-name="apple-style-span"><text:span text:style-name="T1"> </text:span></text:span><text:span text:style-name="apple-style-span"><text:span text:style-name="T2">मुक्तः</text:span></text:span><text:span text:style-name="apple-style-span"><text:span text:style-name="T1"> </text:span></text:span><text:span text:style-name="apple-style-span"><text:span text:style-name="T2">शुभाँल</text:span></text:span><text:span text:style-name="apple-style-span"><text:span text:style-name="T1"> </text:span></text:span><text:span text:style-name="apple-style-span"><text:span text:style-name="T2">लॊकान</text:span></text:span><text:span text:style-name="apple-style-span"><text:span text:style-name="T1"> </text:span></text:span><text:span text:style-name="apple-style-span"><text:span text:style-name="T2">पराप्नुयात</text:span></text:span><text:span text:style-name="apple-style-span"><text:span text:style-name="T1"> </text:span></text:span><text:span text:style-name="apple-style-span"><text:span text:style-name="T2">पुण्यकर्मणाम</text:span></text:span><text:span text:style-name="T1"><text:line-break/></text:span><text:span text:style-name="apple-style-span"><text:span text:style-name="T1"> </text:span></text:span><text:span text:style-name="apple-style-span"><text:span text:style-name="T3">72</text:span></text:span><text:span text:style-name="apple-converted-space"><text:span text:style-name="T1"> </text:span></text:span><text:span text:style-name="apple-style-span"><text:span text:style-name="T2">कच</text:span></text:span><text:span text:style-name="apple-style-span"><text:span text:style-name="T1"> </text:span></text:span><text:span text:style-name="apple-style-span"><text:span text:style-name="T2">चिथ</text:span></text:span><text:span text:style-name="apple-style-span"><text:span text:style-name="T1"> </text:span></text:span><text:span text:style-name="apple-style-span"><text:span text:style-name="T2">एतच</text:span></text:span><text:span text:style-name="apple-style-span"><text:span text:style-name="T1"> </text:span></text:span><text:span text:style-name="apple-style-span"><text:span text:style-name="T2">छरुतं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तवयैकाग्रेण</text:span></text:span><text:span text:style-name="apple-style-span"><text:span text:style-name="T1"> </text:span></text:span><text:span text:style-name="apple-style-span"><text:span text:style-name="T2">चेतस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च</text:span></text:span><text:span text:style-name="apple-style-span"><text:span text:style-name="T1"> </text:span></text:span><text:span text:style-name="apple-style-span"><text:span text:style-name="T2">चिथ</text:span></text:span><text:span text:style-name="apple-style-span"><text:span text:style-name="T1"> </text:span></text:span><text:span text:style-name="apple-style-span"><text:span text:style-name="T2">अज्ञानसंमॊहः</text:span></text:span><text:span text:style-name="apple-style-span"><text:span text:style-name="T1"> </text:span></text:span><text:span text:style-name="apple-style-span"><text:span text:style-name="T2">परनष्टस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धनंजय</text:span></text:span><text:span text:style-name="T1"><text:line-break/></text:span><text:span text:style-name="apple-style-span"><text:span text:style-name="T1"> </text:span></text:span><text:span text:style-name="apple-style-span"><text:span text:style-name="T3">73</text:span></text:span><text:span text:style-name="apple-converted-space"><text:span text:style-name="T1"> </text:span></text:span><text:span text:style-name="apple-style-span"><text:span text:style-name="T2">अर्जु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नष्टॊ</text:span></text:span><text:span text:style-name="apple-style-span"><text:span text:style-name="T1"> </text:span></text:span><text:span text:style-name="apple-style-span"><text:span text:style-name="T2">मॊहः</text:span></text:span><text:span text:style-name="apple-style-span"><text:span text:style-name="T1"> </text:span></text:span><text:span text:style-name="apple-style-span"><text:span text:style-name="T2">समृतिर</text:span></text:span><text:span text:style-name="apple-style-span"><text:span text:style-name="T1"> </text:span></text:span><text:span text:style-name="apple-style-span"><text:span text:style-name="T2">लब्धा</text:span></text:span><text:span text:style-name="apple-style-span"><text:span text:style-name="T1"> </text:span></text:span><text:span text:style-name="apple-style-span"><text:span text:style-name="T2">तवत्प्रसाथान</text:span></text:span><text:span text:style-name="apple-style-span"><text:span text:style-name="T1"> </text:span></text:span><text:span text:style-name="apple-style-span"><text:span text:style-name="T2">मयाच्यु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दितॊ</text:span></text:span><text:span text:style-name="apple-style-span"><text:span text:style-name="T1"> </text:span></text:span><text:span text:style-name="apple-style-span"><text:span text:style-name="T2">ऽसमि</text:span></text:span><text:span text:style-name="apple-style-span"><text:span text:style-name="T1"> </text:span></text:span><text:span text:style-name="apple-style-span"><text:span text:style-name="T2">गतसंथेहः</text:span></text:span><text:span text:style-name="apple-style-span"><text:span text:style-name="T1"> </text:span></text:span><text:span text:style-name="apple-style-span"><text:span text:style-name="T2">करिष्ये</text:span></text:span><text:span text:style-name="apple-style-span"><text:span text:style-name="T1"> </text:span></text:span><text:span text:style-name="apple-style-span"><text:span text:style-name="T2">वचनं</text:span></text:span><text:span text:style-name="apple-style-span"><text:span text:style-name="T1"> </text:span></text:span><text:span text:style-name="apple-style-span"><text:span text:style-name="T2">तव</text:span></text:span><text:span text:style-name="T1"><text:line-break/></text:span><text:span text:style-name="apple-style-span"><text:span text:style-name="T1"> </text:span></text:span><text:span text:style-name="apple-style-span"><text:span text:style-name="T3">74</text:span></text:span><text:span text:style-name="apple-converted-space"><text:span text:style-name="T1"> </text:span></text:span><text:span text:style-name="apple-style-span"><text:span text:style-name="T2">संजय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इत्य</text:span></text:span><text:span text:style-name="apple-style-span"><text:span text:style-name="T1"> 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वासुथेवस्य</text:span></text:span><text:span text:style-name="apple-style-span"><text:span text:style-name="T1"> </text:span></text:span><text:span text:style-name="apple-style-span"><text:span text:style-name="T2">पार्दस्य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हात्मन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ंवाथम</text:span></text:span><text:span text:style-name="apple-style-span"><text:span text:style-name="T1"> </text:span></text:span><text:span text:style-name="apple-style-span"><text:span text:style-name="T2">इमम</text:span></text:span><text:span text:style-name="apple-style-span"><text:span text:style-name="T1"> </text:span></text:span><text:span text:style-name="apple-style-span"><text:span text:style-name="T2">अश्रौषम</text:span></text:span><text:span text:style-name="apple-style-span"><text:span text:style-name="T1"> </text:span></text:span><text:span text:style-name="apple-style-span"><text:span text:style-name="T2">अथ्भुतं</text:span></text:span><text:span text:style-name="apple-style-span"><text:span text:style-name="T1"> </text:span></text:span><text:span text:style-name="apple-style-span"><text:span text:style-name="T2">रॊमहर्षणम</text:span></text:span><text:span text:style-name="T1"><text:line-break/></text:span><text:span text:style-name="apple-style-span"><text:span text:style-name="T1"> </text:span></text:span><text:span text:style-name="apple-style-span"><text:span text:style-name="T3">75</text:span></text:span><text:span text:style-name="apple-converted-space"><text:span text:style-name="T1"> </text:span></text:span><text:span text:style-name="apple-style-span"><text:span text:style-name="T2">वयासप्रसाथाच</text:span></text:span><text:span text:style-name="apple-style-span"><text:span text:style-name="T1"> </text:span></text:span><text:span text:style-name="apple-style-span"><text:span text:style-name="T2">छरुतवान</text:span></text:span><text:span text:style-name="apple-style-span"><text:span text:style-name="T1"> </text:span></text:span><text:span text:style-name="apple-style-span"><text:span text:style-name="T2">एतथ</text:span></text:span><text:span text:style-name="apple-style-span"><text:span text:style-name="T1"> </text:span></text:span><text:span text:style-name="apple-style-span"><text:span text:style-name="T2">गुह्यम</text:span></text:span><text:span text:style-name="apple-style-span"><text:span text:style-name="T1"> 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पर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यॊगं</text:span></text:span><text:span text:style-name="apple-style-span"><text:span text:style-name="T1"> </text:span></text:span><text:span text:style-name="apple-style-span"><text:span text:style-name="T2">यॊगेश्वरात</text:span></text:span><text:span text:style-name="apple-style-span"><text:span text:style-name="T1"> </text:span></text:span><text:span text:style-name="apple-style-span"><text:span text:style-name="T2">कृष्णात</text:span></text:span><text:span text:style-name="apple-style-span"><text:span text:style-name="T1"> </text:span></text:span><text:span text:style-name="apple-style-span"><text:span text:style-name="T2">साक्षात</text:span></text:span><text:span text:style-name="apple-style-span"><text:span text:style-name="T1"> </text:span></text:span><text:span text:style-name="apple-style-span"><text:span text:style-name="T2">कदयतः</text:span></text:span><text:span text:style-name="apple-style-span"><text:span text:style-name="T1"> </text:span></text:span><text:span text:style-name="apple-style-span"><text:span text:style-name="T2">सवयम</text:span></text:span><text:span text:style-name="T1"><text:line-break/></text:span><text:span text:style-name="apple-style-span"><text:span text:style-name="T1"> </text:span></text:span><text:span text:style-name="apple-style-span"><text:span text:style-name="T3">76</text:span></text:span><text:span text:style-name="apple-converted-space"><text:span text:style-name="T1"> </text:span></text:span><text:span text:style-name="apple-style-span"><text:span text:style-name="T2">राजन</text:span></text:span><text:span text:style-name="apple-style-span"><text:span text:style-name="T1"> </text:span></text:span><text:span text:style-name="apple-style-span"><text:span text:style-name="T2">संस्मृत्य</text:span></text:span><text:span text:style-name="apple-style-span"><text:span text:style-name="T1"> </text:span></text:span><text:span text:style-name="apple-style-span"><text:span text:style-name="T2">संस्मृत्य</text:span></text:span><text:span text:style-name="apple-style-span"><text:span text:style-name="T1"> </text:span></text:span><text:span text:style-name="apple-style-span"><text:span text:style-name="T2">संवाथम</text:span></text:span><text:span text:style-name="apple-style-span"><text:span text:style-name="T1"> </text:span></text:span><text:span text:style-name="apple-style-span"><text:span text:style-name="T2">इमम</text:span></text:span><text:span text:style-name="apple-style-span"><text:span text:style-name="T1"> </text:span></text:span><text:span text:style-name="apple-style-span"><text:span text:style-name="T2">अथ्भुत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केशवार्जुनयॊः</text:span></text:span><text:span text:style-name="apple-style-span"><text:span text:style-name="T1"> </text:span></text:span><text:span text:style-name="apple-style-span"><text:span text:style-name="T2">पुण्यं</text:span></text:span><text:span text:style-name="apple-style-span"><text:span text:style-name="T1"> </text:span></text:span><text:span text:style-name="apple-style-span"><text:span text:style-name="T2">हृष्यामि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ुहुर</text:span></text:span><text:span text:style-name="apple-style-span"><text:span text:style-name="T1"> </text:span></text:span><text:span text:style-name="apple-style-span"><text:span text:style-name="T2">मुहुः</text:span></text:span><text:span text:style-name="T1"><text:line-break/></text:span><text:span text:style-name="apple-style-span"><text:span text:style-name="T1"> </text:span></text:span><text:span text:style-name="apple-style-span"><text:span text:style-name="T3">77</text:span></text:span><text:span text:style-name="apple-converted-space"><text:span text:style-name="T1"> </text:span></text:span><text:span text:style-name="apple-style-span"><text:span text:style-name="T2">तच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संस्मृत्य</text:span></text:span><text:span text:style-name="apple-style-span"><text:span text:style-name="T1"> </text:span></text:span><text:span text:style-name="apple-style-span"><text:span text:style-name="T2">संस्मृत्य</text:span></text:span><text:span text:style-name="apple-style-span"><text:span text:style-name="T1"> </text:span></text:span><text:span text:style-name="apple-style-span"><text:span text:style-name="T2">रूपम</text:span></text:span><text:span text:style-name="apple-style-span"><text:span text:style-name="T1"> </text:span></text:span><text:span text:style-name="apple-style-span"><text:span text:style-name="T2">अत्यथ्भुतं</text:span></text:span><text:span text:style-name="apple-style-span"><text:span text:style-name="T1"> </text:span></text:span><text:span text:style-name="apple-style-span"><text:span text:style-name="T2">हरे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विस्मयॊ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महान</text:span></text:span><text:span text:style-name="apple-style-span"><text:span text:style-name="T1"> </text:span></text:span><text:span text:style-name="apple-style-span"><text:span text:style-name="T2">राजन</text:span></text:span><text:span text:style-name="apple-style-span"><text:span text:style-name="T1"> </text:span></text:span><text:span text:style-name="apple-style-span"><text:span text:style-name="T2">हृष्यामि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ुनः</text:span></text:span><text:span text:style-name="apple-style-span"><text:span text:style-name="T1"> </text:span></text:span><text:span text:style-name="apple-style-span"><text:span text:style-name="T2">पुनः</text:span></text:span><text:span text:style-name="T1"><text:line-break/></text:span><text:span text:style-name="apple-style-span"><text:span text:style-name="T1"> </text:span></text:span><text:span text:style-name="apple-style-span"><text:span text:style-name="T3">78</text:span></text:span><text:span text:style-name="apple-converted-space"><text:span text:style-name="T1"> </text:span></text:span><text:span text:style-name="apple-style-span"><text:span text:style-name="T2">यत्र</text:span></text:span><text:span text:style-name="apple-style-span"><text:span text:style-name="T1"> </text:span></text:span><text:span text:style-name="apple-style-span"><text:span text:style-name="T2">यॊगेश्वरः</text:span></text:span><text:span text:style-name="apple-style-span"><text:span text:style-name="T1"> </text:span></text:span><text:span text:style-name="apple-style-span"><text:span text:style-name="T2">कृष्णॊ</text:span></text:span><text:span text:style-name="apple-style-span"><text:span text:style-name="T1"> </text:span></text:span><text:span text:style-name="apple-style-span"><text:span text:style-name="T2">यत्र</text:span></text:span><text:span text:style-name="apple-style-span"><text:span text:style-name="T1"> </text:span></text:span><text:span text:style-name="apple-style-span"><text:span text:style-name="T2">पार्दॊ</text:span></text:span><text:span text:style-name="apple-style-span"><text:span text:style-name="T1"> </text:span></text:span><text:span text:style-name="apple-style-span"><text:span text:style-name="T2">धनुर्धर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त्र</text:span></text:span><text:span text:style-name="apple-style-span"><text:span text:style-name="T1"> </text:span></text:span><text:span text:style-name="apple-style-span"><text:span text:style-name="T2">शरीर</text:span></text:span><text:span text:style-name="apple-style-span"><text:span text:style-name="T1"> </text:span></text:span><text:span text:style-name="apple-style-span"><text:span text:style-name="T2">विजयॊ</text:span></text:span><text:span text:style-name="apple-style-span"><text:span text:style-name="T1"> </text:span></text:span><text:span text:style-name="apple-style-span"><text:span text:style-name="T2">भूतिर</text:span></text:span><text:span text:style-name="apple-style-span"><text:span text:style-name="T1"> </text:span></text:span><text:span text:style-name="apple-style-span"><text:span text:style-name="T2">धरुवा</text:span></text:span><text:span text:style-name="apple-style-span"><text:span text:style-name="T1"> </text:span></text:span><text:span text:style-name="apple-style-span"><text:span text:style-name="T2">नीतिर</text:span></text:span><text:span text:style-name="apple-style-span"><text:span text:style-name="T1"> </text:span></text:span><text:span text:style-name="apple-style-span"><text:span text:style-name="T2">मतिर</text:span></text:span><text:span text:style-name="apple-style-span"><text:span text:style-name="T1"> </text:span></text:span><text:span text:style-name="apple-style-span"><text:span text:style-name="T2">मम</text:span></text:span></text:p>
      <text:p text:style-name="Standard"><text:span text:style-name="apple-style-span"><text:span text:style-name="T2"/></text:span></text:p>
      <text:p text:style-name="Standard"><text:span text:style-name="apple-style-span"><text:span text:style-name="T2">संजय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ततॊ</text:span></text:span><text:span text:style-name="apple-style-span"><text:span text:style-name="T1"> </text:span></text:span><text:span text:style-name="apple-style-span"><text:span text:style-name="T2">धनंजयं</text:span></text:span><text:span text:style-name="apple-style-span"><text:span text:style-name="T1"> </text:span></text:span><text:span text:style-name="apple-style-span"><text:span text:style-name="T2">थृष्ट्वा</text:span></text:span><text:span text:style-name="apple-style-span"><text:span text:style-name="T1"> </text:span></text:span><text:span text:style-name="apple-style-span"><text:span text:style-name="T2">बाणगाण्डीवधारिण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पुनर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महानाथं</text:span></text:span><text:span text:style-name="apple-style-span"><text:span text:style-name="T1"> </text:span></text:span><text:span text:style-name="apple-style-span"><text:span text:style-name="T2">वयसृजन्त</text:span></text:span><text:span text:style-name="apple-style-span"><text:span text:style-name="T1"> </text:span></text:span><text:span text:style-name="apple-style-span"><text:span text:style-name="T2">महारदाः</text:span></text:span><text:span text:style-name="T1"><text:line-break/></text:span><text:span text:style-name="apple-style-span"><text:span text:style-name="T1">  </text:span></text:span><text:span text:style-name="apple-style-span"><text:span text:style-name="T3">2</text:span></text:span><text:span text:style-name="apple-converted-space"><text:span text:style-name="T1"> </text:span></text:span><text:span text:style-name="apple-style-span"><text:span text:style-name="T2">पाण्डवाः</text:span></text:span><text:span text:style-name="apple-style-span"><text:span text:style-name="T1"> </text:span></text:span><text:span text:style-name="apple-style-span"><text:span text:style-name="T2">सॊमकाश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ये</text:span></text:span><text:span text:style-name="apple-style-span"><text:span text:style-name="T1"> </text:span></text:span><text:span text:style-name="apple-style-span"><text:span text:style-name="T2">चैषाम</text:span></text:span><text:span text:style-name="apple-style-span"><text:span text:style-name="T1"> </text:span></text:span><text:span text:style-name="apple-style-span"><text:span text:style-name="T2">अनुयायिन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थध्मु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ुथिताः</text:span></text:span><text:span text:style-name="apple-style-span"><text:span text:style-name="T1"> </text:span></text:span><text:span text:style-name="apple-style-span"><text:span text:style-name="T2">शङ्खान</text:span></text:span><text:span text:style-name="apple-style-span"><text:span text:style-name="T1"> </text:span></text:span><text:span text:style-name="apple-style-span"><text:span text:style-name="T2">वीराः</text:span></text:span><text:span text:style-name="apple-style-span"><text:span text:style-name="T1"> </text:span></text:span><text:span text:style-name="apple-style-span"><text:span text:style-name="T2">सागरसंभवान</text:span></text:span><text:span text:style-name="T1"><text:line-break/></text:span><text:span text:style-name="apple-style-span"><text:span text:style-name="T1">  </text:span></text:span><text:span text:style-name="apple-style-span"><text:span text:style-name="T3">3</text:span></text:span><text:span text:style-name="apple-converted-space"><text:span text:style-name="T1"> </text:span></text:span><text:span text:style-name="apple-style-span"><text:span text:style-name="T2">ततॊ</text:span></text:span><text:span text:style-name="apple-style-span"><text:span text:style-name="T1"> </text:span></text:span><text:span text:style-name="apple-style-span"><text:span text:style-name="T2">भेर्य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ेश्य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करकचा</text:span></text:span><text:span text:style-name="apple-style-span"><text:span text:style-name="T1"> </text:span></text:span><text:span text:style-name="apple-style-span"><text:span text:style-name="T2">गॊविषाणिका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सहसैवाभ्यहन्यन्त</text:span></text:span><text:span text:style-name="apple-style-span"><text:span text:style-name="T1"> </text:span></text:span><text:span text:style-name="apple-style-span"><text:span text:style-name="T2">ततः</text:span></text:span><text:span text:style-name="apple-style-span"><text:span text:style-name="T1"> </text:span></text:span><text:span text:style-name="apple-style-span"><text:span text:style-name="T2">शब्थॊ</text:span></text:span><text:span text:style-name="apple-style-span"><text:span text:style-name="T1"> </text:span></text:span><text:span text:style-name="apple-style-span"><text:span text:style-name="T2">महान</text:span></text:span><text:span text:style-name="apple-style-span"><text:span text:style-name="T1"> </text:span></text:span><text:span text:style-name="apple-style-span"><text:span text:style-name="T2">अभूत</text:span></text:span><text:span text:style-name="T1"><text:line-break/></text:span><text:span text:style-name="apple-style-span"><text:span text:style-name="T1">  </text:span></text:span><text:span text:style-name="apple-style-span"><text:span text:style-name="T3">4</text:span></text:span><text:span text:style-name="apple-converted-space"><text:span text:style-name="T1"> </text:span></text:span><text:span text:style-name="apple-style-span"><text:span text:style-name="T2">अद</text:span></text:span><text:span text:style-name="apple-style-span"><text:span text:style-name="T1"> </text:span></text:span><text:span text:style-name="apple-style-span"><text:span text:style-name="T2">थेवाः</text:span></text:span><text:span text:style-name="apple-style-span"><text:span text:style-name="T1"> </text:span></text:span><text:span text:style-name="apple-style-span"><text:span text:style-name="T2">सगन्धर्वाः</text:span></text:span><text:span text:style-name="apple-style-span"><text:span text:style-name="T1"> </text:span></text:span><text:span text:style-name="apple-style-span"><text:span text:style-name="T2">पितर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जनेश्वर</text:span></text:span><text:span text:style-name="T1"><text:line-break/></text:span><text:span text:style-name="apple-style-span"><text:span text:style-name="T1">      </text:span></text:span><text:span text:style-name="apple-style-span"><text:span text:style-name="T2">सिथ्धचारणसंघा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समीयुस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थिथृक्षया</text:span></text:span><text:span text:style-name="T1"><text:line-break/></text:span><text:soft-page-break/><text:span text:style-name="apple-style-span"><text:span text:style-name="T1">  </text:span></text:span><text:span text:style-name="apple-style-span"><text:span text:style-name="T3">5</text:span></text:span><text:span text:style-name="apple-converted-space"><text:span text:style-name="T1"> </text:span></text:span><text:span text:style-name="apple-style-span"><text:span text:style-name="T2">ऋषय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हाभागाः</text:span></text:span><text:span text:style-name="apple-style-span"><text:span text:style-name="T1"> </text:span></text:span><text:span text:style-name="apple-style-span"><text:span text:style-name="T2">पुरस्कृत्य</text:span></text:span><text:span text:style-name="apple-style-span"><text:span text:style-name="T1"> </text:span></text:span><text:span text:style-name="apple-style-span"><text:span text:style-name="T2">शतक्रतु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समीयुस</text:span></text:span><text:span text:style-name="apple-style-span"><text:span text:style-name="T1"> </text:span></text:span><text:span text:style-name="apple-style-span"><text:span text:style-name="T2">तत्र</text:span></text:span><text:span text:style-name="apple-style-span"><text:span text:style-name="T1"> </text:span></text:span><text:span text:style-name="apple-style-span"><text:span text:style-name="T2">सहिता</text:span></text:span><text:span text:style-name="apple-style-span"><text:span text:style-name="T1"> </text:span></text:span><text:span text:style-name="apple-style-span"><text:span text:style-name="T2">थरष्टुं</text:span></text:span><text:span text:style-name="apple-style-span"><text:span text:style-name="T1">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वैशसं</text:span></text:span><text:span text:style-name="apple-style-span"><text:span text:style-name="T1"> </text:span></text:span><text:span text:style-name="apple-style-span"><text:span text:style-name="T2">महत</text:span></text:span><text:span text:style-name="T1"><text:line-break/></text:span><text:span text:style-name="apple-style-span"><text:span text:style-name="T1">  </text:span></text:span><text:span text:style-name="apple-style-span"><text:span text:style-name="T3">6</text:span></text:span><text:span text:style-name="apple-converted-space"><text:span text:style-name="T1"> </text:span></text:span><text:span text:style-name="apple-style-span"><text:span text:style-name="T2">ततॊ</text:span></text:span><text:span text:style-name="apple-style-span"><text:span text:style-name="T1"> </text:span></text:span><text:span text:style-name="apple-style-span"><text:span text:style-name="T2">युधिष्ठिरॊ</text:span></text:span><text:span text:style-name="apple-style-span"><text:span text:style-name="T1"> </text:span></text:span><text:span text:style-name="apple-style-span"><text:span text:style-name="T2">थृष्ट्वा</text:span></text:span><text:span text:style-name="apple-style-span"><text:span text:style-name="T1"> </text:span></text:span><text:span text:style-name="apple-style-span"><text:span text:style-name="T2">युथ्धाय</text:span></text:span><text:span text:style-name="apple-style-span"><text:span text:style-name="T1"> </text:span></text:span><text:span text:style-name="apple-style-span"><text:span text:style-name="T2">सुसमुथ्यते</text:span></text:span><text:span text:style-name="T1"><text:line-break/></text:span><text:span text:style-name="apple-style-span"><text:span text:style-name="T1">     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सेने</text:span></text:span><text:span text:style-name="apple-style-span"><text:span text:style-name="T1"> </text:span></text:span><text:span text:style-name="apple-style-span"><text:span text:style-name="T2">सागरप्रख्ये</text:span></text:span><text:span text:style-name="apple-style-span"><text:span text:style-name="T1"> </text:span></text:span><text:span text:style-name="apple-style-span"><text:span text:style-name="T2">मुहुः</text:span></text:span><text:span text:style-name="apple-style-span"><text:span text:style-name="T1"> </text:span></text:span><text:span text:style-name="apple-style-span"><text:span text:style-name="T2">परचलिते</text:span></text:span><text:span text:style-name="apple-style-span"><text:span text:style-name="T1"> </text:span></text:span><text:span text:style-name="apple-style-span"><text:span text:style-name="T2">नृप</text:span></text:span><text:span text:style-name="T1"><text:line-break/></text:span><text:span text:style-name="apple-style-span"><text:span text:style-name="T1">  </text:span></text:span><text:span text:style-name="apple-style-span"><text:span text:style-name="T3">7</text:span></text:span><text:span text:style-name="apple-converted-space"><text:span text:style-name="T1"> </text:span></text:span><text:span text:style-name="apple-style-span"><text:span text:style-name="T2">विमुच्य</text:span></text:span><text:span text:style-name="apple-style-span"><text:span text:style-name="T1"> </text:span></text:span><text:span text:style-name="apple-style-span"><text:span text:style-name="T2">कवचं</text:span></text:span><text:span text:style-name="apple-style-span"><text:span text:style-name="T1"> </text:span></text:span><text:span text:style-name="apple-style-span"><text:span text:style-name="T2">वीरॊ</text:span></text:span><text:span text:style-name="apple-style-span"><text:span text:style-name="T1"> </text:span></text:span><text:span text:style-name="apple-style-span"><text:span text:style-name="T2">निक्षिप्य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वरायुध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अवरुह्य</text:span></text:span><text:span text:style-name="apple-style-span"><text:span text:style-name="T1"> </text:span></text:span><text:span text:style-name="apple-style-span"><text:span text:style-name="T2">रदात</text:span></text:span><text:span text:style-name="apple-style-span"><text:span text:style-name="T1"> </text:span></text:span><text:span text:style-name="apple-style-span"><text:span text:style-name="T2">तूर्णं</text:span></text:span><text:span text:style-name="apple-style-span"><text:span text:style-name="T1"> </text:span></text:span><text:span text:style-name="apple-style-span"><text:span text:style-name="T2">पथ्भ्याम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कृताञ्जलिः</text:span></text:span><text:span text:style-name="T1"><text:line-break/></text:span><text:span text:style-name="apple-style-span"><text:span text:style-name="T1">  </text:span></text:span><text:span text:style-name="apple-style-span"><text:span text:style-name="T3">8</text:span></text:span><text:span text:style-name="apple-converted-space"><text:span text:style-name="T1"> </text:span></text:span><text:span text:style-name="apple-style-span"><text:span text:style-name="T2">पितामहम</text:span></text:span><text:span text:style-name="apple-style-span"><text:span text:style-name="T1"> </text:span></text:span><text:span text:style-name="apple-style-span"><text:span text:style-name="T2">अभिप्रेक्ष्य</text:span></text:span><text:span text:style-name="apple-style-span"><text:span text:style-name="T1"> </text:span></text:span><text:span text:style-name="apple-style-span"><text:span text:style-name="T2">धर्मराजॊ</text:span></text:span><text:span text:style-name="apple-style-span"><text:span text:style-name="T1"> </text:span></text:span><text:span text:style-name="apple-style-span"><text:span text:style-name="T2">युधिष्ठिर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वाग्यतः</text:span></text:span><text:span text:style-name="apple-style-span"><text:span text:style-name="T1"> </text:span></text:span><text:span text:style-name="apple-style-span"><text:span text:style-name="T2">परययौ</text:span></text:span><text:span text:style-name="apple-style-span"><text:span text:style-name="T1"> </text:span></text:span><text:span text:style-name="apple-style-span"><text:span text:style-name="T2">येन</text:span></text:span><text:span text:style-name="apple-style-span"><text:span text:style-name="T1"> </text:span></text:span><text:span text:style-name="apple-style-span"><text:span text:style-name="T2">पराङ्मुखॊ</text:span></text:span><text:span text:style-name="apple-style-span"><text:span text:style-name="T1"> </text:span></text:span><text:span text:style-name="apple-style-span"><text:span text:style-name="T2">रिपुवाहिनीम</text:span></text:span><text:span text:style-name="T1"><text:line-break/></text:span><text:span text:style-name="apple-style-span"><text:span text:style-name="T1">  </text:span></text:span><text:span text:style-name="apple-style-span"><text:span text:style-name="T3">9</text:span></text:span><text:span text:style-name="apple-converted-space"><text:span text:style-name="T1"> </text:span></text:span><text:span text:style-name="apple-style-span"><text:span text:style-name="T2">तं</text:span></text:span><text:span text:style-name="apple-style-span"><text:span text:style-name="T1"> </text:span></text:span><text:span text:style-name="apple-style-span"><text:span text:style-name="T2">परयान्तम</text:span></text:span><text:span text:style-name="apple-style-span"><text:span text:style-name="T1"> </text:span></text:span><text:span text:style-name="apple-style-span"><text:span text:style-name="T2">अभिप्रेक्ष्य</text:span></text:span><text:span text:style-name="apple-style-span"><text:span text:style-name="T1"> </text:span></text:span><text:span text:style-name="apple-style-span"><text:span text:style-name="T2">कुन्तीपुत्रॊ</text:span></text:span><text:span text:style-name="apple-style-span"><text:span text:style-name="T1"> </text:span></text:span><text:span text:style-name="apple-style-span"><text:span text:style-name="T2">धनंजय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अवतीर्य</text:span></text:span><text:span text:style-name="apple-style-span"><text:span text:style-name="T1"> </text:span></text:span><text:span text:style-name="apple-style-span"><text:span text:style-name="T2">रदात</text:span></text:span><text:span text:style-name="apple-style-span"><text:span text:style-name="T1"> </text:span></text:span><text:span text:style-name="apple-style-span"><text:span text:style-name="T2">तूर्णं</text:span></text:span><text:span text:style-name="apple-style-span"><text:span text:style-name="T1"> </text:span></text:span><text:span text:style-name="apple-style-span"><text:span text:style-name="T2">भरातृभिः</text:span></text:span><text:span text:style-name="apple-style-span"><text:span text:style-name="T1"> </text:span></text:span><text:span text:style-name="apple-style-span"><text:span text:style-name="T2">सहितॊ</text:span></text:span><text:span text:style-name="apple-style-span"><text:span text:style-name="T1"> </text:span></text:span><text:span text:style-name="apple-style-span"><text:span text:style-name="T2">ऽनवयात</text:span></text:span><text:span text:style-name="T1"><text:line-break/></text:span><text:span text:style-name="apple-style-span"><text:span text:style-name="T1">  </text:span></text:span><text:span text:style-name="apple-style-span"><text:span text:style-name="T3">10</text:span></text:span><text:span text:style-name="apple-converted-space"><text:span text:style-name="T1"> </text:span></text:span><text:span text:style-name="apple-style-span"><text:span text:style-name="T2">वासुथेव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भगवान</text:span></text:span><text:span text:style-name="apple-style-span"><text:span text:style-name="T1"> </text:span></text:span><text:span text:style-name="apple-style-span"><text:span text:style-name="T2">पृष्ठतॊ</text:span></text:span><text:span text:style-name="apple-style-span"><text:span text:style-name="T1"> </text:span></text:span><text:span text:style-name="apple-style-span"><text:span text:style-name="T2">ऽनुजगाम</text:span></text:span><text:span text:style-name="apple-style-span"><text:span text:style-name="T1"> </text:span></text:span><text:span text:style-name="apple-style-span"><text:span text:style-name="T2">ह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दामुख्या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राजानस</text:span></text:span><text:span text:style-name="apple-style-span"><text:span text:style-name="T1"> </text:span></text:span><text:span text:style-name="apple-style-span"><text:span text:style-name="T2">तम</text:span></text:span><text:span text:style-name="apple-style-span"><text:span text:style-name="T1"> </text:span></text:span><text:span text:style-name="apple-style-span"><text:span text:style-name="T2">अन्वाजग्मुर</text:span></text:span><text:span text:style-name="apple-style-span"><text:span text:style-name="T1"> </text:span></text:span><text:span text:style-name="apple-style-span"><text:span text:style-name="T2">उत्सुकाः</text:span></text:span><text:span text:style-name="T1"><text:line-break/></text:span><text:span text:style-name="apple-style-span"><text:span text:style-name="T1"> </text:span></text:span><text:span text:style-name="apple-style-span"><text:span text:style-name="T3">11</text:span></text:span><text:span text:style-name="apple-converted-space"><text:span text:style-name="T1"> </text:span></text:span><text:span text:style-name="apple-style-span"><text:span text:style-name="T2">अर्जु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िं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वयवसितं</text:span></text:span><text:span text:style-name="apple-style-span"><text:span text:style-name="T1"> </text:span></text:span><text:span text:style-name="apple-style-span"><text:span text:style-name="T2">राजन</text:span></text:span><text:span text:style-name="apple-style-span"><text:span text:style-name="T1"> </text:span></text:span><text:span text:style-name="apple-style-span"><text:span text:style-name="T2">यथ</text:span></text:span><text:span text:style-name="apple-style-span"><text:span text:style-name="T1"> </text:span></text:span><text:span text:style-name="apple-style-span"><text:span text:style-name="T2">अस्मान</text:span></text:span><text:span text:style-name="apple-style-span"><text:span text:style-name="T1"> </text:span></text:span><text:span text:style-name="apple-style-span"><text:span text:style-name="T2">अपहाय</text:span></text:span><text:span text:style-name="apple-style-span"><text:span text:style-name="T1"> </text:span></text:span><text:span text:style-name="apple-style-span"><text:span text:style-name="T2">वै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थ्भ्याम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परयातॊ</text:span></text:span><text:span text:style-name="apple-style-span"><text:span text:style-name="T1"> </text:span></text:span><text:span text:style-name="apple-style-span"><text:span text:style-name="T2">ऽसि</text:span></text:span><text:span text:style-name="apple-style-span"><text:span text:style-name="T1"> </text:span></text:span><text:span text:style-name="apple-style-span"><text:span text:style-name="T2">पराङ्मुखॊ</text:span></text:span><text:span text:style-name="apple-style-span"><text:span text:style-name="T1"> </text:span></text:span><text:span text:style-name="apple-style-span"><text:span text:style-name="T2">रिपुवाहिनीम</text:span></text:span><text:span text:style-name="T1"><text:line-break/></text:span><text:span text:style-name="apple-style-span"><text:span text:style-name="T1"> </text:span></text:span><text:span text:style-name="apple-style-span"><text:span text:style-name="T3">12</text:span></text:span><text:span text:style-name="apple-converted-space"><text:span text:style-name="T1"> </text:span></text:span><text:span text:style-name="apple-style-span"><text:span text:style-name="T2">भीमसेन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व</text:span></text:span><text:span text:style-name="apple-style-span"><text:span text:style-name="T1"> </text:span></text:span><text:span text:style-name="apple-style-span"><text:span text:style-name="T2">गमिष्यसि</text:span></text:span><text:span text:style-name="apple-style-span"><text:span text:style-name="T1"> </text:span></text:span><text:span text:style-name="apple-style-span"><text:span text:style-name="T2">राजेन्थ्र</text:span></text:span><text:span text:style-name="apple-style-span"><text:span text:style-name="T1"> </text:span></text:span><text:span text:style-name="apple-style-span"><text:span text:style-name="T2">निक्षिप्तकवचायुध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थंशितेष्व</text:span></text:span><text:span text:style-name="apple-style-span"><text:span text:style-name="T1"> </text:span></text:span><text:span text:style-name="apple-style-span"><text:span text:style-name="T2">अरिसैन्येषु</text:span></text:span><text:span text:style-name="apple-style-span"><text:span text:style-name="T1"> </text:span></text:span><text:span text:style-name="apple-style-span"><text:span text:style-name="T2">भरातॄन</text:span></text:span><text:span text:style-name="apple-style-span"><text:span text:style-name="T1"> </text:span></text:span><text:span text:style-name="apple-style-span"><text:span text:style-name="T2">उत्सृज्य</text:span></text:span><text:span text:style-name="apple-style-span"><text:span text:style-name="T1"> </text:span></text:span><text:span text:style-name="apple-style-span"><text:span text:style-name="T2">पार्दिव</text:span></text:span><text:span text:style-name="T1"><text:line-break/></text:span><text:span text:style-name="apple-style-span"><text:span text:style-name="T1"> </text:span></text:span><text:span text:style-name="apple-style-span"><text:span text:style-name="T3">13</text:span></text:span><text:span text:style-name="apple-converted-space"><text:span text:style-name="T1"> </text:span></text:span><text:span text:style-name="apple-style-span"><text:span text:style-name="T2">नकुल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एवंगते</text:span></text:span><text:span text:style-name="apple-style-span"><text:span text:style-name="T1"> </text:span></text:span><text:span text:style-name="apple-style-span"><text:span text:style-name="T2">तवयि</text:span></text:span><text:span text:style-name="apple-style-span"><text:span text:style-name="T1"> </text:span></text:span><text:span text:style-name="apple-style-span"><text:span text:style-name="T2">जयेष्ठे</text:span></text:span><text:span text:style-name="apple-style-span"><text:span text:style-name="T1"> </text:span></text:span><text:span text:style-name="apple-style-span"><text:span text:style-name="T2">मम</text:span></text:span><text:span text:style-name="apple-style-span"><text:span text:style-name="T1"> </text:span></text:span><text:span text:style-name="apple-style-span"><text:span text:style-name="T2">भरातरि</text:span></text:span><text:span text:style-name="apple-style-span"><text:span text:style-name="T1"> </text:span></text:span><text:span text:style-name="apple-style-span"><text:span text:style-name="T2">भार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भीर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थुनॊति</text:span></text:span><text:span text:style-name="apple-style-span"><text:span text:style-name="T1"> </text:span></text:span><text:span text:style-name="apple-style-span"><text:span text:style-name="T2">हृथयं</text:span></text:span><text:span text:style-name="apple-style-span"><text:span text:style-name="T1"> </text:span></text:span><text:span text:style-name="apple-style-span"><text:span text:style-name="T2">बरूहि</text:span></text:span><text:span text:style-name="apple-style-span"><text:span text:style-name="T1"> </text:span></text:span><text:span text:style-name="apple-style-span"><text:span text:style-name="T2">गन्ता</text:span></text:span><text:span text:style-name="apple-style-span"><text:span text:style-name="T1"> </text:span></text:span><text:span text:style-name="apple-style-span"><text:span text:style-name="T2">भवान</text:span></text:span><text:span text:style-name="apple-style-span"><text:span text:style-name="T1"> </text:span></text:span><text:span text:style-name="apple-style-span"><text:span text:style-name="T2">कव</text:span></text:span><text:span text:style-name="apple-style-span"><text:span text:style-name="T1"> </text:span></text:span><text:span text:style-name="apple-style-span"><text:span text:style-name="T2">नु</text:span></text:span><text:span text:style-name="T1"><text:line-break/></text:span><text:span text:style-name="apple-style-span"><text:span text:style-name="T1"> </text:span></text:span><text:span text:style-name="apple-style-span"><text:span text:style-name="T3">14</text:span></text:span><text:span text:style-name="apple-converted-space"><text:span text:style-name="T1"> </text:span></text:span><text:span text:style-name="apple-style-span"><text:span text:style-name="T2">सहथेव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स्मिन</text:span></text:span><text:span text:style-name="apple-style-span"><text:span text:style-name="T1"> </text:span></text:span><text:span text:style-name="apple-style-span"><text:span text:style-name="T2">रणसमूहे</text:span></text:span><text:span text:style-name="apple-style-span"><text:span text:style-name="T1"> </text:span></text:span><text:span text:style-name="apple-style-span"><text:span text:style-name="T2">वै</text:span></text:span><text:span text:style-name="apple-style-span"><text:span text:style-name="T1"> </text:span></text:span><text:span text:style-name="apple-style-span"><text:span text:style-name="T2">वर्तमाने</text:span></text:span><text:span text:style-name="apple-style-span"><text:span text:style-name="T1"> </text:span></text:span><text:span text:style-name="apple-style-span"><text:span text:style-name="T2">महाभय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यॊथ्धव्ये</text:span></text:span><text:span text:style-name="apple-style-span"><text:span text:style-name="T1"> </text:span></text:span><text:span text:style-name="apple-style-span"><text:span text:style-name="T2">कव</text:span></text:span><text:span text:style-name="apple-style-span"><text:span text:style-name="T1"> </text:span></text:span><text:span text:style-name="apple-style-span"><text:span text:style-name="T2">नु</text:span></text:span><text:span text:style-name="apple-style-span"><text:span text:style-name="T1"> </text:span></text:span><text:span text:style-name="apple-style-span"><text:span text:style-name="T2">गन्तासि</text:span></text:span><text:span text:style-name="apple-style-span"><text:span text:style-name="T1"> </text:span></text:span><text:span text:style-name="apple-style-span"><text:span text:style-name="T2">शत्रून</text:span></text:span><text:span text:style-name="apple-style-span"><text:span text:style-name="T1"> </text:span></text:span><text:span text:style-name="apple-style-span"><text:span text:style-name="T2">अभिमुखॊ</text:span></text:span><text:span text:style-name="apple-style-span"><text:span text:style-name="T1"> </text:span></text:span><text:span text:style-name="apple-style-span"><text:span text:style-name="T2">नृप</text:span></text:span><text:span text:style-name="T1"><text:line-break/></text:span><text:span text:style-name="apple-style-span"><text:span text:style-name="T1"> </text:span></text:span><text:span text:style-name="apple-style-span"><text:span text:style-name="T3">15</text:span></text:span><text:span text:style-name="apple-converted-space"><text:span text:style-name="T1"> </text:span></text:span><text:span text:style-name="apple-style-span"><text:span text:style-name="T2">संजय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एवम</text:span></text:span><text:span text:style-name="apple-style-span"><text:span text:style-name="T1"> </text:span></text:span><text:span text:style-name="apple-style-span"><text:span text:style-name="T2">आभाष्यमाणॊ</text:span></text:span><text:span text:style-name="apple-style-span"><text:span text:style-name="T1"> </text:span></text:span><text:span text:style-name="apple-style-span"><text:span text:style-name="T2">ऽपि</text:span></text:span><text:span text:style-name="apple-style-span"><text:span text:style-name="T1"> </text:span></text:span><text:span text:style-name="apple-style-span"><text:span text:style-name="T2">भरातृभिः</text:span></text:span><text:span text:style-name="apple-style-span"><text:span text:style-name="T1"> </text:span></text:span><text:span text:style-name="apple-style-span"><text:span text:style-name="T2">कुरुनन्थ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नॊवाच</text:span></text:span><text:span text:style-name="apple-style-span"><text:span text:style-name="T1"> </text:span></text:span><text:span text:style-name="apple-style-span"><text:span text:style-name="T2">वाग्यतः</text:span></text:span><text:span text:style-name="apple-style-span"><text:span text:style-name="T1"> </text:span></text:span><text:span text:style-name="apple-style-span"><text:span text:style-name="T2">किं</text:span></text:span><text:span text:style-name="apple-style-span"><text:span text:style-name="T1"> </text:span></text:span><text:span text:style-name="apple-style-span"><text:span text:style-name="T2">चिथ</text:span></text:span><text:span text:style-name="apple-style-span"><text:span text:style-name="T1"> </text:span></text:span><text:span text:style-name="apple-style-span"><text:span text:style-name="T2">गच्छत्य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युधिष्ठिरः</text:span></text:span><text:span text:style-name="T1"><text:line-break/></text:span><text:span text:style-name="apple-style-span"><text:span text:style-name="T1"> </text:span></text:span><text:span text:style-name="apple-style-span"><text:span text:style-name="T3">16</text:span></text:span><text:span text:style-name="apple-converted-space"><text:span text:style-name="T1"> </text:span></text:span><text:span text:style-name="apple-style-span"><text:span text:style-name="T2">तान</text:span></text:span><text:span text:style-name="apple-style-span"><text:span text:style-name="T1"> </text:span></text:span><text:span text:style-name="apple-style-span"><text:span text:style-name="T2">उवाच</text:span></text:span><text:span text:style-name="apple-style-span"><text:span text:style-name="T1"> </text:span></text:span><text:span text:style-name="apple-style-span"><text:span text:style-name="T2">महाप्राज्ञॊ</text:span></text:span><text:span text:style-name="apple-style-span"><text:span text:style-name="T1"> </text:span></text:span><text:span text:style-name="apple-style-span"><text:span text:style-name="T2">वासुथेवॊ</text:span></text:span><text:span text:style-name="apple-style-span"><text:span text:style-name="T1"> </text:span></text:span><text:span text:style-name="apple-style-span"><text:span text:style-name="T2">महामन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भिप्रायॊ</text:span></text:span><text:span text:style-name="apple-style-span"><text:span text:style-name="T1"> </text:span></text:span><text:span text:style-name="apple-style-span"><text:span text:style-name="T2">ऽसय</text:span></text:span><text:span text:style-name="apple-style-span"><text:span text:style-name="T1"> </text:span></text:span><text:span text:style-name="apple-style-span"><text:span text:style-name="T2">विज्ञातॊ</text:span></text:span><text:span text:style-name="apple-style-span"><text:span text:style-name="T1"> </text:span></text:span><text:span text:style-name="apple-style-span"><text:span text:style-name="T2">मयेति</text:span></text:span><text:span text:style-name="apple-style-span"><text:span text:style-name="T1"> </text:span></text:span><text:span text:style-name="apple-style-span"><text:span text:style-name="T2">परहसन्न</text:span></text:span><text:span text:style-name="apple-style-span"><text:span text:style-name="T1"> </text:span></text:span><text:span text:style-name="apple-style-span"><text:span text:style-name="T2">इव</text:span></text:span><text:span text:style-name="T1"><text:line-break/></text:span><text:span text:style-name="apple-style-span"><text:span text:style-name="T1"> </text:span></text:span><text:span text:style-name="apple-style-span"><text:span text:style-name="T3">17</text:span></text:span><text:span text:style-name="apple-converted-space"><text:span text:style-name="T1"> </text:span></text:span><text:span text:style-name="apple-style-span"><text:span text:style-name="T2">एष</text:span></text:span><text:span text:style-name="apple-style-span"><text:span text:style-name="T1"> </text:span></text:span><text:span text:style-name="apple-style-span"><text:span text:style-name="T2">भीष्मं</text:span></text:span><text:span text:style-name="apple-style-span"><text:span text:style-name="T1"> </text:span></text:span><text:span text:style-name="apple-style-span"><text:span text:style-name="T2">तदा</text:span></text:span><text:span text:style-name="apple-style-span"><text:span text:style-name="T1"> </text:span></text:span><text:span text:style-name="apple-style-span"><text:span text:style-name="T2">थरॊणं</text:span></text:span><text:span text:style-name="apple-style-span"><text:span text:style-name="T1"> </text:span></text:span><text:span text:style-name="apple-style-span"><text:span text:style-name="T2">गौतमं</text:span></text:span><text:span text:style-name="apple-style-span"><text:span text:style-name="T1"> </text:span></text:span><text:span text:style-name="apple-style-span"><text:span text:style-name="T2">शल्यम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नुमान्य</text:span></text:span><text:span text:style-name="apple-style-span"><text:span text:style-name="T1"> </text:span></text:span><text:span text:style-name="apple-style-span"><text:span text:style-name="T2">गुरून</text:span></text:span><text:span text:style-name="apple-style-span"><text:span text:style-name="T1"> </text:span></text:span><text:span text:style-name="apple-style-span"><text:span text:style-name="T2">सर्वान</text:span></text:span><text:span text:style-name="apple-style-span"><text:span text:style-name="T1"> </text:span></text:span><text:span text:style-name="apple-style-span"><text:span text:style-name="T2">यॊत्स्यते</text:span></text:span><text:span text:style-name="apple-style-span"><text:span text:style-name="T1"> </text:span></text:span><text:span text:style-name="apple-style-span"><text:span text:style-name="T2">पार्दिवॊ</text:span></text:span><text:span text:style-name="apple-style-span"><text:span text:style-name="T1"> </text:span></text:span><text:span text:style-name="apple-style-span"><text:span text:style-name="T2">ऽरिभिः</text:span></text:span><text:span text:style-name="T1"><text:line-break/></text:span><text:span text:style-name="apple-style-span"><text:span text:style-name="T1"> </text:span></text:span><text:span text:style-name="apple-style-span"><text:span text:style-name="T3">18</text:span></text:span><text:span text:style-name="apple-converted-space"><text:span text:style-name="T1"> </text:span></text:span><text:span text:style-name="apple-style-span"><text:span text:style-name="T2">शरूयते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पुराकल्पे</text:span></text:span><text:span text:style-name="apple-style-span"><text:span text:style-name="T1"> </text:span></text:span><text:span text:style-name="apple-style-span"><text:span text:style-name="T2">गुरून</text:span></text:span><text:span text:style-name="apple-style-span"><text:span text:style-name="T1"> </text:span></text:span><text:span text:style-name="apple-style-span"><text:span text:style-name="T2">अननुमान्य</text:span></text:span><text:span text:style-name="apple-style-span"><text:span text:style-name="T1"> </text:span></text:span><text:span text:style-name="apple-style-span"><text:span text:style-name="T2">य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युध्यते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भवेथ</text:span></text:span><text:span text:style-name="apple-style-span"><text:span text:style-name="T1"> </text:span></text:span><text:span text:style-name="apple-style-span"><text:span text:style-name="T2">वयक्तम</text:span></text:span><text:span text:style-name="apple-style-span"><text:span text:style-name="T1"> </text:span></text:span><text:span text:style-name="apple-style-span"><text:span text:style-name="T2">अपध्यातॊ</text:span></text:span><text:span text:style-name="apple-style-span"><text:span text:style-name="T1"> </text:span></text:span><text:span text:style-name="apple-style-span"><text:span text:style-name="T2">महत्तरैः</text:span></text:span><text:span text:style-name="T1"><text:line-break/></text:span><text:span text:style-name="apple-style-span"><text:span text:style-name="T1"> </text:span></text:span><text:span text:style-name="apple-style-span"><text:span text:style-name="T3">19</text:span></text:span><text:span text:style-name="apple-converted-space"><text:span text:style-name="T1"> </text:span></text:span><text:span text:style-name="apple-style-span"><text:span text:style-name="T2">अनुमान्य</text:span></text:span><text:span text:style-name="apple-style-span"><text:span text:style-name="T1"> </text:span></text:span><text:span text:style-name="apple-style-span"><text:span text:style-name="T2">यदाशास्त्रं</text:span></text:span><text:span text:style-name="apple-style-span"><text:span text:style-name="T1"> </text:span></text:span><text:span text:style-name="apple-style-span"><text:span text:style-name="T2">यस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युध्येन</text:span></text:span><text:span text:style-name="apple-style-span"><text:span text:style-name="T1"> </text:span></text:span><text:span text:style-name="apple-style-span"><text:span text:style-name="T2">महत्तरै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धरुवस</text:span></text:span><text:span text:style-name="apple-style-span"><text:span text:style-name="T1"> </text:span></text:span><text:span text:style-name="apple-style-span"><text:span text:style-name="T2">तस्य</text:span></text:span><text:span text:style-name="apple-style-span"><text:span text:style-name="T1"> </text:span></text:span><text:span text:style-name="apple-style-span"><text:span text:style-name="T2">जयॊ</text:span></text:span><text:span text:style-name="apple-style-span"><text:span text:style-name="T1"> </text:span></text:span><text:span text:style-name="apple-style-span"><text:span text:style-name="T2">युथ्धे</text:span></text:span><text:span text:style-name="apple-style-span"><text:span text:style-name="T1"> </text:span></text:span><text:span text:style-name="apple-style-span"><text:span text:style-name="T2">भवेथ</text:span></text:span><text:span text:style-name="apple-style-span"><text:span text:style-name="T1"> 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मतिर</text:span></text:span><text:span text:style-name="apple-style-span"><text:span text:style-name="T1"> </text:span></text:span><text:span text:style-name="apple-style-span"><text:span text:style-name="T2">मम</text:span></text:span><text:span text:style-name="T1"><text:line-break/></text:span><text:span text:style-name="apple-style-span"><text:span text:style-name="T1"> </text:span></text:span><text:span text:style-name="apple-style-span"><text:span text:style-name="T3">20</text:span></text:span><text:span text:style-name="apple-converted-space"><text:span text:style-name="T1"> </text:span></text:span><text:span text:style-name="apple-style-span"><text:span text:style-name="T2">एवं</text:span></text:span><text:span text:style-name="apple-style-span"><text:span text:style-name="T1"> </text:span></text:span><text:span text:style-name="apple-style-span"><text:span text:style-name="T2">बरुवति</text:span></text:span><text:span text:style-name="apple-style-span"><text:span text:style-name="T1"> </text:span></text:span><text:span text:style-name="apple-style-span"><text:span text:style-name="T2">कृष्णे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धार्तराष्ट्रचमूं</text:span></text:span><text:span text:style-name="apple-style-span"><text:span text:style-name="T1"> </text:span></text:span><text:span text:style-name="apple-style-span"><text:span text:style-name="T2">परति</text:span></text:span><text:span text:style-name="T1"><text:line-break/></text:span><text:soft-page-break/><text:span text:style-name="apple-style-span"><text:span text:style-name="T1">     </text:span></text:span><text:span text:style-name="apple-style-span"><text:span text:style-name="T2">हाहाकारॊ</text:span></text:span><text:span text:style-name="apple-style-span"><text:span text:style-name="T1"> </text:span></text:span><text:span text:style-name="apple-style-span"><text:span text:style-name="T2">महान</text:span></text:span><text:span text:style-name="apple-style-span"><text:span text:style-name="T1"> </text:span></text:span><text:span text:style-name="apple-style-span"><text:span text:style-name="T2">आसीन</text:span></text:span><text:span text:style-name="apple-style-span"><text:span text:style-name="T1"> </text:span></text:span><text:span text:style-name="apple-style-span"><text:span text:style-name="T2">निःशब्थास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अपरे</text:span></text:span><text:span text:style-name="apple-style-span"><text:span text:style-name="T1"> </text:span></text:span><text:span text:style-name="apple-style-span"><text:span text:style-name="T2">ऽभवन</text:span></text:span><text:span text:style-name="T1"><text:line-break/></text:span><text:span text:style-name="apple-style-span"><text:span text:style-name="T1"> </text:span></text:span><text:span text:style-name="apple-style-span"><text:span text:style-name="T3">21</text:span></text:span><text:span text:style-name="apple-converted-space"><text:span text:style-name="T1"> </text:span></text:span><text:span text:style-name="apple-style-span"><text:span text:style-name="T2">थृष्ट्वा</text:span></text:span><text:span text:style-name="apple-style-span"><text:span text:style-name="T1"> </text:span></text:span><text:span text:style-name="apple-style-span"><text:span text:style-name="T2">युधिष्ठिरं</text:span></text:span><text:span text:style-name="apple-style-span"><text:span text:style-name="T1"> </text:span></text:span><text:span text:style-name="apple-style-span"><text:span text:style-name="T2">थूराथ</text:span></text:span><text:span text:style-name="apple-style-span"><text:span text:style-name="T1"> </text:span></text:span><text:span text:style-name="apple-style-span"><text:span text:style-name="T2">धार्तराष्ट्रस्य</text:span></text:span><text:span text:style-name="apple-style-span"><text:span text:style-name="T1"> </text:span></text:span><text:span text:style-name="apple-style-span"><text:span text:style-name="T2">सैनिक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िदः</text:span></text:span><text:span text:style-name="apple-style-span"><text:span text:style-name="T1"> </text:span></text:span><text:span text:style-name="apple-style-span"><text:span text:style-name="T2">संकदयां</text:span></text:span><text:span text:style-name="apple-style-span"><text:span text:style-name="T1"> </text:span></text:span><text:span text:style-name="apple-style-span"><text:span text:style-name="T2">चक्रुर</text:span></text:span><text:span text:style-name="apple-style-span"><text:span text:style-name="T1"> </text:span></text:span><text:span text:style-name="apple-style-span"><text:span text:style-name="T2">नेशॊ</text:span></text:span><text:span text:style-name="apple-style-span"><text:span text:style-name="T1"> </text:span></text:span><text:span text:style-name="apple-style-span"><text:span text:style-name="T2">ऽसति</text:span></text:span><text:span text:style-name="apple-style-span"><text:span text:style-name="T1"> </text:span></text:span><text:span text:style-name="apple-style-span"><text:span text:style-name="T2">कुलपांसनः</text:span></text:span><text:span text:style-name="T1"><text:line-break/></text:span><text:span text:style-name="apple-style-span"><text:span text:style-name="T1"> </text:span></text:span><text:span text:style-name="apple-style-span"><text:span text:style-name="T3">22</text:span></text:span><text:span text:style-name="apple-converted-space"><text:span text:style-name="T1"> </text:span></text:span><text:span text:style-name="apple-style-span"><text:span text:style-name="T2">वयक्तं</text:span></text:span><text:span text:style-name="apple-style-span"><text:span text:style-name="T1"> </text:span></text:span><text:span text:style-name="apple-style-span"><text:span text:style-name="T2">भीत</text:span></text:span><text:span text:style-name="apple-style-span"><text:span text:style-name="T1"> </text:span></text:span><text:span text:style-name="apple-style-span"><text:span text:style-name="T2">इवाभ्येति</text:span></text:span><text:span text:style-name="apple-style-span"><text:span text:style-name="T1"> </text:span></text:span><text:span text:style-name="apple-style-span"><text:span text:style-name="T2">राजासौ</text:span></text:span><text:span text:style-name="apple-style-span"><text:span text:style-name="T1"> </text:span></text:span><text:span text:style-name="apple-style-span"><text:span text:style-name="T2">भीष्मम</text:span></text:span><text:span text:style-name="apple-style-span"><text:span text:style-name="T1"> </text:span></text:span><text:span text:style-name="apple-style-span"><text:span text:style-name="T2">अन्तिका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युधिष्ठिरः</text:span></text:span><text:span text:style-name="apple-style-span"><text:span text:style-name="T1"> </text:span></text:span><text:span text:style-name="apple-style-span"><text:span text:style-name="T2">ससॊथर्यः</text:span></text:span><text:span text:style-name="apple-style-span"><text:span text:style-name="T1"> </text:span></text:span><text:span text:style-name="apple-style-span"><text:span text:style-name="T2">शरणार्दं</text:span></text:span><text:span text:style-name="apple-style-span"><text:span text:style-name="T1"> </text:span></text:span><text:span text:style-name="apple-style-span"><text:span text:style-name="T2">परयाचकः</text:span></text:span><text:span text:style-name="T1"><text:line-break/></text:span><text:span text:style-name="apple-style-span"><text:span text:style-name="T1"> </text:span></text:span><text:span text:style-name="apple-style-span"><text:span text:style-name="T3">23</text:span></text:span><text:span text:style-name="apple-converted-space"><text:span text:style-name="T1"> </text:span></text:span><text:span text:style-name="apple-style-span"><text:span text:style-name="T2">धनंजये</text:span></text:span><text:span text:style-name="apple-style-span"><text:span text:style-name="T1"> </text:span></text:span><text:span text:style-name="apple-style-span"><text:span text:style-name="T2">कदं</text:span></text:span><text:span text:style-name="apple-style-span"><text:span text:style-name="T1"> </text:span></text:span><text:span text:style-name="apple-style-span"><text:span text:style-name="T2">नादे</text:span></text:span><text:span text:style-name="apple-style-span"><text:span text:style-name="T1"> </text:span></text:span><text:span text:style-name="apple-style-span"><text:span text:style-name="T2">पाण्डवे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वृकॊथर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नकुले</text:span></text:span><text:span text:style-name="apple-style-span"><text:span text:style-name="T1"> </text:span></text:span><text:span text:style-name="apple-style-span"><text:span text:style-name="T2">सहथेवे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भीतॊ</text:span></text:span><text:span text:style-name="apple-style-span"><text:span text:style-name="T1"> </text:span></text:span><text:span text:style-name="apple-style-span"><text:span text:style-name="T2">ऽभयेति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ाण्डवः</text:span></text:span><text:span text:style-name="T1"><text:line-break/></text:span><text:span text:style-name="apple-style-span"><text:span text:style-name="T1"> </text:span></text:span><text:span text:style-name="apple-style-span"><text:span text:style-name="T3">24</text:span></text:span><text:span text:style-name="apple-converted-space"><text:span text:style-name="T1"> 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नूनं</text:span></text:span><text:span text:style-name="apple-style-span"><text:span text:style-name="T1"> </text:span></text:span><text:span text:style-name="apple-style-span"><text:span text:style-name="T2">कषत्रियकुले</text:span></text:span><text:span text:style-name="apple-style-span"><text:span text:style-name="T1"> </text:span></text:span><text:span text:style-name="apple-style-span"><text:span text:style-name="T2">जातः</text:span></text:span><text:span text:style-name="apple-style-span"><text:span text:style-name="T1"> </text:span></text:span><text:span text:style-name="apple-style-span"><text:span text:style-name="T2">संप्रदिते</text:span></text:span><text:span text:style-name="apple-style-span"><text:span text:style-name="T1"> </text:span></text:span><text:span text:style-name="apple-style-span"><text:span text:style-name="T2">भुव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दास्य</text:span></text:span><text:span text:style-name="apple-style-span"><text:span text:style-name="T1"> </text:span></text:span><text:span text:style-name="apple-style-span"><text:span text:style-name="T2">हृथयं</text:span></text:span><text:span text:style-name="apple-style-span"><text:span text:style-name="T1"> </text:span></text:span><text:span text:style-name="apple-style-span"><text:span text:style-name="T2">भीतम</text:span></text:span><text:span text:style-name="apple-style-span"><text:span text:style-name="T1"> </text:span></text:span><text:span text:style-name="apple-style-span"><text:span text:style-name="T2">अल्पसत्त्वस्य</text:span></text:span><text:span text:style-name="apple-style-span"><text:span text:style-name="T1"> </text:span></text:span><text:span text:style-name="apple-style-span"><text:span text:style-name="T2">संयुगे</text:span></text:span><text:span text:style-name="T1"><text:line-break/></text:span><text:span text:style-name="apple-style-span"><text:span text:style-name="T1"> </text:span></text:span><text:span text:style-name="apple-style-span"><text:span text:style-name="T3">25</text:span></text:span><text:span text:style-name="apple-converted-space"><text:span text:style-name="T1"> </text:span></text:span><text:span text:style-name="apple-style-span"><text:span text:style-name="T2">ततस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कषत्रियाः</text:span></text:span><text:span text:style-name="apple-style-span"><text:span text:style-name="T1"> </text:span></text:span><text:span text:style-name="apple-style-span"><text:span text:style-name="T2">सर्वे</text:span></text:span><text:span text:style-name="apple-style-span"><text:span text:style-name="T1"> </text:span></text:span><text:span text:style-name="apple-style-span"><text:span text:style-name="T2">परशंसन्ति</text:span></text:span><text:span text:style-name="apple-style-span"><text:span text:style-name="T1"> </text:span></text:span><text:span text:style-name="apple-style-span"><text:span text:style-name="T2">सम</text:span></text:span><text:span text:style-name="apple-style-span"><text:span text:style-name="T1"> </text:span></text:span><text:span text:style-name="apple-style-span"><text:span text:style-name="T2">कौरवा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हृष्टाः</text:span></text:span><text:span text:style-name="apple-style-span"><text:span text:style-name="T1"> </text:span></text:span><text:span text:style-name="apple-style-span"><text:span text:style-name="T2">सुमनसॊ</text:span></text:span><text:span text:style-name="apple-style-span"><text:span text:style-name="T1"> </text:span></text:span><text:span text:style-name="apple-style-span"><text:span text:style-name="T2">भूत्वा</text:span></text:span><text:span text:style-name="apple-style-span"><text:span text:style-name="T1"> </text:span></text:span><text:span text:style-name="apple-style-span"><text:span text:style-name="T2">चैलानि</text:span></text:span><text:span text:style-name="apple-style-span"><text:span text:style-name="T1"> </text:span></text:span><text:span text:style-name="apple-style-span"><text:span text:style-name="T2">थुधुवुः</text:span></text:span><text:span text:style-name="apple-style-span"><text:span text:style-name="T1"> </text:span></text:span><text:span text:style-name="apple-style-span"><text:span text:style-name="T2">पृदक</text:span></text:span><text:span text:style-name="T1"><text:line-break/></text:span><text:span text:style-name="apple-style-span"><text:span text:style-name="T1"> </text:span></text:span><text:span text:style-name="apple-style-span"><text:span text:style-name="T3">26</text:span></text:span><text:span text:style-name="apple-converted-space"><text:span text:style-name="T1"> </text:span></text:span><text:span text:style-name="apple-style-span"><text:span text:style-name="T2">वयनिन्थन्त</text:span></text:span><text:span text:style-name="apple-style-span"><text:span text:style-name="T1"> </text:span></text:span><text:span text:style-name="apple-style-span"><text:span text:style-name="T2">ततः</text:span></text:span><text:span text:style-name="apple-style-span"><text:span text:style-name="T1"> </text:span></text:span><text:span text:style-name="apple-style-span"><text:span text:style-name="T2">सर्वे</text:span></text:span><text:span text:style-name="apple-style-span"><text:span text:style-name="T1"> </text:span></text:span><text:span text:style-name="apple-style-span"><text:span text:style-name="T2">यॊधास</text:span></text:span><text:span text:style-name="apple-style-span"><text:span text:style-name="T1"> </text:span></text:span><text:span text:style-name="apple-style-span"><text:span text:style-name="T2">तत्र</text:span></text:span><text:span text:style-name="apple-style-span"><text:span text:style-name="T1"> </text:span></text:span><text:span text:style-name="apple-style-span"><text:span text:style-name="T2">विशां</text:span></text:span><text:span text:style-name="apple-style-span"><text:span text:style-name="T1"> </text:span></text:span><text:span text:style-name="apple-style-span"><text:span text:style-name="T2">प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युधिष्ठिरं</text:span></text:span><text:span text:style-name="apple-style-span"><text:span text:style-name="T1"> </text:span></text:span><text:span text:style-name="apple-style-span"><text:span text:style-name="T2">ससॊथर्यं</text:span></text:span><text:span text:style-name="apple-style-span"><text:span text:style-name="T1"> </text:span></text:span><text:span text:style-name="apple-style-span"><text:span text:style-name="T2">सहितं</text:span></text:span><text:span text:style-name="apple-style-span"><text:span text:style-name="T1"> </text:span></text:span><text:span text:style-name="apple-style-span"><text:span text:style-name="T2">केशवेन</text:span></text:span><text:span text:style-name="apple-style-span"><text:span text:style-name="T1"> </text:span></text:span><text:span text:style-name="apple-style-span"><text:span text:style-name="T2">ह</text:span></text:span><text:span text:style-name="T1"><text:line-break/></text:span><text:span text:style-name="apple-style-span"><text:span text:style-name="T1"> </text:span></text:span><text:span text:style-name="apple-style-span"><text:span text:style-name="T3">27</text:span></text:span><text:span text:style-name="apple-converted-space"><text:span text:style-name="T1"> </text:span></text:span><text:span text:style-name="apple-style-span"><text:span text:style-name="T2">ततस</text:span></text:span><text:span text:style-name="apple-style-span"><text:span text:style-name="T1"> 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कौरवं</text:span></text:span><text:span text:style-name="apple-style-span"><text:span text:style-name="T1"> </text:span></text:span><text:span text:style-name="apple-style-span"><text:span text:style-name="T2">सैन्यं</text:span></text:span><text:span text:style-name="apple-style-span"><text:span text:style-name="T1"> </text:span></text:span><text:span text:style-name="apple-style-span"><text:span text:style-name="T2">धिक्कृत्वा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युधिष्ठिर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निःशब्थम</text:span></text:span><text:span text:style-name="apple-style-span"><text:span text:style-name="T1"> </text:span></text:span><text:span text:style-name="apple-style-span"><text:span text:style-name="T2">अभवत</text:span></text:span><text:span text:style-name="apple-style-span"><text:span text:style-name="T1"> </text:span></text:span><text:span text:style-name="apple-style-span"><text:span text:style-name="T2">तूर्णं</text:span></text:span><text:span text:style-name="apple-style-span"><text:span text:style-name="T1"> </text:span></text:span><text:span text:style-name="apple-style-span"><text:span text:style-name="T2">पुनर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विशां</text:span></text:span><text:span text:style-name="apple-style-span"><text:span text:style-name="T1"> </text:span></text:span><text:span text:style-name="apple-style-span"><text:span text:style-name="T2">पते</text:span></text:span><text:span text:style-name="T1"><text:line-break/></text:span><text:span text:style-name="apple-style-span"><text:span text:style-name="T1"> </text:span></text:span><text:span text:style-name="apple-style-span"><text:span text:style-name="T3">28</text:span></text:span><text:span text:style-name="apple-converted-space"><text:span text:style-name="T1"> </text:span></text:span><text:span text:style-name="apple-style-span"><text:span text:style-name="T2">किं</text:span></text:span><text:span text:style-name="apple-style-span"><text:span text:style-name="T1"> </text:span></text:span><text:span text:style-name="apple-style-span"><text:span text:style-name="T2">नु</text:span></text:span><text:span text:style-name="apple-style-span"><text:span text:style-name="T1"> </text:span></text:span><text:span text:style-name="apple-style-span"><text:span text:style-name="T2">वक्ष्यति</text:span></text:span><text:span text:style-name="apple-style-span"><text:span text:style-name="T1"> </text:span></text:span><text:span text:style-name="apple-style-span"><text:span text:style-name="T2">राजासौ</text:span></text:span><text:span text:style-name="apple-style-span"><text:span text:style-name="T1"> </text:span></text:span><text:span text:style-name="apple-style-span"><text:span text:style-name="T2">किं</text:span></text:span><text:span text:style-name="apple-style-span"><text:span text:style-name="T1"> </text:span></text:span><text:span text:style-name="apple-style-span"><text:span text:style-name="T2">भीष्मः</text:span></text:span><text:span text:style-name="apple-style-span"><text:span text:style-name="T1"> </text:span></text:span><text:span text:style-name="apple-style-span"><text:span text:style-name="T2">परतिवक्ष्यत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िं</text:span></text:span><text:span text:style-name="apple-style-span"><text:span text:style-name="T1"> </text:span></text:span><text:span text:style-name="apple-style-span"><text:span text:style-name="T2">भीमः</text:span></text:span><text:span text:style-name="apple-style-span"><text:span text:style-name="T1"> </text:span></text:span><text:span text:style-name="apple-style-span"><text:span text:style-name="T2">समरश्लाघी</text:span></text:span><text:span text:style-name="apple-style-span"><text:span text:style-name="T1"> </text:span></text:span><text:span text:style-name="apple-style-span"><text:span text:style-name="T2">किं</text:span></text:span><text:span text:style-name="apple-style-span"><text:span text:style-name="T1"> </text:span></text:span><text:span text:style-name="apple-style-span"><text:span text:style-name="T2">नु</text:span></text:span><text:span text:style-name="apple-style-span"><text:span text:style-name="T1"> </text:span></text:span><text:span text:style-name="apple-style-span"><text:span text:style-name="T2">कृष्णार्जुनाव</text:span></text:span><text:span text:style-name="apple-style-span"><text:span text:style-name="T1"> </text:span></text:span><text:span text:style-name="apple-style-span"><text:span text:style-name="T2">इति</text:span></text:span><text:span text:style-name="T1"><text:line-break/></text:span><text:span text:style-name="apple-style-span"><text:span text:style-name="T1"> </text:span></text:span><text:span text:style-name="apple-style-span"><text:span text:style-name="T3">29</text:span></text:span><text:span text:style-name="apple-converted-space"><text:span text:style-name="T1"> </text:span></text:span><text:span text:style-name="apple-style-span"><text:span text:style-name="T2">विवक्षितं</text:span></text:span><text:span text:style-name="apple-style-span"><text:span text:style-name="T1"> </text:span></text:span><text:span text:style-name="apple-style-span"><text:span text:style-name="T2">किम</text:span></text:span><text:span text:style-name="apple-style-span"><text:span text:style-name="T1"> </text:span></text:span><text:span text:style-name="apple-style-span"><text:span text:style-name="T2">अस्येति</text:span></text:span><text:span text:style-name="apple-style-span"><text:span text:style-name="T1"> </text:span></text:span><text:span text:style-name="apple-style-span"><text:span text:style-name="T2">संशयः</text:span></text:span><text:span text:style-name="apple-style-span"><text:span text:style-name="T1"> </text:span></text:span><text:span text:style-name="apple-style-span"><text:span text:style-name="T2">सुमहान</text:span></text:span><text:span text:style-name="apple-style-span"><text:span text:style-name="T1"> </text:span></text:span><text:span text:style-name="apple-style-span"><text:span text:style-name="T2">अभू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उभयॊः</text:span></text:span><text:span text:style-name="apple-style-span"><text:span text:style-name="T1"> </text:span></text:span><text:span text:style-name="apple-style-span"><text:span text:style-name="T2">सेनयॊ</text:span></text:span><text:span text:style-name="apple-style-span"><text:span text:style-name="T1"> </text:span></text:span><text:span text:style-name="apple-style-span"><text:span text:style-name="T2">राजन</text:span></text:span><text:span text:style-name="apple-style-span"><text:span text:style-name="T1"> </text:span></text:span><text:span text:style-name="apple-style-span"><text:span text:style-name="T2">युधिष्ठिरकृते</text:span></text:span><text:span text:style-name="apple-style-span"><text:span text:style-name="T1"> </text:span></text:span><text:span text:style-name="apple-style-span"><text:span text:style-name="T2">तथा</text:span></text:span><text:span text:style-name="T1"><text:line-break/></text:span><text:span text:style-name="apple-style-span"><text:span text:style-name="T1"> </text:span></text:span><text:span text:style-name="apple-style-span"><text:span text:style-name="T3">30</text:span></text:span><text:span text:style-name="apple-converted-space"><text:span text:style-name="T1"> 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विगाह्य</text:span></text:span><text:span text:style-name="apple-style-span"><text:span text:style-name="T1"> </text:span></text:span><text:span text:style-name="apple-style-span"><text:span text:style-name="T2">चमूं</text:span></text:span><text:span text:style-name="apple-style-span"><text:span text:style-name="T1"> </text:span></text:span><text:span text:style-name="apple-style-span"><text:span text:style-name="T2">शत्रॊः</text:span></text:span><text:span text:style-name="apple-style-span"><text:span text:style-name="T1"> </text:span></text:span><text:span text:style-name="apple-style-span"><text:span text:style-name="T2">शरशक्तिसमाकुला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भीष्मम</text:span></text:span><text:span text:style-name="apple-style-span"><text:span text:style-name="T1"> </text:span></text:span><text:span text:style-name="apple-style-span"><text:span text:style-name="T2">एवाभ्ययात</text:span></text:span><text:span text:style-name="apple-style-span"><text:span text:style-name="T1"> </text:span></text:span><text:span text:style-name="apple-style-span"><text:span text:style-name="T2">तूर्णं</text:span></text:span><text:span text:style-name="apple-style-span"><text:span text:style-name="T1"> </text:span></text:span><text:span text:style-name="apple-style-span"><text:span text:style-name="T2">भरातृभिः</text:span></text:span><text:span text:style-name="apple-style-span"><text:span text:style-name="T1"> </text:span></text:span><text:span text:style-name="apple-style-span"><text:span text:style-name="T2">परिवारितः</text:span></text:span><text:span text:style-name="T1"><text:line-break/></text:span><text:span text:style-name="apple-style-span"><text:span text:style-name="T1"> </text:span></text:span><text:span text:style-name="apple-style-span"><text:span text:style-name="T3">31</text:span></text:span><text:span text:style-name="apple-converted-space"><text:span text:style-name="T1"> </text:span></text:span><text:span text:style-name="apple-style-span"><text:span text:style-name="T2">तम</text:span></text:span><text:span text:style-name="apple-style-span"><text:span text:style-name="T1"> </text:span></text:span><text:span text:style-name="apple-style-span"><text:span text:style-name="T2">उवाच</text:span></text:span><text:span text:style-name="apple-style-span"><text:span text:style-name="T1"> </text:span></text:span><text:span text:style-name="apple-style-span"><text:span text:style-name="T2">ततः</text:span></text:span><text:span text:style-name="apple-style-span"><text:span text:style-name="T1"> </text:span></text:span><text:span text:style-name="apple-style-span"><text:span text:style-name="T2">पाथौ</text:span></text:span><text:span text:style-name="apple-style-span"><text:span text:style-name="T1"> </text:span></text:span><text:span text:style-name="apple-style-span"><text:span text:style-name="T2">कराभ्यां</text:span></text:span><text:span text:style-name="apple-style-span"><text:span text:style-name="T1"> </text:span></text:span><text:span text:style-name="apple-style-span"><text:span text:style-name="T2">पीड्य</text:span></text:span><text:span text:style-name="apple-style-span"><text:span text:style-name="T1"> </text:span></text:span><text:span text:style-name="apple-style-span"><text:span text:style-name="T2">पाण्डव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भीष्मं</text:span></text:span><text:span text:style-name="apple-style-span"><text:span text:style-name="T1"> </text:span></text:span><text:span text:style-name="apple-style-span"><text:span text:style-name="T2">शांतनवं</text:span></text:span><text:span text:style-name="apple-style-span"><text:span text:style-name="T1"> </text:span></text:span><text:span text:style-name="apple-style-span"><text:span text:style-name="T2">राजा</text:span></text:span><text:span text:style-name="apple-style-span"><text:span text:style-name="T1"> </text:span></text:span><text:span text:style-name="apple-style-span"><text:span text:style-name="T2">युथ्धाय</text:span></text:span><text:span text:style-name="apple-style-span"><text:span text:style-name="T1"> </text:span></text:span><text:span text:style-name="apple-style-span"><text:span text:style-name="T2">समुपस्दितम</text:span></text:span><text:span text:style-name="T1"><text:line-break/></text:span><text:span text:style-name="apple-style-span"><text:span text:style-name="T1"> </text:span></text:span><text:span text:style-name="apple-style-span"><text:span text:style-name="T3">32</text:span></text:span><text:span text:style-name="apple-converted-space"><text:span text:style-name="T1"> </text:span></text:span><text:span text:style-name="apple-style-span"><text:span text:style-name="T2">युधिष्ठिर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आमन्त्रये</text:span></text:span><text:span text:style-name="apple-style-span"><text:span text:style-name="T1"> </text:span></text:span><text:span text:style-name="apple-style-span"><text:span text:style-name="T2">तवां</text:span></text:span><text:span text:style-name="apple-style-span"><text:span text:style-name="T1"> </text:span></text:span><text:span text:style-name="apple-style-span"><text:span text:style-name="T2">थुर्धर्ष</text:span></text:span><text:span text:style-name="apple-style-span"><text:span text:style-name="T1"> </text:span></text:span><text:span text:style-name="apple-style-span"><text:span text:style-name="T2">यॊत्स्ये</text:span></text:span><text:span text:style-name="apple-style-span"><text:span text:style-name="T1"> </text:span></text:span><text:span text:style-name="apple-style-span"><text:span text:style-name="T2">तात</text:span></text:span><text:span text:style-name="apple-style-span"><text:span text:style-name="T1"> </text:span></text:span><text:span text:style-name="apple-style-span"><text:span text:style-name="T2">तवया</text:span></text:span><text:span text:style-name="apple-style-span"><text:span text:style-name="T1"> </text:span></text:span><text:span text:style-name="apple-style-span"><text:span text:style-name="T2">सह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नुजानीहि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तात</text:span></text:span><text:span text:style-name="apple-style-span"><text:span text:style-name="T1"> </text:span></text:span><text:span text:style-name="apple-style-span"><text:span text:style-name="T2">आशिष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रयॊजय</text:span></text:span><text:span text:style-name="T1"><text:line-break/></text:span><text:span text:style-name="apple-style-span"><text:span text:style-name="T1"> </text:span></text:span><text:span text:style-name="apple-style-span"><text:span text:style-name="T3">33</text:span></text:span><text:span text:style-name="apple-converted-space"><text:span text:style-name="T1"> </text:span></text:span><text:span text:style-name="apple-style-span"><text:span text:style-name="T2">भीष्म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थ्य</text:span></text:span><text:span text:style-name="apple-style-span"><text:span text:style-name="T1"> </text:span></text:span><text:span text:style-name="apple-style-span"><text:span text:style-name="T2">एवं</text:span></text:span><text:span text:style-name="apple-style-span"><text:span text:style-name="T1"> </text:span></text:span><text:span text:style-name="apple-style-span"><text:span text:style-name="T2">नाभिगच्छेदा</text:span></text:span><text:span text:style-name="apple-style-span"><text:span text:style-name="T1"> </text:span></text:span><text:span text:style-name="apple-style-span"><text:span text:style-name="T2">युधि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पृदिवीप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शपेयं</text:span></text:span><text:span text:style-name="apple-style-span"><text:span text:style-name="T1"> </text:span></text:span><text:span text:style-name="apple-style-span"><text:span text:style-name="T2">तवां</text:span></text:span><text:span text:style-name="apple-style-span"><text:span text:style-name="T1"> </text:span></text:span><text:span text:style-name="apple-style-span"><text:span text:style-name="T2">महाराज</text:span></text:span><text:span text:style-name="apple-style-span"><text:span text:style-name="T1"> </text:span></text:span><text:span text:style-name="apple-style-span"><text:span text:style-name="T2">पराभावाय</text:span></text:span><text:span text:style-name="apple-style-span"><text:span text:style-name="T1"> </text:span></text:span><text:span text:style-name="apple-style-span"><text:span text:style-name="T2">भारत</text:span></text:span><text:span text:style-name="T1"><text:line-break/></text:span><text:span text:style-name="apple-style-span"><text:span text:style-name="T1"> </text:span></text:span><text:span text:style-name="apple-style-span"><text:span text:style-name="T3">34</text:span></text:span><text:span text:style-name="apple-converted-space"><text:span text:style-name="T1"> </text:span></text:span><text:span text:style-name="apple-style-span"><text:span text:style-name="T2">परीतॊ</text:span></text:span><text:span text:style-name="apple-style-span"><text:span text:style-name="T1"> </text:span></text:span><text:span text:style-name="apple-style-span"><text:span text:style-name="T2">ऽसमि</text:span></text:span><text:span text:style-name="apple-style-span"><text:span text:style-name="T1"> </text:span></text:span><text:span text:style-name="apple-style-span"><text:span text:style-name="T2">पुत्र</text:span></text:span><text:span text:style-name="apple-style-span"><text:span text:style-name="T1"> </text:span></text:span><text:span text:style-name="apple-style-span"><text:span text:style-name="T2">युध्यस्व</text:span></text:span><text:span text:style-name="apple-style-span"><text:span text:style-name="T1"> </text:span></text:span><text:span text:style-name="apple-style-span"><text:span text:style-name="T2">जयम</text:span></text:span><text:span text:style-name="apple-style-span"><text:span text:style-name="T1"> </text:span></text:span><text:span text:style-name="apple-style-span"><text:span text:style-name="T2">आप्नुहि</text:span></text:span><text:span text:style-name="apple-style-span"><text:span text:style-name="T1"> </text:span></text:span><text:span text:style-name="apple-style-span"><text:span text:style-name="T2">पाण्डव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त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ऽभिलषितं</text:span></text:span><text:span text:style-name="apple-style-span"><text:span text:style-name="T1"> </text:span></text:span><text:span text:style-name="apple-style-span"><text:span text:style-name="T2">चान्यत</text:span></text:span><text:span text:style-name="apple-style-span"><text:span text:style-name="T1">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अवाप्नुहि</text:span></text:span><text:span text:style-name="apple-style-span"><text:span text:style-name="T1"> </text:span></text:span><text:span text:style-name="apple-style-span"><text:span text:style-name="T2">संयुगे</text:span></text:span><text:span text:style-name="T1"><text:line-break/></text:span><text:span text:style-name="apple-style-span"><text:span text:style-name="T1"> </text:span></text:span><text:span text:style-name="apple-style-span"><text:span text:style-name="T3">35</text:span></text:span><text:span text:style-name="apple-converted-space"><text:span text:style-name="T1"> </text:span></text:span><text:span text:style-name="apple-style-span"><text:span text:style-name="T2">वरियता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वरः</text:span></text:span><text:span text:style-name="apple-style-span"><text:span text:style-name="T1"> </text:span></text:span><text:span text:style-name="apple-style-span"><text:span text:style-name="T2">पार्द</text:span></text:span><text:span text:style-name="apple-style-span"><text:span text:style-name="T1"> </text:span></text:span><text:span text:style-name="apple-style-span"><text:span text:style-name="T2">किम</text:span></text:span><text:span text:style-name="apple-style-span"><text:span text:style-name="T1"> </text:span></text:span><text:span text:style-name="apple-style-span"><text:span text:style-name="T2">अस्मत्तॊ</text:span></text:span><text:span text:style-name="apple-style-span"><text:span text:style-name="T1"> </text:span></text:span><text:span text:style-name="apple-style-span"><text:span text:style-name="T2">ऽभिकाङ्क्षस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एवं</text:span></text:span><text:span text:style-name="apple-style-span"><text:span text:style-name="T1"> </text:span></text:span><text:span text:style-name="apple-style-span"><text:span text:style-name="T2">गते</text:span></text:span><text:span text:style-name="apple-style-span"><text:span text:style-name="T1"> </text:span></text:span><text:span text:style-name="apple-style-span"><text:span text:style-name="T2">महाराज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तवास्ति</text:span></text:span><text:span text:style-name="apple-style-span"><text:span text:style-name="T1"> </text:span></text:span><text:span text:style-name="apple-style-span"><text:span text:style-name="T2">पराजयः</text:span></text:span><text:span text:style-name="T1"><text:line-break/></text:span><text:span text:style-name="apple-style-span"><text:span text:style-name="T1"> </text:span></text:span><text:span text:style-name="apple-style-span"><text:span text:style-name="T3">36</text:span></text:span><text:span text:style-name="apple-converted-space"><text:span text:style-name="T1"> </text:span></text:span><text:span text:style-name="apple-style-span"><text:span text:style-name="T2">अर्दस्य</text:span></text:span><text:span text:style-name="apple-style-span"><text:span text:style-name="T1"> </text:span></text:span><text:span text:style-name="apple-style-span"><text:span text:style-name="T2">पुरुषॊ</text:span></text:span><text:span text:style-name="apple-style-span"><text:span text:style-name="T1"> </text:span></text:span><text:span text:style-name="apple-style-span"><text:span text:style-name="T2">थासॊ</text:span></text:span><text:span text:style-name="apple-style-span"><text:span text:style-name="T1"> </text:span></text:span><text:span text:style-name="apple-style-span"><text:span text:style-name="T2">थासस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अर्दॊ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कस्य</text:span></text:span><text:span text:style-name="apple-style-span"><text:span text:style-name="T1"> </text:span></text:span><text:span text:style-name="apple-style-span"><text:span text:style-name="T2">चि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सत्यं</text:span></text:span><text:span text:style-name="apple-style-span"><text:span text:style-name="T1"> </text:span></text:span><text:span text:style-name="apple-style-span"><text:span text:style-name="T2">महाराज</text:span></text:span><text:span text:style-name="apple-style-span"><text:span text:style-name="T1"> </text:span></text:span><text:span text:style-name="apple-style-span"><text:span text:style-name="T2">बथ्धॊ</text:span></text:span><text:span text:style-name="apple-style-span"><text:span text:style-name="T1"> </text:span></text:span><text:span text:style-name="apple-style-span"><text:span text:style-name="T2">ऽसम्य</text:span></text:span><text:span text:style-name="apple-style-span"><text:span text:style-name="T1"> </text:span></text:span><text:span text:style-name="apple-style-span"><text:span text:style-name="T2">अर्देन</text:span></text:span><text:span text:style-name="apple-style-span"><text:span text:style-name="T1"> </text:span></text:span><text:span text:style-name="apple-style-span"><text:span text:style-name="T2">कौरवैः</text:span></text:span><text:span text:style-name="T1"><text:line-break/></text:span><text:span text:style-name="apple-style-span"><text:span text:style-name="T1"> </text:span></text:span><text:span text:style-name="apple-style-span"><text:span text:style-name="T3">37</text:span></text:span><text:span text:style-name="apple-converted-space"><text:span text:style-name="T1"> </text:span></text:span><text:span text:style-name="apple-style-span"><text:span text:style-name="T2">अतस</text:span></text:span><text:span text:style-name="apple-style-span"><text:span text:style-name="T1"> </text:span></text:span><text:span text:style-name="apple-style-span"><text:span text:style-name="T2">तवां</text:span></text:span><text:span text:style-name="apple-style-span"><text:span text:style-name="T1"> </text:span></text:span><text:span text:style-name="apple-style-span"><text:span text:style-name="T2">कलीबवथ</text:span></text:span><text:span text:style-name="apple-style-span"><text:span text:style-name="T1"> </text:span></text:span><text:span text:style-name="apple-style-span"><text:span text:style-name="T2">वाक्यं</text:span></text:span><text:span text:style-name="apple-style-span"><text:span text:style-name="T1"> </text:span></text:span><text:span text:style-name="apple-style-span"><text:span text:style-name="T2">बरवीमि</text:span></text:span><text:span text:style-name="apple-style-span"><text:span text:style-name="T1"> </text:span></text:span><text:span text:style-name="apple-style-span"><text:span text:style-name="T2">कुरुनन्थन</text:span></text:span><text:span text:style-name="T1"><text:line-break/></text:span><text:soft-page-break/><text:span text:style-name="apple-style-span"><text:span text:style-name="T1">     </text:span></text:span><text:span text:style-name="apple-style-span"><text:span text:style-name="T2">हृतॊ</text:span></text:span><text:span text:style-name="apple-style-span"><text:span text:style-name="T1"> </text:span></text:span><text:span text:style-name="apple-style-span"><text:span text:style-name="T2">ऽसम्य</text:span></text:span><text:span text:style-name="apple-style-span"><text:span text:style-name="T1"> </text:span></text:span><text:span text:style-name="apple-style-span"><text:span text:style-name="T2">अर्देन</text:span></text:span><text:span text:style-name="apple-style-span"><text:span text:style-name="T1"> </text:span></text:span><text:span text:style-name="apple-style-span"><text:span text:style-name="T2">कौरव्य</text:span></text:span><text:span text:style-name="apple-style-span"><text:span text:style-name="T1"> </text:span></text:span><text:span text:style-name="apple-style-span"><text:span text:style-name="T2">युथ्धाथ</text:span></text:span><text:span text:style-name="apple-style-span"><text:span text:style-name="T1"> </text:span></text:span><text:span text:style-name="apple-style-span"><text:span text:style-name="T2">अन्यत</text:span></text:span><text:span text:style-name="apple-style-span"><text:span text:style-name="T1"> </text:span></text:span><text:span text:style-name="apple-style-span"><text:span text:style-name="T2">किम</text:span></text:span><text:span text:style-name="apple-style-span"><text:span text:style-name="T1"> </text:span></text:span><text:span text:style-name="apple-style-span"><text:span text:style-name="T2">इच्छसि</text:span></text:span><text:span text:style-name="T1"><text:line-break/></text:span><text:span text:style-name="apple-style-span"><text:span text:style-name="T1"> </text:span></text:span><text:span text:style-name="apple-style-span"><text:span text:style-name="T3">38</text:span></text:span><text:span text:style-name="apple-converted-space"><text:span text:style-name="T1"> </text:span></text:span><text:span text:style-name="apple-style-span"><text:span text:style-name="T2">युधिष्ठिर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न्त्रयस्व</text:span></text:span><text:span text:style-name="apple-style-span"><text:span text:style-name="T1"> </text:span></text:span><text:span text:style-name="apple-style-span"><text:span text:style-name="T2">महाप्राज्ञ</text:span></text:span><text:span text:style-name="apple-style-span"><text:span text:style-name="T1"> </text:span></text:span><text:span text:style-name="apple-style-span"><text:span text:style-name="T2">हितैषी</text:span></text:span><text:span text:style-name="apple-style-span"><text:span text:style-name="T1"> </text:span></text:span><text:span text:style-name="apple-style-span"><text:span text:style-name="T2">मम</text:span></text:span><text:span text:style-name="apple-style-span"><text:span text:style-name="T1"> </text:span></text:span><text:span text:style-name="apple-style-span"><text:span text:style-name="T2">नित्यश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युध्यस्व</text:span></text:span><text:span text:style-name="apple-style-span"><text:span text:style-name="T1"> </text:span></text:span><text:span text:style-name="apple-style-span"><text:span text:style-name="T2">कौरवस्यार्दे</text:span></text:span><text:span text:style-name="apple-style-span"><text:span text:style-name="T1"> </text:span></text:span><text:span text:style-name="apple-style-span"><text:span text:style-name="T2">ममैष</text:span></text:span><text:span text:style-name="apple-style-span"><text:span text:style-name="T1"> </text:span></text:span><text:span text:style-name="apple-style-span"><text:span text:style-name="T2">सततं</text:span></text:span><text:span text:style-name="apple-style-span"><text:span text:style-name="T1"> </text:span></text:span><text:span text:style-name="apple-style-span"><text:span text:style-name="T2">वरः</text:span></text:span><text:span text:style-name="T1"><text:line-break/></text:span><text:span text:style-name="apple-style-span"><text:span text:style-name="T1"> </text:span></text:span><text:span text:style-name="apple-style-span"><text:span text:style-name="T3">39</text:span></text:span><text:span text:style-name="apple-converted-space"><text:span text:style-name="T1"> </text:span></text:span><text:span text:style-name="apple-style-span"><text:span text:style-name="T2">भीष्म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राजन</text:span></text:span><text:span text:style-name="apple-style-span"><text:span text:style-name="T1"> </text:span></text:span><text:span text:style-name="apple-style-span"><text:span text:style-name="T2">किम</text:span></text:span><text:span text:style-name="apple-style-span"><text:span text:style-name="T1"> </text:span></text:span><text:span text:style-name="apple-style-span"><text:span text:style-name="T2">अत्र</text:span></text:span><text:span text:style-name="apple-style-span"><text:span text:style-name="T1"> </text:span></text:span><text:span text:style-name="apple-style-span"><text:span text:style-name="T2">साह्यं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करॊमि</text:span></text:span><text:span text:style-name="apple-style-span"><text:span text:style-name="T1"> </text:span></text:span><text:span text:style-name="apple-style-span"><text:span text:style-name="T2">कुरुनन्थ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ामं</text:span></text:span><text:span text:style-name="apple-style-span"><text:span text:style-name="T1"> </text:span></text:span><text:span text:style-name="apple-style-span"><text:span text:style-name="T2">यॊत्स्ये</text:span></text:span><text:span text:style-name="apple-style-span"><text:span text:style-name="T1"> </text:span></text:span><text:span text:style-name="apple-style-span"><text:span text:style-name="T2">परस्यार्दे</text:span></text:span><text:span text:style-name="apple-style-span"><text:span text:style-name="T1"> </text:span></text:span><text:span text:style-name="apple-style-span"><text:span text:style-name="T2">बरूहि</text:span></text:span><text:span text:style-name="apple-style-span"><text:span text:style-name="T1"> </text:span></text:span><text:span text:style-name="apple-style-span"><text:span text:style-name="T2">यत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विवक्षितम</text:span></text:span><text:span text:style-name="T1"><text:line-break/></text:span><text:span text:style-name="apple-style-span"><text:span text:style-name="T1"> </text:span></text:span><text:span text:style-name="apple-style-span"><text:span text:style-name="T3">40</text:span></text:span><text:span text:style-name="apple-converted-space"><text:span text:style-name="T1"> </text:span></text:span><text:span text:style-name="apple-style-span"><text:span text:style-name="T2">युधिष्ठिर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दं</text:span></text:span><text:span text:style-name="apple-style-span"><text:span text:style-name="T1"> </text:span></text:span><text:span text:style-name="apple-style-span"><text:span text:style-name="T2">जयेयं</text:span></text:span><text:span text:style-name="apple-style-span"><text:span text:style-name="T1"> </text:span></text:span><text:span text:style-name="apple-style-span"><text:span text:style-name="T2">संग्रामे</text:span></text:span><text:span text:style-name="apple-style-span"><text:span text:style-name="T1"> </text:span></text:span><text:span text:style-name="apple-style-span"><text:span text:style-name="T2">भवन्तम</text:span></text:span><text:span text:style-name="apple-style-span"><text:span text:style-name="T1"> </text:span></text:span><text:span text:style-name="apple-style-span"><text:span text:style-name="T2">अपराजित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एतन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मन्त्रय</text:span></text:span><text:span text:style-name="apple-style-span"><text:span text:style-name="T1"> </text:span></text:span><text:span text:style-name="apple-style-span"><text:span text:style-name="T2">हितं</text:span></text:span><text:span text:style-name="apple-style-span"><text:span text:style-name="T1"> </text:span></text:span><text:span text:style-name="apple-style-span"><text:span text:style-name="T2">यथि</text:span></text:span><text:span text:style-name="apple-style-span"><text:span text:style-name="T1"> </text:span></text:span><text:span text:style-name="apple-style-span"><text:span text:style-name="T2">शरेयः</text:span></text:span><text:span text:style-name="apple-style-span"><text:span text:style-name="T1"> </text:span></text:span><text:span text:style-name="apple-style-span"><text:span text:style-name="T2">परपश्यसि</text:span></text:span><text:span text:style-name="T1"><text:line-break/></text:span><text:span text:style-name="apple-style-span"><text:span text:style-name="T1"> </text:span></text:span><text:span text:style-name="apple-style-span"><text:span text:style-name="T3">41</text:span></text:span><text:span text:style-name="apple-converted-space"><text:span text:style-name="T1"> </text:span></text:span><text:span text:style-name="apple-style-span"><text:span text:style-name="T2">भीष्म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तं</text:span></text:span><text:span text:style-name="apple-style-span"><text:span text:style-name="T1"> </text:span></text:span><text:span text:style-name="apple-style-span"><text:span text:style-name="T2">पश्यामि</text:span></text:span><text:span text:style-name="apple-style-span"><text:span text:style-name="T1"> </text:span></text:span><text:span text:style-name="apple-style-span"><text:span text:style-name="T2">कौन्तेय</text:span></text:span><text:span text:style-name="apple-style-span"><text:span text:style-name="T1"> 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युध्यन्तम</text:span></text:span><text:span text:style-name="apple-style-span"><text:span text:style-name="T1"> </text:span></text:span><text:span text:style-name="apple-style-span"><text:span text:style-name="T2">आहव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विजयेत</text:span></text:span><text:span text:style-name="apple-style-span"><text:span text:style-name="T1"> </text:span></text:span><text:span text:style-name="apple-style-span"><text:span text:style-name="T2">पुमान</text:span></text:span><text:span text:style-name="apple-style-span"><text:span text:style-name="T1"> </text:span></text:span><text:span text:style-name="apple-style-span"><text:span text:style-name="T2">कश</text:span></text:span><text:span text:style-name="apple-style-span"><text:span text:style-name="T1"> </text:span></text:span><text:span text:style-name="apple-style-span"><text:span text:style-name="T2">चिथ</text:span></text:span><text:span text:style-name="apple-style-span"><text:span text:style-name="T1"> </text:span></text:span><text:span text:style-name="apple-style-span"><text:span text:style-name="T2">अपि</text:span></text:span><text:span text:style-name="apple-style-span"><text:span text:style-name="T1"> </text:span></text:span><text:span text:style-name="apple-style-span"><text:span text:style-name="T2">साक्षाच</text:span></text:span><text:span text:style-name="apple-style-span"><text:span text:style-name="T1"> </text:span></text:span><text:span text:style-name="apple-style-span"><text:span text:style-name="T2">छतक्रतुः</text:span></text:span><text:span text:style-name="T1"><text:line-break/></text:span><text:span text:style-name="apple-style-span"><text:span text:style-name="T1"> </text:span></text:span><text:span text:style-name="apple-style-span"><text:span text:style-name="T3">42</text:span></text:span><text:span text:style-name="apple-converted-space"><text:span text:style-name="T1"> </text:span></text:span><text:span text:style-name="apple-style-span"><text:span text:style-name="T2">युधिष्ठिर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हन्त</text:span></text:span><text:span text:style-name="apple-style-span"><text:span text:style-name="T1"> </text:span></text:span><text:span text:style-name="apple-style-span"><text:span text:style-name="T2">पृच्छामि</text:span></text:span><text:span text:style-name="apple-style-span"><text:span text:style-name="T1"> </text:span></text:span><text:span text:style-name="apple-style-span"><text:span text:style-name="T2">तस्मात</text:span></text:span><text:span text:style-name="apple-style-span"><text:span text:style-name="T1"> </text:span></text:span><text:span text:style-name="apple-style-span"><text:span text:style-name="T2">तवां</text:span></text:span><text:span text:style-name="apple-style-span"><text:span text:style-name="T1"> </text:span></text:span><text:span text:style-name="apple-style-span"><text:span text:style-name="T2">पितामह</text:span></text:span><text:span text:style-name="apple-style-span"><text:span text:style-name="T1"> </text:span></text:span><text:span text:style-name="apple-style-span"><text:span text:style-name="T2">नमॊ</text:span></text:span><text:span text:style-name="apple-style-span"><text:span text:style-name="T1"> </text:span></text:span><text:span text:style-name="apple-style-span"><text:span text:style-name="T2">ऽसतु</text:span></text:span><text:span text:style-name="apple-style-span"><text:span text:style-name="T1"> </text:span></text:span><text:span text:style-name="apple-style-span"><text:span text:style-name="T2">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जयॊपायं</text:span></text:span><text:span text:style-name="apple-style-span"><text:span text:style-name="T1"> </text:span></text:span><text:span text:style-name="apple-style-span"><text:span text:style-name="T2">बरवीहि</text:span></text:span><text:span text:style-name="apple-style-span"><text:span text:style-name="T1"> </text:span></text:span><text:span text:style-name="apple-style-span"><text:span text:style-name="T2">तवम</text:span></text:span><text:span text:style-name="apple-style-span"><text:span text:style-name="T1"> </text:span></text:span><text:span text:style-name="apple-style-span"><text:span text:style-name="T2">आत्मनः</text:span></text:span><text:span text:style-name="apple-style-span"><text:span text:style-name="T1"> </text:span></text:span><text:span text:style-name="apple-style-span"><text:span text:style-name="T2">समरे</text:span></text:span><text:span text:style-name="apple-style-span"><text:span text:style-name="T1"> </text:span></text:span><text:span text:style-name="apple-style-span"><text:span text:style-name="T2">परैः</text:span></text:span><text:span text:style-name="T1"><text:line-break/></text:span><text:span text:style-name="apple-style-span"><text:span text:style-name="T1"> </text:span></text:span><text:span text:style-name="apple-style-span"><text:span text:style-name="T3">43</text:span></text:span><text:span text:style-name="apple-converted-space"><text:span text:style-name="T1"> </text:span></text:span><text:span text:style-name="apple-style-span"><text:span text:style-name="T2">भीष्म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शत्रुं</text:span></text:span><text:span text:style-name="apple-style-span"><text:span text:style-name="T1"> </text:span></text:span><text:span text:style-name="apple-style-span"><text:span text:style-name="T2">तात</text:span></text:span><text:span text:style-name="apple-style-span"><text:span text:style-name="T1"> </text:span></text:span><text:span text:style-name="apple-style-span"><text:span text:style-name="T2">पश्यामि</text:span></text:span><text:span text:style-name="apple-style-span"><text:span text:style-name="T1"> </text:span></text:span><text:span text:style-name="apple-style-span"><text:span text:style-name="T2">समरे</text:span></text:span><text:span text:style-name="apple-style-span"><text:span text:style-name="T1"> 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जयेत</text:span></text:span><text:span text:style-name="apple-style-span"><text:span text:style-name="T1"> </text:span></text:span><text:span text:style-name="apple-style-span"><text:span text:style-name="T2">मा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तावन</text:span></text:span><text:span text:style-name="apple-style-span"><text:span text:style-name="T1"> </text:span></text:span><text:span text:style-name="apple-style-span"><text:span text:style-name="T2">मृत्युकालॊ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पुनरागमनं</text:span></text:span><text:span text:style-name="apple-style-span"><text:span text:style-name="T1"> </text:span></text:span><text:span text:style-name="apple-style-span"><text:span text:style-name="T2">कुरु</text:span></text:span><text:span text:style-name="T1"><text:line-break/></text:span><text:span text:style-name="apple-style-span"><text:span text:style-name="T1"> </text:span></text:span><text:span text:style-name="apple-style-span"><text:span text:style-name="T3">44</text:span></text:span><text:span text:style-name="apple-converted-space"><text:span text:style-name="T1"> </text:span></text:span><text:span text:style-name="apple-style-span"><text:span text:style-name="T2">संजय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तॊ</text:span></text:span><text:span text:style-name="apple-style-span"><text:span text:style-name="T1"> </text:span></text:span><text:span text:style-name="apple-style-span"><text:span text:style-name="T2">युधिष्ठिरॊ</text:span></text:span><text:span text:style-name="apple-style-span"><text:span text:style-name="T1"> </text:span></text:span><text:span text:style-name="apple-style-span"><text:span text:style-name="T2">वाक्यं</text:span></text:span><text:span text:style-name="apple-style-span"><text:span text:style-name="T1"> </text:span></text:span><text:span text:style-name="apple-style-span"><text:span text:style-name="T2">भीष्मस्य</text:span></text:span><text:span text:style-name="apple-style-span"><text:span text:style-name="T1"> </text:span></text:span><text:span text:style-name="apple-style-span"><text:span text:style-name="T2">कुरुनन्थ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शिरसा</text:span></text:span><text:span text:style-name="apple-style-span"><text:span text:style-name="T1"> </text:span></text:span><text:span text:style-name="apple-style-span"><text:span text:style-name="T2">परतिजग्राह</text:span></text:span><text:span text:style-name="apple-style-span"><text:span text:style-name="T1"> </text:span></text:span><text:span text:style-name="apple-style-span"><text:span text:style-name="T2">भूयस</text:span></text:span><text:span text:style-name="apple-style-span"><text:span text:style-name="T1"> </text:span></text:span><text:span text:style-name="apple-style-span"><text:span text:style-name="T2">तम</text:span></text:span><text:span text:style-name="apple-style-span"><text:span text:style-name="T1"> </text:span></text:span><text:span text:style-name="apple-style-span"><text:span text:style-name="T2">अभिवाथ्य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</text:span></text:span><text:span text:style-name="apple-style-span"><text:span text:style-name="T3">45</text:span></text:span><text:span text:style-name="apple-converted-space"><text:span text:style-name="T1"> </text:span></text:span><text:span text:style-name="apple-style-span"><text:span text:style-name="T2">परायात</text:span></text:span><text:span text:style-name="apple-style-span"><text:span text:style-name="T1"> </text:span></text:span><text:span text:style-name="apple-style-span"><text:span text:style-name="T2">पुनर</text:span></text:span><text:span text:style-name="apple-style-span"><text:span text:style-name="T1"> </text:span></text:span><text:span text:style-name="apple-style-span"><text:span text:style-name="T2">महाबाहुर</text:span></text:span><text:span text:style-name="apple-style-span"><text:span text:style-name="T1"> </text:span></text:span><text:span text:style-name="apple-style-span"><text:span text:style-name="T2">आचार्यस्य</text:span></text:span><text:span text:style-name="apple-style-span"><text:span text:style-name="T1"> </text:span></text:span><text:span text:style-name="apple-style-span"><text:span text:style-name="T2">रदं</text:span></text:span><text:span text:style-name="apple-style-span"><text:span text:style-name="T1"> </text:span></text:span><text:span text:style-name="apple-style-span"><text:span text:style-name="T2">परत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श्यतां</text:span></text:span><text:span text:style-name="apple-style-span"><text:span text:style-name="T1"> </text:span></text:span><text:span text:style-name="apple-style-span"><text:span text:style-name="T2">सर्वसैन्यानां</text:span></text:span><text:span text:style-name="apple-style-span"><text:span text:style-name="T1"> </text:span></text:span><text:span text:style-name="apple-style-span"><text:span text:style-name="T2">मध्येन</text:span></text:span><text:span text:style-name="apple-style-span"><text:span text:style-name="T1"> </text:span></text:span><text:span text:style-name="apple-style-span"><text:span text:style-name="T2">भरातृभिः</text:span></text:span><text:span text:style-name="apple-style-span"><text:span text:style-name="T1"> </text:span></text:span><text:span text:style-name="apple-style-span"><text:span text:style-name="T2">सह</text:span></text:span><text:span text:style-name="T1"><text:line-break/></text:span><text:span text:style-name="apple-style-span"><text:span text:style-name="T1"> </text:span></text:span><text:span text:style-name="apple-style-span"><text:span text:style-name="T3">46</text:span></text:span><text:span text:style-name="apple-converted-space"><text:span text:style-name="T1"> 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थरॊणम</text:span></text:span><text:span text:style-name="apple-style-span"><text:span text:style-name="T1"> </text:span></text:span><text:span text:style-name="apple-style-span"><text:span text:style-name="T2">अभिवाथ्याद</text:span></text:span><text:span text:style-name="apple-style-span"><text:span text:style-name="T1"> </text:span></text:span><text:span text:style-name="apple-style-span"><text:span text:style-name="T2">कृत्वा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परथक्षिण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उवाच</text:span></text:span><text:span text:style-name="apple-style-span"><text:span text:style-name="T1"> </text:span></text:span><text:span text:style-name="apple-style-span"><text:span text:style-name="T2">वाचा</text:span></text:span><text:span text:style-name="apple-style-span"><text:span text:style-name="T1"> </text:span></text:span><text:span text:style-name="apple-style-span"><text:span text:style-name="T2">थुर्धर्षम</text:span></text:span><text:span text:style-name="apple-style-span"><text:span text:style-name="T1"> </text:span></text:span><text:span text:style-name="apple-style-span"><text:span text:style-name="T2">आत्मनिःश्रेयसं</text:span></text:span><text:span text:style-name="apple-style-span"><text:span text:style-name="T1"> </text:span></text:span><text:span text:style-name="apple-style-span"><text:span text:style-name="T2">वचः</text:span></text:span><text:span text:style-name="T1"><text:line-break/></text:span><text:span text:style-name="apple-style-span"><text:span text:style-name="T1"> </text:span></text:span><text:span text:style-name="apple-style-span"><text:span text:style-name="T3">47</text:span></text:span><text:span text:style-name="apple-converted-space"><text:span text:style-name="T1"> </text:span></text:span><text:span text:style-name="apple-style-span"><text:span text:style-name="T2">आमन्त्रये</text:span></text:span><text:span text:style-name="apple-style-span"><text:span text:style-name="T1"> </text:span></text:span><text:span text:style-name="apple-style-span"><text:span text:style-name="T2">तवां</text:span></text:span><text:span text:style-name="apple-style-span"><text:span text:style-name="T1"> </text:span></text:span><text:span text:style-name="apple-style-span"><text:span text:style-name="T2">भगवन</text:span></text:span><text:span text:style-name="apple-style-span"><text:span text:style-name="T1"> </text:span></text:span><text:span text:style-name="apple-style-span"><text:span text:style-name="T2">यॊत्स्ये</text:span></text:span><text:span text:style-name="apple-style-span"><text:span text:style-name="T1"> </text:span></text:span><text:span text:style-name="apple-style-span"><text:span text:style-name="T2">विगतकल्मष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जयेय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रिपून</text:span></text:span><text:span text:style-name="apple-style-span"><text:span text:style-name="T1"> </text:span></text:span><text:span text:style-name="apple-style-span"><text:span text:style-name="T2">सर्वान</text:span></text:span><text:span text:style-name="apple-style-span"><text:span text:style-name="T1"> </text:span></text:span><text:span text:style-name="apple-style-span"><text:span text:style-name="T2">अनुज्ञातस</text:span></text:span><text:span text:style-name="apple-style-span"><text:span text:style-name="T1"> </text:span></text:span><text:span text:style-name="apple-style-span"><text:span text:style-name="T2">तवया</text:span></text:span><text:span text:style-name="apple-style-span"><text:span text:style-name="T1"> </text:span></text:span><text:span text:style-name="apple-style-span"><text:span text:style-name="T2">थविज</text:span></text:span><text:span text:style-name="T1"><text:line-break/></text:span><text:span text:style-name="apple-style-span"><text:span text:style-name="T1"> </text:span></text:span><text:span text:style-name="apple-style-span"><text:span text:style-name="T3">48</text:span></text:span><text:span text:style-name="apple-converted-space"><text:span text:style-name="T1"> </text:span></text:span><text:span text:style-name="apple-style-span"><text:span text:style-name="T2">थरॊण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थि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नाभिगच्छेदा</text:span></text:span><text:span text:style-name="apple-style-span"><text:span text:style-name="T1"> </text:span></text:span><text:span text:style-name="apple-style-span"><text:span text:style-name="T2">युथ्धाय</text:span></text:span><text:span text:style-name="apple-style-span"><text:span text:style-name="T1"> </text:span></text:span><text:span text:style-name="apple-style-span"><text:span text:style-name="T2">कृतनिश्चय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शपेयं</text:span></text:span><text:span text:style-name="apple-style-span"><text:span text:style-name="T1"> </text:span></text:span><text:span text:style-name="apple-style-span"><text:span text:style-name="T2">तवां</text:span></text:span><text:span text:style-name="apple-style-span"><text:span text:style-name="T1"> </text:span></text:span><text:span text:style-name="apple-style-span"><text:span text:style-name="T2">महाराज</text:span></text:span><text:span text:style-name="apple-style-span"><text:span text:style-name="T1"> </text:span></text:span><text:span text:style-name="apple-style-span"><text:span text:style-name="T2">पराभावाय</text:span></text:span><text:span text:style-name="apple-style-span"><text:span text:style-name="T1"> </text:span></text:span><text:span text:style-name="apple-style-span"><text:span text:style-name="T2">सर्वशः</text:span></text:span><text:span text:style-name="T1"><text:line-break/></text:span><text:span text:style-name="apple-style-span"><text:span text:style-name="T1"> </text:span></text:span><text:span text:style-name="apple-style-span"><text:span text:style-name="T3">49</text:span></text:span><text:span text:style-name="apple-converted-space"><text:span text:style-name="T1"> 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युधिष्ठिर</text:span></text:span><text:span text:style-name="apple-style-span"><text:span text:style-name="T1"> </text:span></text:span><text:span text:style-name="apple-style-span"><text:span text:style-name="T2">तुष्टॊ</text:span></text:span><text:span text:style-name="apple-style-span"><text:span text:style-name="T1"> </text:span></text:span><text:span text:style-name="apple-style-span"><text:span text:style-name="T2">ऽसमि</text:span></text:span><text:span text:style-name="apple-style-span"><text:span text:style-name="T1"> </text:span></text:span><text:span text:style-name="apple-style-span"><text:span text:style-name="T2">पूजित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तवयानघ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नुजानामि</text:span></text:span><text:span text:style-name="apple-style-span"><text:span text:style-name="T1"> </text:span></text:span><text:span text:style-name="apple-style-span"><text:span text:style-name="T2">युध्यस्व</text:span></text:span><text:span text:style-name="apple-style-span"><text:span text:style-name="T1"> </text:span></text:span><text:span text:style-name="apple-style-span"><text:span text:style-name="T2">विजयं</text:span></text:span><text:span text:style-name="apple-style-span"><text:span text:style-name="T1"> </text:span></text:span><text:span text:style-name="apple-style-span"><text:span text:style-name="T2">समवाप्नुहि</text:span></text:span><text:span text:style-name="T1"><text:line-break/></text:span><text:span text:style-name="apple-style-span"><text:span text:style-name="T1"> </text:span></text:span><text:span text:style-name="apple-style-span"><text:span text:style-name="T3">50</text:span></text:span><text:span text:style-name="apple-converted-space"><text:span text:style-name="T1"> </text:span></text:span><text:span text:style-name="apple-style-span"><text:span text:style-name="T2">करवाणि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कामं</text:span></text:span><text:span text:style-name="apple-style-span"><text:span text:style-name="T1"> </text:span></text:span><text:span text:style-name="apple-style-span"><text:span text:style-name="T2">बरूहि</text:span></text:span><text:span text:style-name="apple-style-span"><text:span text:style-name="T1"> </text:span></text:span><text:span text:style-name="apple-style-span"><text:span text:style-name="T2">यत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ऽभिकाङ्क्षित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एवं</text:span></text:span><text:span text:style-name="apple-style-span"><text:span text:style-name="T1"> </text:span></text:span><text:span text:style-name="apple-style-span"><text:span text:style-name="T2">गते</text:span></text:span><text:span text:style-name="apple-style-span"><text:span text:style-name="T1"> </text:span></text:span><text:span text:style-name="apple-style-span"><text:span text:style-name="T2">महाराज</text:span></text:span><text:span text:style-name="apple-style-span"><text:span text:style-name="T1"> </text:span></text:span><text:span text:style-name="apple-style-span"><text:span text:style-name="T2">युथ्धाथ</text:span></text:span><text:span text:style-name="apple-style-span"><text:span text:style-name="T1"> </text:span></text:span><text:span text:style-name="apple-style-span"><text:span text:style-name="T2">अन्यत</text:span></text:span><text:span text:style-name="apple-style-span"><text:span text:style-name="T1"> </text:span></text:span><text:span text:style-name="apple-style-span"><text:span text:style-name="T2">किम</text:span></text:span><text:span text:style-name="apple-style-span"><text:span text:style-name="T1"> </text:span></text:span><text:span text:style-name="apple-style-span"><text:span text:style-name="T2">इच्छसि</text:span></text:span><text:span text:style-name="T1"><text:line-break/></text:span><text:span text:style-name="apple-style-span"><text:span text:style-name="T1"> </text:span></text:span><text:span text:style-name="apple-style-span"><text:span text:style-name="T3">51</text:span></text:span><text:span text:style-name="apple-converted-space"><text:span text:style-name="T1"> </text:span></text:span><text:span text:style-name="apple-style-span"><text:span text:style-name="T2">अर्दस्य</text:span></text:span><text:span text:style-name="apple-style-span"><text:span text:style-name="T1"> </text:span></text:span><text:span text:style-name="apple-style-span"><text:span text:style-name="T2">पुरुषॊ</text:span></text:span><text:span text:style-name="apple-style-span"><text:span text:style-name="T1"> </text:span></text:span><text:span text:style-name="apple-style-span"><text:span text:style-name="T2">थासॊ</text:span></text:span><text:span text:style-name="apple-style-span"><text:span text:style-name="T1"> </text:span></text:span><text:span text:style-name="apple-style-span"><text:span text:style-name="T2">थासस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अर्दॊ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कस्य</text:span></text:span><text:span text:style-name="apple-style-span"><text:span text:style-name="T1"> </text:span></text:span><text:span text:style-name="apple-style-span"><text:span text:style-name="T2">चित</text:span></text:span><text:span text:style-name="T1"><text:line-break/></text:span><text:soft-page-break/><text:span text:style-name="apple-style-span"><text:span text:style-name="T1">     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सत्यं</text:span></text:span><text:span text:style-name="apple-style-span"><text:span text:style-name="T1"> </text:span></text:span><text:span text:style-name="apple-style-span"><text:span text:style-name="T2">महाराज</text:span></text:span><text:span text:style-name="apple-style-span"><text:span text:style-name="T1"> </text:span></text:span><text:span text:style-name="apple-style-span"><text:span text:style-name="T2">बथ्धॊ</text:span></text:span><text:span text:style-name="apple-style-span"><text:span text:style-name="T1"> </text:span></text:span><text:span text:style-name="apple-style-span"><text:span text:style-name="T2">ऽसम्य</text:span></text:span><text:span text:style-name="apple-style-span"><text:span text:style-name="T1"> </text:span></text:span><text:span text:style-name="apple-style-span"><text:span text:style-name="T2">अर्देन</text:span></text:span><text:span text:style-name="apple-style-span"><text:span text:style-name="T1"> </text:span></text:span><text:span text:style-name="apple-style-span"><text:span text:style-name="T2">कौरवैः</text:span></text:span><text:span text:style-name="T1"><text:line-break/></text:span><text:span text:style-name="apple-style-span"><text:span text:style-name="T1"> </text:span></text:span><text:span text:style-name="apple-style-span"><text:span text:style-name="T3">52</text:span></text:span><text:span text:style-name="apple-converted-space"><text:span text:style-name="T1"> </text:span></text:span><text:span text:style-name="apple-style-span"><text:span text:style-name="T2">अतस</text:span></text:span><text:span text:style-name="apple-style-span"><text:span text:style-name="T1"> </text:span></text:span><text:span text:style-name="apple-style-span"><text:span text:style-name="T2">तवां</text:span></text:span><text:span text:style-name="apple-style-span"><text:span text:style-name="T1"> </text:span></text:span><text:span text:style-name="apple-style-span"><text:span text:style-name="T2">कलीबवथ</text:span></text:span><text:span text:style-name="apple-style-span"><text:span text:style-name="T1"> </text:span></text:span><text:span text:style-name="apple-style-span"><text:span text:style-name="T2">बरूमॊ</text:span></text:span><text:span text:style-name="apple-style-span"><text:span text:style-name="T1"> </text:span></text:span><text:span text:style-name="apple-style-span"><text:span text:style-name="T2">युथ्धाथ</text:span></text:span><text:span text:style-name="apple-style-span"><text:span text:style-name="T1"> </text:span></text:span><text:span text:style-name="apple-style-span"><text:span text:style-name="T2">अन्यत</text:span></text:span><text:span text:style-name="apple-style-span"><text:span text:style-name="T1"> </text:span></text:span><text:span text:style-name="apple-style-span"><text:span text:style-name="T2">किम</text:span></text:span><text:span text:style-name="apple-style-span"><text:span text:style-name="T1"> </text:span></text:span><text:span text:style-name="apple-style-span"><text:span text:style-name="T2">इच्छस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यॊत्स्यामि</text:span></text:span><text:span text:style-name="apple-style-span"><text:span text:style-name="T1"> </text:span></text:span><text:span text:style-name="apple-style-span"><text:span text:style-name="T2">कौरवस्यार्दे</text:span></text:span><text:span text:style-name="apple-style-span"><text:span text:style-name="T1"> </text:span></text:span><text:span text:style-name="apple-style-span"><text:span text:style-name="T2">तवाशास्यॊ</text:span></text:span><text:span text:style-name="apple-style-span"><text:span text:style-name="T1"> </text:span></text:span><text:span text:style-name="apple-style-span"><text:span text:style-name="T2">जयॊ</text:span></text:span><text:span text:style-name="apple-style-span"><text:span text:style-name="T1"> </text:span></text:span><text:span text:style-name="apple-style-span"><text:span text:style-name="T2">मया</text:span></text:span><text:span text:style-name="T1"><text:line-break/></text:span><text:span text:style-name="apple-style-span"><text:span text:style-name="T1"> </text:span></text:span><text:span text:style-name="apple-style-span"><text:span text:style-name="T3">53</text:span></text:span><text:span text:style-name="apple-converted-space"><text:span text:style-name="T1"> </text:span></text:span><text:span text:style-name="apple-style-span"><text:span text:style-name="T2">युधिष्ठिर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जयम</text:span></text:span><text:span text:style-name="apple-style-span"><text:span text:style-name="T1"> </text:span></text:span><text:span text:style-name="apple-style-span"><text:span text:style-name="T2">आशास्स्व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बरह्मन</text:span></text:span><text:span text:style-name="apple-style-span"><text:span text:style-name="T1"> </text:span></text:span><text:span text:style-name="apple-style-span"><text:span text:style-name="T2">मन्त्रयस्व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थ्धित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युध्यस्व</text:span></text:span><text:span text:style-name="apple-style-span"><text:span text:style-name="T1"> </text:span></text:span><text:span text:style-name="apple-style-span"><text:span text:style-name="T2">कौरवस्यार्दे</text:span></text:span><text:span text:style-name="apple-style-span"><text:span text:style-name="T1"> </text:span></text:span><text:span text:style-name="apple-style-span"><text:span text:style-name="T2">वर</text:span></text:span><text:span text:style-name="apple-style-span"><text:span text:style-name="T1"> </text:span></text:span><text:span text:style-name="apple-style-span"><text:span text:style-name="T2">एष</text:span></text:span><text:span text:style-name="apple-style-span"><text:span text:style-name="T1"> </text:span></text:span><text:span text:style-name="apple-style-span"><text:span text:style-name="T2">वृतॊ</text:span></text:span><text:span text:style-name="apple-style-span"><text:span text:style-name="T1"> </text:span></text:span><text:span text:style-name="apple-style-span"><text:span text:style-name="T2">मया</text:span></text:span><text:span text:style-name="T1"><text:line-break/></text:span><text:span text:style-name="apple-style-span"><text:span text:style-name="T1"> </text:span></text:span><text:span text:style-name="apple-style-span"><text:span text:style-name="T3">54</text:span></text:span><text:span text:style-name="apple-converted-space"><text:span text:style-name="T1"> </text:span></text:span><text:span text:style-name="apple-style-span"><text:span text:style-name="T2">थरॊण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धरुवस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विजयॊ</text:span></text:span><text:span text:style-name="apple-style-span"><text:span text:style-name="T1"> </text:span></text:span><text:span text:style-name="apple-style-span"><text:span text:style-name="T2">राजन</text:span></text:span><text:span text:style-name="apple-style-span"><text:span text:style-name="T1"> </text:span></text:span><text:span text:style-name="apple-style-span"><text:span text:style-name="T2">यस्य</text:span></text:span><text:span text:style-name="apple-style-span"><text:span text:style-name="T1"> </text:span></text:span><text:span text:style-name="apple-style-span"><text:span text:style-name="T2">मन्त्री</text:span></text:span><text:span text:style-name="apple-style-span"><text:span text:style-name="T1"> </text:span></text:span><text:span text:style-name="apple-style-span"><text:span text:style-name="T2">हरिस</text:span></text:span><text:span text:style-name="apple-style-span"><text:span text:style-name="T1"> </text:span></text:span><text:span text:style-name="apple-style-span"><text:span text:style-name="T2">तव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तवाभिजानामि</text:span></text:span><text:span text:style-name="apple-style-span"><text:span text:style-name="T1"> </text:span></text:span><text:span text:style-name="apple-style-span"><text:span text:style-name="T2">रणे</text:span></text:span><text:span text:style-name="apple-style-span"><text:span text:style-name="T1"> </text:span></text:span><text:span text:style-name="apple-style-span"><text:span text:style-name="T2">शत्रून</text:span></text:span><text:span text:style-name="apple-style-span"><text:span text:style-name="T1"> </text:span></text:span><text:span text:style-name="apple-style-span"><text:span text:style-name="T2">विजेष्यसि</text:span></text:span><text:span text:style-name="T1"><text:line-break/></text:span><text:span text:style-name="apple-style-span"><text:span text:style-name="T1"> </text:span></text:span><text:span text:style-name="apple-style-span"><text:span text:style-name="T3">55</text:span></text:span><text:span text:style-name="apple-converted-space"><text:span text:style-name="T1"> </text:span></text:span><text:span text:style-name="apple-style-span"><text:span text:style-name="T2">यतॊ</text:span></text:span><text:span text:style-name="apple-style-span"><text:span text:style-name="T1"> </text:span></text:span><text:span text:style-name="apple-style-span"><text:span text:style-name="T2">धर्मस</text:span></text:span><text:span text:style-name="apple-style-span"><text:span text:style-name="T1"> </text:span></text:span><text:span text:style-name="apple-style-span"><text:span text:style-name="T2">ततः</text:span></text:span><text:span text:style-name="apple-style-span"><text:span text:style-name="T1"> </text:span></text:span><text:span text:style-name="apple-style-span"><text:span text:style-name="T2">कृष्णॊ</text:span></text:span><text:span text:style-name="apple-style-span"><text:span text:style-name="T1"> </text:span></text:span><text:span text:style-name="apple-style-span"><text:span text:style-name="T2">यतः</text:span></text:span><text:span text:style-name="apple-style-span"><text:span text:style-name="T1"> </text:span></text:span><text:span text:style-name="apple-style-span"><text:span text:style-name="T2">कृष्णस</text:span></text:span><text:span text:style-name="apple-style-span"><text:span text:style-name="T1"> </text:span></text:span><text:span text:style-name="apple-style-span"><text:span text:style-name="T2">ततॊ</text:span></text:span><text:span text:style-name="apple-style-span"><text:span text:style-name="T1"> </text:span></text:span><text:span text:style-name="apple-style-span"><text:span text:style-name="T2">जय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युध्यस्व</text:span></text:span><text:span text:style-name="apple-style-span"><text:span text:style-name="T1"> </text:span></text:span><text:span text:style-name="apple-style-span"><text:span text:style-name="T2">गच्छ</text:span></text:span><text:span text:style-name="apple-style-span"><text:span text:style-name="T1"> </text:span></text:span><text:span text:style-name="apple-style-span"><text:span text:style-name="T2">कौन्तेय</text:span></text:span><text:span text:style-name="apple-style-span"><text:span text:style-name="T1"> </text:span></text:span><text:span text:style-name="apple-style-span"><text:span text:style-name="T2">पृच्छ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किं</text:span></text:span><text:span text:style-name="apple-style-span"><text:span text:style-name="T1"> </text:span></text:span><text:span text:style-name="apple-style-span"><text:span text:style-name="T2">बरवीमि</text:span></text:span><text:span text:style-name="apple-style-span"><text:span text:style-name="T1"> </text:span></text:span><text:span text:style-name="apple-style-span"><text:span text:style-name="T2">ते</text:span></text:span><text:span text:style-name="T1"><text:line-break/></text:span><text:span text:style-name="apple-style-span"><text:span text:style-name="T1"> </text:span></text:span><text:span text:style-name="apple-style-span"><text:span text:style-name="T3">56</text:span></text:span><text:span text:style-name="apple-converted-space"><text:span text:style-name="T1"> </text:span></text:span><text:span text:style-name="apple-style-span"><text:span text:style-name="T2">युधिष्ठिर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पृच्छामि</text:span></text:span><text:span text:style-name="apple-style-span"><text:span text:style-name="T1"> </text:span></text:span><text:span text:style-name="apple-style-span"><text:span text:style-name="T2">तवां</text:span></text:span><text:span text:style-name="apple-style-span"><text:span text:style-name="T1"> </text:span></text:span><text:span text:style-name="apple-style-span"><text:span text:style-name="T2">थविजश्रेष्ठ</text:span></text:span><text:span text:style-name="apple-style-span"><text:span text:style-name="T1"> </text:span></text:span><text:span text:style-name="apple-style-span"><text:span text:style-name="T2">शृणु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यथ</text:span></text:span><text:span text:style-name="apple-style-span"><text:span text:style-name="T1"> </text:span></text:span><text:span text:style-name="apple-style-span"><text:span text:style-name="T2">विवक्षित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दं</text:span></text:span><text:span text:style-name="apple-style-span"><text:span text:style-name="T1"> </text:span></text:span><text:span text:style-name="apple-style-span"><text:span text:style-name="T2">जयेयं</text:span></text:span><text:span text:style-name="apple-style-span"><text:span text:style-name="T1"> </text:span></text:span><text:span text:style-name="apple-style-span"><text:span text:style-name="T2">संग्रामे</text:span></text:span><text:span text:style-name="apple-style-span"><text:span text:style-name="T1"> </text:span></text:span><text:span text:style-name="apple-style-span"><text:span text:style-name="T2">भवन्तम</text:span></text:span><text:span text:style-name="apple-style-span"><text:span text:style-name="T1"> </text:span></text:span><text:span text:style-name="apple-style-span"><text:span text:style-name="T2">अपराजितम</text:span></text:span><text:span text:style-name="T1"><text:line-break/></text:span><text:span text:style-name="apple-style-span"><text:span text:style-name="T1"> </text:span></text:span><text:span text:style-name="apple-style-span"><text:span text:style-name="T3">57</text:span></text:span><text:span text:style-name="apple-converted-space"><text:span text:style-name="T1"> </text:span></text:span><text:span text:style-name="apple-style-span"><text:span text:style-name="T2">थरॊण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ऽसति</text:span></text:span><text:span text:style-name="apple-style-span"><text:span text:style-name="T1"> </text:span></text:span><text:span text:style-name="apple-style-span"><text:span text:style-name="T2">विजयस</text:span></text:span><text:span text:style-name="apple-style-span"><text:span text:style-name="T1"> </text:span></text:span><text:span text:style-name="apple-style-span"><text:span text:style-name="T2">तावथ</text:span></text:span><text:span text:style-name="apple-style-span"><text:span text:style-name="T1"> </text:span></text:span><text:span text:style-name="apple-style-span"><text:span text:style-name="T2">यावथ</text:span></text:span><text:span text:style-name="apple-style-span"><text:span text:style-name="T1"> </text:span></text:span><text:span text:style-name="apple-style-span"><text:span text:style-name="T2">युध्याम्य</text:span></text:span><text:span text:style-name="apple-style-span"><text:span text:style-name="T1"> 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रण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माशु</text:span></text:span><text:span text:style-name="apple-style-span"><text:span text:style-name="T1"> </text:span></text:span><text:span text:style-name="apple-style-span"><text:span text:style-name="T2">निधने</text:span></text:span><text:span text:style-name="apple-style-span"><text:span text:style-name="T1"> </text:span></text:span><text:span text:style-name="apple-style-span"><text:span text:style-name="T2">राजन</text:span></text:span><text:span text:style-name="apple-style-span"><text:span text:style-name="T1"> </text:span></text:span><text:span text:style-name="apple-style-span"><text:span text:style-name="T2">यतस्व</text:span></text:span><text:span text:style-name="apple-style-span"><text:span text:style-name="T1"> </text:span></text:span><text:span text:style-name="apple-style-span"><text:span text:style-name="T2">सह</text:span></text:span><text:span text:style-name="apple-style-span"><text:span text:style-name="T1"> </text:span></text:span><text:span text:style-name="apple-style-span"><text:span text:style-name="T2">सॊथरैः</text:span></text:span><text:span text:style-name="T1"><text:line-break/></text:span><text:span text:style-name="apple-style-span"><text:span text:style-name="T1"> </text:span></text:span><text:span text:style-name="apple-style-span"><text:span text:style-name="T3">58</text:span></text:span><text:span text:style-name="apple-converted-space"><text:span text:style-name="T1"> </text:span></text:span><text:span text:style-name="apple-style-span"><text:span text:style-name="T2">युधिष्ठिर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हन्त</text:span></text:span><text:span text:style-name="apple-style-span"><text:span text:style-name="T1"> </text:span></text:span><text:span text:style-name="apple-style-span"><text:span text:style-name="T2">तस्मान</text:span></text:span><text:span text:style-name="apple-style-span"><text:span text:style-name="T1"> </text:span></text:span><text:span text:style-name="apple-style-span"><text:span text:style-name="T2">महाबाहॊ</text:span></text:span><text:span text:style-name="apple-style-span"><text:span text:style-name="T1"> </text:span></text:span><text:span text:style-name="apple-style-span"><text:span text:style-name="T2">वधॊपायं</text:span></text:span><text:span text:style-name="apple-style-span"><text:span text:style-name="T1"> </text:span></text:span><text:span text:style-name="apple-style-span"><text:span text:style-name="T2">वथात्मन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आचार्य</text:span></text:span><text:span text:style-name="apple-style-span"><text:span text:style-name="T1"> </text:span></text:span><text:span text:style-name="apple-style-span"><text:span text:style-name="T2">परणिपत्यैष</text:span></text:span><text:span text:style-name="apple-style-span"><text:span text:style-name="T1"> </text:span></text:span><text:span text:style-name="apple-style-span"><text:span text:style-name="T2">पृच्छामि</text:span></text:span><text:span text:style-name="apple-style-span"><text:span text:style-name="T1"> </text:span></text:span><text:span text:style-name="apple-style-span"><text:span text:style-name="T2">तवां</text:span></text:span><text:span text:style-name="apple-style-span"><text:span text:style-name="T1"> </text:span></text:span><text:span text:style-name="apple-style-span"><text:span text:style-name="T2">नमॊ</text:span></text:span><text:span text:style-name="apple-style-span"><text:span text:style-name="T1"> </text:span></text:span><text:span text:style-name="apple-style-span"><text:span text:style-name="T2">ऽसतु</text:span></text:span><text:span text:style-name="apple-style-span"><text:span text:style-name="T1"> </text:span></text:span><text:span text:style-name="apple-style-span"><text:span text:style-name="T2">ते</text:span></text:span><text:span text:style-name="T1"><text:line-break/></text:span><text:span text:style-name="apple-style-span"><text:span text:style-name="T1"> </text:span></text:span><text:span text:style-name="apple-style-span"><text:span text:style-name="T3">59</text:span></text:span><text:span text:style-name="apple-converted-space"><text:span text:style-name="T1"> </text:span></text:span><text:span text:style-name="apple-style-span"><text:span text:style-name="T2">थरॊण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शत्रुं</text:span></text:span><text:span text:style-name="apple-style-span"><text:span text:style-name="T1"> </text:span></text:span><text:span text:style-name="apple-style-span"><text:span text:style-name="T2">तात</text:span></text:span><text:span text:style-name="apple-style-span"><text:span text:style-name="T1"> </text:span></text:span><text:span text:style-name="apple-style-span"><text:span text:style-name="T2">पश्यामि</text:span></text:span><text:span text:style-name="apple-style-span"><text:span text:style-name="T1"> 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हन्याथ</text:span></text:span><text:span text:style-name="apple-style-span"><text:span text:style-name="T1"> </text:span></text:span><text:span text:style-name="apple-style-span"><text:span text:style-name="T2">रणे</text:span></text:span><text:span text:style-name="apple-style-span"><text:span text:style-name="T1"> </text:span></text:span><text:span text:style-name="apple-style-span"><text:span text:style-name="T2">सदित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युध्यमानं</text:span></text:span><text:span text:style-name="apple-style-span"><text:span text:style-name="T1"> </text:span></text:span><text:span text:style-name="apple-style-span"><text:span text:style-name="T2">सुसंरब्धं</text:span></text:span><text:span text:style-name="apple-style-span"><text:span text:style-name="T1"> </text:span></text:span><text:span text:style-name="apple-style-span"><text:span text:style-name="T2">शरवर्षौघवर्षिणम</text:span></text:span><text:span text:style-name="T1"><text:line-break/></text:span><text:span text:style-name="apple-style-span"><text:span text:style-name="T1"> </text:span></text:span><text:span text:style-name="apple-style-span"><text:span text:style-name="T3">60</text:span></text:span><text:span text:style-name="apple-converted-space"><text:span text:style-name="T1"> </text:span></text:span><text:span text:style-name="apple-style-span"><text:span text:style-name="T2">ऋते</text:span></text:span><text:span text:style-name="apple-style-span"><text:span text:style-name="T1"> </text:span></text:span><text:span text:style-name="apple-style-span"><text:span text:style-name="T2">परायगतं</text:span></text:span><text:span text:style-name="apple-style-span"><text:span text:style-name="T1"> </text:span></text:span><text:span text:style-name="apple-style-span"><text:span text:style-name="T2">राजन</text:span></text:span><text:span text:style-name="apple-style-span"><text:span text:style-name="T1"> </text:span></text:span><text:span text:style-name="apple-style-span"><text:span text:style-name="T2">नयस्तशस्त्रम</text:span></text:span><text:span text:style-name="apple-style-span"><text:span text:style-name="T1"> </text:span></text:span><text:span text:style-name="apple-style-span"><text:span text:style-name="T2">अचेतन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हन्यान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युधि</text:span></text:span><text:span text:style-name="apple-style-span"><text:span text:style-name="T1"> </text:span></text:span><text:span text:style-name="apple-style-span"><text:span text:style-name="T2">यॊधानां</text:span></text:span><text:span text:style-name="apple-style-span"><text:span text:style-name="T1"> </text:span></text:span><text:span text:style-name="apple-style-span"><text:span text:style-name="T2">सत्यम</text:span></text:span><text:span text:style-name="apple-style-span"><text:span text:style-name="T1"> </text:span></text:span><text:span text:style-name="apple-style-span"><text:span text:style-name="T2">एतथ</text:span></text:span><text:span text:style-name="apple-style-span"><text:span text:style-name="T1"> </text:span></text:span><text:span text:style-name="apple-style-span"><text:span text:style-name="T2">बरवीमि</text:span></text:span><text:span text:style-name="apple-style-span"><text:span text:style-name="T1"> </text:span></text:span><text:span text:style-name="apple-style-span"><text:span text:style-name="T2">ते</text:span></text:span><text:span text:style-name="T1"><text:line-break/></text:span><text:span text:style-name="apple-style-span"><text:span text:style-name="T1"> </text:span></text:span><text:span text:style-name="apple-style-span"><text:span text:style-name="T3">61</text:span></text:span><text:span text:style-name="apple-converted-space"><text:span text:style-name="T1"> </text:span></text:span><text:span text:style-name="apple-style-span"><text:span text:style-name="T2">शस्त्रं</text:span></text:span><text:span text:style-name="apple-style-span"><text:span text:style-name="T1"> </text:span></text:span><text:span text:style-name="apple-style-span"><text:span text:style-name="T2">चाहं</text:span></text:span><text:span text:style-name="apple-style-span"><text:span text:style-name="T1"> </text:span></text:span><text:span text:style-name="apple-style-span"><text:span text:style-name="T2">रणे</text:span></text:span><text:span text:style-name="apple-style-span"><text:span text:style-name="T1"> </text:span></text:span><text:span text:style-name="apple-style-span"><text:span text:style-name="T2">जह्यां</text:span></text:span><text:span text:style-name="apple-style-span"><text:span text:style-name="T1"> </text:span></text:span><text:span text:style-name="apple-style-span"><text:span text:style-name="T2">शरुत्वा</text:span></text:span><text:span text:style-name="apple-style-span"><text:span text:style-name="T1"> </text:span></text:span><text:span text:style-name="apple-style-span"><text:span text:style-name="T2">सुमहथ</text:span></text:span><text:span text:style-name="apple-style-span"><text:span text:style-name="T1"> </text:span></text:span><text:span text:style-name="apple-style-span"><text:span text:style-name="T2">अप्रिय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शरथ्धेयवाक्यात</text:span></text:span><text:span text:style-name="apple-style-span"><text:span text:style-name="T1"> </text:span></text:span><text:span text:style-name="apple-style-span"><text:span text:style-name="T2">पुरुषाथ</text:span></text:span><text:span text:style-name="apple-style-span"><text:span text:style-name="T1"> </text:span></text:span><text:span text:style-name="apple-style-span"><text:span text:style-name="T2">एतत</text:span></text:span><text:span text:style-name="apple-style-span"><text:span text:style-name="T1"> </text:span></text:span><text:span text:style-name="apple-style-span"><text:span text:style-name="T2">सत्यं</text:span></text:span><text:span text:style-name="apple-style-span"><text:span text:style-name="T1"> </text:span></text:span><text:span text:style-name="apple-style-span"><text:span text:style-name="T2">बरवीमि</text:span></text:span><text:span text:style-name="apple-style-span"><text:span text:style-name="T1"> </text:span></text:span><text:span text:style-name="apple-style-span"><text:span text:style-name="T2">ते</text:span></text:span><text:span text:style-name="T1"><text:line-break/></text:span><text:span text:style-name="apple-style-span"><text:span text:style-name="T1"> </text:span></text:span><text:span text:style-name="apple-style-span"><text:span text:style-name="T3">62</text:span></text:span><text:span text:style-name="apple-converted-space"><text:span text:style-name="T1"> </text:span></text:span><text:span text:style-name="apple-style-span"><text:span text:style-name="T2">संजय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एतच</text:span></text:span><text:span text:style-name="apple-style-span"><text:span text:style-name="T1"> </text:span></text:span><text:span text:style-name="apple-style-span"><text:span text:style-name="T2">छरुत्वा</text:span></text:span><text:span text:style-name="apple-style-span"><text:span text:style-name="T1"> </text:span></text:span><text:span text:style-name="apple-style-span"><text:span text:style-name="T2">महाराज</text:span></text:span><text:span text:style-name="apple-style-span"><text:span text:style-name="T1"> </text:span></text:span><text:span text:style-name="apple-style-span"><text:span text:style-name="T2">भारथ्वाजस्य</text:span></text:span><text:span text:style-name="apple-style-span"><text:span text:style-name="T1"> </text:span></text:span><text:span text:style-name="apple-style-span"><text:span text:style-name="T2">धीमत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नुमान्य</text:span></text:span><text:span text:style-name="apple-style-span"><text:span text:style-name="T1"> </text:span></text:span><text:span text:style-name="apple-style-span"><text:span text:style-name="T2">तम</text:span></text:span><text:span text:style-name="apple-style-span"><text:span text:style-name="T1"> </text:span></text:span><text:span text:style-name="apple-style-span"><text:span text:style-name="T2">आचार्यं</text:span></text:span><text:span text:style-name="apple-style-span"><text:span text:style-name="T1"> </text:span></text:span><text:span text:style-name="apple-style-span"><text:span text:style-name="T2">परायाच</text:span></text:span><text:span text:style-name="apple-style-span"><text:span text:style-name="T1"> </text:span></text:span><text:span text:style-name="apple-style-span"><text:span text:style-name="T2">छारथ्वतं</text:span></text:span><text:span text:style-name="apple-style-span"><text:span text:style-name="T1"> </text:span></text:span><text:span text:style-name="apple-style-span"><text:span text:style-name="T2">परति</text:span></text:span><text:span text:style-name="T1"><text:line-break/></text:span><text:span text:style-name="apple-style-span"><text:span text:style-name="T1"> </text:span></text:span><text:span text:style-name="apple-style-span"><text:span text:style-name="T3">63</text:span></text:span><text:span text:style-name="apple-converted-space"><text:span text:style-name="T1"> </text:span></text:span><text:span text:style-name="apple-style-span"><text:span text:style-name="T2">सॊ</text:span></text:span><text:span text:style-name="apple-style-span"><text:span text:style-name="T1"> </text:span></text:span><text:span text:style-name="apple-style-span"><text:span text:style-name="T2">ऽभिवाथ्य</text:span></text:span><text:span text:style-name="apple-style-span"><text:span text:style-name="T1"> </text:span></text:span><text:span text:style-name="apple-style-span"><text:span text:style-name="T2">कृपं</text:span></text:span><text:span text:style-name="apple-style-span"><text:span text:style-name="T1"> </text:span></text:span><text:span text:style-name="apple-style-span"><text:span text:style-name="T2">राजा</text:span></text:span><text:span text:style-name="apple-style-span"><text:span text:style-name="T1"> </text:span></text:span><text:span text:style-name="apple-style-span"><text:span text:style-name="T2">कृत्वा</text:span></text:span><text:span text:style-name="apple-style-span"><text:span text:style-name="T1"> </text:span></text:span><text:span text:style-name="apple-style-span"><text:span text:style-name="T2">चापि</text:span></text:span><text:span text:style-name="apple-style-span"><text:span text:style-name="T1"> </text:span></text:span><text:span text:style-name="apple-style-span"><text:span text:style-name="T2">परथक्षिण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उवाच</text:span></text:span><text:span text:style-name="apple-style-span"><text:span text:style-name="T1"> </text:span></text:span><text:span text:style-name="apple-style-span"><text:span text:style-name="T2">थुर्धर्षतमं</text:span></text:span><text:span text:style-name="apple-style-span"><text:span text:style-name="T1"> </text:span></text:span><text:span text:style-name="apple-style-span"><text:span text:style-name="T2">वाक्यं</text:span></text:span><text:span text:style-name="apple-style-span"><text:span text:style-name="T1"> </text:span></text:span><text:span text:style-name="apple-style-span"><text:span text:style-name="T2">वाक्यविशारथः</text:span></text:span><text:span text:style-name="T1"><text:line-break/></text:span><text:span text:style-name="apple-style-span"><text:span text:style-name="T1"> </text:span></text:span><text:span text:style-name="apple-style-span"><text:span text:style-name="T3">64</text:span></text:span><text:span text:style-name="apple-converted-space"><text:span text:style-name="T1"> </text:span></text:span><text:span text:style-name="apple-style-span"><text:span text:style-name="T2">अनुमानये</text:span></text:span><text:span text:style-name="apple-style-span"><text:span text:style-name="T1"> </text:span></text:span><text:span text:style-name="apple-style-span"><text:span text:style-name="T2">तवां</text:span></text:span><text:span text:style-name="apple-style-span"><text:span text:style-name="T1"> </text:span></text:span><text:span text:style-name="apple-style-span"><text:span text:style-name="T2">यॊत्स्यामि</text:span></text:span><text:span text:style-name="apple-style-span"><text:span text:style-name="T1"> </text:span></text:span><text:span text:style-name="apple-style-span"><text:span text:style-name="T2">गुरॊ</text:span></text:span><text:span text:style-name="apple-style-span"><text:span text:style-name="T1"> </text:span></text:span><text:span text:style-name="apple-style-span"><text:span text:style-name="T2">विगतकल्मष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जयेय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रिपून</text:span></text:span><text:span text:style-name="apple-style-span"><text:span text:style-name="T1"> </text:span></text:span><text:span text:style-name="apple-style-span"><text:span text:style-name="T2">सर्वान</text:span></text:span><text:span text:style-name="apple-style-span"><text:span text:style-name="T1"> </text:span></text:span><text:span text:style-name="apple-style-span"><text:span text:style-name="T2">अनुज्ञातस</text:span></text:span><text:span text:style-name="apple-style-span"><text:span text:style-name="T1"> </text:span></text:span><text:span text:style-name="apple-style-span"><text:span text:style-name="T2">तवयानघ</text:span></text:span><text:span text:style-name="T1"><text:line-break/></text:span><text:span text:style-name="apple-style-span"><text:span text:style-name="T1"> </text:span></text:span><text:span text:style-name="apple-style-span"><text:span text:style-name="T3">65</text:span></text:span><text:span text:style-name="apple-converted-space"><text:span text:style-name="T1"> </text:span></text:span><text:span text:style-name="apple-style-span"><text:span text:style-name="T2">कृप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थि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नाभिगच्छेदा</text:span></text:span><text:span text:style-name="apple-style-span"><text:span text:style-name="T1"> </text:span></text:span><text:span text:style-name="apple-style-span"><text:span text:style-name="T2">युथ्धाय</text:span></text:span><text:span text:style-name="apple-style-span"><text:span text:style-name="T1"> </text:span></text:span><text:span text:style-name="apple-style-span"><text:span text:style-name="T2">कृतनिश्चयः</text:span></text:span><text:span text:style-name="T1"><text:line-break/></text:span><text:soft-page-break/><text:span text:style-name="apple-style-span"><text:span text:style-name="T1">     </text:span></text:span><text:span text:style-name="apple-style-span"><text:span text:style-name="T2">शपेयं</text:span></text:span><text:span text:style-name="apple-style-span"><text:span text:style-name="T1"> </text:span></text:span><text:span text:style-name="apple-style-span"><text:span text:style-name="T2">तवां</text:span></text:span><text:span text:style-name="apple-style-span"><text:span text:style-name="T1"> </text:span></text:span><text:span text:style-name="apple-style-span"><text:span text:style-name="T2">महाराज</text:span></text:span><text:span text:style-name="apple-style-span"><text:span text:style-name="T1"> </text:span></text:span><text:span text:style-name="apple-style-span"><text:span text:style-name="T2">पराभावाय</text:span></text:span><text:span text:style-name="apple-style-span"><text:span text:style-name="T1"> </text:span></text:span><text:span text:style-name="apple-style-span"><text:span text:style-name="T2">सर्वशः</text:span></text:span><text:span text:style-name="T1"><text:line-break/></text:span><text:span text:style-name="apple-style-span"><text:span text:style-name="T1"> </text:span></text:span><text:span text:style-name="apple-style-span"><text:span text:style-name="T3">66</text:span></text:span><text:span text:style-name="apple-converted-space"><text:span text:style-name="T1"> </text:span></text:span><text:span text:style-name="apple-style-span"><text:span text:style-name="T2">अर्दस्य</text:span></text:span><text:span text:style-name="apple-style-span"><text:span text:style-name="T1"> </text:span></text:span><text:span text:style-name="apple-style-span"><text:span text:style-name="T2">पुरुषॊ</text:span></text:span><text:span text:style-name="apple-style-span"><text:span text:style-name="T1"> </text:span></text:span><text:span text:style-name="apple-style-span"><text:span text:style-name="T2">थासॊ</text:span></text:span><text:span text:style-name="apple-style-span"><text:span text:style-name="T1"> </text:span></text:span><text:span text:style-name="apple-style-span"><text:span text:style-name="T2">थासस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अर्दॊ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कस्य</text:span></text:span><text:span text:style-name="apple-style-span"><text:span text:style-name="T1"> </text:span></text:span><text:span text:style-name="apple-style-span"><text:span text:style-name="T2">चि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सत्यं</text:span></text:span><text:span text:style-name="apple-style-span"><text:span text:style-name="T1"> </text:span></text:span><text:span text:style-name="apple-style-span"><text:span text:style-name="T2">महाराज</text:span></text:span><text:span text:style-name="apple-style-span"><text:span text:style-name="T1"> </text:span></text:span><text:span text:style-name="apple-style-span"><text:span text:style-name="T2">बथ्धॊ</text:span></text:span><text:span text:style-name="apple-style-span"><text:span text:style-name="T1"> </text:span></text:span><text:span text:style-name="apple-style-span"><text:span text:style-name="T2">ऽसम्य</text:span></text:span><text:span text:style-name="apple-style-span"><text:span text:style-name="T1"> </text:span></text:span><text:span text:style-name="apple-style-span"><text:span text:style-name="T2">अर्देन</text:span></text:span><text:span text:style-name="apple-style-span"><text:span text:style-name="T1"> </text:span></text:span><text:span text:style-name="apple-style-span"><text:span text:style-name="T2">कौरवैः</text:span></text:span><text:span text:style-name="T1"><text:line-break/></text:span><text:span text:style-name="apple-style-span"><text:span text:style-name="T1"> </text:span></text:span><text:span text:style-name="apple-style-span"><text:span text:style-name="T3">67</text:span></text:span><text:span text:style-name="apple-converted-space"><text:span text:style-name="T1"> </text:span></text:span><text:span text:style-name="apple-style-span"><text:span text:style-name="T2">तेषाम</text:span></text:span><text:span text:style-name="apple-style-span"><text:span text:style-name="T1"> </text:span></text:span><text:span text:style-name="apple-style-span"><text:span text:style-name="T2">अर्दे</text:span></text:span><text:span text:style-name="apple-style-span"><text:span text:style-name="T1"> </text:span></text:span><text:span text:style-name="apple-style-span"><text:span text:style-name="T2">महाराज</text:span></text:span><text:span text:style-name="apple-style-span"><text:span text:style-name="T1"> </text:span></text:span><text:span text:style-name="apple-style-span"><text:span text:style-name="T2">यॊथ्धव्यम</text:span></text:span><text:span text:style-name="apple-style-span"><text:span text:style-name="T1"> 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मति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तस</text:span></text:span><text:span text:style-name="apple-style-span"><text:span text:style-name="T1"> </text:span></text:span><text:span text:style-name="apple-style-span"><text:span text:style-name="T2">तवां</text:span></text:span><text:span text:style-name="apple-style-span"><text:span text:style-name="T1"> </text:span></text:span><text:span text:style-name="apple-style-span"><text:span text:style-name="T2">कलीबवथ</text:span></text:span><text:span text:style-name="apple-style-span"><text:span text:style-name="T1"> </text:span></text:span><text:span text:style-name="apple-style-span"><text:span text:style-name="T2">बरूमि</text:span></text:span><text:span text:style-name="apple-style-span"><text:span text:style-name="T1"> </text:span></text:span><text:span text:style-name="apple-style-span"><text:span text:style-name="T2">युथ्धाथ</text:span></text:span><text:span text:style-name="apple-style-span"><text:span text:style-name="T1"> </text:span></text:span><text:span text:style-name="apple-style-span"><text:span text:style-name="T2">अन्यत</text:span></text:span><text:span text:style-name="apple-style-span"><text:span text:style-name="T1"> </text:span></text:span><text:span text:style-name="apple-style-span"><text:span text:style-name="T2">किम</text:span></text:span><text:span text:style-name="apple-style-span"><text:span text:style-name="T1"> </text:span></text:span><text:span text:style-name="apple-style-span"><text:span text:style-name="T2">इच्छसि</text:span></text:span><text:span text:style-name="T1"><text:line-break/></text:span><text:span text:style-name="apple-style-span"><text:span text:style-name="T1"> </text:span></text:span><text:span text:style-name="apple-style-span"><text:span text:style-name="T3">68</text:span></text:span><text:span text:style-name="apple-converted-space"><text:span text:style-name="T1"> </text:span></text:span><text:span text:style-name="apple-style-span"><text:span text:style-name="T2">युधिष्ठिर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हन्त</text:span></text:span><text:span text:style-name="apple-style-span"><text:span text:style-name="T1"> </text:span></text:span><text:span text:style-name="apple-style-span"><text:span text:style-name="T2">पृच्छामि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तस्माथ</text:span></text:span><text:span text:style-name="apple-style-span"><text:span text:style-name="T1"> </text:span></text:span><text:span text:style-name="apple-style-span"><text:span text:style-name="T2">आचार्य</text:span></text:span><text:span text:style-name="apple-style-span"><text:span text:style-name="T1"> </text:span></text:span><text:span text:style-name="apple-style-span"><text:span text:style-name="T2">शृणु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वचः</text:span></text:span><text:span text:style-name="T1"><text:line-break/></text:span><text:span text:style-name="apple-style-span"><text:span text:style-name="T1"> </text:span></text:span><text:span text:style-name="apple-style-span"><text:span text:style-name="T3">69</text:span></text:span><text:span text:style-name="apple-converted-space"><text:span text:style-name="T1"> </text:span></text:span><text:span text:style-name="apple-style-span"><text:span text:style-name="T2">संजय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इत्य</text:span></text:span><text:span text:style-name="apple-style-span"><text:span text:style-name="T1"> </text:span></text:span><text:span text:style-name="apple-style-span"><text:span text:style-name="T2">उक्त्वा</text:span></text:span><text:span text:style-name="apple-style-span"><text:span text:style-name="T1"> </text:span></text:span><text:span text:style-name="apple-style-span"><text:span text:style-name="T2">वयदितॊ</text:span></text:span><text:span text:style-name="apple-style-span"><text:span text:style-name="T1"> </text:span></text:span><text:span text:style-name="apple-style-span"><text:span text:style-name="T2">राजा</text:span></text:span><text:span text:style-name="apple-style-span"><text:span text:style-name="T1"> </text:span></text:span><text:span text:style-name="apple-style-span"><text:span text:style-name="T2">नॊवाच</text:span></text:span><text:span text:style-name="apple-style-span"><text:span text:style-name="T1"> </text:span></text:span><text:span text:style-name="apple-style-span"><text:span text:style-name="T2">गतचेतन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ं</text:span></text:span><text:span text:style-name="apple-style-span"><text:span text:style-name="T1"> </text:span></text:span><text:span text:style-name="apple-style-span"><text:span text:style-name="T2">गौतमः</text:span></text:span><text:span text:style-name="apple-style-span"><text:span text:style-name="T1"> </text:span></text:span><text:span text:style-name="apple-style-span"><text:span text:style-name="T2">परत्युवाच</text:span></text:span><text:span text:style-name="apple-style-span"><text:span text:style-name="T1"> </text:span></text:span><text:span text:style-name="apple-style-span"><text:span text:style-name="T2">विज्ञायास्य</text:span></text:span><text:span text:style-name="apple-style-span"><text:span text:style-name="T1"> </text:span></text:span><text:span text:style-name="apple-style-span"><text:span text:style-name="T2">विवक्षित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वध्यॊ</text:span></text:span><text:span text:style-name="apple-style-span"><text:span text:style-name="T1"> </text:span></text:span><text:span text:style-name="apple-style-span"><text:span text:style-name="T2">ऽहं</text:span></text:span><text:span text:style-name="apple-style-span"><text:span text:style-name="T1"> </text:span></text:span><text:span text:style-name="apple-style-span"><text:span text:style-name="T2">महीपाल</text:span></text:span><text:span text:style-name="apple-style-span"><text:span text:style-name="T1"> </text:span></text:span><text:span text:style-name="apple-style-span"><text:span text:style-name="T2">युध्यस्व</text:span></text:span><text:span text:style-name="apple-style-span"><text:span text:style-name="T1"> </text:span></text:span><text:span text:style-name="apple-style-span"><text:span text:style-name="T2">जयम</text:span></text:span><text:span text:style-name="apple-style-span"><text:span text:style-name="T1"> </text:span></text:span><text:span text:style-name="apple-style-span"><text:span text:style-name="T2">आप्नुहि</text:span></text:span><text:span text:style-name="T1"><text:line-break/></text:span><text:span text:style-name="apple-style-span"><text:span text:style-name="T1"> </text:span></text:span><text:span text:style-name="apple-style-span"><text:span text:style-name="T3">70</text:span></text:span><text:span text:style-name="apple-converted-space"><text:span text:style-name="T1"> </text:span></text:span><text:span text:style-name="apple-style-span"><text:span text:style-name="T2">परीतस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अभिगमेनाहं</text:span></text:span><text:span text:style-name="apple-style-span"><text:span text:style-name="T1"> </text:span></text:span><text:span text:style-name="apple-style-span"><text:span text:style-name="T2">जयं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नराधिप</text:span></text:span><text:span text:style-name="T1"><text:line-break/></text:span><text:span text:style-name="apple-style-span"><text:span text:style-name="T1">     </text:span></text:span><text:span text:style-name="apple-style-span"><text:span text:style-name="T2">आशासिष्ये</text:span></text:span><text:span text:style-name="apple-style-span"><text:span text:style-name="T1"> </text:span></text:span><text:span text:style-name="apple-style-span"><text:span text:style-name="T2">सथॊत्दाय</text:span></text:span><text:span text:style-name="apple-style-span"><text:span text:style-name="T1"> </text:span></text:span><text:span text:style-name="apple-style-span"><text:span text:style-name="T2">सत्यम</text:span></text:span><text:span text:style-name="apple-style-span"><text:span text:style-name="T1"> </text:span></text:span><text:span text:style-name="apple-style-span"><text:span text:style-name="T2">एतथ</text:span></text:span><text:span text:style-name="apple-style-span"><text:span text:style-name="T1"> </text:span></text:span><text:span text:style-name="apple-style-span"><text:span text:style-name="T2">बरवीमि</text:span></text:span><text:span text:style-name="apple-style-span"><text:span text:style-name="T1"> </text:span></text:span><text:span text:style-name="apple-style-span"><text:span text:style-name="T2">ते</text:span></text:span><text:span text:style-name="T1"><text:line-break/></text:span><text:span text:style-name="apple-style-span"><text:span text:style-name="T1"> </text:span></text:span><text:span text:style-name="apple-style-span"><text:span text:style-name="T3">71</text:span></text:span><text:span text:style-name="apple-converted-space"><text:span text:style-name="T1"> </text:span></text:span><text:span text:style-name="apple-style-span"><text:span text:style-name="T2">एतच</text:span></text:span><text:span text:style-name="apple-style-span"><text:span text:style-name="T1"> </text:span></text:span><text:span text:style-name="apple-style-span"><text:span text:style-name="T2">छरुत्वा</text:span></text:span><text:span text:style-name="apple-style-span"><text:span text:style-name="T1"> </text:span></text:span><text:span text:style-name="apple-style-span"><text:span text:style-name="T2">महाराज</text:span></text:span><text:span text:style-name="apple-style-span"><text:span text:style-name="T1"> </text:span></text:span><text:span text:style-name="apple-style-span"><text:span text:style-name="T2">गौतमस्य</text:span></text:span><text:span text:style-name="apple-style-span"><text:span text:style-name="T1"> </text:span></text:span><text:span text:style-name="apple-style-span"><text:span text:style-name="T2">वचस</text:span></text:span><text:span text:style-name="apple-style-span"><text:span text:style-name="T1"> </text:span></text:span><text:span text:style-name="apple-style-span"><text:span text:style-name="T2">तथ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नुमान्य</text:span></text:span><text:span text:style-name="apple-style-span"><text:span text:style-name="T1"> </text:span></text:span><text:span text:style-name="apple-style-span"><text:span text:style-name="T2">कृपं</text:span></text:span><text:span text:style-name="apple-style-span"><text:span text:style-name="T1"> </text:span></text:span><text:span text:style-name="apple-style-span"><text:span text:style-name="T2">राजा</text:span></text:span><text:span text:style-name="apple-style-span"><text:span text:style-name="T1"> </text:span></text:span><text:span text:style-name="apple-style-span"><text:span text:style-name="T2">परययौ</text:span></text:span><text:span text:style-name="apple-style-span"><text:span text:style-name="T1"> </text:span></text:span><text:span text:style-name="apple-style-span"><text:span text:style-name="T2">येन</text:span></text:span><text:span text:style-name="apple-style-span"><text:span text:style-name="T1"> </text:span></text:span><text:span text:style-name="apple-style-span"><text:span text:style-name="T2">मथ्रराट</text:span></text:span><text:span text:style-name="T1"><text:line-break/></text:span><text:span text:style-name="apple-style-span"><text:span text:style-name="T1"> </text:span></text:span><text:span text:style-name="apple-style-span"><text:span text:style-name="T3">72</text:span></text:span><text:span text:style-name="apple-converted-space"><text:span text:style-name="T1"> 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शल्यम</text:span></text:span><text:span text:style-name="apple-style-span"><text:span text:style-name="T1"> </text:span></text:span><text:span text:style-name="apple-style-span"><text:span text:style-name="T2">अभिवाथ्याद</text:span></text:span><text:span text:style-name="apple-style-span"><text:span text:style-name="T1"> </text:span></text:span><text:span text:style-name="apple-style-span"><text:span text:style-name="T2">कृत्वा</text:span></text:span><text:span text:style-name="apple-style-span"><text:span text:style-name="T1"> </text:span></text:span><text:span text:style-name="apple-style-span"><text:span text:style-name="T2">चाभिप्रथक्षिण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उवाच</text:span></text:span><text:span text:style-name="apple-style-span"><text:span text:style-name="T1"> </text:span></text:span><text:span text:style-name="apple-style-span"><text:span text:style-name="T2">राजा</text:span></text:span><text:span text:style-name="apple-style-span"><text:span text:style-name="T1"> </text:span></text:span><text:span text:style-name="apple-style-span"><text:span text:style-name="T2">थुर्धर्षम</text:span></text:span><text:span text:style-name="apple-style-span"><text:span text:style-name="T1"> </text:span></text:span><text:span text:style-name="apple-style-span"><text:span text:style-name="T2">आत्मनिःश्रेयसं</text:span></text:span><text:span text:style-name="apple-style-span"><text:span text:style-name="T1"> </text:span></text:span><text:span text:style-name="apple-style-span"><text:span text:style-name="T2">वचः</text:span></text:span><text:span text:style-name="T1"><text:line-break/></text:span><text:span text:style-name="apple-style-span"><text:span text:style-name="T1"> </text:span></text:span><text:span text:style-name="apple-style-span"><text:span text:style-name="T3">73</text:span></text:span><text:span text:style-name="apple-converted-space"><text:span text:style-name="T1"> </text:span></text:span><text:span text:style-name="apple-style-span"><text:span text:style-name="T2">अनुमानये</text:span></text:span><text:span text:style-name="apple-style-span"><text:span text:style-name="T1"> </text:span></text:span><text:span text:style-name="apple-style-span"><text:span text:style-name="T2">तवां</text:span></text:span><text:span text:style-name="apple-style-span"><text:span text:style-name="T1"> </text:span></text:span><text:span text:style-name="apple-style-span"><text:span text:style-name="T2">यॊत्स्यामि</text:span></text:span><text:span text:style-name="apple-style-span"><text:span text:style-name="T1"> </text:span></text:span><text:span text:style-name="apple-style-span"><text:span text:style-name="T2">गुरॊ</text:span></text:span><text:span text:style-name="apple-style-span"><text:span text:style-name="T1"> </text:span></text:span><text:span text:style-name="apple-style-span"><text:span text:style-name="T2">विगतकल्मष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जयेय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हाराज</text:span></text:span><text:span text:style-name="apple-style-span"><text:span text:style-name="T1"> </text:span></text:span><text:span text:style-name="apple-style-span"><text:span text:style-name="T2">अनुज्ञातस</text:span></text:span><text:span text:style-name="apple-style-span"><text:span text:style-name="T1"> </text:span></text:span><text:span text:style-name="apple-style-span"><text:span text:style-name="T2">तवया</text:span></text:span><text:span text:style-name="apple-style-span"><text:span text:style-name="T1"> </text:span></text:span><text:span text:style-name="apple-style-span"><text:span text:style-name="T2">रिपून</text:span></text:span><text:span text:style-name="T1"><text:line-break/></text:span><text:span text:style-name="apple-style-span"><text:span text:style-name="T1"> </text:span></text:span><text:span text:style-name="apple-style-span"><text:span text:style-name="T3">74</text:span></text:span><text:span text:style-name="apple-converted-space"><text:span text:style-name="T1"> </text:span></text:span><text:span text:style-name="apple-style-span"><text:span text:style-name="T2">शल्य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यथि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नाभिगच्छेदा</text:span></text:span><text:span text:style-name="apple-style-span"><text:span text:style-name="T1"> </text:span></text:span><text:span text:style-name="apple-style-span"><text:span text:style-name="T2">युथ्धाय</text:span></text:span><text:span text:style-name="apple-style-span"><text:span text:style-name="T1"> </text:span></text:span><text:span text:style-name="apple-style-span"><text:span text:style-name="T2">कृतनिश्चय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शपेयं</text:span></text:span><text:span text:style-name="apple-style-span"><text:span text:style-name="T1"> </text:span></text:span><text:span text:style-name="apple-style-span"><text:span text:style-name="T2">तवां</text:span></text:span><text:span text:style-name="apple-style-span"><text:span text:style-name="T1"> </text:span></text:span><text:span text:style-name="apple-style-span"><text:span text:style-name="T2">महाराज</text:span></text:span><text:span text:style-name="apple-style-span"><text:span text:style-name="T1"> </text:span></text:span><text:span text:style-name="apple-style-span"><text:span text:style-name="T2">पराभावाय</text:span></text:span><text:span text:style-name="apple-style-span"><text:span text:style-name="T1"> </text:span></text:span><text:span text:style-name="apple-style-span"><text:span text:style-name="T2">वै</text:span></text:span><text:span text:style-name="apple-style-span"><text:span text:style-name="T1"> </text:span></text:span><text:span text:style-name="apple-style-span"><text:span text:style-name="T2">रणे</text:span></text:span><text:span text:style-name="T1"><text:line-break/></text:span><text:span text:style-name="apple-style-span"><text:span text:style-name="T1"> </text:span></text:span><text:span text:style-name="apple-style-span"><text:span text:style-name="T3">75</text:span></text:span><text:span text:style-name="apple-converted-space"><text:span text:style-name="T1"> </text:span></text:span><text:span text:style-name="apple-style-span"><text:span text:style-name="T2">तुष्टॊ</text:span></text:span><text:span text:style-name="apple-style-span"><text:span text:style-name="T1"> </text:span></text:span><text:span text:style-name="apple-style-span"><text:span text:style-name="T2">ऽसमि</text:span></text:span><text:span text:style-name="apple-style-span"><text:span text:style-name="T1"> </text:span></text:span><text:span text:style-name="apple-style-span"><text:span text:style-name="T2">पूजितश</text:span></text:span><text:span text:style-name="apple-style-span"><text:span text:style-name="T1"> </text:span></text:span><text:span text:style-name="apple-style-span"><text:span text:style-name="T2">चास्मि</text:span></text:span><text:span text:style-name="apple-style-span"><text:span text:style-name="T1"> </text:span></text:span><text:span text:style-name="apple-style-span"><text:span text:style-name="T2">यत</text:span></text:span><text:span text:style-name="apple-style-span"><text:span text:style-name="T1"> </text:span></text:span><text:span text:style-name="apple-style-span"><text:span text:style-name="T2">काङ्क्षसि</text:span></text:span><text:span text:style-name="apple-style-span"><text:span text:style-name="T1">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अस्तु</text:span></text:span><text:span text:style-name="apple-style-span"><text:span text:style-name="T1"> </text:span></text:span><text:span text:style-name="apple-style-span"><text:span text:style-name="T2">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नुजानामि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तवां</text:span></text:span><text:span text:style-name="apple-style-span"><text:span text:style-name="T1"> </text:span></text:span><text:span text:style-name="apple-style-span"><text:span text:style-name="T2">युध्यस्व</text:span></text:span><text:span text:style-name="apple-style-span"><text:span text:style-name="T1"> </text:span></text:span><text:span text:style-name="apple-style-span"><text:span text:style-name="T2">जयम</text:span></text:span><text:span text:style-name="apple-style-span"><text:span text:style-name="T1"> </text:span></text:span><text:span text:style-name="apple-style-span"><text:span text:style-name="T2">आप्नुहि</text:span></text:span><text:span text:style-name="T1"><text:line-break/></text:span><text:span text:style-name="apple-style-span"><text:span text:style-name="T1"> </text:span></text:span><text:span text:style-name="apple-style-span"><text:span text:style-name="T3">76</text:span></text:span><text:span text:style-name="apple-converted-space"><text:span text:style-name="T1"> </text:span></text:span><text:span text:style-name="apple-style-span"><text:span text:style-name="T2">बरूहि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परं</text:span></text:span><text:span text:style-name="apple-style-span"><text:span text:style-name="T1"> </text:span></text:span><text:span text:style-name="apple-style-span"><text:span text:style-name="T2">वीर</text:span></text:span><text:span text:style-name="apple-style-span"><text:span text:style-name="T1"> </text:span></text:span><text:span text:style-name="apple-style-span"><text:span text:style-name="T2">केनार्दः</text:span></text:span><text:span text:style-name="apple-style-span"><text:span text:style-name="T1"> </text:span></text:span><text:span text:style-name="apple-style-span"><text:span text:style-name="T2">किं</text:span></text:span><text:span text:style-name="apple-style-span"><text:span text:style-name="T1"> </text:span></text:span><text:span text:style-name="apple-style-span"><text:span text:style-name="T2">थथामि</text:span></text:span><text:span text:style-name="apple-style-span"><text:span text:style-name="T1"> </text:span></text:span><text:span text:style-name="apple-style-span"><text:span text:style-name="T2">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एवं</text:span></text:span><text:span text:style-name="apple-style-span"><text:span text:style-name="T1"> </text:span></text:span><text:span text:style-name="apple-style-span"><text:span text:style-name="T2">गते</text:span></text:span><text:span text:style-name="apple-style-span"><text:span text:style-name="T1"> </text:span></text:span><text:span text:style-name="apple-style-span"><text:span text:style-name="T2">महाराज</text:span></text:span><text:span text:style-name="apple-style-span"><text:span text:style-name="T1"> </text:span></text:span><text:span text:style-name="apple-style-span"><text:span text:style-name="T2">युथ्धाथ</text:span></text:span><text:span text:style-name="apple-style-span"><text:span text:style-name="T1"> </text:span></text:span><text:span text:style-name="apple-style-span"><text:span text:style-name="T2">अन्यत</text:span></text:span><text:span text:style-name="apple-style-span"><text:span text:style-name="T1"> </text:span></text:span><text:span text:style-name="apple-style-span"><text:span text:style-name="T2">किम</text:span></text:span><text:span text:style-name="apple-style-span"><text:span text:style-name="T1"> </text:span></text:span><text:span text:style-name="apple-style-span"><text:span text:style-name="T2">इच्छसि</text:span></text:span><text:span text:style-name="T1"><text:line-break/></text:span><text:span text:style-name="apple-style-span"><text:span text:style-name="T1"> </text:span></text:span><text:span text:style-name="apple-style-span"><text:span text:style-name="T3">77</text:span></text:span><text:span text:style-name="apple-converted-space"><text:span text:style-name="T1"> </text:span></text:span><text:span text:style-name="apple-style-span"><text:span text:style-name="T2">अर्दस्य</text:span></text:span><text:span text:style-name="apple-style-span"><text:span text:style-name="T1"> </text:span></text:span><text:span text:style-name="apple-style-span"><text:span text:style-name="T2">पुरुषॊ</text:span></text:span><text:span text:style-name="apple-style-span"><text:span text:style-name="T1"> </text:span></text:span><text:span text:style-name="apple-style-span"><text:span text:style-name="T2">थासॊ</text:span></text:span><text:span text:style-name="apple-style-span"><text:span text:style-name="T1"> </text:span></text:span><text:span text:style-name="apple-style-span"><text:span text:style-name="T2">थासस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अर्दॊ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कस्य</text:span></text:span><text:span text:style-name="apple-style-span"><text:span text:style-name="T1"> </text:span></text:span><text:span text:style-name="apple-style-span"><text:span text:style-name="T2">चि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सत्यं</text:span></text:span><text:span text:style-name="apple-style-span"><text:span text:style-name="T1"> </text:span></text:span><text:span text:style-name="apple-style-span"><text:span text:style-name="T2">महाराज</text:span></text:span><text:span text:style-name="apple-style-span"><text:span text:style-name="T1"> </text:span></text:span><text:span text:style-name="apple-style-span"><text:span text:style-name="T2">बथ्धॊ</text:span></text:span><text:span text:style-name="apple-style-span"><text:span text:style-name="T1"> </text:span></text:span><text:span text:style-name="apple-style-span"><text:span text:style-name="T2">ऽसम्य</text:span></text:span><text:span text:style-name="apple-style-span"><text:span text:style-name="T1"> </text:span></text:span><text:span text:style-name="apple-style-span"><text:span text:style-name="T2">अर्देन</text:span></text:span><text:span text:style-name="apple-style-span"><text:span text:style-name="T1"> </text:span></text:span><text:span text:style-name="apple-style-span"><text:span text:style-name="T2">कौरवैः</text:span></text:span><text:span text:style-name="T1"><text:line-break/></text:span><text:span text:style-name="apple-style-span"><text:span text:style-name="T1"> </text:span></text:span><text:span text:style-name="apple-style-span"><text:span text:style-name="T3">78</text:span></text:span><text:span text:style-name="apple-converted-space"><text:span text:style-name="T1"> </text:span></text:span><text:span text:style-name="apple-style-span"><text:span text:style-name="T2">करिष्यामि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कामं</text:span></text:span><text:span text:style-name="apple-style-span"><text:span text:style-name="T1"> </text:span></text:span><text:span text:style-name="apple-style-span"><text:span text:style-name="T2">भागिनेय</text:span></text:span><text:span text:style-name="apple-style-span"><text:span text:style-name="T1"> </text:span></text:span><text:span text:style-name="apple-style-span"><text:span text:style-name="T2">यदेप्सित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बरवीम्य</text:span></text:span><text:span text:style-name="apple-style-span"><text:span text:style-name="T1"> </text:span></text:span><text:span text:style-name="apple-style-span"><text:span text:style-name="T2">अतः</text:span></text:span><text:span text:style-name="apple-style-span"><text:span text:style-name="T1"> </text:span></text:span><text:span text:style-name="apple-style-span"><text:span text:style-name="T2">कलीबवत</text:span></text:span><text:span text:style-name="apple-style-span"><text:span text:style-name="T1"> </text:span></text:span><text:span text:style-name="apple-style-span"><text:span text:style-name="T2">तवां</text:span></text:span><text:span text:style-name="apple-style-span"><text:span text:style-name="T1"> </text:span></text:span><text:span text:style-name="apple-style-span"><text:span text:style-name="T2">युथ्धाथ</text:span></text:span><text:span text:style-name="apple-style-span"><text:span text:style-name="T1"> </text:span></text:span><text:span text:style-name="apple-style-span"><text:span text:style-name="T2">अन्यत</text:span></text:span><text:span text:style-name="apple-style-span"><text:span text:style-name="T1"> </text:span></text:span><text:span text:style-name="apple-style-span"><text:span text:style-name="T2">किम</text:span></text:span><text:span text:style-name="apple-style-span"><text:span text:style-name="T1"> </text:span></text:span><text:span text:style-name="apple-style-span"><text:span text:style-name="T2">इच्छसि</text:span></text:span><text:span text:style-name="T1"><text:line-break/></text:span><text:span text:style-name="apple-style-span"><text:span text:style-name="T1"> </text:span></text:span><text:span text:style-name="apple-style-span"><text:span text:style-name="T3">79</text:span></text:span><text:span text:style-name="apple-converted-space"><text:span text:style-name="T1"> </text:span></text:span><text:span text:style-name="apple-style-span"><text:span text:style-name="T2">युधिष्ठिर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मन्त्रयस्व</text:span></text:span><text:span text:style-name="apple-style-span"><text:span text:style-name="T1"> </text:span></text:span><text:span text:style-name="apple-style-span"><text:span text:style-name="T2">महाराज</text:span></text:span><text:span text:style-name="apple-style-span"><text:span text:style-name="T1"> </text:span></text:span><text:span text:style-name="apple-style-span"><text:span text:style-name="T2">नित्यं</text:span></text:span><text:span text:style-name="apple-style-span"><text:span text:style-name="T1"> </text:span></text:span><text:span text:style-name="apple-style-span"><text:span text:style-name="T2">मथ्धितम</text:span></text:span><text:span text:style-name="apple-style-span"><text:span text:style-name="T1"> </text:span></text:span><text:span text:style-name="apple-style-span"><text:span text:style-name="T2">उत्तम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ामं</text:span></text:span><text:span text:style-name="apple-style-span"><text:span text:style-name="T1"> </text:span></text:span><text:span text:style-name="apple-style-span"><text:span text:style-name="T2">युध्य</text:span></text:span><text:span text:style-name="apple-style-span"><text:span text:style-name="T1"> </text:span></text:span><text:span text:style-name="apple-style-span"><text:span text:style-name="T2">परस्यार्दे</text:span></text:span><text:span text:style-name="apple-style-span"><text:span text:style-name="T1"> </text:span></text:span><text:span text:style-name="apple-style-span"><text:span text:style-name="T2">वरम</text:span></text:span><text:span text:style-name="apple-style-span"><text:span text:style-name="T1"> </text:span></text:span><text:span text:style-name="apple-style-span"><text:span text:style-name="T2">एतथ</text:span></text:span><text:span text:style-name="apple-style-span"><text:span text:style-name="T1"> </text:span></text:span><text:span text:style-name="apple-style-span"><text:span text:style-name="T2">वृणॊम्य</text:span></text:span><text:span text:style-name="apple-style-span"><text:span text:style-name="T1"> </text:span></text:span><text:span text:style-name="apple-style-span"><text:span text:style-name="T2">अहम</text:span></text:span><text:span text:style-name="T1"><text:line-break/></text:span><text:span text:style-name="apple-style-span"><text:span text:style-name="T1"> </text:span></text:span><text:span text:style-name="apple-style-span"><text:span text:style-name="T3">80</text:span></text:span><text:span text:style-name="apple-converted-space"><text:span text:style-name="T1"> </text:span></text:span><text:span text:style-name="apple-style-span"><text:span text:style-name="T2">शल्य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बरूहि</text:span></text:span><text:span text:style-name="apple-style-span"><text:span text:style-name="T1"> </text:span></text:span><text:span text:style-name="apple-style-span"><text:span text:style-name="T2">किम</text:span></text:span><text:span text:style-name="apple-style-span"><text:span text:style-name="T1"> </text:span></text:span><text:span text:style-name="apple-style-span"><text:span text:style-name="T2">अत्र</text:span></text:span><text:span text:style-name="apple-style-span"><text:span text:style-name="T1"> </text:span></text:span><text:span text:style-name="apple-style-span"><text:span text:style-name="T2">साह्यं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करॊमि</text:span></text:span><text:span text:style-name="apple-style-span"><text:span text:style-name="T1"> </text:span></text:span><text:span text:style-name="apple-style-span"><text:span text:style-name="T2">नृपसत्त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कामं</text:span></text:span><text:span text:style-name="apple-style-span"><text:span text:style-name="T1"> </text:span></text:span><text:span text:style-name="apple-style-span"><text:span text:style-name="T2">यॊत्स्ये</text:span></text:span><text:span text:style-name="apple-style-span"><text:span text:style-name="T1"> </text:span></text:span><text:span text:style-name="apple-style-span"><text:span text:style-name="T2">परस्यार्दे</text:span></text:span><text:span text:style-name="apple-style-span"><text:span text:style-name="T1"> </text:span></text:span><text:span text:style-name="apple-style-span"><text:span text:style-name="T2">वृतॊ</text:span></text:span><text:span text:style-name="apple-style-span"><text:span text:style-name="T1"> </text:span></text:span><text:span text:style-name="apple-style-span"><text:span text:style-name="T2">ऽसम्य</text:span></text:span><text:span text:style-name="apple-style-span"><text:span text:style-name="T1"> </text:span></text:span><text:span text:style-name="apple-style-span"><text:span text:style-name="T2">अर्देन</text:span></text:span><text:span text:style-name="apple-style-span"><text:span text:style-name="T1"> </text:span></text:span><text:span text:style-name="apple-style-span"><text:span text:style-name="T2">कौरवैः</text:span></text:span><text:span text:style-name="T1"><text:line-break/></text:span><text:soft-page-break/><text:span text:style-name="apple-style-span"><text:span text:style-name="T1"> </text:span></text:span><text:span text:style-name="apple-style-span"><text:span text:style-name="T3">81</text:span></text:span><text:span text:style-name="apple-converted-space"><text:span text:style-name="T1"> </text:span></text:span><text:span text:style-name="apple-style-span"><text:span text:style-name="T2">युधिष्ठिर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एव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वरः</text:span></text:span><text:span text:style-name="apple-style-span"><text:span text:style-name="T1"> </text:span></text:span><text:span text:style-name="apple-style-span"><text:span text:style-name="T2">सत्य</text:span></text:span><text:span text:style-name="apple-style-span"><text:span text:style-name="T1"> </text:span></text:span><text:span text:style-name="apple-style-span"><text:span text:style-name="T2">उथ्यॊगे</text:span></text:span><text:span text:style-name="apple-style-span"><text:span text:style-name="T1"> </text:span></text:span><text:span text:style-name="apple-style-span"><text:span text:style-name="T2">यस</text:span></text:span><text:span text:style-name="apple-style-span"><text:span text:style-name="T1"> </text:span></text:span><text:span text:style-name="apple-style-span"><text:span text:style-name="T2">तवया</text:span></text:span><text:span text:style-name="apple-style-span"><text:span text:style-name="T1"> </text:span></text:span><text:span text:style-name="apple-style-span"><text:span text:style-name="T2">कृत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सूतपुत्रस्य</text:span></text:span><text:span text:style-name="apple-style-span"><text:span text:style-name="T1"> </text:span></text:span><text:span text:style-name="apple-style-span"><text:span text:style-name="T2">संग्रामे</text:span></text:span><text:span text:style-name="apple-style-span"><text:span text:style-name="T1"> </text:span></text:span><text:span text:style-name="apple-style-span"><text:span text:style-name="T2">कार्यस</text:span></text:span><text:span text:style-name="apple-style-span"><text:span text:style-name="T1"> </text:span></text:span><text:span text:style-name="apple-style-span"><text:span text:style-name="T2">तेजॊवधस</text:span></text:span><text:span text:style-name="apple-style-span"><text:span text:style-name="T1"> </text:span></text:span><text:span text:style-name="apple-style-span"><text:span text:style-name="T2">तवया</text:span></text:span><text:span text:style-name="T1"><text:line-break/></text:span><text:span text:style-name="apple-style-span"><text:span text:style-name="T1"> </text:span></text:span><text:span text:style-name="apple-style-span"><text:span text:style-name="T3">82</text:span></text:span><text:span text:style-name="apple-converted-space"><text:span text:style-name="T1"> </text:span></text:span><text:span text:style-name="apple-style-span"><text:span text:style-name="T2">शल्य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ंपत्स्यत्य</text:span></text:span><text:span text:style-name="apple-style-span"><text:span text:style-name="T1"> </text:span></text:span><text:span text:style-name="apple-style-span"><text:span text:style-name="T2">एष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कामः</text:span></text:span><text:span text:style-name="apple-style-span"><text:span text:style-name="T1"> </text:span></text:span><text:span text:style-name="apple-style-span"><text:span text:style-name="T2">कुन्तीपुत्र</text:span></text:span><text:span text:style-name="apple-style-span"><text:span text:style-name="T1"> </text:span></text:span><text:span text:style-name="apple-style-span"><text:span text:style-name="T2">यदेप्सित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गच्छ</text:span></text:span><text:span text:style-name="apple-style-span"><text:span text:style-name="T1"> </text:span></text:span><text:span text:style-name="apple-style-span"><text:span text:style-name="T2">युध्यस्व</text:span></text:span><text:span text:style-name="apple-style-span"><text:span text:style-name="T1"> </text:span></text:span><text:span text:style-name="apple-style-span"><text:span text:style-name="T2">विस्रब्धं</text:span></text:span><text:span text:style-name="apple-style-span"><text:span text:style-name="T1"> </text:span></text:span><text:span text:style-name="apple-style-span"><text:span text:style-name="T2">परतिजाने</text:span></text:span><text:span text:style-name="apple-style-span"><text:span text:style-name="T1"> </text:span></text:span><text:span text:style-name="apple-style-span"><text:span text:style-name="T2">जयं</text:span></text:span><text:span text:style-name="apple-style-span"><text:span text:style-name="T1"> </text:span></text:span><text:span text:style-name="apple-style-span"><text:span text:style-name="T2">तव</text:span></text:span><text:span text:style-name="T1"><text:line-break/></text:span><text:span text:style-name="apple-style-span"><text:span text:style-name="T1"> </text:span></text:span><text:span text:style-name="apple-style-span"><text:span text:style-name="T3">83</text:span></text:span><text:span text:style-name="apple-converted-space"><text:span text:style-name="T1"> </text:span></text:span><text:span text:style-name="apple-style-span"><text:span text:style-name="T2">संजय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नुमान्याद</text:span></text:span><text:span text:style-name="apple-style-span"><text:span text:style-name="T1"> </text:span></text:span><text:span text:style-name="apple-style-span"><text:span text:style-name="T2">कौन्तेयॊ</text:span></text:span><text:span text:style-name="apple-style-span"><text:span text:style-name="T1"> </text:span></text:span><text:span text:style-name="apple-style-span"><text:span text:style-name="T2">मातुलं</text:span></text:span><text:span text:style-name="apple-style-span"><text:span text:style-name="T1"> </text:span></text:span><text:span text:style-name="apple-style-span"><text:span text:style-name="T2">मथ्रकेश्वरम</text:span></text:span><text:span text:style-name="T1"><text:line-break/></text:span><text:span text:style-name="apple-style-span"><text:span text:style-name="T1">     </text:span></text:span><text:span text:style-name="apple-style-span"><text:span text:style-name="T2">निर्जगाम</text:span></text:span><text:span text:style-name="apple-style-span"><text:span text:style-name="T1"> </text:span></text:span><text:span text:style-name="apple-style-span"><text:span text:style-name="T2">महासैन्याथ</text:span></text:span><text:span text:style-name="apple-style-span"><text:span text:style-name="T1"> </text:span></text:span><text:span text:style-name="apple-style-span"><text:span text:style-name="T2">भरातृभिः</text:span></text:span><text:span text:style-name="apple-style-span"><text:span text:style-name="T1"> </text:span></text:span><text:span text:style-name="apple-style-span"><text:span text:style-name="T2">परिवारितः</text:span></text:span><text:span text:style-name="T1"><text:line-break/></text:span><text:span text:style-name="apple-style-span"><text:span text:style-name="T1"> </text:span></text:span><text:span text:style-name="apple-style-span"><text:span text:style-name="T3">84</text:span></text:span><text:span text:style-name="apple-converted-space"><text:span text:style-name="T1"> </text:span></text:span><text:span text:style-name="apple-style-span"><text:span text:style-name="T2">वासुथेवस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राधेयम</text:span></text:span><text:span text:style-name="apple-style-span"><text:span text:style-name="T1"> </text:span></text:span><text:span text:style-name="apple-style-span"><text:span text:style-name="T2">आहवे</text:span></text:span><text:span text:style-name="apple-style-span"><text:span text:style-name="T1"> </text:span></text:span><text:span text:style-name="apple-style-span"><text:span text:style-name="T2">ऽभिजगाम</text:span></text:span><text:span text:style-name="apple-style-span"><text:span text:style-name="T1"> </text:span></text:span><text:span text:style-name="apple-style-span"><text:span text:style-name="T2">वै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एनम</text:span></text:span><text:span text:style-name="apple-style-span"><text:span text:style-name="T1"> </text:span></text:span><text:span text:style-name="apple-style-span"><text:span text:style-name="T2">उवाचेथं</text:span></text:span><text:span text:style-name="apple-style-span"><text:span text:style-name="T1"> </text:span></text:span><text:span text:style-name="apple-style-span"><text:span text:style-name="T2">पाण्डवार्दे</text:span></text:span><text:span text:style-name="apple-style-span"><text:span text:style-name="T1"> </text:span></text:span><text:span text:style-name="apple-style-span"><text:span text:style-name="T2">गथाग्रजः</text:span></text:span><text:span text:style-name="T1"><text:line-break/></text:span><text:span text:style-name="apple-style-span"><text:span text:style-name="T1"> </text:span></text:span><text:span text:style-name="apple-style-span"><text:span text:style-name="T3">85</text:span></text:span><text:span text:style-name="apple-converted-space"><text:span text:style-name="T1"> </text:span></text:span><text:span text:style-name="apple-style-span"><text:span text:style-name="T2">शरुतं</text:span></text:span><text:span text:style-name="apple-style-span"><text:span text:style-name="T1"> </text:span></text:span><text:span text:style-name="apple-style-span"><text:span text:style-name="T2">मे</text:span></text:span><text:span text:style-name="apple-style-span"><text:span text:style-name="T1"> </text:span></text:span><text:span text:style-name="apple-style-span"><text:span text:style-name="T2">कर्ण</text:span></text:span><text:span text:style-name="apple-style-span"><text:span text:style-name="T1"> </text:span></text:span><text:span text:style-name="apple-style-span"><text:span text:style-name="T2">भीष्मस्य</text:span></text:span><text:span text:style-name="apple-style-span"><text:span text:style-name="T1"> </text:span></text:span><text:span text:style-name="apple-style-span"><text:span text:style-name="T2">थवेषात</text:span></text:span><text:span text:style-name="apple-style-span"><text:span text:style-name="T1"> </text:span></text:span><text:span text:style-name="apple-style-span"><text:span text:style-name="T2">किल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यॊत्स्यस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स्मान</text:span></text:span><text:span text:style-name="apple-style-span"><text:span text:style-name="T1"> </text:span></text:span><text:span text:style-name="apple-style-span"><text:span text:style-name="T2">वरय</text:span></text:span><text:span text:style-name="apple-style-span"><text:span text:style-name="T1"> </text:span></text:span><text:span text:style-name="apple-style-span"><text:span text:style-name="T2">राधेय</text:span></text:span><text:span text:style-name="apple-style-span"><text:span text:style-name="T1"> </text:span></text:span><text:span text:style-name="apple-style-span"><text:span text:style-name="T2">यावथ</text:span></text:span><text:span text:style-name="apple-style-span"><text:span text:style-name="T1"> </text:span></text:span><text:span text:style-name="apple-style-span"><text:span text:style-name="T2">भीष्मॊ</text:span></text:span><text:span text:style-name="apple-style-span"><text:span text:style-name="T1">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हन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86</text:span></text:span><text:span text:style-name="apple-converted-space"><text:span text:style-name="T1"> </text:span></text:span><text:span text:style-name="apple-style-span"><text:span text:style-name="T2">हते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भीष्मे</text:span></text:span><text:span text:style-name="apple-style-span"><text:span text:style-name="T1"> </text:span></text:span><text:span text:style-name="apple-style-span"><text:span text:style-name="T2">राधेय</text:span></text:span><text:span text:style-name="apple-style-span"><text:span text:style-name="T1"> </text:span></text:span><text:span text:style-name="apple-style-span"><text:span text:style-name="T2">पुनर</text:span></text:span><text:span text:style-name="apple-style-span"><text:span text:style-name="T1"> </text:span></text:span><text:span text:style-name="apple-style-span"><text:span text:style-name="T2">एष्यसि</text:span></text:span><text:span text:style-name="apple-style-span"><text:span text:style-name="T1"> </text:span></text:span><text:span text:style-name="apple-style-span"><text:span text:style-name="T2">संयुग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धार्तराष्ट्रस्य</text:span></text:span><text:span text:style-name="apple-style-span"><text:span text:style-name="T1"> </text:span></text:span><text:span text:style-name="apple-style-span"><text:span text:style-name="T2">साहाय्यं</text:span></text:span><text:span text:style-name="apple-style-span"><text:span text:style-name="T1"> </text:span></text:span><text:span text:style-name="apple-style-span"><text:span text:style-name="T2">यथि</text:span></text:span><text:span text:style-name="apple-style-span"><text:span text:style-name="T1"> </text:span></text:span><text:span text:style-name="apple-style-span"><text:span text:style-name="T2">पश्यसि</text:span></text:span><text:span text:style-name="apple-style-span"><text:span text:style-name="T1"> </text:span></text:span><text:span text:style-name="apple-style-span"><text:span text:style-name="T2">चेत</text:span></text:span><text:span text:style-name="apple-style-span"><text:span text:style-name="T1"> </text:span></text:span><text:span text:style-name="apple-style-span"><text:span text:style-name="T2">समम</text:span></text:span><text:span text:style-name="T1"><text:line-break/></text:span><text:span text:style-name="apple-style-span"><text:span text:style-name="T1"> </text:span></text:span><text:span text:style-name="apple-style-span"><text:span text:style-name="T3">87</text:span></text:span><text:span text:style-name="apple-converted-space"><text:span text:style-name="T1"> </text:span></text:span><text:span text:style-name="apple-style-span"><text:span text:style-name="T2">कर्ण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विप्रियं</text:span></text:span><text:span text:style-name="apple-style-span"><text:span text:style-name="T1"> </text:span></text:span><text:span text:style-name="apple-style-span"><text:span text:style-name="T2">करिष्यामि</text:span></text:span><text:span text:style-name="apple-style-span"><text:span text:style-name="T1"> </text:span></text:span><text:span text:style-name="apple-style-span"><text:span text:style-name="T2">धार्तराष्ट्रस्य</text:span></text:span><text:span text:style-name="apple-style-span"><text:span text:style-name="T1"> </text:span></text:span><text:span text:style-name="apple-style-span"><text:span text:style-name="T2">केशव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यक्तप्राणं</text:span></text:span><text:span text:style-name="apple-style-span"><text:span text:style-name="T1"> </text:span></text:span><text:span text:style-name="apple-style-span"><text:span text:style-name="T2">हि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विथ्धि</text:span></text:span><text:span text:style-name="apple-style-span"><text:span text:style-name="T1"> </text:span></text:span><text:span text:style-name="apple-style-span"><text:span text:style-name="T2">थुर्यॊधनहितैषिणम</text:span></text:span><text:span text:style-name="T1"><text:line-break/></text:span><text:span text:style-name="apple-style-span"><text:span text:style-name="T1"> </text:span></text:span><text:span text:style-name="apple-style-span"><text:span text:style-name="T3">88</text:span></text:span><text:span text:style-name="apple-converted-space"><text:span text:style-name="T1"> </text:span></text:span><text:span text:style-name="apple-style-span"><text:span text:style-name="T2">संजय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च</text:span></text:span><text:span text:style-name="apple-style-span"><text:span text:style-name="T1"> </text:span></text:span><text:span text:style-name="apple-style-span"><text:span text:style-name="T2">छरुत्वा</text:span></text:span><text:span text:style-name="apple-style-span"><text:span text:style-name="T1"> </text:span></text:span><text:span text:style-name="apple-style-span"><text:span text:style-name="T2">वचनं</text:span></text:span><text:span text:style-name="apple-style-span"><text:span text:style-name="T1"> </text:span></text:span><text:span text:style-name="apple-style-span"><text:span text:style-name="T2">कृष्णः</text:span></text:span><text:span text:style-name="apple-style-span"><text:span text:style-name="T1"> </text:span></text:span><text:span text:style-name="apple-style-span"><text:span text:style-name="T2">संन्यवर्तत</text:span></text:span><text:span text:style-name="apple-style-span"><text:span text:style-name="T1"> </text:span></text:span><text:span text:style-name="apple-style-span"><text:span text:style-name="T2">भार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युधिष्ठिरपुरॊगै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ाण्डवैः</text:span></text:span><text:span text:style-name="apple-style-span"><text:span text:style-name="T1"> </text:span></text:span><text:span text:style-name="apple-style-span"><text:span text:style-name="T2">सह</text:span></text:span><text:span text:style-name="apple-style-span"><text:span text:style-name="T1"> </text:span></text:span><text:span text:style-name="apple-style-span"><text:span text:style-name="T2">संगतः</text:span></text:span><text:span text:style-name="T1"><text:line-break/></text:span><text:span text:style-name="apple-style-span"><text:span text:style-name="T1"> </text:span></text:span><text:span text:style-name="apple-style-span"><text:span text:style-name="T3">89</text:span></text:span><text:span text:style-name="apple-converted-space"><text:span text:style-name="T1"> </text:span></text:span><text:span text:style-name="apple-style-span"><text:span text:style-name="T2">अद</text:span></text:span><text:span text:style-name="apple-style-span"><text:span text:style-name="T1"> </text:span></text:span><text:span text:style-name="apple-style-span"><text:span text:style-name="T2">सैन्यस्य</text:span></text:span><text:span text:style-name="apple-style-span"><text:span text:style-name="T1"> </text:span></text:span><text:span text:style-name="apple-style-span"><text:span text:style-name="T2">मध्ये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पराक्रॊशत</text:span></text:span><text:span text:style-name="apple-style-span"><text:span text:style-name="T1"> </text:span></text:span><text:span text:style-name="apple-style-span"><text:span text:style-name="T2">पाण्डवाग्रज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यॊ</text:span></text:span><text:span text:style-name="apple-style-span"><text:span text:style-name="T1"> </text:span></text:span><text:span text:style-name="apple-style-span"><text:span text:style-name="T2">ऽसमान</text:span></text:span><text:span text:style-name="apple-style-span"><text:span text:style-name="T1"> </text:span></text:span><text:span text:style-name="apple-style-span"><text:span text:style-name="T2">वृणॊति</text:span></text:span><text:span text:style-name="apple-style-span"><text:span text:style-name="T1"> </text:span></text:span><text:span text:style-name="apple-style-span"><text:span text:style-name="T2">तथ</text:span></text:span><text:span text:style-name="apple-style-span"><text:span text:style-name="T1"> 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वरये</text:span></text:span><text:span text:style-name="apple-style-span"><text:span text:style-name="T1"> </text:span></text:span><text:span text:style-name="apple-style-span"><text:span text:style-name="T2">साह्यकारणात</text:span></text:span><text:span text:style-name="T1"><text:line-break/></text:span><text:span text:style-name="apple-style-span"><text:span text:style-name="T1"> </text:span></text:span><text:span text:style-name="apple-style-span"><text:span text:style-name="T3">90</text:span></text:span><text:span text:style-name="apple-converted-space"><text:span text:style-name="T1"> </text:span></text:span><text:span text:style-name="apple-style-span"><text:span text:style-name="T2">अद</text:span></text:span><text:span text:style-name="apple-style-span"><text:span text:style-name="T1"> </text:span></text:span><text:span text:style-name="apple-style-span"><text:span text:style-name="T2">तान</text:span></text:span><text:span text:style-name="apple-style-span"><text:span text:style-name="T1"> </text:span></text:span><text:span text:style-name="apple-style-span"><text:span text:style-name="T2">समभिप्रेक्ष्य</text:span></text:span><text:span text:style-name="apple-style-span"><text:span text:style-name="T1"> </text:span></text:span><text:span text:style-name="apple-style-span"><text:span text:style-name="T2">युयुत्सुर</text:span></text:span><text:span text:style-name="apple-style-span"><text:span text:style-name="T1"> </text:span></text:span><text:span text:style-name="apple-style-span"><text:span text:style-name="T2">इथम</text:span></text:span><text:span text:style-name="apple-style-span"><text:span text:style-name="T1"> </text:span></text:span><text:span text:style-name="apple-style-span"><text:span text:style-name="T2">अब्रवी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परीतात्मा</text:span></text:span><text:span text:style-name="apple-style-span"><text:span text:style-name="T1"> </text:span></text:span><text:span text:style-name="apple-style-span"><text:span text:style-name="T2">धर्मराजानं</text:span></text:span><text:span text:style-name="apple-style-span"><text:span text:style-name="T1"> </text:span></text:span><text:span text:style-name="apple-style-span"><text:span text:style-name="T2">कुन्तीपुत्रं</text:span></text:span><text:span text:style-name="apple-style-span"><text:span text:style-name="T1"> </text:span></text:span><text:span text:style-name="apple-style-span"><text:span text:style-name="T2">युधिष्ठिरम</text:span></text:span><text:span text:style-name="T1"><text:line-break/></text:span><text:span text:style-name="apple-style-span"><text:span text:style-name="T1"> </text:span></text:span><text:span text:style-name="apple-style-span"><text:span text:style-name="T3">91</text:span></text:span><text:span text:style-name="apple-converted-space"><text:span text:style-name="T1"> </text:span></text:span><text:span text:style-name="apple-style-span"><text:span text:style-name="T2">अहं</text:span></text:span><text:span text:style-name="apple-style-span"><text:span text:style-name="T1"> </text:span></text:span><text:span text:style-name="apple-style-span"><text:span text:style-name="T2">यॊत्स्यामि</text:span></text:span><text:span text:style-name="apple-style-span"><text:span text:style-name="T1"> </text:span></text:span><text:span text:style-name="apple-style-span"><text:span text:style-name="T2">मिषतः</text:span></text:span><text:span text:style-name="apple-style-span"><text:span text:style-name="T1"> </text:span></text:span><text:span text:style-name="apple-style-span"><text:span text:style-name="T2">संयुगे</text:span></text:span><text:span text:style-name="apple-style-span"><text:span text:style-name="T1"> </text:span></text:span><text:span text:style-name="apple-style-span"><text:span text:style-name="T2">धार्तराष्ट्रजा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युष्मथ</text:span></text:span><text:span text:style-name="apple-style-span"><text:span text:style-name="T1"> </text:span></text:span><text:span text:style-name="apple-style-span"><text:span text:style-name="T2">अर्दे</text:span></text:span><text:span text:style-name="apple-style-span"><text:span text:style-name="T1"> </text:span></text:span><text:span text:style-name="apple-style-span"><text:span text:style-name="T2">महाराज</text:span></text:span><text:span text:style-name="apple-style-span"><text:span text:style-name="T1"> </text:span></text:span><text:span text:style-name="apple-style-span"><text:span text:style-name="T2">यथि</text:span></text:span><text:span text:style-name="apple-style-span"><text:span text:style-name="T1"> </text:span></text:span><text:span text:style-name="apple-style-span"><text:span text:style-name="T2">मां</text:span></text:span><text:span text:style-name="apple-style-span"><text:span text:style-name="T1"> </text:span></text:span><text:span text:style-name="apple-style-span"><text:span text:style-name="T2">वृणुषे</text:span></text:span><text:span text:style-name="apple-style-span"><text:span text:style-name="T1"> </text:span></text:span><text:span text:style-name="apple-style-span"><text:span text:style-name="T2">ऽनघ</text:span></text:span><text:span text:style-name="T1"><text:line-break/></text:span><text:span text:style-name="apple-style-span"><text:span text:style-name="T1"> </text:span></text:span><text:span text:style-name="apple-style-span"><text:span text:style-name="T3">92</text:span></text:span><text:span text:style-name="apple-converted-space"><text:span text:style-name="T1"> </text:span></text:span><text:span text:style-name="apple-style-span"><text:span text:style-name="T2">युधिष्ठिर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एह्य</text:span></text:span><text:span text:style-name="apple-style-span"><text:span text:style-name="T1"> </text:span></text:span><text:span text:style-name="apple-style-span"><text:span text:style-name="T2">एहि</text:span></text:span><text:span text:style-name="apple-style-span"><text:span text:style-name="T1"> </text:span></text:span><text:span text:style-name="apple-style-span"><text:span text:style-name="T2">सर्वे</text:span></text:span><text:span text:style-name="apple-style-span"><text:span text:style-name="T1"> </text:span></text:span><text:span text:style-name="apple-style-span"><text:span text:style-name="T2">यॊत्स्यामस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भरातॄन</text:span></text:span><text:span text:style-name="apple-style-span"><text:span text:style-name="T1"> </text:span></text:span><text:span text:style-name="apple-style-span"><text:span text:style-name="T2">अपण्डिता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युयुत्सॊ</text:span></text:span><text:span text:style-name="apple-style-span"><text:span text:style-name="T1"> </text:span></text:span><text:span text:style-name="apple-style-span"><text:span text:style-name="T2">वासुथेव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वय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बरूम</text:span></text:span><text:span text:style-name="apple-style-span"><text:span text:style-name="T1"> </text:span></text:span><text:span text:style-name="apple-style-span"><text:span text:style-name="T2">सर्वशः</text:span></text:span><text:span text:style-name="T1"><text:line-break/></text:span><text:span text:style-name="apple-style-span"><text:span text:style-name="T1"> </text:span></text:span><text:span text:style-name="apple-style-span"><text:span text:style-name="T3">93</text:span></text:span><text:span text:style-name="apple-converted-space"><text:span text:style-name="T1"> </text:span></text:span><text:span text:style-name="apple-style-span"><text:span text:style-name="T2">वृणॊमि</text:span></text:span><text:span text:style-name="apple-style-span"><text:span text:style-name="T1"> </text:span></text:span><text:span text:style-name="apple-style-span"><text:span text:style-name="T2">तवां</text:span></text:span><text:span text:style-name="apple-style-span"><text:span text:style-name="T1"> </text:span></text:span><text:span text:style-name="apple-style-span"><text:span text:style-name="T2">महाबाहॊ</text:span></text:span><text:span text:style-name="apple-style-span"><text:span text:style-name="T1"> </text:span></text:span><text:span text:style-name="apple-style-span"><text:span text:style-name="T2">युध्यस्व</text:span></text:span><text:span text:style-name="apple-style-span"><text:span text:style-name="T1"> </text:span></text:span><text:span text:style-name="apple-style-span"><text:span text:style-name="T2">मम</text:span></text:span><text:span text:style-name="apple-style-span"><text:span text:style-name="T1"> </text:span></text:span><text:span text:style-name="apple-style-span"><text:span text:style-name="T2">कारणा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वयि</text:span></text:span><text:span text:style-name="apple-style-span"><text:span text:style-name="T1"> </text:span></text:span><text:span text:style-name="apple-style-span"><text:span text:style-name="T2">पिण्ड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तन्तु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धृतराष्ट्रस्य</text:span></text:span><text:span text:style-name="apple-style-span"><text:span text:style-name="T1"> </text:span></text:span><text:span text:style-name="apple-style-span"><text:span text:style-name="T2">थृश्यते</text:span></text:span><text:span text:style-name="T1"><text:line-break/></text:span><text:span text:style-name="apple-style-span"><text:span text:style-name="T1"> </text:span></text:span><text:span text:style-name="apple-style-span"><text:span text:style-name="T3">94</text:span></text:span><text:span text:style-name="apple-converted-space"><text:span text:style-name="T1"> </text:span></text:span><text:span text:style-name="apple-style-span"><text:span text:style-name="T2">भजस्वास्मान</text:span></text:span><text:span text:style-name="apple-style-span"><text:span text:style-name="T1"> </text:span></text:span><text:span text:style-name="apple-style-span"><text:span text:style-name="T2">राजपुत्र</text:span></text:span><text:span text:style-name="apple-style-span"><text:span text:style-name="T1"> </text:span></text:span><text:span text:style-name="apple-style-span"><text:span text:style-name="T2">भजमानान</text:span></text:span><text:span text:style-name="apple-style-span"><text:span text:style-name="T1"> </text:span></text:span><text:span text:style-name="apple-style-span"><text:span text:style-name="T2">महाथ्युत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न</text:span></text:span><text:span text:style-name="apple-style-span"><text:span text:style-name="T1"> </text:span></text:span><text:span text:style-name="apple-style-span"><text:span text:style-name="T2">भविष्यति</text:span></text:span><text:span text:style-name="apple-style-span"><text:span text:style-name="T1"> </text:span></text:span><text:span text:style-name="apple-style-span"><text:span text:style-name="T2">थुर्बुथ्धिर</text:span></text:span><text:span text:style-name="apple-style-span"><text:span text:style-name="T1"> </text:span></text:span><text:span text:style-name="apple-style-span"><text:span text:style-name="T2">धार्तराष्ट्रॊ</text:span></text:span><text:span text:style-name="apple-style-span"><text:span text:style-name="T1"> </text:span></text:span><text:span text:style-name="apple-style-span"><text:span text:style-name="T2">ऽतयमर्षणः</text:span></text:span><text:span text:style-name="T1"><text:line-break/></text:span><text:span text:style-name="apple-style-span"><text:span text:style-name="T1"> </text:span></text:span><text:span text:style-name="apple-style-span"><text:span text:style-name="T3">95</text:span></text:span><text:span text:style-name="apple-converted-space"><text:span text:style-name="T1"> </text:span></text:span><text:span text:style-name="apple-style-span"><text:span text:style-name="T2">संजय</text:span></text:span><text:span text:style-name="apple-style-span"><text:span text:style-name="T1"> </text:span></text:span><text:span text:style-name="apple-style-span"><text:span text:style-name="T2">उवाच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तॊ</text:span></text:span><text:span text:style-name="apple-style-span"><text:span text:style-name="T1"> </text:span></text:span><text:span text:style-name="apple-style-span"><text:span text:style-name="T2">युयुत्सुः</text:span></text:span><text:span text:style-name="apple-style-span"><text:span text:style-name="T1"> </text:span></text:span><text:span text:style-name="apple-style-span"><text:span text:style-name="T2">कौरव्यः</text:span></text:span><text:span text:style-name="apple-style-span"><text:span text:style-name="T1"> </text:span></text:span><text:span text:style-name="apple-style-span"><text:span text:style-name="T2">परित्यज्य</text:span></text:span><text:span text:style-name="apple-style-span"><text:span text:style-name="T1"> </text:span></text:span><text:span text:style-name="apple-style-span"><text:span text:style-name="T2">सुतांस</text:span></text:span><text:span text:style-name="apple-style-span"><text:span text:style-name="T1"> </text:span></text:span><text:span text:style-name="apple-style-span"><text:span text:style-name="T2">तव</text:span></text:span><text:span text:style-name="T1"><text:line-break/></text:span><text:soft-page-break/><text:span text:style-name="apple-style-span"><text:span text:style-name="T1">     </text:span></text:span><text:span text:style-name="apple-style-span"><text:span text:style-name="T2">जगाम</text:span></text:span><text:span text:style-name="apple-style-span"><text:span text:style-name="T1"> </text:span></text:span><text:span text:style-name="apple-style-span"><text:span text:style-name="T2">पाण्डुपुत्राणां</text:span></text:span><text:span text:style-name="apple-style-span"><text:span text:style-name="T1"> </text:span></text:span><text:span text:style-name="apple-style-span"><text:span text:style-name="T2">सेनां</text:span></text:span><text:span text:style-name="apple-style-span"><text:span text:style-name="T1"> </text:span></text:span><text:span text:style-name="apple-style-span"><text:span text:style-name="T2">विश्राव्य</text:span></text:span><text:span text:style-name="apple-style-span"><text:span text:style-name="T1"> </text:span></text:span><text:span text:style-name="apple-style-span"><text:span text:style-name="T2">थुन्थुभिम</text:span></text:span><text:span text:style-name="T1"><text:line-break/></text:span><text:span text:style-name="apple-style-span"><text:span text:style-name="T1"> </text:span></text:span><text:span text:style-name="apple-style-span"><text:span text:style-name="T3">96</text:span></text:span><text:span text:style-name="apple-converted-space"><text:span text:style-name="T1"> </text:span></text:span><text:span text:style-name="apple-style-span"><text:span text:style-name="T2">ततॊ</text:span></text:span><text:span text:style-name="apple-style-span"><text:span text:style-name="T1"> </text:span></text:span><text:span text:style-name="apple-style-span"><text:span text:style-name="T2">युधिष्ठिरॊ</text:span></text:span><text:span text:style-name="apple-style-span"><text:span text:style-name="T1"> </text:span></text:span><text:span text:style-name="apple-style-span"><text:span text:style-name="T2">राजा</text:span></text:span><text:span text:style-name="apple-style-span"><text:span text:style-name="T1"> </text:span></text:span><text:span text:style-name="apple-style-span"><text:span text:style-name="T2">संप्रहृष्टः</text:span></text:span><text:span text:style-name="apple-style-span"><text:span text:style-name="T1"> </text:span></text:span><text:span text:style-name="apple-style-span"><text:span text:style-name="T2">सहानुजै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जग्राह</text:span></text:span><text:span text:style-name="apple-style-span"><text:span text:style-name="T1"> </text:span></text:span><text:span text:style-name="apple-style-span"><text:span text:style-name="T2">कवचं</text:span></text:span><text:span text:style-name="apple-style-span"><text:span text:style-name="T1"> </text:span></text:span><text:span text:style-name="apple-style-span"><text:span text:style-name="T2">भूयॊ</text:span></text:span><text:span text:style-name="apple-style-span"><text:span text:style-name="T1"> </text:span></text:span><text:span text:style-name="apple-style-span"><text:span text:style-name="T2">थीप्तिमत</text:span></text:span><text:span text:style-name="apple-style-span"><text:span text:style-name="T1"> </text:span></text:span><text:span text:style-name="apple-style-span"><text:span text:style-name="T2">कनकॊज्ज्वलम</text:span></text:span><text:span text:style-name="T1"><text:line-break/></text:span><text:span text:style-name="apple-style-span"><text:span text:style-name="T1"> </text:span></text:span><text:span text:style-name="apple-style-span"><text:span text:style-name="T3">97</text:span></text:span><text:span text:style-name="apple-converted-space"><text:span text:style-name="T1"> </text:span></text:span><text:span text:style-name="apple-style-span"><text:span text:style-name="T2">परत्यपथ्यन्त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सर्वे</text:span></text:span><text:span text:style-name="apple-style-span"><text:span text:style-name="T1"> </text:span></text:span><text:span text:style-name="apple-style-span"><text:span text:style-name="T2">रदान</text:span></text:span><text:span text:style-name="apple-style-span"><text:span text:style-name="T1"> </text:span></text:span><text:span text:style-name="apple-style-span"><text:span text:style-name="T2">सवान</text:span></text:span><text:span text:style-name="apple-style-span"><text:span text:style-name="T1"> </text:span></text:span><text:span text:style-name="apple-style-span"><text:span text:style-name="T2">पुरुषर्षभ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तॊ</text:span></text:span><text:span text:style-name="apple-style-span"><text:span text:style-name="T1"> </text:span></text:span><text:span text:style-name="apple-style-span"><text:span text:style-name="T2">वयूहं</text:span></text:span><text:span text:style-name="apple-style-span"><text:span text:style-name="T1"> </text:span></text:span><text:span text:style-name="apple-style-span"><text:span text:style-name="T2">यदापूर्वं</text:span></text:span><text:span text:style-name="apple-style-span"><text:span text:style-name="T1"> </text:span></text:span><text:span text:style-name="apple-style-span"><text:span text:style-name="T2">परत्यव्यूहन्त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पुनः</text:span></text:span><text:span text:style-name="T1"><text:line-break/></text:span><text:span text:style-name="apple-style-span"><text:span text:style-name="T1"> </text:span></text:span><text:span text:style-name="apple-style-span"><text:span text:style-name="T3">98</text:span></text:span><text:span text:style-name="apple-converted-space"><text:span text:style-name="T1"> </text:span></text:span><text:span text:style-name="apple-style-span"><text:span text:style-name="T2">अवाथयन</text:span></text:span><text:span text:style-name="apple-style-span"><text:span text:style-name="T1"> </text:span></text:span><text:span text:style-name="apple-style-span"><text:span text:style-name="T2">थुन्थुभीं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शतशश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पुष्करा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िंहनाथां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विविधान</text:span></text:span><text:span text:style-name="apple-style-span"><text:span text:style-name="T1"> </text:span></text:span><text:span text:style-name="apple-style-span"><text:span text:style-name="T2">विनेथुः</text:span></text:span><text:span text:style-name="apple-style-span"><text:span text:style-name="T1"> </text:span></text:span><text:span text:style-name="apple-style-span"><text:span text:style-name="T2">पुरुषर्षभाः</text:span></text:span><text:span text:style-name="T1"><text:line-break/></text:span><text:span text:style-name="apple-style-span"><text:span text:style-name="T1"> </text:span></text:span><text:span text:style-name="apple-style-span"><text:span text:style-name="T3">99</text:span></text:span><text:span text:style-name="apple-converted-space"><text:span text:style-name="T1"> </text:span></text:span><text:span text:style-name="apple-style-span"><text:span text:style-name="T2">रदस्दान</text:span></text:span><text:span text:style-name="apple-style-span"><text:span text:style-name="T1"> </text:span></text:span><text:span text:style-name="apple-style-span"><text:span text:style-name="T2">पुरुषव्याघ्रान</text:span></text:span><text:span text:style-name="apple-style-span"><text:span text:style-name="T1"> </text:span></text:span><text:span text:style-name="apple-style-span"><text:span text:style-name="T2">पाण्डवान</text:span></text:span><text:span text:style-name="apple-style-span"><text:span text:style-name="T1"> </text:span></text:span><text:span text:style-name="apple-style-span"><text:span text:style-name="T2">परेक्ष्य</text:span></text:span><text:span text:style-name="apple-style-span"><text:span text:style-name="T1"> </text:span></text:span><text:span text:style-name="apple-style-span"><text:span text:style-name="T2">पार्दिव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धृष्टथ्युम्नाथयः</text:span></text:span><text:span text:style-name="apple-style-span"><text:span text:style-name="T1"> </text:span></text:span><text:span text:style-name="apple-style-span"><text:span text:style-name="T2">सर्वे</text:span></text:span><text:span text:style-name="apple-style-span"><text:span text:style-name="T1"> </text:span></text:span><text:span text:style-name="apple-style-span"><text:span text:style-name="T2">पुनर</text:span></text:span><text:span text:style-name="apple-style-span"><text:span text:style-name="T1"> </text:span></text:span><text:span text:style-name="apple-style-span"><text:span text:style-name="T2">जहृषिरे</text:span></text:span><text:span text:style-name="apple-style-span"><text:span text:style-name="T1"> </text:span></text:span><text:span text:style-name="apple-style-span"><text:span text:style-name="T2">मुथा</text:span></text:span><text:span text:style-name="T1"><text:line-break/></text:span><text:span text:style-name="apple-style-span"><text:span text:style-name="T1"> </text:span></text:span><text:span text:style-name="apple-style-span"><text:span text:style-name="T3">100</text:span></text:span><text:span text:style-name="apple-converted-space"><text:span text:style-name="T1"> </text:span></text:span><text:span text:style-name="apple-style-span"><text:span text:style-name="T2">गौरवं</text:span></text:span><text:span text:style-name="apple-style-span"><text:span text:style-name="T1"> </text:span></text:span><text:span text:style-name="apple-style-span"><text:span text:style-name="T2">पाण्डुपुत्राणां</text:span></text:span><text:span text:style-name="apple-style-span"><text:span text:style-name="T1"> </text:span></text:span><text:span text:style-name="apple-style-span"><text:span text:style-name="T2">मान्यान</text:span></text:span><text:span text:style-name="apple-style-span"><text:span text:style-name="T1"> </text:span></text:span><text:span text:style-name="apple-style-span"><text:span text:style-name="T2">मानयता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तान</text:span></text:span><text:span text:style-name="T1"><text:line-break/></text:span><text:span text:style-name="apple-style-span"><text:span text:style-name="T1">    </text:span></text:span><text:span text:style-name="apple-style-span"><text:span text:style-name="T2">थृष्ट्वा</text:span></text:span><text:span text:style-name="apple-style-span"><text:span text:style-name="T1"> </text:span></text:span><text:span text:style-name="apple-style-span"><text:span text:style-name="T2">महीक्षितस</text:span></text:span><text:span text:style-name="apple-style-span"><text:span text:style-name="T1"> </text:span></text:span><text:span text:style-name="apple-style-span"><text:span text:style-name="T2">तत्र</text:span></text:span><text:span text:style-name="apple-style-span"><text:span text:style-name="T1"> </text:span></text:span><text:span text:style-name="apple-style-span"><text:span text:style-name="T2">पूजयां</text:span></text:span><text:span text:style-name="apple-style-span"><text:span text:style-name="T1"> </text:span></text:span><text:span text:style-name="apple-style-span"><text:span text:style-name="T2">चक्रिरे</text:span></text:span><text:span text:style-name="apple-style-span"><text:span text:style-name="T1"> </text:span></text:span><text:span text:style-name="apple-style-span"><text:span text:style-name="T2">भृशम</text:span></text:span><text:span text:style-name="T1"><text:line-break/></text:span><text:span text:style-name="apple-style-span"><text:span text:style-name="T3">101</text:span></text:span><text:span text:style-name="apple-converted-space"><text:span text:style-name="T1"> </text:span></text:span><text:span text:style-name="apple-style-span"><text:span text:style-name="T2">सौहृथ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कृपां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पराप्तकालं</text:span></text:span><text:span text:style-name="apple-style-span"><text:span text:style-name="T1"> </text:span></text:span><text:span text:style-name="apple-style-span"><text:span text:style-name="T2">महात्मनाम</text:span></text:span><text:span text:style-name="T1"><text:line-break/></text:span><text:span text:style-name="apple-style-span"><text:span text:style-name="T1">    </text:span></text:span><text:span text:style-name="apple-style-span"><text:span text:style-name="T2">थया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जञातिषु</text:span></text:span><text:span text:style-name="apple-style-span"><text:span text:style-name="T1"> </text:span></text:span><text:span text:style-name="apple-style-span"><text:span text:style-name="T2">परां</text:span></text:span><text:span text:style-name="apple-style-span"><text:span text:style-name="T1"> </text:span></text:span><text:span text:style-name="apple-style-span"><text:span text:style-name="T2">कदयां</text:span></text:span><text:span text:style-name="apple-style-span"><text:span text:style-name="T1"> </text:span></text:span><text:span text:style-name="apple-style-span"><text:span text:style-name="T2">चक्रिरे</text:span></text:span><text:span text:style-name="apple-style-span"><text:span text:style-name="T1"> </text:span></text:span><text:span text:style-name="apple-style-span"><text:span text:style-name="T2">नृपाः</text:span></text:span><text:span text:style-name="T1"><text:line-break/></text:span><text:span text:style-name="apple-style-span"><text:span text:style-name="T3">102</text:span></text:span><text:span text:style-name="apple-converted-space"><text:span text:style-name="T1"> </text:span></text:span><text:span text:style-name="apple-style-span"><text:span text:style-name="T2">साधु</text:span></text:span><text:span text:style-name="apple-style-span"><text:span text:style-name="T1"> </text:span></text:span><text:span text:style-name="apple-style-span"><text:span text:style-name="T2">साध्व</text:span></text:span><text:span text:style-name="apple-style-span"><text:span text:style-name="T1"> </text:span></text:span><text:span text:style-name="apple-style-span"><text:span text:style-name="T2">इति</text:span></text:span><text:span text:style-name="apple-style-span"><text:span text:style-name="T1"> </text:span></text:span><text:span text:style-name="apple-style-span"><text:span text:style-name="T2">सर्वत्र</text:span></text:span><text:span text:style-name="apple-style-span"><text:span text:style-name="T1"> </text:span></text:span><text:span text:style-name="apple-style-span"><text:span text:style-name="T2">निश्चेरुः</text:span></text:span><text:span text:style-name="apple-style-span"><text:span text:style-name="T1"> </text:span></text:span><text:span text:style-name="apple-style-span"><text:span text:style-name="T2">सतुतिसंहिताः</text:span></text:span><text:span text:style-name="T1"><text:line-break/></text:span><text:span text:style-name="apple-style-span"><text:span text:style-name="T1">    </text:span></text:span><text:span text:style-name="apple-style-span"><text:span text:style-name="T2">वाचः</text:span></text:span><text:span text:style-name="apple-style-span"><text:span text:style-name="T1"> </text:span></text:span><text:span text:style-name="apple-style-span"><text:span text:style-name="T2">पुण्याः</text:span></text:span><text:span text:style-name="apple-style-span"><text:span text:style-name="T1"> </text:span></text:span><text:span text:style-name="apple-style-span"><text:span text:style-name="T2">कीर्तिमतां</text:span></text:span><text:span text:style-name="apple-style-span"><text:span text:style-name="T1"> </text:span></text:span><text:span text:style-name="apple-style-span"><text:span text:style-name="T2">मनॊहृथयहर्षिणीः</text:span></text:span><text:span text:style-name="T1"><text:line-break/></text:span><text:span text:style-name="apple-style-span"><text:span text:style-name="T3">103</text:span></text:span><text:span text:style-name="apple-converted-space"><text:span text:style-name="T1"> </text:span></text:span><text:span text:style-name="apple-style-span"><text:span text:style-name="T2">मलेच्छाश</text:span></text:span><text:span text:style-name="apple-style-span"><text:span text:style-name="T1"> </text:span></text:span><text:span text:style-name="apple-style-span"><text:span text:style-name="T2">चार्या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ये</text:span></text:span><text:span text:style-name="apple-style-span"><text:span text:style-name="T1"> </text:span></text:span><text:span text:style-name="apple-style-span"><text:span text:style-name="T2">तत्र</text:span></text:span><text:span text:style-name="apple-style-span"><text:span text:style-name="T1"> </text:span></text:span><text:span text:style-name="apple-style-span"><text:span text:style-name="T2">थथृशुः</text:span></text:span><text:span text:style-name="apple-style-span"><text:span text:style-name="T1"> </text:span></text:span><text:span text:style-name="apple-style-span"><text:span text:style-name="T2">शुश्रुवुस</text:span></text:span><text:span text:style-name="apple-style-span"><text:span text:style-name="T1"> </text:span></text:span><text:span text:style-name="apple-style-span"><text:span text:style-name="T2">तथा</text:span></text:span><text:span text:style-name="T1"><text:line-break/></text:span><text:span text:style-name="apple-style-span"><text:span text:style-name="T1">    </text:span></text:span><text:span text:style-name="apple-style-span"><text:span text:style-name="T2">वृत्तं</text:span></text:span><text:span text:style-name="apple-style-span"><text:span text:style-name="T1"> </text:span></text:span><text:span text:style-name="apple-style-span"><text:span text:style-name="T2">तत</text:span></text:span><text:span text:style-name="apple-style-span"><text:span text:style-name="T1"> </text:span></text:span><text:span text:style-name="apple-style-span"><text:span text:style-name="T2">पाण्डुपुत्राणां</text:span></text:span><text:span text:style-name="apple-style-span"><text:span text:style-name="T1"> </text:span></text:span><text:span text:style-name="apple-style-span"><text:span text:style-name="T2">रुरुथुस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सगथ्गथाः</text:span></text:span><text:span text:style-name="T1"><text:line-break/></text:span><text:span text:style-name="apple-style-span"><text:span text:style-name="T3">104</text:span></text:span><text:span text:style-name="apple-converted-space"><text:span text:style-name="T1"> </text:span></text:span><text:span text:style-name="apple-style-span"><text:span text:style-name="T2">ततॊ</text:span></text:span><text:span text:style-name="apple-style-span"><text:span text:style-name="T1"> </text:span></text:span><text:span text:style-name="apple-style-span"><text:span text:style-name="T2">जघ्नुर</text:span></text:span><text:span text:style-name="apple-style-span"><text:span text:style-name="T1"> </text:span></text:span><text:span text:style-name="apple-style-span"><text:span text:style-name="T2">महाभेरीः</text:span></text:span><text:span text:style-name="apple-style-span"><text:span text:style-name="T1"> </text:span></text:span><text:span text:style-name="apple-style-span"><text:span text:style-name="T2">शतशश</text:span></text:span><text:span text:style-name="apple-style-span"><text:span text:style-name="T1"> </text:span></text:span><text:span text:style-name="apple-style-span"><text:span text:style-name="T2">चैव</text:span></text:span><text:span text:style-name="apple-style-span"><text:span text:style-name="T1"> </text:span></text:span><text:span text:style-name="apple-style-span"><text:span text:style-name="T2">पुष्करान</text:span></text:span><text:span text:style-name="T1"><text:line-break/></text:span><text:span text:style-name="apple-style-span"><text:span text:style-name="T1">    </text:span></text:span><text:span text:style-name="apple-style-span"><text:span text:style-name="T2">शङ्खां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गॊक्षीरनिभान</text:span></text:span><text:span text:style-name="apple-style-span"><text:span text:style-name="T1"> </text:span></text:span><text:span text:style-name="apple-style-span"><text:span text:style-name="T2">थध्मुर</text:span></text:span><text:span text:style-name="apple-style-span"><text:span text:style-name="T1"> </text:span></text:span><text:span text:style-name="apple-style-span"><text:span text:style-name="T2">हृष्टा</text:span></text:span><text:span text:style-name="apple-style-span"><text:span text:style-name="T1"> </text:span></text:span><text:span text:style-name="apple-style-span"><text:span text:style-name="T2">मनस्विनः</text:span></text:span></text:p>
      <text:p text:style-name="Standard"><text:span text:style-name="apple-style-span"><text:span text:style-name="T2"/></text:span></text:p>
      <text:p text:style-name="Standard"><text:span text:style-name="apple-style-span"><text:span text:style-name="T2"/></text:span></text:p>
      <text:p text:style-name="Standard"><text:span text:style-name="apple-style-span"><text:span text:style-name="T1">[</text:span></text:span><text:span text:style-name="apple-style-span"><text:span text:style-name="T2">धृ</text:span></text:span><text:span text:style-name="apple-style-span"><text:span text:style-name="T1">]</text:span></text:span><text:span text:style-name="T1"><text:line-break/></text:span><text:span text:style-name="apple-style-span"><text:span text:style-name="T1">      </text:span></text:span><text:span text:style-name="apple-style-span"><text:span text:style-name="T2">एवं</text:span></text:span><text:span text:style-name="apple-style-span"><text:span text:style-name="T1"> </text:span></text:span><text:span text:style-name="apple-style-span"><text:span text:style-name="T2">वयूढेष्व</text:span></text:span><text:span text:style-name="apple-style-span"><text:span text:style-name="T1"> </text:span></text:span><text:span text:style-name="apple-style-span"><text:span text:style-name="T2">अनीकेषु</text:span></text:span><text:span text:style-name="apple-style-span"><text:span text:style-name="T1"> </text:span></text:span><text:span text:style-name="apple-style-span"><text:span text:style-name="T2">मामकेष्व</text:span></text:span><text:span text:style-name="apple-style-span"><text:span text:style-name="T1"> </text:span></text:span><text:span text:style-name="apple-style-span"><text:span text:style-name="T2">इतरेषु</text:span></text:span><text:span text:style-name="apple-style-span"><text:span text:style-name="T1"> </text:span></text:span><text:span text:style-name="apple-style-span"><text:span text:style-name="T2">च</text:span></text:span><text:span text:style-name="T1"><text:line-break/></text:span><text:span text:style-name="apple-style-span"><text:span text:style-name="T1">      </text:span></text:span><text:span text:style-name="apple-style-span"><text:span text:style-name="T2">के</text:span></text:span><text:span text:style-name="apple-style-span"><text:span text:style-name="T1"> </text:span></text:span><text:span text:style-name="apple-style-span"><text:span text:style-name="T2">पूर्वं</text:span></text:span><text:span text:style-name="apple-style-span"><text:span text:style-name="T1"> </text:span></text:span><text:span text:style-name="apple-style-span"><text:span text:style-name="T2">पराहरंस</text:span></text:span><text:span text:style-name="apple-style-span"><text:span text:style-name="T1"> </text:span></text:span><text:span text:style-name="apple-style-span"><text:span text:style-name="T2">तत्र</text:span></text:span><text:span text:style-name="apple-style-span"><text:span text:style-name="T1"> </text:span></text:span><text:span text:style-name="apple-style-span"><text:span text:style-name="T2">कुरवः</text:span></text:span><text:span text:style-name="apple-style-span"><text:span text:style-name="T1"> </text:span></text:span><text:span text:style-name="apple-style-span"><text:span text:style-name="T2">पाण्डवास</text:span></text:span><text:span text:style-name="apple-style-span"><text:span text:style-name="T1"> </text:span></text:span><text:span text:style-name="apple-style-span"><text:span text:style-name="T2">तदा</text:span></text:span><text:span text:style-name="T1"><text:line-break/></text:span><text:span text:style-name="apple-style-span"><text:span text:style-name="T1">  </text:span></text:span><text:span text:style-name="apple-style-span"><text:span text:style-name="T3">2</text:span></text:span><text:span text:style-name="apple-converted-space"><text:span text:style-name="T1"> </text:span></text:span><text:span text:style-name="apple-style-span"><text:span text:style-name="T1">[</text:span></text:span><text:span text:style-name="apple-style-span"><text:span text:style-name="T2">स</text:span></text:span><text:span text:style-name="apple-style-span"><text:span text:style-name="T1">]</text:span></text:span><text:span text:style-name="T1"><text:line-break/></text:span><text:span text:style-name="apple-style-span"><text:span text:style-name="T1">      </text:span></text:span><text:span text:style-name="apple-style-span"><text:span text:style-name="T2">भरातृभिः</text:span></text:span><text:span text:style-name="apple-style-span"><text:span text:style-name="T1"> </text:span></text:span><text:span text:style-name="apple-style-span"><text:span text:style-name="T2">सहितॊ</text:span></text:span><text:span text:style-name="apple-style-span"><text:span text:style-name="T1"> </text:span></text:span><text:span text:style-name="apple-style-span"><text:span text:style-name="T2">राजन</text:span></text:span><text:span text:style-name="apple-style-span"><text:span text:style-name="T1"> </text:span></text:span><text:span text:style-name="apple-style-span"><text:span text:style-name="T2">पुत्रॊ</text:span></text:span><text:span text:style-name="apple-style-span"><text:span text:style-name="T1"> </text:span></text:span><text:span text:style-name="apple-style-span"><text:span text:style-name="T2">थुर्यॊधनस</text:span></text:span><text:span text:style-name="apple-style-span"><text:span text:style-name="T1"> </text:span></text:span><text:span text:style-name="apple-style-span"><text:span text:style-name="T2">तव</text:span></text:span><text:span text:style-name="T1"><text:line-break/></text:span><text:span text:style-name="apple-style-span"><text:span text:style-name="T1">      </text:span></text:span><text:span text:style-name="apple-style-span"><text:span text:style-name="T2">भीष्मं</text:span></text:span><text:span text:style-name="apple-style-span"><text:span text:style-name="T1"> </text:span></text:span><text:span text:style-name="apple-style-span"><text:span text:style-name="T2">परमुखतः</text:span></text:span><text:span text:style-name="apple-style-span"><text:span text:style-name="T1"> </text:span></text:span><text:span text:style-name="apple-style-span"><text:span text:style-name="T2">कृत्वा</text:span></text:span><text:span text:style-name="apple-style-span"><text:span text:style-name="T1"> </text:span></text:span><text:span text:style-name="apple-style-span"><text:span text:style-name="T2">परययौ</text:span></text:span><text:span text:style-name="apple-style-span"><text:span text:style-name="T1"> </text:span></text:span><text:span text:style-name="apple-style-span"><text:span text:style-name="T2">सह</text:span></text:span><text:span text:style-name="apple-style-span"><text:span text:style-name="T1"> </text:span></text:span><text:span text:style-name="apple-style-span"><text:span text:style-name="T2">सेनया</text:span></text:span><text:span text:style-name="T1"><text:line-break/></text:span><text:span text:style-name="apple-style-span"><text:span text:style-name="T1">  </text:span></text:span><text:span text:style-name="apple-style-span"><text:span text:style-name="T3">3</text:span></text:span><text:span text:style-name="apple-converted-space"><text:span text:style-name="T1"> </text:span></text:span><text:span text:style-name="apple-style-span"><text:span text:style-name="T2">तदैव</text:span></text:span><text:span text:style-name="apple-style-span"><text:span text:style-name="T1"> </text:span></text:span><text:span text:style-name="apple-style-span"><text:span text:style-name="T2">पाण्डवाः</text:span></text:span><text:span text:style-name="apple-style-span"><text:span text:style-name="T1"> </text:span></text:span><text:span text:style-name="apple-style-span"><text:span text:style-name="T2">सर्वे</text:span></text:span><text:span text:style-name="apple-style-span"><text:span text:style-name="T1"> </text:span></text:span><text:span text:style-name="apple-style-span"><text:span text:style-name="T2">भीमसेनपुरॊगमा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भीष्मेण</text:span></text:span><text:span text:style-name="apple-style-span"><text:span text:style-name="T1"> </text:span></text:span><text:span text:style-name="apple-style-span"><text:span text:style-name="T2">युथ्धम</text:span></text:span><text:span text:style-name="apple-style-span"><text:span text:style-name="T1"> </text:span></text:span><text:span text:style-name="apple-style-span"><text:span text:style-name="T2">इच्छन्तः</text:span></text:span><text:span text:style-name="apple-style-span"><text:span text:style-name="T1"> </text:span></text:span><text:span text:style-name="apple-style-span"><text:span text:style-name="T2">परययुर</text:span></text:span><text:span text:style-name="apple-style-span"><text:span text:style-name="T1"> </text:span></text:span><text:span text:style-name="apple-style-span"><text:span text:style-name="T2">हृष्टमानसाः</text:span></text:span><text:span text:style-name="T1"><text:line-break/></text:span><text:span text:style-name="apple-style-span"><text:span text:style-name="T1">  </text:span></text:span><text:span text:style-name="apple-style-span"><text:span text:style-name="T3">4</text:span></text:span><text:span text:style-name="apple-converted-space"><text:span text:style-name="T1"> </text:span></text:span><text:span text:style-name="apple-style-span"><text:span text:style-name="T2">कष्वेडाः</text:span></text:span><text:span text:style-name="apple-style-span"><text:span text:style-name="T1"> </text:span></text:span><text:span text:style-name="apple-style-span"><text:span text:style-name="T2">किल</text:span></text:span><text:span text:style-name="apple-style-span"><text:span text:style-name="T1"> </text:span></text:span><text:span text:style-name="apple-style-span"><text:span text:style-name="T2">किला</text:span></text:span><text:span text:style-name="apple-style-span"><text:span text:style-name="T1"> </text:span></text:span><text:span text:style-name="apple-style-span"><text:span text:style-name="T2">शब्थः</text:span></text:span><text:span text:style-name="apple-style-span"><text:span text:style-name="T1"> </text:span></text:span><text:span text:style-name="apple-style-span"><text:span text:style-name="T2">करकचा</text:span></text:span><text:span text:style-name="apple-style-span"><text:span text:style-name="T1"> </text:span></text:span><text:span text:style-name="apple-style-span"><text:span text:style-name="T2">गॊविषाणिका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भेरीमृथङ्गमुरजा</text:span></text:span><text:span text:style-name="apple-style-span"><text:span text:style-name="T1"> </text:span></text:span><text:span text:style-name="apple-style-span"><text:span text:style-name="T2">हयकुञ्जरनिस्वनाः</text:span></text:span><text:span text:style-name="T1"><text:line-break/></text:span><text:span text:style-name="apple-style-span"><text:span text:style-name="T1">  </text:span></text:span><text:span text:style-name="apple-style-span"><text:span text:style-name="T3">5</text:span></text:span><text:span text:style-name="apple-converted-space"><text:span text:style-name="T1"> </text:span></text:span><text:span text:style-name="apple-style-span"><text:span text:style-name="T2">उभयॊः</text:span></text:span><text:span text:style-name="apple-style-span"><text:span text:style-name="T1"> </text:span></text:span><text:span text:style-name="apple-style-span"><text:span text:style-name="T2">सेनयॊ</text:span></text:span><text:span text:style-name="apple-style-span"><text:span text:style-name="T1"> </text:span></text:span><text:span text:style-name="apple-style-span"><text:span text:style-name="T2">राजंस</text:span></text:span><text:span text:style-name="apple-style-span"><text:span text:style-name="T1"> </text:span></text:span><text:span text:style-name="apple-style-span"><text:span text:style-name="T2">ततस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ऽसमान</text:span></text:span><text:span text:style-name="apple-style-span"><text:span text:style-name="T1"> </text:span></text:span><text:span text:style-name="apple-style-span"><text:span text:style-name="T2">समथ्रवन</text:span></text:span><text:span text:style-name="T1"><text:line-break/></text:span><text:span text:style-name="apple-style-span"><text:span text:style-name="T1">      </text:span></text:span><text:span text:style-name="apple-style-span"><text:span text:style-name="T2">वयं</text:span></text:span><text:span text:style-name="apple-style-span"><text:span text:style-name="T1"> </text:span></text:span><text:span text:style-name="apple-style-span"><text:span text:style-name="T2">परतिनथन्त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तथासीत</text:span></text:span><text:span text:style-name="apple-style-span"><text:span text:style-name="T1"> </text:span></text:span><text:span text:style-name="apple-style-span"><text:span text:style-name="T2">तुमुलं</text:span></text:span><text:span text:style-name="apple-style-span"><text:span text:style-name="T1"> </text:span></text:span><text:span text:style-name="apple-style-span"><text:span text:style-name="T2">महत</text:span></text:span><text:span text:style-name="T1"><text:line-break/></text:span><text:span text:style-name="apple-style-span"><text:span text:style-name="T1">  </text:span></text:span><text:span text:style-name="apple-style-span"><text:span text:style-name="T3">6</text:span></text:span><text:span text:style-name="apple-converted-space"><text:span text:style-name="T1"> </text:span></text:span><text:span text:style-name="apple-style-span"><text:span text:style-name="T2">महान्त्य</text:span></text:span><text:span text:style-name="apple-style-span"><text:span text:style-name="T1"> </text:span></text:span><text:span text:style-name="apple-style-span"><text:span text:style-name="T2">अनीकानि</text:span></text:span><text:span text:style-name="apple-style-span"><text:span text:style-name="T1"> </text:span></text:span><text:span text:style-name="apple-style-span"><text:span text:style-name="T2">महासमुच्छ्रये</text:span></text:span><text:span text:style-name="apple-style-span"><text:span text:style-name="T1">; </text:span></text:span><text:span text:style-name="apple-style-span"><text:span text:style-name="T2">समागमे</text:span></text:span><text:span text:style-name="apple-style-span"><text:span text:style-name="T1"> </text:span></text:span><text:span text:style-name="apple-style-span"><text:span text:style-name="T2">पाण्डव</text:span></text:span><text:span text:style-name="apple-style-span"><text:span text:style-name="T1"> </text:span></text:span><text:span text:style-name="apple-style-span"><text:span text:style-name="T2">धार्तराष्ट्रयॊः</text:span></text:span><text:span text:style-name="T1"><text:line-break/></text:span><text:span text:style-name="apple-style-span"><text:span text:style-name="T1">      </text:span></text:span><text:span text:style-name="apple-style-span"><text:span text:style-name="T2">चकम्पिरे</text:span></text:span><text:span text:style-name="apple-style-span"><text:span text:style-name="T1"> </text:span></text:span><text:span text:style-name="apple-style-span"><text:span text:style-name="T2">शङ्खमृथङ्ग</text:span></text:span><text:span text:style-name="apple-style-span"><text:span text:style-name="T1"> </text:span></text:span><text:span text:style-name="apple-style-span"><text:span text:style-name="T2">निस्वनैः</text:span></text:span><text:span text:style-name="apple-style-span"><text:span text:style-name="T1">; </text:span></text:span><text:span text:style-name="apple-style-span"><text:span text:style-name="T2">परकम्पितानीव</text:span></text:span><text:span text:style-name="apple-style-span"><text:span text:style-name="T1"> </text:span></text:span><text:span text:style-name="apple-style-span"><text:span text:style-name="T2">वनानि</text:span></text:span><text:span text:style-name="apple-style-span"><text:span text:style-name="T1"> </text:span></text:span><text:span text:style-name="apple-style-span"><text:span text:style-name="T2">वायुना</text:span></text:span><text:span text:style-name="T1"><text:line-break/></text:span><text:span text:style-name="apple-style-span"><text:span text:style-name="T1">  </text:span></text:span><text:span text:style-name="apple-style-span"><text:span text:style-name="T3">7</text:span></text:span><text:span text:style-name="apple-converted-space"><text:span text:style-name="T1"> </text:span></text:span><text:span text:style-name="apple-style-span"><text:span text:style-name="T2">नरेन्थ्र</text:span></text:span><text:span text:style-name="apple-style-span"><text:span text:style-name="T1"> </text:span></text:span><text:span text:style-name="apple-style-span"><text:span text:style-name="T2">नागाश्वरदाकुलानाम</text:span></text:span><text:span text:style-name="apple-style-span"><text:span text:style-name="T1">; </text:span></text:span><text:span text:style-name="apple-style-span"><text:span text:style-name="T2">अभ्यायतीनाम</text:span></text:span><text:span text:style-name="apple-style-span"><text:span text:style-name="T1"> </text:span></text:span><text:span text:style-name="apple-style-span"><text:span text:style-name="T2">अशिवे</text:span></text:span><text:span text:style-name="apple-style-span"><text:span text:style-name="T1"> </text:span></text:span><text:span text:style-name="apple-style-span"><text:span text:style-name="T2">मुहूर्ते</text:span></text:span><text:span text:style-name="T1"><text:line-break/></text:span><text:soft-page-break/><text:span text:style-name="apple-style-span"><text:span text:style-name="T1">      </text:span></text:span><text:span text:style-name="apple-style-span"><text:span text:style-name="T2">बभूव</text:span></text:span><text:span text:style-name="apple-style-span"><text:span text:style-name="T1"> </text:span></text:span><text:span text:style-name="apple-style-span"><text:span text:style-name="T2">घॊषस</text:span></text:span><text:span text:style-name="apple-style-span"><text:span text:style-name="T1"> </text:span></text:span><text:span text:style-name="apple-style-span"><text:span text:style-name="T2">तुमुलश</text:span></text:span><text:span text:style-name="apple-style-span"><text:span text:style-name="T1"> </text:span></text:span><text:span text:style-name="apple-style-span"><text:span text:style-name="T2">चमूनां</text:span></text:span><text:span text:style-name="apple-style-span"><text:span text:style-name="T1">; </text:span></text:span><text:span text:style-name="apple-style-span"><text:span text:style-name="T2">वातॊथ्धुतानाम</text:span></text:span><text:span text:style-name="apple-style-span"><text:span text:style-name="T1"> </text:span></text:span><text:span text:style-name="apple-style-span"><text:span text:style-name="T2">इव</text:span></text:span><text:span text:style-name="apple-style-span"><text:span text:style-name="T1"> </text:span></text:span><text:span text:style-name="apple-style-span"><text:span text:style-name="T2">सागराणाम</text:span></text:span><text:span text:style-name="T1"><text:line-break/></text:span><text:span text:style-name="apple-style-span"><text:span text:style-name="T1">  </text:span></text:span><text:span text:style-name="apple-style-span"><text:span text:style-name="T3">8</text:span></text:span><text:span text:style-name="apple-converted-space"><text:span text:style-name="T1"> </text:span></text:span><text:span text:style-name="apple-style-span"><text:span text:style-name="T2">तस्मिन</text:span></text:span><text:span text:style-name="apple-style-span"><text:span text:style-name="T1"> </text:span></text:span><text:span text:style-name="apple-style-span"><text:span text:style-name="T2">समुत्दिते</text:span></text:span><text:span text:style-name="apple-style-span"><text:span text:style-name="T1"> </text:span></text:span><text:span text:style-name="apple-style-span"><text:span text:style-name="T2">शब्थे</text:span></text:span><text:span text:style-name="apple-style-span"><text:span text:style-name="T1"> </text:span></text:span><text:span text:style-name="apple-style-span"><text:span text:style-name="T2">तुमुले</text:span></text:span><text:span text:style-name="apple-style-span"><text:span text:style-name="T1"> </text:span></text:span><text:span text:style-name="apple-style-span"><text:span text:style-name="T2">लॊमहर्षणे</text:span></text:span><text:span text:style-name="T1"><text:line-break/></text:span><text:span text:style-name="apple-style-span"><text:span text:style-name="T1">      </text:span></text:span><text:span text:style-name="apple-style-span"><text:span text:style-name="T2">भीमसेनॊ</text:span></text:span><text:span text:style-name="apple-style-span"><text:span text:style-name="T1"> </text:span></text:span><text:span text:style-name="apple-style-span"><text:span text:style-name="T2">महाबाहुः</text:span></text:span><text:span text:style-name="apple-style-span"><text:span text:style-name="T1"> </text:span></text:span><text:span text:style-name="apple-style-span"><text:span text:style-name="T2">पराणथथ</text:span></text:span><text:span text:style-name="apple-style-span"><text:span text:style-name="T1"> </text:span></text:span><text:span text:style-name="apple-style-span"><text:span text:style-name="T2">गॊवृषॊ</text:span></text:span><text:span text:style-name="apple-style-span"><text:span text:style-name="T1"> </text:span></text:span><text:span text:style-name="apple-style-span"><text:span text:style-name="T2">यदा</text:span></text:span><text:span text:style-name="T1"><text:line-break/></text:span><text:span text:style-name="apple-style-span"><text:span text:style-name="T1">  </text:span></text:span><text:span text:style-name="apple-style-span"><text:span text:style-name="T3">9</text:span></text:span><text:span text:style-name="apple-converted-space"><text:span text:style-name="T1"> </text:span></text:span><text:span text:style-name="apple-style-span"><text:span text:style-name="T2">शङ्खथुन्थुभिनिर्घॊषं</text:span></text:span><text:span text:style-name="apple-style-span"><text:span text:style-name="T1"> </text:span></text:span><text:span text:style-name="apple-style-span"><text:span text:style-name="T2">वारणाना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बृंहितम</text:span></text:span><text:span text:style-name="T1"><text:line-break/></text:span><text:span text:style-name="apple-style-span"><text:span text:style-name="T1">      </text:span></text:span><text:span text:style-name="apple-style-span"><text:span text:style-name="T2">सिंहनाथ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सैन्यानां</text:span></text:span><text:span text:style-name="apple-style-span"><text:span text:style-name="T1"> </text:span></text:span><text:span text:style-name="apple-style-span"><text:span text:style-name="T2">भीमसेनरवॊ</text:span></text:span><text:span text:style-name="apple-style-span"><text:span text:style-name="T1"> </text:span></text:span><text:span text:style-name="apple-style-span"><text:span text:style-name="T2">ऽभयभूत</text:span></text:span><text:span text:style-name="T1"><text:line-break/></text:span><text:span text:style-name="apple-style-span"><text:span text:style-name="T1">  </text:span></text:span><text:span text:style-name="apple-style-span"><text:span text:style-name="T3">10</text:span></text:span><text:span text:style-name="apple-converted-space"><text:span text:style-name="T1"> </text:span></text:span><text:span text:style-name="apple-style-span"><text:span text:style-name="T2">हयानां</text:span></text:span><text:span text:style-name="apple-style-span"><text:span text:style-name="T1"> </text:span></text:span><text:span text:style-name="apple-style-span"><text:span text:style-name="T2">हेषमाणानाम</text:span></text:span><text:span text:style-name="apple-style-span"><text:span text:style-name="T1"> </text:span></text:span><text:span text:style-name="apple-style-span"><text:span text:style-name="T2">अनीकेषु</text:span></text:span><text:span text:style-name="apple-style-span"><text:span text:style-name="T1"> </text:span></text:span><text:span text:style-name="apple-style-span"><text:span text:style-name="T2">सहस्रश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र्वान</text:span></text:span><text:span text:style-name="apple-style-span"><text:span text:style-name="T1"> </text:span></text:span><text:span text:style-name="apple-style-span"><text:span text:style-name="T2">अभ्यभवच</text:span></text:span><text:span text:style-name="apple-style-span"><text:span text:style-name="T1"> </text:span></text:span><text:span text:style-name="apple-style-span"><text:span text:style-name="T2">छब्थान</text:span></text:span><text:span text:style-name="apple-style-span"><text:span text:style-name="T1"> </text:span></text:span><text:span text:style-name="apple-style-span"><text:span text:style-name="T2">भीमसेनस्य</text:span></text:span><text:span text:style-name="apple-style-span"><text:span text:style-name="T1"> </text:span></text:span><text:span text:style-name="apple-style-span"><text:span text:style-name="T2">निस्वनः</text:span></text:span><text:span text:style-name="T1"><text:line-break/></text:span><text:span text:style-name="apple-style-span"><text:span text:style-name="T1"> </text:span></text:span><text:span text:style-name="apple-style-span"><text:span text:style-name="T3">11</text:span></text:span><text:span text:style-name="apple-converted-space"><text:span text:style-name="T1"> </text:span></text:span><text:span text:style-name="apple-style-span"><text:span text:style-name="T2">तं</text:span></text:span><text:span text:style-name="apple-style-span"><text:span text:style-name="T1"> </text:span></text:span><text:span text:style-name="apple-style-span"><text:span text:style-name="T2">शरुत्वा</text:span></text:span><text:span text:style-name="apple-style-span"><text:span text:style-name="T1"> </text:span></text:span><text:span text:style-name="apple-style-span"><text:span text:style-name="T2">निनथं</text:span></text:span><text:span text:style-name="apple-style-span"><text:span text:style-name="T1"> </text:span></text:span><text:span text:style-name="apple-style-span"><text:span text:style-name="T2">तस्य</text:span></text:span><text:span text:style-name="apple-style-span"><text:span text:style-name="T1"> </text:span></text:span><text:span text:style-name="apple-style-span"><text:span text:style-name="T2">सैन्यास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वितत्रसु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जीमूतस्येव</text:span></text:span><text:span text:style-name="apple-style-span"><text:span text:style-name="T1"> </text:span></text:span><text:span text:style-name="apple-style-span"><text:span text:style-name="T2">नथतः</text:span></text:span><text:span text:style-name="apple-style-span"><text:span text:style-name="T1"> </text:span></text:span><text:span text:style-name="apple-style-span"><text:span text:style-name="T2">शक्राशनिसमस्वनम</text:span></text:span><text:span text:style-name="T1"><text:line-break/></text:span><text:span text:style-name="apple-style-span"><text:span text:style-name="T1"> </text:span></text:span><text:span text:style-name="apple-style-span"><text:span text:style-name="T3">12</text:span></text:span><text:span text:style-name="apple-converted-space"><text:span text:style-name="T1"> </text:span></text:span><text:span text:style-name="apple-style-span"><text:span text:style-name="T2">वाहनानि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सर्वाणि</text:span></text:span><text:span text:style-name="apple-style-span"><text:span text:style-name="T1"> </text:span></text:span><text:span text:style-name="apple-style-span"><text:span text:style-name="T2">शकृन</text:span></text:span><text:span text:style-name="apple-style-span"><text:span text:style-name="T1"> </text:span></text:span><text:span text:style-name="apple-style-span"><text:span text:style-name="T2">मूत्रं</text:span></text:span><text:span text:style-name="apple-style-span"><text:span text:style-name="T1"> </text:span></text:span><text:span text:style-name="apple-style-span"><text:span text:style-name="T2">परसुस्रुवु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शब्थेन</text:span></text:span><text:span text:style-name="apple-style-span"><text:span text:style-name="T1"> </text:span></text:span><text:span text:style-name="apple-style-span"><text:span text:style-name="T2">तस्य</text:span></text:span><text:span text:style-name="apple-style-span"><text:span text:style-name="T1"> </text:span></text:span><text:span text:style-name="apple-style-span"><text:span text:style-name="T2">वीरस्य</text:span></text:span><text:span text:style-name="apple-style-span"><text:span text:style-name="T1"> </text:span></text:span><text:span text:style-name="apple-style-span"><text:span text:style-name="T2">सिंहस्येवेतरे</text:span></text:span><text:span text:style-name="apple-style-span"><text:span text:style-name="T1"> </text:span></text:span><text:span text:style-name="apple-style-span"><text:span text:style-name="T2">मृगाः</text:span></text:span><text:span text:style-name="T1"><text:line-break/></text:span><text:span text:style-name="apple-style-span"><text:span text:style-name="T1"> </text:span></text:span><text:span text:style-name="apple-style-span"><text:span text:style-name="T3">13</text:span></text:span><text:span text:style-name="apple-converted-space"><text:span text:style-name="T1"> </text:span></text:span><text:span text:style-name="apple-style-span"><text:span text:style-name="T2">थर्शयन</text:span></text:span><text:span text:style-name="apple-style-span"><text:span text:style-name="T1"> </text:span></text:span><text:span text:style-name="apple-style-span"><text:span text:style-name="T2">घॊरम</text:span></text:span><text:span text:style-name="apple-style-span"><text:span text:style-name="T1"> </text:span></text:span><text:span text:style-name="apple-style-span"><text:span text:style-name="T2">आत्मानं</text:span></text:span><text:span text:style-name="apple-style-span"><text:span text:style-name="T1"> </text:span></text:span><text:span text:style-name="apple-style-span"><text:span text:style-name="T2">महाभ्रम</text:span></text:span><text:span text:style-name="apple-style-span"><text:span text:style-name="T1"> </text:span></text:span><text:span text:style-name="apple-style-span"><text:span text:style-name="T2">इव</text:span></text:span><text:span text:style-name="apple-style-span"><text:span text:style-name="T1"> </text:span></text:span><text:span text:style-name="apple-style-span"><text:span text:style-name="T2">नारय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विभीषयंस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सुतांस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सेनां</text:span></text:span><text:span text:style-name="apple-style-span"><text:span text:style-name="T1"> </text:span></text:span><text:span text:style-name="apple-style-span"><text:span text:style-name="T2">समभ्ययात</text:span></text:span><text:span text:style-name="T1"><text:line-break/></text:span><text:span text:style-name="apple-style-span"><text:span text:style-name="T1"> </text:span></text:span><text:span text:style-name="apple-style-span"><text:span text:style-name="T3">14</text:span></text:span><text:span text:style-name="apple-converted-space"><text:span text:style-name="T1"> </text:span></text:span><text:span text:style-name="apple-style-span"><text:span text:style-name="T2">तम</text:span></text:span><text:span text:style-name="apple-style-span"><text:span text:style-name="T1"> </text:span></text:span><text:span text:style-name="apple-style-span"><text:span text:style-name="T2">आयान्तं</text:span></text:span><text:span text:style-name="apple-style-span"><text:span text:style-name="T1"> </text:span></text:span><text:span text:style-name="apple-style-span"><text:span text:style-name="T2">महेष्वासं</text:span></text:span><text:span text:style-name="apple-style-span"><text:span text:style-name="T1"> </text:span></text:span><text:span text:style-name="apple-style-span"><text:span text:style-name="T2">सॊथर्याः</text:span></text:span><text:span text:style-name="apple-style-span"><text:span text:style-name="T1"> </text:span></text:span><text:span text:style-name="apple-style-span"><text:span text:style-name="T2">पर्यवारयन</text:span></text:span><text:span text:style-name="T1"><text:line-break/></text:span><text:span text:style-name="apple-style-span"><text:span text:style-name="T1">     </text:span></text:span><text:span text:style-name="apple-style-span"><text:span text:style-name="T2">छाथयन्तः</text:span></text:span><text:span text:style-name="apple-style-span"><text:span text:style-name="T1"> </text:span></text:span><text:span text:style-name="apple-style-span"><text:span text:style-name="T2">शरव्रातैर</text:span></text:span><text:span text:style-name="apple-style-span"><text:span text:style-name="T1"> </text:span></text:span><text:span text:style-name="apple-style-span"><text:span text:style-name="T2">मेघा</text:span></text:span><text:span text:style-name="apple-style-span"><text:span text:style-name="T1"> </text:span></text:span><text:span text:style-name="apple-style-span"><text:span text:style-name="T2">इव</text:span></text:span><text:span text:style-name="apple-style-span"><text:span text:style-name="T1"> </text:span></text:span><text:span text:style-name="apple-style-span"><text:span text:style-name="T2">थिवाकरम</text:span></text:span><text:span text:style-name="T1"><text:line-break/></text:span><text:span text:style-name="apple-style-span"><text:span text:style-name="T1"> </text:span></text:span><text:span text:style-name="apple-style-span"><text:span text:style-name="T3">15</text:span></text:span><text:span text:style-name="apple-converted-space"><text:span text:style-name="T1"> </text:span></text:span><text:span text:style-name="apple-style-span"><text:span text:style-name="T2">थुर्यॊधन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ुत्रस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थुर्मुखॊ</text:span></text:span><text:span text:style-name="apple-style-span"><text:span text:style-name="T1"> </text:span></text:span><text:span text:style-name="apple-style-span"><text:span text:style-name="T2">थुःसहः</text:span></text:span><text:span text:style-name="apple-style-span"><text:span text:style-name="T1"> </text:span></text:span><text:span text:style-name="apple-style-span"><text:span text:style-name="T2">शल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थुःशासनश</text:span></text:span><text:span text:style-name="apple-style-span"><text:span text:style-name="T1"> </text:span></text:span><text:span text:style-name="apple-style-span"><text:span text:style-name="T2">चातिरदस</text:span></text:span><text:span text:style-name="apple-style-span"><text:span text:style-name="T1"> </text:span></text:span><text:span text:style-name="apple-style-span"><text:span text:style-name="T2">तदा</text:span></text:span><text:span text:style-name="apple-style-span"><text:span text:style-name="T1"> </text:span></text:span><text:span text:style-name="apple-style-span"><text:span text:style-name="T2">थुर्मर्षणॊ</text:span></text:span><text:span text:style-name="apple-style-span"><text:span text:style-name="T1"> </text:span></text:span><text:span text:style-name="apple-style-span"><text:span text:style-name="T2">नृप</text:span></text:span><text:span text:style-name="T1"><text:line-break/></text:span><text:span text:style-name="apple-style-span"><text:span text:style-name="T1"> </text:span></text:span><text:span text:style-name="apple-style-span"><text:span text:style-name="T3">16</text:span></text:span><text:span text:style-name="apple-converted-space"><text:span text:style-name="T1"> </text:span></text:span><text:span text:style-name="apple-style-span"><text:span text:style-name="T2">विविंशतिश</text:span></text:span><text:span text:style-name="apple-style-span"><text:span text:style-name="T1"> </text:span></text:span><text:span text:style-name="apple-style-span"><text:span text:style-name="T2">चित्रसेनॊ</text:span></text:span><text:span text:style-name="apple-style-span"><text:span text:style-name="T1"> </text:span></text:span><text:span text:style-name="apple-style-span"><text:span text:style-name="T2">विकर्ण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हारद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पुरुमित्रॊ</text:span></text:span><text:span text:style-name="apple-style-span"><text:span text:style-name="T1"> </text:span></text:span><text:span text:style-name="apple-style-span"><text:span text:style-name="T2">जयॊ</text:span></text:span><text:span text:style-name="apple-style-span"><text:span text:style-name="T1"> </text:span></text:span><text:span text:style-name="apple-style-span"><text:span text:style-name="T2">भॊजः</text:span></text:span><text:span text:style-name="apple-style-span"><text:span text:style-name="T1"> </text:span></text:span><text:span text:style-name="apple-style-span"><text:span text:style-name="T2">सौमथत्ति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वीर्यवान</text:span></text:span><text:span text:style-name="T1"><text:line-break/></text:span><text:span text:style-name="apple-style-span"><text:span text:style-name="T1"> </text:span></text:span><text:span text:style-name="apple-style-span"><text:span text:style-name="T3">17</text:span></text:span><text:span text:style-name="apple-converted-space"><text:span text:style-name="T1"> </text:span></text:span><text:span text:style-name="apple-style-span"><text:span text:style-name="T2">महाचापानि</text:span></text:span><text:span text:style-name="apple-style-span"><text:span text:style-name="T1"> </text:span></text:span><text:span text:style-name="apple-style-span"><text:span text:style-name="T2">धुन्वन्तॊ</text:span></text:span><text:span text:style-name="apple-style-span"><text:span text:style-name="T1"> </text:span></text:span><text:span text:style-name="apple-style-span"><text:span text:style-name="T2">जलथा</text:span></text:span><text:span text:style-name="apple-style-span"><text:span text:style-name="T1"> </text:span></text:span><text:span text:style-name="apple-style-span"><text:span text:style-name="T2">इव</text:span></text:span><text:span text:style-name="apple-style-span"><text:span text:style-name="T1"> </text:span></text:span><text:span text:style-name="apple-style-span"><text:span text:style-name="T2">विथ्युत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आथथाना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नाराचान</text:span></text:span><text:span text:style-name="apple-style-span"><text:span text:style-name="T1"> </text:span></text:span><text:span text:style-name="apple-style-span"><text:span text:style-name="T2">निर्मुक्ताशीविषॊपमान</text:span></text:span><text:span text:style-name="T1"><text:line-break/></text:span><text:span text:style-name="apple-style-span"><text:span text:style-name="T1"> </text:span></text:span><text:span text:style-name="apple-style-span"><text:span text:style-name="T3">18</text:span></text:span><text:span text:style-name="apple-converted-space"><text:span text:style-name="T1"> </text:span></text:span><text:span text:style-name="apple-style-span"><text:span text:style-name="T2">अद</text:span></text:span><text:span text:style-name="apple-style-span"><text:span text:style-name="T1"> </text:span></text:span><text:span text:style-name="apple-style-span"><text:span text:style-name="T2">तान</text:span></text:span><text:span text:style-name="apple-style-span"><text:span text:style-name="T1"> </text:span></text:span><text:span text:style-name="apple-style-span"><text:span text:style-name="T2">थरौपथीपुत्राः</text:span></text:span><text:span text:style-name="apple-style-span"><text:span text:style-name="T1"> </text:span></text:span><text:span text:style-name="apple-style-span"><text:span text:style-name="T2">सौभथ्र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महारद</text:span></text:span><text:span text:style-name="T1"><text:line-break/></text:span><text:span text:style-name="apple-style-span"><text:span text:style-name="T1">     </text:span></text:span><text:span text:style-name="apple-style-span"><text:span text:style-name="T2">नकुलः</text:span></text:span><text:span text:style-name="apple-style-span"><text:span text:style-name="T1"> </text:span></text:span><text:span text:style-name="apple-style-span"><text:span text:style-name="T2">सहथेव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धृष्टथ्युम्नश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पार्षतः</text:span></text:span><text:span text:style-name="T1"><text:line-break/></text:span><text:span text:style-name="apple-style-span"><text:span text:style-name="T1"> </text:span></text:span><text:span text:style-name="apple-style-span"><text:span text:style-name="T3">19</text:span></text:span><text:span text:style-name="apple-converted-space"><text:span text:style-name="T1"> </text:span></text:span><text:span text:style-name="apple-style-span"><text:span text:style-name="T2">धार्तराष्ट्रान</text:span></text:span><text:span text:style-name="apple-style-span"><text:span text:style-name="T1"> </text:span></text:span><text:span text:style-name="apple-style-span"><text:span text:style-name="T2">परतिययुर</text:span></text:span><text:span text:style-name="apple-style-span"><text:span text:style-name="T1"> </text:span></text:span><text:span text:style-name="apple-style-span"><text:span text:style-name="T2">अर्थयन्तः</text:span></text:span><text:span text:style-name="apple-style-span"><text:span text:style-name="T1"> </text:span></text:span><text:span text:style-name="apple-style-span"><text:span text:style-name="T2">शितैः</text:span></text:span><text:span text:style-name="apple-style-span"><text:span text:style-name="T1"> </text:span></text:span><text:span text:style-name="apple-style-span"><text:span text:style-name="T2">शरै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वज्रैर</text:span></text:span><text:span text:style-name="apple-style-span"><text:span text:style-name="T1"> </text:span></text:span><text:span text:style-name="apple-style-span"><text:span text:style-name="T2">इव</text:span></text:span><text:span text:style-name="apple-style-span"><text:span text:style-name="T1"> </text:span></text:span><text:span text:style-name="apple-style-span"><text:span text:style-name="T2">महावेगैः</text:span></text:span><text:span text:style-name="apple-style-span"><text:span text:style-name="T1"> </text:span></text:span><text:span text:style-name="apple-style-span"><text:span text:style-name="T2">शिखराणि</text:span></text:span><text:span text:style-name="apple-style-span"><text:span text:style-name="T1"> </text:span></text:span><text:span text:style-name="apple-style-span"><text:span text:style-name="T2">धराभृताम</text:span></text:span><text:span text:style-name="T1"><text:line-break/></text:span><text:span text:style-name="apple-style-span"><text:span text:style-name="T1"> </text:span></text:span><text:span text:style-name="apple-style-span"><text:span text:style-name="T3">20</text:span></text:span><text:span text:style-name="apple-converted-space"><text:span text:style-name="T1"> </text:span></text:span><text:span text:style-name="apple-style-span"><text:span text:style-name="T2">तस्मिन</text:span></text:span><text:span text:style-name="apple-style-span"><text:span text:style-name="T1"> </text:span></text:span><text:span text:style-name="apple-style-span"><text:span text:style-name="T2">परदमसंमर्थे</text:span></text:span><text:span text:style-name="apple-style-span"><text:span text:style-name="T1"> </text:span></text:span><text:span text:style-name="apple-style-span"><text:span text:style-name="T2">भीम</text:span></text:span><text:span text:style-name="apple-style-span"><text:span text:style-name="T1"> </text:span></text:span><text:span text:style-name="apple-style-span"><text:span text:style-name="T2">जयातलनिस्वन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तावकानां</text:span></text:span><text:span text:style-name="apple-style-span"><text:span text:style-name="T1"> </text:span></text:span><text:span text:style-name="apple-style-span"><text:span text:style-name="T2">परेषां</text:span></text:span><text:span text:style-name="apple-style-span"><text:span text:style-name="T1"> </text:span></text:span><text:span text:style-name="apple-style-span"><text:span text:style-name="T2">च</text:span></text:span><text:span text:style-name="apple-style-span"><text:span text:style-name="T1"> </text:span></text:span><text:span text:style-name="apple-style-span"><text:span text:style-name="T2">नासीत</text:span></text:span><text:span text:style-name="apple-style-span"><text:span text:style-name="T1"> </text:span></text:span><text:span text:style-name="apple-style-span"><text:span text:style-name="T2">कश</text:span></text:span><text:span text:style-name="apple-style-span"><text:span text:style-name="T1"> </text:span></text:span><text:span text:style-name="apple-style-span"><text:span text:style-name="T2">चित</text:span></text:span><text:span text:style-name="apple-style-span"><text:span text:style-name="T1"> </text:span></text:span><text:span text:style-name="apple-style-span"><text:span text:style-name="T2">पराङ्मुखः</text:span></text:span><text:span text:style-name="T1"><text:line-break/></text:span><text:span text:style-name="apple-style-span"><text:span text:style-name="T1"> </text:span></text:span><text:span text:style-name="apple-style-span"><text:span text:style-name="T3">21</text:span></text:span><text:span text:style-name="apple-converted-space"><text:span text:style-name="T1"> </text:span></text:span><text:span text:style-name="apple-style-span"><text:span text:style-name="T2">लाघवं</text:span></text:span><text:span text:style-name="apple-style-span"><text:span text:style-name="T1"> </text:span></text:span><text:span text:style-name="apple-style-span"><text:span text:style-name="T2">थरॊणशिष्याणाम</text:span></text:span><text:span text:style-name="apple-style-span"><text:span text:style-name="T1"> </text:span></text:span><text:span text:style-name="apple-style-span"><text:span text:style-name="T2">अपश्यं</text:span></text:span><text:span text:style-name="apple-style-span"><text:span text:style-name="T1"> </text:span></text:span><text:span text:style-name="apple-style-span"><text:span text:style-name="T2">भरतर्षभ</text:span></text:span><text:span text:style-name="T1"><text:line-break/></text:span><text:span text:style-name="apple-style-span"><text:span text:style-name="T1">     </text:span></text:span><text:span text:style-name="apple-style-span"><text:span text:style-name="T2">निमित्तवेधिनां</text:span></text:span><text:span text:style-name="apple-style-span"><text:span text:style-name="T1"> </text:span></text:span><text:span text:style-name="apple-style-span"><text:span text:style-name="T2">राजञ</text:span></text:span><text:span text:style-name="apple-style-span"><text:span text:style-name="T1"> </text:span></text:span><text:span text:style-name="apple-style-span"><text:span text:style-name="T2">शरान</text:span></text:span><text:span text:style-name="apple-style-span"><text:span text:style-name="T1"> </text:span></text:span><text:span text:style-name="apple-style-span"><text:span text:style-name="T2">उत्सृजतां</text:span></text:span><text:span text:style-name="apple-style-span"><text:span text:style-name="T1"> </text:span></text:span><text:span text:style-name="apple-style-span"><text:span text:style-name="T2">भृशम</text:span></text:span><text:span text:style-name="T1"><text:line-break/></text:span><text:span text:style-name="apple-style-span"><text:span text:style-name="T1"> </text:span></text:span><text:span text:style-name="apple-style-span"><text:span text:style-name="T3">22</text:span></text:span><text:span text:style-name="apple-converted-space"><text:span text:style-name="T1"> </text:span></text:span><text:span text:style-name="apple-style-span"><text:span text:style-name="T2">नॊपशाम्यति</text:span></text:span><text:span text:style-name="apple-style-span"><text:span text:style-name="T1"> </text:span></text:span><text:span text:style-name="apple-style-span"><text:span text:style-name="T2">निर्घॊषॊ</text:span></text:span><text:span text:style-name="apple-style-span"><text:span text:style-name="T1"> </text:span></text:span><text:span text:style-name="apple-style-span"><text:span text:style-name="T2">धनुषां</text:span></text:span><text:span text:style-name="apple-style-span"><text:span text:style-name="T1"> </text:span></text:span><text:span text:style-name="apple-style-span"><text:span text:style-name="T2">कूजतां</text:span></text:span><text:span text:style-name="apple-style-span"><text:span text:style-name="T1"> </text:span></text:span><text:span text:style-name="apple-style-span"><text:span text:style-name="T2">तदा</text:span></text:span><text:span text:style-name="T1"><text:line-break/></text:span><text:span text:style-name="apple-style-span"><text:span text:style-name="T1">     </text:span></text:span><text:span text:style-name="apple-style-span"><text:span text:style-name="T2">विनिश्चेरुः</text:span></text:span><text:span text:style-name="apple-style-span"><text:span text:style-name="T1"> </text:span></text:span><text:span text:style-name="apple-style-span"><text:span text:style-name="T2">शरा</text:span></text:span><text:span text:style-name="apple-style-span"><text:span text:style-name="T1"> </text:span></text:span><text:span text:style-name="apple-style-span"><text:span text:style-name="T2">थीप्ता</text:span></text:span><text:span text:style-name="apple-style-span"><text:span text:style-name="T1"> </text:span></text:span><text:span text:style-name="apple-style-span"><text:span text:style-name="T2">जयॊतींषीव</text:span></text:span><text:span text:style-name="apple-style-span"><text:span text:style-name="T1"> </text:span></text:span><text:span text:style-name="apple-style-span"><text:span text:style-name="T2">नभस्तलात</text:span></text:span><text:span text:style-name="T1"><text:line-break/></text:span><text:span text:style-name="apple-style-span"><text:span text:style-name="T1"> </text:span></text:span><text:span text:style-name="apple-style-span"><text:span text:style-name="T3">23</text:span></text:span><text:span text:style-name="apple-converted-space"><text:span text:style-name="T1"> </text:span></text:span><text:span text:style-name="apple-style-span"><text:span text:style-name="T2">सर्वे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अन्ये</text:span></text:span><text:span text:style-name="apple-style-span"><text:span text:style-name="T1"> </text:span></text:span><text:span text:style-name="apple-style-span"><text:span text:style-name="T2">महीपालाः</text:span></text:span><text:span text:style-name="apple-style-span"><text:span text:style-name="T1"> </text:span></text:span><text:span text:style-name="apple-style-span"><text:span text:style-name="T2">परेक्षका</text:span></text:span><text:span text:style-name="apple-style-span"><text:span text:style-name="T1"> </text:span></text:span><text:span text:style-name="apple-style-span"><text:span text:style-name="T2">इव</text:span></text:span><text:span text:style-name="apple-style-span"><text:span text:style-name="T1"> </text:span></text:span><text:span text:style-name="apple-style-span"><text:span text:style-name="T2">भारत</text:span></text:span><text:span text:style-name="T1"><text:line-break/></text:span><text:span text:style-name="apple-style-span"><text:span text:style-name="T1">     </text:span></text:span><text:span text:style-name="apple-style-span"><text:span text:style-name="T2">थथृशुर</text:span></text:span><text:span text:style-name="apple-style-span"><text:span text:style-name="T1"> </text:span></text:span><text:span text:style-name="apple-style-span"><text:span text:style-name="T2">थर्शनीयं</text:span></text:span><text:span text:style-name="apple-style-span"><text:span text:style-name="T1"> </text:span></text:span><text:span text:style-name="apple-style-span"><text:span text:style-name="T2">तं</text:span></text:span><text:span text:style-name="apple-style-span"><text:span text:style-name="T1"> </text:span></text:span><text:span text:style-name="apple-style-span"><text:span text:style-name="T2">भीमं</text:span></text:span><text:span text:style-name="apple-style-span"><text:span text:style-name="T1"> </text:span></text:span><text:span text:style-name="apple-style-span"><text:span text:style-name="T2">जञातिसमागमम</text:span></text:span><text:span text:style-name="T1"><text:line-break/></text:span><text:span text:style-name="apple-style-span"><text:span text:style-name="T1"> </text:span></text:span><text:span text:style-name="apple-style-span"><text:span text:style-name="T3">24</text:span></text:span><text:span text:style-name="apple-converted-space"><text:span text:style-name="T1"> </text:span></text:span><text:span text:style-name="apple-style-span"><text:span text:style-name="T2">ततस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जातसंरम्भाः</text:span></text:span><text:span text:style-name="apple-style-span"><text:span text:style-name="T1"> </text:span></text:span><text:span text:style-name="apple-style-span"><text:span text:style-name="T2">परस्परकृतागस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न्यॊन्यस्पर्धया</text:span></text:span><text:span text:style-name="apple-style-span"><text:span text:style-name="T1"> </text:span></text:span><text:span text:style-name="apple-style-span"><text:span text:style-name="T2">राजन</text:span></text:span><text:span text:style-name="apple-style-span"><text:span text:style-name="T1"> </text:span></text:span><text:span text:style-name="apple-style-span"><text:span text:style-name="T2">वयायच्छन्त</text:span></text:span><text:span text:style-name="apple-style-span"><text:span text:style-name="T1"> </text:span></text:span><text:span text:style-name="apple-style-span"><text:span text:style-name="T2">महारदाः</text:span></text:span><text:span text:style-name="T1"><text:line-break/></text:span><text:span text:style-name="apple-style-span"><text:span text:style-name="T1"> </text:span></text:span><text:span text:style-name="apple-style-span"><text:span text:style-name="T3">25</text:span></text:span><text:span text:style-name="apple-converted-space"><text:span text:style-name="T1"> </text:span></text:span><text:span text:style-name="apple-style-span"><text:span text:style-name="T2">कुरुपाण्डवसेने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हस्त्यश्वरदसंकुले</text:span></text:span><text:span text:style-name="T1"><text:line-break/></text:span><text:soft-page-break/><text:span text:style-name="apple-style-span"><text:span text:style-name="T1">     </text:span></text:span><text:span text:style-name="apple-style-span"><text:span text:style-name="T2">शुशुभाते</text:span></text:span><text:span text:style-name="apple-style-span"><text:span text:style-name="T1"> </text:span></text:span><text:span text:style-name="apple-style-span"><text:span text:style-name="T2">रणे</text:span></text:span><text:span text:style-name="apple-style-span"><text:span text:style-name="T1"> </text:span></text:span><text:span text:style-name="apple-style-span"><text:span text:style-name="T2">ऽतीव</text:span></text:span><text:span text:style-name="apple-style-span"><text:span text:style-name="T1"> </text:span></text:span><text:span text:style-name="apple-style-span"><text:span text:style-name="T2">पटे</text:span></text:span><text:span text:style-name="apple-style-span"><text:span text:style-name="T1"> </text:span></text:span><text:span text:style-name="apple-style-span"><text:span text:style-name="T2">चित्रगते</text:span></text:span><text:span text:style-name="apple-style-span"><text:span text:style-name="T1"> </text:span></text:span><text:span text:style-name="apple-style-span"><text:span text:style-name="T2">इव</text:span></text:span><text:span text:style-name="T1"><text:line-break/></text:span><text:span text:style-name="apple-style-span"><text:span text:style-name="T1"> </text:span></text:span><text:span text:style-name="apple-style-span"><text:span text:style-name="T3">26</text:span></text:span><text:span text:style-name="apple-converted-space"><text:span text:style-name="T1"> </text:span></text:span><text:span text:style-name="apple-style-span"><text:span text:style-name="T2">ततस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पार्दिवाः</text:span></text:span><text:span text:style-name="apple-style-span"><text:span text:style-name="T1"> </text:span></text:span><text:span text:style-name="apple-style-span"><text:span text:style-name="T2">सर्वे</text:span></text:span><text:span text:style-name="apple-style-span"><text:span text:style-name="T1"> </text:span></text:span><text:span text:style-name="apple-style-span"><text:span text:style-name="T2">परगृहीतशरासना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सह</text:span></text:span><text:span text:style-name="apple-style-span"><text:span text:style-name="T1"> </text:span></text:span><text:span text:style-name="apple-style-span"><text:span text:style-name="T2">सैन्याः</text:span></text:span><text:span text:style-name="apple-style-span"><text:span text:style-name="T1"> </text:span></text:span><text:span text:style-name="apple-style-span"><text:span text:style-name="T2">समापेतुः</text:span></text:span><text:span text:style-name="apple-style-span"><text:span text:style-name="T1"> </text:span></text:span><text:span text:style-name="apple-style-span"><text:span text:style-name="T2">पुत्रस्य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शासनात</text:span></text:span><text:span text:style-name="T1"><text:line-break/></text:span><text:span text:style-name="apple-style-span"><text:span text:style-name="T1"> </text:span></text:span><text:span text:style-name="apple-style-span"><text:span text:style-name="T3">27</text:span></text:span><text:span text:style-name="apple-converted-space"><text:span text:style-name="T1"> </text:span></text:span><text:span text:style-name="apple-style-span"><text:span text:style-name="T2">युधिष्ठिरेण</text:span></text:span><text:span text:style-name="apple-style-span"><text:span text:style-name="T1"> </text:span></text:span><text:span text:style-name="apple-style-span"><text:span text:style-name="T2">चाथिष्टाः</text:span></text:span><text:span text:style-name="apple-style-span"><text:span text:style-name="T1"> </text:span></text:span><text:span text:style-name="apple-style-span"><text:span text:style-name="T2">पार्दिवास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सहस्रश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विनथन्तः</text:span></text:span><text:span text:style-name="apple-style-span"><text:span text:style-name="T1"> </text:span></text:span><text:span text:style-name="apple-style-span"><text:span text:style-name="T2">समापेतुः</text:span></text:span><text:span text:style-name="apple-style-span"><text:span text:style-name="T1"> </text:span></text:span><text:span text:style-name="apple-style-span"><text:span text:style-name="T2">पुत्रस्य</text:span></text:span><text:span text:style-name="apple-style-span"><text:span text:style-name="T1"> </text:span></text:span><text:span text:style-name="apple-style-span"><text:span text:style-name="T2">तव</text:span></text:span><text:span text:style-name="apple-style-span"><text:span text:style-name="T1"> </text:span></text:span><text:span text:style-name="apple-style-span"><text:span text:style-name="T2">वाहिनीम</text:span></text:span><text:span text:style-name="T1"><text:line-break/></text:span><text:span text:style-name="apple-style-span"><text:span text:style-name="T1"> </text:span></text:span><text:span text:style-name="apple-style-span"><text:span text:style-name="T3">28</text:span></text:span><text:span text:style-name="apple-converted-space"><text:span text:style-name="T1"> </text:span></text:span><text:span text:style-name="apple-style-span"><text:span text:style-name="T2">उभयॊः</text:span></text:span><text:span text:style-name="apple-style-span"><text:span text:style-name="T1"> </text:span></text:span><text:span text:style-name="apple-style-span"><text:span text:style-name="T2">सेनयॊस</text:span></text:span><text:span text:style-name="apple-style-span"><text:span text:style-name="T1"> </text:span></text:span><text:span text:style-name="apple-style-span"><text:span text:style-name="T2">तीव्रः</text:span></text:span><text:span text:style-name="apple-style-span"><text:span text:style-name="T1"> </text:span></text:span><text:span text:style-name="apple-style-span"><text:span text:style-name="T2">सैन्यानां</text:span></text:span><text:span text:style-name="apple-style-span"><text:span text:style-name="T1"> </text:span></text:span><text:span text:style-name="apple-style-span"><text:span text:style-name="T2">स</text:span></text:span><text:span text:style-name="apple-style-span"><text:span text:style-name="T1"> </text:span></text:span><text:span text:style-name="apple-style-span"><text:span text:style-name="T2">समागमः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न्तर</text:span></text:span><text:span text:style-name="apple-style-span"><text:span text:style-name="T1"> </text:span></text:span><text:span text:style-name="apple-style-span"><text:span text:style-name="T2">धीयत</text:span></text:span><text:span text:style-name="apple-style-span"><text:span text:style-name="T1"> </text:span></text:span><text:span text:style-name="apple-style-span"><text:span text:style-name="T2">चाथित्यः</text:span></text:span><text:span text:style-name="apple-style-span"><text:span text:style-name="T1"> </text:span></text:span><text:span text:style-name="apple-style-span"><text:span text:style-name="T2">सैन्येन</text:span></text:span><text:span text:style-name="apple-style-span"><text:span text:style-name="T1"> </text:span></text:span><text:span text:style-name="apple-style-span"><text:span text:style-name="T2">रजसावृतः</text:span></text:span><text:span text:style-name="T1"><text:line-break/></text:span><text:span text:style-name="apple-style-span"><text:span text:style-name="T1"> </text:span></text:span><text:span text:style-name="apple-style-span"><text:span text:style-name="T3">29</text:span></text:span><text:span text:style-name="apple-converted-space"><text:span text:style-name="T1"> </text:span></text:span><text:span text:style-name="apple-style-span"><text:span text:style-name="T2">परयुथ्धानां</text:span></text:span><text:span text:style-name="apple-style-span"><text:span text:style-name="T1"> </text:span></text:span><text:span text:style-name="apple-style-span"><text:span text:style-name="T2">परभग्नानां</text:span></text:span><text:span text:style-name="apple-style-span"><text:span text:style-name="T1"> </text:span></text:span><text:span text:style-name="apple-style-span"><text:span text:style-name="T2">पुनरावर्तताम</text:span></text:span><text:span text:style-name="apple-style-span"><text:span text:style-name="T1"> </text:span></text:span><text:span text:style-name="apple-style-span"><text:span text:style-name="T2">अपि</text:span></text:span><text:span text:style-name="T1"><text:line-break/></text:span><text:span text:style-name="apple-style-span"><text:span text:style-name="T1">     </text:span></text:span><text:span text:style-name="apple-style-span"><text:span text:style-name="T2">नात्र</text:span></text:span><text:span text:style-name="apple-style-span"><text:span text:style-name="T1"> </text:span></text:span><text:span text:style-name="apple-style-span"><text:span text:style-name="T2">सवेषां</text:span></text:span><text:span text:style-name="apple-style-span"><text:span text:style-name="T1"> </text:span></text:span><text:span text:style-name="apple-style-span"><text:span text:style-name="T2">परेषां</text:span></text:span><text:span text:style-name="apple-style-span"><text:span text:style-name="T1"> </text:span></text:span><text:span text:style-name="apple-style-span"><text:span text:style-name="T2">वा</text:span></text:span><text:span text:style-name="apple-style-span"><text:span text:style-name="T1"> </text:span></text:span><text:span text:style-name="apple-style-span"><text:span text:style-name="T2">विशेषः</text:span></text:span><text:span text:style-name="apple-style-span"><text:span text:style-name="T1"> </text:span></text:span><text:span text:style-name="apple-style-span"><text:span text:style-name="T2">समजायत</text:span></text:span><text:span text:style-name="T1"><text:line-break/></text:span><text:span text:style-name="apple-style-span"><text:span text:style-name="T1"> </text:span></text:span><text:span text:style-name="apple-style-span"><text:span text:style-name="T3">30</text:span></text:span><text:span text:style-name="apple-converted-space"><text:span text:style-name="T1"> </text:span></text:span><text:span text:style-name="apple-style-span"><text:span text:style-name="T2">तस्मिंस</text:span></text:span><text:span text:style-name="apple-style-span"><text:span text:style-name="T1"> </text:span></text:span><text:span text:style-name="apple-style-span"><text:span text:style-name="T2">तु</text:span></text:span><text:span text:style-name="apple-style-span"><text:span text:style-name="T1"> </text:span></text:span><text:span text:style-name="apple-style-span"><text:span text:style-name="T2">तुमुले</text:span></text:span><text:span text:style-name="apple-style-span"><text:span text:style-name="T1"> </text:span></text:span><text:span text:style-name="apple-style-span"><text:span text:style-name="T2">युथ्धे</text:span></text:span><text:span text:style-name="apple-style-span"><text:span text:style-name="T1"> </text:span></text:span><text:span text:style-name="apple-style-span"><text:span text:style-name="T2">वर्तमाने</text:span></text:span><text:span text:style-name="apple-style-span"><text:span text:style-name="T1"> </text:span></text:span><text:span text:style-name="apple-style-span"><text:span text:style-name="T2">महाभये</text:span></text:span><text:span text:style-name="T1"><text:line-break/></text:span><text:span text:style-name="apple-style-span"><text:span text:style-name="T1">     </text:span></text:span><text:span text:style-name="apple-style-span"><text:span text:style-name="T2">अति</text:span></text:span><text:span text:style-name="apple-style-span"><text:span text:style-name="T1"> </text:span></text:span><text:span text:style-name="apple-style-span"><text:span text:style-name="T2">सर्वाण्य</text:span></text:span><text:span text:style-name="apple-style-span"><text:span text:style-name="T1"> </text:span></text:span><text:span text:style-name="apple-style-span"><text:span text:style-name="T2">अनीकानि</text:span></text:span><text:span text:style-name="apple-style-span"><text:span text:style-name="T1"> </text:span></text:span><text:span text:style-name="apple-style-span"><text:span text:style-name="T2">पिता</text:span></text:span><text:span text:style-name="apple-style-span"><text:span text:style-name="T1"> </text:span></text:span><text:span text:style-name="apple-style-span"><text:span text:style-name="T2">ते</text:span></text:span><text:span text:style-name="apple-style-span"><text:span text:style-name="T1"> </text:span></text:span><text:span text:style-name="apple-style-span"><text:span text:style-name="T2">ऽभिव्यरॊचत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apple-style-span" style:family="text" style:parent-style-name="Default_20_Paragraph_20_Font"/>
    <style:style style:name="apple-converted-spac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धृतराष्ट्र उवाच धर्मक्षेत्रे कुरुक्षेत्रे समवेता युयुत्सवः मामकाः पाण्डवाश चैव किम अकुर्वत संजय</dc:title>
    <dc:subject/>
    <meta:keyword/>
    <dc:description/>
    <meta:initial-creator>Dev Bhattacharyya</meta:initial-creator>
    <meta:creation-date>2010-01-02T13:01:00</meta:creation-date>
    <dc:creator>Dev Bhattacharyya</dc:creator>
    <dc:date>2010-01-02T15:41:00</dc:date>
    <meta:editing-cycles>2</meta:editing-cycles>
    <meta:editing-duration>PT2H40M</meta:editing-duration>
    <meta:document-statistic meta:table-count="0" meta:image-count="0" meta:object-count="0" meta:page-count="49" meta:paragraph-count="20" meta:word-count="10831" meta:character-count="49424" meta:non-whitespace-character-count="32936"/>
    <meta:generator>LibreOffice/6.4.6.2$Linux_X86_64 LibreOffice_project/40$Build-2</meta:generator>
  </office:meta>
</office:document-meta>
</file>